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6000001691652B6E7.jpg"/>
  <manifest:file-entry manifest:media-type="" manifest:full-path="Pictures/"/>
  <manifest:file-entry manifest:media-type="" manifest:full-path="VersionList.xml"/>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FE0000007AFAE772FB.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Thorndale1" svg:font-family="Thorndale"/>
    <style:font-face style:name="Courier New2" svg:font-family="'Courier New'" style:font-family-generic="modern"/>
    <style:font-face style:name="TimesNewRomanPSMT" svg:font-family="TimesNewRomanPSMT" style:font-family-generic="roman"/>
    <style:font-face style:name="Courier New3"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Andale Sans UI" svg:font-family="'Andale Sans UI'" style:font-pitch="variable"/>
    <style:font-face style:name="Nimbus Sans L" svg:font-family="'Nimbus Sans L'" style:font-pitch="variable"/>
    <style:font-face style:name="Tahoma1" svg:font-family="Tahoma" style:font-pitch="variable"/>
    <style:font-face style:name="Thorndale" svg:font-family="Thorndale" style:font-family-generic="roman" style:font-pitch="variable"/>
    <style:font-face style:name="Thorndale2" svg:font-family="Thorndale" style:font-adornments="Regular"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Thorndale3" svg:font-family="Thorndale" style:font-family-generic="swiss" style:font-pitch="variable"/>
  </office:font-face-decls>
  <office:automatic-styles>
    <style:style style:name="Table1" style:family="table" style:master-page-name="Index">
      <style:table-properties style:width="169.97mm" fo:margin-left="0.11mm" fo:margin-right="-0.09mm" style:page-number="0" fo:break-before="auto" fo:break-after="auto" table:align="margins" style:may-break-between-rows="false"/>
    </style:style>
    <style:style style:name="Table1.A" style:family="table-column">
      <style:table-column-properties style:column-width="34.73mm" style:rel-column-width="13391*"/>
    </style:style>
    <style:style style:name="Table1.B" style:family="table-column">
      <style:table-column-properties style:column-width="21.93mm" style:rel-column-width="8453*"/>
    </style:style>
    <style:style style:name="Table1.C" style:family="table-column">
      <style:table-column-properties style:column-width="56.66mm" style:rel-column-width="21845*"/>
    </style:style>
    <style:style style:name="Table1.D" style:family="table-column">
      <style:table-column-properties style:column-width="14.38mm" style:rel-column-width="5542*"/>
    </style:style>
    <style:style style:name="Table1.E" style:family="table-column">
      <style:table-column-properties style:column-width="42.28mm" style:rel-column-width="16304*"/>
    </style:style>
    <style:style style:name="Table1.1" style:family="table-row">
      <style:table-row-properties style:min-row-height="58.54mm"/>
    </style:style>
    <style:style style:name="Table1.A1" style:family="table-cell">
      <style:table-cell-properties fo:background-color="transparent" fo:padding="0.97mm" fo:border="0.02mm solid #000000">
        <style:background-image/>
      </style:table-cell-properties>
    </style:style>
    <style:style style:name="Table1.A2" style:family="table-cell">
      <style:table-cell-properties fo:background-color="transparent" fo:padding="0.97mm" fo:border-left="0.02mm solid #000000" fo:border-right="none" fo:border-top="none" fo:border-bottom="0.02mm solid #000000">
        <style:background-image/>
      </style:table-cell-properties>
    </style:style>
    <style:style style:name="Table1.E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Table1.A7"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3" style:family="table">
      <style:table-properties style:width="169.99mm" fo:break-before="page" table:align="margins"/>
    </style:style>
    <style:style style:name="Table3.A" style:family="table-column">
      <style:table-column-properties style:column-width="20.85mm" style:rel-column-width="8039*"/>
    </style:style>
    <style:style style:name="Table3.B" style:family="table-column">
      <style:table-column-properties style:column-width="18.01mm" style:rel-column-width="6944*"/>
    </style:style>
    <style:style style:name="Table3.C" style:family="table-column">
      <style:table-column-properties style:column-width="82.74mm" style:rel-column-width="31900*"/>
    </style:style>
    <style:style style:name="Table3.D" style:family="table-column">
      <style:table-column-properties style:column-width="24.01mm" style:rel-column-width="9257*"/>
    </style:style>
    <style:style style:name="Table3.E" style:family="table-column">
      <style:table-column-properties style:column-width="24.38mm" style:rel-column-width="9395*"/>
    </style:style>
    <style:style style:name="Table3.A1" style:family="table-cell">
      <style:table-cell-properties fo:padding="0.97mm" fo:border-left="0.02mm solid #000000" fo:border-right="none" fo:border-top="0.35mm solid #000000" fo:border-bottom="0.02mm solid #000000"/>
    </style:style>
    <style:style style:name="Table3.E1" style:family="table-cell">
      <style:table-cell-properties fo:padding="0.97mm" fo:border-left="0.02mm solid #000000" fo:border-right="0.02mm solid #000000" fo:border-top="0.35mm solid #000000" fo:border-bottom="0.02mm solid #000000"/>
    </style:style>
    <style:style style:name="Table3.A2" style:family="table-cell">
      <style:table-cell-properties fo:padding="0.97mm" fo:border-left="0.02mm solid #000000" fo:border-right="none" fo:border-top="none" fo:border-bottom="0.02mm solid #000000"/>
    </style:style>
    <style:style style:name="Table3.E2" style:family="table-cell">
      <style:table-cell-properties fo:padding="0.97mm" fo:border-left="0.02mm solid #000000" fo:border-right="0.02mm solid #000000" fo:border-top="none" fo:border-bottom="0.02mm solid #000000"/>
    </style:style>
    <style:style style:name="Table3.A15" style:family="table-cell">
      <style:table-cell-properties fo:padding="0.97mm" fo:border-left="0.02mm solid #000000" fo:border-right="none" fo:border-top="none" fo:border-bottom="0.35mm solid #000000"/>
    </style:style>
    <style:style style:name="Table3.E15" style:family="table-cell">
      <style:table-cell-properties fo:padding="0.97mm" fo:border-left="0.02mm solid #000000" fo:border-right="0.02mm solid #000000" fo:border-top="none" fo:border-bottom="0.35mm solid #000000"/>
    </style:style>
    <style:style style:name="Table5" style:family="table">
      <style:table-properties style:width="169.99mm" table:align="margins"/>
    </style:style>
    <style:style style:name="Table5.A" style:family="table-column">
      <style:table-column-properties style:column-width="13.95mm" style:rel-column-width="5379*"/>
    </style:style>
    <style:style style:name="Table5.B" style:family="table-column">
      <style:table-column-properties style:column-width="29.46mm" style:rel-column-width="11357*"/>
    </style:style>
    <style:style style:name="Table5.C" style:family="table-column">
      <style:table-column-properties style:column-width="52.21mm" style:rel-column-width="20131*"/>
    </style:style>
    <style:style style:name="Table5.D" style:family="table-column">
      <style:table-column-properties style:column-width="74.37mm" style:rel-column-width="28668*"/>
    </style:style>
    <style:style style:name="Table5.A1" style:family="table-cell">
      <style:table-cell-properties fo:padding="0.97mm" fo:border-left="0.02mm solid #000000" fo:border-right="none" fo:border-top="0.35mm solid #000000" fo:border-bottom="0.02mm solid #000000"/>
    </style:style>
    <style:style style:name="Table5.D1" style:family="table-cell">
      <style:table-cell-properties fo:padding="0.97mm" fo:border-left="0.02mm solid #000000" fo:border-right="0.02mm solid #000000" fo:border-top="0.35mm solid #000000" fo:border-bottom="0.02mm solid #000000"/>
    </style:style>
    <style:style style:name="Table5.A2" style:family="table-cell">
      <style:table-cell-properties fo:padding="0.97mm" fo:border-left="0.02mm solid #000000" fo:border-right="none" fo:border-top="none" fo:border-bottom="0.02mm solid #000000"/>
    </style:style>
    <style:style style:name="Table5.D2" style:family="table-cell">
      <style:table-cell-properties fo:padding="0.97mm" fo:border-left="0.02mm solid #000000" fo:border-right="0.02mm solid #000000" fo:border-top="none" fo:border-bottom="0.02mm solid #000000"/>
    </style:style>
    <style:style style:name="Table5.A4" style:family="table-cell">
      <style:table-cell-properties fo:padding="0.97mm" fo:border-left="0.02mm solid #000000" fo:border-right="none" fo:border-top="none" fo:border-bottom="0.35mm solid #000000"/>
    </style:style>
    <style:style style:name="Table5.D4" style:family="table-cell">
      <style:table-cell-properties fo:padding="0.97mm" fo:border-left="0.02mm solid #000000" fo:border-right="0.02mm solid #000000" fo:border-top="none" fo:border-bottom="0.35mm solid #000000"/>
    </style:style>
    <style:style style:name="Table7" style:family="table">
      <style:table-properties style:width="160.51mm" fo:margin-left="9.45mm" fo:margin-right="0.02mm" table:align="margins" fo:keep-with-next="auto"/>
    </style:style>
    <style:style style:name="Table7.A" style:family="table-column">
      <style:table-column-properties style:column-width="40.25mm" style:rel-column-width="16432*"/>
    </style:style>
    <style:style style:name="Table7.B" style:family="table-column">
      <style:table-column-properties style:column-width="120.26mm" style:rel-column-width="49103*"/>
    </style:style>
    <style:style style:name="Table7.A1" style:family="table-cell">
      <style:table-cell-properties fo:padding="0.97mm" fo:border-left="0.02mm solid #000000" fo:border-right="none" fo:border-top="0.35mm solid #000000" fo:border-bottom="0.02mm solid #000000"/>
    </style:style>
    <style:style style:name="Table7.B1" style:family="table-cell">
      <style:table-cell-properties fo:padding="0.97mm" fo:border-left="0.02mm solid #000000" fo:border-right="0.02mm solid #000000" fo:border-top="0.35mm solid #000000" fo:border-bottom="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7.9" style:family="table-row">
      <style:table-row-properties style:min-row-height="5.84mm"/>
    </style:style>
    <style:style style:name="Table7.A14" style:family="table-cell">
      <style:table-cell-properties fo:padding="0.97mm" fo:border-left="0.02mm solid #000000" fo:border-right="none" fo:border-top="none" fo:border-bottom="none"/>
    </style:style>
    <style:style style:name="Table7.B14" style:family="table-cell">
      <style:table-cell-properties fo:padding="0.97mm" fo:border-left="0.02mm solid #000000" fo:border-right="0.02mm solid #000000" fo:border-top="none" fo:border-bottom="none"/>
    </style:style>
    <style:style style:name="Table7.A15" style:family="table-cell">
      <style:table-cell-properties fo:padding="0.97mm" fo:border-left="0.02mm solid #000000" fo:border-right="none" fo:border-top="none" fo:border-bottom="0.35mm solid #29166f"/>
    </style:style>
    <style:style style:name="Table7.B15" style:family="table-cell">
      <style:table-cell-properties fo:padding="0.97mm" fo:border-left="0.02mm solid #000000" fo:border-right="0.02mm solid #000000" fo:border-top="none" fo:border-bottom="0.35mm solid #29166f"/>
    </style:style>
    <style:style style:name="Table6" style:family="table">
      <style:table-properties style:width="160.51mm" fo:margin-left="9.45mm" fo:margin-right="0.02mm" table:align="margins" fo:keep-with-next="auto"/>
    </style:style>
    <style:style style:name="Table6.A" style:family="table-column">
      <style:table-column-properties style:column-width="12.36mm" style:rel-column-width="5050*"/>
    </style:style>
    <style:style style:name="Table6.B" style:family="table-column">
      <style:table-column-properties style:column-width="63.31mm" style:rel-column-width="25850*"/>
    </style:style>
    <style:style style:name="Table6.C" style:family="table-column">
      <style:table-column-properties style:column-width="54.17mm" style:rel-column-width="22118*"/>
    </style:style>
    <style:style style:name="Table6.D" style:family="table-column">
      <style:table-column-properties style:column-width="30.66mm" style:rel-column-width="12517*"/>
    </style:style>
    <style:style style:name="Table6.A1" style:family="table-cell">
      <style:table-cell-properties fo:padding="0.97mm" fo:border-left="0.02mm solid #000000" fo:border-right="none" fo:border-top="0.18mm solid #000000" fo:border-bottom="0.02mm solid #000000"/>
    </style:style>
    <style:style style:name="Table6.D1" style:family="table-cell">
      <style:table-cell-properties fo:padding="0.97mm" fo:border-left="0.02mm solid #000000" fo:border-right="0.02mm solid #000000" fo:border-top="0.18mm solid #000000" fo:border-bottom="0.02mm solid #000000"/>
    </style:style>
    <style:style style:name="Table6.A2" style:family="table-cell">
      <style:table-cell-properties fo:padding="0.97mm" fo:border-left="0.02mm solid #000000" fo:border-right="none" fo:border-top="none" fo:border-bottom="0.02mm solid #000000"/>
    </style:style>
    <style:style style:name="Table6.D2" style:family="table-cell">
      <style:table-cell-properties fo:padding="0.97mm" fo:border-left="0.02mm solid #000000" fo:border-right="0.02mm solid #000000" fo:border-top="none" fo:border-bottom="0.02mm solid #000000"/>
    </style:style>
    <style:style style:name="Table6.A21" style:family="table-cell">
      <style:table-cell-properties fo:padding="0.97mm" fo:border-left="0.02mm solid #000000" fo:border-right="none" fo:border-top="none" fo:border-bottom="0.18mm solid #333366"/>
    </style:style>
    <style:style style:name="Table6.D21" style:family="table-cell">
      <style:table-cell-properties fo:padding="0.97mm" fo:border-left="0.02mm solid #000000" fo:border-right="0.02mm solid #000000" fo:border-top="none" fo:border-bottom="0.18mm solid #333366"/>
    </style:style>
    <style:style style:name="Table83" style:family="table">
      <style:table-properties style:width="155.22mm" fo:margin-left="14.75mm" fo:margin-right="0.02mm" table:align="margins"/>
    </style:style>
    <style:style style:name="Table83.A" style:family="table-column">
      <style:table-column-properties style:column-width="29.63mm" style:rel-column-width="12510*"/>
    </style:style>
    <style:style style:name="Table83.B" style:family="table-column">
      <style:table-column-properties style:column-width="15.7mm" style:rel-column-width="6627*"/>
    </style:style>
    <style:style style:name="Table83.C" style:family="table-column">
      <style:table-column-properties style:column-width="14.64mm" style:rel-column-width="6181*"/>
    </style:style>
    <style:style style:name="Table83.D" style:family="table-column">
      <style:table-column-properties style:column-width="45.16mm" style:rel-column-width="19064*"/>
    </style:style>
    <style:style style:name="Table83.E" style:family="table-column">
      <style:table-column-properties style:column-width="50.09mm" style:rel-column-width="21153*"/>
    </style:style>
    <style:style style:name="Table83.A1" style:family="table-cell">
      <style:table-cell-properties fo:padding="0.97mm" fo:border-left="0.02mm solid #000000" fo:border-right="none" fo:border-top="0.35mm solid #333366" fo:border-bottom="0.02mm solid #000000"/>
    </style:style>
    <style:style style:name="Table83.E1" style:family="table-cell">
      <style:table-cell-properties fo:padding="0.97mm" fo:border-left="0.02mm solid #000000" fo:border-right="0.02mm solid #000000" fo:border-top="0.35mm solid #333366" fo:border-bottom="0.02mm solid #000000"/>
    </style:style>
    <style:style style:name="Table83.A2" style:family="table-cell">
      <style:table-cell-properties fo:padding="0.97mm" fo:border-left="0.02mm solid #000000" fo:border-right="none" fo:border-top="none" fo:border-bottom="0.02mm solid #000000"/>
    </style:style>
    <style:style style:name="Table83.E2" style:family="table-cell">
      <style:table-cell-properties fo:padding="0.97mm" fo:border-left="0.02mm solid #000000" fo:border-right="0.02mm solid #000000" fo:border-top="none" fo:border-bottom="0.02mm solid #000000"/>
    </style:style>
    <style:style style:name="Table83.A9" style:family="table-cell">
      <style:table-cell-properties fo:padding="0.97mm" fo:border-left="0.02mm solid #000000" fo:border-right="none" fo:border-top="none" fo:border-bottom="0.35mm solid #333366"/>
    </style:style>
    <style:style style:name="Table83.E9" style:family="table-cell">
      <style:table-cell-properties fo:padding="0.97mm" fo:border-left="0.02mm solid #000000" fo:border-right="0.02mm solid #000000" fo:border-top="none" fo:border-bottom="0.35mm solid #333366"/>
    </style:style>
    <style:style style:name="Table87" style:family="table">
      <style:table-properties style:width="154.78mm" fo:margin-left="14.75mm" fo:margin-right="0.46mm" table:align="margins"/>
    </style:style>
    <style:style style:name="Table87.A" style:family="table-column">
      <style:table-column-properties style:column-width="23.44mm" style:rel-column-width="9925*"/>
    </style:style>
    <style:style style:name="Table87.B" style:family="table-column">
      <style:table-column-properties style:column-width="16.05mm" style:rel-column-width="6796*"/>
    </style:style>
    <style:style style:name="Table87.C" style:family="table-column">
      <style:table-column-properties style:column-width="50.46mm" style:rel-column-width="21367*"/>
    </style:style>
    <style:style style:name="Table87.D" style:family="table-column">
      <style:table-column-properties style:column-width="64.82mm" style:rel-column-width="27447*"/>
    </style:style>
    <style:style style:name="Table87.A1" style:family="table-cell">
      <style:table-cell-properties fo:padding="0.97mm" fo:border-left="0.02mm solid #000000" fo:border-right="none" fo:border-top="0.35mm solid #333366" fo:border-bottom="0.02mm solid #000000"/>
    </style:style>
    <style:style style:name="Table87.D1" style:family="table-cell">
      <style:table-cell-properties fo:padding="0.97mm" fo:border-left="0.02mm solid #000000" fo:border-right="0.02mm solid #000000" fo:border-top="0.35mm solid #333366" fo:border-bottom="0.02mm solid #000000"/>
    </style:style>
    <style:style style:name="Table87.A2" style:family="table-cell">
      <style:table-cell-properties fo:padding="0.97mm" fo:border-left="0.02mm solid #000000" fo:border-right="none" fo:border-top="none" fo:border-bottom="0.02mm solid #000000"/>
    </style:style>
    <style:style style:name="Table87.D2" style:family="table-cell">
      <style:table-cell-properties fo:padding="0.97mm" fo:border-left="0.02mm solid #000000" fo:border-right="0.02mm solid #000000" fo:border-top="none" fo:border-bottom="0.02mm solid #000000"/>
    </style:style>
    <style:style style:name="Table87.D9.1" style:family="table-row">
      <style:table-row-properties style:min-row-height="12.49mm"/>
    </style:style>
    <style:style style:name="Table87.A10.2" style:family="table-row">
      <style:table-row-properties style:min-row-height="5.03mm"/>
    </style:style>
    <style:style style:name="Table87.A13.1" style:family="table-row">
      <style:table-row-properties style:min-row-height="9.07mm"/>
    </style:style>
    <style:style style:name="Table87.D13.1" style:family="table-row">
      <style:table-row-properties style:min-row-height="9.26mm"/>
    </style:style>
    <style:style style:name="Table87.A15.1" style:family="table-row">
      <style:table-row-properties style:min-row-height="0.85mm"/>
    </style:style>
    <style:style style:name="Table87.A15.2" style:family="table-row">
      <style:table-row-properties style:min-row-height="59.62mm"/>
    </style:style>
    <style:style style:name="Table87.A15.1.3" style:family="table-cell">
      <style:table-cell-properties fo:padding="0.97mm" fo:border-left="0.02mm solid #000000" fo:border-right="none" fo:border-top="none" fo:border-bottom="0.35mm solid #333366"/>
    </style:style>
    <style:style style:name="Table87.D15.1" style:family="table-row">
      <style:table-row-properties style:min-row-height="65.88mm"/>
    </style:style>
    <style:style style:name="Table87.D15.1.2" style:family="table-cell">
      <style:table-cell-properties fo:padding="0.97mm" fo:border-left="0.02mm solid #000000" fo:border-right="0.02mm solid #000000" fo:border-top="none" fo:border-bottom="0.35mm solid #333366"/>
    </style:style>
    <style:style style:name="Table134" style:family="table">
      <style:table-properties style:width="53.11mm" fo:margin-left="4.55mm" fo:margin-right="5.24mm" table:align="margins"/>
    </style:style>
    <style:style style:name="Table134.A" style:family="table-column">
      <style:table-column-properties style:column-width="13.99mm" style:rel-column-width="17259*"/>
    </style:style>
    <style:style style:name="Table134.B" style:family="table-column">
      <style:table-column-properties style:column-width="39.12mm" style:rel-column-width="48276*"/>
    </style:style>
    <style:style style:name="Table134.A1" style:family="table-cell">
      <style:table-cell-properties fo:padding="0.97mm" fo:border-left="0.02mm solid #000000" fo:border-right="none" fo:border-top="0.02mm solid #000000" fo:border-bottom="0.02mm solid #000000"/>
    </style:style>
    <style:style style:name="Table134.B1" style:family="table-cell">
      <style:table-cell-properties fo:padding="0.97mm" fo:border="0.02mm solid #000000"/>
    </style:style>
    <style:style style:name="Table134.A2" style:family="table-cell">
      <style:table-cell-properties fo:padding="0.97mm" fo:border-left="0.02mm solid #000000" fo:border-right="none" fo:border-top="none" fo:border-bottom="0.02mm solid #000000"/>
    </style:style>
    <style:style style:name="Table134.B2" style:family="table-cell">
      <style:table-cell-properties fo:padding="0.97mm" fo:border-left="0.02mm solid #000000" fo:border-right="0.02mm solid #000000" fo:border-top="none" fo:border-bottom="0.02mm solid #000000"/>
    </style:style>
    <style:style style:name="Table134.A3" style:family="table-cell" style:data-style-name="N0">
      <style:table-cell-properties fo:padding="0.97mm" fo:border-left="0.02mm solid #000000" fo:border-right="none" fo:border-top="none" fo:border-bottom="0.02mm solid #000000"/>
    </style:style>
    <style:style style:name="Table135" style:family="table">
      <style:table-properties style:width="54.05mm" fo:margin-left="4.55mm" fo:margin-right="4.3mm" table:align="margins"/>
    </style:style>
    <style:style style:name="Table135.A" style:family="table-column">
      <style:table-column-properties style:column-width="17.2mm" style:rel-column-width="20853*"/>
    </style:style>
    <style:style style:name="Table135.B" style:family="table-column">
      <style:table-column-properties style:column-width="36.85mm" style:rel-column-width="44682*"/>
    </style:style>
    <style:style style:name="Table135.A1" style:family="table-cell">
      <style:table-cell-properties fo:padding="0.97mm" fo:border-left="0.02mm solid #000000" fo:border-right="none" fo:border-top="0.02mm solid #000000" fo:border-bottom="0.02mm solid #000000"/>
    </style:style>
    <style:style style:name="Table135.B1" style:family="table-cell">
      <style:table-cell-properties fo:padding="0.97mm" fo:border="0.02mm solid #000000"/>
    </style:style>
    <style:style style:name="Table135.A2" style:family="table-cell">
      <style:table-cell-properties fo:padding="0.97mm" fo:border-left="0.02mm solid #000000" fo:border-right="none" fo:border-top="none" fo:border-bottom="0.02mm solid #000000"/>
    </style:style>
    <style:style style:name="Table135.B2" style:family="table-cell">
      <style:table-cell-properties fo:padding="0.97mm" fo:border-left="0.02mm solid #000000" fo:border-right="0.02mm solid #000000" fo:border-top="none" fo:border-bottom="0.02mm solid #000000"/>
    </style:style>
    <style:style style:name="Table135.A5" style:family="table-cell" style:data-style-name="N0">
      <style:table-cell-properties fo:padding="0.97mm" fo:border-left="0.02mm solid #000000" fo:border-right="none" fo:border-top="none" fo:border-bottom="0.02mm solid #000000"/>
    </style:style>
    <style:style style:name="Table136" style:family="table">
      <style:table-properties style:width="154.94mm" fo:margin-left="15.15mm" fo:margin-right="-0.11mm" table:align="margins"/>
    </style:style>
    <style:style style:name="Table136.A" style:family="table-column">
      <style:table-column-properties style:column-width="44.82mm" style:rel-column-width="18957*"/>
    </style:style>
    <style:style style:name="Table136.B" style:family="table-column">
      <style:table-column-properties style:column-width="110.12mm" style:rel-column-width="46578*"/>
    </style:style>
    <style:style style:name="Table136.A1" style:family="table-cell">
      <style:table-cell-properties fo:padding="0.97mm" fo:border-left="0.02mm solid #000000" fo:border-right="none" fo:border-top="0.35mm solid #000000" fo:border-bottom="0.35mm solid #000000"/>
    </style:style>
    <style:style style:name="Table136.B1.1" style:family="table-column">
      <style:table-column-properties style:column-width="14.53mm" style:rel-column-width="6147*"/>
    </style:style>
    <style:style style:name="Table136.B1.2" style:family="table-column">
      <style:table-column-properties style:column-width="10mm" style:rel-column-width="4230*"/>
    </style:style>
    <style:style style:name="Table136.B1.3" style:family="table-column">
      <style:table-column-properties style:column-width="57.7mm" style:rel-column-width="24404*"/>
    </style:style>
    <style:style style:name="Table136.B1.4" style:family="table-column">
      <style:table-column-properties style:column-width="27.89mm" style:rel-column-width="11797*"/>
    </style:style>
    <style:style style:name="Table136.B1.1.1" style:family="table-cell">
      <style:table-cell-properties fo:padding="0.97mm" fo:border-left="0.02mm solid #000000" fo:border-right="none" fo:border-top="0.35mm solid #000000" fo:border-bottom="0.02mm solid #000000"/>
    </style:style>
    <style:style style:name="Table136.B1.4.1" style:family="table-cell">
      <style:table-cell-properties fo:padding="0.97mm" fo:border-left="0.02mm solid #000000" fo:border-right="0.02mm solid #000000" fo:border-top="0.35mm solid #000000" fo:border-bottom="0.02mm solid #000000"/>
    </style:style>
    <style:style style:name="Table136.B1.1.2" style:family="table-cell">
      <style:table-cell-properties fo:padding="0.97mm" fo:border-left="0.02mm solid #000000" fo:border-right="none" fo:border-top="none" fo:border-bottom="0.02mm solid #000000"/>
    </style:style>
    <style:style style:name="Table136.B1.4.2" style:family="table-cell">
      <style:table-cell-properties fo:padding="0.97mm" fo:border-left="0.02mm solid #000000" fo:border-right="0.02mm solid #000000" fo:border-top="none" fo:border-bottom="0.02mm solid #000000"/>
    </style:style>
    <style:style style:name="Table136.B1.1.10" style:family="table-cell">
      <style:table-cell-properties fo:padding="0.97mm" fo:border-left="0.02mm solid #000000" fo:border-right="none" fo:border-top="none" fo:border-bottom="0.35mm solid #000000"/>
    </style:style>
    <style:style style:name="Table136.B1.4.10" style:family="table-cell">
      <style:table-cell-properties fo:padding="0.97mm" fo:border-left="0.02mm solid #000000" fo:border-right="0.02mm solid #000000" fo:border-top="none" fo:border-bottom="0.35mm solid #000000"/>
    </style:style>
    <style:style style:name="Table137" style:family="table">
      <style:table-properties style:width="155.03mm" table:align="right"/>
    </style:style>
    <style:style style:name="Table137.A" style:family="table-column">
      <style:table-column-properties style:column-width="12.19mm"/>
    </style:style>
    <style:style style:name="Table137.B" style:family="table-column">
      <style:table-column-properties style:column-width="12.82mm"/>
    </style:style>
    <style:style style:name="Table137.C" style:family="table-column">
      <style:table-column-properties style:column-width="30.92mm"/>
    </style:style>
    <style:style style:name="Table137.D" style:family="table-column">
      <style:table-column-properties style:column-width="53.71mm"/>
    </style:style>
    <style:style style:name="Table137.E" style:family="table-column">
      <style:table-column-properties style:column-width="45.38mm"/>
    </style:style>
    <style:style style:name="Table137.A1" style:family="table-cell">
      <style:table-cell-properties fo:padding="0.97mm" fo:border-left="0.02mm solid #000000" fo:border-right="none" fo:border-top="0.35mm solid #333366" fo:border-bottom="0.02mm solid #000000"/>
    </style:style>
    <style:style style:name="Table137.E1" style:family="table-cell">
      <style:table-cell-properties fo:padding="0.97mm" fo:border-left="0.02mm solid #000000" fo:border-right="0.02mm solid #000000" fo:border-top="0.35mm solid #333366" fo:border-bottom="0.02mm solid #000000"/>
    </style:style>
    <style:style style:name="Table137.A2.1.1" style:family="table-cell">
      <style:table-cell-properties fo:padding="0.97mm" fo:border-left="0.02mm solid #000000" fo:border-right="none" fo:border-top="none" fo:border-bottom="0.02mm solid #000000"/>
    </style:style>
    <style:style style:name="Table137.E2" style:family="table-cell">
      <style:table-cell-properties fo:padding="0.97mm" fo:border-left="0.02mm solid #000000" fo:border-right="0.02mm solid #000000" fo:border-top="none" fo:border-bottom="0.02mm solid #000000"/>
    </style:style>
    <style:style style:name="Table137.A3" style:family="table-cell">
      <style:table-cell-properties fo:padding="0.97mm" fo:border-left="0.02mm solid #000000" fo:border-right="none" fo:border-top="none" fo:border-bottom="0.35mm solid #333366"/>
    </style:style>
    <style:style style:name="Table137.E3" style:family="table-cell">
      <style:table-cell-properties fo:padding="0.97mm" fo:border-left="0.02mm solid #000000" fo:border-right="0.02mm solid #000000" fo:border-top="none" fo:border-bottom="0.35mm solid #333366"/>
    </style:style>
    <style:style style:name="Table81" style:family="table">
      <style:table-properties style:width="156.37mm" fo:margin-left="13.72mm" fo:margin-right="-0.11mm" table:align="margins"/>
    </style:style>
    <style:style style:name="Table81.A" style:family="table-column">
      <style:table-column-properties style:column-width="19.05mm" style:rel-column-width="7983*"/>
    </style:style>
    <style:style style:name="Table81.B" style:family="table-column">
      <style:table-column-properties style:column-width="16.4mm" style:rel-column-width="6875*"/>
    </style:style>
    <style:style style:name="Table81.C" style:family="table-column">
      <style:table-column-properties style:column-width="73.82mm" style:rel-column-width="30937*"/>
    </style:style>
    <style:style style:name="Table81.D" style:family="table-column">
      <style:table-column-properties style:column-width="47.1mm" style:rel-column-width="19740*"/>
    </style:style>
    <style:style style:name="Table81.A1" style:family="table-cell">
      <style:table-cell-properties fo:padding="0.97mm" fo:border-left="0.02mm solid #000000" fo:border-right="none" fo:border-top="0.35mm solid #333366" fo:border-bottom="0.02mm solid #000000"/>
    </style:style>
    <style:style style:name="Table81.D1" style:family="table-cell">
      <style:table-cell-properties fo:padding="0.97mm" fo:border-left="0.02mm solid #000000" fo:border-right="0.02mm solid #000000" fo:border-top="0.35mm solid #333366" fo:border-bottom="0.02mm solid #000000"/>
    </style:style>
    <style:style style:name="Table81.A2" style:family="table-cell">
      <style:table-cell-properties fo:padding="0.97mm" fo:border-left="0.02mm solid #000000" fo:border-right="none" fo:border-top="none" fo:border-bottom="0.02mm solid #000000"/>
    </style:style>
    <style:style style:name="Table81.D2" style:family="table-cell">
      <style:table-cell-properties fo:padding="0.97mm" fo:border-left="0.02mm solid #000000" fo:border-right="0.02mm solid #000000" fo:border-top="none" fo:border-bottom="0.02mm solid #000000"/>
    </style:style>
    <style:style style:name="Table81.A4" style:family="table-cell">
      <style:table-cell-properties fo:padding="0.97mm" fo:border-left="0.02mm solid #000000" fo:border-right="none" fo:border-top="none" fo:border-bottom="0.35mm solid #333366"/>
    </style:style>
    <style:style style:name="Table81.D4" style:family="table-cell">
      <style:table-cell-properties fo:padding="0.97mm" fo:border-left="0.02mm solid #000000" fo:border-right="0.02mm solid #000000" fo:border-top="none" fo:border-bottom="0.35mm solid #333366"/>
    </style:style>
    <style:style style:name="Table129" style:family="table">
      <style:table-properties style:width="118.96mm" fo:margin-left="32.7mm" fo:margin-right="18.33mm" table:align="margins"/>
    </style:style>
    <style:style style:name="Table129.A" style:family="table-column">
      <style:table-column-properties style:column-width="51.22mm" style:rel-column-width="28219*"/>
    </style:style>
    <style:style style:name="Table129.B" style:family="table-column">
      <style:table-column-properties style:column-width="67.73mm" style:rel-column-width="37316*"/>
    </style:style>
    <style:style style:name="Table129.A1" style:family="table-cell">
      <style:table-cell-properties fo:padding="0.97mm" fo:border-left="0.02mm solid #000000" fo:border-right="none" fo:border-top="0.35mm solid #333366" fo:border-bottom="0.02mm solid #000000"/>
    </style:style>
    <style:style style:name="Table129.B1" style:family="table-cell">
      <style:table-cell-properties fo:padding="0.97mm" fo:border-left="0.02mm solid #000000" fo:border-right="0.02mm solid #000000" fo:border-top="0.35mm solid #333366" fo:border-bottom="0.02mm solid #000000"/>
    </style:style>
    <style:style style:name="Table129.A2" style:family="table-cell">
      <style:table-cell-properties fo:padding="0.97mm" fo:border-left="0.02mm solid #000000" fo:border-right="none" fo:border-top="none" fo:border-bottom="0.02mm solid #000000"/>
    </style:style>
    <style:style style:name="Table129.B2" style:family="table-cell">
      <style:table-cell-properties fo:padding="0.97mm" fo:border-left="0.02mm solid #000000" fo:border-right="0.02mm solid #000000" fo:border-top="none" fo:border-bottom="0.02mm solid #000000"/>
    </style:style>
    <style:style style:name="Table129.4" style:family="table-row">
      <style:table-row-properties style:min-row-height="4.8mm"/>
    </style:style>
    <style:style style:name="Table129.A6" style:family="table-cell">
      <style:table-cell-properties fo:padding="0.97mm" fo:border-left="0.02mm solid #000000" fo:border-right="none" fo:border-top="none" fo:border-bottom="0.35mm solid #333366"/>
    </style:style>
    <style:style style:name="Table129.B6" style:family="table-cell">
      <style:table-cell-properties fo:padding="0.97mm" fo:border-left="0.02mm solid #000000" fo:border-right="0.02mm solid #000000" fo:border-top="none" fo:border-bottom="0.35mm solid #333366"/>
    </style:style>
    <style:style style:name="Table74" style:family="table">
      <style:table-properties style:width="140.42mm" fo:margin-left="15.35mm" fo:margin-right="14.22mm" table:align="margins"/>
    </style:style>
    <style:style style:name="Table74.A" style:family="table-column">
      <style:table-column-properties style:column-width="30.23mm" style:rel-column-width="14109*"/>
    </style:style>
    <style:style style:name="Table74.C" style:family="table-column">
      <style:table-column-properties style:column-width="9.26mm" style:rel-column-width="4321*"/>
    </style:style>
    <style:style style:name="Table74.D" style:family="table-column">
      <style:table-column-properties style:column-width="9.82mm" style:rel-column-width="4585*"/>
    </style:style>
    <style:style style:name="Table74.E" style:family="table-column">
      <style:table-column-properties style:column-width="30.43mm" style:rel-column-width="14200*"/>
    </style:style>
    <style:style style:name="Table74.F" style:family="table-column">
      <style:table-column-properties style:column-width="30.44mm" style:rel-column-width="14211*"/>
    </style:style>
    <style:style style:name="Table74.A1" style:family="table-cell">
      <style:table-cell-properties fo:padding="0.97mm" fo:border-left="0.02mm solid #000000" fo:border-right="none" fo:border-top="0.35mm solid #000000" fo:border-bottom="0.02mm solid #000000"/>
    </style:style>
    <style:style style:name="Table74.E1" style:family="table-cell">
      <style:table-cell-properties fo:padding="0.97mm" fo:border-left="0.02mm solid #000000" fo:border-right="0.02mm solid #000000" fo:border-top="0.35mm solid #000000" fo:border-bottom="0.02mm solid #000000"/>
    </style:style>
    <style:style style:name="Table74.A2" style:family="table-cell">
      <style:table-cell-properties fo:padding="0.97mm" fo:border-left="0.02mm solid #000000" fo:border-right="none" fo:border-top="none" fo:border-bottom="0.02mm solid #000000"/>
    </style:style>
    <style:style style:name="Table74.F2" style:family="table-cell">
      <style:table-cell-properties fo:padding="0.97mm" fo:border-left="0.02mm solid #000000" fo:border-right="0.02mm solid #000000" fo:border-top="none" fo:border-bottom="0.02mm solid #000000"/>
    </style:style>
    <style:style style:name="Table74.C3" style:family="table-cell" style:data-style-name="N0">
      <style:table-cell-properties fo:padding="0.97mm" fo:border-left="0.02mm solid #000000" fo:border-right="none" fo:border-top="none" fo:border-bottom="0.02mm solid #000000"/>
    </style:style>
    <style:style style:name="Table74.9" style:family="table-row">
      <style:table-row-properties style:min-row-height="5.17mm"/>
    </style:style>
    <style:style style:name="Table74.A34" style:family="table-cell">
      <style:table-cell-properties fo:padding="0.97mm" fo:border-left="0.02mm solid #000000" fo:border-right="none" fo:border-top="none" fo:border-bottom="0.35mm solid #000000"/>
    </style:style>
    <style:style style:name="Table74.C34" style:family="table-cell" style:data-style-name="N0">
      <style:table-cell-properties fo:padding="0.97mm" fo:border-left="0.02mm solid #000000" fo:border-right="none" fo:border-top="none" fo:border-bottom="0.35mm solid #000000"/>
    </style:style>
    <style:style style:name="Table74.F34" style:family="table-cell">
      <style:table-cell-properties fo:padding="0.97mm" fo:border-left="0.02mm solid #000000" fo:border-right="0.02mm solid #000000" fo:border-top="none" fo:border-bottom="0.35mm solid #000000"/>
    </style:style>
    <style:style style:name="Table133" style:family="table">
      <style:table-properties style:width="93.98mm" fo:margin-left="31.64mm" fo:margin-right="44.36mm" table:align="margins"/>
    </style:style>
    <style:style style:name="Table133.A" style:family="table-column">
      <style:table-column-properties style:column-width="20.74mm" style:rel-column-width="14464*"/>
    </style:style>
    <style:style style:name="Table133.B" style:family="table-column">
      <style:table-column-properties style:column-width="41.7mm" style:rel-column-width="29077*"/>
    </style:style>
    <style:style style:name="Table133.C" style:family="table-column">
      <style:table-column-properties style:column-width="31.54mm" style:rel-column-width="21994*"/>
    </style:style>
    <style:style style:name="Table133.A1" style:family="table-cell">
      <style:table-cell-properties fo:padding="0.97mm" fo:border-left="0.02mm solid #000000" fo:border-right="none" fo:border-top="0.35mm solid #333366" fo:border-bottom="0.02mm solid #000000"/>
    </style:style>
    <style:style style:name="Table133.C1" style:family="table-cell">
      <style:table-cell-properties fo:padding="0.97mm" fo:border-left="0.02mm solid #000000" fo:border-right="0.02mm solid #000000" fo:border-top="0.35mm solid #333366" fo:border-bottom="0.02mm solid #000000"/>
    </style:style>
    <style:style style:name="Table133.A2" style:family="table-cell">
      <style:table-cell-properties fo:padding="0.97mm" fo:border-left="0.02mm solid #000000" fo:border-right="none" fo:border-top="none" fo:border-bottom="0.02mm solid #000000"/>
    </style:style>
    <style:style style:name="Table133.C2" style:family="table-cell">
      <style:table-cell-properties fo:padding="0.97mm" fo:border-left="0.02mm solid #000000" fo:border-right="0.02mm solid #000000" fo:border-top="none" fo:border-bottom="0.02mm solid #000000"/>
    </style:style>
    <style:style style:name="Table133.A7" style:family="table-cell">
      <style:table-cell-properties fo:padding="0.97mm" fo:border-left="0.02mm solid #000000" fo:border-right="none" fo:border-top="none" fo:border-bottom="0.35mm solid #333366"/>
    </style:style>
    <style:style style:name="Table133.C7" style:family="table-cell">
      <style:table-cell-properties fo:padding="0.97mm" fo:border-left="0.02mm solid #000000" fo:border-right="0.02mm solid #000000" fo:border-top="none" fo:border-bottom="0.35mm solid #333366"/>
    </style:style>
    <style:style style:name="Table127" style:family="table">
      <style:table-properties style:width="156.21mm" fo:margin-left="13.86mm" fo:margin-right="-0.09mm" table:align="margins"/>
    </style:style>
    <style:style style:name="Table127.A" style:family="table-column">
      <style:table-column-properties style:column-width="27.52mm" style:rel-column-width="11544*"/>
    </style:style>
    <style:style style:name="Table127.B" style:family="table-column">
      <style:table-column-properties style:column-width="15.88mm" style:rel-column-width="6660*"/>
    </style:style>
    <style:style style:name="Table127.C" style:family="table-column">
      <style:table-column-properties style:column-width="38.74mm" style:rel-column-width="16250*"/>
    </style:style>
    <style:style style:name="Table127.D" style:family="table-column">
      <style:table-column-properties style:column-width="74.08mm" style:rel-column-width="31081*"/>
    </style:style>
    <style:style style:name="Table127.A1" style:family="table-cell">
      <style:table-cell-properties fo:padding="0.97mm" fo:border-left="0.02mm solid #000000" fo:border-right="none" fo:border-top="0.35mm solid #333366" fo:border-bottom="0.02mm solid #000000"/>
    </style:style>
    <style:style style:name="Table127.D1" style:family="table-cell">
      <style:table-cell-properties fo:padding="0.97mm" fo:border-left="0.02mm solid #000000" fo:border-right="0.02mm solid #000000" fo:border-top="0.35mm solid #333366" fo:border-bottom="0.02mm solid #000000"/>
    </style:style>
    <style:style style:name="Table127.A2" style:family="table-cell">
      <style:table-cell-properties fo:padding="0.97mm" fo:border-left="0.02mm solid #000000" fo:border-right="none" fo:border-top="none" fo:border-bottom="0.02mm solid #000000"/>
    </style:style>
    <style:style style:name="Table127.D2" style:family="table-cell">
      <style:table-cell-properties fo:padding="0.97mm" fo:border-left="0.02mm solid #000000" fo:border-right="0.02mm solid #000000" fo:border-top="none" fo:border-bottom="0.02mm solid #000000"/>
    </style:style>
    <style:style style:name="Table127.A6" style:family="table-cell">
      <style:table-cell-properties fo:padding="0.97mm" fo:border-left="0.02mm solid #000000" fo:border-right="none" fo:border-top="none" fo:border-bottom="0.35mm solid #333366"/>
    </style:style>
    <style:style style:name="Table127.D6" style:family="table-cell">
      <style:table-cell-properties fo:padding="0.97mm" fo:border-left="0.02mm solid #000000" fo:border-right="0.02mm solid #000000" fo:border-top="none" fo:border-bottom="0.35mm solid #333366"/>
    </style:style>
    <style:style style:name="Table128" style:family="table">
      <style:table-properties style:width="156.21mm" fo:margin-left="13.86mm" fo:margin-right="-0.09mm" table:align="margins"/>
    </style:style>
    <style:style style:name="Table128.A" style:family="table-column">
      <style:table-column-properties style:column-width="27.52mm" style:rel-column-width="11544*"/>
    </style:style>
    <style:style style:name="Table128.B" style:family="table-column">
      <style:table-column-properties style:column-width="15.88mm" style:rel-column-width="6660*"/>
    </style:style>
    <style:style style:name="Table128.C" style:family="table-column">
      <style:table-column-properties style:column-width="38.74mm" style:rel-column-width="16250*"/>
    </style:style>
    <style:style style:name="Table128.D" style:family="table-column">
      <style:table-column-properties style:column-width="74.08mm" style:rel-column-width="31081*"/>
    </style:style>
    <style:style style:name="Table128.A1" style:family="table-cell">
      <style:table-cell-properties fo:padding="0.97mm" fo:border-left="0.02mm solid #000000" fo:border-right="none" fo:border-top="0.35mm solid #000000" fo:border-bottom="0.02mm solid #000000"/>
    </style:style>
    <style:style style:name="Table128.D1" style:family="table-cell">
      <style:table-cell-properties fo:padding="0.97mm" fo:border-left="0.02mm solid #000000" fo:border-right="0.02mm solid #000000" fo:border-top="0.35mm solid #000000" fo:border-bottom="0.02mm solid #000000"/>
    </style:style>
    <style:style style:name="Table128.A2" style:family="table-cell">
      <style:table-cell-properties fo:padding="0.97mm" fo:border-left="0.02mm solid #000000" fo:border-right="none" fo:border-top="none" fo:border-bottom="0.02mm solid #000000"/>
    </style:style>
    <style:style style:name="Table128.D2" style:family="table-cell">
      <style:table-cell-properties fo:padding="0.97mm" fo:border-left="0.02mm solid #000000" fo:border-right="0.02mm solid #000000" fo:border-top="none" fo:border-bottom="0.02mm solid #000000"/>
    </style:style>
    <style:style style:name="Table128.A5" style:family="table-cell">
      <style:table-cell-properties fo:padding="0.97mm" fo:border-left="0.02mm solid #000000" fo:border-right="none" fo:border-top="none" fo:border-bottom="0.35mm solid #333366"/>
    </style:style>
    <style:style style:name="Table128.D5" style:family="table-cell">
      <style:table-cell-properties fo:padding="0.97mm" fo:border-left="0.02mm solid #000000" fo:border-right="0.02mm solid #000000" fo:border-top="none" fo:border-bottom="0.35mm solid #333366"/>
    </style:style>
    <style:style style:name="Table132" style:family="table">
      <style:table-properties style:width="104.99mm" fo:margin-left="31.64mm" fo:margin-right="33.36mm" table:align="margins"/>
    </style:style>
    <style:style style:name="Table132.A" style:family="table-column">
      <style:table-column-properties style:column-width="25.19mm" style:rel-column-width="15723*"/>
    </style:style>
    <style:style style:name="Table132.B" style:family="table-column">
      <style:table-column-properties style:column-width="24.55mm" style:rel-column-width="15326*"/>
    </style:style>
    <style:style style:name="Table132.C" style:family="table-column">
      <style:table-column-properties style:column-width="55.25mm" style:rel-column-width="34486*"/>
    </style:style>
    <style:style style:name="Table132.A1" style:family="table-cell">
      <style:table-cell-properties fo:padding="0.97mm" fo:border-left="0.02mm solid #000000" fo:border-right="none" fo:border-top="0.35mm solid #333366" fo:border-bottom="0.02mm solid #000000"/>
    </style:style>
    <style:style style:name="Table132.C1" style:family="table-cell">
      <style:table-cell-properties fo:padding="0.97mm" fo:border-left="0.02mm solid #000000" fo:border-right="0.02mm solid #000000" fo:border-top="0.35mm solid #333366" fo:border-bottom="0.02mm solid #000000"/>
    </style:style>
    <style:style style:name="Table132.A2" style:family="table-cell">
      <style:table-cell-properties fo:padding="0.97mm" fo:border-left="0.02mm solid #000000" fo:border-right="none" fo:border-top="none" fo:border-bottom="0.02mm solid #000000"/>
    </style:style>
    <style:style style:name="Table132.C2" style:family="table-cell">
      <style:table-cell-properties fo:padding="0.97mm" fo:border-left="0.02mm solid #000000" fo:border-right="0.02mm solid #000000" fo:border-top="none" fo:border-bottom="0.02mm solid #000000"/>
    </style:style>
    <style:style style:name="Table132.A4" style:family="table-cell">
      <style:table-cell-properties fo:padding="0.97mm" fo:border-left="0.02mm solid #000000" fo:border-right="none" fo:border-top="none" fo:border-bottom="0.35mm solid #333366"/>
    </style:style>
    <style:style style:name="Table132.C4" style:family="table-cell">
      <style:table-cell-properties fo:padding="0.97mm" fo:border-left="0.02mm solid #000000" fo:border-right="0.02mm solid #000000" fo:border-top="none" fo:border-bottom="0.35mm solid #333366"/>
    </style:style>
    <style:style style:name="Table79" style:family="table">
      <style:table-properties style:width="140.42mm" fo:margin-left="15.35mm" fo:margin-right="14.22mm" table:align="margins"/>
    </style:style>
    <style:style style:name="Table79.A" style:family="table-column">
      <style:table-column-properties style:column-width="60.48mm" style:rel-column-width="28227*"/>
    </style:style>
    <style:style style:name="Table79.B" style:family="table-column">
      <style:table-column-properties style:column-width="9.26mm" style:rel-column-width="4321*"/>
    </style:style>
    <style:style style:name="Table79.C" style:family="table-column">
      <style:table-column-properties style:column-width="9.82mm" style:rel-column-width="4585*"/>
    </style:style>
    <style:style style:name="Table79.D" style:family="table-column">
      <style:table-column-properties style:column-width="60.85mm" style:rel-column-width="28402*"/>
    </style:style>
    <style:style style:name="Table79.A1" style:family="table-cell">
      <style:table-cell-properties fo:padding="0.97mm" fo:border-left="0.02mm solid #000000" fo:border-right="none" fo:border-top="0.35mm solid #333366" fo:border-bottom="0.02mm solid #000000"/>
    </style:style>
    <style:style style:name="Table79.D1" style:family="table-cell">
      <style:table-cell-properties fo:padding="0.97mm" fo:border-left="0.02mm solid #000000" fo:border-right="0.02mm solid #000000" fo:border-top="0.35mm solid #333366" fo:border-bottom="0.02mm solid #000000"/>
    </style:style>
    <style:style style:name="Table79.A2" style:family="table-cell">
      <style:table-cell-properties fo:padding="0.97mm" fo:border-left="0.02mm solid #000000" fo:border-right="none" fo:border-top="none" fo:border-bottom="0.02mm solid #000000"/>
    </style:style>
    <style:style style:name="Table79.B2" style:family="table-cell" style:data-style-name="N0">
      <style:table-cell-properties fo:padding="0.97mm" fo:border-left="0.02mm solid #000000" fo:border-right="none" fo:border-top="none" fo:border-bottom="0.02mm solid #000000"/>
    </style:style>
    <style:style style:name="Table79.D2" style:family="table-cell">
      <style:table-cell-properties fo:padding="0.97mm" fo:border-left="0.02mm solid #000000" fo:border-right="0.02mm solid #000000" fo:border-top="none" fo:border-bottom="0.02mm solid #000000"/>
    </style:style>
    <style:style style:name="Table79.A8" style:family="table-cell">
      <style:table-cell-properties fo:padding="0.97mm" fo:border-left="0.02mm solid #000000" fo:border-right="none" fo:border-top="none" fo:border-bottom="0.35mm solid #333366"/>
    </style:style>
    <style:style style:name="Table79.B8" style:family="table-cell" style:data-style-name="N0">
      <style:table-cell-properties fo:padding="0.97mm" fo:border-left="0.02mm solid #000000" fo:border-right="none" fo:border-top="none" fo:border-bottom="0.35mm solid #333366"/>
    </style:style>
    <style:style style:name="Table79.D8" style:family="table-cell">
      <style:table-cell-properties fo:padding="0.97mm" fo:border-left="0.02mm solid #000000" fo:border-right="0.02mm solid #000000" fo:border-top="none" fo:border-bottom="0.35mm solid #333366"/>
    </style:style>
    <style:style style:name="Table140" style:family="table">
      <style:table-properties style:width="160.53mm" fo:margin-left="9.44mm" fo:margin-right="0.02mm" table:align="margins" fo:keep-with-next="always"/>
    </style:style>
    <style:style style:name="Table140.A" style:family="table-column">
      <style:table-column-properties style:column-width="36.51mm" style:rel-column-width="14905*"/>
    </style:style>
    <style:style style:name="Table140.B" style:family="table-column">
      <style:table-column-properties style:column-width="38.95mm" style:rel-column-width="15899*"/>
    </style:style>
    <style:style style:name="Table140.C" style:family="table-column">
      <style:table-column-properties style:column-width="26.46mm" style:rel-column-width="10801*"/>
    </style:style>
    <style:style style:name="Table140.D" style:family="table-column">
      <style:table-column-properties style:column-width="58.61mm" style:rel-column-width="23930*"/>
    </style:style>
    <style:style style:name="Table140.A1" style:family="table-cell">
      <style:table-cell-properties fo:padding="0.97mm" fo:border-left="0.02mm solid #000000" fo:border-right="none" fo:border-top="0.35mm solid #333366" fo:border-bottom="0.02mm solid #000000"/>
    </style:style>
    <style:style style:name="Table140.D1" style:family="table-cell">
      <style:table-cell-properties fo:padding="0.97mm" fo:border-left="0.02mm solid #000000" fo:border-right="0.02mm solid #000000" fo:border-top="0.35mm solid #333366" fo:border-bottom="0.02mm solid #000000"/>
    </style:style>
    <style:style style:name="Table140.A2" style:family="table-cell">
      <style:table-cell-properties fo:padding="0.97mm" fo:border-left="0.02mm solid #000000" fo:border-right="none" fo:border-top="none" fo:border-bottom="0.02mm solid #000000"/>
    </style:style>
    <style:style style:name="Table140.D2" style:family="table-cell">
      <style:table-cell-properties fo:padding="0.97mm" fo:border-left="0.02mm solid #000000" fo:border-right="0.02mm solid #000000" fo:border-top="none" fo:border-bottom="0.02mm solid #000000"/>
    </style:style>
    <style:style style:name="Table140.A5" style:family="table-cell">
      <style:table-cell-properties fo:padding="0.97mm" fo:border-left="0.02mm solid #000000" fo:border-right="none" fo:border-top="none" fo:border-bottom="0.35mm solid #333366"/>
    </style:style>
    <style:style style:name="Table140.D5" style:family="table-cell">
      <style:table-cell-properties fo:padding="0.97mm" fo:border-left="0.02mm solid #000000" fo:border-right="0.02mm solid #000000" fo:border-top="none" fo:border-bottom="0.35mm solid #333366"/>
    </style:style>
    <style:style style:name="Table138" style:family="table">
      <style:table-properties style:width="156.88mm" fo:margin-left="9.63mm" fo:margin-right="3.47mm" table:align="margins" fo:keep-with-next="always"/>
    </style:style>
    <style:style style:name="Table138.A" style:family="table-column">
      <style:table-column-properties style:column-width="36.9mm" style:rel-column-width="15414*"/>
    </style:style>
    <style:style style:name="Table138.B" style:family="table-column">
      <style:table-column-properties style:column-width="20.11mm" style:rel-column-width="8400*"/>
    </style:style>
    <style:style style:name="Table138.C" style:family="table-column">
      <style:table-column-properties style:column-width="8.94mm" style:rel-column-width="3735*"/>
    </style:style>
    <style:style style:name="Table138.D" style:family="table-column">
      <style:table-column-properties style:column-width="57.03mm" style:rel-column-width="23822*"/>
    </style:style>
    <style:style style:name="Table138.E" style:family="table-column">
      <style:table-column-properties style:column-width="33.9mm" style:rel-column-width="14164*"/>
    </style:style>
    <style:style style:name="Table138.A1" style:family="table-cell">
      <style:table-cell-properties fo:padding="0.97mm" fo:border-left="0.02mm solid #000000" fo:border-right="0.02mm solid #000000" fo:border-top="0.35mm solid #333366" fo:border-bottom="0.02mm solid #000000"/>
    </style:style>
    <style:style style:name="Table138.A2" style:family="table-cell">
      <style:table-cell-properties fo:padding="0.97mm" fo:border-left="0.02mm solid #000000" fo:border-right="none" fo:border-top="none" fo:border-bottom="0.02mm solid #000000"/>
    </style:style>
    <style:style style:name="Table138.E2" style:family="table-cell">
      <style:table-cell-properties fo:padding="0.97mm" fo:border-left="0.02mm solid #000000" fo:border-right="0.02mm solid #000000" fo:border-top="none" fo:border-bottom="0.02mm solid #000000"/>
    </style:style>
    <style:style style:name="Table138.A3.1" style:family="table-column">
      <style:table-column-properties style:column-width="36.88mm" style:rel-column-width="15406*"/>
    </style:style>
    <style:style style:name="Table138.A3.2" style:family="table-column">
      <style:table-column-properties style:column-width="20.11mm" style:rel-column-width="8399*"/>
    </style:style>
    <style:style style:name="Table138.A3.3" style:family="table-column">
      <style:table-column-properties style:column-width="8.96mm" style:rel-column-width="3744*"/>
    </style:style>
    <style:style style:name="Table138.A12" style:family="table-cell">
      <style:table-cell-properties fo:padding="0.97mm" fo:border-left="0.02mm solid #000000" fo:border-right="none" fo:border-top="none" fo:border-bottom="0.35mm solid #000080"/>
    </style:style>
    <style:style style:name="Table138.E12" style:family="table-cell">
      <style:table-cell-properties fo:padding="0.97mm" fo:border-left="0.02mm solid #000000" fo:border-right="0.02mm solid #000000" fo:border-top="none" fo:border-bottom="0.35mm solid #000080"/>
    </style:style>
    <style:style style:name="Table101" style:family="table">
      <style:table-properties style:width="138.2mm" fo:margin-left="22.42mm" fo:margin-right="9.37mm" table:align="margins"/>
    </style:style>
    <style:style style:name="Table101.A" style:family="table-column">
      <style:table-column-properties style:column-width="29.53mm" style:rel-column-width="14001*"/>
    </style:style>
    <style:style style:name="Table101.B" style:family="table-column">
      <style:table-column-properties style:column-width="40.66mm" style:rel-column-width="19279*"/>
    </style:style>
    <style:style style:name="Table101.C" style:family="table-column">
      <style:table-column-properties style:column-width="68.02mm" style:rel-column-width="32255*"/>
    </style:style>
    <style:style style:name="Table101.A1" style:family="table-cell">
      <style:table-cell-properties fo:padding="0.97mm" fo:border-left="0.02mm solid #000000" fo:border-right="none" fo:border-top="0.35mm solid #333366" fo:border-bottom="0.02mm solid #000000"/>
    </style:style>
    <style:style style:name="Table101.C1" style:family="table-cell">
      <style:table-cell-properties fo:padding="0.97mm" fo:border-left="0.02mm solid #000000" fo:border-right="0.02mm solid #000000" fo:border-top="0.35mm solid #333366" fo:border-bottom="0.02mm solid #000000"/>
    </style:style>
    <style:style style:name="Table101.A2" style:family="table-cell">
      <style:table-cell-properties fo:padding="0.97mm" fo:border-left="0.02mm solid #000000" fo:border-right="none" fo:border-top="none" fo:border-bottom="0.02mm solid #000000"/>
    </style:style>
    <style:style style:name="Table101.C2" style:family="table-cell">
      <style:table-cell-properties fo:padding="0.97mm" fo:border-left="0.02mm solid #000000" fo:border-right="0.02mm solid #000000" fo:border-top="none" fo:border-bottom="0.02mm solid #000000"/>
    </style:style>
    <style:style style:name="Table101.A5" style:family="table-cell">
      <style:table-cell-properties fo:padding="0.97mm" fo:border-left="0.02mm solid #000000" fo:border-right="none" fo:border-top="none" fo:border-bottom="0.35mm solid #333366"/>
    </style:style>
    <style:style style:name="Table101.C5" style:family="table-cell">
      <style:table-cell-properties fo:padding="0.97mm" fo:border-left="0.02mm solid #000000" fo:border-right="0.02mm solid #000000" fo:border-top="none" fo:border-bottom="0.35mm solid #333366"/>
    </style:style>
    <style:style style:name="Table82" style:family="table">
      <style:table-properties style:width="127.04mm" fo:margin-left="22.21mm" fo:margin-right="20.74mm" table:align="margins" fo:keep-with-next="auto"/>
    </style:style>
    <style:style style:name="Table82.A" style:family="table-column">
      <style:table-column-properties style:column-width="27.55mm" style:rel-column-width="14213*"/>
    </style:style>
    <style:style style:name="Table82.B" style:family="table-column">
      <style:table-column-properties style:column-width="53.13mm" style:rel-column-width="27407*"/>
    </style:style>
    <style:style style:name="Table82.C" style:family="table-column">
      <style:table-column-properties style:column-width="46.36mm" style:rel-column-width="23915*"/>
    </style:style>
    <style:style style:name="Table82.1" style:family="table-row">
      <style:table-row-properties style:keep-together="false" fo:keep-together="always"/>
    </style:style>
    <style:style style:name="Table82.A1" style:family="table-cell">
      <style:table-cell-properties fo:padding="0.97mm" fo:border-left="0.02mm solid #000000" fo:border-right="none" fo:border-top="0.35mm solid #333366" fo:border-bottom="0.02mm solid #000000"/>
    </style:style>
    <style:style style:name="Table82.C1" style:family="table-cell">
      <style:table-cell-properties fo:padding="0.97mm" fo:border-left="0.02mm solid #000000" fo:border-right="0.02mm solid #000000" fo:border-top="0.35mm solid #333366" fo:border-bottom="0.02mm solid #000000"/>
    </style:style>
    <style:style style:name="Table82.A2" style:family="table-cell">
      <style:table-cell-properties fo:padding="0.97mm" fo:border-left="0.02mm solid #000000" fo:border-right="none" fo:border-top="none" fo:border-bottom="0.02mm solid #000000"/>
    </style:style>
    <style:style style:name="Table82.C2" style:family="table-cell">
      <style:table-cell-properties fo:padding="0.97mm" fo:border-left="0.02mm solid #000000" fo:border-right="0.02mm solid #000000" fo:border-top="none" fo:border-bottom="0.02mm solid #000000"/>
    </style:style>
    <style:style style:name="Table82.5" style:family="table-row">
      <style:table-row-properties style:min-row-height="4.55mm" style:keep-together="false" fo:keep-together="always"/>
    </style:style>
    <style:style style:name="Table82.A17" style:family="table-cell">
      <style:table-cell-properties fo:padding="0.97mm" fo:border-left="0.02mm solid #000000" fo:border-right="none" fo:border-top="none" fo:border-bottom="0.35mm solid #333366"/>
    </style:style>
    <style:style style:name="Table82.C17" style:family="table-cell">
      <style:table-cell-properties fo:padding="0.97mm" fo:border-left="0.02mm solid #000000" fo:border-right="0.02mm solid #000000" fo:border-top="none" fo:border-bottom="0.35mm solid #333366"/>
    </style:style>
    <style:style style:name="Table75" style:family="table">
      <style:table-properties style:width="140.42mm" fo:margin-left="15.35mm" fo:margin-right="14.22mm" table:align="margins"/>
    </style:style>
    <style:style style:name="Table75.A" style:family="table-column">
      <style:table-column-properties style:column-width="60.48mm" style:rel-column-width="28227*"/>
    </style:style>
    <style:style style:name="Table75.B" style:family="table-column">
      <style:table-column-properties style:column-width="9.26mm" style:rel-column-width="4321*"/>
    </style:style>
    <style:style style:name="Table75.C" style:family="table-column">
      <style:table-column-properties style:column-width="9.82mm" style:rel-column-width="4585*"/>
    </style:style>
    <style:style style:name="Table75.D" style:family="table-column">
      <style:table-column-properties style:column-width="60.85mm" style:rel-column-width="28402*"/>
    </style:style>
    <style:style style:name="Table75.A1" style:family="table-cell">
      <style:table-cell-properties fo:padding="0.97mm" fo:border-left="0.02mm solid #000000" fo:border-right="none" fo:border-top="0.35mm solid #000000" fo:border-bottom="0.02mm solid #000000"/>
    </style:style>
    <style:style style:name="Table75.D1" style:family="table-cell">
      <style:table-cell-properties fo:padding="0.97mm" fo:border-left="0.02mm solid #000000" fo:border-right="0.02mm solid #000000" fo:border-top="0.35mm solid #000000" fo:border-bottom="0.02mm solid #000000"/>
    </style:style>
    <style:style style:name="Table75.A2" style:family="table-cell">
      <style:table-cell-properties fo:padding="0.97mm" fo:border-left="0.02mm solid #000000" fo:border-right="none" fo:border-top="none" fo:border-bottom="0.02mm solid #000000"/>
    </style:style>
    <style:style style:name="Table75.D2" style:family="table-cell">
      <style:table-cell-properties fo:padding="0.97mm" fo:border-left="0.02mm solid #000000" fo:border-right="0.02mm solid #000000" fo:border-top="none" fo:border-bottom="0.02mm solid #000000"/>
    </style:style>
    <style:style style:name="Table75.9" style:family="table-row">
      <style:table-row-properties style:min-row-height="5.15mm"/>
    </style:style>
    <style:style style:name="Table75.24" style:family="table-row">
      <style:table-row-properties style:min-row-height="5.12mm"/>
    </style:style>
    <style:style style:name="Table75.A33" style:family="table-cell">
      <style:table-cell-properties fo:padding="0.97mm" fo:border-left="0.02mm solid #000000" fo:border-right="none" fo:border-top="none" fo:border-bottom="0.35mm solid #000000"/>
    </style:style>
    <style:style style:name="Table75.D33" style:family="table-cell">
      <style:table-cell-properties fo:padding="0.97mm" fo:border-left="0.02mm solid #000000" fo:border-right="0.02mm solid #000000" fo:border-top="none" fo:border-bottom="0.35mm solid #000000"/>
    </style:style>
    <style:style style:name="Table76" style:family="table">
      <style:table-properties style:width="140.42mm" fo:margin-left="15.35mm" fo:margin-right="14.22mm" table:align="margins"/>
    </style:style>
    <style:style style:name="Table76.A" style:family="table-column">
      <style:table-column-properties style:column-width="60.48mm" style:rel-column-width="28227*"/>
    </style:style>
    <style:style style:name="Table76.B" style:family="table-column">
      <style:table-column-properties style:column-width="9.26mm" style:rel-column-width="4321*"/>
    </style:style>
    <style:style style:name="Table76.C" style:family="table-column">
      <style:table-column-properties style:column-width="9.82mm" style:rel-column-width="4585*"/>
    </style:style>
    <style:style style:name="Table76.D" style:family="table-column">
      <style:table-column-properties style:column-width="60.85mm" style:rel-column-width="28402*"/>
    </style:style>
    <style:style style:name="Table76.A1" style:family="table-cell">
      <style:table-cell-properties fo:padding="0.97mm" fo:border-left="0.02mm solid #000000" fo:border-right="none" fo:border-top="0.35mm solid #000000" fo:border-bottom="0.02mm solid #000000"/>
    </style:style>
    <style:style style:name="Table76.D1" style:family="table-cell">
      <style:table-cell-properties fo:padding="0.97mm" fo:border-left="0.02mm solid #000000" fo:border-right="0.02mm solid #000000" fo:border-top="0.35mm solid #000000" fo:border-bottom="0.02mm solid #000000"/>
    </style:style>
    <style:style style:name="Table76.A2" style:family="table-cell">
      <style:table-cell-properties fo:padding="0.97mm" fo:border-left="0.02mm solid #000000" fo:border-right="none" fo:border-top="none" fo:border-bottom="0.02mm solid #000000"/>
    </style:style>
    <style:style style:name="Table76.D2" style:family="table-cell">
      <style:table-cell-properties fo:padding="0.97mm" fo:border-left="0.02mm solid #000000" fo:border-right="0.02mm solid #000000" fo:border-top="none" fo:border-bottom="0.02mm solid #000000"/>
    </style:style>
    <style:style style:name="Table76.A18" style:family="table-cell">
      <style:table-cell-properties fo:padding="0.97mm" fo:border-left="0.02mm solid #000000" fo:border-right="none" fo:border-top="none" fo:border-bottom="0.35mm solid #000000"/>
    </style:style>
    <style:style style:name="Table76.D18" style:family="table-cell">
      <style:table-cell-properties fo:padding="0.97mm" fo:border-left="0.02mm solid #000000" fo:border-right="0.02mm solid #000000" fo:border-top="none" fo:border-bottom="0.35mm solid #000000"/>
    </style:style>
    <style:style style:name="Table69" style:family="table">
      <style:table-properties style:width="140.42mm" fo:margin-left="15.35mm" fo:margin-right="14.22mm" table:align="margins"/>
    </style:style>
    <style:style style:name="Table69.A" style:family="table-column">
      <style:table-column-properties style:column-width="30.23mm" style:rel-column-width="14109*"/>
    </style:style>
    <style:style style:name="Table69.C" style:family="table-column">
      <style:table-column-properties style:column-width="9.26mm" style:rel-column-width="4321*"/>
    </style:style>
    <style:style style:name="Table69.D" style:family="table-column">
      <style:table-column-properties style:column-width="9.82mm" style:rel-column-width="4585*"/>
    </style:style>
    <style:style style:name="Table69.E" style:family="table-column">
      <style:table-column-properties style:column-width="30.43mm" style:rel-column-width="14200*"/>
    </style:style>
    <style:style style:name="Table69.F" style:family="table-column">
      <style:table-column-properties style:column-width="30.44mm" style:rel-column-width="14211*"/>
    </style:style>
    <style:style style:name="Table69.A1" style:family="table-cell">
      <style:table-cell-properties fo:padding="0.97mm" fo:border-left="0.02mm solid #000000" fo:border-right="none" fo:border-top="0.35mm solid #333366" fo:border-bottom="0.02mm solid #000000"/>
    </style:style>
    <style:style style:name="Table69.E1" style:family="table-cell">
      <style:table-cell-properties fo:padding="0.97mm" fo:border-left="0.02mm solid #000000" fo:border-right="0.02mm solid #000000" fo:border-top="0.35mm solid #333366" fo:border-bottom="0.02mm solid #000000"/>
    </style:style>
    <style:style style:name="Table69.A2" style:family="table-cell">
      <style:table-cell-properties fo:padding="0.97mm" fo:border-left="0.02mm solid #000000" fo:border-right="none" fo:border-top="none" fo:border-bottom="0.02mm solid #000000"/>
    </style:style>
    <style:style style:name="Table69.F2" style:family="table-cell">
      <style:table-cell-properties fo:padding="0.97mm" fo:border-left="0.02mm solid #000000" fo:border-right="0.02mm solid #000000" fo:border-top="none" fo:border-bottom="0.02mm solid #000000"/>
    </style:style>
    <style:style style:name="Table69.C3" style:family="table-cell" style:data-style-name="N0">
      <style:table-cell-properties fo:padding="0.97mm" fo:border-left="0.02mm solid #000000" fo:border-right="none" fo:border-top="none" fo:border-bottom="0.02mm solid #000000"/>
    </style:style>
    <style:style style:name="Table69.9" style:family="table-row">
      <style:table-row-properties style:min-row-height="5.17mm"/>
    </style:style>
    <style:style style:name="Table69.A18" style:family="table-cell">
      <style:table-cell-properties fo:padding="0.97mm" fo:border-left="0.02mm solid #000000" fo:border-right="none" fo:border-top="none" fo:border-bottom="0.35mm solid #333366"/>
    </style:style>
    <style:style style:name="Table69.C18" style:family="table-cell" style:data-style-name="N0">
      <style:table-cell-properties fo:padding="0.97mm" fo:border-left="0.02mm solid #000000" fo:border-right="none" fo:border-top="none" fo:border-bottom="0.35mm solid #333366"/>
    </style:style>
    <style:style style:name="Table69.F18" style:family="table-cell">
      <style:table-cell-properties fo:padding="0.97mm" fo:border-left="0.02mm solid #000000" fo:border-right="0.02mm solid #000000" fo:border-top="none" fo:border-bottom="0.35mm solid #333366"/>
    </style:style>
    <style:style style:name="Table20" style:family="table">
      <style:table-properties style:width="161.36mm" table:align="right"/>
    </style:style>
    <style:style style:name="Table20.A" style:family="table-column">
      <style:table-column-properties style:column-width="33.92mm"/>
    </style:style>
    <style:style style:name="Table20.B" style:family="table-column">
      <style:table-column-properties style:column-width="35.12mm"/>
    </style:style>
    <style:style style:name="Table20.C" style:family="table-column">
      <style:table-column-properties style:column-width="34.87mm"/>
    </style:style>
    <style:style style:name="Table20.D" style:family="table-column">
      <style:table-column-properties style:column-width="57.45mm"/>
    </style:style>
    <style:style style:name="Table20.A1" style:family="table-cell">
      <style:table-cell-properties fo:padding="0.97mm" fo:border-left="0.02mm solid #000000" fo:border-right="none" fo:border-top="0.35mm solid #333366" fo:border-bottom="0.02mm solid #000000"/>
    </style:style>
    <style:style style:name="Table20.D1" style:family="table-cell">
      <style:table-cell-properties fo:padding="0.97mm" fo:border-left="0.02mm solid #000000" fo:border-right="0.02mm solid #000000" fo:border-top="0.35mm solid #333366" fo:border-bottom="0.02mm solid #000000"/>
    </style:style>
    <style:style style:name="Table20.A2" style:family="table-cell">
      <style:table-cell-properties fo:padding="0.97mm" fo:border-left="0.02mm solid #000000" fo:border-right="none" fo:border-top="none" fo:border-bottom="0.02mm solid #000000"/>
    </style:style>
    <style:style style:name="Table20.D2" style:family="table-cell">
      <style:table-cell-properties fo:padding="0.97mm" fo:border-left="0.02mm solid #000000" fo:border-right="0.02mm solid #000000" fo:border-top="none" fo:border-bottom="0.02mm solid #000000"/>
    </style:style>
    <style:style style:name="Table20.A9" style:family="table-cell">
      <style:table-cell-properties fo:padding="0.97mm" fo:border-left="0.02mm solid #000000" fo:border-right="none" fo:border-top="none" fo:border-bottom="0.35mm solid #333366"/>
    </style:style>
    <style:style style:name="Table20.D9" style:family="table-cell">
      <style:table-cell-properties fo:padding="0.97mm" fo:border-left="0.02mm solid #000000" fo:border-right="0.02mm solid #000000" fo:border-top="none" fo:border-bottom="0.35mm solid #333366"/>
    </style:style>
    <style:style style:name="Table139" style:family="table">
      <style:table-properties style:width="153.02mm" fo:margin-left="14.39mm" fo:margin-right="2.58mm" table:align="margins" fo:keep-with-next="always"/>
    </style:style>
    <style:style style:name="Table139.A" style:family="table-column">
      <style:table-column-properties style:column-width="19.4mm" style:rel-column-width="8309*"/>
    </style:style>
    <style:style style:name="Table139.B" style:family="table-column">
      <style:table-column-properties style:column-width="25.58mm" style:rel-column-width="10953*"/>
    </style:style>
    <style:style style:name="Table139.C" style:family="table-column">
      <style:table-column-properties style:column-width="51.82mm" style:rel-column-width="22195*"/>
    </style:style>
    <style:style style:name="Table139.D" style:family="table-column">
      <style:table-column-properties style:column-width="56.22mm" style:rel-column-width="24078*"/>
    </style:style>
    <style:style style:name="Table139.A1" style:family="table-cell">
      <style:table-cell-properties fo:padding="0.97mm" fo:border-left="0.02mm solid #000000" fo:border-right="0.02mm solid #000000" fo:border-top="0.35mm solid #333366" fo:border-bottom="0.02mm solid #000000"/>
    </style:style>
    <style:style style:name="Table139.A2" style:family="table-cell">
      <style:table-cell-properties fo:padding="0.97mm" fo:border-left="0.02mm solid #000000" fo:border-right="none" fo:border-top="none" fo:border-bottom="0.02mm solid #000000"/>
    </style:style>
    <style:style style:name="Table139.D2" style:family="table-cell">
      <style:table-cell-properties fo:padding="0.97mm" fo:border-left="0.02mm solid #000000" fo:border-right="0.02mm solid #000000" fo:border-top="none" fo:border-bottom="0.02mm solid #000000"/>
    </style:style>
    <style:style style:name="Table139.A6" style:family="table-cell">
      <style:table-cell-properties fo:padding="0.97mm" fo:border-left="0.02mm solid #000000" fo:border-right="none" fo:border-top="none" fo:border-bottom="0.35mm solid #333366"/>
    </style:style>
    <style:style style:name="Table139.D6" style:family="table-cell">
      <style:table-cell-properties fo:padding="0.97mm" fo:border-left="0.02mm solid #000000" fo:border-right="0.02mm solid #000000" fo:border-top="none" fo:border-bottom="0.35mm solid #333366"/>
    </style:style>
    <style:style style:name="Table10" style:family="table">
      <style:table-properties style:width="160.07mm" fo:margin-left="9.63mm" fo:margin-right="0.28mm" table:align="margins" fo:keep-with-next="auto"/>
    </style:style>
    <style:style style:name="Table10.A" style:family="table-column">
      <style:table-column-properties style:column-width="28.91mm" style:rel-column-width="11836*"/>
    </style:style>
    <style:style style:name="Table10.B" style:family="table-column">
      <style:table-column-properties style:column-width="8.68mm" style:rel-column-width="3552*"/>
    </style:style>
    <style:style style:name="Table10.C" style:family="table-column">
      <style:table-column-properties style:column-width="29.09mm" style:rel-column-width="11908*"/>
    </style:style>
    <style:style style:name="Table10.D" style:family="table-column">
      <style:table-column-properties style:column-width="58.21mm" style:rel-column-width="23830*"/>
    </style:style>
    <style:style style:name="Table10.E" style:family="table-column">
      <style:table-column-properties style:column-width="35.19mm" style:rel-column-width="14409*"/>
    </style:style>
    <style:style style:name="Table10.A1" style:family="table-cell">
      <style:table-cell-properties fo:padding="0.97mm" fo:border-left="0.02mm solid #000000" fo:border-right="none" fo:border-top="0.35mm solid #333366" fo:border-bottom="0.02mm solid #000000"/>
    </style:style>
    <style:style style:name="Table10.E1" style:family="table-cell">
      <style:table-cell-properties fo:padding="0.97mm" fo:border-left="0.02mm solid #000000" fo:border-right="0.02mm solid #000000" fo:border-top="0.35mm solid #333366" fo:border-bottom="0.02mm solid #000000"/>
    </style:style>
    <style:style style:name="Table10.A2" style:family="table-cell">
      <style:table-cell-properties fo:padding="0.97mm" fo:border-left="0.02mm solid #000000" fo:border-right="none" fo:border-top="none" fo:border-bottom="0.02mm solid #000000"/>
    </style:style>
    <style:style style:name="Table10.E2" style:family="table-cell">
      <style:table-cell-properties fo:padding="0.97mm" fo:border-left="0.02mm solid #000000" fo:border-right="0.02mm solid #000000" fo:border-top="none" fo:border-bottom="0.02mm solid #000000"/>
    </style:style>
    <style:style style:name="Table10.A39" style:family="table-cell">
      <style:table-cell-properties fo:padding="0.97mm" fo:border-left="0.02mm solid #000000" fo:border-right="none" fo:border-top="none" fo:border-bottom="0.35mm solid #333366"/>
    </style:style>
    <style:style style:name="Table10.E39" style:family="table-cell">
      <style:table-cell-properties fo:padding="0.97mm" fo:border-left="0.02mm solid #000000" fo:border-right="0.02mm solid #000000" fo:border-top="none" fo:border-bottom="0.35mm solid #333366"/>
    </style:style>
    <style:style style:name="Table22" style:family="table">
      <style:table-properties style:width="155.05mm" fo:margin-left="14.92mm" fo:margin-right="0.02mm" table:align="margins" fo:keep-with-next="auto"/>
    </style:style>
    <style:style style:name="Table22.A" style:family="table-column">
      <style:table-column-properties style:column-width="13.39mm" style:rel-column-width="5659*"/>
    </style:style>
    <style:style style:name="Table22.B" style:family="table-column">
      <style:table-column-properties style:column-width="31.24mm" style:rel-column-width="13205*"/>
    </style:style>
    <style:style style:name="Table22.C" style:family="table-column">
      <style:table-column-properties style:column-width="8.27mm" style:rel-column-width="3497*"/>
    </style:style>
    <style:style style:name="Table22.D" style:family="table-column">
      <style:table-column-properties style:column-width="8.63mm" style:rel-column-width="3646*"/>
    </style:style>
    <style:style style:name="Table22.E" style:family="table-column">
      <style:table-column-properties style:column-width="65.05mm" style:rel-column-width="27499*"/>
    </style:style>
    <style:style style:name="Table22.F" style:family="table-column">
      <style:table-column-properties style:column-width="28.45mm" style:rel-column-width="12029*"/>
    </style:style>
    <style:style style:name="Table22.A1" style:family="table-cell">
      <style:table-cell-properties fo:padding="0.97mm" fo:border-left="0.02mm solid #000000" fo:border-right="none" fo:border-top="0.35mm solid #333366" fo:border-bottom="0.02mm solid #000000"/>
    </style:style>
    <style:style style:name="Table22.C1" style:family="table-cell">
      <style:table-cell-properties fo:padding="0.97mm" fo:border-left="0.02mm solid #000000" fo:border-right="0.02mm solid #000000" fo:border-top="0.35mm solid #333366" fo:border-bottom="0.02mm solid #000000"/>
    </style:style>
    <style:style style:name="Table22.A2" style:family="table-cell">
      <style:table-cell-properties fo:padding="0.97mm" fo:border-left="0.02mm solid #000000" fo:border-right="none" fo:border-top="none" fo:border-bottom="0.02mm solid #000000"/>
    </style:style>
    <style:style style:name="Table22.F2" style:family="table-cell">
      <style:table-cell-properties fo:padding="0.97mm" fo:border-left="0.02mm solid #000000" fo:border-right="0.02mm solid #000000" fo:border-top="none" fo:border-bottom="0.02mm solid #000000"/>
    </style:style>
    <style:style style:name="Table22.A29" style:family="table-cell">
      <style:table-cell-properties fo:padding="0.97mm" fo:border-left="0.02mm solid #000000" fo:border-right="none" fo:border-top="none" fo:border-bottom="0.35mm solid #333366"/>
    </style:style>
    <style:style style:name="Table22.F29" style:family="table-cell">
      <style:table-cell-properties fo:padding="0.97mm" fo:border-left="0.02mm solid #000000" fo:border-right="0.02mm solid #000000" fo:border-top="none" fo:border-bottom="0.35mm solid #333366"/>
    </style:style>
    <style:style style:name="Table23" style:family="table">
      <style:table-properties style:width="155.05mm" fo:margin-left="14.92mm" fo:margin-right="0.02mm" table:align="margins" fo:keep-with-next="auto"/>
    </style:style>
    <style:style style:name="Table23.A" style:family="table-column">
      <style:table-column-properties style:column-width="13.39mm" style:rel-column-width="5659*"/>
    </style:style>
    <style:style style:name="Table23.B" style:family="table-column">
      <style:table-column-properties style:column-width="31.24mm" style:rel-column-width="13205*"/>
    </style:style>
    <style:style style:name="Table23.C" style:family="table-column">
      <style:table-column-properties style:column-width="8.29mm" style:rel-column-width="3504*"/>
    </style:style>
    <style:style style:name="Table23.D" style:family="table-column">
      <style:table-column-properties style:column-width="8.64mm" style:rel-column-width="3653*"/>
    </style:style>
    <style:style style:name="Table23.E" style:family="table-column">
      <style:table-column-properties style:column-width="65.05mm" style:rel-column-width="27499*"/>
    </style:style>
    <style:style style:name="Table23.F" style:family="table-column">
      <style:table-column-properties style:column-width="28.43mm" style:rel-column-width="12015*"/>
    </style:style>
    <style:style style:name="Table23.A1" style:family="table-cell">
      <style:table-cell-properties fo:padding="0.97mm" fo:border-left="0.02mm solid #000000" fo:border-right="none" fo:border-top="0.35mm solid #333366" fo:border-bottom="0.02mm solid #000000"/>
    </style:style>
    <style:style style:name="Table23.C1" style:family="table-cell">
      <style:table-cell-properties fo:padding="0.97mm" fo:border-left="0.02mm solid #000000" fo:border-right="0.02mm solid #000000" fo:border-top="0.35mm solid #333366" fo:border-bottom="0.02mm solid #000000"/>
    </style:style>
    <style:style style:name="Table23.A2" style:family="table-cell">
      <style:table-cell-properties fo:padding="0.97mm" fo:border-left="0.02mm solid #000000" fo:border-right="none" fo:border-top="none" fo:border-bottom="0.02mm solid #000000"/>
    </style:style>
    <style:style style:name="Table23.F2" style:family="table-cell">
      <style:table-cell-properties fo:padding="0.97mm" fo:border-left="0.02mm solid #000000" fo:border-right="0.02mm solid #000000" fo:border-top="none" fo:border-bottom="0.02mm solid #000000"/>
    </style:style>
    <style:style style:name="Table23.A8" style:family="table-cell">
      <style:table-cell-properties fo:padding="0.97mm" fo:border-left="0.02mm solid #000000" fo:border-right="none" fo:border-top="none" fo:border-bottom="0.35mm solid #333366"/>
    </style:style>
    <style:style style:name="Table23.F8" style:family="table-cell">
      <style:table-cell-properties fo:padding="0.97mm" fo:border-left="0.02mm solid #000000" fo:border-right="0.02mm solid #000000" fo:border-top="none" fo:border-bottom="0.35mm solid #333366"/>
    </style:style>
    <style:style style:name="Table24" style:family="table">
      <style:table-properties style:width="155.05mm" fo:margin-left="14.92mm" fo:margin-right="0.02mm" table:align="margins" fo:keep-with-next="auto"/>
    </style:style>
    <style:style style:name="Table24.A" style:family="table-column">
      <style:table-column-properties style:column-width="13.39mm" style:rel-column-width="5659*"/>
    </style:style>
    <style:style style:name="Table24.B" style:family="table-column">
      <style:table-column-properties style:column-width="31.24mm" style:rel-column-width="13205*"/>
    </style:style>
    <style:style style:name="Table24.C" style:family="table-column">
      <style:table-column-properties style:column-width="8.27mm" style:rel-column-width="3497*"/>
    </style:style>
    <style:style style:name="Table24.D" style:family="table-column">
      <style:table-column-properties style:column-width="8.63mm" style:rel-column-width="3646*"/>
    </style:style>
    <style:style style:name="Table24.E" style:family="table-column">
      <style:table-column-properties style:column-width="65.05mm" style:rel-column-width="27499*"/>
    </style:style>
    <style:style style:name="Table24.F" style:family="table-column">
      <style:table-column-properties style:column-width="28.45mm" style:rel-column-width="12029*"/>
    </style:style>
    <style:style style:name="Table24.A1" style:family="table-cell">
      <style:table-cell-properties fo:padding="0.97mm" fo:border-left="0.02mm solid #000000" fo:border-right="none" fo:border-top="0.35mm solid #333366" fo:border-bottom="0.02mm solid #000000"/>
    </style:style>
    <style:style style:name="Table24.C1" style:family="table-cell">
      <style:table-cell-properties fo:padding="0.97mm" fo:border-left="0.02mm solid #000000" fo:border-right="0.02mm solid #000000" fo:border-top="0.35mm solid #333366" fo:border-bottom="0.02mm solid #000000"/>
    </style:style>
    <style:style style:name="Table24.A2" style:family="table-cell">
      <style:table-cell-properties fo:padding="0.97mm" fo:border-left="0.02mm solid #000000" fo:border-right="none" fo:border-top="none" fo:border-bottom="0.02mm solid #000000"/>
    </style:style>
    <style:style style:name="Table24.F2" style:family="table-cell">
      <style:table-cell-properties fo:padding="0.97mm" fo:border-left="0.02mm solid #000000" fo:border-right="0.02mm solid #000000" fo:border-top="none" fo:border-bottom="0.02mm solid #000000"/>
    </style:style>
    <style:style style:name="Table24.A7" style:family="table-cell">
      <style:table-cell-properties fo:padding="0.97mm" fo:border-left="0.02mm solid #000000" fo:border-right="none" fo:border-top="none" fo:border-bottom="0.35mm solid #333366"/>
    </style:style>
    <style:style style:name="Table24.F7" style:family="table-cell">
      <style:table-cell-properties fo:padding="0.97mm" fo:border-left="0.02mm solid #000000" fo:border-right="0.02mm solid #000000" fo:border-top="none" fo:border-bottom="0.35mm solid #333366"/>
    </style:style>
    <style:style style:name="Table25" style:family="table">
      <style:table-properties style:width="155.05mm" fo:margin-left="14.92mm" fo:margin-right="0.02mm" table:align="margins" fo:keep-with-next="auto"/>
    </style:style>
    <style:style style:name="Table25.A" style:family="table-column">
      <style:table-column-properties style:column-width="13.39mm" style:rel-column-width="5658*"/>
    </style:style>
    <style:style style:name="Table25.B" style:family="table-column">
      <style:table-column-properties style:column-width="31.24mm" style:rel-column-width="13203*"/>
    </style:style>
    <style:style style:name="Table25.C" style:family="table-column">
      <style:table-column-properties style:column-width="8.29mm" style:rel-column-width="3504*"/>
    </style:style>
    <style:style style:name="Table25.D" style:family="table-column">
      <style:table-column-properties style:column-width="10.94mm" style:rel-column-width="4622*"/>
    </style:style>
    <style:style style:name="Table25.E" style:family="table-column">
      <style:table-column-properties style:column-width="62.76mm" style:rel-column-width="26527*"/>
    </style:style>
    <style:style style:name="Table25.F" style:family="table-column">
      <style:table-column-properties style:column-width="28.43mm" style:rel-column-width="12021*"/>
    </style:style>
    <style:style style:name="Table25.A1" style:family="table-cell">
      <style:table-cell-properties fo:padding="0.97mm" fo:border-left="0.02mm solid #000000" fo:border-right="none" fo:border-top="0.35mm solid #333366" fo:border-bottom="0.02mm solid #000000"/>
    </style:style>
    <style:style style:name="Table25.C1" style:family="table-cell">
      <style:table-cell-properties fo:padding="0.97mm" fo:border-left="0.02mm solid #000000" fo:border-right="0.02mm solid #000000" fo:border-top="0.35mm solid #333366" fo:border-bottom="0.02mm solid #000000"/>
    </style:style>
    <style:style style:name="Table25.A2" style:family="table-cell">
      <style:table-cell-properties fo:padding="0.97mm" fo:border-left="0.02mm solid #000000" fo:border-right="none" fo:border-top="none" fo:border-bottom="0.02mm solid #000000"/>
    </style:style>
    <style:style style:name="Table25.F2" style:family="table-cell">
      <style:table-cell-properties fo:padding="0.97mm" fo:border-left="0.02mm solid #000000" fo:border-right="0.02mm solid #000000" fo:border-top="none" fo:border-bottom="0.02mm solid #000000"/>
    </style:style>
    <style:style style:name="Table25.D5" style:family="table-cell" style:data-style-name="N0">
      <style:table-cell-properties fo:padding="0.97mm" fo:border-left="0.02mm solid #000000" fo:border-right="none" fo:border-top="none" fo:border-bottom="0.02mm solid #000000"/>
    </style:style>
    <style:style style:name="Table25.A7" style:family="table-cell">
      <style:table-cell-properties fo:padding="0.97mm" fo:border-left="0.02mm solid #000000" fo:border-right="none" fo:border-top="none" fo:border-bottom="0.35mm solid #333366"/>
    </style:style>
    <style:style style:name="Table25.F7" style:family="table-cell">
      <style:table-cell-properties fo:padding="0.97mm" fo:border-left="0.02mm solid #000000" fo:border-right="0.02mm solid #000000" fo:border-top="none" fo:border-bottom="0.35mm solid #333366"/>
    </style:style>
    <style:style style:name="Table26" style:family="table">
      <style:table-properties style:width="154.52mm" fo:margin-left="14.92mm" fo:margin-right="0.55mm" table:align="margins" fo:keep-with-next="auto"/>
    </style:style>
    <style:style style:name="Table26.A" style:family="table-column">
      <style:table-column-properties style:column-width="13.34mm" style:rel-column-width="5655*"/>
    </style:style>
    <style:style style:name="Table26.B" style:family="table-column">
      <style:table-column-properties style:column-width="31.26mm" style:rel-column-width="13256*"/>
    </style:style>
    <style:style style:name="Table26.C" style:family="table-column">
      <style:table-column-properties style:column-width="8.27mm" style:rel-column-width="3508*"/>
    </style:style>
    <style:style style:name="Table26.D" style:family="table-column">
      <style:table-column-properties style:column-width="10.94mm" style:rel-column-width="4638*"/>
    </style:style>
    <style:style style:name="Table26.E" style:family="table-column">
      <style:table-column-properties style:column-width="64.05mm" style:rel-column-width="27164*"/>
    </style:style>
    <style:style style:name="Table26.F" style:family="table-column">
      <style:table-column-properties style:column-width="26.67mm" style:rel-column-width="11314*"/>
    </style:style>
    <style:style style:name="Table26.A1" style:family="table-cell">
      <style:table-cell-properties fo:padding="0.97mm" fo:border-left="0.02mm solid #000000" fo:border-right="none" fo:border-top="0.35mm solid #333366" fo:border-bottom="0.02mm solid #000000"/>
    </style:style>
    <style:style style:name="Table26.C1" style:family="table-cell">
      <style:table-cell-properties fo:padding="0.97mm" fo:border-left="0.02mm solid #000000" fo:border-right="0.02mm solid #000000" fo:border-top="0.35mm solid #333366" fo:border-bottom="0.02mm solid #000000"/>
    </style:style>
    <style:style style:name="Table26.A2" style:family="table-cell">
      <style:table-cell-properties fo:padding="0.97mm" fo:border-left="0.02mm solid #000000" fo:border-right="none" fo:border-top="none" fo:border-bottom="0.02mm solid #000000"/>
    </style:style>
    <style:style style:name="Table26.F2" style:family="table-cell">
      <style:table-cell-properties fo:padding="0.97mm" fo:border-left="0.02mm solid #000000" fo:border-right="0.02mm solid #000000" fo:border-top="none" fo:border-bottom="0.02mm solid #000000"/>
    </style:style>
    <style:style style:name="Table26.A3.2" style:family="table-column">
      <style:table-column-properties style:column-width="31.24mm" style:rel-column-width="13248*"/>
    </style:style>
    <style:style style:name="Table26.A3.3" style:family="table-column">
      <style:table-column-properties style:column-width="8.29mm" style:rel-column-width="3515*"/>
    </style:style>
    <style:style style:name="Table26.A3.5" style:family="table-column">
      <style:table-column-properties style:column-width="64.05mm" style:rel-column-width="27165*"/>
    </style:style>
    <style:style style:name="Table26.A6" style:family="table-cell">
      <style:table-cell-properties fo:padding="0.97mm" fo:border-left="0.02mm solid #000000" fo:border-right="none" fo:border-top="none" fo:border-bottom="0.35mm solid #333366"/>
    </style:style>
    <style:style style:name="Table26.F6" style:family="table-cell">
      <style:table-cell-properties fo:padding="0.97mm" fo:border-left="0.02mm solid #000000" fo:border-right="0.02mm solid #000000" fo:border-top="none" fo:border-bottom="0.35mm solid #333366"/>
    </style:style>
    <style:style style:name="Table27" style:family="table">
      <style:table-properties style:width="155.05mm" fo:margin-left="14.92mm" fo:margin-right="0.02mm" table:align="margins" fo:keep-with-next="auto"/>
    </style:style>
    <style:style style:name="Table27.A" style:family="table-column">
      <style:table-column-properties style:column-width="13.39mm" style:rel-column-width="5658*"/>
    </style:style>
    <style:style style:name="Table27.B" style:family="table-column">
      <style:table-column-properties style:column-width="31.24mm" style:rel-column-width="13203*"/>
    </style:style>
    <style:style style:name="Table27.C" style:family="table-column">
      <style:table-column-properties style:column-width="8.29mm" style:rel-column-width="3504*"/>
    </style:style>
    <style:style style:name="Table27.D" style:family="table-column">
      <style:table-column-properties style:column-width="10.94mm" style:rel-column-width="4622*"/>
    </style:style>
    <style:style style:name="Table27.E" style:family="table-column">
      <style:table-column-properties style:column-width="62.76mm" style:rel-column-width="26527*"/>
    </style:style>
    <style:style style:name="Table27.F" style:family="table-column">
      <style:table-column-properties style:column-width="28.43mm" style:rel-column-width="12021*"/>
    </style:style>
    <style:style style:name="Table27.A1" style:family="table-cell">
      <style:table-cell-properties fo:padding="0.97mm" fo:border-left="0.02mm solid #000000" fo:border-right="none" fo:border-top="0.35mm solid #333366" fo:border-bottom="0.02mm solid #000000"/>
    </style:style>
    <style:style style:name="Table27.C1" style:family="table-cell">
      <style:table-cell-properties fo:padding="0.97mm" fo:border-left="0.02mm solid #000000" fo:border-right="0.02mm solid #000000" fo:border-top="0.35mm solid #333366" fo:border-bottom="0.02mm solid #000000"/>
    </style:style>
    <style:style style:name="Table27.A2" style:family="table-cell">
      <style:table-cell-properties fo:padding="0.97mm" fo:border-left="0.02mm solid #000000" fo:border-right="none" fo:border-top="none" fo:border-bottom="0.02mm solid #000000"/>
    </style:style>
    <style:style style:name="Table27.F2" style:family="table-cell">
      <style:table-cell-properties fo:padding="0.97mm" fo:border-left="0.02mm solid #000000" fo:border-right="0.02mm solid #000000" fo:border-top="none" fo:border-bottom="0.02mm solid #000000"/>
    </style:style>
    <style:style style:name="Table27.A16" style:family="table-cell">
      <style:table-cell-properties fo:padding="0.97mm" fo:border-left="0.02mm solid #000000" fo:border-right="none" fo:border-top="none" fo:border-bottom="0.35mm solid #333366"/>
    </style:style>
    <style:style style:name="Table27.F16" style:family="table-cell">
      <style:table-cell-properties fo:padding="0.97mm" fo:border-left="0.02mm solid #000000" fo:border-right="0.02mm solid #000000" fo:border-top="none" fo:border-bottom="0.35mm solid #333366"/>
    </style:style>
    <style:style style:name="Table28" style:family="table">
      <style:table-properties style:width="60.8mm" table:align="margins" fo:keep-with-next="always"/>
    </style:style>
    <style:style style:name="Table28.A" style:family="table-column">
      <style:table-column-properties style:column-width="11.24mm" style:rel-column-width="12114*"/>
    </style:style>
    <style:style style:name="Table28.B" style:family="table-column">
      <style:table-column-properties style:column-width="49.57mm" style:rel-column-width="53421*"/>
    </style:style>
    <style:style style:name="Table28.1" style:family="table-row">
      <style:table-row-properties style:min-row-height="3.88mm"/>
    </style:style>
    <style:style style:name="Table28.A1" style:family="table-cell">
      <style:table-cell-properties fo:padding="0.97mm" fo:border-left="0.02mm solid #000000" fo:border-right="none" fo:border-top="0.02mm solid #000000" fo:border-bottom="0.02mm solid #000000"/>
    </style:style>
    <style:style style:name="Table28.B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8.A5" style:family="table-cell" style:data-style-name="N0">
      <style:table-cell-properties fo:padding="0.97mm" fo:border-left="0.02mm solid #000000" fo:border-right="none" fo:border-top="none" fo:border-bottom="0.02mm solid #000000"/>
    </style:style>
    <style:style style:name="Table29" style:family="table">
      <style:table-properties style:width="155.05mm" fo:margin-left="14.92mm" fo:margin-right="0.02mm" table:align="margins" fo:keep-with-next="auto"/>
    </style:style>
    <style:style style:name="Table29.A" style:family="table-column">
      <style:table-column-properties style:column-width="13.39mm" style:rel-column-width="5658*"/>
    </style:style>
    <style:style style:name="Table29.B" style:family="table-column">
      <style:table-column-properties style:column-width="31.24mm" style:rel-column-width="13203*"/>
    </style:style>
    <style:style style:name="Table29.C" style:family="table-column">
      <style:table-column-properties style:column-width="8.29mm" style:rel-column-width="3504*"/>
    </style:style>
    <style:style style:name="Table29.D" style:family="table-column">
      <style:table-column-properties style:column-width="10.94mm" style:rel-column-width="4622*"/>
    </style:style>
    <style:style style:name="Table29.E" style:family="table-column">
      <style:table-column-properties style:column-width="62.76mm" style:rel-column-width="26527*"/>
    </style:style>
    <style:style style:name="Table29.F" style:family="table-column">
      <style:table-column-properties style:column-width="28.43mm" style:rel-column-width="12021*"/>
    </style:style>
    <style:style style:name="Table29.A1" style:family="table-cell">
      <style:table-cell-properties fo:padding="0.97mm" fo:border-left="0.02mm solid #000000" fo:border-right="none" fo:border-top="0.35mm solid #333366" fo:border-bottom="0.02mm solid #000000"/>
    </style:style>
    <style:style style:name="Table29.C1" style:family="table-cell">
      <style:table-cell-properties fo:padding="0.97mm" fo:border-left="0.02mm solid #000000" fo:border-right="0.02mm solid #000000" fo:border-top="0.35mm solid #333366" fo:border-bottom="0.02mm solid #000000"/>
    </style:style>
    <style:style style:name="Table29.A2" style:family="table-cell">
      <style:table-cell-properties fo:padding="0.97mm" fo:border-left="0.02mm solid #000000" fo:border-right="none" fo:border-top="none" fo:border-bottom="0.02mm solid #000000"/>
    </style:style>
    <style:style style:name="Table29.F2" style:family="table-cell">
      <style:table-cell-properties fo:padding="0.97mm" fo:border-left="0.02mm solid #000000" fo:border-right="0.02mm solid #000000" fo:border-top="none" fo:border-bottom="0.02mm solid #000000"/>
    </style:style>
    <style:style style:name="Table29.A3" style:family="table-cell">
      <style:table-cell-properties fo:padding="0.97mm" fo:border-left="0.02mm solid #000000" fo:border-right="none" fo:border-top="none" fo:border-bottom="0.35mm solid #333366"/>
    </style:style>
    <style:style style:name="Table29.F3" style:family="table-cell">
      <style:table-cell-properties fo:padding="0.97mm" fo:border-left="0.02mm solid #000000" fo:border-right="0.02mm solid #000000" fo:border-top="none" fo:border-bottom="0.35mm solid #333366"/>
    </style:style>
    <style:style style:name="Table30" style:family="table">
      <style:table-properties style:width="155.05mm" fo:margin-left="14.92mm" fo:margin-right="0.02mm" table:align="margins" fo:keep-with-next="auto"/>
    </style:style>
    <style:style style:name="Table30.A" style:family="table-column">
      <style:table-column-properties style:column-width="13.37mm" style:rel-column-width="5652*"/>
    </style:style>
    <style:style style:name="Table30.B" style:family="table-column">
      <style:table-column-properties style:column-width="31.24mm" style:rel-column-width="13205*"/>
    </style:style>
    <style:style style:name="Table30.C" style:family="table-column">
      <style:table-column-properties style:column-width="8.27mm" style:rel-column-width="3497*"/>
    </style:style>
    <style:style style:name="Table30.D" style:family="table-column">
      <style:table-column-properties style:column-width="10.94mm" style:rel-column-width="4623*"/>
    </style:style>
    <style:style style:name="Table30.E" style:family="table-column">
      <style:table-column-properties style:column-width="61.08mm" style:rel-column-width="25821*"/>
    </style:style>
    <style:style style:name="Table30.F" style:family="table-column">
      <style:table-column-properties style:column-width="30.13mm" style:rel-column-width="12737*"/>
    </style:style>
    <style:style style:name="Table30.A1" style:family="table-cell">
      <style:table-cell-properties fo:padding="0.97mm" fo:border-left="0.02mm solid #000000" fo:border-right="none" fo:border-top="0.35mm solid #333366" fo:border-bottom="0.02mm solid #000000"/>
    </style:style>
    <style:style style:name="Table30.C1" style:family="table-cell">
      <style:table-cell-properties fo:padding="0.97mm" fo:border-left="0.02mm solid #000000" fo:border-right="0.02mm solid #000000" fo:border-top="0.35mm solid #333366" fo:border-bottom="0.02mm solid #000000"/>
    </style:style>
    <style:style style:name="Table30.A2" style:family="table-cell">
      <style:table-cell-properties fo:padding="0.97mm" fo:border-left="0.02mm solid #000000" fo:border-right="none" fo:border-top="none" fo:border-bottom="0.02mm solid #000000"/>
    </style:style>
    <style:style style:name="Table30.F2" style:family="table-cell">
      <style:table-cell-properties fo:padding="0.97mm" fo:border-left="0.02mm solid #000000" fo:border-right="0.02mm solid #000000" fo:border-top="none" fo:border-bottom="0.02mm solid #000000"/>
    </style:style>
    <style:style style:name="Table30.A10" style:family="table-cell">
      <style:table-cell-properties fo:padding="0.97mm" fo:border-left="0.02mm solid #000000" fo:border-right="none" fo:border-top="none" fo:border-bottom="0.35mm solid #333366"/>
    </style:style>
    <style:style style:name="Table30.F10" style:family="table-cell">
      <style:table-cell-properties fo:padding="0.97mm" fo:border-left="0.02mm solid #000000" fo:border-right="0.02mm solid #000000" fo:border-top="none" fo:border-bottom="0.35mm solid #333366"/>
    </style:style>
    <style:style style:name="Table31" style:family="table">
      <style:table-properties style:width="155.05mm" fo:margin-left="14.92mm" fo:margin-right="0.02mm" table:align="margins" fo:keep-with-next="auto"/>
    </style:style>
    <style:style style:name="Table31.A" style:family="table-column">
      <style:table-column-properties style:column-width="13.37mm" style:rel-column-width="5651*"/>
    </style:style>
    <style:style style:name="Table31.B" style:family="table-column">
      <style:table-column-properties style:column-width="31.24mm" style:rel-column-width="13203*"/>
    </style:style>
    <style:style style:name="Table31.C" style:family="table-column">
      <style:table-column-properties style:column-width="8.29mm" style:rel-column-width="3504*"/>
    </style:style>
    <style:style style:name="Table31.D" style:family="table-column">
      <style:table-column-properties style:column-width="8.64mm" style:rel-column-width="3653*"/>
    </style:style>
    <style:style style:name="Table31.E" style:family="table-column">
      <style:table-column-properties style:column-width="65.05mm" style:rel-column-width="27496*"/>
    </style:style>
    <style:style style:name="Table31.F" style:family="table-column">
      <style:table-column-properties style:column-width="28.45mm" style:rel-column-width="12028*"/>
    </style:style>
    <style:style style:name="Table31.A1" style:family="table-cell">
      <style:table-cell-properties fo:padding="0.97mm" fo:border-left="0.02mm solid #000000" fo:border-right="none" fo:border-top="0.35mm solid #333366" fo:border-bottom="0.02mm solid #000000"/>
    </style:style>
    <style:style style:name="Table31.C1" style:family="table-cell">
      <style:table-cell-properties fo:padding="0.97mm" fo:border-left="0.02mm solid #000000" fo:border-right="0.02mm solid #000000" fo:border-top="0.35mm solid #333366" fo:border-bottom="0.02mm solid #000000"/>
    </style:style>
    <style:style style:name="Table31.A2" style:family="table-cell">
      <style:table-cell-properties fo:padding="0.97mm" fo:border-left="0.02mm solid #000000" fo:border-right="none" fo:border-top="none" fo:border-bottom="0.02mm solid #000000"/>
    </style:style>
    <style:style style:name="Table31.F2" style:family="table-cell">
      <style:table-cell-properties fo:padding="0.97mm" fo:border-left="0.02mm solid #000000" fo:border-right="0.02mm solid #000000" fo:border-top="none" fo:border-bottom="0.02mm solid #000000"/>
    </style:style>
    <style:style style:name="Table31.D7" style:family="table-cell" style:data-style-name="N0">
      <style:table-cell-properties fo:padding="0.97mm" fo:border-left="0.02mm solid #000000" fo:border-right="none" fo:border-top="none" fo:border-bottom="0.02mm solid #000000"/>
    </style:style>
    <style:style style:name="Table31.A16" style:family="table-cell">
      <style:table-cell-properties fo:padding="0.97mm" fo:border-left="0.02mm solid #000000" fo:border-right="none" fo:border-top="none" fo:border-bottom="0.35mm solid #333366"/>
    </style:style>
    <style:style style:name="Table31.F16" style:family="table-cell">
      <style:table-cell-properties fo:padding="0.97mm" fo:border-left="0.02mm solid #000000" fo:border-right="0.02mm solid #000000" fo:border-top="none" fo:border-bottom="0.35mm solid #333366"/>
    </style:style>
    <style:style style:name="Table32" style:family="table">
      <style:table-properties style:width="63.11mm" table:align="margins" fo:keep-with-next="auto"/>
    </style:style>
    <style:style style:name="Table32.A" style:family="table-column">
      <style:table-column-properties style:column-width="11.66mm" style:rel-column-width="12114*"/>
    </style:style>
    <style:style style:name="Table32.B" style:family="table-column">
      <style:table-column-properties style:column-width="51.45mm" style:rel-column-width="53421*"/>
    </style:style>
    <style:style style:name="Table32.1" style:family="table-row">
      <style:table-row-properties style:min-row-height="3.88mm"/>
    </style:style>
    <style:style style:name="Table32.A1" style:family="table-cell">
      <style:table-cell-properties fo:padding="0.97mm" fo:border-left="0.02mm solid #000000" fo:border-right="none" fo:border-top="0.02mm solid #000000" fo:border-bottom="0.02mm solid #000000"/>
    </style:style>
    <style:style style:name="Table32.B1" style:family="table-cell">
      <style:table-cell-properties fo:padding="0.97mm" fo:border="0.02mm solid #000000"/>
    </style:style>
    <style:style style:name="Table32.A2" style:family="table-cell">
      <style:table-cell-properties fo:padding="0.97mm" fo:border-left="0.02mm solid #000000" fo:border-right="none" fo:border-top="none" fo:border-bottom="0.02mm solid #000000"/>
    </style:style>
    <style:style style:name="Table32.B2" style:family="table-cell">
      <style:table-cell-properties fo:padding="0.97mm" fo:border-left="0.02mm solid #000000" fo:border-right="0.02mm solid #000000" fo:border-top="none" fo:border-bottom="0.02mm solid #000000"/>
    </style:style>
    <style:style style:name="Table33" style:family="table">
      <style:table-properties style:width="63.11mm" table:align="margins" fo:keep-with-next="auto"/>
    </style:style>
    <style:style style:name="Table33.A" style:family="table-column">
      <style:table-column-properties style:column-width="11.66mm" style:rel-column-width="12114*"/>
    </style:style>
    <style:style style:name="Table33.B" style:family="table-column">
      <style:table-column-properties style:column-width="51.45mm" style:rel-column-width="53421*"/>
    </style:style>
    <style:style style:name="Table33.1" style:family="table-row">
      <style:table-row-properties style:min-row-height="3.88mm"/>
    </style:style>
    <style:style style:name="Table33.A1" style:family="table-cell">
      <style:table-cell-properties fo:padding="0.97mm" fo:border-left="0.02mm solid #000000" fo:border-right="none" fo:border-top="0.02mm solid #000000" fo:border-bottom="0.02mm solid #000000"/>
    </style:style>
    <style:style style:name="Table33.B1" style:family="table-cell">
      <style:table-cell-properties fo:padding="0.97mm" fo:border="0.02mm solid #000000"/>
    </style:style>
    <style:style style:name="Table33.A2" style:family="table-cell">
      <style:table-cell-properties fo:padding="0.97mm" fo:border-left="0.02mm solid #000000" fo:border-right="none" fo:border-top="none" fo:border-bottom="0.02mm solid #000000"/>
    </style:style>
    <style:style style:name="Table33.B2" style:family="table-cell">
      <style:table-cell-properties fo:padding="0.97mm" fo:border-left="0.02mm solid #000000" fo:border-right="0.02mm solid #000000" fo:border-top="none" fo:border-bottom="0.02mm solid #000000"/>
    </style:style>
    <style:style style:name="Table34" style:family="table">
      <style:table-properties style:width="155.05mm" fo:margin-left="14.92mm" fo:margin-right="0.02mm" table:align="margins" fo:keep-with-next="auto"/>
    </style:style>
    <style:style style:name="Table34.A" style:family="table-column">
      <style:table-column-properties style:column-width="13.39mm" style:rel-column-width="5659*"/>
    </style:style>
    <style:style style:name="Table34.B" style:family="table-column">
      <style:table-column-properties style:column-width="31.24mm" style:rel-column-width="13205*"/>
    </style:style>
    <style:style style:name="Table34.C" style:family="table-column">
      <style:table-column-properties style:column-width="8.29mm" style:rel-column-width="3504*"/>
    </style:style>
    <style:style style:name="Table34.D" style:family="table-column">
      <style:table-column-properties style:column-width="8.64mm" style:rel-column-width="3653*"/>
    </style:style>
    <style:style style:name="Table34.E" style:family="table-column">
      <style:table-column-properties style:column-width="65.05mm" style:rel-column-width="27499*"/>
    </style:style>
    <style:style style:name="Table34.F" style:family="table-column">
      <style:table-column-properties style:column-width="28.43mm" style:rel-column-width="12015*"/>
    </style:style>
    <style:style style:name="Table34.A1" style:family="table-cell">
      <style:table-cell-properties fo:padding="0.97mm" fo:border-left="0.02mm solid #000000" fo:border-right="none" fo:border-top="0.35mm solid #333366" fo:border-bottom="0.02mm solid #000000"/>
    </style:style>
    <style:style style:name="Table34.C1" style:family="table-cell">
      <style:table-cell-properties fo:padding="0.97mm" fo:border-left="0.02mm solid #000000" fo:border-right="0.02mm solid #000000" fo:border-top="0.35mm solid #333366" fo:border-bottom="0.02mm solid #000000"/>
    </style:style>
    <style:style style:name="Table34.A2" style:family="table-cell">
      <style:table-cell-properties fo:padding="0.97mm" fo:border-left="0.02mm solid #000000" fo:border-right="none" fo:border-top="none" fo:border-bottom="0.02mm solid #000000"/>
    </style:style>
    <style:style style:name="Table34.F2" style:family="table-cell">
      <style:table-cell-properties fo:padding="0.97mm" fo:border-left="0.02mm solid #000000" fo:border-right="0.02mm solid #000000" fo:border-top="none" fo:border-bottom="0.02mm solid #000000"/>
    </style:style>
    <style:style style:name="Table34.A4" style:family="table-cell">
      <style:table-cell-properties fo:padding="0.97mm" fo:border-left="0.02mm solid #000000" fo:border-right="none" fo:border-top="none" fo:border-bottom="0.35mm solid #333366"/>
    </style:style>
    <style:style style:name="Table34.F4" style:family="table-cell">
      <style:table-cell-properties fo:padding="0.97mm" fo:border-left="0.02mm solid #000000" fo:border-right="0.02mm solid #000000" fo:border-top="none" fo:border-bottom="0.35mm solid #333366"/>
    </style:style>
    <style:style style:name="Table46" style:family="table">
      <style:table-properties style:width="154.87mm" fo:margin-left="15.1mm" fo:margin-right="0.02mm" table:align="margins" fo:keep-with-next="auto"/>
    </style:style>
    <style:style style:name="Table46.A" style:family="table-column">
      <style:table-column-properties style:column-width="10.95mm" style:rel-column-width="4636*"/>
    </style:style>
    <style:style style:name="Table46.B" style:family="table-column">
      <style:table-column-properties style:column-width="30.87mm" style:rel-column-width="13065*"/>
    </style:style>
    <style:style style:name="Table46.C" style:family="table-column">
      <style:table-column-properties style:column-width="70.5mm" style:rel-column-width="29833*"/>
    </style:style>
    <style:style style:name="Table46.D" style:family="table-column">
      <style:table-column-properties style:column-width="42.55mm" style:rel-column-width="18001*"/>
    </style:style>
    <style:style style:name="Table46.A1" style:family="table-cell">
      <style:table-cell-properties fo:padding="0.97mm" fo:border-left="0.02mm solid #000000" fo:border-right="none" fo:border-top="0.35mm solid #000000" fo:border-bottom="0.02mm solid #000000"/>
    </style:style>
    <style:style style:name="Table46.D1" style:family="table-cell">
      <style:table-cell-properties fo:padding="0.97mm" fo:border-left="0.02mm solid #000000" fo:border-right="0.02mm solid #000000" fo:border-top="0.35mm solid #000000" fo:border-bottom="0.02mm solid #000000"/>
    </style:style>
    <style:style style:name="Table46.A2" style:family="table-cell">
      <style:table-cell-properties fo:padding="0.97mm" fo:border-left="0.02mm solid #000000" fo:border-right="0.02mm solid #000000" fo:border-top="none" fo:border-bottom="0.02mm solid #000000"/>
    </style:style>
    <style:style style:name="Table46.A3" style:family="table-cell">
      <style:table-cell-properties fo:padding="0.97mm" fo:border-left="0.02mm solid #000000" fo:border-right="none" fo:border-top="none" fo:border-bottom="0.02mm solid #000000"/>
    </style:style>
    <style:style style:name="Table46.A12" style:family="table-cell">
      <style:table-cell-properties fo:padding="0.97mm" fo:border-left="0.02mm solid #000000" fo:border-right="none" fo:border-top="none" fo:border-bottom="0.35mm solid #333366"/>
    </style:style>
    <style:style style:name="Table46.D12" style:family="table-cell">
      <style:table-cell-properties fo:padding="0.97mm" fo:border-left="0.02mm solid #000000" fo:border-right="0.02mm solid #000000" fo:border-top="none" fo:border-bottom="0.35mm solid #333366"/>
    </style:style>
    <style:style style:name="Table48" style:family="table">
      <style:table-properties style:width="68.56mm" table:align="margins" fo:keep-with-next="always"/>
    </style:style>
    <style:style style:name="Table48.A" style:family="table-column">
      <style:table-column-properties style:column-width="12.38mm" style:rel-column-width="11828*"/>
    </style:style>
    <style:style style:name="Table48.B" style:family="table-column">
      <style:table-column-properties style:column-width="56.18mm" style:rel-column-width="53707*"/>
    </style:style>
    <style:style style:name="Table48.A1" style:family="table-cell">
      <style:table-cell-properties fo:padding="0.97mm" fo:border-left="0.02mm solid #000000" fo:border-right="none" fo:border-top="0.02mm solid #000000" fo:border-bottom="0.02mm solid #000000"/>
    </style:style>
    <style:style style:name="Table48.B1" style:family="table-cell">
      <style:table-cell-properties fo:padding="0.97mm" fo:border="0.02mm solid #000000"/>
    </style:style>
    <style:style style:name="Table48.A2" style:family="table-cell">
      <style:table-cell-properties fo:padding="0.97mm" fo:border-left="0.02mm solid #000000" fo:border-right="none" fo:border-top="none" fo:border-bottom="0.02mm solid #000000"/>
    </style:style>
    <style:style style:name="Table48.B2" style:family="table-cell">
      <style:table-cell-properties fo:padding="0.97mm" fo:border-left="0.02mm solid #000000" fo:border-right="0.02mm solid #000000" fo:border-top="none" fo:border-bottom="0.02mm solid #000000"/>
    </style:style>
    <style:style style:name="Table49" style:family="table">
      <style:table-properties style:width="68.56mm" table:align="margins" fo:keep-with-next="always"/>
    </style:style>
    <style:style style:name="Table49.A" style:family="table-column">
      <style:table-column-properties style:column-width="12.66mm" style:rel-column-width="12105*"/>
    </style:style>
    <style:style style:name="Table49.B" style:family="table-column">
      <style:table-column-properties style:column-width="55.9mm" style:rel-column-width="53430*"/>
    </style:style>
    <style:style style:name="Table49.1" style:family="table-row">
      <style:table-row-properties style:min-row-height="3.88mm"/>
    </style:style>
    <style:style style:name="Table49.A1" style:family="table-cell">
      <style:table-cell-properties fo:padding="0.97mm" fo:border-left="0.02mm solid #000000" fo:border-right="none" fo:border-top="0.02mm solid #000000" fo:border-bottom="0.02mm solid #000000"/>
    </style:style>
    <style:style style:name="Table49.B1" style:family="table-cell">
      <style:table-cell-properties fo:padding="0.97mm" fo:border="0.02mm solid #000000"/>
    </style:style>
    <style:style style:name="Table49.A2" style:family="table-cell">
      <style:table-cell-properties fo:padding="0.97mm" fo:border-left="0.02mm solid #000000" fo:border-right="none" fo:border-top="none" fo:border-bottom="0.02mm solid #000000"/>
    </style:style>
    <style:style style:name="Table49.B2" style:family="table-cell">
      <style:table-cell-properties fo:padding="0.97mm" fo:border-left="0.02mm solid #000000" fo:border-right="0.02mm solid #000000" fo:border-top="none" fo:border-bottom="0.02mm solid #000000"/>
    </style:style>
    <style:style style:name="Table50" style:family="table">
      <style:table-properties style:width="106.96mm" fo:margin-left="15.28mm" fo:margin-right="47.75mm" table:align="margins" fo:keep-with-next="auto"/>
    </style:style>
    <style:style style:name="Table50.A" style:family="table-column">
      <style:table-column-properties style:column-width="27.45mm" style:rel-column-width="16816*"/>
    </style:style>
    <style:style style:name="Table50.B" style:family="table-column">
      <style:table-column-properties style:column-width="39.3mm" style:rel-column-width="24078*"/>
    </style:style>
    <style:style style:name="Table50.C" style:family="table-column">
      <style:table-column-properties style:column-width="40.22mm" style:rel-column-width="24641*"/>
    </style:style>
    <style:style style:name="Table50.1" style:family="table-row">
      <style:table-row-properties style:keep-together="false" fo:keep-together="always"/>
    </style:style>
    <style:style style:name="Table50.A1" style:family="table-cell">
      <style:table-cell-properties fo:padding="0.97mm" fo:border-left="0.02mm solid #000000" fo:border-right="none" fo:border-top="0.35mm solid #333366" fo:border-bottom="0.02mm solid #000000"/>
    </style:style>
    <style:style style:name="Table50.C1" style:family="table-cell">
      <style:table-cell-properties fo:padding="0.97mm" fo:border-left="0.02mm solid #000000" fo:border-right="0.02mm solid #000000" fo:border-top="0.35mm solid #333366" fo:border-bottom="0.02mm solid #000000"/>
    </style:style>
    <style:style style:name="Table50.A2" style:family="table-cell">
      <style:table-cell-properties fo:padding="0.97mm" fo:border-left="0.02mm solid #000000" fo:border-right="none" fo:border-top="none" fo:border-bottom="0.02mm solid #000000"/>
    </style:style>
    <style:style style:name="Table50.C2" style:family="table-cell">
      <style:table-cell-properties fo:padding="0.97mm" fo:border-left="0.02mm solid #000000" fo:border-right="0.02mm solid #000000" fo:border-top="none" fo:border-bottom="0.02mm solid #000000"/>
    </style:style>
    <style:style style:name="Table50.5" style:family="table-row">
      <style:table-row-properties style:min-row-height="4.55mm" style:keep-together="false" fo:keep-together="always"/>
    </style:style>
    <style:style style:name="Table50.A17" style:family="table-cell">
      <style:table-cell-properties fo:padding="0.97mm" fo:border-left="0.02mm solid #000000" fo:border-right="none" fo:border-top="none" fo:border-bottom="0.35mm solid #333366"/>
    </style:style>
    <style:style style:name="Table50.C17" style:family="table-cell">
      <style:table-cell-properties fo:padding="0.97mm" fo:border-left="0.02mm solid #000000" fo:border-right="0.02mm solid #000000" fo:border-top="none" fo:border-bottom="0.35mm solid #333366"/>
    </style:style>
    <style:style style:name="Table51" style:family="table">
      <style:table-properties style:width="155.05mm" fo:margin-left="14.92mm" fo:margin-right="0.02mm" table:align="margins" fo:keep-with-next="auto"/>
    </style:style>
    <style:style style:name="Table51.A" style:family="table-column">
      <style:table-column-properties style:column-width="13.39mm" style:rel-column-width="5658*"/>
    </style:style>
    <style:style style:name="Table51.B" style:family="table-column">
      <style:table-column-properties style:column-width="31.24mm" style:rel-column-width="13203*"/>
    </style:style>
    <style:style style:name="Table51.C" style:family="table-column">
      <style:table-column-properties style:column-width="8.29mm" style:rel-column-width="3504*"/>
    </style:style>
    <style:style style:name="Table51.D" style:family="table-column">
      <style:table-column-properties style:column-width="8.64mm" style:rel-column-width="3653*"/>
    </style:style>
    <style:style style:name="Table51.E" style:family="table-column">
      <style:table-column-properties style:column-width="65.05mm" style:rel-column-width="27496*"/>
    </style:style>
    <style:style style:name="Table51.F" style:family="table-column">
      <style:table-column-properties style:column-width="28.43mm" style:rel-column-width="12021*"/>
    </style:style>
    <style:style style:name="Table51.A1" style:family="table-cell">
      <style:table-cell-properties fo:padding="0.97mm" fo:border-left="0.02mm solid #000000" fo:border-right="none" fo:border-top="0.35mm solid #333366" fo:border-bottom="0.02mm solid #000000"/>
    </style:style>
    <style:style style:name="Table51.C1" style:family="table-cell">
      <style:table-cell-properties fo:padding="0.97mm" fo:border-left="0.02mm solid #000000" fo:border-right="0.02mm solid #000000" fo:border-top="0.35mm solid #333366" fo:border-bottom="0.02mm solid #000000"/>
    </style:style>
    <style:style style:name="Table51.A2" style:family="table-cell">
      <style:table-cell-properties fo:padding="0.97mm" fo:border-left="0.02mm solid #000000" fo:border-right="none" fo:border-top="none" fo:border-bottom="0.02mm solid #000000"/>
    </style:style>
    <style:style style:name="Table51.F2" style:family="table-cell">
      <style:table-cell-properties fo:padding="0.97mm" fo:border-left="0.02mm solid #000000" fo:border-right="0.02mm solid #000000" fo:border-top="none" fo:border-bottom="0.02mm solid #000000"/>
    </style:style>
    <style:style style:name="Table51.A22" style:family="table-cell">
      <style:table-cell-properties fo:padding="0.97mm" fo:border-left="0.02mm solid #000000" fo:border-right="none" fo:border-top="none" fo:border-bottom="0.35mm solid #333366"/>
    </style:style>
    <style:style style:name="Table51.F22" style:family="table-cell">
      <style:table-cell-properties fo:padding="0.97mm" fo:border-left="0.02mm solid #000000" fo:border-right="0.02mm solid #000000" fo:border-top="none" fo:border-bottom="0.35mm solid #333366"/>
    </style:style>
    <style:style style:name="Table52" style:family="table">
      <style:table-properties style:width="63.11mm" table:align="margins" fo:keep-with-next="auto"/>
    </style:style>
    <style:style style:name="Table52.A" style:family="table-column">
      <style:table-column-properties style:column-width="11.66mm" style:rel-column-width="12105*"/>
    </style:style>
    <style:style style:name="Table52.B" style:family="table-column">
      <style:table-column-properties style:column-width="51.45mm" style:rel-column-width="53430*"/>
    </style:style>
    <style:style style:name="Table52.1" style:family="table-row">
      <style:table-row-properties style:min-row-height="3.88mm"/>
    </style:style>
    <style:style style:name="Table52.A1" style:family="table-cell">
      <style:table-cell-properties fo:padding="0.97mm" fo:border-left="0.02mm solid #000000" fo:border-right="none" fo:border-top="0.02mm solid #000000" fo:border-bottom="0.02mm solid #000000"/>
    </style:style>
    <style:style style:name="Table52.B1" style:family="table-cell">
      <style:table-cell-properties fo:padding="0.97mm" fo:border="0.02mm solid #000000"/>
    </style:style>
    <style:style style:name="Table52.A2" style:family="table-cell">
      <style:table-cell-properties fo:padding="0.97mm" fo:border-left="0.02mm solid #000000" fo:border-right="none" fo:border-top="none" fo:border-bottom="0.02mm solid #000000"/>
    </style:style>
    <style:style style:name="Table52.B2" style:family="table-cell">
      <style:table-cell-properties fo:padding="0.97mm" fo:border-left="0.02mm solid #000000" fo:border-right="0.02mm solid #000000" fo:border-top="none" fo:border-bottom="0.02mm solid #000000"/>
    </style:style>
    <style:style style:name="Table53" style:family="table">
      <style:table-properties style:width="155.05mm" fo:margin-left="14.92mm" fo:margin-right="0.02mm" table:align="margins" fo:keep-with-next="auto"/>
    </style:style>
    <style:style style:name="Table53.A" style:family="table-column">
      <style:table-column-properties style:column-width="13.39mm" style:rel-column-width="5658*"/>
    </style:style>
    <style:style style:name="Table53.B" style:family="table-column">
      <style:table-column-properties style:column-width="31.24mm" style:rel-column-width="13203*"/>
    </style:style>
    <style:style style:name="Table53.C" style:family="table-column">
      <style:table-column-properties style:column-width="8.29mm" style:rel-column-width="3504*"/>
    </style:style>
    <style:style style:name="Table53.D" style:family="table-column">
      <style:table-column-properties style:column-width="10.94mm" style:rel-column-width="4622*"/>
    </style:style>
    <style:style style:name="Table53.E" style:family="table-column">
      <style:table-column-properties style:column-width="62.76mm" style:rel-column-width="26527*"/>
    </style:style>
    <style:style style:name="Table53.F" style:family="table-column">
      <style:table-column-properties style:column-width="28.43mm" style:rel-column-width="12021*"/>
    </style:style>
    <style:style style:name="Table53.A1" style:family="table-cell">
      <style:table-cell-properties fo:padding="0.97mm" fo:border-left="0.02mm solid #000000" fo:border-right="none" fo:border-top="0.35mm solid #333366" fo:border-bottom="0.02mm solid #000000"/>
    </style:style>
    <style:style style:name="Table53.C1" style:family="table-cell">
      <style:table-cell-properties fo:padding="0.97mm" fo:border-left="0.02mm solid #000000" fo:border-right="0.02mm solid #000000" fo:border-top="0.35mm solid #333366" fo:border-bottom="0.02mm solid #000000"/>
    </style:style>
    <style:style style:name="Table53.A2" style:family="table-cell">
      <style:table-cell-properties fo:padding="0.97mm" fo:border-left="0.02mm solid #000000" fo:border-right="none" fo:border-top="none" fo:border-bottom="0.02mm solid #000000"/>
    </style:style>
    <style:style style:name="Table53.F2" style:family="table-cell">
      <style:table-cell-properties fo:padding="0.97mm" fo:border-left="0.02mm solid #000000" fo:border-right="0.02mm solid #000000" fo:border-top="none" fo:border-bottom="0.02mm solid #000000"/>
    </style:style>
    <style:style style:name="Table53.A5" style:family="table-cell">
      <style:table-cell-properties fo:padding="0.97mm" fo:border-left="0.02mm solid #000000" fo:border-right="none" fo:border-top="none" fo:border-bottom="0.35mm solid #333366"/>
    </style:style>
    <style:style style:name="Table53.F5" style:family="table-cell">
      <style:table-cell-properties fo:padding="0.97mm" fo:border-left="0.02mm solid #000000" fo:border-right="0.02mm solid #000000" fo:border-top="none" fo:border-bottom="0.35mm solid #333366"/>
    </style:style>
    <style:style style:name="Table55" style:family="table">
      <style:table-properties style:width="155.05mm" fo:margin-left="14.92mm" fo:margin-right="0.02mm" table:align="margins" fo:keep-with-next="auto"/>
    </style:style>
    <style:style style:name="Table55.A" style:family="table-column">
      <style:table-column-properties style:column-width="13.39mm" style:rel-column-width="5658*"/>
    </style:style>
    <style:style style:name="Table55.B" style:family="table-column">
      <style:table-column-properties style:column-width="31.24mm" style:rel-column-width="13203*"/>
    </style:style>
    <style:style style:name="Table55.C" style:family="table-column">
      <style:table-column-properties style:column-width="8.29mm" style:rel-column-width="3504*"/>
    </style:style>
    <style:style style:name="Table55.D" style:family="table-column">
      <style:table-column-properties style:column-width="10.94mm" style:rel-column-width="4622*"/>
    </style:style>
    <style:style style:name="Table55.E" style:family="table-column">
      <style:table-column-properties style:column-width="62.76mm" style:rel-column-width="26527*"/>
    </style:style>
    <style:style style:name="Table55.F" style:family="table-column">
      <style:table-column-properties style:column-width="28.43mm" style:rel-column-width="12021*"/>
    </style:style>
    <style:style style:name="Table55.A1" style:family="table-cell">
      <style:table-cell-properties fo:padding="0.97mm" fo:border-left="0.02mm solid #000000" fo:border-right="none" fo:border-top="0.35mm solid #333366" fo:border-bottom="0.02mm solid #000000"/>
    </style:style>
    <style:style style:name="Table55.C1" style:family="table-cell">
      <style:table-cell-properties fo:padding="0.97mm" fo:border-left="0.02mm solid #000000" fo:border-right="0.02mm solid #000000" fo:border-top="0.35mm solid #333366" fo:border-bottom="0.02mm solid #000000"/>
    </style:style>
    <style:style style:name="Table55.A2" style:family="table-cell">
      <style:table-cell-properties fo:padding="0.97mm" fo:border-left="0.02mm solid #000000" fo:border-right="none" fo:border-top="none" fo:border-bottom="0.02mm solid #000000"/>
    </style:style>
    <style:style style:name="Table55.F2" style:family="table-cell">
      <style:table-cell-properties fo:padding="0.97mm" fo:border-left="0.02mm solid #000000" fo:border-right="0.02mm solid #000000" fo:border-top="none" fo:border-bottom="0.02mm solid #000000"/>
    </style:style>
    <style:style style:name="Table55.A4" style:family="table-cell">
      <style:table-cell-properties fo:padding="0.97mm" fo:border-left="0.02mm solid #000000" fo:border-right="none" fo:border-top="none" fo:border-bottom="0.35mm solid #333366"/>
    </style:style>
    <style:style style:name="Table55.F4" style:family="table-cell">
      <style:table-cell-properties fo:padding="0.97mm" fo:border-left="0.02mm solid #000000" fo:border-right="0.02mm solid #000000" fo:border-top="none" fo:border-bottom="0.35mm solid #333366"/>
    </style:style>
    <style:style style:name="Table70" style:family="table">
      <style:table-properties style:width="155.05mm" fo:margin-left="14.92mm" fo:margin-right="0.02mm" table:align="margins" fo:keep-with-next="auto"/>
    </style:style>
    <style:style style:name="Table70.A" style:family="table-column">
      <style:table-column-properties style:column-width="13.39mm" style:rel-column-width="5658*"/>
    </style:style>
    <style:style style:name="Table70.B" style:family="table-column">
      <style:table-column-properties style:column-width="31.77mm" style:rel-column-width="13427*"/>
    </style:style>
    <style:style style:name="Table70.C" style:family="table-column">
      <style:table-column-properties style:column-width="7.76mm" style:rel-column-width="3280*"/>
    </style:style>
    <style:style style:name="Table70.D" style:family="table-column">
      <style:table-column-properties style:column-width="10.94mm" style:rel-column-width="4622*"/>
    </style:style>
    <style:style style:name="Table70.E" style:family="table-column">
      <style:table-column-properties style:column-width="62.76mm" style:rel-column-width="26527*"/>
    </style:style>
    <style:style style:name="Table70.F" style:family="table-column">
      <style:table-column-properties style:column-width="28.43mm" style:rel-column-width="12021*"/>
    </style:style>
    <style:style style:name="Table70.A1" style:family="table-cell">
      <style:table-cell-properties fo:padding="0.97mm" fo:border-left="0.02mm solid #000000" fo:border-right="none" fo:border-top="0.35mm solid #333366" fo:border-bottom="0.02mm solid #000000"/>
    </style:style>
    <style:style style:name="Table70.C1" style:family="table-cell">
      <style:table-cell-properties fo:padding="0.97mm" fo:border-left="0.02mm solid #000000" fo:border-right="0.02mm solid #000000" fo:border-top="0.35mm solid #333366" fo:border-bottom="0.02mm solid #000000"/>
    </style:style>
    <style:style style:name="Table70.A2" style:family="table-cell">
      <style:table-cell-properties fo:padding="0.97mm" fo:border-left="0.02mm solid #000000" fo:border-right="none" fo:border-top="none" fo:border-bottom="0.02mm solid #000000"/>
    </style:style>
    <style:style style:name="Table70.F2" style:family="table-cell">
      <style:table-cell-properties fo:padding="0.97mm" fo:border-left="0.02mm solid #000000" fo:border-right="0.02mm solid #000000" fo:border-top="none" fo:border-bottom="0.02mm solid #000000"/>
    </style:style>
    <style:style style:name="Table70.A10" style:family="table-cell">
      <style:table-cell-properties fo:padding="0.97mm" fo:border-left="0.02mm solid #000000" fo:border-right="none" fo:border-top="none" fo:border-bottom="0.35mm solid #333366"/>
    </style:style>
    <style:style style:name="Table70.F10" style:family="table-cell">
      <style:table-cell-properties fo:padding="0.97mm" fo:border-left="0.02mm solid #000000" fo:border-right="0.02mm solid #000000" fo:border-top="none" fo:border-bottom="0.35mm solid #333366"/>
    </style:style>
    <style:style style:name="Table71" style:family="table">
      <style:table-properties style:width="155.05mm" fo:margin-left="14.92mm" fo:margin-right="0.02mm" table:align="margins" fo:keep-with-next="auto"/>
    </style:style>
    <style:style style:name="Table71.A" style:family="table-column">
      <style:table-column-properties style:column-width="13.39mm" style:rel-column-width="5658*"/>
    </style:style>
    <style:style style:name="Table71.B" style:family="table-column">
      <style:table-column-properties style:column-width="31.24mm" style:rel-column-width="13203*"/>
    </style:style>
    <style:style style:name="Table71.C" style:family="table-column">
      <style:table-column-properties style:column-width="8.29mm" style:rel-column-width="3504*"/>
    </style:style>
    <style:style style:name="Table71.D" style:family="table-column">
      <style:table-column-properties style:column-width="10.94mm" style:rel-column-width="4622*"/>
    </style:style>
    <style:style style:name="Table71.E" style:family="table-column">
      <style:table-column-properties style:column-width="62.76mm" style:rel-column-width="26527*"/>
    </style:style>
    <style:style style:name="Table71.F" style:family="table-column">
      <style:table-column-properties style:column-width="28.43mm" style:rel-column-width="12021*"/>
    </style:style>
    <style:style style:name="Table71.A1" style:family="table-cell">
      <style:table-cell-properties fo:padding="0.97mm" fo:border-left="0.02mm solid #000000" fo:border-right="none" fo:border-top="0.35mm solid #333366" fo:border-bottom="0.02mm solid #000000"/>
    </style:style>
    <style:style style:name="Table71.C1" style:family="table-cell">
      <style:table-cell-properties fo:padding="0.97mm" fo:border-left="0.02mm solid #000000" fo:border-right="0.02mm solid #000000" fo:border-top="0.35mm solid #333366" fo:border-bottom="0.02mm solid #000000"/>
    </style:style>
    <style:style style:name="Table71.A2" style:family="table-cell">
      <style:table-cell-properties fo:padding="0.97mm" fo:border-left="0.02mm solid #000000" fo:border-right="none" fo:border-top="none" fo:border-bottom="0.02mm solid #000000"/>
    </style:style>
    <style:style style:name="Table71.F2" style:family="table-cell">
      <style:table-cell-properties fo:padding="0.97mm" fo:border-left="0.02mm solid #000000" fo:border-right="0.02mm solid #000000" fo:border-top="none" fo:border-bottom="0.02mm solid #000000"/>
    </style:style>
    <style:style style:name="Table71.A5" style:family="table-cell">
      <style:table-cell-properties fo:padding="0.97mm" fo:border-left="0.02mm solid #000000" fo:border-right="none" fo:border-top="none" fo:border-bottom="0.35mm solid #333366"/>
    </style:style>
    <style:style style:name="Table71.F5" style:family="table-cell">
      <style:table-cell-properties fo:padding="0.97mm" fo:border-left="0.02mm solid #000000" fo:border-right="0.02mm solid #000000" fo:border-top="none" fo:border-bottom="0.35mm solid #333366"/>
    </style:style>
    <style:style style:name="Table72" style:family="table">
      <style:table-properties style:width="155.05mm" fo:margin-left="14.92mm" fo:margin-right="0.02mm" table:align="margins" fo:keep-with-next="auto"/>
    </style:style>
    <style:style style:name="Table72.A" style:family="table-column">
      <style:table-column-properties style:column-width="13.39mm" style:rel-column-width="5658*"/>
    </style:style>
    <style:style style:name="Table72.B" style:family="table-column">
      <style:table-column-properties style:column-width="31.24mm" style:rel-column-width="13203*"/>
    </style:style>
    <style:style style:name="Table72.C" style:family="table-column">
      <style:table-column-properties style:column-width="8.29mm" style:rel-column-width="3504*"/>
    </style:style>
    <style:style style:name="Table72.D" style:family="table-column">
      <style:table-column-properties style:column-width="10.94mm" style:rel-column-width="4622*"/>
    </style:style>
    <style:style style:name="Table72.E" style:family="table-column">
      <style:table-column-properties style:column-width="62.76mm" style:rel-column-width="26527*"/>
    </style:style>
    <style:style style:name="Table72.F" style:family="table-column">
      <style:table-column-properties style:column-width="28.43mm" style:rel-column-width="12021*"/>
    </style:style>
    <style:style style:name="Table72.A1" style:family="table-cell">
      <style:table-cell-properties fo:padding="0.97mm" fo:border-left="0.02mm solid #000000" fo:border-right="none" fo:border-top="0.35mm solid #333366" fo:border-bottom="0.02mm solid #000000"/>
    </style:style>
    <style:style style:name="Table72.C1" style:family="table-cell">
      <style:table-cell-properties fo:padding="0.97mm" fo:border-left="0.02mm solid #000000" fo:border-right="0.02mm solid #000000" fo:border-top="0.35mm solid #333366" fo:border-bottom="0.02mm solid #000000"/>
    </style:style>
    <style:style style:name="Table72.A2" style:family="table-cell">
      <style:table-cell-properties fo:padding="0.97mm" fo:border-left="0.02mm solid #000000" fo:border-right="none" fo:border-top="none" fo:border-bottom="0.02mm solid #000000"/>
    </style:style>
    <style:style style:name="Table72.F2" style:family="table-cell">
      <style:table-cell-properties fo:padding="0.97mm" fo:border-left="0.02mm solid #000000" fo:border-right="0.02mm solid #000000" fo:border-top="none" fo:border-bottom="0.02mm solid #000000"/>
    </style:style>
    <style:style style:name="Table72.A3" style:family="table-cell">
      <style:table-cell-properties fo:padding="0.97mm" fo:border-left="0.02mm solid #000000" fo:border-right="none" fo:border-top="none" fo:border-bottom="0.35mm solid #333366"/>
    </style:style>
    <style:style style:name="Table72.F3" style:family="table-cell">
      <style:table-cell-properties fo:padding="0.97mm" fo:border-left="0.02mm solid #000000" fo:border-right="0.02mm solid #000000" fo:border-top="none" fo:border-bottom="0.35mm solid #333366"/>
    </style:style>
    <style:style style:name="Table73" style:family="table">
      <style:table-properties style:width="155.05mm" fo:margin-left="14.92mm" fo:margin-right="0.02mm" table:align="margins" fo:keep-with-next="auto"/>
    </style:style>
    <style:style style:name="Table73.A" style:family="table-column">
      <style:table-column-properties style:column-width="13.39mm" style:rel-column-width="5658*"/>
    </style:style>
    <style:style style:name="Table73.B" style:family="table-column">
      <style:table-column-properties style:column-width="31.24mm" style:rel-column-width="13203*"/>
    </style:style>
    <style:style style:name="Table73.C" style:family="table-column">
      <style:table-column-properties style:column-width="8.29mm" style:rel-column-width="3504*"/>
    </style:style>
    <style:style style:name="Table73.D" style:family="table-column">
      <style:table-column-properties style:column-width="10.94mm" style:rel-column-width="4622*"/>
    </style:style>
    <style:style style:name="Table73.E" style:family="table-column">
      <style:table-column-properties style:column-width="62.76mm" style:rel-column-width="26527*"/>
    </style:style>
    <style:style style:name="Table73.F" style:family="table-column">
      <style:table-column-properties style:column-width="28.43mm" style:rel-column-width="12021*"/>
    </style:style>
    <style:style style:name="Table73.A1" style:family="table-cell">
      <style:table-cell-properties fo:padding="0.97mm" fo:border-left="0.02mm solid #000000" fo:border-right="none" fo:border-top="0.35mm solid #333366" fo:border-bottom="0.02mm solid #000000"/>
    </style:style>
    <style:style style:name="Table73.C1" style:family="table-cell">
      <style:table-cell-properties fo:padding="0.97mm" fo:border-left="0.02mm solid #000000" fo:border-right="0.02mm solid #000000" fo:border-top="0.35mm solid #333366" fo:border-bottom="0.02mm solid #000000"/>
    </style:style>
    <style:style style:name="Table73.A2" style:family="table-cell">
      <style:table-cell-properties fo:padding="0.97mm" fo:border-left="0.02mm solid #000000" fo:border-right="none" fo:border-top="none" fo:border-bottom="0.02mm solid #000000"/>
    </style:style>
    <style:style style:name="Table73.F2" style:family="table-cell">
      <style:table-cell-properties fo:padding="0.97mm" fo:border-left="0.02mm solid #000000" fo:border-right="0.02mm solid #000000" fo:border-top="none" fo:border-bottom="0.02mm solid #000000"/>
    </style:style>
    <style:style style:name="Table73.A4" style:family="table-cell">
      <style:table-cell-properties fo:padding="0.97mm" fo:border-left="0.02mm solid #000000" fo:border-right="none" fo:border-top="none" fo:border-bottom="0.35mm solid #333366"/>
    </style:style>
    <style:style style:name="Table73.F4" style:family="table-cell">
      <style:table-cell-properties fo:padding="0.97mm" fo:border-left="0.02mm solid #000000" fo:border-right="0.02mm solid #000000" fo:border-top="none" fo:border-bottom="0.35mm solid #333366"/>
    </style:style>
    <style:style style:name="Table77" style:family="table">
      <style:table-properties style:width="155.05mm" fo:margin-left="14.92mm" fo:margin-right="0.02mm" table:align="margins" fo:keep-with-next="auto"/>
    </style:style>
    <style:style style:name="Table77.A" style:family="table-column">
      <style:table-column-properties style:column-width="13.37mm" style:rel-column-width="5652*"/>
    </style:style>
    <style:style style:name="Table77.B" style:family="table-column">
      <style:table-column-properties style:column-width="34.77mm" style:rel-column-width="14696*"/>
    </style:style>
    <style:style style:name="Table77.C" style:family="table-column">
      <style:table-column-properties style:column-width="7.76mm" style:rel-column-width="3280*"/>
    </style:style>
    <style:style style:name="Table77.D" style:family="table-column">
      <style:table-column-properties style:column-width="12.17mm" style:rel-column-width="5144*"/>
    </style:style>
    <style:style style:name="Table77.E" style:family="table-column">
      <style:table-column-properties style:column-width="58.51mm" style:rel-column-width="24733*"/>
    </style:style>
    <style:style style:name="Table77.F" style:family="table-column">
      <style:table-column-properties style:column-width="28.47mm" style:rel-column-width="12030*"/>
    </style:style>
    <style:style style:name="Table77.A1" style:family="table-cell">
      <style:table-cell-properties fo:padding="0.97mm" fo:border-left="0.02mm solid #000000" fo:border-right="none" fo:border-top="0.35mm solid #333366" fo:border-bottom="0.02mm solid #000000"/>
    </style:style>
    <style:style style:name="Table77.C1" style:family="table-cell">
      <style:table-cell-properties fo:padding="0.97mm" fo:border-left="0.02mm solid #000000" fo:border-right="0.02mm solid #000000" fo:border-top="0.35mm solid #333366" fo:border-bottom="0.02mm solid #000000"/>
    </style:style>
    <style:style style:name="Table77.A2" style:family="table-cell">
      <style:table-cell-properties fo:padding="0.97mm" fo:border-left="0.02mm solid #000000" fo:border-right="none" fo:border-top="none" fo:border-bottom="0.02mm solid #000000"/>
    </style:style>
    <style:style style:name="Table77.F2" style:family="table-cell">
      <style:table-cell-properties fo:padding="0.97mm" fo:border-left="0.02mm solid #000000" fo:border-right="0.02mm solid #000000" fo:border-top="none" fo:border-bottom="0.02mm solid #000000"/>
    </style:style>
    <style:style style:name="Table77.6" style:family="table-row">
      <style:table-row-properties style:min-row-height="5.7mm"/>
    </style:style>
    <style:style style:name="Table77.A16" style:family="table-cell">
      <style:table-cell-properties fo:padding="0.97mm" fo:border-left="0.02mm solid #000000" fo:border-right="none" fo:border-top="none" fo:border-bottom="0.35mm solid #333366"/>
    </style:style>
    <style:style style:name="Table77.F16" style:family="table-cell">
      <style:table-cell-properties fo:padding="0.97mm" fo:border-left="0.02mm solid #000000" fo:border-right="0.02mm solid #000000" fo:border-top="none" fo:border-bottom="0.35mm solid #333366"/>
    </style:style>
    <style:style style:name="Table78" style:family="table">
      <style:table-properties style:width="155.05mm" fo:margin-left="14.92mm" fo:margin-right="0.02mm" table:align="margins" fo:keep-with-next="auto"/>
    </style:style>
    <style:style style:name="Table78.A" style:family="table-column">
      <style:table-column-properties style:column-width="13.39mm" style:rel-column-width="5658*"/>
    </style:style>
    <style:style style:name="Table78.B" style:family="table-column">
      <style:table-column-properties style:column-width="31.24mm" style:rel-column-width="13203*"/>
    </style:style>
    <style:style style:name="Table78.C" style:family="table-column">
      <style:table-column-properties style:column-width="8.29mm" style:rel-column-width="3504*"/>
    </style:style>
    <style:style style:name="Table78.D" style:family="table-column">
      <style:table-column-properties style:column-width="10.94mm" style:rel-column-width="4622*"/>
    </style:style>
    <style:style style:name="Table78.E" style:family="table-column">
      <style:table-column-properties style:column-width="62.76mm" style:rel-column-width="26527*"/>
    </style:style>
    <style:style style:name="Table78.F" style:family="table-column">
      <style:table-column-properties style:column-width="28.43mm" style:rel-column-width="12021*"/>
    </style:style>
    <style:style style:name="Table78.A1" style:family="table-cell">
      <style:table-cell-properties fo:padding="0.97mm" fo:border-left="0.02mm solid #000000" fo:border-right="none" fo:border-top="0.35mm solid #333366" fo:border-bottom="0.02mm solid #000000"/>
    </style:style>
    <style:style style:name="Table78.C1" style:family="table-cell">
      <style:table-cell-properties fo:padding="0.97mm" fo:border-left="0.02mm solid #000000" fo:border-right="0.02mm solid #000000" fo:border-top="0.35mm solid #333366" fo:border-bottom="0.02mm solid #000000"/>
    </style:style>
    <style:style style:name="Table78.A2" style:family="table-cell">
      <style:table-cell-properties fo:padding="0.97mm" fo:border-left="0.02mm solid #000000" fo:border-right="none" fo:border-top="none" fo:border-bottom="0.02mm solid #000000"/>
    </style:style>
    <style:style style:name="Table78.F2" style:family="table-cell">
      <style:table-cell-properties fo:padding="0.97mm" fo:border-left="0.02mm solid #000000" fo:border-right="0.02mm solid #000000" fo:border-top="none" fo:border-bottom="0.02mm solid #000000"/>
    </style:style>
    <style:style style:name="Table78.A20" style:family="table-cell">
      <style:table-cell-properties fo:padding="0.97mm" fo:border-left="0.02mm solid #000000" fo:border-right="none" fo:border-top="none" fo:border-bottom="0.35mm solid #333366"/>
    </style:style>
    <style:style style:name="Table78.F20" style:family="table-cell">
      <style:table-cell-properties fo:padding="0.97mm" fo:border-left="0.02mm solid #000000" fo:border-right="0.02mm solid #000000" fo:border-top="none" fo:border-bottom="0.35mm solid #333366"/>
    </style:style>
    <style:style style:name="Table80" style:family="table">
      <style:table-properties style:width="155.05mm" fo:margin-left="14.92mm" fo:margin-right="0.02mm" table:align="margins" fo:keep-with-next="auto"/>
    </style:style>
    <style:style style:name="Table80.A" style:family="table-column">
      <style:table-column-properties style:column-width="13.37mm" style:rel-column-width="5652*"/>
    </style:style>
    <style:style style:name="Table80.B" style:family="table-column">
      <style:table-column-properties style:column-width="31.24mm" style:rel-column-width="13205*"/>
    </style:style>
    <style:style style:name="Table80.C" style:family="table-column">
      <style:table-column-properties style:column-width="8.26mm" style:rel-column-width="3489*"/>
    </style:style>
    <style:style style:name="Table80.D" style:family="table-column">
      <style:table-column-properties style:column-width="10.92mm" style:rel-column-width="4615*"/>
    </style:style>
    <style:style style:name="Table80.E" style:family="table-column">
      <style:table-column-properties style:column-width="62.74mm" style:rel-column-width="26522*"/>
    </style:style>
    <style:style style:name="Table80.F" style:family="table-column">
      <style:table-column-properties style:column-width="28.5mm" style:rel-column-width="12052*"/>
    </style:style>
    <style:style style:name="Table80.A1" style:family="table-cell">
      <style:table-cell-properties fo:padding="0.97mm" fo:border-left="0.02mm solid #000000" fo:border-right="none" fo:border-top="0.35mm solid #333366" fo:border-bottom="0.02mm solid #000000"/>
    </style:style>
    <style:style style:name="Table80.C1" style:family="table-cell">
      <style:table-cell-properties fo:padding="0.97mm" fo:border-left="0.02mm solid #000000" fo:border-right="0.02mm solid #000000" fo:border-top="0.35mm solid #333366" fo:border-bottom="0.02mm solid #000000"/>
    </style:style>
    <style:style style:name="Table80.A2" style:family="table-cell">
      <style:table-cell-properties fo:padding="0.97mm" fo:border-left="0.02mm solid #000000" fo:border-right="none" fo:border-top="none" fo:border-bottom="0.02mm solid #000000"/>
    </style:style>
    <style:style style:name="Table80.F2" style:family="table-cell">
      <style:table-cell-properties fo:padding="0.97mm" fo:border-left="0.02mm solid #000000" fo:border-right="0.02mm solid #000000" fo:border-top="none" fo:border-bottom="0.02mm solid #000000"/>
    </style:style>
    <style:style style:name="Table80.A15" style:family="table-cell">
      <style:table-cell-properties fo:padding="0.97mm" fo:border-left="0.02mm solid #000000" fo:border-right="none" fo:border-top="none" fo:border-bottom="0.35mm solid #333366"/>
    </style:style>
    <style:style style:name="Table80.F15" style:family="table-cell">
      <style:table-cell-properties fo:padding="0.97mm" fo:border-left="0.02mm solid #000000" fo:border-right="0.02mm solid #000000" fo:border-top="none" fo:border-bottom="0.35mm solid #333366"/>
    </style:style>
    <style:style style:name="Table84" style:family="table">
      <style:table-properties style:width="155.05mm" fo:margin-left="14.92mm" fo:margin-right="0.02mm" table:align="margins" fo:keep-with-next="auto"/>
    </style:style>
    <style:style style:name="Table84.A" style:family="table-column">
      <style:table-column-properties style:column-width="13.37mm" style:rel-column-width="5652*"/>
    </style:style>
    <style:style style:name="Table84.B" style:family="table-column">
      <style:table-column-properties style:column-width="31.24mm" style:rel-column-width="13205*"/>
    </style:style>
    <style:style style:name="Table84.C" style:family="table-column">
      <style:table-column-properties style:column-width="8.26mm" style:rel-column-width="3489*"/>
    </style:style>
    <style:style style:name="Table84.D" style:family="table-column">
      <style:table-column-properties style:column-width="10.92mm" style:rel-column-width="4615*"/>
    </style:style>
    <style:style style:name="Table84.E" style:family="table-column">
      <style:table-column-properties style:column-width="62.74mm" style:rel-column-width="26522*"/>
    </style:style>
    <style:style style:name="Table84.F" style:family="table-column">
      <style:table-column-properties style:column-width="28.5mm" style:rel-column-width="12052*"/>
    </style:style>
    <style:style style:name="Table84.A1" style:family="table-cell">
      <style:table-cell-properties fo:padding="0.97mm" fo:border-left="0.02mm solid #000000" fo:border-right="none" fo:border-top="0.35mm solid #333366" fo:border-bottom="0.02mm solid #000000"/>
    </style:style>
    <style:style style:name="Table84.C1" style:family="table-cell">
      <style:table-cell-properties fo:padding="0.97mm" fo:border-left="0.02mm solid #000000" fo:border-right="0.02mm solid #000000" fo:border-top="0.35mm solid #333366" fo:border-bottom="0.02mm solid #000000"/>
    </style:style>
    <style:style style:name="Table84.A2" style:family="table-cell">
      <style:table-cell-properties fo:padding="0.97mm" fo:border-left="0.02mm solid #000000" fo:border-right="none" fo:border-top="none" fo:border-bottom="0.02mm solid #000000"/>
    </style:style>
    <style:style style:name="Table84.F2" style:family="table-cell">
      <style:table-cell-properties fo:padding="0.97mm" fo:border-left="0.02mm solid #000000" fo:border-right="0.02mm solid #000000" fo:border-top="none" fo:border-bottom="0.02mm solid #000000"/>
    </style:style>
    <style:style style:name="Table84.A6" style:family="table-cell">
      <style:table-cell-properties fo:padding="0.97mm" fo:border-left="0.02mm solid #000000" fo:border-right="none" fo:border-top="none" fo:border-bottom="0.35mm solid #333366"/>
    </style:style>
    <style:style style:name="Table84.F6" style:family="table-cell">
      <style:table-cell-properties fo:padding="0.97mm" fo:border-left="0.02mm solid #000000" fo:border-right="0.02mm solid #000000" fo:border-top="none" fo:border-bottom="0.35mm solid #333366"/>
    </style:style>
    <style:style style:name="Table85" style:family="table">
      <style:table-properties style:width="155.05mm" fo:margin-left="14.92mm" fo:margin-right="0.02mm" table:align="margins" fo:keep-with-next="auto"/>
    </style:style>
    <style:style style:name="Table85.A" style:family="table-column">
      <style:table-column-properties style:column-width="13.37mm" style:rel-column-width="5652*"/>
    </style:style>
    <style:style style:name="Table85.B" style:family="table-column">
      <style:table-column-properties style:column-width="31.24mm" style:rel-column-width="13205*"/>
    </style:style>
    <style:style style:name="Table85.C" style:family="table-column">
      <style:table-column-properties style:column-width="8.26mm" style:rel-column-width="3489*"/>
    </style:style>
    <style:style style:name="Table85.D" style:family="table-column">
      <style:table-column-properties style:column-width="10.92mm" style:rel-column-width="4615*"/>
    </style:style>
    <style:style style:name="Table85.E" style:family="table-column">
      <style:table-column-properties style:column-width="62.74mm" style:rel-column-width="26522*"/>
    </style:style>
    <style:style style:name="Table85.F" style:family="table-column">
      <style:table-column-properties style:column-width="28.5mm" style:rel-column-width="12052*"/>
    </style:style>
    <style:style style:name="Table85.A1" style:family="table-cell">
      <style:table-cell-properties fo:padding="0.97mm" fo:border-left="0.02mm solid #000000" fo:border-right="none" fo:border-top="0.35mm solid #333366" fo:border-bottom="0.02mm solid #000000"/>
    </style:style>
    <style:style style:name="Table85.C1" style:family="table-cell">
      <style:table-cell-properties fo:padding="0.97mm" fo:border-left="0.02mm solid #000000" fo:border-right="0.02mm solid #000000" fo:border-top="0.35mm solid #333366" fo:border-bottom="0.02mm solid #000000"/>
    </style:style>
    <style:style style:name="Table85.A2" style:family="table-cell">
      <style:table-cell-properties fo:padding="0.97mm" fo:border-left="0.02mm solid #000000" fo:border-right="none" fo:border-top="none" fo:border-bottom="0.02mm solid #000000"/>
    </style:style>
    <style:style style:name="Table85.F2" style:family="table-cell">
      <style:table-cell-properties fo:padding="0.97mm" fo:border-left="0.02mm solid #000000" fo:border-right="0.02mm solid #000000" fo:border-top="none" fo:border-bottom="0.02mm solid #000000"/>
    </style:style>
    <style:style style:name="Table85.A6" style:family="table-cell">
      <style:table-cell-properties fo:padding="0.97mm" fo:border-left="0.02mm solid #000000" fo:border-right="none" fo:border-top="none" fo:border-bottom="0.35mm solid #333366"/>
    </style:style>
    <style:style style:name="Table85.F6" style:family="table-cell">
      <style:table-cell-properties fo:padding="0.97mm" fo:border-left="0.02mm solid #000000" fo:border-right="0.02mm solid #000000" fo:border-top="none" fo:border-bottom="0.35mm solid #333366"/>
    </style:style>
    <style:style style:name="Table91" style:family="table">
      <style:table-properties style:width="155.05mm" fo:margin-left="14.92mm" fo:margin-right="0.02mm" table:align="margins" fo:keep-with-next="auto"/>
    </style:style>
    <style:style style:name="Table91.A" style:family="table-column">
      <style:table-column-properties style:column-width="13.37mm" style:rel-column-width="5652*"/>
    </style:style>
    <style:style style:name="Table91.B" style:family="table-column">
      <style:table-column-properties style:column-width="31.24mm" style:rel-column-width="13205*"/>
    </style:style>
    <style:style style:name="Table91.C" style:family="table-column">
      <style:table-column-properties style:column-width="8.26mm" style:rel-column-width="3489*"/>
    </style:style>
    <style:style style:name="Table91.D" style:family="table-column">
      <style:table-column-properties style:column-width="10.92mm" style:rel-column-width="4615*"/>
    </style:style>
    <style:style style:name="Table91.E" style:family="table-column">
      <style:table-column-properties style:column-width="62.74mm" style:rel-column-width="26522*"/>
    </style:style>
    <style:style style:name="Table91.F" style:family="table-column">
      <style:table-column-properties style:column-width="28.5mm" style:rel-column-width="12052*"/>
    </style:style>
    <style:style style:name="Table91.A1" style:family="table-cell">
      <style:table-cell-properties fo:padding="0.97mm" fo:border-left="0.02mm solid #000000" fo:border-right="none" fo:border-top="0.35mm solid #333366" fo:border-bottom="0.02mm solid #000000"/>
    </style:style>
    <style:style style:name="Table91.C1" style:family="table-cell">
      <style:table-cell-properties fo:padding="0.97mm" fo:border-left="0.02mm solid #000000" fo:border-right="0.02mm solid #000000" fo:border-top="0.35mm solid #333366" fo:border-bottom="0.02mm solid #000000"/>
    </style:style>
    <style:style style:name="Table91.A2" style:family="table-cell">
      <style:table-cell-properties fo:padding="0.97mm" fo:border-left="0.02mm solid #000000" fo:border-right="none" fo:border-top="none" fo:border-bottom="0.02mm solid #000000"/>
    </style:style>
    <style:style style:name="Table91.F2" style:family="table-cell">
      <style:table-cell-properties fo:padding="0.97mm" fo:border-left="0.02mm solid #000000" fo:border-right="0.02mm solid #000000" fo:border-top="none" fo:border-bottom="0.02mm solid #000000"/>
    </style:style>
    <style:style style:name="Table91.A6" style:family="table-cell">
      <style:table-cell-properties fo:padding="0.97mm" fo:border-left="0.02mm solid #000000" fo:border-right="none" fo:border-top="none" fo:border-bottom="0.35mm solid #333366"/>
    </style:style>
    <style:style style:name="Table91.F6" style:family="table-cell">
      <style:table-cell-properties fo:padding="0.97mm" fo:border-left="0.02mm solid #000000" fo:border-right="0.02mm solid #000000" fo:border-top="none" fo:border-bottom="0.35mm solid #333366"/>
    </style:style>
    <style:style style:name="Table130" style:family="table">
      <style:table-properties style:width="155.05mm" fo:margin-left="14.92mm" fo:margin-right="0.02mm" table:align="margins" fo:keep-with-next="auto"/>
    </style:style>
    <style:style style:name="Table130.A" style:family="table-column">
      <style:table-column-properties style:column-width="13.39mm" style:rel-column-width="5658*"/>
    </style:style>
    <style:style style:name="Table130.B" style:family="table-column">
      <style:table-column-properties style:column-width="22.47mm" style:rel-column-width="9498*"/>
    </style:style>
    <style:style style:name="Table130.C" style:family="table-column">
      <style:table-column-properties style:column-width="53.15mm" style:rel-column-width="22463*"/>
    </style:style>
    <style:style style:name="Table130.D" style:family="table-column">
      <style:table-column-properties style:column-width="11.17mm" style:rel-column-width="4719*"/>
    </style:style>
    <style:style style:name="Table130.E" style:family="table-column">
      <style:table-column-properties style:column-width="54.87mm" style:rel-column-width="23197*"/>
    </style:style>
    <style:style style:name="Table130.A1" style:family="table-cell">
      <style:table-cell-properties fo:padding="0.97mm" fo:border-left="0.02mm solid #000000" fo:border-right="none" fo:border-top="0.35mm solid #000000" fo:border-bottom="0.02mm solid #000000"/>
    </style:style>
    <style:style style:name="Table130.E1" style:family="table-cell">
      <style:table-cell-properties fo:padding="0.97mm" fo:border-left="0.02mm solid #000000" fo:border-right="0.02mm solid #000000" fo:border-top="0.35mm solid #000000" fo:border-bottom="0.02mm solid #000000"/>
    </style:style>
    <style:style style:name="Table130.A2" style:family="table-cell">
      <style:table-cell-properties fo:padding="0.97mm" fo:border-left="0.02mm solid #000000" fo:border-right="none" fo:border-top="none" fo:border-bottom="0.02mm solid #000000"/>
    </style:style>
    <style:style style:name="Table130.E2" style:family="table-cell">
      <style:table-cell-properties fo:padding="0.97mm" fo:border-left="0.02mm solid #000000" fo:border-right="0.02mm solid #000000" fo:border-top="none" fo:border-bottom="0.02mm solid #000000"/>
    </style:style>
    <style:style style:name="Table130.A3.2" style:family="table-column">
      <style:table-column-properties style:column-width="22.47mm" style:rel-column-width="9497*"/>
    </style:style>
    <style:style style:name="Table130.A3.3" style:family="table-column">
      <style:table-column-properties style:column-width="53.15mm" style:rel-column-width="22462*"/>
    </style:style>
    <style:style style:name="Table130.A3.4" style:family="table-column">
      <style:table-column-properties style:column-width="11.17mm" style:rel-column-width="4721*"/>
    </style:style>
    <style:style style:name="Table130.A4" style:family="table-cell">
      <style:table-cell-properties fo:padding="0.97mm" fo:border-left="0.02mm solid #000000" fo:border-right="none" fo:border-top="none" fo:border-bottom="0.35mm solid #333366"/>
    </style:style>
    <style:style style:name="Table130.E4" style:family="table-cell">
      <style:table-cell-properties fo:padding="0.97mm" fo:border-left="0.02mm solid #000000" fo:border-right="0.02mm solid #000000" fo:border-top="none" fo:border-bottom="0.35mm solid #333366"/>
    </style:style>
    <style:style style:name="Table131" style:family="table">
      <style:table-properties style:width="155.05mm" fo:margin-left="14.92mm" fo:margin-right="0.02mm" table:align="margins" fo:keep-with-next="auto"/>
    </style:style>
    <style:style style:name="Table131.A" style:family="table-column">
      <style:table-column-properties style:column-width="18.33mm" style:rel-column-width="7746*"/>
    </style:style>
    <style:style style:name="Table131.B" style:family="table-column">
      <style:table-column-properties style:column-width="26.28mm" style:rel-column-width="11108*"/>
    </style:style>
    <style:style style:name="Table131.C" style:family="table-column">
      <style:table-column-properties style:column-width="8.29mm" style:rel-column-width="3504*"/>
    </style:style>
    <style:style style:name="Table131.D" style:family="table-column">
      <style:table-column-properties style:column-width="8.64mm" style:rel-column-width="3653*"/>
    </style:style>
    <style:style style:name="Table131.E" style:family="table-column">
      <style:table-column-properties style:column-width="65.05mm" style:rel-column-width="27496*"/>
    </style:style>
    <style:style style:name="Table131.F" style:family="table-column">
      <style:table-column-properties style:column-width="28.45mm" style:rel-column-width="12028*"/>
    </style:style>
    <style:style style:name="Table131.A1" style:family="table-cell">
      <style:table-cell-properties fo:padding="0.97mm" fo:border-left="0.02mm solid #000000" fo:border-right="none" fo:border-top="0.35mm solid #333366" fo:border-bottom="0.02mm solid #000000"/>
    </style:style>
    <style:style style:name="Table131.C1" style:family="table-cell">
      <style:table-cell-properties fo:padding="0.97mm" fo:border-left="0.02mm solid #000000" fo:border-right="0.02mm solid #000000" fo:border-top="0.35mm solid #333366" fo:border-bottom="0.02mm solid #000000"/>
    </style:style>
    <style:style style:name="Table131.A2" style:family="table-cell">
      <style:table-cell-properties fo:padding="0.97mm" fo:border-left="0.02mm solid #000000" fo:border-right="none" fo:border-top="none" fo:border-bottom="0.02mm solid #000000"/>
    </style:style>
    <style:style style:name="Table131.F2" style:family="table-cell">
      <style:table-cell-properties fo:padding="0.97mm" fo:border-left="0.02mm solid #000000" fo:border-right="0.02mm solid #000000" fo:border-top="none" fo:border-bottom="0.02mm solid #000000"/>
    </style:style>
    <style:style style:name="Table131.A6" style:family="table-cell">
      <style:table-cell-properties fo:padding="0.97mm" fo:border-left="0.02mm solid #000000" fo:border-right="none" fo:border-top="none" fo:border-bottom="0.35mm solid #333366"/>
    </style:style>
    <style:style style:name="Table131.F6" style:family="table-cell">
      <style:table-cell-properties fo:padding="0.97mm" fo:border-left="0.02mm solid #000000" fo:border-right="0.02mm solid #000000" fo:border-top="none" fo:border-bottom="0.35mm solid #333366"/>
    </style:style>
    <style:style style:name="Table47" style:family="table">
      <style:table-properties style:width="160.07mm" fo:margin-left="9.63mm" fo:margin-right="0.28mm" table:align="margins" fo:keep-with-next="auto"/>
    </style:style>
    <style:style style:name="Table47.A" style:family="table-column">
      <style:table-column-properties style:column-width="28.89mm" style:rel-column-width="11828*"/>
    </style:style>
    <style:style style:name="Table47.B" style:family="table-column">
      <style:table-column-properties style:column-width="8.17mm" style:rel-column-width="3343*"/>
    </style:style>
    <style:style style:name="Table47.C" style:family="table-column">
      <style:table-column-properties style:column-width="31.71mm" style:rel-column-width="12984*"/>
    </style:style>
    <style:style style:name="Table47.D" style:family="table-column">
      <style:table-column-properties style:column-width="55.77mm" style:rel-column-width="22834*"/>
    </style:style>
    <style:style style:name="Table47.E" style:family="table-column">
      <style:table-column-properties style:column-width="35.52mm" style:rel-column-width="14546*"/>
    </style:style>
    <style:style style:name="Table47.A1" style:family="table-cell">
      <style:table-cell-properties fo:padding="0.97mm" fo:border-left="0.02mm solid #000000" fo:border-right="none" fo:border-top="0.35mm solid #333366" fo:border-bottom="0.02mm solid #000000"/>
    </style:style>
    <style:style style:name="Table47.E1" style:family="table-cell">
      <style:table-cell-properties fo:padding="0.97mm" fo:border-left="0.02mm solid #000000" fo:border-right="0.02mm solid #000000" fo:border-top="0.35mm solid #333366" fo:border-bottom="0.02mm solid #000000"/>
    </style:style>
    <style:style style:name="Table47.A2" style:family="table-cell">
      <style:table-cell-properties fo:padding="0.97mm" fo:border-left="0.02mm solid #000000" fo:border-right="none" fo:border-top="none" fo:border-bottom="0.02mm solid #000000"/>
    </style:style>
    <style:style style:name="Table47.E2" style:family="table-cell">
      <style:table-cell-properties fo:padding="0.97mm" fo:border-left="0.02mm solid #000000" fo:border-right="0.02mm solid #000000" fo:border-top="none" fo:border-bottom="0.02mm solid #000000"/>
    </style:style>
    <style:style style:name="Table47.A7.3" style:family="table-column">
      <style:table-column-properties style:column-width="31.71mm" style:rel-column-width="12983*"/>
    </style:style>
    <style:style style:name="Table47.A7.4" style:family="table-column">
      <style:table-column-properties style:column-width="55.77mm" style:rel-column-width="22835*"/>
    </style:style>
    <style:style style:name="Table47.A24" style:family="table-cell">
      <style:table-cell-properties fo:padding="0.97mm" fo:border-left="0.02mm solid #000000" fo:border-right="none" fo:border-top="none" fo:border-bottom="0.35mm solid #333366"/>
    </style:style>
    <style:style style:name="Table47.E24" style:family="table-cell">
      <style:table-cell-properties fo:padding="0.97mm" fo:border-left="0.02mm solid #000000" fo:border-right="0.02mm solid #000000" fo:border-top="none" fo:border-bottom="0.35mm solid #333366"/>
    </style:style>
    <style:style style:name="Table65" style:family="table">
      <style:table-properties style:width="160.34mm" fo:margin-left="9.63mm" fo:margin-right="0.02mm" table:align="margins" fo:keep-with-next="auto"/>
    </style:style>
    <style:style style:name="Table65.A" style:family="table-column">
      <style:table-column-properties style:column-width="28.91mm" style:rel-column-width="11816*"/>
    </style:style>
    <style:style style:name="Table65.B" style:family="table-column">
      <style:table-column-properties style:column-width="12.7mm" style:rel-column-width="5190*"/>
    </style:style>
    <style:style style:name="Table65.C" style:family="table-column">
      <style:table-column-properties style:column-width="29.46mm" style:rel-column-width="12039*"/>
    </style:style>
    <style:style style:name="Table65.D" style:family="table-column">
      <style:table-column-properties style:column-width="53.82mm" style:rel-column-width="21996*"/>
    </style:style>
    <style:style style:name="Table65.E" style:family="table-column">
      <style:table-column-properties style:column-width="35.45mm" style:rel-column-width="14494*"/>
    </style:style>
    <style:style style:name="Table65.A1" style:family="table-cell">
      <style:table-cell-properties fo:padding="0.97mm" fo:border-left="0.02mm solid #000000" fo:border-right="none" fo:border-top="0.35mm solid #333366" fo:border-bottom="0.02mm solid #000000"/>
    </style:style>
    <style:style style:name="Table65.E1" style:family="table-cell">
      <style:table-cell-properties fo:padding="0.97mm" fo:border-left="0.02mm solid #000000" fo:border-right="0.02mm solid #000000" fo:border-top="0.35mm solid #333366" fo:border-bottom="0.02mm solid #000000"/>
    </style:style>
    <style:style style:name="Table65.A2" style:family="table-cell">
      <style:table-cell-properties fo:padding="0.97mm" fo:border-left="0.02mm solid #000000" fo:border-right="none" fo:border-top="none" fo:border-bottom="0.02mm solid #000000"/>
    </style:style>
    <style:style style:name="Table65.E2" style:family="table-cell">
      <style:table-cell-properties fo:padding="0.97mm" fo:border-left="0.02mm solid #000000" fo:border-right="0.02mm solid #000000" fo:border-top="none" fo:border-bottom="0.02mm solid #000000"/>
    </style:style>
    <style:style style:name="Table65.A10.1" style:family="table-column">
      <style:table-column-properties style:column-width="28.91mm" style:rel-column-width="11815*"/>
    </style:style>
    <style:style style:name="Table65.A10.4" style:family="table-column">
      <style:table-column-properties style:column-width="53.82mm" style:rel-column-width="21997*"/>
    </style:style>
    <style:style style:name="Table65.A14" style:family="table-cell">
      <style:table-cell-properties fo:padding="0.97mm" fo:border-left="0.02mm solid #000000" fo:border-right="none" fo:border-top="none" fo:border-bottom="0.35mm solid #333366"/>
    </style:style>
    <style:style style:name="Table65.E14" style:family="table-cell">
      <style:table-cell-properties fo:padding="0.97mm" fo:border-left="0.02mm solid #000000" fo:border-right="0.02mm solid #000000" fo:border-top="none" fo:border-bottom="0.35mm solid #333366"/>
    </style:style>
    <style:style style:name="Table35" style:family="table">
      <style:table-properties style:width="155.05mm" fo:margin-left="14.92mm" fo:margin-right="0.02mm" table:align="margins" fo:keep-with-next="auto"/>
    </style:style>
    <style:style style:name="Table35.A" style:family="table-column">
      <style:table-column-properties style:column-width="13.39mm" style:rel-column-width="5658*"/>
    </style:style>
    <style:style style:name="Table35.B" style:family="table-column">
      <style:table-column-properties style:column-width="31.24mm" style:rel-column-width="13203*"/>
    </style:style>
    <style:style style:name="Table35.C" style:family="table-column">
      <style:table-column-properties style:column-width="8.29mm" style:rel-column-width="3504*"/>
    </style:style>
    <style:style style:name="Table35.D" style:family="table-column">
      <style:table-column-properties style:column-width="8.64mm" style:rel-column-width="3653*"/>
    </style:style>
    <style:style style:name="Table35.E" style:family="table-column">
      <style:table-column-properties style:column-width="65.05mm" style:rel-column-width="27496*"/>
    </style:style>
    <style:style style:name="Table35.F" style:family="table-column">
      <style:table-column-properties style:column-width="28.43mm" style:rel-column-width="12021*"/>
    </style:style>
    <style:style style:name="Table35.A1" style:family="table-cell">
      <style:table-cell-properties fo:padding="0.97mm" fo:border-left="0.02mm solid #000000" fo:border-right="none" fo:border-top="0.35mm solid #333366" fo:border-bottom="0.02mm solid #000000"/>
    </style:style>
    <style:style style:name="Table35.C1" style:family="table-cell">
      <style:table-cell-properties fo:padding="0.97mm" fo:border-left="0.02mm solid #000000" fo:border-right="0.02mm solid #000000" fo:border-top="0.35mm solid #333366" fo:border-bottom="0.02mm solid #000000"/>
    </style:style>
    <style:style style:name="Table35.A2" style:family="table-cell">
      <style:table-cell-properties fo:padding="0.97mm" fo:border-left="0.02mm solid #000000" fo:border-right="none" fo:border-top="none" fo:border-bottom="0.02mm solid #000000"/>
    </style:style>
    <style:style style:name="Table35.F2" style:family="table-cell">
      <style:table-cell-properties fo:padding="0.97mm" fo:border-left="0.02mm solid #000000" fo:border-right="0.02mm solid #000000" fo:border-top="none" fo:border-bottom="0.02mm solid #000000"/>
    </style:style>
    <style:style style:name="Table35.16" style:family="table-row">
      <style:table-row-properties style:min-row-height="4.13mm"/>
    </style:style>
    <style:style style:name="Table35.A17" style:family="table-cell">
      <style:table-cell-properties fo:padding="0.97mm" fo:border-left="0.02mm solid #000000" fo:border-right="none" fo:border-top="none" fo:border-bottom="0.35mm solid #333366"/>
    </style:style>
    <style:style style:name="Table35.F17" style:family="table-cell">
      <style:table-cell-properties fo:padding="0.97mm" fo:border-left="0.02mm solid #000000" fo:border-right="0.02mm solid #000000" fo:border-top="none" fo:border-bottom="0.35mm solid #333366"/>
    </style:style>
    <style:style style:name="Table36" style:family="table">
      <style:table-properties style:width="63.11mm" table:align="margins" fo:keep-with-next="always"/>
    </style:style>
    <style:style style:name="Table36.A" style:family="table-column">
      <style:table-column-properties style:column-width="11.66mm" style:rel-column-width="12113*"/>
    </style:style>
    <style:style style:name="Table36.B" style:family="table-column">
      <style:table-column-properties style:column-width="51.45mm" style:rel-column-width="53422*"/>
    </style:style>
    <style:style style:name="Table36.A1" style:family="table-cell">
      <style:table-cell-properties fo:padding="0.97mm" fo:border-left="0.02mm solid #000000" fo:border-right="none" fo:border-top="0.02mm solid #000000" fo:border-bottom="0.02mm solid #000000"/>
    </style:style>
    <style:style style:name="Table36.B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B2" style:family="table-cell">
      <style:table-cell-properties fo:padding="0.97mm" fo:border-left="0.02mm solid #000000" fo:border-right="0.02mm solid #000000" fo:border-top="none" fo:border-bottom="0.02mm solid #000000"/>
    </style:style>
    <style:style style:name="Table59" style:family="table">
      <style:table-properties style:width="63.11mm" table:align="margins" fo:keep-with-next="always"/>
    </style:style>
    <style:style style:name="Table59.A" style:family="table-column">
      <style:table-column-properties style:column-width="11.66mm" style:rel-column-width="12113*"/>
    </style:style>
    <style:style style:name="Table59.B" style:family="table-column">
      <style:table-column-properties style:column-width="51.45mm" style:rel-column-width="53422*"/>
    </style:style>
    <style:style style:name="Table59.A1" style:family="table-cell">
      <style:table-cell-properties fo:padding="0.97mm" fo:border-left="0.02mm solid #000000" fo:border-right="none" fo:border-top="0.02mm solid #000000" fo:border-bottom="0.02mm solid #000000"/>
    </style:style>
    <style:style style:name="Table59.B1" style:family="table-cell">
      <style:table-cell-properties fo:padding="0.97mm" fo:border="0.02mm solid #000000"/>
    </style:style>
    <style:style style:name="Table59.A2" style:family="table-cell">
      <style:table-cell-properties fo:padding="0.97mm" fo:border-left="0.02mm solid #000000" fo:border-right="none" fo:border-top="none" fo:border-bottom="0.02mm solid #000000"/>
    </style:style>
    <style:style style:name="Table59.B2" style:family="table-cell">
      <style:table-cell-properties fo:padding="0.97mm" fo:border-left="0.02mm solid #000000" fo:border-right="0.02mm solid #000000" fo:border-top="none" fo:border-bottom="0.02mm solid #000000"/>
    </style:style>
    <style:style style:name="Table37" style:family="table">
      <style:table-properties style:width="63.11mm" table:align="margins" fo:keep-with-next="always"/>
    </style:style>
    <style:style style:name="Table37.A" style:family="table-column">
      <style:table-column-properties style:column-width="11.66mm" style:rel-column-width="12113*"/>
    </style:style>
    <style:style style:name="Table37.B" style:family="table-column">
      <style:table-column-properties style:column-width="51.45mm" style:rel-column-width="53422*"/>
    </style:style>
    <style:style style:name="Table37.A1" style:family="table-cell">
      <style:table-cell-properties fo:padding="0.97mm" fo:border-left="0.02mm solid #000000" fo:border-right="none" fo:border-top="0.02mm solid #000000" fo:border-bottom="0.02mm solid #000000"/>
    </style:style>
    <style:style style:name="Table37.B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B2" style:family="table-cell">
      <style:table-cell-properties fo:padding="0.97mm" fo:border-left="0.02mm solid #000000" fo:border-right="0.02mm solid #000000" fo:border-top="none" fo:border-bottom="0.02mm solid #000000"/>
    </style:style>
    <style:style style:name="Table38" style:family="table">
      <style:table-properties style:width="155.05mm" fo:margin-left="14.92mm" fo:margin-right="0.02mm" table:align="margins" fo:keep-with-next="auto"/>
    </style:style>
    <style:style style:name="Table38.A" style:family="table-column">
      <style:table-column-properties style:column-width="13.39mm" style:rel-column-width="5659*"/>
    </style:style>
    <style:style style:name="Table38.B" style:family="table-column">
      <style:table-column-properties style:column-width="31.24mm" style:rel-column-width="13205*"/>
    </style:style>
    <style:style style:name="Table38.C" style:family="table-column">
      <style:table-column-properties style:column-width="8.29mm" style:rel-column-width="3504*"/>
    </style:style>
    <style:style style:name="Table38.D" style:family="table-column">
      <style:table-column-properties style:column-width="8.64mm" style:rel-column-width="3653*"/>
    </style:style>
    <style:style style:name="Table38.E" style:family="table-column">
      <style:table-column-properties style:column-width="65.05mm" style:rel-column-width="27499*"/>
    </style:style>
    <style:style style:name="Table38.F" style:family="table-column">
      <style:table-column-properties style:column-width="28.43mm" style:rel-column-width="12015*"/>
    </style:style>
    <style:style style:name="Table38.A1" style:family="table-cell">
      <style:table-cell-properties fo:padding="0.97mm" fo:border-left="0.02mm solid #000000" fo:border-right="none" fo:border-top="0.35mm solid #333366" fo:border-bottom="0.02mm solid #000000"/>
    </style:style>
    <style:style style:name="Table38.C1" style:family="table-cell">
      <style:table-cell-properties fo:padding="0.97mm" fo:border-left="0.02mm solid #000000" fo:border-right="0.02mm solid #000000" fo:border-top="0.35mm solid #333366" fo:border-bottom="0.02mm solid #000000"/>
    </style:style>
    <style:style style:name="Table38.A2" style:family="table-cell">
      <style:table-cell-properties fo:padding="0.97mm" fo:border-left="0.02mm solid #000000" fo:border-right="none" fo:border-top="none" fo:border-bottom="0.02mm solid #000000"/>
    </style:style>
    <style:style style:name="Table38.F2" style:family="table-cell">
      <style:table-cell-properties fo:padding="0.97mm" fo:border-left="0.02mm solid #000000" fo:border-right="0.02mm solid #000000" fo:border-top="none" fo:border-bottom="0.02mm solid #000000"/>
    </style:style>
    <style:style style:name="Table38.A3.2" style:family="table-column">
      <style:table-column-properties style:column-width="31.24mm" style:rel-column-width="13204*"/>
    </style:style>
    <style:style style:name="Table38.A3.5" style:family="table-column">
      <style:table-column-properties style:column-width="65.05mm" style:rel-column-width="27500*"/>
    </style:style>
    <style:style style:name="Table38.5" style:family="table-row">
      <style:table-row-properties style:min-row-height="3.92mm"/>
    </style:style>
    <style:style style:name="Table38.A11" style:family="table-cell">
      <style:table-cell-properties fo:padding="0.97mm" fo:border-left="0.02mm solid #000000" fo:border-right="none" fo:border-top="none" fo:border-bottom="0.35mm solid #333366"/>
    </style:style>
    <style:style style:name="Table38.F11" style:family="table-cell">
      <style:table-cell-properties fo:padding="0.97mm" fo:border-left="0.02mm solid #000000" fo:border-right="0.02mm solid #000000" fo:border-top="none" fo:border-bottom="0.35mm solid #333366"/>
    </style:style>
    <style:style style:name="Table40" style:family="table">
      <style:table-properties style:width="63.15mm" table:align="margins" fo:keep-with-next="always"/>
    </style:style>
    <style:style style:name="Table40.A" style:family="table-column">
      <style:table-column-properties style:column-width="11.68mm" style:rel-column-width="12113*"/>
    </style:style>
    <style:style style:name="Table40.B" style:family="table-column">
      <style:table-column-properties style:column-width="51.47mm" style:rel-column-width="53422*"/>
    </style:style>
    <style:style style:name="Table40.A1" style:family="table-cell">
      <style:table-cell-properties fo:padding="0.97mm" fo:border-left="0.02mm solid #000000" fo:border-right="none" fo:border-top="0.02mm solid #000000" fo:border-bottom="0.02mm solid #000000"/>
    </style:style>
    <style:style style:name="Table40.B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Table41" style:family="table">
      <style:table-properties style:width="63.15mm" table:align="margins" fo:keep-with-next="always"/>
    </style:style>
    <style:style style:name="Table41.A" style:family="table-column">
      <style:table-column-properties style:column-width="11.68mm" style:rel-column-width="12113*"/>
    </style:style>
    <style:style style:name="Table41.B" style:family="table-column">
      <style:table-column-properties style:column-width="51.47mm" style:rel-column-width="53422*"/>
    </style:style>
    <style:style style:name="Table41.A1" style:family="table-cell">
      <style:table-cell-properties fo:padding="0.97mm" fo:border-left="0.02mm solid #000000" fo:border-right="none" fo:border-top="0.02mm solid #000000" fo:border-bottom="0.02mm solid #000000"/>
    </style:style>
    <style:style style:name="Table41.B1" style:family="table-cell">
      <style:table-cell-properties fo:padding="0.97mm" fo:border="0.02mm solid #000000"/>
    </style:style>
    <style:style style:name="Table41.A2" style:family="table-cell">
      <style:table-cell-properties fo:padding="0.97mm" fo:border-left="0.02mm solid #000000" fo:border-right="none" fo:border-top="none" fo:border-bottom="0.02mm solid #000000"/>
    </style:style>
    <style:style style:name="Table41.B2" style:family="table-cell">
      <style:table-cell-properties fo:padding="0.97mm" fo:border-left="0.02mm solid #000000" fo:border-right="0.02mm solid #000000" fo:border-top="none" fo:border-bottom="0.02mm solid #000000"/>
    </style:style>
    <style:style style:name="Table39" style:family="table">
      <style:table-properties style:width="155.05mm" fo:margin-left="14.92mm" fo:margin-right="0.02mm" table:align="margins" fo:keep-with-next="auto"/>
    </style:style>
    <style:style style:name="Table39.A" style:family="table-column">
      <style:table-column-properties style:column-width="13.39mm" style:rel-column-width="5658*"/>
    </style:style>
    <style:style style:name="Table39.B" style:family="table-column">
      <style:table-column-properties style:column-width="31.24mm" style:rel-column-width="13203*"/>
    </style:style>
    <style:style style:name="Table39.C" style:family="table-column">
      <style:table-column-properties style:column-width="8.29mm" style:rel-column-width="3504*"/>
    </style:style>
    <style:style style:name="Table39.D" style:family="table-column">
      <style:table-column-properties style:column-width="8.64mm" style:rel-column-width="3653*"/>
    </style:style>
    <style:style style:name="Table39.E" style:family="table-column">
      <style:table-column-properties style:column-width="65.05mm" style:rel-column-width="27496*"/>
    </style:style>
    <style:style style:name="Table39.F" style:family="table-column">
      <style:table-column-properties style:column-width="28.43mm" style:rel-column-width="12021*"/>
    </style:style>
    <style:style style:name="Table39.A1" style:family="table-cell">
      <style:table-cell-properties fo:padding="0.97mm" fo:border-left="0.02mm solid #000000" fo:border-right="none" fo:border-top="0.35mm solid #333366" fo:border-bottom="0.02mm solid #000000"/>
    </style:style>
    <style:style style:name="Table39.C1" style:family="table-cell">
      <style:table-cell-properties fo:padding="0.97mm" fo:border-left="0.02mm solid #000000" fo:border-right="0.02mm solid #000000" fo:border-top="0.35mm solid #333366" fo:border-bottom="0.02mm solid #000000"/>
    </style:style>
    <style:style style:name="Table39.A2" style:family="table-cell">
      <style:table-cell-properties fo:padding="0.97mm" fo:border-left="0.02mm solid #000000" fo:border-right="none" fo:border-top="none" fo:border-bottom="0.02mm solid #000000"/>
    </style:style>
    <style:style style:name="Table39.F2" style:family="table-cell">
      <style:table-cell-properties fo:padding="0.97mm" fo:border-left="0.02mm solid #000000" fo:border-right="0.02mm solid #000000" fo:border-top="none" fo:border-bottom="0.02mm solid #000000"/>
    </style:style>
    <style:style style:name="Table39.A14" style:family="table-cell">
      <style:table-cell-properties fo:padding="0.97mm" fo:border-left="0.02mm solid #000000" fo:border-right="none" fo:border-top="none" fo:border-bottom="0.35mm solid #333366"/>
    </style:style>
    <style:style style:name="Table39.F14" style:family="table-cell">
      <style:table-cell-properties fo:padding="0.97mm" fo:border-left="0.02mm solid #000000" fo:border-right="0.02mm solid #000000" fo:border-top="none" fo:border-bottom="0.35mm solid #333366"/>
    </style:style>
    <style:style style:name="Table42" style:family="table">
      <style:table-properties style:width="63.11mm" table:align="margins" fo:keep-with-next="always"/>
    </style:style>
    <style:style style:name="Table42.A" style:family="table-column">
      <style:table-column-properties style:column-width="11.66mm" style:rel-column-width="12113*"/>
    </style:style>
    <style:style style:name="Table42.B" style:family="table-column">
      <style:table-column-properties style:column-width="51.45mm" style:rel-column-width="53422*"/>
    </style:style>
    <style:style style:name="Table42.A1" style:family="table-cell">
      <style:table-cell-properties fo:padding="0.97mm" fo:border-left="0.02mm solid #000000" fo:border-right="none" fo:border-top="0.02mm solid #000000" fo:border-bottom="0.02mm solid #000000"/>
    </style:style>
    <style:style style:name="Table42.B1" style:family="table-cell">
      <style:table-cell-properties fo:padding="0.97mm" fo:border="0.02mm solid #000000"/>
    </style:style>
    <style:style style:name="Table42.A2" style:family="table-cell">
      <style:table-cell-properties fo:padding="0.97mm" fo:border-left="0.02mm solid #000000" fo:border-right="none" fo:border-top="none" fo:border-bottom="0.02mm solid #000000"/>
    </style:style>
    <style:style style:name="Table42.B2" style:family="table-cell">
      <style:table-cell-properties fo:padding="0.97mm" fo:border-left="0.02mm solid #000000" fo:border-right="0.02mm solid #000000" fo:border-top="none" fo:border-bottom="0.02mm solid #000000"/>
    </style:style>
    <style:style style:name="Table90" style:family="table">
      <style:table-properties style:width="63.11mm" table:align="margins" fo:keep-with-next="always"/>
    </style:style>
    <style:style style:name="Table90.A" style:family="table-column">
      <style:table-column-properties style:column-width="11.66mm" style:rel-column-width="12113*"/>
    </style:style>
    <style:style style:name="Table90.B" style:family="table-column">
      <style:table-column-properties style:column-width="51.45mm" style:rel-column-width="53422*"/>
    </style:style>
    <style:style style:name="Table90.A1" style:family="table-cell">
      <style:table-cell-properties fo:padding="0.97mm" fo:border-left="0.02mm solid #000000" fo:border-right="none" fo:border-top="0.02mm solid #000000" fo:border-bottom="0.02mm solid #000000"/>
    </style:style>
    <style:style style:name="Table90.B1" style:family="table-cell">
      <style:table-cell-properties fo:padding="0.97mm" fo:border="0.02mm solid #000000"/>
    </style:style>
    <style:style style:name="Table90.A2" style:family="table-cell">
      <style:table-cell-properties fo:padding="0.97mm" fo:border-left="0.02mm solid #000000" fo:border-right="none" fo:border-top="none" fo:border-bottom="0.02mm solid #000000"/>
    </style:style>
    <style:style style:name="Table90.B2" style:family="table-cell">
      <style:table-cell-properties fo:padding="0.97mm" fo:border-left="0.02mm solid #000000" fo:border-right="0.02mm solid #000000" fo:border-top="none" fo:border-bottom="0.02mm solid #000000"/>
    </style:style>
    <style:style style:name="Table12" style:family="table">
      <style:table-properties style:width="155.05mm" fo:margin-left="14.92mm" fo:margin-right="0.02mm" table:align="margins" fo:keep-with-next="auto"/>
    </style:style>
    <style:style style:name="Table12.A" style:family="table-column">
      <style:table-column-properties style:column-width="13.39mm" style:rel-column-width="5659*"/>
    </style:style>
    <style:style style:name="Table12.B" style:family="table-column">
      <style:table-column-properties style:column-width="31.24mm" style:rel-column-width="13205*"/>
    </style:style>
    <style:style style:name="Table12.C" style:family="table-column">
      <style:table-column-properties style:column-width="8.27mm" style:rel-column-width="3497*"/>
    </style:style>
    <style:style style:name="Table12.D" style:family="table-column">
      <style:table-column-properties style:column-width="8.63mm" style:rel-column-width="3646*"/>
    </style:style>
    <style:style style:name="Table12.E" style:family="table-column">
      <style:table-column-properties style:column-width="65.05mm" style:rel-column-width="27499*"/>
    </style:style>
    <style:style style:name="Table12.F" style:family="table-column">
      <style:table-column-properties style:column-width="28.45mm" style:rel-column-width="12029*"/>
    </style:style>
    <style:style style:name="Table12.A1" style:family="table-cell">
      <style:table-cell-properties fo:padding="0.97mm" fo:border-left="0.02mm solid #000000" fo:border-right="none" fo:border-top="0.35mm solid #333366" fo:border-bottom="0.02mm solid #000000"/>
    </style:style>
    <style:style style:name="Table12.C1" style:family="table-cell">
      <style:table-cell-properties fo:padding="0.97mm" fo:border-left="0.02mm solid #000000" fo:border-right="0.02mm solid #000000" fo:border-top="0.35mm solid #333366" fo:border-bottom="0.02mm solid #000000"/>
    </style:style>
    <style:style style:name="Table12.A2" style:family="table-cell">
      <style:table-cell-properties fo:padding="0.97mm" fo:border-left="0.02mm solid #000000" fo:border-right="none" fo:border-top="none" fo:border-bottom="0.02mm solid #000000"/>
    </style:style>
    <style:style style:name="Table12.F2" style:family="table-cell">
      <style:table-cell-properties fo:padding="0.97mm" fo:border-left="0.02mm solid #000000" fo:border-right="0.02mm solid #000000" fo:border-top="none" fo:border-bottom="0.02mm solid #000000"/>
    </style:style>
    <style:style style:name="Table12.A11" style:family="table-cell">
      <style:table-cell-properties fo:padding="0.97mm" fo:border-left="0.02mm solid #000000" fo:border-right="none" fo:border-top="none" fo:border-bottom="0.35mm solid #333366"/>
    </style:style>
    <style:style style:name="Table12.F11" style:family="table-cell">
      <style:table-cell-properties fo:padding="0.97mm" fo:border-left="0.02mm solid #000000" fo:border-right="0.02mm solid #000000" fo:border-top="none" fo:border-bottom="0.35mm solid #333366"/>
    </style:style>
    <style:style style:name="Table43" style:family="table">
      <style:table-properties style:width="155.05mm" fo:margin-left="14.92mm" fo:margin-right="0.02mm" table:align="margins" fo:keep-with-next="auto"/>
    </style:style>
    <style:style style:name="Table43.A" style:family="table-column">
      <style:table-column-properties style:column-width="13.39mm" style:rel-column-width="5659*"/>
    </style:style>
    <style:style style:name="Table43.B" style:family="table-column">
      <style:table-column-properties style:column-width="31.24mm" style:rel-column-width="13205*"/>
    </style:style>
    <style:style style:name="Table43.C" style:family="table-column">
      <style:table-column-properties style:column-width="8.29mm" style:rel-column-width="3504*"/>
    </style:style>
    <style:style style:name="Table43.D" style:family="table-column">
      <style:table-column-properties style:column-width="8.64mm" style:rel-column-width="3653*"/>
    </style:style>
    <style:style style:name="Table43.E" style:family="table-column">
      <style:table-column-properties style:column-width="65.05mm" style:rel-column-width="27499*"/>
    </style:style>
    <style:style style:name="Table43.F" style:family="table-column">
      <style:table-column-properties style:column-width="28.43mm" style:rel-column-width="12015*"/>
    </style:style>
    <style:style style:name="Table43.A1" style:family="table-cell">
      <style:table-cell-properties fo:padding="0.97mm" fo:border-left="0.02mm solid #000000" fo:border-right="none" fo:border-top="0.35mm solid #333366" fo:border-bottom="0.02mm solid #000000"/>
    </style:style>
    <style:style style:name="Table43.C1" style:family="table-cell">
      <style:table-cell-properties fo:padding="0.97mm" fo:border-left="0.02mm solid #000000" fo:border-right="0.02mm solid #000000" fo:border-top="0.35mm solid #333366" fo:border-bottom="0.02mm solid #000000"/>
    </style:style>
    <style:style style:name="Table43.A2" style:family="table-cell">
      <style:table-cell-properties fo:padding="0.97mm" fo:border-left="0.02mm solid #000000" fo:border-right="none" fo:border-top="none" fo:border-bottom="0.02mm solid #000000"/>
    </style:style>
    <style:style style:name="Table43.F2" style:family="table-cell">
      <style:table-cell-properties fo:padding="0.97mm" fo:border-left="0.02mm solid #000000" fo:border-right="0.02mm solid #000000" fo:border-top="none" fo:border-bottom="0.02mm solid #000000"/>
    </style:style>
    <style:style style:name="Table43.A5" style:family="table-cell">
      <style:table-cell-properties fo:padding="0.97mm" fo:border-left="0.02mm solid #000000" fo:border-right="none" fo:border-top="none" fo:border-bottom="0.35mm solid #333366"/>
    </style:style>
    <style:style style:name="Table43.F5" style:family="table-cell">
      <style:table-cell-properties fo:padding="0.97mm" fo:border-left="0.02mm solid #000000" fo:border-right="0.02mm solid #000000" fo:border-top="none" fo:border-bottom="0.35mm solid #333366"/>
    </style:style>
    <style:style style:name="Table44" style:family="table">
      <style:table-properties style:width="155.05mm" fo:margin-left="14.92mm" fo:margin-right="0.02mm" table:align="margins" fo:keep-with-next="auto"/>
    </style:style>
    <style:style style:name="Table44.A" style:family="table-column">
      <style:table-column-properties style:column-width="13.39mm" style:rel-column-width="5659*"/>
    </style:style>
    <style:style style:name="Table44.B" style:family="table-column">
      <style:table-column-properties style:column-width="31.24mm" style:rel-column-width="13205*"/>
    </style:style>
    <style:style style:name="Table44.C" style:family="table-column">
      <style:table-column-properties style:column-width="8.29mm" style:rel-column-width="3504*"/>
    </style:style>
    <style:style style:name="Table44.D" style:family="table-column">
      <style:table-column-properties style:column-width="8.64mm" style:rel-column-width="3653*"/>
    </style:style>
    <style:style style:name="Table44.E" style:family="table-column">
      <style:table-column-properties style:column-width="65.05mm" style:rel-column-width="27499*"/>
    </style:style>
    <style:style style:name="Table44.F" style:family="table-column">
      <style:table-column-properties style:column-width="28.43mm" style:rel-column-width="12015*"/>
    </style:style>
    <style:style style:name="Table44.A1" style:family="table-cell">
      <style:table-cell-properties fo:padding="0.97mm" fo:border-left="0.02mm solid #000000" fo:border-right="none" fo:border-top="0.35mm solid #333366" fo:border-bottom="0.02mm solid #000000"/>
    </style:style>
    <style:style style:name="Table44.C1" style:family="table-cell">
      <style:table-cell-properties fo:padding="0.97mm" fo:border-left="0.02mm solid #000000" fo:border-right="0.02mm solid #000000" fo:border-top="0.35mm solid #333366" fo:border-bottom="0.02mm solid #000000"/>
    </style:style>
    <style:style style:name="Table44.A2" style:family="table-cell">
      <style:table-cell-properties fo:padding="0.97mm" fo:border-left="0.02mm solid #000000" fo:border-right="none" fo:border-top="none" fo:border-bottom="0.02mm solid #000000"/>
    </style:style>
    <style:style style:name="Table44.F2" style:family="table-cell">
      <style:table-cell-properties fo:padding="0.97mm" fo:border-left="0.02mm solid #000000" fo:border-right="0.02mm solid #000000" fo:border-top="none" fo:border-bottom="0.02mm solid #000000"/>
    </style:style>
    <style:style style:name="Table44.A4" style:family="table-cell">
      <style:table-cell-properties fo:padding="0.97mm" fo:border-left="0.02mm solid #000000" fo:border-right="none" fo:border-top="none" fo:border-bottom="0.35mm solid #333366"/>
    </style:style>
    <style:style style:name="Table44.F4" style:family="table-cell">
      <style:table-cell-properties fo:padding="0.97mm" fo:border-left="0.02mm solid #000000" fo:border-right="0.02mm solid #000000" fo:border-top="none" fo:border-bottom="0.35mm solid #333366"/>
    </style:style>
    <style:style style:name="Table45" style:family="table">
      <style:table-properties style:width="154.87mm" fo:margin-left="15.1mm" fo:margin-right="0.02mm" table:align="margins" fo:keep-with-next="auto"/>
    </style:style>
    <style:style style:name="Table45.A" style:family="table-column">
      <style:table-column-properties style:column-width="10.95mm" style:rel-column-width="4636*"/>
    </style:style>
    <style:style style:name="Table45.B" style:family="table-column">
      <style:table-column-properties style:column-width="30.87mm" style:rel-column-width="13065*"/>
    </style:style>
    <style:style style:name="Table45.C" style:family="table-column">
      <style:table-column-properties style:column-width="70.5mm" style:rel-column-width="29833*"/>
    </style:style>
    <style:style style:name="Table45.D" style:family="table-column">
      <style:table-column-properties style:column-width="42.55mm" style:rel-column-width="18001*"/>
    </style:style>
    <style:style style:name="Table45.A1" style:family="table-cell">
      <style:table-cell-properties fo:padding="0.97mm" fo:border-left="0.02mm solid #000000" fo:border-right="0.02mm solid #000000" fo:border-top="0.35mm solid #333366" fo:border-bottom="0.02mm solid #000000"/>
    </style:style>
    <style:style style:name="Table45.A2" style:family="table-cell">
      <style:table-cell-properties fo:padding="0.97mm" fo:border-left="0.02mm solid #000000" fo:border-right="none" fo:border-top="none" fo:border-bottom="0.02mm solid #000000"/>
    </style:style>
    <style:style style:name="Table45.D2" style:family="table-cell">
      <style:table-cell-properties fo:padding="0.97mm" fo:border-left="0.02mm solid #000000" fo:border-right="0.02mm solid #000000" fo:border-top="none" fo:border-bottom="0.02mm solid #000000"/>
    </style:style>
    <style:style style:name="Table45.A16" style:family="table-cell">
      <style:table-cell-properties fo:padding="0.97mm" fo:border-left="0.02mm solid #000000" fo:border-right="none" fo:border-top="none" fo:border-bottom="0.35mm solid #333366"/>
    </style:style>
    <style:style style:name="Table45.D16" style:family="table-cell">
      <style:table-cell-properties fo:padding="0.97mm" fo:border-left="0.02mm solid #000000" fo:border-right="0.02mm solid #000000" fo:border-top="none" fo:border-bottom="0.35mm solid #333366"/>
    </style:style>
    <style:style style:name="Table89" style:family="table">
      <style:table-properties style:width="68.56mm" table:align="margins" fo:keep-with-next="always"/>
    </style:style>
    <style:style style:name="Table89.A" style:family="table-column">
      <style:table-column-properties style:column-width="12.38mm" style:rel-column-width="11828*"/>
    </style:style>
    <style:style style:name="Table89.B" style:family="table-column">
      <style:table-column-properties style:column-width="56.18mm" style:rel-column-width="53707*"/>
    </style:style>
    <style:style style:name="Table89.A1" style:family="table-cell">
      <style:table-cell-properties fo:padding="0.97mm" fo:border-left="0.02mm solid #000000" fo:border-right="none" fo:border-top="0.02mm solid #000000" fo:border-bottom="0.02mm solid #000000"/>
    </style:style>
    <style:style style:name="Table89.B1" style:family="table-cell">
      <style:table-cell-properties fo:padding="0.97mm" fo:border="0.02mm solid #000000"/>
    </style:style>
    <style:style style:name="Table89.A2" style:family="table-cell">
      <style:table-cell-properties fo:padding="0.97mm" fo:border-left="0.02mm solid #000000" fo:border-right="none" fo:border-top="none" fo:border-bottom="0.02mm solid #000000"/>
    </style:style>
    <style:style style:name="Table89.B2" style:family="table-cell">
      <style:table-cell-properties fo:padding="0.97mm" fo:border-left="0.02mm solid #000000" fo:border-right="0.02mm solid #000000" fo:border-top="none" fo:border-bottom="0.02mm solid #000000"/>
    </style:style>
    <style:style style:name="Table58" style:family="table">
      <style:table-properties style:width="68.56mm" table:align="margins" fo:keep-with-next="always"/>
    </style:style>
    <style:style style:name="Table58.A" style:family="table-column">
      <style:table-column-properties style:column-width="12.68mm" style:rel-column-width="12114*"/>
    </style:style>
    <style:style style:name="Table58.B" style:family="table-column">
      <style:table-column-properties style:column-width="55.88mm" style:rel-column-width="53421*"/>
    </style:style>
    <style:style style:name="Table58.1" style:family="table-row">
      <style:table-row-properties style:min-row-height="3.88mm"/>
    </style:style>
    <style:style style:name="Table58.A1" style:family="table-cell">
      <style:table-cell-properties fo:padding="0.97mm" fo:border-left="0.02mm solid #000000" fo:border-right="none" fo:border-top="0.02mm solid #000000" fo:border-bottom="0.02mm solid #000000"/>
    </style:style>
    <style:style style:name="Table58.B1" style:family="table-cell">
      <style:table-cell-properties fo:padding="0.97mm" fo:border="0.02mm solid #000000"/>
    </style:style>
    <style:style style:name="Table58.A2" style:family="table-cell">
      <style:table-cell-properties fo:padding="0.97mm" fo:border-left="0.02mm solid #000000" fo:border-right="none" fo:border-top="none" fo:border-bottom="0.02mm solid #000000"/>
    </style:style>
    <style:style style:name="Table58.B2" style:family="table-cell">
      <style:table-cell-properties fo:padding="0.97mm" fo:border-left="0.02mm solid #000000" fo:border-right="0.02mm solid #000000" fo:border-top="none" fo:border-bottom="0.02mm solid #000000"/>
    </style:style>
    <style:style style:name="Table54" style:family="table">
      <style:table-properties style:width="68.42mm" table:align="left" fo:keep-with-next="always"/>
    </style:style>
    <style:style style:name="Table54.A" style:family="table-column">
      <style:table-column-properties style:column-width="12.66mm"/>
    </style:style>
    <style:style style:name="Table54.B" style:family="table-column">
      <style:table-column-properties style:column-width="27.94mm"/>
    </style:style>
    <style:style style:name="Table54.C" style:family="table-column">
      <style:table-column-properties style:column-width="27.82mm"/>
    </style:style>
    <style:style style:name="Table54.1" style:family="table-row">
      <style:table-row-properties style:min-row-height="3.88mm"/>
    </style:style>
    <style:style style:name="Table54.A1" style:family="table-cell">
      <style:table-cell-properties fo:padding="0.97mm" fo:border-left="0.02mm solid #000000" fo:border-right="none" fo:border-top="0.02mm solid #000000" fo:border-bottom="0.02mm solid #000000"/>
    </style:style>
    <style:style style:name="Table54.C1" style:family="table-cell">
      <style:table-cell-properties fo:padding="0.97mm" fo:border="0.02mm solid #000000"/>
    </style:style>
    <style:style style:name="Table54.A2" style:family="table-cell">
      <style:table-cell-properties fo:padding="0.97mm" fo:border-left="0.02mm solid #000000" fo:border-right="none" fo:border-top="none" fo:border-bottom="0.02mm solid #000000"/>
    </style:style>
    <style:style style:name="Table54.C2" style:family="table-cell">
      <style:table-cell-properties fo:padding="0.97mm" fo:border-left="0.02mm solid #000000" fo:border-right="0.02mm solid #000000" fo:border-top="none" fo:border-bottom="0.02mm solid #000000"/>
    </style:style>
    <style:style style:name="Table9" style:family="table">
      <style:table-properties style:width="105.46mm" fo:margin-left="15.28mm" fo:margin-right="49.25mm" table:align="margins" fo:keep-with-next="auto"/>
    </style:style>
    <style:style style:name="Table9.A" style:family="table-column">
      <style:table-column-properties style:column-width="27.46mm" style:rel-column-width="17063*"/>
    </style:style>
    <style:style style:name="Table9.B" style:family="table-column">
      <style:table-column-properties style:column-width="41.01mm" style:rel-column-width="25485*"/>
    </style:style>
    <style:style style:name="Table9.C" style:family="table-column">
      <style:table-column-properties style:column-width="36.99mm" style:rel-column-width="22987*"/>
    </style:style>
    <style:style style:name="Table9.1" style:family="table-row">
      <style:table-row-properties style:keep-together="false" fo:keep-together="always"/>
    </style:style>
    <style:style style:name="Table9.A1" style:family="table-cell">
      <style:table-cell-properties fo:padding="0.97mm" fo:border-left="0.02mm solid #000000" fo:border-right="none" fo:border-top="0.35mm solid #333366" fo:border-bottom="0.02mm solid #000000"/>
    </style:style>
    <style:style style:name="Table9.C1" style:family="table-cell">
      <style:table-cell-properties fo:padding="0.97mm" fo:border-left="0.02mm solid #000000" fo:border-right="0.02mm solid #000000" fo:border-top="0.35mm solid #333366" fo:border-bottom="0.02mm solid #000000"/>
    </style:style>
    <style:style style:name="Table9.A2" style:family="table-cell">
      <style:table-cell-properties fo:padding="0.97mm" fo:border-left="0.02mm solid #000000" fo:border-right="none" fo:border-top="none" fo:border-bottom="0.02mm solid #000000"/>
    </style:style>
    <style:style style:name="Table9.C2" style:family="table-cell">
      <style:table-cell-properties fo:padding="0.97mm" fo:border-left="0.02mm solid #000000" fo:border-right="0.02mm solid #000000" fo:border-top="none" fo:border-bottom="0.02mm solid #000000"/>
    </style:style>
    <style:style style:name="Table9.A5" style:family="table-cell">
      <style:table-cell-properties fo:padding="0.97mm" fo:border-left="0.02mm solid #000000" fo:border-right="none" fo:border-top="none" fo:border-bottom="0.35mm solid #333366"/>
    </style:style>
    <style:style style:name="Table9.C5" style:family="table-cell">
      <style:table-cell-properties fo:padding="0.97mm" fo:border-left="0.02mm solid #000000" fo:border-right="0.02mm solid #000000" fo:border-top="none" fo:border-bottom="0.35mm solid #333366"/>
    </style:style>
    <style:style style:name="Table86" style:family="table">
      <style:table-properties style:width="155.05mm" fo:margin-left="14.92mm" fo:margin-right="0.02mm" table:align="margins" fo:keep-with-next="auto"/>
    </style:style>
    <style:style style:name="Table86.A" style:family="table-column">
      <style:table-column-properties style:column-width="13.39mm" style:rel-column-width="5659*"/>
    </style:style>
    <style:style style:name="Table86.B" style:family="table-column">
      <style:table-column-properties style:column-width="31.24mm" style:rel-column-width="13205*"/>
    </style:style>
    <style:style style:name="Table86.C" style:family="table-column">
      <style:table-column-properties style:column-width="8.29mm" style:rel-column-width="3504*"/>
    </style:style>
    <style:style style:name="Table86.D" style:family="table-column">
      <style:table-column-properties style:column-width="8.64mm" style:rel-column-width="3653*"/>
    </style:style>
    <style:style style:name="Table86.E" style:family="table-column">
      <style:table-column-properties style:column-width="65.05mm" style:rel-column-width="27499*"/>
    </style:style>
    <style:style style:name="Table86.F" style:family="table-column">
      <style:table-column-properties style:column-width="28.43mm" style:rel-column-width="12015*"/>
    </style:style>
    <style:style style:name="Table86.A1" style:family="table-cell">
      <style:table-cell-properties fo:padding="0.97mm" fo:border-left="0.02mm solid #000000" fo:border-right="none" fo:border-top="0.35mm solid #333366" fo:border-bottom="0.02mm solid #000000"/>
    </style:style>
    <style:style style:name="Table86.C1" style:family="table-cell">
      <style:table-cell-properties fo:padding="0.97mm" fo:border-left="0.02mm solid #000000" fo:border-right="0.02mm solid #000000" fo:border-top="0.35mm solid #333366" fo:border-bottom="0.02mm solid #000000"/>
    </style:style>
    <style:style style:name="Table86.A2" style:family="table-cell">
      <style:table-cell-properties fo:padding="0.97mm" fo:border-left="0.02mm solid #000000" fo:border-right="none" fo:border-top="none" fo:border-bottom="0.02mm solid #000000"/>
    </style:style>
    <style:style style:name="Table86.F2" style:family="table-cell">
      <style:table-cell-properties fo:padding="0.97mm" fo:border-left="0.02mm solid #000000" fo:border-right="0.02mm solid #000000" fo:border-top="none" fo:border-bottom="0.02mm solid #000000"/>
    </style:style>
    <style:style style:name="Table86.A4" style:family="table-cell">
      <style:table-cell-properties fo:padding="0.97mm" fo:border-left="0.02mm solid #000000" fo:border-right="none" fo:border-top="none" fo:border-bottom="0.35mm solid #333366"/>
    </style:style>
    <style:style style:name="Table86.F4" style:family="table-cell">
      <style:table-cell-properties fo:padding="0.97mm" fo:border-left="0.02mm solid #000000" fo:border-right="0.02mm solid #000000" fo:border-top="none" fo:border-bottom="0.35mm solid #333366"/>
    </style:style>
    <style:style style:name="Table88" style:family="table">
      <style:table-properties style:width="155.05mm" fo:margin-left="14.92mm" fo:margin-right="0.02mm" table:align="margins" fo:keep-with-next="auto"/>
    </style:style>
    <style:style style:name="Table88.A" style:family="table-column">
      <style:table-column-properties style:column-width="13.39mm" style:rel-column-width="5659*"/>
    </style:style>
    <style:style style:name="Table88.B" style:family="table-column">
      <style:table-column-properties style:column-width="31.24mm" style:rel-column-width="13205*"/>
    </style:style>
    <style:style style:name="Table88.C" style:family="table-column">
      <style:table-column-properties style:column-width="8.29mm" style:rel-column-width="3504*"/>
    </style:style>
    <style:style style:name="Table88.D" style:family="table-column">
      <style:table-column-properties style:column-width="8.64mm" style:rel-column-width="3653*"/>
    </style:style>
    <style:style style:name="Table88.E" style:family="table-column">
      <style:table-column-properties style:column-width="65.05mm" style:rel-column-width="27499*"/>
    </style:style>
    <style:style style:name="Table88.F" style:family="table-column">
      <style:table-column-properties style:column-width="28.43mm" style:rel-column-width="12015*"/>
    </style:style>
    <style:style style:name="Table88.A1" style:family="table-cell">
      <style:table-cell-properties fo:padding="0.97mm" fo:border-left="0.02mm solid #000000" fo:border-right="none" fo:border-top="0.35mm solid #333366" fo:border-bottom="0.02mm solid #000000"/>
    </style:style>
    <style:style style:name="Table88.C1" style:family="table-cell">
      <style:table-cell-properties fo:padding="0.97mm" fo:border-left="0.02mm solid #000000" fo:border-right="0.02mm solid #000000" fo:border-top="0.35mm solid #333366" fo:border-bottom="0.02mm solid #000000"/>
    </style:style>
    <style:style style:name="Table88.A2" style:family="table-cell">
      <style:table-cell-properties fo:padding="0.97mm" fo:border-left="0.02mm solid #000000" fo:border-right="none" fo:border-top="none" fo:border-bottom="0.02mm solid #000000"/>
    </style:style>
    <style:style style:name="Table88.F2" style:family="table-cell">
      <style:table-cell-properties fo:padding="0.97mm" fo:border-left="0.02mm solid #000000" fo:border-right="0.02mm solid #000000" fo:border-top="none" fo:border-bottom="0.02mm solid #000000"/>
    </style:style>
    <style:style style:name="Table88.4" style:family="table-row">
      <style:table-row-properties style:min-row-height="8.96mm"/>
    </style:style>
    <style:style style:name="Table88.A10" style:family="table-cell">
      <style:table-cell-properties fo:padding="0.97mm" fo:border-left="0.02mm solid #000000" fo:border-right="none" fo:border-top="none" fo:border-bottom="0.35mm solid #333366"/>
    </style:style>
    <style:style style:name="Table88.F10" style:family="table-cell">
      <style:table-cell-properties fo:padding="0.97mm" fo:border-left="0.02mm solid #000000" fo:border-right="0.02mm solid #000000" fo:border-top="none" fo:border-bottom="0.35mm solid #333366"/>
    </style:style>
    <style:style style:name="Table60" style:family="table">
      <style:table-properties style:width="155.05mm" fo:margin-left="14.92mm" fo:margin-right="0.02mm" table:align="margins" fo:keep-with-next="auto"/>
    </style:style>
    <style:style style:name="Table60.A" style:family="table-column">
      <style:table-column-properties style:column-width="13.39mm" style:rel-column-width="5658*"/>
    </style:style>
    <style:style style:name="Table60.B" style:family="table-column">
      <style:table-column-properties style:column-width="31.24mm" style:rel-column-width="13203*"/>
    </style:style>
    <style:style style:name="Table60.C" style:family="table-column">
      <style:table-column-properties style:column-width="8.29mm" style:rel-column-width="3504*"/>
    </style:style>
    <style:style style:name="Table60.D" style:family="table-column">
      <style:table-column-properties style:column-width="8.64mm" style:rel-column-width="3653*"/>
    </style:style>
    <style:style style:name="Table60.E" style:family="table-column">
      <style:table-column-properties style:column-width="59.02mm" style:rel-column-width="24946*"/>
    </style:style>
    <style:style style:name="Table60.F" style:family="table-column">
      <style:table-column-properties style:column-width="34.47mm" style:rel-column-width="14571*"/>
    </style:style>
    <style:style style:name="Table60.A1" style:family="table-cell">
      <style:table-cell-properties fo:padding="0.97mm" fo:border-left="0.02mm solid #000000" fo:border-right="none" fo:border-top="0.35mm solid #333366" fo:border-bottom="0.02mm solid #000000"/>
    </style:style>
    <style:style style:name="Table60.C1" style:family="table-cell">
      <style:table-cell-properties fo:padding="0.97mm" fo:border-left="0.02mm solid #000000" fo:border-right="0.02mm solid #000000" fo:border-top="0.35mm solid #333366" fo:border-bottom="0.02mm solid #000000"/>
    </style:style>
    <style:style style:name="Table60.A2" style:family="table-cell">
      <style:table-cell-properties fo:padding="0.97mm" fo:border-left="0.02mm solid #000000" fo:border-right="none" fo:border-top="none" fo:border-bottom="0.02mm solid #000000"/>
    </style:style>
    <style:style style:name="Table60.F2" style:family="table-cell">
      <style:table-cell-properties fo:padding="0.97mm" fo:border-left="0.02mm solid #000000" fo:border-right="0.02mm solid #000000" fo:border-top="none" fo:border-bottom="0.02mm solid #000000"/>
    </style:style>
    <style:style style:name="Table60.A5" style:family="table-cell">
      <style:table-cell-properties fo:padding="0.97mm" fo:border-left="0.02mm solid #000000" fo:border-right="none" fo:border-top="none" fo:border-bottom="0.35mm solid #333366"/>
    </style:style>
    <style:style style:name="Table60.F5" style:family="table-cell">
      <style:table-cell-properties fo:padding="0.97mm" fo:border-left="0.02mm solid #000000" fo:border-right="0.02mm solid #000000" fo:border-top="none" fo:border-bottom="0.35mm solid #333366"/>
    </style:style>
    <style:style style:name="Table145" style:family="table">
      <style:table-properties style:width="155.05mm" fo:margin-left="14.92mm" fo:margin-right="0.02mm" table:align="margins" fo:keep-with-next="auto"/>
    </style:style>
    <style:style style:name="Table145.A" style:family="table-column">
      <style:table-column-properties style:column-width="13.39mm" style:rel-column-width="5658*"/>
    </style:style>
    <style:style style:name="Table145.B" style:family="table-column">
      <style:table-column-properties style:column-width="31.24mm" style:rel-column-width="13203*"/>
    </style:style>
    <style:style style:name="Table145.C" style:family="table-column">
      <style:table-column-properties style:column-width="8.29mm" style:rel-column-width="3504*"/>
    </style:style>
    <style:style style:name="Table145.D" style:family="table-column">
      <style:table-column-properties style:column-width="8.64mm" style:rel-column-width="3653*"/>
    </style:style>
    <style:style style:name="Table145.E" style:family="table-column">
      <style:table-column-properties style:column-width="59.02mm" style:rel-column-width="24946*"/>
    </style:style>
    <style:style style:name="Table145.F" style:family="table-column">
      <style:table-column-properties style:column-width="34.47mm" style:rel-column-width="14571*"/>
    </style:style>
    <style:style style:name="Table145.A1" style:family="table-cell">
      <style:table-cell-properties fo:padding="0.97mm" fo:border-left="0.02mm solid #000000" fo:border-right="none" fo:border-top="0.35mm solid #333366" fo:border-bottom="0.02mm solid #000000"/>
    </style:style>
    <style:style style:name="Table145.C1" style:family="table-cell">
      <style:table-cell-properties fo:padding="0.97mm" fo:border-left="0.02mm solid #000000" fo:border-right="0.02mm solid #000000" fo:border-top="0.35mm solid #333366" fo:border-bottom="0.02mm solid #000000"/>
    </style:style>
    <style:style style:name="Table145.A2" style:family="table-cell">
      <style:table-cell-properties fo:padding="0.97mm" fo:border-left="0.02mm solid #000000" fo:border-right="none" fo:border-top="none" fo:border-bottom="0.02mm solid #000000"/>
    </style:style>
    <style:style style:name="Table145.F2" style:family="table-cell">
      <style:table-cell-properties fo:padding="0.97mm" fo:border-left="0.02mm solid #000000" fo:border-right="0.02mm solid #000000" fo:border-top="none" fo:border-bottom="0.02mm solid #000000"/>
    </style:style>
    <style:style style:name="Table145.A10" style:family="table-cell">
      <style:table-cell-properties fo:padding="0.97mm" fo:border-left="0.02mm solid #000000" fo:border-right="none" fo:border-top="none" fo:border-bottom="0.35mm solid #333366"/>
    </style:style>
    <style:style style:name="Table145.F10" style:family="table-cell">
      <style:table-cell-properties fo:padding="0.97mm" fo:border-left="0.02mm solid #000000" fo:border-right="0.02mm solid #000000" fo:border-top="none" fo:border-bottom="0.35mm solid #333366"/>
    </style:style>
    <style:style style:name="Table146" style:family="table">
      <style:table-properties style:width="57.08mm" table:align="margins"/>
    </style:style>
    <style:style style:name="Table146.A" style:family="table-column">
      <style:table-column-properties style:column-width="19.77mm" style:rel-column-width="22711*"/>
    </style:style>
    <style:style style:name="Table146.B" style:family="table-column">
      <style:table-column-properties style:column-width="19.14mm" style:rel-column-width="21979*"/>
    </style:style>
    <style:style style:name="Table146.C" style:family="table-column">
      <style:table-column-properties style:column-width="18.15mm" style:rel-column-width="20845*"/>
    </style:style>
    <style:style style:name="Table146.A1" style:family="table-cell">
      <style:table-cell-properties fo:padding="0.97mm" fo:border-left="0.02mm solid #000000" fo:border-right="none" fo:border-top="0.02mm solid #000000" fo:border-bottom="0.02mm solid #000000"/>
    </style:style>
    <style:style style:name="Table146.C1" style:family="table-cell">
      <style:table-cell-properties fo:padding="0.97mm" fo:border="0.02mm solid #000000"/>
    </style:style>
    <style:style style:name="Table146.A2" style:family="table-cell">
      <style:table-cell-properties fo:padding="0.97mm" fo:border-left="0.02mm solid #000000" fo:border-right="none" fo:border-top="none" fo:border-bottom="0.02mm solid #000000"/>
    </style:style>
    <style:style style:name="Table146.C2" style:family="table-cell">
      <style:table-cell-properties fo:padding="0.97mm" fo:border-left="0.02mm solid #000000" fo:border-right="0.02mm solid #000000" fo:border-top="none" fo:border-bottom="0.02mm solid #000000"/>
    </style:style>
    <style:style style:name="Table147" style:family="table">
      <style:table-properties style:width="57.08mm" table:align="margins"/>
    </style:style>
    <style:style style:name="Table147.A" style:family="table-column">
      <style:table-column-properties style:column-width="15.95mm" style:rel-column-width="18316*"/>
    </style:style>
    <style:style style:name="Table147.B" style:family="table-column">
      <style:table-column-properties style:column-width="41.13mm" style:rel-column-width="47219*"/>
    </style:style>
    <style:style style:name="Table147.A1" style:family="table-cell">
      <style:table-cell-properties fo:padding="0.97mm" fo:border-left="0.02mm solid #000000" fo:border-right="none" fo:border-top="0.02mm solid #000000" fo:border-bottom="0.02mm solid #000000"/>
    </style:style>
    <style:style style:name="Table147.B1" style:family="table-cell">
      <style:table-cell-properties fo:padding="0.97mm" fo:border="0.02mm solid #000000"/>
    </style:style>
    <style:style style:name="Table147.A2" style:family="table-cell">
      <style:table-cell-properties fo:padding="0.97mm" fo:border-left="0.02mm solid #000000" fo:border-right="none" fo:border-top="none" fo:border-bottom="0.02mm solid #000000"/>
    </style:style>
    <style:style style:name="Table147.B2" style:family="table-cell">
      <style:table-cell-properties fo:padding="0.97mm" fo:border-left="0.02mm solid #000000" fo:border-right="0.02mm solid #000000" fo:border-top="none" fo:border-bottom="0.02mm solid #000000"/>
    </style:style>
    <style:style style:name="Table92" style:family="table">
      <style:table-properties style:width="155.05mm" fo:margin-left="14.92mm" fo:margin-right="0.02mm" table:align="margins" fo:keep-with-next="auto"/>
    </style:style>
    <style:style style:name="Table92.A" style:family="table-column">
      <style:table-column-properties style:column-width="13.37mm" style:rel-column-width="5651*"/>
    </style:style>
    <style:style style:name="Table92.B" style:family="table-column">
      <style:table-column-properties style:column-width="31.24mm" style:rel-column-width="13203*"/>
    </style:style>
    <style:style style:name="Table92.C" style:family="table-column">
      <style:table-column-properties style:column-width="8.29mm" style:rel-column-width="3504*"/>
    </style:style>
    <style:style style:name="Table92.D" style:family="table-column">
      <style:table-column-properties style:column-width="8.64mm" style:rel-column-width="3653*"/>
    </style:style>
    <style:style style:name="Table92.E" style:family="table-column">
      <style:table-column-properties style:column-width="56.96mm" style:rel-column-width="24074*"/>
    </style:style>
    <style:style style:name="Table92.F" style:family="table-column">
      <style:table-column-properties style:column-width="36.55mm" style:rel-column-width="15450*"/>
    </style:style>
    <style:style style:name="Table92.A1" style:family="table-cell">
      <style:table-cell-properties fo:padding="0.97mm" fo:border-left="0.02mm solid #000000" fo:border-right="none" fo:border-top="0.35mm solid #333366" fo:border-bottom="0.02mm solid #000000"/>
    </style:style>
    <style:style style:name="Table92.C1" style:family="table-cell">
      <style:table-cell-properties fo:padding="0.97mm" fo:border-left="0.02mm solid #000000" fo:border-right="0.02mm solid #000000" fo:border-top="0.35mm solid #333366" fo:border-bottom="0.02mm solid #000000"/>
    </style:style>
    <style:style style:name="Table92.A2" style:family="table-cell">
      <style:table-cell-properties fo:padding="0.97mm" fo:border-left="0.02mm solid #000000" fo:border-right="none" fo:border-top="none" fo:border-bottom="0.02mm solid #000000"/>
    </style:style>
    <style:style style:name="Table92.F2" style:family="table-cell">
      <style:table-cell-properties fo:padding="0.97mm" fo:border-left="0.02mm solid #000000" fo:border-right="0.02mm solid #000000" fo:border-top="none" fo:border-bottom="0.02mm solid #000000"/>
    </style:style>
    <style:style style:name="Table92.A13" style:family="table-cell">
      <style:table-cell-properties fo:padding="0.97mm" fo:border-left="0.02mm solid #000000" fo:border-right="none" fo:border-top="none" fo:border-bottom="0.35mm solid #333366"/>
    </style:style>
    <style:style style:name="Table92.F13" style:family="table-cell">
      <style:table-cell-properties fo:padding="0.97mm" fo:border-left="0.02mm solid #000000" fo:border-right="0.02mm solid #000000" fo:border-top="none" fo:border-bottom="0.35mm solid #333366"/>
    </style:style>
    <style:style style:name="Table94" style:family="table">
      <style:table-properties style:width="155.05mm" fo:margin-left="14.92mm" fo:margin-right="0.02mm" table:align="margins" fo:keep-with-next="auto"/>
    </style:style>
    <style:style style:name="Table94.A" style:family="table-column">
      <style:table-column-properties style:column-width="13.37mm" style:rel-column-width="5651*"/>
    </style:style>
    <style:style style:name="Table94.B" style:family="table-column">
      <style:table-column-properties style:column-width="31.24mm" style:rel-column-width="13203*"/>
    </style:style>
    <style:style style:name="Table94.C" style:family="table-column">
      <style:table-column-properties style:column-width="8.29mm" style:rel-column-width="3504*"/>
    </style:style>
    <style:style style:name="Table94.D" style:family="table-column">
      <style:table-column-properties style:column-width="8.64mm" style:rel-column-width="3653*"/>
    </style:style>
    <style:style style:name="Table94.E" style:family="table-column">
      <style:table-column-properties style:column-width="56.96mm" style:rel-column-width="24074*"/>
    </style:style>
    <style:style style:name="Table94.F" style:family="table-column">
      <style:table-column-properties style:column-width="36.55mm" style:rel-column-width="15450*"/>
    </style:style>
    <style:style style:name="Table94.A1" style:family="table-cell">
      <style:table-cell-properties fo:padding="0.97mm" fo:border-left="0.02mm solid #000000" fo:border-right="none" fo:border-top="0.35mm solid #333366" fo:border-bottom="0.02mm solid #000000"/>
    </style:style>
    <style:style style:name="Table94.C1" style:family="table-cell">
      <style:table-cell-properties fo:padding="0.97mm" fo:border-left="0.02mm solid #000000" fo:border-right="0.02mm solid #000000" fo:border-top="0.35mm solid #333366" fo:border-bottom="0.02mm solid #000000"/>
    </style:style>
    <style:style style:name="Table94.A2" style:family="table-cell">
      <style:table-cell-properties fo:padding="0.97mm" fo:border-left="0.02mm solid #000000" fo:border-right="none" fo:border-top="none" fo:border-bottom="0.02mm solid #000000"/>
    </style:style>
    <style:style style:name="Table94.F2" style:family="table-cell">
      <style:table-cell-properties fo:padding="0.97mm" fo:border-left="0.02mm solid #000000" fo:border-right="0.02mm solid #000000" fo:border-top="none" fo:border-bottom="0.02mm solid #000000"/>
    </style:style>
    <style:style style:name="Table94.A8" style:family="table-cell">
      <style:table-cell-properties fo:padding="0.97mm" fo:border-left="0.02mm solid #000000" fo:border-right="none" fo:border-top="none" fo:border-bottom="0.35mm solid #333366"/>
    </style:style>
    <style:style style:name="Table94.F8" style:family="table-cell">
      <style:table-cell-properties fo:padding="0.97mm" fo:border-left="0.02mm solid #000000" fo:border-right="0.02mm solid #000000" fo:border-top="none" fo:border-bottom="0.35mm solid #333366"/>
    </style:style>
    <style:style style:name="Table95" style:family="table">
      <style:table-properties style:width="155.05mm" fo:margin-left="14.92mm" fo:margin-right="0.02mm" table:align="margins" fo:keep-with-next="auto"/>
    </style:style>
    <style:style style:name="Table95.A" style:family="table-column">
      <style:table-column-properties style:column-width="13.37mm" style:rel-column-width="5651*"/>
    </style:style>
    <style:style style:name="Table95.B" style:family="table-column">
      <style:table-column-properties style:column-width="31.24mm" style:rel-column-width="13203*"/>
    </style:style>
    <style:style style:name="Table95.C" style:family="table-column">
      <style:table-column-properties style:column-width="8.29mm" style:rel-column-width="3504*"/>
    </style:style>
    <style:style style:name="Table95.D" style:family="table-column">
      <style:table-column-properties style:column-width="8.64mm" style:rel-column-width="3653*"/>
    </style:style>
    <style:style style:name="Table95.E" style:family="table-column">
      <style:table-column-properties style:column-width="56.96mm" style:rel-column-width="24074*"/>
    </style:style>
    <style:style style:name="Table95.F" style:family="table-column">
      <style:table-column-properties style:column-width="36.55mm" style:rel-column-width="15450*"/>
    </style:style>
    <style:style style:name="Table95.A1" style:family="table-cell">
      <style:table-cell-properties fo:padding="0.97mm" fo:border-left="0.02mm solid #000000" fo:border-right="none" fo:border-top="0.35mm solid #333366" fo:border-bottom="0.02mm solid #000000"/>
    </style:style>
    <style:style style:name="Table95.C1" style:family="table-cell">
      <style:table-cell-properties fo:padding="0.97mm" fo:border-left="0.02mm solid #000000" fo:border-right="0.02mm solid #000000" fo:border-top="0.35mm solid #333366" fo:border-bottom="0.02mm solid #000000"/>
    </style:style>
    <style:style style:name="Table95.A2" style:family="table-cell">
      <style:table-cell-properties fo:padding="0.97mm" fo:border-left="0.02mm solid #000000" fo:border-right="none" fo:border-top="none" fo:border-bottom="0.02mm solid #000000"/>
    </style:style>
    <style:style style:name="Table95.F2" style:family="table-cell">
      <style:table-cell-properties fo:padding="0.97mm" fo:border-left="0.02mm solid #000000" fo:border-right="0.02mm solid #000000" fo:border-top="none" fo:border-bottom="0.02mm solid #000000"/>
    </style:style>
    <style:style style:name="Table95.A3" style:family="table-cell">
      <style:table-cell-properties fo:padding="0.97mm" fo:border-left="0.02mm solid #000000" fo:border-right="none" fo:border-top="none" fo:border-bottom="0.35mm solid #333366"/>
    </style:style>
    <style:style style:name="Table95.F3" style:family="table-cell">
      <style:table-cell-properties fo:padding="0.97mm" fo:border-left="0.02mm solid #000000" fo:border-right="0.02mm solid #000000" fo:border-top="none" fo:border-bottom="0.35mm solid #333366"/>
    </style:style>
    <style:style style:name="Table68" style:family="table">
      <style:table-properties style:width="155.05mm" fo:margin-left="14.92mm" fo:margin-right="0.02mm" table:align="margins" fo:keep-with-next="auto"/>
    </style:style>
    <style:style style:name="Table68.A" style:family="table-column">
      <style:table-column-properties style:column-width="13.39mm" style:rel-column-width="5660*"/>
    </style:style>
    <style:style style:name="Table68.B" style:family="table-column">
      <style:table-column-properties style:column-width="21.59mm" style:rel-column-width="9128*"/>
    </style:style>
    <style:style style:name="Table68.C" style:family="table-column">
      <style:table-column-properties style:column-width="41.42mm" style:rel-column-width="17504*"/>
    </style:style>
    <style:style style:name="Table68.D" style:family="table-column">
      <style:table-column-properties style:column-width="13.6mm" style:rel-column-width="5750*"/>
    </style:style>
    <style:style style:name="Table68.E" style:family="table-column">
      <style:table-column-properties style:column-width="65.05mm" style:rel-column-width="27493*"/>
    </style:style>
    <style:style style:name="Table68.A1" style:family="table-cell">
      <style:table-cell-properties fo:padding="0.97mm" fo:border-left="0.02mm solid #000000" fo:border-right="none" fo:border-top="0.35mm solid #000000" fo:border-bottom="0.02mm solid #000000"/>
    </style:style>
    <style:style style:name="Table68.E1" style:family="table-cell">
      <style:table-cell-properties fo:padding="0.97mm" fo:border-left="0.02mm solid #000000" fo:border-right="0.02mm solid #000000" fo:border-top="0.35mm solid #000000" fo:border-bottom="0.02mm solid #000000"/>
    </style:style>
    <style:style style:name="Table68.A2" style:family="table-cell">
      <style:table-cell-properties fo:padding="0.97mm" fo:border-left="0.02mm solid #000000" fo:border-right="none" fo:border-top="none" fo:border-bottom="0.02mm solid #000000"/>
    </style:style>
    <style:style style:name="Table68.E2" style:family="table-cell">
      <style:table-cell-properties fo:padding="0.97mm" fo:border-left="0.02mm solid #000000" fo:border-right="0.02mm solid #000000" fo:border-top="none" fo:border-bottom="0.02mm solid #000000"/>
    </style:style>
    <style:style style:name="Table68.A3.3" style:family="table-column">
      <style:table-column-properties style:column-width="41.42mm" style:rel-column-width="17503*"/>
    </style:style>
    <style:style style:name="Table68.A3.4" style:family="table-column">
      <style:table-column-properties style:column-width="13.6mm" style:rel-column-width="5751*"/>
    </style:style>
    <style:style style:name="Table68.A11" style:family="table-cell">
      <style:table-cell-properties fo:padding="0.97mm" fo:border-left="0.02mm solid #000000" fo:border-right="none" fo:border-top="none" fo:border-bottom="0.35mm solid #333366"/>
    </style:style>
    <style:style style:name="Table68.E11" style:family="table-cell">
      <style:table-cell-properties fo:padding="0.97mm" fo:border-left="0.02mm solid #000000" fo:border-right="0.02mm solid #000000" fo:border-top="none" fo:border-bottom="0.35mm solid #333366"/>
    </style:style>
    <style:style style:name="Table61" style:family="table">
      <style:table-properties style:width="155.05mm" fo:margin-left="14.92mm" fo:margin-right="0.02mm" table:align="margins" fo:keep-with-next="auto"/>
    </style:style>
    <style:style style:name="Table61.A" style:family="table-column">
      <style:table-column-properties style:column-width="13.39mm" style:rel-column-width="5659*"/>
    </style:style>
    <style:style style:name="Table61.B" style:family="table-column">
      <style:table-column-properties style:column-width="31.24mm" style:rel-column-width="13205*"/>
    </style:style>
    <style:style style:name="Table61.C" style:family="table-column">
      <style:table-column-properties style:column-width="8.27mm" style:rel-column-width="3497*"/>
    </style:style>
    <style:style style:name="Table61.D" style:family="table-column">
      <style:table-column-properties style:column-width="8.64mm" style:rel-column-width="3653*"/>
    </style:style>
    <style:style style:name="Table61.E" style:family="table-column">
      <style:table-column-properties style:column-width="50.66mm" style:rel-column-width="21415*"/>
    </style:style>
    <style:style style:name="Table61.F" style:family="table-column">
      <style:table-column-properties style:column-width="42.83mm" style:rel-column-width="18106*"/>
    </style:style>
    <style:style style:name="Table61.A1" style:family="table-cell">
      <style:table-cell-properties fo:padding="0.97mm" fo:border-left="0.02mm solid #000000" fo:border-right="none" fo:border-top="0.35mm solid #333366" fo:border-bottom="0.02mm solid #000000"/>
    </style:style>
    <style:style style:name="Table61.C1" style:family="table-cell">
      <style:table-cell-properties fo:padding="0.97mm" fo:border-left="0.02mm solid #000000" fo:border-right="0.02mm solid #000000" fo:border-top="0.35mm solid #333366" fo:border-bottom="0.02mm solid #000000"/>
    </style:style>
    <style:style style:name="Table61.A2" style:family="table-cell">
      <style:table-cell-properties fo:padding="0.97mm" fo:border-left="0.02mm solid #000000" fo:border-right="none" fo:border-top="none" fo:border-bottom="0.02mm solid #000000"/>
    </style:style>
    <style:style style:name="Table61.F2" style:family="table-cell">
      <style:table-cell-properties fo:padding="0.97mm" fo:border-left="0.02mm solid #000000" fo:border-right="0.02mm solid #000000" fo:border-top="none" fo:border-bottom="0.02mm solid #000000"/>
    </style:style>
    <style:style style:name="Table61.A3" style:family="table-cell">
      <style:table-cell-properties fo:padding="0.97mm" fo:border-left="0.02mm solid #000000" fo:border-right="none" fo:border-top="none" fo:border-bottom="0.35mm solid #333366"/>
    </style:style>
    <style:style style:name="Table61.F3" style:family="table-cell">
      <style:table-cell-properties fo:padding="0.97mm" fo:border-left="0.02mm solid #000000" fo:border-right="0.02mm solid #000000" fo:border-top="none" fo:border-bottom="0.35mm solid #333366"/>
    </style:style>
    <style:style style:name="Table62" style:family="table">
      <style:table-properties style:width="155.05mm" fo:margin-left="14.92mm" fo:margin-right="0.02mm" table:align="margins" fo:keep-with-next="auto"/>
    </style:style>
    <style:style style:name="Table62.A" style:family="table-column">
      <style:table-column-properties style:column-width="13.39mm" style:rel-column-width="5659*"/>
    </style:style>
    <style:style style:name="Table62.B" style:family="table-column">
      <style:table-column-properties style:column-width="31.24mm" style:rel-column-width="13205*"/>
    </style:style>
    <style:style style:name="Table62.C" style:family="table-column">
      <style:table-column-properties style:column-width="8.27mm" style:rel-column-width="3497*"/>
    </style:style>
    <style:style style:name="Table62.D" style:family="table-column">
      <style:table-column-properties style:column-width="8.64mm" style:rel-column-width="3653*"/>
    </style:style>
    <style:style style:name="Table62.E" style:family="table-column">
      <style:table-column-properties style:column-width="50.48mm" style:rel-column-width="21340*"/>
    </style:style>
    <style:style style:name="Table62.F" style:family="table-column">
      <style:table-column-properties style:column-width="43.02mm" style:rel-column-width="18181*"/>
    </style:style>
    <style:style style:name="Table62.A1" style:family="table-cell">
      <style:table-cell-properties fo:padding="0.97mm" fo:border-left="0.02mm solid #000000" fo:border-right="none" fo:border-top="0.35mm solid #333366" fo:border-bottom="0.02mm solid #000000"/>
    </style:style>
    <style:style style:name="Table62.C1" style:family="table-cell">
      <style:table-cell-properties fo:padding="0.97mm" fo:border-left="0.02mm solid #000000" fo:border-right="0.02mm solid #000000" fo:border-top="0.35mm solid #333366" fo:border-bottom="0.02mm solid #000000"/>
    </style:style>
    <style:style style:name="Table62.A2" style:family="table-cell">
      <style:table-cell-properties fo:padding="0.97mm" fo:border-left="0.02mm solid #000000" fo:border-right="none" fo:border-top="none" fo:border-bottom="0.02mm solid #000000"/>
    </style:style>
    <style:style style:name="Table62.F2" style:family="table-cell">
      <style:table-cell-properties fo:padding="0.97mm" fo:border-left="0.02mm solid #000000" fo:border-right="0.02mm solid #000000" fo:border-top="none" fo:border-bottom="0.02mm solid #000000"/>
    </style:style>
    <style:style style:name="Table62.A3" style:family="table-cell">
      <style:table-cell-properties fo:padding="0.97mm" fo:border-left="0.02mm solid #000000" fo:border-right="none" fo:border-top="none" fo:border-bottom="0.35mm solid #333366"/>
    </style:style>
    <style:style style:name="Table62.F3" style:family="table-cell">
      <style:table-cell-properties fo:padding="0.97mm" fo:border-left="0.02mm solid #000000" fo:border-right="0.02mm solid #000000" fo:border-top="none" fo:border-bottom="0.35mm solid #333366"/>
    </style:style>
    <style:style style:name="Table63" style:family="table">
      <style:table-properties style:width="155.05mm" fo:margin-left="14.92mm" fo:margin-right="0.02mm" table:align="margins" fo:keep-with-next="auto"/>
    </style:style>
    <style:style style:name="Table63.A" style:family="table-column">
      <style:table-column-properties style:column-width="13.39mm" style:rel-column-width="5659*"/>
    </style:style>
    <style:style style:name="Table63.B" style:family="table-column">
      <style:table-column-properties style:column-width="31.24mm" style:rel-column-width="13205*"/>
    </style:style>
    <style:style style:name="Table63.C" style:family="table-column">
      <style:table-column-properties style:column-width="8.27mm" style:rel-column-width="3497*"/>
    </style:style>
    <style:style style:name="Table63.D" style:family="table-column">
      <style:table-column-properties style:column-width="8.64mm" style:rel-column-width="3653*"/>
    </style:style>
    <style:style style:name="Table63.E" style:family="table-column">
      <style:table-column-properties style:column-width="50.48mm" style:rel-column-width="21340*"/>
    </style:style>
    <style:style style:name="Table63.F" style:family="table-column">
      <style:table-column-properties style:column-width="43.02mm" style:rel-column-width="18181*"/>
    </style:style>
    <style:style style:name="Table63.A1" style:family="table-cell">
      <style:table-cell-properties fo:padding="0.97mm" fo:border-left="0.02mm solid #000000" fo:border-right="none" fo:border-top="0.35mm solid #333366" fo:border-bottom="0.02mm solid #000000"/>
    </style:style>
    <style:style style:name="Table63.C1" style:family="table-cell">
      <style:table-cell-properties fo:padding="0.97mm" fo:border-left="0.02mm solid #000000" fo:border-right="0.02mm solid #000000" fo:border-top="0.35mm solid #333366" fo:border-bottom="0.02mm solid #000000"/>
    </style:style>
    <style:style style:name="Table63.A2" style:family="table-cell">
      <style:table-cell-properties fo:padding="0.97mm" fo:border-left="0.02mm solid #000000" fo:border-right="none" fo:border-top="none" fo:border-bottom="0.02mm solid #000000"/>
    </style:style>
    <style:style style:name="Table63.F2" style:family="table-cell">
      <style:table-cell-properties fo:padding="0.97mm" fo:border-left="0.02mm solid #000000" fo:border-right="0.02mm solid #000000" fo:border-top="none" fo:border-bottom="0.02mm solid #000000"/>
    </style:style>
    <style:style style:name="Table63.A3" style:family="table-cell">
      <style:table-cell-properties fo:padding="0.97mm" fo:border-left="0.02mm solid #000000" fo:border-right="none" fo:border-top="none" fo:border-bottom="0.35mm solid #333366"/>
    </style:style>
    <style:style style:name="Table63.F3" style:family="table-cell">
      <style:table-cell-properties fo:padding="0.97mm" fo:border-left="0.02mm solid #000000" fo:border-right="0.02mm solid #000000" fo:border-top="none" fo:border-bottom="0.35mm solid #333366"/>
    </style:style>
    <style:style style:name="Table64" style:family="table">
      <style:table-properties style:width="155.05mm" fo:margin-left="14.92mm" fo:margin-right="0.02mm" table:align="margins" fo:keep-with-next="auto"/>
    </style:style>
    <style:style style:name="Table64.A" style:family="table-column">
      <style:table-column-properties style:column-width="13.39mm" style:rel-column-width="5659*"/>
    </style:style>
    <style:style style:name="Table64.B" style:family="table-column">
      <style:table-column-properties style:column-width="31.24mm" style:rel-column-width="13205*"/>
    </style:style>
    <style:style style:name="Table64.C" style:family="table-column">
      <style:table-column-properties style:column-width="8.27mm" style:rel-column-width="3497*"/>
    </style:style>
    <style:style style:name="Table64.D" style:family="table-column">
      <style:table-column-properties style:column-width="8.64mm" style:rel-column-width="3653*"/>
    </style:style>
    <style:style style:name="Table64.E" style:family="table-column">
      <style:table-column-properties style:column-width="50.48mm" style:rel-column-width="21340*"/>
    </style:style>
    <style:style style:name="Table64.F" style:family="table-column">
      <style:table-column-properties style:column-width="43.02mm" style:rel-column-width="18181*"/>
    </style:style>
    <style:style style:name="Table64.A1" style:family="table-cell">
      <style:table-cell-properties fo:padding="0.97mm" fo:border-left="0.02mm solid #000000" fo:border-right="none" fo:border-top="0.35mm solid #333366" fo:border-bottom="0.02mm solid #000000"/>
    </style:style>
    <style:style style:name="Table64.C1" style:family="table-cell">
      <style:table-cell-properties fo:padding="0.97mm" fo:border-left="0.02mm solid #000000" fo:border-right="0.02mm solid #000000" fo:border-top="0.35mm solid #333366" fo:border-bottom="0.02mm solid #000000"/>
    </style:style>
    <style:style style:name="Table64.A2" style:family="table-cell">
      <style:table-cell-properties fo:padding="0.97mm" fo:border-left="0.02mm solid #000000" fo:border-right="none" fo:border-top="none" fo:border-bottom="0.02mm solid #000000"/>
    </style:style>
    <style:style style:name="Table64.F2" style:family="table-cell">
      <style:table-cell-properties fo:padding="0.97mm" fo:border-left="0.02mm solid #000000" fo:border-right="0.02mm solid #000000" fo:border-top="none" fo:border-bottom="0.02mm solid #000000"/>
    </style:style>
    <style:style style:name="Table64.A5" style:family="table-cell">
      <style:table-cell-properties fo:padding="0.97mm" fo:border-left="0.02mm solid #000000" fo:border-right="none" fo:border-top="none" fo:border-bottom="0.35mm solid #333366"/>
    </style:style>
    <style:style style:name="Table64.F5" style:family="table-cell">
      <style:table-cell-properties fo:padding="0.97mm" fo:border-left="0.02mm solid #000000" fo:border-right="0.02mm solid #000000" fo:border-top="none" fo:border-bottom="0.35mm solid #333366"/>
    </style:style>
    <style:style style:name="Table66" style:family="table">
      <style:table-properties style:width="155.05mm" fo:margin-left="14.92mm" fo:margin-right="0.02mm" table:align="margins" fo:keep-with-next="auto"/>
    </style:style>
    <style:style style:name="Table66.A" style:family="table-column">
      <style:table-column-properties style:column-width="13.39mm" style:rel-column-width="5659*"/>
    </style:style>
    <style:style style:name="Table66.B" style:family="table-column">
      <style:table-column-properties style:column-width="31.24mm" style:rel-column-width="13205*"/>
    </style:style>
    <style:style style:name="Table66.C" style:family="table-column">
      <style:table-column-properties style:column-width="8.27mm" style:rel-column-width="3497*"/>
    </style:style>
    <style:style style:name="Table66.D" style:family="table-column">
      <style:table-column-properties style:column-width="8.64mm" style:rel-column-width="3653*"/>
    </style:style>
    <style:style style:name="Table66.E" style:family="table-column">
      <style:table-column-properties style:column-width="50.48mm" style:rel-column-width="21340*"/>
    </style:style>
    <style:style style:name="Table66.F" style:family="table-column">
      <style:table-column-properties style:column-width="43.02mm" style:rel-column-width="18181*"/>
    </style:style>
    <style:style style:name="Table66.A1" style:family="table-cell">
      <style:table-cell-properties fo:padding="0.97mm" fo:border-left="0.02mm solid #000000" fo:border-right="none" fo:border-top="0.35mm solid #333366" fo:border-bottom="0.02mm solid #000000"/>
    </style:style>
    <style:style style:name="Table66.C1" style:family="table-cell">
      <style:table-cell-properties fo:padding="0.97mm" fo:border-left="0.02mm solid #000000" fo:border-right="0.02mm solid #000000" fo:border-top="0.35mm solid #333366" fo:border-bottom="0.02mm solid #000000"/>
    </style:style>
    <style:style style:name="Table66.A2" style:family="table-cell">
      <style:table-cell-properties fo:padding="0.97mm" fo:border-left="0.02mm solid #000000" fo:border-right="none" fo:border-top="none" fo:border-bottom="0.02mm solid #000000"/>
    </style:style>
    <style:style style:name="Table66.F2" style:family="table-cell">
      <style:table-cell-properties fo:padding="0.97mm" fo:border-left="0.02mm solid #000000" fo:border-right="0.02mm solid #000000" fo:border-top="none" fo:border-bottom="0.02mm solid #000000"/>
    </style:style>
    <style:style style:name="Table66.A9" style:family="table-cell">
      <style:table-cell-properties fo:padding="0.97mm" fo:border-left="0.02mm solid #000000" fo:border-right="none" fo:border-top="none" fo:border-bottom="0.35mm solid #333366"/>
    </style:style>
    <style:style style:name="Table66.F9" style:family="table-cell">
      <style:table-cell-properties fo:padding="0.97mm" fo:border-left="0.02mm solid #000000" fo:border-right="0.02mm solid #000000" fo:border-top="none" fo:border-bottom="0.35mm solid #333366"/>
    </style:style>
    <style:style style:name="Table67" style:family="table">
      <style:table-properties style:width="155.05mm" fo:margin-left="14.92mm" fo:margin-right="0.02mm" table:align="margins" fo:keep-with-next="auto"/>
    </style:style>
    <style:style style:name="Table67.A" style:family="table-column">
      <style:table-column-properties style:column-width="13.39mm" style:rel-column-width="5659*"/>
    </style:style>
    <style:style style:name="Table67.B" style:family="table-column">
      <style:table-column-properties style:column-width="31.24mm" style:rel-column-width="13205*"/>
    </style:style>
    <style:style style:name="Table67.C" style:family="table-column">
      <style:table-column-properties style:column-width="8.27mm" style:rel-column-width="3497*"/>
    </style:style>
    <style:style style:name="Table67.D" style:family="table-column">
      <style:table-column-properties style:column-width="8.64mm" style:rel-column-width="3653*"/>
    </style:style>
    <style:style style:name="Table67.E" style:family="table-column">
      <style:table-column-properties style:column-width="50.48mm" style:rel-column-width="21340*"/>
    </style:style>
    <style:style style:name="Table67.F" style:family="table-column">
      <style:table-column-properties style:column-width="43.02mm" style:rel-column-width="18181*"/>
    </style:style>
    <style:style style:name="Table67.A1" style:family="table-cell">
      <style:table-cell-properties fo:padding="0.97mm" fo:border-left="0.02mm solid #000000" fo:border-right="none" fo:border-top="0.35mm solid #333366" fo:border-bottom="0.02mm solid #000000"/>
    </style:style>
    <style:style style:name="Table67.C1" style:family="table-cell">
      <style:table-cell-properties fo:padding="0.97mm" fo:border-left="0.02mm solid #000000" fo:border-right="0.02mm solid #000000" fo:border-top="0.35mm solid #333366" fo:border-bottom="0.02mm solid #000000"/>
    </style:style>
    <style:style style:name="Table67.A2" style:family="table-cell">
      <style:table-cell-properties fo:padding="0.97mm" fo:border-left="0.02mm solid #000000" fo:border-right="none" fo:border-top="none" fo:border-bottom="0.02mm solid #000000"/>
    </style:style>
    <style:style style:name="Table67.F2" style:family="table-cell">
      <style:table-cell-properties fo:padding="0.97mm" fo:border-left="0.02mm solid #000000" fo:border-right="0.02mm solid #000000" fo:border-top="none" fo:border-bottom="0.02mm solid #000000"/>
    </style:style>
    <style:style style:name="Table67.A4" style:family="table-cell">
      <style:table-cell-properties fo:padding="0.97mm" fo:border-left="0.02mm solid #000000" fo:border-right="none" fo:border-top="none" fo:border-bottom="0.35mm solid #333366"/>
    </style:style>
    <style:style style:name="Table67.F4" style:family="table-cell">
      <style:table-cell-properties fo:padding="0.97mm" fo:border-left="0.02mm solid #000000" fo:border-right="0.02mm solid #000000" fo:border-top="none" fo:border-bottom="0.35mm solid #333366"/>
    </style:style>
    <style:style style:name="Table13" style:family="table">
      <style:table-properties style:width="160.07mm" fo:margin-left="9.63mm" fo:margin-right="0.28mm" table:align="margins" fo:keep-with-next="auto"/>
    </style:style>
    <style:style style:name="Table13.A" style:family="table-column">
      <style:table-column-properties style:column-width="28.89mm" style:rel-column-width="11828*"/>
    </style:style>
    <style:style style:name="Table13.B" style:family="table-column">
      <style:table-column-properties style:column-width="8.68mm" style:rel-column-width="3552*"/>
    </style:style>
    <style:style style:name="Table13.C" style:family="table-column">
      <style:table-column-properties style:column-width="33.67mm" style:rel-column-width="13785*"/>
    </style:style>
    <style:style style:name="Table13.D" style:family="table-column">
      <style:table-column-properties style:column-width="53.62mm" style:rel-column-width="21953*"/>
    </style:style>
    <style:style style:name="Table13.E" style:family="table-column">
      <style:table-column-properties style:column-width="35.21mm" style:rel-column-width="14417*"/>
    </style:style>
    <style:style style:name="Table13.A1" style:family="table-cell">
      <style:table-cell-properties fo:padding="0.97mm" fo:border-left="0.02mm solid #000000" fo:border-right="none" fo:border-top="0.35mm solid #333366" fo:border-bottom="0.02mm solid #000000"/>
    </style:style>
    <style:style style:name="Table13.E1" style:family="table-cell">
      <style:table-cell-properties fo:padding="0.97mm" fo:border-left="0.02mm solid #000000" fo:border-right="0.02mm solid #000000" fo:border-top="0.35mm solid #333366" fo:border-bottom="0.02mm solid #000000"/>
    </style:style>
    <style:style style:name="Table13.A2" style:family="table-cell">
      <style:table-cell-properties fo:padding="0.97mm" fo:border-left="0.02mm solid #000000" fo:border-right="none" fo:border-top="none" fo:border-bottom="0.02mm solid #000000"/>
    </style:style>
    <style:style style:name="Table13.E2" style:family="table-cell">
      <style:table-cell-properties fo:padding="0.97mm" fo:border-left="0.02mm solid #000000" fo:border-right="0.02mm solid #000000" fo:border-top="none" fo:border-bottom="0.02mm solid #000000"/>
    </style:style>
    <style:style style:name="Table13.A19" style:family="table-cell">
      <style:table-cell-properties fo:padding="0.97mm" fo:border-left="0.02mm solid #000000" fo:border-right="none" fo:border-top="none" fo:border-bottom="0.35mm solid #333366"/>
    </style:style>
    <style:style style:name="Table13.E19" style:family="table-cell">
      <style:table-cell-properties fo:padding="0.97mm" fo:border-left="0.02mm solid #000000" fo:border-right="0.02mm solid #000000" fo:border-top="none" fo:border-bottom="0.35mm solid #333366"/>
    </style:style>
    <style:style style:name="Table100" style:family="table">
      <style:table-properties style:width="155.05mm" fo:margin-left="14.92mm" fo:margin-right="0.02mm" table:align="margins" fo:keep-with-next="auto"/>
    </style:style>
    <style:style style:name="Table100.A" style:family="table-column">
      <style:table-column-properties style:column-width="13.37mm" style:rel-column-width="5651*"/>
    </style:style>
    <style:style style:name="Table100.B" style:family="table-column">
      <style:table-column-properties style:column-width="31.24mm" style:rel-column-width="13203*"/>
    </style:style>
    <style:style style:name="Table100.C" style:family="table-column">
      <style:table-column-properties style:column-width="8.27mm" style:rel-column-width="3496*"/>
    </style:style>
    <style:style style:name="Table100.D" style:family="table-column">
      <style:table-column-properties style:column-width="8.73mm" style:rel-column-width="3690*"/>
    </style:style>
    <style:style style:name="Table100.E" style:family="table-column">
      <style:table-column-properties style:column-width="63.69mm" style:rel-column-width="26922*"/>
    </style:style>
    <style:style style:name="Table100.F" style:family="table-column">
      <style:table-column-properties style:column-width="29.74mm" style:rel-column-width="12573*"/>
    </style:style>
    <style:style style:name="Table100.A1" style:family="table-cell">
      <style:table-cell-properties fo:padding="0.97mm" fo:border-left="0.02mm solid #000000" fo:border-right="none" fo:border-top="0.35mm solid #333366" fo:border-bottom="0.02mm solid #000000"/>
    </style:style>
    <style:style style:name="Table100.C1" style:family="table-cell">
      <style:table-cell-properties fo:padding="0.97mm" fo:border-left="0.02mm solid #000000" fo:border-right="0.02mm solid #000000" fo:border-top="0.35mm solid #333366" fo:border-bottom="0.02mm solid #000000"/>
    </style:style>
    <style:style style:name="Table100.A2" style:family="table-cell">
      <style:table-cell-properties fo:padding="0.97mm" fo:border-left="0.02mm solid #000000" fo:border-right="none" fo:border-top="none" fo:border-bottom="0.02mm solid #000000"/>
    </style:style>
    <style:style style:name="Table100.F2" style:family="table-cell">
      <style:table-cell-properties fo:padding="0.97mm" fo:border-left="0.02mm solid #000000" fo:border-right="0.02mm solid #000000" fo:border-top="none" fo:border-bottom="0.02mm solid #000000"/>
    </style:style>
    <style:style style:name="Table100.3" style:family="table-row">
      <style:table-row-properties style:min-row-height="5.68mm"/>
    </style:style>
    <style:style style:name="Table100.A15" style:family="table-cell">
      <style:table-cell-properties fo:padding="0.97mm" fo:border-left="0.02mm solid #000000" fo:border-right="none" fo:border-top="none" fo:border-bottom="0.35mm solid #333366"/>
    </style:style>
    <style:style style:name="Table100.F15" style:family="table-cell">
      <style:table-cell-properties fo:padding="0.97mm" fo:border-left="0.02mm solid #000000" fo:border-right="0.02mm solid #000000" fo:border-top="none" fo:border-bottom="0.35mm solid #333366"/>
    </style:style>
    <style:style style:name="Table126" style:family="table">
      <style:table-properties style:width="155.05mm" fo:margin-left="14.92mm" fo:margin-right="0.02mm" table:align="margins" fo:keep-with-next="auto"/>
    </style:style>
    <style:style style:name="Table126.A" style:family="table-column">
      <style:table-column-properties style:column-width="13.37mm" style:rel-column-width="5651*"/>
    </style:style>
    <style:style style:name="Table126.B" style:family="table-column">
      <style:table-column-properties style:column-width="31.24mm" style:rel-column-width="13203*"/>
    </style:style>
    <style:style style:name="Table126.C" style:family="table-column">
      <style:table-column-properties style:column-width="8.27mm" style:rel-column-width="3496*"/>
    </style:style>
    <style:style style:name="Table126.D" style:family="table-column">
      <style:table-column-properties style:column-width="9.3mm" style:rel-column-width="3929*"/>
    </style:style>
    <style:style style:name="Table126.E" style:family="table-column">
      <style:table-column-properties style:column-width="63.13mm" style:rel-column-width="26683*"/>
    </style:style>
    <style:style style:name="Table126.F" style:family="table-column">
      <style:table-column-properties style:column-width="29.74mm" style:rel-column-width="12573*"/>
    </style:style>
    <style:style style:name="Table126.A1" style:family="table-cell">
      <style:table-cell-properties fo:padding="0.97mm" fo:border-left="0.02mm solid #000000" fo:border-right="none" fo:border-top="0.35mm solid #333366" fo:border-bottom="0.02mm solid #000000"/>
    </style:style>
    <style:style style:name="Table126.C1" style:family="table-cell">
      <style:table-cell-properties fo:padding="0.97mm" fo:border-left="0.02mm solid #000000" fo:border-right="0.02mm solid #000000" fo:border-top="0.35mm solid #333366" fo:border-bottom="0.02mm solid #000000"/>
    </style:style>
    <style:style style:name="Table126.A2" style:family="table-cell">
      <style:table-cell-properties fo:padding="0.97mm" fo:border-left="0.02mm solid #000000" fo:border-right="none" fo:border-top="none" fo:border-bottom="0.02mm solid #000000"/>
    </style:style>
    <style:style style:name="Table126.F2" style:family="table-cell">
      <style:table-cell-properties fo:padding="0.97mm" fo:border-left="0.02mm solid #000000" fo:border-right="0.02mm solid #000000" fo:border-top="none" fo:border-bottom="0.02mm solid #000000"/>
    </style:style>
    <style:style style:name="Table126.3" style:family="table-row">
      <style:table-row-properties style:min-row-height="5.68mm"/>
    </style:style>
    <style:style style:name="Table126.A5" style:family="table-cell">
      <style:table-cell-properties fo:padding="0.97mm" fo:border-left="0.02mm solid #000000" fo:border-right="none" fo:border-top="none" fo:border-bottom="0.35mm solid #333366"/>
    </style:style>
    <style:style style:name="Table126.F5" style:family="table-cell">
      <style:table-cell-properties fo:padding="0.97mm" fo:border-left="0.02mm solid #000000" fo:border-right="0.02mm solid #000000" fo:border-top="none" fo:border-bottom="0.35mm solid #333366"/>
    </style:style>
    <style:style style:name="Table102" style:family="table">
      <style:table-properties style:width="151.92mm" fo:margin-left="14.76mm" fo:margin-right="3.3mm" table:align="margins"/>
    </style:style>
    <style:style style:name="Table102.A" style:family="table-column">
      <style:table-column-properties style:column-width="25.51mm" style:rel-column-width="11002*"/>
    </style:style>
    <style:style style:name="Table102.B" style:family="table-column">
      <style:table-column-properties style:column-width="67.29mm" style:rel-column-width="29027*"/>
    </style:style>
    <style:style style:name="Table102.C" style:family="table-column">
      <style:table-column-properties style:column-width="15.12mm" style:rel-column-width="6520*"/>
    </style:style>
    <style:style style:name="Table102.D" style:family="table-column">
      <style:table-column-properties style:column-width="14.55mm" style:rel-column-width="6277*"/>
    </style:style>
    <style:style style:name="Table102.F" style:family="table-column">
      <style:table-column-properties style:column-width="14.9mm" style:rel-column-width="6432*"/>
    </style:style>
    <style:style style:name="Table102.A1" style:family="table-cell">
      <style:table-cell-properties fo:padding="0.97mm" fo:border-left="0.02mm solid #000000" fo:border-right="none" fo:border-top="0.35mm solid #333366" fo:border-bottom="0.02mm solid #000000"/>
    </style:style>
    <style:style style:name="Table102.F1" style:family="table-cell">
      <style:table-cell-properties fo:padding="0.97mm" fo:border-left="0.02mm solid #000000" fo:border-right="0.02mm solid #000000" fo:border-top="0.35mm solid #333366" fo:border-bottom="0.02mm solid #000000"/>
    </style:style>
    <style:style style:name="Table102.A2" style:family="table-cell">
      <style:table-cell-properties fo:padding="0.97mm" fo:border-left="0.02mm solid #000000" fo:border-right="none" fo:border-top="none" fo:border-bottom="0.02mm solid #000000"/>
    </style:style>
    <style:style style:name="Table102.C2" style:family="table-cell">
      <style:table-cell-properties fo:padding="0.97mm" fo:border-left="0.02mm solid #000000" fo:border-right="0.02mm solid #000000" fo:border-top="none" fo:border-bottom="0.02mm solid #000000"/>
    </style:style>
    <style:style style:name="Table102.A9" style:family="table-cell">
      <style:table-cell-properties fo:padding="0.97mm" fo:border-left="0.02mm solid #000000" fo:border-right="none" fo:border-top="none" fo:border-bottom="0.35mm solid #333366"/>
    </style:style>
    <style:style style:name="Table102.F9" style:family="table-cell">
      <style:table-cell-properties fo:padding="0.97mm" fo:border-left="0.02mm solid #000000" fo:border-right="0.02mm solid #000000" fo:border-top="none" fo:border-bottom="0.35mm solid #333366"/>
    </style:style>
    <style:style style:name="Table103" style:family="table">
      <style:table-properties style:width="155.05mm" fo:margin-left="14.92mm" fo:margin-right="0.02mm" table:align="margins" fo:keep-with-next="auto"/>
    </style:style>
    <style:style style:name="Table103.A" style:family="table-column">
      <style:table-column-properties style:column-width="13.37mm" style:rel-column-width="5652*"/>
    </style:style>
    <style:style style:name="Table103.B" style:family="table-column">
      <style:table-column-properties style:column-width="31.26mm" style:rel-column-width="13212*"/>
    </style:style>
    <style:style style:name="Table103.C" style:family="table-column">
      <style:table-column-properties style:column-width="8.22mm" style:rel-column-width="3474*"/>
    </style:style>
    <style:style style:name="Table103.D" style:family="table-column">
      <style:table-column-properties style:column-width="9.93mm" style:rel-column-width="4197*"/>
    </style:style>
    <style:style style:name="Table103.E" style:family="table-column">
      <style:table-column-properties style:column-width="62.48mm" style:rel-column-width="26410*"/>
    </style:style>
    <style:style style:name="Table103.F" style:family="table-column">
      <style:table-column-properties style:column-width="29.79mm" style:rel-column-width="12590*"/>
    </style:style>
    <style:style style:name="Table103.A1" style:family="table-cell">
      <style:table-cell-properties fo:padding="0.97mm" fo:border-left="0.02mm solid #000000" fo:border-right="none" fo:border-top="0.35mm solid #333366" fo:border-bottom="0.02mm solid #000000"/>
    </style:style>
    <style:style style:name="Table103.C1" style:family="table-cell">
      <style:table-cell-properties fo:padding="0.97mm" fo:border-left="0.02mm solid #000000" fo:border-right="0.02mm solid #000000" fo:border-top="0.35mm solid #333366" fo:border-bottom="0.02mm solid #000000"/>
    </style:style>
    <style:style style:name="Table103.A2" style:family="table-cell">
      <style:table-cell-properties fo:padding="0.97mm" fo:border-left="0.02mm solid #000000" fo:border-right="none" fo:border-top="none" fo:border-bottom="0.02mm solid #000000"/>
    </style:style>
    <style:style style:name="Table103.F2" style:family="table-cell">
      <style:table-cell-properties fo:padding="0.97mm" fo:border-left="0.02mm solid #000000" fo:border-right="0.02mm solid #000000" fo:border-top="none" fo:border-bottom="0.02mm solid #000000"/>
    </style:style>
    <style:style style:name="Table103.3" style:family="table-row">
      <style:table-row-properties style:min-row-height="5.68mm"/>
    </style:style>
    <style:style style:name="Table103.8" style:family="table-row">
      <style:table-row-properties style:min-row-height="5.06mm"/>
    </style:style>
    <style:style style:name="Table103.A13" style:family="table-cell">
      <style:table-cell-properties fo:padding="0.97mm" fo:border-left="0.02mm solid #000000" fo:border-right="none" fo:border-top="none" fo:border-bottom="0.35mm solid #333366"/>
    </style:style>
    <style:style style:name="Table103.F13" style:family="table-cell">
      <style:table-cell-properties fo:padding="0.97mm" fo:border-left="0.02mm solid #000000" fo:border-right="0.02mm solid #000000" fo:border-top="none" fo:border-bottom="0.35mm solid #333366"/>
    </style:style>
    <style:style style:name="Table142" style:family="table">
      <style:table-properties style:width="155.05mm" fo:margin-left="14.92mm" fo:margin-right="0.02mm" table:align="margins" fo:keep-with-next="auto"/>
    </style:style>
    <style:style style:name="Table142.A" style:family="table-column">
      <style:table-column-properties style:column-width="13.37mm" style:rel-column-width="5651*"/>
    </style:style>
    <style:style style:name="Table142.B" style:family="table-column">
      <style:table-column-properties style:column-width="31.24mm" style:rel-column-width="13203*"/>
    </style:style>
    <style:style style:name="Table142.C" style:family="table-column">
      <style:table-column-properties style:column-width="8.24mm" style:rel-column-width="3481*"/>
    </style:style>
    <style:style style:name="Table142.D" style:family="table-column">
      <style:table-column-properties style:column-width="10.88mm" style:rel-column-width="4600*"/>
    </style:style>
    <style:style style:name="Table142.E" style:family="table-column">
      <style:table-column-properties style:column-width="61.52mm" style:rel-column-width="26005*"/>
    </style:style>
    <style:style style:name="Table142.F" style:family="table-column">
      <style:table-column-properties style:column-width="29.79mm" style:rel-column-width="12595*"/>
    </style:style>
    <style:style style:name="Table142.A1" style:family="table-cell">
      <style:table-cell-properties fo:padding="0.97mm" fo:border-left="0.02mm solid #000000" fo:border-right="none" fo:border-top="0.35mm solid #333366" fo:border-bottom="0.02mm solid #000000"/>
    </style:style>
    <style:style style:name="Table142.A2" style:family="table-cell">
      <style:table-cell-properties fo:padding="0.97mm" fo:border-left="0.02mm solid #000000" fo:border-right="none" fo:border-top="none" fo:border-bottom="0.02mm solid #000000"/>
    </style:style>
    <style:style style:name="Table142.F2" style:family="table-cell">
      <style:table-cell-properties fo:padding="0.97mm" fo:border-left="0.02mm solid #000000" fo:border-right="0.02mm solid #000000" fo:border-top="none" fo:border-bottom="0.02mm solid #000000"/>
    </style:style>
    <style:style style:name="Table142.3" style:family="table-row">
      <style:table-row-properties style:min-row-height="5.68mm"/>
    </style:style>
    <style:style style:name="Table142.A7" style:family="table-cell">
      <style:table-cell-properties fo:padding="0.97mm" fo:border-left="0.02mm solid #000000" fo:border-right="none" fo:border-top="none" fo:border-bottom="0.35mm solid #000000"/>
    </style:style>
    <style:style style:name="Table142.F7" style:family="table-cell">
      <style:table-cell-properties fo:padding="0.97mm" fo:border-left="0.02mm solid #000000" fo:border-right="0.02mm solid #000000" fo:border-top="none" fo:border-bottom="0.35mm solid #000000"/>
    </style:style>
    <style:style style:name="Table144" style:family="table">
      <style:table-properties style:width="50.84mm" table:align="right"/>
    </style:style>
    <style:style style:name="Table144.A" style:family="table-column">
      <style:table-column-properties style:column-width="11.5mm"/>
    </style:style>
    <style:style style:name="Table144.B" style:family="table-column">
      <style:table-column-properties style:column-width="39.33mm"/>
    </style:style>
    <style:style style:name="Table144.A1" style:family="table-cell">
      <style:table-cell-properties fo:padding="0.97mm" fo:border-left="0.02mm solid #000000" fo:border-right="none" fo:border-top="0.02mm solid #000000" fo:border-bottom="0.02mm solid #000000"/>
    </style:style>
    <style:style style:name="Table144.B1" style:family="table-cell">
      <style:table-cell-properties fo:padding="0.97mm" fo:border="0.02mm solid #000000"/>
    </style:style>
    <style:style style:name="Table144.A2" style:family="table-cell">
      <style:table-cell-properties fo:padding="0.97mm" fo:border-left="0.02mm solid #000000" fo:border-right="none" fo:border-top="none" fo:border-bottom="0.02mm solid #000000"/>
    </style:style>
    <style:style style:name="Table144.B2" style:family="table-cell">
      <style:table-cell-properties fo:padding="0.97mm" fo:border-left="0.02mm solid #000000" fo:border-right="0.02mm solid #000000" fo:border-top="none" fo:border-bottom="0.02mm solid #000000"/>
    </style:style>
    <style:style style:name="Table143" style:family="table">
      <style:table-properties style:width="50.84mm" table:align="right"/>
    </style:style>
    <style:style style:name="Table143.A" style:family="table-column">
      <style:table-column-properties style:column-width="11.5mm"/>
    </style:style>
    <style:style style:name="Table143.B" style:family="table-column">
      <style:table-column-properties style:column-width="39.33mm"/>
    </style:style>
    <style:style style:name="Table143.A1" style:family="table-cell">
      <style:table-cell-properties fo:padding="0.97mm" fo:border-left="0.02mm solid #000000" fo:border-right="none" fo:border-top="0.02mm solid #000000" fo:border-bottom="0.02mm solid #000000"/>
    </style:style>
    <style:style style:name="Table143.B1" style:family="table-cell">
      <style:table-cell-properties fo:padding="0.97mm" fo:border="0.02mm solid #000000"/>
    </style:style>
    <style:style style:name="Table143.A2" style:family="table-cell">
      <style:table-cell-properties fo:padding="0.97mm" fo:border-left="0.02mm solid #000000" fo:border-right="none" fo:border-top="none" fo:border-bottom="0.02mm solid #000000"/>
    </style:style>
    <style:style style:name="Table143.B2" style:family="table-cell">
      <style:table-cell-properties fo:padding="0.97mm" fo:border-left="0.02mm solid #000000" fo:border-right="0.02mm solid #000000" fo:border-top="none" fo:border-bottom="0.02mm solid #000000"/>
    </style:style>
    <style:style style:name="Table104" style:family="table">
      <style:table-properties style:width="155.05mm" fo:margin-left="14.92mm" fo:margin-right="0.02mm" table:align="margins" fo:keep-with-next="auto"/>
    </style:style>
    <style:style style:name="Table104.A" style:family="table-column">
      <style:table-column-properties style:column-width="13.37mm" style:rel-column-width="5652*"/>
    </style:style>
    <style:style style:name="Table104.B" style:family="table-column">
      <style:table-column-properties style:column-width="31.24mm" style:rel-column-width="13205*"/>
    </style:style>
    <style:style style:name="Table104.C" style:family="table-column">
      <style:table-column-properties style:column-width="8.24mm" style:rel-column-width="3482*"/>
    </style:style>
    <style:style style:name="Table104.D" style:family="table-column">
      <style:table-column-properties style:column-width="9.23mm" style:rel-column-width="3899*"/>
    </style:style>
    <style:style style:name="Table104.E" style:family="table-column">
      <style:table-column-properties style:column-width="63.18mm" style:rel-column-width="26709*"/>
    </style:style>
    <style:style style:name="Table104.F" style:family="table-column">
      <style:table-column-properties style:column-width="29.77mm" style:rel-column-width="12588*"/>
    </style:style>
    <style:style style:name="Table104.A1" style:family="table-cell">
      <style:table-cell-properties fo:padding="0.97mm" fo:border-left="0.02mm solid #000000" fo:border-right="none" fo:border-top="0.35mm solid #333366" fo:border-bottom="0.02mm solid #000000"/>
    </style:style>
    <style:style style:name="Table104.C1" style:family="table-cell">
      <style:table-cell-properties fo:padding="0.97mm" fo:border-left="0.02mm solid #000000" fo:border-right="0.02mm solid #000000" fo:border-top="0.35mm solid #333366" fo:border-bottom="0.02mm solid #000000"/>
    </style:style>
    <style:style style:name="Table104.A2" style:family="table-cell">
      <style:table-cell-properties fo:padding="0.97mm" fo:border-left="0.02mm solid #000000" fo:border-right="none" fo:border-top="none" fo:border-bottom="0.02mm solid #000000"/>
    </style:style>
    <style:style style:name="Table104.F2" style:family="table-cell">
      <style:table-cell-properties fo:padding="0.97mm" fo:border-left="0.02mm solid #000000" fo:border-right="0.02mm solid #000000" fo:border-top="none" fo:border-bottom="0.02mm solid #000000"/>
    </style:style>
    <style:style style:name="Table104.3" style:family="table-row">
      <style:table-row-properties style:min-row-height="5.68mm"/>
    </style:style>
    <style:style style:name="Table104.A15.1" style:family="table-column">
      <style:table-column-properties style:column-width="13.37mm" style:rel-column-width="5651*"/>
    </style:style>
    <style:style style:name="Table104.A15.2" style:family="table-column">
      <style:table-column-properties style:column-width="31.22mm" style:rel-column-width="13197*"/>
    </style:style>
    <style:style style:name="Table104.A15.3" style:family="table-column">
      <style:table-column-properties style:column-width="8.26mm" style:rel-column-width="3489*"/>
    </style:style>
    <style:style style:name="Table104.A15.5" style:family="table-column">
      <style:table-column-properties style:column-width="63.2mm" style:rel-column-width="26711*"/>
    </style:style>
    <style:style style:name="Table104.A21" style:family="table-cell">
      <style:table-cell-properties fo:padding="0.97mm" fo:border-left="0.02mm solid #000000" fo:border-right="none" fo:border-top="none" fo:border-bottom="0.35mm solid #333366"/>
    </style:style>
    <style:style style:name="Table104.F21" style:family="table-cell">
      <style:table-cell-properties fo:padding="0.97mm" fo:border-left="0.02mm solid #000000" fo:border-right="0.02mm solid #000000" fo:border-top="none" fo:border-bottom="0.35mm solid #333366"/>
    </style:style>
    <style:style style:name="Table105" style:family="table">
      <style:table-properties style:width="54.13mm" table:align="right"/>
    </style:style>
    <style:style style:name="Table105.A" style:family="table-column">
      <style:table-column-properties style:column-width="7.94mm"/>
    </style:style>
    <style:style style:name="Table105.B" style:family="table-column">
      <style:table-column-properties style:column-width="46.2mm"/>
    </style:style>
    <style:style style:name="Table105.A1" style:family="table-cell">
      <style:table-cell-properties fo:padding="0.97mm" fo:border-left="0.02mm solid #000000" fo:border-right="none" fo:border-top="0.02mm solid #000000" fo:border-bottom="0.02mm solid #000000"/>
    </style:style>
    <style:style style:name="Table105.B1" style:family="table-cell">
      <style:table-cell-properties fo:padding="0.97mm" fo:border="0.02mm solid #000000"/>
    </style:style>
    <style:style style:name="Table105.A2" style:family="table-cell">
      <style:table-cell-properties fo:padding="0.97mm" fo:border-left="0.02mm solid #000000" fo:border-right="none" fo:border-top="none" fo:border-bottom="0.02mm solid #000000"/>
    </style:style>
    <style:style style:name="Table105.B2" style:family="table-cell">
      <style:table-cell-properties fo:padding="0.97mm" fo:border-left="0.02mm solid #000000" fo:border-right="0.02mm solid #000000" fo:border-top="none" fo:border-bottom="0.02mm solid #000000"/>
    </style:style>
    <style:style style:name="Table106" style:family="table">
      <style:table-properties style:width="155.05mm" fo:margin-left="14.92mm" fo:margin-right="0.02mm" table:align="margins" fo:keep-with-next="auto"/>
    </style:style>
    <style:style style:name="Table106.A" style:family="table-column">
      <style:table-column-properties style:column-width="13.37mm" style:rel-column-width="5652*"/>
    </style:style>
    <style:style style:name="Table106.B" style:family="table-column">
      <style:table-column-properties style:column-width="31.24mm" style:rel-column-width="13205*"/>
    </style:style>
    <style:style style:name="Table106.C" style:family="table-column">
      <style:table-column-properties style:column-width="8.24mm" style:rel-column-width="3482*"/>
    </style:style>
    <style:style style:name="Table106.D" style:family="table-column">
      <style:table-column-properties style:column-width="8.87mm" style:rel-column-width="3750*"/>
    </style:style>
    <style:style style:name="Table106.E" style:family="table-column">
      <style:table-column-properties style:column-width="63.54mm" style:rel-column-width="26858*"/>
    </style:style>
    <style:style style:name="Table106.F" style:family="table-column">
      <style:table-column-properties style:column-width="29.77mm" style:rel-column-width="12588*"/>
    </style:style>
    <style:style style:name="Table106.A1" style:family="table-cell">
      <style:table-cell-properties fo:padding="0.97mm" fo:border-left="0.02mm solid #000000" fo:border-right="none" fo:border-top="0.35mm solid #333366" fo:border-bottom="0.02mm solid #000000"/>
    </style:style>
    <style:style style:name="Table106.C1" style:family="table-cell">
      <style:table-cell-properties fo:padding="0.97mm" fo:border-left="0.02mm solid #000000" fo:border-right="0.02mm solid #000000" fo:border-top="0.35mm solid #333366" fo:border-bottom="0.02mm solid #000000"/>
    </style:style>
    <style:style style:name="Table106.A2" style:family="table-cell">
      <style:table-cell-properties fo:padding="0.97mm" fo:border-left="0.02mm solid #000000" fo:border-right="none" fo:border-top="none" fo:border-bottom="0.02mm solid #000000"/>
    </style:style>
    <style:style style:name="Table106.F2" style:family="table-cell">
      <style:table-cell-properties fo:padding="0.97mm" fo:border-left="0.02mm solid #000000" fo:border-right="0.02mm solid #000000" fo:border-top="none" fo:border-bottom="0.02mm solid #000000"/>
    </style:style>
    <style:style style:name="Table106.3" style:family="table-row">
      <style:table-row-properties style:min-row-height="5.68mm"/>
    </style:style>
    <style:style style:name="Table106.A6" style:family="table-cell">
      <style:table-cell-properties fo:padding="0.97mm" fo:border-left="0.02mm solid #000000" fo:border-right="none" fo:border-top="none" fo:border-bottom="0.35mm solid #333366"/>
    </style:style>
    <style:style style:name="Table106.F6" style:family="table-cell">
      <style:table-cell-properties fo:padding="0.97mm" fo:border-left="0.02mm solid #000000" fo:border-right="0.02mm solid #000000" fo:border-top="none" fo:border-bottom="0.35mm solid #333366"/>
    </style:style>
    <style:style style:name="Table107" style:family="table">
      <style:table-properties style:width="155.05mm" fo:margin-left="14.92mm" fo:margin-right="0.02mm" table:align="margins" fo:keep-with-next="auto"/>
    </style:style>
    <style:style style:name="Table107.A" style:family="table-column">
      <style:table-column-properties style:column-width="13.37mm" style:rel-column-width="5652*"/>
    </style:style>
    <style:style style:name="Table107.B" style:family="table-column">
      <style:table-column-properties style:column-width="31.24mm" style:rel-column-width="13205*"/>
    </style:style>
    <style:style style:name="Table107.C" style:family="table-column">
      <style:table-column-properties style:column-width="8.24mm" style:rel-column-width="3482*"/>
    </style:style>
    <style:style style:name="Table107.D" style:family="table-column">
      <style:table-column-properties style:column-width="9.23mm" style:rel-column-width="3899*"/>
    </style:style>
    <style:style style:name="Table107.E" style:family="table-column">
      <style:table-column-properties style:column-width="63.18mm" style:rel-column-width="26709*"/>
    </style:style>
    <style:style style:name="Table107.F" style:family="table-column">
      <style:table-column-properties style:column-width="29.77mm" style:rel-column-width="12588*"/>
    </style:style>
    <style:style style:name="Table107.A1" style:family="table-cell">
      <style:table-cell-properties fo:padding="0.97mm" fo:border-left="0.02mm solid #000000" fo:border-right="none" fo:border-top="0.35mm solid #333366" fo:border-bottom="0.02mm solid #000000"/>
    </style:style>
    <style:style style:name="Table107.C1" style:family="table-cell">
      <style:table-cell-properties fo:padding="0.97mm" fo:border-left="0.02mm solid #000000" fo:border-right="0.02mm solid #000000" fo:border-top="0.35mm solid #333366" fo:border-bottom="0.02mm solid #000000"/>
    </style:style>
    <style:style style:name="Table107.A2" style:family="table-cell">
      <style:table-cell-properties fo:padding="0.97mm" fo:border-left="0.02mm solid #000000" fo:border-right="none" fo:border-top="none" fo:border-bottom="0.02mm solid #000000"/>
    </style:style>
    <style:style style:name="Table107.F2" style:family="table-cell">
      <style:table-cell-properties fo:padding="0.97mm" fo:border-left="0.02mm solid #000000" fo:border-right="0.02mm solid #000000" fo:border-top="none" fo:border-bottom="0.02mm solid #000000"/>
    </style:style>
    <style:style style:name="Table107.3" style:family="table-row">
      <style:table-row-properties style:min-row-height="5.68mm"/>
    </style:style>
    <style:style style:name="Table107.A6" style:family="table-cell">
      <style:table-cell-properties fo:padding="0.97mm" fo:border-left="0.02mm solid #000000" fo:border-right="none" fo:border-top="none" fo:border-bottom="0.35mm solid #333366"/>
    </style:style>
    <style:style style:name="Table107.F6" style:family="table-cell">
      <style:table-cell-properties fo:padding="0.97mm" fo:border-left="0.02mm solid #000000" fo:border-right="0.02mm solid #000000" fo:border-top="none" fo:border-bottom="0.35mm solid #333366"/>
    </style:style>
    <style:style style:name="Table108" style:family="table">
      <style:table-properties style:width="155.05mm" fo:margin-left="14.92mm" fo:margin-right="0.02mm" table:align="margins" fo:keep-with-next="auto"/>
    </style:style>
    <style:style style:name="Table108.A" style:family="table-column">
      <style:table-column-properties style:column-width="13.39mm" style:rel-column-width="5658*"/>
    </style:style>
    <style:style style:name="Table108.B" style:family="table-column">
      <style:table-column-properties style:column-width="31.24mm" style:rel-column-width="13203*"/>
    </style:style>
    <style:style style:name="Table108.C" style:family="table-column">
      <style:table-column-properties style:column-width="8.27mm" style:rel-column-width="3496*"/>
    </style:style>
    <style:style style:name="Table108.D" style:family="table-column">
      <style:table-column-properties style:column-width="8.54mm" style:rel-column-width="3608*"/>
    </style:style>
    <style:style style:name="Table108.E" style:family="table-column">
      <style:table-column-properties style:column-width="63.89mm" style:rel-column-width="27004*"/>
    </style:style>
    <style:style style:name="Table108.F" style:family="table-column">
      <style:table-column-properties style:column-width="29.72mm" style:rel-column-width="12566*"/>
    </style:style>
    <style:style style:name="Table108.A1" style:family="table-cell">
      <style:table-cell-properties fo:padding="0.97mm" fo:border-left="0.02mm solid #000000" fo:border-right="none" fo:border-top="0.35mm solid #333366" fo:border-bottom="0.02mm solid #000000"/>
    </style:style>
    <style:style style:name="Table108.C1" style:family="table-cell">
      <style:table-cell-properties fo:padding="0.97mm" fo:border-left="0.02mm solid #000000" fo:border-right="0.02mm solid #000000" fo:border-top="0.35mm solid #333366" fo:border-bottom="0.02mm solid #000000"/>
    </style:style>
    <style:style style:name="Table108.A2" style:family="table-cell">
      <style:table-cell-properties fo:padding="0.97mm" fo:border-left="0.02mm solid #000000" fo:border-right="none" fo:border-top="none" fo:border-bottom="0.02mm solid #000000"/>
    </style:style>
    <style:style style:name="Table108.F2" style:family="table-cell">
      <style:table-cell-properties fo:padding="0.97mm" fo:border-left="0.02mm solid #000000" fo:border-right="0.02mm solid #000000" fo:border-top="none" fo:border-bottom="0.02mm solid #000000"/>
    </style:style>
    <style:style style:name="Table108.3" style:family="table-row">
      <style:table-row-properties style:min-row-height="5.1mm"/>
    </style:style>
    <style:style style:name="Table108.4" style:family="table-row">
      <style:table-row-properties style:min-row-height="5.68mm"/>
    </style:style>
    <style:style style:name="Table108.A9" style:family="table-cell">
      <style:table-cell-properties fo:padding="0.97mm" fo:border-left="0.02mm solid #000000" fo:border-right="none" fo:border-top="none" fo:border-bottom="0.35mm solid #333366"/>
    </style:style>
    <style:style style:name="Table108.F9" style:family="table-cell">
      <style:table-cell-properties fo:padding="0.97mm" fo:border-left="0.02mm solid #000000" fo:border-right="0.02mm solid #000000" fo:border-top="none" fo:border-bottom="0.35mm solid #333366"/>
    </style:style>
    <style:style style:name="Table109" style:family="table">
      <style:table-properties style:width="54.13mm" table:align="right"/>
    </style:style>
    <style:style style:name="Table109.A" style:family="table-column">
      <style:table-column-properties style:column-width="7.94mm"/>
    </style:style>
    <style:style style:name="Table109.B" style:family="table-column">
      <style:table-column-properties style:column-width="46.2mm"/>
    </style:style>
    <style:style style:name="Table109.A1" style:family="table-cell">
      <style:table-cell-properties fo:padding="0.97mm" fo:border-left="0.02mm solid #000000" fo:border-right="none" fo:border-top="0.02mm solid #000000" fo:border-bottom="0.02mm solid #000000"/>
    </style:style>
    <style:style style:name="Table109.B1" style:family="table-cell">
      <style:table-cell-properties fo:padding="0.97mm" fo:border="0.02mm solid #000000"/>
    </style:style>
    <style:style style:name="Table109.A2" style:family="table-cell">
      <style:table-cell-properties fo:padding="0.97mm" fo:border-left="0.02mm solid #000000" fo:border-right="none" fo:border-top="none" fo:border-bottom="0.02mm solid #000000"/>
    </style:style>
    <style:style style:name="Table109.B2" style:family="table-cell">
      <style:table-cell-properties fo:padding="0.97mm" fo:border-left="0.02mm solid #000000" fo:border-right="0.02mm solid #000000" fo:border-top="none" fo:border-bottom="0.02mm solid #000000"/>
    </style:style>
    <style:style style:name="Table110" style:family="table">
      <style:table-properties style:width="54.13mm" table:align="right"/>
    </style:style>
    <style:style style:name="Table110.A" style:family="table-column">
      <style:table-column-properties style:column-width="7.94mm"/>
    </style:style>
    <style:style style:name="Table110.B" style:family="table-column">
      <style:table-column-properties style:column-width="46.2mm"/>
    </style:style>
    <style:style style:name="Table110.A1" style:family="table-cell">
      <style:table-cell-properties fo:padding="0.97mm" fo:border-left="0.02mm solid #000000" fo:border-right="none" fo:border-top="0.02mm solid #000000" fo:border-bottom="0.02mm solid #000000"/>
    </style:style>
    <style:style style:name="Table110.B1" style:family="table-cell">
      <style:table-cell-properties fo:padding="0.97mm" fo:border="0.02mm solid #000000"/>
    </style:style>
    <style:style style:name="Table110.A2" style:family="table-cell">
      <style:table-cell-properties fo:padding="0.97mm" fo:border-left="0.02mm solid #000000" fo:border-right="none" fo:border-top="none" fo:border-bottom="0.02mm solid #000000"/>
    </style:style>
    <style:style style:name="Table110.B2" style:family="table-cell">
      <style:table-cell-properties fo:padding="0.97mm" fo:border-left="0.02mm solid #000000" fo:border-right="0.02mm solid #000000" fo:border-top="none" fo:border-bottom="0.02mm solid #000000"/>
    </style:style>
    <style:style style:name="Table111" style:family="table">
      <style:table-properties style:width="55.19mm" fo:margin-left="6.63mm" fo:margin-right="0.12mm" table:align="margins"/>
    </style:style>
    <style:style style:name="Table111.A" style:family="table-column">
      <style:table-column-properties style:column-width="8.13mm" style:rel-column-width="9655*"/>
    </style:style>
    <style:style style:name="Table111.B" style:family="table-column">
      <style:table-column-properties style:column-width="47.06mm" style:rel-column-width="55880*"/>
    </style:style>
    <style:style style:name="Table111.A1" style:family="table-cell">
      <style:table-cell-properties fo:padding="0.97mm" fo:border-left="0.02mm solid #000000" fo:border-right="none" fo:border-top="0.02mm solid #000000" fo:border-bottom="0.02mm solid #000000"/>
    </style:style>
    <style:style style:name="Table111.B1" style:family="table-cell">
      <style:table-cell-properties fo:padding="0.97mm" fo:border="0.02mm solid #000000"/>
    </style:style>
    <style:style style:name="Table111.A2" style:family="table-cell">
      <style:table-cell-properties fo:padding="0.97mm" fo:border-left="0.02mm solid #000000" fo:border-right="none" fo:border-top="none" fo:border-bottom="0.02mm solid #000000"/>
    </style:style>
    <style:style style:name="Table111.B2" style:family="table-cell">
      <style:table-cell-properties fo:padding="0.97mm" fo:border-left="0.02mm solid #000000" fo:border-right="0.02mm solid #000000" fo:border-top="none" fo:border-bottom="0.02mm solid #000000"/>
    </style:style>
    <style:style style:name="Table112" style:family="table">
      <style:table-properties style:width="157.87mm" fo:margin-left="9.63mm" fo:margin-right="2.49mm" table:align="margins" fo:keep-with-next="auto"/>
    </style:style>
    <style:style style:name="Table112.A" style:family="table-column">
      <style:table-column-properties style:column-width="17.36mm" style:rel-column-width="7205*"/>
    </style:style>
    <style:style style:name="Table112.B" style:family="table-column">
      <style:table-column-properties style:column-width="30.97mm" style:rel-column-width="12858*"/>
    </style:style>
    <style:style style:name="Table112.C" style:family="table-column">
      <style:table-column-properties style:column-width="59.04mm" style:rel-column-width="24507*"/>
    </style:style>
    <style:style style:name="Table112.D" style:family="table-column">
      <style:table-column-properties style:column-width="41.1mm" style:rel-column-width="17061*"/>
    </style:style>
    <style:style style:name="Table112.E" style:family="table-column">
      <style:table-column-properties style:column-width="9.4mm" style:rel-column-width="3904*"/>
    </style:style>
    <style:style style:name="Table112.A1" style:family="table-cell">
      <style:table-cell-properties fo:padding="0.97mm" fo:border-left="0.02mm solid #000000" fo:border-right="none" fo:border-top="0.02mm solid #000000" fo:border-bottom="0.02mm solid #000000"/>
    </style:style>
    <style:style style:name="Table112.E1" style:family="table-cell">
      <style:table-cell-properties fo:padding="0.97mm" fo:border="0.02mm solid #000000"/>
    </style:style>
    <style:style style:name="Table112.A2" style:family="table-cell">
      <style:table-cell-properties fo:padding="0.97mm" fo:border-left="0.02mm solid #000000" fo:border-right="0.02mm solid #000000" fo:border-top="none" fo:border-bottom="0.02mm solid #000000"/>
    </style:style>
    <style:style style:name="Table112.A3" style:family="table-cell">
      <style:table-cell-properties fo:padding="0.97mm" fo:border-left="0.02mm solid #000000" fo:border-right="none" fo:border-top="none" fo:border-bottom="0.02mm solid #000000"/>
    </style:style>
    <style:style style:name="Table112.7" style:family="table-row">
      <style:table-row-properties style:min-row-height="12.17mm" style:keep-together="false" fo:keep-together="always"/>
    </style:style>
    <style:style style:name="Table112.26" style:family="table-row">
      <style:table-row-properties style:min-row-height="4.71mm" style:keep-together="false" fo:keep-together="always"/>
    </style:style>
    <style:style style:name="Table112.30" style:family="table-row">
      <style:table-row-properties style:min-row-height="4.66mm" style:keep-together="false" fo:keep-together="always"/>
    </style:style>
    <style:style style:name="Table112.35" style:family="table-row">
      <style:table-row-properties style:min-row-height="4.59mm" style:keep-together="false" fo:keep-together="always"/>
    </style:style>
    <style:style style:name="Table112.A45" style:family="table-cell">
      <style:table-cell-properties fo:padding="0.97mm" fo:border-left="0.02mm solid #000000" fo:border-right="none" fo:border-top="none" fo:border-bottom="0.35mm solid #333366"/>
    </style:style>
    <style:style style:name="Table112.E45" style:family="table-cell">
      <style:table-cell-properties fo:padding="0.97mm" fo:border-left="0.02mm solid #000000" fo:border-right="0.02mm solid #000000" fo:border-top="none" fo:border-bottom="0.35mm solid #333366"/>
    </style:style>
    <style:style style:name="Table113" style:family="table">
      <style:table-properties style:width="56.11mm" table:align="left" fo:keep-with-next="always"/>
    </style:style>
    <style:style style:name="Table113.A" style:family="table-column">
      <style:table-column-properties style:column-width="9.19mm"/>
    </style:style>
    <style:style style:name="Table113.B" style:family="table-column">
      <style:table-column-properties style:column-width="46.92mm"/>
    </style:style>
    <style:style style:name="Table113.A1" style:family="table-cell">
      <style:table-cell-properties fo:padding="0.97mm" fo:border-left="0.02mm solid #000000" fo:border-right="none" fo:border-top="0.02mm solid #000000" fo:border-bottom="0.02mm solid #000000"/>
    </style:style>
    <style:style style:name="Table113.B1" style:family="table-cell">
      <style:table-cell-properties fo:padding="0.97mm" fo:border="0.02mm solid #000000"/>
    </style:style>
    <style:style style:name="Table113.A2" style:family="table-cell">
      <style:table-cell-properties fo:padding="0.97mm" fo:border-left="0.02mm solid #000000" fo:border-right="none" fo:border-top="none" fo:border-bottom="0.02mm solid #000000"/>
    </style:style>
    <style:style style:name="Table113.B2" style:family="table-cell">
      <style:table-cell-properties fo:padding="0.97mm" fo:border-left="0.02mm solid #000000" fo:border-right="0.02mm solid #000000" fo:border-top="none" fo:border-bottom="0.02mm solid #000000"/>
    </style:style>
    <style:style style:name="Table114" style:family="table">
      <style:table-properties style:width="56.11mm" table:align="left" fo:keep-with-next="always"/>
    </style:style>
    <style:style style:name="Table114.A" style:family="table-column">
      <style:table-column-properties style:column-width="9.19mm"/>
    </style:style>
    <style:style style:name="Table114.B" style:family="table-column">
      <style:table-column-properties style:column-width="46.92mm"/>
    </style:style>
    <style:style style:name="Table114.A1" style:family="table-cell">
      <style:table-cell-properties fo:padding="0.97mm" fo:border-left="0.02mm solid #000000" fo:border-right="none" fo:border-top="0.02mm solid #000000" fo:border-bottom="0.02mm solid #000000"/>
    </style:style>
    <style:style style:name="Table114.B1" style:family="table-cell">
      <style:table-cell-properties fo:padding="0.97mm" fo:border="0.02mm solid #000000"/>
    </style:style>
    <style:style style:name="Table114.A2" style:family="table-cell">
      <style:table-cell-properties fo:padding="0.97mm" fo:border-left="0.02mm solid #000000" fo:border-right="none" fo:border-top="none" fo:border-bottom="0.02mm solid #000000"/>
    </style:style>
    <style:style style:name="Table114.B2" style:family="table-cell">
      <style:table-cell-properties fo:padding="0.97mm" fo:border-left="0.02mm solid #000000" fo:border-right="0.02mm solid #000000" fo:border-top="none" fo:border-bottom="0.02mm solid #000000"/>
    </style:style>
    <style:style style:name="Table115" style:family="table">
      <style:table-properties style:width="56.11mm" table:align="left" fo:keep-with-next="always"/>
    </style:style>
    <style:style style:name="Table115.A" style:family="table-column">
      <style:table-column-properties style:column-width="9.19mm"/>
    </style:style>
    <style:style style:name="Table115.B" style:family="table-column">
      <style:table-column-properties style:column-width="46.92mm"/>
    </style:style>
    <style:style style:name="Table115.A1" style:family="table-cell">
      <style:table-cell-properties fo:padding="0.97mm" fo:border-left="0.02mm solid #000000" fo:border-right="none" fo:border-top="0.02mm solid #000000" fo:border-bottom="0.02mm solid #000000"/>
    </style:style>
    <style:style style:name="Table115.B1" style:family="table-cell">
      <style:table-cell-properties fo:padding="0.97mm" fo:border="0.02mm solid #000000"/>
    </style:style>
    <style:style style:name="Table115.A2" style:family="table-cell">
      <style:table-cell-properties fo:padding="0.97mm" fo:border-left="0.02mm solid #000000" fo:border-right="none" fo:border-top="none" fo:border-bottom="0.02mm solid #000000"/>
    </style:style>
    <style:style style:name="Table115.B2" style:family="table-cell">
      <style:table-cell-properties fo:padding="0.97mm" fo:border-left="0.02mm solid #000000" fo:border-right="0.02mm solid #000000" fo:border-top="none" fo:border-bottom="0.02mm solid #000000"/>
    </style:style>
    <style:style style:name="Table116" style:family="table">
      <style:table-properties style:width="56.11mm" table:align="left" fo:keep-with-next="always"/>
    </style:style>
    <style:style style:name="Table116.A" style:family="table-column">
      <style:table-column-properties style:column-width="9.19mm"/>
    </style:style>
    <style:style style:name="Table116.B" style:family="table-column">
      <style:table-column-properties style:column-width="46.92mm"/>
    </style:style>
    <style:style style:name="Table116.A1" style:family="table-cell">
      <style:table-cell-properties fo:padding="0.97mm" fo:border-left="0.02mm solid #000000" fo:border-right="none" fo:border-top="0.02mm solid #000000" fo:border-bottom="0.02mm solid #000000"/>
    </style:style>
    <style:style style:name="Table116.B1" style:family="table-cell">
      <style:table-cell-properties fo:padding="0.97mm" fo:border="0.02mm solid #000000"/>
    </style:style>
    <style:style style:name="Table116.A2" style:family="table-cell">
      <style:table-cell-properties fo:padding="0.97mm" fo:border-left="0.02mm solid #000000" fo:border-right="none" fo:border-top="none" fo:border-bottom="0.02mm solid #000000"/>
    </style:style>
    <style:style style:name="Table116.B2" style:family="table-cell">
      <style:table-cell-properties fo:padding="0.97mm" fo:border-left="0.02mm solid #000000" fo:border-right="0.02mm solid #000000" fo:border-top="none" fo:border-bottom="0.02mm solid #000000"/>
    </style:style>
    <style:style style:name="Table117" style:family="table">
      <style:table-properties style:width="56.11mm" table:align="left" fo:keep-with-next="always"/>
    </style:style>
    <style:style style:name="Table117.A" style:family="table-column">
      <style:table-column-properties style:column-width="9.19mm"/>
    </style:style>
    <style:style style:name="Table117.B" style:family="table-column">
      <style:table-column-properties style:column-width="46.92mm"/>
    </style:style>
    <style:style style:name="Table117.A1" style:family="table-cell">
      <style:table-cell-properties fo:padding="0.97mm" fo:border-left="0.02mm solid #000000" fo:border-right="none" fo:border-top="0.02mm solid #000000" fo:border-bottom="0.02mm solid #000000"/>
    </style:style>
    <style:style style:name="Table117.B1" style:family="table-cell">
      <style:table-cell-properties fo:padding="0.97mm" fo:border="0.02mm solid #000000"/>
    </style:style>
    <style:style style:name="Table117.A2" style:family="table-cell">
      <style:table-cell-properties fo:padding="0.97mm" fo:border-left="0.02mm solid #000000" fo:border-right="none" fo:border-top="none" fo:border-bottom="0.02mm solid #000000"/>
    </style:style>
    <style:style style:name="Table117.B2" style:family="table-cell">
      <style:table-cell-properties fo:padding="0.97mm" fo:border-left="0.02mm solid #000000" fo:border-right="0.02mm solid #000000" fo:border-top="none" fo:border-bottom="0.02mm solid #000000"/>
    </style:style>
    <style:style style:name="Table118" style:family="table">
      <style:table-properties style:width="56.11mm" table:align="left" fo:keep-with-next="always"/>
    </style:style>
    <style:style style:name="Table118.A" style:family="table-column">
      <style:table-column-properties style:column-width="9.19mm"/>
    </style:style>
    <style:style style:name="Table118.B" style:family="table-column">
      <style:table-column-properties style:column-width="46.92mm"/>
    </style:style>
    <style:style style:name="Table118.A1" style:family="table-cell">
      <style:table-cell-properties fo:padding="0.97mm" fo:border-left="0.02mm solid #000000" fo:border-right="none" fo:border-top="0.02mm solid #000000" fo:border-bottom="0.02mm solid #000000"/>
    </style:style>
    <style:style style:name="Table118.B1" style:family="table-cell">
      <style:table-cell-properties fo:padding="0.97mm" fo:border="0.02mm solid #000000"/>
    </style:style>
    <style:style style:name="Table118.A2" style:family="table-cell">
      <style:table-cell-properties fo:padding="0.97mm" fo:border-left="0.02mm solid #000000" fo:border-right="none" fo:border-top="none" fo:border-bottom="0.02mm solid #000000"/>
    </style:style>
    <style:style style:name="Table118.B2" style:family="table-cell">
      <style:table-cell-properties fo:padding="0.97mm" fo:border-left="0.02mm solid #000000" fo:border-right="0.02mm solid #000000" fo:border-top="none" fo:border-bottom="0.02mm solid #000000"/>
    </style:style>
    <style:style style:name="Table119" style:family="table">
      <style:table-properties style:width="56.11mm" table:align="left" fo:keep-with-next="always"/>
    </style:style>
    <style:style style:name="Table119.A" style:family="table-column">
      <style:table-column-properties style:column-width="9.19mm"/>
    </style:style>
    <style:style style:name="Table119.B" style:family="table-column">
      <style:table-column-properties style:column-width="46.92mm"/>
    </style:style>
    <style:style style:name="Table119.A1" style:family="table-cell">
      <style:table-cell-properties fo:padding="0.97mm" fo:border-left="0.02mm solid #000000" fo:border-right="none" fo:border-top="0.02mm solid #000000" fo:border-bottom="0.02mm solid #000000"/>
    </style:style>
    <style:style style:name="Table119.B1" style:family="table-cell">
      <style:table-cell-properties fo:padding="0.97mm" fo:border="0.02mm solid #000000"/>
    </style:style>
    <style:style style:name="Table119.A2" style:family="table-cell">
      <style:table-cell-properties fo:padding="0.97mm" fo:border-left="0.02mm solid #000000" fo:border-right="none" fo:border-top="none" fo:border-bottom="0.02mm solid #000000"/>
    </style:style>
    <style:style style:name="Table119.B2" style:family="table-cell">
      <style:table-cell-properties fo:padding="0.97mm" fo:border-left="0.02mm solid #000000" fo:border-right="0.02mm solid #000000" fo:border-top="none" fo:border-bottom="0.02mm solid #000000"/>
    </style:style>
    <style:style style:name="Table120" style:family="table">
      <style:table-properties style:width="56.11mm" table:align="left" fo:keep-with-next="always"/>
    </style:style>
    <style:style style:name="Table120.A" style:family="table-column">
      <style:table-column-properties style:column-width="9.19mm"/>
    </style:style>
    <style:style style:name="Table120.B" style:family="table-column">
      <style:table-column-properties style:column-width="46.92mm"/>
    </style:style>
    <style:style style:name="Table120.A1" style:family="table-cell">
      <style:table-cell-properties fo:padding="0.97mm" fo:border-left="0.02mm solid #000000" fo:border-right="none" fo:border-top="0.02mm solid #000000" fo:border-bottom="0.02mm solid #000000"/>
    </style:style>
    <style:style style:name="Table120.B1" style:family="table-cell">
      <style:table-cell-properties fo:padding="0.97mm" fo:border="0.02mm solid #000000"/>
    </style:style>
    <style:style style:name="Table120.A2" style:family="table-cell">
      <style:table-cell-properties fo:padding="0.97mm" fo:border-left="0.02mm solid #000000" fo:border-right="none" fo:border-top="none" fo:border-bottom="0.02mm solid #000000"/>
    </style:style>
    <style:style style:name="Table120.B2" style:family="table-cell">
      <style:table-cell-properties fo:padding="0.97mm" fo:border-left="0.02mm solid #000000" fo:border-right="0.02mm solid #000000" fo:border-top="none" fo:border-bottom="0.02mm solid #000000"/>
    </style:style>
    <style:style style:name="Table121" style:family="table">
      <style:table-properties style:width="56.11mm" table:align="left" fo:keep-with-next="always"/>
    </style:style>
    <style:style style:name="Table121.A" style:family="table-column">
      <style:table-column-properties style:column-width="9.19mm"/>
    </style:style>
    <style:style style:name="Table121.B" style:family="table-column">
      <style:table-column-properties style:column-width="46.92mm"/>
    </style:style>
    <style:style style:name="Table121.A1" style:family="table-cell">
      <style:table-cell-properties fo:padding="0.97mm" fo:border-left="0.02mm solid #000000" fo:border-right="none" fo:border-top="0.02mm solid #000000" fo:border-bottom="0.02mm solid #000000"/>
    </style:style>
    <style:style style:name="Table121.B1" style:family="table-cell">
      <style:table-cell-properties fo:padding="0.97mm" fo:border="0.02mm solid #000000"/>
    </style:style>
    <style:style style:name="Table121.A2" style:family="table-cell">
      <style:table-cell-properties fo:padding="0.97mm" fo:border-left="0.02mm solid #000000" fo:border-right="none" fo:border-top="none" fo:border-bottom="0.02mm solid #000000"/>
    </style:style>
    <style:style style:name="Table121.B2" style:family="table-cell">
      <style:table-cell-properties fo:padding="0.97mm" fo:border-left="0.02mm solid #000000" fo:border-right="0.02mm solid #000000" fo:border-top="none" fo:border-bottom="0.02mm solid #000000"/>
    </style:style>
    <style:style style:name="Table122" style:family="table">
      <style:table-properties style:width="56.11mm" table:align="left" fo:keep-with-next="always"/>
    </style:style>
    <style:style style:name="Table122.A" style:family="table-column">
      <style:table-column-properties style:column-width="9.19mm"/>
    </style:style>
    <style:style style:name="Table122.B" style:family="table-column">
      <style:table-column-properties style:column-width="46.92mm"/>
    </style:style>
    <style:style style:name="Table122.A1" style:family="table-cell">
      <style:table-cell-properties fo:padding="0.97mm" fo:border-left="0.02mm solid #000000" fo:border-right="none" fo:border-top="0.02mm solid #000000" fo:border-bottom="0.02mm solid #000000"/>
    </style:style>
    <style:style style:name="Table122.B1" style:family="table-cell">
      <style:table-cell-properties fo:padding="0.97mm" fo:border="0.02mm solid #000000"/>
    </style:style>
    <style:style style:name="Table122.A2" style:family="table-cell">
      <style:table-cell-properties fo:padding="0.97mm" fo:border-left="0.02mm solid #000000" fo:border-right="none" fo:border-top="none" fo:border-bottom="0.02mm solid #000000"/>
    </style:style>
    <style:style style:name="Table122.B2" style:family="table-cell">
      <style:table-cell-properties fo:padding="0.97mm" fo:border-left="0.02mm solid #000000" fo:border-right="0.02mm solid #000000" fo:border-top="none" fo:border-bottom="0.02mm solid #000000"/>
    </style:style>
    <style:style style:name="Table8" style:family="table">
      <style:table-properties style:width="56.11mm" table:align="left" fo:keep-with-next="always"/>
    </style:style>
    <style:style style:name="Table8.A" style:family="table-column">
      <style:table-column-properties style:column-width="9.19mm"/>
    </style:style>
    <style:style style:name="Table8.B" style:family="table-column">
      <style:table-column-properties style:column-width="46.92mm"/>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123" style:family="table">
      <style:table-properties style:width="56.11mm" table:align="left" fo:keep-with-next="always"/>
    </style:style>
    <style:style style:name="Table123.A" style:family="table-column">
      <style:table-column-properties style:column-width="9.19mm"/>
    </style:style>
    <style:style style:name="Table123.B" style:family="table-column">
      <style:table-column-properties style:column-width="46.92mm"/>
    </style:style>
    <style:style style:name="Table123.A1" style:family="table-cell">
      <style:table-cell-properties fo:padding="0.97mm" fo:border-left="0.02mm solid #000000" fo:border-right="none" fo:border-top="0.02mm solid #000000" fo:border-bottom="0.02mm solid #000000"/>
    </style:style>
    <style:style style:name="Table123.B1" style:family="table-cell">
      <style:table-cell-properties fo:padding="0.97mm" fo:border="0.02mm solid #000000"/>
    </style:style>
    <style:style style:name="Table123.A2" style:family="table-cell">
      <style:table-cell-properties fo:padding="0.97mm" fo:border-left="0.02mm solid #000000" fo:border-right="none" fo:border-top="none" fo:border-bottom="0.02mm solid #000000"/>
    </style:style>
    <style:style style:name="Table123.B2" style:family="table-cell">
      <style:table-cell-properties fo:padding="0.97mm" fo:border-left="0.02mm solid #000000" fo:border-right="0.02mm solid #000000" fo:border-top="none" fo:border-bottom="0.02mm solid #000000"/>
    </style:style>
    <style:style style:name="Table124" style:family="table">
      <style:table-properties style:width="56.11mm" table:align="left" fo:keep-with-next="always"/>
    </style:style>
    <style:style style:name="Table124.A" style:family="table-column">
      <style:table-column-properties style:column-width="9.19mm"/>
    </style:style>
    <style:style style:name="Table124.B" style:family="table-column">
      <style:table-column-properties style:column-width="46.92mm"/>
    </style:style>
    <style:style style:name="Table124.A1" style:family="table-cell">
      <style:table-cell-properties fo:padding="0.97mm" fo:border-left="0.02mm solid #000000" fo:border-right="none" fo:border-top="0.02mm solid #000000" fo:border-bottom="0.02mm solid #000000"/>
    </style:style>
    <style:style style:name="Table124.B1" style:family="table-cell">
      <style:table-cell-properties fo:padding="0.97mm" fo:border="0.02mm solid #000000"/>
    </style:style>
    <style:style style:name="Table124.A2" style:family="table-cell">
      <style:table-cell-properties fo:padding="0.97mm" fo:border-left="0.02mm solid #000000" fo:border-right="none" fo:border-top="none" fo:border-bottom="0.02mm solid #000000"/>
    </style:style>
    <style:style style:name="Table124.B2" style:family="table-cell">
      <style:table-cell-properties fo:padding="0.97mm" fo:border-left="0.02mm solid #000000" fo:border-right="0.02mm solid #000000" fo:border-top="none" fo:border-bottom="0.02mm solid #000000"/>
    </style:style>
    <style:style style:name="Table125" style:family="table">
      <style:table-properties style:width="56.11mm" table:align="left" fo:keep-with-next="always"/>
    </style:style>
    <style:style style:name="Table125.A" style:family="table-column">
      <style:table-column-properties style:column-width="9.19mm"/>
    </style:style>
    <style:style style:name="Table125.B" style:family="table-column">
      <style:table-column-properties style:column-width="46.92mm"/>
    </style:style>
    <style:style style:name="Table125.A1" style:family="table-cell">
      <style:table-cell-properties fo:padding="0.97mm" fo:border-left="0.02mm solid #000000" fo:border-right="none" fo:border-top="0.02mm solid #000000" fo:border-bottom="0.02mm solid #000000"/>
    </style:style>
    <style:style style:name="Table125.B1" style:family="table-cell">
      <style:table-cell-properties fo:padding="0.97mm" fo:border="0.02mm solid #000000"/>
    </style:style>
    <style:style style:name="Table125.A2" style:family="table-cell">
      <style:table-cell-properties fo:padding="0.97mm" fo:border-left="0.02mm solid #000000" fo:border-right="none" fo:border-top="none" fo:border-bottom="0.02mm solid #000000"/>
    </style:style>
    <style:style style:name="Table125.B2" style:family="table-cell">
      <style:table-cell-properties fo:padding="0.97mm" fo:border-left="0.02mm solid #000000" fo:border-right="0.02mm solid #000000" fo:border-top="none" fo:border-bottom="0.02mm solid #000000"/>
    </style:style>
    <style:style style:name="Table11" style:family="table">
      <style:table-properties style:width="160.07mm" fo:margin-left="9.63mm" fo:margin-right="0.28mm" table:align="margins" fo:keep-with-next="auto"/>
    </style:style>
    <style:style style:name="Table11.A" style:family="table-column">
      <style:table-column-properties style:column-width="28.91mm" style:rel-column-width="11836*"/>
    </style:style>
    <style:style style:name="Table11.B" style:family="table-column">
      <style:table-column-properties style:column-width="9.37mm" style:rel-column-width="3834*"/>
    </style:style>
    <style:style style:name="Table11.C" style:family="table-column">
      <style:table-column-properties style:column-width="26.97mm" style:rel-column-width="11041*"/>
    </style:style>
    <style:style style:name="Table11.D" style:family="table-column">
      <style:table-column-properties style:column-width="59.64mm" style:rel-column-width="24415*"/>
    </style:style>
    <style:style style:name="Table11.E" style:family="table-column">
      <style:table-column-properties style:column-width="35.19mm" style:rel-column-width="14409*"/>
    </style:style>
    <style:style style:name="Table11.A1" style:family="table-cell">
      <style:table-cell-properties fo:padding="0.97mm" fo:border-left="0.02mm solid #000000" fo:border-right="none" fo:border-top="0.35mm solid #333366" fo:border-bottom="0.02mm solid #000000"/>
    </style:style>
    <style:style style:name="Table11.E1" style:family="table-cell">
      <style:table-cell-properties fo:padding="0.97mm" fo:border-left="0.02mm solid #000000" fo:border-right="0.02mm solid #000000" fo:border-top="0.35mm solid #333366" fo:border-bottom="0.02mm solid #000000"/>
    </style:style>
    <style:style style:name="Table11.A2" style:family="table-cell">
      <style:table-cell-properties fo:padding="0.97mm" fo:border-left="0.02mm solid #000000" fo:border-right="none" fo:border-top="none" fo:border-bottom="0.02mm solid #000000"/>
    </style:style>
    <style:style style:name="Table11.E2" style:family="table-cell">
      <style:table-cell-properties fo:padding="0.97mm" fo:border-left="0.02mm solid #000000" fo:border-right="0.02mm solid #000000" fo:border-top="none" fo:border-bottom="0.02mm solid #000000"/>
    </style:style>
    <style:style style:name="Table11.A12" style:family="table-cell">
      <style:table-cell-properties fo:padding="0.97mm" fo:border-left="0.02mm solid #000000" fo:border-right="none" fo:border-top="none" fo:border-bottom="0.35mm solid #000080"/>
    </style:style>
    <style:style style:name="Table11.E12" style:family="table-cell">
      <style:table-cell-properties fo:padding="0.97mm" fo:border-left="0.02mm solid #000000" fo:border-right="0.02mm solid #000000" fo:border-top="none" fo:border-bottom="0.35mm solid #000080"/>
    </style:style>
    <style:style style:name="Table14" style:family="table">
      <style:table-properties style:width="155.05mm" fo:margin-left="14.92mm" fo:margin-right="0.02mm" table:align="margins" fo:keep-with-next="auto"/>
    </style:style>
    <style:style style:name="Table14.A" style:family="table-column">
      <style:table-column-properties style:column-width="13.39mm" style:rel-column-width="5659*"/>
    </style:style>
    <style:style style:name="Table14.B" style:family="table-column">
      <style:table-column-properties style:column-width="31.24mm" style:rel-column-width="13205*"/>
    </style:style>
    <style:style style:name="Table14.C" style:family="table-column">
      <style:table-column-properties style:column-width="8.29mm" style:rel-column-width="3504*"/>
    </style:style>
    <style:style style:name="Table14.D" style:family="table-column">
      <style:table-column-properties style:column-width="8.64mm" style:rel-column-width="3653*"/>
    </style:style>
    <style:style style:name="Table14.E" style:family="table-column">
      <style:table-column-properties style:column-width="65.05mm" style:rel-column-width="27499*"/>
    </style:style>
    <style:style style:name="Table14.F" style:family="table-column">
      <style:table-column-properties style:column-width="28.43mm" style:rel-column-width="12015*"/>
    </style:style>
    <style:style style:name="Table14.A1" style:family="table-cell">
      <style:table-cell-properties fo:padding="0.97mm" fo:border-left="0.02mm solid #000000" fo:border-right="none" fo:border-top="0.35mm solid #333366" fo:border-bottom="0.02mm solid #000000"/>
    </style:style>
    <style:style style:name="Table14.C1" style:family="table-cell">
      <style:table-cell-properties fo:padding="0.97mm" fo:border-left="0.02mm solid #000000" fo:border-right="0.02mm solid #000000" fo:border-top="0.35mm solid #333366" fo:border-bottom="0.02mm solid #000000"/>
    </style:style>
    <style:style style:name="Table14.A2" style:family="table-cell">
      <style:table-cell-properties fo:padding="0.97mm" fo:border-left="0.02mm solid #000000" fo:border-right="none" fo:border-top="none" fo:border-bottom="0.02mm solid #000000"/>
    </style:style>
    <style:style style:name="Table14.F2" style:family="table-cell">
      <style:table-cell-properties fo:padding="0.97mm" fo:border-left="0.02mm solid #000000" fo:border-right="0.02mm solid #000000" fo:border-top="none" fo:border-bottom="0.02mm solid #000000"/>
    </style:style>
    <style:style style:name="Table14.A3" style:family="table-cell">
      <style:table-cell-properties fo:padding="0.97mm" fo:border-left="0.02mm solid #000000" fo:border-right="none" fo:border-top="none" fo:border-bottom="0.35mm solid #333366"/>
    </style:style>
    <style:style style:name="Table14.F3" style:family="table-cell">
      <style:table-cell-properties fo:padding="0.97mm" fo:border-left="0.02mm solid #000000" fo:border-right="0.02mm solid #000000" fo:border-top="none" fo:border-bottom="0.35mm solid #333366"/>
    </style:style>
    <style:style style:name="Table15" style:family="table">
      <style:table-properties style:width="155.05mm" fo:margin-left="14.92mm" fo:margin-right="0.02mm" table:align="margins" fo:keep-with-next="auto"/>
    </style:style>
    <style:style style:name="Table15.A" style:family="table-column">
      <style:table-column-properties style:column-width="13.39mm" style:rel-column-width="5659*"/>
    </style:style>
    <style:style style:name="Table15.B" style:family="table-column">
      <style:table-column-properties style:column-width="31.24mm" style:rel-column-width="13205*"/>
    </style:style>
    <style:style style:name="Table15.C" style:family="table-column">
      <style:table-column-properties style:column-width="8.29mm" style:rel-column-width="3504*"/>
    </style:style>
    <style:style style:name="Table15.D" style:family="table-column">
      <style:table-column-properties style:column-width="8.64mm" style:rel-column-width="3653*"/>
    </style:style>
    <style:style style:name="Table15.E" style:family="table-column">
      <style:table-column-properties style:column-width="65.05mm" style:rel-column-width="27499*"/>
    </style:style>
    <style:style style:name="Table15.F" style:family="table-column">
      <style:table-column-properties style:column-width="28.43mm" style:rel-column-width="12015*"/>
    </style:style>
    <style:style style:name="Table15.A1" style:family="table-cell">
      <style:table-cell-properties fo:padding="0.97mm" fo:border-left="0.02mm solid #000000" fo:border-right="none" fo:border-top="0.35mm solid #333366" fo:border-bottom="0.02mm solid #000000"/>
    </style:style>
    <style:style style:name="Table15.C1" style:family="table-cell">
      <style:table-cell-properties fo:padding="0.97mm" fo:border-left="0.02mm solid #000000" fo:border-right="0.02mm solid #000000" fo:border-top="0.35mm solid #333366" fo:border-bottom="0.02mm solid #000000"/>
    </style:style>
    <style:style style:name="Table15.A2" style:family="table-cell">
      <style:table-cell-properties fo:padding="0.97mm" fo:border-left="0.02mm solid #000000" fo:border-right="none" fo:border-top="none" fo:border-bottom="0.02mm solid #000000"/>
    </style:style>
    <style:style style:name="Table15.F2" style:family="table-cell">
      <style:table-cell-properties fo:padding="0.97mm" fo:border-left="0.02mm solid #000000" fo:border-right="0.02mm solid #000000" fo:border-top="none" fo:border-bottom="0.02mm solid #000000"/>
    </style:style>
    <style:style style:name="Table15.A3" style:family="table-cell">
      <style:table-cell-properties fo:padding="0.97mm" fo:border-left="0.02mm solid #000000" fo:border-right="none" fo:border-top="none" fo:border-bottom="0.35mm solid #333366"/>
    </style:style>
    <style:style style:name="Table15.F3" style:family="table-cell">
      <style:table-cell-properties fo:padding="0.97mm" fo:border-left="0.02mm solid #000000" fo:border-right="0.02mm solid #000000" fo:border-top="none" fo:border-bottom="0.35mm solid #333366"/>
    </style:style>
    <style:style style:name="Table16" style:family="table">
      <style:table-properties style:width="155.05mm" fo:margin-left="14.92mm" fo:margin-right="0.02mm" table:align="margins" fo:keep-with-next="auto"/>
    </style:style>
    <style:style style:name="Table16.A" style:family="table-column">
      <style:table-column-properties style:column-width="13.39mm" style:rel-column-width="5659*"/>
    </style:style>
    <style:style style:name="Table16.B" style:family="table-column">
      <style:table-column-properties style:column-width="31.24mm" style:rel-column-width="13205*"/>
    </style:style>
    <style:style style:name="Table16.C" style:family="table-column">
      <style:table-column-properties style:column-width="8.29mm" style:rel-column-width="3504*"/>
    </style:style>
    <style:style style:name="Table16.D" style:family="table-column">
      <style:table-column-properties style:column-width="8.64mm" style:rel-column-width="3653*"/>
    </style:style>
    <style:style style:name="Table16.E" style:family="table-column">
      <style:table-column-properties style:column-width="65.05mm" style:rel-column-width="27499*"/>
    </style:style>
    <style:style style:name="Table16.F" style:family="table-column">
      <style:table-column-properties style:column-width="28.43mm" style:rel-column-width="12015*"/>
    </style:style>
    <style:style style:name="Table16.A1" style:family="table-cell">
      <style:table-cell-properties fo:padding="0.97mm" fo:border-left="0.02mm solid #000000" fo:border-right="none" fo:border-top="0.35mm solid #333366" fo:border-bottom="0.02mm solid #000000"/>
    </style:style>
    <style:style style:name="Table16.C1" style:family="table-cell">
      <style:table-cell-properties fo:padding="0.97mm" fo:border-left="0.02mm solid #000000" fo:border-right="0.02mm solid #000000" fo:border-top="0.35mm solid #333366" fo:border-bottom="0.02mm solid #000000"/>
    </style:style>
    <style:style style:name="Table16.A2" style:family="table-cell">
      <style:table-cell-properties fo:padding="0.97mm" fo:border-left="0.02mm solid #000000" fo:border-right="none" fo:border-top="none" fo:border-bottom="0.02mm solid #000000"/>
    </style:style>
    <style:style style:name="Table16.F2" style:family="table-cell">
      <style:table-cell-properties fo:padding="0.97mm" fo:border-left="0.02mm solid #000000" fo:border-right="0.02mm solid #000000" fo:border-top="none" fo:border-bottom="0.02mm solid #000000"/>
    </style:style>
    <style:style style:name="Table16.A3" style:family="table-cell">
      <style:table-cell-properties fo:padding="0.97mm" fo:border-left="0.02mm solid #000000" fo:border-right="none" fo:border-top="none" fo:border-bottom="0.35mm solid #333366"/>
    </style:style>
    <style:style style:name="Table16.F3" style:family="table-cell">
      <style:table-cell-properties fo:padding="0.97mm" fo:border-left="0.02mm solid #000000" fo:border-right="0.02mm solid #000000" fo:border-top="none" fo:border-bottom="0.35mm solid #333366"/>
    </style:style>
    <style:style style:name="Table17" style:family="table">
      <style:table-properties style:width="155.05mm" fo:margin-left="14.92mm" fo:margin-right="0.02mm" table:align="margins" fo:keep-with-next="auto"/>
    </style:style>
    <style:style style:name="Table17.A" style:family="table-column">
      <style:table-column-properties style:column-width="13.39mm" style:rel-column-width="5659*"/>
    </style:style>
    <style:style style:name="Table17.B" style:family="table-column">
      <style:table-column-properties style:column-width="31.24mm" style:rel-column-width="13205*"/>
    </style:style>
    <style:style style:name="Table17.C" style:family="table-column">
      <style:table-column-properties style:column-width="8.29mm" style:rel-column-width="3504*"/>
    </style:style>
    <style:style style:name="Table17.D" style:family="table-column">
      <style:table-column-properties style:column-width="8.64mm" style:rel-column-width="3653*"/>
    </style:style>
    <style:style style:name="Table17.E" style:family="table-column">
      <style:table-column-properties style:column-width="65.05mm" style:rel-column-width="27499*"/>
    </style:style>
    <style:style style:name="Table17.F" style:family="table-column">
      <style:table-column-properties style:column-width="28.43mm" style:rel-column-width="12015*"/>
    </style:style>
    <style:style style:name="Table17.A1" style:family="table-cell">
      <style:table-cell-properties fo:padding="0.97mm" fo:border-left="0.02mm solid #000000" fo:border-right="none" fo:border-top="0.35mm solid #333366" fo:border-bottom="0.02mm solid #000000"/>
    </style:style>
    <style:style style:name="Table17.C1" style:family="table-cell">
      <style:table-cell-properties fo:padding="0.97mm" fo:border-left="0.02mm solid #000000" fo:border-right="0.02mm solid #000000" fo:border-top="0.35mm solid #333366" fo:border-bottom="0.02mm solid #000000"/>
    </style:style>
    <style:style style:name="Table17.A2" style:family="table-cell">
      <style:table-cell-properties fo:padding="0.97mm" fo:border-left="0.02mm solid #000000" fo:border-right="none" fo:border-top="none" fo:border-bottom="0.02mm solid #000000"/>
    </style:style>
    <style:style style:name="Table17.F2" style:family="table-cell">
      <style:table-cell-properties fo:padding="0.97mm" fo:border-left="0.02mm solid #000000" fo:border-right="0.02mm solid #000000" fo:border-top="none" fo:border-bottom="0.02mm solid #000000"/>
    </style:style>
    <style:style style:name="Table17.A3" style:family="table-cell">
      <style:table-cell-properties fo:padding="0.97mm" fo:border-left="0.02mm solid #000000" fo:border-right="none" fo:border-top="none" fo:border-bottom="0.35mm solid #333366"/>
    </style:style>
    <style:style style:name="Table17.F3" style:family="table-cell">
      <style:table-cell-properties fo:padding="0.97mm" fo:border-left="0.02mm solid #000000" fo:border-right="0.02mm solid #000000" fo:border-top="none" fo:border-bottom="0.35mm solid #333366"/>
    </style:style>
    <style:style style:name="Table18" style:family="table">
      <style:table-properties style:width="155.05mm" fo:margin-left="14.92mm" fo:margin-right="0.02mm" table:align="margins" fo:keep-with-next="auto"/>
    </style:style>
    <style:style style:name="Table18.A" style:family="table-column">
      <style:table-column-properties style:column-width="13.39mm" style:rel-column-width="5659*"/>
    </style:style>
    <style:style style:name="Table18.B" style:family="table-column">
      <style:table-column-properties style:column-width="31.24mm" style:rel-column-width="13205*"/>
    </style:style>
    <style:style style:name="Table18.C" style:family="table-column">
      <style:table-column-properties style:column-width="8.29mm" style:rel-column-width="3504*"/>
    </style:style>
    <style:style style:name="Table18.D" style:family="table-column">
      <style:table-column-properties style:column-width="8.64mm" style:rel-column-width="3653*"/>
    </style:style>
    <style:style style:name="Table18.E" style:family="table-column">
      <style:table-column-properties style:column-width="65.05mm" style:rel-column-width="27499*"/>
    </style:style>
    <style:style style:name="Table18.F" style:family="table-column">
      <style:table-column-properties style:column-width="28.43mm" style:rel-column-width="12015*"/>
    </style:style>
    <style:style style:name="Table18.A1" style:family="table-cell">
      <style:table-cell-properties fo:padding="0.97mm" fo:border-left="0.02mm solid #000000" fo:border-right="none" fo:border-top="0.35mm solid #333366" fo:border-bottom="0.02mm solid #000000"/>
    </style:style>
    <style:style style:name="Table18.C1" style:family="table-cell">
      <style:table-cell-properties fo:padding="0.97mm" fo:border-left="0.02mm solid #000000" fo:border-right="0.02mm solid #000000" fo:border-top="0.35mm solid #333366" fo:border-bottom="0.02mm solid #000000"/>
    </style:style>
    <style:style style:name="Table18.A2" style:family="table-cell">
      <style:table-cell-properties fo:padding="0.97mm" fo:border-left="0.02mm solid #000000" fo:border-right="none" fo:border-top="none" fo:border-bottom="0.02mm solid #000000"/>
    </style:style>
    <style:style style:name="Table18.F2" style:family="table-cell">
      <style:table-cell-properties fo:padding="0.97mm" fo:border-left="0.02mm solid #000000" fo:border-right="0.02mm solid #000000" fo:border-top="none" fo:border-bottom="0.02mm solid #000000"/>
    </style:style>
    <style:style style:name="Table18.A3" style:family="table-cell">
      <style:table-cell-properties fo:padding="0.97mm" fo:border-left="0.02mm solid #000000" fo:border-right="none" fo:border-top="none" fo:border-bottom="0.35mm solid #333366"/>
    </style:style>
    <style:style style:name="Table18.F3" style:family="table-cell">
      <style:table-cell-properties fo:padding="0.97mm" fo:border-left="0.02mm solid #000000" fo:border-right="0.02mm solid #000000" fo:border-top="none" fo:border-bottom="0.35mm solid #333366"/>
    </style:style>
    <style:style style:name="Table19" style:family="table">
      <style:table-properties style:width="155.05mm" fo:margin-left="14.92mm" fo:margin-right="0.02mm" table:align="margins" fo:keep-with-next="auto"/>
    </style:style>
    <style:style style:name="Table19.A" style:family="table-column">
      <style:table-column-properties style:column-width="13.39mm" style:rel-column-width="5659*"/>
    </style:style>
    <style:style style:name="Table19.B" style:family="table-column">
      <style:table-column-properties style:column-width="31.24mm" style:rel-column-width="13205*"/>
    </style:style>
    <style:style style:name="Table19.C" style:family="table-column">
      <style:table-column-properties style:column-width="8.29mm" style:rel-column-width="3504*"/>
    </style:style>
    <style:style style:name="Table19.D" style:family="table-column">
      <style:table-column-properties style:column-width="8.64mm" style:rel-column-width="3653*"/>
    </style:style>
    <style:style style:name="Table19.E" style:family="table-column">
      <style:table-column-properties style:column-width="65.05mm" style:rel-column-width="27499*"/>
    </style:style>
    <style:style style:name="Table19.F" style:family="table-column">
      <style:table-column-properties style:column-width="28.43mm" style:rel-column-width="12015*"/>
    </style:style>
    <style:style style:name="Table19.A1" style:family="table-cell">
      <style:table-cell-properties fo:padding="0.97mm" fo:border-left="0.02mm solid #000000" fo:border-right="none" fo:border-top="0.35mm solid #333366" fo:border-bottom="0.02mm solid #000000"/>
    </style:style>
    <style:style style:name="Table19.C1" style:family="table-cell">
      <style:table-cell-properties fo:padding="0.97mm" fo:border-left="0.02mm solid #000000" fo:border-right="0.02mm solid #000000" fo:border-top="0.35mm solid #333366" fo:border-bottom="0.02mm solid #000000"/>
    </style:style>
    <style:style style:name="Table19.A2" style:family="table-cell">
      <style:table-cell-properties fo:padding="0.97mm" fo:border-left="0.02mm solid #000000" fo:border-right="none" fo:border-top="none" fo:border-bottom="0.02mm solid #000000"/>
    </style:style>
    <style:style style:name="Table19.F2" style:family="table-cell">
      <style:table-cell-properties fo:padding="0.97mm" fo:border-left="0.02mm solid #000000" fo:border-right="0.02mm solid #000000" fo:border-top="none" fo:border-bottom="0.02mm solid #000000"/>
    </style:style>
    <style:style style:name="Table19.A3" style:family="table-cell">
      <style:table-cell-properties fo:padding="0.97mm" fo:border-left="0.02mm solid #000000" fo:border-right="none" fo:border-top="none" fo:border-bottom="0.35mm solid #333366"/>
    </style:style>
    <style:style style:name="Table19.F3" style:family="table-cell">
      <style:table-cell-properties fo:padding="0.97mm" fo:border-left="0.02mm solid #000000" fo:border-right="0.02mm solid #000000" fo:border-top="none" fo:border-bottom="0.35mm solid #333366"/>
    </style:style>
    <style:style style:name="Table21" style:family="table">
      <style:table-properties style:width="155.05mm" fo:margin-left="14.92mm" fo:margin-right="0.02mm" table:align="margins" fo:keep-with-next="auto"/>
    </style:style>
    <style:style style:name="Table21.A" style:family="table-column">
      <style:table-column-properties style:column-width="16.4mm" style:rel-column-width="6933*"/>
    </style:style>
    <style:style style:name="Table21.B" style:family="table-column">
      <style:table-column-properties style:column-width="28.22mm" style:rel-column-width="11929*"/>
    </style:style>
    <style:style style:name="Table21.C" style:family="table-column">
      <style:table-column-properties style:column-width="8.29mm" style:rel-column-width="3504*"/>
    </style:style>
    <style:style style:name="Table21.D" style:family="table-column">
      <style:table-column-properties style:column-width="8.64mm" style:rel-column-width="3653*"/>
    </style:style>
    <style:style style:name="Table21.E" style:family="table-column">
      <style:table-column-properties style:column-width="65.05mm" style:rel-column-width="27496*"/>
    </style:style>
    <style:style style:name="Table21.F" style:family="table-column">
      <style:table-column-properties style:column-width="28.43mm" style:rel-column-width="12020*"/>
    </style:style>
    <style:style style:name="Table21.A1" style:family="table-cell">
      <style:table-cell-properties fo:padding="0.97mm" fo:border-left="0.02mm solid #000000" fo:border-right="none" fo:border-top="0.35mm solid #333366" fo:border-bottom="0.02mm solid #000000"/>
    </style:style>
    <style:style style:name="Table21.C1" style:family="table-cell">
      <style:table-cell-properties fo:padding="0.97mm" fo:border-left="0.02mm solid #000000" fo:border-right="0.02mm solid #000000" fo:border-top="0.35mm solid #333366" fo:border-bottom="0.02mm solid #000000"/>
    </style:style>
    <style:style style:name="Table21.A2" style:family="table-cell">
      <style:table-cell-properties fo:padding="0.97mm" fo:border-left="0.02mm solid #000000" fo:border-right="none" fo:border-top="none" fo:border-bottom="0.02mm solid #000000"/>
    </style:style>
    <style:style style:name="Table21.F2" style:family="table-cell">
      <style:table-cell-properties fo:padding="0.97mm" fo:border-left="0.02mm solid #000000" fo:border-right="0.02mm solid #000000" fo:border-top="none" fo:border-bottom="0.02mm solid #000000"/>
    </style:style>
    <style:style style:name="Table21.A7" style:family="table-cell">
      <style:table-cell-properties fo:padding="0.97mm" fo:border-left="0.02mm solid #000000" fo:border-right="none" fo:border-top="none" fo:border-bottom="0.35mm solid #333366"/>
    </style:style>
    <style:style style:name="Table21.F7" style:family="table-cell">
      <style:table-cell-properties fo:padding="0.97mm" fo:border-left="0.02mm solid #000000" fo:border-right="0.02mm solid #000000" fo:border-top="none" fo:border-bottom="0.35mm solid #333366"/>
    </style:style>
    <style:style style:name="Table93" style:family="table">
      <style:table-properties style:width="159.12mm" fo:margin-left="9.45mm" fo:margin-right="1.41mm" table:align="margins" fo:keep-with-next="always"/>
    </style:style>
    <style:style style:name="Table93.A" style:family="table-column">
      <style:table-column-properties style:column-width="27.96mm" style:rel-column-width="11517*"/>
    </style:style>
    <style:style style:name="Table93.B" style:family="table-column">
      <style:table-column-properties style:column-width="32.12mm" style:rel-column-width="13231*"/>
    </style:style>
    <style:style style:name="Table93.C" style:family="table-column">
      <style:table-column-properties style:column-width="33.27mm" style:rel-column-width="13704*"/>
    </style:style>
    <style:style style:name="Table93.D" style:family="table-column">
      <style:table-column-properties style:column-width="33.09mm" style:rel-column-width="13631*"/>
    </style:style>
    <style:style style:name="Table93.E" style:family="table-column">
      <style:table-column-properties style:column-width="32.67mm" style:rel-column-width="13452*"/>
    </style:style>
    <style:style style:name="Table93.A1" style:family="table-cell">
      <style:table-cell-properties fo:padding="0.97mm" fo:border-left="0.02mm solid #000000" fo:border-right="none" fo:border-top="0.35mm solid #000000" fo:border-bottom="0.02mm solid #000000"/>
    </style:style>
    <style:style style:name="Table93.E1" style:family="table-cell">
      <style:table-cell-properties fo:padding="0.97mm" fo:border-left="0.02mm solid #000000" fo:border-right="0.02mm solid #000000" fo:border-top="0.35mm solid #000000" fo:border-bottom="0.02mm solid #000000"/>
    </style:style>
    <style:style style:name="Table93.A2" style:family="table-cell">
      <style:table-cell-properties fo:padding="0.97mm" fo:border-left="0.02mm solid #000000" fo:border-right="none" fo:border-top="none" fo:border-bottom="0.02mm solid #000000"/>
    </style:style>
    <style:style style:name="Table93.E2" style:family="table-cell">
      <style:table-cell-properties fo:padding="0.97mm" fo:border-left="0.02mm solid #000000" fo:border-right="0.02mm solid #000000" fo:border-top="none" fo:border-bottom="0.02mm solid #000000"/>
    </style:style>
    <style:style style:name="Table93.A5" style:family="table-cell">
      <style:table-cell-properties fo:padding="0.97mm" fo:border-left="0.02mm solid #000000" fo:border-right="none" fo:border-top="none" fo:border-bottom="0.35mm solid #000000"/>
    </style:style>
    <style:style style:name="Table93.E5" style:family="table-cell">
      <style:table-cell-properties fo:padding="0.97mm" fo:border-left="0.02mm solid #000000" fo:border-right="0.02mm solid #000000" fo:border-top="none" fo:border-bottom="0.35mm solid #000000"/>
    </style:style>
    <style:style style:name="Table99" style:family="table">
      <style:table-properties style:width="155.05mm" fo:margin-left="14.92mm" fo:margin-right="0.02mm" table:align="margins" fo:keep-with-next="auto"/>
    </style:style>
    <style:style style:name="Table99.A" style:family="table-column">
      <style:table-column-properties style:column-width="13.37mm" style:rel-column-width="5652*"/>
    </style:style>
    <style:style style:name="Table99.B" style:family="table-column">
      <style:table-column-properties style:column-width="28.43mm" style:rel-column-width="12019*"/>
    </style:style>
    <style:style style:name="Table99.C" style:family="table-column">
      <style:table-column-properties style:column-width="10.37mm" style:rel-column-width="4384*"/>
    </style:style>
    <style:style style:name="Table99.D" style:family="table-column">
      <style:table-column-properties style:column-width="11.71mm" style:rel-column-width="4951*"/>
    </style:style>
    <style:style style:name="Table99.E" style:family="table-column">
      <style:table-column-properties style:column-width="56.14mm" style:rel-column-width="23733*"/>
    </style:style>
    <style:style style:name="Table99.F" style:family="table-column">
      <style:table-column-properties style:column-width="35.01mm" style:rel-column-width="14796*"/>
    </style:style>
    <style:style style:name="Table99.A1" style:family="table-cell">
      <style:table-cell-properties fo:padding="0.97mm" fo:border-left="0.02mm solid #000000" fo:border-right="none" fo:border-top="0.35mm solid #333366" fo:border-bottom="0.02mm solid #000000"/>
    </style:style>
    <style:style style:name="Table99.C1" style:family="table-cell">
      <style:table-cell-properties fo:padding="0.97mm" fo:border-left="0.02mm solid #000000" fo:border-right="0.02mm solid #000000" fo:border-top="0.35mm solid #333366" fo:border-bottom="0.02mm solid #000000"/>
    </style:style>
    <style:style style:name="Table99.A2" style:family="table-cell">
      <style:table-cell-properties fo:padding="0.97mm" fo:border-left="0.02mm solid #000000" fo:border-right="none" fo:border-top="none" fo:border-bottom="0.02mm solid #000000"/>
    </style:style>
    <style:style style:name="Table99.F2" style:family="table-cell">
      <style:table-cell-properties fo:padding="0.97mm" fo:border-left="0.02mm solid #000000" fo:border-right="0.02mm solid #000000" fo:border-top="none" fo:border-bottom="0.02mm solid #000000"/>
    </style:style>
    <style:style style:name="Table99.3" style:family="table-row">
      <style:table-row-properties style:min-row-height="3.3mm"/>
    </style:style>
    <style:style style:name="Table99.4" style:family="table-row">
      <style:table-row-properties style:min-row-height="5.86mm"/>
    </style:style>
    <style:style style:name="Table98" style:family="table">
      <style:table-properties style:width="155.05mm" fo:margin-left="14.92mm" fo:margin-right="0.02mm" table:align="margins" fo:keep-with-next="auto"/>
    </style:style>
    <style:style style:name="Table98.A" style:family="table-column">
      <style:table-column-properties style:column-width="13.37mm" style:rel-column-width="5652*"/>
    </style:style>
    <style:style style:name="Table98.B" style:family="table-column">
      <style:table-column-properties style:column-width="28.43mm" style:rel-column-width="12019*"/>
    </style:style>
    <style:style style:name="Table98.C" style:family="table-column">
      <style:table-column-properties style:column-width="10.37mm" style:rel-column-width="4384*"/>
    </style:style>
    <style:style style:name="Table98.D" style:family="table-column">
      <style:table-column-properties style:column-width="11.71mm" style:rel-column-width="4951*"/>
    </style:style>
    <style:style style:name="Table98.E" style:family="table-column">
      <style:table-column-properties style:column-width="59.92mm" style:rel-column-width="25329*"/>
    </style:style>
    <style:style style:name="Table98.F" style:family="table-column">
      <style:table-column-properties style:column-width="31.22mm" style:rel-column-width="13200*"/>
    </style:style>
    <style:style style:name="Table98.A1" style:family="table-cell">
      <style:table-cell-properties fo:padding="0.97mm" fo:border-left="0.02mm solid #000000" fo:border-right="none" fo:border-top="0.35mm solid #333366" fo:border-bottom="0.02mm solid #000000"/>
    </style:style>
    <style:style style:name="Table98.C1" style:family="table-cell">
      <style:table-cell-properties fo:padding="0.97mm" fo:border-left="0.02mm solid #000000" fo:border-right="0.02mm solid #000000" fo:border-top="0.35mm solid #333366" fo:border-bottom="0.02mm solid #000000"/>
    </style:style>
    <style:style style:name="Table98.A2" style:family="table-cell">
      <style:table-cell-properties fo:padding="0.97mm" fo:border-left="0.02mm solid #000000" fo:border-right="none" fo:border-top="none" fo:border-bottom="0.02mm solid #000000"/>
    </style:style>
    <style:style style:name="Table98.F2" style:family="table-cell">
      <style:table-cell-properties fo:padding="0.97mm" fo:border-left="0.02mm solid #000000" fo:border-right="0.02mm solid #000000" fo:border-top="none" fo:border-bottom="0.02mm solid #000000"/>
    </style:style>
    <style:style style:name="Table97" style:family="table">
      <style:table-properties style:width="155.05mm" fo:margin-left="14.92mm" fo:margin-right="0.02mm" table:align="margins" fo:keep-with-next="auto"/>
    </style:style>
    <style:style style:name="Table97.A" style:family="table-column">
      <style:table-column-properties style:column-width="13.37mm" style:rel-column-width="5652*"/>
    </style:style>
    <style:style style:name="Table97.B" style:family="table-column">
      <style:table-column-properties style:column-width="28.43mm" style:rel-column-width="12019*"/>
    </style:style>
    <style:style style:name="Table97.C" style:family="table-column">
      <style:table-column-properties style:column-width="10.37mm" style:rel-column-width="4384*"/>
    </style:style>
    <style:style style:name="Table97.D" style:family="table-column">
      <style:table-column-properties style:column-width="11.71mm" style:rel-column-width="4951*"/>
    </style:style>
    <style:style style:name="Table97.E" style:family="table-column">
      <style:table-column-properties style:column-width="59.92mm" style:rel-column-width="25329*"/>
    </style:style>
    <style:style style:name="Table97.F" style:family="table-column">
      <style:table-column-properties style:column-width="31.22mm" style:rel-column-width="13200*"/>
    </style:style>
    <style:style style:name="Table97.A1" style:family="table-cell">
      <style:table-cell-properties fo:padding="0.97mm" fo:border-left="0.02mm solid #000000" fo:border-right="none" fo:border-top="0.35mm solid #333366" fo:border-bottom="0.02mm solid #000000"/>
    </style:style>
    <style:style style:name="Table97.C1" style:family="table-cell">
      <style:table-cell-properties fo:padding="0.97mm" fo:border-left="0.02mm solid #000000" fo:border-right="0.02mm solid #000000" fo:border-top="0.35mm solid #333366" fo:border-bottom="0.02mm solid #000000"/>
    </style:style>
    <style:style style:name="Table97.A2" style:family="table-cell">
      <style:table-cell-properties fo:padding="0.97mm" fo:border-left="0.02mm solid #000000" fo:border-right="none" fo:border-top="none" fo:border-bottom="0.02mm solid #000000"/>
    </style:style>
    <style:style style:name="Table97.F2" style:family="table-cell">
      <style:table-cell-properties fo:padding="0.97mm" fo:border-left="0.02mm solid #000000" fo:border-right="0.02mm solid #000000" fo:border-top="none" fo:border-bottom="0.02mm solid #000000"/>
    </style:style>
    <style:style style:name="Table96" style:family="table">
      <style:table-properties style:width="155.05mm" fo:margin-left="14.92mm" fo:margin-right="0.02mm" table:align="margins" fo:keep-with-next="auto"/>
    </style:style>
    <style:style style:name="Table96.A" style:family="table-column">
      <style:table-column-properties style:column-width="13.37mm" style:rel-column-width="5652*"/>
    </style:style>
    <style:style style:name="Table96.B" style:family="table-column">
      <style:table-column-properties style:column-width="28.43mm" style:rel-column-width="12019*"/>
    </style:style>
    <style:style style:name="Table96.C" style:family="table-column">
      <style:table-column-properties style:column-width="10.37mm" style:rel-column-width="4384*"/>
    </style:style>
    <style:style style:name="Table96.D" style:family="table-column">
      <style:table-column-properties style:column-width="11.71mm" style:rel-column-width="4951*"/>
    </style:style>
    <style:style style:name="Table96.E" style:family="table-column">
      <style:table-column-properties style:column-width="59.92mm" style:rel-column-width="25329*"/>
    </style:style>
    <style:style style:name="Table96.F" style:family="table-column">
      <style:table-column-properties style:column-width="31.22mm" style:rel-column-width="13200*"/>
    </style:style>
    <style:style style:name="Table96.A1" style:family="table-cell">
      <style:table-cell-properties fo:padding="0.97mm" fo:border-left="0.02mm solid #000000" fo:border-right="none" fo:border-top="0.35mm solid #333366" fo:border-bottom="0.02mm solid #000000"/>
    </style:style>
    <style:style style:name="Table96.C1" style:family="table-cell">
      <style:table-cell-properties fo:padding="0.97mm" fo:border-left="0.02mm solid #000000" fo:border-right="0.02mm solid #000000" fo:border-top="0.35mm solid #333366" fo:border-bottom="0.02mm solid #000000"/>
    </style:style>
    <style:style style:name="Table96.A2" style:family="table-cell">
      <style:table-cell-properties fo:padding="0.97mm" fo:border-left="0.02mm solid #000000" fo:border-right="none" fo:border-top="none" fo:border-bottom="0.02mm solid #000000"/>
    </style:style>
    <style:style style:name="Table96.F2" style:family="table-cell">
      <style:table-cell-properties fo:padding="0.97mm" fo:border-left="0.02mm solid #000000" fo:border-right="0.02mm solid #000000" fo:border-top="none" fo:border-bottom="0.02mm solid #000000"/>
    </style:style>
    <style:style style:name="Table56" style:family="table">
      <style:table-properties style:width="159.12mm" fo:margin-left="9.45mm" fo:margin-right="1.41mm" table:align="margins" fo:keep-with-next="always"/>
    </style:style>
    <style:style style:name="Table56.A" style:family="table-column">
      <style:table-column-properties style:column-width="27.96mm" style:rel-column-width="11517*"/>
    </style:style>
    <style:style style:name="Table56.B" style:family="table-column">
      <style:table-column-properties style:column-width="32.12mm" style:rel-column-width="13231*"/>
    </style:style>
    <style:style style:name="Table56.C" style:family="table-column">
      <style:table-column-properties style:column-width="33.27mm" style:rel-column-width="13704*"/>
    </style:style>
    <style:style style:name="Table56.D" style:family="table-column">
      <style:table-column-properties style:column-width="33.09mm" style:rel-column-width="13631*"/>
    </style:style>
    <style:style style:name="Table56.E" style:family="table-column">
      <style:table-column-properties style:column-width="32.67mm" style:rel-column-width="13452*"/>
    </style:style>
    <style:style style:name="Table56.A1" style:family="table-cell">
      <style:table-cell-properties fo:padding="0.97mm" fo:border-left="0.02mm solid #000000" fo:border-right="none" fo:border-top="0.35mm solid #000000" fo:border-bottom="0.02mm solid #000000"/>
    </style:style>
    <style:style style:name="Table56.E1" style:family="table-cell">
      <style:table-cell-properties fo:padding="0.97mm" fo:border-left="0.02mm solid #000000" fo:border-right="0.02mm solid #000000" fo:border-top="0.35mm solid #000000" fo:border-bottom="0.02mm solid #000000"/>
    </style:style>
    <style:style style:name="Table56.A2" style:family="table-cell">
      <style:table-cell-properties fo:padding="0.97mm" fo:border-left="0.02mm solid #000000" fo:border-right="none" fo:border-top="none" fo:border-bottom="0.02mm solid #000000"/>
    </style:style>
    <style:style style:name="Table56.E2" style:family="table-cell">
      <style:table-cell-properties fo:padding="0.97mm" fo:border-left="0.02mm solid #000000" fo:border-right="0.02mm solid #000000" fo:border-top="none" fo:border-bottom="0.02mm solid #000000"/>
    </style:style>
    <style:style style:name="Table56.A4" style:family="table-cell">
      <style:table-cell-properties fo:padding="0.97mm" fo:border-left="0.02mm solid #000000" fo:border-right="none" fo:border-top="none" fo:border-bottom="0.35mm solid #000000"/>
    </style:style>
    <style:style style:name="Table56.E4" style:family="table-cell">
      <style:table-cell-properties fo:padding="0.97mm" fo:border-left="0.02mm solid #000000" fo:border-right="0.02mm solid #000000" fo:border-top="none" fo:border-bottom="0.35mm solid #000000"/>
    </style:style>
    <style:style style:name="Table57" style:family="table">
      <style:table-properties style:width="160.51mm" table:align="right"/>
    </style:style>
    <style:style style:name="Table57.A" style:family="table-column">
      <style:table-column-properties style:column-width="23.44mm"/>
    </style:style>
    <style:style style:name="Table57.B" style:family="table-column">
      <style:table-column-properties style:column-width="47.8mm"/>
    </style:style>
    <style:style style:name="Table57.C" style:family="table-column">
      <style:table-column-properties style:column-width="89.27mm"/>
    </style:style>
    <style:style style:name="Table57.A1" style:family="table-cell">
      <style:table-cell-properties fo:padding="0.97mm" fo:border-left="0.02mm solid #000000" fo:border-right="none" fo:border-top="0.35mm solid #000000" fo:border-bottom="0.02mm solid #000000"/>
    </style:style>
    <style:style style:name="Table57.C1" style:family="table-cell">
      <style:table-cell-properties fo:padding="0.97mm" fo:border-left="0.02mm solid #000000" fo:border-right="0.02mm solid #000000" fo:border-top="0.35mm solid #000000" fo:border-bottom="0.02mm solid #000000"/>
    </style:style>
    <style:style style:name="Table57.A2" style:family="table-cell">
      <style:table-cell-properties fo:padding="0.97mm" fo:border-left="0.02mm solid #000000" fo:border-right="none" fo:border-top="none" fo:border-bottom="0.02mm solid #000000"/>
    </style:style>
    <style:style style:name="Table57.C2" style:family="table-cell">
      <style:table-cell-properties fo:padding="0.97mm" fo:border-left="0.02mm solid #000000" fo:border-right="0.02mm solid #000000" fo:border-top="none" fo:border-bottom="0.02mm solid #000000"/>
    </style:style>
    <style:style style:name="Table57.A18" style:family="table-cell">
      <style:table-cell-properties fo:padding="0.97mm" fo:border-left="0.02mm solid #000000" fo:border-right="none" fo:border-top="none" fo:border-bottom="0.35mm solid #000000"/>
    </style:style>
    <style:style style:name="Table57.C18" style:family="table-cell">
      <style:table-cell-properties fo:padding="0.97mm" fo:border-left="0.02mm solid #000000" fo:border-right="0.02mm solid #000000" fo:border-top="none" fo:border-bottom="0.35mm solid #000000"/>
    </style:style>
    <style:style style:name="Table148" style:family="table">
      <style:table-properties style:width="159.86mm" fo:margin-left="9.72mm" fo:margin-right="0.41mm" table:align="margins" fo:keep-with-next="auto"/>
    </style:style>
    <style:style style:name="Table148.A" style:family="table-column">
      <style:table-column-properties style:column-width="23.28mm" style:rel-column-width="9544*"/>
    </style:style>
    <style:style style:name="Table148.B" style:family="table-column">
      <style:table-column-properties style:column-width="9.6mm" style:rel-column-width="3933*"/>
    </style:style>
    <style:style style:name="Table148.C" style:family="table-column">
      <style:table-column-properties style:column-width="30.59mm" style:rel-column-width="12538*"/>
    </style:style>
    <style:style style:name="Table148.D" style:family="table-column">
      <style:table-column-properties style:column-width="65.37mm" style:rel-column-width="26798*"/>
    </style:style>
    <style:style style:name="Table148.E" style:family="table-column">
      <style:table-column-properties style:column-width="31.03mm" style:rel-column-width="12722*"/>
    </style:style>
    <style:style style:name="Table148.A1" style:family="table-cell">
      <style:table-cell-properties fo:padding="0.97mm" fo:border-left="0.02mm solid #000000" fo:border-right="none" fo:border-top="0.35mm solid #333366" fo:border-bottom="0.02mm solid #000000"/>
    </style:style>
    <style:style style:name="Table148.E1" style:family="table-cell">
      <style:table-cell-properties fo:padding="0.97mm" fo:border-left="0.02mm solid #000000" fo:border-right="0.02mm solid #000000" fo:border-top="0.35mm solid #333366" fo:border-bottom="0.02mm solid #000000"/>
    </style:style>
    <style:style style:name="Table148.A2" style:family="table-cell">
      <style:table-cell-properties fo:padding="0.97mm" fo:border-left="0.02mm solid #000000" fo:border-right="0.02mm solid #000000" fo:border-top="none" fo:border-bottom="0.02mm solid #000000"/>
    </style:style>
    <style:style style:name="Table148.A3" style:family="table-cell">
      <style:table-cell-properties fo:padding="0.97mm" fo:border-left="0.02mm solid #000000" fo:border-right="none" fo:border-top="none" fo:border-bottom="0.02mm solid #000000"/>
    </style:style>
    <style:style style:name="Table148.20" style:family="table-row">
      <style:table-row-properties style:min-row-height="4.32mm"/>
    </style:style>
    <style:style style:name="Table149" style:family="table">
      <style:table-properties style:width="159.86mm" fo:margin-left="9.72mm" fo:margin-right="0.41mm" table:align="margins" fo:keep-with-next="auto"/>
    </style:style>
    <style:style style:name="Table149.A" style:family="table-column">
      <style:table-column-properties style:column-width="23.46mm" style:rel-column-width="9617*"/>
    </style:style>
    <style:style style:name="Table149.B" style:family="table-column">
      <style:table-column-properties style:column-width="9.45mm" style:rel-column-width="3875*"/>
    </style:style>
    <style:style style:name="Table149.C" style:family="table-column">
      <style:table-column-properties style:column-width="30.59mm" style:rel-column-width="12538*"/>
    </style:style>
    <style:style style:name="Table149.D" style:family="table-column">
      <style:table-column-properties style:column-width="62.65mm" style:rel-column-width="25684*"/>
    </style:style>
    <style:style style:name="Table149.E" style:family="table-column">
      <style:table-column-properties style:column-width="33.71mm" style:rel-column-width="13821*"/>
    </style:style>
    <style:style style:name="Table149.A1" style:family="table-cell">
      <style:table-cell-properties fo:padding="0.97mm" fo:border-left="0.02mm solid #000000" fo:border-right="none" fo:border-top="0.35mm solid #000000" fo:border-bottom="0.02mm solid #000000"/>
    </style:style>
    <style:style style:name="Table149.E1" style:family="table-cell">
      <style:table-cell-properties fo:padding="0.97mm" fo:border-left="0.02mm solid #000000" fo:border-right="0.02mm solid #000000" fo:border-top="0.35mm solid #000000" fo:border-bottom="0.02mm solid #000000"/>
    </style:style>
    <style:style style:name="Table149.A2" style:family="table-cell">
      <style:table-cell-properties fo:padding="0.97mm" fo:border-left="0.02mm solid #000000" fo:border-right="none" fo:border-top="none" fo:border-bottom="0.02mm solid #000000"/>
    </style:style>
    <style:style style:name="Table149.E2" style:family="table-cell">
      <style:table-cell-properties fo:padding="0.97mm" fo:border-left="0.02mm solid #000000" fo:border-right="0.02mm solid #000000" fo:border-top="none" fo:border-bottom="0.02mm solid #000000"/>
    </style:style>
    <style:style style:name="Table149.A16" style:family="table-cell">
      <style:table-cell-properties fo:padding="0.97mm" fo:border-left="0.02mm solid #000000" fo:border-right="none" fo:border-top="none" fo:border-bottom="0.35mm solid #29166f"/>
    </style:style>
    <style:style style:name="Table149.E16" style:family="table-cell">
      <style:table-cell-properties fo:padding="0.97mm" fo:border-left="0.02mm solid #000000" fo:border-right="0.02mm solid #000000" fo:border-top="none" fo:border-bottom="0.35mm solid #29166f"/>
    </style:style>
    <style:style style:name="Table150" style:family="table">
      <style:table-properties style:width="159.86mm" fo:margin-left="9.72mm" fo:margin-right="0.41mm" table:align="margins" fo:keep-with-next="auto"/>
    </style:style>
    <style:style style:name="Table150.A" style:family="table-column">
      <style:table-column-properties style:column-width="23.46mm" style:rel-column-width="9617*"/>
    </style:style>
    <style:style style:name="Table150.B" style:family="table-column">
      <style:table-column-properties style:column-width="9.45mm" style:rel-column-width="3875*"/>
    </style:style>
    <style:style style:name="Table150.C" style:family="table-column">
      <style:table-column-properties style:column-width="30.59mm" style:rel-column-width="12538*"/>
    </style:style>
    <style:style style:name="Table150.D" style:family="table-column">
      <style:table-column-properties style:column-width="62.65mm" style:rel-column-width="25684*"/>
    </style:style>
    <style:style style:name="Table150.E" style:family="table-column">
      <style:table-column-properties style:column-width="33.71mm" style:rel-column-width="13821*"/>
    </style:style>
    <style:style style:name="Table150.A1" style:family="table-cell">
      <style:table-cell-properties fo:padding="0.97mm" fo:border-left="0.02mm solid #000000" fo:border-right="none" fo:border-top="0.35mm solid #000000" fo:border-bottom="0.02mm solid #000000"/>
    </style:style>
    <style:style style:name="Table150.E1" style:family="table-cell">
      <style:table-cell-properties fo:padding="0.97mm" fo:border-left="0.02mm solid #000000" fo:border-right="0.02mm solid #000000" fo:border-top="0.35mm solid #000000" fo:border-bottom="0.02mm solid #000000"/>
    </style:style>
    <style:style style:name="Table150.A2" style:family="table-cell">
      <style:table-cell-properties fo:padding="0.97mm" fo:border-left="0.02mm solid #000000" fo:border-right="none" fo:border-top="none" fo:border-bottom="0.02mm solid #000000"/>
    </style:style>
    <style:style style:name="Table150.E2" style:family="table-cell">
      <style:table-cell-properties fo:padding="0.97mm" fo:border-left="0.02mm solid #000000" fo:border-right="0.02mm solid #000000" fo:border-top="none" fo:border-bottom="0.02mm solid #000000"/>
    </style:style>
    <style:style style:name="Table150.A11" style:family="table-cell">
      <style:table-cell-properties fo:padding="0.97mm" fo:border-left="0.02mm solid #000000" fo:border-right="none" fo:border-top="none" fo:border-bottom="0.35mm solid #29166f"/>
    </style:style>
    <style:style style:name="Table150.E11" style:family="table-cell">
      <style:table-cell-properties fo:padding="0.97mm" fo:border-left="0.02mm solid #000000" fo:border-right="0.02mm solid #000000" fo:border-top="none" fo:border-bottom="0.35mm solid #29166f"/>
    </style:style>
    <style:style style:name="Table151" style:family="table">
      <style:table-properties style:width="159.86mm" fo:margin-left="9.72mm" fo:margin-right="0.41mm" table:align="margins" fo:keep-with-next="auto"/>
    </style:style>
    <style:style style:name="Table151.A" style:family="table-column">
      <style:table-column-properties style:column-width="23.46mm" style:rel-column-width="9617*"/>
    </style:style>
    <style:style style:name="Table151.B" style:family="table-column">
      <style:table-column-properties style:column-width="9.45mm" style:rel-column-width="3875*"/>
    </style:style>
    <style:style style:name="Table151.C" style:family="table-column">
      <style:table-column-properties style:column-width="30.59mm" style:rel-column-width="12538*"/>
    </style:style>
    <style:style style:name="Table151.D" style:family="table-column">
      <style:table-column-properties style:column-width="62.65mm" style:rel-column-width="25684*"/>
    </style:style>
    <style:style style:name="Table151.E" style:family="table-column">
      <style:table-column-properties style:column-width="33.71mm" style:rel-column-width="13821*"/>
    </style:style>
    <style:style style:name="Table151.A1" style:family="table-cell">
      <style:table-cell-properties fo:padding="0.97mm" fo:border-left="0.02mm solid #000000" fo:border-right="none" fo:border-top="0.02mm solid #000000" fo:border-bottom="0.02mm solid #000000"/>
    </style:style>
    <style:style style:name="Table151.E1" style:family="table-cell">
      <style:table-cell-properties fo:padding="0.97mm" fo:border="0.02mm solid #000000"/>
    </style:style>
    <style:style style:name="Table151.A2" style:family="table-cell">
      <style:table-cell-properties fo:padding="0.97mm" fo:border-left="0.02mm solid #000000" fo:border-right="none" fo:border-top="none" fo:border-bottom="0.02mm solid #000000"/>
    </style:style>
    <style:style style:name="Table151.E2" style:family="table-cell">
      <style:table-cell-properties fo:padding="0.97mm" fo:border-left="0.02mm solid #000000" fo:border-right="0.02mm solid #000000" fo:border-top="none" fo:border-bottom="0.02mm solid #000000"/>
    </style:style>
    <style:style style:name="Table153" style:family="table">
      <style:table-properties style:width="159.86mm" fo:margin-left="9.72mm" fo:margin-right="0.41mm" table:align="margins" fo:keep-with-next="auto"/>
    </style:style>
    <style:style style:name="Table153.A" style:family="table-column">
      <style:table-column-properties style:column-width="23.46mm" style:rel-column-width="9617*"/>
    </style:style>
    <style:style style:name="Table153.B" style:family="table-column">
      <style:table-column-properties style:column-width="9.45mm" style:rel-column-width="3875*"/>
    </style:style>
    <style:style style:name="Table153.C" style:family="table-column">
      <style:table-column-properties style:column-width="30.59mm" style:rel-column-width="12538*"/>
    </style:style>
    <style:style style:name="Table153.D" style:family="table-column">
      <style:table-column-properties style:column-width="62.65mm" style:rel-column-width="25684*"/>
    </style:style>
    <style:style style:name="Table153.E" style:family="table-column">
      <style:table-column-properties style:column-width="33.71mm" style:rel-column-width="13821*"/>
    </style:style>
    <style:style style:name="Table153.A1" style:family="table-cell">
      <style:table-cell-properties fo:padding="0.97mm" fo:border-left="0.02mm solid #000000" fo:border-right="none" fo:border-top="0.02mm solid #000000" fo:border-bottom="0.02mm solid #000000"/>
    </style:style>
    <style:style style:name="Table153.E1" style:family="table-cell">
      <style:table-cell-properties fo:padding="0.97mm" fo:border="0.02mm solid #000000"/>
    </style:style>
    <style:style style:name="Table153.A2" style:family="table-cell">
      <style:table-cell-properties fo:padding="0.97mm" fo:border-left="0.02mm solid #000000" fo:border-right="none" fo:border-top="none" fo:border-bottom="0.02mm solid #000000"/>
    </style:style>
    <style:style style:name="Table153.E2" style:family="table-cell">
      <style:table-cell-properties fo:padding="0.97mm" fo:border-left="0.02mm solid #000000" fo:border-right="0.02mm solid #000000" fo:border-top="none" fo:border-bottom="0.02mm solid #000000"/>
    </style:style>
    <style:style style:name="P1" style:family="paragraph" style:parent-style-name="Table_20_Heading">
      <style:text-properties fo:font-size="14pt" fo:font-style="normal" fo:font-weight="bold" style:font-size-asian="14pt" style:font-style-asian="normal" style:font-weight-asian="bold" style:font-size-complex="14pt" style:font-style-complex="normal" style:font-weight-complex="bold"/>
    </style:style>
    <style:style style:name="P2" style:family="paragraph" style:parent-style-name="Table_20_Heading">
      <style:text-properties fo:color="#29166f"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Table_20_Heading">
      <style:text-properties fo:font-size="10.5pt" style:font-size-asian="10.5pt" style:font-size-complex="10.5pt"/>
    </style:style>
    <style:style style:name="P4" style:family="paragraph" style:parent-style-name="Table_20_Heading">
      <style:text-properties fo:font-size="10.5pt" fo:font-style="normal" style:font-size-asian="10.5pt" style:font-style-asian="normal" style:font-size-complex="10.5pt" style:font-style-complex="normal"/>
    </style:style>
    <style:style style:name="P5" style:family="paragraph" style:parent-style-name="Table_20_Heading">
      <style:text-properties fo:color="#000000" fo:font-size="8pt" style:font-size-asian="8pt" style:font-size-complex="8pt"/>
    </style:style>
    <style:style style:name="P6" style:family="paragraph" style:parent-style-name="Table_20_Heading">
      <style:paragraph-properties fo:text-align="center" style:justify-single-word="false"/>
      <style:text-properties fo:color="#000000" fo:font-size="8pt" fo:font-style="normal" fo:font-weight="normal" style:font-size-asian="8pt" style:font-style-asian="normal" style:font-weight-asian="normal" style:font-size-complex="8pt" style:font-style-complex="normal" style:font-weight-complex="normal"/>
    </style:style>
    <style:style style:name="P7" style:family="paragraph" style:parent-style-name="Table_20_Heading">
      <style:paragraph-properties fo:text-align="start" style:justify-single-word="false"/>
      <style:text-properties fo:color="#000000" fo:font-size="8pt" fo:font-style="normal" fo:font-weight="normal" style:font-size-asian="8pt" style:font-style-asian="normal" style:font-weight-asian="normal" style:font-size-complex="8pt" style:font-style-complex="normal" style:font-weight-complex="normal"/>
    </style:style>
    <style:style style:name="P8" style:family="paragraph" style:parent-style-name="Table_20_Heading">
      <style:paragraph-properties fo:text-align="center" style:justify-single-word="false"/>
      <style:text-properties fo:color="#000000" fo:font-size="7pt" fo:font-style="normal" fo:font-weight="normal" style:font-size-asian="7pt" style:font-style-asian="normal" style:font-weight-asian="normal" style:font-size-complex="7pt" style:font-style-complex="normal" style:font-weight-complex="normal"/>
    </style:style>
    <style:style style:name="P9" style:family="paragraph" style:parent-style-name="Table_20_Heading">
      <style:paragraph-properties fo:text-align="start" style:justify-single-word="false"/>
      <style:text-properties fo:color="#000000" fo:font-size="7pt" fo:font-style="normal" fo:font-weight="normal" style:font-size-asian="7pt" style:font-style-asian="normal" style:font-weight-asian="normal" style:font-size-complex="7pt" style:font-style-complex="normal" style:font-weight-complex="normal"/>
    </style:style>
    <style:style style:name="P10" style:family="paragraph" style:parent-style-name="Table_20_Heading">
      <style:paragraph-properties fo:text-align="center" style:justify-single-word="false"/>
      <style:text-properties fo:color="#000000" fo:font-size="7pt" fo:font-style="normal" style:text-underline-style="none" fo:font-weight="normal" style:font-size-asian="7pt" style:font-style-asian="normal" style:font-weight-asian="normal" style:font-size-complex="7pt" style:font-style-complex="normal" style:font-weight-complex="normal"/>
    </style:style>
    <style:style style:name="P11" style:family="paragraph" style:parent-style-name="Table_20_Heading">
      <style:paragraph-properties fo:text-align="start" style:justify-single-word="false"/>
      <style:text-properties fo:color="#000000" fo:font-size="7pt" fo:font-style="normal" style:text-underline-style="none" fo:font-weight="normal" style:font-size-asian="7pt" style:font-style-asian="normal" style:font-weight-asian="normal" style:font-size-complex="7pt" style:font-style-complex="normal" style:font-weight-complex="normal"/>
    </style:style>
    <style:style style:name="P12" style:family="paragraph" style:parent-style-name="Table_20_Heading">
      <style:text-properties fo:font-size="8pt" style:font-size-asian="8pt" style:font-size-complex="8pt"/>
    </style:style>
    <style:style style:name="P13" style:family="paragraph" style:parent-style-name="Table_20_Heading">
      <style:paragraph-properties fo:text-align="center" style:justify-single-word="false"/>
      <style:text-properties fo:font-size="8pt" style:font-size-asian="8pt" style:font-size-complex="8pt"/>
    </style:style>
    <style:style style:name="P14" style:family="paragraph" style:parent-style-name="Table_20_Heading">
      <style:text-properties fo:font-size="8pt" fo:font-style="normal" fo:font-weight="bold" style:font-size-asian="8pt" style:font-style-asian="normal" style:font-weight-asian="bold" style:font-size-complex="8pt" style:font-style-complex="normal" style:font-weight-complex="bold"/>
    </style:style>
    <style:style style:name="P15" style:family="paragraph" style:parent-style-name="Table_20_Heading">
      <style:text-properties fo:font-size="8pt" fo:font-style="normal" style:font-size-asian="8pt" style:font-style-asian="normal" style:font-size-complex="8pt" style:font-style-complex="normal"/>
    </style:style>
    <style:style style:name="P16" style:family="paragraph" style:parent-style-name="Table_20_Heading">
      <style:paragraph-properties fo:text-align="start" style:justify-single-word="false"/>
      <style:text-properties fo:font-size="8pt" fo:font-style="normal" style:font-size-asian="8pt" style:font-style-asian="normal" style:font-size-complex="8pt" style:font-style-complex="normal"/>
    </style:style>
    <style:style style:name="P17" style:family="paragraph" style:parent-style-name="Table_20_Heading">
      <style:text-properties fo:font-size="8pt" fo:font-weight="normal" style:font-size-asian="8pt" style:font-weight-asian="normal" style:font-size-complex="8pt" style:font-weight-complex="normal"/>
    </style:style>
    <style:style style:name="P18" style:family="paragraph" style:parent-style-name="Table_20_Heading">
      <style:text-properties fo:font-size="10pt" style:font-size-asian="10pt" style:font-size-complex="10pt"/>
    </style:style>
    <style:style style:name="P19" style:family="paragraph" style:parent-style-name="Table_20_Heading">
      <style:text-properties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able_20_Heading">
      <style:text-properties fo:font-size="10pt" fo:font-style="normal" style:font-size-asian="10pt" style:font-style-asian="normal" style:font-size-complex="10pt" style:font-style-complex="normal"/>
    </style:style>
    <style:style style:name="P21"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Table_20_Heading">
      <style:text-properties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Table_20_Heading">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Table_20_Heading">
      <style:text-properties fo:color="#333366" fo:font-size="18pt" fo:font-style="normal" fo:font-weight="bold" style:font-size-asian="18pt" style:font-style-asian="normal" style:font-weight-asian="bold" style:font-size-complex="18pt" style:font-style-complex="normal" style:font-weight-complex="bold"/>
    </style:style>
    <style:style style:name="P25" style:family="paragraph" style:parent-style-name="Table_20_Heading">
      <style:text-properties fo:color="#333366"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Table_20_Heading">
      <style:paragraph-properties fo:text-align="center" style:justify-single-word="false"/>
      <style:text-properties fo:color="#333366" fo:font-size="9pt" style:font-size-asian="9pt" style:font-size-complex="9pt"/>
    </style:style>
    <style:style style:name="P27" style:family="paragraph" style:parent-style-name="Table_20_Heading">
      <style:text-properties fo:color="#333366" fo:font-size="9pt" fo:font-style="normal" fo:font-weight="bold" style:font-size-asian="9pt" style:font-style-asian="normal" style:font-weight-asian="bold" style:font-size-complex="9pt" style:font-style-complex="normal" style:font-weight-complex="bold"/>
    </style:style>
    <style:style style:name="P28" style:family="paragraph" style:parent-style-name="Table_20_Heading">
      <style:text-properties fo:color="#333366" fo:font-size="10.5pt" style:font-size-asian="10.5pt" style:font-size-complex="10.5pt"/>
    </style:style>
    <style:style style:name="P29" style:family="paragraph" style:parent-style-name="Table_20_Heading">
      <style:text-properties fo:font-size="9pt" fo:font-style="normal" style:font-size-asian="9pt" style:font-style-asian="normal" style:font-size-complex="9pt" style:font-style-complex="normal"/>
    </style:style>
    <style:style style:name="P30" style:family="paragraph" style:parent-style-name="Table_20_Heading">
      <style:text-properties style:font-name="Arial2" fo:font-size="9pt" fo:font-style="normal" style:font-size-asian="9pt" style:font-style-asian="normal" style:font-size-complex="9pt" style:font-style-complex="normal"/>
    </style:style>
    <style:style style:name="P31" style:family="paragraph" style:parent-style-name="Table_20_Heading">
      <style:text-properties style:font-name="Arial2" fo:font-size="10pt" fo:font-style="normal" style:font-size-asian="10pt" style:font-style-asian="normal" style:font-size-complex="10pt" style:font-style-complex="normal"/>
    </style:style>
    <style:style style:name="P32" style:family="paragraph" style:parent-style-name="Table_20_Heading">
      <style:paragraph-properties fo:text-align="center" style:justify-single-word="false"/>
      <style:text-properties style:font-name="Arial2" fo:font-size="10pt" fo:font-style="normal" style:font-size-asian="10pt" style:font-style-asian="normal" style:font-size-complex="10pt" style:font-style-complex="normal"/>
    </style:style>
    <style:style style:name="P33" style:family="paragraph" style:parent-style-name="Table_20_Contents">
      <style:text-properties fo:color="#666666" fo:font-size="8pt" fo:font-style="italic" fo:font-weight="bold" style:font-size-asian="8pt" style:font-style-asian="italic" style:font-weight-asian="bold" style:font-size-complex="8pt" style:font-style-complex="italic" style:font-weight-complex="bold"/>
    </style:style>
    <style:style style:name="P34" style:family="paragraph" style:parent-style-name="Table_20_Contents">
      <style:paragraph-properties fo:text-align="center" style:justify-single-word="false"/>
      <style:text-properties fo:color="#666666" fo:font-size="8pt" fo:font-style="italic" fo:font-weight="bold" style:font-size-asian="8pt" style:font-style-asian="italic" style:font-weight-asian="bold" style:font-size-complex="8pt" style:font-style-complex="italic" style:font-weight-complex="bold"/>
    </style:style>
    <style:style style:name="P35" style:family="paragraph" style:parent-style-name="Table_20_Contents">
      <style:paragraph-properties fo:text-align="center" style:justify-single-word="false"/>
      <style:text-properties fo:color="#666666" fo:font-size="10pt" fo:font-style="italic" fo:font-weight="bold" style:font-size-asian="10pt" style:font-style-asian="italic" style:font-weight-asian="bold" style:font-size-complex="10pt" style:font-style-complex="italic" style:font-weight-complex="bold"/>
    </style:style>
    <style:style style:name="P36" style:family="paragraph" style:parent-style-name="Table_20_Contents">
      <style:paragraph-properties fo:text-align="center" style:justify-single-word="false"/>
      <style:text-properties fo:color="#666666" fo:font-size="9pt" fo:font-style="italic" fo:font-weight="bold" style:font-size-asian="9pt" style:font-style-asian="italic" style:font-weight-asian="bold" style:font-size-complex="9pt" style:font-style-complex="italic" style:font-weight-complex="bold"/>
    </style:style>
    <style:style style:name="P37" style:family="paragraph" style:parent-style-name="Table_20_Contents">
      <style:text-properties fo:font-size="10pt"/>
    </style:style>
    <style:style style:name="P38"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39"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40" style:family="paragraph" style:parent-style-name="Table_20_Contents">
      <style:paragraph-properties fo:text-align="start" style:justify-single-word="false"/>
      <style:text-properties fo:font-size="10pt" style:font-size-asian="10pt" style:font-size-complex="10pt"/>
    </style:style>
    <style:style style:name="P41" style:family="paragraph" style:parent-style-name="Table_20_Contents">
      <style:paragraph-properties fo:text-align="center" style:justify-single-word="false"/>
      <style:text-properties fo:font-size="10pt" fo:font-weight="bold" style:font-weight-asian="bold" style:font-weight-complex="bold"/>
    </style:style>
    <style:style style:name="P42" style:family="paragraph" style:parent-style-name="Table_20_Contents">
      <style:paragraph-properties fo:text-align="center" style:justify-single-word="false"/>
      <style:text-properties fo:font-size="10pt"/>
    </style:style>
    <style:style style:name="P43" style:family="paragraph" style:parent-style-name="Table_20_Contents">
      <style:paragraph-properties fo:text-align="center" style:justify-single-word="false"/>
      <style:text-properties fo:color="#000000" fo:font-style="italic" fo:font-weight="normal" style:font-style-asian="italic" style:font-weight-asian="normal" style:font-style-complex="italic" style:font-weight-complex="normal"/>
    </style:style>
    <style:style style:name="P44" style:family="paragraph" style:parent-style-name="Table_20_Contents">
      <style:text-properties fo:color="#000000" fo:font-size="8pt" fo:font-style="normal" fo:font-weight="normal" style:font-size-asian="8pt" style:font-style-asian="normal" style:font-weight-asian="normal" style:font-size-complex="8pt" style:font-style-complex="normal" style:font-weight-complex="normal"/>
    </style:style>
    <style:style style:name="P45" style:family="paragraph" style:parent-style-name="Table_20_Contents">
      <style:paragraph-properties fo:text-align="center" style:justify-single-word="false"/>
      <style:text-properties fo:color="#000000" fo:font-size="8pt" fo:font-style="normal" fo:font-weight="normal" style:font-size-asian="8pt" style:font-style-asian="normal" style:font-weight-asian="normal" style:font-size-complex="8pt" style:font-style-complex="normal" style:font-weight-complex="normal"/>
    </style:style>
    <style:style style:name="P46" style:family="paragraph" style:parent-style-name="Table_20_Contents">
      <style:paragraph-properties fo:text-align="start" style:justify-single-word="false"/>
      <style:text-properties fo:color="#000000" fo:font-size="8pt" fo:font-style="normal" fo:font-weight="normal" style:font-size-asian="8pt" style:font-style-asian="normal" style:font-weight-asian="normal" style:font-size-complex="8pt" style:font-style-complex="normal" style:font-weight-complex="normal"/>
    </style:style>
    <style:style style:name="P47" style:family="paragraph" style:parent-style-name="Table_20_Contents">
      <style:text-properties fo:color="#000000" fo:font-size="8pt" fo:font-style="normal" fo:font-weight="normal" fo:background-color="transparent" style:font-size-asian="8pt" style:font-style-asian="normal" style:font-weight-asian="normal" style:font-size-complex="8pt" style:font-style-complex="normal" style:font-weight-complex="normal"/>
    </style:style>
    <style:style style:name="P48" style:family="paragraph" style:parent-style-name="Table_20_Contents">
      <style:paragraph-properties fo:text-align="center" style:justify-single-word="false"/>
      <style:text-properties fo:color="#000000" fo:font-size="8pt" fo:font-style="normal" fo:font-weight="normal" fo:background-color="transparent" style:font-size-asian="8pt" style:font-style-asian="normal" style:font-weight-asian="normal" style:font-size-complex="8pt" style:font-style-complex="normal" style:font-weight-complex="normal"/>
    </style:style>
    <style:style style:name="P49" style:family="paragraph" style:parent-style-name="Table_20_Contents">
      <style:text-properties fo:color="#000000" fo:font-size="8pt" fo:font-style="normal" fo:font-weight="bold" style:font-size-asian="8pt" style:font-style-asian="normal" style:font-weight-asian="bold" style:font-size-complex="8pt" style:font-style-complex="normal" style:font-weight-complex="bold"/>
    </style:style>
    <style:style style:name="P50" style:family="paragraph" style:parent-style-name="Table_20_Contents">
      <style:paragraph-properties fo:text-align="center" style:justify-single-word="false"/>
      <style:text-properties fo:color="#000000" fo:font-size="8pt" fo:font-style="normal" fo:font-weight="bold" style:font-size-asian="8pt" style:font-style-asian="normal" style:font-weight-asian="bold" style:font-size-complex="8pt" style:font-style-complex="normal" style:font-weight-complex="bold"/>
    </style:style>
    <style:style style:name="P51" style:family="paragraph" style:parent-style-name="Table_20_Contents">
      <style:paragraph-properties fo:text-align="center" style:justify-single-word="false"/>
      <style:text-properties fo:color="#000000" fo:font-size="8pt" style:font-size-asian="8pt" style:font-size-complex="8pt"/>
    </style:style>
    <style:style style:name="P52" style:family="paragraph" style:parent-style-name="Table_20_Contents">
      <style:text-properties fo:color="#000000" fo:font-size="8pt" fo:font-weight="normal" style:font-size-asian="8pt" style:font-weight-asian="normal" style:font-size-complex="8pt" style:font-weight-complex="normal"/>
    </style:style>
    <style:style style:name="P53" style:family="paragraph" style:parent-style-name="Table_20_Contents">
      <style:paragraph-properties fo:text-align="center" style:justify-single-word="false"/>
      <style:text-properties fo:color="#000000" fo:font-size="8pt" fo:font-weight="normal" style:font-size-asian="8pt" style:font-weight-asian="normal" style:font-size-complex="8pt" style:font-weight-complex="normal"/>
    </style:style>
    <style:style style:name="P54" style:family="paragraph" style:parent-style-name="Table_20_Contents">
      <style:paragraph-properties>
        <style:tab-stops/>
      </style:paragraph-properties>
      <style:text-properties fo:color="#000000" fo:font-size="8pt" fo:font-weight="normal" style:font-size-asian="8pt" style:font-weight-asian="normal" style:font-size-complex="8pt" style:font-weight-complex="normal"/>
    </style:style>
    <style:style style:name="P55" style:family="paragraph" style:parent-style-name="Table_20_Contents">
      <style:paragraph-properties fo:text-align="start" style:justify-single-word="false"/>
      <style:text-properties fo:color="#000000" fo:font-size="8pt" fo:font-weight="bold" style:font-size-asian="8pt" style:font-weight-asian="bold" style:font-size-complex="8pt" style:font-weight-complex="bold"/>
    </style:style>
    <style:style style:name="P56" style:family="paragraph" style:parent-style-name="Table_20_Contents">
      <style:text-properties fo:color="#000000" fo:font-size="8pt" fo:font-style="italic" fo:font-weight="normal" style:font-size-asian="8pt" style:font-style-asian="italic" style:font-weight-asian="normal" style:font-size-complex="8pt" style:font-style-complex="italic" style:font-weight-complex="normal"/>
    </style:style>
    <style:style style:name="P57" style:family="paragraph" style:parent-style-name="Table_20_Contents">
      <style:paragraph-properties fo:text-align="center" style:justify-single-word="false"/>
      <style:text-properties fo:color="#000000" fo:font-size="8pt" fo:font-style="italic" fo:font-weight="normal" style:font-size-asian="8pt" style:font-style-asian="italic" style:font-weight-asian="normal" style:font-size-complex="8pt" style:font-style-complex="italic" style:font-weight-complex="normal"/>
    </style:style>
    <style:style style:name="P58" style:family="paragraph" style:parent-style-name="Table_20_Contents">
      <style:paragraph-properties fo:text-align="center" style:justify-single-word="false"/>
      <style:text-properties fo:color="#000000" fo:font-size="7pt" fo:font-style="normal" fo:font-weight="normal" style:font-size-asian="7pt" style:font-style-asian="normal" style:font-weight-asian="normal" style:font-size-complex="7pt" style:font-style-complex="normal" style:font-weight-complex="normal"/>
    </style:style>
    <style:style style:name="P59" style:family="paragraph" style:parent-style-name="Table_20_Contents">
      <style:paragraph-properties fo:text-align="center" style:justify-single-word="false"/>
      <style:text-properties fo:color="#000000" fo:font-size="7pt" fo:font-style="normal" style:text-underline-style="none" fo:font-weight="normal" style:font-size-asian="7pt" style:font-style-asian="normal" style:font-weight-asian="normal" style:font-size-complex="7pt" style:font-style-complex="normal" style:font-weight-complex="normal"/>
    </style:style>
    <style:style style:name="P60" style:family="paragraph" style:parent-style-name="Table_20_Contents">
      <style:paragraph-properties fo:text-align="center" style:justify-single-word="false"/>
      <style:text-properties fo:color="#000000" fo:font-size="7pt" fo:font-weight="bold" style:font-size-asian="7pt" style:font-weight-asian="bold" style:font-size-complex="7pt" style:font-weight-complex="bold"/>
    </style:style>
    <style:style style:name="P61" style:family="paragraph" style:parent-style-name="Table_20_Contents">
      <style:paragraph-properties fo:text-align="center" style:justify-single-word="false"/>
      <style:text-properties fo:color="#000000" fo:font-size="7pt" style:font-size-asian="7pt" style:font-size-complex="7pt"/>
    </style:style>
    <style:style style:name="P62" style:family="paragraph" style:parent-style-name="Table_20_Contents">
      <style:paragraph-properties fo:text-align="start" style:justify-single-word="false"/>
      <style:text-properties fo:color="#000000" fo:font-size="7pt" style:font-size-asian="7pt" style:font-size-complex="7pt"/>
    </style:style>
    <style:style style:name="P63"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64" style:family="paragraph" style:parent-style-name="Table_20_Contents">
      <style:text-properties fo:font-style="italic" fo:font-weight="bold" style:font-style-asian="italic" style:font-weight-asian="bold" style:font-style-complex="italic" style:font-weight-complex="bold"/>
    </style:style>
    <style:style style:name="P65" style:family="paragraph" style:parent-style-name="Table_20_Contents">
      <style:paragraph-properties fo:text-align="center" style:justify-single-word="false"/>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66" style:family="paragraph" style:parent-style-name="Table_20_Contents">
      <style:text-properties style:use-window-font-color="true" fo:font-size="8pt" fo:font-style="normal" fo:font-weight="normal" fo:background-color="transparent" style:font-size-asian="8pt" style:font-style-asian="normal" style:font-weight-asian="normal" style:font-size-complex="8pt" style:font-style-complex="normal" style:font-weight-complex="normal"/>
    </style:style>
    <style:style style:name="P67" style:family="paragraph" style:parent-style-name="Table_20_Contents">
      <style:paragraph-properties fo:text-align="center" style:justify-single-word="false"/>
      <style:text-properties style:use-window-font-color="true" fo:font-size="8pt" fo:font-style="normal" fo:font-weight="normal" fo:background-color="transparent" style:font-size-asian="8pt" style:font-style-asian="normal" style:font-weight-asian="normal" style:font-size-complex="8pt" style:font-style-complex="normal" style:font-weight-complex="normal"/>
    </style:style>
    <style:style style:name="P68" style:family="paragraph" style:parent-style-name="Table_20_Contents">
      <style:text-properties fo:font-size="8pt" style:font-size-asian="8pt" style:font-size-complex="8pt"/>
    </style:style>
    <style:style style:name="P69" style:family="paragraph" style:parent-style-name="Table_20_Contents">
      <style:paragraph-properties fo:text-align="start" style:justify-single-word="false"/>
      <style:text-properties fo:font-size="8pt" style:font-size-asian="8pt" style:font-size-complex="8pt"/>
    </style:style>
    <style:style style:name="P70" style:family="paragraph" style:parent-style-name="Table_20_Contents">
      <style:paragraph-properties fo:text-align="center" style:justify-single-word="false"/>
      <style:text-properties fo:font-size="8pt" style:font-size-asian="8pt" style:font-size-complex="8pt"/>
    </style:style>
    <style:style style:name="P71"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72" style:family="paragraph" style:parent-style-name="Table_20_Contents">
      <style:text-properties fo:font-size="8pt" fo:font-weight="bold" style:font-size-asian="8pt" style:font-weight-asian="bold" style:font-size-complex="8pt" style:font-weight-complex="bold"/>
    </style:style>
    <style:style style:name="P7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74"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75" style:family="paragraph" style:parent-style-name="Table_20_Contents">
      <style:paragraph-properties fo:text-align="center"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6" style:family="paragraph" style:parent-style-name="Table_20_Contents">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Table_20_Contents">
      <style:text-properties fo:font-size="8pt" fo:font-weight="normal" style:font-size-asian="8pt" style:font-weight-asian="normal" style:font-size-complex="8pt" style:font-weight-complex="normal"/>
    </style:style>
    <style:style style:name="P78"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fo:color="#29166f" fo:font-size="13pt" fo:font-style="italic" fo:font-weight="bold" style:font-size-asian="13pt" style:font-style-asian="italic" style:font-weight-asian="bold" style:font-size-complex="13pt" style:font-style-complex="italic" style:font-weight-complex="bold"/>
    </style:style>
    <style:style style:name="P81" style:family="paragraph" style:parent-style-name="Table_20_Contents">
      <style:paragraph-properties fo:text-align="center" style:justify-single-word="false"/>
      <style:text-properties fo:color="#29166f" fo:font-size="8pt" fo:font-style="italic" fo:font-weight="bold" style:font-size-asian="8pt" style:font-style-asian="italic" style:font-weight-asian="bold" style:font-size-complex="8pt" style:font-style-complex="italic" style:font-weight-complex="bold"/>
    </style:style>
    <style:style style:name="P82" style:family="paragraph" style:parent-style-name="Table_20_Contents">
      <style:paragraph-properties fo:text-align="justify" style:justify-single-word="false"/>
      <style:text-properties fo:font-style="normal" style:font-style-asian="normal" style:font-style-complex="normal"/>
    </style:style>
    <style:style style:name="P83" style:family="paragraph" style:parent-style-name="Table_20_Contents">
      <style:text-properties fo:font-size="9pt" style:font-size-asian="9pt" style:font-size-complex="9pt"/>
    </style:style>
    <style:style style:name="P84" style:family="paragraph" style:parent-style-name="Table_20_Contents">
      <style:paragraph-properties fo:text-align="center" style:justify-single-word="false"/>
      <style:text-properties fo:font-size="9pt" style:font-size-asian="9pt" style:font-size-complex="9pt"/>
    </style:style>
    <style:style style:name="P85" style:family="paragraph" style:parent-style-name="Table_20_Contents">
      <style:paragraph-properties fo:text-align="start" style:justify-single-word="false"/>
      <style:text-properties fo:font-size="9pt" style:font-size-asian="9pt" style:font-size-complex="9pt"/>
    </style:style>
    <style:style style:name="P86" style:family="paragraph" style:parent-style-name="Table_20_Contents">
      <style:text-properties fo:font-size="9pt" fo:font-weight="bold" style:font-size-asian="9pt" style:font-weight-asian="bold" style:font-size-complex="9pt" style:font-weight-complex="bold"/>
    </style:style>
    <style:style style:name="P8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88" style:family="paragraph" style:parent-style-name="Table_20_Contents">
      <style:text-properties fo:font-size="9pt" fo:font-style="italic" style:font-size-asian="9pt" style:font-style-asian="italic" style:font-size-complex="9pt" style:font-style-complex="italic"/>
    </style:style>
    <style:style style:name="P89" style:family="paragraph" style:parent-style-name="Table_20_Contents">
      <style:text-properties fo:font-size="9pt" fo:font-style="normal" style:font-size-asian="9pt" style:font-style-asian="normal" style:font-size-complex="9pt" style:font-style-complex="normal"/>
    </style:style>
    <style:style style:name="P90" style:family="paragraph" style:parent-style-name="Table_20_Contents">
      <style:text-properties style:font-name="Thorndale" fo:font-size="8pt" style:font-size-asian="8pt" style:font-size-complex="8pt"/>
    </style:style>
    <style:style style:name="P91" style:family="paragraph" style:parent-style-name="Table_20_Contents">
      <style:paragraph-properties fo:text-align="center" style:justify-single-word="false"/>
      <style:text-properties style:font-name="Thorndale" fo:font-size="8pt" style:font-size-asian="8pt" style:font-size-complex="8pt"/>
    </style:style>
    <style:style style:name="P92" style:family="paragraph" style:parent-style-name="Table_20_Contents">
      <style:paragraph-properties fo:text-align="center" style:justify-single-word="false"/>
      <style:text-properties style:font-name="Thorndale" fo:font-size="8pt" fo:font-weight="normal" style:font-size-asian="8pt" style:font-weight-asian="normal" style:font-size-complex="8pt" style:font-weight-complex="normal"/>
    </style:style>
    <style:style style:name="P93" style:family="paragraph" style:parent-style-name="Table_20_Contents">
      <style:paragraph-properties fo:text-align="center" style:justify-single-word="false"/>
      <style:text-properties style:font-name="Thorndale" fo:font-size="8pt" fo:font-weight="bold" style:font-size-asian="8pt" style:font-weight-asian="bold" style:font-size-complex="8pt" style:font-weight-complex="bold"/>
    </style:style>
    <style:style style:name="P94" style:family="paragraph" style:parent-style-name="Table_20_Contents">
      <style:text-properties fo:color="#ff0000" style:font-name="Thorndale" fo:font-size="8pt" style:font-size-asian="8pt" style:font-size-complex="8pt"/>
    </style:style>
    <style:style style:name="P95" style:family="paragraph" style:parent-style-name="Table_20_Contents">
      <style:text-properties fo:color="#ff0000" style:font-name="Arial2" fo:font-size="8pt" style:font-size-asian="8pt" style:font-size-complex="8pt"/>
    </style:style>
    <style:style style:name="P96" style:family="paragraph" style:parent-style-name="Table_20_Contents">
      <style:text-properties fo:color="#333366" fo:font-size="8pt" fo:font-weight="bold" style:font-size-asian="8pt" style:font-weight-asian="bold" style:font-size-complex="8pt" style:font-weight-complex="bold"/>
    </style:style>
    <style:style style:name="P97" style:family="paragraph" style:parent-style-name="Table_20_Contents">
      <style:paragraph-properties fo:text-align="center" style:justify-single-word="false"/>
      <style:text-properties fo:color="#333366" fo:font-size="8pt" fo:font-weight="bold" style:font-size-asian="8pt" style:font-weight-asian="bold" style:font-size-complex="8pt" style:font-weight-complex="bold"/>
    </style:style>
    <style:style style:name="P98" style:family="paragraph" style:parent-style-name="Table_20_Contents">
      <style:paragraph-properties fo:text-align="center" style:justify-single-word="false"/>
      <style:text-properties fo:color="#333366" fo:font-size="8pt" fo:font-style="normal" fo:font-weight="bold" style:font-size-asian="8pt" style:font-style-asian="normal" style:font-weight-asian="bold" style:font-size-complex="8pt" style:font-style-complex="normal" style:font-weight-complex="bold"/>
    </style:style>
    <style:style style:name="P99" style:family="paragraph" style:parent-style-name="Table_20_Contents">
      <style:paragraph-properties fo:text-align="start" style:justify-single-word="false"/>
      <style:text-properties fo:color="#333366" fo:font-size="8pt" fo:font-style="normal" fo:font-weight="bold" style:font-size-asian="8pt" style:font-style-asian="normal" style:font-weight-asian="bold" style:font-size-complex="8pt" style:font-style-complex="normal" style:font-weight-complex="bold"/>
    </style:style>
    <style:style style:name="P100" style:family="paragraph" style:parent-style-name="Table_20_Contents">
      <style:text-properties fo:color="#333366" fo:font-size="8pt" fo:font-style="normal" fo:font-weight="normal" style:font-size-asian="8pt" style:font-style-asian="normal" style:font-weight-asian="normal" style:font-size-complex="8pt" style:font-style-complex="normal" style:font-weight-complex="normal"/>
    </style:style>
    <style:style style:name="P101" style:family="paragraph" style:parent-style-name="Table_20_Contents">
      <style:text-properties fo:color="#333366" fo:font-size="8pt" fo:font-weight="normal" style:font-size-asian="8pt" style:font-weight-asian="normal" style:font-size-complex="8pt" style:font-weight-complex="normal"/>
    </style:style>
    <style:style style:name="P102" style:family="paragraph" style:parent-style-name="Table_20_Contents">
      <style:paragraph-properties fo:text-align="center" style:justify-single-word="false"/>
      <style:text-properties fo:color="#333366" fo:font-size="8pt" fo:font-weight="normal" style:font-size-asian="8pt" style:font-weight-asian="normal" style:font-size-complex="8pt" style:font-weight-complex="normal"/>
    </style:style>
    <style:style style:name="P103" style:family="paragraph" style:parent-style-name="Table_20_Contents">
      <style:text-properties fo:color="#333366" fo:font-size="10pt" fo:font-style="italic" fo:font-weight="bold" style:font-style-asian="italic" style:font-weight-asian="bold" style:font-style-complex="italic" style:font-weight-complex="bold"/>
    </style:style>
    <style:style style:name="P104" style:family="paragraph" style:parent-style-name="Table_20_Contents">
      <style:paragraph-properties fo:text-align="center" style:justify-single-word="false"/>
      <style:text-properties fo:color="#333366" fo:font-size="10pt" fo:font-style="italic" fo:font-weight="bold" style:font-style-asian="italic" style:font-weight-asian="bold" style:font-style-complex="italic" style:font-weight-complex="bold"/>
    </style:style>
    <style:style style:name="P105" style:family="paragraph" style:parent-style-name="Table_20_Contents">
      <style:text-properties fo:color="#333366" fo:font-size="9pt" fo:font-weight="bold" style:font-size-asian="9pt" style:font-weight-asian="bold" style:font-size-complex="9pt" style:font-weight-complex="bold"/>
    </style:style>
    <style:style style:name="P106" style:family="paragraph" style:parent-style-name="Table_20_Contents">
      <style:paragraph-properties fo:text-align="center" style:justify-single-word="false"/>
      <style:text-properties fo:color="#333366" fo:font-size="9pt" fo:font-weight="bold" style:font-size-asian="9pt" style:font-weight-asian="bold" style:font-size-complex="9pt" style:font-weight-complex="bold"/>
    </style:style>
    <style:style style:name="P107" style:family="paragraph" style:parent-style-name="Table_20_Contents">
      <style:paragraph-properties fo:text-align="start" style:justify-single-word="false"/>
      <style:text-properties fo:color="#333366" fo:font-size="9pt" fo:font-weight="bold" style:font-size-asian="9pt" style:font-weight-asian="bold" style:font-size-complex="9pt" style:font-weight-complex="bold"/>
    </style:style>
    <style:style style:name="P108" style:family="paragraph" style:parent-style-name="Table_20_Contents">
      <style:paragraph-properties fo:text-align="center" style:justify-single-word="false"/>
      <style:text-properties fo:color="#333366" fo:font-size="28pt" fo:font-weight="bold" style:font-size-asian="28pt" style:font-weight-asian="bold" style:font-size-complex="28pt" style:font-weight-complex="bold"/>
    </style:style>
    <style:style style:name="P109" style:family="paragraph" style:parent-style-name="Table_20_Contents">
      <style:text-properties fo:font-size="7pt" style:font-size-asian="7pt" style:font-size-complex="7pt"/>
    </style:style>
    <style:style style:name="P110" style:family="paragraph" style:parent-style-name="Table_20_Contents">
      <style:paragraph-properties fo:text-align="center" style:justify-single-word="false"/>
      <style:text-properties fo:font-size="7pt" style:font-size-asian="7pt" style:font-size-complex="7pt"/>
    </style:style>
    <style:style style:name="P111" style:family="paragraph" style:parent-style-name="Table_20_Contents">
      <style:paragraph-properties fo:text-align="start" style:justify-single-word="false"/>
    </style:style>
    <style:style style:name="P112" style:family="paragraph" style:parent-style-name="Table_20_Contents">
      <style:paragraph-properties fo:text-align="center" style:justify-single-word="false"/>
      <style:text-properties fo:font-size="2pt" style:font-size-asian="2pt" style:font-size-complex="2pt"/>
    </style:style>
    <style:style style:name="P113" style:family="paragraph" style:parent-style-name="Table_20_Contents">
      <style:text-properties fo:font-size="2pt" fo:font-weight="bold" style:font-size-asian="2pt" style:font-weight-asian="bold" style:font-size-complex="2pt" style:font-weight-complex="bold"/>
    </style:style>
    <style:style style:name="P114" style:family="paragraph" style:parent-style-name="Table_20_Contents">
      <style:text-properties fo:font-size="12pt" style:font-size-asian="12pt" style:font-size-complex="12pt"/>
    </style:style>
    <style:style style:name="P115" style:family="paragraph" style:parent-style-name="Table_20_Contents">
      <style:text-properties style:font-name="Arial2" fo:font-size="8pt" style:font-size-asian="8pt" style:font-size-complex="8pt"/>
    </style:style>
    <style:style style:name="P116" style:family="paragraph" style:parent-style-name="Table_20_Contents">
      <style:paragraph-properties fo:text-align="center" style:justify-single-word="false"/>
      <style:text-properties style:font-name="Arial2" fo:font-size="8pt" style:font-size-asian="8pt" style:font-size-complex="8pt"/>
    </style:style>
    <style:style style:name="P117" style:family="paragraph" style:parent-style-name="Table_20_Contents">
      <style:paragraph-properties fo:text-align="center" style:justify-single-word="false"/>
      <style:text-properties style:font-name="Arial2" fo:font-size="8pt" fo:font-weight="normal" style:font-size-asian="8pt" style:font-weight-asian="normal" style:font-size-complex="8pt" style:font-weight-complex="normal"/>
    </style:style>
    <style:style style:name="P118" style:family="paragraph" style:parent-style-name="Table_20_Contents">
      <style:paragraph-properties fo:text-align="center" style:justify-single-word="false"/>
      <style:text-properties style:font-name="Arial2" fo:font-size="8pt" fo:font-weight="bold" style:font-size-asian="8pt" style:font-weight-asian="bold" style:font-size-complex="8pt" style:font-weight-complex="bold"/>
    </style:style>
    <style:style style:name="P119" style:family="paragraph" style:parent-style-name="Table_20_Contents">
      <style:paragraph-properties fo:text-align="center" style:justify-single-word="false"/>
      <style:text-properties style:font-name="Arial2" fo:font-size="10pt" fo:font-weight="bold"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style:font-name="Arial2" fo:font-size="12pt" fo:font-weight="bold" style:font-size-asian="12pt" style:font-weight-asian="bold" style:font-size-complex="12pt" style:font-weight-complex="bold"/>
    </style:style>
    <style:style style:name="P121" style:family="paragraph" style:parent-style-name="Footer">
      <style:paragraph-properties fo:text-align="center" style:justify-single-word="false"/>
    </style:style>
    <style:style style:name="P122" style:family="paragraph" style:parent-style-name="Footer">
      <style:paragraph-properties fo:text-align="center" style:justify-single-word="false"/>
      <style:text-properties fo:font-size="10pt" style:font-size-asian="10pt" style:font-size-complex="10pt"/>
    </style:style>
    <style:style style:name="P123" style:family="paragraph" style:parent-style-name="Footer">
      <style:paragraph-properties fo:text-align="center" style:justify-single-word="false"/>
      <style:text-properties fo:font-size="8pt" style:font-size-asian="8pt" style:font-size-complex="8pt"/>
    </style:style>
    <style:style style:name="P124" style:family="paragraph" style:parent-style-name="Standard">
      <style:paragraph-properties fo:text-align="center" style:justify-single-word="false" style:snap-to-layout-grid="false"/>
      <style:text-properties fo:font-size="10pt" style:font-size-asian="10pt" style:font-size-complex="10pt"/>
    </style:style>
    <style:style style:name="P125"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126" style:family="paragraph" style:parent-style-name="Standard">
      <style:text-properties fo:font-size="10.5pt" style:font-size-asian="10.5pt" style:font-size-complex="10.5pt"/>
    </style:style>
    <style:style style:name="P127" style:family="paragraph" style:parent-style-name="Standard">
      <style:text-properties fo:font-size="8pt" style:font-size-asian="8pt" style:font-size-complex="8pt"/>
    </style:style>
    <style:style style:name="P128" style:family="paragraph" style:parent-style-name="Standard">
      <style:text-properties fo:font-size="8pt" style:text-underline-style="solid" style:text-underline-type="double" style:text-underline-width="auto" style:text-underline-color="font-color" style:font-size-asian="8pt" style:font-size-complex="8pt"/>
    </style:style>
    <style:style style:name="P129" style:family="paragraph" style:parent-style-name="Standard">
      <style:text-properties fo:color="#000000" fo:font-size="8pt" fo:font-style="normal" fo:font-weight="normal" style:font-size-asian="8pt" style:font-style-asian="normal" style:font-weight-asian="normal" style:font-size-complex="8pt" style:font-style-complex="normal" style:font-weight-complex="normal"/>
    </style:style>
    <style:style style:name="P130" style:family="paragraph" style:parent-style-name="Standard">
      <style:text-properties fo:color="#000000" fo:font-size="8pt" fo:font-weight="normal" style:font-size-asian="8pt" style:font-weight-asian="normal" style:font-size-complex="8pt" style:font-weight-complex="normal"/>
    </style:style>
    <style:style style:name="P131" style:family="paragraph" style:parent-style-name="Standard">
      <style:text-properties fo:color="#000000" fo:font-size="10pt" fo:font-style="normal" fo:font-weight="normal"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1.32mm" fo:margin-right="0.09mm" fo:text-align="start" style:justify-single-word="false" fo:text-indent="0mm" style:auto-text-indent="false"/>
      <style:text-properties fo:font-size="10pt" fo:font-style="italic" style:font-size-asian="10pt" style:font-style-asian="italic" style:font-size-complex="10pt" style:font-style-complex="italic"/>
    </style:style>
    <style:style style:name="P133" style:family="paragraph" style:parent-style-name="Standard">
      <style:paragraph-properties fo:break-before="page"/>
      <style:text-properties fo:font-size="10pt" fo:font-style="italic" style:text-underline-style="solid" style:text-underline-width="auto" style:text-underline-color="font-color" style:font-size-asian="10pt" style:font-style-asian="italic" style:font-size-complex="10pt" style:font-style-complex="italic"/>
    </style:style>
    <style:style style:name="P134" style:family="paragraph" style:parent-style-name="Text_20_body_20_indent_5f_1">
      <style:paragraph-properties fo:margin-left="0mm" fo:margin-right="0mm" fo:text-indent="0mm" style:auto-text-indent="false"/>
    </style:style>
    <style:style style:name="P135" style:family="paragraph" style:parent-style-name="Text_20_body_20_indent_5f_2">
      <style:paragraph-properties fo:margin-left="0mm" fo:margin-right="0mm" fo:text-indent="0mm" style:auto-text-indent="false"/>
    </style:style>
    <style:style style:name="P136" style:family="paragraph" style:parent-style-name="Text_20_body_20_indent_5f_2">
      <style:paragraph-properties fo:margin-left="0mm" fo:margin-right="0mm" fo:text-align="center" style:justify-single-word="false" fo:text-indent="0mm" style:auto-text-indent="false"/>
      <style:text-properties fo:font-size="10pt" fo:font-weight="bold" style:font-weight-asian="bold" style:font-weight-complex="bold"/>
    </style:style>
    <style:style style:name="P137" style:family="paragraph" style:parent-style-name="Text_20_body_20_indent_5f_2">
      <style:paragraph-properties fo:margin-left="0mm" fo:margin-right="0mm" fo:text-indent="0mm" style:auto-text-indent="false"/>
      <style:text-properties fo:font-size="10pt" style:font-size-asian="10pt" style:font-size-complex="10pt"/>
    </style:style>
    <style:style style:name="P138" style:family="paragraph" style:parent-style-name="Text_20_body_20_indent_5f_2">
      <style:paragraph-properties fo:margin-left="0mm" fo:margin-right="0mm" fo:text-indent="0mm" style:auto-text-indent="false"/>
      <style:text-properties fo:color="#000000" style:font-name="TimesNewRomanPSMT" fo:font-size="10pt" fo:font-style="italic" style:font-name-asian="TimesNewRomanPSMT" style:font-size-asian="10pt" style:font-style-asian="italic" style:font-name-complex="TimesNewRomanPSMT" style:font-size-complex="10pt" style:font-style-complex="italic"/>
    </style:style>
    <style:style style:name="P139" style:family="paragraph" style:parent-style-name="Text_20_body_20_indent_5f_2">
      <style:paragraph-properties fo:margin-left="0mm" fo:margin-right="0mm" fo:text-indent="0mm" style:auto-text-indent="false"/>
      <style:text-properties fo:font-size="9pt" style:font-size-asian="9pt" style:font-size-complex="9pt"/>
    </style:style>
    <style:style style:name="P140" style:family="paragraph" style:parent-style-name="Table">
      <style:paragraph-properties fo:margin-left="0mm" fo:margin-right="0mm" fo:text-indent="0mm" style:auto-text-indent="false"/>
    </style:style>
    <style:style style:name="P141" style:family="paragraph" style:parent-style-name="Table">
      <style:paragraph-properties fo:margin-left="0mm" fo:margin-right="0mm" fo:text-indent="0mm" style:auto-text-indent="false"/>
      <style:text-properties fo:color="#000000" fo:font-size="8pt" fo:font-style="italic" fo:font-weight="normal" style:font-size-asian="8pt" style:font-style-asian="italic" style:font-weight-asian="normal" style:font-size-complex="8pt" style:font-style-complex="italic" style:font-weight-complex="normal"/>
    </style:style>
    <style:style style:name="P142" style:family="paragraph" style:parent-style-name="Table">
      <style:paragraph-properties fo:margin-left="0mm" fo:margin-right="0mm" fo:text-align="start" style:justify-single-word="false" fo:text-indent="0mm" style:auto-text-indent="false"/>
      <style:text-properties fo:color="#000000" fo:font-size="8pt" fo:font-style="italic" fo:font-weight="normal" style:font-size-asian="8pt" style:font-style-asian="italic" style:font-weight-asian="normal" style:font-size-complex="8pt" style:font-style-complex="italic" style:font-weight-complex="normal"/>
    </style:style>
    <style:style style:name="P143" style:family="paragraph" style:parent-style-name="Table">
      <style:paragraph-properties fo:margin-left="0mm" fo:margin-right="0mm" fo:text-indent="0mm" style:auto-text-indent="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144" style:family="paragraph" style:parent-style-name="Table">
      <style:paragraph-properties fo:margin-left="0mm" fo:margin-right="0mm" fo:text-indent="0mm" style:auto-text-indent="false">
        <style:tab-stops>
          <style:tab-stop style:position="112.45mm"/>
        </style:tab-stops>
      </style:paragraph-properties>
    </style:style>
    <style:style style:name="P145" style:family="paragraph" style:parent-style-name="Table">
      <style:paragraph-properties fo:margin-left="0mm" fo:margin-right="0mm" fo:text-indent="0mm" style:auto-text-indent="false">
        <style:tab-stops>
          <style:tab-stop style:position="112.45mm"/>
        </style:tab-stops>
      </style:paragraph-properties>
      <style:text-properties fo:font-size="9pt" style:font-size-asian="9pt" style:font-size-complex="9pt"/>
    </style:style>
    <style:style style:name="P146" style:family="paragraph" style:parent-style-name="Standard">
      <style:paragraph-properties fo:margin-left="0mm" fo:margin-right="0mm" fo:text-indent="0mm" style:auto-text-indent="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147" style:family="paragraph" style:parent-style-name="Standard">
      <style:paragraph-properties fo:margin-left="0mm" fo:margin-right="0mm" fo:text-indent="0mm" style:auto-text-indent="false">
        <style:tab-stops/>
      </style:paragraph-properties>
      <style:text-properties fo:color="#000000" fo:font-size="10pt" fo:font-style="normal" fo:font-weight="normal" style:font-size-asian="10pt" style:font-style-asian="normal" style:font-weight-asian="normal" style:font-size-complex="10pt" style:font-style-complex="normal" style:font-weight-complex="normal"/>
    </style:style>
    <style:style style:name="P148" style:family="paragraph" style:parent-style-name="Standard">
      <style:paragraph-properties fo:margin-left="0mm" fo:margin-right="0mm" fo:text-indent="0mm" style:auto-text-indent="false">
        <style:tab-stops>
          <style:tab-stop style:position="112.45mm"/>
        </style:tab-stops>
      </style:paragraph-properties>
    </style:style>
    <style:style style:name="P149" style:family="paragraph" style:parent-style-name="Text_20_body_20_indent">
      <style:paragraph-properties fo:margin-left="0mm" fo:margin-right="0mm" fo:text-indent="0mm" style:auto-text-indent="false"/>
    </style:style>
    <style:style style:name="P150" style:family="paragraph" style:parent-style-name="Text_20_body">
      <style:paragraph-properties fo:margin-left="0mm" fo:margin-right="0mm" fo:text-indent="0mm" style:auto-text-indent="false"/>
    </style:style>
    <style:style style:name="P151" style:family="paragraph" style:parent-style-name="Text_20_body">
      <style:paragraph-properties fo:margin-left="0mm" fo:margin-right="0mm" fo:text-indent="0mm" style:auto-text-indent="false">
        <style:tab-stops/>
      </style:paragraph-properties>
    </style:style>
    <style:style style:name="P152" style:family="paragraph" style:parent-style-name="Text_5f_Body_5f_Joel_5f_1">
      <style:text-properties fo:font-size="9pt" style:font-size-asian="9pt" style:font-size-complex="9pt"/>
    </style:style>
    <style:style style:name="P153" style:family="paragraph" style:parent-style-name="Text_5f_Body_5f_Joel_5f_1">
      <style:text-properties fo:color="#000080" fo:font-size="10.5pt" style:font-size-asian="10.5pt" style:font-size-complex="10.5pt"/>
    </style:style>
    <style:style style:name="P154" style:family="paragraph" style:parent-style-name="Text_20_body_20_indent_5f_1">
      <style:paragraph-properties fo:margin-left="9.88mm" fo:margin-right="0mm" fo:text-indent="0mm" style:auto-text-indent="false"/>
    </style:style>
    <style:style style:name="P155" style:family="paragraph" style:parent-style-name="Table">
      <style:paragraph-properties fo:margin-left="9.53mm" fo:margin-right="0mm" fo:text-indent="0mm" style:auto-text-indent="false"/>
    </style:style>
    <style:style style:name="P156" style:family="paragraph" style:parent-style-name="Text_20_body_20_indent_5f_2">
      <style:text-properties fo:color="#000000" fo:font-size="10pt" fo:font-style="normal" fo:font-weight="normal" style:font-size-asian="10pt" style:font-style-asian="normal" style:font-weight-asian="normal" style:font-size-complex="10pt" style:font-style-complex="normal" style:font-weight-complex="normal"/>
    </style:style>
    <style:style style:name="P157" style:family="paragraph" style:parent-style-name="Text_20_body_20_indent_5f_2">
      <style:text-properties fo:font-weight="bold" style:font-weight-asian="bold" style:font-weight-complex="bold"/>
    </style:style>
    <style:style style:name="P158" style:family="paragraph" style:parent-style-name="Text_20_body_20_indent_5f_2">
      <style:text-properties fo:font-size="10pt" style:font-size-asian="10pt" style:font-size-complex="10pt"/>
    </style:style>
    <style:style style:name="P159" style:family="paragraph" style:parent-style-name="Text_20_body_20_indent_5f_2">
      <style:text-properties fo:font-size="10pt" fo:font-style="normal" style:font-size-asian="10pt" style:font-style-asian="normal" style:font-size-complex="10pt" style:font-style-complex="normal"/>
    </style:style>
    <style:style style:name="P160" style:family="paragraph" style:parent-style-name="Text_20_body_20_indent_5f_2">
      <style:text-properties fo:font-weight="normal" style:font-weight-asian="normal" style:font-weight-complex="normal"/>
    </style:style>
    <style:style style:name="P161" style:family="paragraph" style:parent-style-name="Text_20_body_20_indent_5f_2">
      <style:paragraph-properties>
        <style:tab-stops>
          <style:tab-stop style:position="0.21mm"/>
        </style:tab-stops>
      </style:paragraph-properties>
    </style:style>
    <style:style style:name="P162" style:family="paragraph" style:parent-style-name="Text_20_body_20_indent_5f_2">
      <style:text-properties fo:font-size="8pt" fo:font-style="italic" style:font-size-asian="8pt" style:font-style-asian="italic" style:font-size-complex="8pt" style:font-style-complex="italic"/>
    </style:style>
    <style:style style:name="P163" style:family="paragraph" style:parent-style-name="Text_20_body">
      <style:text-properties fo:font-size="9pt" style:font-size-asian="9pt" style:font-size-complex="9pt"/>
    </style:style>
    <style:style style:name="P164" style:family="paragraph" style:parent-style-name="Text_20_body">
      <style:text-properties fo:font-size="8pt" style:font-size-asian="8pt" style:font-size-complex="8pt"/>
    </style:style>
    <style:style style:name="P165" style:family="paragraph" style:parent-style-name="Text_20_body">
      <style:text-properties fo:font-size="8pt" style:text-underline-style="solid" style:text-underline-type="double" style:text-underline-width="auto" style:text-underline-color="font-color" style:font-size-asian="8pt" style:font-size-complex="8pt"/>
    </style:style>
    <style:style style:name="P166" style:family="paragraph" style:parent-style-name="Text_20_body">
      <style:text-properties fo:font-size="6pt" style:font-size-asian="6pt" style:font-size-complex="6pt"/>
    </style:style>
    <style:style style:name="P167" style:family="paragraph" style:parent-style-name="Table_20_Contents">
      <style:paragraph-properties fo:margin-left="12.51mm" fo:margin-right="0mm"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168" style:family="paragraph" style:parent-style-name="Table_20_Contents">
      <style:paragraph-properties fo:margin-left="5.27mm" fo:margin-right="-0.02mm" fo:text-align="start" style:justify-single-word="false" fo:text-indent="0m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169" style:family="paragraph" style:parent-style-name="Table">
      <style:text-properties fo:font-size="8pt" style:font-size-asian="8pt" style:font-size-complex="8pt"/>
    </style:style>
    <style:style style:name="P170" style:family="paragraph" style:parent-style-name="Table">
      <style:text-properties fo:color="#000000" fo:font-size="8pt" fo:font-style="normal" fo:font-weight="normal" style:font-size-asian="8pt" style:font-style-asian="normal" style:font-weight-asian="normal" style:font-size-complex="8pt" style:font-style-complex="normal" style:font-weight-complex="normal"/>
    </style:style>
    <style:style style:name="P171" style:family="paragraph" style:parent-style-name="Table">
      <style:text-properties fo:color="#000000" fo:font-size="8pt" fo:font-style="italic" fo:font-weight="normal" style:font-size-asian="8pt" style:font-style-asian="italic" style:font-weight-asian="normal" style:font-size-complex="8pt" style:font-style-complex="italic" style:font-weight-complex="normal"/>
    </style:style>
    <style:style style:name="P172" style:family="paragraph" style:parent-style-name="Text_20_body_20_indent_5f_2">
      <style:paragraph-properties fo:margin-left="27.52mm" fo:margin-right="0mm" fo:text-indent="-12.52mm" style:auto-text-indent="false">
        <style:tab-stops/>
      </style:paragraph-properties>
    </style:style>
    <style:style style:name="P173" style:family="paragraph" style:parent-style-name="Text_20_body_20_indent_5f_2">
      <style:paragraph-properties fo:margin-left="27.52mm" fo:margin-right="0mm" fo:text-indent="-12.52mm" style:auto-text-indent="false">
        <style:tab-stops/>
      </style:paragraph-properties>
      <style:text-properties fo:font-weight="bold" style:font-weight-asian="bold" style:font-weight-complex="bold"/>
    </style:style>
    <style:style style:name="P174" style:family="paragraph" style:parent-style-name="Table">
      <style:paragraph-properties fo:margin-left="9.7mm" fo:margin-right="0mm" fo:text-indent="0mm" style:auto-text-indent="false"/>
    </style:style>
    <style:style style:name="P175" style:family="paragraph" style:parent-style-name="Table">
      <style:paragraph-properties fo:margin-left="14.99mm" fo:margin-right="0mm" fo:text-indent="0mm" style:auto-text-indent="false"/>
    </style:style>
    <style:style style:name="P176" style:family="paragraph" style:parent-style-name="Table">
      <style:paragraph-properties fo:margin-left="14.99mm" fo:margin-right="0mm" fo:text-indent="0mm" style:auto-text-indent="false">
        <style:tab-stops>
          <style:tab-stop style:position="112.45mm"/>
        </style:tab-stops>
      </style:paragraph-properties>
    </style:style>
    <style:style style:name="P177" style:family="paragraph" style:parent-style-name="Table">
      <style:paragraph-properties fo:margin-left="14.99mm" fo:margin-right="0mm" fo:text-indent="0mm" style:auto-text-indent="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178" style:family="paragraph" style:parent-style-name="Text_20_body_20_indent_5f_1">
      <style:paragraph-properties fo:margin-left="14.99mm" fo:margin-right="0mm" fo:text-indent="0mm" style:auto-text-indent="false"/>
    </style:style>
    <style:style style:name="P179" style:family="paragraph" style:parent-style-name="Text_20_body_20_indent_5f_2">
      <style:paragraph-properties fo:margin-left="14.99mm" fo:margin-right="0mm" fo:text-indent="0mm" style:auto-text-indent="false"/>
    </style:style>
    <style:style style:name="P180" style:family="paragraph" style:parent-style-name="Table">
      <style:paragraph-properties fo:margin-left="14.92mm" fo:margin-right="0mm" fo:text-indent="0mm" style:auto-text-indent="false"/>
    </style:style>
    <style:style style:name="P181" style:family="paragraph" style:parent-style-name="Table_20_Contents">
      <style:paragraph-properties fo:margin-left="7.34mm" fo:margin-right="-0.02mm"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182" style:family="paragraph" style:parent-style-name="Table_20_Contents">
      <style:paragraph-properties fo:margin-left="3.37mm" fo:margin-right="-0.02mm" fo:text-align="start" style:justify-single-word="false"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183" style:family="paragraph" style:parent-style-name="Table_20_Contents">
      <style:paragraph-properties fo:margin-left="3.37mm" fo:margin-right="-0.02mm" fo:text-indent="0mm" style:auto-text-indent="false"/>
      <style:text-properties fo:font-size="8pt" style:font-size-asian="8pt" style:font-size-complex="8pt"/>
    </style:style>
    <style:style style:name="P184" style:family="paragraph" style:parent-style-name="Table_20_Contents">
      <style:paragraph-properties fo:margin-left="3mm" fo:margin-right="-0.02mm"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185" style:family="paragraph" style:parent-style-name="Table_20_Contents">
      <style:paragraph-properties fo:margin-left="10.57mm" fo:margin-right="-0.02mm" fo:text-indent="-7.94mm" style:auto-text-indent="false">
        <style:tab-stops/>
      </style:paragraph-properties>
      <style:text-properties fo:color="#000000" fo:font-size="8pt" fo:font-style="normal" fo:font-weight="normal" style:font-size-asian="8pt" style:font-style-asian="normal" style:font-weight-asian="normal" style:font-size-complex="8pt" style:font-style-complex="normal" style:font-weight-complex="normal"/>
    </style:style>
    <style:style style:name="P186" style:family="paragraph" style:parent-style-name="Table_20_Contents">
      <style:paragraph-properties fo:margin-left="7.16mm" fo:margin-right="-0.02mm" fo:text-indent="-7.57mm" style:auto-text-indent="false">
        <style:tab-stops/>
      </style:paragraph-properties>
      <style:text-properties fo:color="#000000" fo:font-size="8pt" fo:font-style="italic" fo:font-weight="normal" style:font-size-asian="8pt" style:font-style-asian="italic" style:font-weight-asian="normal" style:font-size-complex="8pt" style:font-style-complex="italic" style:font-weight-complex="normal"/>
    </style:style>
    <style:style style:name="P187" style:family="paragraph" style:parent-style-name="Table_20_Contents">
      <style:paragraph-properties fo:margin-left="0mm" fo:margin-right="-0.02mm"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188" style:family="paragraph" style:parent-style-name="Table_20_Contents">
      <style:paragraph-properties fo:margin-left="2.8mm" fo:margin-right="-0.02mm"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189" style:family="paragraph" style:parent-style-name="Table_20_Contents">
      <style:paragraph-properties fo:margin-left="4.85mm" fo:margin-right="-0.09mm"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190" style:family="paragraph" style:parent-style-name="Table_20_Contents">
      <style:paragraph-properties fo:margin-left="11.31mm" fo:margin-right="-0.02mm" fo:text-indent="-5.86mm" style:auto-text-indent="false">
        <style:tab-stops/>
      </style:paragraph-properties>
      <style:text-properties fo:color="#000000" fo:font-size="8pt" fo:font-weight="normal" style:font-size-asian="8pt" style:font-weight-asian="normal" style:font-size-complex="8pt" style:font-weight-complex="normal"/>
    </style:style>
    <style:style style:name="P191" style:family="paragraph" style:parent-style-name="Table_20_Contents">
      <style:paragraph-properties fo:margin-left="5.08mm" fo:margin-right="-0.02mm" fo:text-indent="0mm" style:auto-text-indent="false"/>
      <style:text-properties fo:color="#000000" fo:font-size="8pt" fo:font-weight="normal" style:font-size-asian="8pt" style:font-weight-asian="normal" style:font-size-complex="8pt" style:font-weight-complex="normal"/>
    </style:style>
    <style:style style:name="P192" style:family="paragraph" style:parent-style-name="Table_20_Contents">
      <style:paragraph-properties fo:margin-left="12.63mm" fo:margin-right="-0.02mm" fo:text-indent="-10.21mm" style:auto-text-indent="false">
        <style:tab-stops/>
      </style:paragraph-properties>
      <style:text-properties fo:color="#000000" fo:font-size="8pt" fo:font-weight="normal" style:font-size-asian="8pt" style:font-weight-asian="normal" style:font-size-complex="8pt" style:font-weight-complex="normal"/>
    </style:style>
    <style:style style:name="P193" style:family="paragraph" style:parent-style-name="Table_20_Contents">
      <style:paragraph-properties fo:margin-left="15.26mm" fo:margin-right="-0.09mm" fo:text-indent="-14.99mm" style:auto-text-indent="false">
        <style:tab-stops/>
      </style:paragraph-properties>
      <style:text-properties fo:color="#000000" fo:font-size="8pt" fo:font-style="italic" fo:font-weight="normal" style:font-size-asian="8pt" style:font-style-asian="italic" style:font-weight-asian="normal" style:font-size-complex="8pt" style:font-style-complex="italic" style:font-weight-complex="normal"/>
    </style:style>
    <style:style style:name="P194" style:family="paragraph" style:parent-style-name="Table_20_Heading">
      <style:paragraph-properties fo:margin-left="2.38mm" fo:margin-right="-0.09mm" fo:text-align="start" style:justify-single-word="false" fo:text-indent="0mm" style:auto-text-indent="false"/>
      <style:text-properties fo:color="#000000" fo:font-size="7pt" fo:font-style="normal" fo:font-weight="normal" style:font-size-asian="7pt" style:font-style-asian="normal" style:font-weight-asian="normal" style:font-size-complex="7pt" style:font-style-complex="normal" style:font-weight-complex="normal"/>
    </style:style>
    <style:style style:name="P195" style:family="paragraph" style:parent-style-name="Table_20_Contents">
      <style:paragraph-properties fo:margin-left="6.97mm" fo:margin-right="0.09mm"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196" style:family="paragraph" style:parent-style-name="Table">
      <style:paragraph-properties fo:margin-left="9.63mm" fo:margin-right="0mm" fo:text-indent="0mm" style:auto-text-indent="false"/>
    </style:style>
    <style:style style:name="P197" style:family="paragraph" style:parent-style-name="Table_20_Contents">
      <style:paragraph-properties fo:margin-left="4.85mm" fo:margin-right="0.09mm"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198" style:family="paragraph" style:parent-style-name="Table_20_Contents">
      <style:paragraph-properties fo:margin-left="5.64mm" fo:margin-right="-0.02mm" fo:text-indent="0mm" style:auto-text-indent="false">
        <style:tab-stops>
          <style:tab-stop style:position="5.49mm"/>
        </style:tab-stops>
      </style:paragraph-properties>
      <style:text-properties fo:font-size="9pt" style:font-size-asian="9pt" style:font-size-complex="9pt"/>
    </style:style>
    <style:style style:name="P199" style:family="paragraph" style:parent-style-name="Table">
      <style:paragraph-properties fo:margin-left="9.61mm" fo:margin-right="0mm" fo:text-indent="0mm" style:auto-text-indent="false"/>
    </style:style>
    <style:style style:name="P200" style:family="paragraph" style:parent-style-name="Table">
      <style:paragraph-properties fo:margin-left="9.61mm" fo:margin-right="0mm" fo:text-indent="0mm" style:auto-text-indent="false">
        <style:tab-stops>
          <style:tab-stop style:position="112.45mm"/>
        </style:tab-stops>
      </style:paragraph-properties>
    </style:style>
    <style:style style:name="P201" style:family="paragraph" style:parent-style-name="Table_20_Contents">
      <style:paragraph-properties fo:margin-left="21.91mm" fo:margin-right="-0.02mm" fo:text-indent="-21.22mm" style:auto-text-indent="false">
        <style:tab-stops/>
      </style:paragraph-properties>
      <style:text-properties fo:font-size="9pt" style:font-size-asian="9pt" style:font-size-complex="9pt"/>
    </style:style>
    <style:style style:name="P202" style:family="paragraph" style:parent-style-name="Table_20_Contents">
      <style:paragraph-properties fo:margin-left="14.76mm" fo:margin-right="-0.02mm" fo:text-indent="-13.11mm" style:auto-text-indent="false">
        <style:tab-stops/>
      </style:paragraph-properties>
      <style:text-properties fo:font-size="10pt"/>
    </style:style>
    <style:style style:name="P203" style:family="paragraph" style:parent-style-name="Table_20_Contents">
      <style:paragraph-properties fo:margin-left="5.56mm" fo:margin-right="-0.09mm" fo:text-indent="0mm" style:auto-text-indent="false"/>
      <style:text-properties fo:font-size="8pt" style:font-size-asian="8pt" style:font-size-complex="8pt"/>
    </style:style>
    <style:style style:name="P204" style:family="paragraph" style:parent-style-name="Table_20_Contents">
      <style:paragraph-properties fo:margin-left="5.73mm" fo:margin-right="-0.09mm" fo:text-indent="0mm" style:auto-text-indent="false"/>
      <style:text-properties fo:font-size="8pt" style:font-size-asian="8pt" style:font-size-complex="8pt"/>
    </style:style>
    <style:style style:name="P205" style:family="paragraph" style:parent-style-name="Table_20_Contents">
      <style:paragraph-properties fo:margin-left="11.17mm" fo:margin-right="0.14mm" fo:text-indent="-11.02mm" style:auto-text-indent="false">
        <style:tab-stops/>
      </style:paragraph-properties>
      <style:text-properties fo:font-size="8pt" style:font-size-asian="8pt" style:font-size-complex="8pt"/>
    </style:style>
    <style:style style:name="P206" style:family="paragraph" style:parent-style-name="Table">
      <style:paragraph-properties fo:margin-left="14.66mm" fo:margin-right="0mm" fo:text-indent="0mm" style:auto-text-indent="false"/>
    </style:style>
    <style:style style:name="P207" style:family="paragraph" style:parent-style-name="Table">
      <style:paragraph-properties fo:margin-left="32.56mm" fo:margin-right="0mm" fo:text-indent="0mm" style:auto-text-indent="false"/>
    </style:style>
    <style:style style:name="P208" style:family="paragraph" style:parent-style-name="Table">
      <style:paragraph-properties fo:margin-left="31.34mm" fo:margin-right="0mm" fo:text-indent="0mm" style:auto-text-indent="false"/>
    </style:style>
    <style:style style:name="P209" style:family="paragraph" style:parent-style-name="Table">
      <style:paragraph-properties fo:margin-left="13.85mm" fo:margin-right="0mm" fo:text-indent="0mm" style:auto-text-indent="false"/>
    </style:style>
    <style:style style:name="P210" style:family="paragraph" style:parent-style-name="Table">
      <style:paragraph-properties fo:margin-left="31.75mm" fo:margin-right="0mm" fo:text-indent="0mm" style:auto-text-indent="false"/>
    </style:style>
    <style:style style:name="P211" style:family="paragraph" style:parent-style-name="Table">
      <style:paragraph-properties fo:margin-left="22.38mm" fo:margin-right="0mm" fo:text-indent="0mm" style:auto-text-indent="false"/>
    </style:style>
    <style:style style:name="P212" style:family="paragraph" style:parent-style-name="Table">
      <style:paragraph-properties fo:margin-left="15.26mm" fo:margin-right="0mm" fo:text-indent="0mm" style:auto-text-indent="false"/>
    </style:style>
    <style:style style:name="P213" style:family="paragraph" style:parent-style-name="Table">
      <style:paragraph-properties fo:margin-left="14.34mm" fo:margin-right="0mm" fo:text-indent="0mm" style:auto-text-indent="false"/>
    </style:style>
    <style:style style:name="P214" style:family="paragraph" style:parent-style-name="Table">
      <style:paragraph-properties fo:margin-left="14.34mm" fo:margin-right="0mm" fo:text-indent="0mm" style:auto-text-indent="false"/>
      <style:text-properties fo:font-size="10pt" style:font-size-asian="10pt" style:font-size-complex="10pt"/>
    </style:style>
    <style:style style:name="P215" style:family="paragraph" style:parent-style-name="Text_20_body_20_indent_5f_2">
      <style:paragraph-properties fo:margin-left="14.46mm" fo:margin-right="0mm" fo:text-indent="0mm" style:auto-text-indent="false"/>
    </style:style>
    <style:style style:name="P216" style:family="paragraph" style:parent-style-name="Text_20_body_20_indent_5f_2">
      <style:paragraph-properties fo:margin-left="50.02mm" fo:margin-right="0mm" fo:text-indent="0mm" style:auto-text-indent="false"/>
    </style:style>
    <style:style style:name="P217" style:family="paragraph" style:parent-style-name="Text_20_body_20_indent_5f_2">
      <style:paragraph-properties fo:margin-left="36.3mm" fo:margin-right="0mm" fo:text-indent="0mm" style:auto-text-indent="false"/>
    </style:style>
    <style:style style:name="P218" style:family="paragraph" style:parent-style-name="Text_20_body_20_indent_5f_1">
      <style:paragraph-properties>
        <style:tab-stops>
          <style:tab-stop style:position="8.66mm"/>
        </style:tab-stops>
      </style:paragraph-properties>
    </style:style>
    <style:style style:name="P219" style:family="paragraph" style:parent-style-name="Text_20_body_20_indent_5f_1">
      <style:paragraph-properties>
        <style:tab-stops>
          <style:tab-stop style:position="62.23mm"/>
        </style:tab-stops>
      </style:paragraph-properties>
    </style:style>
    <style:style style:name="P220" style:family="paragraph" style:parent-style-name="Text_20_body_20_indent_5f_1">
      <style:text-properties fo:color="#29166f" fo:font-weight="bold" style:font-weight-asian="bold" style:font-weight-complex="bold"/>
    </style:style>
    <style:style style:name="P221" style:family="paragraph" style:parent-style-name="Text_20_body_20_indent_5f_1">
      <style:text-properties fo:font-size="9pt" style:font-size-asian="9pt" style:font-size-complex="9pt"/>
    </style:style>
    <style:style style:name="P222" style:family="paragraph" style:parent-style-name="Text_20_body_20_indent_5f_1">
      <style:paragraph-properties fo:margin-left="1.2mm" fo:margin-right="0mm" fo:text-align="center" style:justify-single-word="false" fo:text-indent="0mm" style:auto-text-indent="false"/>
      <style:text-properties fo:font-size="9pt" style:font-size-asian="9pt" style:font-size-complex="9pt"/>
    </style:style>
    <style:style style:name="P223" style:family="paragraph" style:parent-style-name="Text_20_body_20_indent_5f_1">
      <style:paragraph-properties fo:margin-left="1.43mm" fo:margin-right="0mm" fo:text-align="center" style:justify-single-word="false" fo:text-indent="0mm" style:auto-text-indent="false"/>
      <style:text-properties fo:font-size="9pt" style:font-size-asian="9pt" style:font-size-complex="9pt"/>
    </style:style>
    <style:style style:name="P224" style:family="paragraph" style:parent-style-name="Table_20_Contents">
      <style:paragraph-properties fo:margin-left="5.03mm" fo:margin-right="0mm" fo:text-indent="0mm" style:auto-text-indent="false"/>
      <style:text-properties fo:font-size="9pt" style:font-size-asian="9pt" style:font-size-complex="9pt"/>
    </style:style>
    <style:style style:name="P225" style:family="paragraph" style:parent-style-name="Table_20_Contents">
      <style:paragraph-properties fo:margin-left="5.03mm" fo:margin-right="0mm" fo:text-align="center" style:justify-single-word="false" fo:text-indent="0mm" style:auto-text-indent="false"/>
      <style:text-properties fo:font-size="9pt" style:font-size-asian="9pt" style:font-size-complex="9pt"/>
    </style:style>
    <style:style style:name="P226" style:family="paragraph" style:parent-style-name="Table_20_Heading">
      <style:paragraph-properties fo:margin-left="5.03mm" fo:margin-right="0mm" fo:text-indent="0mm" style:auto-text-indent="false"/>
      <style:text-properties fo:font-size="9pt" fo:font-style="normal" fo:font-weight="bold" style:font-size-asian="9pt" style:font-style-asian="normal" style:font-weight-asian="bold" style:font-size-complex="9pt" style:font-style-complex="normal" style:font-weight-complex="bold"/>
    </style:style>
    <style:style style:name="P227" style:family="paragraph" style:parent-style-name="Table">
      <style:paragraph-properties fo:margin-left="8.41mm" fo:margin-right="0mm" fo:text-indent="0mm" style:auto-text-indent="false"/>
    </style:style>
    <style:style style:name="P228" style:family="paragraph" style:parent-style-name="Table">
      <style:paragraph-properties fo:margin-left="9.68mm" fo:margin-right="0mm" fo:text-indent="0mm" style:auto-text-indent="false"/>
    </style:style>
    <style:style style:name="P229" style:family="paragraph" style:parent-style-name="Table">
      <style:paragraph-properties fo:margin-left="9.51mm" fo:margin-right="0mm" fo:text-indent="0mm" style:auto-text-indent="false"/>
    </style:style>
    <style:style style:name="P230" style:family="paragraph" style:parent-style-name="Table">
      <style:paragraph-properties fo:margin-left="13.63mm" fo:margin-right="0mm" fo:text-indent="0mm" style:auto-text-indent="false"/>
    </style:style>
    <style:style style:name="P231" style:family="paragraph" style:parent-style-name="Text_20_body_20_indent_5f_1">
      <style:paragraph-properties fo:margin-left="10.02mm" fo:margin-right="0mm" fo:text-indent="0mm" style:auto-text-indent="false"/>
    </style:style>
    <style:style style:name="P232" style:family="paragraph" style:parent-style-name="Table_20_Contents">
      <style:paragraph-properties fo:margin-left="9.61mm" fo:margin-right="0.09mm" fo:text-indent="-6mm" style:auto-text-indent="false">
        <style:tab-stops/>
      </style:paragraph-properties>
      <style:text-properties fo:color="#000000" fo:font-size="8pt" fo:font-style="normal" fo:font-weight="normal" style:font-size-asian="8pt" style:font-style-asian="normal" style:font-weight-asian="normal" style:font-size-complex="8pt" style:font-style-complex="normal" style:font-weight-complex="normal"/>
    </style:style>
    <style:style style:name="P233" style:family="paragraph" style:parent-style-name="Table_20_Contents">
      <style:paragraph-properties fo:margin-left="5.24mm" fo:margin-right="-0.05mm" fo:text-indent="0mm" style:auto-text-indent="false"/>
      <style:text-properties fo:color="#000000" fo:font-size="8pt" fo:font-weight="normal" style:font-size-asian="8pt" style:font-weight-asian="normal" style:font-size-complex="8pt" style:font-weight-complex="normal"/>
    </style:style>
    <style:style style:name="P234" style:family="paragraph" style:parent-style-name="Table_20_Contents">
      <style:paragraph-properties fo:margin-left="-0.28mm" fo:margin-right="-0.05mm" fo:text-indent="0mm" style:auto-text-indent="false"/>
      <style:text-properties fo:color="#000000" fo:font-size="8pt" fo:font-weight="normal" style:font-size-asian="8pt" style:font-weight-asian="normal" style:font-size-complex="8pt" style:font-weight-complex="normal"/>
    </style:style>
    <style:style style:name="P235" style:family="paragraph" style:parent-style-name="Text_20_body_20_indent_5f_2">
      <style:paragraph-properties fo:margin-left="46.48mm" fo:margin-right="0mm" fo:text-indent="-10.35mm" style:auto-text-indent="false">
        <style:tab-stops/>
      </style:paragraph-properties>
    </style:style>
    <style:style style:name="P236" style:family="paragraph" style:parent-style-name="Table">
      <style:paragraph-properties fo:margin-left="15.31mm" fo:margin-right="0mm" fo:text-indent="0mm" style:auto-text-indent="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237" style:family="paragraph" style:parent-style-name="Table">
      <style:paragraph-properties fo:margin-left="15.31mm" fo:margin-right="0mm" fo:text-indent="0mm" style:auto-text-indent="false"/>
      <style:text-properties fo:font-size="10pt" fo:font-weight="normal" style:font-size-asian="10pt" style:font-weight-asian="normal" style:font-size-complex="10pt" style:font-weight-complex="normal"/>
    </style:style>
    <style:style style:name="P238" style:family="paragraph" style:parent-style-name="Table_20_Contents">
      <style:paragraph-properties fo:margin-left="3.95mm" fo:margin-right="-0.02mm"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239" style:family="paragraph" style:parent-style-name="Table_20_Contents">
      <style:paragraph-properties fo:margin-left="7.14mm" fo:margin-right="0.09mm"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240" style:family="paragraph" style:parent-style-name="Table_20_Contents">
      <style:paragraph-properties fo:margin-left="6.79mm" fo:margin-right="-0.09mm" fo:text-indent="0mm" style:auto-text-indent="false"/>
      <style:text-properties fo:color="#000000" fo:font-size="8pt" fo:font-style="normal" fo:font-weight="normal" style:font-size-asian="8pt" style:font-style-asian="normal" style:font-weight-asian="normal" style:font-size-complex="8pt" style:font-style-complex="normal" style:font-weight-complex="normal"/>
    </style:style>
    <style:style style:name="P241" style:family="paragraph" style:parent-style-name="Text_20_body_20_indent_5f_2">
      <style:paragraph-properties fo:margin-left="26.04mm" fo:margin-right="0mm" fo:text-indent="-11.22mm" style:auto-text-indent="false">
        <style:tab-stops/>
      </style:paragraph-properties>
    </style:style>
    <style:style style:name="P242" style:family="paragraph" style:parent-style-name="Text_20_body_20_indent_5f_2">
      <style:paragraph-properties fo:margin-left="26.04mm" fo:margin-right="0mm" fo:text-indent="-11.22mm" style:auto-text-indent="false">
        <style:tab-stops/>
      </style:paragraph-properties>
      <style:text-properties fo:font-size="10pt" fo:font-style="normal" style:font-size-asian="10pt" style:font-style-asian="normal" style:font-size-complex="10pt" style:font-style-complex="normal"/>
    </style:style>
    <style:style style:name="P243" style:family="paragraph" style:parent-style-name="Text_20_body_20_indent_5f_2">
      <style:paragraph-properties fo:margin-left="26.25mm" fo:margin-right="0mm" fo:text-indent="-11.43mm" style:auto-text-indent="false">
        <style:tab-stops/>
      </style:paragraph-properties>
      <style:text-properties fo:font-size="10pt" fo:font-style="normal" style:font-size-asian="10pt" style:font-style-asian="normal" style:font-size-complex="10pt" style:font-style-complex="normal"/>
    </style:style>
    <style:style style:name="P244" style:family="paragraph" style:parent-style-name="Text_20_body_20_indent_5f_2">
      <style:paragraph-properties fo:margin-left="26.46mm" fo:margin-right="0mm" fo:text-indent="-11.64mm" style:auto-text-indent="false">
        <style:tab-stops/>
      </style:paragraph-properties>
      <style:text-properties fo:font-style="normal" style:font-style-asian="normal" style:font-style-complex="normal"/>
    </style:style>
    <style:style style:name="P245" style:family="paragraph" style:parent-style-name="Table_20_index_20_1">
      <style:paragraph-properties>
        <style:tab-stops>
          <style:tab-stop style:position="169.99mm" style:type="right" style:leader-style="dotted" style:leader-text="."/>
        </style:tab-stops>
      </style:paragraph-properties>
    </style:style>
    <style:style style:name="P246" style:family="paragraph" style:parent-style-name="Contents_20_1">
      <style:paragraph-properties>
        <style:tab-stops>
          <style:tab-stop style:position="169.99mm" style:type="right" style:leader-style="dotted" style:leader-text="."/>
        </style:tab-stops>
      </style:paragraph-properties>
    </style:style>
    <style:style style:name="P247" style:family="paragraph" style:parent-style-name="Contents_20_2">
      <style:paragraph-properties>
        <style:tab-stops>
          <style:tab-stop style:position="166.99mm" style:type="right" style:leader-style="dotted" style:leader-text="."/>
        </style:tab-stops>
      </style:paragraph-properties>
    </style:style>
    <style:style style:name="P248" style:family="paragraph" style:parent-style-name="Contents_20_3">
      <style:paragraph-properties>
        <style:tab-stops>
          <style:tab-stop style:position="162.01mm" style:type="right" style:leader-style="dotted" style:leader-text="."/>
        </style:tab-stops>
      </style:paragraph-properties>
    </style:style>
    <style:style style:name="P249" style:family="paragraph" style:parent-style-name="Contents_20_4">
      <style:paragraph-properties>
        <style:tab-stops>
          <style:tab-stop style:position="155.01mm" style:type="right" style:leader-style="dotted" style:leader-text="."/>
        </style:tab-stops>
      </style:paragraph-properties>
    </style:style>
    <style:style style:name="P250" style:family="paragraph" style:parent-style-name="Textformatvorlage">
      <style:text-properties style:font-name="Arial2" fo:font-size="8pt" style:font-size-asian="8pt" style:font-size-complex="8pt"/>
    </style:style>
    <style:style style:name="P251" style:family="paragraph" style:parent-style-name="Textformatvorlage">
      <style:text-properties style:font-name="Arial2" fo:font-size="8pt" style:font-size-asian="8pt" style:font-size-complex="8pt"/>
    </style:style>
    <style:style style:name="P252" style:family="paragraph" style:parent-style-name="Text_20_body_20_indent" style:list-style-name="L5"/>
    <style:style style:name="P253" style:family="paragraph" style:parent-style-name="Text_20_body_20_indent" style:list-style-name="L34"/>
    <style:style style:name="P254" style:family="paragraph" style:parent-style-name="Heading_20_1">
      <style:paragraph-properties fo:break-before="page"/>
    </style:style>
    <style:style style:name="P255" style:family="paragraph" style:parent-style-name="Heading_20_2">
      <style:paragraph-properties fo:break-before="page"/>
    </style:style>
    <style:style style:name="P256" style:family="paragraph" style:parent-style-name="Heading_20_3">
      <style:paragraph-properties fo:break-before="page"/>
    </style:style>
    <style:style style:name="P257" style:family="paragraph" style:parent-style-name="Table_20_Contents" style:list-style-name="L75">
      <style:paragraph-properties>
        <style:tab-stops/>
      </style:paragraph-properties>
      <style:text-properties fo:color="#000000" fo:font-size="8pt" fo:font-weight="normal" style:font-size-asian="8pt" style:font-weight-asian="normal" style:font-size-complex="8pt" style:font-weight-complex="normal"/>
    </style:style>
    <style:style style:name="P258" style:family="paragraph" style:parent-style-name="Table_20_Contents" style:list-style-name="L76">
      <style:text-properties fo:font-size="8pt" style:font-size-asian="8pt" style:font-size-complex="8pt"/>
    </style:style>
    <style:style style:name="P259" style:family="paragraph" style:parent-style-name="Table_20_Contents">
      <style:text-properties style:font-name="Arial2" fo:font-size="8pt" style:font-size-asian="8pt" style:font-size-complex="8pt"/>
    </style:style>
    <style:style style:name="P260" style:family="paragraph" style:parent-style-name="Table_20_Contents">
      <style:paragraph-properties fo:text-align="center" style:justify-single-word="false"/>
      <style:text-properties style:font-name="Arial2" fo:font-size="8pt" style:font-size-asian="8pt" style:font-size-complex="8pt"/>
    </style:style>
    <style:style style:name="P261" style:family="paragraph" style:parent-style-name="Table_20_Contents">
      <style:paragraph-properties fo:text-align="center" style:justify-single-word="false"/>
      <style:text-properties style:font-name="Arial2" fo:font-size="8pt" fo:font-weight="normal" style:font-size-asian="8pt" style:font-weight-asian="normal" style:font-size-complex="8pt" style:font-weight-complex="normal"/>
    </style:style>
    <style:style style:name="P262" style:family="paragraph" style:parent-style-name="Table_20_Contents">
      <style:paragraph-properties fo:text-align="center" style:justify-single-word="false"/>
      <style:text-properties style:font-name="Arial2" fo:font-size="8pt" fo:font-weight="bold" style:font-size-asian="8pt" style:font-weight-asian="bold" style:font-size-complex="8pt" style:font-weight-complex="bold"/>
    </style:style>
    <style:style style:name="P263" style:family="paragraph" style:parent-style-name="Table_20_Contents" style:list-style-name="L74">
      <style:paragraph-properties fo:margin-left="0.62mm" fo:margin-right="-0.09mm" fo:text-indent="0mm" style:auto-text-indent="false">
        <style:tab-stops>
          <style:tab-stop style:position="12.88mm"/>
        </style:tab-stops>
      </style:paragraph-properties>
      <style:text-properties fo:color="#000000" fo:font-size="8pt" fo:font-style="normal" fo:font-weight="normal" style:font-size-asian="8pt" style:font-style-asian="normal" style:font-weight-asian="normal" style:font-size-complex="8pt" style:font-style-complex="normal" style:font-weight-complex="normal"/>
    </style:style>
    <style:style style:name="P264" style:family="paragraph" style:parent-style-name="Table_20_Heading" style:list-style-name="L77">
      <style:paragraph-properties fo:margin-left="6.84mm" fo:margin-right="-0.05mm" fo:text-align="start" style:justify-single-word="false" fo:text-indent="-4.15mm" style:auto-text-indent="false">
        <style:tab-stops>
          <style:tab-stop style:position="-0.23mm"/>
        </style:tab-stops>
      </style:paragraph-properties>
      <style:text-properties fo:color="#000000" fo:font-size="7pt" fo:font-style="normal" fo:font-weight="normal" style:font-size-asian="7pt" style:font-style-asian="normal" style:font-weight-asian="normal" style:font-size-complex="7pt" style:font-style-complex="normal" style:font-weight-complex="normal"/>
    </style:style>
    <style:style style:name="P265" style:family="paragraph" style:parent-style-name="Table" style:list-style-name="L78">
      <style:paragraph-properties fo:margin-left="14.99mm" fo:margin-right="0mm" fo:text-indent="0mm" style:auto-text-indent="false">
        <style:tab-stops>
          <style:tab-stop style:position="112.45mm"/>
        </style:tab-stops>
      </style:paragraph-properties>
    </style:style>
    <style:style style:name="P266" style:family="paragraph" style:parent-style-name="Text_20_body_20_indent_5f_1" style:list-style-name="L3"/>
    <style:style style:name="P267" style:family="paragraph" style:parent-style-name="Text_20_body_20_indent_5f_1" style:list-style-name="L4"/>
    <style:style style:name="P268" style:family="paragraph" style:parent-style-name="Text_20_body_20_indent_5f_1" style:list-style-name="L15"/>
    <style:style style:name="P269" style:family="paragraph" style:parent-style-name="Text_20_body_20_indent_5f_1" style:list-style-name="L16"/>
    <style:style style:name="P270" style:family="paragraph" style:parent-style-name="Text_20_body_20_indent_5f_1" style:list-style-name="L21">
      <style:paragraph-properties>
        <style:tab-stops>
          <style:tab-stop style:position="8.47mm"/>
        </style:tab-stops>
      </style:paragraph-properties>
    </style:style>
    <style:style style:name="P271" style:family="paragraph" style:parent-style-name="Text_20_body_20_indent_5f_1" style:list-style-name="L27"/>
    <style:style style:name="P272" style:family="paragraph" style:parent-style-name="Text_20_body_20_indent_5f_1" style:list-style-name="L33"/>
    <style:style style:name="P273" style:family="paragraph" style:parent-style-name="Text_20_body_20_indent_5f_1" style:list-style-name="L35"/>
    <style:style style:name="P274" style:family="paragraph" style:parent-style-name="Text_20_body_20_indent_5f_1" style:list-style-name="L50"/>
    <style:style style:name="P275" style:family="paragraph" style:parent-style-name="Text_20_body_20_indent_5f_1" style:list-style-name="L51"/>
    <style:style style:name="P276" style:family="paragraph" style:parent-style-name="Text_20_body_20_indent_5f_1" style:list-style-name="L56">
      <style:paragraph-properties>
        <style:tab-stops>
          <style:tab-stop style:position="8.66mm"/>
        </style:tab-stops>
      </style:paragraph-properties>
    </style:style>
    <style:style style:name="P277" style:family="paragraph" style:parent-style-name="Text_20_body_20_indent_5f_1" style:list-style-name="L58"/>
    <style:style style:name="P278" style:family="paragraph" style:parent-style-name="Text_20_body_20_indent_5f_1" style:list-style-name="L60"/>
    <style:style style:name="P279" style:family="paragraph" style:parent-style-name="Text_20_body_20_indent_5f_1" style:list-style-name="L64"/>
    <style:style style:name="P280" style:family="paragraph" style:parent-style-name="Text_20_body_20_indent_5f_1" style:list-style-name="L70"/>
    <style:style style:name="P281" style:family="paragraph" style:parent-style-name="Text_20_body_20_indent_5f_1" style:list-style-name="L73"/>
    <style:style style:name="P282" style:family="paragraph" style:parent-style-name="Text_20_body_20_indent_5f_1" style:list-style-name="L79"/>
    <style:style style:name="P283" style:family="paragraph" style:parent-style-name="Text_20_body_20_indent_5f_1" style:list-style-name="L79">
      <style:text-properties fo:font-size="9pt" style:font-size-asian="9pt" style:font-size-complex="9pt"/>
    </style:style>
    <style:style style:name="P284" style:family="paragraph" style:parent-style-name="Text_20_body_20_indent_5f_1" style:list-style-name="L80"/>
    <style:style style:name="P285" style:family="paragraph" style:parent-style-name="Text_20_body_20_indent_5f_1" style:list-style-name="L17">
      <style:paragraph-properties fo:margin-left="25.24mm" fo:margin-right="0mm" fo:text-indent="-4.85mm" style:auto-text-indent="false">
        <style:tab-stops/>
      </style:paragraph-properties>
    </style:style>
    <style:style style:name="P286" style:family="paragraph" style:parent-style-name="Text_20_body_20_indent_5f_1" style:list-style-name="L21">
      <style:paragraph-properties fo:margin-left="0mm" fo:margin-right="0mm" fo:text-indent="0mm" style:auto-text-indent="false">
        <style:tab-stops>
          <style:tab-stop style:position="8.47mm"/>
        </style:tab-stops>
      </style:paragraph-properties>
    </style:style>
    <style:style style:name="P287" style:family="paragraph" style:parent-style-name="Text_20_body_20_indent_5f_1" style:list-style-name="L27">
      <style:paragraph-properties fo:margin-left="0mm" fo:margin-right="0mm" fo:text-indent="0mm" style:auto-text-indent="false"/>
    </style:style>
    <style:style style:name="P288" style:family="paragraph" style:parent-style-name="Text_20_body_20_indent_5f_1" style:list-style-name="L36">
      <style:paragraph-properties fo:margin-left="25.01mm" fo:margin-right="0mm" fo:text-indent="0mm" style:auto-text-indent="false"/>
    </style:style>
    <style:style style:name="P289" style:family="paragraph" style:parent-style-name="Text_20_body_20_indent_5f_1" style:list-style-name="L46">
      <style:paragraph-properties fo:margin-left="24.17mm" fo:margin-right="0mm" fo:text-indent="-6.35mm" style:auto-text-indent="false">
        <style:tab-stops/>
      </style:paragraph-properties>
    </style:style>
    <style:style style:name="P290" style:family="paragraph" style:parent-style-name="Text_20_body_20_indent_5f_1" style:list-style-name="L47">
      <style:paragraph-properties fo:margin-left="35.98mm" fo:margin-right="0mm" fo:text-indent="-6.35mm" style:auto-text-indent="false">
        <style:tab-stops/>
      </style:paragraph-properties>
    </style:style>
    <style:style style:name="P291" style:family="paragraph" style:parent-style-name="Text_20_body_20_indent_5f_1" style:list-style-name="L48">
      <style:paragraph-properties fo:margin-left="35.98mm" fo:margin-right="0mm" fo:text-indent="-6.35mm" style:auto-text-indent="false">
        <style:tab-stops/>
      </style:paragraph-properties>
    </style:style>
    <style:style style:name="P292" style:family="paragraph" style:parent-style-name="Text_20_body_20_indent_5f_1" style:list-style-name="L49">
      <style:paragraph-properties fo:margin-left="35.98mm" fo:margin-right="0mm" fo:text-indent="-6.35mm" style:auto-text-indent="false">
        <style:tab-stops/>
      </style:paragraph-properties>
    </style:style>
    <style:style style:name="P293" style:family="paragraph" style:parent-style-name="Text_20_body_20_indent_5f_1" style:list-style-name="L47">
      <style:paragraph-properties fo:margin-left="35.98mm" fo:margin-right="0mm" fo:text-align="start" style:justify-single-word="false" fo:text-indent="-6.35mm" style:auto-text-indent="false">
        <style:tab-stops/>
      </style:paragraph-properties>
    </style:style>
    <style:style style:name="P294" style:family="paragraph" style:parent-style-name="Text_20_body_20_indent_5f_2" style:list-style-name="L6"/>
    <style:style style:name="P295" style:family="paragraph" style:parent-style-name="Text_20_body_20_indent_5f_2" style:list-style-name="L7"/>
    <style:style style:name="P296" style:family="paragraph" style:parent-style-name="Text_20_body_20_indent_5f_2" style:list-style-name="L8"/>
    <style:style style:name="P297" style:family="paragraph" style:parent-style-name="Text_20_body_20_indent_5f_2" style:list-style-name="L9"/>
    <style:style style:name="P298" style:family="paragraph" style:parent-style-name="Text_20_body_20_indent_5f_2" style:list-style-name="L10"/>
    <style:style style:name="P299" style:family="paragraph" style:parent-style-name="Text_20_body_20_indent_5f_2" style:list-style-name="L11"/>
    <style:style style:name="P300" style:family="paragraph" style:parent-style-name="Text_20_body_20_indent_5f_2" style:list-style-name="L12"/>
    <style:style style:name="P301" style:family="paragraph" style:parent-style-name="Text_20_body_20_indent_5f_2" style:list-style-name="L13"/>
    <style:style style:name="P302" style:family="paragraph" style:parent-style-name="Text_20_body_20_indent_5f_2" style:list-style-name="L14"/>
    <style:style style:name="P303" style:family="paragraph" style:parent-style-name="Text_20_body_20_indent_5f_2" style:list-style-name="L18"/>
    <style:style style:name="P304" style:family="paragraph" style:parent-style-name="Text_20_body_20_indent_5f_2" style:list-style-name="L19"/>
    <style:style style:name="P305" style:family="paragraph" style:parent-style-name="Text_20_body_20_indent_5f_2" style:list-style-name="L18">
      <style:paragraph-properties>
        <style:tab-stops>
          <style:tab-stop style:position="-6.46mm"/>
          <style:tab-stop style:position="12.72mm"/>
          <style:tab-stop style:position="25.24mm"/>
        </style:tab-stops>
      </style:paragraph-properties>
    </style:style>
    <style:style style:name="P306" style:family="paragraph" style:parent-style-name="Text_20_body_20_indent_5f_2" style:list-style-name="L20"/>
    <style:style style:name="P307" style:family="paragraph" style:parent-style-name="Text_20_body_20_indent_5f_2" style:list-style-name="L22">
      <style:paragraph-properties>
        <style:tab-stops>
          <style:tab-stop style:position="13.97mm"/>
        </style:tab-stops>
      </style:paragraph-properties>
    </style:style>
    <style:style style:name="P308" style:family="paragraph" style:parent-style-name="Text_20_body_20_indent_5f_2" style:list-style-name="L22">
      <style:paragraph-properties>
        <style:tab-stops>
          <style:tab-stop style:position="13.76mm"/>
        </style:tab-stops>
      </style:paragraph-properties>
    </style:style>
    <style:style style:name="P309" style:family="paragraph" style:parent-style-name="Text_20_body_20_indent_5f_2" style:list-style-name="L24">
      <style:paragraph-properties>
        <style:tab-stops>
          <style:tab-stop style:position="13.76mm"/>
        </style:tab-stops>
      </style:paragraph-properties>
    </style:style>
    <style:style style:name="P310" style:family="paragraph" style:parent-style-name="Text_20_body_20_indent_5f_2" style:list-style-name="L22">
      <style:paragraph-properties>
        <style:tab-stops>
          <style:tab-stop style:position="13.55mm"/>
        </style:tab-stops>
      </style:paragraph-properties>
    </style:style>
    <style:style style:name="P311" style:family="paragraph" style:parent-style-name="Text_20_body_20_indent_5f_2" style:list-style-name="L23"/>
    <style:style style:name="P312" style:family="paragraph" style:parent-style-name="Text_20_body_20_indent_5f_2" style:list-style-name="L25"/>
    <style:style style:name="P313" style:family="paragraph" style:parent-style-name="Text_20_body_20_indent_5f_2" style:list-style-name="L26"/>
    <style:style style:name="P314" style:family="paragraph" style:parent-style-name="Text_20_body_20_indent_5f_2" style:list-style-name="L28"/>
    <style:style style:name="P315" style:family="paragraph" style:parent-style-name="Text_20_body_20_indent_5f_2" style:list-style-name="L29"/>
    <style:style style:name="P316" style:family="paragraph" style:parent-style-name="Text_20_body_20_indent_5f_2" style:list-style-name="L30"/>
    <style:style style:name="P317" style:family="paragraph" style:parent-style-name="Text_20_body_20_indent_5f_2" style:list-style-name="L31"/>
    <style:style style:name="P318" style:family="paragraph" style:parent-style-name="Text_20_body_20_indent_5f_2" style:list-style-name="L32"/>
    <style:style style:name="P319" style:family="paragraph" style:parent-style-name="Text_20_body_20_indent_5f_2" style:list-style-name="L37"/>
    <style:style style:name="P320" style:family="paragraph" style:parent-style-name="Text_20_body_20_indent_5f_2" style:list-style-name="L38"/>
    <style:style style:name="P321" style:family="paragraph" style:parent-style-name="Text_20_body_20_indent_5f_2" style:list-style-name="L39"/>
    <style:style style:name="P322" style:family="paragraph" style:parent-style-name="Text_20_body_20_indent_5f_2" style:list-style-name="L40"/>
    <style:style style:name="P323" style:family="paragraph" style:parent-style-name="Text_20_body_20_indent_5f_2" style:list-style-name="L41">
      <style:paragraph-properties>
        <style:tab-stops/>
      </style:paragraph-properties>
    </style:style>
    <style:style style:name="P324" style:family="paragraph" style:parent-style-name="Text_20_body_20_indent_5f_2" style:list-style-name="L42"/>
    <style:style style:name="P325" style:family="paragraph" style:parent-style-name="Text_20_body_20_indent_5f_2" style:list-style-name="L43"/>
    <style:style style:name="P326" style:family="paragraph" style:parent-style-name="Text_20_body_20_indent_5f_2" style:list-style-name="L44"/>
    <style:style style:name="P327" style:family="paragraph" style:parent-style-name="Text_20_body_20_indent_5f_2" style:list-style-name="L52"/>
    <style:style style:name="P328" style:family="paragraph" style:parent-style-name="Text_20_body_20_indent_5f_2" style:list-style-name="L53"/>
    <style:style style:name="P329" style:family="paragraph" style:parent-style-name="Text_20_body_20_indent_5f_2" style:list-style-name="L54"/>
    <style:style style:name="P330" style:family="paragraph" style:parent-style-name="Text_20_body_20_indent_5f_2" style:list-style-name="L55"/>
    <style:style style:name="P331" style:family="paragraph" style:parent-style-name="Text_20_body_20_indent_5f_2" style:list-style-name="L57">
      <style:paragraph-properties>
        <style:tab-stops>
          <style:tab-stop style:position="13.95mm"/>
        </style:tab-stops>
      </style:paragraph-properties>
    </style:style>
    <style:style style:name="P332" style:family="paragraph" style:parent-style-name="Text_20_body_20_indent_5f_2" style:list-style-name="L59"/>
    <style:style style:name="P333" style:family="paragraph" style:parent-style-name="Text_20_body_20_indent_5f_2" style:list-style-name="L61"/>
    <style:style style:name="P334" style:family="paragraph" style:parent-style-name="Text_20_body_20_indent_5f_2" style:list-style-name="L62"/>
    <style:style style:name="P335" style:family="paragraph" style:parent-style-name="Text_20_body_20_indent_5f_2" style:list-style-name="L63">
      <style:text-properties fo:font-size="10pt" style:font-size-asian="10pt" style:font-size-complex="10pt"/>
    </style:style>
    <style:style style:name="P336" style:family="paragraph" style:parent-style-name="Text_20_body_20_indent_5f_2" style:list-style-name="L65">
      <style:text-properties fo:font-size="10pt" fo:font-style="normal" style:font-size-asian="10pt" style:font-style-asian="normal" style:font-size-complex="10pt" style:font-style-complex="normal"/>
    </style:style>
    <style:style style:name="P337" style:family="paragraph" style:parent-style-name="Text_20_body_20_indent_5f_2" style:list-style-name="L65">
      <style:paragraph-properties>
        <style:tab-stops>
          <style:tab-stop style:position="14.15mm"/>
        </style:tab-stops>
      </style:paragraph-properties>
    </style:style>
    <style:style style:name="P338" style:family="paragraph" style:parent-style-name="Text_20_body_20_indent_5f_2" style:list-style-name="L66">
      <style:paragraph-properties>
        <style:tab-stops>
          <style:tab-stop style:position="13.93mm"/>
        </style:tab-stops>
      </style:paragraph-properties>
    </style:style>
    <style:style style:name="P339" style:family="paragraph" style:parent-style-name="Text_20_body_20_indent_5f_2" style:list-style-name="L67"/>
    <style:style style:name="P340" style:family="paragraph" style:parent-style-name="Text_20_body_20_indent_5f_2" style:list-style-name="L68"/>
    <style:style style:name="P341" style:family="paragraph" style:parent-style-name="Text_20_body_20_indent_5f_2" style:list-style-name="L69"/>
    <style:style style:name="P342" style:family="paragraph" style:parent-style-name="Text_20_body_20_indent_5f_2" style:list-style-name="L71"/>
    <style:style style:name="P343" style:family="paragraph" style:parent-style-name="Text_20_body_20_indent_5f_2" style:list-style-name="L45">
      <style:paragraph-properties fo:margin-left="0mm" fo:margin-right="0mm" fo:text-indent="0mm" style:auto-text-indent="false"/>
    </style:style>
    <style:style style:name="P344" style:family="paragraph" style:parent-style-name="Text_20_body_20_indent_5f_2" style:list-style-name="L65">
      <style:paragraph-properties fo:margin-left="14.99mm" fo:margin-right="0mm" fo:text-indent="0mm" style:auto-text-indent="false"/>
    </style:style>
    <style:style style:name="P345" style:family="paragraph" style:parent-style-name="Text_20_body_20_indent_5f_2" style:list-style-name="L72">
      <style:paragraph-properties fo:margin-left="37.52mm" fo:margin-right="0mm" fo:text-indent="0mm" style:auto-text-indent="false"/>
    </style:style>
    <style:style style:name="P346" style:family="paragraph" style:parent-style-name="Text_5f_Body_5f_Joel_5f_1" style:list-style-name="L2"/>
    <style:style style:name="P347" style:family="paragraph" style:parent-style-name="Text_5f_Body_5f_Joel_5f_1" style:list-style-name="L2">
      <style:text-properties fo:font-size="8pt" style:font-size-asian="8pt" style:font-size-complex="8pt"/>
    </style:style>
    <style:style style:name="P348" style:family="paragraph" style:parent-style-name="Text_5f_Body_5f_Joel_5f_1" style:list-style-name="L2">
      <style:text-properties fo:font-size="9pt" style:font-size-asian="9pt" style:font-size-complex="9pt"/>
    </style:style>
    <style:style style:name="P349" style:family="paragraph" style:parent-style-name="Text_5f_Body_5f_Joel_5f_1" style:list-style-name="L1">
      <style:paragraph-properties fo:margin-left="-1.94mm" fo:margin-right="0mm" fo:text-indent="0mm" style:auto-text-indent="false"/>
    </style:style>
    <style:style style:name="P350" style:family="paragraph" style:parent-style-name="Text_5f_Body_5f_Joel_5f_1" style:list-style-name="L2">
      <style:paragraph-properties fo:margin-left="0mm" fo:margin-right="0mm" fo:text-indent="0mm" style:auto-text-indent="false"/>
      <style:text-properties fo:font-size="8pt" style:font-size-asian="8pt" style:font-size-complex="8pt"/>
    </style:style>
    <style:style style:name="P351" style:family="paragraph">
      <style:paragraph-properties fo:text-align="center"/>
    </style:style>
    <style:style style:name="P352" style:family="paragraph">
      <style:paragraph-properties fo:text-align="center"/>
      <style:text-properties fo:font-size="10pt"/>
    </style:style>
    <style:style style:name="P353" style:family="paragraph">
      <style:paragraph-properties fo:text-align="center"/>
      <style:text-properties fo:font-size="8pt" fo:font-weight="bold"/>
    </style:style>
    <style:style style:name="P354" style:family="paragraph">
      <style:paragraph-properties fo:text-align="center"/>
      <style:text-properties fo:font-size="7pt" fo:font-weight="bold"/>
    </style:style>
    <style:style style:name="P355" style:family="paragraph">
      <style:text-properties fo:font-size="8pt" fo:font-weight="bold" style:font-size-asian="8pt" style:font-weight-asian="bold" style:font-size-complex="8pt" style:font-weight-complex="bold"/>
    </style:style>
    <style:style style:name="P356" style:family="paragraph">
      <style:text-properties fo:font-size="8pt" style:font-size-asian="8pt" style:font-size-complex="8pt"/>
    </style:style>
    <style:style style:name="P357" style:family="paragraph">
      <style:paragraph-properties fo:text-align="center"/>
      <style:text-properties fo:font-size="8pt" style:font-size-asian="8pt" style:font-size-complex="8pt"/>
    </style:style>
    <style:style style:name="P358" style:family="paragraph">
      <style:paragraph-properties fo:text-align="center"/>
      <style:text-properties fo:font-size="7pt" style:font-size-asian="7pt" style:font-size-complex="7pt"/>
    </style:style>
    <style:style style:name="P359" style:family="paragraph">
      <style:paragraph-properties fo:text-align="center"/>
      <style:text-properties fo:font-size="9pt" style:font-size-asian="9pt" style:font-size-complex="9pt"/>
    </style:style>
    <style:style style:name="P360" style:family="paragraph">
      <style:paragraph-properties fo:text-align="center"/>
      <style:text-properties fo:font-size="10pt" style:font-size-asian="10pt" style:font-size-complex="10pt"/>
    </style:style>
    <style:style style:name="P361" style:family="paragraph">
      <style:text-properties fo:font-size="10pt" style:font-size-asian="10pt" style:font-size-complex="10pt"/>
    </style:style>
    <style:style style:name="P362" style:family="paragraph">
      <style:text-properties fo:font-size="6pt" style:font-size-asian="6pt" style:font-size-complex="6pt"/>
    </style:style>
    <style:style style:name="P363" style:family="paragraph">
      <style:paragraph-properties fo:text-align="end"/>
    </style:style>
    <style:style style:name="P364" style:family="paragraph">
      <style:paragraph-properties fo:text-align="center"/>
      <style:text-properties fo:font-size="6pt" style:font-size-asian="6pt" style:font-size-complex="6pt"/>
    </style:style>
    <style:style style:name="P365" style:family="paragraph">
      <style:text-properties fo:font-size="9pt" style:font-size-asian="9pt" style:font-size-complex="9pt"/>
    </style:style>
    <style:style style:name="P366" style:family="paragraph">
      <style:text-properties fo:font-size="9pt"/>
    </style:style>
    <style:style style:name="P367" style:family="paragraph">
      <style:paragraph-properties fo:text-align="center"/>
      <style:text-properties fo:font-size="7pt"/>
    </style:style>
    <style:style style:name="P368" style:family="paragraph">
      <style:paragraph-properties fo:text-align="start"/>
    </style:style>
    <style:style style:name="P369" style:family="paragraph">
      <style:paragraph-properties fo:text-align="start"/>
      <style:text-properties fo:font-size="7pt"/>
    </style:style>
    <style:style style:name="P370" style:family="paragraph">
      <style:paragraph-properties fo:text-align="center"/>
      <style:text-properties fo:font-size="9pt" fo:font-weight="bold"/>
    </style:style>
    <style:style style:name="P371" style:family="paragraph">
      <style:text-properties fo:font-size="9pt" fo:font-weight="bold"/>
    </style:style>
    <style:style style:name="P372" style:family="paragraph">
      <style:paragraph-properties fo:text-align="center"/>
      <style:text-properties fo:font-size="8pt"/>
    </style:style>
    <style:style style:name="P373" style:family="paragraph">
      <style:text-properties style:font-name="Arial2" fo:font-size="10pt"/>
    </style:style>
    <style:style style:name="P374" style:family="paragraph">
      <style:paragraph-properties fo:text-align="center"/>
      <style:text-properties fo:font-size="8pt" fo:font-weight="normal"/>
    </style:style>
    <style:style style:name="P375" style:family="paragraph">
      <style:paragraph-properties fo:text-align="center"/>
      <style:text-properties style:font-name="Arial2" fo:font-size="7pt" style:font-size-asian="7pt" style:font-size-complex="7pt"/>
    </style:style>
    <style:style style:name="P376" style:family="paragraph">
      <style:text-properties fo:font-size="8pt" fo:font-weight="bold"/>
    </style:style>
    <style:style style:name="P377" style:family="paragraph">
      <style:text-properties fo:font-size="6pt"/>
    </style:style>
    <style:style style:name="P378" style:family="paragraph">
      <style:text-properties fo:font-size="10.5pt" fo:font-weight="bold"/>
    </style:style>
    <style:style style:name="P379" style:family="paragraph">
      <style:text-properties fo:font-size="24pt"/>
    </style:style>
    <style:style style:name="P380" style:family="paragraph">
      <style:text-properties fo:font-size="14pt" fo:font-weight="bold"/>
    </style:style>
    <style:style style:name="P381" style:family="paragraph">
      <style:text-properties fo:font-size="7pt"/>
    </style:style>
    <style:style style:name="P382" style:family="paragraph">
      <style:text-properties fo:font-size="9pt" fo:font-weight="bold" style:font-size-asian="9pt" style:font-weight-asian="bold" style:font-size-complex="9pt" style:font-weight-complex="bold"/>
    </style:style>
    <style:style style:name="P383" style:family="paragraph">
      <style:paragraph-properties fo:text-align="center"/>
      <style:text-properties fo:font-weight="bold" style:font-weight-asian="bold" style:font-weight-complex="bold"/>
    </style:style>
    <style:style style:name="P38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weight="normal" style:font-weight-asian="normal" style:font-weight-complex="normal"/>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0pt" fo:font-style="normal" fo:font-weight="bold" style:font-size-asian="10pt" style:font-style-asian="normal" style:font-weight-asian="bold" style:font-size-complex="10pt" style:font-style-complex="normal"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style:text-position="super 58%"/>
    </style:style>
    <style:style style:name="T10" style:family="text">
      <style:text-properties style:text-position="super 58%" fo:font-weight="normal" style:font-weight-asian="normal" style:font-weight-complex="normal"/>
    </style:style>
    <style:style style:name="T11" style:family="text">
      <style:text-properties style:text-position="super 58%" fo:font-size="9pt" style:font-size-asian="9pt" style:font-size-complex="9pt"/>
    </style:style>
    <style:style style:name="T12" style:family="text">
      <style:text-properties fo:font-size="9pt" style:font-size-asian="9pt" style:font-size-complex="9pt"/>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ize="9pt" fo:font-style="italic" fo:font-weight="bold" style:font-size-asian="9pt" style:font-style-asian="italic" style:font-weight-asian="bold" style:font-size-complex="9pt" style:font-style-complex="italic" style:font-weight-complex="bold"/>
    </style:style>
    <style:style style:name="T15" style:family="text">
      <style:text-properties style:font-name="Arial1"/>
    </style:style>
    <style:style style:name="T16"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18" style:family="text">
      <style:text-properties fo:color="#000000" fo:font-size="10pt" fo:font-weight="normal" style:font-size-asian="10pt" style:font-weight-asian="normal" style:font-size-complex="10pt" style:font-weight-complex="normal"/>
    </style:style>
    <style:style style:name="T19" style:family="text">
      <style:text-properties fo:color="#000000" fo:font-style="normal" style:font-style-asian="normal" style:font-style-complex="normal"/>
    </style:style>
    <style:style style:name="T20" style:family="text">
      <style:text-properties fo:color="#000000" fo:font-weight="bold" style:font-weight-asian="bold" style:font-weight-complex="bold"/>
    </style:style>
    <style:style style:name="T21" style:family="text">
      <style:text-properties fo:color="#000000" fo:font-weight="normal" style:font-weight-asian="normal" style:font-weight-complex="normal"/>
    </style:style>
    <style:style style:name="T22" style:family="text">
      <style:text-properties fo:color="#000000" fo:font-size="8pt" fo:font-weight="normal" style:font-size-asian="8pt" style:font-weight-asian="normal" style:font-size-complex="8pt" style:font-weight-complex="normal"/>
    </style:style>
    <style:style style:name="T23"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24" style:family="text">
      <style:text-properties fo:color="#000000" style:font-name="Arial2" fo:font-size="8pt" fo:font-weight="normal" style:font-size-asian="8pt" style:font-weight-asian="normal" style:font-size-complex="8pt" style:font-weight-complex="normal"/>
    </style:style>
    <style:style style:name="T25" style:family="text">
      <style:text-properties fo:font-weight="bold" style:font-weight-asian="bold" style:font-weight-complex="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font-style-asian="italic" style:font-style-complex="italic"/>
    </style:style>
    <style:style style:name="T28" style:family="text">
      <style:text-properties style:font-name="Thorndale"/>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name="Courier New3" fo:font-weight="bold" style:font-weight-asian="bold" style:font-weight-complex="bold"/>
    </style:style>
    <style:style style:name="T32" style:family="text">
      <style:text-properties style:use-window-font-color="true" fo:background-color="transparent"/>
    </style:style>
    <style:style style:name="T33" style:family="text">
      <style:text-properties style:text-position="sub 58%"/>
    </style:style>
    <style:style style:name="T34" style:family="text">
      <style:text-properties fo:font-size="7pt" style:font-size-asian="7pt" style:font-size-complex="7pt"/>
    </style:style>
    <style:style style:name="T35" style:family="text">
      <style:text-properties fo:color="#666666" fo:font-size="8pt" fo:font-style="italic" fo:font-weight="bold" style:font-size-asian="8pt" style:font-style-asian="italic" style:font-weight-asian="bold" style:font-size-complex="8pt" style:font-style-complex="italic" style:font-weight-complex="bold"/>
    </style:style>
    <style:style style:name="T36" style:family="text">
      <style:text-properties style:font-name="Tahoma"/>
    </style:style>
    <style:style style:name="T37" style:family="text">
      <style:text-properties fo:font-size="8pt" fo:font-weight="bold"/>
    </style:style>
    <style:style style:name="T38" style:family="text">
      <style:text-properties fo:font-size="7pt" fo:font-weight="bold"/>
    </style:style>
    <style:style style:name="T39" style:family="text">
      <style:text-properties fo:font-size="10pt" fo:font-weight="normal"/>
    </style:style>
    <style:style style:name="T40" style:family="text">
      <style:text-properties fo:font-size="9pt" fo:font-weight="bold" style:font-size-asian="9pt" style:font-weight-asian="bold" style:font-size-complex="9pt" style:font-weight-complex="bold"/>
    </style:style>
    <style:style style:name="T41" style:family="text">
      <style:text-properties fo:font-size="6pt" style:font-size-asian="6pt" style:font-size-complex="6pt"/>
    </style:style>
    <style:style style:name="T42" style:family="text">
      <style:text-properties fo:font-size="12pt" style:font-size-asian="12pt" style:font-size-complex="12pt"/>
    </style:style>
    <style:style style:name="T43" style:family="text">
      <style:text-properties fo:font-size="9pt" fo:font-weight="bold"/>
    </style:style>
    <style:style style:name="T44" style:family="text">
      <style:text-properties fo:font-size="9pt"/>
    </style:style>
    <style:style style:name="T45" style:family="text">
      <style:text-properties fo:font-size="7pt"/>
    </style:style>
    <style:style style:name="T46" style:family="text">
      <style:text-properties fo:font-size="7pt" fo:font-weight="normal"/>
    </style:style>
    <style:style style:name="T47" style:family="text">
      <style:text-properties fo:font-size="8pt"/>
    </style:style>
    <style:style style:name="T48" style:family="text">
      <style:text-properties style:font-name="Arial2" fo:font-size="10pt"/>
    </style:style>
    <style:style style:name="T49" style:family="text">
      <style:text-properties fo:font-size="8pt" fo:font-weight="normal"/>
    </style:style>
    <style:style style:name="T50" style:family="text">
      <style:text-properties fo:font-size="8pt" fo:font-weight="normal" style:font-weight-asian="normal" style:font-weight-complex="normal"/>
    </style:style>
    <style:style style:name="T51" style:family="text">
      <style:text-properties style:font-name="Arial2" fo:font-size="7pt" fo:font-weight="bold" style:font-size-asian="7pt" style:font-size-complex="7pt"/>
    </style:style>
    <style:style style:name="T52" style:family="text">
      <style:text-properties fo:font-size="6pt"/>
    </style:style>
    <style:style style:name="T53" style:family="text">
      <style:text-properties fo:font-size="10.5pt" fo:font-weight="bold"/>
    </style:style>
    <style:style style:name="T54" style:family="text">
      <style:text-properties fo:font-size="24pt"/>
    </style:style>
    <style:style style:name="T55" style:family="text">
      <style:text-properties fo:font-size="14pt" fo:font-weight="bold"/>
    </style:style>
    <style:style style:name="T56" style:family="text">
      <style:text-properties fo:font-size="6pt" fo:font-weight="bold" style:font-size-asian="6pt" style:font-weight-asian="bold" style:font-size-complex="6pt" style:font-weight-complex="bold"/>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style:vertical-pos="from-top" style:vertical-rel="paragraph" style:horizontal-pos="from-left" style:horizontal-rel="paragraph" fo:padding="0mm" fo:border="none" style:shadow="none">
        <style:columns fo:column-count="2" fo:column-gap="1.98mm">
          <style:column style:rel-width="32767*" fo:start-indent="0mm" fo:end-indent="0.99mm"/>
          <style:column style:rel-width="32768*" fo:start-indent="0.99mm" fo:end-indent="0mm"/>
        </style:columns>
      </style:graphic-properties>
    </style:style>
    <style:style style:name="fr3" style:family="graphic" style:parent-style-name="Frame">
      <style:graphic-properties fo:margin-left="0mm" fo:margin-right="0mm" fo:margin-top="0mm" fo:margin-bottom="0mm" style:run-through="foreground" style:vertical-pos="from-top" style:vertical-rel="paragraph" style:horizontal-pos="from-left" style:horizontal-rel="paragraph" fo:padding="0mm" fo:border="none"/>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OLE">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draw:ole-draw-aspect="1"/>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
      <text:list-level-style-bullet text:level="1" text:style-name="Bullet_20_Symbols" style:num-suffix="." text:bullet-char="">
        <style:list-level-properties text:space-before="4.39mm" text:min-label-width="3.9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space-before="5.03mm" text:min-label-width="4.97mm"/>
        <style:text-properties style:font-name="StarSymbol"/>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space-before="5.03mm" text:min-label-width="4.97mm"/>
        <style:text-properties style:font-name="StarSymbol"/>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style:num-suffix="." text:bullet-char="•">
        <style:list-level-properties text:space-before="0.02mm" text:min-label-width="4.97mm"/>
        <style:text-properties style:font-name="StarSymbol"/>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text:space-before="10.02mm" text:min-label-width="4.97mm"/>
        <style:text-properties style:font-name="StarSymbol"/>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8">
      <text:list-level-style-number text:level="1" style:num-prefix="(" style:num-suffix=")" style:num-format="a">
        <style:list-level-properties text:space-before="0.02mm" text:min-label-width="4.97mm"/>
      </text:list-level-style-number>
      <text:list-level-style-number text:level="2" text:style-name="Numbering_20_Symbols" style:num-suffix="." style:num-format="1">
        <style:list-level-properties text:space-before="5.03mm" text:min-label-width="4.97mm"/>
      </text:list-level-style-number>
      <text:list-level-style-number text:level="3" text:style-name="Numbering_20_Symbols" style:num-suffix="." style:num-format="1">
        <style:list-level-properties text:space-before="10.02mm" text:min-label-width="4.97mm"/>
      </text:list-level-style-number>
      <text:list-level-style-bullet text:level="4" text:style-name="Bullet_20_Symbols" style:num-suffix="." text:bullet-char="">
        <style:list-level-properties text:space-before="15.03mm" text:min-label-width="4.97mm"/>
        <style:text-properties style:font-name="StarSymbol"/>
      </text:list-level-style-bullet>
      <text:list-level-style-bullet text:level="5" text:style-name="Bullet_20_Symbols" style:num-suffix="." text:bullet-char="•">
        <style:list-level-properties text:space-before="20.02mm" text:min-label-width="4.97mm"/>
        <style:text-properties style:font-name="StarSymbol"/>
      </text:list-level-style-bullet>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
      <text:list-level-style-number text:level="1" style:num-prefix="(" style:num-suffix=")" style:num-format="a">
        <style:list-level-properties text:space-before="0.02mm" text:min-label-width="4.97mm"/>
      </text:list-level-style-number>
      <text:list-level-style-number text:level="2" text:style-name="Numbering_20_Symbols" style:num-suffix="." style:num-format="1">
        <style:list-level-properties text:space-before="5.03mm" text:min-label-width="4.97mm"/>
      </text:list-level-style-number>
      <text:list-level-style-number text:level="3" text:style-name="Numbering_20_Symbols" style:num-suffix="." style:num-format="1">
        <style:list-level-properties text:space-before="10.02mm" text:min-label-width="4.97mm"/>
      </text:list-level-style-number>
      <text:list-level-style-bullet text:level="4" text:style-name="Bullet_20_Symbols" style:num-suffix="." text:bullet-char="•">
        <style:list-level-properties text:space-before="15.03mm" text:min-label-width="4.97mm"/>
        <style:text-properties style:font-name="StarSymbol"/>
      </text:list-level-style-bullet>
      <text:list-level-style-bullet text:level="5" text:style-name="Bullet_20_Symbols" style:num-suffix="." text:bullet-char="•">
        <style:list-level-properties text:space-before="20.02mm" text:min-label-width="4.97mm"/>
        <style:text-properties style:font-name="StarSymbol"/>
      </text:list-level-style-bullet>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0">
      <text:list-level-style-number text:level="1" style:num-prefix="(" style:num-suffix=")" style:num-format="a">
        <style:list-level-properties text:space-before="0.02mm" text:min-label-width="4.97mm"/>
      </text:list-level-style-number>
      <text:list-level-style-number text:level="2" text:style-name="Numbering_20_Symbols" style:num-suffix="." style:num-format="1">
        <style:list-level-properties text:space-before="5.03mm" text:min-label-width="4.97mm"/>
      </text:list-level-style-number>
      <text:list-level-style-number text:level="3" text:style-name="Numbering_20_Symbols" style:num-suffix="." style:num-format="1">
        <style:list-level-properties text:space-before="10.02mm" text:min-label-width="4.97mm"/>
      </text:list-level-style-number>
      <text:list-level-style-bullet text:level="4" text:style-name="Bullet_20_Symbols" style:num-suffix="." text:bullet-char="•">
        <style:list-level-properties text:space-before="15.03mm" text:min-label-width="4.97mm"/>
        <style:text-properties style:font-name="StarSymbol"/>
      </text:list-level-style-bullet>
      <text:list-level-style-bullet text:level="5" text:style-name="Bullet_20_Symbols" style:num-suffix="." text:bullet-char="•">
        <style:list-level-properties text:space-before="20.02mm" text:min-label-width="4.97mm"/>
        <style:text-properties style:font-name="StarSymbol"/>
      </text:list-level-style-bullet>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1">
      <text:list-level-style-number text:level="1" style:num-prefix="(" style:num-suffix=")" style:num-format="a">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bullet text:level="4" text:style-name="Bullet_20_Symbols" style:num-suffix="." text:bullet-char="•">
        <style:list-level-properties text:space-before="15.03mm" text:min-label-width="4.97mm"/>
        <style:text-properties style:font-name="StarSymbol"/>
      </text:list-level-style-bullet>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2">
      <text:list-level-style-number text:level="1" style:num-prefix="(" style:num-suffix=")" style:num-format="a">
        <style:list-level-properties text:space-before="0.02mm" text:min-label-width="4.97mm"/>
      </text:list-level-style-number>
      <text:list-level-style-number text:level="2" text:style-name="Bullet_20_Symbols" style:num-suffix="." style:num-format="1">
        <style:list-level-properties/>
      </text:list-level-style-number>
      <text:list-level-style-number text:level="3" text:style-name="Numbering_20_Symbols" style:num-suffix="." style:num-format="1">
        <style:list-level-properties/>
      </text:list-level-style-number>
      <text:list-level-style-bullet text:level="4" text:style-name="Bullet_20_Symbols" style:num-suffix="." text:bullet-char="•">
        <style:list-level-properties text:space-before="15.03mm" text:min-label-width="4.97mm"/>
        <style:text-properties style:font-name="StarSymbol"/>
      </text:list-level-style-bullet>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3">
      <text:list-level-style-number text:level="1" style:num-prefix="(" style:num-suffix=")" style:num-format="a">
        <style:list-level-properties text:space-before="0.02mm" text:min-label-width="4.97mm"/>
      </text:list-level-style-number>
      <text:list-level-style-number text:level="2" text:style-name="Bullet_20_Symbols" style:num-suffix="." style:num-format="1">
        <style:list-level-properties/>
      </text:list-level-style-number>
      <text:list-level-style-number text:level="3" text:style-name="Numbering_20_Symbols" style:num-suffix="." style:num-format="1">
        <style:list-level-properties/>
      </text:list-level-style-number>
      <text:list-level-style-bullet text:level="4" text:style-name="Bullet_20_Symbols" style:num-suffix="." text:bullet-char="•">
        <style:list-level-properties text:space-before="15.03mm" text:min-label-width="4.97mm"/>
        <style:text-properties style:font-name="StarSymbol"/>
      </text:list-level-style-bullet>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4">
      <text:list-level-style-number text:level="1" style:num-prefix="(" style:num-suffix=")" style:num-format="a">
        <style:list-level-properties text:space-before="0.02mm" text:min-label-width="4.97mm"/>
      </text:list-level-style-number>
      <text:list-level-style-number text:level="2" text:style-name="Bullet_20_Symbols" style:num-suffix="." style:num-format="1">
        <style:list-level-properties/>
      </text:list-level-style-number>
      <text:list-level-style-number text:level="3" text:style-name="Numbering_20_Symbols" style:num-suffix="." style:num-format="1">
        <style:list-level-properties/>
      </text:list-level-style-number>
      <text:list-level-style-bullet text:level="4" text:style-name="Bullet_20_Symbols" style:num-suffix="." text:bullet-char="•">
        <style:list-level-properties text:space-before="15.03mm" text:min-label-width="4.97mm"/>
        <style:text-properties style:font-name="StarSymbol"/>
      </text:list-level-style-bullet>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9.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number text:level="1" text:style-name="Numbering_20_Symbols" style:num-suffix="." style:num-format="1">
        <style:list-level-properties text:space-before="6.35mm" text:min-label-width="6.35mm"/>
      </text:list-level-style-number>
      <text:list-level-style-number text:level="2" style:num-suffix=")" style:num-format="a">
        <style:list-level-properties text:space-before="12.7mm" text:min-label-width="6.35mm"/>
      </text:list-level-style-number>
      <text:list-level-style-bullet text:level="3" text:style-name="Bullet_20_Symbols" style:num-suffix=")" text:bullet-char="•">
        <style:list-level-properties text:space-before="19.05mm" text:min-label-width="6.35mm"/>
        <style:text-properties style:font-name="StarSymbol"/>
      </text:list-level-style-bullet>
      <text:list-level-style-number text:level="4" text:style-name="Numbering_20_Symbols" style:num-suffix="." style:num-format="1">
        <style:list-level-properties text:space-before="25.4mm" text:min-label-width="6.35mm"/>
      </text:list-level-style-number>
      <text:list-level-style-number text:level="5" style:num-suffix=")" style:num-format="a">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8">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number text:level="1" text:style-name="Numbering_20_Symbols" style:num-suffix="." style:num-format="1">
        <style:list-level-properties text:space-before="6.35mm" text:min-label-width="6.35mm"/>
      </text:list-level-style-number>
      <text:list-level-style-number text:level="2" style:num-suffix=")" style:num-format="a">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5">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7">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5"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5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5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5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8">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5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1">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62">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63">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6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67">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style:num-suffix=")" style:num-format="a">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bullet text:level="5" text:style-name="Bullet_20_Symbols" style:num-suffix="." text:bullet-char="•">
        <style:list-level-properties text:space-before="31.75mm" text:min-label-width="6.35mm"/>
        <style:text-properties style:font-name="StarSymbol"/>
      </text:list-level-style-bullet>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6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9">
      <text:list-level-style-bullet text:level="1" text:style-name="Bullet_20_Symbols" style:num-suffix="." text:bullet-char="●">
        <style:list-level-properties text:space-before="-5.47mm" text:min-label-width="6.35mm"/>
        <style:text-properties style:font-name="StarSymbol1"/>
      </text:list-level-style-bullet>
      <text:list-level-style-bullet text:level="2" text:style-name="Bullet_20_Symbols" style:num-suffix="." text:bullet-char="○">
        <style:list-level-properties text:space-before="7.23mm" text:min-label-width="6.35mm"/>
        <style:text-properties style:font-name="StarSymbol1"/>
      </text:list-level-style-bullet>
      <text:list-level-style-bullet text:level="3" text:style-name="Bullet_20_Symbols" style:num-suffix="." text:bullet-char="•">
        <style:list-level-properties text:space-before="19.93mm" text:min-label-width="6.35mm"/>
        <style:text-properties style:font-name="StarSymbol"/>
      </text:list-level-style-bullet>
      <text:list-level-style-bullet text:level="4" text:style-name="Bullet_20_Symbols" style:num-suffix="." text:bullet-char="●">
        <style:list-level-properties text:space-before="32.63mm" text:min-label-width="6.35mm"/>
        <style:text-properties style:font-name="StarSymbol1"/>
      </text:list-level-style-bullet>
      <text:list-level-style-bullet text:level="5" text:style-name="Bullet_20_Symbols" style:num-suffix="." text:bullet-char="○">
        <style:list-level-properties text:space-before="45.33mm" text:min-label-width="6.35mm"/>
        <style:text-properties style:font-name="StarSymbol1"/>
      </text:list-level-style-bullet>
      <text:list-level-style-bullet text:level="6" text:style-name="Bullet_20_Symbols" style:num-suffix="." text:bullet-char="■">
        <style:list-level-properties text:space-before="58.03mm" text:min-label-width="6.35mm"/>
        <style:text-properties style:font-name="StarSymbol1"/>
      </text:list-level-style-bullet>
      <text:list-level-style-bullet text:level="7" text:style-name="Bullet_20_Symbols" style:num-suffix="." text:bullet-char="●">
        <style:list-level-properties text:space-before="70.73mm" text:min-label-width="6.35mm"/>
        <style:text-properties style:font-name="StarSymbol1"/>
      </text:list-level-style-bullet>
      <text:list-level-style-bullet text:level="8" text:style-name="Bullet_20_Symbols" style:num-suffix="." text:bullet-char="○">
        <style:list-level-properties text:space-before="83.43mm" text:min-label-width="6.35mm"/>
        <style:text-properties style:font-name="StarSymbol1"/>
      </text:list-level-style-bullet>
      <text:list-level-style-bullet text:level="9" text:style-name="Bullet_20_Symbols" style:num-suffix="." text:bullet-char="■">
        <style:list-level-properties text:space-before="96.13mm" text:min-label-width="6.35mm"/>
        <style:text-properties style:font-name="StarSymbol1"/>
      </text:list-level-style-bullet>
      <text:list-level-style-bullet text:level="10" text:style-name="Bullet_20_Symbols" style:num-suffix="." text:bullet-char="●">
        <style:list-level-properties text:space-before="108.83mm" text:min-label-width="6.35mm"/>
        <style:text-properties style:font-name="StarSymbol1"/>
      </text:list-level-style-bullet>
    </text:list-style>
    <text:list-style style:name="L7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7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7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8">
      <text:list-level-style-number text:level="1" text:style-name="Numbering_20_Symbols" style:num-prefix=" " style:num-suffix=" " style:num-format="1" text:start-value="2">
        <style:list-level-properties text:min-label-distance="3.81mm"/>
      </text:list-level-style-number>
      <text:list-level-style-number text:level="2" text:style-name="Numbering_20_Symbols" style:num-prefix=" " style:num-suffix=" " style:num-format="1" text:display-levels="2">
        <style:list-level-properties text:min-label-distance="3.81mm"/>
      </text:list-level-style-number>
      <text:list-level-style-number text:level="3" text:style-name="Numbering_20_Symbols" style:num-prefix=" " style:num-suffix=" " style:num-format="1" text:display-levels="3">
        <style:list-level-properties text:min-label-distance="3.81mm"/>
      </text:list-level-style-number>
      <text:list-level-style-number text:level="4" text:style-name="Numbering_20_Symbols" style:num-prefix=" " style:num-suffix=" " style:num-format="1" text:display-levels="4">
        <style:list-level-properties text:min-label-distance="3.81mm"/>
      </text:list-level-style-number>
      <text:list-level-style-number text:level="5" text:style-name="Numbering_20_Symbols" style:num-prefix=" " style:num-suffix=" " style:num-format="1" text:display-levels="5">
        <style:list-level-properties text:min-label-distance="3.81mm"/>
      </text:list-level-style-number>
      <text:list-level-style-number text:level="6" text:style-name="Numbering_20_Symbols" style:num-prefix=" " style:num-suffix=" " style:num-format="1" text:display-levels="6">
        <style:list-level-properties text:min-label-distance="3.81mm"/>
      </text:list-level-style-number>
      <text:list-level-style-number text:level="7" text:style-name="Numbering_20_Symbols" style:num-prefix=" " style:num-suffix=" " style:num-format="1" text:display-levels="7">
        <style:list-level-properties text:min-label-distance="3.81mm"/>
      </text:list-level-style-number>
      <text:list-level-style-number text:level="8" text:style-name="Numbering_20_Symbols" style:num-prefix=" " style:num-suffix=" " style:num-format="1" text:display-levels="8">
        <style:list-level-properties text:min-label-distance="3.81mm"/>
      </text:list-level-style-number>
      <text:list-level-style-number text:level="9" text:style-name="Numbering_20_Symbols" style:num-prefix=" " style:num-suffix=" " style:num-format="1" text:display-levels="9">
        <style:list-level-properties text:min-label-distance="3.81mm"/>
      </text:list-level-style-number>
      <text:list-level-style-number text:level="10" text:style-name="Numbering_20_Symbols" style:num-prefix=" " style:num-suffix=" " style:num-format="1" text:display-levels="10">
        <style:list-level-properties text:min-label-distance="3.81mm"/>
      </text:list-level-style-number>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width="0.41mm" svg:stroke-color="#008000" draw:marker-start-width="4.13mm" draw:marker-end-width="4.13mm" draw:fill="none" draw:textarea-horizontal-align="center" draw:textarea-vertical-align="middle" fo:padding-top="0.19mm" fo:padding-bottom="0.19mm" fo:padding-left="0.19mm" fo:padding-right="0.19mm" style:run-through="foreground"/>
    </style:style>
    <style:style style:name="gr4" style:family="graphic">
      <style:graphic-properties draw:stroke="none" svg:stroke-color="#000000" draw:fill="none" draw:fill-color="#ffffff" fo:min-height="9.28mm" style:run-through="foreground"/>
    </style:style>
    <style:style style:name="gr5" style:family="graphic">
      <style:graphic-properties svg:stroke-width="0.19mm" draw:marker-start-width="3.81mm" draw:marker-end="Arrow" draw:marker-end-width="2.29mm" draw:textarea-horizontal-align="center" draw:textarea-vertical-align="middle" fo:padding-top="0.09mm" fo:padding-bottom="0.09mm" fo:padding-left="0.09mm" fo:padding-right="0.09mm" style:run-through="foreground"/>
    </style:style>
    <style:style style:name="gr6" style:family="graphic">
      <style:graphic-properties svg:stroke-width="0.41mm" svg:stroke-color="#800080" draw:marker-start-width="4.13mm" draw:marker-end-width="4.13mm" draw:fill="none" draw:textarea-horizontal-align="justify" draw:textarea-vertical-align="middle" draw:auto-grow-height="false" fo:min-height="0mm" fo:min-width="0mm" fo:padding-top="0.19mm" fo:padding-bottom="0.19mm" fo:padding-left="0.19mm" fo:padding-right="0.19mm" style:run-through="foreground"/>
    </style:style>
    <style:style style:name="gr7" style:family="graphic">
      <style:graphic-properties svg:stroke-width="0.41mm" svg:stroke-color="#800000" draw:marker-start-width="4.13mm" draw:marker-end-width="4.13mm" draw:fill="none" draw:textarea-horizontal-align="center" draw:textarea-vertical-align="middle" fo:padding-top="0.19mm" fo:padding-bottom="0.19mm" fo:padding-left="0.19mm" fo:padding-right="0.19mm" style:run-through="foreground"/>
    </style:style>
    <style:style style:name="gr8" style:family="graphic">
      <style:graphic-properties svg:stroke-width="0.41mm" svg:stroke-color="#008000" draw:marker-start-width="4.13mm" draw:marker-end-width="4.13mm" draw:fill="none" draw:textarea-horizontal-align="justify" draw:textarea-vertical-align="middle" draw:auto-grow-height="false" fo:min-height="0mm" fo:min-width="0mm" fo:padding-top="0.19mm" fo:padding-bottom="0.19mm" fo:padding-left="0.19mm" fo:padding-right="0.19mm" style:run-through="foreground"/>
    </style:style>
    <style:style style:name="gr9" style:family="graphic">
      <style:graphic-properties draw:stroke="none" svg:stroke-color="#000000" draw:fill="none" draw:fill-color="#ffffff" fo:min-height="7.39mm" style:run-through="foreground"/>
    </style:style>
    <style:style style:name="gr10" style:family="graphic">
      <style:graphic-properties svg:stroke-width="0.19mm" svg:stroke-color="#000080" draw:marker-start-width="3.81mm" draw:marker-end="Arrow" draw:marker-end-width="2.29mm" draw:textarea-horizontal-align="center" draw:textarea-vertical-align="middle" fo:padding-top="0.09mm" fo:padding-bottom="0.09mm" fo:padding-left="0.09mm" fo:padding-right="0.09mm" style:run-through="foreground"/>
    </style:style>
    <style:style style:name="gr11" style:family="graphic">
      <style:graphic-properties draw:stroke="none" svg:stroke-color="#000000" draw:fill="none" draw:fill-color="#ffffff" fo:min-height="1.76mm" style:run-through="foreground"/>
    </style:style>
    <style:style style:name="gr12" style:family="graphic">
      <style:graphic-properties draw:stroke="none" svg:stroke-color="#000000" draw:fill="none" draw:fill-color="#ffffff" fo:min-height="5.47mm" style:run-through="foreground"/>
    </style:style>
    <style:style style:name="gr13" style:family="graphic">
      <style:graphic-properties svg:stroke-width="0.49mm" svg:stroke-color="#000080" draw:marker-start-width="4.27mm" draw:marker-end-width="4.27mm" draw:fill="none" draw:textarea-horizontal-align="center" draw:textarea-vertical-align="middle" fo:padding-top="0.25mm" fo:padding-bottom="0.25mm" fo:padding-left="0.25mm" fo:padding-right="0.25mm" style:run-through="foreground"/>
    </style:style>
    <style:style style:name="gr14" style:family="graphic">
      <style:graphic-properties draw:stroke="none" svg:stroke-color="#000000" draw:fill="none" draw:fill-color="#ffffff" fo:min-height="4.59mm" style:run-through="foreground"/>
    </style:style>
    <style:style style:name="gr15" style:family="graphic">
      <style:graphic-properties svg:stroke-width="0.19mm" draw:marker-start="Arrow" draw:marker-start-width="2.31mm" draw:marker-end="Arrow" draw:marker-end-width="2.31mm" draw:textarea-horizontal-align="center" draw:textarea-vertical-align="middle" fo:padding-top="0.09mm" fo:padding-bottom="0.09mm" fo:padding-left="0.09mm" fo:padding-right="0.09mm" style:run-through="foreground"/>
    </style:style>
    <style:style style:name="gr16" style:family="graphic">
      <style:graphic-properties svg:stroke-width="0.02mm" draw:marker-start-width="3.55mm" draw:marker-end-width="3.55mm" draw:textarea-horizontal-align="center" draw:textarea-vertical-align="middle" style:run-through="foreground"/>
    </style:style>
    <style:style style:name="gr17" style:family="graphic">
      <style:graphic-properties svg:stroke-width="0.02mm" draw:marker-start-width="3.55mm" draw:marker-end="Arrow" draw:marker-end-width="2.05mm" draw:textarea-horizontal-align="center" draw:textarea-vertical-align="middle" style:run-through="foreground"/>
    </style:style>
    <style:style style:name="gr18" style:family="graphic">
      <style:graphic-properties draw:stroke="none" svg:stroke-color="#000000" draw:fill="none" draw:fill-color="#ffffff" fo:min-height="8.24mm" style:run-through="foreground"/>
    </style:style>
    <style:style style:name="gr19" style:family="graphic">
      <style:graphic-properties draw:stroke="none" svg:stroke-color="#000000" draw:fill="none" draw:fill-color="#ffffff" fo:min-height="2.54mm" style:run-through="foreground"/>
    </style:style>
    <style:style style:name="gr20" style:family="graphic">
      <style:graphic-properties svg:stroke-color="#800000" draw:marker-end="Arrow" draw:marker-end-width="1.53mm" draw:textarea-horizontal-align="center" draw:textarea-vertical-align="middle" style:run-through="foreground"/>
    </style:style>
    <style:style style:name="gr21" style:family="graphic">
      <style:graphic-properties draw:stroke="none" svg:stroke-color="#000000" draw:fill="none" draw:fill-color="#ffffff" fo:min-height="1.89mm" style:run-through="foreground"/>
    </style:style>
    <style:style style:name="gr22" style:family="graphic">
      <style:graphic-properties draw:stroke="none" svg:stroke-color="#000000" draw:fill="none" draw:fill-color="#ffffff" fo:min-height="4.2mm" style:run-through="foreground"/>
    </style:style>
    <style:style style:name="gr23" style:family="graphic">
      <style:graphic-properties svg:stroke-width="0.6mm" draw:marker-start-width="4.43mm" draw:marker-end-width="4.43mm" draw:textarea-horizontal-align="center" draw:textarea-vertical-align="middle" fo:padding-top="0.3mm" fo:padding-bottom="0.3mm" fo:padding-left="0.3mm" fo:padding-right="0.3mm" style:run-through="foreground"/>
    </style:style>
    <style:style style:name="gr24" style:family="graphic">
      <style:graphic-properties svg:stroke-width="0.69mm" draw:marker-start-width="4.57mm" draw:marker-end-width="4.57mm" draw:fill="none" draw:textarea-horizontal-align="center" draw:textarea-vertical-align="middle" fo:padding-top="0.34mm" fo:padding-bottom="0.34mm" fo:padding-left="0.34mm" fo:padding-right="0.34mm" style:run-through="foreground"/>
    </style:style>
    <style:style style:name="gr25" style:family="graphic">
      <style:graphic-properties svg:stroke-width="0.3mm" draw:marker-start-width="3.97mm" draw:marker-end-width="3.97mm" draw:fill-color="#00ae00" draw:textarea-horizontal-align="center" draw:textarea-vertical-align="middle" fo:padding-top="0.14mm" fo:padding-bottom="0.14mm" fo:padding-left="0.14mm" fo:padding-right="0.14mm" style:run-through="foreground"/>
    </style:style>
    <style:style style:name="gr26" style:family="graphic">
      <style:graphic-properties svg:stroke-width="0.3mm" draw:marker-start-width="3.97mm" draw:marker-end-width="3.97mm" draw:fill-color="#ff9966" draw:textarea-horizontal-align="center" draw:textarea-vertical-align="middle" fo:padding-top="0.14mm" fo:padding-bottom="0.14mm" fo:padding-left="0.14mm" fo:padding-right="0.14mm" style:run-through="foreground"/>
    </style:style>
    <style:style style:name="gr27" style:family="graphic">
      <style:graphic-properties svg:stroke-width="0.3mm" draw:marker-start-width="3.97mm" draw:marker-end-width="3.97mm" draw:fill-color="#ff3333" draw:textarea-horizontal-align="center" draw:textarea-vertical-align="middle" fo:padding-top="0.14mm" fo:padding-bottom="0.14mm" fo:padding-left="0.14mm" fo:padding-right="0.14mm" style:run-through="foreground"/>
    </style:style>
    <style:style style:name="gr28" style:family="graphic">
      <style:graphic-properties svg:stroke-width="0.3mm" draw:marker-start-width="3.97mm" draw:marker-end-width="3.97mm" draw:fill-color="#ff0000" draw:textarea-horizontal-align="center" draw:textarea-vertical-align="middle" fo:padding-top="0.14mm" fo:padding-bottom="0.14mm" fo:padding-left="0.14mm" fo:padding-right="0.14mm" style:run-through="foreground"/>
    </style:style>
    <style:style style:name="gr29" style:family="graphic">
      <style:graphic-properties draw:stroke="none" svg:stroke-color="#000000" draw:fill="none" draw:fill-color="#ffffff" fo:min-height="9.74mm" style:run-through="foreground"/>
    </style:style>
    <style:style style:name="gr30" style:family="graphic">
      <style:graphic-properties draw:marker-end="Arrow" draw:marker-end-width="2.03mm" draw:textarea-horizontal-align="center" draw:textarea-vertical-align="middle" style:run-through="foreground"/>
    </style:style>
    <style:style style:name="gr31" style:family="graphic">
      <style:graphic-properties draw:stroke="none" svg:stroke-color="#000000" draw:fill="none" draw:fill-color="#ffffff" fo:min-height="7.43mm" style:run-through="foreground"/>
    </style:style>
    <style:style style:name="gr32" style:family="graphic">
      <style:graphic-properties draw:stroke="none" svg:stroke-color="#000000" draw:fill="none" draw:fill-color="#ffffff" fo:min-height="0.02mm" style:run-through="foreground"/>
    </style:style>
    <style:style style:name="gr33" style:family="graphic">
      <style:graphic-properties svg:stroke-width="0.41mm" svg:stroke-color="#000000" draw:marker-start-width="4.15mm" draw:marker-end-width="4.15mm" draw:fill="none" draw:textarea-horizontal-align="center" draw:textarea-vertical-align="middle" fo:padding-top="0.19mm" fo:padding-bottom="0.19mm" fo:padding-left="0.19mm" fo:padding-right="0.19mm" style:run-through="foreground"/>
    </style:style>
    <style:style style:name="gr34" style:family="graphic">
      <style:graphic-properties draw:stroke="none" svg:stroke-color="#000000" draw:fill="none" draw:fill-color="#ffffff" fo:min-height="5.4mm" style:run-through="foreground"/>
    </style:style>
    <style:style style:name="gr35" style:family="graphic">
      <style:graphic-properties svg:stroke-width="0.41mm" svg:stroke-color="#000080" draw:marker-start-width="4.15mm" draw:marker-end-width="4.15mm" draw:fill="solid" draw:fill-color="#ffffff" draw:textarea-horizontal-align="center" draw:textarea-vertical-align="middle" fo:padding-top="0.19mm" fo:padding-bottom="0.19mm" fo:padding-left="0.19mm" fo:padding-right="0.19mm" style:run-through="foreground"/>
    </style:style>
    <style:style style:name="gr36" style:family="graphic">
      <style:graphic-properties svg:stroke-width="0.49mm" svg:stroke-color="#000080" draw:marker-start-width="4.27mm" draw:marker-end-width="4.27mm" draw:fill="none" draw:textarea-horizontal-align="justify" draw:textarea-vertical-align="middle" draw:auto-grow-height="false" fo:padding-top="0.25mm" fo:padding-bottom="0.25mm" fo:padding-left="0.25mm" fo:padding-right="0.25mm" style:run-through="foreground"/>
    </style:style>
    <style:style style:name="gr37" style:family="graphic">
      <style:graphic-properties draw:stroke="none" svg:stroke-color="#000000" draw:fill="none" draw:fill-color="#ffffff" fo:min-height="3.6mm" style:run-through="foreground"/>
    </style:style>
    <style:style style:name="gr38" style:family="graphic">
      <style:graphic-properties draw:marker-end="" draw:marker-end-width="2.03mm" draw:textarea-horizontal-align="center" draw:textarea-vertical-align="middle" style:run-through="foreground"/>
    </style:style>
    <style:style style:name="gr39" style:family="graphic">
      <style:graphic-properties draw:stroke="none" svg:stroke-color="#000000" draw:fill="none" draw:fill-color="#ffffff" fo:min-height="4.37mm" style:run-through="foreground"/>
    </style:style>
    <style:style style:name="gr40" style:family="graphic">
      <style:graphic-properties svg:stroke-width="0.41mm" svg:stroke-color="#000080" draw:marker-start-width="4.15mm" draw:marker-end-width="4.15mm" draw:fill="none" draw:textarea-horizontal-align="center" draw:textarea-vertical-align="middle" fo:padding-top="0.19mm" fo:padding-bottom="0.19mm" fo:padding-left="0.19mm" fo:padding-right="0.19mm" style:run-through="foreground"/>
    </style:style>
    <style:style style:name="gr41" style:family="graphic">
      <style:graphic-properties draw:stroke="none" svg:stroke-color="#000000" draw:fill="none" draw:fill-color="#ffffff" fo:min-height="1.75mm" style:run-through="foreground"/>
    </style:style>
    <style:style style:name="gr42" style:family="graphic">
      <style:graphic-properties svg:stroke-width="0.41mm" svg:stroke-color="#800000" draw:marker-start-width="4.15mm" draw:marker-end="Arrow" draw:marker-end-width="4.15mm" draw:fill="none" draw:textarea-horizontal-align="center" draw:textarea-vertical-align="middle" fo:padding-top="0.19mm" fo:padding-bottom="0.19mm" fo:padding-left="0.19mm" fo:padding-right="0.19mm" style:run-through="foreground"/>
    </style:style>
    <style:style style:name="gr43" style:family="graphic">
      <style:graphic-properties draw:textarea-horizontal-align="center" draw:textarea-vertical-align="middle" style:run-through="foreground"/>
    </style:style>
    <style:style style:name="gr44" style:family="graphic">
      <style:graphic-properties svg:stroke-width="0.19mm" svg:stroke-color="#008000" draw:marker-start-width="3.83mm" draw:marker-end="Arrow" draw:marker-end-width="2.33mm" draw:textarea-horizontal-align="center" draw:textarea-vertical-align="middle" fo:padding-top="0.09mm" fo:padding-bottom="0.09mm" fo:padding-left="0.09mm" fo:padding-right="0.09mm" style:run-through="foreground"/>
    </style:style>
    <style:style style:name="gr45" style:family="graphic">
      <style:graphic-properties svg:stroke-width="0.19mm" svg:stroke-color="#dc2300" draw:marker-start-width="3.83mm" draw:marker-end="Arrow" draw:marker-end-width="2.33mm" draw:textarea-horizontal-align="center" draw:textarea-vertical-align="middle" fo:padding-top="0.09mm" fo:padding-bottom="0.09mm" fo:padding-left="0.09mm" fo:padding-right="0.09mm" style:run-through="foreground"/>
    </style:style>
    <style:style style:name="gr46" style:family="graphic">
      <style:graphic-properties svg:stroke-color="#808000" draw:marker-end="Arrow" draw:marker-end-width="1.53mm" draw:textarea-horizontal-align="center" draw:textarea-vertical-align="middle" style:run-through="foreground"/>
    </style:style>
    <style:style style:name="gr47" style:family="graphic">
      <style:graphic-properties svg:stroke-color="#808080" draw:marker-end="Arrow" draw:marker-end-width="2.03mm" draw:textarea-horizontal-align="center" draw:textarea-vertical-align="middle" style:run-through="foreground"/>
    </style:style>
    <style:style style:name="gr48" style:family="graphic">
      <style:graphic-properties svg:stroke-width="0.41mm" svg:stroke-color="#000000" draw:marker-start-width="4.15mm" draw:marker-end-width="4.15mm" draw:fill="solid" draw:fill-color="#e6e6e6" draw:textarea-horizontal-align="center" draw:textarea-vertical-align="middle" fo:padding-top="0.19mm" fo:padding-bottom="0.19mm" fo:padding-left="0.19mm" fo:padding-right="0.19mm" style:run-through="foreground"/>
    </style:style>
    <style:style style:name="gr49" style:family="graphic">
      <style:graphic-properties svg:stroke-width="0.41mm" svg:stroke-color="#000000" draw:marker-start-width="4.15mm" draw:marker-end-width="4.15mm" draw:fill="solid" draw:fill-color="#ffffff" draw:textarea-horizontal-align="center" draw:textarea-vertical-align="middle" fo:padding-top="0.19mm" fo:padding-bottom="0.19mm" fo:padding-left="0.19mm" fo:padding-right="0.19mm" style:run-through="foreground"/>
    </style:style>
    <style:style style:name="gr50" style:family="graphic">
      <style:graphic-properties draw:stroke="none" svg:stroke-color="#000000" draw:fill="none" draw:fill-color="#ffffff" fo:min-height="3.12mm" style:run-through="foreground"/>
    </style:style>
    <style:style style:name="gr51" style:family="graphic">
      <style:graphic-properties svg:stroke-width="0.41mm" svg:stroke-color="#000000" draw:marker-start-width="4.15mm" draw:marker-end-width="4.15mm" draw:fill="solid" draw:fill-color="#ffffff" draw:textarea-horizontal-align="center" draw:textarea-vertical-align="middle" fo:padding-top="0.19mm" fo:padding-bottom="0.19mm" fo:padding-left="0.19mm" fo:padding-right="0.19mm" style:run-through="foreground"/>
    </style:style>
    <style:style style:name="gr52" style:family="graphic">
      <style:graphic-properties draw:stroke="none" svg:stroke-color="#000000" draw:fill="none" draw:fill-color="#ffffff" fo:min-height="8.4mm" style:run-through="foreground"/>
    </style:style>
    <style:style style:name="gr53" style:family="graphic">
      <style:graphic-properties svg:stroke-width="0.3mm" svg:stroke-color="#800000" draw:marker-start-width="3.97mm" draw:marker-end-width="3.97mm" draw:textarea-horizontal-align="center" draw:textarea-vertical-align="middle" fo:padding-top="0.14mm" fo:padding-bottom="0.14mm" fo:padding-left="0.14mm" fo:padding-right="0.14mm" style:run-through="foreground"/>
    </style:style>
    <style:style style:name="gr54" style:family="graphic">
      <style:graphic-properties svg:stroke-width="0.41mm" draw:marker-start-width="4.13mm" draw:marker-end-width="4.13mm" draw:fill="none" draw:textarea-horizontal-align="justify" draw:textarea-vertical-align="middle" draw:auto-grow-height="false" fo:padding-top="0.19mm" fo:padding-bottom="0.19mm" fo:padding-left="0.19mm" fo:padding-right="0.19mm" style:run-through="foreground"/>
    </style:style>
    <style:style style:name="gr55" style:family="graphic">
      <style:graphic-properties svg:stroke-width="0.3mm" svg:stroke-color="#800000" draw:marker-start-width="3.97mm" draw:marker-end="Arrow" draw:marker-end-width="2.47mm" draw:textarea-horizontal-align="center" draw:textarea-vertical-align="middle" fo:padding-top="0.14mm" fo:padding-bottom="0.14mm" fo:padding-left="0.14mm" fo:padding-right="0.14mm" style:run-through="foreground"/>
    </style:style>
    <style:style style:name="gr56" style:family="graphic">
      <style:graphic-properties svg:stroke-width="0.3mm" svg:stroke-color="#800000" draw:marker-start-width="3.99mm" draw:marker-end="Arrow" draw:marker-end-width="2.49mm" draw:textarea-horizontal-align="center" draw:textarea-vertical-align="middle" fo:padding-top="0.14mm" fo:padding-bottom="0.14mm" fo:padding-left="0.14mm" fo:padding-right="0.14mm" style:run-through="foreground"/>
    </style:style>
    <style:style style:name="gr57" style:family="graphic">
      <style:graphic-properties draw:fill="none" draw:textarea-horizontal-align="justify" draw:textarea-vertical-align="middle" draw:auto-grow-height="false" style:run-through="foreground"/>
    </style:style>
    <style:style style:name="gr58" style:family="graphic">
      <style:graphic-properties draw:stroke="dash" draw:stroke-dash="Ultrafine_20_Dashed" svg:stroke-width="0.11mm" svg:stroke-color="#800000" draw:marker-start-width="3.69mm" draw:marker-end="Arrow" draw:marker-end-width="1.69mm" draw:textarea-horizontal-align="center" draw:textarea-vertical-align="middle" fo:padding-top="0.05mm" fo:padding-bottom="0.05mm" fo:padding-left="0.05mm" fo:padding-right="0.05mm" style:run-through="foreground"/>
    </style:style>
    <style:style style:name="gr59" style:family="graphic">
      <style:graphic-properties draw:stroke="dash" draw:stroke-dash="Ultrafine_20_Dashed" svg:stroke-width="0.11mm" svg:stroke-color="#800000" draw:marker-start="Arrow" draw:marker-start-width="1.69mm" draw:marker-end="" draw:marker-end-width="1.69mm" draw:textarea-horizontal-align="center" draw:textarea-vertical-align="middle" fo:padding-top="0.05mm" fo:padding-bottom="0.05mm" fo:padding-left="0.05mm" fo:padding-right="0.05mm" style:run-through="foreground"/>
    </style:style>
    <style:style style:name="gr60" style:family="graphic">
      <style:graphic-properties svg:stroke-width="0.49mm" svg:stroke-color="#333366" draw:marker-start-width="4.27mm" draw:marker-end-width="4.27mm" draw:fill="none" draw:textarea-horizontal-align="center" draw:textarea-vertical-align="middle" fo:padding-top="0.25mm" fo:padding-bottom="0.25mm" fo:padding-left="0.25mm" fo:padding-right="0.25mm" style:run-through="foreground"/>
    </style:style>
    <style:style style:name="gr61" style:family="graphic">
      <style:graphic-properties svg:stroke-width="0.41mm" svg:stroke-color="#666699" draw:marker-start-width="4.13mm" draw:marker-end-width="4.13mm" draw:fill-color="#ffffff" draw:textarea-horizontal-align="justify" draw:textarea-vertical-align="middle" draw:auto-grow-height="false" fo:padding-top="0.19mm" fo:padding-bottom="0.19mm" fo:padding-left="0.19mm" fo:padding-right="0.19mm" style:run-through="foreground"/>
    </style:style>
    <style:style style:name="gr62" style:family="graphic">
      <style:graphic-properties draw:stroke="none" svg:stroke-color="#000000" draw:fill="none" draw:fill-color="#ffffff" fo:min-height="4.5mm" style:run-through="foreground"/>
    </style:style>
    <style:style style:name="gr63" style:family="graphic">
      <style:graphic-properties svg:stroke-width="0.3mm" draw:marker-start-width="3.97mm" draw:marker-end="Arrow" draw:marker-end-width="1.98mm" draw:textarea-horizontal-align="center" draw:textarea-vertical-align="middle" fo:padding-top="0.14mm" fo:padding-bottom="0.14mm" fo:padding-left="0.14mm" fo:padding-right="0.14mm" style:run-through="foreground"/>
    </style:style>
    <style:style style:name="gr64" style:family="graphic">
      <style:graphic-properties svg:stroke-width="0.3mm" svg:stroke-color="#800000" draw:marker-start-width="3.97mm" draw:marker-end-width="3.97mm" draw:fill-color="#ffffcc" draw:textarea-horizontal-align="center" draw:textarea-vertical-align="middle" fo:padding-top="0.14mm" fo:padding-bottom="0.14mm" fo:padding-left="0.14mm" fo:padding-right="0.14mm" style:run-through="foreground"/>
    </style:style>
    <style:style style:name="gr65" style:family="graphic">
      <style:graphic-properties svg:stroke-width="0.3mm" draw:marker-start-width="3.97mm" draw:marker-end="Arrow" draw:marker-end-width="1.48mm" draw:textarea-horizontal-align="center" draw:textarea-vertical-align="middle" fo:padding-top="0.14mm" fo:padding-bottom="0.14mm" fo:padding-left="0.14mm" fo:padding-right="0.14mm" style:run-through="foreground"/>
    </style:style>
    <style:style style:name="gr66" style:family="graphic">
      <style:graphic-properties draw:stroke="none" svg:stroke-color="#000000" draw:fill="none" draw:fill-color="#ffffff" fo:min-height="0.93mm" style:run-through="foreground"/>
    </style:style>
    <style:style style:name="gr67" style:family="graphic">
      <style:graphic-properties draw:stroke="none" svg:stroke-color="#000000" draw:fill="none" draw:fill-color="#ffffff" fo:min-height="1.85mm" style:run-through="foreground"/>
    </style:style>
    <style:style style:name="gr68" style:family="graphic">
      <style:graphic-properties svg:stroke-width="0.19mm" draw:marker-start-width="3.81mm" draw:marker-end="Arrow" draw:marker-end-width="1.82mm" draw:textarea-horizontal-align="center" draw:textarea-vertical-align="middle" fo:padding-top="0.09mm" fo:padding-bottom="0.09mm" fo:padding-left="0.09mm" fo:padding-right="0.09mm" style:run-through="foreground"/>
    </style:style>
    <style:style style:name="gr69" style:family="graphic">
      <style:graphic-properties draw:stroke="none" svg:stroke-color="#000000" draw:fill="none" draw:fill-color="#ffffff" fo:min-height="1.15mm" style:run-through="foreground"/>
    </style:style>
    <style:style style:name="gr70" style:family="graphic">
      <style:graphic-properties draw:stroke="none" svg:stroke-color="#000000" draw:fill="none" draw:fill-color="#ffffff" fo:min-height="13.6mm" style:run-through="foreground"/>
    </style:style>
    <style:style style:name="gr71" style:family="graphic">
      <style:graphic-properties draw:fill="none" draw:textarea-vertical-align="middle" draw:auto-grow-height="false" fo:min-height="13.21mm" fo:min-width="8.8mm" style:run-through="foreground"/>
    </style:style>
    <style:style style:name="gr72" style:family="graphic">
      <style:graphic-properties draw:stroke="dash" draw:stroke-dash="Ultrafine_20_Dashed" svg:stroke-width="0.19mm" svg:stroke-color="#008080" draw:marker-start-width="3.81mm" draw:marker-end-width="3.81mm" draw:fill="none" draw:textarea-horizontal-align="center" draw:textarea-vertical-align="middle" fo:padding-top="0.09mm" fo:padding-bottom="0.09mm" fo:padding-left="0.09mm" fo:padding-right="0.09mm" style:run-through="foreground"/>
    </style:style>
    <style:style style:name="gr73" style:family="graphic">
      <style:graphic-properties draw:stroke="none" svg:stroke-color="#000000" draw:fill="none" draw:fill-color="#ffffff" fo:min-height="6.28mm" style:run-through="foreground"/>
    </style:style>
    <style:style style:name="gr74" style:family="graphic">
      <style:graphic-properties draw:stroke="none" svg:stroke-color="#000000" draw:fill="none" draw:fill-color="#ffffff" fo:min-height="9.42mm" style:run-through="foreground"/>
    </style:style>
    <style:style style:name="gr7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8.73mm" style:run-through="foreground"/>
    </style:style>
    <style:style style:name="gr77" style:family="graphic">
      <style:graphic-properties draw:stroke="none" svg:stroke-color="#000000" draw:fill="none" draw:fill-color="#ffffff" fo:min-height="12.93mm" style:run-through="foreground"/>
    </style:style>
    <style:style style:name="gr78" style:family="graphic">
      <style:graphic-properties svg:stroke-width="0.3mm" svg:stroke-color="#800000" draw:marker-start-width="3.97mm" draw:marker-end="Arrow" draw:marker-end-width="1.98mm" draw:textarea-horizontal-align="center" draw:textarea-vertical-align="middle" fo:padding-top="0.14mm" fo:padding-bottom="0.14mm" fo:padding-left="0.14mm" fo:padding-right="0.14mm" style:run-through="foreground"/>
    </style:style>
    <style:style style:name="gr79" style:family="graphic">
      <style:graphic-properties svg:stroke-width="0.42mm" svg:stroke-color="#800000" draw:marker-start-width="4.15mm" draw:marker-end-width="4.15mm" draw:fill="none" draw:textarea-horizontal-align="center" draw:textarea-vertical-align="middle" fo:padding-top="0.19mm" fo:padding-bottom="0.19mm" fo:padding-left="0.19mm" fo:padding-right="0.19mm" style:run-through="foreground"/>
    </style:style>
    <style:style style:name="gr80" style:family="graphic">
      <style:graphic-properties draw:stroke="none" svg:stroke-color="#000000" draw:fill="none" draw:fill-color="#ffffff" fo:min-height="19.58mm" style:run-through="foreground"/>
    </style:style>
    <style:style style:name="gr81" style:family="graphic">
      <style:graphic-properties svg:stroke-width="0.42mm" svg:stroke-color="#000080" draw:marker-start-width="4.15mm" draw:marker-end-width="4.15mm" draw:fill="none" draw:textarea-horizontal-align="center" draw:textarea-vertical-align="middle" fo:padding-top="0.19mm" fo:padding-bottom="0.19mm" fo:padding-left="0.19mm" fo:padding-right="0.19mm" style:run-through="foreground"/>
    </style:style>
    <style:style style:name="gr82" style:family="graphic">
      <style:graphic-properties draw:stroke="none" svg:stroke-color="#000000" draw:fill="none" draw:fill-color="#ffffff" fo:min-height="8.26mm" style:run-through="foreground"/>
    </style:style>
    <style:style style:name="gr83" style:family="graphic">
      <style:graphic-properties svg:stroke-width="0.3mm" svg:stroke-color="#008000" draw:marker-start-width="3.97mm" draw:marker-end-width="3.97mm" draw:fill="none" draw:textarea-horizontal-align="justify" draw:textarea-vertical-align="middle" draw:auto-grow-height="false" fo:min-height="0mm" fo:min-width="0mm" fo:padding-top="0.14mm" fo:padding-bottom="0.14mm" fo:padding-left="0.14mm" fo:padding-right="0.14mm" style:run-through="foreground"/>
    </style:style>
    <style:style style:name="gr84" style:family="graphic">
      <style:graphic-properties svg:stroke-width="0.3mm" svg:stroke-color="#b80047" draw:marker-start-width="3.97mm" draw:marker-end-width="3.97mm" draw:fill="none" draw:textarea-horizontal-align="justify" draw:textarea-vertical-align="middle" draw:auto-grow-height="false" fo:min-height="0mm" fo:min-width="0mm" fo:padding-top="0.14mm" fo:padding-bottom="0.14mm" fo:padding-left="0.14mm" fo:padding-right="0.14mm" style:run-through="foreground"/>
    </style:style>
    <style:style style:name="gr85" style:family="graphic">
      <style:graphic-properties svg:stroke-width="0.3mm" draw:marker-start-width="3.97mm" draw:marker-end-width="3.97mm" draw:textarea-horizontal-align="center" draw:textarea-vertical-align="middle" fo:padding-top="0.14mm" fo:padding-bottom="0.14mm" fo:padding-left="0.14mm" fo:padding-right="0.14mm" style:run-through="foreground"/>
    </style:style>
    <style:style style:name="gr86" style:family="graphic">
      <style:graphic-properties svg:stroke-width="0.3mm" draw:marker-start-width="3.97mm" draw:marker-end="Arrow" draw:marker-end-width="1.46mm" draw:textarea-horizontal-align="center" draw:textarea-vertical-align="middle" fo:padding-top="0.14mm" fo:padding-bottom="0.14mm" fo:padding-left="0.14mm" fo:padding-right="0.14mm" style:run-through="foreground"/>
    </style:style>
    <style:style style:name="gr87" style:family="graphic">
      <style:graphic-properties svg:stroke-width="0.41mm" svg:stroke-color="#000080" draw:marker-start-width="4.13mm" draw:marker-end-width="4.13mm" draw:fill="none" draw:textarea-horizontal-align="center" draw:textarea-vertical-align="middle" fo:padding-top="0.19mm" fo:padding-bottom="0.19mm" fo:padding-left="0.19mm" fo:padding-right="0.19mm" style:run-through="foreground"/>
    </style:style>
    <style:style style:name="gr88" style:family="graphic">
      <style:graphic-properties svg:stroke-width="0.3mm" svg:stroke-color="#008000" draw:marker-start-width="3.97mm" draw:marker-end="Arrow" draw:marker-end-width="1.98mm" draw:textarea-horizontal-align="center" draw:textarea-vertical-align="middle" fo:padding-top="0.14mm" fo:padding-bottom="0.14mm" fo:padding-left="0.14mm" fo:padding-right="0.14mm" style:run-through="foreground"/>
    </style:style>
    <style:style style:name="gr89" style:family="graphic">
      <style:graphic-properties draw:stroke="none" svg:stroke-color="#000000" draw:fill="none" draw:fill-color="#ffffff" fo:min-height="2.38mm" style:run-through="foreground"/>
    </style:style>
    <style:style style:name="gr90" style:family="graphic">
      <style:graphic-properties draw:marker-end="Arrow" draw:marker-end-width="1.53mm" draw:textarea-horizontal-align="center" draw:textarea-vertical-align="middle" style:run-through="foreground"/>
    </style:style>
    <style:style style:name="gr91" style:family="graphic">
      <style:graphic-properties svg:stroke-width="0.3mm" draw:marker-start-width="3.97mm" draw:marker-end-width="3.97mm" draw:fill="none" draw:textarea-horizontal-align="justify" draw:textarea-vertical-align="middle" draw:auto-grow-height="false" fo:min-height="0mm" fo:min-width="0mm" fo:padding-top="0.14mm" fo:padding-bottom="0.14mm" fo:padding-left="0.14mm" fo:padding-right="0.14mm" style:run-through="foreground"/>
    </style:style>
    <style:style style:name="gr92" style:family="graphic">
      <style:graphic-properties draw:stroke="none" svg:stroke-color="#000000" draw:fill="none" draw:fill-color="#ffffff" fo:min-height="2.82mm" style:run-through="foreground"/>
    </style:style>
    <style:style style:name="gr93" style:family="graphic">
      <style:graphic-properties draw:stroke="none" svg:stroke-color="#000000" draw:fill="none" draw:fill-color="#ffffff" fo:min-height="1.41mm" style:run-through="foreground"/>
    </style:style>
    <style:style style:name="gr94" style:family="graphic">
      <style:graphic-properties svg:stroke-width="0.02mm" draw:marker-start-width="3.55mm" draw:marker-end="Arrow" draw:marker-end-width="2.06mm" draw:textarea-horizontal-align="center" draw:textarea-vertical-align="middle" style:run-through="foreground"/>
    </style:style>
    <style:style style:name="gr95" style:family="graphic">
      <style:graphic-properties svg:stroke-width="0.49mm" draw:marker-start-width="4.27mm" draw:marker-end-width="4.27mm" draw:fill="none" draw:textarea-horizontal-align="justify" draw:textarea-vertical-align="middle" draw:auto-grow-height="false" fo:min-height="0mm" fo:min-width="0mm" fo:padding-top="0.25mm" fo:padding-bottom="0.25mm" fo:padding-left="0.25mm" fo:padding-right="0.25mm" style:run-through="foreground"/>
    </style:style>
    <style:style style:name="gr96" style:family="graphic">
      <style:graphic-properties draw:stroke="none" svg:stroke-color="#000000" draw:fill="none" draw:fill-color="#ffffff" fo:min-height="3.03mm" style:run-through="foreground"/>
    </style:style>
    <style:style style:name="gr97" style:family="graphic">
      <style:graphic-properties svg:stroke-color="#00ff00" draw:marker-end="Arrow" draw:marker-end-width="2.52mm" draw:textarea-horizontal-align="center" draw:textarea-vertical-align="middle" style:run-through="foreground"/>
    </style:style>
    <style:style style:name="gr98" style:family="graphic">
      <style:graphic-properties svg:stroke-color="#00ffff" draw:marker-end="Arrow" draw:marker-end-width="2.52mm" draw:textarea-horizontal-align="center" draw:textarea-vertical-align="middle" style:run-through="foreground"/>
    </style:style>
    <style:style style:name="gr99" style:family="graphic">
      <style:graphic-properties svg:stroke-color="#ff0000" draw:marker-end="Arrow" draw:marker-end-width="2.52mm" draw:textarea-horizontal-align="center" draw:textarea-vertical-align="middle" style:run-through="foreground"/>
    </style:style>
    <style:style style:name="gr100" style:family="graphic">
      <style:graphic-properties svg:stroke-color="#0000ff" draw:marker-end="Arrow" draw:marker-end-width="2.52mm" draw:textarea-horizontal-align="center" draw:textarea-vertical-align="middle" style:run-through="foreground"/>
    </style:style>
    <style:style style:name="gr101" style:family="graphic">
      <style:graphic-properties draw:stroke="none" svg:stroke-color="#000000" draw:fill="none" draw:fill-color="#ffffff" fo:min-height="3.46mm" style:run-through="foreground"/>
    </style:style>
    <style:style style:name="gr102" style:family="graphic">
      <style:graphic-properties draw:stroke="none" svg:stroke-color="#000000" draw:fill="none" draw:fill-color="#ffffff" fo:min-height="9.08mm" style:run-through="foreground"/>
    </style:style>
    <style:style style:name="gr103" style:family="graphic">
      <style:graphic-properties svg:stroke-width="0.41mm" draw:marker-start-width="4.13mm" draw:marker-end-width="4.13mm" draw:textarea-horizontal-align="center" draw:textarea-vertical-align="middle" fo:padding-top="0.19mm" fo:padding-bottom="0.19mm" fo:padding-left="0.19mm" fo:padding-right="0.19mm" style:run-through="foreground"/>
    </style:style>
    <style:style style:name="gr104" style:family="graphic">
      <style:graphic-properties draw:stroke="none" svg:stroke-color="#000000" draw:fill="none" draw:fill-color="#ffffff" fo:min-height="5.12mm" style:run-through="foreground"/>
    </style:style>
    <style:style style:name="gr105" style:family="graphic">
      <style:graphic-properties svg:stroke-width="0.49mm" svg:stroke-color="#0000ff" draw:marker-start-width="4.27mm" draw:marker-end="Arrow" draw:marker-end-width="3.26mm" draw:textarea-horizontal-align="center" draw:textarea-vertical-align="middle" fo:padding-top="0.25mm" fo:padding-bottom="0.25mm" fo:padding-left="0.25mm" fo:padding-right="0.25mm" style:run-through="foreground"/>
    </style:style>
    <style:style style:name="gr106" style:family="graphic">
      <style:graphic-properties svg:stroke-width="0.49mm" svg:stroke-color="#ff0000" draw:marker-start-width="4.27mm" draw:marker-end="Arrow" draw:marker-end-width="3.26mm" draw:textarea-horizontal-align="center" draw:textarea-vertical-align="middle" fo:padding-top="0.25mm" fo:padding-bottom="0.25mm" fo:padding-left="0.25mm" fo:padding-right="0.25mm" style:run-through="foreground"/>
    </style:style>
    <style:style style:name="gr107" style:family="graphic">
      <style:graphic-properties svg:stroke-width="0.49mm" svg:stroke-color="#800000" draw:marker-start-width="4.27mm" draw:marker-end-width="4.27mm" draw:fill="none" draw:textarea-horizontal-align="center" draw:textarea-vertical-align="middle" fo:padding-top="0.25mm" fo:padding-bottom="0.25mm" fo:padding-left="0.25mm" fo:padding-right="0.25mm" style:run-through="foreground"/>
    </style:style>
    <style:style style:name="gr108" style:family="graphic">
      <style:graphic-properties draw:stroke="none" svg:stroke-color="#000000" draw:fill="none" draw:fill-color="#ffffff" fo:min-height="9.88mm" style:run-through="foreground"/>
    </style:style>
    <style:style style:name="gr109" style:family="graphic">
      <style:graphic-properties svg:stroke-width="0.49mm" svg:stroke-color="#00ff00" draw:marker-start-width="4.27mm" draw:marker-end="Arrow" draw:marker-end-width="3.26mm" draw:textarea-horizontal-align="center" draw:textarea-vertical-align="middle" fo:padding-top="0.25mm" fo:padding-bottom="0.25mm" fo:padding-left="0.25mm" fo:padding-right="0.25mm" style:run-through="foreground"/>
    </style:style>
    <style:style style:name="gr110" style:family="graphic">
      <style:graphic-properties draw:stroke="none" svg:stroke-color="#000000" draw:fill="none" draw:fill-color="#ffffff" fo:min-height="4.9mm" style:run-through="foreground"/>
    </style:style>
    <style:style style:name="gr111" style:family="graphic">
      <style:graphic-properties fo:margin-left="0mm" fo:margin-right="0mm" fo:margin-top="0mm" fo:margin-bottom="0mm" style:run-through="foreground" style:wrap="none" style:vertical-pos="top" style:vertical-rel="paragraph" style:horizontal-pos="center" style:horizontal-rel="paragraph" draw:wrap-influence-on-position="once-concurrent" style:flow-with-text="false"/>
    </style:style>
    <style:style style:name="gr112" style:family="graphic">
      <style:graphic-properties svg:stroke-width="0.3mm" draw:marker-start-width="3.97mm" draw:marker-end-width="3.97mm" draw:fill="none" draw:textarea-horizontal-align="center" draw:textarea-vertical-align="middle" fo:padding-top="0.14mm" fo:padding-bottom="0.14mm" fo:padding-left="0.14mm" fo:padding-right="0.14mm" style:run-through="foreground"/>
    </style:style>
    <style:style style:name="gr113" style:family="graphic">
      <style:graphic-properties svg:stroke-width="0.3mm" draw:marker-start-width="3.97mm" draw:marker-end-width="3.97mm" draw:fill="solid" draw:fill-color="#e6e6e6" draw:textarea-horizontal-align="center" draw:textarea-vertical-align="middle" fo:padding-top="0.14mm" fo:padding-bottom="0.14mm" fo:padding-left="0.14mm" fo:padding-right="0.14mm" style:run-through="foreground"/>
    </style:style>
    <style:style style:name="gr114" style:family="graphic">
      <style:graphic-properties svg:stroke-width="0.3mm" draw:marker-start-width="3.97mm" draw:marker-end-width="3.97mm" draw:fill="solid" draw:fill-color="#ffffff" draw:textarea-horizontal-align="center" draw:textarea-vertical-align="middle" fo:padding-top="0.14mm" fo:padding-bottom="0.14mm" fo:padding-left="0.14mm" fo:padding-right="0.14mm" style:run-through="foreground"/>
    </style:style>
    <style:style style:name="gr115" style:family="graphic">
      <style:graphic-properties draw:stroke="none" svg:stroke-color="#000000" draw:fill="none" draw:fill-color="#ffffff" fo:min-height="4.46mm" style:run-through="foreground"/>
    </style:style>
    <style:style style:name="gr116" style:family="graphic">
      <style:graphic-properties draw:stroke="none" svg:stroke-color="#000000" draw:fill="none" draw:fill-color="#ffffff" fo:min-height="3.23mm" style:run-through="foreground"/>
    </style:style>
    <style:style style:name="gr117" style:family="graphic">
      <style:graphic-properties draw:stroke="none" svg:stroke-color="#000000" draw:fill="none" draw:fill-color="#ffffff" fo:min-height="2.35mm" style:run-through="foreground"/>
    </style:style>
    <style:style style:name="gr118" style:family="graphic">
      <style:graphic-properties draw:marker-end="Double_20_Arrow" draw:marker-end-width="2.03mm" draw:textarea-horizontal-align="center" draw:textarea-vertical-align="middle" style:run-through="foreground"/>
    </style:style>
    <style:style style:name="gr119" style:family="graphic">
      <style:graphic-properties draw:stroke="none" svg:stroke-color="#000000" draw:fill="none" draw:fill-color="#ffffff" fo:min-height="7.3mm" style:run-through="foreground"/>
    </style:style>
    <style:style style:name="gr120" style:family="graphic">
      <style:graphic-properties draw:fill-color="#ff950e" draw:textarea-horizontal-align="center" draw:textarea-vertical-align="middle" style:run-through="foreground"/>
    </style:style>
    <style:style style:name="gr121" style:family="graphic">
      <style:graphic-properties draw:stroke="none" svg:stroke-color="#000000" draw:fill="none" draw:fill-color="#ffffff" fo:min-height="3.9mm" style:run-through="foreground"/>
    </style:style>
    <style:style style:name="gr122" style:family="graphic">
      <style:graphic-properties draw:stroke="none" svg:stroke-color="#000000" draw:fill="none" draw:fill-color="#ffffff" fo:min-height="3.88mm" style:run-through="foreground"/>
    </style:style>
    <style:style style:name="gr123" style:family="graphic">
      <style:graphic-properties draw:stroke="none" svg:stroke-color="#000000" draw:fill="none" draw:fill-color="#ffffff" fo:min-height="1.82mm" style:run-through="foreground"/>
    </style:style>
    <style:style style:name="gr124" style:family="graphic">
      <style:graphic-properties draw:stroke="none" svg:stroke-color="#000000" draw:fill="none" draw:fill-color="#ffffff" fo:min-height="4.85mm" style:run-through="foreground"/>
    </style:style>
    <style:style style:name="gr125" style:family="graphic">
      <style:graphic-properties svg:stroke-width="0.41mm" svg:stroke-color="#000000" draw:marker-start-width="4.15mm" draw:marker-end-width="4.15mm" draw:fill="none" draw:textarea-horizontal-align="center" draw:textarea-vertical-align="middle" fo:padding-top="0.19mm" fo:padding-bottom="0.19mm" fo:padding-left="0.19mm" fo:padding-right="0.19mm" style:run-through="foreground"/>
    </style:style>
    <style:style style:name="gr126" style:family="graphic">
      <style:graphic-properties svg:stroke-width="0.81mm" draw:marker-start-width="4.74mm" draw:marker-end-width="4.74mm" draw:textarea-horizontal-align="center" draw:textarea-vertical-align="middle" fo:padding-top="0.41mm" fo:padding-bottom="0.41mm" fo:padding-left="0.41mm" fo:padding-right="0.41mm" style:run-through="foreground"/>
    </style:style>
    <style:style style:name="gr127" style:family="graphic">
      <style:graphic-properties svg:stroke-width="0.49mm" draw:marker-start-width="4.27mm" draw:marker-end-width="4.27mm" draw:fill-color="#3deb3d" draw:textarea-horizontal-align="center" draw:textarea-vertical-align="middle" fo:padding-top="0.25mm" fo:padding-bottom="0.25mm" fo:padding-left="0.25mm" fo:padding-right="0.25mm" style:run-through="foreground"/>
    </style:style>
    <style:style style:name="gr128" style:family="graphic">
      <style:graphic-properties draw:stroke="none" svg:stroke-color="#000000" draw:fill="none" draw:fill-color="#ffffff" fo:min-height="1.2mm" style:run-through="foreground"/>
    </style:style>
    <style:style style:name="gr129" style:family="graphic">
      <style:graphic-properties svg:stroke-width="0.49mm" draw:marker-start-width="4.27mm" draw:marker-end-width="4.27mm" draw:fill-color="#e6e6e6" draw:textarea-horizontal-align="center" draw:textarea-vertical-align="middle" fo:padding-top="0.25mm" fo:padding-bottom="0.25mm" fo:padding-left="0.25mm" fo:padding-right="0.25mm" style:run-through="foreground"/>
    </style:style>
    <style:style style:name="gr130" style:family="graphic">
      <style:graphic-properties draw:stroke="none" svg:stroke-color="#000000" draw:fill="none" draw:fill-color="#ffffff" fo:min-height="3.85mm" style:run-through="foreground"/>
    </style:style>
    <style:style style:name="gr131" style:family="graphic">
      <style:graphic-properties svg:stroke-width="0.6mm" svg:stroke-color="#800000" draw:marker-start-width="4.43mm" draw:marker-end="Arrow" draw:marker-end-width="2.93mm" draw:textarea-horizontal-align="center" draw:textarea-vertical-align="middle" fo:padding-top="0.28mm" fo:padding-bottom="0.28mm" fo:padding-left="0.28mm" fo:padding-right="0.28mm" style:run-through="foreground"/>
    </style:style>
    <style:style style:name="gr132" style:family="graphic">
      <style:graphic-properties draw:stroke="none" svg:stroke-color="#000000" draw:fill="none" draw:fill-color="#ffffff" fo:min-height="1.94mm" style:run-through="foreground"/>
    </style:style>
    <style:style style:name="gr133" style:family="graphic">
      <style:graphic-properties draw:stroke="none" svg:stroke-color="#000000" draw:fill="none" draw:fill-color="#ffffff" fo:min-height="1.53mm" style:run-through="foreground"/>
    </style:style>
    <style:style style:name="gr134" style:family="graphic">
      <style:graphic-properties svg:stroke-width="0.41mm" draw:marker-start-width="4.13mm" draw:marker-end-width="4.13mm" draw:fill-color="#ffffff" draw:textarea-horizontal-align="justify" draw:textarea-vertical-align="middle" draw:auto-grow-height="false" fo:padding-top="0.19mm" fo:padding-bottom="0.19mm" fo:padding-left="0.19mm" fo:padding-right="0.19mm" style:run-through="foreground"/>
    </style:style>
    <style:style style:name="gr135" style:family="graphic">
      <style:graphic-properties draw:stroke="none" svg:stroke-color="#000000" draw:fill="none" draw:fill-color="#ffffff" fo:min-height="8.77mm" style:run-through="foreground"/>
    </style:style>
    <style:style style:name="gr136" style:family="graphic">
      <style:graphic-properties draw:stroke="none" svg:stroke-color="#000000" draw:fill="none" draw:fill-color="#ffffff" fo:min-height="3.16mm" style:run-through="foreground"/>
    </style:style>
    <style:style style:name="gr137" style:family="graphic">
      <style:graphic-properties draw:fill="none" draw:textarea-horizontal-align="center" draw:textarea-vertical-align="middle" style:run-through="foreground"/>
    </style:style>
    <style:style style:name="gr138" style:family="graphic">
      <style:graphic-properties draw:stroke="none" svg:stroke-color="#000000" draw:fill="none" draw:fill-color="#ffffff" fo:min-height="3.37mm" style:run-through="foreground"/>
    </style:style>
    <style:style style:name="gr139" style:family="graphic">
      <style:graphic-properties svg:stroke-width="0.3mm" draw:marker-start-width="3.97mm" draw:marker-end-width="3.97mm" draw:fill-color="#ffffff" draw:textarea-vertical-align="middle" draw:auto-grow-height="false" fo:min-height="13.21mm" fo:min-width="8.8mm" fo:padding-top="0.14mm" fo:padding-bottom="0.14mm" fo:padding-left="0.14mm" fo:padding-right="0.14mm" style:run-through="foreground"/>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14"><text:s/><text:span text:style-name="T35">TITLE : </text:span></text:p>
            <text:p text:style-name="P24">ASIC/FPGA Technical Manual</text:p>
            <text:p text:style-name="P25"/>
            <text:p text:style-name="P108">PEV-1100 HW/SW Interface</text:p>
            <text:p text:style-name="P108">Technical Reference </text:p>
          </table:table-cell>
          <table:covered-table-cell/>
          <table:covered-table-cell/>
          <table:covered-table-cell/>
          <table:covered-table-cell/>
        </table:table-row>
        <table:table-row>
          <table:table-cell table:style-name="Table1.A2" table:number-columns-spanned="4" office:value-type="string">
            <text:p text:style-name="P33">KEY WORD :</text:p>
            <text:p text:style-name="P43">ISO9000, Quality System, IOxOS Quality System, FPGA, ASIC</text:p>
            <text:p text:style-name="P63"><text:s/></text:p>
          </table:table-cell>
          <table:covered-table-cell/>
          <table:covered-table-cell/>
          <table:covered-table-cell/>
          <table:table-cell table:style-name="Table1.E2" office:value-type="string">
            <text:p text:style-name="P34">ACCESS CODE :</text:p>
            <text:p text:style-name="P34"/>
            <text:p text:style-name="P65">CONFIDENTIAL</text:p>
          </table:table-cell>
        </table:table-row>
        <table:table-row>
          <table:table-cell table:style-name="Table1.E2" table:number-columns-spanned="5" office:value-type="string">
            <text:p text:style-name="P33">SUMMARY :</text:p>
            <text:p text:style-name="P33"/>
            <text:p text:style-name="P40">This document provides the PEV_1100 <text:user-defined text:name="Info 3"/> “PCI_Express to VME64X Bridge Hardware-Software Interface” and the “Hardware Technical Reference”</text:p>
            <text:p text:style-name="P111"/>
          </table:table-cell>
          <table:covered-table-cell/>
          <table:covered-table-cell/>
          <table:covered-table-cell/>
          <table:covered-table-cell/>
        </table:table-row>
        <table:table-row>
          <table:table-cell table:style-name="Table1.E2" table:number-columns-spanned="5" office:value-type="string">
            <text:p text:style-name="P64"/>
            <text:p text:style-name="P80">IOxOS Technologies SA universal property</text:p>
            <text:p text:style-name="Table_20_Contents"/>
            <text:p text:style-name="P124">The content of this document is the property of <text:user-field-get text:name="Company">IOxOS Technologies SA</text:user-field-get></text:p>
            <text:p text:style-name="P82"><text:span text:style-name="T5">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5"><text:user-field-get text:name="Company">IOxOS Technologies SA</text:user-field-get></text:span><text:span text:style-name="T5">.</text:span></text:p>
            <text:p text:style-name="Table_20_Contents"/>
            <text:p text:style-name="P38">IOxOS Technologies SA </text:p>
            <text:p text:style-name="P39">4, Chemin des Fontenailles</text:p>
            <text:p text:style-name="P39">CH-1196 Gland</text:p>
            <text:p text:style-name="P39">SWITZERLAND</text:p>
            <text:p text:style-name="P71"/>
          </table:table-cell>
          <table:covered-table-cell/>
          <table:covered-table-cell/>
          <table:covered-table-cell/>
          <table:covered-table-cell/>
        </table:table-row>
        <table:table-row>
          <table:table-cell table:style-name="Table1.E2" table:number-columns-spanned="5" office:value-type="string">
            <text:p text:style-name="P35">PROJECT REFERENCES </text:p>
            <text:p text:style-name="P132">Internal project, External contact, ...</text:p>
          </table:table-cell>
          <table:covered-table-cell/>
          <table:covered-table-cell/>
          <table:covered-table-cell/>
          <table:covered-table-cell/>
        </table:table-row>
        <table:table-row>
          <table:table-cell table:style-name="Table1.A2" table:number-columns-spanned="2" office:value-type="string">
            <text:p text:style-name="P33">DOCUMENT REFERENCE No:</text:p>
            <text:p text:style-name="Table_20_Contents"/>
          </table:table-cell>
          <table:covered-table-cell/>
          <table:table-cell table:style-name="Table1.A2" office:value-type="string">
            <text:p text:style-name="P33">INTERNAL_1 :</text:p>
          </table:table-cell>
          <table:table-cell table:style-name="Table1.E2" table:number-columns-spanned="2" office:value-type="string">
            <text:p text:style-name="P33">INTERNAL_2 :</text:p>
          </table:table-cell>
          <table:covered-table-cell/>
        </table:table-row>
        <table:table-row>
          <table:table-cell table:style-name="Table1.A7" office:value-type="string">
            <text:p text:style-name="P79"/>
          </table:table-cell>
          <table:table-cell table:style-name="Table1.A7" table:number-columns-spanned="3" office:value-type="string">
            <text:p text:style-name="P34">Execution</text:p>
          </table:table-cell>
          <table:covered-table-cell/>
          <table:covered-table-cell/>
          <table:table-cell table:style-name="Table1.E2" office:value-type="string">
            <text:p text:style-name="P34">Date</text:p>
          </table:table-cell>
        </table:table-row>
        <table:table-row>
          <table:table-cell table:style-name="Table1.A2" office:value-type="string">
            <text:p text:style-name="P36">AUTHOR</text:p>
          </table:table-cell>
          <table:table-cell table:style-name="Table1.A2" table:number-columns-spanned="3" office:value-type="string">
            <text:p text:style-name="P83">[JB] J. Bovier</text:p>
          </table:table-cell>
          <table:covered-table-cell/>
          <table:covered-table-cell/>
          <table:table-cell table:style-name="Table1.E2" office:value-type="string">
            <text:p text:style-name="P83"><text:date style:data-style-name="N76" text:date-value="2008-12-25T13:06:06.51" text:fixed="true">25 December 2008</text:date></text:p>
          </table:table-cell>
        </table:table-row>
        <table:table-row>
          <table:table-cell table:style-name="Table1.A2" office:value-type="string">
            <text:p text:style-name="P36">CHECKED</text:p>
          </table:table-cell>
          <table:table-cell table:style-name="Table1.A2" table:number-columns-spanned="3" office:value-type="string">
            <text:p text:style-name="P83">[JFG] J. F. Gilot</text:p>
          </table:table-cell>
          <table:covered-table-cell/>
          <table:covered-table-cell/>
          <table:table-cell table:style-name="Table1.E2" office:value-type="string">
            <text:p text:style-name="P83"><text:date style:data-style-name="N76" text:date-value="2008-12-25T13:06:06.51" text:fixed="true">25 December 2008</text:date></text:p>
          </table:table-cell>
        </table:table-row>
        <table:table-row>
          <table:table-cell table:style-name="Table1.A2" office:value-type="string">
            <text:p text:style-name="P36">APPROVED</text:p>
          </table:table-cell>
          <table:table-cell table:style-name="Table1.A2" table:number-columns-spanned="3" office:value-type="string">
            <text:p text:style-name="P83"/>
          </table:table-cell>
          <table:covered-table-cell/>
          <table:covered-table-cell/>
          <table:table-cell table:style-name="Table1.E2" office:value-type="string">
            <text:p text:style-name="P83"/>
          </table:table-cell>
        </table:table-row>
        <table:table-row>
          <table:table-cell table:style-name="Table1.A2" office:value-type="string">
            <text:p text:style-name="P36">AUTHORIZED</text:p>
          </table:table-cell>
          <table:table-cell table:style-name="Table1.A2" table:number-columns-spanned="3" office:value-type="string">
            <text:p text:style-name="P83"/>
          </table:table-cell>
          <table:covered-table-cell/>
          <table:covered-table-cell/>
          <table:table-cell table:style-name="Table1.E2" office:value-type="string">
            <text:p text:style-name="P83"/>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REVISION</text:p>
            </table:table-cell>
            <table:table-cell table:style-name="Table3.A1" office:value-type="string">
              <text:p text:style-name="P5">DATE</text:p>
            </table:table-cell>
            <table:table-cell table:style-name="Table3.A1" office:value-type="string">
              <text:p text:style-name="P5">CHAPTER AND SECTION MODIFICATIONS</text:p>
            </table:table-cell>
            <table:table-cell table:style-name="Table3.A1" office:value-type="string">
              <text:p text:style-name="P5">APPROVED</text:p>
            </table:table-cell>
            <table:table-cell table:style-name="Table3.E1" office:value-type="string">
              <text:p text:style-name="P5">AUTHORIZED</text:p>
            </table:table-cell>
          </table:table-row>
        </table:table-header-rows>
        <table:table-row>
          <table:table-cell table:style-name="Table3.A2" office:value-type="string">
            <text:p text:style-name="P70">0.1</text:p>
          </table:table-cell>
          <table:table-cell table:style-name="Table3.A2" office:value-type="string">
            <text:p text:style-name="P68">01/05/2008</text:p>
          </table:table-cell>
          <table:table-cell table:style-name="Table3.A2" office:value-type="string">
            <text:p text:style-name="P68">Initial released version</text:p>
          </table:table-cell>
          <table:table-cell table:style-name="Table3.A2" office:value-type="string">
            <text:p text:style-name="P68">J. Bovier</text:p>
          </table:table-cell>
          <table:table-cell table:style-name="Table3.E2" office:value-type="string">
            <text:p text:style-name="P68"/>
          </table:table-cell>
        </table:table-row>
        <table:table-row>
          <table:table-cell table:style-name="Table3.A2" office:value-type="string">
            <text:p text:style-name="P70">0.2</text:p>
          </table:table-cell>
          <table:table-cell table:style-name="Table3.A2" office:value-type="string">
            <text:p text:style-name="P68">31/09/2008</text:p>
          </table:table-cell>
          <table:table-cell table:style-name="Table3.A2" office:value-type="string">
            <text:p text:style-name="P68">1<text:span text:style-name="T9">st</text:span> BETA release <text:s text:c="2"/></text:p>
          </table:table-cell>
          <table:table-cell table:style-name="Table3.A2" office:value-type="string">
            <text:p text:style-name="P68">J. Bovier</text:p>
          </table:table-cell>
          <table:table-cell table:style-name="Table3.E2" office:value-type="string">
            <text:p text:style-name="P68"/>
          </table:table-cell>
        </table:table-row>
        <table:table-row>
          <table:table-cell table:style-name="Table3.A2" office:value-type="string">
            <text:p text:style-name="P70">1.0</text:p>
          </table:table-cell>
          <table:table-cell table:style-name="Table3.A2" office:value-type="string">
            <text:p text:style-name="P68">01/01/2009</text:p>
          </table:table-cell>
          <table:table-cell table:style-name="Table3.A2" office:value-type="string">
            <text:p text:style-name="P68">Initial release</text:p>
          </table:table-cell>
          <table:table-cell table:style-name="Table3.A2" office:value-type="string">
            <text:p text:style-name="P68">J. Bovier</text:p>
          </table:table-cell>
          <table:table-cell table:style-name="Table3.E2" office:value-type="string">
            <text:p text:style-name="P68"/>
          </table:table-cell>
        </table:table-row>
        <table:table-row>
          <table:table-cell table:style-name="Table3.A2" office:value-type="string">
            <text:p text:style-name="P70">1.1</text:p>
          </table:table-cell>
          <table:table-cell table:style-name="Table3.A2" office:value-type="string">
            <text:p text:style-name="P68">24/03/2009</text:p>
          </table:table-cell>
          <table:table-cell table:style-name="Table3.A2" office:value-type="string">
            <text:p text:style-name="P90">Global TIME pre-scaler setting changed ( 125 → 100 MHz)</text:p>
          </table:table-cell>
          <table:table-cell table:style-name="Table3.A2" office:value-type="string">
            <text:p text:style-name="P68">J. Bovier</text:p>
          </table:table-cell>
          <table:table-cell table:style-name="Table3.E2" office:value-type="string">
            <text:p text:style-name="P68"/>
          </table:table-cell>
        </table:table-row>
        <table:table-row>
          <table:table-cell table:style-name="Table3.A2" office:value-type="string">
            <text:p text:style-name="P70">1.2</text:p>
          </table:table-cell>
          <table:table-cell table:style-name="Table3.A2" office:value-type="string">
            <text:p text:style-name="P68">14/04/2009</text:p>
          </table:table-cell>
          <table:table-cell table:style-name="Table3.A2" office:value-type="string">
            <text:p text:style-name="P68">VME ADOH/LOCK support added</text:p>
          </table:table-cell>
          <table:table-cell table:style-name="Table3.A2" office:value-type="string">
            <text:p text:style-name="P68">J. Bovier</text:p>
          </table:table-cell>
          <table:table-cell table:style-name="Table3.E2" office:value-type="string">
            <text:p text:style-name="P68"/>
          </table:table-cell>
        </table:table-row>
        <table:table-row>
          <table:table-cell table:style-name="Table3.A2" office:value-type="string">
            <text:p text:style-name="P70">1.3</text:p>
          </table:table-cell>
          <table:table-cell table:style-name="Table3.A2" office:value-type="string">
            <text:p text:style-name="P68">17/04/2009</text:p>
          </table:table-cell>
          <table:table-cell table:style-name="Table3.A2" office:value-type="string">
            <text:p text:style-name="P68">Add IDMA PIPELINE Support </text:p>
          </table:table-cell>
          <table:table-cell table:style-name="Table3.A2" office:value-type="string">
            <text:p text:style-name="P68">J. Bovier</text:p>
          </table:table-cell>
          <table:table-cell table:style-name="Table3.E2" office:value-type="string">
            <text:p text:style-name="P68"/>
          </table:table-cell>
        </table:table-row>
        <table:table-row>
          <table:table-cell table:style-name="Table3.A2" office:value-type="string">
            <text:p text:style-name="P70">1.4</text:p>
          </table:table-cell>
          <table:table-cell table:style-name="Table3.A2" office:value-type="string">
            <text:p text:style-name="P68">15/05/2009</text:p>
          </table:table-cell>
          <table:table-cell table:style-name="Table3.A2" office:value-type="string">
            <text:p text:style-name="P68">Minor <text:s/>modification </text:p>
          </table:table-cell>
          <table:table-cell table:style-name="Table3.A2" office:value-type="string">
            <text:p text:style-name="P68">J. Bovier</text:p>
          </table:table-cell>
          <table:table-cell table:style-name="Table3.E2" office:value-type="string">
            <text:p text:style-name="P68"/>
          </table:table-cell>
        </table:table-row>
        <table:table-row>
          <table:table-cell table:style-name="Table3.A2" office:value-type="string">
            <text:p text:style-name="P70">1.5</text:p>
          </table:table-cell>
          <table:table-cell table:style-name="Table3.A2" office:value-type="string">
            <text:p text:style-name="P68">15/11/2009</text:p>
          </table:table-cell>
          <table:table-cell table:style-name="Table3.A2" office:value-type="string">
            <text:p text:style-name="P68">Minor <text:s/>modification </text:p>
          </table:table-cell>
          <table:table-cell table:style-name="Table3.A2" office:value-type="string">
            <text:p text:style-name="P68">J. Bovier</text:p>
          </table:table-cell>
          <table:table-cell table:style-name="Table3.E2" office:value-type="string">
            <text:p text:style-name="P68"/>
          </table:table-cell>
        </table:table-row>
        <table:table-row>
          <table:table-cell table:style-name="Table3.A2" office:value-type="string">
            <text:p text:style-name="P70">1.6</text:p>
          </table:table-cell>
          <table:table-cell table:style-name="Table3.A2" office:value-type="string">
            <text:p text:style-name="P68">5/12/2009</text:p>
          </table:table-cell>
          <table:table-cell table:style-name="Table3.A2" office:value-type="string">
            <text:p text:style-name="P68">Introduce Compressed 1 KBytes IO Space</text:p>
          </table:table-cell>
          <table:table-cell table:style-name="Table3.A2" office:value-type="string">
            <text:p text:style-name="P68">J. Bovier</text:p>
          </table:table-cell>
          <table:table-cell table:style-name="Table3.E2" office:value-type="string">
            <text:p text:style-name="P68"/>
          </table:table-cell>
        </table:table-row>
        <table:table-row>
          <table:table-cell table:style-name="Table3.A2" office:value-type="string">
            <text:p text:style-name="P70"/>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E2" office:value-type="string">
            <text:p text:style-name="P68"/>
          </table:table-cell>
        </table:table-row>
        <table:table-row>
          <table:table-cell table:style-name="Table3.A2" office:value-type="string">
            <text:p text:style-name="P70"/>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E2" office:value-type="string">
            <text:p text:style-name="P68"/>
          </table:table-cell>
        </table:table-row>
        <table:table-row>
          <table:table-cell table:style-name="Table3.A2" office:value-type="string">
            <text:p text:style-name="P70"/>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E2" office:value-type="string">
            <text:p text:style-name="P68"/>
          </table:table-cell>
        </table:table-row>
        <table:table-row>
          <table:table-cell table:style-name="Table3.A2" office:value-type="string">
            <text:p text:style-name="P70"/>
          </table:table-cell>
          <table:table-cell table:style-name="Table3.A2" office:value-type="string">
            <text:p text:style-name="P68"/>
          </table:table-cell>
          <table:table-cell table:style-name="Table3.A2" office:value-type="string">
            <text:p text:style-name="P68"/>
          </table:table-cell>
          <table:table-cell table:style-name="Table3.A2" office:value-type="string">
            <text:p text:style-name="P68"/>
          </table:table-cell>
          <table:table-cell table:style-name="Table3.E2" office:value-type="string">
            <text:p text:style-name="P68"/>
          </table:table-cell>
        </table:table-row>
        <table:table-row>
          <table:table-cell table:style-name="Table3.A15" office:value-type="string">
            <text:p text:style-name="P70"/>
          </table:table-cell>
          <table:table-cell table:style-name="Table3.A15" office:value-type="string">
            <text:p text:style-name="P68"/>
          </table:table-cell>
          <table:table-cell table:style-name="Table3.A15" office:value-type="string">
            <text:p text:style-name="P68"/>
          </table:table-cell>
          <table:table-cell table:style-name="Table3.A15" office:value-type="string">
            <text:p text:style-name="P68"/>
          </table:table-cell>
          <table:table-cell table:style-name="Table3.E15" office:value-type="string">
            <text:p text:style-name="P68"/>
          </table:table-cell>
        </table:table-row>
      </table:table>
      <text:p text:style-name="Standard"/>
      <text:p text:style-name="Standard"/>
      <text:p text:style-name="Standard"/>
      <text:p text:style-name="P126">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2">INITIAL</text:p>
            </table:table-cell>
            <table:table-cell table:style-name="Table5.A1" office:value-type="string">
              <text:p text:style-name="P12">NAME</text:p>
            </table:table-cell>
            <table:table-cell table:style-name="Table5.A1" office:value-type="string">
              <text:p text:style-name="P12">COMPANY</text:p>
            </table:table-cell>
            <table:table-cell table:style-name="Table5.D1" office:value-type="string">
              <text:p text:style-name="P12">COMMENTS</text:p>
            </table:table-cell>
          </table:table-row>
        </table:table-header-rows>
        <table:table-row>
          <table:table-cell table:style-name="Table5.A2" office:value-type="string">
            <text:p text:style-name="P70">[JB]</text:p>
          </table:table-cell>
          <table:table-cell table:style-name="Table5.A2" office:value-type="string">
            <text:p text:style-name="P68">Joel BOVIER</text:p>
          </table:table-cell>
          <table:table-cell table:style-name="Table5.A2" office:value-type="string">
            <text:p text:style-name="P68">IOxOS Technologies SA</text:p>
          </table:table-cell>
          <table:table-cell table:style-name="Table5.D2" office:value-type="string">
            <text:p text:style-name="P68"/>
          </table:table-cell>
        </table:table-row>
        <table:table-row>
          <table:table-cell table:style-name="Table5.A2" office:value-type="string">
            <text:p text:style-name="P70">[JFG]</text:p>
          </table:table-cell>
          <table:table-cell table:style-name="Table5.A2" office:value-type="string">
            <text:p text:style-name="P68">Jean-François GILOT</text:p>
          </table:table-cell>
          <table:table-cell table:style-name="Table5.A2" office:value-type="string">
            <text:p text:style-name="P68">IOxOS Technologies SA</text:p>
          </table:table-cell>
          <table:table-cell table:style-name="Table5.D2" office:value-type="string">
            <text:p text:style-name="P68"/>
          </table:table-cell>
        </table:table-row>
        <table:table-row>
          <table:table-cell table:style-name="Table5.A4" office:value-type="string">
            <text:p text:style-name="P70">...</text:p>
          </table:table-cell>
          <table:table-cell table:style-name="Table5.A4" office:value-type="string">
            <text:p text:style-name="P68"/>
          </table:table-cell>
          <table:table-cell table:style-name="Table5.A4" office:value-type="string">
            <text:p text:style-name="P68"/>
          </table:table-cell>
          <table:table-cell table:style-name="Table5.D4" office:value-type="string">
            <text:p text:style-name="P68"/>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5"/>
      <text:p text:style-name="P125"/>
      <text:p text:style-name="P125"/>
      <text:p text:style-name="P125"/>
      <text:p text:style-name="P133"/>
      <text:p text:style-name="P1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6"><text:s/>1 Introduction<text:tab/>7</text:p>
          <text:p text:style-name="P247"><text:s/>1.1 PEV_1100 Project Overview<text:tab/>7</text:p>
          <text:p text:style-name="P247"><text:s/>1.2 Design Environment.<text:tab/>9</text:p>
          <text:p text:style-name="P247"><text:s/>1.3 Acronyms and Abbreviation.<text:tab/>9</text:p>
          <text:p text:style-name="P247"><text:s/>1.4 Related and Referenced Document.<text:tab/>10</text:p>
          <text:p text:style-name="P246"><text:s/>2 PEV_1100 Hardware Description<text:tab/>11</text:p>
          <text:p text:style-name="P247"><text:s/>2.1 PEV_1100 <text:s/>Configuration <text:tab/>11</text:p>
          <text:p text:style-name="P248"><text:s/>2.1.1 Static Options<text:tab/>11</text:p>
          <text:p text:style-name="P248"><text:s/>2.1.2 Front panel LED Indicators<text:tab/>14</text:p>
          <text:p text:style-name="P248"><text:s/>2.1.3 On-board LED Indicators<text:tab/>14</text:p>
          <text:p text:style-name="P247"><text:s/>2.2 PEV_1100 Configuration process<text:tab/>15</text:p>
          <text:p text:style-name="P247"><text:s/>2.3 Board Power Supply <text:tab/>19</text:p>
          <text:p text:style-name="P247"><text:s/>2.4 PCI Express Infrastructure<text:tab/>20</text:p>
          <text:p text:style-name="P248"><text:s/>2.4.1 PLX Technologies PCI_Express Switch<text:tab/>20</text:p>
          <text:p text:style-name="P248"><text:s/>2.4.2 PCI Express External Cabling<text:tab/>21</text:p>
          <text:p text:style-name="P248"><text:s/>2.4.3 PCI Express FPGA <text:tab/>21</text:p>
          <text:p text:style-name="P248"><text:s/>2.4.4 VITA41 XMC Extension <text:tab/>22</text:p>
          <text:p text:style-name="P248"><text:s/>2.4.5 IEEE 1386 PMC Extension <text:tab/>22</text:p>
          <text:p text:style-name="P247"><text:s/>2.5 FPGA Support &amp; Infrastructure<text:tab/>24</text:p>
          <text:p text:style-name="P248"><text:s/>2.5.1 External CPLD <text:tab/>24</text:p>
          <text:p text:style-name="P248"><text:s/>2.5.2 Serial Flash PROM<text:tab/>25</text:p>
          <text:p text:style-name="P248"><text:s/>2.5.3 FPGA System Monitor<text:tab/>26</text:p>
          <text:p text:style-name="P247"><text:s/>2.6 Others General Functions <text:s/><text:tab/>27</text:p>
          <text:p text:style-name="P248"><text:s/>2.6.1 I2C Controller.<text:tab/>27</text:p>
          <text:p text:style-name="P248"><text:s/>2.6.2 XILINX Programming Port P6<text:tab/>27</text:p>
          <text:p text:style-name="P248"><text:s/>2.6.3 SPI Serial Flash programming <text:s/>/JTAG TAP J7<text:tab/>28</text:p>
          <text:p text:style-name="P248"><text:s/>2.6.4 Supervisor and Watchdog Timer<text:tab/>28</text:p>
          <text:p text:style-name="P247"><text:s/>2.7 TOSCA Central Switch<text:tab/>29</text:p>
          <text:p text:style-name="P248"><text:s/>2.7.1 WRITE_Posting &amp; Read_Request <text:tab/>30</text:p>
          <text:p text:style-name="P248"><text:s/>2.7.2 Read_Response (RDRS)<text:tab/>31</text:p>
          <text:p text:style-name="P247"><text:s/>2.8 PCI Express TLP<text:tab/>31</text:p>
          <text:p text:style-name="P247"><text:s/>2.9 SMEM Shared Memory<text:tab/>34</text:p>
          <text:p text:style-name="P247"><text:s/>2.10 IDMA Embedded Controller <text:tab/>35</text:p>
          <text:p text:style-name="P248"><text:s/>2.10.1 READ_Engine Operation<text:tab/>36</text:p>
          <text:p text:style-name="P248"><text:s/>2.10.2 <text:s/>WRITE_Engine Operation<text:tab/>37</text:p>
          <text:p text:style-name="P248"><text:s/>2.10.3 <text:s/>Some IDMA Special <text:tab/>38</text:p>
          <text:p text:style-name="P249"><text:s/>2.10.3.1 DIRECT Mode<text:tab/>38</text:p>
          <text:p text:style-name="P249"><text:s/>2.10.3.2 PIPELINE Mode<text:tab/>39</text:p>
          <text:p text:style-name="P248"><text:s/>2.10.4 IDMA Features Description<text:tab/>40</text:p>
          <text:p text:style-name="P249"><text:s/>2.10.4.1 Independent READ/WRITE Engines.<text:tab/>40</text:p>
          <text:p text:style-name="P249"><text:s/>2.10.4.2 DMA Address Control .<text:tab/>40</text:p>
          <text:p text:style-name="P249"><text:s/>2.10.4.3 PCI Express support.<text:tab/>41</text:p>
          <text:p text:style-name="P249"><text:s/>2.10.4.4 Central_SW Addressing .<text:tab/>41</text:p>
          <text:p text:style-name="P249"><text:s/>2.10.4.5 Global Time Stamping.<text:tab/>41</text:p>
          <text:p text:style-name="P249"><text:s/>2.10.4.6 Trigger facilities.<text:tab/>41</text:p>
          <text:p text:style-name="P249"><text:s/>2.10.4.7 DMA_Descriptor Location.<text:tab/>42</text:p>
          <text:p text:style-name="P249"><text:s/>2.10.4.8 IDMA Error Signalling.<text:tab/>42</text:p>
          <text:p text:style-name="P247"><text:s/>2.11 VME64X <text:s/>Interface<text:tab/>44</text:p>
          <text:p text:style-name="P248"><text:s/>2.11.1 VME Slot_1 functions<text:tab/>44</text:p>
          <text:p text:style-name="P248"><text:soft-page-break/><text:s/>2.11.2 VME Slave Port<text:tab/>44</text:p>
          <text:p text:style-name="P248"><text:s/>2.11.3 VME Master Port<text:tab/>45</text:p>
          <text:p text:style-name="P248"><text:s/>2.11.4 VME Location Monitor <text:tab/>46</text:p>
          <text:p text:style-name="P248"><text:s/>2.11.5 VME LOCK Support<text:tab/>46</text:p>
          <text:p text:style-name="P248"><text:s/>2.11.6 VME Error Support<text:tab/>47</text:p>
          <text:p text:style-name="P248"><text:s/>2.11.7 VME Interrupts<text:tab/>47</text:p>
          <text:p text:style-name="P248"><text:s/>2.11.8 VME Global Timer <text:s/><text:tab/>47</text:p>
          <text:p text:style-name="P249"><text:s/>2.11.8.1 IDMA and USER Block Global Time<text:tab/>49</text:p>
          <text:p text:style-name="P249"><text:s/>2.11.8.2 IRIG_B and GPS Synchronization<text:tab/>49</text:p>
          <text:p text:style-name="P248"><text:s/>2.11.9 VME P2 IO Port<text:tab/>49</text:p>
          <text:p text:style-name="P247"><text:s/>2.12 USER Block<text:tab/>51</text:p>
          <text:p text:style-name="P248"><text:s/>2.12.1 TOSCA FPGA Design Kit<text:tab/>52</text:p>
          <text:p text:style-name="P248"><text:s/>2.12.2 PEV_1100 Default Implementation<text:tab/>53</text:p>
          <text:p text:style-name="P247"><text:s/>2.13 Interrupt Infrastructure<text:tab/>54</text:p>
          <text:p text:style-name="P248"><text:s/>2.13.1 ITC16 Interrupt Controller<text:tab/>55</text:p>
          <text:p text:style-name="P247"><text:s/>2.14 Environmental<text:tab/>55</text:p>
          <text:p text:style-name="P246"><text:s/>3 IO_Bus Control &amp; Status Register <text:tab/>57</text:p>
          <text:p text:style-name="P247"><text:s/>3.1 IO_Bus Infrastructure<text:tab/>57</text:p>
          <text:p text:style-name="P248"><text:s/>3.1.1 IO_Bus Master<text:tab/>57</text:p>
          <text:p text:style-name="P248"><text:s/>3.1.2 IO_Bus Slave<text:tab/>58</text:p>
          <text:p text:style-name="P248"><text:s/>3.1.3 PONFSM Controller <text:tab/>58</text:p>
          <text:p text:style-name="P247"><text:s/>3.2 Local CSR Resources<text:tab/>60</text:p>
          <text:p text:style-name="P248"><text:s/>3.2.1 ILOC_Static Register<text:tab/>61</text:p>
          <text:p text:style-name="P248"><text:s/>3.2.2 ILOC_Cable_1 [P4] Register<text:tab/>62</text:p>
          <text:p text:style-name="P248"><text:s/>3.2.3 ILOC_Cable_0 [P3] <text:s/>Register<text:tab/>62</text:p>
          <text:p text:style-name="P248"><text:s/>3.2.4 ILOC_PONFSM Register<text:tab/>62</text:p>
          <text:p text:style-name="P248"><text:s/>3.2.5 ILOC_SPI Register<text:tab/>63</text:p>
          <text:p text:style-name="P248"><text:s/>3.2.6 ILOC_PCIE_Switch Register<text:tab/>64</text:p>
          <text:p text:style-name="P248"><text:s/>3.2.7 ILOC_SIGN Register<text:tab/>65</text:p>
          <text:p text:style-name="P248"><text:s/>3.2.8 ILOC_GENCTL Register<text:tab/>65</text:p>
          <text:p text:style-name="P248"><text:s/>3.2.9 PCIE_MMUADD Register Address Pointer Register<text:tab/>66</text:p>
          <text:p text:style-name="P248"><text:s/>3.2.10 PCIE_MMUDAT Register<text:tab/>67</text:p>
          <text:p text:style-name="P248"><text:s/>3.2.11 ILOC_PCIe EP Status <text:s/>Register<text:tab/>69</text:p>
          <text:p text:style-name="P248"><text:s/>3.2.12 V5_SMON_ADDPT <text:tab/>70</text:p>
          <text:p text:style-name="P248"><text:s/>3.2.13 V5_SMON_DAT Register<text:tab/>70</text:p>
          <text:p text:style-name="P248"><text:s/>3.2.14 V5_SMON_STA Register<text:tab/>71</text:p>
          <text:p text:style-name="P248"><text:s/>3.2.15 V5_PCIEP_ADDPT Register<text:tab/>71</text:p>
          <text:p text:style-name="P248"><text:s/>3.2.16 V5_PCIEP_DAT Register<text:tab/>72</text:p>
          <text:p text:style-name="P248"><text:s/>3.2.17 V5_PCIEP_SEL Register<text:tab/>72</text:p>
          <text:p text:style-name="P248"><text:s/>3.2.18 V5_PCIEP_RSLT Register<text:tab/>72</text:p>
          <text:p text:style-name="P248"><text:s/>3.2.19 PMC_XMC CSR Register<text:tab/>73</text:p>
          <text:p text:style-name="P248"><text:s/>3.2.20 I2C CTL_X Registers<text:tab/>73</text:p>
          <text:p text:style-name="P248"><text:s/>3.2.21 Private LOCAL_ITC Controller<text:tab/>75</text:p>
          <text:p text:style-name="P248"><text:s/>3.2.22 Local Signature_ROM<text:tab/>76</text:p>
          <text:p text:style-name="P247"><text:s/>3.3 VME64X CSR Resources<text:tab/>77</text:p>
          <text:p text:style-name="P248"><text:s/>3.3.1 Private VME Slot_1 Register<text:tab/>79</text:p>
          <text:p text:style-name="P248"><text:s/>3.3.2 Private VME_Master Register<text:tab/>80</text:p>
          <text:p text:style-name="P248"><text:s/>3.3.3 Private VME_Slave Register<text:tab/>81</text:p>
          <text:p text:style-name="P248"><text:s/>3.3.4 Private VME_INTG Register<text:tab/>83</text:p>
          <text:p text:style-name="P248"><text:s/>3.3.5 Private VME_MMU Address Pointer Register<text:tab/>83</text:p>
          <text:p text:style-name="P248"><text:s/>3.3.6 Private VME_MMU Data Register<text:tab/>84</text:p>
          <text:p text:style-name="P248"><text:s/>3.3.7 Private VME_Address Error Register<text:tab/>86</text:p>
          <text:p text:style-name="P248"><text:s/>3.3.8 Private VME_Status Error Register<text:tab/>86</text:p>
          <text:p text:style-name="P248"><text:s/>3.3.9 Private VME_LOCMON Register<text:tab/>87</text:p>
          <text:p text:style-name="P248"><text:soft-page-break/><text:s/>3.3.10 Private VME_LOCK Register<text:tab/>87</text:p>
          <text:p text:style-name="P248"><text:s/>3.3.11 Private VME_GLOBTIM Register<text:tab/>89</text:p>
          <text:p text:style-name="P248"><text:s/>3.3.12 Private VME_ITC Controller<text:tab/>91</text:p>
          <text:p text:style-name="P248"><text:s/>3.3.13 VME64x CR/CSR ADER_0 Register<text:tab/>92</text:p>
          <text:p text:style-name="P248"><text:s/>3.3.14 VME64x CR/CSR BSR &amp; BCR Registers<text:tab/>93</text:p>
          <text:p text:style-name="P248"><text:s/>3.3.15 VME64x CR/CSR BAR Register<text:tab/>94</text:p>
          <text:p text:style-name="P248"><text:s/>3.3.16 VME64x CR Configuration ROM<text:tab/>94</text:p>
          <text:p text:style-name="P247"><text:s/>3.4 Shared_Memory &amp; IDMAC CSR Resources<text:tab/>95</text:p>
          <text:p text:style-name="P248"><text:s/>3.4.1 SMEM_DDR2 <text:s/>Register<text:tab/>95</text:p>
          <text:p text:style-name="P248"><text:s/>3.4.2 SMEM_DDR2_ERR <text:s/>Register<text:tab/>96</text:p>
          <text:p text:style-name="P247"><text:s/>3.5 PEV Intelligent DMA Controller<text:tab/>97</text:p>
          <text:p text:style-name="P248"><text:s/>3.5.1 IDMA_GCSR <text:s/>Register<text:tab/>97</text:p>
          <text:p text:style-name="P248"><text:s/>3.5.2 IDMA_XX_N_PCSR <text:s/>Register<text:tab/>98</text:p>
          <text:p text:style-name="P248"><text:s/>3.5.3 IDMA_XX_N_CSR <text:s/>Register<text:tab/>99</text:p>
          <text:p text:style-name="P248"><text:s/>3.5.4 IDMA_XX_N_NDES <text:s/>Register<text:tab/>100</text:p>
          <text:p text:style-name="P248"><text:s/>3.5.5 IDMA_XX_N_CDES <text:s/>Register<text:tab/>100</text:p>
          <text:p text:style-name="P248"><text:s/>3.5.6 IDMA_XX_N_DCNT <text:s/>Register<text:tab/>101</text:p>
          <text:p text:style-name="P248"><text:s/>3.5.7 <text:s/>DMA_Descriptor Element<text:tab/>102</text:p>
          <text:p text:style-name="P247"><text:s/>3.6 USER CSR Resources<text:tab/>107</text:p>
          <text:p text:style-name="P248"><text:s/>3.6.1 User GPIO_A Output Register<text:tab/>107</text:p>
          <text:p text:style-name="P248"><text:s/>3.6.2 User GPIO_A Enable Register<text:tab/>107</text:p>
          <text:p text:style-name="P248"><text:s/>3.6.3 User GPIO_A Input Register<text:tab/>108</text:p>
          <text:p text:style-name="P248"><text:s/>3.6.4 User GPIO_B Output Register<text:tab/>108</text:p>
          <text:p text:style-name="P248"><text:s/>3.6.5 User GPIO_B Enable Register<text:tab/>108</text:p>
          <text:p text:style-name="P248"><text:s/>3.6.6 User GPIO_B Input Register<text:tab/>109</text:p>
          <text:p text:style-name="P248"><text:s/>3.6.7 Private USER_ITC Controller<text:tab/>109</text:p>
          <text:p text:style-name="P248"><text:s/>3.6.8 User Signature_ROM<text:tab/>109</text:p>
          <text:p text:style-name="P247"><text:s/>3.7 ITC Interrupt Controller<text:tab/>110</text:p>
          <text:p text:style-name="P248"><text:s/>3.7.1 ITC IACK Register<text:tab/>110</text:p>
          <text:p text:style-name="P248"><text:s/>3.7.2 ITC CSR Register<text:tab/>110</text:p>
          <text:p text:style-name="P248"><text:s/>3.7.3 ITC IMC Register<text:tab/>111</text:p>
          <text:p text:style-name="P248"><text:s/>3.7.4 ITC IMS Register<text:tab/>111</text:p>
          <text:p text:style-name="P247"><text:s/>3.8 Agent_SW PROM area<text:tab/>112</text:p>
          <text:p text:style-name="P246"><text:s/>4 ANNEXES<text:tab/>114</text:p>
        </text:index-body>
      </text:table-of-content>
      <text:p text:style-name="Standard"/>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5">Table 1.1 : List of Acronyms and Abbreviation<text:tab/>9</text:p>
          <text:p text:style-name="P245">Table 1.2 : Related and Referenced Documents<text:tab/>10</text:p>
          <text:p text:style-name="P245">Table 2.1.: PEV_1100 jumpers<text:tab/>12</text:p>
          <text:p text:style-name="P245">Table 2.2.: Micro- switch PEV_1100 static options<text:tab/>13</text:p>
          <text:p text:style-name="P245">Table 2.3.: Front panel LED indicators<text:tab/>14</text:p>
          <text:p text:style-name="P245">Table 2.4.: On-board (PCB) LED indicators<text:tab/>15</text:p>
          <text:p text:style-name="P245">Table 2.5.: PCI Express Switch model<text:tab/>21</text:p>
          <text:p text:style-name="P245">Table 2.6.: FPGA PCI Express link-up LED indicator <text:tab/>22</text:p>
          <text:p text:style-name="P245">Table 2.7.: IEEE 1386.1 User's IO <text:tab/>23</text:p>
          <text:p text:style-name="P245">Table 2.8.: XILINX Virtex-5 FPGA Configuration size.<text:tab/>25</text:p>
          <text:p text:style-name="P245">Table 2.9.: FPGA bit-stream mapping (Small devices)<text:tab/>26</text:p>
          <text:p text:style-name="P245">Table 2.10.: FPGA bit-stream mapping (Big devices)<text:tab/>26</text:p>
          <text:p text:style-name="P245">Table 2.11.: FPGA System Monitor analog inputs<text:tab/>26</text:p>
          <text:p text:style-name="P245">Table 2.12.: XILINX programming Port P6<text:tab/>27</text:p>
          <text:p text:style-name="P245"><text:soft-page-break/>Table 2.13.: Agent_SW Transaction Interfaces<text:tab/>30</text:p>
          <text:p text:style-name="P245">Table 2.14.: TLI Transactions Dispatching<text:tab/>32</text:p>
          <text:p text:style-name="P245">Table 2.15.: SMEM Central_SW TYPE transactions <text:s/><text:tab/>34</text:p>
          <text:p text:style-name="P245">Table 2.16.: VME Master Central_SW TYPE transactions <text:s/><text:tab/>46</text:p>
          <text:p text:style-name="P245">Table 2.17.: VME P2 A&amp;C User IO assignment<text:tab/>50</text:p>
          <text:p text:style-name="P245">Table 2.18.: VME P2 D&amp;Z VXI IO assignment<text:tab/>51</text:p>
          <text:p text:style-name="P245">Table 2.19.: USER Block GPIO - IEEE 1386.1 Jn14/Jn24<text:tab/>53</text:p>
          <text:p text:style-name="P245">Table 2.20.: PEV_1100 Environmental <text:tab/>56</text:p>
          <text:p text:style-name="P245">Table 3.1.: PONFSM Instruction Format<text:tab/>59</text:p>
          <text:p text:style-name="P245">Table 3.2.: <text:s/>MMU page Descriptor <text:tab/>68</text:p>
          <text:p text:style-name="P245">Table 3.3.: <text:s/>Address Space Type Encoding<text:tab/>69</text:p>
          <text:p text:style-name="P245">Table 3.4. : Private VME MMU Page Descriptor <text:tab/>85</text:p>
          <text:p text:style-name="P245">Table 3.5 : Address Type Encoding <text:tab/>85</text:p>
          <text:p text:style-name="P245">Table 3.6. : Private VME ITC Interrupt Sources<text:tab/>92</text:p>
          <text:p text:style-name="P245">Table 3.7. : SMEM – IDMA IO_Bus resource<text:tab/>95</text:p>
          <text:p text:style-name="P245">Table 3.8. : IDMA Registers mapping<text:tab/>97</text:p>
          <text:p text:style-name="P245">Table 3.9.: IDMA Descriptor Format<text:tab/>106</text:p>
          <text:p text:style-name="P245">Table 3.10. : USER Register Description (Default)<text:tab/>107</text:p>
          <text:p text:style-name="P245">Table 3.11.: ITC Register IO_Bus mapping <text:tab/>110</text:p>
          <text:p text:style-name="P245">Table 3.12.: Agent_SW PROM Signature <text:s/>IO_Bus mapping <text:tab/>112</text:p>
        </text:index-body>
      </text:table-index>
      <text:p text:style-name="Standard"/>
      <text:table-index text:style-name="Sect1" text:protected="true" text:name="Index of Tables2">
        <text:table-index-source text:caption-sequence-name="Drawing" text:caption-sequence-format="text">
          <text:index-title-template text:style-name="Table_20_index_20_heading">Index of Drawing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Index of Drawings</text:p>
          </text:index-title>
          <text:p text:style-name="P245">Drawing 1: PEV_1100 Block Diagram<text:tab/>7</text:p>
          <text:p text:style-name="P245">Drawing 2: PEV_1100 Component side <text:tab/>11</text:p>
          <text:p text:style-name="P245">Drawing 3: PEV_1100 PCI Express LED indicators location<text:tab/>15</text:p>
          <text:p text:style-name="P245">Drawing 4: PEV_1100 Power supplies Block Diagram<text:tab/>19</text:p>
        </text:index-body>
      </text:table-index>
      <text:p text:style-name="Standard"/>
      <text:p text:style-name="Table_20_index_20_heading"/>
      <text:list xml:id="list35366416" text:style-name="Outline">
        <text:list-item>
          <text:h text:style-name="P254" text:outline-level="1">Introduction</text:h>
        </text:list-item>
      </text:list>
      <text:p text:style-name="Text_20_body_20_indent">The PEV_1100 is designed following the rules and documentation procedures defined by <text:s/>the “IOxOS Technology SA Quality System”.</text:p>
      <text:list xml:id="list35441853" text:continue-numbering="true" text:style-name="Outline">
        <text:list-item>
          <text:list>
            <text:list-item>
              <text:h text:style-name="Heading_20_2" text:outline-level="2">PEV_1100 Project Overview</text:h>
            </text:list-item>
          </text:list>
        </text:list-item>
      </text:list>
      <text:p text:style-name="Text_20_body_20_indent_5f_1">The PEV_1100 is built on the latest PCISIG “PCI Express External Cabling Specification 1.0” allowing to extend the PCI Express Bus infrastructure over medium distance (up to 7 meters) with high speed external cabling. It is defined to support PCI Express from x1 up to x16 lanes. The connectors and the cables are fully specified by the PCISIG and widely available on the market.</text:p>
      <text:p text:style-name="Text_20_body_20_indent_5f_1">In a first stage, the PCI Express x4 Host Adapter Card, widely available by 2<text:span text:style-name="T9">nd</text:span> third party supplier can be used for the server/workstation connection. In a second step, PCI Express External Cabling connectors will be directly available on the PC ATX/ATXE mother-board. For laptop connectivity, ExpressCard plug-in provides the PCI Express x1/x4 cable connection.</text:p>
      <text:p text:style-name="P134"><draw:frame draw:style-name="fr1" draw:name="Frame2" text:anchor-type="paragraph" svg:x="0.67mm" svg:y="5.82mm" svg:width="169mm" draw:z-index="134"><draw:text-box fo:min-height="95.94mm"><text:p text:style-name="Drawing"><draw:frame draw:style-name="fr5" draw:name="Object1" text:anchor-type="paragraph" svg:x="0.04mm" svg:y="0.02mm" svg:width="169mm" style:rel-width="100%" svg:height="95.94mm" style:rel-height="scale" draw:z-index="135"><draw:object xlink:href="./Object 1" xlink:type="simple" xlink:show="embed" xlink:actuate="onLoad"/><draw:image xlink:href="./ObjectReplacements/Object 1" xlink:type="simple" xlink:show="embed" xlink:actuate="onLoad"/></draw:frame>Drawing <text:sequence text:ref-name="refDrawing0" text:name="Drawing" text:formula="ooow:Drawing+1" style:num-format="1">1</text:sequence>: PEV_1100 Block Diagram</text:p></draw:text-box></draw:frame></text:p>
      <text:p text:style-name="Text_20_body_20_indent_5f_1"/>
      <text:p text:style-name="Text_20_body_20_indent_5f_1">The PEV_1100 supports multi-chassis expansion through its 2<text:span text:style-name="T9">nd </text:span>PCI Express x4 connector when configured as DOWN_stream. This 2<text:span text:style-name="T9">nd</text:span> connector can also be configured as UP_stream enabling Dual-Host / Dual-Fabric system configurations.</text:p>
      <text:p text:style-name="Text_20_body_20_indent_5f_1">For industrial applications, 19” rack mount equipment linked with the PEV_1100 delivers a cost-effective and reliable solution. All major IT suppliers (IBM, Sun, Dell and HP among others) provide high performance 19” rack mount equipment for servers/workstations in 1U / 2U form factors at a very competitive price (a fraction of <text:soft-page-break/>the cost of VME SBC).</text:p>
      <text:p text:style-name="Text_20_body_20_indent_5f_1">A PEV_1100 based system can be extended up to 16 chassis when using a PCI Express Switch (available in 1U form factor).</text:p>
      <text:p text:style-name="Text_20_body_20_indent_5f_1"><draw:frame draw:style-name="fr2" draw:name="Features" text:anchor-type="paragraph" svg:x="0.21mm" svg:y="5.98mm" svg:width="169.56mm" svg:height="129.86mm" draw:z-index="0"><draw:text-box><text:list xml:id="list35358441" text:style-name="L1"><text:list-item><text:p text:style-name="P349">VME64x 6U Board with two XMC/PMC sites</text:p></text:list-item></text:list><text:list xml:id="list35346708" text:style-name="L2"><text:list-item><text:list><text:list-item><text:p text:style-name="P347">VME64x with 3 / 5 rows connectors</text:p></text:list-item><text:list-item><text:p text:style-name="P347">5[V] only power supply</text:p></text:list-item></text:list></text:list-item><text:list-item><text:p text:style-name="P346">T<text:span text:style-name="T12">ransparent PCI Express to VME64x Interface</text:span></text:p><text:list><text:list-item><text:p text:style-name="P350">Multi-chassis capability (IN-OUT chaining)</text:p></text:list-item><text:list-item><text:p text:style-name="P350">Dual-Host Support</text:p></text:list-item><text:list-item><text:p text:style-name="P350">Full Interrupt Dispatching</text:p></text:list-item></text:list></text:list-item><text:list-item><text:p text:style-name="P348">PCI Express External Cabling Specification Rev 1.0</text:p><text:list><text:list-item><text:p text:style-name="P347">Two PCIe x4 External Connectors</text:p></text:list-item><text:list-item><text:p text:style-name="P347">PCIe x4 copper cable (up to 7 meters)</text:p></text:list-item><text:list-item><text:p text:style-name="P347">Optional SFP Optical Adapter (up to 100 meters)</text:p></text:list-item></text:list></text:list-item><text:list-item><text:p text:style-name="P348">On-board 256/512/1024 MBytes DDR2 Memory</text:p><text:list><text:list-item><text:p text:style-name="P347">Multi-port shared access </text:p></text:list-item><text:list-item><text:p text:style-name="P347">High bandwidth R/W (2 GBytes/s)</text:p></text:list-item></text:list></text:list-item><text:list-item><text:p text:style-name="P348">Embedded 4-channel Intelligent DMA Controller (IDMAC)</text:p><text:list><text:list-item><text:p text:style-name="P347">Optimized for PCI Express architecture</text:p></text:list-item><text:list-item><text:p text:style-name="P347">Any Source/Destination port (VME64x, both PMC/XMC sites, PCI Express and Shared Memory)</text:p></text:list-item><text:list-item><text:p text:style-name="P347">Chaining support</text:p></text:list-item></text:list></text:list-item><text:list-item><text:p text:style-name="P348"><text:s/>Two PMC IEEE 1386.1 / XMC VITA 42.3 sites</text:p><text:list><text:list-item><text:p text:style-name="P347">PCI 3.0 32-bit @ 33/66 MHz</text:p></text:list-item><text:list-item><text:p text:style-name="P347">Direct bridge from PCI Express</text:p></text:list-item><text:list-item><text:p text:style-name="P347">XMC VITA 42.3</text:p></text:list-item></text:list></text:list-item><text:list-item><text:p text:style-name="P348">VME64 Master</text:p><text:list><text:list-item><text:p text:style-name="P347">CR/CSR, A16, A24, A32 and user defined</text:p></text:list-item><text:list-item><text:p text:style-name="P347">SBT, BLT32, MBLT64, 2eVME &amp; 2eSST (VME320)</text:p></text:list-item><text:list-item><text:p text:style-name="P347">Full VME Slot-1 Function</text:p></text:list-item></text:list></text:list-item><text:list-item><text:p text:style-name="P348">VME64 Slave</text:p><text:list><text:list-item><text:p text:style-name="P347">Local Shared Memory</text:p></text:list-item><text:list-item><text:p text:style-name="P347">Direct Bridge to PCI Express &amp; PMC/XMC</text:p></text:list-item><text:list-item><text:p text:style-name="P347">Direct Bridge to PCI Express UP_stream</text:p></text:list-item><text:list-item><text:p text:style-name="P347">SBT, BLT32, MBLT64, 2eVME &amp; 2eSST (VME320)</text:p></text:list-item></text:list></text:list-item><text:list-item><text:p text:style-name="P348">Standard ( 0<text:span text:style-name="T15">ºC</text:span> to 70<text:span text:style-name="T15">ºC</text:span>) and Extended (-40<text:span text:style-name="T15">ºC</text:span> to 85<text:span text:style-name="T15">ºC</text:span>)</text:p></text:list-item><text:list-item><text:p text:style-name="P348">Built on the latest FPGA technology with PCI Express <text:s/>embedded support</text:p><text:list><text:list-item><text:p text:style-name="P347">Full control on VHDL source code</text:p></text:list-item><text:list-item><text:p text:style-name="P347">Obsolescence management</text:p></text:list-item><text:list-item><text:p text:style-name="P347">User area available for custom applications</text:p></text:list-item><text:list-item><text:p text:style-name="P347">FPGA Design Kit </text:p></text:list-item></text:list></text:list-item><text:list-item><text:p text:style-name="P348">API &amp; Libraries available for Window XP and Linux</text:p></text:list-item></text:list><text:p text:style-name="P152"/><text:p text:style-name="P153">Applications</text:p><text:list xml:id="list20391804" text:style-name="L2"><text:list-item text:start-value="1"><text:p text:style-name="P346">Enhanced &amp; High performance VME64x Single Board Computers (SBC) and IO control</text:p></text:list-item><text:list-item><text:p text:style-name="P346">Aerospace integration rig systems, flight simulators &amp; test equipment</text:p></text:list-item></text:list></draw:text-box></draw:frame></text:p>
      <text:p text:style-name="P154"/>
      <text:list xml:id="list35418365" text:continue-list="list35441853" text:style-name="Outline">
        <text:list-item>
          <text:list>
            <text:list-item>
              <text:h text:style-name="P255" text:outline-level="2">Design Environment.</text:h>
            </text:list-item>
          </text:list>
        </text:list-item>
      </text:list>
      <text:p text:style-name="P154">Following design environment and tools are used for the PEV_1100 implementation :</text:p>
      <text:p text:style-name="P154"/>
      <text:list xml:id="list35353140" text:style-name="L3">
        <text:list-item>
          <text:list>
            <text:list-item>
              <text:p text:style-name="P266">MS Window XP SP3</text:p>
            </text:list-item>
            <text:list-item>
              <text:p text:style-name="P266">OpenOffice/StarOffice for Text and Drawing documents <text:s/>and Database related informations.</text:p>
            </text:list-item>
            <text:list-item>
              <text:p text:style-name="P266">PSPad Text Editor for HDL.</text:p>
            </text:list-item>
            <text:list-item>
              <text:p text:style-name="P266">ORCAD schematic capture.</text:p>
            </text:list-item>
            <text:list-item>
              <text:p text:style-name="P266">Zuken Cadstar for PCB layout artwork.</text:p>
            </text:list-item>
            <text:list-item>
              <text:p text:style-name="P266">Xilinx ISE 10.1 for FPGA/CPLD implementation. This include VHDL Synthesis and Place &amp; Route specific tool.</text:p>
            </text:list-item>
            <text:list-item>
              <text:p text:style-name="P266">ModelTECH - ModelSIM for VHDL Simulation. RTL and post-layout.</text:p>
              <text:p text:style-name="P266"/>
            </text:list-item>
          </text:list>
        </text:list-item>
      </text:list>
      <text:p text:style-name="P154">For the software environment :</text:p>
      <text:list xml:id="list35358632" text:style-name="L4">
        <text:list-item>
          <text:list>
            <text:list-item>
              <text:p text:style-name="P267">LINUX Open Suse 11.0</text:p>
            </text:list-item>
            <text:list-item>
              <text:p text:style-name="P267">OpenOffice for document generation </text:p>
            </text:list-item>
            <text:list-item>
              <text:p text:style-name="P267">GNU GCC Compiler</text:p>
            </text:list-item>
          </text:list>
        </text:list-item>
      </text:list>
      <text:list xml:id="list35439682" text:continue-list="list35418365" text:style-name="Outline">
        <text:list-item>
          <text:list>
            <text:list-item>
              <text:h text:style-name="Heading_20_2" text:outline-level="2">Acronyms and Abbreviation.</text:h>
            </text:list-item>
          </text:list>
        </text:list-item>
      </text:list>
      <text:p text:style-name="Text_20_body_20_indent_5f_1">Following table sums up specific abbreviations and acronyms used <text:s/>in this document.</text:p>
      <table:table table:name="Table7" table:style-name="Table7">
        <table:table-column table:style-name="Table7.A"/>
        <table:table-column table:style-name="Table7.B"/>
        <table:table-header-rows>
          <table:table-row>
            <table:table-cell table:style-name="Table7.A1" office:value-type="string">
              <text:p text:style-name="P14">ABBREVIATION </text:p>
            </table:table-cell>
            <table:table-cell table:style-name="Table7.B1" office:value-type="string">
              <text:p text:style-name="P14">MEANING</text:p>
            </table:table-cell>
          </table:table-row>
        </table:table-header-rows>
        <table:table-row>
          <table:table-cell table:style-name="Table7.A2" office:value-type="string">
            <text:p text:style-name="P78">CFG</text:p>
          </table:table-cell>
          <table:table-cell table:style-name="Table7.B2" office:value-type="string">
            <text:p text:style-name="P68">Constant Frequency Clocking. PCI Express clocking mode.</text:p>
          </table:table-cell>
        </table:table-row>
        <table:table-row>
          <table:table-cell table:style-name="Table7.A2" office:value-type="string">
            <text:p text:style-name="P78">CPLD</text:p>
          </table:table-cell>
          <table:table-cell table:style-name="Table7.B2" office:value-type="string">
            <text:p text:style-name="P68">Complex programmable Logic Device</text:p>
          </table:table-cell>
        </table:table-row>
        <table:table-row>
          <table:table-cell table:style-name="Table7.A2" office:value-type="string">
            <text:p text:style-name="P78"/>
          </table:table-cell>
          <table:table-cell table:style-name="Table7.B2" office:value-type="string">
            <text:p text:style-name="P68"/>
          </table:table-cell>
        </table:table-row>
        <table:table-row>
          <table:table-cell table:style-name="Table7.A2" office:value-type="string">
            <text:p text:style-name="P78">ITC16</text:p>
          </table:table-cell>
          <table:table-cell table:style-name="Table7.B2" office:value-type="string">
            <text:p text:style-name="P68">Interrupt Controller </text:p>
          </table:table-cell>
        </table:table-row>
        <table:table-row>
          <table:table-cell table:style-name="Table7.A2" office:value-type="string">
            <text:p text:style-name="P78">ITP</text:p>
          </table:table-cell>
          <table:table-cell table:style-name="Table7.B2" office:value-type="string">
            <text:p text:style-name="P68">Interrupt pending</text:p>
          </table:table-cell>
        </table:table-row>
        <table:table-row>
          <table:table-cell table:style-name="Table7.A2" office:value-type="string">
            <text:p text:style-name="P78"/>
          </table:table-cell>
          <table:table-cell table:style-name="Table7.B2" office:value-type="string">
            <text:p text:style-name="P68"/>
          </table:table-cell>
        </table:table-row>
        <table:table-row>
          <table:table-cell table:style-name="Table7.A2" office:value-type="string">
            <text:p text:style-name="P78">PCI Express </text:p>
          </table:table-cell>
          <table:table-cell table:style-name="Table7.B2" office:value-type="string">
            <text:p text:style-name="P68">Serial based PCI Interfacing defined by PCISIG Organization.</text:p>
          </table:table-cell>
        </table:table-row>
        <table:table-row table:style-name="Table7.9">
          <table:table-cell table:style-name="Table7.A2" office:value-type="string">
            <text:p text:style-name="P78">VME64X</text:p>
          </table:table-cell>
          <table:table-cell table:style-name="Table7.B2" office:value-type="string">
            <text:p text:style-name="P68">VME 64-bit, defined by ANSI standard and VITA organization</text:p>
          </table:table-cell>
        </table:table-row>
        <table:table-row>
          <table:table-cell table:style-name="Table7.A2" office:value-type="string">
            <text:p text:style-name="P78">FPGA</text:p>
          </table:table-cell>
          <table:table-cell table:style-name="Table7.B2" office:value-type="string">
            <text:p text:style-name="P68">Field Programmable Gate Array</text:p>
          </table:table-cell>
        </table:table-row>
        <table:table-row>
          <table:table-cell table:style-name="Table7.A2" office:value-type="string">
            <text:p text:style-name="P78">PMC (IEEE1386.1)</text:p>
          </table:table-cell>
          <table:table-cell table:style-name="Table7.B2" office:value-type="string">
            <text:p text:style-name="P68">PCI Mezzanine Card, referenced as PMC, normalized under IEEE1386.1</text:p>
          </table:table-cell>
        </table:table-row>
        <table:table-row>
          <table:table-cell table:style-name="Table7.A2" office:value-type="string">
            <text:p text:style-name="P78">SSC</text:p>
          </table:table-cell>
          <table:table-cell table:style-name="Table7.B2" office:value-type="string">
            <text:p text:style-name="P68">Spread Spectrum Clocking. PCI Express clocking mode.</text:p>
          </table:table-cell>
        </table:table-row>
        <table:table-row>
          <table:table-cell table:style-name="Table7.A2" office:value-type="string">
            <text:p text:style-name="P78">XMC</text:p>
          </table:table-cell>
          <table:table-cell table:style-name="Table7.B2" office:value-type="string">
            <text:p text:style-name="P68">Extended Mezzanine Card, VITA 42 specification</text:p>
          </table:table-cell>
        </table:table-row>
        <table:table-row>
          <table:table-cell table:style-name="Table7.A14" office:value-type="string">
            <text:p text:style-name="P78">PrPMC</text:p>
          </table:table-cell>
          <table:table-cell table:style-name="Table7.B14" office:value-type="string">
            <text:p text:style-name="P68">Processor PMC Mezzanine, VITA32 </text:p>
          </table:table-cell>
        </table:table-row>
        <table:table-row>
          <table:table-cell table:style-name="Table7.A15" office:value-type="string">
            <text:p text:style-name="P78">XILINX</text:p>
          </table:table-cell>
          <table:table-cell table:style-name="Table7.B15" office:value-type="string">
            <text:p text:style-name="P68">FPGA Manufacturer</text:p>
          </table:table-cell>
        </table:table-row>
      </table:table>
      <text:p text:style-name="P155">Table <text:sequence text:ref-name="refTable0" text:name="Table" text:formula="ooow:Table+1" style:num-format="1">1.1</text:sequence> : List of Acronyms and Abbreviation</text:p>
      <text:list xml:id="list35422884" text:continue-numbering="true" text:style-name="Outline">
        <text:list-item>
          <text:list>
            <text:list-item>
              <text:h text:style-name="Heading_20_2" text:outline-level="2"><text:soft-page-break/>Related and Referenced Document.</text:h>
            </text:list-item>
          </text:list>
        </text:list-item>
      </text:list>
      <text:p text:style-name="Text_20_body_20_indent_5f_1">Following table sums up the main document references. (IOxOS proprietary, <text:s/>Specifications, Technical documents, customer related, …)</text:p>
      <text:p text:style-name="Text_20_body_20_indent_5f_1">Additional informations are also available to the related manufacturer.</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4">REF</text:p>
            </table:table-cell>
            <table:table-cell table:style-name="Table6.A1" office:value-type="string">
              <text:p text:style-name="P14">TITLE</text:p>
            </table:table-cell>
            <table:table-cell table:style-name="Table6.A1" office:value-type="string">
              <text:p text:style-name="P14">DOC <text:s/>IDENTIFICATION</text:p>
            </table:table-cell>
            <table:table-cell table:style-name="Table6.D1" office:value-type="string">
              <text:p text:style-name="P14">SOURCE</text:p>
            </table:table-cell>
          </table:table-row>
        </table:table-header-rows>
        <table:table-row>
          <table:table-cell table:style-name="Table6.A2" office:value-type="string">
            <text:p text:style-name="P70">{1}</text:p>
          </table:table-cell>
          <table:table-cell table:style-name="Table6.A2" office:value-type="string">
            <text:p text:style-name="P68">ASIC/FPGA Design Process STD</text:p>
          </table:table-cell>
          <table:table-cell table:style-name="Table6.A2" office:value-type="string">
            <text:p text:style-name="P68">Q_PROC_AFD_0001_An</text:p>
          </table:table-cell>
          <table:table-cell table:style-name="Table6.D2" office:value-type="string">
            <text:p text:style-name="P68">IOxOS Quality System</text:p>
          </table:table-cell>
        </table:table-row>
        <table:table-row>
          <table:table-cell table:style-name="Table6.A2" office:value-type="string">
            <text:p text:style-name="P70">{2}</text:p>
          </table:table-cell>
          <table:table-cell table:style-name="Table6.A2" office:value-type="string">
            <text:p text:style-name="P68">VME64 Standard</text:p>
          </table:table-cell>
          <table:table-cell table:style-name="Table6.A2" office:value-type="string">
            <text:p text:style-name="P68">VITA 1-1994 (R2002)</text:p>
          </table:table-cell>
          <table:table-cell table:style-name="Table6.D2" office:value-type="string">
            <text:p text:style-name="P68">VITA</text:p>
          </table:table-cell>
        </table:table-row>
        <table:table-row>
          <table:table-cell table:style-name="Table6.A2" office:value-type="string">
            <text:p text:style-name="P70">{3}</text:p>
          </table:table-cell>
          <table:table-cell table:style-name="Table6.A2" office:value-type="string">
            <text:p text:style-name="P68">VME64 Extension</text:p>
            <text:p text:style-name="P68">VME64X 2eSST Protocol</text:p>
          </table:table-cell>
          <table:table-cell table:style-name="Table6.A2" office:value-type="string">
            <text:p text:style-name="P68">VITA 1.1-1997(R2005)</text:p>
            <text:p text:style-name="P68">VITA 1.5-1997(R2005)</text:p>
          </table:table-cell>
          <table:table-cell table:style-name="Table6.D2" office:value-type="string">
            <text:p text:style-name="P68">VITA</text:p>
          </table:table-cell>
        </table:table-row>
        <table:table-row>
          <table:table-cell table:style-name="Table6.A2" office:value-type="string">
            <text:p text:style-name="P70">{4}</text:p>
          </table:table-cell>
          <table:table-cell table:style-name="Table6.A2" office:value-type="string">
            <text:p text:style-name="P68">PCI Express Specification 1.1A</text:p>
            <text:p text:style-name="P68">PCI Express Specification 2.0</text:p>
          </table:table-cell>
          <table:table-cell table:style-name="Table6.A2" office:value-type="string">
            <text:p text:style-name="P68">PCISIG </text:p>
          </table:table-cell>
          <table:table-cell table:style-name="Table6.D2" office:value-type="string">
            <text:p text:style-name="P68">PCISIG</text:p>
          </table:table-cell>
        </table:table-row>
        <table:table-row>
          <table:table-cell table:style-name="Table6.A2" office:value-type="string">
            <text:p text:style-name="P70">{5}</text:p>
          </table:table-cell>
          <table:table-cell table:style-name="Table6.A2" office:value-type="string">
            <text:p text:style-name="P68">PCI Express External Cabling Specification 1.0</text:p>
          </table:table-cell>
          <table:table-cell table:style-name="Table6.A2" office:value-type="string">
            <text:p text:style-name="P68">PCISIG</text:p>
          </table:table-cell>
          <table:table-cell table:style-name="Table6.D2" office:value-type="string">
            <text:p text:style-name="P68">PCISIG</text:p>
          </table:table-cell>
        </table:table-row>
        <table:table-row>
          <table:table-cell table:style-name="Table6.A2" office:value-type="string">
            <text:p text:style-name="P70">{6}</text:p>
          </table:table-cell>
          <table:table-cell table:style-name="Table6.A2" office:value-type="string">
            <text:p text:style-name="P68">Conduction Cooled PMC</text:p>
          </table:table-cell>
          <table:table-cell table:style-name="Table6.A2" office:value-type="string">
            <text:p text:style-name="P68">VITA 20-2001(R2005) </text:p>
          </table:table-cell>
          <table:table-cell table:style-name="Table6.D2" office:value-type="string">
            <text:p text:style-name="P68">VITA</text:p>
          </table:table-cell>
        </table:table-row>
        <table:table-row>
          <table:table-cell table:style-name="Table6.A2" office:value-type="string">
            <text:p text:style-name="P70">{7}</text:p>
          </table:table-cell>
          <table:table-cell table:style-name="Table6.A2" office:value-type="string">
            <text:p text:style-name="P68">Processor PMC (PrPMC)</text:p>
          </table:table-cell>
          <table:table-cell table:style-name="Table6.A2" office:value-type="string">
            <text:p text:style-name="P68">VITA 32-2003</text:p>
          </table:table-cell>
          <table:table-cell table:style-name="Table6.D2" office:value-type="string">
            <text:p text:style-name="P68">VITA</text:p>
          </table:table-cell>
        </table:table-row>
        <table:table-row>
          <table:table-cell table:style-name="Table6.A2" office:value-type="string">
            <text:p text:style-name="P70">{8}</text:p>
          </table:table-cell>
          <table:table-cell table:style-name="Table6.A2" office:value-type="string">
            <text:p text:style-name="P68">PMC-P4 Pin Out Mapping To VME-P2</text:p>
          </table:table-cell>
          <table:table-cell table:style-name="Table6.A2" office:value-type="string">
            <text:p text:style-name="P68">VITA 35-2000</text:p>
          </table:table-cell>
          <table:table-cell table:style-name="Table6.D2" office:value-type="string">
            <text:p text:style-name="P68">VITA</text:p>
          </table:table-cell>
        </table:table-row>
        <table:table-row>
          <table:table-cell table:style-name="Table6.A2" office:value-type="string">
            <text:p text:style-name="P70">{9}</text:p>
          </table:table-cell>
          <table:table-cell table:style-name="Table6.A2" office:value-type="string">
            <text:p text:style-name="P68">Status Indicator Standard</text:p>
          </table:table-cell>
          <table:table-cell table:style-name="Table6.A2" office:value-type="string">
            <text:p text:style-name="P68">VITA 40-2003</text:p>
          </table:table-cell>
          <table:table-cell table:style-name="Table6.D2" office:value-type="string">
            <text:p text:style-name="P68">VITA</text:p>
          </table:table-cell>
        </table:table-row>
        <table:table-row>
          <table:table-cell table:style-name="Table6.A2" office:value-type="string">
            <text:p text:style-name="P70">{10}</text:p>
          </table:table-cell>
          <table:table-cell table:style-name="Table6.A2" office:value-type="string">
            <text:p text:style-name="P68">VXS VME Switched Serial Standard</text:p>
          </table:table-cell>
          <table:table-cell table:style-name="Table6.A2" office:value-type="string">
            <text:p text:style-name="P68">VITA 41.0-2006, 41.2-2006, </text:p>
          </table:table-cell>
          <table:table-cell table:style-name="Table6.D2" office:value-type="string">
            <text:p text:style-name="P68"/>
          </table:table-cell>
        </table:table-row>
        <table:table-row>
          <table:table-cell table:style-name="Table6.A2" office:value-type="string">
            <text:p text:style-name="P70">{11}</text:p>
          </table:table-cell>
          <table:table-cell table:style-name="Table6.A2" office:value-type="string">
            <text:p text:style-name="P68">XMC Switched Mezzanine Card (PCI Express)</text:p>
          </table:table-cell>
          <table:table-cell table:style-name="Table6.A2" office:value-type="string">
            <text:p text:style-name="P68">VITA 42.0-200x, 42.3-2006</text:p>
          </table:table-cell>
          <table:table-cell table:style-name="Table6.D2" office:value-type="string">
            <text:p text:style-name="P68">VITA </text:p>
          </table:table-cell>
        </table:table-row>
        <table:table-row>
          <table:table-cell table:style-name="Table6.A2" office:value-type="string">
            <text:p text:style-name="P70">{12}</text:p>
          </table:table-cell>
          <table:table-cell table:style-name="Table6.A2" office:value-type="string">
            <text:p text:style-name="P68">PCI <text:s/>Local Bus Specification 3.0</text:p>
          </table:table-cell>
          <table:table-cell table:style-name="Table6.A2" office:value-type="string">
            <text:p text:style-name="P68">PCISIG</text:p>
          </table:table-cell>
          <table:table-cell table:style-name="Table6.D2" office:value-type="string">
            <text:p text:style-name="P68">PCISIG</text:p>
          </table:table-cell>
        </table:table-row>
        <table:table-row>
          <table:table-cell table:style-name="Table6.A2" office:value-type="string">
            <text:p text:style-name="P70">{13}</text:p>
          </table:table-cell>
          <table:table-cell table:style-name="Table6.A2" office:value-type="string">
            <text:p text:style-name="P68">Xilinx Virtex-5 family data sheet</text:p>
          </table:table-cell>
          <table:table-cell table:style-name="Table6.A2" office:value-type="string">
            <text:p text:style-name="P68">DS100.pdf</text:p>
          </table:table-cell>
          <table:table-cell table:style-name="Table6.D2" office:value-type="string">
            <text:p text:style-name="P68">XILINX</text:p>
          </table:table-cell>
        </table:table-row>
        <table:table-row>
          <table:table-cell table:style-name="Table6.A2" office:value-type="string">
            <text:p text:style-name="P70">{14}</text:p>
          </table:table-cell>
          <table:table-cell table:style-name="Table6.A2" office:value-type="string">
            <text:p text:style-name="P68">Xilinx Virtex-5 FPGA User Guide</text:p>
          </table:table-cell>
          <table:table-cell table:style-name="Table6.A2" office:value-type="string">
            <text:p text:style-name="P68">UG190.pDF</text:p>
          </table:table-cell>
          <table:table-cell table:style-name="Table6.D2" office:value-type="string">
            <text:p text:style-name="P68">XILINX</text:p>
          </table:table-cell>
        </table:table-row>
        <table:table-row>
          <table:table-cell table:style-name="Table6.A2" office:value-type="string">
            <text:p text:style-name="P70">{15}</text:p>
          </table:table-cell>
          <table:table-cell table:style-name="Table6.A2" office:value-type="string">
            <text:p text:style-name="P68">Xilinx Virtex-5 FPGA System <text:s/>monitor User Guide</text:p>
          </table:table-cell>
          <table:table-cell table:style-name="Table6.A2" office:value-type="string">
            <text:p text:style-name="P68">UG192.pdf</text:p>
          </table:table-cell>
          <table:table-cell table:style-name="Table6.D2" office:value-type="string">
            <text:p text:style-name="P68">XILINX</text:p>
          </table:table-cell>
        </table:table-row>
        <table:table-row>
          <table:table-cell table:style-name="Table6.A2" office:value-type="string">
            <text:p text:style-name="P70">{16}</text:p>
          </table:table-cell>
          <table:table-cell table:style-name="Table6.A2" office:value-type="string">
            <text:p text:style-name="P68">Xilinx Virtex-5 FPGA <text:s/>Integrated PCI Express End Point.</text:p>
          </table:table-cell>
          <table:table-cell table:style-name="Table6.A2" office:value-type="string">
            <text:p text:style-name="P68">UG197.pdf</text:p>
          </table:table-cell>
          <table:table-cell table:style-name="Table6.D2" office:value-type="string">
            <text:p text:style-name="P68">XILINX</text:p>
          </table:table-cell>
        </table:table-row>
        <table:table-row>
          <table:table-cell table:style-name="Table6.A2" office:value-type="string">
            <text:p text:style-name="P70">{17}</text:p>
          </table:table-cell>
          <table:table-cell table:style-name="Table6.A2" office:value-type="string">
            <text:p text:style-name="P68">Xilinx Virtex-5 LogiCORE Endpoint Block for PCI Express Designs</text:p>
          </table:table-cell>
          <table:table-cell table:style-name="Table6.A2" office:value-type="string">
            <text:p text:style-name="P68">UG350.pdf</text:p>
          </table:table-cell>
          <table:table-cell table:style-name="Table6.D2" office:value-type="string">
            <text:p text:style-name="P68">XILINX</text:p>
          </table:table-cell>
        </table:table-row>
        <table:table-row>
          <table:table-cell table:style-name="Table6.A2" office:value-type="string">
            <text:p text:style-name="P70">{18}</text:p>
          </table:table-cell>
          <table:table-cell table:style-name="Table6.A2" office:value-type="string">
            <text:p text:style-name="P68">PLX Technology PEX-8624-AA </text:p>
          </table:table-cell>
          <table:table-cell table:style-name="Table6.A2" office:value-type="string">
            <text:p text:style-name="P68">Express Lane PEX-8624-AA <text:s/>24-lane/6-port PCI Express Gen 2 Switch Data Book</text:p>
          </table:table-cell>
          <table:table-cell table:style-name="Table6.D2" office:value-type="string">
            <text:p text:style-name="P68">PLX Technology</text:p>
          </table:table-cell>
        </table:table-row>
        <table:table-row>
          <table:table-cell table:style-name="Table6.A2" office:value-type="string">
            <text:p text:style-name="P70">{19}</text:p>
          </table:table-cell>
          <table:table-cell table:style-name="Table6.A2" office:value-type="string">
            <text:p text:style-name="P68">PLX Technology PEX-8112-AA </text:p>
          </table:table-cell>
          <table:table-cell table:style-name="Table6.A2" office:value-type="string">
            <text:p text:style-name="P68">PEX_8112-AA_Data Book</text:p>
            <text:p text:style-name="P68"><text:s/>PCI Express x1 to PCI Bridge</text:p>
          </table:table-cell>
          <table:table-cell table:style-name="Table6.D2" office:value-type="string">
            <text:p text:style-name="P68">PLX Technology</text:p>
          </table:table-cell>
        </table:table-row>
        <table:table-row>
          <table:table-cell table:style-name="Table6.A21" office:value-type="string">
            <text:p text:style-name="P70">{20}</text:p>
          </table:table-cell>
          <table:table-cell table:style-name="Table6.A21" office:value-type="string">
            <text:p text:style-name="P68">SPI Serial Flash M25P128</text:p>
          </table:table-cell>
          <table:table-cell table:style-name="Table6.A21" office:value-type="string">
            <text:p text:style-name="P68">Data-sheet M25P128</text:p>
          </table:table-cell>
          <table:table-cell table:style-name="Table6.D21" office:value-type="string">
            <text:p text:style-name="P68">Numonix</text:p>
          </table:table-cell>
        </table:table-row>
      </table:table>
      <text:p text:style-name="P155">Table <text:sequence text:ref-name="refTable1" text:name="Table" text:formula="ooow:Table+1" style:num-format="1">1.2</text:sequence> : Related and Referenced Documents</text:p>
      <text:p text:style-name="Text_20_body_20_indent_5f_1"/>
      <text:list xml:id="list35419747" text:continue-numbering="true" text:style-name="Outline">
        <text:list-item>
          <text:h text:style-name="P254" text:outline-level="1">PEV_1100 Hardware Description</text:h>
        </text:list-item>
      </text:list>
      <text:p text:style-name="Text_20_body_20_indent">The following chapter provides a technical description of the hardware implementation. This covers following aspects :</text:p>
      <text:list xml:id="list35370448" text:style-name="L5">
        <text:list-item>
          <text:list>
            <text:list-item>
              <text:list>
                <text:list-item>
                  <text:p text:style-name="P252">PEV_1100 physical implementation </text:p>
                </text:list-item>
                <text:list-item>
                  <text:p text:style-name="P252">Hardware implementation of key sections</text:p>
                </text:list-item>
                <text:list-item>
                  <text:p text:style-name="P252">FPGA internal architecture description </text:p>
                </text:list-item>
              </text:list>
            </text:list-item>
          </text:list>
        </text:list-item>
      </text:list>
      <text:p text:style-name="Text_20_body_20_indent"/>
      <text:list xml:id="list35440688" text:continue-list="list35419747" text:style-name="Outline">
        <text:list-item>
          <text:list>
            <text:list-item>
              <text:h text:style-name="Heading_20_2" text:outline-level="2">PEV_1100 <text:s/>Configuration </text:h>
            </text:list-item>
          </text:list>
        </text:list-item>
      </text:list>
      <text:p text:style-name="Text_20_body_20_indent_5f_1">The above chapters provides the PEV_1100 <text:user-index-mark-start text:id="IMark149605452" text:index-name="User-Defined" text:outline-level="1"/><text:span text:style-name="T32">static option</text:span><text:user-index-mark-end text:id="IMark149605452"/><text:span text:style-name="T32">s </text:span>and IO connectors description. </text:p>
      <text:p text:style-name="Text_20_body_20_indent_5f_1"><draw:frame draw:style-name="fr3" draw:name="Frame1" text:anchor-type="paragraph" svg:x="11.43mm" svg:y="0.21mm" svg:width="147.44mm" draw:z-index="132"><draw:text-box fo:min-height="99.8mm"><text:p text:style-name="Drawing"><draw:g text:anchor-type="paragraph" draw:z-index="133" draw:style-name="gr111"><draw:g draw:style-name="gr2"><draw:rect draw:style-name="gr112" draw:text-style-name="P351" svg:width="127.4mm" svg:height="84.3mm" svg:x="0.07mm" svg:y="5.93mm"><text:p/></draw:rect><draw:rect draw:style-name="gr113" draw:text-style-name="P351" svg:width="11.77mm" svg:height="16.52mm" svg:x="110.22mm" svg:y="3.6mm"><text:p/></draw:rect><draw:rect draw:style-name="gr113" draw:text-style-name="P351" svg:width="11.77mm" svg:height="16.52mm" svg:x="96.43mm" svg:y="3.6mm"><text:p/></draw:rect><draw:rect draw:style-name="gr114" draw:text-style-name="P351" svg:width="49.52mm" svg:height="7.84mm" svg:x="3.93mm" svg:y="86.45mm"><text:p/></draw:rect><draw:rect draw:style-name="gr114" draw:text-style-name="P351" svg:width="49.52mm" svg:height="7.84mm" svg:x="75.35mm" svg:y="86.45mm"><text:p/></draw:rect><draw:frame draw:style-name="gr115" svg:width="16.45mm" svg:height="5.32mm" svg:x="21.17mm" svg:y="87.79mm"><draw:text-box><text:p>VME P2</text:p></draw:text-box></draw:frame><draw:frame draw:style-name="gr115" svg:width="16.45mm" svg:height="5.32mm" svg:x="93.17mm" svg:y="87.79mm"><draw:text-box><text:p>VME P1</text:p></draw:text-box></draw:frame></draw:g><draw:g draw:style-name="gr2"><draw:rect draw:style-name="gr43" draw:text-style-name="P351" svg:width="4.68mm" svg:height="9.94mm" svg:x="81.61mm" svg:y="24.08mm"><text:p/></draw:rect><draw:frame draw:style-name="gr115" draw:text-style-name="P382" svg:width="10.15mm" svg:height="4.47mm" svg:x="79.18mm" svg:y="19.63mm"><draw:text-box><text:p><text:span text:style-name="T40">SW500</text:span></text:p></draw:text-box></draw:frame><draw:frame draw:style-name="gr115" draw:text-style-name="P382" svg:width="2.44mm" svg:height="4.47mm" svg:x="81.61mm" svg:y="29.76mm"><draw:text-box><text:p><text:span text:style-name="T40">1</text:span></text:p></draw:text-box></draw:frame><draw:frame draw:style-name="gr115" draw:text-style-name="P355" svg:width="5.28mm" svg:height="4.47mm" draw:transform="rotate (1.5707963267946) translate (78.1931944444444mm 30.9915277777778mm)"><draw:text-box><text:p><text:span text:style-name="T2">ON</text:span></text:p></draw:text-box></draw:frame></draw:g><draw:g draw:style-name="gr2"><draw:rect draw:style-name="gr43" draw:text-style-name="P351" svg:width="4.68mm" svg:height="9.94mm" svg:x="81.4mm" svg:y="40.52mm"><text:p/></draw:rect><draw:frame draw:style-name="gr115" draw:text-style-name="P382" svg:width="10.15mm" svg:height="4.47mm" svg:x="78.97mm" svg:y="36.04mm"><draw:text-box><text:p><text:span text:style-name="T40">SW502</text:span></text:p></draw:text-box></draw:frame><draw:frame draw:style-name="gr115" draw:text-style-name="P382" svg:width="2.44mm" svg:height="4.47mm" svg:x="81.4mm" svg:y="46.2mm"><draw:text-box><text:p><text:span text:style-name="T40">1</text:span></text:p></draw:text-box></draw:frame><draw:frame draw:style-name="gr115" draw:text-style-name="P355" svg:width="5.28mm" svg:height="4.47mm" draw:transform="rotate (1.5707963267946) translate (77.9638888888889mm 47.4133333333333mm)"><draw:text-box><text:p><text:span text:style-name="T2">ON</text:span></text:p></draw:text-box></draw:frame></draw:g><draw:g draw:style-name="gr2"><draw:rect draw:style-name="gr43" draw:text-style-name="P351" svg:width="4.68mm" svg:height="9.94mm" svg:x="135.78mm" svg:y="24.91mm"><text:p/></draw:rect><draw:frame draw:style-name="gr115" draw:text-style-name="P382" svg:width="10.15mm" svg:height="4.47mm" svg:x="133.33mm" svg:y="20.44mm"><draw:text-box><text:p><text:span text:style-name="T40">SW501</text:span></text:p></draw:text-box></draw:frame><draw:frame draw:style-name="gr115" draw:text-style-name="P382" svg:width="2.44mm" svg:height="4.47mm" svg:x="135.78mm" svg:y="30.59mm"><draw:text-box><text:p><text:span text:style-name="T40">1</text:span></text:p></draw:text-box></draw:frame><draw:frame draw:style-name="gr115" draw:text-style-name="P355" svg:width="5.28mm" svg:height="4.47mm" draw:transform="rotate (1.5707963267946) translate (132.344583333333mm 31.8029166666667mm)"><draw:text-box><text:p><text:span text:style-name="T2">ON</text:span></text:p></draw:text-box></draw:frame></draw:g><draw:g draw:style-name="gr2"><draw:rect draw:style-name="gr43" draw:text-style-name="P351" svg:width="3.85mm" svg:height="2.23mm" svg:x="1.71mm" svg:y="31.59mm"><text:p/></draw:rect><draw:frame draw:style-name="gr116" draw:text-style-name="P382" svg:width="10.15mm" svg:height="4.26mm" svg:x="5.96mm" svg:y="30.59mm"><draw:text-box><text:p><text:span text:style-name="T40">J502</text:span></text:p></draw:text-box></draw:frame></draw:g><draw:g draw:style-name="gr2"><draw:rect draw:style-name="gr43" draw:text-style-name="P351" svg:width="3.85mm" svg:height="2.23mm" svg:x="1.71mm" svg:y="36.23mm"><text:p/></draw:rect><draw:frame draw:style-name="gr116" draw:text-style-name="P382" svg:width="10.15mm" svg:height="4.26mm" svg:x="5.96mm" svg:y="35.24mm"><draw:text-box><text:p><text:span text:style-name="T40">J504</text:span></text:p></draw:text-box></draw:frame></draw:g><draw:g draw:style-name="gr2"><draw:rect draw:style-name="gr43" draw:text-style-name="P351" svg:width="3.85mm" svg:height="2.23mm" svg:x="1.71mm" svg:y="41.54mm"><text:p/></draw:rect><draw:frame draw:style-name="gr116" draw:text-style-name="P382" svg:width="10.15mm" svg:height="4.26mm" svg:x="5.96mm" svg:y="40.53mm"><draw:text-box><text:p><text:span text:style-name="T40">J500</text:span></text:p></draw:text-box></draw:frame></draw:g><draw:g draw:style-name="gr2"><draw:rect draw:style-name="gr43" draw:text-style-name="P351" svg:width="3.85mm" svg:height="2.23mm" svg:x="69.44mm" svg:y="96.54mm"><text:p/></draw:rect><draw:frame draw:style-name="gr116" draw:text-style-name="P382" svg:width="10.15mm" svg:height="4.26mm" svg:x="73.69mm" svg:y="95.53mm"><draw:text-box><text:p><text:span text:style-name="T40">J703</text:span></text:p></draw:text-box></draw:frame></draw:g><draw:g draw:style-name="gr2"><draw:rect draw:style-name="gr43" draw:text-style-name="P351" svg:width="5.9mm" svg:height="2.23mm" svg:x="130.9mm" svg:y="3.19mm"><text:p/></draw:rect><draw:frame draw:style-name="gr116" draw:text-style-name="P382" svg:width="10.15mm" svg:height="4.26mm" svg:x="137.19mm" svg:y="2.19mm"><draw:text-box><text:p><text:span text:style-name="T40">J6/4/5</text:span></text:p></draw:text-box></draw:frame><draw:frame draw:style-name="gr117" draw:text-style-name="P358" svg:width="7.31mm" svg:height="3.2mm" svg:x="130.49mm" svg:y="0mm"><draw:text-box><text:p text:style-name="P351"><text:span text:style-name="T34">A B C</text:span></text:p></draw:text-box></draw:frame></draw:g><draw:g draw:style-name="gr2"><draw:rect draw:style-name="gr43" draw:text-style-name="P351" svg:width="5.9mm" svg:height="2.23mm" svg:x="130.3mm" svg:y="13.14mm"><text:p/></draw:rect><draw:frame draw:style-name="gr116" draw:text-style-name="P382" svg:width="10.15mm" svg:height="4.26mm" svg:x="136.61mm" svg:y="12.14mm"><draw:text-box><text:p><text:span text:style-name="T40">J3/1/2</text:span></text:p></draw:text-box></draw:frame><draw:frame draw:style-name="gr117" draw:text-style-name="P358" svg:width="7.31mm" svg:height="3.2mm" svg:x="129.89mm" svg:y="9.95mm"><draw:text-box><text:p text:style-name="P351"><text:span text:style-name="T34">A B C</text:span></text:p></draw:text-box></draw:frame></draw:g><draw:line draw:style-name="gr118" draw:text-style-name="P351" svg:x1="132.12mm" svg:y1="27.84mm" svg:x2="124.82mm" svg:y2="14.36mm"><text:p/></draw:line><draw:line draw:style-name="gr118" draw:text-style-name="P351" svg:x1="130.08mm" svg:y1="3.99mm" svg:x2="124.82mm" svg:y2="8.05mm"><text:p/></draw:line><draw:line draw:style-name="gr118" draw:text-style-name="P351" svg:x1="129.68mm" svg:y1="14.06mm" svg:x2="124.42mm" svg:y2="10.5mm"><text:p/></draw:line><draw:g draw:style-name="gr2"><draw:rect draw:style-name="gr43" draw:text-style-name="P351" svg:width="6.75mm" svg:height="2.23mm" svg:x="53.89mm" svg:y="83.31mm"><text:p/></draw:rect><draw:frame draw:style-name="gr116" draw:text-style-name="P382" svg:width="11.6mm" svg:height="4.26mm" svg:x="61.1mm" svg:y="82.3mm"><draw:text-box><text:p><text:span text:style-name="T40">J702/1/0</text:span></text:p></draw:text-box></draw:frame><draw:frame draw:style-name="gr117" draw:text-style-name="P358" svg:width="8.35mm" svg:height="3.2mm" svg:x="53.43mm" svg:y="80.12mm"><draw:text-box><text:p text:style-name="P351"><text:span text:style-name="T34">A B C</text:span></text:p></draw:text-box></draw:frame></draw:g><draw:line draw:style-name="gr118" draw:text-style-name="P351" svg:x1="70.05mm" svg:y1="95.1mm" svg:x2="70.05mm" svg:y2="88.41mm"><text:p/></draw:line><draw:g draw:style-name="gr2"><draw:rect draw:style-name="gr43" draw:text-style-name="P351" svg:width="3.85mm" svg:height="2.23mm" svg:x="1.71mm" svg:y="46.81mm"><text:p/></draw:rect><draw:frame draw:style-name="gr116" draw:text-style-name="P382" svg:width="10.15mm" svg:height="4.26mm" svg:x="5.96mm" svg:y="45.79mm"><draw:text-box><text:p><text:span text:style-name="T40">J300</text:span></text:p></draw:text-box></draw:frame></draw:g><draw:frame draw:style-name="gr119" draw:text-style-name="P382" svg:width="11.76mm" svg:height="7.31mm" svg:x="110.22mm" svg:y="3.83mm"><draw:text-box><text:p text:style-name="P351"><text:span text:style-name="T40">PCIe P3</text:span></text:p></draw:text-box></draw:frame><draw:frame draw:style-name="gr119" draw:text-style-name="P382" svg:width="11.76mm" svg:height="7.31mm" svg:x="96.43mm" svg:y="4.02mm"><draw:text-box><text:p text:style-name="P351"><text:span text:style-name="T40">PCIe P4</text:span></text:p></draw:text-box></draw:frame><draw:rect draw:style-name="gr43" draw:text-style-name="P351" svg:width="9.89mm" svg:height="9.94mm" svg:x="114.95mm" svg:y="27.48mm"><text:p/></draw:rect><draw:frame draw:style-name="gr115" draw:text-style-name="P382" svg:width="9.83mm" svg:height="4.47mm" svg:x="114.95mm" svg:y="23.02mm"><draw:text-box><text:p text:style-name="P351"><text:span text:style-name="T40">SW1</text:span></text:p></draw:text-box></draw:frame><draw:frame draw:style-name="gr115" draw:text-style-name="P355" svg:width="9.83mm" svg:height="6.9mm" svg:x="114.95mm" svg:y="29.21mm"><draw:text-box><text:p text:style-name="P351"><text:span text:style-name="T2">Hex</text:span></text:p><text:p text:style-name="P351"><text:span text:style-name="T2">Rotary</text:span></text:p></draw:text-box></draw:frame><draw:g draw:style-name="gr2"><draw:rect draw:style-name="gr120" draw:text-style-name="P351" svg:width="10.93mm" svg:height="4.63mm" svg:x="40.27mm" svg:y="17.87mm"><text:p/></draw:rect><draw:frame draw:style-name="gr115" draw:text-style-name="P382" svg:width="4.82mm" svg:height="4.47mm" svg:x="43.51mm" svg:y="18.03mm"><draw:text-box><text:p><text:span text:style-name="T40">P6</text:span></text:p></draw:text-box></draw:frame><draw:frame draw:style-name="gr121" draw:text-style-name="P382" svg:width="3.71mm" svg:height="4.26mm" svg:x="40.27mm" svg:y="22.49mm"><draw:text-box><text:p><text:span text:style-name="T40">1</text:span></text:p></draw:text-box></draw:frame></draw:g><draw:g draw:style-name="gr2"><draw:rect draw:style-name="gr120" draw:text-style-name="P351" svg:width="10.93mm" svg:height="4.63mm" svg:x="24.96mm" svg:y="17.87mm"><text:p/></draw:rect><draw:frame draw:style-name="gr115" draw:text-style-name="P382" svg:width="4.82mm" svg:height="4.47mm" svg:x="28.2mm" svg:y="18.03mm"><draw:text-box><text:p><text:span text:style-name="T40">P7</text:span></text:p></draw:text-box></draw:frame><draw:frame draw:style-name="gr121" draw:text-style-name="P382" svg:width="3.71mm" svg:height="4.26mm" svg:x="24.96mm" svg:y="22.49mm"><draw:text-box><text:p><text:span text:style-name="T40">1</text:span></text:p></draw:text-box></draw:frame></draw:g></draw:g>Drawing <text:sequence text:ref-name="refDrawing1" text:name="Drawing" text:formula="ooow:Drawing+1" style:num-format="1">2</text:sequence>: PEV_1100 Component side </text:p></draw:text-box></draw:frame></text:p>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list xml:id="list35413679" text:continue-numbering="true" text:style-name="Outline">
        <text:list-item>
          <text:list>
            <text:list-item>
              <text:list>
                <text:list-item>
                  <text:h text:style-name="Heading_20_3" text:outline-level="3">Static Options</text:h>
                </text:list-item>
              </text:list>
            </text:list-item>
          </text:list>
        </text:list-item>
      </text:list>
      <text:p text:style-name="Text_20_body_20_indent_5f_2"><text:s/>Following tables sums up the PEV_1100 static options (Jumpers, Mini DIP switches and Hex-Rotary).</text:p>
      <text:p text:style-name="Text_20_body_20_indent_5f_2"/>
      <table:table table:name="Table83" table:style-name="Table83">
        <table:table-column table:style-name="Table83.A"/>
        <table:table-column table:style-name="Table83.B"/>
        <table:table-column table:style-name="Table83.C"/>
        <table:table-column table:style-name="Table83.D"/>
        <table:table-column table:style-name="Table83.E"/>
        <text:soft-page-break/>
        <table:table-row>
          <table:table-cell table:style-name="Table83.A1" office:value-type="string">
            <text:p text:style-name="P87">Jumper group</text:p>
          </table:table-cell>
          <table:table-cell table:style-name="Table83.A1" table:number-columns-spanned="2" office:value-type="string">
            <text:p text:style-name="P87">Valid position</text:p>
          </table:table-cell>
          <table:covered-table-cell/>
          <table:table-cell table:style-name="Table83.A1" office:value-type="string">
            <text:p text:style-name="P86"/>
          </table:table-cell>
          <table:table-cell table:style-name="Table83.E1" office:value-type="string">
            <text:p text:style-name="P86"/>
          </table:table-cell>
        </table:table-row>
        <table:table-row>
          <table:table-cell table:style-name="Table83.A2" office:value-type="string">
            <text:p text:style-name="P84">J[6-4-5]</text:p>
          </table:table-cell>
          <table:table-cell table:style-name="Table83.A2" office:value-type="string">
            <text:p text:style-name="P84"><text:s/>J[4-6]</text:p>
          </table:table-cell>
          <table:table-cell table:style-name="Table83.A2" office:value-type="string">
            <text:p text:style-name="P84">J[4-5]</text:p>
          </table:table-cell>
          <table:table-cell table:style-name="Table83.A2" office:value-type="string">
            <text:p text:style-name="P83">J[6-4] = PCIe P4 DOWN_stream</text:p>
            <text:p text:style-name="P83">J[5-4] = PCIe P4 UP_stream</text:p>
          </table:table-cell>
          <table:table-cell table:style-name="Table83.E2" office:value-type="string">
            <text:p text:style-name="P83">PCI Express External. </text:p>
          </table:table-cell>
        </table:table-row>
        <table:table-row>
          <table:table-cell table:style-name="Table83.A2" office:value-type="string">
            <text:p text:style-name="P84">J[1-2-3]</text:p>
          </table:table-cell>
          <table:table-cell table:style-name="Table83.A2" office:value-type="string">
            <text:p text:style-name="P84"><text:s/>J[2-1]</text:p>
          </table:table-cell>
          <table:table-cell table:style-name="Table83.A2" office:value-type="string">
            <text:p text:style-name="P84">J[2-3]</text:p>
          </table:table-cell>
          <table:table-cell table:style-name="Table83.A2" office:value-type="string">
            <text:p text:style-name="P83">J[2-3] = PCIe P4 SBRTN</text:p>
            <text:p text:style-name="P85">J[2-1] = OPEN</text:p>
          </table:table-cell>
          <table:table-cell table:style-name="Table83.E2" office:value-type="string">
            <text:p text:style-name="P83">PCI Express External.</text:p>
          </table:table-cell>
        </table:table-row>
        <table:table-row>
          <table:table-cell table:style-name="Table83.A2" office:value-type="string">
            <text:p text:style-name="P84">J[700-1-2]</text:p>
          </table:table-cell>
          <table:table-cell table:style-name="Table83.A2" office:value-type="string">
            <text:p text:style-name="P84">J[700-1]</text:p>
            <text:p text:style-name="P84">(Top)</text:p>
          </table:table-cell>
          <table:table-cell table:style-name="Table83.A2" office:value-type="string">
            <text:p text:style-name="P84">J[701-2]</text:p>
            <text:p text:style-name="P84">(Bottom)</text:p>
          </table:table-cell>
          <table:table-cell table:style-name="Table83.A2" office:value-type="string">
            <text:p text:style-name="P85">J[700-1] = <text:s/>VME64V Power</text:p>
            <text:p text:style-name="P85">J[701-2] = <text:s/>On-board DCDC</text:p>
          </table:table-cell>
          <table:table-cell table:style-name="Table83.E2" office:value-type="string">
            <text:p text:style-name="P83">PMC <text:s/>3V3 power supply selection</text:p>
          </table:table-cell>
        </table:table-row>
        <table:table-row>
          <table:table-cell table:style-name="Table83.A2" office:value-type="string">
            <text:p text:style-name="P84">J703</text:p>
          </table:table-cell>
          <table:table-cell table:style-name="Table83.A2" office:value-type="string">
            <text:p text:style-name="P84">Installed</text:p>
          </table:table-cell>
          <table:table-cell table:style-name="Table83.A2" office:value-type="string">
            <text:p text:style-name="P84">Open</text:p>
          </table:table-cell>
          <table:table-cell table:style-name="Table83.A2" office:value-type="string">
            <text:p text:style-name="P85">No on-board power </text:p>
          </table:table-cell>
          <table:table-cell table:style-name="Table83.E2" office:value-type="string">
            <text:p text:style-name="P83">IOxOS Reserved</text:p>
          </table:table-cell>
        </table:table-row>
        <table:table-row>
          <table:table-cell table:style-name="Table83.A2" office:value-type="string">
            <text:p text:style-name="P84">J300</text:p>
          </table:table-cell>
          <table:table-cell table:style-name="Table83.A2" office:value-type="string">
            <text:p text:style-name="P84">Installed</text:p>
          </table:table-cell>
          <table:table-cell table:style-name="Table83.A2" office:value-type="string">
            <text:p text:style-name="P84">Open</text:p>
          </table:table-cell>
          <table:table-cell table:style-name="Table83.A2" office:value-type="string">
            <text:p text:style-name="P85">PMC JTAG by-pass. Used only when the PEV_1100 is under test.</text:p>
          </table:table-cell>
          <table:table-cell table:style-name="Table83.E2" office:value-type="string">
            <text:p text:style-name="P83">IOxOS Reserved</text:p>
          </table:table-cell>
        </table:table-row>
        <table:table-row>
          <table:table-cell table:style-name="Table83.A2" office:value-type="string">
            <text:p text:style-name="P84">J500</text:p>
          </table:table-cell>
          <table:table-cell table:style-name="Table83.A2" office:value-type="string">
            <text:p text:style-name="P84">Installed</text:p>
          </table:table-cell>
          <table:table-cell table:style-name="Table83.A2" office:value-type="string">
            <text:p text:style-name="P84">Open</text:p>
          </table:table-cell>
          <table:table-cell table:style-name="Table83.A2" office:value-type="string">
            <text:p text:style-name="P85">Push Button RESET. Allow <text:s/>to control the on-board RESET.</text:p>
          </table:table-cell>
          <table:table-cell table:style-name="Table83.E2" office:value-type="string">
            <text:p text:style-name="P83">IOxOS Reserved</text:p>
          </table:table-cell>
        </table:table-row>
        <table:table-row>
          <table:table-cell table:style-name="Table83.A2" office:value-type="string">
            <text:p text:style-name="P84">J502</text:p>
          </table:table-cell>
          <table:table-cell table:style-name="Table83.A2" office:value-type="string">
            <text:p text:style-name="P84">Installed</text:p>
          </table:table-cell>
          <table:table-cell table:style-name="Table83.A2" office:value-type="string">
            <text:p text:style-name="P84">Open</text:p>
          </table:table-cell>
          <table:table-cell table:style-name="Table83.A2" office:value-type="string">
            <text:p text:style-name="P85">JTAG 1149.1 Boundary chain Enable </text:p>
          </table:table-cell>
          <table:table-cell table:style-name="Table83.E2" office:value-type="string">
            <text:p text:style-name="P83">IOxOS Reserved</text:p>
          </table:table-cell>
        </table:table-row>
        <table:table-row>
          <table:table-cell table:style-name="Table83.A9" office:value-type="string">
            <text:p text:style-name="P84">J504</text:p>
          </table:table-cell>
          <table:table-cell table:style-name="Table83.A9" office:value-type="string">
            <text:p text:style-name="P84">Installed</text:p>
          </table:table-cell>
          <table:table-cell table:style-name="Table83.A9" office:value-type="string">
            <text:p text:style-name="P84">Open</text:p>
          </table:table-cell>
          <table:table-cell table:style-name="Table83.A9" office:value-type="string">
            <text:p text:style-name="P85">JTAG 1149.1 P7 TAP OUT Enable. Used only when the PEV_1100 is under test.</text:p>
          </table:table-cell>
          <table:table-cell table:style-name="Table83.E9" office:value-type="string">
            <text:p text:style-name="P83">IOxOS Reserved</text:p>
          </table:table-cell>
        </table:table-row>
      </table:table>
      <text:p text:style-name="P206">Table <text:sequence text:ref-name="refTable2" text:name="Table" text:formula="ooow:Table+1" style:num-format="1">2.1</text:sequence>.: PEV_1100 jumpers</text:p>
      <text:p text:style-name="Text_20_body_20_indent_5f_2"/>
      <text:p text:style-name="Text_20_body_20_indent_5f_2">Three mini-DIP switches implement <text:s/>the PEV_1100 <text:s/>configuration options :</text:p>
      <text:list xml:id="list35351827" text:style-name="L6">
        <text:list-item>
          <text:list>
            <text:list-item>
              <text:list>
                <text:list-item>
                  <text:p text:style-name="P294">SW_500 implements the VME64X related options</text:p>
                </text:list-item>
                <text:list-item>
                  <text:p text:style-name="P294">SW_501 implements the PCI Express External cabling options and the FPGA configuration options</text:p>
                </text:list-item>
                <text:list-item>
                  <text:p text:style-name="P294">SW_502 implements the PCI Express mapping options and the Power-ON FSM sequencing control.</text:p>
                </text:list-item>
              </text:list>
            </text:list-item>
          </text:list>
        </text:list-item>
      </text:list>
      <text:p text:style-name="Text_20_body_20_indent_5f_2"/>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87.A1" office:value-type="string">
              <text:p text:style-name="P20">Switch</text:p>
            </table:table-cell>
            <table:table-cell table:style-name="Table87.A1" office:value-type="string">
              <text:p text:style-name="P20">Default</text:p>
            </table:table-cell>
            <table:table-cell table:style-name="Table87.A1" office:value-type="string">
              <text:p text:style-name="P20">Function </text:p>
            </table:table-cell>
            <table:table-cell table:style-name="Table87.D1" office:value-type="string">
              <text:p text:style-name="P20">Comment</text:p>
            </table:table-cell>
          </table:table-row>
        </table:table-header-rows>
        <table:table-row>
          <table:table-cell table:style-name="Table87.A2" office:value-type="string">
            <text:p text:style-name="P84">SW500-1</text:p>
          </table:table-cell>
          <table:table-cell table:style-name="Table87.A2" office:value-type="string">
            <text:p text:style-name="P84">ON</text:p>
          </table:table-cell>
          <table:table-cell table:style-name="Table87.A2" office:value-type="string">
            <text:p text:style-name="P83">VME SYSRST Enable</text:p>
          </table:table-cell>
          <table:table-cell table:style-name="Table87.D2" office:value-type="string">
            <text:p text:style-name="P83">Enable VME SYSRESET generation</text:p>
          </table:table-cell>
        </table:table-row>
        <table:table-row>
          <table:table-cell table:style-name="Table87.A2" office:value-type="string">
            <text:p text:style-name="P84">SW500-2</text:p>
          </table:table-cell>
          <table:table-cell table:style-name="Table87.A2" office:value-type="string">
            <text:p text:style-name="P84">ON</text:p>
          </table:table-cell>
          <table:table-cell table:style-name="Table87.A2" office:value-type="string">
            <text:p text:style-name="P83">VME SLOT1 Enable</text:p>
          </table:table-cell>
          <table:table-cell table:style-name="Table87.D2" office:value-type="string">
            <text:p text:style-name="P83">Force VME Slot-1 active</text:p>
          </table:table-cell>
        </table:table-row>
        <table:table-row>
          <table:table-cell table:style-name="Table87.A2" office:value-type="string">
            <text:p text:style-name="P84">SW500-3</text:p>
          </table:table-cell>
          <table:table-cell table:style-name="Table87.A2" office:value-type="string">
            <text:p text:style-name="P84">OFF</text:p>
          </table:table-cell>
          <table:table-cell table:style-name="Table87.A2" office:value-type="string">
            <text:p text:style-name="P83">VME64X Mode </text:p>
          </table:table-cell>
          <table:table-cell table:style-name="Table87.D2" office:value-type="string">
            <text:p text:style-name="P83">VME64X CRCSR Mode</text:p>
          </table:table-cell>
        </table:table-row>
        <table:table-row>
          <table:table-cell table:number-columns-spanned="3">
            <table:table table:is-sub-table="true">
              <table:table-column table:style-name="Table87.A"/>
              <table:table-column table:style-name="Table87.B"/>
              <table:table-column table:style-name="Table87.C"/>
              <table:table-row>
                <table:table-cell table:style-name="Table87.A2" office:value-type="string">
                  <text:p text:style-name="P84">SW500-4</text:p>
                </table:table-cell>
                <table:table-cell table:style-name="Table87.A2" office:value-type="string">
                  <text:p text:style-name="P84">OFF</text:p>
                </table:table-cell>
                <table:table-cell table:style-name="Table87.A2" office:value-type="string">
                  <text:p text:style-name="P83">VME A24 A[19]</text:p>
                </table:table-cell>
              </table:table-row>
              <table:table-row>
                <table:table-cell table:style-name="Table87.A2" office:value-type="string">
                  <text:p text:style-name="P84">SW500-5</text:p>
                </table:table-cell>
                <table:table-cell table:style-name="Table87.A2" office:value-type="string">
                  <text:p text:style-name="P84">ON</text:p>
                </table:table-cell>
                <table:table-cell table:style-name="Table87.A2" office:value-type="string">
                  <text:p text:style-name="P83">VME A24 A[20]</text:p>
                </table:table-cell>
              </table:table-row>
              <table:table-row>
                <table:table-cell table:style-name="Table87.A2" office:value-type="string">
                  <text:p text:style-name="P84">SW500-6</text:p>
                </table:table-cell>
                <table:table-cell table:style-name="Table87.A2" office:value-type="string">
                  <text:p text:style-name="P84">OFF</text:p>
                </table:table-cell>
                <table:table-cell table:style-name="Table87.A2" office:value-type="string">
                  <text:p text:style-name="P83">VME A24 A[21]</text:p>
                </table:table-cell>
              </table:table-row>
              <table:table-row>
                <table:table-cell table:style-name="Table87.A2" office:value-type="string">
                  <text:p text:style-name="P84">SW500-7</text:p>
                </table:table-cell>
                <table:table-cell table:style-name="Table87.A2" office:value-type="string">
                  <text:p text:style-name="P84">ON</text:p>
                </table:table-cell>
                <table:table-cell table:style-name="Table87.A2" office:value-type="string">
                  <text:p text:style-name="P83">VME A24 A[22]</text:p>
                </table:table-cell>
              </table:table-row>
              <table:table-row>
                <table:table-cell table:style-name="Table87.A2" office:value-type="string">
                  <text:p text:style-name="P84">SW500-8</text:p>
                </table:table-cell>
                <table:table-cell table:style-name="Table87.A2" office:value-type="string">
                  <text:p text:style-name="P84">OFF</text:p>
                </table:table-cell>
                <table:table-cell table:style-name="Table87.A2" office:value-type="string">
                  <text:p text:style-name="P83">VME A24 A[23]</text:p>
                </table:table-cell>
              </table:table-row>
            </table:table>
          </table:table-cell>
          <table:covered-table-cell/>
          <table:covered-table-cell/>
          <table:table-cell table:style-name="Table87.D2" office:value-type="string">
            <text:p text:style-name="P83">512 KB CRCSR window assigned statically while VME64X mode is disabled. In this case the CRCSR is mapped on the VME A24 Address Space.</text:p>
            <text:p text:style-name="P83"/>
          </table:table-cell>
        </table:table-row>
        <table:table-row>
          <table:table-cell table:style-name="Table87.D2" table:number-columns-spanned="4" office:value-type="string">
            <text:p text:style-name="P112"/>
          </table:table-cell>
          <table:covered-table-cell/>
          <table:covered-table-cell/>
          <table:covered-table-cell/>
        </table:table-row>
        <table:table-row>
          <table:table-cell table:style-name="Table87.A2" office:value-type="string">
            <text:p text:style-name="P84">SW501-1</text:p>
          </table:table-cell>
          <table:table-cell table:style-name="Table87.A2" office:value-type="string">
            <text:p text:style-name="P84">OFF</text:p>
          </table:table-cell>
          <table:table-cell table:style-name="Table87.A2" office:value-type="string">
            <text:p text:style-name="P83">ON = SPI Prog Enable</text:p>
          </table:table-cell>
          <table:table-cell table:style-name="Table87.D2" office:value-type="string">
            <text:p text:style-name="P83">Enable SPI Programming from P7 (Xilinx TAP Tool)</text:p>
          </table:table-cell>
        </table:table-row>
        <table:table-row>
          <table:table-cell table:number-columns-spanned="3">
            <table:table table:is-sub-table="true">
              <table:table-column table:style-name="Table87.A"/>
              <table:table-column table:style-name="Table87.B"/>
              <table:table-column table:style-name="Table87.C"/>
              <table:table-row>
                <table:table-cell table:style-name="Table87.A2" office:value-type="string">
                  <text:p text:style-name="P84">SW501-2</text:p>
                </table:table-cell>
                <table:table-cell table:style-name="Table87.A2" office:value-type="string">
                  <text:p text:style-name="P84">ON</text:p>
                </table:table-cell>
                <table:table-cell table:style-name="Table87.A2" office:value-type="string">
                  <text:p text:style-name="P83">FPGA Config B-STR LSB</text:p>
                </table:table-cell>
              </table:table-row>
              <table:table-row>
                <table:table-cell table:style-name="Table87.A2" office:value-type="string">
                  <text:p text:style-name="P84">SW501-3</text:p>
                </table:table-cell>
                <table:table-cell table:style-name="Table87.A2" office:value-type="string">
                  <text:p text:style-name="P84">OFF</text:p>
                </table:table-cell>
                <table:table-cell table:style-name="Table87.A2" office:value-type="string">
                  <text:p text:style-name="P83">FPGA Config B-STR MSB</text:p>
                </table:table-cell>
              </table:table-row>
            </table:table>
          </table:table-cell>
          <table:covered-table-cell/>
          <table:covered-table-cell/>
          <table:table-cell table:style-name="Table87.D2" office:value-type="string">
            <text:p text:style-name="P83">Selection of Bit-stream #1 ( Bit-stream #0 is the back-up)</text:p>
          </table:table-cell>
        </table:table-row>
        <table:table-row>
          <table:table-cell table:number-columns-spanned="3">
            <table:table table:is-sub-table="true">
              <table:table-column table:style-name="Table87.A"/>
              <table:table-column table:style-name="Table87.B"/>
              <table:table-column table:style-name="Table87.C"/>
              <table:table-row>
                <table:table-cell table:style-name="Table87.A2" office:value-type="string">
                  <text:p text:style-name="P84">SW501-4</text:p>
                </table:table-cell>
                <table:table-cell table:style-name="Table87.A2" office:value-type="string">
                  <text:p text:style-name="P84">OFF</text:p>
                </table:table-cell>
                <table:table-cell table:style-name="Table87.A2" office:value-type="string">
                  <text:p text:style-name="P83">PCIe_RSTMOD</text:p>
                  <text:p text:style-name="P83"/>
                  <text:p text:style-name="P83"/>
                </table:table-cell>
              </table:table-row>
              <table:table-row>
                <table:table-cell table:style-name="Table87.A2" office:value-type="string">
                  <text:p text:style-name="P84"><text:soft-page-break/>SW501-5</text:p>
                </table:table-cell>
                <table:table-cell table:style-name="Table87.A2" office:value-type="string">
                  <text:p text:style-name="P84">OFF</text:p>
                </table:table-cell>
                <table:table-cell table:style-name="Table87.A2" office:value-type="string">
                  <text:p text:style-name="P83">P4 Cable Connector PCIe as Non-Transparent</text:p>
                </table:table-cell>
              </table:table-row>
            </table:table>
          </table:table-cell>
          <table:covered-table-cell/>
          <table:covered-table-cell/>
          <table:table-cell>
            <table:table table:is-sub-table="true">
              <table:table-column table:style-name="Table87.D"/>
              <table:table-row table:style-name="Table87.D9.1">
                <table:table-cell table:style-name="Table87.D2" office:value-type="string">
                  <text:p text:style-name="P83">PCI Express remote RESET Mode</text:p>
                  <text:p text:style-name="P83"><text:s text:c="5"/>= OFF : Disabled</text:p>
                  <text:p text:style-name="P83"><text:s text:c="5"/>= ON <text:s text:c="2"/>: Enabled</text:p>
                </table:table-cell>
              </table:table-row>
              <table:table-row>
                <table:table-cell table:style-name="Table87.D2" office:value-type="string">
                  <text:p text:style-name="P83"><text:soft-page-break/>When “ON” P4 is defined as UP_stream NT (Refer to 8624AA technical documentation)</text:p>
                </table:table-cell>
              </table:table-row>
            </table:table>
          </table:table-cell>
        </table:table-row>
        <table:table-row>
          <table:table-cell table:number-columns-spanned="2">
            <table:table table:is-sub-table="true">
              <table:table-column table:style-name="Table87.A"/>
              <table:table-column table:style-name="Table87.B"/>
              <table:table-row>
                <table:table-cell table:style-name="Table87.A2" office:value-type="string">
                  <text:p text:style-name="P84">SW501-6</text:p>
                </table:table-cell>
                <table:table-cell table:style-name="Table87.A2" office:value-type="string">
                  <text:p text:style-name="P84">OFF</text:p>
                </table:table-cell>
              </table:table-row>
              <table:table-row table:style-name="Table87.A10.2">
                <table:table-cell table:style-name="Table87.A2" office:value-type="string">
                  <text:p text:style-name="P84">SW501-7</text:p>
                </table:table-cell>
                <table:table-cell table:style-name="Table87.A2" office:value-type="string">
                  <text:p text:style-name="P84">OFF</text:p>
                </table:table-cell>
              </table:table-row>
              <table:table-row>
                <table:table-cell table:style-name="Table87.A2" office:value-type="string">
                  <text:p text:style-name="P84">SW501-8</text:p>
                </table:table-cell>
                <table:table-cell table:style-name="Table87.A2" office:value-type="string">
                  <text:p text:style-name="P84">OFF</text:p>
                  <text:p text:style-name="P84">= ”000”</text:p>
                </table:table-cell>
              </table:table-row>
            </table:table>
          </table:table-cell>
          <table:covered-table-cell/>
          <table:table-cell table:style-name="Table87.A2" office:value-type="string">
            <text:p text:style-name="P83">This 3-bit field (SW501-8 is MSB and SW501-6) defines the PCI Express Infrastructure (OFF= '0', ON = '1')</text:p>
            <text:p text:style-name="P83"/>
            <text:p text:style-name="P83">000 : P3 UP_stream (external clock)</text:p>
            <text:p text:style-name="P83">001 : P3 UP_stream (local clock)</text:p>
            <text:p text:style-name="P83">010 : XMC#1 UP_stream</text:p>
            <text:p text:style-name="P83">011 : XMC#2 UP_stream</text:p>
            <text:p text:style-name="P83">100 : FPGA UP_stream</text:p>
            <text:p text:style-name="P83">101 : P4 UP_stream (local Clock) </text:p>
            <text:p text:style-name="P83">110 : Reserved </text:p>
            <text:p text:style-name="P83">111 : PCIe Disabled </text:p>
          </table:table-cell>
          <table:table-cell table:style-name="Table87.D2" office:value-type="string">
            <text:p text:style-name="P83">PEV_1100 on-board PCI Express implementation is defined through these three switched.</text:p>
            <text:p text:style-name="P83"/>
            <text:p text:style-name="P83"/>
            <text:p text:style-name="P83">Default <text:s/>Mode. (Required when SSC)</text:p>
            <text:p text:style-name="P83">Use local 100 MHz. (OK with CCG)</text:p>
            <text:p text:style-name="P83">PEV_1100 used as XMC carrier with installed CPU with PCI Express RC</text:p>
            <text:p text:style-name="P83">To be defined</text:p>
            <text:p text:style-name="P83">Back-up External cabling. Test</text:p>
            <text:p text:style-name="P83">Factory reserved for bring-up and testing.</text:p>
          </table:table-cell>
        </table:table-row>
        <table:table-row>
          <table:table-cell table:style-name="Table87.D2" table:number-columns-spanned="4" office:value-type="string">
            <text:p text:style-name="P112"/>
          </table:table-cell>
          <table:covered-table-cell/>
          <table:covered-table-cell/>
          <table:covered-table-cell/>
        </table:table-row>
        <table:table-row>
          <table:table-cell table:style-name="Table87.A2" office:value-type="string">
            <text:p text:style-name="P84">SW502-1</text:p>
          </table:table-cell>
          <table:table-cell table:style-name="Table87.A2" office:value-type="string">
            <text:p text:style-name="P84">OFF</text:p>
          </table:table-cell>
          <table:table-cell table:style-name="Table87.A2" office:value-type="string">
            <text:p text:style-name="P83">FPGA Configuration <text:s/>with Xilinx iMPACT tool.</text:p>
          </table:table-cell>
          <table:table-cell table:style-name="Table87.D2" office:value-type="string">
            <text:p text:style-name="P83">Disable the CPLD FSM handling the PON FPGA configuration. When “ON” the FPGA shall be configured by the XILINX iMPACT tool.</text:p>
          </table:table-cell>
        </table:table-row>
        <table:table-row>
          <table:table-cell table:number-columns-spanned="3">
            <table:table table:is-sub-table="true">
              <table:table-column table:style-name="Table87.A"/>
              <table:table-column table:style-name="Table87.B"/>
              <table:table-column table:style-name="Table87.C"/>
              <table:table-row table:style-name="Table87.A13.1">
                <table:table-cell table:style-name="Table87.A2" office:value-type="string">
                  <text:p text:style-name="P84">SW502-2</text:p>
                </table:table-cell>
                <table:table-cell table:style-name="Table87.A2" office:value-type="string">
                  <text:p text:style-name="P84">ON</text:p>
                </table:table-cell>
                <table:table-cell table:style-name="Table87.A2" office:value-type="string">
                  <text:p text:style-name="P83">Enable Compressed 1 KBytes IO Space. </text:p>
                  <text:p text:style-name="P88">(Previously Bypass <text:user-index-mark-start text:id="IMark149489948" text:index-name="User-Defined" text:outline-level="1"/>PON_FSM<text:user-index-mark-end text:id="IMark149489948"/> IO_Bus)</text:p>
                </table:table-cell>
              </table:table-row>
              <table:table-row>
                <table:table-cell table:style-name="Table87.A2" office:value-type="string">
                  <text:p text:style-name="P84">SW502-3</text:p>
                </table:table-cell>
                <table:table-cell table:style-name="Table87.A2" office:value-type="string">
                  <text:p text:style-name="P84">ON</text:p>
                </table:table-cell>
                <table:table-cell table:style-name="Table87.A2" office:value-type="string">
                  <text:p text:style-name="P83">NoPF_ BAR2_Size(0)</text:p>
                </table:table-cell>
              </table:table-row>
              <table:table-row>
                <table:table-cell table:style-name="Table87.A2" office:value-type="string">
                  <text:p text:style-name="P84">SW502-4</text:p>
                </table:table-cell>
                <table:table-cell table:style-name="Table87.A2" office:value-type="string">
                  <text:p text:style-name="P84">ON</text:p>
                </table:table-cell>
                <table:table-cell table:style-name="Table87.A2" office:value-type="string">
                  <text:p text:style-name="P83">NoPF_ BAR2_Size(1)</text:p>
                </table:table-cell>
              </table:table-row>
            </table:table>
          </table:table-cell>
          <table:covered-table-cell/>
          <table:covered-table-cell/>
          <table:table-cell>
            <table:table table:is-sub-table="true">
              <table:table-column table:style-name="Table87.D"/>
              <table:table-row table:style-name="Table87.D13.1">
                <table:table-cell table:style-name="Table87.D2" office:value-type="string">
                  <text:p text:style-name="P89">While SET</text:p>
                  <text:p text:style-name="P88"/>
                  <text:p text:style-name="P88">Previously Disable the autonomous Power-up FSM Sequencer.</text:p>
                </table:table-cell>
              </table:table-row>
              <table:table-row>
                <table:table-cell table:style-name="Table87.D2" office:value-type="string">
                  <text:p text:style-name="P83">This 2-bit code define the A32 Non-Prefetchable Memory size associated with BAR_3. </text:p>
                  <text:p text:style-name="P83"/>
                  <table:table table:name="Table134" table:style-name="Table134">
                    <table:table-column table:style-name="Table134.A"/>
                    <table:table-column table:style-name="Table134.B"/>
                    <table:table-row>
                      <table:table-cell table:style-name="Table134.A1" office:value-type="string">
                        <text:p text:style-name="P84">00</text:p>
                      </table:table-cell>
                      <table:table-cell table:style-name="Table134.B1" office:value-type="string">
                        <text:p text:style-name="P83">64 MBytes</text:p>
                      </table:table-cell>
                    </table:table-row>
                    <table:table-row>
                      <table:table-cell table:style-name="Table134.A2" office:value-type="string">
                        <text:p text:style-name="P84">01</text:p>
                      </table:table-cell>
                      <table:table-cell table:style-name="Table134.B2" office:value-type="string">
                        <text:p text:style-name="P83">128 MBytes</text:p>
                      </table:table-cell>
                    </table:table-row>
                    <table:table-row>
                      <table:table-cell table:style-name="Table134.A3" office:value-type="float" office:value="10">
                        <text:p text:style-name="P84">10</text:p>
                      </table:table-cell>
                      <table:table-cell table:style-name="Table134.B2" office:value-type="string">
                        <text:p text:style-name="P83">256 MBytes</text:p>
                      </table:table-cell>
                    </table:table-row>
                    <table:table-row>
                      <table:table-cell table:style-name="Table134.A3" office:value-type="float" office:value="11">
                        <text:p text:style-name="P84">11</text:p>
                      </table:table-cell>
                      <table:table-cell table:style-name="Table134.B2" office:value-type="string">
                        <text:p text:style-name="P83">512 MBytes</text:p>
                      </table:table-cell>
                    </table:table-row>
                  </table:table>
                  <text:p text:style-name="P83"/>
                </table:table-cell>
              </table:table-row>
            </table:table>
          </table:table-cell>
        </table:table-row>
        <table:table-row>
          <table:table-cell table:style-name="Table87.A2" office:value-type="string">
            <text:p text:style-name="P84">SW502-5</text:p>
          </table:table-cell>
          <table:table-cell table:style-name="Table87.A2" office:value-type="string">
            <text:p text:style-name="P84">OFF</text:p>
          </table:table-cell>
          <table:table-cell table:style-name="Table87.A2" office:value-type="string">
            <text:p text:style-name="P83">PF_ BAR0_Size(0)</text:p>
          </table:table-cell>
          <table:table-cell table:style-name="Table87.D2" office:value-type="string">
            <text:p text:style-name="P83"><text:s text:c="2"/></text:p>
          </table:table-cell>
        </table:table-row>
        <table:table-row>
          <table:table-cell table:number-columns-spanned="3">
            <table:table table:is-sub-table="true">
              <table:table-column table:style-name="Table87.A"/>
              <table:table-column table:style-name="Table87.B"/>
              <table:table-column table:style-name="Table87.C"/>
              <table:table-row table:style-name="Table87.A15.1">
                <table:table-cell table:style-name="Table87.A2" office:value-type="string">
                  <text:p text:style-name="P84">SW502-6</text:p>
                </table:table-cell>
                <table:table-cell table:style-name="Table87.A2" office:value-type="string">
                  <text:p text:style-name="P84">OFF</text:p>
                </table:table-cell>
                <table:table-cell table:style-name="Table87.A2" office:value-type="string">
                  <text:p text:style-name="P83">PF_ BAR0_Size(1)</text:p>
                </table:table-cell>
              </table:table-row>
              <table:table-row table:style-name="Table87.A15.2">
                <table:table-cell table:style-name="Table87.A2" office:value-type="string">
                  <text:p text:style-name="P84">SW502-7</text:p>
                </table:table-cell>
                <table:table-cell table:style-name="Table87.A2" office:value-type="string">
                  <text:p text:style-name="P84">ON</text:p>
                </table:table-cell>
                <table:table-cell table:style-name="Table87.A2" office:value-type="string">
                  <text:p text:style-name="P83">PF_ BAR0_Size(2)</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able:table-cell>
              </table:table-row>
              <table:table-row>
                <table:table-cell table:style-name="Table87.A15.1.3" office:value-type="string">
                  <text:p text:style-name="P84">SW502-8</text:p>
                </table:table-cell>
                <table:table-cell table:style-name="Table87.A15.1.3" office:value-type="string">
                  <text:p text:style-name="P84">OFF</text:p>
                </table:table-cell>
                <table:table-cell table:style-name="Table87.A15.1.3" office:value-type="string">
                  <text:p text:style-name="P83">PF_PCI_Express_A64</text:p>
                </table:table-cell>
              </table:table-row>
            </table:table>
          </table:table-cell>
          <table:covered-table-cell/>
          <table:covered-table-cell/>
          <table:table-cell>
            <table:table table:is-sub-table="true">
              <table:table-column table:style-name="Table87.D"/>
              <table:table-row table:style-name="Table87.D15.1">
                <table:table-cell table:style-name="Table87.D2" office:value-type="string">
                  <text:p text:style-name="P83">This 3-bit code define the A32/A64 Prefetchable Memory size associated with BAR_0. </text:p>
                  <text:p text:style-name="P83"/>
                  <table:table table:name="Table135" table:style-name="Table135">
                    <table:table-column table:style-name="Table135.A"/>
                    <table:table-column table:style-name="Table135.B"/>
                    <table:table-row>
                      <table:table-cell table:style-name="Table135.A1" office:value-type="string">
                        <text:p text:style-name="P84">000</text:p>
                      </table:table-cell>
                      <table:table-cell table:style-name="Table135.B1" office:value-type="string">
                        <text:p text:style-name="P83">Disabled PF_ BAR0 and NoPF_ BAR2 selection.</text:p>
                      </table:table-cell>
                    </table:table-row>
                    <table:table-row>
                      <table:table-cell table:style-name="Table135.A2" office:value-type="string">
                        <text:p text:style-name="P84">001</text:p>
                      </table:table-cell>
                      <table:table-cell table:style-name="Table135.B2" office:value-type="string">
                        <text:p text:style-name="P83">Disabled <text:s/>PF_ BAR0 only.</text:p>
                      </table:table-cell>
                    </table:table-row>
                    <table:table-row>
                      <table:table-cell table:style-name="Table135.A2" office:value-type="string">
                        <text:p text:style-name="P84">010</text:p>
                      </table:table-cell>
                      <table:table-cell table:style-name="Table135.B2" office:value-type="string">
                        <text:p text:style-name="P83">128 MBytes</text:p>
                      </table:table-cell>
                    </table:table-row>
                    <table:table-row>
                      <table:table-cell table:style-name="Table135.A2" office:value-type="string">
                        <text:p text:style-name="P84">011</text:p>
                      </table:table-cell>
                      <table:table-cell table:style-name="Table135.B2" office:value-type="string">
                        <text:p text:style-name="P83">256 MBytes</text:p>
                      </table:table-cell>
                    </table:table-row>
                    <table:table-row>
                      <table:table-cell table:style-name="Table135.A5" office:value-type="float" office:value="100">
                        <text:p text:style-name="P84">100</text:p>
                      </table:table-cell>
                      <table:table-cell table:style-name="Table135.B2" office:value-type="string">
                        <text:p text:style-name="P83">512 MBytes</text:p>
                      </table:table-cell>
                    </table:table-row>
                    <table:table-row>
                      <table:table-cell table:style-name="Table135.A5" office:value-type="float" office:value="101">
                        <text:p text:style-name="P84">101</text:p>
                      </table:table-cell>
                      <table:table-cell table:style-name="Table135.B2" office:value-type="string">
                        <text:p text:style-name="P83">1024 MBytes</text:p>
                      </table:table-cell>
                    </table:table-row>
                    <table:table-row>
                      <table:table-cell table:style-name="Table135.A5" office:value-type="float" office:value="110">
                        <text:p text:style-name="P84">110</text:p>
                      </table:table-cell>
                      <table:table-cell table:style-name="Table135.B2" office:value-type="string">
                        <text:p text:style-name="P83">2048 MBytes</text:p>
                      </table:table-cell>
                    </table:table-row>
                    <table:table-row>
                      <table:table-cell table:style-name="Table135.A5" office:value-type="float" office:value="111">
                        <text:p text:style-name="P84">111</text:p>
                      </table:table-cell>
                      <table:table-cell table:style-name="Table135.B2" office:value-type="string">
                        <text:p text:style-name="P83">4096 MBytes</text:p>
                      </table:table-cell>
                    </table:table-row>
                  </table:table>
                  <text:p text:style-name="P83"/>
                </table:table-cell>
              </table:table-row>
              <table:table-row>
                <table:table-cell table:style-name="Table87.D15.1.2" office:value-type="string">
                  <text:p text:style-name="P83">While “ON” Force the use of PCI Express 64_bit on BAR0 (A64 Capable)</text:p>
                </table:table-cell>
              </table:table-row>
            </table:table>
          </table:table-cell>
        </table:table-row>
      </table:table>
      <text:p text:style-name="P206"><text:soft-page-break/>Table <text:sequence text:ref-name="refTable3" text:name="Table" text:formula="ooow:Table+1" style:num-format="1">2.2</text:sequence>.: Micro- switch PEV_1100 static options</text:p>
      <text:list xml:id="list35421933" text:continue-list="list35413679" text:style-name="Outline">
        <text:list-item>
          <text:list>
            <text:list-item>
              <text:list>
                <text:list-item>
                  <text:h text:style-name="Heading_20_3" text:outline-level="3">Front panel LED Indicators</text:h>
                </text:list-item>
              </text:list>
            </text:list-item>
          </text:list>
        </text:list-item>
      </text:list>
      <text:p text:style-name="Text_20_body_20_indent_5f_2">The <text:s/>PEV_1100 implements front panel LED indicators, providing visual information on main internal status. </text:p>
      <text:p text:style-name="Text_20_body_20_indent_5f_2"/>
      <table:table table:name="Table136" table:style-name="Table136">
        <table:table-column table:style-name="Table136.A"/>
        <table:table-column table:style-name="Table136.B"/>
        <table:table-row>
          <table:table-cell table:style-name="Table136.A1" office:value-type="string">
            <text:p text:style-name="Table_20_Contents"><draw:g text:anchor-type="paragraph" draw:z-index="120" draw:style-name="gr1"><draw:line draw:style-name="gr23" draw:text-style-name="P351" svg:x1="12.48mm" svg:y1="10.51mm" svg:x2="12.46mm" svg:y2="109.31mm"><text:p/></draw:line><draw:line draw:style-name="gr23" draw:text-style-name="P351" svg:x1="37.44mm" svg:y1="14.55mm" svg:x2="37.42mm" svg:y2="113.35mm"><text:p/></draw:line><draw:rect draw:style-name="gr24" draw:text-style-name="P351" svg:width="10.96mm" svg:height="37.93mm" svg:x="20.78mm" svg:y="24.64mm"><text:p/></draw:rect><draw:rect draw:style-name="gr24" draw:text-style-name="P351" svg:width="10.96mm" svg:height="37.93mm" svg:x="20.78mm" svg:y="69.67mm"><text:p/></draw:rect><draw:g draw:style-name="gr2"><draw:circle draw:style-name="gr25" draw:text-style-name="P351" svg:width="2.85mm" svg:height="2.85mm" svg:x="15.5mm" svg:y="26.07mm"><text:p/></draw:circle><draw:circle draw:style-name="gr25" draw:text-style-name="P351" svg:width="2.85mm" svg:height="2.85mm" svg:x="15.5mm" svg:y="58.12mm"><text:p/></draw:circle><draw:circle draw:style-name="gr26" draw:text-style-name="P351" svg:width="2.85mm" svg:height="2.85mm" svg:x="15.5mm" svg:y="41.68mm"><text:p/></draw:circle><draw:circle draw:style-name="gr26" draw:text-style-name="P351" svg:width="2.85mm" svg:height="2.85mm" svg:x="15.5mm" svg:y="33.76mm"><text:p/></draw:circle><draw:circle draw:style-name="gr25" draw:text-style-name="P351" svg:width="2.85mm" svg:height="2.85mm" svg:x="15.5mm" svg:y="51.21mm"><text:p/></draw:circle></draw:g><draw:circle draw:style-name="gr27" draw:text-style-name="P351" svg:width="2.85mm" svg:height="2.85mm" svg:x="15.1mm" svg:y="70.68mm"><text:p/></draw:circle><draw:circle draw:style-name="gr28" draw:text-style-name="P351" svg:width="2.85mm" svg:height="2.85mm" svg:x="15.1mm" svg:y="102.73mm"><text:p/></draw:circle><draw:circle draw:style-name="gr25" draw:text-style-name="P351" svg:width="2.85mm" svg:height="2.85mm" svg:x="15.1mm" svg:y="86.31mm"><text:p/></draw:circle><draw:circle draw:style-name="gr25" draw:text-style-name="P351" svg:width="2.85mm" svg:height="2.85mm" svg:x="15.1mm" svg:y="78.39mm"><text:p/></draw:circle><draw:circle draw:style-name="gr26" draw:text-style-name="P351" svg:width="2.85mm" svg:height="2.85mm" svg:x="15.1mm" svg:y="95.85mm"><text:p/></draw:circle><draw:frame draw:style-name="gr29" draw:text-style-name="P359" svg:width="18.86mm" svg:height="9.74mm" svg:x="15.5mm" svg:y="5.01mm"><draw:text-box><text:p text:style-name="P351"><text:span text:style-name="T12">Top of </text:span></text:p><text:p text:style-name="P351"><text:span text:style-name="T12">VME board</text:span></text:p></draw:text-box></draw:frame><draw:line draw:style-name="gr30" draw:text-style-name="P351" svg:x1="17.11mm" svg:y1="16.14mm" svg:x2="17.11mm" svg:y2="7.21mm"><text:p/></draw:line><draw:frame draw:style-name="gr31" draw:text-style-name="P359" svg:width="28.19mm" svg:height="8.49mm" draw:transform="rotate (1.5707963267946) translate (22.0486111111111mm 58.1201388888889mm)"><draw:text-box><text:p text:style-name="P351"><text:span text:style-name="T40">P3</text:span><text:span text:style-name="T12"> PCI Express</text:span></text:p><text:p text:style-name="P351"><text:span text:style-name="T12">Ext. cabling</text:span></text:p></draw:text-box></draw:frame><draw:frame draw:style-name="gr31" draw:text-style-name="P359" svg:width="28.19mm" svg:height="8.49mm" draw:transform="rotate (1.5707963267946) translate (22.0486111111111mm 102.570138888889mm)"><draw:text-box><text:p text:style-name="P351"><text:span text:style-name="T40">P4</text:span><text:span text:style-name="T12"> PCI Express</text:span></text:p><text:p text:style-name="P351"><text:span text:style-name="T12">Ext. cabling</text:span></text:p></draw:text-box></draw:frame><draw:frame draw:style-name="gr32" draw:text-style-name="P356" svg:width="16.84mm" svg:height="3.73mm" svg:x="1.32mm" svg:y="25.82mm"><draw:text-box><text:p><text:span text:style-name="T1">LD502</text:span></text:p></draw:text-box></draw:frame><draw:frame draw:style-name="gr32" draw:text-style-name="P356" svg:width="16.84mm" svg:height="3.73mm" svg:x="1.32mm" svg:y="33.74mm"><draw:text-box><text:p><text:span text:style-name="T1">LD500</text:span></text:p></draw:text-box></draw:frame><draw:frame draw:style-name="gr32" draw:text-style-name="P356" svg:width="16.84mm" svg:height="3.73mm" svg:x="1.32mm" svg:y="41.12mm"><draw:text-box><text:p><text:span text:style-name="T1">LD504 </text:span></text:p></draw:text-box></draw:frame><draw:frame draw:style-name="gr32" draw:text-style-name="P356" svg:width="16.84mm" svg:height="3.73mm" svg:x="1.32mm" svg:y="50.64mm"><draw:text-box><text:p><text:span text:style-name="T1">LD505</text:span></text:p></draw:text-box></draw:frame><draw:frame draw:style-name="gr32" draw:text-style-name="P356" svg:width="16.84mm" svg:height="3.73mm" svg:x="1.32mm" svg:y="57.87mm"><draw:text-box><text:p><text:span text:style-name="T1">LD501</text:span></text:p></draw:text-box></draw:frame><draw:frame draw:style-name="gr32" draw:text-style-name="P356" svg:width="16.84mm" svg:height="3.73mm" svg:x="1.32mm" svg:y="70.52mm"><draw:text-box><text:p><text:span text:style-name="T1">LD106</text:span></text:p></draw:text-box></draw:frame><draw:frame draw:style-name="gr32" draw:text-style-name="P356" svg:width="16.84mm" svg:height="3.73mm" svg:x="1.32mm" svg:y="78.37mm"><draw:text-box><text:p><text:span text:style-name="T1">LD105</text:span></text:p></draw:text-box></draw:frame><draw:frame draw:style-name="gr32" draw:text-style-name="P356" svg:width="16.84mm" svg:height="3.73mm" svg:x="1.32mm" svg:y="85.74mm"><draw:text-box><text:p><text:span text:style-name="T1">LD104</text:span></text:p></draw:text-box></draw:frame><draw:frame draw:style-name="gr32" draw:text-style-name="P356" svg:width="16.84mm" svg:height="3.73mm" svg:x="1.32mm" svg:y="95.41mm"><draw:text-box><text:p><text:span text:style-name="T1">LD506</text:span></text:p></draw:text-box></draw:frame><draw:frame draw:style-name="gr32" draw:text-style-name="P356" svg:width="12.2mm" svg:height="3.73mm" svg:x="1.32mm" svg:y="102.38mm"><draw:text-box><text:p><text:span text:style-name="T1">LD700</text:span></text:p></draw:text-box></draw:frame></draw:g></text:p>
          </table:table-cell>
          <table:table-cell>
            <table:table table:is-sub-table="true">
              <table:table-column table:style-name="Table136.B1.1"/>
              <table:table-column table:style-name="Table136.B1.2"/>
              <table:table-column table:style-name="Table136.B1.3"/>
              <table:table-column table:style-name="Table136.B1.4"/>
              <table:table-row>
                <table:table-cell table:style-name="Table136.B1.1.1" office:value-type="string">
                  <text:p text:style-name="P87">LED</text:p>
                </table:table-cell>
                <table:table-cell table:style-name="Table136.B1.1.1" office:value-type="string">
                  <text:p text:style-name="P87">Col.</text:p>
                </table:table-cell>
                <table:table-cell table:style-name="Table136.B1.1.1" office:value-type="string">
                  <text:p text:style-name="P87">Meaning</text:p>
                </table:table-cell>
                <table:table-cell table:style-name="Table136.B1.4.1" office:value-type="string">
                  <text:p text:style-name="P87"/>
                </table:table-cell>
              </table:table-row>
              <table:table-row>
                <table:table-cell table:style-name="Table136.B1.1.2" office:value-type="string">
                  <text:p text:style-name="P84">LD502</text:p>
                </table:table-cell>
                <table:table-cell table:style-name="Table136.B1.1.2" office:value-type="string">
                  <text:p text:style-name="P84">G</text:p>
                </table:table-cell>
                <table:table-cell table:style-name="Table136.B1.1.2" office:value-type="string">
                  <text:p text:style-name="P83">VME Slot_1 Enable</text:p>
                </table:table-cell>
                <table:table-cell table:style-name="Table136.B1.4.2" office:value-type="string">
                  <text:p text:style-name="P83"/>
                </table:table-cell>
              </table:table-row>
              <table:table-row>
                <table:table-cell table:style-name="Table136.B1.1.2" office:value-type="string">
                  <text:p text:style-name="P84">LD500</text:p>
                </table:table-cell>
                <table:table-cell table:number-columns-spanned="3">
                  <table:table table:is-sub-table="true">
                    <table:table-column table:style-name="Table136.B1.2"/>
                    <table:table-column table:style-name="Table136.B1.3"/>
                    <table:table-column table:style-name="Table136.B1.4"/>
                    <table:table-row>
                      <table:table-cell table:style-name="Table136.B1.1.2" office:value-type="string">
                        <text:p text:style-name="P84">G</text:p>
                      </table:table-cell>
                      <table:table-cell table:style-name="Table136.B1.1.2" office:value-type="string">
                        <text:p text:style-name="P83">OK </text:p>
                      </table:table-cell>
                      <table:table-cell table:style-name="Table136.B1.4.2" office:value-type="string">
                        <text:p text:style-name="P83"/>
                      </table:table-cell>
                    </table:table-row>
                    <table:table-row>
                      <table:table-cell table:style-name="Table136.B1.1.2" office:value-type="string">
                        <text:p text:style-name="P84">R</text:p>
                      </table:table-cell>
                      <table:table-cell table:style-name="Table136.B1.1.2" office:value-type="string">
                        <text:p text:style-name="P83">ERROR. Internal activity ...</text:p>
                        <text:p text:style-name="P83">Optional flashing FAST/SLOW</text:p>
                      </table:table-cell>
                      <table:table-cell table:style-name="Table136.B1.4.2" office:value-type="string">
                        <text:p text:style-name="P83"/>
                      </table:table-cell>
                    </table:table-row>
                    <table:table-row>
                      <table:table-cell table:style-name="Table136.B1.1.2" office:value-type="string">
                        <text:p text:style-name="P84">A</text:p>
                      </table:table-cell>
                      <table:table-cell table:style-name="Table136.B1.1.2" office:value-type="string">
                        <text:p text:style-name="P83">WARNING Internal activity ...</text:p>
                      </table:table-cell>
                      <table:table-cell table:style-name="Table136.B1.4.2" office:value-type="string">
                        <text:p text:style-name="P83"/>
                      </table:table-cell>
                    </table:table-row>
                  </table:table>
                </table:table-cell>
                <table:covered-table-cell/>
                <table:covered-table-cell/>
              </table:table-row>
              <table:table-row>
                <table:table-cell table:style-name="Table136.B1.1.2" office:value-type="string">
                  <text:p text:style-name="P84">LD504</text:p>
                </table:table-cell>
                <table:table-cell table:number-columns-spanned="3">
                  <table:table table:is-sub-table="true">
                    <table:table-column table:style-name="Table136.B1.2"/>
                    <table:table-column table:style-name="Table136.B1.3"/>
                    <table:table-column table:style-name="Table136.B1.4"/>
                    <table:table-row>
                      <table:table-cell table:style-name="Table136.B1.1.2" office:value-type="string">
                        <text:p text:style-name="P84">R</text:p>
                      </table:table-cell>
                      <table:table-cell table:style-name="Table136.B1.1.2" office:value-type="string">
                        <text:p text:style-name="P83">FPGA INIT Error. Light on when the FPGA configuration failed. Bad or corrupted bit-stream.</text:p>
                      </table:table-cell>
                      <table:table-cell table:style-name="Table136.B1.4.2" office:value-type="string">
                        <text:p text:style-name="P83"/>
                      </table:table-cell>
                    </table:table-row>
                    <table:table-row>
                      <table:table-cell table:style-name="Table136.B1.1.2" office:value-type="string">
                        <text:p text:style-name="P84">G</text:p>
                      </table:table-cell>
                      <table:table-cell table:style-name="Table136.B1.1.2" office:value-type="string">
                        <text:p text:style-name="P83">VME Activity. 0.3[s] Stretched light on <text:s/>VME Master activity. (Master/Slave)</text:p>
                      </table:table-cell>
                      <table:table-cell table:style-name="Table136.B1.4.2" office:value-type="string">
                        <text:p text:style-name="P83"/>
                      </table:table-cell>
                    </table:table-row>
                  </table:table>
                </table:table-cell>
                <table:covered-table-cell/>
                <table:covered-table-cell/>
              </table:table-row>
              <table:table-row>
                <table:table-cell table:style-name="Table136.B1.1.2" office:value-type="string">
                  <text:p text:style-name="P84">LD505</text:p>
                </table:table-cell>
                <table:table-cell table:style-name="Table136.B1.1.2" office:value-type="string">
                  <text:p text:style-name="P84">G</text:p>
                </table:table-cell>
                <table:table-cell table:style-name="Table136.B1.1.2" office:value-type="string">
                  <text:p text:style-name="P83">... PCI Express configured, <text:s/>MSI issued </text:p>
                  <text:p text:style-name="P83">Optional flashing FAST/SLOW</text:p>
                </table:table-cell>
                <table:table-cell table:style-name="Table136.B1.4.2" office:value-type="string">
                  <text:p text:style-name="P83"/>
                </table:table-cell>
              </table:table-row>
              <table:table-row>
                <table:table-cell table:style-name="Table136.B1.1.2" office:value-type="string">
                  <text:p text:style-name="P84">LD501</text:p>
                </table:table-cell>
                <table:table-cell table:style-name="Table136.B1.1.2" office:value-type="string">
                  <text:p text:style-name="P84">G</text:p>
                </table:table-cell>
                <table:table-cell table:style-name="Table136.B1.1.2" office:value-type="string">
                  <text:p text:style-name="P83">PCI Express Activity. 0.3[s] Stretched light while PCI Express ...</text:p>
                  <text:p text:style-name="P83">Optional flashing FAST/SLOW</text:p>
                </table:table-cell>
                <table:table-cell table:style-name="Table136.B1.4.2" office:value-type="string">
                  <text:p text:style-name="P83"/>
                </table:table-cell>
              </table:table-row>
              <table:table-row>
                <table:table-cell table:style-name="Table136.B1.4.2" table:number-columns-spanned="4" office:value-type="string">
                  <text:p text:style-name="P112"/>
                </table:table-cell>
                <table:covered-table-cell/>
                <table:covered-table-cell/>
                <table:covered-table-cell/>
              </table:table-row>
              <table:table-row>
                <table:table-cell table:number-columns-spanned="3">
                  <table:table table:is-sub-table="true">
                    <table:table-column table:style-name="Table136.B1.1"/>
                    <table:table-column table:style-name="Table136.B1.2"/>
                    <table:table-column table:style-name="Table136.B1.3"/>
                    <table:table-row>
                      <table:table-cell table:style-name="Table136.B1.1.2" office:value-type="string">
                        <text:p text:style-name="P84">LD106</text:p>
                      </table:table-cell>
                      <table:table-cell table:style-name="Table136.B1.1.2" office:value-type="string">
                        <text:p text:style-name="P84">R</text:p>
                      </table:table-cell>
                      <table:table-cell table:style-name="Table136.B1.1.2" office:value-type="string">
                        <text:p text:style-name="P83">PEX8426AA <text:s/>Fatal Error</text:p>
                      </table:table-cell>
                    </table:table-row>
                    <table:table-row>
                      <table:table-cell table:style-name="Table136.B1.1.2" office:value-type="string">
                        <text:p text:style-name="P84">LD105</text:p>
                      </table:table-cell>
                      <table:table-cell table:style-name="Table136.B1.1.2" office:value-type="string">
                        <text:p text:style-name="P84">G</text:p>
                      </table:table-cell>
                      <table:table-cell table:style-name="Table136.B1.1.2" office:value-type="string">
                        <text:p text:style-name="P83">PEX8426AA <text:s/>Port_PG0 </text:p>
                      </table:table-cell>
                    </table:table-row>
                    <table:table-row>
                      <table:table-cell table:style-name="Table136.B1.1.2" office:value-type="string">
                        <text:p text:style-name="P84">LD104</text:p>
                      </table:table-cell>
                      <table:table-cell table:style-name="Table136.B1.1.2" office:value-type="string">
                        <text:p text:style-name="P84">G</text:p>
                      </table:table-cell>
                      <table:table-cell table:style-name="Table136.B1.1.2" office:value-type="string">
                        <text:p text:style-name="P83">PEX8426AA <text:s/>Port_PG1</text:p>
                      </table:table-cell>
                    </table:table-row>
                  </table:table>
                </table:table-cell>
                <table:covered-table-cell/>
                <table:covered-table-cell/>
                <table:table-cell table:style-name="Table136.B1.4.2" office:value-type="string">
                  <text:p text:style-name="P83">Refer to PLX 8624AA user's guide.</text:p>
                </table:table-cell>
              </table:table-row>
              <table:table-row>
                <table:table-cell table:style-name="Table136.B1.1.2" office:value-type="string">
                  <text:p text:style-name="P84">LD506</text:p>
                </table:table-cell>
                <table:table-cell table:number-columns-spanned="2">
                  <table:table table:is-sub-table="true">
                    <table:table-column table:style-name="Table136.B1.2"/>
                    <table:table-column table:style-name="Table136.B1.3"/>
                    <table:table-row>
                      <table:table-cell table:style-name="Table136.B1.1.2" office:value-type="string">
                        <text:p text:style-name="P84">G</text:p>
                      </table:table-cell>
                      <table:table-cell table:style-name="Table136.B1.1.2" office:value-type="string">
                        <text:p text:style-name="P201">Light_on <text:s text:c="7"/>: <text:s/>PEV_1100 Ready</text:p>
                        <text:p text:style-name="P201">Fast flashing <text:s/>: <text:s/>Wait for IO&amp;MEM Enable</text:p>
                        <text:p text:style-name="P201">Slow flashing : <text:s/>Wait for 1<text:span text:style-name="T9">st</text:span> CONFIG </text:p>
                      </table:table-cell>
                    </table:table-row>
                    <table:table-row>
                      <table:table-cell table:style-name="Table136.B1.1.2" office:value-type="string">
                        <text:p text:style-name="P84">R</text:p>
                      </table:table-cell>
                      <table:table-cell table:style-name="Table136.B1.1.2" office:value-type="string">
                        <text:p text:style-name="P201">Light_on <text:s text:c="8"/>: <text:s/>Wait for PLL lock-up </text:p>
                        <text:p text:style-name="P201">Fast flashing <text:s text:c="2"/>: <text:s/>Wait for PCI Express LINKUP </text:p>
                        <text:p text:style-name="P201">Slow flashing : <text:s text:c="2"/>TBD</text:p>
                      </table:table-cell>
                    </table:table-row>
                    <table:table-row>
                      <table:table-cell table:style-name="Table136.B1.1.2" office:value-type="string">
                        <text:p text:style-name="P84">A</text:p>
                      </table:table-cell>
                      <table:table-cell table:style-name="Table136.B1.1.2" office:value-type="string">
                        <text:p text:style-name="P83">Reserved debugging</text:p>
                      </table:table-cell>
                    </table:table-row>
                  </table:table>
                </table:table-cell>
                <table:covered-table-cell/>
                <table:table-cell table:style-name="Table136.B1.4.2" office:value-type="string">
                  <text:p text:style-name="P83">FPGA controlled LED</text:p>
                </table:table-cell>
              </table:table-row>
              <table:table-row>
                <table:table-cell table:style-name="Table136.B1.1.10" office:value-type="string">
                  <text:p text:style-name="P84">LD700</text:p>
                </table:table-cell>
                <table:table-cell table:style-name="Table136.B1.1.10" office:value-type="string">
                  <text:p text:style-name="P84">R</text:p>
                </table:table-cell>
                <table:table-cell table:style-name="Table136.B1.1.10" office:value-type="string">
                  <text:p text:style-name="P83">TPS 2310 LI Controller / Circuit breaker. Light on while on-board CC detected.</text:p>
                </table:table-cell>
                <table:table-cell table:style-name="Table136.B1.4.10" office:value-type="string">
                  <text:p text:style-name="P83"/>
                </table:table-cell>
              </table:table-row>
            </table:table>
          </table:table-cell>
        </table:table-row>
      </table:table>
      <text:p text:style-name="P206">Table <text:sequence text:ref-name="refTable4" text:name="Table" text:formula="ooow:Table+1" style:num-format="1">2.3</text:sequence>.: Front panel LED indicators</text:p>
      <text:p text:style-name="P172"><text:span text:style-name="T25">Note</text:span> <text:tab/>Colour code is : <text:s/>G = Green, R = Red, A = Amber </text:p>
      <text:p text:style-name="P135"/>
      <text:list xml:id="list35429819" text:continue-numbering="true" text:style-name="Outline">
        <text:list-item>
          <text:list>
            <text:list-item>
              <text:list>
                <text:list-item>
                  <text:h text:style-name="Heading_20_3" text:outline-level="3">On-board LED Indicators</text:h>
                </text:list-item>
              </text:list>
            </text:list-item>
          </text:list>
        </text:list-item>
      </text:list>
      <text:p text:style-name="Text_20_body_20_indent_5f_2">To support system integration, green SMD LED indicators are populated on the component side of the PEV_1100 PCB. Those provide PCI Express link-up status.</text:p>
      <text:p text:style-name="Text_20_body_20_indent_5f_2"/>
      <table:table table:name="Table137" table:style-name="Table137">
        <table:table-column table:style-name="Table137.A"/>
        <table:table-column table:style-name="Table137.B"/>
        <table:table-column table:style-name="Table137.C"/>
        <table:table-column table:style-name="Table137.D"/>
        <table:table-column table:style-name="Table137.E"/>
        <text:soft-page-break/>
        <table:table-row>
          <table:table-cell table:style-name="Table137.A1" office:value-type="string">
            <text:p text:style-name="P136"/>
          </table:table-cell>
          <table:table-cell table:style-name="Table137.A1" office:value-type="string">
            <text:p text:style-name="P136">Colour</text:p>
          </table:table-cell>
          <table:table-cell table:style-name="Table137.A1" office:value-type="string">
            <text:p text:style-name="P41">PLX Assignation</text:p>
          </table:table-cell>
          <table:table-cell table:style-name="Table137.A1" office:value-type="string">
            <text:p text:style-name="P41">Meaning</text:p>
          </table:table-cell>
          <table:table-cell table:style-name="Table137.E1" office:value-type="string">
            <text:p text:style-name="P41">Comments</text:p>
          </table:table-cell>
        </table:table-row>
        <table:table-row>
          <table:table-cell table:number-columns-spanned="4">
            <table:table table:is-sub-table="true">
              <table:table-column table:style-name="Table137.A"/>
              <table:table-column table:style-name="Table137.B"/>
              <table:table-column table:style-name="Table137.C"/>
              <table:table-column table:style-name="Table137.D"/>
              <table:table-row>
                <table:table-cell table:style-name="Table137.A2.1.1" office:value-type="string">
                  <text:p text:style-name="P37">LD101</text:p>
                </table:table-cell>
                <table:table-cell table:style-name="Table137.A2.1.1" office:value-type="string">
                  <text:p text:style-name="P42">G</text:p>
                </table:table-cell>
                <table:table-cell table:style-name="Table137.A2.1.1" office:value-type="string">
                  <text:p text:style-name="P37">PEX8624 Port_PG8</text:p>
                </table:table-cell>
                <table:table-cell table:style-name="Table137.A2.1.1" office:value-type="string">
                  <text:p text:style-name="P37">Provides PCI Express <text:s/>link status information on XMC Top</text:p>
                </table:table-cell>
              </table:table-row>
              <table:table-row>
                <table:table-cell table:style-name="Table137.A2.1.1" office:value-type="string">
                  <text:p text:style-name="P37">LD100</text:p>
                </table:table-cell>
                <table:table-cell table:style-name="Table137.A2.1.1" office:value-type="string">
                  <text:p text:style-name="P42">G</text:p>
                </table:table-cell>
                <table:table-cell table:style-name="Table137.A2.1.1" office:value-type="string">
                  <text:p text:style-name="P37">PEX8624 Port_PG9</text:p>
                </table:table-cell>
                <table:table-cell table:style-name="Table137.A2.1.1" office:value-type="string">
                  <text:p text:style-name="P37">Provides PCI Express link status information on XMC Bottom</text:p>
                </table:table-cell>
              </table:table-row>
              <table:table-row>
                <table:table-cell table:style-name="Table137.A2.1.1" office:value-type="string">
                  <text:p text:style-name="P37">LD102</text:p>
                </table:table-cell>
                <table:table-cell table:style-name="Table137.A2.1.1" office:value-type="string">
                  <text:p text:style-name="P42">G</text:p>
                </table:table-cell>
                <table:table-cell table:style-name="Table137.A2.1.1" office:value-type="string">
                  <text:p text:style-name="P37">PEX8624 Port_PG6</text:p>
                </table:table-cell>
                <table:table-cell table:style-name="Table137.A2.1.1" office:value-type="string">
                  <text:p text:style-name="P37">Provides PCI Express link status information on PCI Express to PCI Bridge</text:p>
                </table:table-cell>
              </table:table-row>
              <table:table-row>
                <table:table-cell table:style-name="Table137.A2.1.1" office:value-type="string">
                  <text:p text:style-name="P37">LD103</text:p>
                </table:table-cell>
                <table:table-cell table:style-name="Table137.A2.1.1" office:value-type="string">
                  <text:p text:style-name="P42">G</text:p>
                </table:table-cell>
                <table:table-cell table:style-name="Table137.A2.1.1" office:value-type="string">
                  <text:p text:style-name="P37">PEX8624 Port_PG5</text:p>
                </table:table-cell>
                <table:table-cell table:style-name="Table137.A2.1.1" office:value-type="string">
                  <text:p text:style-name="P37">Provides PCI Express link status information on Xilinx FPGA EP</text:p>
                </table:table-cell>
              </table:table-row>
            </table:table>
          </table:table-cell>
          <table:covered-table-cell/>
          <table:covered-table-cell/>
          <table:covered-table-cell/>
          <table:table-cell table:style-name="Table137.E2" office:value-type="string">
            <text:p text:style-name="P37">Refer to PEX8624AA user's manual for complete <text:s/>description.</text:p>
            <text:p text:style-name="P37"/>
            <text:p text:style-name="P202"><text:s/>- OFF = PCI Express Link is down.</text:p>
            <text:p text:style-name="P202"><text:s/>- ON = <text:s/>PCI Express Link is up at 5GT/s</text:p>
            <text:p text:style-name="P37"/>
            <text:p text:style-name="P37">Blinking schema refer to following section....</text:p>
          </table:table-cell>
        </table:table-row>
        <table:table-row>
          <table:table-cell table:style-name="Table137.A3" office:value-type="string">
            <text:p text:style-name="P37">LD300</text:p>
          </table:table-cell>
          <table:table-cell table:style-name="Table137.A3" office:value-type="string">
            <text:p text:style-name="P42">G</text:p>
          </table:table-cell>
          <table:table-cell table:style-name="Table137.A3" office:value-type="string">
            <text:p text:style-name="P37">PEX8112 </text:p>
          </table:table-cell>
          <table:table-cell table:style-name="Table137.A3" office:value-type="string">
            <text:p text:style-name="P37">Indicates PCI Express “Link_UP”. </text:p>
            <text:p text:style-name="P37">(… on solder side)</text:p>
          </table:table-cell>
          <table:table-cell table:style-name="Table137.E3" office:value-type="string">
            <text:p text:style-name="P37">PEX8112 PCI Express to PCI Bridge is ready.</text:p>
          </table:table-cell>
        </table:table-row>
      </table:table>
      <text:p text:style-name="P206">Table <text:sequence text:ref-name="refTable5" text:name="Table" text:formula="ooow:Table+1" style:num-format="1">2.4</text:sequence>.: On-board (PCB) LED indicators</text:p>
      <text:list xml:id="list35363557" text:style-name="L7">
        <text:list-item>
          <text:p text:style-name="P295">Blinking 0.5s ON – 0.5s OFF, reduced Lanes are up <text:span text:style-name="T4">at 5GT/s</text:span></text:p>
        </text:list-item>
        <text:list-item>
          <text:p text:style-name="P295">Blinking 1.5s ON – 0.5s OFF, all Lanes are up at 2.5 GT/s</text:p>
        </text:list-item>
        <text:list-item>
          <text:p text:style-name="P295">Blinking 0.5s ON – 1.5s OFF, reduced Lanes are up <text:span text:style-name="T4">at 2.5GT/s</text:span></text:p>
        </text:list-item>
      </text:list>
      <text:p text:style-name="Text_20_body_20_indent_5f_2"><draw:frame draw:style-name="fr3" draw:name="Frame3" text:anchor-type="paragraph" svg:x="14.13mm" svg:y="-1.27mm" svg:width="139.19mm" draw:z-index="138"><draw:text-box fo:min-height="99.18mm"><text:p text:style-name="Drawing"><draw:g text:anchor-type="paragraph" draw:z-index="139" draw:style-name="gr1"><draw:g draw:style-name="gr2"><draw:rect draw:style-name="gr112" draw:text-style-name="P351" svg:width="127.4mm" svg:height="84.3mm" svg:x="5.29mm" svg:y="2.93mm"><text:p/></draw:rect><draw:g draw:style-name="gr2"><draw:rect draw:style-name="gr114" draw:text-style-name="P351" svg:width="49.52mm" svg:height="7.84mm" svg:x="9.15mm" svg:y="83.45mm"><text:p/></draw:rect><draw:rect draw:style-name="gr114" draw:text-style-name="P351" svg:width="49.52mm" svg:height="7.84mm" svg:x="80.56mm" svg:y="83.45mm"><text:p/></draw:rect><draw:frame draw:style-name="gr115" svg:width="16.45mm" svg:height="5.32mm" svg:x="26.39mm" svg:y="84.79mm"><draw:text-box><text:p>VME P2</text:p></draw:text-box></draw:frame><draw:frame draw:style-name="gr115" svg:width="16.45mm" svg:height="5.32mm" svg:x="98.39mm" svg:y="84.79mm"><draw:text-box><text:p>VME P1</text:p></draw:text-box></draw:frame></draw:g></draw:g><draw:g draw:style-name="gr2"><draw:rect draw:style-name="gr113" draw:text-style-name="P351" svg:width="11.77mm" svg:height="16.52mm" svg:x="115.43mm" svg:y="0.6mm"><text:p/></draw:rect><draw:rect draw:style-name="gr113" draw:text-style-name="P351" svg:width="11.77mm" svg:height="16.52mm" svg:x="101.65mm" svg:y="0.6mm"><text:p/></draw:rect><draw:g draw:style-name="gr2"><draw:g draw:style-name="gr2"><draw:g draw:style-name="gr2"><draw:rect draw:style-name="gr127" draw:text-style-name="P351" svg:width="3.25mm" svg:height="1.63mm" svg:x="119.01mm" svg:y="25.58mm"><text:p/></draw:rect><draw:frame draw:style-name="gr128" draw:text-style-name="P356" svg:width="9.34mm" svg:height="3.73mm" svg:x="123.06mm" svg:y="24.48mm"><draw:text-box><text:p><text:span text:style-name="T1">LD101</text:span></text:p></draw:text-box></draw:frame></draw:g><draw:g draw:style-name="gr2"><draw:rect draw:style-name="gr127" draw:text-style-name="P351" svg:width="3.25mm" svg:height="1.63mm" svg:x="119.01mm" svg:y="28.61mm"><text:p/></draw:rect><draw:frame draw:style-name="gr128" draw:text-style-name="P356" svg:width="9.34mm" svg:height="3.73mm" svg:x="123.06mm" svg:y="27.52mm"><draw:text-box><text:p><text:span text:style-name="T1">LD100</text:span></text:p></draw:text-box></draw:frame></draw:g><draw:g draw:style-name="gr2"><draw:rect draw:style-name="gr127" draw:text-style-name="P351" svg:width="3.25mm" svg:height="1.63mm" svg:x="119.01mm" svg:y="34.24mm"><text:p/></draw:rect><draw:frame draw:style-name="gr128" draw:text-style-name="P356" svg:width="9.34mm" svg:height="3.73mm" svg:x="123.06mm" svg:y="33.14mm"><draw:text-box><text:p><text:span text:style-name="T1">LD103</text:span></text:p></draw:text-box></draw:frame></draw:g><draw:g draw:style-name="gr2"><draw:rect draw:style-name="gr127" draw:text-style-name="P351" svg:width="3.25mm" svg:height="1.63mm" svg:x="119.01mm" svg:y="31.57mm"><text:p/></draw:rect><draw:frame draw:style-name="gr128" draw:text-style-name="P356" svg:width="9.34mm" svg:height="3.73mm" svg:x="123.06mm" svg:y="30.48mm"><draw:text-box><text:p><text:span text:style-name="T1">LD102</text:span></text:p></draw:text-box></draw:frame></draw:g></draw:g><draw:rect draw:style-name="gr129" draw:text-style-name="P357" svg:width="14.4mm" svg:height="14.4mm" svg:x="102.27mm" svg:y="24.45mm"><text:p text:style-name="P351"><text:span text:style-name="T2">8624AA</text:span></text:p><text:p text:style-name="P351"><text:span text:style-name="T1">PCIe</text:span></text:p><text:p text:style-name="P351"><text:span text:style-name="T1">SWITCH</text:span></text:p></draw:rect></draw:g><draw:g draw:style-name="gr2"><draw:rect draw:style-name="gr129" draw:text-style-name="P364" svg:width="11.17mm" svg:height="11.37mm" svg:x="68.07mm" svg:y="60.29mm"><text:p text:style-name="P351"><text:span text:style-name="T56">8112AA</text:span></text:p><text:p text:style-name="P351"><text:span text:style-name="T41">PCIe-PCI</text:span></text:p><text:p text:style-name="P351"><text:span text:style-name="T41">Bridge</text:span></text:p></draw:rect><draw:g draw:style-name="gr2"><draw:rect draw:style-name="gr127" draw:text-style-name="P351" svg:width="3.25mm" svg:height="1.63mm" svg:x="80.24mm" svg:y="58.35mm"><text:p/></draw:rect><draw:frame draw:style-name="gr130" draw:text-style-name="P356" svg:width="9.34mm" svg:height="3.85mm" svg:x="84.29mm" svg:y="57.26mm"><draw:text-box><text:p><text:span text:style-name="T1">LD300</text:span></text:p></draw:text-box></draw:frame></draw:g></draw:g></draw:g></draw:g></text:p><text:p text:style-name="Drawing"/><text:p text:style-name="Drawing"/><text:p text:style-name="Drawing"/><text:p text:style-name="Drawing"/><text:p text:style-name="Drawing"/><text:p text:style-name="Drawing"/><text:p text:style-name="Drawing"/><text:p text:style-name="Drawing"/><text:p text:style-name="Drawing"/><text:p text:style-name="Drawing"/><text:p text:style-name="Drawing">Drawing <text:sequence text:ref-name="refDrawing2" text:name="Drawing" text:formula="ooow:Drawing+1" style:num-format="1">3</text:sequence>: PEV_1100 PCI Express LED indicators location</text:p></draw:text-box></draw:frame></text:p>
      <text:p text:style-name="Text_20_body_20_indent_5f_2"/>
      <text:p text:style-name="Text_20_body_20_indent_5f_2"/>
      <text:p text:style-name="Text_20_body_20_indent_5f_2"/>
      <text:p text:style-name="Text_20_body_20_indent_5f_2"/>
      <text:p text:style-name="Text_20_body_20_indent_5f_2"/>
      <text:p text:style-name="Text_20_body_20_indent_5f_2"/>
      <text:p text:style-name="Text_20_body_20_indent_5f_2"/>
      <text:p text:style-name="Text_20_body_20_indent_5f_2"/>
      <text:p text:style-name="Text_20_body_20_indent_5f_2"/>
      <text:p text:style-name="Text_20_body_20_indent_5f_2"/>
      <text:p text:style-name="Text_20_body_20_indent_5f_2"/>
      <text:p text:style-name="Text_20_body_20_indent_5f_2"/>
      <text:p text:style-name="Text_20_body_20_indent_5f_2"/>
      <text:p text:style-name="Text_20_body_20_indent_5f_2"/>
      <text:p text:style-name="Text_20_body_20_indent_5f_2"/>
      <text:p text:style-name="Text_20_body_20_indent_5f_2"/>
      <text:list xml:id="list35423149" text:continue-list="list35429819" text:style-name="Outline">
        <text:list-item>
          <text:list>
            <text:list-item>
              <text:h text:style-name="Heading_20_2" text:outline-level="2">PEV_1100 Configuration process</text:h>
            </text:list-item>
          </text:list>
        </text:list-item>
      </text:list>
      <text:p text:style-name="Text_20_body_20_indent_5f_1">Before installation, the PEV_1100 shall be configured (static option) in accordance with its field of utilisation.</text:p>
      <text:p text:style-name="Text_20_body_20_indent_5f_1"><text:soft-page-break/><text:s/>The basic process is described in following steps :</text:p>
      <text:list xml:id="list35360256" text:style-name="L8">
        <text:list-item>
          <text:p text:style-name="P296">The PEV_1100 can be installed in legacy 3-row VME without backplane supplied 3.3[V]. While power hungry PMC/XMC are installed on the sites, the 3.3[V] power-supply of the XMC/PMC sites can be directly connected to the VME64X backplane power by configuring [J700-J701]. In other case leave the default setting <text:s/>[J701-J702] </text:p>
          <text:p text:style-name="P296"/>
        </text:list-item>
        <text:list-item>
          <text:p text:style-name="P296">J703 is reserved for IOxOS debugging. While installed, the over-current logic is permanently activated. This jumper shall never be installed in normal operation..</text:p>
          <text:p text:style-name="P296"/>
        </text:list-item>
        <text:list-item>
          <text:p text:style-name="P296">The PEV_1100 can be used in legacy VME64 (3-row connector) or in latest generation VME64X (5-row connector). The VME64X backplane provides extra signalling as geographical address and 3.3[V] power supply (…, not true in all implementation). The availability of geographic address allows to enable automatically the VME Slot_1 function (Central Arbitration and BTO). The <text:s/>mini-witch SW500-3 selected the mode of operation</text:p>
          <text:list>
            <text:list-item>
              <text:list>
                <text:list-item>
                  <text:list>
                    <text:list-item>
                      <text:list>
                        <text:list-item>
                          <text:p text:style-name="P296">SW500-3 = “ON”, VME64X mode is selected.</text:p>
                        </text:list-item>
                        <text:list-item>
                          <text:p text:style-name="P296">SW500-3 = “OFF”, VME64 mode is selected.</text:p>
                          <text:p text:style-name="P296"/>
                        </text:list-item>
                      </text:list>
                    </text:list-item>
                  </text:list>
                </text:list-item>
              </text:list>
            </text:list-item>
          </text:list>
        </text:list-item>
        <text:list-item>
          <text:p text:style-name="P296">In case of <text:s/>VME64 mode selected, the VME Slot_1 function shall be enabled/disabled with the specific mini-witch SW500-2. </text:p>
          <text:list>
            <text:list-item>
              <text:list>
                <text:list-item>
                  <text:list>
                    <text:list-item>
                      <text:list>
                        <text:list-item>
                          <text:p text:style-name="P296">SW500-2 = “ON”, the on-board VME Slot_1 function is activated</text:p>
                        </text:list-item>
                        <text:list-item>
                          <text:p text:style-name="P296">SW500-2 = “ON”, the on-board VME Slot_1 function is inactive. In this case the VME system needs an alternate unit acting as VME Slot_1 ( ? CPU ). The PEV_1100 shall therefore be installed within the VME daisy-chain </text:p>
                          <text:p text:style-name="P296"/>
                        </text:list-item>
                      </text:list>
                    </text:list-item>
                  </text:list>
                </text:list-item>
              </text:list>
            </text:list-item>
          </text:list>
        </text:list-item>
        <text:list-item>
          <text:p text:style-name="P296">In case of <text:s/>VME64 mode selected, <text:s/>The 512KBytes VME Configuration Space, currently named CR/CSR is relocated <text:s/>to the standard A24 address space. The A24 base address is than determined with the mini-switch SW500-8 to SW500-4.</text:p>
          <text:p text:style-name="P296"/>
        </text:list-item>
        <text:list-item>
          <text:p text:style-name="P296">The PEV_1100 is able to generate VME System RESET, during the power-up sequence and also under control of remote PCI Express command. The VME SYSRESET is enabled/masked with the mini-switch SW500-1</text:p>
          <text:list>
            <text:list-item>
              <text:list>
                <text:list-item>
                  <text:list>
                    <text:list-item>
                      <text:list>
                        <text:list-item>
                          <text:p text:style-name="P296">SW500-1 = “ON”, PEV_1100 authorized to issue VME SYSRESET.</text:p>
                        </text:list-item>
                        <text:list-item>
                          <text:p text:style-name="P296">SW500-1 = “OFF”, PEV_1100 not authorized to issue VME SYSRESET.</text:p>
                          <text:p text:style-name="P296"/>
                        </text:list-item>
                      </text:list>
                    </text:list-item>
                  </text:list>
                </text:list-item>
              </text:list>
            </text:list-item>
          </text:list>
        </text:list-item>
        <text:list-item>
          <text:p text:style-name="P296">The PEV_1100 is based on PCI Express External Cabling and implements two x4 connectors available on the VME front panel. These two connectors, P3 and P4 are configurable to act as </text:p>
        </text:list-item>
      </text:list>
      <text:list xml:id="list35363704" text:style-name="L9">
        <text:list-item>
          <text:list>
            <text:list-item>
              <text:list>
                <text:list-item>
                  <text:list>
                    <text:list-item>
                      <text:list>
                        <text:list-item>
                          <text:p text:style-name="P297">PCI Express UP_stream port </text:p>
                        </text:list-item>
                      </text:list>
                    </text:list-item>
                  </text:list>
                </text:list-item>
              </text:list>
            </text:list-item>
          </text:list>
        </text:list-item>
      </text:list>
      <text:list xml:id="list35351304" text:style-name="L10">
        <text:list-item>
          <text:list>
            <text:list-item>
              <text:list>
                <text:list-item>
                  <text:list>
                    <text:list-item>
                      <text:list>
                        <text:list-item>
                          <text:p text:style-name="P298">PCI Express DOWN_stream port</text:p>
                        </text:list-item>
                      </text:list>
                    </text:list-item>
                  </text:list>
                </text:list-item>
              </text:list>
            </text:list-item>
          </text:list>
        </text:list-item>
      </text:list>
      <text:p text:style-name="Text_20_body_20_indent_5f_2"/>
      <text:list xml:id="list35424509" text:continue-list="list35360256" text:style-name="L8">
        <text:list-item>
          <text:p text:style-name="P296">P3 is a PCI Express UP_stream port and can only be dedicated to the Host connection.</text:p>
        </text:list-item>
      </text:list>
      <text:p text:style-name="Text_20_body_20_indent_5f_2"/>
      <text:list xml:id="list35428841" text:continue-numbering="true" text:style-name="L8">
        <text:list-item>
          <text:p text:style-name="P296"><text:soft-page-break/>P4 can be configured to act as an DOWN_stream port for multi-chassis implementation (1<text:span text:style-name="T9">st</text:span> PEV_1100 P4 is controlling 2<text:span text:style-name="T9">nd</text:span> PEV_1100 P3 in a daisy chained manner) or also as a UP_stream port for a connection to a 2<text:span text:style-name="T9">nd</text:span> Host acting in Non Transparent Mode (NT)</text:p>
          <text:p text:style-name="P296"/>
        </text:list-item>
        <text:list-item>
          <text:p text:style-name="P296">The SW1, 4-bit HEX rotary switch is directly attached to the front-end PCI Express switch device PLX <text:user-index-mark-start text:id="IMark149374776" text:index-name="User-Defined" text:outline-level="1"/>PEX8624<text:user-index-mark-end text:id="IMark149374776"/>AA through its GPIO pins. This 4-bit static information is directly available to the software device driver for <text:s/>multi-chassis implementation. The HEX rotary ID is also available in the “ILOC_PCIE_SW” <text:s/>register</text:p>
          <text:list>
            <text:list-item>
              <text:list>
                <text:list-item>
                  <text:list>
                    <text:list-item>
                      <text:list>
                        <text:list-item>
                          <text:p text:style-name="P296">SW1 <text:s/>Select a unique ID (from 0x1 to 0xF) </text:p>
                          <text:p text:style-name="P296"/>
                        </text:list-item>
                      </text:list>
                    </text:list-item>
                  </text:list>
                </text:list-item>
              </text:list>
            </text:list-item>
          </text:list>
        </text:list-item>
        <text:list-item>
          <text:p text:style-name="P296">The PEV_1100 implements a front-end PCI Express switch PLX PEX-8624AA. The assigned UP_stream port as well as the NT port are selectable with mini-switch SW501-5.</text:p>
          <text:p text:style-name="P296"/>
        </text:list-item>
        <text:list-item>
          <text:p text:style-name="P296">Due to different PCI Express addressing capabilities, (AMD/INTEL, laptop/server/desktop) <text:s/>the default PCI Express BAR assignation can be modified through mini-switch SW502-8 to SW502-2. The PEV_1100 <text:s/>map two MEMORY windows (Prefetchable and Non-Prefetchable) with selectable size.</text:p>
          <text:p text:style-name="P296"/>
          <text:list>
            <text:list-item>
              <text:list>
                <text:list-item>
                  <text:list>
                    <text:list-item>
                      <text:p text:style-name="P296">SW502-4 and SW502-3 allows to select the size of the Non_Prefetchable BAR_2. </text:p>
                      <text:list>
                        <text:list-item>
                          <text:p text:style-name="P296">SW501-4 and SW501-3 = <text:s/>“OFF”-”OFF” : 64 MBytes.</text:p>
                        </text:list-item>
                        <text:list-item>
                          <text:p text:style-name="P296">SW501-4 and SW501-3 = <text:s/>“OFF”-”ON” <text:s/>: 128 MBytes.</text:p>
                        </text:list-item>
                        <text:list-item>
                          <text:p text:style-name="P296">SW501-4 and SW501-3 = <text:s/>“ON”-”OFF” <text:s/>: 256 MBytes.</text:p>
                        </text:list-item>
                        <text:list-item>
                          <text:p text:style-name="P296">SW501-4 and SW501-3 = <text:s/>“ON”-”ON” <text:s text:c="2"/>: 512 <text:s/>MBytes. (Default)</text:p>
                        </text:list-item>
                      </text:list>
                    </text:list-item>
                    <text:list-item text:start-value="1">
                      <text:p text:style-name="P296">SW502-7, SW502-6 and SW502-5 allows to select the size of the Prefetchable BAR_0. </text:p>
                      <text:list>
                        <text:list-item>
                          <text:p text:style-name="P296">SW501-7 to SW501-5 = <text:s/>“OFF”-”OFF”-”OFF” : Both disabled</text:p>
                        </text:list-item>
                        <text:list-item>
                          <text:p text:style-name="P296">SW501-7 to SW501-5 = <text:s/>“OFF”-”OFF”-”OFF” : <text:s/>Prefetchable BAR_0 disabled</text:p>
                        </text:list-item>
                        <text:list-item>
                          <text:p text:style-name="P296">SW501-7 to SW501-5 = <text:s/>“OFF”-”ON”-”ON” <text:s text:c="3"/>: 128 MBytes.</text:p>
                        </text:list-item>
                        <text:list-item>
                          <text:p text:style-name="P296">SW501-7 to SW501-5 = <text:s/>“OFF”-”ON”-”ON” <text:s text:c="3"/>: 256 MBytes.</text:p>
                        </text:list-item>
                        <text:list-item>
                          <text:p text:style-name="P296">SW501-7 to SW501-5 = <text:s/>“ON”-”OFF”-”OFF” <text:s/>: 512 MBytes. <text:s/>(Default)</text:p>
                        </text:list-item>
                        <text:list-item>
                          <text:p text:style-name="P296">SW501-7 to SW501-5 = <text:s/>“ON”-”OFF”-”ON” <text:s text:c="3"/>: 1024 MBytes.</text:p>
                        </text:list-item>
                        <text:list-item>
                          <text:p text:style-name="P296">SW501-7 to SW501-5 = <text:s/>“ON”-”ON”-”OFF” <text:s text:c="3"/>: 2048 MBytes.</text:p>
                        </text:list-item>
                        <text:list-item>
                          <text:p text:style-name="P296">SW501-7 to SW501-5 = <text:s/>“ON”-”ON”-”ON” <text:s text:c="5"/>: 4096 MBytes.</text:p>
                        </text:list-item>
                      </text:list>
                    </text:list-item>
                    <text:list-item text:start-value="1">
                      <text:p text:style-name="P296">SW502-8 select the 64-bit addressing on BAR_0. Not all PC chip-set support the 64-bit mapping.</text:p>
                      <text:list>
                        <text:list-item>
                          <text:p text:style-name="P296">SW501-8 = <text:s/>“OFF” : BAR0 is 32-bit capable.</text:p>
                        </text:list-item>
                        <text:list-item>
                          <text:p text:style-name="P296">SW501-8 = <text:s/>“ON” <text:s/>: BAR0 is 64-bit capable.</text:p>
                        </text:list-item>
                      </text:list>
                    </text:list-item>
                  </text:list>
                </text:list-item>
              </text:list>
            </text:list-item>
          </text:list>
        </text:list-item>
      </text:list>
      <text:p text:style-name="Text_20_body_20_indent_5f_2"/>
      <text:list xml:id="list35418623" text:continue-numbering="true" text:style-name="L8">
        <text:list-item>
          <text:p text:style-name="P296"><text:s/>The n-board SRAM based FPGA is configured at power-up with a specific bit-stream. The on-board SPI Flash memory stores up to 4 bit streams. Two <text:s/>mini-switch SW501-3 and SW501-2 allow to select which one is used for the power-up configuration. Specific tools are provided to load and manage the SPI Flash <text:soft-page-break/>Memory with the FPGA bit-stream. </text:p>
        </text:list-item>
      </text:list>
      <text:list xml:id="list35344354" text:style-name="L11">
        <text:list-item>
          <text:list>
            <text:list-item>
              <text:list>
                <text:list-item>
                  <text:list>
                    <text:list-item>
                      <text:p text:style-name="P299">SW501-3 and SW501-2 <text:s/>= <text:s/>“OFF”-”OFF” = Bit-stream #0.</text:p>
                    </text:list-item>
                    <text:list-item>
                      <text:p text:style-name="P299">SW501-3 and SW501-2 <text:s/>= <text:s/>“OFF”-”ON” <text:s/>= Bit-stream #1.</text:p>
                    </text:list-item>
                    <text:list-item>
                      <text:p text:style-name="P299">SW501-3 and SW501-2 <text:s/>= <text:s/>“ON”-”OFF” <text:s/>= Bit-stream #2.</text:p>
                    </text:list-item>
                  </text:list>
                </text:list-item>
              </text:list>
            </text:list-item>
          </text:list>
        </text:list-item>
      </text:list>
      <text:list xml:id="list35370100" text:style-name="L12">
        <text:list-item>
          <text:list>
            <text:list-item>
              <text:list>
                <text:list-item>
                  <text:list>
                    <text:list-item>
                      <text:p text:style-name="P300">SW501-3 and SW501-2 <text:s/>= <text:s/>“ON”-”ON” <text:s text:c="3"/>= Bit-stream #3.</text:p>
                    </text:list-item>
                  </text:list>
                </text:list-item>
              </text:list>
            </text:list-item>
          </text:list>
        </text:list-item>
      </text:list>
      <text:p text:style-name="P231"/>
      <text:list xml:id="list35438821" text:continue-list="list35418623" text:style-name="L8">
        <text:list-item>
          <text:p text:style-name="P296">Others static options, are reserved for services or debugging. In normal operation they shall be left to their inactive state “OFF”.</text:p>
        </text:list-item>
      </text:list>
      <text:list xml:id="list35349602" text:style-name="L13">
        <text:list-item>
          <text:list>
            <text:list-item>
              <text:list>
                <text:list-item>
                  <text:list>
                    <text:list-item>
                      <text:p text:style-name="P301">SW501-1 = <text:s/>SPI Programming Enable. While “ON”, allows to use the XILINX iMPACT tool to re-program the SPI <text:s/>Flash Memory with a default bit-stream. </text:p>
                    </text:list-item>
                    <text:list-item>
                      <text:p text:style-name="P301">SW502-1 = <text:s/>XILINX iMPACT . While “ON”, <text:s/>the FPGA configuration process is no more handled automatically but require external specific XILINX tool. Used during <text:s/>FPGA debugging. </text:p>
                    </text:list-item>
                  </text:list>
                </text:list-item>
              </text:list>
            </text:list-item>
          </text:list>
        </text:list-item>
      </text:list>
      <text:list xml:id="list35370712" text:style-name="L14">
        <text:list-item>
          <text:list>
            <text:list-item>
              <text:list>
                <text:list-item>
                  <text:list>
                    <text:list-item>
                      <text:p text:style-name="P302">SW502-2 = <text:s/>Bypass <text:user-index-mark-start text:id="IMark149374776" text:index-name="User-Defined" text:outline-level="1"/>PON_FSM<text:user-index-mark-end text:id="IMark149374776"/>. The PEV_1100 implements a power-up FSM (Finite State Machine) used to set-up local control registers to a user defined value, before effective power-on. A specific structure (Instruction + Data) is stored in the SPI Flash Memory. <text:s/>While “ON”, the selected <text:s/><text:user-index-mark-start text:id="IMark155287616" text:index-name="User-Defined" text:outline-level="1"/>PON_FSM<text:user-index-mark-end text:id="IMark155287616"/> is deactivated.</text:p>
                    </text:list-item>
                  </text:list>
                </text:list-item>
              </text:list>
            </text:list-item>
          </text:list>
        </text:list-item>
      </text:list>
      <text:p text:style-name="Text_20_body_20_indent_5f_2"/>
      <text:p text:style-name="Text_20_body_20_indent_5f_1">All mini-switch position status are <text:s/>available as <text:s/>read-only information in the register “ILOC_STATIC” register. Refer to chapter 3.2.1</text:p>
      <text:list xml:id="list35432384" text:continue-list="list35423149" text:style-name="Outline">
        <text:list-item>
          <text:list>
            <text:list-item>
              <text:h text:style-name="P255" text:outline-level="2">Board Power Supply </text:h>
            </text:list-item>
          </text:list>
        </text:list-item>
      </text:list>
      <text:p text:style-name="Text_20_body_20_indent_5f_1">The PEV_1100 board takes its power from the +5[V] VME backplane.</text:p>
      <text:p text:style-name="Text_20_body_20_indent_5f_1">An electronic short-circuit breaker controller <text:s/>TPS 2310 protects the PEV_1100 against internal short-circuit, and monitors the power supplies. <text:s/>It controls two external DMOS for internal +5[V] and +3.3[V]. In case of power supply error detection (short circuit or power-up over-current), the front panel LED LD700 is light-on RED and the internal power are shut down. </text:p>
      <text:p text:style-name="Text_20_body_20_indent_5f_1">The current limiter is calibrated to supply up to 10[A]on the internal +5[V] and <text:s/>3.3[V] assigned to the PMC/XMC.</text:p>
      <text:p text:style-name="Text_20_body_20_indent_5f_1"/>
      <text:p text:style-name="Text_20_body_20_indent_5f_1"><draw:frame draw:style-name="fr3" draw:name="Frame4" text:anchor-type="paragraph" svg:x="20.66mm" svg:y="0.39mm" svg:width="111.34mm" draw:z-index="136"><draw:text-box fo:min-height="58.16mm"><text:p text:style-name="Drawing"><draw:g text:anchor-type="paragraph" draw:z-index="137" draw:style-name="gr111"><draw:line draw:style-name="gr30" draw:text-style-name="P351" svg:x1="18.94mm" svg:y1="2.28mm" svg:x2="27.41mm" svg:y2="2.28mm"><text:p/></draw:line><draw:rect draw:style-name="gr33" draw:text-style-name="P360" svg:width="20.89mm" svg:height="9.76mm" svg:x="63.96mm" svg:y="24.99mm"><text:p text:style-name="P351"><text:span text:style-name="T5">DC-DC</text:span></text:p><text:p text:style-name="P351"><text:span text:style-name="T5">PTH08T241W</text:span></text:p></draw:rect><draw:frame draw:style-name="gr122" draw:text-style-name="P365" svg:width="17.06mm" svg:height="4.26mm" svg:x="0.07mm" svg:y="0mm"><draw:text-box><text:p><text:span text:style-name="T12">VME +5[V]</text:span></text:p></draw:text-box></draw:frame><draw:frame draw:style-name="gr123" draw:text-style-name="P358" svg:width="15.95mm" svg:height="3.2mm" svg:x="55.77mm" svg:y="0.55mm"><draw:text-box><text:p text:style-name="P351"><text:span text:style-name="T34">Power_GOOD</text:span></text:p></draw:text-box></draw:frame><draw:line draw:style-name="gr90" draw:text-style-name="P351" svg:x1="19.61mm" svg:y1="21.31mm" svg:x2="25.87mm" svg:y2="21.31mm"><text:p/></draw:line><draw:frame draw:style-name="gr122" draw:text-style-name="P365" svg:width="17.06mm" svg:height="4.26mm" svg:x="0mm" svg:y="24.29mm"><draw:text-box><text:p><text:span text:style-name="T12">VME +5[V]</text:span></text:p></draw:text-box></draw:frame><draw:frame draw:style-name="gr124" draw:text-style-name="P365" svg:width="18.53mm" svg:height="4.86mm" svg:x="0mm" svg:y="18.01mm"><draw:text-box><text:p><text:span text:style-name="T12">VME +3.3[V]</text:span></text:p></draw:text-box></draw:frame><draw:line draw:style-name="gr90" draw:text-style-name="P351" svg:x1="19.47mm" svg:y1="26.78mm" svg:x2="25.73mm" svg:y2="26.78mm"><text:p/></draw:line><draw:rect draw:style-name="gr125" draw:text-style-name="P360" svg:width="19.34mm" svg:height="11.86mm" svg:x="27.43mm" svg:y="0.44mm"><text:p/></draw:rect><draw:line draw:style-name="gr90" draw:text-style-name="P351" svg:x1="46.75mm" svg:y1="2.61mm" svg:x2="54.89mm" svg:y2="2.61mm"><text:p/></draw:line><draw:frame draw:style-name="gr39" draw:text-style-name="P361" svg:width="15.99mm" svg:height="4.38mm" svg:x="29.07mm" svg:y="4.3mm"><draw:text-box><text:p><text:span text:style-name="T5">TPS 2310-I</text:span></text:p></draw:text-box></draw:frame><draw:line draw:style-name="gr126" draw:text-style-name="P351" svg:x1="27.9mm" svg:y1="18.84mm" svg:x2="33.62mm" svg:y2="18.84mm"><text:p/></draw:line><draw:line draw:style-name="gr43" draw:text-style-name="P351" svg:x1="21.65mm" svg:y1="21.31mm" svg:x2="29.23mm" svg:y2="21.31mm"><text:p/></draw:line><draw:line draw:style-name="gr43" draw:text-style-name="P351" svg:x1="32.24mm" svg:y1="21.4mm" svg:x2="42.33mm" svg:y2="21.4mm"><text:p/></draw:line><draw:line draw:style-name="gr43" draw:text-style-name="P351" svg:x1="29.26mm" svg:y1="21.31mm" svg:x2="29.26mm" svg:y2="18.84mm"><text:p/></draw:line><draw:line draw:style-name="gr43" draw:text-style-name="P351" svg:x1="32.24mm" svg:y1="21.31mm" svg:x2="32.24mm" svg:y2="18.84mm"><text:p/></draw:line><draw:line draw:style-name="gr43" draw:text-style-name="P351" svg:x1="30.55mm" svg:y1="18.83mm" svg:x2="30.55mm" svg:y2="12.28mm"><text:p/></draw:line><draw:line draw:style-name="gr126" draw:text-style-name="P351" svg:x1="35.06mm" svg:y1="24.24mm" svg:x2="40.78mm" svg:y2="24.24mm"><text:p/></draw:line><draw:line draw:style-name="gr43" draw:text-style-name="P351" svg:x1="20.88mm" svg:y1="26.76mm" svg:x2="36.4mm" svg:y2="26.71mm"><text:p/></draw:line><draw:line draw:style-name="gr43" draw:text-style-name="P351" svg:x1="39.42mm" svg:y1="26.71mm" svg:x2="47mm" svg:y2="26.71mm"><text:p/></draw:line><draw:line draw:style-name="gr43" draw:text-style-name="P351" svg:x1="36.42mm" svg:y1="26.71mm" svg:x2="36.42mm" svg:y2="24.24mm"><text:p/></draw:line><draw:line draw:style-name="gr43" draw:text-style-name="P351" svg:x1="39.42mm" svg:y1="26.71mm" svg:x2="39.42mm" svg:y2="24.24mm"><text:p/></draw:line><draw:line draw:style-name="gr43" draw:text-style-name="P351" svg:x1="37.69mm" svg:y1="24.24mm" svg:x2="37.73mm" svg:y2="12.28mm"><text:p/></draw:line><draw:line draw:style-name="gr90" draw:text-style-name="P351" svg:x1="46.07mm" svg:y1="26.71mm" svg:x2="63.92mm" svg:y2="26.8mm"><text:p/></draw:line><draw:line draw:style-name="gr90" draw:text-style-name="P351" svg:x1="39.63mm" svg:y1="21.4mm" svg:x2="45.89mm" svg:y2="21.4mm"><text:p/></draw:line><draw:frame draw:style-name="gr123" draw:text-style-name="P358" svg:width="27.56mm" svg:height="3.2mm" svg:x="45.81mm" svg:y="19.77mm"><draw:text-box><text:p text:style-name="P351"><text:span text:style-name="T34">+ 3.3[V] PMC (optional)</text:span></text:p></draw:text-box></draw:frame><draw:rect draw:style-name="gr33" draw:text-style-name="P360" svg:width="20.89mm" svg:height="9.76mm" svg:x="64.15mm" svg:y="36.34mm"><text:p text:style-name="P351"><text:span text:style-name="T5">DC-DC</text:span></text:p><text:p text:style-name="P351"><text:span text:style-name="T5">PTH08T241W</text:span></text:p></draw:rect><draw:rect draw:style-name="gr33" draw:text-style-name="P360" svg:width="20.89mm" svg:height="9.76mm" svg:x="63.96mm" svg:y="47.8mm"><text:p text:style-name="P351"><text:span text:style-name="T5">DC-DC</text:span></text:p><text:p text:style-name="P351"><text:span text:style-name="T5">PTH08T241W</text:span></text:p></draw:rect><draw:line draw:style-name="gr90" draw:text-style-name="P351" svg:x1="53.3mm" svg:y1="49.95mm" svg:x2="63.95mm" svg:y2="50.04mm"><text:p/></draw:line><draw:line draw:style-name="gr43" draw:text-style-name="P351" svg:x1="53.39mm" svg:y1="26.71mm" svg:x2="53.39mm" svg:y2="50.05mm"><text:p/></draw:line><draw:line draw:style-name="gr90" draw:text-style-name="P351" svg:x1="53.49mm" svg:y1="39.62mm" svg:x2="64.14mm" svg:y2="39.71mm"><text:p/></draw:line><draw:g draw:style-name="gr2"><draw:line draw:style-name="gr90" draw:text-style-name="P351" svg:x1="84.84mm" svg:y1="27.22mm" svg:x2="92.98mm" svg:y2="27.22mm"><text:p/></draw:line><draw:frame draw:style-name="gr123" draw:text-style-name="P358" svg:width="15.95mm" svg:height="3.2mm" svg:x="93.03mm" svg:y="25.38mm"><draw:text-box><text:p text:style-name="P351"><text:span text:style-name="T34">+ 3.3[V] Local</text:span></text:p></draw:text-box></draw:frame></draw:g><draw:g draw:style-name="gr2"><draw:line draw:style-name="gr90" draw:text-style-name="P351" svg:x1="85.05mm" svg:y1="39.18mm" svg:x2="93.91mm" svg:y2="39.18mm"><text:p/></draw:line><draw:frame draw:style-name="gr123" draw:text-style-name="P358" svg:width="17.38mm" svg:height="3.2mm" svg:x="93.94mm" svg:y="37.36mm"><draw:text-box><text:p text:style-name="P368"><text:span text:style-name="T34">+ 1.8[V] / 10[A]</text:span></text:p></draw:text-box></draw:frame></draw:g><draw:g draw:style-name="gr2"><draw:line draw:style-name="gr90" draw:text-style-name="P351" svg:x1="84.84mm" svg:y1="50.46mm" svg:x2="93.7mm" svg:y2="50.46mm"><text:p/></draw:line><draw:frame draw:style-name="gr123" draw:text-style-name="P358" svg:width="17.38mm" svg:height="3.2mm" svg:x="93.75mm" svg:y="48.65mm"><draw:text-box><text:p text:style-name="P351"><text:span text:style-name="T34">+ 1.0[V] / 10[A]</text:span></text:p></draw:text-box></draw:frame></draw:g></draw:g>Drawing <text:sequence text:ref-name="refDrawing3" text:name="Drawing" text:formula="ooow:Drawing+1" style:num-format="1">4</text:sequence>: PEV_1100 Power supplies Block Diagram</text:p></draw:text-box></draw:frame></text:p>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The on-board low voltage power-supplies <text:s/>1.0[V], 1.8[V] and 3.3[V] are built with integrated DC-DC TI PT08T241W devices, able to supply up to 10[A] each. The <text:s/>DC-DC are dimensioned to support the complete family of XILINX Virtex-5 FF665 pins devices. </text:p>
      <text:p text:style-name="Text_20_body_20_indent_5f_1">Others low-voltage/low-current power supplies are built with LDO LTC3026.</text:p>
      <text:list xml:id="list35350315" text:style-name="L15">
        <text:list-item>
          <text:list>
            <text:list-item>
              <text:list>
                <text:list-item>
                  <text:p text:style-name="P268">Virtex-5 MGT Tx – Rx – PLL</text:p>
                </text:list-item>
                <text:list-item>
                  <text:p text:style-name="P268">Local 2.5[V]</text:p>
                </text:list-item>
              </text:list>
            </text:list-item>
          </text:list>
        </text:list-item>
      </text:list>
      <text:p text:style-name="Text_20_body_20_indent_5f_1"/>
      <text:p text:style-name="P134"/>
      <text:list xml:id="list35433921" text:continue-list="list35432384" text:style-name="Outline">
        <text:list-item>
          <text:list>
            <text:list-item>
              <text:h text:style-name="P255" text:outline-level="2">PCI Express Infrastructure</text:h>
            </text:list-item>
          </text:list>
        </text:list-item>
      </text:list>
      <text:p text:style-name="Text_20_body_20_indent_5f_1">The PEV_1100 is based on a PCI Express infrastructure built around a PLX technologies PCI Express GEN2 Switch. This PCI Express centric is also deported to the FPGA internal architecture based on IOxOS Technologies TOSCA Network On Chip.</text:p>
      <text:p text:style-name="Text_20_body_20_indent_5f_1"/>
      <text:p text:style-name="Text_20_body_20_indent_5f_1"><draw:g text:anchor-type="paragraph" draw:z-index="121" draw:style-name="gr1"><draw:rect draw:style-name="gr33" draw:text-style-name="P360" svg:width="32.78mm" svg:height="23.68mm" svg:x="61.08mm" svg:y="1.04mm"><text:p text:style-name="P351"><text:span text:style-name="T5">PCI Express Switch</text:span></text:p><text:p text:style-name="P351"><text:span text:style-name="T5">PEX 8624 GEN2</text:span></text:p></draw:rect><draw:frame draw:style-name="gr34" draw:text-style-name="P358" svg:width="21mm" svg:height="6.38mm" svg:x="20.39mm" svg:y="10.27mm"><draw:text-box><text:p text:style-name="P351"><text:span text:style-name="T34">PCI Express x4</text:span></text:p><text:p text:style-name="P351"><text:span text:style-name="T34">External Cabling</text:span></text:p></draw:text-box></draw:frame><draw:rect draw:style-name="gr33" draw:text-style-name="P360" svg:width="19.34mm" svg:height="11.86mm" svg:x="106.08mm" svg:y="1.11mm"><text:p text:style-name="P351"><text:span text:style-name="T5">Xilinx</text:span></text:p><text:p text:style-name="P351"><text:span text:style-name="T5">Virtex-5</text:span></text:p></draw:rect><draw:g draw:style-name="gr2"><draw:rect draw:style-name="gr35" draw:text-style-name="P360" svg:width="2.35mm" svg:height="7.72mm" svg:x="59.81mm" svg:y="3.92mm"><text:p/></draw:rect><draw:rect draw:style-name="gr35" draw:text-style-name="P360" svg:width="2.35mm" svg:height="7.72mm" svg:x="59.81mm" svg:y="14.25mm"><text:p/></draw:rect></draw:g><draw:g draw:style-name="gr2"><draw:rect draw:style-name="gr35" draw:text-style-name="P360" svg:width="2.35mm" svg:height="7.72mm" svg:x="92.73mm" svg:y="3.49mm"><text:p/></draw:rect><draw:rect draw:style-name="gr35" draw:text-style-name="P360" svg:width="2.35mm" svg:height="7.72mm" svg:x="92.73mm" svg:y="13.83mm"><text:p/></draw:rect></draw:g><draw:g draw:style-name="gr2"><draw:rect draw:style-name="gr35" draw:text-style-name="P360" svg:width="2.35mm" svg:height="7.72mm" draw:transform="rotate (1.5707963267946) translate (69.3913888888889mm 25.6822222222222mm)"><text:p/></draw:rect><draw:rect draw:style-name="gr35" draw:text-style-name="P360" svg:width="2.35mm" svg:height="7.72mm" draw:transform="rotate (1.5707963267946) translate (79.7277777777778mm 25.6822222222222mm)"><text:p/></draw:rect></draw:g><draw:g draw:style-name="gr2"><draw:g draw:style-name="gr2"><draw:line draw:style-name="gr30" draw:text-style-name="P351" svg:x1="59.83mm" svg:y1="8.52mm" svg:x2="47.87mm" svg:y2="8.52mm"><text:p/></draw:line><draw:line draw:style-name="gr30" draw:text-style-name="P351" svg:x1="47.87mm" svg:y1="6.65mm" svg:x2="59.83mm" svg:y2="6.65mm"><text:p/></draw:line></draw:g><draw:custom-shape draw:style-name="gr36" svg:width="3.32mm" svg:height="7.22mm" svg:x="44.84mm" svg:y="4.09mm"><text:p/><draw:enhanced-geometry svg:viewBox="0 0 21600 21600" draw:path-stretchpoint-x="10800" draw:path-stretchpoint-y="10800" draw:text-areas="?f3 ?f4 ?f5 ?f6" draw:type="round-rectangle" draw:modifiers="7771.4285714285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line draw:style-name="gr30" draw:text-style-name="P351" svg:x1="59.83mm" svg:y1="19.17mm" svg:x2="47.87mm" svg:y2="19.17mm"><text:p/></draw:line><draw:line draw:style-name="gr30" draw:text-style-name="P351" svg:x1="47.87mm" svg:y1="17.3mm" svg:x2="59.83mm" svg:y2="17.3mm"><text:p/></draw:line></draw:g><draw:custom-shape draw:style-name="gr36" svg:width="3.32mm" svg:height="7.22mm" svg:x="44.84mm" svg:y="14.75mm"><text:p/><draw:enhanced-geometry svg:viewBox="0 0 21600 21600" draw:path-stretchpoint-x="10800" draw:path-stretchpoint-y="10800" draw:text-areas="?f3 ?f4 ?f5 ?f6" draw:type="round-rectangle" draw:modifiers="7771.4285714285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gr37" svg:width="5.72mm" svg:height="5.32mm" svg:x="39.12mm" svg:y="4.96mm"><draw:text-box><text:p text:style-name="P351">P3</text:p></draw:text-box></draw:frame><draw:frame draw:style-name="gr37" svg:width="5.72mm" svg:height="5.32mm" svg:x="39.12mm" svg:y="15.63mm"><draw:text-box><text:p text:style-name="P351">P4</text:p></draw:text-box></draw:frame><draw:g draw:style-name="gr2"><draw:line draw:style-name="gr30" draw:text-style-name="P351" svg:x1="106.08mm" svg:y1="7.85mm" svg:x2="95.07mm" svg:y2="7.85mm"><text:p/></draw:line><draw:line draw:style-name="gr30" draw:text-style-name="P351" svg:x1="95.07mm" svg:y1="5.98mm" svg:x2="106.08mm" svg:y2="5.98mm"><text:p/></draw:line></draw:g><draw:rect draw:style-name="gr33" draw:text-style-name="P360" svg:width="19.34mm" svg:height="11.86mm" svg:x="98.41mm" svg:y="32.12mm"><text:p text:style-name="P351"><text:span text:style-name="T5">PCIe -PCI</text:span></text:p><text:p text:style-name="P351"><text:span text:style-name="T5">PEX 8112</text:span></text:p></draw:rect><draw:rect draw:style-name="gr33" draw:text-style-name="P360" svg:width="19.04mm" svg:height="13.84mm" svg:x="46.09mm" svg:y="32.65mm"><text:p text:style-name="P351"><text:span text:style-name="T5">XMC #1</text:span></text:p></draw:rect><draw:rect draw:style-name="gr33" draw:text-style-name="P360" svg:width="19.04mm" svg:height="13.84mm" svg:x="46.09mm" svg:y="47.34mm"><text:p text:style-name="P351"><text:span text:style-name="T5">XMC #2</text:span></text:p></draw:rect><draw:line draw:style-name="gr30" draw:text-style-name="P351" svg:x1="74.31mm" svg:y1="37.27mm" svg:x2="65.12mm" svg:y2="37.27mm"><text:p/></draw:line><draw:line draw:style-name="gr38" draw:text-style-name="P351" svg:x1="65.12mm" svg:y1="35.4mm" svg:x2="72.39mm" svg:y2="35.4mm"><text:p/></draw:line><draw:line draw:style-name="gr30" draw:text-style-name="P351" svg:x1="84.7mm" svg:y1="51.98mm" svg:x2="65.12mm" svg:y2="51.98mm"><text:p/></draw:line><draw:line draw:style-name="gr38" draw:text-style-name="P351" svg:x1="65.12mm" svg:y1="50.02mm" svg:x2="82.83mm" svg:y2="50.02mm"><text:p/></draw:line><draw:line draw:style-name="gr38" draw:text-style-name="P351" svg:x1="74.31mm" svg:y1="37.27mm" svg:x2="74.26mm" svg:y2="25.68mm"><text:p/></draw:line><draw:line draw:style-name="gr30" draw:text-style-name="P351" svg:x1="72.39mm" svg:y1="35.4mm" svg:x2="72.39mm" svg:y2="25.68mm"><text:p/></draw:line><draw:line draw:style-name="gr30" draw:text-style-name="P351" svg:x1="82.83mm" svg:y1="50.02mm" svg:x2="82.83mm" svg:y2="25.68mm"><text:p/></draw:line><draw:line draw:style-name="gr38" draw:text-style-name="P351" svg:x1="84.7mm" svg:y1="25.68mm" svg:x2="84.68mm" svg:y2="52.07mm"><text:p/></draw:line><draw:line draw:style-name="gr30" draw:text-style-name="P351" svg:x1="104.26mm" svg:y1="19.01mm" svg:x2="95.07mm" svg:y2="19.01mm"><text:p/></draw:line><draw:line draw:style-name="gr38" draw:text-style-name="P351" svg:x1="104.23mm" svg:y1="32.12mm" svg:x2="104.27mm" svg:y2="19.01mm"><text:p/></draw:line><draw:line draw:style-name="gr38" draw:text-style-name="P351" svg:x1="95.07mm" svg:y1="17.09mm" svg:x2="105.62mm" svg:y2="17.09mm"><text:p/></draw:line><draw:line draw:style-name="gr30" draw:text-style-name="P351" svg:x1="105.57mm" svg:y1="17.09mm" svg:x2="105.57mm" svg:y2="31.66mm"><text:p/></draw:line><draw:g draw:style-name="gr2"><draw:line draw:style-name="gr30" draw:text-style-name="P351" svg:x1="106.98mm" svg:y1="51.64mm" svg:x2="106.98mm" svg:y2="43.98mm"><text:p/></draw:line><draw:line draw:style-name="gr30" draw:text-style-name="P351" svg:x1="108.85mm" svg:y1="43.98mm" svg:x2="108.85mm" svg:y2="51.64mm"><text:p/></draw:line></draw:g><draw:frame draw:style-name="gr37" svg:width="19.85mm" svg:height="5.32mm" svg:x="97.47mm" svg:y="51.93mm"><draw:text-box><text:p text:style-name="P351">PCI 3.0</text:p></draw:text-box></draw:frame><draw:frame draw:style-name="gr39" draw:text-style-name="P361" svg:width="3.02mm" svg:height="4.38mm" svg:x="52.35mm" svg:y="12.93mm"><draw:text-box><text:p><text:span text:style-name="T5">x4</text:span></text:p></draw:text-box></draw:frame><draw:frame draw:style-name="gr39" draw:text-style-name="P361" svg:width="3.02mm" svg:height="4.38mm" svg:x="52.23mm" svg:y="2.27mm"><draw:text-box><text:p><text:span text:style-name="T5">x4</text:span></text:p></draw:text-box></draw:frame><draw:frame draw:style-name="gr39" draw:text-style-name="P361" svg:width="3.02mm" svg:height="4.38mm" svg:x="69.37mm" svg:y="28.84mm"><draw:text-box><text:p><text:span text:style-name="T5">x4</text:span></text:p></draw:text-box></draw:frame><draw:frame draw:style-name="gr39" draw:text-style-name="P361" svg:width="3.02mm" svg:height="4.38mm" svg:x="79.82mm" svg:y="28.84mm"><draw:text-box><text:p><text:span text:style-name="T5">x4</text:span></text:p></draw:text-box></draw:frame><draw:frame draw:style-name="gr39" draw:text-style-name="P361" svg:width="3.02mm" svg:height="4.38mm" svg:x="98.27mm" svg:y="1.6mm"><draw:text-box><text:p><text:span text:style-name="T5">x4</text:span></text:p></draw:text-box></draw:frame><draw:frame draw:style-name="gr39" draw:text-style-name="P361" svg:width="3.02mm" svg:height="4.38mm" svg:x="98.41mm" svg:y="12.72mm"><draw:text-box><text:p><text:span text:style-name="T5">x1</text:span></text:p></draw:text-box></draw:frame></draw:g></text:p>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P134"/>
      <text:p text:style-name="Text_20_body_20_indent_5f_1"/>
      <text:p text:style-name="Text_20_body_20_indent_5f_1">The on-board PEV_1100 PCI Express channels <text:s/>is distributed as :</text:p>
      <text:list xml:id="list35369973" text:style-name="L16">
        <text:list-item>
          <text:list>
            <text:list-item>
              <text:list>
                <text:list-item>
                  <text:p text:style-name="P269">P3 &amp; P4 PCI Express External Cabling</text:p>
                </text:list-item>
                <text:list-item>
                  <text:p text:style-name="P269">XMC#1 &amp; XMC#2 VITA 42.3 Mezzanine extensions</text:p>
                </text:list-item>
                <text:list-item>
                  <text:p text:style-name="P269">PCI Express – PCI 3.0 Bridge </text:p>
                </text:list-item>
                <text:list-item>
                  <text:p text:style-name="P269">FPGA Xilinx Virtex-5T FPGA</text:p>
                </text:list-item>
              </text:list>
            </text:list-item>
          </text:list>
        </text:list-item>
      </text:list>
      <text:p text:style-name="Text_20_body_20_indent_5f_1"/>
      <text:list xml:id="list35425435" text:continue-list="list35433921" text:style-name="Outline">
        <text:list-item>
          <text:list>
            <text:list-item>
              <text:list>
                <text:list-item>
                  <text:h text:style-name="Heading_20_3" text:outline-level="3">PLX Technologies PCI_Express Switch</text:h>
                </text:list-item>
              </text:list>
            </text:list-item>
          </text:list>
        </text:list-item>
      </text:list>
      <text:p text:style-name="Text_20_body_20_indent_5f_2">The PLX PCI Express Switch requires some static assignations used <text:s/>for the system configuration. These assignation are made through the micro-switch SW501 (Refer to chapter 2.1.1)</text:p>
      <text:list xml:id="list35354288" text:style-name="L17">
        <text:list-item>
          <text:list>
            <text:list-item>
              <text:list>
                <text:list-item>
                  <text:p text:style-name="P285">UP_stream Port <text:tab/>: SW501- 8,7,6</text:p>
                </text:list-item>
                <text:list-item>
                  <text:p text:style-name="P285">NT Enable<text:tab/>: SW501 - 5</text:p>
                </text:list-item>
              </text:list>
            </text:list-item>
          </text:list>
        </text:list-item>
      </text:list>
      <text:p text:style-name="Text_20_body_20_indent_5f_2">The UP_stream port can be assigned on any of the connected PCI Express device as long as it acts as a PCI Express RC. (Root Complex) This can be a Processor PMC or a XMC Mezzanine. In normal operation, The UP_stream Port is assigned to Port_0 ( SW501- 8,7,6 = “000” or <text:s/>eventually “001”)</text:p>
      <text:p text:style-name="Text_20_body_20_indent_5f_2">The PCI Express clocking schema requires specific care for correct operation. Two mode of operation are currently defined as :</text:p>
      <text:list xml:id="list35368390" text:style-name="L18">
        <text:list-item>
          <text:p text:style-name="P303"><text:span text:style-name="T25">SSC</text:span> “<text:span text:style-name="T25">S</text:span>pread <text:span text:style-name="T25">S</text:span>pectrum <text:span text:style-name="T25">C</text:span>locking”, <text:s/>introducing a +0 /- 5000 ppm / 30 KHz modulated</text:p>
        </text:list-item>
        <text:list-item>
          <text:p text:style-name="P303"><text:span text:style-name="T25">CFC</text:span> “<text:span text:style-name="T25">C</text:span>onstant <text:span text:style-name="T25">F</text:span>requency <text:span text:style-name="T25">C</text:span>locking ” introducing a +/- 100 ppm</text:p>
        </text:list-item>
      </text:list>
      <text:p text:style-name="Text_20_body_20_indent_5f_2">For better EMI figure, the majority of <text:s/>PC chip set implements fixed <text:span text:style-name="T25">SSC mode</text:span>. (Some provide selection <text:soft-page-break/>capability …) <text:s/>The on-board PCI Express Switch does not support <text:s/>mixed PCI Express clock as <text:span text:style-name="T25">SSC</text:span> and <text:span text:style-name="T25">CFC</text:span>. If <text:span text:style-name="T25">SSC</text:span> is used on the UP_stream, all PCI Express ports shall use the same clock reference and therefore the UP_Stream selection switch shall be set with SW501- [8,7,6] = “000”.</text:p>
      <text:p text:style-name="Text_20_body_20_indent_5f_2">The PLX PCI Express Switch footprint can be populated with three different devices, providing thee, four or six PCI Express Port. Lower ports count devices could be installed in specific low-cost version. </text:p>
      <text:p text:style-name="Text_20_body_20_indent_5f_2"/>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106">PLX Device</text:p>
          </table:table-cell>
          <table:table-cell table:style-name="Table81.A1" office:value-type="string">
            <text:p text:style-name="P106">PCIe Ports</text:p>
          </table:table-cell>
          <table:table-cell table:style-name="Table81.A1" office:value-type="string">
            <text:p text:style-name="P106">Support </text:p>
          </table:table-cell>
          <table:table-cell table:style-name="Table81.D1" office:value-type="string">
            <text:p text:style-name="P106">Comments</text:p>
          </table:table-cell>
        </table:table-row>
        <table:table-row>
          <table:table-cell table:style-name="Table81.A2" office:value-type="string">
            <text:p text:style-name="P84">PEX8624XX</text:p>
          </table:table-cell>
          <table:table-cell table:style-name="Table81.A2" office:value-type="string">
            <text:p text:style-name="P84">6</text:p>
          </table:table-cell>
          <table:table-cell table:style-name="Table81.A2" office:value-type="string">
            <text:p text:style-name="P83">Complete implementation with PCI External Cabling P3 &amp; P3, XMC 1 &amp; 2, Legacy PCI Bridge and FPGA</text:p>
          </table:table-cell>
          <table:table-cell table:style-name="Table81.D2" office:value-type="string">
            <text:p text:style-name="P83">Default implementation</text:p>
          </table:table-cell>
        </table:table-row>
        <table:table-row>
          <table:table-cell table:style-name="Table81.A2" office:value-type="string">
            <text:p text:style-name="P84">PEX8616XX</text:p>
          </table:table-cell>
          <table:table-cell table:style-name="Table81.A2" office:value-type="string">
            <text:p text:style-name="P84">4</text:p>
          </table:table-cell>
          <table:table-cell table:style-name="Table81.A2" office:value-type="string">
            <text:p text:style-name="P83">PCI External Cabling P3 &amp; P4, <text:s/>Legacy PCI Bridge and FPGA.</text:p>
          </table:table-cell>
          <table:table-cell table:style-name="Table81.D2" office:value-type="string">
            <text:p text:style-name="P83">XMC VITA <text:s/>42.3 ports removed</text:p>
          </table:table-cell>
        </table:table-row>
        <table:table-row>
          <table:table-cell table:style-name="Table81.A4" office:value-type="string">
            <text:p text:style-name="P84">PEX8612XX</text:p>
          </table:table-cell>
          <table:table-cell table:style-name="Table81.A4" office:value-type="string">
            <text:p text:style-name="P84">3</text:p>
          </table:table-cell>
          <table:table-cell table:style-name="Table81.A4" office:value-type="string">
            <text:p text:style-name="P83">PCI External Cabling P3 &amp; P4 <text:s/>and FPGA.</text:p>
          </table:table-cell>
          <table:table-cell table:style-name="Table81.D4" office:value-type="string">
            <text:p text:style-name="P83">XMC &amp; PMC ports removed</text:p>
          </table:table-cell>
        </table:table-row>
      </table:table>
      <text:p text:style-name="P230">Table <text:sequence text:ref-name="refTable6" text:name="Table" text:formula="ooow:Table+1" style:num-format="1">2.5</text:sequence>.: PCI Express Switch model</text:p>
      <text:p text:style-name="Text_20_body_20_indent_5f_2">The PLX Technologies Switch version populated can be checked <text:s/>in the “ILOC_PCIE_SWITCH” register (Chapter 3.2.6)</text:p>
      <text:p text:style-name="Text_20_body_20_indent_5f_2">Others PCI Express Switch status <text:s/>are also available in this register. This include the UP_stream port selection, the Non Transparent port selection and enable, and others related status.</text:p>
      <text:p text:style-name="Text_20_body_20_indent_5f_2">To facilitate the PCI Express integration, LED indicator are provided to reflect the PCI Express link-up status on the six ports. The LED indicators status (light-ON, light-OFF or toggling ) reflect the current PCI Express link <text:s/></text:p>
      <text:list xml:id="list35347493" text:style-name="L19">
        <text:list-item>
          <text:p text:style-name="P304">Front panel LED LD105 and LD104 (Refer chapter 2.1.2)</text:p>
        </text:list-item>
        <text:list-item>
          <text:p text:style-name="P304">PCB internal LED LD100, LD101, LD102, LD103 (Refer chapter 2.1.3)</text:p>
          <text:p text:style-name="P304"/>
        </text:list-item>
      </text:list>
      <text:p text:style-name="Text_20_body_20_indent_5f_2">For complete technical information about the PCI Express Switch to “PLX Technologies PEX8624-AA_AB_BA Data book”</text:p>
      <text:list xml:id="list35421304" text:continue-list="list35425435" text:style-name="Outline">
        <text:list-item>
          <text:list>
            <text:list-item>
              <text:list>
                <text:list-item>
                  <text:h text:style-name="Heading_20_3" text:outline-level="3">PCI Express External Cabling</text:h>
                </text:list-item>
              </text:list>
            </text:list-item>
          </text:list>
        </text:list-item>
      </text:list>
      <text:p text:style-name="Text_20_body_20_indent_5f_2">The PEV_1100 is based on the “PCI External Cabling Specification” released by the PCISIG association. This standard is actually used in several high performance PCI Express applications. Cable in different length as well as legacy PCI Express card adapter are widely available.</text:p>
      <text:p text:style-name="Text_20_body_20_indent_5f_2">The PEV_1100 implements two PCI Express x4 connectors (P3 &amp; P4) located on the top of the VME board. </text:p>
      <text:list xml:id="list35433422" text:continue-list="list35368390" text:style-name="L18">
        <text:list-item>
          <text:p text:style-name="P303"><text:span text:style-name="T25">P3</text:span><text:span text:style-name="T3">, upper one default UP_stream port.</text:span></text:p>
        </text:list-item>
        <text:list-item>
          <text:p text:style-name="P305"><text:span text:style-name="T25">P4, </text:span><text:span text:style-name="T3">configurable as a regular DOWN_stream port, which can be used to cascade a 2</text:span><text:span text:style-name="T10">nd</text:span><text:span text:style-name="T3"> PEV_1100 or as a Non-Transparent port, connected to a 2</text:span><text:span text:style-name="T10">nd</text:span><text:span text:style-name="T3"> UP_stream port.</text:span></text:p>
        </text:list-item>
      </text:list>
      <text:p text:style-name="P160"/>
      <text:p text:style-name="Text_20_body_20_indent_5f_2"><text:span text:style-name="T3">PCI Express External Cabling Connectors status are reflected in the “ILOC_Cable_1” and “ILOC_Cable_0” </text:span><text:span text:style-name="T3">registers. (Refer to chapters 3.2.2 &amp; 3.2.3)</text:span></text:p>
      <text:list xml:id="list35419462" text:continue-list="list35421304" text:style-name="Outline">
        <text:list-item>
          <text:list>
            <text:list-item>
              <text:list>
                <text:list-item>
                  <text:h text:style-name="Heading_20_3" text:outline-level="3">PCI Express FPGA </text:h>
                </text:list-item>
              </text:list>
            </text:list-item>
          </text:list>
        </text:list-item>
      </text:list>
      <text:p text:style-name="Text_20_body_20_indent_5f_2">The PEV_1100 <text:s/>implements a Xilinx Virtex-5T FPGA with embedded PCI Express EP. The FPGA is <text:soft-page-break/>connected to the PLX PCI Express Switch Port #2 with a PCI Express <text:s/>x4 GEN1 interface.</text:p>
      <text:p text:style-name="Text_20_body_20_indent_5f_2">The PCI Express EP status are reported in the <text:s/>“ILOC_PCIe_EP_STA” (Refer chapter 3.2.11) <text:s text:c="2"/>and <text:s/>“V5_PCIEP_RSLT” register. <text:s/>(Refer chapter 3.2.18)</text:p>
      <text:p text:style-name="Text_20_body_20_indent_5f_2">The FPGA PCI Express link status is reflected by front panel LED LD506. Providing five (5) informations </text:p>
      <text:p text:style-name="Text_20_body_20_indent_5f_2"/>
      <table:table table:name="Table129" table:style-name="Table129">
        <table:table-column table:style-name="Table129.A"/>
        <table:table-column table:style-name="Table129.B"/>
        <table:table-row>
          <table:table-cell table:style-name="Table129.A1" office:value-type="string">
            <text:p text:style-name="P105">LD506 <text:s/>Effect </text:p>
          </table:table-cell>
          <table:table-cell table:style-name="Table129.B1" office:value-type="string">
            <text:p text:style-name="P105">Status informations</text:p>
          </table:table-cell>
        </table:table-row>
        <table:table-row>
          <table:table-cell table:style-name="Table129.A2" office:value-type="string">
            <text:p text:style-name="P83">RED flashing fast (0.2[s])</text:p>
          </table:table-cell>
          <table:table-cell table:style-name="Table129.B2" office:value-type="string">
            <text:p text:style-name="P83">Wait for link-up status from the PCI Express End point. </text:p>
          </table:table-cell>
        </table:table-row>
        <table:table-row>
          <table:table-cell table:style-name="Table129.A2" office:value-type="string">
            <text:p text:style-name="P83">RED light-on</text:p>
          </table:table-cell>
          <table:table-cell table:style-name="Table129.B2" office:value-type="string">
            <text:p text:style-name="P83">Wait for internal FPGA 100 MHz PLL is locked.</text:p>
          </table:table-cell>
        </table:table-row>
        <table:table-row table:style-name="Table129.4">
          <table:table-cell table:style-name="Table129.A2" office:value-type="string">
            <text:p text:style-name="P83">GREEN flashing slow (0.6[s])</text:p>
          </table:table-cell>
          <table:table-cell table:style-name="Table129.B2" office:value-type="string">
            <text:p text:style-name="P83">Wait for 1<text:span text:style-name="T9">t</text:span> PCI Express Configuration cycle. This is handled by the BIOS running the PCI enumeration.</text:p>
          </table:table-cell>
        </table:table-row>
        <table:table-row table:style-name="Table129.4">
          <table:table-cell table:style-name="Table129.A2" office:value-type="string">
            <text:p text:style-name="P83">GREEN flashing fast (0.2[s])</text:p>
          </table:table-cell>
          <table:table-cell table:style-name="Table129.B2" office:value-type="string">
            <text:p text:style-name="P83">Wait for PCI Express IO and MEMORY Space enabled. This initialization can be handled by the BIOS or by the PEV_1100 device driver. </text:p>
          </table:table-cell>
        </table:table-row>
        <table:table-row>
          <table:table-cell table:style-name="Table129.A6" office:value-type="string">
            <text:p text:style-name="P83">GREEN light-on</text:p>
          </table:table-cell>
          <table:table-cell table:style-name="Table129.B6" office:value-type="string">
            <text:p text:style-name="P83">The PCI Express is fully initialized and ready to be used in all Spaces.</text:p>
          </table:table-cell>
        </table:table-row>
      </table:table>
      <text:p text:style-name="P207">Table <text:sequence text:ref-name="refTable7" text:name="Table" text:formula="ooow:Table+1" style:num-format="1">2.6</text:sequence>.: FPGA PCI Express link-up LED indicator </text:p>
      <text:p text:style-name="Text_20_body_20_indent_5f_2"/>
      <text:list xml:id="list35444192" text:continue-numbering="true" text:style-name="Outline">
        <text:list-item>
          <text:list>
            <text:list-item>
              <text:list>
                <text:list-item>
                  <text:h text:style-name="Heading_20_3" text:outline-level="3">VITA41 XMC Extension </text:h>
                </text:list-item>
              </text:list>
            </text:list-item>
          </text:list>
        </text:list-item>
      </text:list>
      <text:p text:style-name="Text_20_body_20_indent_5f_2">The PEV_1100 provides two XMC VITA42.3. Mezzanines. These two PCI Express x4 extensions are directly connected to the PCI Express Switch PEX8624 device.</text:p>
      <text:p text:style-name="Text_20_body_20_indent_5f_2">Only XMC Jn15/Jn25 connectors , integrating the PCI Express ports , are implemented. For complete XMC specification refer to ANSI/VITA 42.3 – 2006.</text:p>
      <text:p text:style-name="Text_20_body_20_indent_5f_2">XMC related status and control are provided in the “PMC_XMC_CSR” register (Refer to chapter 3.2.19)</text:p>
      <text:p text:style-name="Text_20_body_20_indent_5f_2"/>
      <text:list xml:id="list35418815" text:continue-numbering="true" text:style-name="Outline">
        <text:list-item>
          <text:list>
            <text:list-item>
              <text:list>
                <text:list-item>
                  <text:h text:style-name="Heading_20_3" text:outline-level="3">IEEE 1386 PMC Extension </text:h>
                </text:list-item>
              </text:list>
            </text:list-item>
          </text:list>
        </text:list-item>
      </text:list>
      <text:p text:style-name="Text_20_body_20_indent_5f_2">The PEV_1100 provides two PMC IEEE 1386 with PCI 32-bit 33/66 MHz.</text:p>
      <text:p text:style-name="Text_20_body_20_indent_5f_2">The local PCI Bus is built with a PCI Express x1 to PCI bridge PLX PEX8112. This bridge device can be configured to a act as FORWARD or REVERSE <text:s/>mode. <text:s/>Others status and controls related to the PEX 8112 Bridge are located in the <text:s/>“PMC_XMC_CSR” register (Refer to chapter 3.2.19)</text:p>
      <text:p text:style-name="Text_20_body_20_indent_5f_2"/>
      <text:p text:style-name="Text_20_body_20_indent_5f_2">The PMC related user's IO connector Jn14/24 provides direct connection to/from</text:p>
      <text:list xml:id="list35365345" text:style-name="L20">
        <text:list-item>
          <text:list>
            <text:list-item>
              <text:p text:style-name="P306">Connection to FPGA Virtex-5 Bank_12 and Bank_8</text:p>
            </text:list-item>
            <text:list-item>
              <text:p text:style-name="P306">Direct connection to VME65X P2 (rows A and C)</text:p>
              <text:p text:style-name="P306"/>
            </text:list-item>
          </text:list>
        </text:list-item>
      </text:list>
      <text:p text:style-name="Text_20_body_20_indent_5f_2">Above table sums up the IO assignation.</text:p>
      <table:table table:name="Table74" table:style-name="Table74">
        <table:table-column table:style-name="Table74.A" table:number-columns-repeated="2"/>
        <table:table-column table:style-name="Table74.C"/>
        <table:table-column table:style-name="Table74.D"/>
        <table:table-column table:style-name="Table74.E"/>
        <table:table-column table:style-name="Table74.F"/>
        <text:soft-page-break/>
        <table:table-row>
          <table:table-cell table:style-name="Table74.A1" table:number-columns-spanned="2" office:value-type="string">
            <text:p text:style-name="P3">PMC Signal allocation</text:p>
          </table:table-cell>
          <table:covered-table-cell/>
          <table:table-cell table:style-name="Table74.A1" table:number-rows-spanned="2" table:number-columns-spanned="2" office:value-type="string">
            <text:p text:style-name="P3">Pin#</text:p>
          </table:table-cell>
          <table:covered-table-cell/>
          <table:table-cell table:style-name="Table74.E1" table:number-columns-spanned="2" office:value-type="string">
            <text:p text:style-name="P3">PMC Signal allocation</text:p>
          </table:table-cell>
          <table:covered-table-cell/>
        </table:table-row>
        <table:table-row>
          <table:table-cell table:style-name="Table74.A2" office:value-type="string">
            <text:p text:style-name="P3">Jn24 (Top)</text:p>
          </table:table-cell>
          <table:table-cell table:style-name="Table74.A2" office:value-type="string">
            <text:p text:style-name="P3">Jn14 (Bottom)</text:p>
          </table:table-cell>
          <table:covered-table-cell/>
          <table:covered-table-cell/>
          <table:table-cell table:style-name="Table74.A2" office:value-type="string">
            <text:p text:style-name="P3">Jn14 (Bottom)</text:p>
          </table:table-cell>
          <table:table-cell table:style-name="Table74.F2" office:value-type="string">
            <text:p text:style-name="P3">Jn24 (Top)</text:p>
          </table:table-cell>
        </table:table-row>
        <table:table-row>
          <table:table-cell table:style-name="Table74.A2" office:value-type="string">
            <text:p text:style-name="P84">fpga_GPIO_1</text:p>
          </table:table-cell>
          <table:table-cell table:style-name="Table74.A2" office:value-type="string">
            <text:p text:style-name="P84">fpga_GPIO_33</text:p>
          </table:table-cell>
          <table:table-cell table:style-name="Table74.C3" office:value-type="float" office:value="1">
            <text:p text:style-name="P84">1</text:p>
          </table:table-cell>
          <table:table-cell table:style-name="Table74.C3" office:value-type="float" office:value="2">
            <text:p text:style-name="P84">2</text:p>
          </table:table-cell>
          <table:table-cell table:style-name="Table74.A2" office:value-type="string">
            <text:p text:style-name="P84">fpga_GPIO_35 </text:p>
          </table:table-cell>
          <table:table-cell table:style-name="Table74.F2" office:value-type="string">
            <text:p text:style-name="P84">fpga_GPIO_3</text:p>
          </table:table-cell>
        </table:table-row>
        <table:table-row>
          <table:table-cell table:style-name="Table74.A2" office:value-type="string">
            <text:p text:style-name="P84">fpga_GPIO_2</text:p>
          </table:table-cell>
          <table:table-cell table:style-name="Table74.A2" office:value-type="string">
            <text:p text:style-name="P84">fpga_GPIO_34</text:p>
          </table:table-cell>
          <table:table-cell table:style-name="Table74.C3" office:value-type="float" office:value="3">
            <text:p text:style-name="P84">3</text:p>
          </table:table-cell>
          <table:table-cell table:style-name="Table74.C3" office:value-type="float" office:value="4">
            <text:p text:style-name="P84">4</text:p>
          </table:table-cell>
          <table:table-cell table:style-name="Table74.A2" office:value-type="string">
            <text:p text:style-name="P84">fpga_GPIO_36 </text:p>
          </table:table-cell>
          <table:table-cell table:style-name="Table74.F2" office:value-type="string">
            <text:p text:style-name="P84">fpga_GPIO_4</text:p>
          </table:table-cell>
        </table:table-row>
        <table:table-row>
          <table:table-cell table:style-name="Table74.A2" office:value-type="string">
            <text:p text:style-name="P84">fpga_GPIO_5</text:p>
          </table:table-cell>
          <table:table-cell table:style-name="Table74.A2" office:value-type="string">
            <text:p text:style-name="P84">fpga_GPIO_37</text:p>
          </table:table-cell>
          <table:table-cell table:style-name="Table74.C3" office:value-type="float" office:value="5">
            <text:p text:style-name="P84">5</text:p>
          </table:table-cell>
          <table:table-cell table:style-name="Table74.C3" office:value-type="float" office:value="6">
            <text:p text:style-name="P84">6</text:p>
          </table:table-cell>
          <table:table-cell table:style-name="Table74.A2" office:value-type="string">
            <text:p text:style-name="P84">fpga_GPIO_ 39</text:p>
          </table:table-cell>
          <table:table-cell table:style-name="Table74.F2" office:value-type="string">
            <text:p text:style-name="P84">fpga_GPIO_7</text:p>
          </table:table-cell>
        </table:table-row>
        <table:table-row>
          <table:table-cell table:style-name="Table74.A2" office:value-type="string">
            <text:p text:style-name="P84">fpga_GPIO_6</text:p>
          </table:table-cell>
          <table:table-cell table:style-name="Table74.A2" office:value-type="string">
            <text:p text:style-name="P84">fpga_GPIO_38</text:p>
          </table:table-cell>
          <table:table-cell table:style-name="Table74.C3" office:value-type="float" office:value="7">
            <text:p text:style-name="P84">7</text:p>
          </table:table-cell>
          <table:table-cell table:style-name="Table74.C3" office:value-type="float" office:value="8">
            <text:p text:style-name="P84">8</text:p>
          </table:table-cell>
          <table:table-cell table:style-name="Table74.A2" office:value-type="string">
            <text:p text:style-name="P84">fpga_GPIO_40</text:p>
          </table:table-cell>
          <table:table-cell table:style-name="Table74.F2" office:value-type="string">
            <text:p text:style-name="P84">fpga_GPIO_8</text:p>
          </table:table-cell>
        </table:table-row>
        <table:table-row>
          <table:table-cell table:style-name="Table74.A2" office:value-type="string">
            <text:p text:style-name="P84">fpga_GPIO_9</text:p>
          </table:table-cell>
          <table:table-cell table:style-name="Table74.A2" office:value-type="string">
            <text:p text:style-name="P84">fpga_GPIO_41</text:p>
          </table:table-cell>
          <table:table-cell table:style-name="Table74.C3" office:value-type="float" office:value="9">
            <text:p text:style-name="P84">9</text:p>
          </table:table-cell>
          <table:table-cell table:style-name="Table74.C3" office:value-type="float" office:value="10">
            <text:p text:style-name="P84">10</text:p>
          </table:table-cell>
          <table:table-cell table:style-name="Table74.A2" office:value-type="string">
            <text:p text:style-name="P84">fpga_GPIO_ 43</text:p>
          </table:table-cell>
          <table:table-cell table:style-name="Table74.F2" office:value-type="string">
            <text:p text:style-name="P84">fpga_GPIO_11</text:p>
          </table:table-cell>
        </table:table-row>
        <table:table-row>
          <table:table-cell table:style-name="Table74.A2" office:value-type="string">
            <text:p text:style-name="P84">fpga_GPIO_10</text:p>
          </table:table-cell>
          <table:table-cell table:style-name="Table74.A2" office:value-type="string">
            <text:p text:style-name="P84">fpga_GPIO_42</text:p>
          </table:table-cell>
          <table:table-cell table:style-name="Table74.C3" office:value-type="float" office:value="11">
            <text:p text:style-name="P84">11</text:p>
          </table:table-cell>
          <table:table-cell table:style-name="Table74.C3" office:value-type="float" office:value="12">
            <text:p text:style-name="P84">12</text:p>
          </table:table-cell>
          <table:table-cell table:style-name="Table74.A2" office:value-type="string">
            <text:p text:style-name="P84">fpga_GPIO_44</text:p>
          </table:table-cell>
          <table:table-cell table:style-name="Table74.F2" office:value-type="string">
            <text:p text:style-name="P84">fpga_GPIO_12</text:p>
          </table:table-cell>
        </table:table-row>
        <table:table-row table:style-name="Table74.9">
          <table:table-cell table:style-name="Table74.A2" office:value-type="string">
            <text:p text:style-name="P84">fpga_GPIO_13</text:p>
          </table:table-cell>
          <table:table-cell table:style-name="Table74.A2" office:value-type="string">
            <text:p text:style-name="P84">fpga_GPIO_45</text:p>
          </table:table-cell>
          <table:table-cell table:style-name="Table74.C3" office:value-type="float" office:value="13">
            <text:p text:style-name="P84">13</text:p>
          </table:table-cell>
          <table:table-cell table:style-name="Table74.C3" office:value-type="float" office:value="14">
            <text:p text:style-name="P84">14</text:p>
          </table:table-cell>
          <table:table-cell table:style-name="Table74.A2" office:value-type="string">
            <text:p text:style-name="P84">fpga_GPIO_47</text:p>
          </table:table-cell>
          <table:table-cell table:style-name="Table74.F2" office:value-type="string">
            <text:p text:style-name="P84">fpga_GPIO_15</text:p>
          </table:table-cell>
        </table:table-row>
        <table:table-row>
          <table:table-cell table:style-name="Table74.A2" office:value-type="string">
            <text:p text:style-name="P84">fpga_GPIO_14</text:p>
          </table:table-cell>
          <table:table-cell table:style-name="Table74.A2" office:value-type="string">
            <text:p text:style-name="P84">fpga_GPIO_46</text:p>
          </table:table-cell>
          <table:table-cell table:style-name="Table74.C3" office:value-type="float" office:value="15">
            <text:p text:style-name="P84">15</text:p>
          </table:table-cell>
          <table:table-cell table:style-name="Table74.C3" office:value-type="float" office:value="16">
            <text:p text:style-name="P84">16</text:p>
          </table:table-cell>
          <table:table-cell table:style-name="Table74.A2" office:value-type="string">
            <text:p text:style-name="P84">fpga_GPIO_48</text:p>
          </table:table-cell>
          <table:table-cell table:style-name="Table74.F2" office:value-type="string">
            <text:p text:style-name="P84">fpga_GPIO_16</text:p>
          </table:table-cell>
        </table:table-row>
        <table:table-row>
          <table:table-cell table:style-name="Table74.A2" office:value-type="string">
            <text:p text:style-name="P84">fpga_GPIO_17</text:p>
          </table:table-cell>
          <table:table-cell table:style-name="Table74.A2" office:value-type="string">
            <text:p text:style-name="P84">fpga_GPIO_49</text:p>
          </table:table-cell>
          <table:table-cell table:style-name="Table74.C3" office:value-type="float" office:value="17">
            <text:p text:style-name="P84">17</text:p>
          </table:table-cell>
          <table:table-cell table:style-name="Table74.C3" office:value-type="float" office:value="18">
            <text:p text:style-name="P84">18</text:p>
          </table:table-cell>
          <table:table-cell table:style-name="Table74.A2" office:value-type="string">
            <text:p text:style-name="P84">fpga_GPIO_51</text:p>
          </table:table-cell>
          <table:table-cell table:style-name="Table74.F2" office:value-type="string">
            <text:p text:style-name="P84">fpga_GPIO_19</text:p>
          </table:table-cell>
        </table:table-row>
        <table:table-row>
          <table:table-cell table:style-name="Table74.A2" office:value-type="string">
            <text:p text:style-name="P84">fpga_GPIO_18</text:p>
          </table:table-cell>
          <table:table-cell table:style-name="Table74.A2" office:value-type="string">
            <text:p text:style-name="P84">fpga_GPIO_50</text:p>
          </table:table-cell>
          <table:table-cell table:style-name="Table74.C3" office:value-type="float" office:value="19">
            <text:p text:style-name="P84">19</text:p>
          </table:table-cell>
          <table:table-cell table:style-name="Table74.C3" office:value-type="float" office:value="20">
            <text:p text:style-name="P84">20</text:p>
          </table:table-cell>
          <table:table-cell table:style-name="Table74.A2" office:value-type="string">
            <text:p text:style-name="P84">fpga_GPIO_52</text:p>
          </table:table-cell>
          <table:table-cell table:style-name="Table74.F2" office:value-type="string">
            <text:p text:style-name="P84">fpga_GPIO_20</text:p>
          </table:table-cell>
        </table:table-row>
        <table:table-row>
          <table:table-cell table:style-name="Table74.A2" office:value-type="string">
            <text:p text:style-name="P84">fpga_GPIO_21</text:p>
          </table:table-cell>
          <table:table-cell table:style-name="Table74.A2" office:value-type="string">
            <text:p text:style-name="P84">fpga_GPIO_53</text:p>
          </table:table-cell>
          <table:table-cell table:style-name="Table74.C3" office:value-type="float" office:value="21">
            <text:p text:style-name="P84">21</text:p>
          </table:table-cell>
          <table:table-cell table:style-name="Table74.C3" office:value-type="float" office:value="22">
            <text:p text:style-name="P84">22</text:p>
          </table:table-cell>
          <table:table-cell table:style-name="Table74.A2" office:value-type="string">
            <text:p text:style-name="P84">fpga_GPIO_55</text:p>
          </table:table-cell>
          <table:table-cell table:style-name="Table74.F2" office:value-type="string">
            <text:p text:style-name="P84">fpga_GPIO_23</text:p>
          </table:table-cell>
        </table:table-row>
        <table:table-row>
          <table:table-cell table:style-name="Table74.A2" office:value-type="string">
            <text:p text:style-name="P84">fpga_GPIO_22</text:p>
          </table:table-cell>
          <table:table-cell table:style-name="Table74.A2" office:value-type="string">
            <text:p text:style-name="P84">fpga_GPIO_54</text:p>
          </table:table-cell>
          <table:table-cell table:style-name="Table74.C3" office:value-type="float" office:value="23">
            <text:p text:style-name="P84">23</text:p>
          </table:table-cell>
          <table:table-cell table:style-name="Table74.C3" office:value-type="float" office:value="24">
            <text:p text:style-name="P84">24</text:p>
          </table:table-cell>
          <table:table-cell table:style-name="Table74.A2" office:value-type="string">
            <text:p text:style-name="P84">fpga_GPIO_56</text:p>
          </table:table-cell>
          <table:table-cell table:style-name="Table74.F2" office:value-type="string">
            <text:p text:style-name="P84">fpga_GPIO_24</text:p>
          </table:table-cell>
        </table:table-row>
        <table:table-row>
          <table:table-cell table:style-name="Table74.A2" office:value-type="string">
            <text:p text:style-name="P84">fpga_GPIO_25</text:p>
          </table:table-cell>
          <table:table-cell table:style-name="Table74.A2" office:value-type="string">
            <text:p text:style-name="P84">fpga_GPIO_57</text:p>
          </table:table-cell>
          <table:table-cell table:style-name="Table74.C3" office:value-type="float" office:value="25">
            <text:p text:style-name="P84">25</text:p>
          </table:table-cell>
          <table:table-cell table:style-name="Table74.C3" office:value-type="float" office:value="26">
            <text:p text:style-name="P84">26</text:p>
          </table:table-cell>
          <table:table-cell table:style-name="Table74.A2" office:value-type="string">
            <text:p text:style-name="P84">fpga_GPIO_59</text:p>
          </table:table-cell>
          <table:table-cell table:style-name="Table74.F2" office:value-type="string">
            <text:p text:style-name="P84">fpga_GPIO_27</text:p>
          </table:table-cell>
        </table:table-row>
        <table:table-row>
          <table:table-cell table:style-name="Table74.A2" office:value-type="string">
            <text:p text:style-name="P84">fpga_GPIO_26</text:p>
          </table:table-cell>
          <table:table-cell table:style-name="Table74.A2" office:value-type="string">
            <text:p text:style-name="P84">fpga_GPIO_58</text:p>
          </table:table-cell>
          <table:table-cell table:style-name="Table74.C3" office:value-type="float" office:value="27">
            <text:p text:style-name="P84">27</text:p>
          </table:table-cell>
          <table:table-cell table:style-name="Table74.C3" office:value-type="float" office:value="28">
            <text:p text:style-name="P84">28</text:p>
          </table:table-cell>
          <table:table-cell table:style-name="Table74.A2" office:value-type="string">
            <text:p text:style-name="P84">fpga_GPIO_60</text:p>
          </table:table-cell>
          <table:table-cell table:style-name="Table74.F2" office:value-type="string">
            <text:p text:style-name="P84">fpga_GPIO_28</text:p>
          </table:table-cell>
        </table:table-row>
        <table:table-row>
          <table:table-cell table:style-name="Table74.A2" office:value-type="string">
            <text:p text:style-name="P84">fpga_GPIO_29</text:p>
          </table:table-cell>
          <table:table-cell table:style-name="Table74.A2" office:value-type="string">
            <text:p text:style-name="P84">fpga_GPIO_61</text:p>
          </table:table-cell>
          <table:table-cell table:style-name="Table74.C3" office:value-type="float" office:value="29">
            <text:p text:style-name="P84">29</text:p>
          </table:table-cell>
          <table:table-cell table:style-name="Table74.C3" office:value-type="float" office:value="30">
            <text:p text:style-name="P84">30</text:p>
          </table:table-cell>
          <table:table-cell table:style-name="Table74.A2" office:value-type="string">
            <text:p text:style-name="P84">fpga_GPIO_63</text:p>
          </table:table-cell>
          <table:table-cell table:style-name="Table74.F2" office:value-type="string">
            <text:p text:style-name="P84">fpga_GPIO_31</text:p>
          </table:table-cell>
        </table:table-row>
        <table:table-row>
          <table:table-cell table:style-name="Table74.A2" office:value-type="string">
            <text:p text:style-name="P84">fpga_GPIO_30</text:p>
          </table:table-cell>
          <table:table-cell table:style-name="Table74.A2" office:value-type="string">
            <text:p text:style-name="P84">fpga_GPIO_62</text:p>
          </table:table-cell>
          <table:table-cell table:style-name="Table74.C3" office:value-type="float" office:value="31">
            <text:p text:style-name="P84">31</text:p>
          </table:table-cell>
          <table:table-cell table:style-name="Table74.C3" office:value-type="float" office:value="32">
            <text:p text:style-name="P84">32</text:p>
          </table:table-cell>
          <table:table-cell table:style-name="Table74.A2" office:value-type="string">
            <text:p text:style-name="P84">fpga_GPIO_564</text:p>
          </table:table-cell>
          <table:table-cell table:style-name="Table74.F2" office:value-type="string">
            <text:p text:style-name="P84">fpga_GPIO_32</text:p>
          </table:table-cell>
        </table:table-row>
        <table:table-row>
          <table:table-cell table:style-name="Table74.A2" office:value-type="string">
            <text:p text:style-name="P84">VME_P2_A1</text:p>
          </table:table-cell>
          <table:table-cell table:style-name="Table74.A2" office:value-type="string">
            <text:p text:style-name="P84">VME_P2_A17</text:p>
          </table:table-cell>
          <table:table-cell table:style-name="Table74.C3" office:value-type="float" office:value="33">
            <text:p text:style-name="P84">33</text:p>
          </table:table-cell>
          <table:table-cell table:style-name="Table74.C3" office:value-type="float" office:value="34">
            <text:p text:style-name="P84">34</text:p>
          </table:table-cell>
          <table:table-cell table:style-name="Table74.A2" office:value-type="string">
            <text:p text:style-name="P84">VME_P2_C17</text:p>
          </table:table-cell>
          <table:table-cell table:style-name="Table74.F2" office:value-type="string">
            <text:p text:style-name="P84">VME_P2_C1 </text:p>
          </table:table-cell>
        </table:table-row>
        <table:table-row>
          <table:table-cell table:style-name="Table74.A2" office:value-type="string">
            <text:p text:style-name="P84">VME_P2_A2</text:p>
          </table:table-cell>
          <table:table-cell table:style-name="Table74.A2" office:value-type="string">
            <text:p text:style-name="P84">VME_P2_A18</text:p>
          </table:table-cell>
          <table:table-cell table:style-name="Table74.C3" office:value-type="float" office:value="35">
            <text:p text:style-name="P84">35</text:p>
          </table:table-cell>
          <table:table-cell table:style-name="Table74.C3" office:value-type="float" office:value="36">
            <text:p text:style-name="P84">36</text:p>
          </table:table-cell>
          <table:table-cell table:style-name="Table74.A2" office:value-type="string">
            <text:p text:style-name="P84">VME_P2_C18 </text:p>
          </table:table-cell>
          <table:table-cell table:style-name="Table74.F2" office:value-type="string">
            <text:p text:style-name="P84">VME_P2_C 2</text:p>
          </table:table-cell>
        </table:table-row>
        <table:table-row>
          <table:table-cell table:style-name="Table74.A2" office:value-type="string">
            <text:p text:style-name="P84">VME_P2_A3</text:p>
          </table:table-cell>
          <table:table-cell table:style-name="Table74.A2" office:value-type="string">
            <text:p text:style-name="P84">VME_P2_A19</text:p>
          </table:table-cell>
          <table:table-cell table:style-name="Table74.C3" office:value-type="float" office:value="37">
            <text:p text:style-name="P84">37</text:p>
          </table:table-cell>
          <table:table-cell table:style-name="Table74.C3" office:value-type="float" office:value="38">
            <text:p text:style-name="P84">38</text:p>
          </table:table-cell>
          <table:table-cell table:style-name="Table74.A2" office:value-type="string">
            <text:p text:style-name="P84">VME_P2_C19</text:p>
          </table:table-cell>
          <table:table-cell table:style-name="Table74.F2" office:value-type="string">
            <text:p text:style-name="P84">VME_P2_C 3</text:p>
          </table:table-cell>
        </table:table-row>
        <table:table-row>
          <table:table-cell table:style-name="Table74.A2" office:value-type="string">
            <text:p text:style-name="P84">VME_P2_A4</text:p>
          </table:table-cell>
          <table:table-cell table:style-name="Table74.A2" office:value-type="string">
            <text:p text:style-name="P84">VME_P2_A20</text:p>
          </table:table-cell>
          <table:table-cell table:style-name="Table74.C3" office:value-type="float" office:value="39">
            <text:p text:style-name="P84">39</text:p>
          </table:table-cell>
          <table:table-cell table:style-name="Table74.C3" office:value-type="float" office:value="40">
            <text:p text:style-name="P84">40</text:p>
          </table:table-cell>
          <table:table-cell table:style-name="Table74.A2" office:value-type="string">
            <text:p text:style-name="P84">VME_P2_C20 </text:p>
          </table:table-cell>
          <table:table-cell table:style-name="Table74.F2" office:value-type="string">
            <text:p text:style-name="P84">VME_P2_C 4</text:p>
          </table:table-cell>
        </table:table-row>
        <table:table-row>
          <table:table-cell table:style-name="Table74.A2" office:value-type="string">
            <text:p text:style-name="P84">VME_P2_A5</text:p>
          </table:table-cell>
          <table:table-cell table:style-name="Table74.A2" office:value-type="string">
            <text:p text:style-name="P84">VME_P2_A21</text:p>
          </table:table-cell>
          <table:table-cell table:style-name="Table74.C3" office:value-type="float" office:value="41">
            <text:p text:style-name="P84">41</text:p>
          </table:table-cell>
          <table:table-cell table:style-name="Table74.C3" office:value-type="float" office:value="42">
            <text:p text:style-name="P84">42</text:p>
          </table:table-cell>
          <table:table-cell table:style-name="Table74.A2" office:value-type="string">
            <text:p text:style-name="P84">VME_P2_C21 </text:p>
          </table:table-cell>
          <table:table-cell table:style-name="Table74.F2" office:value-type="string">
            <text:p text:style-name="P84">VME_P2_C 5</text:p>
          </table:table-cell>
        </table:table-row>
        <table:table-row>
          <table:table-cell table:style-name="Table74.A2" office:value-type="string">
            <text:p text:style-name="P84">VME_P2_A6</text:p>
          </table:table-cell>
          <table:table-cell table:style-name="Table74.A2" office:value-type="string">
            <text:p text:style-name="P84">VME_P2_A22</text:p>
          </table:table-cell>
          <table:table-cell table:style-name="Table74.C3" office:value-type="float" office:value="43">
            <text:p text:style-name="P84">43</text:p>
          </table:table-cell>
          <table:table-cell table:style-name="Table74.C3" office:value-type="float" office:value="44">
            <text:p text:style-name="P84">44</text:p>
          </table:table-cell>
          <table:table-cell table:style-name="Table74.A2" office:value-type="string">
            <text:p text:style-name="P84">VME_P2_C22 </text:p>
          </table:table-cell>
          <table:table-cell table:style-name="Table74.F2" office:value-type="string">
            <text:p text:style-name="P84">VME_P2_C 6</text:p>
          </table:table-cell>
        </table:table-row>
        <table:table-row>
          <table:table-cell table:style-name="Table74.A2" office:value-type="string">
            <text:p text:style-name="P84">VME_P2_A7</text:p>
          </table:table-cell>
          <table:table-cell table:style-name="Table74.A2" office:value-type="string">
            <text:p text:style-name="P84">VME_P2_A23</text:p>
          </table:table-cell>
          <table:table-cell table:style-name="Table74.C3" office:value-type="float" office:value="45">
            <text:p text:style-name="P84">45</text:p>
          </table:table-cell>
          <table:table-cell table:style-name="Table74.C3" office:value-type="float" office:value="46">
            <text:p text:style-name="P84">46</text:p>
          </table:table-cell>
          <table:table-cell table:style-name="Table74.A2" office:value-type="string">
            <text:p text:style-name="P84">VME_P2_C23 </text:p>
          </table:table-cell>
          <table:table-cell table:style-name="Table74.F2" office:value-type="string">
            <text:p text:style-name="P84">VME_P2_C 7</text:p>
          </table:table-cell>
        </table:table-row>
        <table:table-row>
          <table:table-cell table:style-name="Table74.A2" office:value-type="string">
            <text:p text:style-name="P84">VME_P2_A8</text:p>
          </table:table-cell>
          <table:table-cell table:style-name="Table74.A2" office:value-type="string">
            <text:p text:style-name="P84">VME_P2_A24</text:p>
          </table:table-cell>
          <table:table-cell table:style-name="Table74.C3" office:value-type="float" office:value="47">
            <text:p text:style-name="P84">47</text:p>
          </table:table-cell>
          <table:table-cell table:style-name="Table74.C3" office:value-type="float" office:value="48">
            <text:p text:style-name="P84">48</text:p>
          </table:table-cell>
          <table:table-cell table:style-name="Table74.A2" office:value-type="string">
            <text:p text:style-name="P84">VME_P2_C24 </text:p>
          </table:table-cell>
          <table:table-cell table:style-name="Table74.F2" office:value-type="string">
            <text:p text:style-name="P84">VME_P2_C 8</text:p>
          </table:table-cell>
        </table:table-row>
        <table:table-row>
          <table:table-cell table:style-name="Table74.A2" office:value-type="string">
            <text:p text:style-name="P84">VME_P2_A9</text:p>
          </table:table-cell>
          <table:table-cell table:style-name="Table74.A2" office:value-type="string">
            <text:p text:style-name="P84">VME_P2_A25</text:p>
          </table:table-cell>
          <table:table-cell table:style-name="Table74.C3" office:value-type="float" office:value="49">
            <text:p text:style-name="P84">49</text:p>
          </table:table-cell>
          <table:table-cell table:style-name="Table74.C3" office:value-type="float" office:value="50">
            <text:p text:style-name="P84">50</text:p>
          </table:table-cell>
          <table:table-cell table:style-name="Table74.A2" office:value-type="string">
            <text:p text:style-name="P84">VME_P2_C25 </text:p>
          </table:table-cell>
          <table:table-cell table:style-name="Table74.F2" office:value-type="string">
            <text:p text:style-name="P84">VME_P2_C 9</text:p>
          </table:table-cell>
        </table:table-row>
        <table:table-row>
          <table:table-cell table:style-name="Table74.A2" office:value-type="string">
            <text:p text:style-name="P84">VME_P2_A10</text:p>
          </table:table-cell>
          <table:table-cell table:style-name="Table74.A2" office:value-type="string">
            <text:p text:style-name="P84">VME_P2_A26</text:p>
          </table:table-cell>
          <table:table-cell table:style-name="Table74.C3" office:value-type="float" office:value="51">
            <text:p text:style-name="P84">51</text:p>
          </table:table-cell>
          <table:table-cell table:style-name="Table74.C3" office:value-type="float" office:value="52">
            <text:p text:style-name="P84">52</text:p>
          </table:table-cell>
          <table:table-cell table:style-name="Table74.A2" office:value-type="string">
            <text:p text:style-name="P84">VME_P2_C26 </text:p>
          </table:table-cell>
          <table:table-cell table:style-name="Table74.F2" office:value-type="string">
            <text:p text:style-name="P84">VME_P2_C 10</text:p>
          </table:table-cell>
        </table:table-row>
        <table:table-row>
          <table:table-cell table:style-name="Table74.A2" office:value-type="string">
            <text:p text:style-name="P84">VME_P2_A11</text:p>
          </table:table-cell>
          <table:table-cell table:style-name="Table74.A2" office:value-type="string">
            <text:p text:style-name="P84">VME_P2_A27</text:p>
          </table:table-cell>
          <table:table-cell table:style-name="Table74.C3" office:value-type="float" office:value="53">
            <text:p text:style-name="P84">53</text:p>
          </table:table-cell>
          <table:table-cell table:style-name="Table74.C3" office:value-type="float" office:value="54">
            <text:p text:style-name="P84">54</text:p>
          </table:table-cell>
          <table:table-cell table:style-name="Table74.A2" office:value-type="string">
            <text:p text:style-name="P84">VME_P2_C27 </text:p>
          </table:table-cell>
          <table:table-cell table:style-name="Table74.F2" office:value-type="string">
            <text:p text:style-name="P84">VME_P2_C 11</text:p>
          </table:table-cell>
        </table:table-row>
        <table:table-row>
          <table:table-cell table:style-name="Table74.A2" office:value-type="string">
            <text:p text:style-name="P84">VME_P2_A12</text:p>
          </table:table-cell>
          <table:table-cell table:style-name="Table74.A2" office:value-type="string">
            <text:p text:style-name="P84">VME_P2_A28</text:p>
          </table:table-cell>
          <table:table-cell table:style-name="Table74.C3" office:value-type="float" office:value="55">
            <text:p text:style-name="P84">55</text:p>
          </table:table-cell>
          <table:table-cell table:style-name="Table74.C3" office:value-type="float" office:value="56">
            <text:p text:style-name="P84">56</text:p>
          </table:table-cell>
          <table:table-cell table:style-name="Table74.A2" office:value-type="string">
            <text:p text:style-name="P84">VME_P2_C28 </text:p>
          </table:table-cell>
          <table:table-cell table:style-name="Table74.F2" office:value-type="string">
            <text:p text:style-name="P84">VME_P2_C 12</text:p>
          </table:table-cell>
        </table:table-row>
        <table:table-row>
          <table:table-cell table:style-name="Table74.A2" office:value-type="string">
            <text:p text:style-name="P84">VME_P2_A13</text:p>
          </table:table-cell>
          <table:table-cell table:style-name="Table74.A2" office:value-type="string">
            <text:p text:style-name="P84">VME_P2_A29</text:p>
          </table:table-cell>
          <table:table-cell table:style-name="Table74.C3" office:value-type="float" office:value="57">
            <text:p text:style-name="P84">57</text:p>
          </table:table-cell>
          <table:table-cell table:style-name="Table74.C3" office:value-type="float" office:value="58">
            <text:p text:style-name="P84">58</text:p>
          </table:table-cell>
          <table:table-cell table:style-name="Table74.A2" office:value-type="string">
            <text:p text:style-name="P84">VME_P2_C29 </text:p>
          </table:table-cell>
          <table:table-cell table:style-name="Table74.F2" office:value-type="string">
            <text:p text:style-name="P84">VME_P2_C 13</text:p>
          </table:table-cell>
        </table:table-row>
        <table:table-row>
          <table:table-cell table:style-name="Table74.A2" office:value-type="string">
            <text:p text:style-name="P84">VME_P2_A14</text:p>
          </table:table-cell>
          <table:table-cell table:style-name="Table74.A2" office:value-type="string">
            <text:p text:style-name="P84">VME_P2_A30</text:p>
          </table:table-cell>
          <table:table-cell table:style-name="Table74.C3" office:value-type="float" office:value="59">
            <text:p text:style-name="P84">59</text:p>
          </table:table-cell>
          <table:table-cell table:style-name="Table74.C3" office:value-type="float" office:value="60">
            <text:p text:style-name="P84">60</text:p>
          </table:table-cell>
          <table:table-cell table:style-name="Table74.A2" office:value-type="string">
            <text:p text:style-name="P84">VME_P2_C30 </text:p>
          </table:table-cell>
          <table:table-cell table:style-name="Table74.F2" office:value-type="string">
            <text:p text:style-name="P84">VME_P2_C 14</text:p>
          </table:table-cell>
        </table:table-row>
        <table:table-row>
          <table:table-cell table:style-name="Table74.A2" office:value-type="string">
            <text:p text:style-name="P84">VME_P2_A15</text:p>
          </table:table-cell>
          <table:table-cell table:style-name="Table74.A2" office:value-type="string">
            <text:p text:style-name="P84">VME_P2_A31</text:p>
          </table:table-cell>
          <table:table-cell table:style-name="Table74.C3" office:value-type="float" office:value="61">
            <text:p text:style-name="P84">61</text:p>
          </table:table-cell>
          <table:table-cell table:style-name="Table74.C3" office:value-type="float" office:value="62">
            <text:p text:style-name="P84">62</text:p>
          </table:table-cell>
          <table:table-cell table:style-name="Table74.A2" office:value-type="string">
            <text:p text:style-name="P84">VME_P2_C31 </text:p>
          </table:table-cell>
          <table:table-cell table:style-name="Table74.F2" office:value-type="string">
            <text:p text:style-name="P84">VME_P2_C 15</text:p>
          </table:table-cell>
        </table:table-row>
        <table:table-row>
          <table:table-cell table:style-name="Table74.A34" office:value-type="string">
            <text:p text:style-name="P84">VME_P2_A16</text:p>
          </table:table-cell>
          <table:table-cell table:style-name="Table74.A34" office:value-type="string">
            <text:p text:style-name="P84">VME_P2_A32</text:p>
          </table:table-cell>
          <table:table-cell table:style-name="Table74.C34" office:value-type="float" office:value="63">
            <text:p text:style-name="P84">63</text:p>
          </table:table-cell>
          <table:table-cell table:style-name="Table74.C34" office:value-type="float" office:value="64">
            <text:p text:style-name="P84">64</text:p>
          </table:table-cell>
          <table:table-cell table:style-name="Table74.A34" office:value-type="string">
            <text:p text:style-name="P84">VME_P2_C32 </text:p>
          </table:table-cell>
          <table:table-cell table:style-name="Table74.F34" office:value-type="string">
            <text:p text:style-name="P84">VME_P2_C 16</text:p>
          </table:table-cell>
        </table:table-row>
      </table:table>
      <text:p text:style-name="P206">Table <text:sequence text:ref-name="refTable8" text:name="Table" text:formula="ooow:Table+1" style:num-format="1">2.7</text:sequence>.: IEEE 1386.1 User's IO </text:p>
      <text:p text:style-name="Text_20_body_20_indent_5f_1"/>
      <text:list xml:id="list35438356" text:continue-list="list35418815" text:style-name="Outline">
        <text:list-item>
          <text:list>
            <text:list-item>
              <text:h text:style-name="Heading_20_2" text:outline-level="2"><text:soft-page-break/>FPGA Support &amp; Infrastructure</text:h>
            </text:list-item>
          </text:list>
        </text:list-item>
      </text:list>
      <text:p text:style-name="Text_20_body_20_indent_5f_1">The PEV_1100 main functionalities are implemented in a XILINX Virtex-5 FPGA. This <text:span text:style-name="T25">F</text:span>ield <text:span text:style-name="T25">P</text:span>rogrammable <text:span text:style-name="T25">G</text:span>ate <text:span text:style-name="T25">A</text:span>rray device provides a very efficient and versatile vehicle to support high performance digital logic. The complete PEV_1100 design is implemented in VHDL and fully simulated in adequate environment. </text:p>
      <text:p text:style-name="Text_20_body_20_indent_5f_1">Thanks to the complete ownership of the embedded IP cores, and the re-programmability of the FPGA , IOxOS Technologies <text:s/>SA is able to upgrade or customize the PEV_1100 implementation when this becomes necessary.</text:p>
      <text:p text:style-name="Text_20_body_20_indent_5f_1">Moreover some PEV_1100 FPGA sections are reserved for User specific implementation. A complete “FPGA Design Kit” is available to support this design effort.</text:p>
      <text:p text:style-name="Text_20_body_20_indent_5f_1"/>
      <text:list xml:id="list35371816" text:style-name="L21">
        <text:list-item>
          <text:list>
            <text:list-item>
              <text:list>
                <text:list-item>
                  <text:p text:style-name="P270">XILINX Virtex-5T FFG665 package.</text:p>
                  <text:list>
                    <text:list-item>
                      <text:p text:style-name="P270">LX30T, LX50T, SX30T, SX50T</text:p>
                    </text:list-item>
                    <text:list-item>
                      <text:p text:style-name="P270">FX30T, FX70T</text:p>
                    </text:list-item>
                  </text:list>
                </text:list-item>
                <text:list-item>
                  <text:p text:style-name="P270">Local Configuration stream non-volatile memory storage. Refer to chapter 2.5.2</text:p>
                  <text:list>
                    <text:list-item>
                      <text:p text:style-name="P270">SPI Serial Flash 128 Mbit.</text:p>
                    </text:list-item>
                    <text:list-item>
                      <text:p text:style-name="P270">In-situ upgrade capability. </text:p>
                    </text:list-item>
                    <text:list-item>
                      <text:p text:style-name="P270">Up to 4 bit-stream stored in the SPI Serial Flash</text:p>
                    </text:list-item>
                  </text:list>
                </text:list-item>
                <text:list-item>
                  <text:p text:style-name="P270">Complete FPGA design environment </text:p>
                  <text:list>
                    <text:list-item>
                      <text:p text:style-name="P270">VHDL source data base</text:p>
                    </text:list-item>
                    <text:list-item>
                      <text:p text:style-name="P270">Simulation environment with BFM</text:p>
                      <text:p text:style-name="P286"/>
                    </text:list-item>
                  </text:list>
                </text:list-item>
              </text:list>
            </text:list-item>
          </text:list>
        </text:list-item>
      </text:list>
      <text:p text:style-name="Text_20_body_20_indent_5f_1">Each FPGA owns a <text:s/>32-bit signature. This information used for FPGA tracing is implemented in hardware and built during the FPGA generation This information is available in “ILOC_SIGN” register. Refer to chapter 3.2.7</text:p>
      <text:p text:style-name="Text_20_body_20_indent_5f_1">Because several FPGA implementations can be generated with different or selected functionalities, a 16-bit field is also provided in “ILOC_GENCTL” register. Refer to chapter 3.2.8</text:p>
      <text:p text:style-name="P134"/>
      <text:list xml:id="list35427457" text:continue-list="list35438356" text:style-name="Outline">
        <text:list-item>
          <text:list>
            <text:list-item>
              <text:list>
                <text:list-item>
                  <text:h text:style-name="Heading_20_3" text:outline-level="3">External CPLD </text:h>
                </text:list-item>
              </text:list>
            </text:list-item>
          </text:list>
        </text:list-item>
      </text:list>
      <text:p text:style-name="Text_20_body_20_indent_5f_2">The PEV_1100 incorporates a non-volatile CPLD (Xilinx Coolrunner_II <text:s/>XC2C256), immediately <text:s/>operational after power-up. This device is also programmable in-situ with the Xilinx iMPACT tool. The CPLD handle following PEV_1100 functions :</text:p>
      <text:list xml:id="list35346723" text:style-name="L22">
        <text:list-item>
          <text:list>
            <text:list-item>
              <text:list>
                <text:list-item>
                  <text:p text:style-name="P307">PEV_1100 board RESET management. (Voltage surveyor, watchdog, PCI Express external Cabling PERST, ...)</text:p>
                </text:list-item>
                <text:list-item>
                  <text:p text:style-name="P308">FPGA Configuration with bit-stream stored in the Serial <text:s/>Flash EPROM</text:p>
                </text:list-item>
                <text:list-item>
                  <text:p text:style-name="P310">Multiplexer scanning <text:s/>logic with the FPGA. This integrated function allows to reduce the required pin count in the FPGA device.</text:p>
                </text:list-item>
              </text:list>
            </text:list-item>
          </text:list>
        </text:list-item>
      </text:list>
      <text:p text:style-name="Text_20_body_20_indent_5f_2"/>
      <text:p text:style-name="Text_20_body_20_indent_5f_2">The FPGA Configuration FSM is fully integrated in the CPLD device. After a power-up RESET or a local Cold_RRESET, the FPGA is configured. The FSM read-out the defined bit-stream from the SPI Serial Flash device and push it in the FPGA device. The bit-stream number ( #0 to <text:s/>#3) <text:s/>is determined with the static <text:soft-page-break/>option SW501-[3:2].</text:p>
      <text:p text:style-name="Text_20_body_20_indent_5f_2">The configuration bit-stream incorporates CRC and therefore incorporate error detection support. The FPGA Configuration FSM monitors continuously any error detected by the FPGA device. In case or error detected, the configuration process is restarted with bit-stream #0. (… which is the backup bit-stream)</text:p>
      <text:p text:style-name="Text_20_body_20_indent_5f_2">A front panel LED indicator LD504 is light-on RED in case of FPGA configuration failure. This is a catastrophic error because the FPGA can not be configured. In this case, bit-stream #0 shall be loaded in the SPI Serial Flash trough its SPI programming port. Refer to chapter 2.6.3. </text:p>
      <text:p text:style-name="Text_20_body_20_indent_5f_2">After configuration, status information are provided in the “ILOC_GENCTL” register. Refer to chapter 3.2.8 The selected bit-stream defined with SW501-[3:2] is also available in “ILOC_STATIC” register .</text:p>
      <text:p text:style-name="Text_20_body_20_indent_5f_2">The FPGA configuration time is directly related to the size of the FPGA bit-stream. The process is handled at 50 Mbit/s. Following table sum-up the configuration time required.</text:p>
      <text:p text:style-name="Text_20_body_20_indent_5f_2"/>
      <table:table table:name="Table133" table:style-name="Table133">
        <table:table-column table:style-name="Table133.A"/>
        <table:table-column table:style-name="Table133.B"/>
        <table:table-column table:style-name="Table133.C"/>
        <table:table-row>
          <table:table-cell table:style-name="Table133.A1" office:value-type="string">
            <text:p text:style-name="P106">FPGA Type</text:p>
          </table:table-cell>
          <table:table-cell table:style-name="Table133.A1" office:value-type="string">
            <text:p text:style-name="P105">Configuration Size</text:p>
          </table:table-cell>
          <table:table-cell table:style-name="Table133.C1" office:value-type="string">
            <text:p text:style-name="P105">Configuration Time</text:p>
          </table:table-cell>
        </table:table-row>
        <table:table-row>
          <table:table-cell table:style-name="Table133.A2" office:value-type="string">
            <text:p text:style-name="P84">LX30T</text:p>
          </table:table-cell>
          <table:table-cell table:style-name="Table133.A2" office:value-type="string">
            <text:p text:style-name="P84">9'371'136</text:p>
          </table:table-cell>
          <table:table-cell table:style-name="Table133.C2" office:value-type="string">
            <text:p text:style-name="P84">~ 187 [ms]</text:p>
          </table:table-cell>
        </table:table-row>
        <table:table-row>
          <table:table-cell table:style-name="Table133.A2" office:value-type="string">
            <text:p text:style-name="P84">LX50T</text:p>
          </table:table-cell>
          <table:table-cell table:style-name="Table133.A2" office:value-type="string">
            <text:p text:style-name="P84">14'052'352</text:p>
          </table:table-cell>
          <table:table-cell table:style-name="Table133.C2" office:value-type="string">
            <text:p text:style-name="P84">~ 281 [ms]</text:p>
          </table:table-cell>
        </table:table-row>
        <table:table-row>
          <table:table-cell table:style-name="Table133.A2" office:value-type="string">
            <text:p text:style-name="P84">SX35T</text:p>
          </table:table-cell>
          <table:table-cell table:style-name="Table133.A2" office:value-type="string">
            <text:p text:style-name="P84">13'349'120</text:p>
          </table:table-cell>
          <table:table-cell table:style-name="Table133.C2" office:value-type="string">
            <text:p text:style-name="P84">~ 267 [ms]</text:p>
          </table:table-cell>
        </table:table-row>
        <table:table-row>
          <table:table-cell table:style-name="Table133.A2" office:value-type="string">
            <text:p text:style-name="P84">SX50T</text:p>
          </table:table-cell>
          <table:table-cell table:style-name="Table133.A2" office:value-type="string">
            <text:p text:style-name="P84">20'019'328</text:p>
          </table:table-cell>
          <table:table-cell table:style-name="Table133.C2" office:value-type="string">
            <text:p text:style-name="P84">~ 400 [ms]</text:p>
          </table:table-cell>
        </table:table-row>
        <table:table-row>
          <table:table-cell table:style-name="Table133.A2" office:value-type="string">
            <text:p text:style-name="P84">FX30T</text:p>
          </table:table-cell>
          <table:table-cell table:style-name="Table133.A2" office:value-type="string">
            <text:p text:style-name="P84">13'517'120</text:p>
          </table:table-cell>
          <table:table-cell table:style-name="Table133.C2" office:value-type="string">
            <text:p text:style-name="P84">~ 270 [ms]</text:p>
          </table:table-cell>
        </table:table-row>
        <table:table-row>
          <table:table-cell table:style-name="Table133.A7" office:value-type="string">
            <text:p text:style-name="P84">FX70T</text:p>
          </table:table-cell>
          <table:table-cell table:style-name="Table133.A7" office:value-type="string">
            <text:p text:style-name="P84">27'025'408</text:p>
          </table:table-cell>
          <table:table-cell table:style-name="Table133.C7" office:value-type="string">
            <text:p text:style-name="P84">~ 540 [ms]</text:p>
          </table:table-cell>
        </table:table-row>
      </table:table>
      <text:p text:style-name="P208">Table <text:sequence text:ref-name="refTable9" text:name="Table" text:formula="ooow:Table+1" style:num-format="1">2.8</text:sequence>.: XILINX Virtex-5 FPGA Configuration size.</text:p>
      <text:p text:style-name="Text_20_body_20_indent_5f_2">It is also possible to trigger remotely a new FPGA bit-stream reload through the “ILOC_SPI” register. Refer to chapter 3.2.5. During the reconfiguration, the FPGA becomes inactive and therefore the PCI Express connection is lost. </text:p>
      <text:list xml:id="list35437443" text:continue-list="list35427457" text:style-name="Outline">
        <text:list-item>
          <text:list>
            <text:list-item>
              <text:list>
                <text:list-item>
                  <text:h text:style-name="Heading_20_3" text:outline-level="3">Serial Flash PROM</text:h>
                </text:list-item>
              </text:list>
            </text:list-item>
          </text:list>
        </text:list-item>
      </text:list>
      <text:p text:style-name="Text_20_body_20_indent_5f_2">The PEV_1100 incorporates a 128 MBit Serial Flash EPROM <text:s/>( Numonix M25P128) used to store in non-volatile device the FPGA bit-stream and its associated PON_FSM micro-code. <text:s/>The device can be access from three different ports.</text:p>
      <text:list xml:id="list35358287" text:style-name="L23">
        <text:list-item>
          <text:list>
            <text:list-item>
              <text:p text:style-name="P311">P7 programming port. Refer to chapter 2.6.3.</text:p>
            </text:list-item>
            <text:list-item>
              <text:p text:style-name="P311">CPLD handling the power-up FPGA configuration. <text:s/></text:p>
            </text:list-item>
            <text:list-item>
              <text:p text:style-name="P311">SPI specific control register “ILOC_SPI” chapter 3.2.5</text:p>
              <text:p text:style-name="P311"/>
            </text:list-item>
          </text:list>
        </text:list-item>
      </text:list>
      <text:p text:style-name="Text_20_body_20_indent_5f_2">The SPI Serial Flash Device is fully accessible in run time and can than be reprogrammed from the Host controller with specific utilities. XprsMon command are provided to support new FPGA bit-stream programming (update).</text:p>
      <text:p text:style-name="Text_20_body_20_indent_5f_2">The SPI Serial Flash is organized in two different mapping, fixed with option related to the bit-stream size of the on-board populated FPGA type. A status information “fpga_BIG” is provided in the register “iloc_GENCTL” Refer to chapter <text:s/>3.2.8</text:p>
      <text:p text:style-name="Text_20_body_20_indent_5f_2"/>
      <text:p text:style-name="Text_20_body_20_indent_5f_2">For <text:s text:c="2"/>Virtex LX30T, LX50T, SX30T, FX30T : </text:p>
      <table:table table:name="Table127" table:style-name="Table127">
        <table:table-column table:style-name="Table127.A"/>
        <table:table-column table:style-name="Table127.B"/>
        <table:table-column table:style-name="Table127.C"/>
        <table:table-column table:style-name="Table127.D"/>
        <text:soft-page-break/>
        <table:table-row>
          <table:table-cell table:style-name="Table127.A1" office:value-type="string">
            <text:p text:style-name="P105">FPGA bit-stream</text:p>
          </table:table-cell>
          <table:table-cell table:style-name="Table127.A1" office:value-type="string">
            <text:p text:style-name="P106">Size</text:p>
          </table:table-cell>
          <table:table-cell table:style-name="Table127.A1" office:value-type="string">
            <text:p text:style-name="P106">Offset area</text:p>
          </table:table-cell>
          <table:table-cell table:style-name="Table127.D1" office:value-type="string">
            <text:p text:style-name="P105">Comments</text:p>
          </table:table-cell>
        </table:table-row>
        <table:table-row>
          <table:table-cell table:style-name="Table127.A2" office:value-type="string">
            <text:p text:style-name="P83">Bit_Stream #0</text:p>
          </table:table-cell>
          <table:table-cell table:style-name="Table127.A2" office:value-type="string">
            <text:p text:style-name="P84">16_MBit</text:p>
          </table:table-cell>
          <table:table-cell table:style-name="Table127.A2" office:value-type="string">
            <text:p text:style-name="P84">0x00'0000 – 0x1F'FFFF</text:p>
          </table:table-cell>
          <table:table-cell table:style-name="Table127.D2" office:value-type="string">
            <text:p text:style-name="P83">Default (Back-up) FPGA bit-stream</text:p>
          </table:table-cell>
        </table:table-row>
        <table:table-row>
          <table:table-cell table:style-name="Table127.A2" office:value-type="string">
            <text:p text:style-name="P83">Bit_Stream #1</text:p>
          </table:table-cell>
          <table:table-cell table:style-name="Table127.A2" office:value-type="string">
            <text:p text:style-name="P84">16_MBit</text:p>
          </table:table-cell>
          <table:table-cell table:style-name="Table127.A2" office:value-type="string">
            <text:p text:style-name="P84">0x20'0000 – 0x3F'FFFF</text:p>
          </table:table-cell>
          <table:table-cell table:style-name="Table127.D2" office:value-type="string">
            <text:p text:style-name="P83">Selected with SW501-[3:2] = “01”</text:p>
          </table:table-cell>
        </table:table-row>
        <table:table-row>
          <table:table-cell table:style-name="Table127.A2" office:value-type="string">
            <text:p text:style-name="P83">Bit_Stream #2</text:p>
          </table:table-cell>
          <table:table-cell table:style-name="Table127.A2" office:value-type="string">
            <text:p text:style-name="P84">16_MBit</text:p>
          </table:table-cell>
          <table:table-cell table:style-name="Table127.A2" office:value-type="string">
            <text:p text:style-name="P84">0x40'0000 – 0x5F'FFFF</text:p>
          </table:table-cell>
          <table:table-cell table:style-name="Table127.D2" office:value-type="string">
            <text:p text:style-name="P83">Selected with SW501-[3:2] = “10”</text:p>
          </table:table-cell>
        </table:table-row>
        <table:table-row>
          <table:table-cell table:style-name="Table127.A2" office:value-type="string">
            <text:p text:style-name="P83">Bit_Stream #3</text:p>
          </table:table-cell>
          <table:table-cell table:style-name="Table127.A2" office:value-type="string">
            <text:p text:style-name="P84">16_MBit</text:p>
          </table:table-cell>
          <table:table-cell table:style-name="Table127.A2" office:value-type="string">
            <text:p text:style-name="P84">0x60'0000 – 0x7F'FFFF</text:p>
          </table:table-cell>
          <table:table-cell table:style-name="Table127.D2" office:value-type="string">
            <text:p text:style-name="P83">Selected with SW501-[3:2] = “11”</text:p>
          </table:table-cell>
        </table:table-row>
        <table:table-row>
          <table:table-cell table:style-name="Table127.A6" office:value-type="string">
            <text:p text:style-name="P83">Reserved </text:p>
          </table:table-cell>
          <table:table-cell table:style-name="Table127.A6" office:value-type="string">
            <text:p text:style-name="P84">64 MBit</text:p>
          </table:table-cell>
          <table:table-cell table:style-name="Table127.A6" office:value-type="string">
            <text:p text:style-name="P84">0x80'0000 – 0xFF'FFFF</text:p>
          </table:table-cell>
          <table:table-cell table:style-name="Table127.D6" office:value-type="string">
            <text:p text:style-name="P83">Reserved for private storage</text:p>
          </table:table-cell>
        </table:table-row>
      </table:table>
      <text:p text:style-name="P209">Table <text:sequence text:ref-name="refTable10" text:name="Table" text:formula="ooow:Table+1" style:num-format="1">2.9</text:sequence>.: FPGA bit-stream mapping (Small devices)</text:p>
      <text:p text:style-name="P209"/>
      <text:p text:style-name="Text_20_body_20_indent_5f_2">For Virtex SX50T, FX70T : </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105">FPGA bit-stream</text:p>
          </table:table-cell>
          <table:table-cell table:style-name="Table128.A1" office:value-type="string">
            <text:p text:style-name="P106">Size</text:p>
          </table:table-cell>
          <table:table-cell table:style-name="Table128.A1" office:value-type="string">
            <text:p text:style-name="P106">Offset area</text:p>
          </table:table-cell>
          <table:table-cell table:style-name="Table128.D1" office:value-type="string">
            <text:p text:style-name="P105">Comments</text:p>
          </table:table-cell>
        </table:table-row>
        <table:table-row>
          <table:table-cell table:style-name="Table128.A2" office:value-type="string">
            <text:p text:style-name="P83">Bit_Stream #0</text:p>
          </table:table-cell>
          <table:table-cell table:style-name="Table128.A2" office:value-type="string">
            <text:p text:style-name="P84">32_MBit</text:p>
          </table:table-cell>
          <table:table-cell table:style-name="Table128.A2" office:value-type="string">
            <text:p text:style-name="P84">0x00'0000 – 0x3F'FFFF</text:p>
          </table:table-cell>
          <table:table-cell table:style-name="Table128.D2" office:value-type="string">
            <text:p text:style-name="P83">Default (Back-up) FPGA bit-stream</text:p>
          </table:table-cell>
        </table:table-row>
        <table:table-row>
          <table:table-cell table:style-name="Table128.A2" office:value-type="string">
            <text:p text:style-name="P83">Bit_Stream #1</text:p>
          </table:table-cell>
          <table:table-cell table:style-name="Table128.A2" office:value-type="string">
            <text:p text:style-name="P84">32_MBit</text:p>
          </table:table-cell>
          <table:table-cell table:style-name="Table128.A2" office:value-type="string">
            <text:p text:style-name="P84">0x40'0000 – 0x7F'FFFF</text:p>
          </table:table-cell>
          <table:table-cell table:style-name="Table128.D2" office:value-type="string">
            <text:p text:style-name="P83">Selected with SW501-[3:2] = “01”</text:p>
          </table:table-cell>
        </table:table-row>
        <table:table-row>
          <table:table-cell table:style-name="Table128.A2" office:value-type="string">
            <text:p text:style-name="P83">Bit_Stream #2</text:p>
          </table:table-cell>
          <table:table-cell table:style-name="Table128.A2" office:value-type="string">
            <text:p text:style-name="P84">32_MBit</text:p>
          </table:table-cell>
          <table:table-cell table:style-name="Table128.A2" office:value-type="string">
            <text:p text:style-name="P84">0x80'0000 – 0xBF'FFFF</text:p>
          </table:table-cell>
          <table:table-cell table:style-name="Table128.D2" office:value-type="string">
            <text:p text:style-name="P83">Selected with SW501-[3:2] = “10”</text:p>
          </table:table-cell>
        </table:table-row>
        <table:table-row>
          <table:table-cell table:style-name="Table128.A5" office:value-type="string">
            <text:p text:style-name="P83">Bit_Stream #3</text:p>
          </table:table-cell>
          <table:table-cell table:style-name="Table128.A5" office:value-type="string">
            <text:p text:style-name="P84">32_MBit</text:p>
          </table:table-cell>
          <table:table-cell table:style-name="Table128.A5" office:value-type="string">
            <text:p text:style-name="P84">0xC0'0000 – 0xFF'FFFF</text:p>
          </table:table-cell>
          <table:table-cell table:style-name="Table128.D5" office:value-type="string">
            <text:p text:style-name="P83">Selected with SW501-[3:2] = “11”</text:p>
          </table:table-cell>
        </table:table-row>
      </table:table>
      <text:p text:style-name="P209">Table <text:sequence text:ref-name="refTable11" text:name="Table" text:formula="ooow:Table+1" style:num-format="1">2.10</text:sequence>.: FPGA bit-stream mapping (Big devices)</text:p>
      <text:p text:style-name="P209"/>
      <text:p text:style-name="Text_20_body_20_indent_5f_2">The SPI non-volatile memory device can be programmed in-situ with the XILINX iMPACT tool. This programming procedure is used <text:s/>in case of all FPGA bit-streams are erroneous ( … especially back-up bit-stream #0 ) Refer to chapter 2.6.2</text:p>
      <text:list xml:id="list35425625" text:continue-list="list35437443" text:style-name="Outline">
        <text:list-item>
          <text:list>
            <text:list-item>
              <text:list>
                <text:list-item>
                  <text:h text:style-name="Heading_20_3" text:outline-level="3">FPGA System Monitor</text:h>
                </text:list-item>
              </text:list>
            </text:list-item>
          </text:list>
        </text:list-item>
      </text:list>
      <text:p text:style-name="Text_20_body_20_indent_5f_2">The XILINX Virtex-5 FPGA incorporates a ADC section, allowing to implement monitoring on specific <text:s/>parameters. By default, internal parameters as VCC<text:span text:style-name="T33">CORE</text:span> and die temperature are continuously evaluated. The XILINX System Monitor technical description is provided in UG192 document “Virtex-5 System <text:s/>Monitor User's guide”. </text:p>
      <text:p text:style-name="Text_20_body_20_indent_5f_2">The PEV_1100 also provides external power supplies signals to the FPGA System Monitor.</text:p>
      <text:p text:style-name="Text_20_body_20_indent_5f_2"/>
      <table:table table:name="Table132" table:style-name="Table132">
        <table:table-column table:style-name="Table132.A"/>
        <table:table-column table:style-name="Table132.B"/>
        <table:table-column table:style-name="Table132.C"/>
        <table:table-row>
          <table:table-cell table:style-name="Table132.A1" office:value-type="string">
            <text:p text:style-name="P106">System Monitor </text:p>
            <text:p text:style-name="P106">IN channel</text:p>
          </table:table-cell>
          <table:table-cell table:style-name="Table132.A1" office:value-type="string">
            <text:p text:style-name="P105">Divide ratio</text:p>
          </table:table-cell>
          <table:table-cell table:style-name="Table132.C1" office:value-type="string">
            <text:p text:style-name="P105">Monitored signals</text:p>
          </table:table-cell>
        </table:table-row>
        <table:table-row>
          <table:table-cell table:style-name="Table132.A2" office:value-type="string">
            <text:p text:style-name="P83">IN_12</text:p>
          </table:table-cell>
          <table:table-cell table:style-name="Table132.A2" office:value-type="string">
            <text:p text:style-name="P84">1:5.25</text:p>
          </table:table-cell>
          <table:table-cell table:style-name="Table132.C2" office:value-type="string">
            <text:p text:style-name="P83">VME backplane +5[V]</text:p>
          </table:table-cell>
        </table:table-row>
        <table:table-row>
          <table:table-cell table:style-name="Table132.A2" office:value-type="string">
            <text:p text:style-name="P83">IN_13</text:p>
          </table:table-cell>
          <table:table-cell table:style-name="Table132.A2" office:value-type="string">
            <text:p text:style-name="P84">1:5.25</text:p>
          </table:table-cell>
          <table:table-cell table:style-name="Table132.C2" office:value-type="string">
            <text:p text:style-name="P83">VME backplane +3.3[V]</text:p>
          </table:table-cell>
        </table:table-row>
        <table:table-row>
          <table:table-cell table:style-name="Table132.A4" office:value-type="string">
            <text:p text:style-name="P83">IN_11</text:p>
          </table:table-cell>
          <table:table-cell table:style-name="Table132.A4" office:value-type="string">
            <text:p text:style-name="P84">1:5.25</text:p>
          </table:table-cell>
          <table:table-cell table:style-name="Table132.C4" office:value-type="string">
            <text:p text:style-name="P83">On-board DCDC +3.3[V]</text:p>
          </table:table-cell>
        </table:table-row>
      </table:table>
      <text:p text:style-name="P210">Table <text:sequence text:ref-name="refTable12" text:name="Table" text:formula="ooow:Table+1" style:num-format="1">2.11</text:sequence>.: FPGA System Monitor analog inputs</text:p>
      <text:p text:style-name="Text_20_body_20_indent_5f_2">An external <text:s/>electronic reference, Burr-Brown REF3025, <text:s/>provides a precise 0.2% 1.0[V] voltage reference to the System Monitor.</text:p>
      <text:p text:style-name="Text_20_body_20_indent_5f_2">The System Monitor is controlled trough “V5_SMON_ADDPT” , “V5_SMON_DAT” and “V5_SMON_STA”registers. Refer to chapters 3.2.14 to 3.2.16 </text:p>
      <text:p text:style-name="P135"/>
      <text:list xml:id="list35441985" text:continue-numbering="true" text:style-name="Outline">
        <text:list-item>
          <text:list>
            <text:list-item>
              <text:h text:style-name="Heading_20_2" text:outline-level="2"><text:soft-page-break/>Others General Functions <text:s/></text:h>
            </text:list-item>
          </text:list>
        </text:list-item>
      </text:list>
      <text:p text:style-name="Text_20_body_20_indent_5f_1">Following chapter provide technical description of miscellaneous functions. </text:p>
      <text:list xml:id="list35426192" text:continue-numbering="true" text:style-name="Outline">
        <text:list-item>
          <text:list>
            <text:list-item>
              <text:list>
                <text:list-item>
                  <text:h text:style-name="Heading_20_3" text:outline-level="3">I2C Controller.</text:h>
                </text:list-item>
              </text:list>
            </text:list-item>
          </text:list>
        </text:list-item>
      </text:list>
      <text:p text:style-name="Text_20_body_20_indent_5f_2">The PEV_1100 integrates a I2C Controller <text:s/>allowing to interface directly following four devices :</text:p>
      <text:list xml:id="list35347498" text:style-name="L24">
        <text:list-item>
          <text:list>
            <text:list-item>
              <text:p text:style-name="P309">The PCI Express PLX PEX 8624 owns a I2C Slave port allowing to access internal registers. This I2C port can be used by the PON_FSM controller logic to initialize the PEX8624AA before the PCI Express RC starts its initialization process.</text:p>
            </text:list-item>
            <text:list-item>
              <text:p text:style-name="P309">The on-board temperature monitor LM86</text:p>
            </text:list-item>
            <text:list-item>
              <text:p text:style-name="P309">The two XMC IPMI SMB Bus (One per XMC VITA 46.3 slot)</text:p>
              <text:p text:style-name="P309"/>
            </text:list-item>
          </text:list>
        </text:list-item>
      </text:list>
      <text:p text:style-name="Text_20_body_20_indent_5f_2">The I2C Master controller is interfaced with four control registers <text:s/>“I2C_CTL”, “I2C_CMD”, “I2C_DATW” <text:s/>and “I2C_DATR” Refer to chapter 3.2.20</text:p>
      <text:list xml:id="list35429373" text:continue-list="list35426192" text:style-name="Outline">
        <text:list-item>
          <text:list>
            <text:list-item>
              <text:list>
                <text:list-item>
                  <text:h text:style-name="Heading_20_3" text:outline-level="3">XILINX Programming Port P6</text:h>
                </text:list-item>
              </text:list>
            </text:list-item>
          </text:list>
        </text:list-item>
      </text:list>
      <text:p text:style-name="Text_20_body_20_indent_5f_2">The PEV_1100 implements a 2[mm] 14-pin connector dedicated to the XILINX programming/ debugging tool Platform USB II. For full description of this tool refer to XILINX DS593 document. This connector is used for :</text:p>
      <text:list xml:id="list35367555" text:style-name="L25">
        <text:list-item>
          <text:list>
            <text:list-item>
              <text:p text:style-name="P312">FPGA Virtex-5 ChipScope PR</text:p>
            </text:list-item>
            <text:list-item>
              <text:p text:style-name="P312">FPGA Virtex-5 Configuration with Xilinx iMPACT tool</text:p>
            </text:list-item>
            <text:list-item>
              <text:p text:style-name="P312">CPLD a programming with Xilinx iMPACT tool</text:p>
            </text:list-item>
          </text:list>
        </text:list-item>
      </text:list>
      <text:p text:style-name="Text_20_body_20_indent_5f_2"/>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28">Signal allocation</text:p>
          </table:table-cell>
          <table:table-cell table:style-name="Table79.A1" table:number-columns-spanned="2" office:value-type="string">
            <text:p text:style-name="P28">TAP P6</text:p>
          </table:table-cell>
          <table:covered-table-cell/>
          <table:table-cell table:style-name="Table79.D1" office:value-type="string">
            <text:p text:style-name="P28">Signal allocation</text:p>
          </table:table-cell>
        </table:table-row>
        <table:table-row>
          <table:table-cell table:style-name="Table79.A2" office:value-type="string">
            <text:p text:style-name="P84">VREF</text:p>
          </table:table-cell>
          <table:table-cell table:style-name="Table79.B2" office:value-type="float" office:value="1">
            <text:p text:style-name="P84">1</text:p>
          </table:table-cell>
          <table:table-cell table:style-name="Table79.B2" office:value-type="float" office:value="2">
            <text:p text:style-name="P84">2</text:p>
          </table:table-cell>
          <table:table-cell table:style-name="Table79.D2" office:value-type="string">
            <text:p text:style-name="P84">GND</text:p>
          </table:table-cell>
        </table:table-row>
        <table:table-row>
          <table:table-cell table:style-name="Table79.A2" office:value-type="string">
            <text:p text:style-name="P84">SS/TMS</text:p>
          </table:table-cell>
          <table:table-cell table:style-name="Table79.B2" office:value-type="float" office:value="3">
            <text:p text:style-name="P84">3</text:p>
          </table:table-cell>
          <table:table-cell table:style-name="Table79.B2" office:value-type="float" office:value="4">
            <text:p text:style-name="P84">4</text:p>
          </table:table-cell>
          <table:table-cell table:style-name="Table79.D2" office:value-type="string">
            <text:p text:style-name="P84">GND</text:p>
          </table:table-cell>
        </table:table-row>
        <table:table-row>
          <table:table-cell table:style-name="Table79.A2" office:value-type="string">
            <text:p text:style-name="P84">SCK/TCK</text:p>
          </table:table-cell>
          <table:table-cell table:style-name="Table79.B2" office:value-type="float" office:value="5">
            <text:p text:style-name="P84">5</text:p>
          </table:table-cell>
          <table:table-cell table:style-name="Table79.B2" office:value-type="float" office:value="6">
            <text:p text:style-name="P84">6</text:p>
          </table:table-cell>
          <table:table-cell table:style-name="Table79.D2" office:value-type="string">
            <text:p text:style-name="P84">GND</text:p>
          </table:table-cell>
        </table:table-row>
        <table:table-row>
          <table:table-cell table:style-name="Table79.A2" office:value-type="string">
            <text:p text:style-name="P84">MISO/TDO</text:p>
          </table:table-cell>
          <table:table-cell table:style-name="Table79.B2" office:value-type="float" office:value="7">
            <text:p text:style-name="P84">7</text:p>
          </table:table-cell>
          <table:table-cell table:style-name="Table79.B2" office:value-type="float" office:value="8">
            <text:p text:style-name="P84">8</text:p>
          </table:table-cell>
          <table:table-cell table:style-name="Table79.D2" office:value-type="string">
            <text:p text:style-name="P84">GND</text:p>
          </table:table-cell>
        </table:table-row>
        <table:table-row>
          <table:table-cell table:style-name="Table79.A2" office:value-type="string">
            <text:p text:style-name="P84">MOSI/TDI</text:p>
          </table:table-cell>
          <table:table-cell table:style-name="Table79.B2" office:value-type="float" office:value="9">
            <text:p text:style-name="P84">9</text:p>
          </table:table-cell>
          <table:table-cell table:style-name="Table79.B2" office:value-type="float" office:value="10">
            <text:p text:style-name="P84">10</text:p>
          </table:table-cell>
          <table:table-cell table:style-name="Table79.D2" office:value-type="string">
            <text:p text:style-name="P84">GND</text:p>
          </table:table-cell>
        </table:table-row>
        <table:table-row>
          <table:table-cell table:style-name="Table79.A2" office:value-type="string">
            <text:p text:style-name="P84">NC1</text:p>
          </table:table-cell>
          <table:table-cell table:style-name="Table79.B2" office:value-type="float" office:value="11">
            <text:p text:style-name="P84">11</text:p>
          </table:table-cell>
          <table:table-cell table:style-name="Table79.B2" office:value-type="float" office:value="12">
            <text:p text:style-name="P84">12</text:p>
          </table:table-cell>
          <table:table-cell table:style-name="Table79.D2" office:value-type="string">
            <text:p text:style-name="P84">GND</text:p>
          </table:table-cell>
        </table:table-row>
        <table:table-row>
          <table:table-cell table:style-name="Table79.A8" office:value-type="string">
            <text:p text:style-name="P84">NC2 (TRSTn)</text:p>
          </table:table-cell>
          <table:table-cell table:style-name="Table79.B8" office:value-type="float" office:value="13">
            <text:p text:style-name="P84">13</text:p>
          </table:table-cell>
          <table:table-cell table:style-name="Table79.B8" office:value-type="float" office:value="14">
            <text:p text:style-name="P84">14</text:p>
          </table:table-cell>
          <table:table-cell table:style-name="Table79.D8" office:value-type="string">
            <text:p text:style-name="P84">GND</text:p>
          </table:table-cell>
        </table:table-row>
      </table:table>
      <text:p text:style-name="P209">Table <text:sequence text:ref-name="refTable13" text:name="Table" text:formula="ooow:Table+1" style:num-format="1">2.12</text:sequence>.: XILINX programming Port P6</text:p>
      <text:p text:style-name="P209"/>
      <text:p text:style-name="Text_20_body_20_indent_5f_2">To use the P6 connector with the <text:s/>XILINX programming tool <text:s/>Platform USB II in the way to download the FPGA form the iMPACT utility, the mini-switch SW502-1 shall be “ON”. </text:p>
      <text:p text:style-name="Text_20_body_20_indent_5f_2">While SW502-1 is “ON” the FPGA in not configured automatically at power-up with a bit-stream stored in the SPI Serial Flash <text:s/>but wait for a configuration bit-stream <text:s/>supplied through the P6 connection</text:p>
      <text:list xml:id="list35434587" text:continue-list="list35429373" text:style-name="Outline">
        <text:list-item>
          <text:list>
            <text:list-item>
              <text:list>
                <text:list-item>
                  <text:h text:style-name="Heading_20_3" text:outline-level="3"><text:soft-page-break/>SPI Serial Flash programming <text:s/>/JTAG TAP J7</text:h>
                </text:list-item>
              </text:list>
            </text:list-item>
          </text:list>
        </text:list-item>
      </text:list>
      <text:p text:style-name="Text_20_body_20_indent_5f_2">The PEV_1100 implements a second <text:s/>2[mm] 14-pin connector dedicated to the JTAG 1149.1 and for the SPI Flash_EPROM programming <text:s/>Pins allocation is the same as P6.</text:p>
      <text:p text:style-name="Text_20_body_20_indent_5f_2">The 1<text:span text:style-name="T9">st</text:span> (default) FPGA bit-stream, stored in the SPI Serial Flash_EPROM can be programmed with the XILINX iMPACT tool associated with the programming tool <text:s/>Platform USB II connected to P7. To support the <text:s/>SPI <text:s/>Flash_EPROM programming the SW501-1 shall be positioned <text:s/>“ON”.</text:p>
      <text:p text:style-name="Text_20_body_20_indent_5f_2">While SW501-1 is “ON”, the SPI access to the Serial Flash_EPROM is reserved for the programming and therefore the FPGA Configuration <text:s/>with the CPLD is disabled.</text:p>
      <text:p text:style-name="P135"/>
      <text:list xml:id="list35416899" text:continue-numbering="true" text:style-name="Outline">
        <text:list-item>
          <text:list>
            <text:list-item>
              <text:list>
                <text:list-item>
                  <text:h text:style-name="Heading_20_3" text:outline-level="3">Supervisor and Watchdog Timer</text:h>
                </text:list-item>
              </text:list>
            </text:list-item>
          </text:list>
        </text:list-item>
      </text:list>
      <text:p text:style-name="Text_20_body_20_indent_5f_2">The PEV_1100 integrates a TPS3305, dual supervisor circuitry and watchdog timer. It provides following functions :</text:p>
      <text:list xml:id="list35346429" text:style-name="L26">
        <text:list-item>
          <text:list>
            <text:list-item>
              <text:list>
                <text:list-item>
                  <text:p text:style-name="P313">1.8[V] monitoring</text:p>
                </text:list-item>
                <text:list-item>
                  <text:p text:style-name="P313">3.3[V] monitoring</text:p>
                </text:list-item>
                <text:list-item>
                  <text:p text:style-name="P313">Power-On RESET generation</text:p>
                </text:list-item>
                <text:list-item>
                  <text:p text:style-name="P313">1.6 [s] watchdog timer</text:p>
                </text:list-item>
              </text:list>
            </text:list-item>
          </text:list>
        </text:list-item>
      </text:list>
      <text:p text:style-name="Text_20_body_20_indent_5f_2">The watchdog timer <text:s/>issues a new RESET every 1.6[s] in case of the FPGA is not configured.</text:p>
      <text:list xml:id="list35431348" text:continue-list="list35416899" text:style-name="Outline">
        <text:list-item>
          <text:list>
            <text:list-item>
              <text:h text:style-name="P255" text:outline-level="2">TOSCA Central Switch</text:h>
            </text:list-item>
          </text:list>
        </text:list-item>
      </text:list>
      <text:p text:style-name="Text_20_body_20_indent_5f_1">The TOSCA Central_SW (Central Switch) provides full mesh independent data flows. Each flow is scheduled independently from the others and therefore implements simultaneous transactions on all of them. By providing up to 8*1.6 = 12.8 GBytes/s, the 4-ports Central_SW is ready to support full speed PCI_Express x8, Revision 1.1 or PCI_Express x4, Revision 2.0.</text:p>
      <text:p text:style-name="Text_20_body_20_indent_5f_1">The two independent full mesh interconnection support following transaction type as :</text:p>
      <text:list xml:id="list35368312" text:style-name="L27">
        <text:list-item>
          <text:list>
            <text:list-item>
              <text:list>
                <text:list-item>
                  <text:p text:style-name="P271">The WRITE Posting &amp; READ_Request , 64-bit - 200 MHz, N <text:s/>independent path.</text:p>
                </text:list-item>
                <text:list-item>
                  <text:p text:style-name="P271">The READ_Response, 64-bit - 200 MHz, N independent path.</text:p>
                  <text:p text:style-name="P287"/>
                </text:list-item>
              </text:list>
            </text:list-item>
          </text:list>
        </text:list-item>
      </text:list>
      <text:p text:style-name="Text_20_body_20_indent_5f_1">The PV-1100 <text:s/>TOSCA Central_SW is composed of four independent back-end ports, each supporting Master/Slave + Read/Write independent channel access. By default, the TOSCA Central_SW supports data packets transactions up to 512 Bytes. <text:s/>The four ports are assigned as follow :</text:p>
      <text:list xml:id="list35347714" text:style-name="L28">
        <text:list-item>
          <text:list>
            <text:list-item>
              <text:list>
                <text:list-item>
                  <text:p text:style-name="P314">PCI Express, directly attached to the Virtex-5 PCI Express EP</text:p>
                </text:list-item>
                <text:list-item>
                  <text:p text:style-name="P314">VME64x</text:p>
                </text:list-item>
                <text:list-item>
                  <text:p text:style-name="P314">IDMAC – SMEM Shared Memory</text:p>
                </text:list-item>
                <text:list-item>
                  <text:p text:style-name="P314">USER Block</text:p>
                </text:list-item>
              </text:list>
            </text:list-item>
          </text:list>
        </text:list-item>
      </text:list>
      <text:p text:style-name="Text_20_body_20_indent_5f_2"/>
      <text:p text:style-name="Text_20_body_20_indent_5f_1">The Central_SW implements two full mesh interconnection between the four ports. Packet buffering is implemented at Source and at Destination sections, this independently for each type of transaction. The above diagram represents the four data flow for a transaction type (i.e WRITE Posting &amp; Read_Request). A 2<text:span text:style-name="T9">nd</text:span> full mesh interconnect, (not represented) supports the READ_Response data flow...</text:p>
      <text:p text:style-name="Text_20_body_20_indent_5f_1"/>
      <text:p text:style-name="Text_20_body_20_indent_5f_1"/>
      <text:p text:style-name="Text_20_body_20_indent_5f_3"><draw:g text:anchor-type="paragraph" draw:z-index="130" draw:style-name="gr1"><draw:frame draw:style-name="gr92" draw:text-style-name="P376" svg:width="7.24mm" svg:height="3.46mm" svg:x="56.14mm" svg:y="0.51mm"><draw:text-box><text:p><text:span text:style-name="T37">PCIE</text:span></text:p></draw:text-box></draw:frame><draw:frame draw:style-name="gr93" draw:text-style-name="P377" svg:width="8.65mm" svg:height="2.67mm" svg:x="32.33mm" svg:y="9.21mm"><draw:text-box><text:p><text:span text:style-name="T52">MASTER</text:span></text:p></draw:text-box></draw:frame><draw:line draw:style-name="gr94" draw:text-style-name="P351" svg:x1="40.94mm" svg:y1="9.21mm" svg:x2="50.11mm" svg:y2="9.21mm"><text:p/></draw:line><draw:line draw:style-name="gr94" draw:text-style-name="P351" svg:x1="50.11mm" svg:y1="11.87mm" svg:x2="40.94mm" svg:y2="11.87mm"><text:p/></draw:line><draw:line draw:style-name="gr94" draw:text-style-name="P351" svg:x1="41.15mm" svg:y1="19.47mm" svg:x2="50.32mm" svg:y2="19.47mm"><text:p/></draw:line><draw:line draw:style-name="gr94" draw:text-style-name="P351" svg:x1="50.11mm" svg:y1="16.49mm" svg:x2="40.94mm" svg:y2="16.49mm"><text:p/></draw:line><draw:frame draw:style-name="gr93" draw:text-style-name="P377" svg:width="7.06mm" svg:height="2.67mm" svg:x="33.92mm" svg:y="16.83mm"><draw:text-box><text:p><text:span text:style-name="T52">SLAVE</text:span></text:p></draw:text-box></draw:frame><draw:custom-shape draw:style-name="gr95" draw:text-style-name="P351" svg:width="20.65mm" svg:height="19.59mm" svg:x="50.32mm" svg:y="5.03mm"><text:p/><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frame draw:style-name="gr92" draw:text-style-name="P376" svg:width="13.45mm" svg:height="3.46mm" svg:x="53.6mm" svg:y="37.9mm"><draw:text-box><text:p><text:span text:style-name="T37">VME64X</text:span></text:p></draw:text-box></draw:frame><draw:frame draw:style-name="gr93" draw:text-style-name="P377" svg:width="8.65mm" svg:height="2.67mm" svg:x="32.33mm" svg:y="46.11mm"><draw:text-box><text:p><text:span text:style-name="T52">MASTER</text:span></text:p></draw:text-box></draw:frame><draw:line draw:style-name="gr94" draw:text-style-name="P351" svg:x1="40.94mm" svg:y1="46.11mm" svg:x2="50.11mm" svg:y2="46.11mm"><text:p/></draw:line><draw:line draw:style-name="gr94" draw:text-style-name="P351" svg:x1="50.11mm" svg:y1="48.77mm" svg:x2="40.94mm" svg:y2="48.77mm"><text:p/></draw:line><draw:line draw:style-name="gr94" draw:text-style-name="P351" svg:x1="41.15mm" svg:y1="56.37mm" svg:x2="50.32mm" svg:y2="56.37mm"><text:p/></draw:line><draw:line draw:style-name="gr94" draw:text-style-name="P351" svg:x1="50.11mm" svg:y1="53.39mm" svg:x2="40.94mm" svg:y2="53.39mm"><text:p/></draw:line><draw:frame draw:style-name="gr93" draw:text-style-name="P377" svg:width="7.06mm" svg:height="2.67mm" svg:x="33.92mm" svg:y="53.71mm"><draw:text-box><text:p><text:span text:style-name="T52">SLAVE</text:span></text:p></draw:text-box></draw:frame><draw:custom-shape draw:style-name="gr95" draw:text-style-name="P351" svg:width="20.65mm" svg:height="19.59mm" svg:x="50.32mm" svg:y="41.93mm"><text:p/><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frame draw:style-name="gr96" draw:text-style-name="P376" svg:width="19.41mm" svg:height="3.46mm" svg:x="106.06mm" svg:y="0.56mm"><draw:text-box><text:p><text:span text:style-name="T37">IDMA-SMEM</text:span></text:p></draw:text-box></draw:frame><draw:frame draw:style-name="gr93" draw:text-style-name="P377" svg:width="8.65mm" svg:height="2.67mm" svg:x="134.63mm" svg:y="9.29mm"><draw:text-box><text:p><text:span text:style-name="T52">MASTER</text:span></text:p></draw:text-box></draw:frame><draw:line draw:style-name="gr94" draw:text-style-name="P351" svg:x1="125.43mm" svg:y1="9.28mm" svg:x2="134.6mm" svg:y2="9.28mm"><text:p/></draw:line><draw:line draw:style-name="gr94" draw:text-style-name="P351" svg:x1="134.6mm" svg:y1="11.96mm" svg:x2="125.43mm" svg:y2="11.96mm"><text:p/></draw:line><draw:line draw:style-name="gr94" draw:text-style-name="P351" svg:x1="125.64mm" svg:y1="19.56mm" svg:x2="134.81mm" svg:y2="19.56mm"><text:p/></draw:line><draw:line draw:style-name="gr94" draw:text-style-name="P351" svg:x1="134.6mm" svg:y1="16.58mm" svg:x2="125.43mm" svg:y2="16.58mm"><text:p/></draw:line><draw:frame draw:style-name="gr93" draw:text-style-name="P377" svg:width="7.06mm" svg:height="2.67mm" svg:x="136.22mm" svg:y="16.9mm"><draw:text-box><text:p><text:span text:style-name="T52">SLAVE</text:span></text:p></draw:text-box></draw:frame><draw:custom-shape draw:style-name="gr95" draw:text-style-name="P351" svg:width="20.65mm" svg:height="19.59mm" svg:x="104.82mm" svg:y="4.57mm"><text:p/><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frame draw:style-name="gr92" draw:text-style-name="P376" svg:width="21.44mm" svg:height="3.46mm" svg:x="110.82mm" svg:y="37.9mm"><draw:text-box><text:p><text:span text:style-name="T37">USER BLOCK</text:span></text:p></draw:text-box></draw:frame><draw:frame draw:style-name="gr93" draw:text-style-name="P377" svg:width="8.65mm" svg:height="2.67mm" svg:x="134.63mm" svg:y="46.64mm"><draw:text-box><text:p><text:span text:style-name="T52">MASTER</text:span></text:p></draw:text-box></draw:frame><draw:line draw:style-name="gr94" draw:text-style-name="P351" svg:x1="125.43mm" svg:y1="46.64mm" svg:x2="134.6mm" svg:y2="46.64mm"><text:p/></draw:line><draw:line draw:style-name="gr94" draw:text-style-name="P351" svg:x1="134.6mm" svg:y1="49.3mm" svg:x2="125.43mm" svg:y2="49.3mm"><text:p/></draw:line><draw:line draw:style-name="gr94" draw:text-style-name="P351" svg:x1="125.64mm" svg:y1="56.9mm" svg:x2="134.81mm" svg:y2="56.9mm"><text:p/></draw:line><draw:line draw:style-name="gr94" draw:text-style-name="P351" svg:x1="134.6mm" svg:y1="53.92mm" svg:x2="125.43mm" svg:y2="53.92mm"><text:p/></draw:line><draw:frame draw:style-name="gr93" draw:text-style-name="P377" svg:width="7.06mm" svg:height="2.67mm" svg:x="136.22mm" svg:y="54.26mm"><draw:text-box><text:p><text:span text:style-name="T52">SLAVE</text:span></text:p></draw:text-box></draw:frame><draw:custom-shape draw:style-name="gr95" draw:text-style-name="P351" svg:width="20.65mm" svg:height="19.59mm" svg:x="104.82mm" svg:y="41.93mm"><text:p/><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line draw:style-name="gr97" draw:text-style-name="P351" svg:x1="70.96mm" svg:y1="20mm" svg:x2="70.96mm" svg:y2="45.22mm"><text:p/></draw:line><draw:line draw:style-name="gr97" draw:text-style-name="P351" svg:x1="70.96mm" svg:y1="20mm" svg:x2="104.83mm" svg:y2="45.22mm"><text:p/></draw:line><draw:line draw:style-name="gr97" draw:text-style-name="P351" svg:x1="70.96mm" svg:y1="19.81mm" svg:x2="104.83mm" svg:y2="19.81mm"><text:p/></draw:line><draw:line draw:style-name="gr98" draw:text-style-name="P351" svg:x1="102.53mm" svg:y1="21.24mm" svg:x2="70.96mm" svg:y2="46.11mm"><text:p/></draw:line><draw:line draw:style-name="gr98" draw:text-style-name="P351" svg:x1="104.83mm" svg:y1="17.97mm" svg:x2="70.96mm" svg:y2="17.97mm"><text:p/></draw:line><draw:line draw:style-name="gr98" draw:text-style-name="P351" svg:x1="104.81mm" svg:y1="21.08mm" svg:x2="104.81mm" svg:y2="45.23mm"><text:p/></draw:line><draw:line draw:style-name="gr99" draw:text-style-name="P351" svg:x1="72.02mm" svg:y1="48.33mm" svg:x2="103.42mm" svg:y2="48.33mm"><text:p/></draw:line><draw:line draw:style-name="gr99" draw:text-style-name="P351" svg:x1="72.02mm" svg:y1="48.22mm" svg:x2="103.42mm" svg:y2="23mm"><text:p/></draw:line><draw:line draw:style-name="gr99" draw:text-style-name="P351" svg:x1="68.67mm" svg:y1="42.93mm" svg:x2="68.67mm" svg:y2="23.35mm"><text:p/></draw:line><draw:line draw:style-name="gr100" draw:text-style-name="P351" svg:x1="106.59mm" svg:y1="42.72mm" svg:x2="106.59mm" svg:y2="22.47mm"><text:p/></draw:line><draw:line draw:style-name="gr100" draw:text-style-name="P351" svg:x1="103.42mm" svg:y1="50.52mm" svg:x2="70.96mm" svg:y2="50.52mm"><text:p/></draw:line><draw:frame draw:style-name="gr96" draw:text-style-name="P378" svg:width="23.64mm" svg:height="4.79mm" svg:x="8.34mm" svg:y="11.87mm"><draw:text-box><text:p><text:span text:style-name="T53">Agent_SW #1</text:span></text:p></draw:text-box></draw:frame><draw:frame draw:style-name="gr96" draw:text-style-name="P378" svg:width="23.64mm" svg:height="4.79mm" svg:x="8.34mm" svg:y="48.77mm"><draw:text-box><text:p><text:span text:style-name="T53">Agent_SW #2</text:span></text:p></draw:text-box></draw:frame><draw:frame draw:style-name="gr101" draw:text-style-name="P378" svg:width="23.64mm" svg:height="4.79mm" svg:x="143.28mm" svg:y="11.96mm"><draw:text-box><text:p><text:span text:style-name="T53">Agent_SW #3</text:span></text:p></draw:text-box></draw:frame><draw:frame draw:style-name="gr96" draw:text-style-name="P378" svg:width="23.64mm" svg:height="4.79mm" svg:x="143.28mm" svg:y="49.48mm"><draw:text-box><text:p><text:span text:style-name="T53">Agent_SW #4</text:span></text:p></draw:text-box></draw:frame><draw:line draw:style-name="gr100" draw:text-style-name="P351" svg:x1="102.53mm" svg:y1="46.11mm" svg:x2="69.55mm" svg:y2="22.12mm"><text:p/></draw:line><draw:frame draw:style-name="gr102" draw:text-style-name="P379" svg:width="20.65mm" svg:height="9.81mm" svg:x="50.32mm" svg:y="46.11mm"><draw:text-box><text:p text:style-name="P351"><text:span text:style-name="T54">2</text:span></text:p></draw:text-box></draw:frame><draw:frame draw:style-name="gr102" draw:text-style-name="P379" svg:width="20.65mm" svg:height="9.81mm" svg:x="50.32mm" svg:y="9.66mm"><draw:text-box><text:p text:style-name="P351"><text:span text:style-name="T54">1</text:span></text:p></draw:text-box></draw:frame><draw:frame draw:style-name="gr102" draw:text-style-name="P379" svg:width="20.65mm" svg:height="9.81mm" svg:x="104.82mm" svg:y="9.29mm"><draw:text-box><text:p text:style-name="P351"><text:span text:style-name="T54">3</text:span></text:p></draw:text-box></draw:frame><draw:frame draw:style-name="gr102" draw:text-style-name="P379" svg:width="20.65mm" svg:height="9.81mm" svg:x="105mm" svg:y="47.09mm"><draw:text-box><text:p text:style-name="P351"><text:span text:style-name="T54">4</text:span></text:p></draw:text-box></draw:frame></draw:g></text:p>
      <text:p text:style-name="Text_20_body_20_indent_5f_3"/>
      <text:p text:style-name="Text_20_body_20_indent_5f_3"/>
      <text:p text:style-name="Text_20_body_20_indent_5f_1">Each Agent_SW port , integrates four interfaces types with specific buffering. The following table sums up the interface implementation.</text:p>
      <text:p text:style-name="Text_20_body_20_indent"><text:soft-page-break/></text:p>
      <table:table table:name="Table140" table:style-name="Table140">
        <table:table-column table:style-name="Table140.A"/>
        <table:table-column table:style-name="Table140.B"/>
        <table:table-column table:style-name="Table140.C"/>
        <table:table-column table:style-name="Table140.D"/>
        <table:table-header-rows>
          <table:table-row>
            <table:table-cell table:style-name="Table140.A1" office:value-type="string">
              <text:p text:style-name="P4">Interface (.vhd)</text:p>
            </table:table-cell>
            <table:table-cell table:style-name="Table140.A1" office:value-type="string">
              <text:p text:style-name="P4">Description</text:p>
            </table:table-cell>
            <table:table-cell table:style-name="Table140.A1" office:value-type="string">
              <text:p text:style-name="P4">Buffering</text:p>
            </table:table-cell>
            <table:table-cell table:style-name="Table140.D1" office:value-type="string">
              <text:p text:style-name="P4">Comments</text:p>
            </table:table-cell>
          </table:table-row>
        </table:table-header-rows>
        <table:table-row>
          <table:table-cell table:style-name="Table140.A2" office:value-type="string">
            <text:p text:style-name="P77">WPOST_RDRQ_MAS</text:p>
          </table:table-cell>
          <table:table-cell table:style-name="Table140.A2" office:value-type="string">
            <text:p text:style-name="P68">Write_Posting and Read_Request. <text:s/>The back-end Master controller generates the packets</text:p>
          </table:table-cell>
          <table:table-cell table:style-name="Table140.A2" office:value-type="string">
            <text:p text:style-name="P68">6* [512+64] Bytes</text:p>
            <text:p text:style-name="P68">+</text:p>
            <text:p text:style-name="P68">6* [64] Bytes</text:p>
          </table:table-cell>
          <table:table-cell table:style-name="Table140.D2" office:value-type="string">
            <text:p text:style-name="P68">Two independent buffer queue segregating the Write_Posting and the Read_Request. Specific control logic for the Write-Read ordering.</text:p>
          </table:table-cell>
        </table:table-row>
        <table:table-row>
          <table:table-cell table:style-name="Table140.A2" office:value-type="string">
            <text:p text:style-name="P77">WPOST_RDRQ_SLV</text:p>
          </table:table-cell>
          <table:table-cell table:style-name="Table140.A2" office:value-type="string">
            <text:p text:style-name="P68">Write_Posting and Read_Request. <text:s/>The back-end Slave controller consumes the packets and executes them.</text:p>
          </table:table-cell>
          <table:table-cell table:style-name="Table140.A2" office:value-type="string">
            <text:p text:style-name="P68">3*4* [512+64] Bytes</text:p>
            <text:p text:style-name="P68">+</text:p>
            <text:p text:style-name="P68">3*4* [64] Bytes</text:p>
          </table:table-cell>
          <table:table-cell table:style-name="Table140.D2" office:value-type="string">
            <text:p text:style-name="P68">Independent buffer queue assigned for each sources</text:p>
          </table:table-cell>
        </table:table-row>
        <table:table-row>
          <table:table-cell table:style-name="Table140.A2" office:value-type="string">
            <text:p text:style-name="P77">RDRS_MAS</text:p>
          </table:table-cell>
          <table:table-cell table:style-name="Table140.A2" office:value-type="string">
            <text:p text:style-name="P68">Read Response with Data. The back-end Master controller, (initiator of the Read-Request) consumes the received data packet. </text:p>
          </table:table-cell>
          <table:table-cell table:style-name="Table140.A2" office:value-type="string">
            <text:p text:style-name="P68">6* [512+64] Bytes</text:p>
          </table:table-cell>
          <table:table-cell table:style-name="Table140.D2" office:value-type="string">
            <text:p text:style-name="P68">Provision made for <text:s/>“Write Status Response” in case of the Central-SW shall supports others protocol (i.e Rapid-IO or Specific)</text:p>
          </table:table-cell>
        </table:table-row>
        <table:table-row>
          <table:table-cell table:style-name="Table140.A5" office:value-type="string">
            <text:p text:style-name="P77">RDRS_SLV</text:p>
          </table:table-cell>
          <table:table-cell table:style-name="Table140.A5" office:value-type="string">
            <text:p text:style-name="P68">Read Response with Data.. The <text:s/>The back-end Slave controller load the response data packet. </text:p>
          </table:table-cell>
          <table:table-cell table:style-name="Table140.A5" office:value-type="string">
            <text:p text:style-name="P68">6* [512+64] Bytes</text:p>
          </table:table-cell>
          <table:table-cell table:style-name="Table140.D5" office:value-type="string">
            <text:p text:style-name="P68">Common buffering for the three Read Responder sources. </text:p>
          </table:table-cell>
        </table:table-row>
      </table:table>
      <text:p text:style-name="P229">Table <text:sequence text:ref-name="refTable14" text:name="Table" text:formula="ooow:Table+1" style:num-format="1">2.13</text:sequence>.: Agent_SW Transaction Interfaces</text:p>
      <text:p text:style-name="P229"/>
      <text:p text:style-name="Text_20_body_20_indent_5f_1">The PEV_1100 current implementation of the TOSCA Central_SW (4-ports, 512 Bytes data packet) consumes twenty (4* 5) 36K Block RAM. .</text:p>
      <text:list xml:id="list35425123" text:continue-list="list35431348" text:style-name="Outline">
        <text:list-item>
          <text:list>
            <text:list-item>
              <text:list>
                <text:list-item>
                  <text:h text:style-name="Heading_20_3" text:outline-level="3">WRITE_Posting &amp; Read_Request </text:h>
                </text:list-item>
              </text:list>
            </text:list-item>
          </text:list>
        </text:list-item>
      </text:list>
      <text:p text:style-name="Text_20_body_20_indent_5f_2">The WRITE_Posting and the Read_Request transactions are sharing the same internal <text:s/>path and are supported through two independent interface blocks as :</text:p>
      <text:list xml:id="list35365228" text:style-name="L29">
        <text:list-item>
          <text:list>
            <text:list-item>
              <text:list>
                <text:list-item>
                  <text:p text:style-name="P315">WPOST_RDRQ_MAS</text:p>
                </text:list-item>
                <text:list-item>
                  <text:p text:style-name="P315">WPOST_RDRQ_SLV</text:p>
                </text:list-item>
              </text:list>
            </text:list-item>
          </text:list>
        </text:list-item>
      </text:list>
      <text:list xml:id="list35353226" text:style-name="L30">
        <text:list-item>
          <text:list>
            <text:list-header>
              <text:p text:style-name="P316"/>
            </text:list-header>
          </text:list>
        </text:list-item>
      </text:list>
      <text:p text:style-name="Text_20_body_20_indent_5f_2">These two blocks provides back-end interfaces and switching infrastructure connection. Both interfaces are implemented in their own time-domain. Typically the switching infrastructure is running at 200 MHz and the back-end interface at its natural frequency.</text:p>
      <text:p text:style-name="Text_20_body_20_indent_5f_2">The interconnections between the blocks are implemented with independent 64-bit, 200 MHz path. (full mesh schema)</text:p>
      <text:p text:style-name="Text_20_body_20_indent_5f_2">Each WPOST_RDRQ_MAS block <text:s/>can move packet to three Destination WPOST_RDRQ_SLV blocks. TLP packets <text:s/>are moved at maximum speed (up to 1.6 GBytes/s) between two DPRAM buffer (Source DPRAM to Destination DPRAM).</text:p>
      <text:p text:style-name="Standard"/>
      <text:p text:style-name="Text_20_body_20_indent_5f_3"><draw:g text:anchor-type="paragraph" draw:z-index="131" draw:style-name="gr1"><draw:g draw:style-name="gr2"><draw:rect draw:style-name="gr13" draw:text-style-name="P351" svg:width="24.17mm" svg:height="24.95mm" svg:x="108.46mm" svg:y="7.45mm"><text:p/></draw:rect><draw:g draw:style-name="gr2"><draw:g draw:style-name="gr2"><draw:g draw:style-name="gr2"><draw:line draw:style-name="gr103" draw:text-style-name="P351" svg:x1="110.84mm" svg:y1="12.47mm" svg:x2="119.66mm" svg:y2="12.47mm"><text:p/></draw:line><draw:line draw:style-name="gr103" draw:text-style-name="P351" svg:x1="110.67mm" svg:y1="17.25mm" svg:x2="119.49mm" svg:y2="17.25mm"><text:p/></draw:line><draw:line draw:style-name="gr103" draw:text-style-name="P351" svg:x1="119.4mm" svg:y1="12.47mm" svg:x2="119.4mm" svg:y2="17.27mm"><text:p/></draw:line></draw:g><draw:line draw:style-name="gr43" draw:text-style-name="P351" svg:x1="117.81mm" svg:y1="12.47mm" svg:x2="117.81mm" svg:y2="17.27mm"><text:p/></draw:line><draw:line draw:style-name="gr43" draw:text-style-name="P351" svg:x1="116.4mm" svg:y1="12.47mm" svg:x2="116.4mm" svg:y2="17.27mm"><text:p/></draw:line><draw:line draw:style-name="gr43" draw:text-style-name="P351" svg:x1="114.81mm" svg:y1="12.47mm" svg:x2="114.81mm" svg:y2="17.27mm"><text:p/></draw:line></draw:g><draw:g draw:style-name="gr2"><draw:g draw:style-name="gr2"><draw:line draw:style-name="gr103" draw:text-style-name="P351" svg:x1="110.84mm" svg:y1="18.39mm" svg:x2="119.66mm" svg:y2="18.39mm"><text:p/></draw:line><draw:line draw:style-name="gr103" draw:text-style-name="P351" svg:x1="110.67mm" svg:y1="23.19mm" svg:x2="119.49mm" svg:y2="23.19mm"><text:p/></draw:line><draw:line draw:style-name="gr103" draw:text-style-name="P351" svg:x1="119.4mm" svg:y1="18.39mm" svg:x2="119.4mm" svg:y2="23.19mm"><text:p/></draw:line></draw:g><draw:line draw:style-name="gr43" draw:text-style-name="P351" svg:x1="117.81mm" svg:y1="18.39mm" svg:x2="117.81mm" svg:y2="23.19mm"><text:p/></draw:line><draw:line draw:style-name="gr43" draw:text-style-name="P351" svg:x1="116.4mm" svg:y1="18.39mm" svg:x2="116.4mm" svg:y2="23.19mm"><text:p/></draw:line><draw:line draw:style-name="gr43" draw:text-style-name="P351" svg:x1="114.81mm" svg:y1="18.39mm" svg:x2="114.81mm" svg:y2="23.19mm"><text:p/></draw:line></draw:g><draw:g draw:style-name="gr2"><draw:g draw:style-name="gr2"><draw:line draw:style-name="gr103" draw:text-style-name="P351" svg:x1="110.84mm" svg:y1="24.71mm" svg:x2="119.66mm" svg:y2="24.71mm"><text:p/></draw:line><draw:line draw:style-name="gr103" draw:text-style-name="P351" svg:x1="110.67mm" svg:y1="29.5mm" svg:x2="119.49mm" svg:y2="29.5mm"><text:p/></draw:line><draw:line draw:style-name="gr103" draw:text-style-name="P351" svg:x1="119.4mm" svg:y1="24.71mm" svg:x2="119.4mm" svg:y2="29.51mm"><text:p/></draw:line></draw:g><draw:line draw:style-name="gr43" draw:text-style-name="P351" svg:x1="117.81mm" svg:y1="24.71mm" svg:x2="117.81mm" svg:y2="29.51mm"><text:p/></draw:line><draw:line draw:style-name="gr43" draw:text-style-name="P351" svg:x1="116.4mm" svg:y1="24.71mm" svg:x2="116.4mm" svg:y2="29.51mm"><text:p/></draw:line><draw:line draw:style-name="gr43" draw:text-style-name="P351" svg:x1="114.81mm" svg:y1="24.71mm" svg:x2="114.81mm" svg:y2="29.51mm"><text:p/></draw:line></draw:g></draw:g><draw:frame draw:style-name="gr92" draw:text-style-name="P376" svg:width="29.46mm" svg:height="3.46mm" svg:x="105.64mm" svg:y="2.93mm"><draw:text-box><text:p><text:span text:style-name="T37">WPOST_RDRQ_SLV</text:span></text:p></draw:text-box></draw:frame><draw:g draw:style-name="gr2"><draw:g draw:style-name="gr2"><draw:g draw:style-name="gr2"><draw:line draw:style-name="gr103" draw:text-style-name="P351" svg:x1="122.87mm" svg:y1="11.12mm" svg:x2="130.31mm" svg:y2="11.12mm"><text:p/></draw:line><draw:line draw:style-name="gr103" draw:text-style-name="P351" svg:x1="122.71mm" svg:y1="14.74mm" svg:x2="130.15mm" svg:y2="14.74mm"><text:p/></draw:line><draw:line draw:style-name="gr103" draw:text-style-name="P351" svg:x1="130.07mm" svg:y1="11.12mm" svg:x2="130.07mm" svg:y2="14.74mm"><text:p/></draw:line></draw:g><draw:line draw:style-name="gr43" draw:text-style-name="P351" svg:x1="128.73mm" svg:y1="11.12mm" svg:x2="128.73mm" svg:y2="14.74mm"><text:p/></draw:line><draw:line draw:style-name="gr43" draw:text-style-name="P351" svg:x1="127.55mm" svg:y1="11.12mm" svg:x2="127.55mm" svg:y2="14.74mm"><text:p/></draw:line><draw:line draw:style-name="gr43" draw:text-style-name="P351" svg:x1="126.21mm" svg:y1="11.12mm" svg:x2="126.21mm" svg:y2="14.74mm"><text:p/></draw:line></draw:g><draw:g draw:style-name="gr2"><draw:g draw:style-name="gr2"><draw:line draw:style-name="gr103" draw:text-style-name="P351" svg:x1="122.68mm" svg:y1="15.98mm" svg:x2="130.12mm" svg:y2="15.98mm"><text:p/></draw:line><draw:line draw:style-name="gr103" draw:text-style-name="P351" svg:x1="122.54mm" svg:y1="19.59mm" svg:x2="129.98mm" svg:y2="19.59mm"><text:p/></draw:line><draw:line draw:style-name="gr103" draw:text-style-name="P351" svg:x1="129.89mm" svg:y1="15.98mm" svg:x2="129.89mm" svg:y2="19.6mm"><text:p/></draw:line></draw:g><draw:line draw:style-name="gr43" draw:text-style-name="P351" svg:x1="128.55mm" svg:y1="15.98mm" svg:x2="128.55mm" svg:y2="19.6mm"><text:p/></draw:line><draw:line draw:style-name="gr43" draw:text-style-name="P351" svg:x1="127.37mm" svg:y1="15.98mm" svg:x2="127.37mm" svg:y2="19.6mm"><text:p/></draw:line><draw:line draw:style-name="gr43" draw:text-style-name="P351" svg:x1="126.03mm" svg:y1="15.98mm" svg:x2="126.03mm" svg:y2="19.6mm"><text:p/></draw:line></draw:g><draw:g draw:style-name="gr2"><draw:g draw:style-name="gr2"><draw:line draw:style-name="gr103" draw:text-style-name="P351" svg:x1="122.68mm" svg:y1="20.76mm" svg:x2="130.12mm" svg:y2="20.76mm"><text:p/></draw:line><draw:line draw:style-name="gr103" draw:text-style-name="P351" svg:x1="122.54mm" svg:y1="24.35mm" svg:x2="129.98mm" svg:y2="24.35mm"><text:p/></draw:line><draw:line draw:style-name="gr103" draw:text-style-name="P351" svg:x1="129.89mm" svg:y1="20.76mm" svg:x2="129.89mm" svg:y2="24.38mm"><text:p/></draw:line></draw:g><draw:line draw:style-name="gr43" draw:text-style-name="P351" svg:x1="128.55mm" svg:y1="20.76mm" svg:x2="128.55mm" svg:y2="24.38mm"><text:p/></draw:line><draw:line draw:style-name="gr43" draw:text-style-name="P351" svg:x1="127.37mm" svg:y1="20.76mm" svg:x2="127.37mm" svg:y2="24.38mm"><text:p/></draw:line><draw:line draw:style-name="gr43" draw:text-style-name="P351" svg:x1="126.03mm" svg:y1="20.76mm" svg:x2="126.03mm" svg:y2="24.38mm"><text:p/></draw:line></draw:g></draw:g><draw:frame draw:style-name="gr93" draw:text-style-name="P377" svg:width="8.12mm" svg:height="2.67mm" svg:x="111.55mm" svg:y="9.79mm"><draw:text-box><text:p><text:span text:style-name="T52">WPOST</text:span></text:p></draw:text-box></draw:frame><draw:frame draw:style-name="gr93" draw:text-style-name="P377" svg:width="6.6mm" svg:height="2.67mm" svg:x="123.7mm" svg:y="8.47mm"><draw:text-box><text:p><text:span text:style-name="T52">RDRQ</text:span></text:p></draw:text-box></draw:frame><draw:frame draw:style-name="gr104" draw:text-style-name="P380" svg:width="3.89mm" svg:height="6.11mm" svg:x="128.75mm" svg:y="26.28mm"><draw:text-box><text:p><text:span text:style-name="T55">A</text:span></text:p></draw:text-box></draw:frame></draw:g><draw:g draw:style-name="gr2"><draw:rect draw:style-name="gr13" draw:text-style-name="P351" svg:width="24.17mm" svg:height="10.71mm" svg:x="108.64mm" svg:y="39.67mm"><text:p/></draw:rect><draw:frame draw:style-name="gr104" draw:text-style-name="P380" svg:width="3.89mm" svg:height="6.11mm" svg:x="128.92mm" svg:y="44.28mm"><draw:text-box><text:p><text:span text:style-name="T55">B</text:span></text:p></draw:text-box></draw:frame></draw:g><draw:g draw:style-name="gr2"><draw:rect draw:style-name="gr13" draw:text-style-name="P351" svg:width="24.17mm" svg:height="10.71mm" svg:x="108.64mm" svg:y="54.44mm"><text:p/></draw:rect><draw:frame draw:style-name="gr104" draw:text-style-name="P380" svg:width="3.89mm" svg:height="6.11mm" svg:x="128.92mm" svg:y="59.04mm"><draw:text-box><text:p><text:span text:style-name="T55">C</text:span></text:p></draw:text-box></draw:frame></draw:g><draw:line draw:style-name="gr105" draw:text-style-name="P351" svg:x1="80.06mm" svg:y1="27.79mm" svg:x2="103.7mm" svg:y2="23.38mm"><text:p/></draw:line><draw:line draw:style-name="gr105" draw:text-style-name="P351" svg:x1="80.06mm" svg:y1="31.14mm" svg:x2="107.93mm" svg:y2="43.66mm"><text:p/></draw:line><draw:line draw:style-name="gr105" draw:text-style-name="P351" svg:x1="80.06mm" svg:y1="34.67mm" svg:x2="107.93mm" svg:y2="57.95mm"><text:p/></draw:line><draw:line draw:style-name="gr106" draw:text-style-name="P351" svg:x1="92.94mm" svg:y1="10.86mm" svg:x2="103.7mm" svg:y2="18.44mm"><text:p/></draw:line><draw:line draw:style-name="gr94" draw:text-style-name="P351" svg:x1="133.86mm" svg:y1="15.45mm" svg:x2="144.97mm" svg:y2="15.45mm"><text:p/></draw:line><draw:line draw:style-name="gr94" draw:text-style-name="P351" svg:x1="133.69mm" svg:y1="22.06mm" svg:x2="144.8mm" svg:y2="22.06mm"><text:p/></draw:line><draw:g draw:style-name="gr2"><draw:g draw:style-name="gr2"><draw:rect draw:style-name="gr107" draw:text-style-name="P351" svg:width="23.11mm" svg:height="24.35mm" svg:x="53.08mm" svg:y="19.33mm"><text:p/></draw:rect><draw:g draw:style-name="gr2"><draw:g draw:style-name="gr2"><draw:line draw:style-name="gr103" draw:text-style-name="P351" svg:x1="61.19mm" svg:y1="24.9mm" svg:x2="70.01mm" svg:y2="24.9mm"><text:p/></draw:line><draw:line draw:style-name="gr103" draw:text-style-name="P351" svg:x1="61.01mm" svg:y1="29.72mm" svg:x2="69.83mm" svg:y2="29.72mm"><text:p/></draw:line><draw:line draw:style-name="gr103" draw:text-style-name="P351" svg:x1="69.74mm" svg:y1="24.9mm" svg:x2="69.74mm" svg:y2="29.7mm"><text:p/></draw:line></draw:g><draw:line draw:style-name="gr43" draw:text-style-name="P351" svg:x1="68.16mm" svg:y1="24.9mm" svg:x2="68.16mm" svg:y2="29.7mm"><text:p/></draw:line><draw:line draw:style-name="gr43" draw:text-style-name="P351" svg:x1="66.75mm" svg:y1="24.9mm" svg:x2="66.75mm" svg:y2="29.7mm"><text:p/></draw:line><draw:line draw:style-name="gr43" draw:text-style-name="P351" svg:x1="65.16mm" svg:y1="24.9mm" svg:x2="65.16mm" svg:y2="29.7mm"><text:p/></draw:line></draw:g><draw:g draw:style-name="gr2"><draw:g draw:style-name="gr2"><draw:line draw:style-name="gr103" draw:text-style-name="P351" svg:x1="61.01mm" svg:y1="33.97mm" svg:x2="69.83mm" svg:y2="33.97mm"><text:p/></draw:line><draw:line draw:style-name="gr103" draw:text-style-name="P351" svg:x1="60.84mm" svg:y1="37.34mm" svg:x2="69.66mm" svg:y2="37.34mm"><text:p/></draw:line><draw:line draw:style-name="gr103" draw:text-style-name="P351" svg:x1="69.57mm" svg:y1="33.97mm" svg:x2="69.57mm" svg:y2="37.32mm"><text:p/></draw:line></draw:g><draw:line draw:style-name="gr43" draw:text-style-name="P351" svg:x1="67.98mm" svg:y1="33.97mm" svg:x2="67.98mm" svg:y2="37.32mm"><text:p/></draw:line><draw:line draw:style-name="gr43" draw:text-style-name="P351" svg:x1="66.57mm" svg:y1="33.97mm" svg:x2="66.57mm" svg:y2="37.32mm"><text:p/></draw:line><draw:line draw:style-name="gr43" draw:text-style-name="P351" svg:x1="64.98mm" svg:y1="33.97mm" svg:x2="64.98mm" svg:y2="37.32mm"><text:p/></draw:line></draw:g><draw:frame draw:style-name="gr92" draw:text-style-name="P376" svg:width="30.7mm" svg:height="3.46mm" svg:x="49.37mm" svg:y="14.89mm"><draw:text-box><text:p><text:span text:style-name="T37">WPOST_RDRQ_MAS</text:span></text:p></draw:text-box></draw:frame><draw:frame draw:style-name="gr93" draw:text-style-name="P377" svg:width="8.12mm" svg:height="2.67mm" svg:x="61.63mm" svg:y="22.24mm"><draw:text-box><text:p><text:span text:style-name="T52">WPOST</text:span></text:p></draw:text-box></draw:frame><draw:frame draw:style-name="gr93" draw:text-style-name="P377" svg:width="6.6mm" svg:height="2.67mm" svg:x="63.24mm" svg:y="31.31mm"><draw:text-box><text:p><text:span text:style-name="T52">RDRQ</text:span></text:p></draw:text-box></draw:frame></draw:g><draw:line draw:style-name="gr94" draw:text-style-name="P351" svg:x1="41.96mm" svg:y1="27.51mm" svg:x2="53.07mm" svg:y2="27.51mm"><text:p/></draw:line><draw:line draw:style-name="gr94" draw:text-style-name="P351" svg:x1="41.79mm" svg:y1="32.93mm" svg:x2="52.9mm" svg:y2="32.93mm"><text:p/></draw:line></draw:g><draw:frame draw:style-name="gr108" draw:text-style-name="P381" svg:width="23.11mm" svg:height="9.89mm" svg:x="145.33mm" svg:y="13.87mm"><draw:text-box><text:p><text:span text:style-name="T45">Write_Posting Slave</text:span></text:p><text:p><text:span text:style-name="T45">Read_Request Slave </text:span></text:p><text:p><text:span text:style-name="T45">(... as VME64x <text:s/>Slave)</text:span></text:p></draw:text-box></draw:frame><draw:frame draw:style-name="gr108" draw:text-style-name="P381" svg:width="27.17mm" svg:height="9.89mm" svg:x="14.27mm" svg:y="25.35mm"><draw:text-box><text:p><text:span text:style-name="T45">Write_Posting Master </text:span></text:p><text:p><text:span text:style-name="T45">Read_Request Master <text:s/></text:span></text:p><text:p><text:span text:style-name="T45">(... as PCI Express <text:s/>Master)</text:span></text:p></draw:text-box></draw:frame><draw:frame draw:style-name="gr108" draw:text-style-name="P381" svg:width="3.89mm" svg:height="9.89mm" svg:x="76.18mm" svg:y="26.11mm"><draw:text-box><text:p><text:span text:style-name="T45">[1]</text:span></text:p><text:p><text:span text:style-name="T45">[2]</text:span></text:p><text:p><text:span text:style-name="T45">[3]</text:span></text:p></draw:text-box></draw:frame><draw:frame draw:style-name="gr108" draw:text-style-name="P381" svg:width="3.89mm" svg:height="9.89mm" svg:x="104.58mm" svg:y="15.03mm"><draw:text-box><text:p><text:span text:style-name="T45">[A]</text:span></text:p><text:p><text:span text:style-name="T45">[B]</text:span></text:p><text:p><text:span text:style-name="T45">[C]</text:span></text:p></draw:text-box></draw:frame><draw:line draw:style-name="gr109" draw:text-style-name="P351" svg:x1="91.88mm" svg:y1="17.21mm" svg:x2="104.58mm" svg:y2="21.62mm"><text:p/></draw:line><draw:line draw:style-name="gr109" draw:text-style-name="P351" svg:x1="97mm" svg:y1="56.39mm" svg:x2="107.94mm" svg:y2="59.9mm"><text:p/></draw:line><draw:line draw:style-name="gr109" draw:text-style-name="P351" svg:x1="96.47mm" svg:y1="43.69mm" svg:x2="107.94mm" svg:y2="45.26mm"><text:p/></draw:line><draw:line draw:style-name="gr106" draw:text-style-name="P351" svg:x1="97mm" svg:y1="59.9mm" svg:x2="107.94mm" svg:y2="61.68mm"><text:p/></draw:line><draw:line draw:style-name="gr106" draw:text-style-name="P351" svg:x1="98.23mm" svg:y1="47.02mm" svg:x2="107.4mm" svg:y2="47.02mm"><text:p/></draw:line><draw:frame draw:style-name="gr110" draw:text-style-name="P381" svg:width="30.88mm" svg:height="6.38mm" svg:x="70.71mm" svg:y="3.14mm"><draw:text-box><text:p><text:span text:style-name="T45">Central_SW interconnection</text:span></text:p><text:p text:style-name="P351"><text:span text:style-name="T45">full mesh</text:span></text:p></draw:text-box></draw:frame></draw:g><text:soft-page-break/></text:p>
      <text:p text:style-name="Text_20_body_20_indent_5f_3"/>
      <text:p text:style-name="Text_20_body_20_indent_5f_2">Each WPOST_RDRQ_SLV controls the flow from the (N_Port -1) Source WPOST_RDRQ_MAS, by implementing an arbiter. <text:s/>This arbiter supports independent GRANT for the Read_Request and the Write_Posting. </text:p>
      <text:p text:style-name="Text_20_body_20_indent_5f_3"/>
      <text:list xml:id="list35421253" text:continue-list="list35425123" text:style-name="Outline">
        <text:list-item>
          <text:list>
            <text:list-item>
              <text:list>
                <text:list-item>
                  <text:h text:style-name="Heading_20_3" text:outline-level="3">Read_Response (RDRS)</text:h>
                </text:list-item>
              </text:list>
            </text:list-item>
          </text:list>
        </text:list-item>
      </text:list>
      <text:p text:style-name="Text_20_body_20_indent_5f_2">The Read_Response transactions are implemented through an independent full mesh infrastructure. It is supported through two independent interface blocks as :</text:p>
      <text:list xml:id="list35364601" text:style-name="L31">
        <text:list-item>
          <text:list>
            <text:list-item>
              <text:list>
                <text:list-item>
                  <text:p text:style-name="P317">RDRS_MAS</text:p>
                </text:list-item>
                <text:list-item>
                  <text:p text:style-name="P317">RDRS_SLV</text:p>
                </text:list-item>
              </text:list>
            </text:list-item>
          </text:list>
        </text:list-item>
      </text:list>
      <text:p text:style-name="Text_20_body_20_indent_5f_2">These two blocks provides back-end interfaces and <text:s/>switching infrastructure connections. Both interfaces are implemented in their own time-domain.</text:p>
      <text:p text:style-name="Text_20_body_20_indent_5f_2">The interconnections between the blocks are implemented with independent 64-bit, 200 MHz path. (full mesh schema)</text:p>
      <text:p text:style-name="Text_20_body_20_indent_5f_2">Each RDRS_SLV block can move packet to three Destination RDRS_MAS block. TLP packets <text:s/>are moved at maximum speed (up to 1.6 GBytes/s) between two DPRAM buffer (Source DPRAM to Destination DPRAM).</text:p>
      <text:p text:style-name="Text_20_body_20_indent_5f_1"/>
      <text:list xml:id="list35414605" text:continue-list="list35421253" text:style-name="Outline">
        <text:list-item>
          <text:list>
            <text:list-item>
              <text:h text:style-name="Heading_20_2" text:outline-level="2">PCI Express TLP</text:h>
            </text:list-item>
          </text:list>
        </text:list-item>
      </text:list>
      <text:p text:style-name="Text_20_body_20_indent_5f_1">The TOSCA infrastructure is fully derived from the PCI Express architecture. All TOSCA transaction packets implements the PCI Express TLP format. For information, following block diagram represents the PEV_1100 PCI Express EP interface.</text:p>
      <text:p text:style-name="Text_20_body_20_indent_5f_3"/>
      <table:table table:name="Table138" table:style-name="Table138">
        <table:table-column table:style-name="Table138.A"/>
        <table:table-column table:style-name="Table138.B"/>
        <table:table-column table:style-name="Table138.C"/>
        <table:table-column table:style-name="Table138.D"/>
        <table:table-column table:style-name="Table138.E"/>
        <table:table-header-rows>
          <text:soft-page-break/>
          <table:table-row>
            <table:table-cell table:style-name="Table138.A1" table:number-columns-spanned="5" office:value-type="string">
              <text:p text:style-name="P27">PCI Express TLI Rx </text:p>
            </table:table-cell>
            <table:covered-table-cell/>
            <table:covered-table-cell/>
            <table:covered-table-cell/>
            <table:covered-table-cell/>
          </table:table-row>
        </table:table-header-rows>
        <table:table-row>
          <table:table-cell table:style-name="Table138.A2" office:value-type="string">
            <text:p text:style-name="P27">Transaction Type</text:p>
          </table:table-cell>
          <table:table-cell table:style-name="Table138.A2" office:value-type="string">
            <text:p text:style-name="P27">PCIe Flow Control</text:p>
          </table:table-cell>
          <table:table-cell table:style-name="Table138.A2" office:value-type="string">
            <text:p text:style-name="P27">BLK</text:p>
          </table:table-cell>
          <table:table-cell table:style-name="Table138.A2" office:value-type="string">
            <text:p text:style-name="P27">Description</text:p>
          </table:table-cell>
          <table:table-cell table:style-name="Table138.E2" office:value-type="string">
            <text:p text:style-name="P27">TC Policy</text:p>
          </table:table-cell>
        </table:table-row>
        <table:table-row>
          <table:table-cell table:number-columns-spanned="3">
            <table:table table:is-sub-table="true">
              <table:table-column table:style-name="Table138.A3.1"/>
              <table:table-column table:style-name="Table138.A3.2"/>
              <table:table-column table:style-name="Table138.A3.3"/>
              <table:table-row>
                <table:table-cell table:style-name="Table138.A2" office:value-type="string">
                  <text:p text:style-name="P68">Target IO_Read Request</text:p>
                </table:table-cell>
                <table:table-cell table:style-name="Table138.A2" office:value-type="string">
                  <text:p text:style-name="P70">NPH</text:p>
                </table:table-cell>
                <table:table-cell table:style-name="Table138.A2" office:value-type="string">
                  <text:p text:style-name="P70">B</text:p>
                </table:table-cell>
              </table:table-row>
              <table:table-row>
                <table:table-cell table:style-name="Table138.A2" office:value-type="string">
                  <text:p text:style-name="P68">Target IO_Write</text:p>
                </table:table-cell>
                <table:table-cell table:style-name="Table138.A2" office:value-type="string">
                  <text:p text:style-name="P70">NPH+NPD</text:p>
                </table:table-cell>
                <table:table-cell table:style-name="Table138.A2" office:value-type="string">
                  <text:p text:style-name="P70">B</text:p>
                </table:table-cell>
              </table:table-row>
            </table:table>
          </table:table-cell>
          <table:covered-table-cell/>
          <table:covered-table-cell/>
          <table:table-cell table:style-name="Table138.A2" office:value-type="string">
            <text:p text:style-name="P109">IO transactions, 4 KBytes window bridged to the internal IO_Bus. Single cycle compelled, no pipeline support.</text:p>
          </table:table-cell>
          <table:table-cell>
            <table:table table:is-sub-table="true">
              <table:table-column table:style-name="Table138.E"/>
              <table:table-row>
                <table:table-cell table:style-name="Table138.E2" office:value-type="string">
                  <text:p text:style-name="P68"/>
                </table:table-cell>
              </table:table-row>
              <table:table-row>
                <table:table-cell table:style-name="Table138.E2" office:value-type="string">
                  <text:p text:style-name="P68"/>
                </table:table-cell>
              </table:table-row>
            </table:table>
          </table:table-cell>
        </table:table-row>
        <table:table-row>
          <table:table-cell table:style-name="Table138.A2" office:value-type="string">
            <text:p text:style-name="P68">Target Memory_Write</text:p>
          </table:table-cell>
          <table:table-cell table:style-name="Table138.A2" office:value-type="string">
            <text:p text:style-name="P70">PH + n*PD</text:p>
          </table:table-cell>
          <table:table-cell table:style-name="Table138.A2" office:value-type="string">
            <text:p text:style-name="P70">E</text:p>
          </table:table-cell>
          <table:table-cell table:style-name="Table138.A2" office:value-type="string">
            <text:p text:style-name="P68"/>
          </table:table-cell>
          <table:table-cell table:style-name="Table138.E2" office:value-type="string">
            <text:p text:style-name="P68"/>
          </table:table-cell>
        </table:table-row>
        <table:table-row>
          <table:table-cell table:style-name="Table138.A2" office:value-type="string">
            <text:p text:style-name="P68">Target Memory_Read Request</text:p>
          </table:table-cell>
          <table:table-cell table:style-name="Table138.A2" office:value-type="string">
            <text:p text:style-name="P70">PH</text:p>
          </table:table-cell>
          <table:table-cell table:style-name="Table138.A2" office:value-type="string">
            <text:p text:style-name="P70">E</text:p>
          </table:table-cell>
          <table:table-cell table:style-name="Table138.A2" office:value-type="string">
            <text:p text:style-name="P68">MEM <text:s/><text:span text:style-name="T34">transactions ,...</text:span></text:p>
          </table:table-cell>
          <table:table-cell table:style-name="Table138.E2" office:value-type="string">
            <text:p text:style-name="P68"/>
          </table:table-cell>
        </table:table-row>
        <table:table-row>
          <table:table-cell table:style-name="Table138.A2" office:value-type="string">
            <text:p text:style-name="P68">Initiator Memory Read Completion</text:p>
          </table:table-cell>
          <table:table-cell table:style-name="Table138.A2" office:value-type="string">
            <text:p text:style-name="P70">CPLH + n*CPLD</text:p>
          </table:table-cell>
          <table:table-cell table:style-name="Table138.A2" office:value-type="string">
            <text:p text:style-name="P70">F</text:p>
          </table:table-cell>
          <table:table-cell table:style-name="Table138.A2" office:value-type="string">
            <text:p text:style-name="P68"/>
          </table:table-cell>
          <table:table-cell table:style-name="Table138.E2" office:value-type="string">
            <text:p text:style-name="P68"/>
          </table:table-cell>
        </table:table-row>
        <table:table-row>
          <table:table-cell table:style-name="Table138.A2" office:value-type="string">
            <text:p text:style-name="P68">Unsupported Transaction</text:p>
            <text:p text:style-name="P68">Target_CONF_Write/Read</text:p>
            <text:p text:style-name="P68">Target Message</text:p>
          </table:table-cell>
          <table:table-cell table:style-name="Table138.A2" office:value-type="string">
            <text:p text:style-name="P70">Not used</text:p>
          </table:table-cell>
          <table:table-cell table:style-name="Table138.A2" office:value-type="string">
            <text:p text:style-name="P70">A</text:p>
          </table:table-cell>
          <table:table-cell table:style-name="Table138.A2" office:value-type="string">
            <text:p text:style-name="P68"/>
          </table:table-cell>
          <table:table-cell table:style-name="Table138.E2" office:value-type="string">
            <text:p text:style-name="P68"/>
          </table:table-cell>
        </table:table-row>
        <table:table-row>
          <table:table-cell table:style-name="Table138.E2" table:number-columns-spanned="5" office:value-type="string">
            <text:p text:style-name="P26">PCI Express TLI Tx </text:p>
          </table:table-cell>
          <table:covered-table-cell/>
          <table:covered-table-cell/>
          <table:covered-table-cell/>
          <table:covered-table-cell/>
        </table:table-row>
        <table:table-row>
          <table:table-cell table:style-name="Table138.A2" office:value-type="string">
            <text:p text:style-name="P68">Initiator Memory Write </text:p>
          </table:table-cell>
          <table:table-cell table:style-name="Table138.A2" office:value-type="string">
            <text:p text:style-name="P70">PH + n*PD</text:p>
          </table:table-cell>
          <table:table-cell table:style-name="Table138.A2" office:value-type="string">
            <text:p text:style-name="P70">C</text:p>
          </table:table-cell>
          <table:table-cell table:style-name="Table138.A2" office:value-type="string">
            <text:p text:style-name="P68"/>
          </table:table-cell>
          <table:table-cell table:style-name="Table138.E2" office:value-type="string">
            <text:p text:style-name="P68"/>
          </table:table-cell>
        </table:table-row>
        <table:table-row>
          <table:table-cell table:style-name="Table138.A2" office:value-type="string">
            <text:p text:style-name="P68">Initiator Memory Read Request</text:p>
          </table:table-cell>
          <table:table-cell table:style-name="Table138.A2" office:value-type="string">
            <text:p text:style-name="P70">NPH</text:p>
          </table:table-cell>
          <table:table-cell table:style-name="Table138.A2" office:value-type="string">
            <text:p text:style-name="P70">C</text:p>
          </table:table-cell>
          <table:table-cell table:style-name="Table138.A2" office:value-type="string">
            <text:p text:style-name="P68"/>
          </table:table-cell>
          <table:table-cell table:style-name="Table138.E2" office:value-type="string">
            <text:p text:style-name="P68"/>
          </table:table-cell>
        </table:table-row>
        <table:table-row>
          <table:table-cell table:number-columns-spanned="3">
            <table:table table:is-sub-table="true">
              <table:table-column table:style-name="Table138.A3.1"/>
              <table:table-column table:style-name="Table138.A3.2"/>
              <table:table-column table:style-name="Table138.A3.3"/>
              <table:table-row>
                <table:table-cell table:style-name="Table138.A2" office:value-type="string">
                  <text:p text:style-name="P68">Target IO_Read Completion</text:p>
                </table:table-cell>
                <table:table-cell table:style-name="Table138.A2" office:value-type="string">
                  <text:p text:style-name="P70">CPLH +CPLD</text:p>
                </table:table-cell>
                <table:table-cell table:style-name="Table138.A2" office:value-type="string">
                  <text:p text:style-name="P70">B</text:p>
                </table:table-cell>
              </table:table-row>
              <table:table-row>
                <table:table-cell table:style-name="Table138.A2" office:value-type="string">
                  <text:p text:style-name="P68">Target IO_Write Completion</text:p>
                </table:table-cell>
                <table:table-cell table:style-name="Table138.A2" office:value-type="string">
                  <text:p text:style-name="P70">CPLH </text:p>
                </table:table-cell>
                <table:table-cell table:style-name="Table138.A2" office:value-type="string">
                  <text:p text:style-name="P70">B</text:p>
                </table:table-cell>
              </table:table-row>
            </table:table>
          </table:table-cell>
          <table:covered-table-cell/>
          <table:covered-table-cell/>
          <table:table-cell table:style-name="Table138.A2" office:value-type="string">
            <text:p text:style-name="P109">IO transactions Completion. IO Read &amp; Write require Completion. (3 or 4 DW)</text:p>
          </table:table-cell>
          <table:table-cell>
            <table:table table:is-sub-table="true">
              <table:table-column table:style-name="Table138.E"/>
              <table:table-row>
                <table:table-cell table:style-name="Table138.E2" office:value-type="string">
                  <text:p text:style-name="P68"/>
                </table:table-cell>
              </table:table-row>
              <table:table-row>
                <table:table-cell table:style-name="Table138.E2" office:value-type="string">
                  <text:p text:style-name="P68"/>
                </table:table-cell>
              </table:table-row>
            </table:table>
          </table:table-cell>
        </table:table-row>
        <table:table-row>
          <table:table-cell table:style-name="Table138.A12" office:value-type="string">
            <text:p text:style-name="P68">Target Memory_Read Completion</text:p>
          </table:table-cell>
          <table:table-cell table:style-name="Table138.A12" office:value-type="string">
            <text:p text:style-name="P70">CPLH + n*CPLD</text:p>
          </table:table-cell>
          <table:table-cell table:style-name="Table138.A12" office:value-type="string">
            <text:p text:style-name="P70">D</text:p>
          </table:table-cell>
          <table:table-cell table:style-name="Table138.A12" office:value-type="string">
            <text:p text:style-name="P68"/>
          </table:table-cell>
          <table:table-cell table:style-name="Table138.E12" office:value-type="string">
            <text:p text:style-name="P68"/>
          </table:table-cell>
        </table:table-row>
      </table:table>
      <text:p text:style-name="P228">Table <text:sequence text:ref-name="refTable15" text:name="Table" text:formula="ooow:Table+1" style:num-format="1">2.14</text:sequence>.: TLI Transactions Dispatching</text:p>
      <text:p text:style-name="P228"/>
      <text:p text:style-name="Text_20_body_20_indent_5f_1">The XILINX Virtex-5(T) family integrates a HW IP_core, providing the primary layer of the PCI Express interface. This IP_core is interfaced through a bidirectional private TLI (Transaction Layer Interface)</text:p>
      <text:list xml:id="list35359566" text:style-name="L32">
        <text:list-item>
          <text:list>
            <text:list-item>
              <text:list>
                <text:list-item>
                  <text:p text:style-name="P318">TLI Tx Interface, 64-bit 250 MHz.</text:p>
                </text:list-item>
                <text:list-item>
                  <text:p text:style-name="P318">TLI Rx Interface, 64-bit 250 MHz.</text:p>
                  <text:p text:style-name="P318"/>
                </text:list-item>
              </text:list>
            </text:list-item>
          </text:list>
        </text:list-item>
      </text:list>
      <text:p text:style-name="Text_20_body_20_indent_5f_1"><draw:g text:anchor-type="paragraph" draw:z-index="129" draw:style-name="gr75"><draw:line draw:style-name="gr78" draw:text-style-name="P351" svg:x1="93.52mm" svg:y1="24.61mm" svg:x2="68.35mm" svg:y2="24.57mm"><text:p/></draw:line><draw:rect draw:style-name="gr79" draw:text-style-name="P351" svg:width="13.59mm" svg:height="23.29mm" svg:x="54.77mm" svg:y="7.61mm"><text:p/></draw:rect><draw:frame draw:style-name="gr80" draw:text-style-name="P372" svg:width="13.24mm" svg:height="19.59mm" svg:x="55.11mm" svg:y="9.19mm"><draw:text-box><text:p text:style-name="P351"><text:span text:style-name="T37">TLI_Tx</text:span></text:p><text:p text:style-name="P351"><text:span text:style-name="T47">Controller</text:span></text:p><text:p text:style-name="P351"><text:span text:style-name="T47">(Arbiter + Selector)</text:span></text:p></draw:text-box></draw:frame><draw:rect draw:style-name="gr79" draw:text-style-name="P351" svg:width="13.59mm" svg:height="23.29mm" svg:x="54.77mm" svg:y="38.56mm"><text:p/></draw:rect><draw:frame draw:style-name="gr80" draw:text-style-name="P372" svg:width="13.24mm" svg:height="19.59mm" svg:x="55.11mm" svg:y="39.97mm"><draw:text-box><text:p text:style-name="P351"><text:span text:style-name="T37">TLI_Rx</text:span></text:p><text:p text:style-name="P351"><text:span text:style-name="T47">Controller</text:span></text:p><text:p text:style-name="P351"><text:span text:style-name="T47">(Decoder + Distrib.)</text:span></text:p></draw:text-box></draw:frame><draw:rect draw:style-name="gr81" draw:text-style-name="P351" svg:width="19.5mm" svg:height="54.07mm" svg:x="27.15mm" svg:y="7.69mm"><text:p/></draw:rect><draw:frame draw:style-name="gr82" draw:text-style-name="P372" svg:width="19.5mm" svg:height="10.61mm" svg:x="27.15mm" svg:y="29.51mm"><draw:text-box><text:p text:style-name="P351"><text:span text:style-name="T37">PCI Express EP</text:span></text:p><text:p text:style-name="P351"><text:span text:style-name="T47">Block</text:span></text:p></draw:text-box></draw:frame><draw:line draw:style-name="gr30" draw:text-style-name="P351" svg:x1="54.79mm" svg:y1="24.01mm" svg:x2="46.32mm" svg:y2="24.01mm"><text:p/></draw:line><draw:line draw:style-name="gr30" draw:text-style-name="P351" svg:x1="46.69mm" svg:y1="27.2mm" svg:x2="55.16mm" svg:y2="27.2mm"><text:p/></draw:line><draw:line draw:style-name="gr30" draw:text-style-name="P351" svg:x1="54.79mm" svg:y1="55.14mm" svg:x2="46.32mm" svg:y2="55.14mm"><text:p/></draw:line><draw:line draw:style-name="gr30" draw:text-style-name="P351" svg:x1="46.69mm" svg:y1="58.3mm" svg:x2="55.16mm" svg:y2="58.3mm"><text:p/></draw:line><draw:custom-shape draw:style-name="gr83" draw:text-style-name="P351" svg:width="7.06mm" svg:height="6.18mm" svg:x="46.98mm" svg:y="42.18mm"><text:p/><draw:enhanced-geometry svg:viewBox="0 0 21600 21600" draw:text-areas="0 0 21600 21600" draw:type="notched-right-arrow" draw:modifiers="12112.1495327103 5538.46153846154"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draw:style-name="gr84" draw:text-style-name="P351" svg:width="-7.06mm" svg:height="-6.18mm" svg:x="54.2mm" svg:y="18.24mm"><text:p/><draw:enhanced-geometry svg:viewBox="0 0 21600 21600" draw:text-areas="0 0 21600 21600" draw:type="notched-right-arrow" draw:modifiers="12112.1495327103 5538.46153846154"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g draw:style-name="gr2"><draw:g draw:style-name="gr2"><draw:line draw:style-name="gr85" draw:text-style-name="P351" svg:x1="33.62mm" svg:y1="48.33mm" svg:x2="40.76mm" svg:y2="48.33mm"><text:p/></draw:line><draw:line draw:style-name="gr85" draw:text-style-name="P351" svg:x1="33.62mm" svg:y1="42.88mm" svg:x2="40.76mm" svg:y2="42.88mm"><text:p/></draw:line><draw:line draw:style-name="gr85" draw:text-style-name="P351" svg:x1="40.87mm" svg:y1="48.3mm" svg:x2="40.87mm" svg:y2="42.88mm"><text:p/></draw:line><draw:line draw:style-name="gr85" draw:text-style-name="P351" svg:x1="39.37mm" svg:y1="48.3mm" svg:x2="39.37mm" svg:y2="42.88mm"><text:p/></draw:line><draw:line draw:style-name="gr85" draw:text-style-name="P351" svg:x1="37.8mm" svg:y1="48.3mm" svg:x2="37.8mm" svg:y2="42.88mm"><text:p/></draw:line><draw:line draw:style-name="gr85" draw:text-style-name="P351" svg:x1="36.16mm" svg:y1="48.3mm" svg:x2="36.16mm" svg:y2="42.88mm"><text:p/></draw:line></draw:g><draw:line draw:style-name="gr86" draw:text-style-name="P351" svg:x1="29.07mm" svg:y1="45.42mm" svg:x2="33.96mm" svg:y2="45.42mm"><text:p/></draw:line><draw:line draw:style-name="gr86" draw:text-style-name="P351" svg:x1="40.87mm" svg:y1="45.28mm" svg:x2="45.76mm" svg:y2="45.28mm"><text:p/></draw:line></draw:g><draw:rect draw:style-name="gr87" draw:text-style-name="P351" svg:width="13.59mm" svg:height="24.23mm" svg:x="93.49mm" svg:y="21.54mm"><text:p/></draw:rect><draw:line draw:style-name="gr78" draw:text-style-name="P351" svg:x1="76.06mm" svg:y1="28.82mm" svg:x2="68.35mm" svg:y2="28.77mm"><text:p/></draw:line><draw:line draw:style-name="gr88" draw:text-style-name="P351" svg:x1="68.35mm" svg:y1="39.97mm" svg:x2="76.06mm" svg:y2="39.97mm"><text:p/></draw:line><draw:line draw:style-name="gr88" draw:text-style-name="P351" svg:x1="68.35mm" svg:y1="43.83mm" svg:x2="93.52mm" svg:y2="43.78mm"><text:p/></draw:line><draw:line draw:style-name="gr30" draw:text-style-name="P351" svg:x1="115.59mm" svg:y1="31.08mm" svg:x2="107.12mm" svg:y2="31.08mm"><text:p/></draw:line><draw:line draw:style-name="gr30" draw:text-style-name="P351" svg:x1="107.51mm" svg:y1="33.32mm" svg:x2="115.98mm" svg:y2="33.32mm"><text:p/></draw:line><draw:frame draw:style-name="gr89" draw:text-style-name="P373" svg:width="23.15mm" svg:height="4.26mm" svg:x="116.69mm" svg:y="30.41mm"><draw:text-box><text:p><text:span text:style-name="T48">IO_Bus Master</text:span></text:p></draw:text-box></draw:frame><draw:g draw:style-name="gr2"><draw:rect draw:style-name="gr87" draw:text-style-name="P351" svg:width="13.59mm" svg:height="14.51mm" svg:x="76.05mm" svg:y="26.76mm"><text:p/></draw:rect><draw:frame draw:style-name="gr82" draw:text-style-name="P372" svg:width="13.59mm" svg:height="8.26mm" svg:x="76.05mm" svg:y="30.01mm"><draw:text-box><text:p text:style-name="P351"><text:span text:style-name="T37">TLI</text:span></text:p><text:p text:style-name="P351"><text:span text:style-name="T49">Unsupp.</text:span></text:p></draw:text-box></draw:frame></draw:g><draw:frame draw:style-name="gr82" draw:text-style-name="P372" svg:width="13.59mm" svg:height="8.26mm" svg:x="93.49mm" svg:y="28.54mm"><draw:text-box><text:p text:style-name="P351"><text:span text:style-name="T37">IO</text:span></text:p><text:p text:style-name="P351"><text:span text:style-name="T49">Bridge</text:span></text:p></draw:text-box></draw:frame><draw:g draw:style-name="gr2"><draw:g draw:style-name="gr2"><draw:rect draw:style-name="gr87" draw:text-style-name="P351" svg:width="13.59mm" svg:height="8.26mm" svg:x="93.67mm" svg:y="47.47mm"><text:p/></draw:rect><draw:frame draw:style-name="gr82" draw:text-style-name="P367" svg:width="13.59mm" svg:height="8.26mm" svg:x="93.67mm" svg:y="47.47mm"><draw:text-box><text:p text:style-name="P351"><text:span text:style-name="T38">Central_SW</text:span></text:p><text:p text:style-name="P351"><text:span text:style-name="T46">M_Port W</text:span></text:p></draw:text-box></draw:frame></draw:g><draw:g draw:style-name="gr2"><draw:rect draw:style-name="gr87" draw:text-style-name="P351" svg:width="13.59mm" svg:height="8.26mm" svg:x="93.67mm" svg:y="57.47mm"><text:p/></draw:rect><draw:frame draw:style-name="gr82" draw:text-style-name="P367" svg:width="13.59mm" svg:height="8.26mm" svg:x="93.67mm" svg:y="57.47mm"><draw:text-box><text:p text:style-name="P351"><text:span text:style-name="T38">Central_SW</text:span></text:p><text:p text:style-name="P351"><text:span text:style-name="T46">S_Port R</text:span></text:p></draw:text-box></draw:frame></draw:g></draw:g><draw:g draw:style-name="gr2"><draw:g draw:style-name="gr2"><draw:rect draw:style-name="gr87" draw:text-style-name="P351" svg:width="13.59mm" svg:height="8.26mm" svg:x="93.37mm" svg:y="2.05mm"><text:p/></draw:rect><draw:frame draw:style-name="gr82" draw:text-style-name="P367" svg:width="13.59mm" svg:height="8.26mm" svg:x="93.37mm" svg:y="2.05mm"><draw:text-box><text:p text:style-name="P351"><text:span text:style-name="T38">Central_SW</text:span></text:p><text:p text:style-name="P351"><text:span text:style-name="T46">M_Port R</text:span></text:p></draw:text-box></draw:frame></draw:g><draw:g draw:style-name="gr2"><draw:rect draw:style-name="gr87" draw:text-style-name="P351" svg:width="13.59mm" svg:height="8.26mm" svg:x="93.37mm" svg:y="12.05mm"><text:p/></draw:rect><draw:frame draw:style-name="gr82" draw:text-style-name="P367" svg:width="13.59mm" svg:height="8.26mm" svg:x="93.37mm" svg:y="12.05mm"><draw:text-box><text:p text:style-name="P351"><text:span text:style-name="T38">Central_SW</text:span></text:p><text:p text:style-name="P351"><text:span text:style-name="T46">S_Port W</text:span></text:p></draw:text-box></draw:frame></draw:g></draw:g><draw:line draw:style-name="gr78" draw:text-style-name="P351" svg:x1="93.38mm" svg:y1="9.19mm" svg:x2="68.21mm" svg:y2="9.19mm"><text:p/></draw:line><draw:line draw:style-name="gr78" draw:text-style-name="P351" svg:x1="93.38mm" svg:y1="16.21mm" svg:x2="68.21mm" svg:y2="16.21mm"><text:p/></draw:line><draw:line draw:style-name="gr88" draw:text-style-name="P351" svg:x1="68.51mm" svg:y1="60.15mm" svg:x2="93.68mm" svg:y2="60.13mm"><text:p/></draw:line><draw:line draw:style-name="gr88" draw:text-style-name="P351" svg:x1="68.51mm" svg:y1="52.16mm" svg:x2="93.68mm" svg:y2="52.14mm"><text:p/></draw:line><draw:g draw:style-name="gr2"><draw:line draw:style-name="gr90" draw:text-style-name="P351" svg:x1="106.98mm" svg:y1="16.95mm" svg:x2="115.45mm" svg:y2="16.95mm"><text:p/></draw:line><draw:line draw:style-name="gr30" draw:text-style-name="P351" svg:x1="115.45mm" svg:y1="14.94mm" svg:x2="106.98mm" svg:y2="14.94mm"><text:p/></draw:line></draw:g><draw:g draw:style-name="gr2"><draw:line draw:style-name="gr90" draw:text-style-name="P351" svg:x1="106.98mm" svg:y1="7.99mm" svg:x2="115.45mm" svg:y2="7.99mm"><text:p/></draw:line><draw:line draw:style-name="gr30" draw:text-style-name="P351" svg:x1="115.45mm" svg:y1="5.98mm" svg:x2="106.98mm" svg:y2="5.98mm"><text:p/></draw:line></draw:g><draw:g draw:style-name="gr2"><draw:line draw:style-name="gr90" draw:text-style-name="P351" svg:x1="107.28mm" svg:y1="52.9mm" svg:x2="115.75mm" svg:y2="52.9mm"><text:p/></draw:line><draw:line draw:style-name="gr30" draw:text-style-name="P351" svg:x1="107.28mm" svg:y1="50.87mm" svg:x2="115.75mm" svg:y2="50.87mm"><text:p/></draw:line></draw:g><draw:g draw:style-name="gr2"><draw:line draw:style-name="gr90" draw:text-style-name="P351" svg:x1="107.28mm" svg:y1="62.71mm" svg:x2="115.75mm" svg:y2="62.71mm"><text:p/></draw:line><draw:line draw:style-name="gr30" draw:text-style-name="P351" svg:x1="107.28mm" svg:y1="60.68mm" svg:x2="115.75mm" svg:y2="60.68mm"><text:p/></draw:line></draw:g><draw:custom-shape draw:style-name="gr71" draw:text-style-name="P351" svg:width="2.25mm" svg:height="13.5mm" svg:x="115.66mm" svg:y="4.61m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style-name="gr71" draw:text-style-name="P351" svg:width="2.25mm" svg:height="13.5mm" svg:x="115.66mm" svg:y="50.1m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82" draw:text-style-name="P374" svg:width="18.44mm" svg:height="10.87mm" svg:x="117.9mm" svg:y="52.14mm"><draw:text-box><text:p text:style-name="P351"><text:span text:style-name="T49">Central_SW</text:span></text:p><text:p text:style-name="P351"><text:span text:style-name="T37">DPRAM</text:span></text:p><text:p text:style-name="P351"><text:span text:style-name="T50">Buffer</text:span></text:p></draw:text-box></draw:frame><draw:frame draw:style-name="gr82" draw:text-style-name="P374" svg:width="18.44mm" svg:height="10.87mm" svg:x="117.9mm" svg:y="6.74mm"><draw:text-box><text:p text:style-name="P351"><text:span text:style-name="T49">Central_SW</text:span></text:p><text:p text:style-name="P351"><text:span text:style-name="T37">DPRAM</text:span></text:p><text:p text:style-name="P351"><text:span text:style-name="T50">Buffer</text:span></text:p></draw:text-box></draw:frame><draw:g draw:style-name="gr2"><draw:g draw:style-name="gr2"><draw:line draw:style-name="gr85" draw:text-style-name="P351" svg:x1="41.06mm" svg:y1="12.56mm" svg:x2="33.92mm" svg:y2="12.56mm"><text:p/></draw:line><draw:line draw:style-name="gr85" draw:text-style-name="P351" svg:x1="41.06mm" svg:y1="18.01mm" svg:x2="33.92mm" svg:y2="18.01mm"><text:p/></draw:line><draw:line draw:style-name="gr85" draw:text-style-name="P351" svg:x1="33.92mm" svg:y1="12.56mm" svg:x2="33.92mm" svg:y2="17.98mm"><text:p/></draw:line><draw:line draw:style-name="gr85" draw:text-style-name="P351" svg:x1="35.49mm" svg:y1="12.56mm" svg:x2="35.49mm" svg:y2="17.98mm"><text:p/></draw:line><draw:line draw:style-name="gr85" draw:text-style-name="P351" svg:x1="37.06mm" svg:y1="12.56mm" svg:x2="37.06mm" svg:y2="17.98mm"><text:p/></draw:line><draw:line draw:style-name="gr85" draw:text-style-name="P351" svg:x1="38.63mm" svg:y1="12.56mm" svg:x2="38.63mm" svg:y2="17.98mm"><text:p/></draw:line></draw:g><draw:line draw:style-name="gr86" draw:text-style-name="P351" svg:x1="45.76mm" svg:y1="15.47mm" svg:x2="40.87mm" svg:y2="15.47mm"><text:p/></draw:line><draw:line draw:style-name="gr86" draw:text-style-name="P351" svg:x1="33.96mm" svg:y1="15.61mm" svg:x2="29.07mm" svg:y2="15.61mm"><text:p/></draw:line></draw:g><draw:custom-shape draw:style-name="gr91" draw:text-style-name="P372" svg:width="4.36mm" svg:height="3.71mm" svg:x="76.66mm" svg:y="27.52mm"><text:p text:style-name="P351"><text:span text:style-name="T47">A</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91" draw:text-style-name="P372" svg:width="4.36mm" svg:height="3.71mm" svg:x="94.27mm" svg:y="22.55mm"><text:p text:style-name="P351"><text:span text:style-name="T47">B</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91" draw:text-style-name="P372" svg:width="4.36mm" svg:height="3.71mm" svg:x="88.41mm" svg:y="3.11mm"><text:p text:style-name="P351"><text:span text:style-name="T47">C</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91" draw:text-style-name="P372" svg:width="4.36mm" svg:height="3.71mm" svg:x="88.41mm" svg:y="12.23mm"><text:p text:style-name="P351"><text:span text:style-name="T47">D</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91" draw:text-style-name="P372" svg:width="4.36mm" svg:height="3.71mm" svg:x="88.41mm" svg:y="47.51mm"><text:p text:style-name="P351"><text:span text:style-name="T47">E</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91" draw:text-style-name="P372" svg:width="4.36mm" svg:height="3.71mm" svg:x="88.41mm" svg:y="61.12mm"><text:p text:style-name="P351"><text:span text:style-name="T47">F</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71" draw:text-style-name="P351" svg:width="2.51mm" svg:height="20.52mm" draw:transform="rotate (-1.57079632679579) translate (45.4025mm 63.7293055555556mm)"><text:p/><draw:enhanced-geometry svg:viewBox="0 0 21600 21600" draw:mirror-horizontal="true" draw:glue-points="0 0 0 21600 21600 10800" draw:text-areas="0 ?f9 7800 ?f10" draw:type="right-brace" draw:modifiers="1800 10441.4062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style-name="gr71" draw:text-style-name="P351" svg:width="2.51mm" svg:height="53.38mm" draw:transform="rotate (-1.57079632679579) translate (107.914722222222mm 67.4158333333333mm)"><text:p/><draw:enhanced-geometry svg:viewBox="0 0 21600 21600" draw:mirror-horizontal="true" draw:glue-points="0 0 0 21600 21600 10800" draw:text-areas="0 ?f9 7800 ?f10" draw:type="right-brace" draw:modifiers="656.491575817641 10441.4062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76" draw:text-style-name="P375" svg:width="17.26mm" svg:height="11.67mm" svg:x="28.65mm" svg:y="66.24mm"><draw:text-box><text:p text:style-name="P351"><text:span text:style-name="T51">Virtex5-T</text:span></text:p><text:p text:style-name="P351"><text:span text:style-name="T51">PCI Express EP</text:span></text:p><text:p text:style-name="P351"><text:span text:style-name="T51"><text:s/></text:span><text:span text:style-name="T51">HW IP core</text:span></text:p></draw:text-box></draw:frame><draw:frame draw:style-name="gr76" draw:text-style-name="P375" svg:width="26.52mm" svg:height="8.76mm" svg:x="67.93mm" svg:y="70.95mm"><draw:text-box><text:p text:style-name="P351"><text:span text:style-name="T51">Virtex5-T</text:span></text:p><text:p text:style-name="P351"><text:span text:style-name="T51">PCI Express I/F</text:span></text:p><text:p text:style-name="P351"><text:span text:style-name="T51"><text:s/></text:span><text:span text:style-name="T51">SW IP core</text:span></text:p></draw:text-box></draw:frame></draw:g><text:soft-page-break/>Each TLI Interface, (Tx – Rx) is handled with specific controllers assuring the dispatching, the arbitration, and the decoding of the in-going and out-going TLP. The two controllers are fully independent and able to process concurrently in-going and out-going TL</text:p>
      <text:p text:style-name="Text_20_body_20_indent_5f_3"/>
      <text:p text:style-name="Text_20_body_20_indent_5f_3"/>
      <text:p text:style-name="Text_20_body_20_indent_5f_2"/>
      <text:p text:style-name="Text_20_body_20_indent_5f_2">The Configuration <text:span text:style-name="T25">CfgRD0</text:span>, <text:s/><text:span text:style-name="T25">CfgRD1</text:span>, TLP are decoded and handled by the PCI Express EP HW IP core, and therefore not handled by the local TLI controllers. Due to its “PCI Express End Point” characteristic, no <text:s/>Configuration TLP support is required.</text:p>
      <text:p text:style-name="Text_20_body_20_indent_5f_2">A dedicated (mandatory) block handle the unsupported (or corrupted) <text:s/>in-going TLB. Proper error signalling is implemented in case of incoherent TLB.</text:p>
      <text:p text:style-name="Text_20_body_20_indent_5f_2"><text:span text:style-name="T25">IORd</text:span> and <text:span text:style-name="T25">IOWr</text:span> TLP are handled by a dedicated block implementing a IO_Bus Master bridge function. The <text:s/>Completion <text:span text:style-name="T25">Cpl</text:span> or <text:span text:style-name="T25">CplD</text:span> TLP are issued for every IO TLP transaction.</text:p>
      <text:p text:style-name="Text_20_body_20_indent_5f_2">The incoming (DOWN_stream) <text:span text:style-name="T25">MRd</text:span> and <text:span text:style-name="T25">MWr</text:span> TLP are routed to the TOSCA Central_SW through the Write_Posting and Read_Request buffers. Completions <text:span text:style-name="T25">Cpl</text:span> and <text:span text:style-name="T25">CplD</text:span> TLB are also routed back to the TLI Tx Interface.</text:p>
      <text:p text:style-name="P135"/>
      <text:list xml:id="list35436229" text:continue-list="list35414605" text:style-name="Outline">
        <text:list-item>
          <text:list>
            <text:list-item>
              <text:h text:style-name="P255" text:outline-level="2">SMEM Shared Memory</text:h>
            </text:list-item>
          </text:list>
        </text:list-item>
      </text:list>
      <text:p text:style-name="P219">The DDR2 memory controller controls 4 devices, organized in x8. The PEV_1100 can provide 256, 512 or 1024 MBytes on-board DDR2 memory. The two bit field “<text:span text:style-name="T18">ddr2_SIZE</text:span>” located in the “SMEM_DDR2_CTL” register provides information on populated devices. Refer to chapter 3.4.1</text:p>
      <text:p text:style-name="Text_20_body_20_indent_5f_1"><text:span text:style-name="T18">ddr2_SIZE = <text:tab/>“01”<text:tab/></text:span>512MBit<text:tab/>= 256 MBytes (default)</text:p>
      <text:p text:style-name="Text_20_body_20_indent_5f_1"><text:tab/><text:tab/>“10”<text:tab/>1024MBit<text:tab/>= 512 MBytes</text:p>
      <text:p text:style-name="Text_20_body_20_indent_5f_1"><text:tab/><text:tab/>“11”<text:tab/>2048MBit<text:tab/>= 1024 MBytes</text:p>
      <text:p text:style-name="Text_20_body_20_indent_5f_1">The DDR2 refresh strategy rate 3.9[us] or 7.8[us] and policy as single at the time or grouped in burst of eight are both selectable in the “SMEM_DDR2_CTL” register. Refer to chapter 3.4.1</text:p>
      <text:p text:style-name="Text_20_body_20_indent_5f_1">The <text:s/>DDR2 memory controller implements four independent ports ( labelled A, B, C, D) with segregated Read and Write access. </text:p>
      <text:list xml:id="list35373034" text:style-name="L33">
        <text:list-item>
          <text:list>
            <text:list-item>
              <text:list>
                <text:list-item>
                  <text:p text:style-name="P272">Port_A <text:tab/>: Central_SW Slave access.</text:p>
                </text:list-item>
                <text:list-item>
                  <text:p text:style-name="P272">Port_B <text:tab/>: IDMA Descriptor fetch and update.</text:p>
                </text:list-item>
                <text:list-item>
                  <text:p text:style-name="P272">Port_C<text:tab/>: IDMA data operation.</text:p>
                </text:list-item>
                <text:list-item>
                  <text:p text:style-name="P272">Port_D<text:tab/>: USER Block private access.</text:p>
                </text:list-item>
              </text:list>
            </text:list-item>
          </text:list>
        </text:list-item>
      </text:list>
      <text:p text:style-name="Text_20_body_20_indent_5f_1"/>
      <text:p text:style-name="Text_20_body_20_indent_5f_1">Each ports can be dynamically masked individually with ddr2_MASK[3:0]”control bits allowing to remove specific ports from the real-time operation. Refer to chapter 3.4.1</text:p>
      <text:p text:style-name="Text_20_body_20_indent_5f_1">The four ports are arbitrated all together with selectable policy, allowing to tune for optimal application specific algorithm. For maximal performance, the Read and the Write are implemented through different channels. The arbitration algorithms are selectable in the <text:s/>“SMEM_DDR2_CTL” register. Refer to chapter 3.4.1</text:p>
      <text:p text:style-name="Text_20_body_20_indent_5f_1">To support efficient READ, a dedicated read-ahead cache logic is implemented. When enabled, a full page (4 KBytes) is read-out from the DDR2 device and stored in a fast DPRAM. <text:s/>Two read-ahead 4 KBytes cache set/entry <text:s/>is implemented, selected with <text:s/>the LSM of the “Address Space Type”. This dual entry allows to sustain two full speed read-out process <text:s/></text:p>
      <text:p text:style-name="Text_20_body_20_indent_5f_1">A cache coherency protocol surveys and update the read-ahead buffer validity. Any WRITE to the tagged read-ahead address <text:s/>will invalidate the <text:s/>read-ahead buffer copy</text:p>
      <text:p text:style-name="Text_20_body_20_indent_5f_1">The read-ahead caching mechanism support is conditioned by the “Address Space Type” field integrated in the Read_ Request transaction header. The <text:s/>“Address Space Type”is defined in the INgress MMU descriptors (PCI Express and VME64x)</text:p>
      <table:table table:name="Table101" table:style-name="Table101">
        <table:table-column table:style-name="Table101.A"/>
        <table:table-column table:style-name="Table101.B"/>
        <table:table-column table:style-name="Table101.C"/>
        <table:table-row>
          <table:table-cell table:style-name="Table101.A1" office:value-type="string">
            <text:p text:style-name="P106">Address Type</text:p>
          </table:table-cell>
          <table:table-cell table:style-name="Table101.A1" office:value-type="string">
            <text:p text:style-name="P105">READ Mode of operation</text:p>
          </table:table-cell>
          <table:table-cell table:style-name="Table101.C1" office:value-type="string">
            <text:p text:style-name="P105">Comments</text:p>
          </table:table-cell>
        </table:table-row>
        <table:table-row>
          <table:table-cell table:style-name="Table101.A2" office:value-type="string">
            <text:p text:style-name="P84">0x0</text:p>
          </table:table-cell>
          <table:table-cell table:style-name="Table101.A2" office:value-type="string">
            <text:p text:style-name="P83">Read-ahead cache disabled</text:p>
          </table:table-cell>
          <table:table-cell table:style-name="Table101.C2" office:value-type="string">
            <text:p text:style-name="P83">Only the requested size is extracted from the DDR2 Memory</text:p>
          </table:table-cell>
        </table:table-row>
        <table:table-row>
          <table:table-cell table:style-name="Table101.A2" office:value-type="string">
            <text:p text:style-name="P84">0x4</text:p>
          </table:table-cell>
          <table:table-cell table:style-name="Table101.A2" office:value-type="string">
            <text:p text:style-name="P83">Read-ahead entry #0 </text:p>
          </table:table-cell>
          <table:table-cell table:style-name="Table101.C2" office:value-type="string">
            <text:p text:style-name="P83">A full 4 KBytes page is extracted from the DDR2 and copied in the read-ahead cache #0.</text:p>
          </table:table-cell>
        </table:table-row>
        <table:table-row>
          <table:table-cell table:style-name="Table101.A2" office:value-type="string">
            <text:p text:style-name="P84">0x5</text:p>
          </table:table-cell>
          <table:table-cell table:style-name="Table101.A2" office:value-type="string">
            <text:p text:style-name="P83">Read-ahead entry #1</text:p>
          </table:table-cell>
          <table:table-cell table:style-name="Table101.C2" office:value-type="string">
            <text:p text:style-name="P83">Idem in read-ahead cache #0.</text:p>
          </table:table-cell>
        </table:table-row>
        <table:table-row>
          <table:table-cell table:style-name="Table101.A5" office:value-type="string">
            <text:p text:style-name="P84">Others</text:p>
          </table:table-cell>
          <table:table-cell table:style-name="Table101.A5" office:value-type="string">
            <text:p text:style-name="P83">Reserved</text:p>
          </table:table-cell>
          <table:table-cell table:style-name="Table101.C5" office:value-type="string">
            <text:p text:style-name="P83"/>
          </table:table-cell>
        </table:table-row>
      </table:table>
      <text:p text:style-name="P211">Table <text:sequence text:ref-name="refTable16" text:name="Table" text:formula="ooow:Table+1" style:num-format="1">2.15</text:sequence>.: SMEM Central_SW TYPE transactions <text:s/></text:p>
      <text:p text:style-name="Text_20_body_20_indent_5f_1">Addressing error (out of range access) are monitored and error status flags are provided in the “SMEM_DDR2_ERR” register. Refer to chapter 3.4.2</text:p>
      <text:list xml:id="list35444066" text:continue-list="list35436229" text:style-name="Outline">
        <text:list-item>
          <text:list>
            <text:list-item>
              <text:h text:style-name="P255" text:outline-level="2">IDMA Embedded Controller </text:h>
            </text:list-item>
          </text:list>
        </text:list-item>
      </text:list>
      <text:p text:style-name="Text_20_body_20_indent_5f_1">The PEV_1100 implements a multi-channel (4) DMA controller, especially designed to support high efficient data movement between the Host PCI Express, the DDR2 shared memory and others local Bus interface.</text:p>
      <text:p text:style-name="Text_20_body_20_indent_5f_1">The above drawing represents a simplified functional diagram of the IDMAC implementation. The IDMAC is directly attached to the SMEM block and therefore optimized to get maximum performance from the DDR2 devices. (burst size, page management, local DPRAM caches, ...) </text:p>
      <text:p text:style-name="Text_20_body_20_indent_5f_2"/>
      <text:p text:style-name="Text_20_body_20_indent"/>
      <text:p text:style-name="Text_20_body_20_indent"/>
      <text:p text:style-name="Text_20_body_20_indent"/>
      <text:p text:style-name="Text_20_body_20_indent"><draw:g text:anchor-type="paragraph" draw:z-index="123" draw:style-name="gr1"><draw:rect draw:style-name="gr33" draw:text-style-name="P360" svg:width="45.64mm" svg:height="18.03mm" svg:x="63.1mm" svg:y="-0.42mm"><text:p text:style-name="P351"><text:span text:style-name="T5">DDR2 Shared Memory</text:span></text:p><text:p text:style-name="P351"><text:span text:style-name="T5">SMEM</text:span></text:p></draw:rect><draw:g draw:style-name="gr2"><draw:rect draw:style-name="gr40" draw:text-style-name="P360" svg:width="22.92mm" svg:height="7.72mm" svg:x="30.24mm" svg:y="-0.35mm"><text:p text:style-name="P351"><text:span text:style-name="T5">WR_Engine #0</text:span></text:p></draw:rect><draw:g draw:style-name="gr2"><draw:line draw:style-name="gr30" draw:text-style-name="P351" svg:x1="53.18mm" svg:y1="4.85mm" svg:x2="67.98mm" svg:y2="4.85mm"><text:p/></draw:line><draw:frame draw:style-name="gr41" draw:text-style-name="P362" svg:width="8.12mm" svg:height="2.67mm" svg:x="54.17mm" svg:y="2mm"><draw:text-box><text:p><text:span text:style-name="T41">WRITE</text:span></text:p></draw:text-box></draw:frame></draw:g></draw:g><draw:g draw:style-name="gr2"><draw:rect draw:style-name="gr40" draw:text-style-name="P360" svg:width="22.92mm" svg:height="7.72mm" svg:x="30.02mm" svg:y="9.3mm"><text:p text:style-name="P351"><text:span text:style-name="T5">WR_Engine #1</text:span></text:p></draw:rect><draw:g draw:style-name="gr2"><draw:line draw:style-name="gr30" draw:text-style-name="P351" svg:x1="52.95mm" svg:y1="14.48mm" svg:x2="67.75mm" svg:y2="14.48mm"><text:p/></draw:line><draw:frame draw:style-name="gr41" draw:text-style-name="P362" svg:width="8.12mm" svg:height="2.67mm" svg:x="53.96mm" svg:y="11.64mm"><draw:text-box><text:p><text:span text:style-name="T41">WRITE</text:span></text:p></draw:text-box></draw:frame></draw:g></draw:g><draw:rect draw:style-name="gr40" draw:text-style-name="P360" svg:width="140.38mm" svg:height="26.55mm" svg:x="16.23mm" svg:y="29.16mm"><text:p text:style-name="P351"><text:span text:style-name="T42">Central_SW (4-port)</text:span></text:p><text:p text:style-name="P351"><text:span text:style-name="T1">(SMEM – PCIe – VME - USER)</text:span></text:p></draw:rect><draw:g draw:style-name="gr2"><draw:rect draw:style-name="gr42" draw:text-style-name="P360" svg:width="22.92mm" svg:height="7.72mm" svg:x="120.3mm" svg:y="-0.24mm"><text:p text:style-name="P351"><text:span text:style-name="T5">RD_Engine #0</text:span></text:p></draw:rect><draw:g draw:style-name="gr2"><draw:line draw:style-name="gr30" draw:text-style-name="P351" svg:x1="105.29mm" svg:y1="5.43mm" svg:x2="120.09mm" svg:y2="5.43mm"><text:p/></draw:line><draw:frame draw:style-name="gr41" draw:text-style-name="P362" svg:width="8.12mm" svg:height="2.67mm" svg:x="108.94mm" svg:y="2.59mm"><draw:text-box><text:p text:style-name="P363"><text:span text:style-name="T41">READ</text:span></text:p></draw:text-box></draw:frame></draw:g></draw:g><draw:g draw:style-name="gr2"><draw:rect draw:style-name="gr42" draw:text-style-name="P360" svg:width="22.92mm" svg:height="7.72mm" svg:x="120.49mm" svg:y="9.9mm"><text:p text:style-name="P351"><text:span text:style-name="T5">RD_Engine #1</text:span></text:p></draw:rect><draw:g draw:style-name="gr2"><draw:line draw:style-name="gr30" draw:text-style-name="P351" svg:x1="105.48mm" svg:y1="15.58mm" svg:x2="120.28mm" svg:y2="15.58mm"><text:p/></draw:line><draw:frame draw:style-name="gr41" draw:text-style-name="P362" svg:width="8.12mm" svg:height="2.67mm" svg:x="109.13mm" svg:y="12.74mm"><draw:text-box><text:p text:style-name="P363"><text:span text:style-name="T41">READ</text:span></text:p></draw:text-box></draw:frame></draw:g></draw:g><draw:frame draw:style-name="gr41" draw:text-style-name="P364" svg:width="13.59mm" svg:height="5.32mm" svg:x="16.64mm" svg:y="30.78mm"><draw:text-box><text:p text:style-name="P351"><text:span text:style-name="T41">DMA_Master</text:span></text:p><text:p text:style-name="P351"><text:span text:style-name="T41">READ</text:span></text:p></draw:text-box></draw:frame><draw:g draw:style-name="gr2"><draw:line draw:style-name="gr30" draw:text-style-name="P351" svg:x1="22.33mm" svg:y1="1.57mm" svg:x2="30.43mm" svg:y2="1.57mm"><text:p/></draw:line><draw:line draw:style-name="gr30" draw:text-style-name="P351" svg:x1="24.5mm" svg:y1="11.31mm" svg:x2="30.07mm" svg:y2="11.31mm"><text:p/></draw:line><draw:line draw:style-name="gr43" draw:text-style-name="P351" svg:x1="24.34mm" svg:y1="11.11mm" svg:x2="24.34mm" svg:y2="29.15mm"><text:p/></draw:line><draw:line draw:style-name="gr43" draw:text-style-name="P351" svg:x1="22.33mm" svg:y1="1.57mm" svg:x2="22.33mm" svg:y2="29.16mm"><text:p/></draw:line></draw:g><draw:g draw:style-name="gr2"><draw:line draw:style-name="gr30" draw:text-style-name="P351" svg:x1="143.42mm" svg:y1="1.78mm" svg:x2="152.77mm" svg:y2="1.78mm"><text:p/></draw:line><draw:line draw:style-name="gr30" draw:text-style-name="P351" svg:x1="143.79mm" svg:y1="11.52mm" svg:x2="150.23mm" svg:y2="11.52mm"><text:p/></draw:line><draw:line draw:style-name="gr43" draw:text-style-name="P351" svg:x1="150.41mm" svg:y1="11.34mm" svg:x2="150.41mm" svg:y2="29.38mm"><text:p/></draw:line><draw:line draw:style-name="gr43" draw:text-style-name="P351" svg:x1="152.77mm" svg:y1="1.78mm" svg:x2="152.77mm" svg:y2="29.37mm"><text:p/></draw:line></draw:g><draw:frame draw:style-name="gr41" draw:text-style-name="P364" svg:width="13.59mm" svg:height="5.32mm" svg:x="142.4mm" svg:y="30.18mm"><draw:text-box><text:p text:style-name="P351"><text:span text:style-name="T41">DMA_Master</text:span></text:p><text:p text:style-name="P351"><text:span text:style-name="T41">WRITE</text:span></text:p></draw:text-box></draw:frame><draw:frame draw:style-name="gr41" draw:text-style-name="P364" svg:width="13.59mm" svg:height="5.32mm" svg:x="29.21mm" svg:y="49.62mm"><draw:text-box><text:p text:style-name="P351"><text:span text:style-name="T41">VME_Slave</text:span></text:p><text:p text:style-name="P351"><text:span text:style-name="T41">READ/WRITE</text:span></text:p></draw:text-box></draw:frame><draw:frame draw:style-name="gr41" draw:text-style-name="P364" svg:width="13.59mm" svg:height="5.32mm" svg:x="128.2mm" svg:y="49.62mm"><draw:text-box><text:p text:style-name="P351"><text:span text:style-name="T41">PCIe_Slave</text:span></text:p><text:p text:style-name="P351"><text:span text:style-name="T41">READ/WRITE</text:span></text:p></draw:text-box></draw:frame><draw:frame draw:style-name="gr41" draw:text-style-name="P364" svg:width="13.59mm" svg:height="5.32mm" svg:x="75.67mm" svg:y="49.62mm"><draw:text-box><text:p text:style-name="P351"><text:span text:style-name="T41">USER_Slave</text:span></text:p><text:p text:style-name="P351"><text:span text:style-name="T41">READ/WRITE</text:span></text:p></draw:text-box></draw:frame><draw:g draw:style-name="gr2"><draw:line draw:style-name="gr44" draw:text-style-name="P351" svg:x1="32.05mm" svg:y1="55.9mm" svg:x2="32.05mm" svg:y2="64.45mm"><text:p/></draw:line><draw:line draw:style-name="gr45" draw:text-style-name="P351" svg:x1="39.35mm" svg:y1="64.45mm" svg:x2="39.35mm" svg:y2="55.9mm"><text:p/></draw:line></draw:g><draw:g draw:style-name="gr2"><draw:line draw:style-name="gr44" draw:text-style-name="P351" svg:x1="78.72mm" svg:y1="55.9mm" svg:x2="78.72mm" svg:y2="64.45mm"><text:p/></draw:line><draw:line draw:style-name="gr45" draw:text-style-name="P351" svg:x1="86.01mm" svg:y1="64.45mm" svg:x2="86.01mm" svg:y2="55.9mm"><text:p/></draw:line></draw:g><draw:g draw:style-name="gr2"><draw:line draw:style-name="gr44" draw:text-style-name="P351" svg:x1="131.45mm" svg:y1="55.9mm" svg:x2="131.45mm" svg:y2="64.45mm"><text:p/></draw:line><draw:line draw:style-name="gr45" draw:text-style-name="P351" svg:x1="138.75mm" svg:y1="64.45mm" svg:x2="138.75mm" svg:y2="55.9mm"><text:p/></draw:line></draw:g><draw:g draw:style-name="gr2"><draw:line draw:style-name="gr30" draw:text-style-name="P351" svg:x1="33.27mm" svg:y1="-8.15mm" svg:x2="33.27mm" svg:y2="-0.55mm"><text:p/></draw:line><draw:frame draw:style-name="gr34" draw:text-style-name="P358" svg:width="16.84mm" svg:height="6.38mm" svg:x="25.97mm" svg:y="-14.53mm"><draw:text-box><text:p text:style-name="P351"><text:span text:style-name="T34">DIRECT _Port</text:span></text:p><text:p text:style-name="P351"><text:span text:style-name="T34">(User's path)</text:span></text:p></draw:text-box></draw:frame></draw:g><draw:line draw:style-name="gr30" draw:text-style-name="P351" svg:x1="140.37mm" svg:y1="-0.09mm" svg:x2="140.37mm" svg:y2="-7.69mm"><text:p/></draw:line><draw:frame draw:style-name="gr34" draw:text-style-name="P358" svg:width="16.84mm" svg:height="6.38mm" svg:x="133.07mm" svg:y="-14.04mm"><draw:text-box><text:p text:style-name="P351"><text:span text:style-name="T34">DIRECT _Port</text:span></text:p><text:p text:style-name="P351"><text:span text:style-name="T34">(User's path)</text:span></text:p></draw:text-box></draw:frame><draw:rect draw:style-name="gr33" draw:text-style-name="P360" svg:width="45.64mm" svg:height="8.65mm" svg:x="63.1mm" svg:y="-16.12mm"><text:p text:style-name="P351"><text:span text:style-name="T5">DMA_Descriptor Chain</text:span></text:p><text:p text:style-name="P351"><text:span text:style-name="T5">Fetch Controller</text:span></text:p></draw:rect><draw:line draw:style-name="gr30" draw:text-style-name="P351" svg:x1="71mm" svg:y1="-0.42mm" svg:x2="71mm" svg:y2="-7.09mm"><text:p/></draw:line><draw:line draw:style-name="gr30" draw:text-style-name="P351" svg:x1="75.88mm" svg:y1="-7.09mm" svg:x2="75.88mm" svg:y2="-0.42mm"><text:p/></draw:line><draw:g draw:style-name="gr2"><draw:g draw:style-name="gr2"><draw:line draw:style-name="gr46" draw:text-style-name="P351" svg:x1="50.91mm" svg:y1="-8.73mm" svg:x2="63.1mm" svg:y2="-8.73mm"><text:p/></draw:line><draw:line draw:style-name="gr46" draw:text-style-name="P351" svg:x1="50.71mm" svg:y1="-8.73mm" svg:x2="50.71mm" svg:y2="-0.49mm"><text:p/></draw:line></draw:g><draw:g draw:style-name="gr2"><draw:line draw:style-name="gr46" draw:text-style-name="P351" svg:x1="48.9mm" svg:y1="-10.85mm" svg:x2="63.1mm" svg:y2="-10.85mm"><text:p/></draw:line><draw:line draw:style-name="gr46" draw:text-style-name="P351" svg:x1="48.67mm" svg:y1="-10.85mm" svg:x2="48.67mm" svg:y2="-2.61mm"><text:p/></draw:line></draw:g></draw:g><draw:g draw:style-name="gr2"><draw:g draw:style-name="gr2"><draw:line draw:style-name="gr46" draw:text-style-name="P351" svg:x1="122.63mm" svg:y1="-8.54mm" svg:x2="108.92mm" svg:y2="-8.54mm"><text:p/></draw:line><draw:line draw:style-name="gr46" draw:text-style-name="P351" svg:x1="122.87mm" svg:y1="-8.54mm" svg:x2="122.87mm" svg:y2="-0.3mm"><text:p/></draw:line></draw:g><draw:g draw:style-name="gr2"><draw:line draw:style-name="gr46" draw:text-style-name="P351" svg:x1="124.88mm" svg:y1="-10.65mm" svg:x2="108.92mm" svg:y2="-10.65mm"><text:p/></draw:line><draw:line draw:style-name="gr46" draw:text-style-name="P351" svg:x1="125.15mm" svg:y1="-10.65mm" svg:x2="125.15mm" svg:y2="-2.41mm"><text:p/></draw:line></draw:g></draw:g></draw:g></text:p>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list xml:id="list35359770" text:style-name="L34">
        <text:list-item>
          <text:list>
            <text:list-item>
              <text:list>
                <text:list-item>
                  <text:p text:style-name="P253">The PEV_1100 IDMAC system, is implemented with independent READ and WRITE IDMA Engine. Each of the four engines can process its own chain of DMA_Descriptor. <text:s/></text:p>
                </text:list-item>
                <text:list-item>
                  <text:p text:style-name="P253">The DMA_Descriptor <text:s/>chaining shall be located in the local DDR2 SMEM. The DMA_Descriptor shall be first built by the application before any DMA process. To provide maximum performance, a <text:s/>cache memory (DPRAM) stores 64 consecutive <text:s/>DMA_Descriptor per channel.</text:p>
                </text:list-item>
                <text:list-item>
                  <text:p text:style-name="P253">The IDMA SMEM DDR2 access (Read and Write) are optimized for block/burst transactions, supporting maximal bandwidth (up to 1.6 GBytes/s @ 200 MHz -DDR400)</text:p>
                </text:list-item>
                <text:list-item>
                  <text:p text:style-name="P253">The IDMA WRITE_Engine(s) <text:s/>are dedicated for DMA transfer to the SMEM (This for a DDR2 write ...). Data source comes from any of the central_SW Agent (PCIe, VME64x or USER) or from the DIRECT Port_IN.</text:p>
                </text:list-item>
                <text:list-item>
                  <text:p text:style-name="P253">The READ_Engine(s) are dedicated for DMA transfer from the SMEM (This for a DDR2 read ...). <text:s/>to any of the central_SW Agent (PCIe, VME64x or USER) or to the DIRECT Port_OUT. <text:s/></text:p>
                </text:list-item>
                <text:list-item>
                  <text:p text:style-name="P253">All IDMA Engines can be programmed <text:s/>with selectable “Start_of_Operation” trigger facilities as End of operation of another IDMA Engine, User's specific event, Global Time, ... Each DMA Engine can issue local Trigger on Start or End of a DMA_Descriptor execution. </text:p>
                </text:list-item>
                <text:list-item>
                  <text:p text:style-name="P253">Each IDMA Engine can issue INTERRUPT on the <text:s/>Start/End of a <text:s/>DMA_Descriptor execution. Reported Error can also issue specific interruption.</text:p>
                </text:list-item>
                <text:list-item>
                  <text:p text:style-name="P253"><text:soft-page-break/>DIRECT Port_IN/OUT are provided for on-chip DMA facilities to dedicated user's hardware as DAQ queues, autonomous communication engine, <text:s/>data servers, ... These high performance data pipe can be </text:p>
                </text:list-item>
              </text:list>
            </text:list-item>
          </text:list>
        </text:list-item>
      </text:list>
      <text:p text:style-name="P149"/>
      <text:list xml:id="list35444643" text:continue-list="list35444066" text:style-name="Outline">
        <text:list-item>
          <text:list>
            <text:list-item>
              <text:list>
                <text:list-item>
                  <text:h text:style-name="Heading_20_3" text:outline-level="3">READ_Engine Operation</text:h>
                </text:list-item>
              </text:list>
            </text:list-item>
          </text:list>
        </text:list-item>
      </text:list>
      <text:p text:style-name="Text_20_body_20_indent_5f_2">The READ_Engine(s) are assigned to SMEM DDR2 Read operation, and therefore attached to the DDR2 controller through its dedicated READ channel. The two engines share the same physical interfaces to the SMEM, the Central_SW and <text:s/>the DIRECT Port_OUT. The 4 KBytes FIFO buffers are implemented in a single DPRAM block with simultaneous read/write access on the two ports.</text:p>
      <text:p text:style-name="Text_20_body_20_indent_5f_1"><draw:g text:anchor-type="paragraph" draw:z-index="124" draw:style-name="gr1"><draw:g draw:style-name="gr2"><draw:line draw:style-name="gr47" draw:text-style-name="P351" svg:x1="52.97mm" svg:y1="18.01mm" svg:x2="63.94mm" svg:y2="18.01mm"><text:p/></draw:line><draw:line draw:style-name="gr47" draw:text-style-name="P351" svg:x1="63.94mm" svg:y1="15.77mm" svg:x2="52.97mm" svg:y2="15.77mm"><text:p/></draw:line></draw:g><draw:line draw:style-name="gr47" draw:text-style-name="P351" svg:x1="98.62mm" svg:y1="35.03mm" svg:x2="98.62mm" svg:y2="24.92mm"><text:p/></draw:line><draw:rect draw:style-name="gr48" draw:text-style-name="P360" svg:width="45.64mm" svg:height="11.14mm" svg:x="64.1mm" svg:y="13.79mm"><text:p text:style-name="P351"><text:span text:style-name="T5">READ_Engine #0</text:span></text:p></draw:rect><draw:rect draw:style-name="gr49" draw:text-style-name="P360" svg:width="45.64mm" svg:height="11.14mm" svg:x="62.07mm" svg:y="15.61mm"><text:p text:style-name="P351"><text:span text:style-name="T5">READ_Engine #0</text:span></text:p></draw:rect><draw:g draw:style-name="gr2"><draw:line draw:style-name="gr30" draw:text-style-name="P351" svg:x1="70.59mm" svg:y1="15.95mm" svg:x2="70.59mm" svg:y2="9.28mm"><text:p/></draw:line><draw:line draw:style-name="gr30" draw:text-style-name="P351" svg:x1="75.46mm" svg:y1="9.28mm" svg:x2="75.46mm" svg:y2="15.95mm"><text:p/></draw:line></draw:g><draw:g draw:style-name="gr2"><draw:line draw:style-name="gr47" draw:text-style-name="P351" svg:x1="79.34mm" svg:y1="13.78mm" svg:x2="79.34mm" svg:y2="7.11mm"><text:p/></draw:line><draw:line draw:style-name="gr47" draw:text-style-name="P351" svg:x1="84.19mm" svg:y1="7.11mm" svg:x2="84.19mm" svg:y2="13.78mm"><text:p/></draw:line></draw:g><draw:frame draw:style-name="gr50" draw:text-style-name="P361" svg:width="37.33mm" svg:height="4.26mm" svg:x="62.27mm" svg:y="1.78mm"><draw:text-box><text:p><text:span text:style-name="T5">DMA_Descriptors fetch</text:span></text:p></draw:text-box></draw:frame><draw:rect draw:style-name="gr51" draw:text-style-name="P360" svg:width="40.17mm" svg:height="23.94mm" svg:x="65.32mm" svg:y="35.24mm"><text:p/></draw:rect><draw:line draw:style-name="gr30" draw:text-style-name="P351" svg:x1="75.16mm" svg:y1="35.24mm" svg:x2="75.16mm" svg:y2="26.95mm"><text:p/></draw:line><draw:frame draw:style-name="gr52" draw:text-style-name="P351" svg:width="22.73mm" svg:height="8.49mm" svg:x="76.47mm" svg:y="50.06mm"><draw:text-box><text:p text:style-name="P351"><text:span text:style-name="T5">FIFO Buffer</text:span></text:p><text:p text:style-name="P351"><text:span text:style-name="T5">2* 4KBytes</text:span></text:p></draw:text-box></draw:frame><draw:g draw:style-name="gr2"><draw:g draw:style-name="gr2"><draw:line draw:style-name="gr53" draw:text-style-name="P351" svg:x1="81.95mm" svg:y1="37.68mm" svg:x2="91.48mm" svg:y2="37.68mm"><text:p/></draw:line><draw:line draw:style-name="gr53" draw:text-style-name="P351" svg:x1="81.95mm" svg:y1="42.23mm" svg:x2="91.48mm" svg:y2="42.23mm"><text:p/></draw:line><draw:line draw:style-name="gr53" draw:text-style-name="P351" svg:x1="91.46mm" svg:y1="37.68mm" svg:x2="91.46mm" svg:y2="42.25mm"><text:p/></draw:line><draw:line draw:style-name="gr53" draw:text-style-name="P351" svg:x1="90.12mm" svg:y1="37.68mm" svg:x2="90.12mm" svg:y2="42.25mm"><text:p/></draw:line><draw:line draw:style-name="gr53" draw:text-style-name="P351" svg:x1="88.76mm" svg:y1="37.68mm" svg:x2="88.76mm" svg:y2="42.25mm"><text:p/></draw:line><draw:line draw:style-name="gr53" draw:text-style-name="P351" svg:x1="87.26mm" svg:y1="37.68mm" svg:x2="87.26mm" svg:y2="42.25mm"><text:p/></draw:line><draw:line draw:style-name="gr53" draw:text-style-name="P351" svg:x1="85.71mm" svg:y1="37.68mm" svg:x2="85.71mm" svg:y2="42.25mm"><text:p/></draw:line></draw:g><draw:g draw:style-name="gr2"><draw:line draw:style-name="gr53" draw:text-style-name="P351" svg:x1="82.18mm" svg:y1="44.17mm" svg:x2="91.71mm" svg:y2="44.17mm"><text:p/></draw:line><draw:line draw:style-name="gr53" draw:text-style-name="P351" svg:x1="82.18mm" svg:y1="48.72mm" svg:x2="91.71mm" svg:y2="48.72mm"><text:p/></draw:line><draw:line draw:style-name="gr53" draw:text-style-name="P351" svg:x1="91.69mm" svg:y1="44.17mm" svg:x2="91.69mm" svg:y2="48.74mm"><text:p/></draw:line><draw:line draw:style-name="gr53" draw:text-style-name="P351" svg:x1="90.31mm" svg:y1="44.17mm" svg:x2="90.31mm" svg:y2="48.74mm"><text:p/></draw:line><draw:line draw:style-name="gr53" draw:text-style-name="P351" svg:x1="88.97mm" svg:y1="44.17mm" svg:x2="88.97mm" svg:y2="48.74mm"><text:p/></draw:line><draw:line draw:style-name="gr53" draw:text-style-name="P351" svg:x1="87.44mm" svg:y1="44.17mm" svg:x2="87.44mm" svg:y2="48.74mm"><text:p/></draw:line><draw:line draw:style-name="gr53" draw:text-style-name="P351" svg:x1="85.92mm" svg:y1="44.17mm" svg:x2="85.92mm" svg:y2="48.74mm"><text:p/></draw:line></draw:g><draw:g draw:style-name="gr2"><draw:line draw:style-name="gr20" draw:text-style-name="P351" svg:x1="76.68mm" svg:y1="39.99mm" svg:x2="83.35mm" svg:y2="39.99mm"><text:p/></draw:line><draw:line draw:style-name="gr20" draw:text-style-name="P351" svg:x1="76.68mm" svg:y1="46.71mm" svg:x2="83.35mm" svg:y2="46.71mm"><text:p/></draw:line></draw:g><draw:g draw:style-name="gr2"><draw:line draw:style-name="gr20" draw:text-style-name="P351" svg:x1="93.15mm" svg:y1="39.99mm" svg:x2="99.82mm" svg:y2="39.99mm"><text:p/></draw:line><draw:line draw:style-name="gr20" draw:text-style-name="P351" svg:x1="93.15mm" svg:y1="46.71mm" svg:x2="99.82mm" svg:y2="46.71mm"><text:p/></draw:line></draw:g></draw:g><draw:custom-shape draw:style-name="gr54" svg:width="45.96mm" svg:height="11.37mm" draw:transform="rotate (1.5707963267946) translate (118.057083333333mm 59.3901388888889mm)"><text:p/><draw:enhanced-geometry svg:viewBox="0 0 21600 21600" draw:glue-points="?f6 10800 10800 21600 ?f5 10800 10800 0" draw:text-areas="?f3 ?f3 ?f4 ?f4" draw:type="trapezoid" draw:modifiers="2945.8415451320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54" svg:width="45.96mm" svg:height="11.56mm" draw:transform="rotate (-1.57079632679579) translate (52.9343055555556mm 13.5466666666667mm)"><text:p/><draw:enhanced-geometry svg:viewBox="0 0 21600 21600" draw:glue-points="?f6 10800 10800 21600 ?f5 10800 10800 0" draw:text-areas="?f3 ?f3 ?f4 ?f4" draw:type="trapezoid" draw:modifiers="2945.8415451320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55" draw:text-style-name="P351" svg:x1="52.97mm" svg:y1="41.93mm" svg:x2="65.35mm" svg:y2="41.93mm"><text:p/></draw:line><draw:g draw:style-name="gr2"><draw:line draw:style-name="gr30" draw:text-style-name="P351" svg:x1="107.72mm" svg:y1="23.69mm" svg:x2="118.07mm" svg:y2="23.69mm"><text:p/></draw:line><draw:line draw:style-name="gr30" draw:text-style-name="P351" svg:x1="118.07mm" svg:y1="21.45mm" svg:x2="107.72mm" svg:y2="21.45mm"><text:p/></draw:line></draw:g><draw:g draw:style-name="gr2"><draw:line draw:style-name="gr47" draw:text-style-name="P351" svg:x1="109.75mm" svg:y1="18.2mm" svg:x2="118.08mm" svg:y2="18.2mm"><text:p/></draw:line><draw:line draw:style-name="gr47" draw:text-style-name="P351" svg:x1="118.08mm" svg:y1="15.96mm" svg:x2="109.75mm" svg:y2="15.96mm"><text:p/></draw:line></draw:g><draw:g draw:style-name="gr2"><draw:line draw:style-name="gr30" draw:text-style-name="P351" svg:x1="52.97mm" svg:y1="23.88mm" svg:x2="62.11mm" svg:y2="23.88mm"><text:p/></draw:line><draw:line draw:style-name="gr30" draw:text-style-name="P351" svg:x1="62.11mm" svg:y1="21.64mm" svg:x2="52.97mm" svg:y2="21.64mm"><text:p/></draw:line></draw:g><draw:line draw:style-name="gr55" draw:text-style-name="P351" svg:x1="105.71mm" svg:y1="41.93mm" svg:x2="118.09mm" svg:y2="41.93mm"><text:p/></draw:line><draw:line draw:style-name="gr55" draw:text-style-name="P351" svg:x1="129.4mm" svg:y1="25.31mm" svg:x2="137.32mm" svg:y2="25.31mm"><text:p/></draw:line><draw:g draw:style-name="gr2"><draw:line draw:style-name="gr30" draw:text-style-name="P351" svg:x1="129.24mm" svg:y1="30.18mm" svg:x2="137.57mm" svg:y2="30.18mm"><text:p/></draw:line><draw:line draw:style-name="gr30" draw:text-style-name="P351" svg:x1="137.57mm" svg:y1="27.94mm" svg:x2="129.24mm" svg:y2="27.94mm"><text:p/></draw:line></draw:g><draw:line draw:style-name="gr56" draw:text-style-name="P351" svg:x1="129.84mm" svg:y1="43.76mm" svg:x2="137.76mm" svg:y2="43.76mm"><text:p/></draw:line><draw:g draw:style-name="gr2"><draw:line draw:style-name="gr30" draw:text-style-name="P351" svg:x1="129.61mm" svg:y1="48.63mm" svg:x2="137.94mm" svg:y2="48.63mm"><text:p/></draw:line><draw:line draw:style-name="gr30" draw:text-style-name="P351" svg:x1="137.94mm" svg:y1="46.39mm" svg:x2="129.61mm" svg:y2="46.39mm"><text:p/></draw:line></draw:g><draw:frame draw:style-name="gr50" draw:text-style-name="P360" svg:width="23.34mm" svg:height="8.49mm" svg:x="138.33mm" svg:y="23.51mm"><draw:text-box><text:p text:style-name="P351"><text:span text:style-name="T5">Central_SW</text:span></text:p><text:p text:style-name="P351"><text:span text:style-name="T5">Write-posting</text:span></text:p></draw:text-box></draw:frame><draw:custom-shape draw:style-name="gr57" svg:width="2.64mm" svg:height="10.56mm" svg:x="139.16mm" svg:y="40.52mm"><text:p/><draw:enhanced-geometry svg:viewBox="0 0 21600 21600" draw:type="rectangle" draw:enhanced-path="M 0 0 L 21600 0 21600 21600 0 21600 0 0 Z N"/></draw:custom-shape><draw:frame draw:style-name="gr50" draw:text-style-name="P360" svg:width="15.04mm" svg:height="8.49mm" svg:x="142.6mm" svg:y="41.73mm"><draw:text-box><text:p text:style-name="P351"><text:span text:style-name="T5">DIRECT</text:span></text:p><text:p text:style-name="P351"><text:span text:style-name="T5">Port_OUT</text:span></text:p></draw:text-box></draw:frame><draw:line draw:style-name="gr55" draw:text-style-name="P351" svg:x1="33.25mm" svg:y1="22.88mm" svg:x2="41.17mm" svg:y2="22.88mm"><text:p/></draw:line><draw:g draw:style-name="gr2"><draw:line draw:style-name="gr30" draw:text-style-name="P351" svg:x1="33.04mm" svg:y1="27.73mm" svg:x2="41.37mm" svg:y2="27.73mm"><text:p/></draw:line><draw:line draw:style-name="gr30" draw:text-style-name="P351" svg:x1="41.37mm" svg:y1="25.49mm" svg:x2="33.04mm" svg:y2="25.49mm"><text:p/></draw:line></draw:g><draw:frame draw:style-name="gr50" draw:text-style-name="P360" svg:width="22.13mm" svg:height="8.49mm" svg:x="10.34mm" svg:y="20.44mm"><draw:text-box><text:p text:style-name="P351"><text:span text:style-name="T5">SMEM DDR2</text:span></text:p><text:p text:style-name="P351"><text:span text:style-name="T5">Read I/F</text:span></text:p></draw:text-box></draw:frame><draw:line draw:style-name="gr58" draw:text-style-name="P351" svg:x1="42.21mm" svg:y1="23.48mm" svg:x2="51.54mm" svg:y2="40.73mm"><text:p/></draw:line><draw:line draw:style-name="gr58" draw:text-style-name="P351" svg:x1="118.66mm" svg:y1="41.8mm" svg:x2="127.8mm" svg:y2="44.16mm"><text:p/></draw:line><draw:line draw:style-name="gr58" draw:text-style-name="P351" svg:x1="118.66mm" svg:y1="41.64mm" svg:x2="129.4mm" svg:y2="25.31mm"><text:p/></draw:line></draw:g></text:p>
      <text:p text:style-name="Text_20_body_20_indent_5f_1"/>
      <text:p text:style-name="Text_20_body_20_indent_5f_2"/>
      <text:p text:style-name="Text_20_body_20_indent_5f_2">Dedicated FSM manage concurrently the DMA Read transactions, (importing data to the FIFO_Buffer) and the Write transactions, (exporting data from the FIFO_Buffer). The Read_FSM masters the DMA execution (by filling the FIFO Buffer) <text:s/>while the Write_FSM is slave attached to the first one. </text:p>
      <text:p text:style-name="Text_20_body_20_indent_5f_2">The 4 KBytes FIFO_Buffer has been dimensioned to provide optimal performance, by minimizing the dead-time on the interfaces. (Central_SW <text:s/>packets are 1 KBytes and DDR2 Page are 2 KBytes)</text:p>
      <text:list xml:id="list35366934" text:style-name="L35">
        <text:list-item>
          <text:p text:style-name="P273">The SMEM DDR2 Read Interface (on the left side) <text:s/>is under control of the Read_FSM and mainly conditioned by space availability in the FIFO_Buffer. The DDR2 access transaction are fully predictable for data availability. Data read from the DDR2 memory are immediately transferred to the FIFO_Buffer at maximal transfer rate (1 64-bit QW per clock cycle)</text:p>
        </text:list-item>
        <text:list-item>
          <text:p text:style-name="P273">The Write_FSM controls the Central_SW Write_Posting operation. Optimal transactions are applied when possible, with packet size up to 512 Bytes. <text:s/>PCI Express Target transaction are today limited by the INTEL/AMD Bridge to 128 or 256 Bytes maximal size.</text:p>
        </text:list-item>
        <text:list-item>
          <text:p text:style-name="P273">The Write_FSM can also issue write to the DIRECT Port_OUT interface. This optionally provide a direct pathway to user's specific hardware. </text:p>
        </text:list-item>
      </text:list>
      <text:p text:style-name="Text_20_body_20_indent_5f_1"/>
      <text:p text:style-name="P215">Each channel can select independently its source and destination port (SMEM and Central_SW / DIRECT Port-OUT) for each DMA_Descriptor.</text:p>
      <text:p text:style-name="P134"/>
      <text:list xml:id="list35414465" text:continue-list="list35444643" text:style-name="Outline">
        <text:list-item>
          <text:list>
            <text:list-item>
              <text:list>
                <text:list-item>
                  <text:h text:style-name="Heading_20_3" text:outline-level="3"><text:soft-page-break/><text:s/>WRITE_Engine Operation</text:h>
                </text:list-item>
              </text:list>
            </text:list-item>
          </text:list>
        </text:list-item>
      </text:list>
      <text:p text:style-name="Text_20_body_20_indent_5f_2">The WRITE_Engine(s) are assigned to SMEM DDR2 Write operation, and therefore attached to the DDR2 controller through its dedicated WRITE channel. The two engines share the same physical interfaces to the SMEM, the Central_SW, and the DIRECT Port_IN. The 4 KBytes FIFO buffers are implemented in a single DPRAM block with simultaneous read/write access on the two ports.</text:p>
      <text:p text:style-name="Text_20_body_20_indent_5f_1"><draw:g text:anchor-type="paragraph" draw:z-index="125" draw:style-name="gr1"><draw:g draw:style-name="gr2"><draw:line draw:style-name="gr47" draw:text-style-name="P351" svg:x1="56.33mm" svg:y1="19.07mm" svg:x2="67.3mm" svg:y2="19.07mm"><text:p/></draw:line><draw:line draw:style-name="gr47" draw:text-style-name="P351" svg:x1="67.3mm" svg:y1="16.83mm" svg:x2="56.33mm" svg:y2="16.83mm"><text:p/></draw:line></draw:g><draw:line draw:style-name="gr47" draw:text-style-name="P351" svg:x1="101.98mm" svg:y1="36.09mm" svg:x2="101.98mm" svg:y2="25.98mm"><text:p/></draw:line><draw:rect draw:style-name="gr48" draw:text-style-name="P360" svg:width="45.64mm" svg:height="11.14mm" svg:x="67.47mm" svg:y="14.85mm"><text:p text:style-name="P351"><text:span text:style-name="T5">READ_Engine #0</text:span></text:p></draw:rect><draw:rect draw:style-name="gr49" draw:text-style-name="P360" svg:width="45.64mm" svg:height="11.14mm" svg:x="65.44mm" svg:y="16.67mm"><text:p text:style-name="P351"><text:span text:style-name="T5">WRITE_Engine #0</text:span></text:p></draw:rect><draw:g draw:style-name="gr2"><draw:line draw:style-name="gr30" draw:text-style-name="P351" svg:x1="73.96mm" svg:y1="17.02mm" svg:x2="73.96mm" svg:y2="10.35mm"><text:p/></draw:line><draw:line draw:style-name="gr30" draw:text-style-name="P351" svg:x1="78.83mm" svg:y1="10.35mm" svg:x2="78.83mm" svg:y2="17.02mm"><text:p/></draw:line></draw:g><draw:g draw:style-name="gr2"><draw:line draw:style-name="gr47" draw:text-style-name="P351" svg:x1="82.7mm" svg:y1="14.85mm" svg:x2="82.7mm" svg:y2="8.18mm"><text:p/></draw:line><draw:line draw:style-name="gr47" draw:text-style-name="P351" svg:x1="87.56mm" svg:y1="8.18mm" svg:x2="87.56mm" svg:y2="14.85mm"><text:p/></draw:line></draw:g><draw:frame draw:style-name="gr50" draw:text-style-name="P361" svg:width="37.33mm" svg:height="4.26mm" svg:x="65.64mm" svg:y="2.84mm"><draw:text-box><text:p><text:span text:style-name="T5">DMA_Descriptors fetch</text:span></text:p></draw:text-box></draw:frame><draw:rect draw:style-name="gr51" draw:text-style-name="P360" svg:width="40.17mm" svg:height="23.94mm" svg:x="68.69mm" svg:y="36.3mm"><text:p/></draw:rect><draw:line draw:style-name="gr30" draw:text-style-name="P351" svg:x1="78.52mm" svg:y1="36.3mm" svg:x2="78.52mm" svg:y2="28.01mm"><text:p/></draw:line><draw:frame draw:style-name="gr52" draw:text-style-name="P351" svg:width="22.73mm" svg:height="8.49mm" svg:x="77.93mm" svg:y="51.12mm"><draw:text-box><text:p text:style-name="P351"><text:span text:style-name="T5">FIFO Buffer</text:span></text:p><text:p text:style-name="P351"><text:span text:style-name="T5">2* 4KBytes</text:span></text:p></draw:text-box></draw:frame><draw:g draw:style-name="gr2"><draw:g draw:style-name="gr2"><draw:line draw:style-name="gr53" draw:text-style-name="P351" svg:x1="95.24mm" svg:y1="49.81mm" svg:x2="85.71mm" svg:y2="49.81mm"><text:p/></draw:line><draw:line draw:style-name="gr53" draw:text-style-name="P351" svg:x1="95.24mm" svg:y1="45.24mm" svg:x2="85.71mm" svg:y2="45.24mm"><text:p/></draw:line><draw:line draw:style-name="gr53" draw:text-style-name="P351" svg:x1="85.71mm" svg:y1="49.81mm" svg:x2="85.71mm" svg:y2="45.24mm"><text:p/></draw:line><draw:line draw:style-name="gr53" draw:text-style-name="P351" svg:x1="87.11mm" svg:y1="49.81mm" svg:x2="87.11mm" svg:y2="45.24mm"><text:p/></draw:line><draw:line draw:style-name="gr53" draw:text-style-name="P351" svg:x1="88.46mm" svg:y1="49.81mm" svg:x2="88.46mm" svg:y2="45.24mm"><text:p/></draw:line><draw:line draw:style-name="gr53" draw:text-style-name="P351" svg:x1="89.95mm" svg:y1="49.81mm" svg:x2="89.95mm" svg:y2="45.24mm"><text:p/></draw:line><draw:line draw:style-name="gr53" draw:text-style-name="P351" svg:x1="91.46mm" svg:y1="49.81mm" svg:x2="91.46mm" svg:y2="45.24mm"><text:p/></draw:line></draw:g><draw:g draw:style-name="gr2"><draw:line draw:style-name="gr53" draw:text-style-name="P351" svg:x1="95.01mm" svg:y1="43.32mm" svg:x2="85.48mm" svg:y2="43.32mm"><text:p/></draw:line><draw:line draw:style-name="gr53" draw:text-style-name="P351" svg:x1="95.01mm" svg:y1="38.75mm" svg:x2="85.48mm" svg:y2="38.75mm"><text:p/></draw:line><draw:line draw:style-name="gr53" draw:text-style-name="P351" svg:x1="85.54mm" svg:y1="43.32mm" svg:x2="85.54mm" svg:y2="38.75mm"><text:p/></draw:line><draw:line draw:style-name="gr53" draw:text-style-name="P351" svg:x1="86.89mm" svg:y1="43.32mm" svg:x2="86.89mm" svg:y2="38.75mm"><text:p/></draw:line><draw:line draw:style-name="gr53" draw:text-style-name="P351" svg:x1="88.23mm" svg:y1="43.32mm" svg:x2="88.23mm" svg:y2="38.75mm"><text:p/></draw:line><draw:line draw:style-name="gr53" draw:text-style-name="P351" svg:x1="89.75mm" svg:y1="43.32mm" svg:x2="89.75mm" svg:y2="38.75mm"><text:p/></draw:line><draw:line draw:style-name="gr53" draw:text-style-name="P351" svg:x1="91.3mm" svg:y1="43.32mm" svg:x2="91.3mm" svg:y2="38.75mm"><text:p/></draw:line></draw:g><draw:g draw:style-name="gr2"><draw:line draw:style-name="gr20" draw:text-style-name="P351" svg:x1="100.51mm" svg:y1="47.48mm" svg:x2="93.84mm" svg:y2="47.48mm"><text:p/></draw:line><draw:line draw:style-name="gr20" draw:text-style-name="P351" svg:x1="100.51mm" svg:y1="40.78mm" svg:x2="93.84mm" svg:y2="40.78mm"><text:p/></draw:line></draw:g><draw:g draw:style-name="gr2"><draw:line draw:style-name="gr20" draw:text-style-name="P351" svg:x1="84.07mm" svg:y1="47.48mm" svg:x2="77.4mm" svg:y2="47.48mm"><text:p/></draw:line><draw:line draw:style-name="gr20" draw:text-style-name="P351" svg:x1="84.07mm" svg:y1="40.78mm" svg:x2="77.4mm" svg:y2="40.78mm"><text:p/></draw:line></draw:g></draw:g><draw:custom-shape draw:style-name="gr54" svg:width="45.96mm" svg:height="11.37mm" draw:transform="rotate (1.5707963267946) translate (121.426111111111mm 60.4484722222222mm)"><text:p/><draw:enhanced-geometry svg:viewBox="0 0 21600 21600" draw:glue-points="?f6 10800 10800 21600 ?f5 10800 10800 0" draw:text-areas="?f3 ?f3 ?f4 ?f4" draw:type="trapezoid" draw:modifiers="2945.8415451320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54" svg:width="45.96mm" svg:height="11.56mm" draw:transform="rotate (-1.57079632679579) translate (56.3033333333333mm 14.605mm)"><text:p/><draw:enhanced-geometry svg:viewBox="0 0 21600 21600" draw:glue-points="?f6 10800 10800 21600 ?f5 10800 10800 0" draw:text-areas="?f3 ?f3 ?f4 ?f4" draw:type="trapezoid" draw:modifiers="2945.8415451320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55" draw:text-style-name="P351" svg:x1="68.71mm" svg:y1="43mm" svg:x2="56.33mm" svg:y2="43mm"><text:p/></draw:line><draw:g draw:style-name="gr2"><draw:line draw:style-name="gr30" draw:text-style-name="P351" svg:x1="111.09mm" svg:y1="24.75mm" svg:x2="121.44mm" svg:y2="24.75mm"><text:p/></draw:line><draw:line draw:style-name="gr30" draw:text-style-name="P351" svg:x1="121.44mm" svg:y1="22.51mm" svg:x2="111.09mm" svg:y2="22.51mm"><text:p/></draw:line></draw:g><draw:g draw:style-name="gr2"><draw:line draw:style-name="gr47" draw:text-style-name="P351" svg:x1="113.11mm" svg:y1="19.26mm" svg:x2="121.44mm" svg:y2="19.26mm"><text:p/></draw:line><draw:line draw:style-name="gr47" draw:text-style-name="P351" svg:x1="121.44mm" svg:y1="17.02mm" svg:x2="113.11mm" svg:y2="17.02mm"><text:p/></draw:line></draw:g><draw:g draw:style-name="gr2"><draw:line draw:style-name="gr30" draw:text-style-name="P351" svg:x1="56.33mm" svg:y1="24.94mm" svg:x2="65.47mm" svg:y2="24.94mm"><text:p/></draw:line><draw:line draw:style-name="gr30" draw:text-style-name="P351" svg:x1="65.47mm" svg:y1="22.7mm" svg:x2="56.33mm" svg:y2="22.7mm"><text:p/></draw:line></draw:g><draw:line draw:style-name="gr55" draw:text-style-name="P351" svg:x1="121.46mm" svg:y1="43mm" svg:x2="109.08mm" svg:y2="43mm"><text:p/></draw:line><draw:line draw:style-name="gr55" draw:text-style-name="P351" svg:x1="141.13mm" svg:y1="44.82mm" svg:x2="133.21mm" svg:y2="44.82mm"><text:p/></draw:line><draw:g draw:style-name="gr2"><draw:line draw:style-name="gr30" draw:text-style-name="P351" svg:x1="132.61mm" svg:y1="31.24mm" svg:x2="140.94mm" svg:y2="31.24mm"><text:p/></draw:line><draw:line draw:style-name="gr30" draw:text-style-name="P351" svg:x1="140.94mm" svg:y1="29mm" svg:x2="132.61mm" svg:y2="29mm"><text:p/></draw:line></draw:g><draw:line draw:style-name="gr56" draw:text-style-name="P351" svg:x1="140.69mm" svg:y1="26.37mm" svg:x2="132.77mm" svg:y2="26.37mm"><text:p/></draw:line><draw:g draw:style-name="gr2"><draw:line draw:style-name="gr30" draw:text-style-name="P351" svg:x1="132.98mm" svg:y1="49.69mm" svg:x2="141.31mm" svg:y2="49.69mm"><text:p/></draw:line><draw:line draw:style-name="gr30" draw:text-style-name="P351" svg:x1="141.31mm" svg:y1="47.45mm" svg:x2="132.98mm" svg:y2="47.45mm"><text:p/></draw:line></draw:g><draw:frame draw:style-name="gr50" draw:text-style-name="P360" svg:width="23.34mm" svg:height="12.73mm" svg:x="141.7mm" svg:y="24.57mm"><draw:text-box><text:p text:style-name="P351"><text:span text:style-name="T5">Central_SW</text:span></text:p><text:p text:style-name="P351"><text:span text:style-name="T5">Read_Request</text:span></text:p><text:p text:style-name="P351"><text:span text:style-name="T5">Read_Response</text:span></text:p></draw:text-box></draw:frame><draw:custom-shape draw:style-name="gr57" svg:width="2.64mm" svg:height="10.56mm" svg:x="142.53mm" svg:y="41.58mm"><text:p/><draw:enhanced-geometry svg:viewBox="0 0 21600 21600" draw:type="rectangle" draw:enhanced-path="M 0 0 L 21600 0 21600 21600 0 21600 0 0 Z N"/></draw:custom-shape><draw:frame draw:style-name="gr50" draw:text-style-name="P360" svg:width="15.04mm" svg:height="8.49mm" svg:x="145.97mm" svg:y="42.79mm"><draw:text-box><text:p text:style-name="P351"><text:span text:style-name="T5">DIRECT</text:span></text:p><text:p text:style-name="P351"><text:span text:style-name="T5">Port_IN</text:span></text:p></draw:text-box></draw:frame><draw:line draw:style-name="gr55" draw:text-style-name="P351" svg:x1="44.53mm" svg:y1="23.94mm" svg:x2="36.61mm" svg:y2="23.94mm"><text:p/></draw:line><draw:g draw:style-name="gr2"><draw:line draw:style-name="gr30" draw:text-style-name="P351" svg:x1="36.46mm" svg:y1="28.8mm" svg:x2="44.79mm" svg:y2="28.8mm"><text:p/></draw:line><draw:line draw:style-name="gr30" draw:text-style-name="P351" svg:x1="44.79mm" svg:y1="26.56mm" svg:x2="36.46mm" svg:y2="26.56mm"><text:p/></draw:line></draw:g><draw:frame draw:style-name="gr50" draw:text-style-name="P360" svg:width="22.13mm" svg:height="8.49mm" svg:x="13.71mm" svg:y="21.5mm"><draw:text-box><text:p text:style-name="P351"><text:span text:style-name="T5">SMEM DDR2</text:span></text:p><text:p text:style-name="P351"><text:span text:style-name="T5">Write I/F</text:span></text:p></draw:text-box></draw:frame><draw:line draw:style-name="gr59" draw:text-style-name="P351" svg:x1="45.58mm" svg:y1="24.54mm" svg:x2="54.91mm" svg:y2="41.79mm"><text:p/></draw:line><draw:line draw:style-name="gr59" draw:text-style-name="P351" svg:x1="122.03mm" svg:y1="42.86mm" svg:x2="131.17mm" svg:y2="45.22mm"><text:p/></draw:line><draw:line draw:style-name="gr59" draw:text-style-name="P351" svg:x1="122.03mm" svg:y1="42.7mm" svg:x2="132.77mm" svg:y2="26.37mm"><text:p/></draw:line></draw:g></text:p>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P134"/>
      <text:p text:style-name="Text_20_body_20_indent_5f_2">Dedicated FSM manage concurrently the DMA Read transactions, (importing data to the FIFO_Buffer) and the Write transactions, (exporting data from the FIFO_Buffer). The Read_FSM masters the DMA execution (by filling the FIFO Buffer) <text:s/>while the Write_FSM is slave attached to the first one. </text:p>
      <text:p text:style-name="Text_20_body_20_indent_5f_2">The 4 KBytes FIFO_Buffer has been dimensioned to provide optimal performance, by minimizing the dead-time on the interfaces. (Central_SW <text:s/>packets are 1 KBytes and DDR2 Page are 2 KBytes)</text:p>
      <text:p text:style-name="Text_20_body_20_indent_5f_2">The 4 KBytes FIFO_Buffer has been dimensioned to provide optimal performance, by minimizing the dead-time on the interfaces. (Central_SW <text:s/>packets are 1 KBytes and DDR2 Page are 2 KBytes)</text:p>
      <text:p text:style-name="Text_20_body_20_indent_5f_1"/>
      <text:list xml:id="list35442787" text:continue-list="list35366934" text:style-name="L35">
        <text:list-item text:start-value="1">
          <text:p text:style-name="P273">The Central_SW Read Interface (on the right side) <text:s/>is under control of the Read_FSM and mainly conditioned by space availability in the FIFO_Buffer. The Central_SW Read is supported through Read_Request TLB and Read_Response. two dedicated FSM are handling the process completely decoupled. Data received with the <text:s/>Read_Response TLB are immediately transferred to the FIFO_Buffer at maximal transfer rate (1 64-bit QW per clock cycle)</text:p>
        </text:list-item>
        <text:list-item>
          <text:p text:style-name="P273">Because the IDMA <text:s/>Central_SW Read are implemented with Read_request/Read-response, the performance is directly related to the number of outstanding Read_Request pipelined. Current implementation supports 1, 2, 3 or 4 outstanding <text:s/>Read_Request.</text:p>
        </text:list-item>
        <text:list-item>
          <text:p text:style-name="P273">The Read_FSM can also controls the Read operation on the DIRECT Port_IN. In this case the split <text:s/>operation is disabled and replaced with a simple Bus based protocol. </text:p>
        </text:list-item>
        <text:list-item>
          <text:p text:style-name="P273">The Write_FSM controls the SMEM Write operation. Optimal transactions are applied when possible, with packet size up to 1 KBytes. <text:s/></text:p>
        </text:list-item>
      </text:list>
      <text:p text:style-name="Text_20_body_20_indent_5f_1"/>
      <text:p text:style-name="Text_20_body_20_indent_5f_2">Each channel can select independently its source and destination port (SMEM and Central_SW / DIRECT Port-OUT) for each DMA_Descriptor.</text:p>
      <text:p text:style-name="Text_20_body_20_indent_5f_1"/>
      <text:list xml:id="list35414122" text:continue-list="list35414465" text:style-name="Outline">
        <text:list-item>
          <text:list>
            <text:list-item>
              <text:list>
                <text:list-item>
                  <text:h text:style-name="Heading_20_3" text:outline-level="3"><text:soft-page-break/><text:s/>Some IDMA Special </text:h>
                </text:list-item>
              </text:list>
            </text:list-item>
          </text:list>
        </text:list-item>
      </text:list>
      <text:p text:style-name="Text_20_body_20_indent_5f_2">The <text:s/>PEV_1100 is optimized for autonomous data transport from and to the Shared memory SMEM DDR2. To provide extra facilities, two additional mode of operation have been implemented. </text:p>
      <text:list xml:id="list35347171" text:style-name="L36">
        <text:list-item>
          <text:p text:style-name="P288">DIRECT Mode</text:p>
        </text:list-item>
        <text:list-item>
          <text:p text:style-name="P288">PIPELINE Mode</text:p>
        </text:list-item>
      </text:list>
      <text:list xml:id="list35444096" text:continue-list="list35414122" text:style-name="Outline">
        <text:list-item>
          <text:list>
            <text:list-item>
              <text:list>
                <text:list-item>
                  <text:list>
                    <text:list-item>
                      <text:h text:style-name="Heading_20_4" text:outline-level="4">DIRECT Mode</text:h>
                    </text:list-item>
                  </text:list>
                </text:list-item>
              </text:list>
            </text:list-item>
          </text:list>
        </text:list-item>
      </text:list>
      <text:p text:style-name="Text_20_body_20_indent_5f_2">The DIRECT Mode provides a mapped bus interface between the IDMA engines and the USER Agent_SW. <text:s/>While enabled, (per channel) the operation usually assigned across the Central_SW are routed to a dedicated Interface of the user's FPGA area.. Only channel 0 supports DIRECT Port</text:p>
      <text:p text:style-name="Text_20_body_20_indent_5f_2"/>
      <text:p text:style-name="Text_20_body_20_indent_5f_2">Support of the IDMA infrastructure is <text:s/>simpler through the DIRECT Ports then across the complete Central_SW, requiring PCI_Express TLP implementation. Complete addressing informations allows to support <text:s/>multi FIFO or multi DPRAM with minimal FPGA resources <text:s/>and simple bus protocol. (Examples are provided in VHDL source code) Moreover, full bandwidth is supported thanks to direct interface with embedded FPGA SRAM.</text:p>
      <text:p text:style-name="Text_20_body_20_indent_5f_2"/>
      <text:list xml:id="list35346382" text:style-name="L37">
        <text:list-item>
          <text:p text:style-name="P319">The DIRECT Port_OUT implements Write Bus protocol with complete Address + Data and associated synchronization. DIRECT Port_OUT <text:s/>is optimized for maximum throughput, no throttle is supported. Complete addressing information is supplied to the USER's Agent_SW block, including 64-bit Address <text:s/>and 16-bit Extended Address. This provides the end-user advanced addressing capabilities to support multi-channel queuing (FIFO) or buffering(DPRAM). The DIRECT Port_OUT is attached to the IDMA Read_Engine. (Reading data from the SMEM and send them to the DIRECT Port_OUT)</text:p>
        </text:list-item>
        <text:list-item>
          <text:p text:style-name="P319">The The DIRECT Port_IN implements Read Bus protocol with complete Address + Data and associated synchronization. DIRECT Port_IN <text:s/>is optimized for maximum throughput, no data throttle is supported. Complete addressing information is supplied to the USER Agent_SW block, including 64-bit Address <text:s/>and 16-bit Extended Address. The DIRECT Port_IN is attached to the IDMA Write _Engine. (Reading data from the DIRECT Port_IN and send them to the SMEM)</text:p>
        </text:list-item>
      </text:list>
      <text:p text:style-name="P135"/>
      <text:p text:style-name="Text_20_body_20_indent_5f_2">The DIRECT Port_IN/OUT usage is supported through </text:p>
      <text:list xml:id="list35350190" text:style-name="L38">
        <text:list-item>
          <text:list>
            <text:list-item>
              <text:list>
                <text:list-item>
                  <text:p text:style-name="P320">VHDL examples supplied with the TOSCA FPGA Design <text:s/>kit</text:p>
                </text:list-item>
                <text:list-item>
                  <text:p text:style-name="P320">User's Block Agent_SW implementation with ad'hoc software example exercising the IDMA on the DIRECT Port_IN/OUT</text:p>
                </text:list-item>
              </text:list>
            </text:list-item>
          </text:list>
        </text:list-item>
      </text:list>
      <text:list xml:id="list35429544" text:continue-list="list35444096" text:style-name="Outline">
        <text:list-item>
          <text:list>
            <text:list-item>
              <text:list>
                <text:list-item>
                  <text:list>
                    <text:list-item>
                      <text:h text:style-name="Heading_20_4" text:outline-level="4"><text:soft-page-break/>PIPELINE Mode</text:h>
                    </text:list-item>
                  </text:list>
                </text:list-item>
              </text:list>
            </text:list-item>
          </text:list>
        </text:list-item>
      </text:list>
      <text:p text:style-name="Text_20_body_20_indent_5f_2">The PIPELINE mode allows to cascade a WR_Engine with a <text:s/>RD_Engine with embedded ring buffer management facilities. The two engines use and manage a data buffer located in the DDR2 memory. <text:s/>Each engines integrates a 6-bit counter (“<text:span text:style-name="T18">Trigger_PIPE_CNT” → </text:span><text:span text:style-name="T22"><text:s/></text:span>PCNT) whose are used for the DMA_Descriptor execution control.</text:p>
      <text:p text:style-name="P135"><draw:g text:anchor-type="paragraph" draw:z-index="140" draw:style-name="gr1"><draw:line draw:style-name="gr131" draw:text-style-name="P351" svg:x1="60.82mm" svg:y1="33.32mm" svg:x2="68.93mm" svg:y2="33.32mm"><text:p/></draw:line><draw:g draw:style-name="gr2"><draw:line draw:style-name="gr30" draw:text-style-name="P351" svg:x1="26.35mm" svg:y1="37.69mm" svg:x2="34.68mm" svg:y2="37.69mm"><text:p/></draw:line><draw:line draw:style-name="gr30" draw:text-style-name="P351" svg:x1="34.68mm" svg:y1="35.45mm" svg:x2="26.35mm" svg:y2="35.45mm"><text:p/></draw:line></draw:g><draw:frame draw:style-name="gr50" draw:text-style-name="P360" svg:width="22.13mm" svg:height="8.49mm" svg:x="146.65mm" svg:y="30.78mm"><draw:text-box><text:p text:style-name="P351"><text:span text:style-name="T5">VME, PCIe, ...</text:span></text:p><text:p text:style-name="P351"><text:span text:style-name="T5">Write</text:span></text:p></draw:text-box></draw:frame><draw:rect draw:style-name="gr51" draw:text-style-name="P360" svg:width="24.37mm" svg:height="19.08mm" svg:x="35.26mm" svg:y="24.2mm"><text:p/></draw:rect><draw:line draw:style-name="gr30" draw:text-style-name="P351" svg:x1="39.33mm" svg:y1="50.15mm" svg:x2="39.33mm" svg:y2="43.48mm"><text:p/></draw:line><draw:line draw:style-name="gr38" draw:text-style-name="P351" svg:x1="56.18mm" svg:y1="43.25mm" svg:x2="56.18mm" svg:y2="66.99mm"><text:p/></draw:line><draw:frame draw:style-name="gr132" draw:text-style-name="P383" svg:width="24.37mm" svg:height="5.32mm" svg:x="35.26mm" svg:y="25.78mm"><draw:text-box><text:p text:style-name="P351"><text:span text:style-name="T25">WR_Engine</text:span></text:p></draw:text-box></draw:frame><draw:frame draw:style-name="gr133" draw:text-style-name="P362" svg:width="7.52mm" svg:height="2.67mm" svg:x="36.49mm" svg:y="40.39mm"><draw:text-box><text:p><text:span text:style-name="T41">START</text:span></text:p></draw:text-box></draw:frame><draw:frame draw:style-name="gr133" draw:text-style-name="P362" svg:width="7.52mm" svg:height="2.67mm" svg:x="51.5mm" svg:y="40.39mm"><draw:text-box><text:p><text:span text:style-name="T41">DONE</text:span></text:p></draw:text-box></draw:frame><draw:rect draw:style-name="gr51" draw:text-style-name="P360" svg:width="14.21mm" svg:height="6.16mm" svg:x="34.87mm" svg:y="49.54mm"><text:p/></draw:rect><draw:line draw:style-name="gr30" draw:text-style-name="P351" svg:x1="56.18mm" svg:y1="53.61mm" svg:x2="49.51mm" svg:y2="53.61mm"><text:p/></draw:line><draw:frame draw:style-name="gr50" draw:text-style-name="P360" svg:width="11.97mm" svg:height="4.26mm" svg:x="35.7mm" svg:y="50.57mm"><draw:text-box><text:p text:style-name="P351"><text:span text:style-name="T5">PCNT</text:span></text:p></draw:text-box></draw:frame><draw:g draw:style-name="gr2"><draw:custom-shape draw:style-name="gr134" draw:text-style-name="P351" svg:width="24.54mm" svg:height="24.54mm" svg:x="71.79mm" svg:y="21.97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4" draw:text-style-name="P351" svg:width="13.59mm" svg:height="13.31mm" svg:x="77.26mm" svg:y="27.58m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line draw:style-name="gr43" draw:text-style-name="P351" svg:x1="71.79mm" svg:y1="33.62mm" svg:x2="77.26mm" svg:y2="33.62mm"><text:p/></draw:line><draw:line draw:style-name="gr43" draw:text-style-name="P351" svg:x1="90.84mm" svg:y1="33.64mm" svg:x2="96.31mm" svg:y2="33.64mm"><text:p/></draw:line><draw:g draw:style-name="gr2"><draw:line draw:style-name="gr43" draw:text-style-name="P351" svg:x1="84.42mm" svg:y1="26.99mm" svg:x2="84.42mm" svg:y2="21.52mm"><text:p/></draw:line><draw:line draw:style-name="gr43" draw:text-style-name="P351" svg:x1="83.75mm" svg:y1="45.88mm" svg:x2="83.75mm" svg:y2="40.41mm"><text:p/></draw:line></draw:g></draw:g><draw:g draw:style-name="gr2"><draw:line draw:style-name="gr43" draw:text-style-name="P351" svg:x1="74.54mm" svg:y1="42.82mm" svg:x2="78.67mm" svg:y2="38.93mm"><text:p/></draw:line><draw:line draw:style-name="gr43" draw:text-style-name="P351" svg:x1="88.97mm" svg:y1="29.29mm" svg:x2="93.1mm" svg:y2="25.4mm"><text:p/></draw:line><draw:g draw:style-name="gr2"><draw:line draw:style-name="gr43" draw:text-style-name="P351" svg:x1="79.06mm" svg:y1="29.11mm" svg:x2="74.93mm" svg:y2="25.22mm"><text:p/></draw:line><draw:line draw:style-name="gr43" draw:text-style-name="P351" svg:x1="92.86mm" svg:y1="43.03mm" svg:x2="88.73mm" svg:y2="39.14mm"><text:p/></draw:line></draw:g></draw:g><draw:line draw:style-name="gr131" draw:text-style-name="P351" svg:x1="99.99mm" svg:y1="33.92mm" svg:x2="108.1mm" svg:y2="33.92mm"><text:p/></draw:line><draw:frame draw:style-name="gr135" draw:text-style-name="P383" svg:width="27.38mm" svg:height="10.61mm" svg:x="70.78mm" svg:y="47.16mm"><draw:text-box><text:p text:style-name="P351"><text:span text:style-name="T25">Ring_Buffer</text:span></text:p><text:p text:style-name="P351"><text:span text:style-name="T25">DDR2</text:span></text:p></draw:text-box></draw:frame><draw:line draw:style-name="gr56" draw:text-style-name="P351" svg:x1="27.34mm" svg:y1="32.58mm" svg:x2="35.26mm" svg:y2="32.58mm"><text:p/></draw:line><draw:rect draw:style-name="gr51" draw:text-style-name="P360" svg:width="24.37mm" svg:height="19.08mm" svg:x="111.53mm" svg:y="23.69mm"><text:p/></draw:rect><draw:line draw:style-name="gr30" draw:text-style-name="P351" svg:x1="115.57mm" svg:y1="49.62mm" svg:x2="115.57mm" svg:y2="42.95mm"><text:p/></draw:line><draw:line draw:style-name="gr38" draw:text-style-name="P351" svg:x1="132.45mm" svg:y1="42.74mm" svg:x2="132.45mm" svg:y2="73.68mm"><text:p/></draw:line><draw:frame draw:style-name="gr132" draw:text-style-name="P383" svg:width="24.37mm" svg:height="5.32mm" svg:x="111.53mm" svg:y="25.27mm"><draw:text-box><text:p text:style-name="P351"><text:span text:style-name="T25">RD_Engine</text:span></text:p></draw:text-box></draw:frame><draw:frame draw:style-name="gr133" draw:text-style-name="P362" svg:width="7.52mm" svg:height="2.67mm" svg:x="112.76mm" svg:y="39.88mm"><draw:text-box><text:p><text:span text:style-name="T41">START</text:span></text:p></draw:text-box></draw:frame><draw:frame draw:style-name="gr133" draw:text-style-name="P362" svg:width="7.52mm" svg:height="2.67mm" svg:x="127.77mm" svg:y="39.88mm"><draw:text-box><text:p><text:span text:style-name="T41">DONE</text:span></text:p></draw:text-box></draw:frame><draw:rect draw:style-name="gr51" draw:text-style-name="P360" svg:width="14.21mm" svg:height="6.16mm" svg:x="111.14mm" svg:y="49.03mm"><text:p/></draw:rect><draw:line draw:style-name="gr30" draw:text-style-name="P351" svg:x1="132.45mm" svg:y1="52.6mm" svg:x2="125.78mm" svg:y2="52.6mm"><text:p/></draw:line><draw:frame draw:style-name="gr50" draw:text-style-name="P360" svg:width="11.97mm" svg:height="4.26mm" svg:x="111.97mm" svg:y="50.06mm"><draw:text-box><text:p text:style-name="P351"><text:span text:style-name="T5">PCNT</text:span></text:p></draw:text-box></draw:frame><draw:g draw:style-name="gr2"><draw:line draw:style-name="gr30" draw:text-style-name="P351" svg:x1="137.13mm" svg:y1="37.69mm" svg:x2="145.46mm" svg:y2="37.69mm"><text:p/></draw:line><draw:line draw:style-name="gr30" draw:text-style-name="P351" svg:x1="145.46mm" svg:y1="35.45mm" svg:x2="137.13mm" svg:y2="35.45mm"><text:p/></draw:line></draw:g><draw:line draw:style-name="gr56" draw:text-style-name="P351" svg:x1="138.11mm" svg:y1="32.58mm" svg:x2="146.03mm" svg:y2="32.58mm"><text:p/></draw:line><draw:frame draw:style-name="gr50" draw:text-style-name="P360" svg:width="19.5mm" svg:height="8.49mm" svg:x="7.07mm" svg:y="31.08mm"><draw:text-box><text:p text:style-name="P351"><text:span text:style-name="T5">VME, PCIe, ...</text:span></text:p><text:p text:style-name="P351"><text:span text:style-name="T5">Read</text:span></text:p></draw:text-box></draw:frame><draw:frame draw:style-name="gr136" draw:text-style-name="P384" svg:width="8.53mm" svg:height="6.38mm" svg:x="40.57mm" svg:y="43.93mm"><draw:text-box><text:p><text:span text:style-name="T34">&lt; TMAX</text:span></text:p></draw:text-box></draw:frame><draw:frame draw:style-name="gr136" draw:text-style-name="P384" svg:width="5.48mm" svg:height="3.2mm" svg:x="117.44mm" svg:y="43.12mm"><draw:text-box><text:p><text:span text:style-name="T34">/= 0</text:span></text:p></draw:text-box></draw:frame><draw:frame draw:style-name="gr136" draw:text-style-name="P384" svg:width="4.66mm" svg:height="3.2mm" svg:x="50.3mm" svg:y="49mm"><draw:text-box><text:p><text:span text:style-name="T34">INC</text:span></text:p></draw:text-box></draw:frame><draw:frame draw:style-name="gr136" draw:text-style-name="P384" svg:width="5.88mm" svg:height="3.2mm" svg:x="126.17mm" svg:y="48.34mm"><draw:text-box><text:p><text:span text:style-name="T34">DEC</text:span></text:p></draw:text-box></draw:frame><draw:line draw:style-name="gr30" draw:text-style-name="P351" svg:x1="115.2mm" svg:y1="66.6mm" svg:x2="115.2mm" svg:y2="55.19mm"><text:p/></draw:line><draw:line draw:style-name="gr38" draw:text-style-name="P351" svg:x1="56.34mm" svg:y1="66.69mm" svg:x2="115.22mm" svg:y2="66.69mm"><text:p/></draw:line><draw:frame draw:style-name="gr136" draw:text-style-name="P384" svg:width="4.66mm" svg:height="3.2mm" svg:x="116.84mm" svg:y="55.7mm"><draw:text-box><text:p><text:span text:style-name="T34">INC</text:span></text:p></draw:text-box></draw:frame><draw:line draw:style-name="gr38" draw:text-style-name="P351" svg:x1="39.14mm" svg:y1="73.48mm" svg:x2="132.49mm" svg:y2="73.48mm"><text:p/></draw:line><draw:line draw:style-name="gr30" draw:text-style-name="P351" svg:x1="38.93mm" svg:y1="73.29mm" svg:x2="38.93mm" svg:y2="55.88mm"><text:p/></draw:line><draw:frame draw:style-name="gr136" draw:text-style-name="P384" svg:width="5.88mm" svg:height="3.2mm" svg:x="41.38mm" svg:y="56.46mm"><draw:text-box><text:p><text:span text:style-name="T34">DEC</text:span></text:p></draw:text-box></draw:frame><draw:ellipse draw:style-name="gr137" draw:text-style-name="P351" svg:width="3.87mm" svg:height="14.42mm" svg:x="75.86mm" svg:y="63.76mm"><text:p/></draw:ellipse><draw:frame draw:style-name="gr138" draw:text-style-name="P384" svg:width="36.31mm" svg:height="3.38mm" svg:x="80.13mm" svg:y="66.88mm"><draw:text-box><text:p><text:span text:style-name="T34">Trigger_OUT#k → Trigger_IN#j</text:span></text:p></draw:text-box></draw:frame><draw:frame draw:style-name="gr138" draw:text-style-name="P384" svg:width="36.31mm" svg:height="3.38mm" svg:x="41.18mm" svg:y="70.11mm"><draw:text-box><text:p><text:span text:style-name="T34">Trigger_OUT#j → Trigger_IN#k</text:span></text:p></draw:text-box></draw:frame><draw:custom-shape draw:style-name="gr139" draw:text-style-name="P351" svg:width="12.39mm" svg:height="9.34mm" draw:transform="rotate (-1.57079632679579) translate (52.1405555555556mm 11.0595833333333mm)"><text:p/><draw:enhanced-geometry draw:text-areas="4000 ?f1 ?f5 ?f2" draw:glue-points="0 10800 21600 10800 ?f0 0 ?f0 21600" draw:type="mso-spt100" draw:modifiers="11184.0682788051 6357.7358490566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frame draw:style-name="gr138" draw:text-style-name="P359" svg:width="25.35mm" svg:height="8.49mm" svg:x="35.31mm" svg:y="2.36mm"><draw:text-box><text:p text:style-name="P351"><text:span text:style-name="T12">WR_Engine</text:span></text:p><text:p text:style-name="P351"><text:span text:style-name="T12">DMA_Descriptors</text:span></text:p></draw:text-box></draw:frame><draw:custom-shape draw:style-name="gr139" draw:text-style-name="P351" svg:width="12.39mm" svg:height="9.34mm" draw:transform="rotate (-1.57079632679579) translate (128.199444444444mm 11.0419444444444mm)"><text:p/><draw:enhanced-geometry draw:text-areas="4000 ?f1 ?f5 ?f2" draw:glue-points="0 10800 21600 10800 ?f0 0 ?f0 21600" draw:type="mso-spt100" draw:modifiers="11184.0682788051 6357.7358490566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frame draw:style-name="gr138" draw:text-style-name="P359" svg:width="25.35mm" svg:height="8.49mm" svg:x="111.37mm" svg:y="2.36mm"><draw:text-box><text:p text:style-name="P351"><text:span text:style-name="T12">RD_Engine</text:span></text:p><text:p text:style-name="P351"><text:span text:style-name="T12">DMA_Descriptors</text:span></text:p></draw:text-box></draw:frame></draw:g></text:p>
      <text:p text:style-name="Text_20_body_20_indent_5f_2"/>
      <text:p text:style-name="Text_20_body_20_indent_5f_2">The WR_Engine reads the data source (VME64X, PCI_Express, others, ...) and store it to the DDR2 Memory. Start of its DMA Descriptors are enabled while the PCNT current value is smaller than 33. <text:s/>(ring buffer not full) <text:s/>At the end of the current DMA Descriptor execution, its PCNT is incremented and the corresponding RD_Engine PCNT is also incremented.</text:p>
      <text:p text:style-name="Text_20_body_20_indent_5f_2">The RD_Engine reads the data source from the DDR2 Memory and store it to the destination (VME64X, PCI_Express, others, ...). Start of its DMA Descriptors are enabled while the PCNT current value is not equal to 0. (ring-buffer not empty) At the end of the current DMA Descriptor execution, its PCNT is decrementd and the corresponding WR_Engine PCNT is decremented.</text:p>
      <text:p text:style-name="Text_20_body_20_indent_5f_2">This mode of operation provides support for user's transparent source to destination DMA operation. The DDR2 intermediate copy can be completely hidden. Thanks to the embedded facilities, DMA pipelined operation allows optimal performance on source and destination with minimal overhead time. </text:p>
      <text:p text:style-name="Text_20_body_20_indent_5f_2">The PIPELINE mode is eanblede and supported through dedicated registers (Refer to chapter 3.5.2 IDMA_XX_N_PCSR) and specific DMA Descriptor field <text:span text:style-name="T25">Start_Mode[2:0]</text:span></text:p>
      <text:list xml:id="list35443244" text:continue-numbering="true" text:style-name="Outline">
        <text:list-item>
          <text:list>
            <text:list-item>
              <text:list>
                <text:list-item>
                  <text:h text:style-name="P256" text:outline-level="3">IDMA Features Description</text:h>
                  <text:list>
                    <text:list-item>
                      <text:h text:style-name="Heading_20_4" text:outline-level="4">Independent READ/WRITE Engines.</text:h>
                    </text:list-item>
                  </text:list>
                </text:list-item>
              </text:list>
            </text:list-item>
          </text:list>
        </text:list-item>
      </text:list>
      <text:p text:style-name="Text_20_body_20_indent_5f_2">The PEV_1100 implements 4 independent DMA controllers, as two READ engines and two WRITE engines. They are tightly coupled to the Shared Memory (DDR2 256 – 1024 MBytes) and therefore optimized to provide best performance matching with the DDR2 memories. The segregation between the READ and the WRITE engines provides <text:s/>several advantages as :</text:p>
      <text:p text:style-name="Text_20_body_20_indent_5f_2"/>
      <text:list xml:id="list35363236" text:style-name="L39">
        <text:list-item>
          <text:list>
            <text:list-item>
              <text:p text:style-name="P321">The DDR2 interfaces are optimal for the on-going transaction type. The DDR2 Read out is optimized with local DPRAM used as Read-ahead Cache. The DDR2 Write is also supported through a front-end Write buffer.</text:p>
            </text:list-item>
            <text:list-item>
              <text:p text:style-name="P321">The DMA READ Engine Read-ahead Cache is supported with a 4 KBytes DPRAM allocated as 2* 2 KBytes per engine.</text:p>
            </text:list-item>
            <text:list-item>
              <text:p text:style-name="P321">The DMA WRITE Engine <text:s/>write buffer is supported with a KBytes DPRAM allocated as 2* 2 KBytes per engine.</text:p>
            </text:list-item>
            <text:list-item>
              <text:p text:style-name="P321">The same DMA_Descriptor chains can be executed by READ or WRITE engine, with full symmetry.</text:p>
            </text:list-item>
            <text:list-item>
              <text:p text:style-name="P321">Synchronization mechanism is provided, allowing to trigger (start) a WRITE Engine on end of execution of a WRITE Engine. (...or any others type of synchronization)</text:p>
            </text:list-item>
          </text:list>
        </text:list-item>
      </text:list>
      <text:p text:style-name="Text_20_body_20_indent_5f_1"/>
      <text:p text:style-name="Text_20_body_20_indent_5f_2">DMA controller supporting complete Source/Destination capabilities need to implement intermediate data buffer, <text:s/>with mismatch performance on the READ and WRITE section. <text:s/>By implementation is is always difficult to match the specific requirements on the READ and on the WRITE side at the same time.</text:p>
      <text:list xml:id="list35444304" text:continue-list="list35443244" text:style-name="Outline">
        <text:list-item>
          <text:list>
            <text:list-item>
              <text:list>
                <text:list-item>
                  <text:list>
                    <text:list-item>
                      <text:h text:style-name="Heading_20_4" text:outline-level="4">DMA Address Control .</text:h>
                    </text:list-item>
                  </text:list>
                </text:list-item>
              </text:list>
            </text:list-item>
          </text:list>
        </text:list-item>
      </text:list>
      <text:p text:style-name="Text_20_body_20_indent_5f_2">The PEV_1100 DMA controller provides optional DMA Address management. As for any DMA processor, the DMA Engines provide a source address reference (READ side) and a destination address reference (WRITE side). usually the source and the destination address are incremented independently related to the data operand handled. (Byte, half-word ... )</text:p>
      <text:p text:style-name="Text_20_body_20_indent_5f_2">The PEV_1100 DMA Engines provide additional <text:s/>Address management support, allowing to support optimal data collection.</text:p>
      <text:list xml:id="list35441612" text:continue-list="list35363236" text:style-name="L39">
        <text:list-item>
          <text:list>
            <text:list-item text:start-value="1">
              <text:p text:style-name="P321">The local Address (Shared memory) <text:s/>can be optionally not updated with the value of a new DMA Descriptor. The previous current value can be <text:s/>kept, allowing to support <text:s/>contiguous data across several DMA Descriptors. </text:p>
            </text:list-item>
            <text:list-item>
              <text:p text:style-name="P321">The local Address (Shared memory) can be optionally not updated with the value of a new DMA Descriptor but added with. This allow to built DMA_Descriptor chain with address relative.</text:p>
            </text:list-item>
            <text:list-item>
              <text:p text:style-name="P321">The external Address (Central_SW) can also be configured for no-update.</text:p>
            </text:list-item>
            <text:list-item>
              <text:p text:style-name="P321">The external Address (Central_SW) can be kept as fixed., useful for interfacing with FIFO based data interface.</text:p>
            </text:list-item>
          </text:list>
        </text:list-item>
      </text:list>
      <text:list xml:id="list35444370" text:continue-list="list35444304" text:style-name="Outline">
        <text:list-item>
          <text:list>
            <text:list-item>
              <text:list>
                <text:list-item>
                  <text:list>
                    <text:list-item>
                      <text:h text:style-name="Heading_20_4" text:outline-level="4"><text:soft-page-break/>PCI Express support.</text:h>
                    </text:list-item>
                  </text:list>
                </text:list-item>
              </text:list>
            </text:list-item>
          </text:list>
        </text:list-item>
      </text:list>
      <text:p text:style-name="Text_20_body_20_indent_5f_2">The PEV_1100 DMA controller are designed to access the PCI Express infrastructure. PCI Express operation require specific conditioning.</text:p>
      <text:list xml:id="list35344627" text:style-name="L40">
        <text:list-item>
          <text:list>
            <text:list-item>
              <text:p text:style-name="P322">The PCI_Express TLP optional control bits SNOOP, RELAX and AT, can be defined in the DMA_Descriptor DW_0. By default keep these option deserted. Refer to PCI Express specification before setting one of them.</text:p>
            </text:list-item>
            <text:list-item>
              <text:p text:style-name="P322">The PCI Express TLP size are conditioned by system parameters, usually defined by the Host BIOS. The two following parameters are used by the IDMA addresing the PCI_Express Agent_SW.</text:p>
              <text:list>
                <text:list-item>
                  <text:list>
                    <text:list-item>
                      <text:p text:style-name="P322">MAX_PAYLOAD_SIZE determining the maximal length of any TLB with data. (Write_Request and Read_Completion with data)</text:p>
                    </text:list-item>
                    <text:list-item>
                      <text:p text:style-name="P322">MAX_READ_REQUEST_SIZE</text:p>
                    </text:list-item>
                  </text:list>
                </text:list-item>
              </text:list>
            </text:list-item>
            <text:list-item text:start-value="1">
              <text:p text:style-name="P322">The number of maximal outstanding Read_Request can be defined in the DMA_Descriptor DW_0. This 2-bit field allows to set-up for 1,2,3 or 4 outstanding Read_Request. Maximum performance will be achieved with 4 outstanding Read_Request. </text:p>
            </text:list-item>
          </text:list>
        </text:list-item>
      </text:list>
      <text:list xml:id="list354144651" text:continue-list="list35444370" text:style-name="Outline">
        <text:list-item>
          <text:list>
            <text:list-item>
              <text:list>
                <text:list-item>
                  <text:list>
                    <text:list-item>
                      <text:h text:style-name="Heading_20_4" text:outline-level="4">Central_SW Addressing .</text:h>
                    </text:list-item>
                  </text:list>
                </text:list-item>
              </text:list>
            </text:list-item>
          </text:list>
        </text:list-item>
      </text:list>
      <text:p text:style-name="Text_20_body_20_indent_5f_2">The PEV_1100 DMA_Descriptors DW_1 implements the Central_SW routing with 4-bit field. Only the two LSB are actually used.</text:p>
      <text:p text:style-name="Text_20_body_20_indent_5f_2"/>
      <text:p text:style-name="P216">00<text:span text:style-name="T25">00</text:span> = PCI_Express Agent_SW</text:p>
      <text:p text:style-name="P216">00<text:span text:style-name="T25">01</text:span> = VME64X Agent_SW</text:p>
      <text:p text:style-name="P216">00<text:span text:style-name="T20">1</text:span><text:span text:style-name="T25">0</text:span> = SMEM-IDMA Agent_SW (Not usable for IDMA operation )</text:p>
      <text:p text:style-name="P216">00<text:span text:style-name="T25">11</text:span> = USER Agent_SW</text:p>
      <text:list xml:id="list35436059" text:continue-numbering="true" text:style-name="Outline">
        <text:list-item>
          <text:list>
            <text:list-item>
              <text:list>
                <text:list-item>
                  <text:list>
                    <text:list-item>
                      <text:h text:style-name="Heading_20_4" text:outline-level="4">Global Time Stamping.</text:h>
                    </text:list-item>
                  </text:list>
                </text:list-item>
              </text:list>
            </text:list-item>
          </text:list>
        </text:list-item>
      </text:list>
      <text:p text:style-name="Text_20_body_20_indent_5f_2">The PEV_1100 DMA implements a dedicated mechanism allowing to tag (time-tagging) the IDMA <text:s text:c="2"/>DMA_Descriptor operation. At the end of execution of <text:s/>a DMA_descriptor, the executed DMA_Descriptor DW_6 and DW_7 are updated with the Global_Time current value. (Write over the current DMA_Descriptor in the SMEM) <text:s/>This optional mode of operation allows to <text:s/>tag the IDMA operation for performance monitoring or for execution profiling.</text:p>
      <text:p text:style-name="Text_20_body_20_indent_5f_2">The PEV_1100 Global time is located in the the VME64X Agent_SW block, Refer to chapter 2.11.7</text:p>
      <text:list xml:id="list35433995" text:continue-numbering="true" text:style-name="Outline">
        <text:list-item>
          <text:list>
            <text:list-item>
              <text:list>
                <text:list-item>
                  <text:list>
                    <text:list-item>
                      <text:h text:style-name="Heading_20_4" text:outline-level="4">Trigger facilities.</text:h>
                    </text:list-item>
                  </text:list>
                </text:list-item>
              </text:list>
            </text:list-item>
          </text:list>
        </text:list-item>
      </text:list>
      <text:p text:style-name="Text_20_body_20_indent_5f_2">The PEV_1100 DMA Controller implements external trigger capability. While a DMA_Descriptor is fetched in the corresponding Engine, its execution can be delayed until a pre-defined trigger condition happens. This Start on Trigger condition is defined in the DMA_descriptor DW_3.</text:p>
      <text:p text:style-name="P217"><text:span text:style-name="T25">000 </text:span>= Immediate execution. (No external trigger condition expected)</text:p>
      <text:p text:style-name="P217"><text:span text:style-name="T25">001</text:span> = Start execution at Global_Time Synchronization.</text:p>
      <text:p text:style-name="P217"><text:span text:style-name="T25">010 </text:span>= Start execution at GPIO Event#1 (USER Central_SW block)</text:p>
      <text:p text:style-name="P217"><text:span text:style-name="T25">011</text:span> = Start execution at GPIO Event#2 </text:p>
      <text:p text:style-name="P235"><text:soft-page-break/><text:span text:style-name="T25">100 </text:span>= <text:s/>Start execution at IDMA on Trigger #0 event (READ_Engine #0) or if Pipeline mode is enabled in the PCSR Register <text:s/>(<text:span text:style-name="T24">Trig_PIPE_Enable = '1'</text:span> )</text:p>
      <text:list xml:id="list35368657" text:style-name="L41">
        <text:list-item>
          <text:list>
            <text:list-item>
              <text:list>
                <text:list-item>
                  <text:list>
                    <text:list-item>
                      <text:list>
                        <text:list-item>
                          <text:list>
                            <text:list-item>
                              <text:list>
                                <text:list-item>
                                  <text:p text:style-name="P323">Start execution RD_Engine while <text:span text:style-name="T18">Trigger_PIPE_CNT &lt; “100000”</text:span></text:p>
                                </text:list-item>
                                <text:list-item>
                                  <text:p text:style-name="P323">Start execution WR_Engine while <text:s/><text:span text:style-name="T18">Trigger_PIPE_CNT /= “000000”</text:span></text:p>
                                </text:list-item>
                              </text:list>
                            </text:list-item>
                          </text:list>
                        </text:list-item>
                      </text:list>
                    </text:list-item>
                  </text:list>
                </text:list-item>
              </text:list>
            </text:list-item>
          </text:list>
        </text:list-item>
      </text:list>
      <text:p text:style-name="P217">Start execution at IDMA while Trigger_Pipe_CNT /= X”00”. </text:p>
      <text:p text:style-name="P217"><text:span text:style-name="T25">101</text:span> = <text:s/>Start execution at IDMA Trigger #1 (READ_Engine #1)</text:p>
      <text:p text:style-name="P217"><text:span text:style-name="T25">110</text:span> = <text:s/>Start execution at IDMA Trigger #2 <text:s/>(WRITE_Engine #0)</text:p>
      <text:p text:style-name="P217"><text:span text:style-name="T25">111</text:span> = <text:s/>Start execution at IDMA Trigger #3 <text:s/>(WRITE_Engine #1)</text:p>
      <text:p text:style-name="Text_20_body_20_indent_5f_2">Every IDMA Engine can also issue a Trigger event, selectable in the DMA_Descriptor DW_0 :</text:p>
      <text:list xml:id="list35352069" text:style-name="L42">
        <text:list-item>
          <text:list>
            <text:list-item>
              <text:list>
                <text:list-item>
                  <text:list>
                    <text:list-item>
                      <text:p text:style-name="P324">DMA_Descriptor End of execution </text:p>
                    </text:list-item>
                    <text:list-item>
                      <text:p text:style-name="P324">DMA_Descriptor Start of execution </text:p>
                    </text:list-item>
                  </text:list>
                </text:list-item>
              </text:list>
            </text:list-item>
          </text:list>
        </text:list-item>
      </text:list>
      <text:p text:style-name="Text_20_body_20_indent_5f_2">These four trigger conditions can be used as Start Trigger condition for any pending DMA_Descriptor, allowing to built IDMA chaining with synchronization mechanism between the <text:s/>IDMA Engine.</text:p>
      <text:p text:style-name="Text_20_body_20_indent_5f_2">i.e : IDMA READ_Engine #0 can executes a multiple DMA_Descriptor chain [Data collection from several VME64X module] and at the end ,trigger the start of WRITE_Engine #0 [Copy of the acquired data to the Host System Memory across PCI_Express ]</text:p>
      <text:list xml:id="list35431218" text:continue-list="list35433995" text:style-name="Outline">
        <text:list-item>
          <text:list>
            <text:list-item>
              <text:list>
                <text:list-item>
                  <text:list>
                    <text:list-item>
                      <text:h text:style-name="Heading_20_4" text:outline-level="4">DMA_Descriptor Location.</text:h>
                    </text:list-item>
                  </text:list>
                </text:list-item>
              </text:list>
            </text:list-item>
          </text:list>
        </text:list-item>
      </text:list>
      <text:p text:style-name="Text_20_body_20_indent_5f_2">The PEV_1100 DMA Controller requires that the DMA_Descriptor chain shall be located in the SMEM Memory. Chain of DMA_Descriptor can not be located across the Central_SW interconnect. (i.e residing in the Host System Memory. This way of doing has been selected to have a deterministic access to the DMA_descriptor storage resources.</text:p>
      <text:p text:style-name="Text_20_body_20_indent_5f_2">The IDMA controller is built to own a private access path to the SMEM DDR2 Memory. To improve further <text:s/>DMA_Descriptor fetch latency, a DPRAM Cache is implemented for each of the IDMA Engine. These <text:s/>DPRAM cache (4 entries) allow to reduce the dead-time of the DMA_Descriptor fetch sequence under 50 [ns].</text:p>
      <text:list xml:id="list35436812" text:continue-list="list35352069" text:style-name="L42">
        <text:list-item>
          <text:list>
            <text:list-item>
              <text:list>
                <text:list-item>
                  <text:list>
                    <text:list-item text:start-value="1">
                      <text:p text:style-name="P324">2* 1KBytes ( 32 DMA_Descriptor) <text:s/>for WRITE_Engine channels </text:p>
                    </text:list-item>
                    <text:list-item>
                      <text:p text:style-name="P324">2* 1KBytes ( 32 DMA_Descriptor) <text:s/>for READ_Engine channels </text:p>
                    </text:list-item>
                  </text:list>
                </text:list-item>
              </text:list>
            </text:list-item>
          </text:list>
        </text:list-item>
      </text:list>
      <text:p text:style-name="Text_20_body_20_indent_5f_2">If end user application requires DMA_Descriptor chain built in the Host System Memory, a READ_Engine can be set-up to copy the DMA_Descriptor chain located in the <text:s/>Host System Memory to the PEV_1100 SMEM and at the end of the copy automatically start the execution of the concerned IDMA chain. Several scenario can be set-up in advance, and ready to be executed on demand.</text:p>
      <text:list xml:id="list35435262" text:continue-list="list35431218" text:style-name="Outline">
        <text:list-item>
          <text:list>
            <text:list-item>
              <text:list>
                <text:list-item>
                  <text:list>
                    <text:list-item>
                      <text:h text:style-name="Heading_20_4" text:outline-level="4">IDMA Error Signalling.</text:h>
                    </text:list-item>
                  </text:list>
                </text:list-item>
              </text:list>
            </text:list-item>
          </text:list>
        </text:list-item>
      </text:list>
      <text:p text:style-name="Text_20_body_20_indent_5f_2">The IDMA engines issue Read and Write transaction on three attached slave devices. the above description sums up the potential error condition. <text:s/></text:p>
      <text:p text:style-name="Text_20_body_20_indent_5f_2">The <text:s/>SMEM DDR2 occupies a fixed size, (256, 412 or 1012 MBytes) over a 32-bit (4 GBytes) addressing. IDMA transactions outside <text:s/>the decoded area are immediately terminated with an error condition. This error is detected while the DMA_Descriptor is analysed before its execution. IDMA operation terminated with this error condition is signalled with status information <text:span text:style-name="T5">“</text:span><text:span text:style-name="T18">idma_STATUS[2:0] = 110”</text:span></text:p>
      <text:p text:style-name="Text_20_body_20_indent_5f_2">The IDMA Write_Posting transactions to the Central_SW does not support any error signalling. Due to its nature, the transaction initiator does not get any information from the target about error condition. <text:s/>Error <text:soft-page-break/>status informations are usually provided by the target interface (i.e PCI Express EP or VME64X Master) </text:p>
      <text:p text:style-name="Text_20_body_20_indent_5f_2">The IDMA WRITE_Engine Read_Request / Read_Response transactions issued <text:s/>to the Central_SW implements several status error. To its split transaction implementation, any Read_Request requires specific Read_Completion (s). Any abnormal operation will <text:s/>be detected and signalled appropriately <text:s/>in the IDMA_GCSR register. The current DMA_Descriptor is aborted immediately on error detection.</text:p>
      <text:list xml:id="list35371376" text:style-name="L43">
        <text:list-item>
          <text:list>
            <text:list-item>
              <text:list>
                <text:list-item>
                  <text:list>
                    <text:list-item>
                      <text:p text:style-name="P325">Unexpected Read_Response TLB received.</text:p>
                    </text:list-item>
                    <text:list-item>
                      <text:p text:style-name="P325">Malformed Read_Response TLB received.</text:p>
                    </text:list-item>
                    <text:list-item>
                      <text:p text:style-name="P325">Out of sequence Read_Response TLB received.</text:p>
                    </text:list-item>
                  </text:list>
                </text:list-item>
              </text:list>
            </text:list-item>
          </text:list>
        </text:list-item>
      </text:list>
      <text:p text:style-name="Text_20_body_20_indent_5f_2">Moreover, signalled error <text:s/>(with Completion Status = b”100”) are also handled appropriately. In case of the control-bit option “<text:span text:style-name="T2">ext_DMAERR</text:span>” is set, the DMA chaining is not stopped, current DMA_Descriptor is aborted and next <text:s/>DMA_Descriptor execution is started. With the DMA_Descriptor Update capability, the abort <text:s/>DMA_Descriptor word counter can be saved. </text:p>
      <text:p text:style-name="Text_20_body_20_indent_5f_2"/>
      <text:list xml:id="list35422295" text:continue-list="list35435262" text:style-name="Outline">
        <text:list-item>
          <text:list>
            <text:list-item>
              <text:h text:style-name="P255" text:outline-level="2">VME64X <text:s/>Interface</text:h>
            </text:list-item>
          </text:list>
        </text:list-item>
      </text:list>
      <text:p text:style-name="Text_20_body_20_indent_5f_1">The PEV_1100 <text:s/>provides a complete VME64X Master/Slave Interface with Slot_1 function. The following sections provide an overview of the implemented VME sub-functions. For complete VME Bus understanding please refer to the VITA specification with their related addendum.</text:p>
      <text:p text:style-name="Text_20_body_20_indent_5f_1">The PEV_1100 is ready to operate in VME64X 5-rows backplane as well in legacy VME64 3-row backplane. Static option SW500-3 determines the mode of operation.</text:p>
      <text:p text:style-name="Text_20_body_20_indent_5f_1">The PEV_1100 VME Interface is ready to support VXI related protocol.</text:p>
      <text:list xml:id="list35446186" text:continue-numbering="true" text:style-name="Outline">
        <text:list-item>
          <text:list>
            <text:list-item>
              <text:list>
                <text:list-item>
                  <text:h text:style-name="Heading_20_3" text:outline-level="3">VME Slot_1 functions</text:h>
                </text:list-item>
              </text:list>
            </text:list-item>
          </text:list>
        </text:list-item>
      </text:list>
      <text:p text:style-name="Text_20_body_20_indent_5f_2">Any VME system requires a centralized function, commonly named Slot_1 and <text:s/>usually located on the left most slot of the backplane. While the VME Slot_1 in enabled, the LED indicator LD502 is light on GEEEN.</text:p>
      <text:p text:style-name="Text_20_body_20_indent_5f_2">The VME64X geographic address, as well as others related static options are available in the “<text:span text:style-name="T3">PVME_SLOT</text:span>” register .</text:p>
      <text:p text:style-name="P161">The VME Slot-1 function is enabled manually with static option while the VME64X mode is disabled. Refer to chapter 2.1.1 for static option selection or while the PEV_1100 is plugged in VME Slot No “1” defined by the VME64X 5-rows backplane GA+GAP Geographic addressing.</text:p>
      <text:p text:style-name="Text_20_body_20_indent_5f_2">While enabled the PEV_1100 provides a VME Central Arbiter. Mode of operation as PRI, RRS are selectable in the “<text:span text:style-name="T3">PVME_SLOT</text:span><text:span text:style-name="T25">”</text:span> register. A 4 [us] arbitration time-out is specifically assigned to the BGOUT assertion.</text:p>
      <text:p text:style-name="Text_20_body_20_indent_5f_2">While enabled the PEV_1100 provides <text:s/>the BTO / 2eBTO sub-function. Any VME on-going cycles are monitored and in case of non-responding after a specified time generates a VME BERR#. The time-out value ( from 16 <text:s/>to 128 [us]) and the associated flags can also be selected in the “<text:span text:style-name="T3">PVME_SLOT1”</text:span> register. Refer to chapter 3.3.1</text:p>
      <text:p text:style-name="Text_20_body_20_indent_5f_2">The VME SYSRESET# signal can be controlled by the on-board PEV_1100 logic. A specific static option SW500-1 enables this capability. The VME SYSRESET# generator is automatically activated at power-up or can also be issued remotely through the “ILOC_SPI” register. Refer to chapter 3.2.5</text:p>
      <text:list xml:id="list35442892" text:continue-numbering="true" text:style-name="Outline">
        <text:list-item>
          <text:list>
            <text:list-item>
              <text:list>
                <text:list-item>
                  <text:h text:style-name="Heading_20_3" text:outline-level="3">VME Slave Port</text:h>
                </text:list-item>
              </text:list>
            </text:list-item>
          </text:list>
        </text:list-item>
      </text:list>
      <text:p text:style-name="Text_20_body_20_indent_5f_2">The PEV_1100 can be set-up to act as a VME Slave agent. Two selectable window can be mapped respectively in the CONFIG/A24 and A32 address space. The VME A64 mode is not supported.</text:p>
      <text:list xml:id="list35373518" text:style-name="L44">
        <text:list-item>
          <text:list>
            <text:list-item>
              <text:list>
                <text:list-item>
                  <text:p text:style-name="P326">CR/CSR or A24 512 MBytes window.</text:p>
                </text:list-item>
                <text:list-item>
                  <text:p text:style-name="P326">Programmable A32 16 to 2048 MBytes window.</text:p>
                </text:list-item>
              </text:list>
            </text:list-item>
          </text:list>
        </text:list-item>
      </text:list>
      <text:p text:style-name="Text_20_body_20_indent_5f_2"/>
      <text:p text:style-name="Text_20_body_20_indent_5f_2">A 512 KBytes window, following the VME64X CR/CSR specification is mapped over the CR/CSR Space (AM = 0x2F) while the PEV_1100 is set-up to operate in 64X Mode with SW500-2. When the 64X mode is disabled, the same CR/CSR window is mapped on the VME Standard A24 Address Space A24. The base offset is then defined by the static option SW500[8:4] in place of the geographical addressing.</text:p>
      <text:p text:style-name="Text_20_body_20_indent_5f_2">The 512 KBytes CR/CSR Space (Configuration ROM and Control &amp; Status Register) is fully defined by the ANSI VITA 1.1 “VME64 Extensions” The CR/CSR 512KBytes window implements as defined by the VITA specification. CSR_BAR, CSR_BSR/BCR and CSR_ADER registers are described in chapter 3.3.13, 3.3.14, 3.3.15. </text:p>
      <text:p text:style-name="Text_20_body_20_indent_5f_2">The power-up value of these concerned registers can also be set-up by the <text:user-index-mark-start text:id="IMark155287616" text:index-name="User-Defined" text:outline-level="1"/>PON_FSM<text:user-index-mark-end text:id="IMark155287616"/> unit. Refer to chapter </text:p>
      <text:p text:style-name="Text_20_body_20_indent_5f_2"><text:soft-page-break/>In addition to the VME64X related registers, a IO_Bus Bridge unit allows to remap transparently all PEV_1100 IO_Bus mapped resources on the VME Bus. </text:p>
      <text:p text:style-name="Text_20_body_20_indent_5f_2">The 2<text:span text:style-name="T9">nd</text:span> window is mapped on the VME Extended address Space A32. Its size is programmable from 16 MBytes up to 2 GBytes. This window is divided in pages and associated to an VME INgress MMU. Each page is associated to a Page Descriptor <text:s/>providing missing addressing information (Agent_SW and 64-bit Address extension) an some additional selectable options. </text:p>
      <text:p text:style-name="Text_20_body_20_indent_5f_2">The A32 Window size is defined in the “<text:span text:style-name="T3">PVME_MASCSR”</text:span> register (selectable from 16 to 2048 MBytes) as well as other key operational option. The VME Slave Interface can also be globally disabled/enable. Following the VME64X specification, the base offset of the A32 window is defined by the CSR_ADER and <text:s/>enabled in the CSR_BSR/BCR register. Refer to chapter 3.3.3</text:p>
      <text:p text:style-name="Text_20_body_20_indent_5f_2">The PEV_1100 integrates a MMU type address remapping function, named INgress MMU. <text:s/>The A32 decoded window is divided in N* pages of 1/2/4 MBytes and each page is directly associated to a 64-bit Page_Descriptor described in chapter 3.3.6. The INgress MMU is implemented with a local DPRAM storing the complete entries. This DPRAM look-up table can be initialized by the Host controller through specific registers “<text:span text:style-name="T3">PVME_MMUDAT”</text:span><text:span text:style-name="T25"> </text:span>and “<text:span text:style-name="T3">PVME_MMUADD”</text:span><text:span text:style-name="T25">. </text:span><text:span text:style-name="T30">Through the INgress MMU, protection mechanism as well as complete remapping as well as hardware based swapping is supported .</text:span></text:p>
      <text:p text:style-name="Text_20_body_20_indent_5f_2">The PEV_1100 slave interface supports all VME data transfer SLT, BLT, MBLT, 2eVME and 2eSST(all rates) across the VME A32 Addressing space. Access to the CR/CSR is limited to the SLT. </text:p>
      <text:p text:style-name="Text_20_body_20_indent_5f_2">The PEV_1100 also integrates 4 Location Monitor registers. These resources can be mapped separately anywhere in the VME A16, A24 or A32 through “<text:span text:style-name="T3">PVME_LOCMON” r</text:span>egisters. Access over them can be programmed to issue <text:s/>interrupt to the Host controller . Refer to chapter 3.3.9</text:p>
      <text:p text:style-name="Text_20_body_20_indent_5f_2">The Local VME64X Interrupt Generator controlled by the PVME_INTG register can be used to issue local VME Interrupt. Refer to chapter .</text:p>
      <text:list xml:id="list35362766" text:style-name="L45">
        <text:list-header>
          <text:p text:style-name="P343"/>
        </text:list-header>
      </text:list>
      <text:list xml:id="list35423377" text:continue-list="list35442892" text:style-name="Outline">
        <text:list-item>
          <text:list>
            <text:list-item>
              <text:list>
                <text:list-item>
                  <text:h text:style-name="Heading_20_3" text:outline-level="3">VME Master Port</text:h>
                </text:list-item>
              </text:list>
            </text:list-item>
          </text:list>
        </text:list-item>
      </text:list>
      <text:p text:style-name="Text_20_body_20_indent_5f_2">The VME64X integrates a full VME Master Interface implemented as a bridge function. The local Central_SW transactions are converted to VME Bus cycle(s). Any of the on-chip Agent_SW (PCI Express EP, IDMA, USER) can than drive the VME Master Interface. </text:p>
      <text:p text:style-name="Text_20_body_20_indent_5f_2">The VME Master interface is controlled through the “PVME_MASCSR” register. Refer to chapter 3.3.2. <text:s text:c="2"/>The VME arbitration level, the arbitration <text:s/>release mode and other directly related options are made available to the user's application through the “PVME_MASCSR” register.</text:p>
      <text:p text:style-name="Text_20_body_20_indent_5f_2">The VME Master is acting as a bridge function, therefore the complete cycle parametrization is built by the transaction source agent. The VME addressing mode id defined by the TYPE 4-bit field which is generated by the INgress MMU (for PCI Express EP) or directly by the IDMA Descriptor. </text:p>
      <text:p text:style-name="Text_20_body_20_indent_5f_2">The User/Supervisor can be optionally selected in the “<text:span text:style-name="T3">PVME_MASCSR”</text:span> register. <text:s/>Following table sums-up the VME TYPE[3:0] remapping</text:p>
      <text:p text:style-name="Text_20_body_20_indent_5f_2"/>
      <table:table table:name="Table82" table:style-name="Table82">
        <table:table-column table:style-name="Table82.A"/>
        <table:table-column table:style-name="Table82.B"/>
        <table:table-column table:style-name="Table82.C"/>
        <table:table-header-rows>
          <table:table-row table:style-name="Table82.1">
            <table:table-cell table:style-name="Table82.A1" office:value-type="string">
              <text:p text:style-name="P226">Space_Type</text:p>
            </table:table-cell>
            <table:table-cell table:style-name="Table82.A1" office:value-type="string">
              <text:p text:style-name="P226">VME64x Master</text:p>
            </table:table-cell>
            <table:table-cell table:style-name="Table82.C1" office:value-type="string">
              <text:p text:style-name="P226">VME AM code</text:p>
            </table:table-cell>
          </table:table-row>
        </table:table-header-rows>
        <table:table-row table:style-name="Table82.1">
          <table:table-cell table:style-name="Table82.A2" office:value-type="string">
            <text:p text:style-name="P225">0x0</text:p>
          </table:table-cell>
          <table:table-cell table:style-name="Table82.A2" office:value-type="string">
            <text:p text:style-name="P224">Configuration Space</text:p>
          </table:table-cell>
          <table:table-cell table:style-name="Table82.C2" office:value-type="string">
            <text:p text:style-name="P225">AM = 0x2D</text:p>
          </table:table-cell>
        </table:table-row>
        <table:table-row table:style-name="Table82.1">
          <table:table-cell table:style-name="Table82.A2" office:value-type="string">
            <text:p text:style-name="P225">0x1</text:p>
          </table:table-cell>
          <table:table-cell table:style-name="Table82.A2" office:value-type="string">
            <text:p text:style-name="P224">A16 : D08-D16-D32</text:p>
          </table:table-cell>
          <table:table-cell table:style-name="Table82.C2" office:value-type="string">
            <text:p text:style-name="P225">AM = 0x29 / 0x2D</text:p>
          </table:table-cell>
        </table:table-row>
        <table:table-row table:style-name="Table82.1">
          <table:table-cell table:style-name="Table82.A2" office:value-type="string">
            <text:p text:style-name="P225">0x2</text:p>
          </table:table-cell>
          <table:table-cell table:style-name="Table82.A2" office:value-type="string">
            <text:p text:style-name="P224">A24 : D08-D16-D32</text:p>
          </table:table-cell>
          <table:table-cell table:style-name="Table82.C2" office:value-type="string">
            <text:p text:style-name="P225">AM = 0x39 / 0x3D</text:p>
          </table:table-cell>
        </table:table-row>
        <table:table-row table:style-name="Table82.5">
          <table:table-cell table:style-name="Table82.A2" office:value-type="string">
            <text:p text:style-name="P225">0x3</text:p>
          </table:table-cell>
          <table:table-cell table:style-name="Table82.A2" office:value-type="string">
            <text:p text:style-name="P224">A32: D08-D16-D32</text:p>
          </table:table-cell>
          <table:table-cell table:style-name="Table82.C2" office:value-type="string">
            <text:p text:style-name="P225">AM = 0x09 / 0x0D</text:p>
          </table:table-cell>
        </table:table-row>
        <table:table-row table:style-name="Table82.1">
          <table:table-cell table:style-name="Table82.A2" office:value-type="string">
            <text:p text:style-name="P225">0x4</text:p>
          </table:table-cell>
          <table:table-cell table:style-name="Table82.A2" office:value-type="string">
            <text:p text:style-name="P224">A32: BLT</text:p>
          </table:table-cell>
          <table:table-cell table:style-name="Table82.C2" office:value-type="string">
            <text:p text:style-name="P225">AM = 0x0B / 0x0F</text:p>
          </table:table-cell>
        </table:table-row>
        <text:soft-page-break/>
        <table:table-row table:style-name="Table82.1">
          <table:table-cell table:style-name="Table82.A2" office:value-type="string">
            <text:p text:style-name="P225">0x5</text:p>
          </table:table-cell>
          <table:table-cell table:style-name="Table82.A2" office:value-type="string">
            <text:p text:style-name="P224">A32: MBLT</text:p>
          </table:table-cell>
          <table:table-cell table:style-name="Table82.C2" office:value-type="string">
            <text:p text:style-name="P225">AM = 0x08 / 0x0C</text:p>
          </table:table-cell>
        </table:table-row>
        <table:table-row table:style-name="Table82.1">
          <table:table-cell table:style-name="Table82.A2" office:value-type="string">
            <text:p text:style-name="P225">0x6</text:p>
          </table:table-cell>
          <table:table-cell table:style-name="Table82.A2" office:value-type="string">
            <text:p text:style-name="P224">A32: 2eVME</text:p>
          </table:table-cell>
          <table:table-cell table:style-name="Table82.C2" office:value-type="string">
            <text:p text:style-name="P225">AM = 0x20 <text:s/>XAM = 0x01</text:p>
          </table:table-cell>
        </table:table-row>
        <table:table-row table:style-name="Table82.1">
          <table:table-cell table:style-name="Table82.A2" office:value-type="string">
            <text:p text:style-name="P225">0x7</text:p>
          </table:table-cell>
          <table:table-cell table:style-name="Table82.A2" office:value-type="string">
            <text:p text:style-name="P224">A32: 2eVME Fast</text:p>
          </table:table-cell>
          <table:table-cell table:style-name="Table82.C2" office:value-type="string">
            <text:p text:style-name="P225">AM = 0x20 <text:s/>XAM = 0x01</text:p>
          </table:table-cell>
        </table:table-row>
        <table:table-row table:style-name="Table82.1">
          <table:table-cell table:style-name="Table82.A2" office:value-type="string">
            <text:p text:style-name="P225">0x8 </text:p>
          </table:table-cell>
          <table:table-cell table:style-name="Table82.A2" office:value-type="string">
            <text:p text:style-name="P224">A32: 2eSST_160</text:p>
          </table:table-cell>
          <table:table-cell table:style-name="Table82.C2" office:value-type="string">
            <text:p text:style-name="P225">AM = 0x20 <text:s/>XAM = 0x11</text:p>
          </table:table-cell>
        </table:table-row>
        <table:table-row table:style-name="Table82.1">
          <table:table-cell table:style-name="Table82.A2" office:value-type="string">
            <text:p text:style-name="P225">0x9</text:p>
          </table:table-cell>
          <table:table-cell table:style-name="Table82.A2" office:value-type="string">
            <text:p text:style-name="P224">A32: 2eSST_233</text:p>
          </table:table-cell>
          <table:table-cell table:style-name="Table82.C2" office:value-type="string">
            <text:p text:style-name="P225">AM = 0x20 <text:s/>XAM = 0x11</text:p>
          </table:table-cell>
        </table:table-row>
        <table:table-row table:style-name="Table82.1">
          <table:table-cell table:style-name="Table82.A2" office:value-type="string">
            <text:p text:style-name="P225">0xa </text:p>
          </table:table-cell>
          <table:table-cell table:style-name="Table82.A2" office:value-type="string">
            <text:p text:style-name="P224">A32: 2eSST_320</text:p>
          </table:table-cell>
          <table:table-cell table:style-name="Table82.C2" office:value-type="string">
            <text:p text:style-name="P225">AM = 0x20 <text:s/>XAM = 0x11</text:p>
          </table:table-cell>
        </table:table-row>
        <table:table-row table:style-name="Table82.1">
          <table:table-cell table:style-name="Table82.A2" office:value-type="string">
            <text:p text:style-name="P225">0xb</text:p>
          </table:table-cell>
          <table:table-cell table:style-name="Table82.A2" office:value-type="string">
            <text:p text:style-name="P224">A32: 2eSST_400</text:p>
          </table:table-cell>
          <table:table-cell table:style-name="Table82.C2" office:value-type="string">
            <text:p text:style-name="P225">AM = 0x20 <text:s/>XAM = 0x11</text:p>
          </table:table-cell>
        </table:table-row>
        <table:table-row table:style-name="Table82.1">
          <table:table-cell table:style-name="Table82.A2" office:value-type="string">
            <text:p text:style-name="P225">0xc</text:p>
          </table:table-cell>
          <table:table-cell table:style-name="Table82.A2" office:value-type="string">
            <text:p text:style-name="P224">Reserved </text:p>
          </table:table-cell>
          <table:table-cell table:style-name="Table82.C2" office:value-type="string">
            <text:p text:style-name="P225"/>
          </table:table-cell>
        </table:table-row>
        <table:table-row table:style-name="Table82.1">
          <table:table-cell table:style-name="Table82.A2" office:value-type="string">
            <text:p text:style-name="P225">0xd</text:p>
          </table:table-cell>
          <table:table-cell table:style-name="Table82.A2" office:value-type="string">
            <text:p text:style-name="P224">A24: Address Only</text:p>
          </table:table-cell>
          <table:table-cell table:style-name="Table82.C2" office:value-type="string">
            <text:p text:style-name="P225">AM = 0x39 / 0x3D</text:p>
            <text:p text:style-name="P225">(ADOH AM = 0x35)</text:p>
          </table:table-cell>
        </table:table-row>
        <table:table-row table:style-name="Table82.1">
          <table:table-cell table:style-name="Table82.A2" office:value-type="string">
            <text:p text:style-name="P225">0xe</text:p>
          </table:table-cell>
          <table:table-cell table:style-name="Table82.A2" office:value-type="string">
            <text:p text:style-name="P224">A32: Address Only</text:p>
          </table:table-cell>
          <table:table-cell table:style-name="Table82.C2" office:value-type="string">
            <text:p text:style-name="P225">AM = 0x09 / 0x0D</text:p>
            <text:p text:style-name="P225">(ADOH AM = 0x05)</text:p>
          </table:table-cell>
        </table:table-row>
        <table:table-row table:style-name="Table82.1">
          <table:table-cell table:style-name="Table82.A17" office:value-type="string">
            <text:p text:style-name="P225">0xf</text:p>
          </table:table-cell>
          <table:table-cell table:style-name="Table82.A17" office:value-type="string">
            <text:p text:style-name="P224">IACK Cycle</text:p>
          </table:table-cell>
          <table:table-cell table:style-name="Table82.C17" office:value-type="string">
            <text:p text:style-name="P225">AM = 0x3F</text:p>
          </table:table-cell>
        </table:table-row>
      </table:table>
      <text:p text:style-name="P211">Table <text:sequence text:ref-name="refTable17" text:name="Table" text:formula="ooow:Table+1" style:num-format="1">2.16</text:sequence>.: VME Master Central_SW TYPE transactions <text:s/></text:p>
      <text:p text:style-name="Text_20_body_20_indent_5f_2">The PEV_1100 supports all VME data transfer SLT, BLT, MBLT, 2eVME and 2eSST(all rates) across the VME A32 Addressing space. Optimal data transfer mode is selected in real time by hardware logic.</text:p>
      <text:list xml:id="list35419779" text:continue-numbering="true" text:style-name="Outline">
        <text:list-item>
          <text:list>
            <text:list-item>
              <text:list>
                <text:list-item>
                  <text:h text:style-name="Heading_20_3" text:outline-level="3">VME Location Monitor </text:h>
                </text:list-item>
              </text:list>
            </text:list-item>
          </text:list>
        </text:list-item>
      </text:list>
      <text:p text:style-name="Text_20_body_20_indent_5f_2">The PEV_1100 implements 4 Location Monitors. A base register PVME_LOCMON holds a 32-bit address field <text:s/>A[31:5] and two control bit for the mode of operation. When a VME cycle match the specified Address (A[31:5] for A32, <text:s/>A[23:5] for A24 or A[15:5] for A16) a local interrupt is issued , selected by Address[4:3] field.</text:p>
      <text:p text:style-name="Text_20_body_20_indent_5f_2">The four Location_Monitor interrupts are wired to the local ITC16 VME Interrupt controller. The PEV_1100 can issue VME cycles for location monitors with ADO or self addressed regular VME SLT cycles.</text:p>
      <text:list xml:id="list35429085" text:continue-numbering="true" text:style-name="Outline">
        <text:list-item>
          <text:list>
            <text:list-item>
              <text:list>
                <text:list-item>
                  <text:h text:style-name="Heading_20_3" text:outline-level="3">VME LOCK Support</text:h>
                </text:list-item>
              </text:list>
            </text:list-item>
          </text:list>
        </text:list-item>
      </text:list>
      <text:p text:style-name="Text_20_body_20_indent_5f_2">The <text:s/>PEV_1100 supports VME64X ADOH transactions used to implement the VME LOCK. This specific mode of operation is dedicated to support VME atomic sequence with VME Slave reservation. (Refer to VME64X specification. This mechanism is based on following sequence :</text:p>
      <text:list xml:id="list35355589" text:style-name="L46">
        <text:list-item>
          <text:p text:style-name="P289">An Address Only with Handshake ADOH cycle, issued by a VME Master, triggering the LOCK process. This transaction is normally issued by a native Read transaction. (CPU reads from ADOH location)</text:p>
        </text:list-item>
        <text:list-item>
          <text:p text:style-name="P289">Access to the VME Master is first controlled by an arbitration phase. The triggered ADOH transaction is issued on the VME Bus only while the mastership arbitration is granted.</text:p>
        </text:list-item>
        <text:list-item>
          <text:p text:style-name="P289">The VME Slave decoding the ADOH shall respond to the VME transaction. Three types of handshake can be generated as :</text:p>
        </text:list-item>
      </text:list>
      <text:list xml:id="list35374188" text:style-name="L47">
        <text:list-item>
          <text:p text:style-name="P290">DTACK#, signalling acceptance of the LOCK process. While happens, the VME mastership is kept (BBSY# remains asserted) until a specific action (described in following section) will force the VME mastership to be released. </text:p>
        </text:list-item>
        <text:list-item>
          <text:p text:style-name="P290">BERR#, signalling an error condition. Impact on the LOCK process is left open by the VME specification. </text:p>
        </text:list-item>
        <text:list-item>
          <text:p text:style-name="P293"><text:soft-page-break/>RETRY#, signalling failure of the LOCK process. While happens, the VME mastership is released and the ADOH transaction is reissued. A control bit allows to limit the number of retries. </text:p>
        </text:list-item>
      </text:list>
      <text:list xml:id="list35428718" text:continue-list="list35355589" text:style-name="L46">
        <text:list-item>
          <text:p text:style-name="P289">While LOCK is won, the VME mastership is kept by the VME Master who granted the LOCK. This is supported by keeping BBSY# asserted. As long as the LOCK is active, the VME Master can issue any number of <text:s/>Read / Write transactions to the VME Bus. In practice the LOCK mechanism is used to emulate atomic transactions as Read Modify Write <text:s/>or Compare and Swap.</text:p>
        </text:list-item>
      </text:list>
      <text:list xml:id="list35346823" text:style-name="L48">
        <text:list-item>
          <text:p text:style-name="P291">In case of BERR# handshake detected during the LOCK process activated, BBSY# is deactivated and therefore LOCK is immediately deactivated.</text:p>
        </text:list-item>
      </text:list>
      <text:list xml:id="list35425364" text:continue-list="list35428718" text:style-name="L46">
        <text:list-item>
          <text:p text:style-name="P289">The LOCK is deactivated with <text:s/>two selectable mode of operation. </text:p>
        </text:list-item>
      </text:list>
      <text:list xml:id="list35366655" text:style-name="L49">
        <text:list-item>
          <text:p text:style-name="P292">Set a control bit located in the PMAS_MASCTL Register. (PCI Express IO Space)</text:p>
        </text:list-item>
      </text:list>
      <text:p text:style-name="Text_20_body_20_indent_5f_2">Executes a ADOH (or ADO) <text:s/>with a Write operation. This transaction will not be executed on the VME backplane, but will be used to clear the LOCK flag. <text:s/></text:p>
      <text:list xml:id="list35427214" text:continue-list="list35429085" text:style-name="Outline">
        <text:list-item>
          <text:list>
            <text:list-item>
              <text:list>
                <text:list-item>
                  <text:h text:style-name="Heading_20_3" text:outline-level="3">VME Error Support</text:h>
                </text:list-item>
              </text:list>
            </text:list-item>
          </text:list>
        </text:list-item>
      </text:list>
      <text:p text:style-name="Text_20_body_20_indent_5f_2">The PEV_1100 integrates an error monitoring logic. A <text:s/>couple of Error registers “<text:span text:style-name="T3">PVME_STAERR”</text:span> and “<text:span text:style-name="T3">PVME_ADDERR”</text:span> provide basic VME debugging support. </text:p>
      <text:p text:style-name="Text_20_body_20_indent_5f_2">In case of <text:alphabetical-index-mark-start text:id="IMark155287616"/><text:alphabetical-index-mark-start text:id="IMark149489948"/><text:alphabetical-index-mark-start text:id="IMark149374776"/><text:user-index-mark-start text:id="IMark149605452" text:index-name="User-Defined" text:outline-level="1"/>VME<text:user-index-mark-end text:id="IMark149605452"/><text:alphabetical-index-mark-end text:id="IMark149374776"/> Error <text:alphabetical-index-mark-end text:id="IMark149489948"/><text:alphabetical-index-mark-end text:id="IMark155287616"/>detected, while the PEV_1100 is acting as VME master the main VME cycle informations are stored in these two registers . These informations can be read-out by the Host controller for further analysis. Refer to chapter 3.3.7 and 3.3.8 </text:p>
      <text:p text:style-name="Text_20_body_20_indent_5f_2"/>
      <text:list xml:id="list35429137" text:continue-numbering="true" text:style-name="Outline">
        <text:list-item>
          <text:list>
            <text:list-item>
              <text:list>
                <text:list-item>
                  <text:h text:style-name="Heading_20_3" text:outline-level="3">VME Interrupts</text:h>
                </text:list-item>
              </text:list>
            </text:list-item>
          </text:list>
        </text:list-item>
      </text:list>
      <text:p text:style-name="Text_20_body_20_indent_5f_2">The PEV_1100 fully integrate the VME Interrupt <text:s/>infrastructure as Interrupt generator and Interrupt Handler.</text:p>
      <text:p text:style-name="Text_20_body_20_indent_5f_2">The Local VME64X Interrupt Generator controlled by the “PVME_INTG” register . Refer to chapter 3.3.4</text:p>
      <text:p text:style-name="Text_20_body_20_indent_5f_2">The PEV_1100 integrates a complete VME INTH function. To support efficient Interrupt handling, autonomous IACK generation is supported by hardware. The VME INTH is associated to the VME dedicated ITC16 Interrupt controller, described in chapter 3.7.</text:p>
      <text:list xml:id="list35436069" text:continue-numbering="true" text:style-name="Outline">
        <text:list-item>
          <text:list>
            <text:list-item>
              <text:list>
                <text:list-item>
                  <text:h text:style-name="Heading_20_3" text:outline-level="3">VME Global Timer <text:s/></text:h>
                </text:list-item>
              </text:list>
            </text:list-item>
          </text:list>
        </text:list-item>
      </text:list>
      <text:p text:style-name="Text_20_body_20_indent_5f_2">PEV_1100 VME Interface integrates a centralized time base, used for data time-stamping and others time related support. Four registers mapped on the IO_Bus are made available to support the Global Timer service. These registers can be access from the PCI Express IO Space or from the VME CRCSR/A24 decoded area. Refer to chapter 3.3.10</text:p>
      <text:p text:style-name="Text_20_body_20_indent_5f_2">The PEV_1100 Central_Timer is built with two independent counter-timers :</text:p>
      <text:list xml:id="list35342961" text:style-name="L50">
        <text:list-item>
          <text:list>
            <text:list-item>
              <text:list>
                <text:list-item>
                  <text:p text:style-name="P274">CNT_1 : 32-bit [ms] counter <text:s/>This counter timer is incremented at every external TOP synchronization reception. ( 1 KHz). <text:s/>It size allows to built up to ~ 1200 hours without roll-over. </text:p>
                  <text:list>
                    <text:list-item>
                      <text:list>
                        <text:list-item>
                          <text:p text:style-name="P274">Two mode of operation 1000[ms] <text:s/>or 1024[ms] <text:s/>for upward compatibility with TUNDRA Tsi 148 implementation</text:p>
                        </text:list-item>
                      </text:list>
                    </text:list-item>
                  </text:list>
                </text:list-item>
                <text:list-item>
                  <text:p text:style-name="P274">CNT_2 : max. 17-bit counter, providing high speed time between the 1[ms] synchronization. <text:s/>This counter can be selected to run at different rate. <text:s/>( 1 MHz, 10 MHz, <text:s/>125 MHz) . This <text:soft-page-break/>counter timer is clear at every external TOP synchronization reception. ( 1 KHz) <text:s/>Native precision is derived from the on-board oscillator 50 [ppm] (in 1[ms] maximal drift of <text:s/>+/-50[ns])</text:p>
                </text:list-item>
                <text:list-item>
                  <text:p text:style-name="P274">The two counter-timers are mapped in the IO_Bus Space area and can be read from the PCI_Express infrastructure or from the VME64X CRCSR port. <text:s/>To support coherent read-out, a stag register stores the CNT_2 value on primary CNT_1 read-out. <text:s text:c="2"/>CNT_1 can also be loaded <text:s/>at pre-determined value for initialization purpose. (i.e IRIG_B encoded time) </text:p>
                </text:list-item>
              </text:list>
            </text:list-item>
          </text:list>
        </text:list-item>
      </text:list>
      <text:p text:style-name="Text_20_body_20_indent_5f_2">The two counter-timers CNT_1 and CNT_2 are controlled with a 1 KHz TOP synchronization. This synchronization can be selected from following sources :</text:p>
      <text:list xml:id="list35350009" text:style-name="L51">
        <text:list-item>
          <text:list>
            <text:list-item>
              <text:list>
                <text:list-item>
                  <text:p text:style-name="P275">Locally built, derived from on-board oscillator (100 MHz 50[ppm]) The 1000 [ms] and 1024[ms] mode is software selectable.</text:p>
                </text:list-item>
                <text:list-item>
                  <text:p text:style-name="P275">From VME64x signals (SYSFAIL#, SERCLK# or INT1#/INT2#)</text:p>
                </text:list-item>
                <text:list-item>
                  <text:p text:style-name="P275">From external reference <text:s/>(through User's IO on PMC Jn14/Jn24) IRIG_B or GPS or PMC front panel .</text:p>
                </text:list-item>
                <text:list-item>
                  <text:p text:style-name="P275">From dedicated user's logic implementing a high stability oscillator (TCXO /VCXO). This could be required if only an external 1PPS information is <text:s/>provided from a GPS equipment. To implement this function a regulation logic (digital PID) shall be designed in the FPGA user's area to control an external VCXO. This kind of logic has been already implemented on IENA system <text:s/>and was providing a 0.05 ppm precision. ( less than 50[ns] derating over 1 second)</text:p>
                </text:list-item>
              </text:list>
            </text:list-item>
          </text:list>
        </text:list-item>
      </text:list>
      <text:p text:style-name="Text_20_body_20_indent_5f_1"/>
      <text:p text:style-name="P135"><draw:g text:anchor-type="paragraph" draw:z-index="122" draw:style-name="gr1"><draw:rect draw:style-name="gr13" draw:text-style-name="P351" svg:width="32.87mm" svg:height="13.31mm" svg:x="37.92mm" svg:y="14.75mm"><text:p/></draw:rect><draw:frame draw:style-name="gr14" draw:text-style-name="P355" svg:width="32.87mm" svg:height="4.59mm" svg:x="37.92mm" svg:y="16.16mm"><draw:text-box><text:p text:style-name="P351"><text:span text:style-name="T2">CNT_1 : [ms] counter</text:span></text:p></draw:text-box></draw:frame><draw:frame draw:style-name="gr14" draw:text-style-name="P356" svg:width="22.13mm" svg:height="4.59mm" svg:x="43.6mm" svg:y="20.62mm"><draw:text-box><text:p text:style-name="P351"><text:span text:style-name="T1">32-bit counter</text:span></text:p></draw:text-box></draw:frame><draw:line draw:style-name="gr15" draw:text-style-name="P351" svg:x1="70.98mm" svg:y1="25.21mm" svg:x2="86.8mm" svg:y2="25.21mm"><text:p/></draw:line><draw:line draw:style-name="gr16" draw:text-style-name="P351" svg:x1="78.9mm" svg:y1="25.21mm" svg:x2="78.9mm" svg:y2="39.22mm"><text:p/></draw:line><draw:rect draw:style-name="gr13" draw:text-style-name="P351" svg:width="32.87mm" svg:height="13.31mm" svg:x="87.01mm" svg:y="14.96mm"><text:p/></draw:rect><draw:frame draw:style-name="gr14" draw:text-style-name="P355" svg:width="32.87mm" svg:height="4.59mm" svg:x="87.01mm" svg:y="16.37mm"><draw:text-box><text:p text:style-name="P351"><text:span text:style-name="T2">CNT_2 : [us/ns] counter</text:span></text:p></draw:text-box></draw:frame><draw:frame draw:style-name="gr14" draw:text-style-name="P356" svg:width="22.13mm" svg:height="4.59mm" svg:x="94.72mm" svg:y="20.62mm"><draw:text-box><text:p text:style-name="P351"><text:span text:style-name="T1">17-bit counter</text:span></text:p></draw:text-box></draw:frame><draw:rect draw:style-name="gr13" draw:text-style-name="P351" svg:width="19.08mm" svg:height="6mm" svg:x="101.21mm" svg:y="3.51mm"><text:p/></draw:rect><draw:frame draw:style-name="gr14" draw:text-style-name="P356" svg:width="17.26mm" svg:height="4.59mm" svg:x="101.81mm" svg:y="4.32mm"><draw:text-box><text:p text:style-name="P351"><text:span text:style-name="T1">STAG Reg</text:span></text:p></draw:text-box></draw:frame><draw:line draw:style-name="gr17" draw:text-style-name="P351" svg:x1="110.33mm" svg:y1="14.96mm" svg:x2="110.33mm" svg:y2="8.89mm"><text:p/></draw:line><draw:line draw:style-name="gr17" draw:text-style-name="P351" svg:x1="53.94mm" svg:y1="0.04mm" svg:x2="134.27mm" svg:y2="0.04mm"><text:p/></draw:line><draw:line draw:style-name="gr16" draw:text-style-name="P351" svg:x1="53.85mm" svg:y1="14.47mm" svg:x2="53.85mm" svg:y2="-0.14mm"><text:p/></draw:line><draw:line draw:style-name="gr17" draw:text-style-name="P351" svg:x1="120.28mm" svg:y1="6.35mm" svg:x2="134.69mm" svg:y2="6.35mm"><text:p/></draw:line><draw:frame draw:style-name="gr18" draw:text-style-name="P357" svg:width="19.89mm" svg:height="8.25mm" svg:x="136.51mm" svg:y="-0.88mm"><draw:text-box><text:p text:style-name="P351"><text:span text:style-name="T1">Central_Timer</text:span></text:p><text:p text:style-name="P351"><text:span text:style-name="T1">READ</text:span></text:p></draw:text-box></draw:frame><draw:line draw:style-name="gr17" draw:text-style-name="P351" svg:x1="50.5mm" svg:y1="3.92mm" svg:x2="50.5mm" svg:y2="14.43mm"><text:p/></draw:line><draw:line draw:style-name="gr16" draw:text-style-name="P351" svg:x1="39.95mm" svg:y1="3.92mm" svg:x2="50.5mm" svg:y2="3.92mm"><text:p/></draw:line><draw:frame draw:style-name="gr18" draw:text-style-name="P357" svg:width="19.89mm" svg:height="8.25mm" svg:x="19.47mm" svg:y="-0.76mm"><draw:text-box><text:p text:style-name="P351"><text:span text:style-name="T1">Central_Timer</text:span></text:p><text:p text:style-name="P351"><text:span text:style-name="T1">INIT</text:span></text:p></draw:text-box></draw:frame><draw:frame draw:style-name="gr19" draw:text-style-name="P358" svg:width="7.31mm" svg:height="3.2mm" svg:x="63.29mm" svg:y="23.64mm"><draw:text-box><text:p text:style-name="P351"><text:span text:style-name="T34">INC</text:span></text:p></draw:text-box></draw:frame><draw:frame draw:style-name="gr19" draw:text-style-name="P358" svg:width="7.31mm" svg:height="3.2mm" svg:x="87.01mm" svg:y="23.59mm"><draw:text-box><text:p text:style-name="P351"><text:span text:style-name="T34">CLR</text:span></text:p></draw:text-box></draw:frame><draw:rect draw:style-name="gr13" draw:text-style-name="P351" svg:width="18.07mm" svg:height="17.96mm" svg:x="51.72mm" svg:y="34.03mm"><text:p/></draw:rect><draw:line draw:style-name="gr16" draw:text-style-name="P351" svg:x1="69.37mm" svg:y1="39.21mm" svg:x2="78.9mm" svg:y2="39.21mm"><text:p/></draw:line><draw:frame draw:style-name="gr14" draw:text-style-name="P355" svg:width="18.07mm" svg:height="6.9mm" svg:x="51.72mm" svg:y="38.42mm"><draw:text-box><text:p text:style-name="P351"><text:span text:style-name="T2">SYNCHRO</text:span></text:p><text:p text:style-name="P351"><text:span text:style-name="T2">Generator</text:span></text:p></draw:text-box></draw:frame><draw:line draw:style-name="gr20" draw:text-style-name="P351" svg:x1="70.8mm" svg:y1="37.38mm" svg:x2="77.49mm" svg:y2="37.38mm"><text:p/></draw:line><draw:frame draw:style-name="gr19" draw:text-style-name="P358" svg:width="7.31mm" svg:height="3.2mm" svg:x="70.38mm" svg:y="33.32mm"><draw:text-box><text:p text:style-name="P351"><text:span text:style-name="T34">1 KHz</text:span></text:p></draw:text-box></draw:frame><draw:line draw:style-name="gr17" draw:text-style-name="P351" svg:x1="39.53mm" svg:y1="38.61mm" svg:x2="51.31mm" svg:y2="38.61mm"><text:p/></draw:line><draw:line draw:style-name="gr17" draw:text-style-name="P351" svg:x1="39.53mm" svg:y1="44.79mm" svg:x2="51.31mm" svg:y2="44.79mm"><text:p/></draw:line><draw:frame draw:style-name="gr19" draw:text-style-name="P358" svg:width="14.42mm" svg:height="3.2mm" svg:x="24.73mm" svg:y="37.03mm"><draw:text-box><text:p text:style-name="P351"><text:span text:style-name="T34">Internal REF</text:span></text:p></draw:text-box></draw:frame><draw:frame draw:style-name="gr21" draw:text-style-name="P358" svg:width="21.51mm" svg:height="3.2mm" svg:x="17.64mm" svg:y="43.06mm"><draw:text-box><text:p text:style-name="P351"><text:span text:style-name="T34">External INREF</text:span></text:p></draw:text-box></draw:frame><draw:frame draw:style-name="gr14" draw:text-style-name="P355" svg:width="18.07mm" svg:height="6.9mm" svg:x="87.01mm" svg:y="38.12mm"><draw:text-box><text:p text:style-name="P351"><text:span text:style-name="T2">SYNCHRO</text:span></text:p><text:p text:style-name="P351"><text:span text:style-name="T2">Export</text:span></text:p></draw:text-box></draw:frame><draw:rect draw:style-name="gr13" draw:text-style-name="P351" svg:width="18.07mm" svg:height="17.96mm" svg:x="87.01mm" svg:y="33.94mm"><text:p/></draw:rect><draw:line draw:style-name="gr17" draw:text-style-name="P351" svg:x1="105.09mm" svg:y1="44.29mm" svg:x2="116.87mm" svg:y2="44.29mm"><text:p/></draw:line><draw:frame draw:style-name="gr22" draw:text-style-name="P358" svg:width="21.7mm" svg:height="4.21mm" svg:x="117.25mm" svg:y="41.84mm"><draw:text-box><text:p text:style-name="P351"><text:span text:style-name="T34">External OUT REF</text:span></text:p></draw:text-box></draw:frame><draw:line draw:style-name="gr17" draw:text-style-name="P351" svg:x1="69.76mm" svg:y1="44.19mm" svg:x2="87.01mm" svg:y2="44.38mm"><text:p/></draw:line><draw:line draw:style-name="gr17" draw:text-style-name="P351" svg:x1="96.96mm" svg:y1="0.21mm" svg:x2="96.96mm" svg:y2="14.96mm"><text:p/></draw:line></draw:g></text:p>
      <text:p text:style-name="Text_20_body_20_indent_5f_2"/>
      <text:p text:style-name="Text_20_body_20_indent_5f_2">The local TOP synchronization, (selectable from above described sources) can be broadcast outside the PEV_1100 through following channels</text:p>
      <text:list xml:id="list35374464" text:style-name="L52">
        <text:list-item>
          <text:list>
            <text:list-item>
              <text:list>
                <text:list-item>
                  <text:p text:style-name="P327">Over VME signals <text:s/>(SYSFAIL# or SERCLK# or INT1#/INT2#)</text:p>
                </text:list-item>
                <text:list-item>
                  <text:p text:style-name="P327">PCI Express </text:p>
                </text:list-item>
                <text:list-item>
                  <text:p text:style-name="P327">TBD PCI Express Message</text:p>
                </text:list-item>
              </text:list>
            </text:list-item>
          </text:list>
        </text:list-item>
      </text:list>
      <text:p text:style-name="Text_20_body_20_indent_5f_2">A synchronization monitoring is implemented to survey the <text:s/>CNT_1 and CNT_2 operation. A programmable window (+/- error) is defined to accept/reject the TOP synchronization. Status flags are provided in case of error detection.</text:p>
      <text:p text:style-name="Text_20_body_20_indent_5f_2">The PEV_1100 Global Timer can issues local interrupts derived from the the 1.000[ms] synchronization.</text:p>
      <text:p text:style-name="Text_20_body_20_indent_5f_2">The external synchronization on the VME Bus is supported on SYSFAIL# <text:s/>or with IRQ#1 / IRQ#2. The PEV_1100 can be programmed as Synchronization Master or as <text:s/>Synchronization Slave. Provision is made to support external synchronization (IRIG-B and/or GPS) . FPGA user's area can be assigned to implement such mechanism.</text:p>
      <text:list xml:id="list35419269" text:continue-list="list35436069" text:style-name="Outline">
        <text:list-item>
          <text:list>
            <text:list-item>
              <text:list>
                <text:list-item>
                  <text:list>
                    <text:list-item>
                      <text:h text:style-name="Heading_20_4" text:outline-level="4"><text:soft-page-break/>IDMA and USER Block Global Time</text:h>
                    </text:list-item>
                  </text:list>
                </text:list-item>
              </text:list>
            </text:list-item>
          </text:list>
        </text:list-item>
      </text:list>
      <text:p text:style-name="Text_20_body_20_indent_5f_2">The VME Global Time is also forwarded to the IDMA and to the USER block.</text:p>
      <text:list xml:id="list35358120" text:style-name="L53">
        <text:list-item>
          <text:list>
            <text:list-item>
              <text:list>
                <text:list-item>
                  <text:p text:style-name="P328">The IDMA uses the Global Time information to time-tag the IDMA Descriptor execution (start and end of ...), allowing to trace IDMA execution. It is also used, with specific option to trigger a IDMA channel execution.</text:p>
                </text:list-item>
                <text:list-item>
                  <text:p text:style-name="P328">The USER block also receives the <text:s/>Global Time information for user's specific implementation. </text:p>
                </text:list-item>
              </text:list>
            </text:list-item>
          </text:list>
        </text:list-item>
      </text:list>
      <text:p text:style-name="Text_20_body_20_indent_5f_2"/>
      <text:list xml:id="list35446116" text:continue-list="list35419269" text:style-name="Outline">
        <text:list-item>
          <text:list>
            <text:list-item>
              <text:list>
                <text:list-item>
                  <text:list>
                    <text:list-item>
                      <text:h text:style-name="Heading_20_4" text:outline-level="4">IRIG_B and GPS Synchronization</text:h>
                    </text:list-item>
                  </text:list>
                </text:list-item>
              </text:list>
            </text:list-item>
          </text:list>
        </text:list-item>
      </text:list>
      <text:p text:style-name="Text_20_body_20_indent_5f_2">The 'true' time is usually distributed through two methods : </text:p>
      <text:list xml:id="list35359340" text:style-name="L54">
        <text:list-item>
          <text:p text:style-name="P329">IRIG_B, 1 KHz Amplitude modulated. The 1KHz provides the 1[ms] re-synchronization and the modulation provides 1000 bits informations encoding in BCD the true time (Day, hour, minutes, second). The IRIG-B decoding usually need some analog front-end </text:p>
        </text:list-item>
        <text:list-item>
          <text:p text:style-name="P329">GPS, 1 Hz information 1pps and through a RS232 port the true time information. <text:s/>(Day, hour, minutes, second). Because a synchronization is provided every second, a local high precision oscillator shall be implemented ( VCXO + PID + external 1pps)</text:p>
        </text:list-item>
      </text:list>
      <text:p text:style-name="Text_20_body_20_indent_5f_2">To support the external Global Time synchronisation, directly by the PEV_1100, an external hardware block (very simple) <text:s/>shall provide following facilities :</text:p>
      <text:list xml:id="list35342554" text:style-name="L55">
        <text:list-item>
          <text:p text:style-name="P330">Connection for local TOP synchronization OUTPUT (Multi chassis support). Could be coax SMA/SMB standard connector(s).</text:p>
        </text:list-item>
        <text:list-item>
          <text:p text:style-name="P330">Connection for local TOP synchronization INPUT (Multi chassis support). Could be coax SMA/SMB standard connector(s). </text:p>
        </text:list-item>
        <text:list-item>
          <text:p text:style-name="P330">Connection to IRIG-B. Usually RG58 coaxial connector. An analog front-end <text:s/>(Automatic Gain Amplifier need to be implemented) The IRIG_B frame decoding can be handled locally with FPGA hardware or with firmware running on the local embedded PowerPC440 (If FPGA is FX30T or FX70T). It can also be supported by the HOST <text:s/></text:p>
        </text:list-item>
        <text:list-item>
          <text:p text:style-name="P330">Connection to GPS Interface, composed of a TBD connector (i.e uDB9) <text:s/>The true time over serial interface (RS232) and the 1PPS synchronization are usually provided over the same cable. Additionally the regulation support (VCXO + DAC) is provided to the PEV_1100 FPGA. </text:p>
        </text:list-item>
      </text:list>
      <text:p text:style-name="P138"/>
      <text:list xml:id="list35421923" text:continue-list="list35446116" text:style-name="Outline">
        <text:list-item>
          <text:list>
            <text:list-item>
              <text:list>
                <text:list-item>
                  <text:h text:style-name="Heading_20_3" text:outline-level="3"><text:user-index-mark-start text:id="IMark155287616" text:index-name="User-Defined" text:outline-level="1"/>VME P2<text:user-index-mark-end text:id="IMark155287616"/> IO Port</text:h>
                </text:list-item>
              </text:list>
            </text:list-item>
          </text:list>
        </text:list-item>
      </text:list>
      <text:p text:style-name="Text_20_body_20_indent_5f_2">The PEV_1100 <text:user-index-mark-start text:id="IMark149489948" text:index-name="User-Defined" text:outline-level="1"/>VME P2<text:user-index-mark-end text:id="IMark149489948"/> <text:s/>user IO (rows A &amp; C) are all wired to the PMC user's IO Jn14 and Jn24.</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3">Signal allocation</text:p>
          </table:table-cell>
          <table:table-cell table:style-name="Table75.A1" table:number-columns-spanned="2" office:value-type="string">
            <text:p text:style-name="P3"><text:user-index-mark-start text:id="IMark149374776" text:index-name="User-Defined" text:outline-level="1"/>VME P2<text:user-index-mark-end text:id="IMark149374776"/></text:p>
          </table:table-cell>
          <table:covered-table-cell/>
          <table:table-cell table:style-name="Table75.D1" office:value-type="string">
            <text:p text:style-name="P3">Signal allocation</text:p>
          </table:table-cell>
        </table:table-row>
        <table:table-row>
          <table:table-cell table:style-name="Table75.A2" office:value-type="string">
            <text:p text:style-name="P84">PMC #2 Jn24 pin 33</text:p>
          </table:table-cell>
          <table:table-cell table:style-name="Table75.A2" office:value-type="string">
            <text:p text:style-name="P84">A-1</text:p>
          </table:table-cell>
          <table:table-cell table:style-name="Table75.A2" office:value-type="string">
            <text:p text:style-name="P84">C-1</text:p>
          </table:table-cell>
          <table:table-cell table:style-name="Table75.D2" office:value-type="string">
            <text:p text:style-name="P84">PMC #2 Jn24 pin 34</text:p>
          </table:table-cell>
        </table:table-row>
        <table:table-row>
          <table:table-cell table:style-name="Table75.A2" office:value-type="string">
            <text:p text:style-name="P84">PMC #2 Jn24 pin 35</text:p>
          </table:table-cell>
          <table:table-cell table:style-name="Table75.A2" office:value-type="string">
            <text:p text:style-name="P84">A-2</text:p>
          </table:table-cell>
          <table:table-cell table:style-name="Table75.A2" office:value-type="string">
            <text:p text:style-name="P84">C-2</text:p>
          </table:table-cell>
          <table:table-cell table:style-name="Table75.D2" office:value-type="string">
            <text:p text:style-name="P84">PMC #2 Jn24 pin 36</text:p>
          </table:table-cell>
        </table:table-row>
        <table:table-row>
          <table:table-cell table:style-name="Table75.A2" office:value-type="string">
            <text:p text:style-name="P84">PMC #2 Jn24 pin 37</text:p>
          </table:table-cell>
          <table:table-cell table:style-name="Table75.A2" office:value-type="string">
            <text:p text:style-name="P84">A-3</text:p>
          </table:table-cell>
          <table:table-cell table:style-name="Table75.A2" office:value-type="string">
            <text:p text:style-name="P84">C-3</text:p>
          </table:table-cell>
          <table:table-cell table:style-name="Table75.D2" office:value-type="string">
            <text:p text:style-name="P84">PMC #2 Jn24 pin 38</text:p>
          </table:table-cell>
        </table:table-row>
        <table:table-row>
          <table:table-cell table:style-name="Table75.A2" office:value-type="string">
            <text:p text:style-name="P84">PMC #2 Jn24 pin 39</text:p>
          </table:table-cell>
          <table:table-cell table:style-name="Table75.A2" office:value-type="string">
            <text:p text:style-name="P84">A-4</text:p>
          </table:table-cell>
          <table:table-cell table:style-name="Table75.A2" office:value-type="string">
            <text:p text:style-name="P84">C-4</text:p>
          </table:table-cell>
          <table:table-cell table:style-name="Table75.D2" office:value-type="string">
            <text:p text:style-name="P84">PMC #2 Jn24 pin 40</text:p>
          </table:table-cell>
        </table:table-row>
        <table:table-row>
          <table:table-cell table:style-name="Table75.A2" office:value-type="string">
            <text:p text:style-name="P84">PMC #2 Jn24 pin 41</text:p>
          </table:table-cell>
          <table:table-cell table:style-name="Table75.A2" office:value-type="string">
            <text:p text:style-name="P84">A-5</text:p>
          </table:table-cell>
          <table:table-cell table:style-name="Table75.A2" office:value-type="string">
            <text:p text:style-name="P84">C-5</text:p>
          </table:table-cell>
          <table:table-cell table:style-name="Table75.D2" office:value-type="string">
            <text:p text:style-name="P84">PMC #2 Jn24 pin 42</text:p>
          </table:table-cell>
        </table:table-row>
        <table:table-row>
          <table:table-cell table:style-name="Table75.A2" office:value-type="string">
            <text:p text:style-name="P84">PMC #2 Jn24 pin 43</text:p>
          </table:table-cell>
          <table:table-cell table:style-name="Table75.A2" office:value-type="string">
            <text:p text:style-name="P84">A-6</text:p>
          </table:table-cell>
          <table:table-cell table:style-name="Table75.A2" office:value-type="string">
            <text:p text:style-name="P84">C-6</text:p>
          </table:table-cell>
          <table:table-cell table:style-name="Table75.D2" office:value-type="string">
            <text:p text:style-name="P84">PMC #2 Jn24 pin 44</text:p>
          </table:table-cell>
        </table:table-row>
        <text:soft-page-break/>
        <table:table-row>
          <table:table-cell table:style-name="Table75.A2" office:value-type="string">
            <text:p text:style-name="P84">PMC #2 Jn24 pin 45</text:p>
          </table:table-cell>
          <table:table-cell table:style-name="Table75.A2" office:value-type="string">
            <text:p text:style-name="P84">A-7</text:p>
          </table:table-cell>
          <table:table-cell table:style-name="Table75.A2" office:value-type="string">
            <text:p text:style-name="P84">C-7</text:p>
          </table:table-cell>
          <table:table-cell table:style-name="Table75.D2" office:value-type="string">
            <text:p text:style-name="P84">PMC #2 Jn24 pin 46</text:p>
          </table:table-cell>
        </table:table-row>
        <table:table-row table:style-name="Table75.9">
          <table:table-cell table:style-name="Table75.A2" office:value-type="string">
            <text:p text:style-name="P84">PMC #2 Jn24 pin 47</text:p>
          </table:table-cell>
          <table:table-cell table:style-name="Table75.A2" office:value-type="string">
            <text:p text:style-name="P84">A-8</text:p>
          </table:table-cell>
          <table:table-cell table:style-name="Table75.A2" office:value-type="string">
            <text:p text:style-name="P84">C-6</text:p>
          </table:table-cell>
          <table:table-cell table:style-name="Table75.D2" office:value-type="string">
            <text:p text:style-name="P84">PMC #2 Jn24 pin 48</text:p>
          </table:table-cell>
        </table:table-row>
        <table:table-row>
          <table:table-cell table:style-name="Table75.A2" office:value-type="string">
            <text:p text:style-name="P84">PMC #2 Jn24 pin 49</text:p>
          </table:table-cell>
          <table:table-cell table:style-name="Table75.A2" office:value-type="string">
            <text:p text:style-name="P84">A-9</text:p>
          </table:table-cell>
          <table:table-cell table:style-name="Table75.A2" office:value-type="string">
            <text:p text:style-name="P84">C-9</text:p>
          </table:table-cell>
          <table:table-cell table:style-name="Table75.D2" office:value-type="string">
            <text:p text:style-name="P84">PMC #2 Jn24 pin 50</text:p>
          </table:table-cell>
        </table:table-row>
        <table:table-row>
          <table:table-cell table:style-name="Table75.A2" office:value-type="string">
            <text:p text:style-name="P84">PMC #2 Jn24 pin 51</text:p>
          </table:table-cell>
          <table:table-cell table:style-name="Table75.A2" office:value-type="string">
            <text:p text:style-name="P84">A-10</text:p>
          </table:table-cell>
          <table:table-cell table:style-name="Table75.A2" office:value-type="string">
            <text:p text:style-name="P84">C-10</text:p>
          </table:table-cell>
          <table:table-cell table:style-name="Table75.D2" office:value-type="string">
            <text:p text:style-name="P84">PMC #2 Jn24 pin 52</text:p>
          </table:table-cell>
        </table:table-row>
        <table:table-row>
          <table:table-cell table:style-name="Table75.A2" office:value-type="string">
            <text:p text:style-name="P84">PMC #2 Jn24 pin 53</text:p>
          </table:table-cell>
          <table:table-cell table:style-name="Table75.A2" office:value-type="string">
            <text:p text:style-name="P84">A-11</text:p>
          </table:table-cell>
          <table:table-cell table:style-name="Table75.A2" office:value-type="string">
            <text:p text:style-name="P84">C-11</text:p>
          </table:table-cell>
          <table:table-cell table:style-name="Table75.D2" office:value-type="string">
            <text:p text:style-name="P84">PMC #2 Jn24 pin 54</text:p>
          </table:table-cell>
        </table:table-row>
        <table:table-row>
          <table:table-cell table:style-name="Table75.A2" office:value-type="string">
            <text:p text:style-name="P84">PMC #2 Jn24 pin 55</text:p>
          </table:table-cell>
          <table:table-cell table:style-name="Table75.A2" office:value-type="string">
            <text:p text:style-name="P84">A-12</text:p>
          </table:table-cell>
          <table:table-cell table:style-name="Table75.A2" office:value-type="string">
            <text:p text:style-name="P84">C-12</text:p>
          </table:table-cell>
          <table:table-cell table:style-name="Table75.D2" office:value-type="string">
            <text:p text:style-name="P84">PMC #2 Jn24 pin 56</text:p>
          </table:table-cell>
        </table:table-row>
        <table:table-row>
          <table:table-cell table:style-name="Table75.A2" office:value-type="string">
            <text:p text:style-name="P84">PMC #2 Jn24 pin 57</text:p>
          </table:table-cell>
          <table:table-cell table:style-name="Table75.A2" office:value-type="string">
            <text:p text:style-name="P84">A-13</text:p>
          </table:table-cell>
          <table:table-cell table:style-name="Table75.A2" office:value-type="string">
            <text:p text:style-name="P84">C-13</text:p>
          </table:table-cell>
          <table:table-cell table:style-name="Table75.D2" office:value-type="string">
            <text:p text:style-name="P84">PMC #2 Jn24 pin 58</text:p>
          </table:table-cell>
        </table:table-row>
        <table:table-row>
          <table:table-cell table:style-name="Table75.A2" office:value-type="string">
            <text:p text:style-name="P84">PMC #2 Jn24 pin 59</text:p>
          </table:table-cell>
          <table:table-cell table:style-name="Table75.A2" office:value-type="string">
            <text:p text:style-name="P84">A-14</text:p>
          </table:table-cell>
          <table:table-cell table:style-name="Table75.A2" office:value-type="string">
            <text:p text:style-name="P84">C-14</text:p>
          </table:table-cell>
          <table:table-cell table:style-name="Table75.D2" office:value-type="string">
            <text:p text:style-name="P84">PMC #2 Jn24 pin 60</text:p>
          </table:table-cell>
        </table:table-row>
        <table:table-row>
          <table:table-cell table:style-name="Table75.A2" office:value-type="string">
            <text:p text:style-name="P84">PMC #2 Jn24 pin 61</text:p>
          </table:table-cell>
          <table:table-cell table:style-name="Table75.A2" office:value-type="string">
            <text:p text:style-name="P84">A-15</text:p>
          </table:table-cell>
          <table:table-cell table:style-name="Table75.A2" office:value-type="string">
            <text:p text:style-name="P84">C-15</text:p>
          </table:table-cell>
          <table:table-cell table:style-name="Table75.D2" office:value-type="string">
            <text:p text:style-name="P84">PMC #2 Jn24 pin 62</text:p>
          </table:table-cell>
        </table:table-row>
        <table:table-row>
          <table:table-cell table:style-name="Table75.A2" office:value-type="string">
            <text:p text:style-name="P84">PMC #2 Jn24 pin 63</text:p>
          </table:table-cell>
          <table:table-cell table:style-name="Table75.A2" office:value-type="string">
            <text:p text:style-name="P84">A-16</text:p>
          </table:table-cell>
          <table:table-cell table:style-name="Table75.A2" office:value-type="string">
            <text:p text:style-name="P84">C-16</text:p>
          </table:table-cell>
          <table:table-cell table:style-name="Table75.D2" office:value-type="string">
            <text:p text:style-name="P84">PMC #2 Jn24 pin 64</text:p>
          </table:table-cell>
        </table:table-row>
        <table:table-row>
          <table:table-cell table:style-name="Table75.A2" office:value-type="string">
            <text:p text:style-name="P84">PMC #1 Jn14 pin 33</text:p>
          </table:table-cell>
          <table:table-cell table:style-name="Table75.A2" office:value-type="string">
            <text:p text:style-name="P84">A-17</text:p>
          </table:table-cell>
          <table:table-cell table:style-name="Table75.A2" office:value-type="string">
            <text:p text:style-name="P84">C-17</text:p>
          </table:table-cell>
          <table:table-cell table:style-name="Table75.D2" office:value-type="string">
            <text:p text:style-name="P84">PMC #1 Jn14 pin 34</text:p>
          </table:table-cell>
        </table:table-row>
        <table:table-row>
          <table:table-cell table:style-name="Table75.A2" office:value-type="string">
            <text:p text:style-name="P84">PMC #1 Jn14 pin 35</text:p>
          </table:table-cell>
          <table:table-cell table:style-name="Table75.A2" office:value-type="string">
            <text:p text:style-name="P84">A-18</text:p>
          </table:table-cell>
          <table:table-cell table:style-name="Table75.A2" office:value-type="string">
            <text:p text:style-name="P84">C-18</text:p>
          </table:table-cell>
          <table:table-cell table:style-name="Table75.D2" office:value-type="string">
            <text:p text:style-name="P84">PMC #1 Jn14 pin 36</text:p>
          </table:table-cell>
        </table:table-row>
        <table:table-row>
          <table:table-cell table:style-name="Table75.A2" office:value-type="string">
            <text:p text:style-name="P84">PMC #1 Jn14 pin 37</text:p>
          </table:table-cell>
          <table:table-cell table:style-name="Table75.A2" office:value-type="string">
            <text:p text:style-name="P84">A-19</text:p>
          </table:table-cell>
          <table:table-cell table:style-name="Table75.A2" office:value-type="string">
            <text:p text:style-name="P84">C-19</text:p>
          </table:table-cell>
          <table:table-cell table:style-name="Table75.D2" office:value-type="string">
            <text:p text:style-name="P84">PMC #1 Jn14 pin 38</text:p>
          </table:table-cell>
        </table:table-row>
        <table:table-row>
          <table:table-cell table:style-name="Table75.A2" office:value-type="string">
            <text:p text:style-name="P84">PMC #1 Jn14 pin 39</text:p>
          </table:table-cell>
          <table:table-cell table:style-name="Table75.A2" office:value-type="string">
            <text:p text:style-name="P84">A-20</text:p>
          </table:table-cell>
          <table:table-cell table:style-name="Table75.A2" office:value-type="string">
            <text:p text:style-name="P84">C-20</text:p>
          </table:table-cell>
          <table:table-cell table:style-name="Table75.D2" office:value-type="string">
            <text:p text:style-name="P84">PMC #1 Jn14 pin 40</text:p>
          </table:table-cell>
        </table:table-row>
        <table:table-row>
          <table:table-cell table:style-name="Table75.A2" office:value-type="string">
            <text:p text:style-name="P84">PMC #1 Jn14 pin 41</text:p>
          </table:table-cell>
          <table:table-cell table:style-name="Table75.A2" office:value-type="string">
            <text:p text:style-name="P84">A-21</text:p>
          </table:table-cell>
          <table:table-cell table:style-name="Table75.A2" office:value-type="string">
            <text:p text:style-name="P84">C-21</text:p>
          </table:table-cell>
          <table:table-cell table:style-name="Table75.D2" office:value-type="string">
            <text:p text:style-name="P84">PMC #1 Jn14 pin 42</text:p>
          </table:table-cell>
        </table:table-row>
        <table:table-row>
          <table:table-cell table:style-name="Table75.A2" office:value-type="string">
            <text:p text:style-name="P84">PMC #1 Jn14 pin 43</text:p>
          </table:table-cell>
          <table:table-cell table:style-name="Table75.A2" office:value-type="string">
            <text:p text:style-name="P84">A-22</text:p>
          </table:table-cell>
          <table:table-cell table:style-name="Table75.A2" office:value-type="string">
            <text:p text:style-name="P84">C-22</text:p>
          </table:table-cell>
          <table:table-cell table:style-name="Table75.D2" office:value-type="string">
            <text:p text:style-name="P84">PMC #1 Jn14 pin 44</text:p>
          </table:table-cell>
        </table:table-row>
        <table:table-row table:style-name="Table75.24">
          <table:table-cell table:style-name="Table75.A2" office:value-type="string">
            <text:p text:style-name="P84">PMC #1 Jn14 pin 45</text:p>
          </table:table-cell>
          <table:table-cell table:style-name="Table75.A2" office:value-type="string">
            <text:p text:style-name="P84">A-23</text:p>
          </table:table-cell>
          <table:table-cell table:style-name="Table75.A2" office:value-type="string">
            <text:p text:style-name="P84">C-23</text:p>
          </table:table-cell>
          <table:table-cell table:style-name="Table75.D2" office:value-type="string">
            <text:p text:style-name="P84">PMC #1 Jn14 pin 46</text:p>
          </table:table-cell>
        </table:table-row>
        <table:table-row>
          <table:table-cell table:style-name="Table75.A2" office:value-type="string">
            <text:p text:style-name="P84">PMC #1 Jn14 pin 47</text:p>
          </table:table-cell>
          <table:table-cell table:style-name="Table75.A2" office:value-type="string">
            <text:p text:style-name="P84">A-24</text:p>
          </table:table-cell>
          <table:table-cell table:style-name="Table75.A2" office:value-type="string">
            <text:p text:style-name="P84">C-24</text:p>
          </table:table-cell>
          <table:table-cell table:style-name="Table75.D2" office:value-type="string">
            <text:p text:style-name="P84">PMC #1 Jn14 pin 48</text:p>
          </table:table-cell>
        </table:table-row>
        <table:table-row>
          <table:table-cell table:style-name="Table75.A2" office:value-type="string">
            <text:p text:style-name="P84">PMC #1 Jn14 pin 49</text:p>
          </table:table-cell>
          <table:table-cell table:style-name="Table75.A2" office:value-type="string">
            <text:p text:style-name="P84">A-25</text:p>
          </table:table-cell>
          <table:table-cell table:style-name="Table75.A2" office:value-type="string">
            <text:p text:style-name="P84">C-25</text:p>
          </table:table-cell>
          <table:table-cell table:style-name="Table75.D2" office:value-type="string">
            <text:p text:style-name="P84">PMC #1 Jn14 pin 50</text:p>
          </table:table-cell>
        </table:table-row>
        <table:table-row>
          <table:table-cell table:style-name="Table75.A2" office:value-type="string">
            <text:p text:style-name="P84">PMC #1 Jn14 pin 51</text:p>
          </table:table-cell>
          <table:table-cell table:style-name="Table75.A2" office:value-type="string">
            <text:p text:style-name="P84">A-26</text:p>
          </table:table-cell>
          <table:table-cell table:style-name="Table75.A2" office:value-type="string">
            <text:p text:style-name="P84">C-26</text:p>
          </table:table-cell>
          <table:table-cell table:style-name="Table75.D2" office:value-type="string">
            <text:p text:style-name="P84">PMC #1 Jn14 pin 523</text:p>
          </table:table-cell>
        </table:table-row>
        <table:table-row>
          <table:table-cell table:style-name="Table75.A2" office:value-type="string">
            <text:p text:style-name="P84">PMC #1 Jn14 pin 53</text:p>
          </table:table-cell>
          <table:table-cell table:style-name="Table75.A2" office:value-type="string">
            <text:p text:style-name="P84">A-27</text:p>
          </table:table-cell>
          <table:table-cell table:style-name="Table75.A2" office:value-type="string">
            <text:p text:style-name="P84">C-27</text:p>
          </table:table-cell>
          <table:table-cell table:style-name="Table75.D2" office:value-type="string">
            <text:p text:style-name="P84">PMC #1 Jn14 pin 54</text:p>
          </table:table-cell>
        </table:table-row>
        <table:table-row>
          <table:table-cell table:style-name="Table75.A2" office:value-type="string">
            <text:p text:style-name="P84">PMC #1 Jn14 pin 55</text:p>
          </table:table-cell>
          <table:table-cell table:style-name="Table75.A2" office:value-type="string">
            <text:p text:style-name="P84">A-28</text:p>
          </table:table-cell>
          <table:table-cell table:style-name="Table75.A2" office:value-type="string">
            <text:p text:style-name="P84">C-28</text:p>
          </table:table-cell>
          <table:table-cell table:style-name="Table75.D2" office:value-type="string">
            <text:p text:style-name="P84">PMC #1 Jn14 pin 56</text:p>
          </table:table-cell>
        </table:table-row>
        <table:table-row>
          <table:table-cell table:style-name="Table75.A2" office:value-type="string">
            <text:p text:style-name="P84">PMC #1 Jn14 pin 57</text:p>
          </table:table-cell>
          <table:table-cell table:style-name="Table75.A2" office:value-type="string">
            <text:p text:style-name="P84">A-29</text:p>
          </table:table-cell>
          <table:table-cell table:style-name="Table75.A2" office:value-type="string">
            <text:p text:style-name="P84">C-29</text:p>
          </table:table-cell>
          <table:table-cell table:style-name="Table75.D2" office:value-type="string">
            <text:p text:style-name="P84">PMC #1 Jn14 pin 58</text:p>
          </table:table-cell>
        </table:table-row>
        <table:table-row>
          <table:table-cell table:style-name="Table75.A2" office:value-type="string">
            <text:p text:style-name="P84">PMC #1 Jn14 pin 59</text:p>
          </table:table-cell>
          <table:table-cell table:style-name="Table75.A2" office:value-type="string">
            <text:p text:style-name="P84">A-30</text:p>
          </table:table-cell>
          <table:table-cell table:style-name="Table75.A2" office:value-type="string">
            <text:p text:style-name="P84">C-30</text:p>
          </table:table-cell>
          <table:table-cell table:style-name="Table75.D2" office:value-type="string">
            <text:p text:style-name="P84">PMC #1 Jn14 pin 60</text:p>
          </table:table-cell>
        </table:table-row>
        <table:table-row>
          <table:table-cell table:style-name="Table75.A2" office:value-type="string">
            <text:p text:style-name="P84">PMC #1 Jn14 pin 61</text:p>
          </table:table-cell>
          <table:table-cell table:style-name="Table75.A2" office:value-type="string">
            <text:p text:style-name="P84">A-31</text:p>
          </table:table-cell>
          <table:table-cell table:style-name="Table75.A2" office:value-type="string">
            <text:p text:style-name="P84">C-31</text:p>
          </table:table-cell>
          <table:table-cell table:style-name="Table75.D2" office:value-type="string">
            <text:p text:style-name="P84">PMC #1 Jn14 pin 62</text:p>
          </table:table-cell>
        </table:table-row>
        <table:table-row table:style-name="Table75.9">
          <table:table-cell table:style-name="Table75.A33" office:value-type="string">
            <text:p text:style-name="P84">PMC #1 Jn14 pin 63</text:p>
          </table:table-cell>
          <table:table-cell table:style-name="Table75.A33" office:value-type="string">
            <text:p text:style-name="P84">A-32</text:p>
          </table:table-cell>
          <table:table-cell table:style-name="Table75.A33" office:value-type="string">
            <text:p text:style-name="P84">C-32</text:p>
          </table:table-cell>
          <table:table-cell table:style-name="Table75.D33" office:value-type="string">
            <text:p text:style-name="P84">PMC #1 Jn14 pin 64</text:p>
          </table:table-cell>
        </table:table-row>
      </table:table>
      <text:p text:style-name="P212">Table <text:sequence text:ref-name="refTable18" text:name="Table" text:formula="ooow:Table+1" style:num-format="1">2.17</text:sequence>.: VME P2 A&amp;C User IO assignment</text:p>
      <text:p text:style-name="P212"/>
      <text:p text:style-name="Text_20_body_20_indent_5f_2">Additionally, on PEV_1100 version equipped with 5-rows connectors, rows D &amp; Z are used to support extra VXI signalling. These side-band signals are connected to PMC #1 Jn13, when populated for VXI extension.</text:p>
      <table:table table:name="Table76" table:style-name="Table76">
        <table:table-column table:style-name="Table76.A"/>
        <table:table-column table:style-name="Table76.B"/>
        <table:table-column table:style-name="Table76.C"/>
        <table:table-column table:style-name="Table76.D"/>
        <table:table-row>
          <table:table-cell table:style-name="Table76.A1" office:value-type="string">
            <text:p text:style-name="P3">Signal allocation</text:p>
          </table:table-cell>
          <table:table-cell table:style-name="Table76.A1" table:number-columns-spanned="2" office:value-type="string">
            <text:p text:style-name="P3"><text:user-index-mark-start text:id="IMark149374776" text:index-name="User-Defined" text:outline-level="1"/>VME P2<text:user-index-mark-end text:id="IMark149374776"/></text:p>
          </table:table-cell>
          <table:covered-table-cell/>
          <table:table-cell table:style-name="Table76.D1" office:value-type="string">
            <text:p text:style-name="P3">Signal allocation</text:p>
          </table:table-cell>
        </table:table-row>
        <table:table-row>
          <table:table-cell table:style-name="Table76.A2" office:value-type="string">
            <text:p text:style-name="P84">vxi_LBUS_C11 → (PMC #1 Jn13 pin 16)</text:p>
          </table:table-cell>
          <table:table-cell table:style-name="Table76.A2" office:value-type="string">
            <text:p text:style-name="P84">D-16</text:p>
          </table:table-cell>
          <table:table-cell table:style-name="Table76.A2" office:value-type="string">
            <text:p text:style-name="P84">Z-16</text:p>
          </table:table-cell>
          <table:table-cell table:style-name="Table76.D2" office:value-type="string">
            <text:p text:style-name="P84">GND</text:p>
          </table:table-cell>
        </table:table-row>
        <table:table-row>
          <table:table-cell table:style-name="Table76.A2" office:value-type="string">
            <text:p text:style-name="P84">vxi_LBUS_C10 → (PMC #1 Jn13 pin 18)</text:p>
          </table:table-cell>
          <table:table-cell table:style-name="Table76.A2" office:value-type="string">
            <text:p text:style-name="P84">D-17</text:p>
          </table:table-cell>
          <table:table-cell table:style-name="Table76.A2" office:value-type="string">
            <text:p text:style-name="P84">Z-17</text:p>
          </table:table-cell>
          <table:table-cell table:style-name="Table76.D2" office:value-type="string">
            <text:p text:style-name="P84"/>
          </table:table-cell>
        </table:table-row>
        <table:table-row>
          <table:table-cell table:style-name="Table76.A2" office:value-type="string">
            <text:p text:style-name="P84"><text:s/>vxi_LBUS_C9 → (PMC #1 Jn13 pin 22)</text:p>
          </table:table-cell>
          <table:table-cell table:style-name="Table76.A2" office:value-type="string">
            <text:p text:style-name="P84">D-18</text:p>
          </table:table-cell>
          <table:table-cell table:style-name="Table76.A2" office:value-type="string">
            <text:p text:style-name="P84">Z-18</text:p>
          </table:table-cell>
          <table:table-cell table:style-name="Table76.D2" office:value-type="string">
            <text:p text:style-name="P84">GND </text:p>
          </table:table-cell>
        </table:table-row>
        <table:table-row>
          <table:table-cell table:style-name="Table76.A2" office:value-type="string">
            <text:p text:style-name="P84">vxi_LBUS_C8 → (PMC #1 Jn13 pin 24)</text:p>
          </table:table-cell>
          <table:table-cell table:style-name="Table76.A2" office:value-type="string">
            <text:p text:style-name="P84">D-19</text:p>
          </table:table-cell>
          <table:table-cell table:style-name="Table76.A2" office:value-type="string">
            <text:p text:style-name="P84">Z-19</text:p>
          </table:table-cell>
          <table:table-cell table:style-name="Table76.D2" office:value-type="string">
            <text:p text:style-name="P84"/>
          </table:table-cell>
        </table:table-row>
        <table:table-row>
          <table:table-cell table:style-name="Table76.A2" office:value-type="string">
            <text:p text:style-name="P84">vxi_LBUS_C7 → (PMC #1 Jn13 pin 28)</text:p>
          </table:table-cell>
          <table:table-cell table:style-name="Table76.A2" office:value-type="string">
            <text:p text:style-name="P84">D-20</text:p>
          </table:table-cell>
          <table:table-cell table:style-name="Table76.A2" office:value-type="string">
            <text:p text:style-name="P84">Z-20</text:p>
          </table:table-cell>
          <table:table-cell table:style-name="Table76.D2" office:value-type="string">
            <text:p text:style-name="P84">GND</text:p>
          </table:table-cell>
        </table:table-row>
        <table:table-row>
          <table:table-cell table:style-name="Table76.A2" office:value-type="string">
            <text:p text:style-name="P84">vxi_LBUS_C6 → (PMC #1 Jn13 pin 30)</text:p>
          </table:table-cell>
          <table:table-cell table:style-name="Table76.A2" office:value-type="string">
            <text:p text:style-name="P84">D-21</text:p>
          </table:table-cell>
          <table:table-cell table:style-name="Table76.A2" office:value-type="string">
            <text:p text:style-name="P84">Z-21</text:p>
          </table:table-cell>
          <table:table-cell table:style-name="Table76.D2" office:value-type="string">
            <text:p text:style-name="P84"/>
          </table:table-cell>
        </table:table-row>
        <table:table-row>
          <table:table-cell table:style-name="Table76.A2" office:value-type="string">
            <text:p text:style-name="P84">vxi_LBUS_C5 → (PMC #1 Jn13 pin 34)</text:p>
          </table:table-cell>
          <table:table-cell table:style-name="Table76.A2" office:value-type="string">
            <text:p text:style-name="P84">D-22</text:p>
          </table:table-cell>
          <table:table-cell table:style-name="Table76.A2" office:value-type="string">
            <text:p text:style-name="P84">Z-22</text:p>
          </table:table-cell>
          <table:table-cell table:style-name="Table76.D2" office:value-type="string">
            <text:p text:style-name="P84">GND</text:p>
          </table:table-cell>
        </table:table-row>
        <text:soft-page-break/>
        <table:table-row>
          <table:table-cell table:style-name="Table76.A2" office:value-type="string">
            <text:p text:style-name="P84">vxi_LBUS_C4 → (PMC #1 Jn13 pin 36)</text:p>
          </table:table-cell>
          <table:table-cell table:style-name="Table76.A2" office:value-type="string">
            <text:p text:style-name="P84">D-23</text:p>
          </table:table-cell>
          <table:table-cell table:style-name="Table76.A2" office:value-type="string">
            <text:p text:style-name="P84">Z-23</text:p>
          </table:table-cell>
          <table:table-cell table:style-name="Table76.D2" office:value-type="string">
            <text:p text:style-name="P84"/>
          </table:table-cell>
        </table:table-row>
        <table:table-row>
          <table:table-cell table:style-name="Table76.A2" office:value-type="string">
            <text:p text:style-name="P84">vxi_LBUS_C3 → (PMC #1 Jn13 pin 40)</text:p>
          </table:table-cell>
          <table:table-cell table:style-name="Table76.A2" office:value-type="string">
            <text:p text:style-name="P84">D-24</text:p>
          </table:table-cell>
          <table:table-cell table:style-name="Table76.A2" office:value-type="string">
            <text:p text:style-name="P84">Z-24</text:p>
          </table:table-cell>
          <table:table-cell table:style-name="Table76.D2" office:value-type="string">
            <text:p text:style-name="P84">GND</text:p>
          </table:table-cell>
        </table:table-row>
        <table:table-row>
          <table:table-cell table:style-name="Table76.A2" office:value-type="string">
            <text:p text:style-name="P84">vxi_LBUS_C2 → (PMC #1 Jn13 pin 42)</text:p>
          </table:table-cell>
          <table:table-cell table:style-name="Table76.A2" office:value-type="string">
            <text:p text:style-name="P84">D-25</text:p>
          </table:table-cell>
          <table:table-cell table:style-name="Table76.A2" office:value-type="string">
            <text:p text:style-name="P84">Z-25</text:p>
          </table:table-cell>
          <table:table-cell table:style-name="Table76.D2" office:value-type="string">
            <text:p text:style-name="P84"/>
          </table:table-cell>
        </table:table-row>
        <table:table-row>
          <table:table-cell table:style-name="Table76.A2" office:value-type="string">
            <text:p text:style-name="P84">vxi_LBUS_C1 → (PMC #1 Jn13 pin 46)</text:p>
          </table:table-cell>
          <table:table-cell table:style-name="Table76.A2" office:value-type="string">
            <text:p text:style-name="P84">D-26</text:p>
          </table:table-cell>
          <table:table-cell table:style-name="Table76.A2" office:value-type="string">
            <text:p text:style-name="P84">Z-26</text:p>
          </table:table-cell>
          <table:table-cell table:style-name="Table76.D2" office:value-type="string">
            <text:p text:style-name="P84">GND</text:p>
          </table:table-cell>
        </table:table-row>
        <table:table-row>
          <table:table-cell table:style-name="Table76.A2" office:value-type="string">
            <text:p text:style-name="P84">vxi_LBUS_C0 → (PMC #1 Jn13 pin 48)</text:p>
          </table:table-cell>
          <table:table-cell table:style-name="Table76.A2" office:value-type="string">
            <text:p text:style-name="P84">D-27</text:p>
          </table:table-cell>
          <table:table-cell table:style-name="Table76.A2" office:value-type="string">
            <text:p text:style-name="P84">Z-27</text:p>
          </table:table-cell>
          <table:table-cell table:style-name="Table76.D2" office:value-type="string">
            <text:p text:style-name="P84"/>
          </table:table-cell>
        </table:table-row>
        <table:table-row>
          <table:table-cell table:style-name="Table76.A2" office:value-type="string">
            <text:p text:style-name="P84"/>
          </table:table-cell>
          <table:table-cell table:style-name="Table76.A2" office:value-type="string">
            <text:p text:style-name="P84">D-28</text:p>
          </table:table-cell>
          <table:table-cell table:style-name="Table76.A2" office:value-type="string">
            <text:p text:style-name="P84">Z-28</text:p>
          </table:table-cell>
          <table:table-cell table:style-name="Table76.D2" office:value-type="string">
            <text:p text:style-name="P84">GND</text:p>
          </table:table-cell>
        </table:table-row>
        <table:table-row>
          <table:table-cell table:style-name="Table76.A2" office:value-type="string">
            <text:p text:style-name="P84">vxi_CLK10p → (PMC #1 Jn13 pin 59)</text:p>
          </table:table-cell>
          <table:table-cell table:style-name="Table76.A2" office:value-type="string">
            <text:p text:style-name="P84">D-29</text:p>
          </table:table-cell>
          <table:table-cell table:style-name="Table76.A2" office:value-type="string">
            <text:p text:style-name="P84">Z-29</text:p>
          </table:table-cell>
          <table:table-cell table:style-name="Table76.D2" office:value-type="string">
            <text:p text:style-name="P84">vxiVCC_2Vn → (PMC #1 Jn13 pin 60)</text:p>
          </table:table-cell>
        </table:table-row>
        <table:table-row>
          <table:table-cell table:style-name="Table76.A2" office:value-type="string">
            <text:p text:style-name="P84">vxi_CLK10n → (PMC #1 Jn13 pin 61)</text:p>
          </table:table-cell>
          <table:table-cell table:style-name="Table76.A2" office:value-type="string">
            <text:p text:style-name="P84">D-30</text:p>
          </table:table-cell>
          <table:table-cell table:style-name="Table76.A2" office:value-type="string">
            <text:p text:style-name="P84">Z-30</text:p>
          </table:table-cell>
          <table:table-cell table:style-name="Table76.D2" office:value-type="string">
            <text:p text:style-name="P84">GND</text:p>
          </table:table-cell>
        </table:table-row>
        <table:table-row>
          <table:table-cell table:style-name="Table76.A2" office:value-type="string">
            <text:p text:style-name="P84"/>
          </table:table-cell>
          <table:table-cell table:style-name="Table76.A2" office:value-type="string">
            <text:p text:style-name="P84">D-31</text:p>
          </table:table-cell>
          <table:table-cell table:style-name="Table76.A2" office:value-type="string">
            <text:p text:style-name="P84">Z-31</text:p>
          </table:table-cell>
          <table:table-cell table:style-name="Table76.D2" office:value-type="string">
            <text:p text:style-name="P84">vxiVCC_5V2n → (PMC #1 Jn13 pin 64)</text:p>
          </table:table-cell>
        </table:table-row>
        <table:table-row>
          <table:table-cell table:style-name="Table76.A18" office:value-type="string">
            <text:p text:style-name="P84"/>
          </table:table-cell>
          <table:table-cell table:style-name="Table76.A18" office:value-type="string">
            <text:p text:style-name="P84">D-32</text:p>
          </table:table-cell>
          <table:table-cell table:style-name="Table76.A18" office:value-type="string">
            <text:p text:style-name="P84">Z-32</text:p>
          </table:table-cell>
          <table:table-cell table:style-name="Table76.D18" office:value-type="string">
            <text:p text:style-name="P84">GND</text:p>
          </table:table-cell>
        </table:table-row>
      </table:table>
      <text:p text:style-name="P212">Table <text:sequence text:ref-name="refTable19" text:name="Table" text:formula="ooow:Table+1" style:num-format="1">2.18</text:sequence>.: VME P2 D&amp;Z VXI IO assignment</text:p>
      <text:p text:style-name="P212"/>
      <text:list xml:id="list35417667" text:continue-numbering="true" text:style-name="Outline">
        <text:list-item>
          <text:list>
            <text:list-item>
              <text:h text:style-name="Heading_20_2" text:outline-level="2">USER Block</text:h>
            </text:list-item>
          </text:list>
        </text:list-item>
      </text:list>
      <text:p text:style-name="Text_20_body_20_indent_5f_1">The USER Block is reserved for user specific hardware (VHDL) resource fully embedded in the PEV_1100 infrastructure. PEV_1100 USER block controls 64 GPIO wired to the PMC Jn14/Jn24 user's IO. The above diagram provides a basic description of the block interfaces. </text:p>
      <text:p text:style-name="Text_20_body_20_indent_5f_1"/>
      <text:p text:style-name="P134"/>
      <text:p text:style-name="P134"/>
      <text:p text:style-name="P134"/>
      <text:p text:style-name="P134"/>
      <text:p text:style-name="Text_20_body_20_indent_5f_1"><draw:g text:anchor-type="paragraph" draw:z-index="126" draw:style-name="gr1"><draw:rect draw:style-name="gr60" draw:text-style-name="P351" svg:width="92.93mm" svg:height="58.69mm" svg:x="38.95mm" svg:y="-0.16mm"><text:p/></draw:rect><draw:custom-shape draw:style-name="gr61" svg:width="3.15mm" svg:height="13.47mm" svg:x="37.43mm" svg:y="8.73m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svg:width="3.15mm" svg:height="13.47mm" svg:x="37.43mm" svg:y="24.64m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svg:width="3.15mm" svg:height="13.47mm" svg:x="37.43mm" svg:y="43.49m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svg:width="3.15mm" svg:height="13.47mm" svg:x="130.23mm" svg:y="7.86m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svg:width="3.15mm" svg:height="13.47mm" svg:x="130.23mm" svg:y="23.65m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2" draw:text-style-name="P365" svg:width="21.16mm" svg:height="4.51mm" svg:x="16.28mm" svg:y="9.8mm"><draw:text-box><text:p><text:span text:style-name="T12">IO_Bus Slave </text:span></text:p></draw:text-box></draw:frame><draw:frame draw:style-name="gr62" draw:text-style-name="P365" svg:width="20.89mm" svg:height="4.51mm" svg:x="16.54mm" svg:y="25.61mm"><draw:text-box><text:p><text:span text:style-name="T12">IO_Bus Master</text:span></text:p></draw:text-box></draw:frame><draw:frame draw:style-name="gr62" draw:text-style-name="P359" svg:width="14.22mm" svg:height="8.49mm" svg:x="23.21mm" svg:y="44.55mm"><draw:text-box><text:p text:style-name="P351"><text:span text:style-name="T12">GEN</text:span></text:p><text:p text:style-name="P351"><text:span text:style-name="T12">support</text:span></text:p></draw:text-box></draw:frame><draw:frame draw:style-name="gr11" draw:text-style-name="P365" svg:width="21.16mm" svg:height="4.26mm" svg:x="135.68mm" svg:y="9.1mm"><draw:text-box><text:p><text:span text:style-name="T12">GPIO A (Jn14)</text:span></text:p></draw:text-box></draw:frame><draw:frame draw:style-name="gr62" draw:text-style-name="P365" svg:width="21.16mm" svg:height="4.51mm" svg:x="135.8mm" svg:y="24.34mm"><draw:text-box><text:p><text:span text:style-name="T12">GPIO B (Jn24)</text:span></text:p></draw:text-box></draw:frame><draw:g draw:style-name="gr2"><draw:line draw:style-name="gr63" draw:text-style-name="P351" svg:x1="134.64mm" svg:y1="15.5mm" svg:x2="142.15mm" svg:y2="15.5mm"><text:p/></draw:line><draw:line draw:style-name="gr63" draw:text-style-name="P351" svg:x1="142.02mm" svg:y1="17.67mm" svg:x2="134.51mm" svg:y2="17.67mm"><text:p/></draw:line></draw:g><draw:g draw:style-name="gr2"><draw:line draw:style-name="gr63" draw:text-style-name="P351" svg:x1="134.9mm" svg:y1="31.15mm" svg:x2="142.41mm" svg:y2="31.15mm"><text:p/></draw:line><draw:line draw:style-name="gr63" draw:text-style-name="P351" svg:x1="142.29mm" svg:y1="33.32mm" svg:x2="134.78mm" svg:y2="33.32mm"><text:p/></draw:line></draw:g><draw:rect draw:style-name="gr64" draw:text-style-name="P359" svg:width="13.24mm" svg:height="28.85mm" svg:x="115.59mm" svg:y="8.2mm"><text:p text:style-name="P351"><text:span text:style-name="T12">User</text:span></text:p><text:p text:style-name="P351"><text:span text:style-name="T12">VHDL</text:span></text:p><text:p text:style-name="P351"><text:span text:style-name="T12">resource</text:span></text:p></draw:rect><draw:g draw:style-name="gr2"><draw:line draw:style-name="gr63" draw:text-style-name="P351" svg:x1="28.8mm" svg:y1="16.47mm" svg:x2="36.31mm" svg:y2="16.47mm"><text:p/></draw:line><draw:line draw:style-name="gr63" draw:text-style-name="P351" svg:x1="36.19mm" svg:y1="18.64mm" svg:x2="28.68mm" svg:y2="18.64mm"><text:p/></draw:line><draw:line draw:style-name="gr63" draw:text-style-name="P351" svg:x1="28.8mm" svg:y1="20.02mm" svg:x2="36.31mm" svg:y2="20.02mm"><text:p/></draw:line></draw:g><draw:g draw:style-name="gr2"><draw:line draw:style-name="gr63" draw:text-style-name="P351" svg:x1="28.93mm" svg:y1="31.5mm" svg:x2="36.44mm" svg:y2="31.5mm"><text:p/></draw:line><draw:line draw:style-name="gr63" draw:text-style-name="P351" svg:x1="36.31mm" svg:y1="33.67mm" svg:x2="28.8mm" svg:y2="33.67mm"><text:p/></draw:line><draw:line draw:style-name="gr63" draw:text-style-name="P351" svg:x1="28.93mm" svg:y1="35.03mm" svg:x2="36.44mm" svg:y2="35.03mm"><text:p/></draw:line></draw:g><draw:rect draw:style-name="gr64" draw:text-style-name="P359" svg:width="16.2mm" svg:height="13.77mm" svg:x="41.42mm" svg:y="8.5mm"><text:p text:style-name="P351"><text:span text:style-name="T12">IO_Bus</text:span></text:p><text:p text:style-name="P351"><text:span text:style-name="T12">Slave FSM</text:span></text:p></draw:rect><draw:g draw:style-name="gr2"><draw:line draw:style-name="gr65" draw:text-style-name="P351" svg:x1="57.69mm" svg:y1="10.53mm" svg:x2="62.36mm" svg:y2="10.53mm"><text:p/></draw:line><draw:line draw:style-name="gr65" draw:text-style-name="P351" svg:x1="62.28mm" svg:y1="12.7mm" svg:x2="57.61mm" svg:y2="12.7mm"><text:p/></draw:line></draw:g><draw:frame draw:style-name="gr66" draw:text-style-name="P356" svg:width="23.82mm" svg:height="3.73mm" svg:x="63.27mm" svg:y="9.89mm"><draw:text-box><text:p><text:span text:style-name="T1">Local IO resources</text:span></text:p></draw:text-box></draw:frame><draw:rect draw:style-name="gr64" draw:text-style-name="P359" svg:width="16.2mm" svg:height="14.08mm" svg:x="41.42mm" svg:y="24.07mm"><text:p text:style-name="P351"><text:span text:style-name="T12">IO_Bus</text:span></text:p><text:p text:style-name="P351"><text:span text:style-name="T12">Master FSM</text:span></text:p></draw:rect><draw:g draw:style-name="gr2"><draw:line draw:style-name="gr65" draw:text-style-name="P351" svg:x1="57.69mm" svg:y1="26.07mm" svg:x2="62.36mm" svg:y2="26.07mm"><text:p/></draw:line><draw:line draw:style-name="gr65" draw:text-style-name="P351" svg:x1="62.28mm" svg:y1="28.24mm" svg:x2="57.61mm" svg:y2="28.24mm"><text:p/></draw:line></draw:g><draw:frame draw:style-name="gr66" draw:text-style-name="P356" svg:width="11.49mm" svg:height="3.73mm" svg:x="62.97mm" svg:y="25.13mm"><draw:text-box><text:p><text:span text:style-name="T1">Local uP</text:span></text:p></draw:text-box></draw:frame><draw:g draw:style-name="gr2"><draw:line draw:style-name="gr65" draw:text-style-name="P351" svg:x1="41.33mm" svg:y1="45.26mm" svg:x2="46mm" svg:y2="45.26mm"><text:p/></draw:line><draw:line draw:style-name="gr65" draw:text-style-name="P351" svg:x1="45.93mm" svg:y1="47.43mm" svg:x2="41.26mm" svg:y2="47.43mm"><text:p/></draw:line></draw:g><draw:custom-shape draw:style-name="gr61" svg:width="3.15mm" svg:height="13.47mm" draw:transform="rotate (-1.57079632679579) translate (58.2259722222222mm -1.79916666666667m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svg:width="3.15mm" svg:height="13.47mm" draw:transform="rotate (-1.57079632679579) translate (77.4523611111111mm -1.95791666666667mm)"><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2" draw:text-style-name="P359" svg:width="18.05mm" svg:height="12.73mm" svg:x="42.54mm" svg:y="-24.47mm"><draw:text-box><text:p text:style-name="P351"><text:span text:style-name="T12">TOSCA </text:span></text:p><text:p text:style-name="P351"><text:span text:style-name="T12">Central_SW <text:s/></text:span></text:p><text:p text:style-name="P351"><text:span text:style-name="T12">Slave</text:span></text:p></draw:text-box></draw:frame><draw:g draw:style-name="gr2"><draw:line draw:style-name="gr63" draw:text-style-name="P351" svg:x1="53.5mm" svg:y1="-9.3mm" svg:x2="53.5mm" svg:y2="-1.79mm"><text:p/></draw:line><draw:line draw:style-name="gr63" draw:text-style-name="P351" svg:x1="51.33mm" svg:y1="-1.91mm" svg:x2="51.33mm" svg:y2="-9.42mm"><text:p/></draw:line><draw:line draw:style-name="gr63" draw:text-style-name="P351" svg:x1="49.95mm" svg:y1="-9.3mm" svg:x2="49.95mm" svg:y2="-1.79mm"><text:p/></draw:line></draw:g><draw:g draw:style-name="gr2"><draw:line draw:style-name="gr63" draw:text-style-name="P351" svg:x1="72.5mm" svg:y1="-10.69mm" svg:x2="72.5mm" svg:y2="-3.18mm"><text:p/></draw:line><draw:line draw:style-name="gr63" draw:text-style-name="P351" svg:x1="70.33mm" svg:y1="-3.33mm" svg:x2="70.33mm" svg:y2="-10.84mm"><text:p/></draw:line><draw:line draw:style-name="gr63" draw:text-style-name="P351" svg:x1="68.95mm" svg:y1="-10.69mm" svg:x2="68.95mm" svg:y2="-3.18mm"><text:p/></draw:line></draw:g><draw:frame draw:style-name="gr62" draw:text-style-name="P359" svg:width="18.05mm" svg:height="12.73mm" svg:x="62.04mm" svg:y="-24.47mm"><draw:text-box><text:p text:style-name="P351"><text:span text:style-name="T12">TOSCA </text:span></text:p><text:p text:style-name="P351"><text:span text:style-name="T12">Central_SW <text:s/></text:span></text:p><text:p text:style-name="P351"><text:span text:style-name="T12">Master</text:span></text:p></draw:text-box></draw:frame><draw:custom-shape draw:style-name="gr61" svg:width="3.15mm" svg:height="16.01mm" draw:transform="rotate (-1.57079632679579) translate (72.4958333333333mm 56.8148611111111m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svg:width="3.15mm" svg:height="16.57mm" draw:transform="rotate (-1.57079632679579) translate (117.351527777778mm 56.7443055555556mm)"><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2"><draw:line draw:style-name="gr63" draw:text-style-name="P351" svg:x1="71.47mm" svg:y1="60.06mm" svg:x2="71.47mm" svg:y2="67.57mm"><text:p/></draw:line><draw:line draw:style-name="gr63" draw:text-style-name="P351" svg:x1="69.3mm" svg:y1="67.46mm" svg:x2="69.3mm" svg:y2="59.95mm"><text:p/></draw:line><draw:line draw:style-name="gr63" draw:text-style-name="P351" svg:x1="67.93mm" svg:y1="60.06mm" svg:x2="67.93mm" svg:y2="67.57mm"><text:p/></draw:line></draw:g><draw:g draw:style-name="gr2"><draw:line draw:style-name="gr63" draw:text-style-name="P351" svg:x1="106.24mm" svg:y1="60.13mm" svg:x2="106.24mm" svg:y2="67.64mm"><text:p/></draw:line><draw:line draw:style-name="gr63" draw:text-style-name="P351" svg:x1="104.07mm" svg:y1="67.5mm" svg:x2="104.07mm" svg:y2="59.99mm"><text:p/></draw:line><draw:line draw:style-name="gr63" draw:text-style-name="P351" svg:x1="102.69mm" svg:y1="60.13mm" svg:x2="102.69mm" svg:y2="67.64mm"><text:p/></draw:line></draw:g><draw:frame draw:style-name="gr62" draw:text-style-name="P359" svg:width="35.6mm" svg:height="8.49mm" svg:x="48.81mm" svg:y="69.32mm"><draw:text-box><text:p text:style-name="P351"><text:span text:style-name="T12">IDMA</text:span></text:p><text:p text:style-name="P351"><text:span text:style-name="T12">Direct_IN / Direct_OUT </text:span></text:p></draw:text-box></draw:frame><draw:frame draw:style-name="gr62" draw:text-style-name="P359" svg:width="35.6mm" svg:height="8.49mm" svg:x="91.37mm" svg:y="68.95mm"><draw:text-box><text:p text:style-name="P351"><text:span text:style-name="T12">SMEM</text:span></text:p><text:p text:style-name="P351"><text:span text:style-name="T12">Direct RW Access </text:span></text:p></draw:text-box></draw:frame><draw:g draw:style-name="gr2"><draw:line draw:style-name="gr63" draw:text-style-name="P351" svg:x1="62.64mm" svg:y1="60.06mm" svg:x2="62.64mm" svg:y2="67.57mm"><text:p/></draw:line><draw:line draw:style-name="gr63" draw:text-style-name="P351" svg:x1="60.47mm" svg:y1="67.46mm" svg:x2="60.47mm" svg:y2="59.95mm"><text:p/></draw:line><draw:line draw:style-name="gr63" draw:text-style-name="P351" svg:x1="59.09mm" svg:y1="60.06mm" svg:x2="59.09mm" svg:y2="67.57mm"><text:p/></draw:line></draw:g><draw:g draw:style-name="gr2"><draw:line draw:style-name="gr63" draw:text-style-name="P351" svg:x1="115.85mm" svg:y1="59.99mm" svg:x2="115.85mm" svg:y2="67.5mm"><text:p/></draw:line><draw:line draw:style-name="gr63" draw:text-style-name="P351" svg:x1="113.68mm" svg:y1="67.39mm" svg:x2="113.68mm" svg:y2="59.88mm"><text:p/></draw:line><draw:line draw:style-name="gr63" draw:text-style-name="P351" svg:x1="112.31mm" svg:y1="59.99mm" svg:x2="112.31mm" svg:y2="67.5mm"><text:p/></draw:line></draw:g></draw:g></text:p>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text:soft-page-break/></text:p>
      <text:p text:style-name="Text_20_body_20_indent_5f_1">The USER Block controls 64 GPIO (General Purpose IO), wired to the IEEE1386.1PMC Jn14and <text:s/>Jn24 connectors. Each connectors Jn14 / Jn24 owns 32 signals. User VHDL code can control directly the GPIO signalling and therefore implement the desired function. Next chapter 2.12.2 provides a table with the GPIO pin assignment. </text:p>
      <text:p text:style-name="Text_20_body_20_indent_5f_1">The IO_Bus Slave interfaces <text:s/>the USER Block to the PEV_1100 IO Space infrastructure. A 1 KBytes area <text:s/>is reserved for it. Refer to chapter 3.1.1 for IO_Bus Slave description. The interrupt generation to the Host controller is also supported through <text:s/>IO_Bus Slave side band signalling.</text:p>
      <text:p text:style-name="Text_20_body_20_indent_5f_1">The IO_Bus Master interface allow local intelligence embedded in the USER Block to get full access to the IO_Bus resources. Local intelligence can be embedded processor as PowerPC440 or soft IPcore as MicroBlaze. Refer to chapter 3.1.2 for IO_Bus Slave description.</text:p>
      <text:p text:style-name="Text_20_body_20_indent_5f_1">The GEN support provide side band signalling as CLOCK reference, RESET control, Global Time, ...</text:p>
      <text:p text:style-name="Text_20_body_20_indent_5f_1">The Central_SW Slave port allows to map the USER Block resources directly to the MEMORY Space. The <text:s/>TOSCA Central_SW infrastructure implements PCI Express TLP READ and WRITE <text:s/>with burst capability support up to 512 Bytes. The interface supports up to 2* 1.6 GBytes/s <text:s/>(simultaneous write and read ) Following three transactions type are supported :</text:p>
      <text:list xml:id="list35361312" text:style-name="L56">
        <text:list-item>
          <text:list>
            <text:list-item>
              <text:list>
                <text:list-item>
                  <text:p text:style-name="P276">Write_Posting (PCI Express Write Memory Request)</text:p>
                </text:list-item>
                <text:list-item>
                  <text:p text:style-name="P276">Read_Request (PCI Express Read Memory Request)</text:p>
                </text:list-item>
                <text:list-item>
                  <text:p text:style-name="P276">Read_Response (PCI Express Read Completion)</text:p>
                </text:list-item>
              </text:list>
            </text:list-item>
          </text:list>
        </text:list-item>
      </text:list>
      <text:p text:style-name="P218"/>
      <text:p text:style-name="Text_20_body_20_indent_5f_1">The Central_SW Master port allows local intelligence (processor or dedicated DMA controller) to have direct access to the <text:s/>TOSCA Central_SW infrastructure. The Master shall be able to manage PCI Express TLP with the adequate format. (Write_Posting, Read_Request, <text:s/>Read_Response) The interface supports up to 2* 1.6 GBytes/s <text:s/>(simultaneous write and read). </text:p>
      <text:p text:style-name="Text_20_body_20_indent_5f_1">The IDMA Direct IN/OUT ports are directly attached to the PEV_1100 IDMA controller. Refer to chapter 2.10. The <text:s/>IDMA engines can interface directly IO channels through these private and simple interfaces without using the Central_SW infrastructure. This mode of operation is described in chapter 2.10.3. The Direct IN port is associated with the WRITE_Engine #0 and the Direct OUT port is associated with the READ_Engine #0</text:p>
      <text:p text:style-name="Text_20_body_20_indent_5f_1">The SMEM Direct access port provides direct path to the SMEM DDR2 multi-port controller. Two independent interfaces are supplied for independent Read and Write. This SMEM Direct access port have simpler protocol and better latency control then access across the TOSCA Central_SW.</text:p>
      <text:list xml:id="list35433495" text:continue-list="list35417667" text:style-name="Outline">
        <text:list-item>
          <text:list>
            <text:list-item>
              <text:list>
                <text:list-item>
                  <text:h text:style-name="Heading_20_3" text:outline-level="3">TOSCA FPGA Design Kit</text:h>
                </text:list-item>
              </text:list>
            </text:list-item>
          </text:list>
        </text:list-item>
      </text:list>
      <text:p text:style-name="Text_20_body_20_indent_5f_2">The TOSCA “FPGA Design Kit” provides a complete design environment to support the USER Block implementation. Following items are provided with the package :</text:p>
      <text:list xml:id="list35367156" text:style-name="L57">
        <text:list-item>
          <text:list>
            <text:list-item>
              <text:list>
                <text:list-item>
                  <text:p text:style-name="P331">Complete VHDL reference design.(.vhd sources provided) </text:p>
                </text:list-item>
                <text:list-item>
                  <text:p text:style-name="P331">Full Simulation environment with associated BFM <text:s/>and PROCEDURES</text:p>
                </text:list-item>
                <text:list-item>
                  <text:p text:style-name="P331">Complete SW support with device driver, application examples, XprsMon <text:s/>and <text:s text:c="2"/>others useful utilities.</text:p>
                </text:list-item>
                <text:list-item>
                  <text:p text:style-name="P331">Comprehensive design example with interface to all available ports.</text:p>
                </text:list-item>
              </text:list>
            </text:list-item>
          </text:list>
        </text:list-item>
      </text:list>
      <text:p text:style-name="Text_20_body_20_indent_5f_2"/>
      <text:p text:style-name="Text_20_body_20_indent_5f_2">The TOSCA “FPGA Design Kit” does not only provide a hardware IP core example but a full HW/SW system with full support from high level SW application down to the hardware gate level implementation. </text:p>
      <text:list xml:id="list35420364" text:continue-list="list35433495" text:style-name="Outline">
        <text:list-item>
          <text:list>
            <text:list-item>
              <text:list>
                <text:list-item>
                  <text:h text:style-name="Heading_20_3" text:outline-level="3"><text:soft-page-break/>PEV_1100 Default Implementation</text:h>
                </text:list-item>
              </text:list>
            </text:list-item>
          </text:list>
        </text:list-item>
      </text:list>
      <text:p text:style-name="Text_20_body_20_indent_5f_2">The PEV_1100 implements a default USER block providing direct control of the 64 available GPIO signals connected to the PMC Jn14/Jn24 User IO. Two set of 32 GPIO are defined <text:s/>as “GPIO_A” and “GPIO_B”.</text:p>
      <text:p text:style-name="Text_20_body_20_indent_5f_2">Each GPIO can be programmed to act as OUTPUT or INPUT only with “GPIO_A_ENA / GPIO_B_ENA”, “GPIO_A_OUT / GPIO_B_OUT and “GPIO_A_IN / GPIO_B_IN” registers . Refer to chapter 3.6.1, 3.6.2, 3.6.3, <text:s/>3.6.4, <text:s/>3.6.5. and <text:s/>3.6.6.</text:p>
      <text:p text:style-name="Text_20_body_20_indent_5f_2">Above table sums up the IO assignation.</text:p>
      <table:table table:name="Table69" table:style-name="Table69">
        <table:table-column table:style-name="Table69.A" table:number-columns-repeated="2"/>
        <table:table-column table:style-name="Table69.C"/>
        <table:table-column table:style-name="Table69.D"/>
        <table:table-column table:style-name="Table69.E"/>
        <table:table-column table:style-name="Table69.F"/>
        <table:table-row>
          <table:table-cell table:style-name="Table69.A1" table:number-columns-spanned="2" office:value-type="string">
            <text:p text:style-name="P3">PMC Signal allocation</text:p>
          </table:table-cell>
          <table:covered-table-cell/>
          <table:table-cell table:style-name="Table69.A1" table:number-rows-spanned="2" table:number-columns-spanned="2" office:value-type="string">
            <text:p text:style-name="P3">Pin#</text:p>
          </table:table-cell>
          <table:covered-table-cell/>
          <table:table-cell table:style-name="Table69.E1" table:number-columns-spanned="2" office:value-type="string">
            <text:p text:style-name="P3">PMC Signal allocation</text:p>
          </table:table-cell>
          <table:covered-table-cell/>
        </table:table-row>
        <table:table-row>
          <table:table-cell table:style-name="Table69.A2" office:value-type="string">
            <text:p text:style-name="P3">Jn24 (Top)</text:p>
          </table:table-cell>
          <table:table-cell table:style-name="Table69.A2" office:value-type="string">
            <text:p text:style-name="P3">Jn14 (Bottom)</text:p>
          </table:table-cell>
          <table:covered-table-cell/>
          <table:covered-table-cell/>
          <table:table-cell table:style-name="Table69.A2" office:value-type="string">
            <text:p text:style-name="P3">Jn14 (Bottom)</text:p>
          </table:table-cell>
          <table:table-cell table:style-name="Table69.F2" office:value-type="string">
            <text:p text:style-name="P3">Jn24 (Top)</text:p>
          </table:table-cell>
        </table:table-row>
        <table:table-row>
          <table:table-cell table:style-name="Table69.A2" office:value-type="string">
            <text:p text:style-name="P84">fpga_GPIO_1</text:p>
          </table:table-cell>
          <table:table-cell table:style-name="Table69.A2" office:value-type="string">
            <text:p text:style-name="P84">fpga_GPIO_33</text:p>
          </table:table-cell>
          <table:table-cell table:style-name="Table69.C3" office:value-type="float" office:value="1">
            <text:p text:style-name="P84">1</text:p>
          </table:table-cell>
          <table:table-cell table:style-name="Table69.C3" office:value-type="float" office:value="2">
            <text:p text:style-name="P84">2</text:p>
          </table:table-cell>
          <table:table-cell table:style-name="Table69.A2" office:value-type="string">
            <text:p text:style-name="P84">fpga_GPIO_35 </text:p>
          </table:table-cell>
          <table:table-cell table:style-name="Table69.F2" office:value-type="string">
            <text:p text:style-name="P84">fpga_GPIO_3</text:p>
          </table:table-cell>
        </table:table-row>
        <table:table-row>
          <table:table-cell table:style-name="Table69.A2" office:value-type="string">
            <text:p text:style-name="P84">fpga_GPIO_2</text:p>
          </table:table-cell>
          <table:table-cell table:style-name="Table69.A2" office:value-type="string">
            <text:p text:style-name="P84">fpga_GPIO_34</text:p>
          </table:table-cell>
          <table:table-cell table:style-name="Table69.C3" office:value-type="float" office:value="3">
            <text:p text:style-name="P84">3</text:p>
          </table:table-cell>
          <table:table-cell table:style-name="Table69.C3" office:value-type="float" office:value="4">
            <text:p text:style-name="P84">4</text:p>
          </table:table-cell>
          <table:table-cell table:style-name="Table69.A2" office:value-type="string">
            <text:p text:style-name="P84">fpga_GPIO_36 </text:p>
          </table:table-cell>
          <table:table-cell table:style-name="Table69.F2" office:value-type="string">
            <text:p text:style-name="P84">fpga_GPIO_4</text:p>
          </table:table-cell>
        </table:table-row>
        <table:table-row>
          <table:table-cell table:style-name="Table69.A2" office:value-type="string">
            <text:p text:style-name="P84">fpga_GPIO_5</text:p>
          </table:table-cell>
          <table:table-cell table:style-name="Table69.A2" office:value-type="string">
            <text:p text:style-name="P84">fpga_GPIO_37</text:p>
          </table:table-cell>
          <table:table-cell table:style-name="Table69.C3" office:value-type="float" office:value="5">
            <text:p text:style-name="P84">5</text:p>
          </table:table-cell>
          <table:table-cell table:style-name="Table69.C3" office:value-type="float" office:value="6">
            <text:p text:style-name="P84">6</text:p>
          </table:table-cell>
          <table:table-cell table:style-name="Table69.A2" office:value-type="string">
            <text:p text:style-name="P84">fpga_GPIO_ 39</text:p>
          </table:table-cell>
          <table:table-cell table:style-name="Table69.F2" office:value-type="string">
            <text:p text:style-name="P84">fpga_GPIO_7</text:p>
          </table:table-cell>
        </table:table-row>
        <table:table-row>
          <table:table-cell table:style-name="Table69.A2" office:value-type="string">
            <text:p text:style-name="P84">fpga_GPIO_6</text:p>
          </table:table-cell>
          <table:table-cell table:style-name="Table69.A2" office:value-type="string">
            <text:p text:style-name="P84">fpga_GPIO_38</text:p>
          </table:table-cell>
          <table:table-cell table:style-name="Table69.C3" office:value-type="float" office:value="7">
            <text:p text:style-name="P84">7</text:p>
          </table:table-cell>
          <table:table-cell table:style-name="Table69.C3" office:value-type="float" office:value="8">
            <text:p text:style-name="P84">8</text:p>
          </table:table-cell>
          <table:table-cell table:style-name="Table69.A2" office:value-type="string">
            <text:p text:style-name="P84">fpga_GPIO_40</text:p>
          </table:table-cell>
          <table:table-cell table:style-name="Table69.F2" office:value-type="string">
            <text:p text:style-name="P84">fpga_GPIO_8</text:p>
          </table:table-cell>
        </table:table-row>
        <table:table-row>
          <table:table-cell table:style-name="Table69.A2" office:value-type="string">
            <text:p text:style-name="P84">fpga_GPIO_9</text:p>
          </table:table-cell>
          <table:table-cell table:style-name="Table69.A2" office:value-type="string">
            <text:p text:style-name="P84">fpga_GPIO_41</text:p>
          </table:table-cell>
          <table:table-cell table:style-name="Table69.C3" office:value-type="float" office:value="9">
            <text:p text:style-name="P84">9</text:p>
          </table:table-cell>
          <table:table-cell table:style-name="Table69.C3" office:value-type="float" office:value="10">
            <text:p text:style-name="P84">10</text:p>
          </table:table-cell>
          <table:table-cell table:style-name="Table69.A2" office:value-type="string">
            <text:p text:style-name="P84">fpga_GPIO_ 43</text:p>
          </table:table-cell>
          <table:table-cell table:style-name="Table69.F2" office:value-type="string">
            <text:p text:style-name="P84">fpga_GPIO_11</text:p>
          </table:table-cell>
        </table:table-row>
        <table:table-row>
          <table:table-cell table:style-name="Table69.A2" office:value-type="string">
            <text:p text:style-name="P84">fpga_GPIO_10</text:p>
          </table:table-cell>
          <table:table-cell table:style-name="Table69.A2" office:value-type="string">
            <text:p text:style-name="P84">fpga_GPIO_42</text:p>
          </table:table-cell>
          <table:table-cell table:style-name="Table69.C3" office:value-type="float" office:value="11">
            <text:p text:style-name="P84">11</text:p>
          </table:table-cell>
          <table:table-cell table:style-name="Table69.C3" office:value-type="float" office:value="12">
            <text:p text:style-name="P84">12</text:p>
          </table:table-cell>
          <table:table-cell table:style-name="Table69.A2" office:value-type="string">
            <text:p text:style-name="P84">fpga_GPIO_44</text:p>
          </table:table-cell>
          <table:table-cell table:style-name="Table69.F2" office:value-type="string">
            <text:p text:style-name="P84">fpga_GPIO_12</text:p>
          </table:table-cell>
        </table:table-row>
        <table:table-row table:style-name="Table69.9">
          <table:table-cell table:style-name="Table69.A2" office:value-type="string">
            <text:p text:style-name="P84">fpga_GPIO_13</text:p>
          </table:table-cell>
          <table:table-cell table:style-name="Table69.A2" office:value-type="string">
            <text:p text:style-name="P84">fpga_GPIO_45</text:p>
          </table:table-cell>
          <table:table-cell table:style-name="Table69.C3" office:value-type="float" office:value="13">
            <text:p text:style-name="P84">13</text:p>
          </table:table-cell>
          <table:table-cell table:style-name="Table69.C3" office:value-type="float" office:value="14">
            <text:p text:style-name="P84">14</text:p>
          </table:table-cell>
          <table:table-cell table:style-name="Table69.A2" office:value-type="string">
            <text:p text:style-name="P84">fpga_GPIO_47</text:p>
          </table:table-cell>
          <table:table-cell table:style-name="Table69.F2" office:value-type="string">
            <text:p text:style-name="P84">fpga_GPIO_15</text:p>
          </table:table-cell>
        </table:table-row>
        <table:table-row>
          <table:table-cell table:style-name="Table69.A2" office:value-type="string">
            <text:p text:style-name="P84">fpga_GPIO_14</text:p>
          </table:table-cell>
          <table:table-cell table:style-name="Table69.A2" office:value-type="string">
            <text:p text:style-name="P84">fpga_GPIO_46</text:p>
          </table:table-cell>
          <table:table-cell table:style-name="Table69.C3" office:value-type="float" office:value="15">
            <text:p text:style-name="P84">15</text:p>
          </table:table-cell>
          <table:table-cell table:style-name="Table69.C3" office:value-type="float" office:value="16">
            <text:p text:style-name="P84">16</text:p>
          </table:table-cell>
          <table:table-cell table:style-name="Table69.A2" office:value-type="string">
            <text:p text:style-name="P84">fpga_GPIO_48</text:p>
          </table:table-cell>
          <table:table-cell table:style-name="Table69.F2" office:value-type="string">
            <text:p text:style-name="P84">fpga_GPIO_16</text:p>
          </table:table-cell>
        </table:table-row>
        <table:table-row>
          <table:table-cell table:style-name="Table69.A2" office:value-type="string">
            <text:p text:style-name="P84">fpga_GPIO_17</text:p>
          </table:table-cell>
          <table:table-cell table:style-name="Table69.A2" office:value-type="string">
            <text:p text:style-name="P84">fpga_GPIO_49</text:p>
          </table:table-cell>
          <table:table-cell table:style-name="Table69.C3" office:value-type="float" office:value="17">
            <text:p text:style-name="P84">17</text:p>
          </table:table-cell>
          <table:table-cell table:style-name="Table69.C3" office:value-type="float" office:value="18">
            <text:p text:style-name="P84">18</text:p>
          </table:table-cell>
          <table:table-cell table:style-name="Table69.A2" office:value-type="string">
            <text:p text:style-name="P84">fpga_GPIO_51</text:p>
          </table:table-cell>
          <table:table-cell table:style-name="Table69.F2" office:value-type="string">
            <text:p text:style-name="P84">fpga_GPIO_19</text:p>
          </table:table-cell>
        </table:table-row>
        <table:table-row>
          <table:table-cell table:style-name="Table69.A2" office:value-type="string">
            <text:p text:style-name="P84">fpga_GPIO_18</text:p>
          </table:table-cell>
          <table:table-cell table:style-name="Table69.A2" office:value-type="string">
            <text:p text:style-name="P84">fpga_GPIO_50</text:p>
          </table:table-cell>
          <table:table-cell table:style-name="Table69.C3" office:value-type="float" office:value="19">
            <text:p text:style-name="P84">19</text:p>
          </table:table-cell>
          <table:table-cell table:style-name="Table69.C3" office:value-type="float" office:value="20">
            <text:p text:style-name="P84">20</text:p>
          </table:table-cell>
          <table:table-cell table:style-name="Table69.A2" office:value-type="string">
            <text:p text:style-name="P84">fpga_GPIO_52</text:p>
          </table:table-cell>
          <table:table-cell table:style-name="Table69.F2" office:value-type="string">
            <text:p text:style-name="P84">fpga_GPIO_20</text:p>
          </table:table-cell>
        </table:table-row>
        <table:table-row>
          <table:table-cell table:style-name="Table69.A2" office:value-type="string">
            <text:p text:style-name="P84">fpga_GPIO_21</text:p>
          </table:table-cell>
          <table:table-cell table:style-name="Table69.A2" office:value-type="string">
            <text:p text:style-name="P84">fpga_GPIO_53</text:p>
          </table:table-cell>
          <table:table-cell table:style-name="Table69.C3" office:value-type="float" office:value="21">
            <text:p text:style-name="P84">21</text:p>
          </table:table-cell>
          <table:table-cell table:style-name="Table69.C3" office:value-type="float" office:value="22">
            <text:p text:style-name="P84">22</text:p>
          </table:table-cell>
          <table:table-cell table:style-name="Table69.A2" office:value-type="string">
            <text:p text:style-name="P84">fpga_GPIO_55</text:p>
          </table:table-cell>
          <table:table-cell table:style-name="Table69.F2" office:value-type="string">
            <text:p text:style-name="P84">fpga_GPIO_23</text:p>
          </table:table-cell>
        </table:table-row>
        <table:table-row>
          <table:table-cell table:style-name="Table69.A2" office:value-type="string">
            <text:p text:style-name="P84">fpga_GPIO_22</text:p>
          </table:table-cell>
          <table:table-cell table:style-name="Table69.A2" office:value-type="string">
            <text:p text:style-name="P84">fpga_GPIO_54</text:p>
          </table:table-cell>
          <table:table-cell table:style-name="Table69.C3" office:value-type="float" office:value="23">
            <text:p text:style-name="P84">23</text:p>
          </table:table-cell>
          <table:table-cell table:style-name="Table69.C3" office:value-type="float" office:value="24">
            <text:p text:style-name="P84">24</text:p>
          </table:table-cell>
          <table:table-cell table:style-name="Table69.A2" office:value-type="string">
            <text:p text:style-name="P84">fpga_GPIO_56</text:p>
          </table:table-cell>
          <table:table-cell table:style-name="Table69.F2" office:value-type="string">
            <text:p text:style-name="P84">fpga_GPIO_24</text:p>
          </table:table-cell>
        </table:table-row>
        <table:table-row>
          <table:table-cell table:style-name="Table69.A2" office:value-type="string">
            <text:p text:style-name="P84">fpga_GPIO_25</text:p>
          </table:table-cell>
          <table:table-cell table:style-name="Table69.A2" office:value-type="string">
            <text:p text:style-name="P84">fpga_GPIO_57</text:p>
          </table:table-cell>
          <table:table-cell table:style-name="Table69.C3" office:value-type="float" office:value="25">
            <text:p text:style-name="P84">25</text:p>
          </table:table-cell>
          <table:table-cell table:style-name="Table69.C3" office:value-type="float" office:value="26">
            <text:p text:style-name="P84">26</text:p>
          </table:table-cell>
          <table:table-cell table:style-name="Table69.A2" office:value-type="string">
            <text:p text:style-name="P84">fpga_GPIO_59</text:p>
          </table:table-cell>
          <table:table-cell table:style-name="Table69.F2" office:value-type="string">
            <text:p text:style-name="P84">fpga_GPIO_27</text:p>
          </table:table-cell>
        </table:table-row>
        <table:table-row>
          <table:table-cell table:style-name="Table69.A2" office:value-type="string">
            <text:p text:style-name="P84">fpga_GPIO_26</text:p>
          </table:table-cell>
          <table:table-cell table:style-name="Table69.A2" office:value-type="string">
            <text:p text:style-name="P84">fpga_GPIO_58</text:p>
          </table:table-cell>
          <table:table-cell table:style-name="Table69.C3" office:value-type="float" office:value="27">
            <text:p text:style-name="P84">27</text:p>
          </table:table-cell>
          <table:table-cell table:style-name="Table69.C3" office:value-type="float" office:value="28">
            <text:p text:style-name="P84">28</text:p>
          </table:table-cell>
          <table:table-cell table:style-name="Table69.A2" office:value-type="string">
            <text:p text:style-name="P84">fpga_GPIO_60</text:p>
          </table:table-cell>
          <table:table-cell table:style-name="Table69.F2" office:value-type="string">
            <text:p text:style-name="P84">fpga_GPIO_28</text:p>
          </table:table-cell>
        </table:table-row>
        <table:table-row>
          <table:table-cell table:style-name="Table69.A2" office:value-type="string">
            <text:p text:style-name="P84">fpga_GPIO_29</text:p>
          </table:table-cell>
          <table:table-cell table:style-name="Table69.A2" office:value-type="string">
            <text:p text:style-name="P84">fpga_GPIO_61</text:p>
          </table:table-cell>
          <table:table-cell table:style-name="Table69.C3" office:value-type="float" office:value="29">
            <text:p text:style-name="P84">29</text:p>
          </table:table-cell>
          <table:table-cell table:style-name="Table69.C3" office:value-type="float" office:value="30">
            <text:p text:style-name="P84">30</text:p>
          </table:table-cell>
          <table:table-cell table:style-name="Table69.A2" office:value-type="string">
            <text:p text:style-name="P84">fpga_GPIO_63</text:p>
          </table:table-cell>
          <table:table-cell table:style-name="Table69.F2" office:value-type="string">
            <text:p text:style-name="P84">fpga_GPIO_31</text:p>
          </table:table-cell>
        </table:table-row>
        <table:table-row>
          <table:table-cell table:style-name="Table69.A18" office:value-type="string">
            <text:p text:style-name="P84">fpga_GPIO_30</text:p>
          </table:table-cell>
          <table:table-cell table:style-name="Table69.A18" office:value-type="string">
            <text:p text:style-name="P84">fpga_GPIO_62</text:p>
          </table:table-cell>
          <table:table-cell table:style-name="Table69.C18" office:value-type="float" office:value="31">
            <text:p text:style-name="P84">31</text:p>
          </table:table-cell>
          <table:table-cell table:style-name="Table69.C18" office:value-type="float" office:value="32">
            <text:p text:style-name="P84">32</text:p>
          </table:table-cell>
          <table:table-cell table:style-name="Table69.A18" office:value-type="string">
            <text:p text:style-name="P84">fpga_GPIO_564</text:p>
          </table:table-cell>
          <table:table-cell table:style-name="Table69.F18" office:value-type="string">
            <text:p text:style-name="P84">fpga_GPIO_32</text:p>
          </table:table-cell>
        </table:table-row>
      </table:table>
      <text:p text:style-name="P206">Table <text:sequence text:ref-name="refTable20" text:name="Table" text:formula="ooow:Table+1" style:num-format="1">2.19</text:sequence>.: USER Block GPIO - IEEE 1386.1 Jn14/Jn24</text:p>
      <text:list xml:id="list35439457" text:continue-numbering="true" text:style-name="Outline">
        <text:list-item>
          <text:list>
            <text:list-item>
              <text:h text:style-name="Heading_20_2" text:outline-level="2"><text:soft-page-break/>Interrupt Infrastructure</text:h>
            </text:list-item>
          </text:list>
        </text:list-item>
      </text:list>
      <text:p text:style-name="Text_20_body_20_indent_5f_1">The PEV_1100 implements a complete Interrupt infrastructure dispatched to the PCI Express Host Controller. The PCI Express MSI generator, manages the MSI generation, on request <text:s/>from the attached ITC16. </text:p>
      <text:p text:style-name="Text_20_body_20_indent_5f_1">The PEV_1100 <text:s/>instantiates four ITC16 blocks providing management for up to 64 local interrupts. The four ITC16 <text:s/>issues a unique PCI Express MSI. The PCI Express MSI parameters are defined through the PCI Express System Configuration. (Refer to PCI Express specification)</text:p>
      <text:p text:style-name="Text_20_body_20_indent_5f_1">Due to LINUX limitation, only single vector MSI is supported. To work-around this system integration issue, a dedicated hardware FSM has been implemented to support the four on chip ITC serviced to a single MSI message.</text:p>
      <text:p text:style-name="Text_20_body_20_indent_5f_1"><draw:g text:anchor-type="paragraph" draw:z-index="128" draw:style-name="gr75"><draw:g draw:style-name="gr2"><draw:rect draw:style-name="gr13" draw:text-style-name="P351" svg:width="26.1mm" svg:height="12.67mm" svg:x="30.18mm" svg:y="5.41mm"><text:p/></draw:rect><draw:frame draw:style-name="gr67" draw:text-style-name="P366" svg:width="27.03mm" svg:height="4.26mm" svg:x="30.18mm" svg:y="1.16mm"><draw:text-box><text:p text:style-name="P351"><text:span text:style-name="T44">Local/PCIe</text:span></text:p></draw:text-box></draw:frame><draw:line draw:style-name="gr68" draw:text-style-name="P351" svg:x1="23.56mm" svg:y1="8.06mm" svg:x2="30.17mm" svg:y2="8.06mm"><text:p/></draw:line><draw:line draw:style-name="gr68" draw:text-style-name="P351" svg:x1="23.56mm" svg:y1="15.68mm" svg:x2="30.17mm" svg:y2="15.68mm"><text:p/></draw:line><draw:frame draw:style-name="gr69" draw:text-style-name="P367" svg:width="5.3mm" svg:height="3.2mm" svg:x="22.07mm" svg:y="10.3mm"><draw:text-box><text:p text:style-name="P351"><text:span text:style-name="T45">16x</text:span></text:p></draw:text-box></draw:frame><draw:line draw:style-name="gr68" draw:text-style-name="P351" svg:x1="35.49mm" svg:y1="22.77mm" svg:x2="35.49mm" svg:y2="18.08mm"><text:p/></draw:line><draw:frame draw:style-name="gr69" draw:text-style-name="P354" svg:width="11.16mm" svg:height="3.2mm" svg:x="35.48mm" svg:y="20.7mm"><draw:text-box><text:p text:style-name="P351"><text:span text:style-name="T38">IO_Bus</text:span></text:p></draw:text-box></draw:frame><draw:line draw:style-name="gr68" draw:text-style-name="P351" svg:x1="56.26mm" svg:y1="14.79mm" svg:x2="81.77mm" svg:y2="14.84mm"><text:p/></draw:line><draw:frame draw:style-name="gr69" draw:text-style-name="P367" svg:width="18.92mm" svg:height="3.2mm" svg:x="58.35mm" svg:y="11.58mm"><draw:text-box><text:p text:style-name="P351"><text:span text:style-name="T45">MSI Request #0</text:span></text:p></draw:text-box></draw:frame><draw:frame draw:style-name="gr67" draw:text-style-name="P371" svg:width="15.32mm" svg:height="4.26mm" svg:x="40.96mm" svg:y="7.74mm"><draw:text-box><text:p text:style-name="P351"><text:span text:style-name="T43">ITC16 #0</text:span></text:p></draw:text-box></draw:frame></draw:g><draw:rect draw:style-name="gr13" draw:text-style-name="P351" svg:width="22.69mm" svg:height="83.81mm" svg:x="81.78mm" svg:y="10.77mm"><text:p/></draw:rect><draw:line draw:style-name="gr68" draw:text-style-name="P351" svg:x1="112.78mm" svg:y1="14.73mm" svg:x2="104.45mm" svg:y2="14.64mm"><text:p/></draw:line><draw:frame draw:style-name="gr67" draw:text-style-name="P371" svg:width="22.5mm" svg:height="8.49mm" svg:x="81.78mm" svg:y="20.93mm"><draw:text-box><text:p text:style-name="P351"><text:span text:style-name="T43">PCI Express</text:span></text:p><text:p text:style-name="P351"><text:span text:style-name="T43">MSI Generator</text:span></text:p></draw:text-box></draw:frame><draw:frame draw:style-name="gr69" draw:text-style-name="P367" svg:width="15.71mm" svg:height="3.2mm" svg:x="112.96mm" svg:y="12.96mm"><draw:text-box><text:p text:style-name="P351"><text:span text:style-name="T45">MSI Address</text:span></text:p></draw:text-box></draw:frame><draw:line draw:style-name="gr68" draw:text-style-name="P351" svg:x1="112.78mm" svg:y1="20.94mm" svg:x2="104.45mm" svg:y2="20.85mm"><text:p/></draw:line><draw:frame draw:style-name="gr69" draw:text-style-name="P367" svg:width="15.71mm" svg:height="3.2mm" svg:x="112.96mm" svg:y="19.15mm"><draw:text-box><text:p text:style-name="P351"><text:span text:style-name="T45">MSI Data</text:span></text:p></draw:text-box></draw:frame><draw:frame draw:style-name="gr69" draw:text-style-name="P367" svg:width="4.17mm" svg:height="3.2mm" svg:x="81.78mm" svg:y="12.96mm"><draw:text-box><text:p text:style-name="P351"><text:span text:style-name="T45">00</text:span></text:p></draw:text-box></draw:frame><draw:line draw:style-name="gr68" draw:text-style-name="P351" svg:x1="104.45mm" svg:y1="46.92mm" svg:x2="120.13mm" svg:y2="46.92mm"><text:p/></draw:line><draw:frame draw:style-name="gr69" draw:text-style-name="P367" svg:width="18.92mm" svg:height="3.2mm" svg:x="120.71mm" svg:y="45.43mm"><draw:text-box><text:p text:style-name="P351"><text:span text:style-name="T45">TLP Message</text:span></text:p></draw:text-box></draw:frame><draw:g draw:style-name="gr2"><draw:rect draw:style-name="gr13" draw:text-style-name="P351" svg:width="26.1mm" svg:height="12.67mm" svg:x="30.18mm" svg:y="29.61mm"><text:p/></draw:rect><draw:frame draw:style-name="gr67" draw:text-style-name="P366" svg:width="27.03mm" svg:height="4.26mm" svg:x="30.18mm" svg:y="25.36mm"><draw:text-box><text:p text:style-name="P351"><text:span text:style-name="T44">VME64x</text:span></text:p></draw:text-box></draw:frame><draw:line draw:style-name="gr68" draw:text-style-name="P351" svg:x1="23.56mm" svg:y1="32.28mm" svg:x2="30.17mm" svg:y2="32.28mm"><text:p/></draw:line><draw:line draw:style-name="gr68" draw:text-style-name="P351" svg:x1="23.56mm" svg:y1="39.9mm" svg:x2="30.17mm" svg:y2="39.9mm"><text:p/></draw:line><draw:frame draw:style-name="gr69" draw:text-style-name="P367" svg:width="5.3mm" svg:height="3.2mm" svg:x="22.07mm" svg:y="34.5mm"><draw:text-box><text:p text:style-name="P351"><text:span text:style-name="T45">16x</text:span></text:p></draw:text-box></draw:frame><draw:line draw:style-name="gr68" draw:text-style-name="P351" svg:x1="35.49mm" svg:y1="46.97mm" svg:x2="35.49mm" svg:y2="42.28mm"><text:p/></draw:line><draw:frame draw:style-name="gr69" draw:text-style-name="P354" svg:width="11.16mm" svg:height="3.2mm" svg:x="35.48mm" svg:y="44.9mm"><draw:text-box><text:p text:style-name="P351"><text:span text:style-name="T38">IO_Bus</text:span></text:p></draw:text-box></draw:frame><draw:line draw:style-name="gr68" draw:text-style-name="P351" svg:x1="56.26mm" svg:y1="39mm" svg:x2="81.77mm" svg:y2="39.05mm"><text:p/></draw:line><draw:frame draw:style-name="gr69" draw:text-style-name="P367" svg:width="18.92mm" svg:height="3.2mm" svg:x="58.35mm" svg:y="35.8mm"><draw:text-box><text:p text:style-name="P351"><text:span text:style-name="T45">MSI Request #1</text:span></text:p></draw:text-box></draw:frame><draw:frame draw:style-name="gr67" draw:text-style-name="P371" svg:width="15.32mm" svg:height="4.26mm" svg:x="40.96mm" svg:y="31.94mm"><draw:text-box><text:p text:style-name="P351"><text:span text:style-name="T43">ITC16 #1</text:span></text:p></draw:text-box></draw:frame></draw:g><draw:frame draw:style-name="gr69" draw:text-style-name="P367" svg:width="4.17mm" svg:height="3.2mm" svg:x="81.78mm" svg:y="37.37mm"><draw:text-box><text:p text:style-name="P351"><text:span text:style-name="T45">01</text:span></text:p></draw:text-box></draw:frame><draw:g draw:style-name="gr2"><draw:rect draw:style-name="gr13" draw:text-style-name="P351" svg:width="26.1mm" svg:height="12.67mm" svg:x="30.18mm" svg:y="53.16mm"><text:p/></draw:rect><draw:frame draw:style-name="gr67" draw:text-style-name="P366" svg:width="27.03mm" svg:height="4.26mm" svg:x="30.18mm" svg:y="48.91mm"><draw:text-box><text:p text:style-name="P351"><text:span text:style-name="T44">SMEM/IDMA</text:span></text:p></draw:text-box></draw:frame><draw:line draw:style-name="gr68" draw:text-style-name="P351" svg:x1="23.56mm" svg:y1="55.81mm" svg:x2="30.17mm" svg:y2="55.81mm"><text:p/></draw:line><draw:line draw:style-name="gr68" draw:text-style-name="P351" svg:x1="23.56mm" svg:y1="63.47mm" svg:x2="30.17mm" svg:y2="63.47mm"><text:p/></draw:line><draw:frame draw:style-name="gr69" draw:text-style-name="P367" svg:width="5.3mm" svg:height="3.2mm" svg:x="22.07mm" svg:y="58.06mm"><draw:text-box><text:p text:style-name="P351"><text:span text:style-name="T45">16x</text:span></text:p></draw:text-box></draw:frame><draw:line draw:style-name="gr68" draw:text-style-name="P351" svg:x1="35.49mm" svg:y1="70.5mm" svg:x2="35.49mm" svg:y2="65.81mm"><text:p/></draw:line><draw:frame draw:style-name="gr69" draw:text-style-name="P354" svg:width="11.16mm" svg:height="3.2mm" svg:x="35.48mm" svg:y="68.45mm"><draw:text-box><text:p text:style-name="P351"><text:span text:style-name="T38">IO_Bus</text:span></text:p></draw:text-box></draw:frame><draw:line draw:style-name="gr68" draw:text-style-name="P351" svg:x1="56.26mm" svg:y1="62.53mm" svg:x2="81.77mm" svg:y2="62.58mm"><text:p/></draw:line><draw:frame draw:style-name="gr69" draw:text-style-name="P367" svg:width="18.92mm" svg:height="3.2mm" svg:x="58.35mm" svg:y="59.33mm"><draw:text-box><text:p text:style-name="P351"><text:span text:style-name="T45">MSI Request #2</text:span></text:p></draw:text-box></draw:frame><draw:frame draw:style-name="gr67" draw:text-style-name="P371" svg:width="15.32mm" svg:height="4.26mm" svg:x="40.96mm" svg:y="55.49mm"><draw:text-box><text:p text:style-name="P351"><text:span text:style-name="T43">ITC16 #2</text:span></text:p></draw:text-box></draw:frame></draw:g><draw:g draw:style-name="gr2"><draw:rect draw:style-name="gr13" draw:text-style-name="P351" svg:width="26.1mm" svg:height="12.67mm" svg:x="30.18mm" svg:y="77.11mm"><text:p/></draw:rect><draw:frame draw:style-name="gr67" draw:text-style-name="P366" svg:width="27.03mm" svg:height="4.26mm" svg:x="30.18mm" svg:y="72.86mm"><draw:text-box><text:p text:style-name="P351"><text:span text:style-name="T44">USER</text:span></text:p></draw:text-box></draw:frame><draw:line draw:style-name="gr68" draw:text-style-name="P351" svg:x1="23.56mm" svg:y1="79.78mm" svg:x2="30.17mm" svg:y2="79.78mm"><text:p/></draw:line><draw:line draw:style-name="gr68" draw:text-style-name="P351" svg:x1="23.56mm" svg:y1="87.4mm" svg:x2="30.17mm" svg:y2="87.4mm"><text:p/></draw:line><draw:frame draw:style-name="gr69" draw:text-style-name="P367" svg:width="5.3mm" svg:height="3.2mm" svg:x="22.07mm" svg:y="82mm"><draw:text-box><text:p text:style-name="P351"><text:span text:style-name="T45">16x</text:span></text:p></draw:text-box></draw:frame><draw:line draw:style-name="gr68" draw:text-style-name="P351" svg:x1="35.49mm" svg:y1="94.49mm" svg:x2="35.49mm" svg:y2="89.8mm"><text:p/></draw:line><draw:frame draw:style-name="gr69" draw:text-style-name="P354" svg:width="11.16mm" svg:height="3.2mm" svg:x="35.48mm" svg:y="92.42mm"><draw:text-box><text:p text:style-name="P351"><text:span text:style-name="T38">IO_Bus</text:span></text:p></draw:text-box></draw:frame><draw:line draw:style-name="gr68" draw:text-style-name="P351" svg:x1="56.26mm" svg:y1="86.5mm" svg:x2="81.77mm" svg:y2="86.55mm"><text:p/></draw:line><draw:frame draw:style-name="gr69" draw:text-style-name="P367" svg:width="18.92mm" svg:height="3.2mm" svg:x="58.35mm" svg:y="83.29mm"><draw:text-box><text:p text:style-name="P351"><text:span text:style-name="T45">MSI Request #3</text:span></text:p></draw:text-box></draw:frame><draw:frame draw:style-name="gr67" draw:text-style-name="P371" svg:width="15.32mm" svg:height="4.26mm" svg:x="40.96mm" svg:y="79.44mm"><draw:text-box><text:p text:style-name="P351"><text:span text:style-name="T43">ITC16 #3</text:span></text:p></draw:text-box></draw:frame></draw:g><draw:frame draw:style-name="gr69" draw:text-style-name="P367" svg:width="4.17mm" svg:height="3.2mm" svg:x="81.78mm" svg:y="60.69mm"><draw:text-box><text:p text:style-name="P351"><text:span text:style-name="T45">10</text:span></text:p></draw:text-box></draw:frame><draw:frame draw:style-name="gr69" draw:text-style-name="P367" svg:width="4.17mm" svg:height="3.2mm" svg:x="81.78mm" svg:y="84.66mm"><draw:text-box><text:p text:style-name="P351"><text:span text:style-name="T45">11</text:span></text:p></draw:text-box></draw:frame><draw:frame draw:style-name="gr76" draw:text-style-name="P367" svg:width="18.7mm" svg:height="9.55mm" svg:x="128.26mm" svg:y="13.65mm"><draw:text-box><text:p text:style-name="P351"><text:span text:style-name="T45">PCI Express</text:span></text:p><text:p text:style-name="P351"><text:span text:style-name="T45">System</text:span></text:p><text:p text:style-name="P351"><text:span text:style-name="T45"><text:s/></text:span><text:span text:style-name="T45">Configuration</text:span></text:p></draw:text-box></draw:frame><draw:custom-shape draw:style-name="gr71" draw:text-style-name="P351" svg:width="2.46mm" svg:height="10.47mm" svg:x="128.47mm" svg:y="13.54m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style-name="gr71" draw:text-style-name="P351" svg:width="0.03mm" svg:height="0.77mm" svg:x="156.25mm" svg:y="8.43m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style-name="gr57" svg:width="14.21mm" svg:height="21.21mm" svg:x="88.13mm" svg:y="36.26mm"><text:p/><draw:enhanced-geometry svg:viewBox="0 0 21600 21600" draw:type="rectangle" draw:enhanced-path="M 0 0 L 21600 0 21600 21600 0 21600 0 0 Z N"/></draw:custom-shape><draw:frame draw:style-name="gr77" draw:text-style-name="P367" svg:width="14.08mm" svg:height="12.94mm" svg:x="88.13mm" svg:y="36.37mm"><draw:text-box><text:p text:style-name="P351"><text:span text:style-name="T45">MSI </text:span></text:p><text:p text:style-name="P351"><text:span text:style-name="T45">Generator</text:span></text:p><text:p text:style-name="P351"><text:span text:style-name="T45">Single vector</text:span></text:p></draw:text-box></draw:frame></draw:g></text:p>
      <text:p text:style-name="Text_20_body_20_indent_5f_1">The four MSI Request, issued by the ITC16 are handled sequentially in a round robin arbitration mode. <text:s/>The PCI Express MSI generator block acts as :</text:p>
      <text:list xml:id="list35343707" text:style-name="L58">
        <text:list-item>
          <text:list>
            <text:list-item>
              <text:p text:style-name="P277">Generate the PCI Express MSI Message on detection of one of the local MSI Request (#0, #1, #2, #3). At the MSI message generation, the MSI Request source is memorized for expected Interrupt Acknowledge sequence. </text:p>
            </text:list-item>
            <text:list-item>
              <text:p text:style-name="P277">The dedicated logic wait for a “ITC#0 IACK_REG” read access Refer to chapter 3.7.1. This read cycle will provide a 16-bit vector signifying the interrupt source. The dedicated logic routes automatically the read access to the serviced MSI Request . </text:p>
            </text:list-item>
            <text:list-item>
              <text:p text:style-name="P277">The dedicated logic wait for a “ITC#0 IACK_REG” write access. Refer to chapter 3.7.1 This write access <text:s/>will clear the ITP in the currently serviced <text:s/>ITC and re-enable the corresponding ITC. <text:s/>The logic route the write access to the serviced MSI Request. </text:p>
            </text:list-item>
          </text:list>
        </text:list-item>
      </text:list>
      <text:p text:style-name="Text_20_body_20_indent_5f_1"/>
      <text:list xml:id="list35440835" text:continue-list="list35439457" text:style-name="Outline">
        <text:list-item>
          <text:list>
            <text:list-item>
              <text:list>
                <text:list-item>
                  <text:h text:style-name="Heading_20_3" text:outline-level="3"><text:soft-page-break/>ITC16 Interrupt Controller</text:h>
                </text:list-item>
              </text:list>
            </text:list-item>
          </text:list>
        </text:list-item>
      </text:list>
      <text:p text:style-name="Text_20_body_20_indent_5f_2">The <text:s/>PEV_1100 interrupt is based on a normalized 16 IRQ Interrupt Controller block. This block in instantiated in each Agent_SW block. The ITC16 integrates following features :</text:p>
      <text:list xml:id="list35366192" text:style-name="L59">
        <text:list-item>
          <text:list>
            <text:list-item>
              <text:p text:style-name="P332">Edge or Level hardware selectable</text:p>
            </text:list-item>
            <text:list-item>
              <text:p text:style-name="P332">Individual Mask programmable with independent SET &amp; CLEAR command register</text:p>
            </text:list-item>
            <text:list-item>
              <text:p text:style-name="P332">Interrupt Acknowledge Register with autonomous clear of Interrupt Pending </text:p>
            </text:list-item>
            <text:list-item>
              <text:p text:style-name="P332">VME automatic IACK pre-fetching</text:p>
            </text:list-item>
          </text:list>
        </text:list-item>
      </text:list>
      <text:p text:style-name="Text_20_body_20_indent_5f_2"/>
      <text:p text:style-name="Text_20_body_20_indent_5f_1"><draw:g text:anchor-type="paragraph" draw:z-index="127" draw:style-name="gr1"><draw:rect draw:style-name="gr13" draw:text-style-name="P351" svg:width="26.1mm" svg:height="10.64mm" svg:x="22.49mm" svg:y="1.6mm"><text:p/></draw:rect><draw:frame draw:style-name="gr67" draw:text-style-name="P366" svg:width="22.5mm" svg:height="8.49mm" svg:x="24.41mm" svg:y="2.47mm"><draw:text-box><text:p text:style-name="P351"><text:span text:style-name="T43">ITP </text:span><text:span text:style-name="T44">Detector</text:span></text:p><text:p text:style-name="P351"><text:span text:style-name="T44">Cell</text:span></text:p></draw:text-box></draw:frame><draw:line draw:style-name="gr68" draw:text-style-name="P351" svg:x1="12.1mm" svg:y1="4.68mm" svg:x2="22.45mm" svg:y2="4.64mm"><text:p/></draw:line><draw:frame draw:style-name="gr69" draw:text-style-name="P367" svg:width="7.95mm" svg:height="6.38mm" svg:x="21.59mm" svg:y="17.04mm"><draw:text-box><text:p text:style-name="P351"><text:span text:style-name="T45">Edge</text:span></text:p><text:p text:style-name="P351"><text:span text:style-name="T45">/level</text:span></text:p></draw:text-box></draw:frame><draw:line draw:style-name="gr68" draw:text-style-name="P351" svg:x1="25.91mm" svg:y1="16.93mm" svg:x2="25.91mm" svg:y2="12.24mm"><text:p/></draw:line><draw:frame draw:style-name="gr69" draw:text-style-name="P354" svg:width="11.16mm" svg:height="6.38mm" svg:x="136.84mm" svg:y="22.38mm"><draw:text-box><text:p text:style-name="P351"><text:span text:style-name="T38">IO_Bus</text:span></text:p><text:p text:style-name="P351"><text:span text:style-name="T46">Interface</text:span></text:p></draw:text-box></draw:frame><draw:line draw:style-name="gr68" draw:text-style-name="P351" svg:x1="127.16mm" svg:y1="2.24mm" svg:x2="139.68mm" svg:y2="2.24mm"><text:p/></draw:line><draw:frame draw:style-name="gr69" draw:text-style-name="P369" svg:width="16.85mm" svg:height="3.2mm" svg:x="140.24mm" svg:y="0.42mm"><draw:text-box><text:p text:style-name="P368"><text:span text:style-name="T45">MSI Request</text:span></text:p></draw:text-box></draw:frame><draw:frame draw:style-name="gr70" draw:text-style-name="P370" svg:width="15.32mm" svg:height="13.61mm" svg:x="81.45mm" svg:y="4.88mm"><draw:text-box><text:p text:style-name="P351"><text:span text:style-name="T43">ITP</text:span></text:p><text:p text:style-name="P351"><text:span text:style-name="T43">Scanner</text:span></text:p><text:p text:style-name="P351"><text:span text:style-name="T43">[0 to 15]</text:span></text:p></draw:text-box></draw:frame><draw:line draw:style-name="gr68" draw:text-style-name="P351" svg:x1="127.16mm" svg:y1="23.92mm" svg:x2="135.49mm" svg:y2="23.9mm"><text:p/></draw:line><draw:custom-shape draw:style-name="gr71" draw:text-style-name="P351" svg:width="0.03mm" svg:height="0.77mm" svg:x="72.99mm" svg:y="38.29m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68" draw:text-style-name="P351" svg:x1="36.83mm" svg:y1="16.93mm" svg:x2="36.83mm" svg:y2="12.24mm"><text:p/></draw:line><draw:frame draw:style-name="gr69" draw:text-style-name="P367" svg:width="9.44mm" svg:height="6.38mm" svg:x="31.78mm" svg:y="17.04mm"><draw:text-box><text:p text:style-name="P351"><text:span text:style-name="T45">CLEAR</text:span></text:p><text:p text:style-name="P351"><text:span text:style-name="T45">IP</text:span></text:p></draw:text-box></draw:frame><draw:line draw:style-name="gr68" draw:text-style-name="P351" svg:x1="48.56mm" svg:y1="4.34mm" svg:x2="55.58mm" svg:y2="4.34mm"><text:p/></draw:line><draw:rect draw:style-name="gr13" draw:text-style-name="P351" svg:width="11.95mm" svg:height="10.64mm" svg:x="55.56mm" svg:y="1.18mm"><text:p/></draw:rect><draw:line draw:style-name="gr68" draw:text-style-name="P351" svg:x1="61.05mm" svg:y1="16.49mm" svg:x2="61.05mm" svg:y2="11.8mm"><text:p/></draw:line><draw:frame draw:style-name="gr69" draw:text-style-name="P367" svg:width="7.95mm" svg:height="3.2mm" svg:x="57.11mm" svg:y="17.04mm"><draw:text-box><text:p text:style-name="P351"><text:span text:style-name="T45">MASK</text:span></text:p></draw:text-box></draw:frame><draw:line draw:style-name="gr68" draw:text-style-name="P351" svg:x1="67.5mm" svg:y1="4.02mm" svg:x2="81.29mm" svg:y2="4.02mm"><text:p/></draw:line><draw:frame draw:style-name="gr69" draw:text-style-name="P367" svg:width="6.64mm" svg:height="3.2mm" svg:x="48.57mm" svg:y="-0.13mm"><draw:text-box><text:p text:style-name="P351"><text:span text:style-name="T45">IP[i]</text:span></text:p></draw:text-box></draw:frame><draw:frame draw:style-name="gr69" draw:text-style-name="P367" svg:width="8.12mm" svg:height="3.2mm" svg:x="70.71mm" svg:y="-0.02mm"><draw:text-box><text:p text:style-name="P351"><text:span text:style-name="T45">IPM[i]</text:span></text:p></draw:text-box></draw:frame><draw:frame draw:style-name="gr69" draw:text-style-name="P367" svg:width="6.64mm" svg:height="3.2mm" svg:x="8.32mm" svg:y="1.44mm"><draw:text-box><text:p text:style-name="P351"><text:span text:style-name="T45">INT[i]</text:span></text:p></draw:text-box></draw:frame><draw:rect draw:style-name="gr72" draw:text-style-name="P351" svg:width="51.25mm" svg:height="24.21mm" svg:x="17.58mm" svg:y="-0.25mm"><text:p/></draw:rect><draw:frame draw:style-name="gr67" draw:text-style-name="P371" svg:width="11.95mm" svg:height="4.26mm" svg:x="55.56mm" svg:y="5.39mm"><draw:text-box><text:p text:style-name="P351"><text:span text:style-name="T43">“</text:span><text:span text:style-name="T43">AND”</text:span></text:p></draw:text-box></draw:frame><draw:line draw:style-name="gr68" draw:text-style-name="P351" svg:x1="65.74mm" svg:y1="29.1mm" svg:x2="81.42mm" svg:y2="29.05mm"><text:p/></draw:line><draw:rect draw:style-name="gr72" draw:text-style-name="P351" svg:width="51.25mm" svg:height="8.32mm" svg:x="17.21mm" svg:y="25.29mm"><text:p/></draw:rect><draw:frame draw:style-name="gr73" draw:text-style-name="P367" svg:width="30.24mm" svg:height="6.38mm" svg:x="27.04mm" svg:y="26.17mm"><draw:text-box><text:p text:style-name="P351"><text:span text:style-name="T45">16 IP Detector Cell</text:span></text:p><text:p text:style-name="P351"><text:span text:style-name="T45">idem top one</text:span></text:p></draw:text-box></draw:frame><draw:frame draw:style-name="gr69" draw:text-style-name="P367" svg:width="8.72mm" svg:height="3.2mm" svg:x="7.37mm" svg:y="26.14mm"><draw:text-box><text:p text:style-name="P351"><text:span text:style-name="T45">INT[j:k]</text:span></text:p></draw:text-box></draw:frame><draw:line draw:style-name="gr68" draw:text-style-name="P351" svg:x1="10.05mm" svg:y1="29.35mm" svg:x2="20.4mm" svg:y2="29.35mm"><text:p/></draw:line><draw:frame draw:style-name="gr69" draw:text-style-name="P367" svg:width="9.83mm" svg:height="3.2mm" svg:x="69.6mm" svg:y="25.29mm"><draw:text-box><text:p text:style-name="P351"><text:span text:style-name="T45">IPM[j:k]</text:span></text:p></draw:text-box></draw:frame><draw:rect draw:style-name="gr13" draw:text-style-name="P351" svg:width="15.32mm" svg:height="32.55mm" svg:x="81.45mm" svg:y="-0.85mm"><text:p/></draw:rect><draw:rect draw:style-name="gr13" draw:text-style-name="P351" svg:width="15.32mm" svg:height="42.76mm" svg:x="111.86mm" svg:y="-0.85mm"><text:p/></draw:rect><draw:frame draw:style-name="gr74" draw:text-style-name="P370" svg:width="15.32mm" svg:height="12.73mm" svg:x="111.86mm" svg:y="6.81mm"><draw:text-box><text:p text:style-name="P351"><text:span text:style-name="T43">ITC</text:span></text:p><text:p text:style-name="P351"><text:span text:style-name="T43">FSM</text:span></text:p><text:p text:style-name="P351"><text:span text:style-name="T43"/></text:p></draw:text-box></draw:frame><draw:frame draw:style-name="gr69" draw:text-style-name="P367" svg:width="14.75mm" svg:height="3.2mm" svg:x="96.76mm" svg:y="0.72mm"><draw:text-box><text:p text:style-name="P351"><text:span text:style-name="T45">IPM_Detect</text:span></text:p></draw:text-box></draw:frame><draw:line draw:style-name="gr68" draw:text-style-name="P351" svg:x1="96.75mm" svg:y1="4.89mm" svg:x2="111.85mm" svg:y2="4.87mm"><text:p/></draw:line><draw:line draw:style-name="gr68" draw:text-style-name="P351" svg:x1="111.85mm" svg:y1="10.94mm" svg:x2="96.75mm" svg:y2="10.92mm"><text:p/></draw:line><draw:frame draw:style-name="gr69" draw:text-style-name="P367" svg:width="14.75mm" svg:height="3.2mm" svg:x="96.76mm" svg:y="7.72mm"><draw:text-box><text:p text:style-name="P351"><text:span text:style-name="T45">SCAN_Ctl</text:span></text:p></draw:text-box></draw:frame><draw:frame draw:style-name="gr69" draw:text-style-name="P369" svg:width="20.82mm" svg:height="3.2mm" svg:x="140.24mm" svg:y="3.61mm"><draw:text-box><text:p text:style-name="P368"><text:span text:style-name="T45">MSI Acknowlege</text:span></text:p></draw:text-box></draw:frame><draw:line draw:style-name="gr68" draw:text-style-name="P351" svg:x1="139.68mm" svg:y1="5.24mm" svg:x2="127.16mm" svg:y2="5.24mm"><text:p/></draw:line><draw:line draw:style-name="gr68" draw:text-style-name="P351" svg:x1="135.49mm" svg:y1="26.86mm" svg:x2="127.16mm" svg:y2="26.88mm"><text:p/></draw:line><draw:line draw:style-name="gr68" draw:text-style-name="P351" svg:x1="111.87mm" svg:y1="34.71mm" svg:x2="103.54mm" svg:y2="34.73mm"><text:p/></draw:line><draw:frame draw:style-name="gr69" draw:text-style-name="P367" svg:width="17.89mm" svg:height="3.2mm" svg:x="85.65mm" svg:y="33.12mm"><draw:text-box><text:p text:style-name="P351"><text:span text:style-name="T45">CLEAR_IP[j:k]</text:span></text:p></draw:text-box></draw:frame><draw:g draw:style-name="gr2"><draw:line draw:style-name="gr68" draw:text-style-name="P351" svg:x1="111.87mm" svg:y1="37.89mm" svg:x2="103.54mm" svg:y2="37.91mm"><text:p/></draw:line><draw:frame draw:style-name="gr69" draw:text-style-name="P367" svg:width="12.3mm" svg:height="3.2mm" svg:x="91.24mm" svg:y="36.32mm"><draw:text-box><text:p text:style-name="P351"><text:span text:style-name="T45">MASK[j:k]</text:span></text:p></draw:text-box></draw:frame></draw:g></draw:g></text:p>
      <text:p text:style-name="Text_20_body_20_indent_5f_1">The 16 interrupt sources are primary handled by the “ITP Detector Cell”, generating Interrupt Pending signal. (ITP) The Mode of operation Edge/Level is fixed by hardware for each of <text:s/>the source. While an ITP is handled by the Host, the ITC FSM automatically clears it.</text:p>
      <text:p text:style-name="Text_20_body_20_indent_5f_1">The ITP can be masked individually with specific control bit located in the Mask register. <text:s/>This <text:s/>function is controlled with the “ITC_IMC” and “ITC_IMS” <text:s/>register, providing independent Bit SET and Bit CLEAR operation. Refer to chapter 3.7.3 and 3.7.4. </text:p>
      <text:p text:style-name="Text_20_body_20_indent_5f_1">A 16-bit multiplexer associated with a 4-bit counter implements the “ITP Scanner” <text:s/>function. This scan logic is completely under control of the ITC FSM. The “ITP Detector Cell”are continuously monitored until an ITP is detected. </text:p>
      <text:p text:style-name="Text_20_body_20_indent_5f_1">When an ITP is detected active, the scan is stopped and a MSI_Request is send to the PCI Express MSI logic. While the MSI is effectively send to the Host, with specific PCI Express TLP, a MSI_Acknowledge is send back to the ITC FSM. </text:p>
      <text:p text:style-name="Text_20_body_20_indent_5f_1">After a MSI_Request/MSI_Acknowledge sequence , the ITC_FSM is expecting an ITC_IACK read cycle. Refer to chapter 3.7.1 This IO_Bus read provides a 16-bit identifier to the Host Interrupt Handler, allowing to identify the ITP source. </text:p>
      <text:p text:style-name="Text_20_body_20_indent_5f_1">The <text:s/>Host Interrupt Handler has the responsibility to clear the ITP (Interrupt Pending) and to restart the scan. This action is made by writing to the “ITC_IACK” Register with selected IP marked to be cleared. Refer to chapter 3.7.1</text:p>
      <text:p text:style-name="Text_20_body_20_indent_5f_1">Before using the Interrupt logic, the four ITC shall be enabled and selected IT sources shall be un-masked. Refer to chapters 3.7.3 and 3.7.4.</text:p>
      <text:p text:style-name="Text_20_body_20_indent_5f_1"/>
      <text:list xml:id="list35415022" text:continue-list="list35440835" text:style-name="Outline">
        <text:list-item>
          <text:list>
            <text:list-item>
              <text:h text:style-name="Heading_20_2" text:outline-level="2">Environmental</text:h>
            </text:list-item>
          </text:list>
        </text:list-item>
      </text:list>
      <text:p text:style-name="Text_20_body_20_indent_5f_1">The PEV_1100 is designed for commercial and industrial temperature grade . The above table sums up the <text:soft-page-break/>environmental. </text:p>
      <text:p text:style-name="P134"/>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105"/>
          </table:table-cell>
          <table:table-cell table:style-name="Table20.A1" office:value-type="string">
            <text:p text:style-name="P105">PEV_1100 Commercial</text:p>
          </table:table-cell>
          <table:table-cell table:style-name="Table20.A1" office:value-type="string">
            <text:p text:style-name="P105">PEV_1100 Industrial</text:p>
          </table:table-cell>
          <table:table-cell table:style-name="Table20.D1" office:value-type="string">
            <text:p text:style-name="P105">Comments</text:p>
          </table:table-cell>
        </table:table-row>
        <table:table-row>
          <table:table-cell table:style-name="Table20.A2" office:value-type="string">
            <text:p text:style-name="P83">Operational Temperature</text:p>
          </table:table-cell>
          <table:table-cell table:style-name="Table20.A2" office:value-type="string">
            <text:p text:style-name="P222">0 <text:s/>to 60 [<text:span text:style-name="T36">º</text:span>C]</text:p>
          </table:table-cell>
          <table:table-cell table:style-name="Table20.A2" office:value-type="string">
            <text:p text:style-name="P223">- 40 <text:s/>to 75 [<text:span text:style-name="T36">º</text:span>C]</text:p>
          </table:table-cell>
          <table:table-cell table:style-name="Table20.D2" office:value-type="string">
            <text:p text:style-name="P83">With 400 LFM forced air cooling.</text:p>
            <text:p text:style-name="P83"/>
          </table:table-cell>
        </table:table-row>
        <table:table-row>
          <table:table-cell table:style-name="Table20.A2" office:value-type="string">
            <text:p text:style-name="P83">Storage Temperature</text:p>
          </table:table-cell>
          <table:table-cell table:style-name="Table20.A2" office:value-type="string">
            <text:p text:style-name="P223">- 55 <text:s/>to 105 [<text:span text:style-name="T36">º</text:span>C]</text:p>
          </table:table-cell>
          <table:table-cell table:style-name="Table20.A2" office:value-type="string">
            <text:p text:style-name="P223">- 55 <text:s/>to 105 [<text:span text:style-name="T36">º</text:span>C]</text:p>
          </table:table-cell>
          <table:table-cell table:style-name="Table20.D2" office:value-type="string">
            <text:p text:style-name="P83"/>
          </table:table-cell>
        </table:table-row>
        <table:table-row>
          <table:table-cell table:style-name="Table20.A2" office:value-type="string">
            <text:p text:style-name="P83">Relative Humidity</text:p>
          </table:table-cell>
          <table:table-cell table:style-name="Table20.A2" office:value-type="string">
            <text:p text:style-name="P223">5% to 95%</text:p>
          </table:table-cell>
          <table:table-cell table:style-name="Table20.A2" office:value-type="string">
            <text:p text:style-name="P223">5% to 95%</text:p>
          </table:table-cell>
          <table:table-cell table:style-name="Table20.D2" office:value-type="string">
            <text:p text:style-name="P83">Non condensing</text:p>
          </table:table-cell>
        </table:table-row>
        <table:table-row>
          <table:table-cell table:style-name="Table20.A2" office:value-type="string">
            <text:p text:style-name="P83">Vibration </text:p>
          </table:table-cell>
          <table:table-cell table:style-name="Table20.A2" office:value-type="string">
            <text:p text:style-name="P84">To Be Defined</text:p>
          </table:table-cell>
          <table:table-cell table:style-name="Table20.A2" office:value-type="string">
            <text:p text:style-name="P84">To Be Defined</text:p>
          </table:table-cell>
          <table:table-cell table:style-name="Table20.D2" office:value-type="string">
            <text:p text:style-name="P83"/>
          </table:table-cell>
        </table:table-row>
        <table:table-row>
          <table:table-cell table:style-name="Table20.A2" office:value-type="string">
            <text:p text:style-name="P83">Shocks</text:p>
          </table:table-cell>
          <table:table-cell table:style-name="Table20.A2" office:value-type="string">
            <text:p text:style-name="P84">To Be Defined</text:p>
          </table:table-cell>
          <table:table-cell table:style-name="Table20.A2" office:value-type="string">
            <text:p text:style-name="P84">To Be Defined</text:p>
          </table:table-cell>
          <table:table-cell table:style-name="Table20.D2" office:value-type="string">
            <text:p text:style-name="P83"/>
          </table:table-cell>
        </table:table-row>
        <table:table-row>
          <table:table-cell table:style-name="Table20.A2" office:value-type="string">
            <text:p text:style-name="P83">Altitude</text:p>
          </table:table-cell>
          <table:table-cell table:style-name="Table20.A2" office:value-type="string">
            <text:p text:style-name="P84">0 – 5000 meters</text:p>
          </table:table-cell>
          <table:table-cell table:style-name="Table20.A2" office:value-type="string">
            <text:p text:style-name="P84">0 – 5000 meters</text:p>
          </table:table-cell>
          <table:table-cell table:style-name="Table20.D2" office:value-type="string">
            <text:p text:style-name="P83"/>
          </table:table-cell>
        </table:table-row>
        <table:table-row>
          <table:table-cell table:style-name="Table20.A2" office:value-type="string">
            <text:p text:style-name="P83">EMI / RFI</text:p>
          </table:table-cell>
          <table:table-cell table:style-name="Table20.A2" office:value-type="string">
            <text:p text:style-name="P84">EN50022-Class A</text:p>
            <text:p text:style-name="P84">EN50082</text:p>
          </table:table-cell>
          <table:table-cell table:style-name="Table20.A2" office:value-type="string">
            <text:p text:style-name="P84">EN50022-Class A</text:p>
            <text:p text:style-name="P84">EN50082</text:p>
          </table:table-cell>
          <table:table-cell table:style-name="Table20.D2" office:value-type="string">
            <text:p text:style-name="P83"/>
          </table:table-cell>
        </table:table-row>
        <table:table-row>
          <table:table-cell table:style-name="Table20.A9" office:value-type="string">
            <text:p text:style-name="P83">Security</text:p>
          </table:table-cell>
          <table:table-cell table:style-name="Table20.A9" office:value-type="string">
            <text:p text:style-name="P84">EN60950</text:p>
          </table:table-cell>
          <table:table-cell table:style-name="Table20.A9" office:value-type="string">
            <text:p text:style-name="P84">EN60950</text:p>
          </table:table-cell>
          <table:table-cell table:style-name="Table20.D9" office:value-type="string">
            <text:p text:style-name="P83"/>
          </table:table-cell>
        </table:table-row>
      </table:table>
      <text:p text:style-name="P227">Table <text:sequence text:ref-name="refTable21" text:name="Table" text:formula="ooow:Table+1" style:num-format="1">2.20</text:sequence>.: PEV_1100 Environmental </text:p>
      <text:p text:style-name="P227"/>
      <text:p text:style-name="Text_20_body_20_indent_5f_1">Due to the difficulties to get precise informations on the air cooling efficiency and the installed PMC/XMC, the PEV_1100 provides on-board thermal sensors. </text:p>
      <text:list xml:id="list35360961" text:style-name="L60">
        <text:list-item>
          <text:list>
            <text:list-item>
              <text:p text:style-name="P278">Internal XILINX Virtex-5 die temperature monitor. Refer to chapter 2.5.3</text:p>
            </text:list-item>
            <text:list-item>
              <text:p text:style-name="P278">External LM86 temperature sensor.</text:p>
            </text:list-item>
          </text:list>
        </text:list-item>
      </text:list>
      <text:p text:style-name="Text_20_body_20_indent_5f_1">These two thermal informations allow to characterize the thermal envelope for a PEV_1100 specific integration.</text:p>
      <text:p text:style-name="Text_20_body_20_indent_5f_1"/>
      <text:p text:style-name="Text_20_body_20_indent_5f_2"/>
      <text:p text:style-name="Text_20_body_20_indent_5f_2"/>
      <text:p text:style-name="Text_20_body_20_indent_5f_2"/>
      <text:p text:style-name="Text_20_body_20_indent_5f_2"/>
      <text:list xml:id="list35438996" text:continue-list="list35415022" text:style-name="Outline">
        <text:list-item>
          <text:h text:style-name="P254" text:outline-level="1">IO_Bus Control &amp; Status Register </text:h>
        </text:list-item>
      </text:list>
      <text:p text:style-name="Text_20_body_20_indent">The following chapter provides complete PEV_1100 IO Space description. </text:p>
      <text:p text:style-name="Text_20_body_20_indent"/>
      <text:list xml:id="list35440991" text:continue-numbering="true" text:style-name="Outline">
        <text:list-item>
          <text:list>
            <text:list-item>
              <text:h text:style-name="Heading_20_2" text:outline-level="2">IO_Bus Infrastructure</text:h>
            </text:list-item>
          </text:list>
        </text:list-item>
      </text:list>
      <text:p text:style-name="Text_20_body_20_indent_5f_1">The IO_Bus Infrastructure allows to interface the PEV_1100 internal registers and resources with the potential on-board controller. This multi Master shared media is implemented with a 8-bit Address/Data arbitrated multiplexed Bus running at 125 MHz. <text:s/></text:p>
      <text:p text:style-name="Text_20_body_20_indent_5f_1"><draw:g text:anchor-type="paragraph" draw:z-index="1" draw:style-name="gr1"><draw:g draw:style-name="gr2"><draw:rect draw:style-name="gr3" draw:text-style-name="P351" svg:width="15.88mm" svg:height="19.23mm" svg:x="29.78mm" svg:y="62.67mm"><text:p/></draw:rect><draw:frame draw:style-name="gr4" draw:text-style-name="P352" svg:width="15.88mm" svg:height="9.29mm" svg:x="29.78mm" svg:y="62.67mm"><draw:text-box><text:p text:style-name="P351"><text:span text:style-name="T4">Slave_1</text:span></text:p><text:p text:style-name="P351"><text:span text:style-name="T4">ILOC</text:span></text:p></draw:text-box></draw:frame><draw:line draw:style-name="gr5" draw:text-style-name="P351" svg:x1="26.07mm" svg:y1="77.7mm" svg:x2="34.36mm" svg:y2="77.7mm"><text:p/></draw:line><draw:line draw:style-name="gr5" draw:text-style-name="P351" svg:x1="34.01mm" svg:y1="79.5mm" svg:x2="25.72mm" svg:y2="79.5mm"><text:p/></draw:line></draw:g><draw:g draw:style-name="gr2"><draw:rect draw:style-name="gr3" draw:text-style-name="P351" svg:width="15.88mm" svg:height="19.23mm" svg:x="57.65mm" svg:y="62.67mm"><text:p/></draw:rect><draw:frame draw:style-name="gr4" draw:text-style-name="P352" svg:width="15.88mm" svg:height="9.29mm" svg:x="57.65mm" svg:y="62.67mm"><draw:text-box><text:p text:style-name="P351"><text:span text:style-name="T4">Slave_2</text:span></text:p><text:p text:style-name="P351"><text:span text:style-name="T4">VME64x</text:span></text:p></draw:text-box></draw:frame><draw:line draw:style-name="gr5" draw:text-style-name="P351" svg:x1="53.94mm" svg:y1="77.7mm" svg:x2="62.23mm" svg:y2="77.7mm"><text:p/></draw:line><draw:line draw:style-name="gr5" draw:text-style-name="P351" svg:x1="61.88mm" svg:y1="79.5mm" svg:x2="53.59mm" svg:y2="79.5mm"><text:p/></draw:line></draw:g><draw:g draw:style-name="gr2"><draw:rect draw:style-name="gr3" draw:text-style-name="P351" svg:width="15.88mm" svg:height="19.23mm" svg:x="84.46mm" svg:y="62.67mm"><text:p/></draw:rect><draw:frame draw:style-name="gr4" draw:text-style-name="P352" svg:width="15.88mm" svg:height="12.73mm" svg:x="84.46mm" svg:y="62.67mm"><draw:text-box><text:p text:style-name="P351"><text:span text:style-name="T4">Slave_3</text:span></text:p><text:p text:style-name="P351"><text:span text:style-name="T4">SMEM &amp; IDMAC</text:span></text:p></draw:text-box></draw:frame><draw:line draw:style-name="gr5" draw:text-style-name="P351" svg:x1="80.75mm" svg:y1="77.7mm" svg:x2="89.04mm" svg:y2="77.7mm"><text:p/></draw:line><draw:line draw:style-name="gr5" draw:text-style-name="P351" svg:x1="88.69mm" svg:y1="79.5mm" svg:x2="80.4mm" svg:y2="79.5mm"><text:p/></draw:line></draw:g><draw:g draw:style-name="gr2"><draw:rect draw:style-name="gr3" draw:text-style-name="P351" svg:width="15.88mm" svg:height="19.23mm" svg:x="113.03mm" svg:y="62.67mm"><text:p/></draw:rect><draw:frame draw:style-name="gr4" draw:text-style-name="P352" svg:width="15.88mm" svg:height="12.73mm" svg:x="113.03mm" svg:y="62.67mm"><draw:text-box><text:p text:style-name="P351"><text:span text:style-name="T4">Slave_4</text:span></text:p><text:p text:style-name="P351"><text:span text:style-name="T4">USER's Block</text:span></text:p></draw:text-box></draw:frame><draw:line draw:style-name="gr5" draw:text-style-name="P351" svg:x1="109.33mm" svg:y1="77.7mm" svg:x2="117.62mm" svg:y2="77.7mm"><text:p/></draw:line><draw:line draw:style-name="gr5" draw:text-style-name="P351" svg:x1="117.28mm" svg:y1="79.5mm" svg:x2="108.99mm" svg:y2="79.5mm"><text:p/></draw:line></draw:g><draw:custom-shape draw:style-name="gr6" draw:text-style-name="P351" svg:width="108.31mm" svg:height="7.77mm" svg:x="25.9mm" svg:y="48.3mm"><text:p/><draw:enhanced-geometry svg:viewBox="0 0 21600 21600" draw:text-areas="?f5 ?f1 ?f6 ?f3" draw:type="left-right-arrow" draw:modifiers="1055.2027357108 5938.14432989691"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351" svg:width="4.24mm" svg:height="8.21mm" svg:x="36.48mm" svg:y="54.3m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351" svg:width="4.24mm" svg:height="8.21mm" svg:x="63.64mm" svg:y="54.3m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351" svg:width="4.24mm" svg:height="8.21mm" svg:x="90.63mm" svg:y="54.3m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351" svg:width="4.24mm" svg:height="8.21mm" svg:x="118.85mm" svg:y="54.3m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351" svg:width="4.24mm" svg:height="9.53mm" svg:x="36.48mm" svg:y="40.59m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351" svg:width="4.24mm" svg:height="9.53mm" svg:x="63.64mm" svg:y="40.59m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351" svg:width="4.24mm" svg:height="9.53mm" svg:x="90.63mm" svg:y="40.59m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351" svg:width="4.24mm" svg:height="9.53mm" svg:x="118.85mm" svg:y="40.59m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style-name="gr2"><draw:rect draw:style-name="gr7" draw:text-style-name="P351" svg:width="15.88mm" svg:height="19.23mm" svg:x="29.95mm" svg:y="21.31mm"><text:p/></draw:rect><draw:frame draw:style-name="gr4" draw:text-style-name="P352" svg:width="15.88mm" svg:height="9.29mm" svg:x="29.95mm" svg:y="21.31mm"><draw:text-box><text:p text:style-name="P351"><text:span text:style-name="T4">Master_1</text:span></text:p><text:p text:style-name="P351"><text:span text:style-name="T4">PON_FSM</text:span></text:p></draw:text-box></draw:frame></draw:g><draw:custom-shape draw:style-name="gr8" draw:text-style-name="P351" svg:width="4.24mm" svg:height="9.53mm" svg:x="63.64mm" svg:y="82.2m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8" draw:text-style-name="P351" svg:width="4.24mm" svg:height="9.53mm" svg:x="119.03mm" svg:y="82.27m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353" svg:width="21.17mm" svg:height="7.4mm" svg:x="55mm" svg:y="92.1mm"><draw:text-box><text:p text:style-name="P351"><text:span text:style-name="T37">VME64X</text:span></text:p><text:p text:style-name="P351"><text:span text:style-name="T37">CR/CSR Slave</text:span></text:p></draw:text-box></draw:frame><draw:frame draw:style-name="gr9" draw:text-style-name="P353" svg:width="21.17mm" svg:height="7.4mm" svg:x="111.09mm" svg:y="92.34mm"><draw:text-box><text:p text:style-name="P351"><text:span text:style-name="T37">USER's Block</text:span></text:p><text:p text:style-name="P351"><text:span text:style-name="T37">TBD Slave</text:span></text:p></draw:text-box></draw:frame><draw:g draw:style-name="gr2"><draw:line draw:style-name="gr10" draw:text-style-name="P351" svg:x1="39.07mm" svg:y1="13.02mm" svg:x2="39.07mm" svg:y2="21.31mm"><text:p/></draw:line><draw:line draw:style-name="gr10" draw:text-style-name="P351" svg:x1="37.27mm" svg:y1="20.99mm" svg:x2="37.27mm" svg:y2="12.7mm"><text:p/></draw:line></draw:g><draw:g draw:style-name="gr2"><draw:rect draw:style-name="gr7" draw:text-style-name="P351" svg:width="15.88mm" svg:height="9.39mm" svg:x="29.95mm" svg:y="3.32mm"><text:p/></draw:rect><draw:frame draw:style-name="gr4" draw:text-style-name="P354" svg:width="15.88mm" svg:height="9.29mm" svg:x="29.95mm" svg:y="3.32mm"><draw:text-box><text:p text:style-name="P351"><text:span text:style-name="T38">SPI</text:span></text:p><text:p text:style-name="P351"><text:span text:style-name="T38">FlashEPROM</text:span></text:p></draw:text-box></draw:frame></draw:g><draw:g draw:style-name="gr2"><draw:rect draw:style-name="gr7" draw:text-style-name="P351" svg:width="15.88mm" svg:height="19.23mm" svg:x="57.65mm" svg:y="21.31mm"><text:p/></draw:rect><draw:frame draw:style-name="gr4" draw:text-style-name="P352" svg:width="15.88mm" svg:height="9.29mm" svg:x="57.65mm" svg:y="21.31mm"><draw:text-box><text:p text:style-name="P351"><text:span text:style-name="T4">Master_2</text:span></text:p><text:p text:style-name="P351"><text:span text:style-name="T39">PCIe</text:span></text:p></draw:text-box></draw:frame></draw:g><draw:g draw:style-name="gr2"><draw:line draw:style-name="gr10" draw:text-style-name="P351" svg:x1="66.22mm" svg:y1="13.02mm" svg:x2="66.22mm" svg:y2="21.31mm"><text:p/></draw:line><draw:line draw:style-name="gr10" draw:text-style-name="P351" svg:x1="64.42mm" svg:y1="20.99mm" svg:x2="64.42mm" svg:y2="12.7mm"><text:p/></draw:line></draw:g><draw:frame draw:style-name="gr9" draw:text-style-name="P353" svg:width="22.23mm" svg:height="7.4mm" svg:x="54.47mm" svg:y="5.58mm"><draw:text-box><text:p text:style-name="P351"><text:span text:style-name="T37">PCI Express</text:span></text:p><text:p text:style-name="P351"><text:span text:style-name="T37">Target IO Space</text:span></text:p></draw:text-box></draw:frame><draw:g draw:style-name="gr2"><draw:rect draw:style-name="gr7" draw:text-style-name="P351" svg:width="15.88mm" svg:height="19.23mm" svg:x="85.34mm" svg:y="21.31mm"><text:p/></draw:rect><draw:frame draw:style-name="gr4" draw:text-style-name="P352" svg:width="15.88mm" svg:height="9.29mm" svg:x="85.34mm" svg:y="21.31mm"><draw:text-box><text:p text:style-name="P351"><text:span text:style-name="T4">Master_3</text:span></text:p><text:p text:style-name="P351"><text:span text:style-name="T39">VME64x</text:span></text:p></draw:text-box></draw:frame></draw:g><draw:g draw:style-name="gr2"><draw:rect draw:style-name="gr7" draw:text-style-name="P351" svg:width="15.88mm" svg:height="19.23mm" svg:x="113.21mm" svg:y="21.35mm"><text:p/></draw:rect><draw:frame draw:style-name="gr4" draw:text-style-name="P352" svg:width="15.88mm" svg:height="12.73mm" svg:x="113.21mm" svg:y="21.35mm"><draw:text-box><text:p text:style-name="P351"><text:span text:style-name="T4">Master_3</text:span></text:p><text:p text:style-name="P351"><text:span text:style-name="T39">USER's Block</text:span></text:p></draw:text-box></draw:frame></draw:g><draw:g draw:style-name="gr2"><draw:line draw:style-name="gr10" draw:text-style-name="P351" svg:x1="94.09mm" svg:y1="13.02mm" svg:x2="94.09mm" svg:y2="21.31mm"><text:p/></draw:line><draw:line draw:style-name="gr10" draw:text-style-name="P351" svg:x1="92.29mm" svg:y1="20.99mm" svg:x2="92.29mm" svg:y2="12.7mm"><text:p/></draw:line></draw:g><draw:g draw:style-name="gr2"><draw:line draw:style-name="gr10" draw:text-style-name="P351" svg:x1="121.96mm" svg:y1="13.07mm" svg:x2="121.96mm" svg:y2="21.36mm"><text:p/></draw:line><draw:line draw:style-name="gr10" draw:text-style-name="P351" svg:x1="120.16mm" svg:y1="20.99mm" svg:x2="120.16mm" svg:y2="12.7mm"><text:p/></draw:line></draw:g><draw:frame draw:style-name="gr9" draw:text-style-name="P353" svg:width="21.17mm" svg:height="7.4mm" svg:x="82.69mm" svg:y="5.58mm"><draw:text-box><text:p text:style-name="P351"><text:span text:style-name="T37">VME64x</text:span></text:p><text:p text:style-name="P351"><text:span text:style-name="T37">Slave CR/CSR</text:span></text:p></draw:text-box></draw:frame><draw:frame draw:style-name="gr11" draw:text-style-name="P353" svg:width="21.17mm" svg:height="6.9mm" svg:x="110.92mm" svg:y="5.58mm"><draw:text-box><text:p text:style-name="P351"><text:span text:style-name="T37">USER's Block</text:span></text:p><text:p text:style-name="P351"><text:span text:style-name="T37">Slave TBD</text:span></text:p></draw:text-box></draw:frame><draw:frame draw:style-name="gr12" svg:width="13.41mm" svg:height="5.48mm" svg:x="73.52mm" svg:y="49.36mm"><draw:text-box><text:p>IO_Bus</text:p></draw:text-box></draw:frame></draw:g></text:p>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The above diagram represents the PEV_1100 IO_Bus infrastructure, interconnecting the four potential Master with four addressed Slaves. The IO_Bus support only single beat Read and Write transactions. </text:p>
      <text:list xml:id="list35423759" text:continue-numbering="true" text:style-name="Outline">
        <text:list-item>
          <text:list>
            <text:list-item>
              <text:list>
                <text:list-item>
                  <text:h text:style-name="Heading_20_3" text:outline-level="3">IO_Bus Master</text:h>
                </text:list-item>
              </text:list>
            </text:list-item>
          </text:list>
        </text:list-item>
      </text:list>
      <text:p text:style-name="Text_20_body_20_indent_5f_2">The PV-1100 IO_Bus Infrastructure supports four potential IO_Bus Master :</text:p>
      <text:list xml:id="list35352617" text:style-name="L61">
        <text:list-item>
          <text:p text:style-name="P333"><text:user-index-mark-start text:id="IMark149489948" text:index-name="User-Defined" text:outline-level="1"/>PON_FSM<text:user-index-mark-end text:id="IMark149489948"/>, Autonomous FSM Sequencer started at power-up, allowing to issues IO_Bus Write, directly fetched from the on-board SPI Flash EPROM. Up to 65K <text:s/>instruction can be stored in the SPI Flash EPROM and executed sequentially before releasing the internal RESET. The <text:user-index-mark-start text:id="IMark155287616" text:index-name="User-Defined" text:outline-level="1"/>PON_FSM<text:user-index-mark-end text:id="IMark155287616"/> allows to initialize completely the PEV_1100 without any external software boot process. <text:s/>Refer to chapter 3.1.3</text:p>
        </text:list-item>
        <text:list-item>
          <text:p text:style-name="P333">PCI_Express port. The IO_Bus is fully mapped in the PCI_Express IO Space. This occupies a total <text:soft-page-break/>of 4 KBytes area in the PCI Express IO Space, set-up by the appropriate BAR(x) configuration register.</text:p>
        </text:list-item>
        <text:list-item>
          <text:p text:style-name="P333">VME64x port. The IO_Space is fully mapped in the VME64x CR/CSR area. The PEV_1100's internal resources can be fully addressable from the VME64x Bus. </text:p>
        </text:list-item>
        <text:list-item>
          <text:p text:style-name="P333">USER area . Provision is made for User's block access. In case of this block is filled with intelligent resources, an access path is reserved. <text:s/>Soft IP_core as MicroBlaze, ARM Cortex M1 or upcoming Hard IP PowerPC 440 (available only with upcoming Virtex-5 FX family) can be added in the PV-1100's FPGA <text:s/>as on-chip IO co-processor. </text:p>
        </text:list-item>
      </text:list>
      <text:p text:style-name="P135"/>
      <text:list xml:id="list35418477" text:continue-list="list35423759" text:style-name="Outline">
        <text:list-item>
          <text:list>
            <text:list-item>
              <text:list>
                <text:list-item>
                  <text:h text:style-name="Heading_20_3" text:outline-level="3">IO_Bus Slave</text:h>
                </text:list-item>
              </text:list>
            </text:list-item>
          </text:list>
        </text:list-item>
      </text:list>
      <text:p text:style-name="Text_20_body_20_indent_5f_2">The PV-1100 IO_Bus infrastructure maps four IO_Bus Slave. Each IO_Bus Slave occupies a fixed 1 KBytes space ( 256* D32 registers). Some of the IO_Bus Slave also incorporates a <text:s/>2<text:span text:style-name="T9">nd</text:span> local Bus access. This 2<text:span text:style-name="T9">nd</text:span> port access is <text:s/>arbitrated internally with the IO_Bus access.</text:p>
      <text:list xml:id="list353719091" text:style-name="L62">
        <text:list-item>
          <text:p text:style-name="P334">ILOC, PCI Express EP and Local CSR Resources. This IO_Bus Slave owns all PEV_1100 general registers resources. Refer to Chapter 2.2. </text:p>
        </text:list-item>
        <text:list-item>
          <text:p text:style-name="P334">VME64X. This IO_Bus Slave owns the VME64x CR/CSR Configuration resources. The concerned resources are also directly mapped with the VME Slave CR/CSR controller, providing a low latency path without potential dead-lock. </text:p>
        </text:list-item>
        <text:list-item>
          <text:p text:style-name="P334">Shared Memory &amp; IDMAC. This IO_Bus Slave owns all related registers controlling the DDR2 Shared Memory and <text:s/>IDMAC. </text:p>
        </text:list-item>
        <text:list-item>
          <text:p text:style-name="P334">USER Block. This IO_Bus Slave owns TBD related registers and resources. </text:p>
        </text:list-item>
      </text:list>
      <text:p text:style-name="Text_20_body_20_indent_5f_2"/>
      <text:list xml:id="list35435265" text:continue-list="list35418477" text:style-name="Outline">
        <text:list-item>
          <text:list>
            <text:list-item>
              <text:list>
                <text:list-item>
                  <text:h text:style-name="Heading_20_3" text:outline-level="3">PONFSM Controller </text:h>
                </text:list-item>
              </text:list>
            </text:list-item>
          </text:list>
        </text:list-item>
      </text:list>
      <text:p text:style-name="Text_20_body_20_indent_5f_2">The PON_FSM is an autonomous sequencer involved at power up. If not disable by SW502-2, This IO_Master controller <text:s/>executes a start-up microcode stored in the SPI <text:span text:style-name="T5">Serial FlashEPROM.</text:span></text:p>
      <text:p text:style-name="P158">The PON_FSM microcode is stored on the latest 128 KBytes area (1 Mbit) <text:s/>of concerned bit-stream, supporting execution of up to 16 K contiguous microcode instructions. All <text:s/>microcode instructions are executed in a fixed 1.2[us]. </text:p>
      <text:p text:style-name="P158">Each <text:s/>PON_FSM Instruction is built within a 64-bit word, occupying eight consecutive Bytes in the SPI <text:s/>Serial FlashEPROM.</text:p>
      <text:p text:style-name="P158">Three <text:s/>basic PON_FSM Instructions are implemented as :</text:p>
      <text:list xml:id="list35352459" text:style-name="L63">
        <text:list-item>
          <text:list>
            <text:list-item>
              <text:list>
                <text:list-item>
                  <text:p text:style-name="P335">IOBUS_WRITE, allowing to initiate IO_Bus Write transactions and therefore initialize all <text:s/>PEV_1100 internal resources mapped over the IO_Bus.</text:p>
                </text:list-item>
                <text:list-item>
                  <text:p text:style-name="P335">WAIT, allowing to implements a fixed wait</text:p>
                </text:list-item>
                <text:list-item>
                  <text:p text:style-name="P335">STOP, terminating the FSM_PON execution .</text:p>
                </text:list-item>
              </text:list>
            </text:list-item>
          </text:list>
        </text:list-item>
      </text:list>
      <text:p text:style-name="P158"/>
      <text:p text:style-name="P158">Following table provides the PON_FSM instruction format :</text:p>
      <table:table table:name="Table139" table:style-name="Table139">
        <table:table-column table:style-name="Table139.A"/>
        <table:table-column table:style-name="Table139.B"/>
        <table:table-column table:style-name="Table139.C"/>
        <table:table-column table:style-name="Table139.D"/>
        <table:table-header-rows>
          <text:soft-page-break/>
          <table:table-row>
            <table:table-cell table:style-name="Table139.A1" table:number-columns-spanned="4" office:value-type="string">
              <text:p text:style-name="P16">DWORD_1 <text:s/>Instruction Coding</text:p>
            </table:table-cell>
            <table:covered-table-cell/>
            <table:covered-table-cell/>
            <table:covered-table-cell/>
          </table:table-row>
        </table:table-header-rows>
        <table:table-row>
          <table:table-cell table:style-name="Table139.A2" office:value-type="string">
            <text:p text:style-name="P70">[31:24]</text:p>
          </table:table-cell>
          <table:table-cell table:style-name="Table139.A2" office:value-type="string">
            <text:p text:style-name="P68">Instruction Code</text:p>
          </table:table-cell>
          <table:table-cell table:style-name="Table139.A2" office:value-type="string">
            <text:p text:style-name="P68">8-bit field encoding the Instruction Code.</text:p>
            <text:p text:style-name="P203">0x45 <text:s text:c="3"/>= IOBUS_WRITE</text:p>
            <text:p text:style-name="P203">0x34 <text:s text:c="3"/>= WAIT</text:p>
            <text:p text:style-name="P203">0x22 <text:s text:c="3"/>= STOP</text:p>
            <text:p text:style-name="P203">Others = ILLEGAL</text:p>
          </table:table-cell>
          <table:table-cell table:style-name="Table139.D2" office:value-type="string">
            <text:p text:style-name="P68">Only code 0x45, 0x34 and 0x22 are interpreted as valid PON_FSM Instructions. Any other code stops immediately the FSM_PON execution with illegal case.</text:p>
          </table:table-cell>
        </table:table-row>
        <table:table-row>
          <table:table-cell table:style-name="Table139.A2" office:value-type="string">
            <text:p text:style-name="P70">[23:16]</text:p>
          </table:table-cell>
          <table:table-cell table:style-name="Table139.A2" office:value-type="string">
            <text:p text:style-name="P68">Instruction Reserved</text:p>
          </table:table-cell>
          <table:table-cell table:style-name="Table139.A2" office:value-type="string">
            <text:p text:style-name="P68">Not used</text:p>
          </table:table-cell>
          <table:table-cell table:style-name="Table139.D2" office:value-type="string">
            <text:p text:style-name="P68"/>
          </table:table-cell>
        </table:table-row>
        <table:table-row>
          <table:table-cell table:style-name="Table139.A2" office:value-type="string">
            <text:p text:style-name="P70">[15:0]</text:p>
          </table:table-cell>
          <table:table-cell table:style-name="Table139.A2" office:value-type="string">
            <text:p text:style-name="P68">Instruction Extension</text:p>
          </table:table-cell>
          <table:table-cell table:style-name="Table139.A2" office:value-type="string">
            <text:p text:style-name="P68">16-bit field specifying the Instruction Extension.</text:p>
            <text:p text:style-name="P204">IO_Bus Address <text:s/>or</text:p>
            <text:p text:style-name="P204">Wait time in 1[us] step. (up to 65[ms])</text:p>
          </table:table-cell>
          <table:table-cell table:style-name="Table139.D2" office:value-type="string">
            <text:p text:style-name="P68">The IO_Bus Address is encoded as follow :</text:p>
            <text:p text:style-name="P68"/>
            <text:p text:style-name="P68">[1:0] <text:s text:c="4"/>: <text:s/>Not used.</text:p>
            <text:p text:style-name="P205">[9:2] <text:s text:c="4"/>: <text:s/>IO_Bus Slave resource selection in LWORD.</text:p>
            <text:p text:style-name="P68">[13:12] : <text:s/>IO_Bus number selection. (0,1,2,3)</text:p>
            <text:p text:style-name="P68">[15:14] : <text:s/>Reserved</text:p>
          </table:table-cell>
        </table:table-row>
        <table:table-row>
          <table:table-cell table:style-name="Table139.D2" table:number-columns-spanned="4" office:value-type="string">
            <text:p text:style-name="P16">DWORD_2 <text:s/>Associated Data</text:p>
          </table:table-cell>
          <table:covered-table-cell/>
          <table:covered-table-cell/>
          <table:covered-table-cell/>
        </table:table-row>
        <table:table-row>
          <table:table-cell table:style-name="Table139.A6" office:value-type="string">
            <text:p text:style-name="P68">[31:0]</text:p>
          </table:table-cell>
          <table:table-cell table:style-name="Table139.A6" office:value-type="string">
            <text:p text:style-name="P68">Instruction Data </text:p>
          </table:table-cell>
          <table:table-cell table:style-name="Table139.A6" office:value-type="string">
            <text:p text:style-name="P68">32-bit field used to IOBUS_WRITE</text:p>
          </table:table-cell>
          <table:table-cell table:style-name="Table139.D6" office:value-type="string">
            <text:p text:style-name="P68">Natural 32-bit LWORD format. </text:p>
            <text:p text:style-name="P68">Not used for WAIT Instruction.</text:p>
          </table:table-cell>
        </table:table-row>
      </table:table>
      <text:p text:style-name="P213">Table <text:sequence text:ref-name="refTable22" text:name="Table" text:formula="ooow:Table+1" style:num-format="1">3.1</text:sequence>.: PONFSM Instruction Format</text:p>
      <text:p text:style-name="P214"/>
      <text:p text:style-name="P158">A specific design environment is provided to built the PON_FSM microcode and to load it in the SPI Serial Flash EPROM with concerned FPGA bit-stream. Refer to chapter 2.5.2</text:p>
      <text:p text:style-name="P158">The PON_FSM execution at power-up can be disabled <text:s/>by setting <text:s/>SW502-2 “ON”.</text:p>
      <text:p text:style-name="P158">The PON_FSM execution provides status informations in the “ILOC_PONFSM” register. Refer chapter 3.2.4</text:p>
      <text:p text:style-name="P137"/>
      <text:list xml:id="list35417132" text:continue-list="list35435265" text:style-name="Outline">
        <text:list-item>
          <text:list>
            <text:list-item>
              <text:h text:style-name="P255" text:outline-level="2">Local CSR Resources</text:h>
            </text:list-item>
          </text:list>
        </text:list-item>
      </text:list>
      <text:p text:style-name="Text_20_body_20_indent_5f_1">The LOCAL CSR Resources are mapped on a single-port interface </text:p>
      <text:list xml:id="list35346906" text:style-name="L64">
        <text:list-item>
          <text:list>
            <text:list-item>
              <text:p text:style-name="P279">IO_Bus 1 KBytes <text:s/>Device#1 (0x000-0x3FF)</text:p>
            </text:list-item>
          </text:list>
        </text:list-item>
      </text:list>
      <text:p text:style-name="P134"/>
      <text:p text:style-name="Text_20_body_20_indent_5f_1">The LOCAL registers provide the facilities to control the PCI Express Endpoint Interface. The following table sums-up the LOCAL register mapping.</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P29">Offset <text:s/>IBUS</text:p>
            </table:table-cell>
            <table:table-cell table:style-name="Table10.A1" office:value-type="string">
              <text:p text:style-name="P29">Size</text:p>
            </table:table-cell>
            <table:table-cell table:style-name="Table10.A1" office:value-type="string">
              <text:p text:style-name="P29">Register_Name</text:p>
            </table:table-cell>
            <table:table-cell table:style-name="Table10.A1" office:value-type="string">
              <text:p text:style-name="P29">Description</text:p>
            </table:table-cell>
            <table:table-cell table:style-name="Table10.E1" office:value-type="string">
              <text:p text:style-name="P29">Comments</text:p>
            </table:table-cell>
          </table:table-row>
        </table:table-header-rows>
        <table:table-row>
          <table:table-cell table:style-name="Table10.A2" office:value-type="string">
            <text:p text:style-name="P91">0x000 - 0x003</text:p>
          </table:table-cell>
          <table:table-cell table:style-name="Table10.A2" office:value-type="string">
            <text:p text:style-name="P92">0x4</text:p>
          </table:table-cell>
          <table:table-cell table:style-name="Table10.A2" office:value-type="string">
            <text:p text:style-name="P93">ILOC_STATIC</text:p>
          </table:table-cell>
          <table:table-cell table:style-name="Table10.A2" office:value-type="string">
            <text:p text:style-name="P90">External Static Information (micro-switch &amp; strapping)</text:p>
          </table:table-cell>
          <table:table-cell table:style-name="Table10.E2" office:value-type="string">
            <text:p text:style-name="P90"/>
          </table:table-cell>
        </table:table-row>
        <table:table-row>
          <table:table-cell table:style-name="Table10.A2" office:value-type="string">
            <text:p text:style-name="P91">0x004 - 0x007</text:p>
          </table:table-cell>
          <table:table-cell table:style-name="Table10.A2" office:value-type="string">
            <text:p text:style-name="P92">0x4</text:p>
          </table:table-cell>
          <table:table-cell table:style-name="Table10.A2" office:value-type="string">
            <text:p text:style-name="P93">ILOC_CABLE_1</text:p>
          </table:table-cell>
          <table:table-cell table:style-name="Table10.A2" office:value-type="string">
            <text:p text:style-name="P90">External PCI Express Connector #1</text:p>
          </table:table-cell>
          <table:table-cell table:style-name="Table10.E2" office:value-type="string">
            <text:p text:style-name="P90"/>
          </table:table-cell>
        </table:table-row>
        <table:table-row>
          <table:table-cell table:style-name="Table10.A2" office:value-type="string">
            <text:p text:style-name="P91">0x008 - 0x00B</text:p>
          </table:table-cell>
          <table:table-cell table:style-name="Table10.A2" office:value-type="string">
            <text:p text:style-name="P92">0x4</text:p>
          </table:table-cell>
          <table:table-cell table:style-name="Table10.A2" office:value-type="string">
            <text:p text:style-name="P93">ILOC_CABLE_2</text:p>
          </table:table-cell>
          <table:table-cell table:style-name="Table10.A2" office:value-type="string">
            <text:p text:style-name="P90">External PCI Express Connector #2</text:p>
          </table:table-cell>
          <table:table-cell table:style-name="Table10.E2" office:value-type="string">
            <text:p text:style-name="P90"/>
          </table:table-cell>
        </table:table-row>
        <table:table-row>
          <table:table-cell table:style-name="Table10.A2" office:value-type="string">
            <text:p text:style-name="P91">0x00C - 0x00F</text:p>
          </table:table-cell>
          <table:table-cell table:style-name="Table10.A2" office:value-type="string">
            <text:p text:style-name="P92">0x4</text:p>
          </table:table-cell>
          <table:table-cell table:style-name="Table10.A2" office:value-type="string">
            <text:p text:style-name="P93">ILOC_PONFSM</text:p>
          </table:table-cell>
          <table:table-cell table:style-name="Table10.A2" office:value-type="string">
            <text:p text:style-name="P90">Power_ON <text:s/>FSM Sequencer Status</text:p>
          </table:table-cell>
          <table:table-cell table:style-name="Table10.E2" office:value-type="string">
            <text:p text:style-name="P90"/>
          </table:table-cell>
        </table:table-row>
        <table:table-row>
          <table:table-cell table:style-name="Table10.A2" office:value-type="string">
            <text:p text:style-name="P91">0x010 - 0x013</text:p>
          </table:table-cell>
          <table:table-cell table:style-name="Table10.A2" office:value-type="string">
            <text:p text:style-name="P92">0x4</text:p>
          </table:table-cell>
          <table:table-cell table:style-name="Table10.A2" office:value-type="string">
            <text:p text:style-name="P93">ILOC_SPI</text:p>
          </table:table-cell>
          <table:table-cell table:style-name="Table10.A2" office:value-type="string">
            <text:p text:style-name="P90">SPI Flash EPROM Bit programming</text:p>
          </table:table-cell>
          <table:table-cell table:style-name="Table10.E2" office:value-type="string">
            <text:p text:style-name="P90"/>
          </table:table-cell>
        </table:table-row>
        <table:table-row>
          <table:table-cell table:style-name="Table10.A2" office:value-type="string">
            <text:p text:style-name="P91">0x014 - 0x017</text:p>
          </table:table-cell>
          <table:table-cell table:style-name="Table10.A2" office:value-type="string">
            <text:p text:style-name="P92">0x4</text:p>
          </table:table-cell>
          <table:table-cell table:style-name="Table10.A2" office:value-type="string">
            <text:p text:style-name="P93">ILOC_PCIE_SW</text:p>
          </table:table-cell>
          <table:table-cell table:style-name="Table10.A2" office:value-type="string">
            <text:p text:style-name="P90">PCI Express Switch <text:user-index-mark-start text:id="IMark149374776" text:index-name="User-Defined" text:outline-level="1"/>PEX8624<text:user-index-mark-end text:id="IMark149374776"/> Control &amp; Status</text:p>
          </table:table-cell>
          <table:table-cell table:style-name="Table10.E2" office:value-type="string">
            <text:p text:style-name="P90"/>
          </table:table-cell>
        </table:table-row>
        <table:table-row>
          <table:table-cell table:style-name="Table10.A2" office:value-type="string">
            <text:p text:style-name="P91">0x018 - 0x01B</text:p>
          </table:table-cell>
          <table:table-cell table:style-name="Table10.A2" office:value-type="string">
            <text:p text:style-name="P92">0x4</text:p>
          </table:table-cell>
          <table:table-cell table:style-name="Table10.A2" office:value-type="string">
            <text:p text:style-name="P93">ILOC_SIGN</text:p>
          </table:table-cell>
          <table:table-cell table:style-name="Table10.A2" office:value-type="string">
            <text:p text:style-name="P90">Signature <text:s/>FPGA date of <text:s/>Creation 32-bit field</text:p>
          </table:table-cell>
          <table:table-cell table:style-name="Table10.E2" office:value-type="string">
            <text:p text:style-name="P90"/>
          </table:table-cell>
        </table:table-row>
        <table:table-row>
          <table:table-cell table:style-name="Table10.A2" office:value-type="string">
            <text:p text:style-name="P91">0x01C - 0x01F</text:p>
          </table:table-cell>
          <table:table-cell table:style-name="Table10.A2" office:value-type="string">
            <text:p text:style-name="P92">0x4</text:p>
          </table:table-cell>
          <table:table-cell table:style-name="Table10.A2" office:value-type="string">
            <text:p text:style-name="P93">ILOC_GENCTL</text:p>
          </table:table-cell>
          <table:table-cell table:style-name="Table10.A2" office:value-type="string">
            <text:p text:style-name="P90">General Control Register</text:p>
          </table:table-cell>
          <table:table-cell table:style-name="Table10.E2" office:value-type="string">
            <text:p text:style-name="P90"/>
          </table:table-cell>
        </table:table-row>
        <table:table-row>
          <table:table-cell table:style-name="Table10.A2" office:value-type="string">
            <text:p text:style-name="P91">0x020 - 0x023</text:p>
          </table:table-cell>
          <table:table-cell table:style-name="Table10.A2" office:value-type="string">
            <text:p text:style-name="P92">0x4</text:p>
          </table:table-cell>
          <table:table-cell table:style-name="Table10.A2" office:value-type="string">
            <text:p text:style-name="P93">PCIE_MMUADD</text:p>
          </table:table-cell>
          <table:table-cell table:style-name="Table10.A2" office:value-type="string">
            <text:p text:style-name="P90">PCI Express INgress MMU Address pointer.</text:p>
          </table:table-cell>
          <table:table-cell table:style-name="Table10.E2" office:value-type="string">
            <text:p text:style-name="P94"><text:s/></text:p>
          </table:table-cell>
        </table:table-row>
        <table:table-row>
          <table:table-cell table:style-name="Table10.A2" office:value-type="string">
            <text:p text:style-name="P91">0x024 - 0x027</text:p>
          </table:table-cell>
          <table:table-cell table:style-name="Table10.A2" office:value-type="string">
            <text:p text:style-name="P92">0x4</text:p>
          </table:table-cell>
          <table:table-cell table:style-name="Table10.A2" office:value-type="string">
            <text:p text:style-name="P93">PCIE_MMUDAT</text:p>
          </table:table-cell>
          <table:table-cell table:style-name="Table10.A2" office:value-type="string">
            <text:p text:style-name="P90">PCI Express INgress MMU Data Register</text:p>
          </table:table-cell>
          <table:table-cell table:style-name="Table10.E2" office:value-type="string">
            <text:p text:style-name="P94"><text:s/></text:p>
          </table:table-cell>
        </table:table-row>
        <table:table-row>
          <table:table-cell table:style-name="Table10.A2" office:value-type="string">
            <text:p text:style-name="P91">0x028 - 0x02B</text:p>
          </table:table-cell>
          <table:table-cell table:style-name="Table10.A2" office:value-type="string">
            <text:p text:style-name="P92">0x4</text:p>
          </table:table-cell>
          <table:table-cell table:style-name="Table10.A2" office:value-type="string">
            <text:p text:style-name="P93">PCIE_EPSTA</text:p>
          </table:table-cell>
          <table:table-cell table:style-name="Table10.A2" office:value-type="string">
            <text:p text:style-name="P90">PCI Express EP Status</text:p>
          </table:table-cell>
          <table:table-cell table:style-name="Table10.E2" office:value-type="string">
            <text:p text:style-name="P90"/>
          </table:table-cell>
        </table:table-row>
        <table:table-row>
          <table:table-cell table:style-name="Table10.A2" office:value-type="string">
            <text:p text:style-name="P91">0x02C - 0x03F</text:p>
          </table:table-cell>
          <table:table-cell table:style-name="Table10.A2" office:value-type="string">
            <text:p text:style-name="P92">0x1C</text:p>
          </table:table-cell>
          <table:table-cell table:style-name="Table10.A2" office:value-type="string">
            <text:p text:style-name="P93">ILOC_Reserved</text:p>
          </table:table-cell>
          <table:table-cell table:style-name="Table10.A2" office:value-type="string">
            <text:p text:style-name="P90">Not used </text:p>
          </table:table-cell>
          <table:table-cell table:style-name="Table10.E2" office:value-type="string">
            <text:p text:style-name="P90"/>
          </table:table-cell>
        </table:table-row>
        <table:table-row>
          <table:table-cell table:style-name="Table10.E2" table:number-columns-spanned="5" office:value-type="string">
            <text:p text:style-name="P91"/>
          </table:table-cell>
          <table:covered-table-cell/>
          <table:covered-table-cell/>
          <table:covered-table-cell/>
          <table:covered-table-cell/>
        </table:table-row>
        <table:table-row>
          <table:table-cell table:style-name="Table10.A2" office:value-type="string">
            <text:p text:style-name="P91">0x040 - 0x43</text:p>
          </table:table-cell>
          <table:table-cell table:style-name="Table10.A2" office:value-type="string">
            <text:p text:style-name="P92">0x4</text:p>
          </table:table-cell>
          <table:table-cell table:style-name="Table10.A2" office:value-type="string">
            <text:p text:style-name="P93">V5_SMON_ADDPT</text:p>
          </table:table-cell>
          <table:table-cell table:style-name="Table10.A2" office:value-type="string">
            <text:p text:style-name="P90">VIRTEX-5 System Monitor <text:s/>Address Pointer</text:p>
          </table:table-cell>
          <table:table-cell table:style-name="Table10.E2" office:value-type="string">
            <text:p text:style-name="P90"/>
          </table:table-cell>
        </table:table-row>
        <table:table-row>
          <table:table-cell table:style-name="Table10.A2" office:value-type="string">
            <text:p text:style-name="P91">0x044 - 0x47</text:p>
          </table:table-cell>
          <table:table-cell table:style-name="Table10.A2" office:value-type="string">
            <text:p text:style-name="P92">0x4</text:p>
          </table:table-cell>
          <table:table-cell table:style-name="Table10.A2" office:value-type="string">
            <text:p text:style-name="P93">V5_SMON_DAT</text:p>
          </table:table-cell>
          <table:table-cell table:style-name="Table10.A2" office:value-type="string">
            <text:p text:style-name="P90">VIRTEX-5 System Monitor <text:s/>Data Register</text:p>
          </table:table-cell>
          <table:table-cell table:style-name="Table10.E2" office:value-type="string">
            <text:p text:style-name="P90"/>
          </table:table-cell>
        </table:table-row>
        <table:table-row>
          <table:table-cell table:style-name="Table10.A2" office:value-type="string">
            <text:p text:style-name="P91">0x048 - 0x4B</text:p>
          </table:table-cell>
          <table:table-cell table:style-name="Table10.A2" office:value-type="string">
            <text:p text:style-name="P92">0x4</text:p>
          </table:table-cell>
          <table:table-cell table:style-name="Table10.A2" office:value-type="string">
            <text:p text:style-name="P93">V5_SMON_STA</text:p>
          </table:table-cell>
          <table:table-cell table:style-name="Table10.A2" office:value-type="string">
            <text:p text:style-name="P90">VIRTEX-5 System Monitor <text:s/>Status</text:p>
          </table:table-cell>
          <table:table-cell table:style-name="Table10.E2" office:value-type="string">
            <text:p text:style-name="P90"/>
          </table:table-cell>
        </table:table-row>
        <table:table-row>
          <table:table-cell table:style-name="Table10.A2" office:value-type="string">
            <text:p text:style-name="P91">0x04C - 0x5F</text:p>
          </table:table-cell>
          <table:table-cell table:style-name="Table10.A2" office:value-type="string">
            <text:p text:style-name="P92">0x14</text:p>
          </table:table-cell>
          <table:table-cell table:style-name="Table10.A2" office:value-type="string">
            <text:p text:style-name="P93">V5_SMON_Reserved</text:p>
          </table:table-cell>
          <table:table-cell table:style-name="Table10.A2" office:value-type="string">
            <text:p text:style-name="P90"/>
          </table:table-cell>
          <table:table-cell table:style-name="Table10.E2" office:value-type="string">
            <text:p text:style-name="P90"/>
          </table:table-cell>
        </table:table-row>
        <table:table-row>
          <table:table-cell table:style-name="Table10.E2" table:number-columns-spanned="5" office:value-type="string">
            <text:p text:style-name="P91"/>
          </table:table-cell>
          <table:covered-table-cell/>
          <table:covered-table-cell/>
          <table:covered-table-cell/>
          <table:covered-table-cell/>
        </table:table-row>
        <table:table-row>
          <table:table-cell table:style-name="Table10.A2" office:value-type="string">
            <text:p text:style-name="P91">0x060 - 0x63</text:p>
          </table:table-cell>
          <table:table-cell table:style-name="Table10.A2" office:value-type="string">
            <text:p text:style-name="P92">0x4</text:p>
          </table:table-cell>
          <table:table-cell table:style-name="Table10.A2" office:value-type="string">
            <text:p text:style-name="P93">V5_PCIEP_ADDPT</text:p>
          </table:table-cell>
          <table:table-cell table:style-name="Table10.A2" office:value-type="string">
            <text:p text:style-name="P90">VIRTEX-5 PCI Express EP Address Pointer</text:p>
          </table:table-cell>
          <table:table-cell table:style-name="Table10.E2" office:value-type="string">
            <text:p text:style-name="P90"/>
          </table:table-cell>
        </table:table-row>
        <table:table-row>
          <table:table-cell table:style-name="Table10.A2" office:value-type="string">
            <text:p text:style-name="P91">0x064 - 0x67</text:p>
          </table:table-cell>
          <table:table-cell table:style-name="Table10.A2" office:value-type="string">
            <text:p text:style-name="P92">0x4</text:p>
          </table:table-cell>
          <table:table-cell table:style-name="Table10.A2" office:value-type="string">
            <text:p text:style-name="P93">V5_PCIEP_DAT</text:p>
          </table:table-cell>
          <table:table-cell table:style-name="Table10.A2" office:value-type="string">
            <text:p text:style-name="P90">VIRTEX-5 PCI Express EP <text:s/>Data Register </text:p>
          </table:table-cell>
          <table:table-cell table:style-name="Table10.E2" office:value-type="string">
            <text:p text:style-name="P90"/>
          </table:table-cell>
        </table:table-row>
        <table:table-row>
          <table:table-cell table:style-name="Table10.A2" office:value-type="string">
            <text:p text:style-name="P91">0x68 - 0x6B</text:p>
          </table:table-cell>
          <table:table-cell table:style-name="Table10.A2" office:value-type="string">
            <text:p text:style-name="P92">0x4</text:p>
          </table:table-cell>
          <table:table-cell table:style-name="Table10.A2" office:value-type="string">
            <text:p text:style-name="P93">V5_PCIEP_SEL</text:p>
          </table:table-cell>
          <table:table-cell table:style-name="Table10.A2" office:value-type="string">
            <text:p text:style-name="P90">VIRTEX-5 PCI Express EP Status Selection</text:p>
          </table:table-cell>
          <table:table-cell table:style-name="Table10.E2" office:value-type="string">
            <text:p text:style-name="P90"/>
          </table:table-cell>
        </table:table-row>
        <table:table-row>
          <table:table-cell table:style-name="Table10.A2" office:value-type="string">
            <text:p text:style-name="P91">0x6C - 0x6F</text:p>
          </table:table-cell>
          <table:table-cell table:style-name="Table10.A2" office:value-type="string">
            <text:p text:style-name="P92">0x4</text:p>
          </table:table-cell>
          <table:table-cell table:style-name="Table10.A2" office:value-type="string">
            <text:p text:style-name="P93">V5_PCIEP_RSLT</text:p>
          </table:table-cell>
          <table:table-cell table:style-name="Table10.A2" office:value-type="string">
            <text:p text:style-name="P90">VIRTEX-5 PCI Express EP Selection Result</text:p>
          </table:table-cell>
          <table:table-cell table:style-name="Table10.E2" office:value-type="string">
            <text:p text:style-name="P90"/>
          </table:table-cell>
        </table:table-row>
        <table:table-row>
          <table:table-cell table:style-name="Table10.A2" office:value-type="string">
            <text:p text:style-name="P91">0x070 - 0x7F</text:p>
          </table:table-cell>
          <table:table-cell table:style-name="Table10.A2" office:value-type="string">
            <text:p text:style-name="P92">x0F</text:p>
          </table:table-cell>
          <table:table-cell table:style-name="Table10.A2" office:value-type="string">
            <text:p text:style-name="P93">V5_PCIEP_Reserved</text:p>
          </table:table-cell>
          <table:table-cell table:style-name="Table10.A2" office:value-type="string">
            <text:p text:style-name="P90"/>
          </table:table-cell>
          <table:table-cell table:style-name="Table10.E2" office:value-type="string">
            <text:p text:style-name="P90"/>
          </table:table-cell>
        </table:table-row>
        <table:table-row>
          <table:table-cell table:style-name="Table10.E2" table:number-columns-spanned="5" office:value-type="string">
            <text:p text:style-name="P91"/>
          </table:table-cell>
          <table:covered-table-cell/>
          <table:covered-table-cell/>
          <table:covered-table-cell/>
          <table:covered-table-cell/>
        </table:table-row>
        <table:table-row>
          <table:table-cell table:style-name="Table10.A2" office:value-type="string">
            <text:p text:style-name="P91">0x080 - 0x083</text:p>
          </table:table-cell>
          <table:table-cell table:style-name="Table10.A2" office:value-type="string">
            <text:p text:style-name="P92">0x4</text:p>
          </table:table-cell>
          <table:table-cell table:style-name="Table10.A2" office:value-type="string">
            <text:p text:style-name="P93">PCIE_BE_ITC_IP</text:p>
          </table:table-cell>
          <table:table-cell table:style-name="Table10.A2" office:value-type="string">
            <text:p text:style-name="P90">PCIE_BE ITC Interrupt Pending</text:p>
          </table:table-cell>
          <table:table-cell table:style-name="Table10.E2" office:value-type="string">
            <text:p text:style-name="P90"/>
          </table:table-cell>
        </table:table-row>
        <table:table-row>
          <table:table-cell table:style-name="Table10.A2" office:value-type="string">
            <text:p text:style-name="P91">0x084 - 0x087</text:p>
          </table:table-cell>
          <table:table-cell table:style-name="Table10.A2" office:value-type="string">
            <text:p text:style-name="P92">0x4</text:p>
          </table:table-cell>
          <table:table-cell table:style-name="Table10.A2" office:value-type="string">
            <text:p text:style-name="P93">PCIE_BE_ITC_IACK</text:p>
          </table:table-cell>
          <table:table-cell table:style-name="Table10.A2" office:value-type="string">
            <text:p text:style-name="P90">PCIE_BE Local ITC Interrupt Acknowledge </text:p>
          </table:table-cell>
          <table:table-cell table:style-name="Table10.E2" office:value-type="string">
            <text:p text:style-name="P90"/>
          </table:table-cell>
        </table:table-row>
        <table:table-row>
          <table:table-cell table:style-name="Table10.A2" office:value-type="string">
            <text:p text:style-name="P91">0x088 - 0x08B</text:p>
          </table:table-cell>
          <table:table-cell table:style-name="Table10.A2" office:value-type="string">
            <text:p text:style-name="P92">0x4</text:p>
          </table:table-cell>
          <table:table-cell table:style-name="Table10.A2" office:value-type="string">
            <text:p text:style-name="P93">PCIE_BE_ITC_IMC</text:p>
          </table:table-cell>
          <table:table-cell table:style-name="Table10.A2" office:value-type="string">
            <text:p text:style-name="P90">PCIE_BE ITC Mask CLEAR Control Register</text:p>
          </table:table-cell>
          <table:table-cell table:style-name="Table10.E2" office:value-type="string">
            <text:p text:style-name="P90"/>
          </table:table-cell>
        </table:table-row>
        <table:table-row>
          <table:table-cell table:style-name="Table10.A2" office:value-type="string">
            <text:p text:style-name="P91">0x08C - 0x08F</text:p>
          </table:table-cell>
          <table:table-cell table:style-name="Table10.A2" office:value-type="string">
            <text:p text:style-name="P92">0x4</text:p>
          </table:table-cell>
          <table:table-cell table:style-name="Table10.A2" office:value-type="string">
            <text:p text:style-name="P93">PCIE_BE_ITC_IMS</text:p>
          </table:table-cell>
          <table:table-cell table:style-name="Table10.A2" office:value-type="string">
            <text:p text:style-name="P90">PCIE_BE ITC Mask SET Control Register</text:p>
          </table:table-cell>
          <table:table-cell table:style-name="Table10.E2" office:value-type="string">
            <text:p text:style-name="P90"/>
          </table:table-cell>
        </table:table-row>
        <table:table-row>
          <table:table-cell table:style-name="Table10.E2" table:number-columns-spanned="5" office:value-type="string">
            <text:p text:style-name="P91"/>
          </table:table-cell>
          <table:covered-table-cell/>
          <table:covered-table-cell/>
          <table:covered-table-cell/>
          <table:covered-table-cell/>
        </table:table-row>
        <table:table-row>
          <table:table-cell table:style-name="Table10.A2" office:value-type="string">
            <text:p text:style-name="P91">0x0C0 - 0x0C3</text:p>
          </table:table-cell>
          <table:table-cell table:style-name="Table10.A2" office:value-type="string">
            <text:p text:style-name="P92">0x04</text:p>
          </table:table-cell>
          <table:table-cell table:style-name="Table10.A2" office:value-type="string">
            <text:p text:style-name="P93">PMCXMC</text:p>
          </table:table-cell>
          <table:table-cell table:style-name="Table10.A2" office:value-type="string">
            <text:p text:style-name="P90">PMC &amp; XMC Side-band Signalling</text:p>
          </table:table-cell>
          <table:table-cell table:style-name="Table10.E2" office:value-type="string">
            <text:p text:style-name="P90"/>
          </table:table-cell>
        </table:table-row>
        <table:table-row>
          <table:table-cell table:style-name="Table10.A2" office:value-type="string">
            <text:p text:style-name="P91">0x0C4 - 0x0FF</text:p>
          </table:table-cell>
          <table:table-cell table:style-name="Table10.A2" office:value-type="string">
            <text:p text:style-name="P92">0x3C</text:p>
          </table:table-cell>
          <table:table-cell table:style-name="Table10.A2" office:value-type="string">
            <text:p text:style-name="P93">Reserved</text:p>
          </table:table-cell>
          <table:table-cell table:style-name="Table10.A2" office:value-type="string">
            <text:p text:style-name="P90"/>
          </table:table-cell>
          <table:table-cell table:style-name="Table10.E2" office:value-type="string">
            <text:p text:style-name="P90"/>
          </table:table-cell>
        </table:table-row>
        <table:table-row>
          <table:table-cell table:style-name="Table10.A2" office:value-type="string">
            <text:p text:style-name="P91"/>
          </table:table-cell>
          <table:table-cell table:style-name="Table10.A2" office:value-type="string">
            <text:p text:style-name="P92"/>
          </table:table-cell>
          <table:table-cell table:style-name="Table10.A2" office:value-type="string">
            <text:p text:style-name="P93"/>
          </table:table-cell>
          <table:table-cell table:style-name="Table10.A2" office:value-type="string">
            <text:p text:style-name="P90"/>
          </table:table-cell>
          <table:table-cell table:style-name="Table10.E2" office:value-type="string">
            <text:p text:style-name="P90"/>
          </table:table-cell>
        </table:table-row>
        <text:soft-page-break/>
        <table:table-row>
          <table:table-cell table:style-name="Table10.A2" office:value-type="string">
            <text:p text:style-name="P91">0x0100 - 0x0103</text:p>
          </table:table-cell>
          <table:table-cell table:style-name="Table10.A2" office:value-type="string">
            <text:p text:style-name="P92">0x4</text:p>
          </table:table-cell>
          <table:table-cell table:style-name="Table10.A2" office:value-type="string">
            <text:p text:style-name="P93">I2C_CTL </text:p>
          </table:table-cell>
          <table:table-cell table:style-name="Table10.A2" office:value-type="string">
            <text:p text:style-name="P90">I2C Controller Control Register </text:p>
          </table:table-cell>
          <table:table-cell table:style-name="Table10.E2" office:value-type="string">
            <text:p text:style-name="P90"/>
          </table:table-cell>
        </table:table-row>
        <table:table-row>
          <table:table-cell table:style-name="Table10.A2" office:value-type="string">
            <text:p text:style-name="P91">0x0104 - 0x0107</text:p>
          </table:table-cell>
          <table:table-cell table:style-name="Table10.A2" office:value-type="string">
            <text:p text:style-name="P92">0x4</text:p>
          </table:table-cell>
          <table:table-cell table:style-name="Table10.A2" office:value-type="string">
            <text:p text:style-name="P93">I2C_CMD </text:p>
          </table:table-cell>
          <table:table-cell table:style-name="Table10.A2" office:value-type="string">
            <text:p text:style-name="P90">I2C Controller Command Register </text:p>
          </table:table-cell>
          <table:table-cell table:style-name="Table10.E2" office:value-type="string">
            <text:p text:style-name="P90"/>
          </table:table-cell>
        </table:table-row>
        <table:table-row>
          <table:table-cell table:style-name="Table10.A2" office:value-type="string">
            <text:p text:style-name="P91">0x0108 - 0x010B</text:p>
          </table:table-cell>
          <table:table-cell table:style-name="Table10.A2" office:value-type="string">
            <text:p text:style-name="P92">0x4</text:p>
          </table:table-cell>
          <table:table-cell table:style-name="Table10.A2" office:value-type="string">
            <text:p text:style-name="P93">I2C_DATW</text:p>
          </table:table-cell>
          <table:table-cell table:style-name="Table10.A2" office:value-type="string">
            <text:p text:style-name="P90">I2C Controller Data Write Register</text:p>
          </table:table-cell>
          <table:table-cell table:style-name="Table10.E2" office:value-type="string">
            <text:p text:style-name="P90"/>
          </table:table-cell>
        </table:table-row>
        <table:table-row>
          <table:table-cell table:style-name="Table10.A2" office:value-type="string">
            <text:p text:style-name="P91">0x010C - 0x010F</text:p>
          </table:table-cell>
          <table:table-cell table:style-name="Table10.A2" office:value-type="string">
            <text:p text:style-name="P92">0x4</text:p>
          </table:table-cell>
          <table:table-cell table:style-name="Table10.A2" office:value-type="string">
            <text:p text:style-name="P93">I2C_DATR</text:p>
          </table:table-cell>
          <table:table-cell table:style-name="Table10.A2" office:value-type="string">
            <text:p text:style-name="P90">I2C Controller Data Read Register</text:p>
          </table:table-cell>
          <table:table-cell table:style-name="Table10.E2" office:value-type="string">
            <text:p text:style-name="P90"/>
          </table:table-cell>
        </table:table-row>
        <table:table-row>
          <table:table-cell table:style-name="Table10.E2" table:number-columns-spanned="5" office:value-type="string">
            <text:p text:style-name="P91"/>
          </table:table-cell>
          <table:covered-table-cell/>
          <table:covered-table-cell/>
          <table:covered-table-cell/>
          <table:covered-table-cell/>
        </table:table-row>
        <table:table-row>
          <table:table-cell table:style-name="Table10.A39" office:value-type="string">
            <text:p text:style-name="P91">0x380 - 0x3FF</text:p>
          </table:table-cell>
          <table:table-cell table:style-name="Table10.A39" office:value-type="string">
            <text:p text:style-name="P92">0x80</text:p>
          </table:table-cell>
          <table:table-cell table:style-name="Table10.A39" office:value-type="string">
            <text:p text:style-name="P93">Signature_ROM</text:p>
          </table:table-cell>
          <table:table-cell table:style-name="Table10.A39" office:value-type="string">
            <text:p text:style-name="P90">Defined ROM area for software signature</text:p>
          </table:table-cell>
          <table:table-cell table:style-name="Table10.E39" office:value-type="string">
            <text:p text:style-name="P90"/>
          </table:table-cell>
        </table:table-row>
      </table:table>
      <text:p text:style-name="P140"/>
      <text:list xml:id="list35417129" text:continue-list="list35417132" text:style-name="Outline">
        <text:list-item>
          <text:list>
            <text:list-item>
              <text:list>
                <text:list-item>
                  <text:h text:style-name="Heading_20_3" text:outline-level="3">ILOC_Static Register</text:h>
                </text:list-item>
              </text:list>
            </text:list-item>
          </text:list>
        </text:list-item>
      </text:list>
      <text:p text:style-name="Text_20_body_20_indent_5f_2">This register provides status informations related to on-board static options. These status are provided from the PYRAME CPLD over a serial stream.</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table:number-columns-spanned="2" office:value-type="string">
              <text:p text:style-name="P22">ILOC_STATIC</text:p>
              <text:p text:style-name="P19">IO_Bus : 0x000 - 0x003</text:p>
            </table:table-cell>
            <table:covered-table-cell/>
            <table:table-cell table:style-name="Table22.C1" table:number-columns-spanned="4" office:value-type="string">
              <text:p text:style-name="P23"/>
            </table:table-cell>
            <table:covered-table-cell/>
            <table:covered-table-cell/>
            <table:covered-table-cell/>
          </table:table-row>
        </table:table-header-rows>
        <table:table-row>
          <table:table-cell table:style-name="Table22.A2" office:value-type="string">
            <text:p text:style-name="P97">Bit[]</text:p>
          </table:table-cell>
          <table:table-cell table:style-name="Table22.A2" office:value-type="string">
            <text:p text:style-name="P97">Function</text:p>
          </table:table-cell>
          <table:table-cell table:style-name="Table22.A2" office:value-type="string">
            <text:p text:style-name="P97">R/W</text:p>
          </table:table-cell>
          <table:table-cell table:style-name="Table22.A2" office:value-type="string">
            <text:p text:style-name="P97">Reset</text:p>
          </table:table-cell>
          <table:table-cell table:style-name="Table22.A2" office:value-type="string">
            <text:p text:style-name="P96">Description</text:p>
          </table:table-cell>
          <table:table-cell table:style-name="Table22.F2" office:value-type="string">
            <text:p text:style-name="P96">Comments</text:p>
          </table:table-cell>
        </table:table-row>
        <table:table-row>
          <table:table-cell table:style-name="Table22.A2" office:value-type="string">
            <text:p text:style-name="P45">[0]</text:p>
          </table:table-cell>
          <table:table-cell table:style-name="Table22.A2" office:value-type="string">
            <text:p text:style-name="P70">SW500-1</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VME SYSRESET Enable</text:p>
          </table:table-cell>
          <table:table-cell table:style-name="Table22.F2" office:value-type="string">
            <text:p text:style-name="P45"><text:s/></text:p>
          </table:table-cell>
        </table:table-row>
        <table:table-row>
          <table:table-cell table:style-name="Table22.A2" office:value-type="string">
            <text:p text:style-name="P45">[1]</text:p>
          </table:table-cell>
          <table:table-cell table:style-name="Table22.A2" office:value-type="string">
            <text:p text:style-name="P70">SW500-2</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VME Slot_1 Enable (Force anyway)</text:p>
          </table:table-cell>
          <table:table-cell table:style-name="Table22.F2" office:value-type="string">
            <text:p text:style-name="P45"/>
          </table:table-cell>
        </table:table-row>
        <table:table-row>
          <table:table-cell table:style-name="Table22.A2" office:value-type="string">
            <text:p text:style-name="P45">[2]</text:p>
          </table:table-cell>
          <table:table-cell table:style-name="Table22.A2" office:value-type="string">
            <text:p text:style-name="P70">SW500-3</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VME64X Mode Enable</text:p>
          </table:table-cell>
          <table:table-cell table:style-name="Table22.F2" office:value-type="string">
            <text:p text:style-name="P45"/>
          </table:table-cell>
        </table:table-row>
        <table:table-row>
          <table:table-cell table:style-name="Table22.A2" office:value-type="string">
            <text:p text:style-name="P45">[3]</text:p>
          </table:table-cell>
          <table:table-cell table:style-name="Table22.A2" office:value-type="string">
            <text:p text:style-name="P70">SW500-4</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VME A24 Mode A[19]</text:p>
          </table:table-cell>
          <table:table-cell table:style-name="Table22.F2" office:value-type="string">
            <text:p text:style-name="P45"/>
          </table:table-cell>
        </table:table-row>
        <table:table-row>
          <table:table-cell table:style-name="Table22.A2" office:value-type="string">
            <text:p text:style-name="P45">[4]</text:p>
          </table:table-cell>
          <table:table-cell table:style-name="Table22.A2" office:value-type="string">
            <text:p text:style-name="P70">SW500-5</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VME A24 Mode A[20]</text:p>
          </table:table-cell>
          <table:table-cell table:style-name="Table22.F2" office:value-type="string">
            <text:p text:style-name="P45"/>
          </table:table-cell>
        </table:table-row>
        <table:table-row>
          <table:table-cell table:style-name="Table22.A2" office:value-type="string">
            <text:p text:style-name="P45">[5]</text:p>
          </table:table-cell>
          <table:table-cell table:style-name="Table22.A2" office:value-type="string">
            <text:p text:style-name="P70">SW500-6</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VME A24 Mode A[21]</text:p>
          </table:table-cell>
          <table:table-cell table:style-name="Table22.F2" office:value-type="string">
            <text:p text:style-name="P45"/>
          </table:table-cell>
        </table:table-row>
        <table:table-row>
          <table:table-cell table:style-name="Table22.A2" office:value-type="string">
            <text:p text:style-name="P45">[6]</text:p>
          </table:table-cell>
          <table:table-cell table:style-name="Table22.A2" office:value-type="string">
            <text:p text:style-name="P70">SW500-7</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VME A24 Mode A[22]</text:p>
          </table:table-cell>
          <table:table-cell table:style-name="Table22.F2" office:value-type="string">
            <text:p text:style-name="P44"/>
          </table:table-cell>
        </table:table-row>
        <table:table-row>
          <table:table-cell table:style-name="Table22.A2" office:value-type="string">
            <text:p text:style-name="P45">[7]</text:p>
          </table:table-cell>
          <table:table-cell table:style-name="Table22.A2" office:value-type="string">
            <text:p text:style-name="P70">SW500-8</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VME A24 Mode A[23]</text:p>
          </table:table-cell>
          <table:table-cell table:style-name="Table22.F2" office:value-type="string">
            <text:p text:style-name="P45"/>
          </table:table-cell>
        </table:table-row>
        <table:table-row>
          <table:table-cell table:style-name="Table22.A2" office:value-type="string">
            <text:p text:style-name="P45">[8]</text:p>
          </table:table-cell>
          <table:table-cell table:style-name="Table22.A2" office:value-type="string">
            <text:p text:style-name="P70">SW501-1</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SPI Flash Programming Enable</text:p>
          </table:table-cell>
          <table:table-cell table:style-name="Table22.F2" office:value-type="string">
            <text:p text:style-name="P45"><text:s/></text:p>
          </table:table-cell>
        </table:table-row>
        <table:table-row>
          <table:table-cell table:style-name="Table22.A2" office:value-type="string">
            <text:p text:style-name="P45">[9]</text:p>
          </table:table-cell>
          <table:table-cell table:style-name="Table22.A2" office:value-type="string">
            <text:p text:style-name="P70">SW501-2</text:p>
          </table:table-cell>
          <table:table-cell table:style-name="Table22.A2" office:value-type="string">
            <text:p text:style-name="P45">R</text:p>
          </table:table-cell>
          <table:table-cell table:style-name="Table22.A2" office:value-type="string">
            <text:p text:style-name="P67">--</text:p>
          </table:table-cell>
          <table:table-cell table:style-name="Table22.A2" office:value-type="string">
            <text:p text:style-name="P66">FPGA Bit-stream #N LSB</text:p>
          </table:table-cell>
          <table:table-cell table:style-name="Table22.F2" office:value-type="string">
            <text:p text:style-name="P45"/>
          </table:table-cell>
        </table:table-row>
        <table:table-row>
          <table:table-cell table:style-name="Table22.A2" office:value-type="string">
            <text:p text:style-name="P45">[10]</text:p>
          </table:table-cell>
          <table:table-cell table:style-name="Table22.A2" office:value-type="string">
            <text:p text:style-name="P70">SW501-3</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7">FPGA Bit-stream #N MSB</text:p>
          </table:table-cell>
          <table:table-cell table:style-name="Table22.F2" office:value-type="string">
            <text:p text:style-name="P45"/>
          </table:table-cell>
        </table:table-row>
        <table:table-row>
          <table:table-cell table:style-name="Table22.A2" office:value-type="string">
            <text:p text:style-name="P45">[11]</text:p>
          </table:table-cell>
          <table:table-cell table:style-name="Table22.A2" office:value-type="string">
            <text:p text:style-name="P70">SW501-4</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Reserved_1</text:p>
          </table:table-cell>
          <table:table-cell table:style-name="Table22.F2" office:value-type="string">
            <text:p text:style-name="P45"/>
          </table:table-cell>
        </table:table-row>
        <table:table-row>
          <table:table-cell table:style-name="Table22.A2" office:value-type="string">
            <text:p text:style-name="P45">[12]</text:p>
          </table:table-cell>
          <table:table-cell table:style-name="Table22.A2" office:value-type="string">
            <text:p text:style-name="P70">SW501-5</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PCI Express Front panel P4 Non Transparent </text:p>
          </table:table-cell>
          <table:table-cell table:style-name="Table22.F2" office:value-type="string">
            <text:p text:style-name="P45"/>
          </table:table-cell>
        </table:table-row>
        <table:table-row>
          <table:table-cell table:style-name="Table22.A2" office:value-type="string">
            <text:p text:style-name="P45">[13]</text:p>
          </table:table-cell>
          <table:table-cell table:style-name="Table22.A2" office:value-type="string">
            <text:p text:style-name="P70">SW501-6</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PCI Express Mode [2:0] LSB</text:p>
          </table:table-cell>
          <table:table-cell table:style-name="Table22.F2" office:value-type="string">
            <text:p text:style-name="P45"/>
          </table:table-cell>
        </table:table-row>
        <table:table-row>
          <table:table-cell table:style-name="Table22.A2" office:value-type="string">
            <text:p text:style-name="P45">[14]</text:p>
          </table:table-cell>
          <table:table-cell table:style-name="Table22.A2" office:value-type="string">
            <text:p text:style-name="P70">SW501-7</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PCI Express Mode [2:0] <text:s/></text:p>
          </table:table-cell>
          <table:table-cell table:style-name="Table22.F2" office:value-type="string">
            <text:p text:style-name="P45"/>
          </table:table-cell>
        </table:table-row>
        <table:table-row>
          <table:table-cell table:style-name="Table22.A2" office:value-type="string">
            <text:p text:style-name="P45">[15]</text:p>
          </table:table-cell>
          <table:table-cell table:style-name="Table22.A2" office:value-type="string">
            <text:p text:style-name="P70">SW501-8</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PCI Express Mode [2:0] MSB</text:p>
          </table:table-cell>
          <table:table-cell table:style-name="Table22.F2" office:value-type="string">
            <text:p text:style-name="P45"/>
          </table:table-cell>
        </table:table-row>
        <table:table-row>
          <table:table-cell table:style-name="Table22.A2" office:value-type="string">
            <text:p text:style-name="P45">[16]</text:p>
          </table:table-cell>
          <table:table-cell table:style-name="Table22.A2" office:value-type="string">
            <text:p text:style-name="P70">SW502-1</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FPGA Configuration made with XILINX <text:s/>iMPACT JTAG tool.</text:p>
          </table:table-cell>
          <table:table-cell table:style-name="Table22.F2" office:value-type="string">
            <text:p text:style-name="P45"/>
          </table:table-cell>
        </table:table-row>
        <table:table-row>
          <table:table-cell table:style-name="Table22.A2" office:value-type="string">
            <text:p text:style-name="P45">[17]</text:p>
          </table:table-cell>
          <table:table-cell table:style-name="Table22.A2" office:value-type="string">
            <text:p text:style-name="P70">SW502-2</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Bypass the Power-ON FSM controller </text:p>
            <text:p text:style-name="P44">NEW <text:s/>Compressed 1 KBytes IO Space </text:p>
          </table:table-cell>
          <table:table-cell table:style-name="Table22.F2" office:value-type="string">
            <text:p text:style-name="P45"><text:s/></text:p>
          </table:table-cell>
        </table:table-row>
        <table:table-row>
          <table:table-cell table:style-name="Table22.A2" office:value-type="string">
            <text:p text:style-name="P45">[18]</text:p>
          </table:table-cell>
          <table:table-cell table:style-name="Table22.A2" office:value-type="string">
            <text:p text:style-name="P70">SW502-3</text:p>
          </table:table-cell>
          <table:table-cell table:style-name="Table22.A2" office:value-type="string">
            <text:p text:style-name="P45">R</text:p>
          </table:table-cell>
          <table:table-cell table:style-name="Table22.A2" office:value-type="string">
            <text:p text:style-name="P45"/>
          </table:table-cell>
          <table:table-cell table:style-name="Table22.A2" table:number-rows-spanned="2" office:value-type="string">
            <text:p text:style-name="P44">PCI Express BAR_2 Size (from 64 to 512 MBytes)</text:p>
            <text:p text:style-name="P44">(Non Prefetchable)</text:p>
          </table:table-cell>
          <table:table-cell table:style-name="Table22.F2" office:value-type="string">
            <text:p text:style-name="P44"/>
          </table:table-cell>
        </table:table-row>
        <table:table-row>
          <table:table-cell table:style-name="Table22.A2" office:value-type="string">
            <text:p text:style-name="P45">[19]</text:p>
          </table:table-cell>
          <table:table-cell table:style-name="Table22.A2" office:value-type="string">
            <text:p text:style-name="P70">SW502-4</text:p>
          </table:table-cell>
          <table:table-cell table:style-name="Table22.A2" office:value-type="string">
            <text:p text:style-name="P45">R</text:p>
          </table:table-cell>
          <table:table-cell table:style-name="Table22.A2" office:value-type="string">
            <text:p text:style-name="P45">--</text:p>
          </table:table-cell>
          <table:covered-table-cell/>
          <table:table-cell table:style-name="Table22.F2" office:value-type="string">
            <text:p text:style-name="P44"/>
          </table:table-cell>
        </table:table-row>
        <table:table-row>
          <table:table-cell table:style-name="Table22.A2" office:value-type="string">
            <text:p text:style-name="P45">[20]</text:p>
          </table:table-cell>
          <table:table-cell table:style-name="Table22.A2" office:value-type="string">
            <text:p text:style-name="P70">SW502-5</text:p>
          </table:table-cell>
          <table:table-cell table:style-name="Table22.A2" office:value-type="string">
            <text:p text:style-name="P45">R</text:p>
          </table:table-cell>
          <table:table-cell table:style-name="Table22.A2" office:value-type="string">
            <text:p text:style-name="P45">--</text:p>
          </table:table-cell>
          <table:table-cell table:style-name="Table22.A2" table:number-rows-spanned="3" office:value-type="string">
            <text:p text:style-name="P44">PCI Express BAR_0 Size (from 64 to 4096 MBytes)</text:p>
            <text:p text:style-name="P44">(Prefetchable)</text:p>
          </table:table-cell>
          <table:table-cell table:style-name="Table22.F2" office:value-type="string">
            <text:p text:style-name="P44"/>
          </table:table-cell>
        </table:table-row>
        <table:table-row>
          <table:table-cell table:style-name="Table22.A2" office:value-type="string">
            <text:p text:style-name="P45">[21]</text:p>
          </table:table-cell>
          <table:table-cell table:style-name="Table22.A2" office:value-type="string">
            <text:p text:style-name="P70">SW502-6</text:p>
          </table:table-cell>
          <table:table-cell table:style-name="Table22.A2" office:value-type="string">
            <text:p text:style-name="P45">R</text:p>
          </table:table-cell>
          <table:table-cell table:style-name="Table22.A2" office:value-type="string">
            <text:p text:style-name="P45">--</text:p>
          </table:table-cell>
          <table:covered-table-cell/>
          <table:table-cell table:style-name="Table22.F2" office:value-type="string">
            <text:p text:style-name="P44"/>
          </table:table-cell>
        </table:table-row>
        <table:table-row>
          <table:table-cell table:style-name="Table22.A2" office:value-type="string">
            <text:p text:style-name="P45">[22]</text:p>
          </table:table-cell>
          <table:table-cell table:style-name="Table22.A2" office:value-type="string">
            <text:p text:style-name="P70">SW502-7</text:p>
          </table:table-cell>
          <table:table-cell table:style-name="Table22.A2" office:value-type="string">
            <text:p text:style-name="P45">R</text:p>
          </table:table-cell>
          <table:table-cell table:style-name="Table22.A2" office:value-type="string">
            <text:p text:style-name="P45">--</text:p>
          </table:table-cell>
          <table:covered-table-cell/>
          <table:table-cell table:style-name="Table22.F2" office:value-type="string">
            <text:p text:style-name="P44"/>
          </table:table-cell>
        </table:table-row>
        <table:table-row>
          <table:table-cell table:style-name="Table22.A2" office:value-type="string">
            <text:p text:style-name="P45">[23]</text:p>
          </table:table-cell>
          <table:table-cell table:style-name="Table22.A2" office:value-type="string">
            <text:p text:style-name="P70">SW502-8</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PCI Express BAR_0 64-bit</text:p>
          </table:table-cell>
          <table:table-cell table:style-name="Table22.F2" office:value-type="string">
            <text:p text:style-name="P44"/>
          </table:table-cell>
        </table:table-row>
        <text:soft-page-break/>
        <table:table-row>
          <table:table-cell table:style-name="Table22.A2" office:value-type="string">
            <text:p text:style-name="P45">[25:24]</text:p>
          </table:table-cell>
          <table:table-cell table:style-name="Table22.A2" office:value-type="string">
            <text:p text:style-name="P45">Dyn_IOSEL[1:0]</text:p>
          </table:table-cell>
          <table:table-cell table:style-name="Table22.A2" office:value-type="string">
            <text:p text:style-name="P45">RW</text:p>
          </table:table-cell>
          <table:table-cell table:style-name="Table22.A2" office:value-type="string">
            <text:p text:style-name="P45">b00</text:p>
          </table:table-cell>
          <table:table-cell table:style-name="Table22.A2" office:value-type="string">
            <text:p text:style-name="P44">256 bytes Compress IO Space Dynamic section selector (Refer to annexe X.X)</text:p>
          </table:table-cell>
          <table:table-cell table:style-name="Table22.F2" office:value-type="string">
            <text:p text:style-name="P44"/>
          </table:table-cell>
        </table:table-row>
        <table:table-row>
          <table:table-cell table:style-name="Table22.A2" office:value-type="string">
            <text:p text:style-name="P45">[30:26]</text:p>
          </table:table-cell>
          <table:table-cell table:style-name="Table22.A2" office:value-type="string">
            <text:p text:style-name="P45">Reserved</text:p>
          </table:table-cell>
          <table:table-cell table:style-name="Table22.A2" office:value-type="string">
            <text:p text:style-name="P45">R</text:p>
          </table:table-cell>
          <table:table-cell table:style-name="Table22.A2" office:value-type="string">
            <text:p text:style-name="P45">--</text:p>
          </table:table-cell>
          <table:table-cell table:style-name="Table22.A2" office:value-type="string">
            <text:p text:style-name="P44">Not used</text:p>
          </table:table-cell>
          <table:table-cell table:style-name="Table22.F2" office:value-type="string">
            <text:p text:style-name="P44"/>
          </table:table-cell>
        </table:table-row>
        <table:table-row>
          <table:table-cell table:style-name="Table22.A29" office:value-type="string">
            <text:p text:style-name="P45">[31]</text:p>
          </table:table-cell>
          <table:table-cell table:style-name="Table22.A29" office:value-type="string">
            <text:p text:style-name="P45">Compressed_IO</text:p>
          </table:table-cell>
          <table:table-cell table:style-name="Table22.A29" office:value-type="string">
            <text:p text:style-name="P45">R</text:p>
          </table:table-cell>
          <table:table-cell table:style-name="Table22.A29" office:value-type="string">
            <text:p text:style-name="P45"/>
          </table:table-cell>
          <table:table-cell table:style-name="Table22.A29" office:value-type="string">
            <text:p text:style-name="P44">This status information is set while the <text:s/>Compressed 256 bytes IO_Space is enabled.</text:p>
          </table:table-cell>
          <table:table-cell table:style-name="Table22.F29" office:value-type="string">
            <text:p text:style-name="P44">Idem as SW502-2</text:p>
          </table:table-cell>
        </table:table-row>
      </table:table>
      <text:p text:style-name="Text_20_body_20_indent_5f_2"/>
      <text:p text:style-name="Text_20_body_20_indent_5f_2"><text:span text:style-name="T25">Note</text:span><text:tab/>Switch <text:s/>numbering SW50X.<text:span text:style-name="T25">K</text:span> corresponds to the mini-DIP switch number printed label (1 to 8)</text:p>
      <text:p text:style-name="Text_20_body_20_indent_5f_2"><text:span text:style-name="T25">Note</text:span><text:tab/>The HEX rotary switch is connected on pex_GPIO[3:0]. Refer to register ILOC_PCIE_SW.</text:p>
      <text:list xml:id="list35437122" text:continue-numbering="true" text:style-name="Outline">
        <text:list-item>
          <text:list>
            <text:list-item>
              <text:list>
                <text:list-item>
                  <text:h text:style-name="Heading_20_3" text:outline-level="3">ILOC_Cable_1 [P4] Register</text:h>
                </text:list-item>
              </text:list>
            </text:list-item>
          </text:list>
        </text:list-item>
      </text:list>
      <text:p text:style-name="Text_20_body_20_indent_5f_2">This register provides control &amp; status informations related to the PCI Express External Cabling Port_1 <text:s/>Connector P4. Connected to PEX-8624-AA Port 1 .</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table:number-columns-spanned="2" office:value-type="string">
              <text:p text:style-name="P22">ILOC_Cable_1</text:p>
              <text:p text:style-name="P19">IO_Bus : 0x004 - 0x007</text:p>
            </table:table-cell>
            <table:covered-table-cell/>
            <table:table-cell table:style-name="Table23.C1" table:number-columns-spanned="4" office:value-type="string">
              <text:p text:style-name="P23">PCI Express External Cabling P4</text:p>
            </table:table-cell>
            <table:covered-table-cell/>
            <table:covered-table-cell/>
            <table:covered-table-cell/>
          </table:table-row>
        </table:table-header-rows>
        <table:table-row>
          <table:table-cell table:style-name="Table23.A2" office:value-type="string">
            <text:p text:style-name="P97">Bit[]</text:p>
          </table:table-cell>
          <table:table-cell table:style-name="Table23.A2" office:value-type="string">
            <text:p text:style-name="P97">Function</text:p>
          </table:table-cell>
          <table:table-cell table:style-name="Table23.A2" office:value-type="string">
            <text:p text:style-name="P97">R/W</text:p>
          </table:table-cell>
          <table:table-cell table:style-name="Table23.A2" office:value-type="string">
            <text:p text:style-name="P97">Reset</text:p>
          </table:table-cell>
          <table:table-cell table:style-name="Table23.A2" office:value-type="string">
            <text:p text:style-name="P96">Description</text:p>
          </table:table-cell>
          <table:table-cell table:style-name="Table23.F2" office:value-type="string">
            <text:p text:style-name="P96">Comments</text:p>
          </table:table-cell>
        </table:table-row>
        <table:table-row>
          <table:table-cell table:style-name="Table23.A2" office:value-type="string">
            <text:p text:style-name="P45">[2:0]</text:p>
          </table:table-cell>
          <table:table-cell table:style-name="Table23.A2" office:value-type="string">
            <text:p text:style-name="P45">Reserved</text:p>
          </table:table-cell>
          <table:table-cell table:style-name="Table23.A2" office:value-type="string">
            <text:p text:style-name="P45">R</text:p>
          </table:table-cell>
          <table:table-cell table:style-name="Table23.A2" office:value-type="string">
            <text:p text:style-name="P45">--</text:p>
          </table:table-cell>
          <table:table-cell table:style-name="Table23.A2" office:value-type="string">
            <text:p text:style-name="P44">Not implemented</text:p>
          </table:table-cell>
          <table:table-cell table:style-name="Table23.F2" office:value-type="string">
            <text:p text:style-name="P44"/>
          </table:table-cell>
        </table:table-row>
        <table:table-row>
          <table:table-cell table:style-name="Table23.A2" office:value-type="string">
            <text:p text:style-name="P45">[3]</text:p>
          </table:table-cell>
          <table:table-cell table:style-name="Table23.A2" office:value-type="string">
            <text:p text:style-name="P45">Port1_Non Transparent</text:p>
          </table:table-cell>
          <table:table-cell table:style-name="Table23.A2" office:value-type="string">
            <text:p text:style-name="P45">R</text:p>
          </table:table-cell>
          <table:table-cell table:style-name="Table23.A2" office:value-type="string">
            <text:p text:style-name="P45">--</text:p>
          </table:table-cell>
          <table:table-cell table:style-name="Table23.A2" office:value-type="string">
            <text:p text:style-name="P44">Port_1 as NT (Non Transparent)</text:p>
          </table:table-cell>
          <table:table-cell table:style-name="Table23.F2" office:value-type="string">
            <text:p text:style-name="P44">Not supported in normal operation</text:p>
          </table:table-cell>
        </table:table-row>
        <table:table-row>
          <table:table-cell table:style-name="Table23.A2" office:value-type="string">
            <text:p text:style-name="P45">[4]</text:p>
          </table:table-cell>
          <table:table-cell table:style-name="Table23.A2" office:value-type="string">
            <text:p text:style-name="P45">Port1_CPERST_I</text:p>
          </table:table-cell>
          <table:table-cell table:style-name="Table23.A2" office:value-type="string">
            <text:p text:style-name="P45">R</text:p>
          </table:table-cell>
          <table:table-cell table:style-name="Table23.A2" office:value-type="string">
            <text:p text:style-name="P45">--</text:p>
          </table:table-cell>
          <table:table-cell table:style-name="Table23.A2" office:value-type="string">
            <text:p text:style-name="P44">Platform RESET Detection</text:p>
          </table:table-cell>
          <table:table-cell table:style-name="Table23.F2" office:value-type="string">
            <text:p text:style-name="P44"/>
          </table:table-cell>
        </table:table-row>
        <table:table-row>
          <table:table-cell table:style-name="Table23.A2" office:value-type="string">
            <text:p text:style-name="P45">[5]</text:p>
          </table:table-cell>
          <table:table-cell table:style-name="Table23.A2" office:value-type="string">
            <text:p text:style-name="P45">Port1_CPWRON_I</text:p>
          </table:table-cell>
          <table:table-cell table:style-name="Table23.A2" office:value-type="string">
            <text:p text:style-name="P45">R</text:p>
          </table:table-cell>
          <table:table-cell table:style-name="Table23.A2" office:value-type="string">
            <text:p text:style-name="P45">--</text:p>
          </table:table-cell>
          <table:table-cell table:style-name="Table23.A2" office:value-type="string">
            <text:p text:style-name="P44">Cable Power_ON <text:s/>Detection</text:p>
          </table:table-cell>
          <table:table-cell table:style-name="Table23.F2" office:value-type="string">
            <text:p text:style-name="P44"/>
          </table:table-cell>
        </table:table-row>
        <table:table-row>
          <table:table-cell table:style-name="Table23.A2" office:value-type="string">
            <text:p text:style-name="P45">[6]</text:p>
          </table:table-cell>
          <table:table-cell table:style-name="Table23.A2" office:value-type="string">
            <text:p text:style-name="P45">Port1_CWAKE_O</text:p>
          </table:table-cell>
          <table:table-cell table:style-name="Table23.A2" office:value-type="string">
            <text:p text:style-name="P45">RW</text:p>
          </table:table-cell>
          <table:table-cell table:style-name="Table23.A2" office:value-type="string">
            <text:p text:style-name="P45">0</text:p>
          </table:table-cell>
          <table:table-cell table:style-name="Table23.A2" office:value-type="string">
            <text:p text:style-name="P44">Signalling Wake-Up over the PCI Express Cable</text:p>
          </table:table-cell>
          <table:table-cell table:style-name="Table23.F2" office:value-type="string">
            <text:p text:style-name="P44"/>
          </table:table-cell>
        </table:table-row>
        <table:table-row>
          <table:table-cell table:style-name="Table23.A8" office:value-type="string">
            <text:p text:style-name="P45">[31:7]</text:p>
          </table:table-cell>
          <table:table-cell table:style-name="Table23.A8" office:value-type="string">
            <text:p text:style-name="P45">Reserved</text:p>
          </table:table-cell>
          <table:table-cell table:style-name="Table23.A8" office:value-type="string">
            <text:p text:style-name="P45">R</text:p>
          </table:table-cell>
          <table:table-cell table:style-name="Table23.A8" office:value-type="string">
            <text:p text:style-name="P45">--</text:p>
          </table:table-cell>
          <table:table-cell table:style-name="Table23.A8" office:value-type="string">
            <text:p text:style-name="P44">Not implemented</text:p>
          </table:table-cell>
          <table:table-cell table:style-name="Table23.F8" office:value-type="string">
            <text:p text:style-name="P44"/>
          </table:table-cell>
        </table:table-row>
      </table:table>
      <text:p text:style-name="P163"/>
      <text:list xml:id="list35435685" text:continue-numbering="true" text:style-name="Outline">
        <text:list-item>
          <text:list>
            <text:list-item>
              <text:list>
                <text:list-item>
                  <text:h text:style-name="Heading_20_3" text:outline-level="3">ILOC_Cable_0 [P3] <text:s/>Register</text:h>
                </text:list-item>
              </text:list>
            </text:list-item>
          </text:list>
        </text:list-item>
      </text:list>
      <text:p text:style-name="Text_20_body_20_indent_5f_2">This register provides control &amp; status informations related to the PCI Express External Cabling Port_2 Connector P3. Connected to PEX-8624-AA Port 0.</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table:number-columns-spanned="2" office:value-type="string">
              <text:p text:style-name="P22">ILOC_Cable_0</text:p>
              <text:p text:style-name="P19">IO_Bus : 0x008 - 0x00B</text:p>
            </table:table-cell>
            <table:covered-table-cell/>
            <table:table-cell table:style-name="Table24.C1" table:number-columns-spanned="4" office:value-type="string">
              <text:p text:style-name="P23">PCI Express External Cabling P3</text:p>
            </table:table-cell>
            <table:covered-table-cell/>
            <table:covered-table-cell/>
            <table:covered-table-cell/>
          </table:table-row>
        </table:table-header-rows>
        <table:table-row>
          <table:table-cell table:style-name="Table24.A2" office:value-type="string">
            <text:p text:style-name="P97">Bit[]</text:p>
          </table:table-cell>
          <table:table-cell table:style-name="Table24.A2" office:value-type="string">
            <text:p text:style-name="P97">Function</text:p>
          </table:table-cell>
          <table:table-cell table:style-name="Table24.A2" office:value-type="string">
            <text:p text:style-name="P97">R/W</text:p>
          </table:table-cell>
          <table:table-cell table:style-name="Table24.A2" office:value-type="string">
            <text:p text:style-name="P97">Reset</text:p>
          </table:table-cell>
          <table:table-cell table:style-name="Table24.A2" office:value-type="string">
            <text:p text:style-name="P96">Description</text:p>
          </table:table-cell>
          <table:table-cell table:style-name="Table24.F2" office:value-type="string">
            <text:p text:style-name="P96">Comments</text:p>
          </table:table-cell>
        </table:table-row>
        <table:table-row>
          <table:table-cell table:style-name="Table24.A2" office:value-type="string">
            <text:p text:style-name="P45">[3:0]</text:p>
          </table:table-cell>
          <table:table-cell table:style-name="Table24.A2" office:value-type="string">
            <text:p text:style-name="P45">Reserved</text:p>
          </table:table-cell>
          <table:table-cell table:style-name="Table24.A2" office:value-type="string">
            <text:p text:style-name="P45">R</text:p>
          </table:table-cell>
          <table:table-cell table:style-name="Table24.A2" office:value-type="string">
            <text:p text:style-name="P45">--</text:p>
          </table:table-cell>
          <table:table-cell table:style-name="Table24.A2" office:value-type="string">
            <text:p text:style-name="P44">Not implemented</text:p>
          </table:table-cell>
          <table:table-cell table:style-name="Table24.F2" office:value-type="string">
            <text:p text:style-name="P44"/>
          </table:table-cell>
        </table:table-row>
        <table:table-row>
          <table:table-cell table:style-name="Table24.A2" office:value-type="string">
            <text:p text:style-name="P45">[4]</text:p>
          </table:table-cell>
          <table:table-cell table:style-name="Table24.A2" office:value-type="string">
            <text:p text:style-name="P45">Port2_CPERST_I</text:p>
          </table:table-cell>
          <table:table-cell table:style-name="Table24.A2" office:value-type="string">
            <text:p text:style-name="P45">R</text:p>
          </table:table-cell>
          <table:table-cell table:style-name="Table24.A2" office:value-type="string">
            <text:p text:style-name="P45">--</text:p>
          </table:table-cell>
          <table:table-cell table:style-name="Table24.A2" office:value-type="string">
            <text:p text:style-name="P44">Platform RESET Detection</text:p>
          </table:table-cell>
          <table:table-cell table:style-name="Table24.F2" office:value-type="string">
            <text:p text:style-name="P44"/>
          </table:table-cell>
        </table:table-row>
        <table:table-row>
          <table:table-cell table:style-name="Table24.A2" office:value-type="string">
            <text:p text:style-name="P45">[5]</text:p>
          </table:table-cell>
          <table:table-cell table:style-name="Table24.A2" office:value-type="string">
            <text:p text:style-name="P45">Port2_CPWRON_I</text:p>
          </table:table-cell>
          <table:table-cell table:style-name="Table24.A2" office:value-type="string">
            <text:p text:style-name="P45">R</text:p>
          </table:table-cell>
          <table:table-cell table:style-name="Table24.A2" office:value-type="string">
            <text:p text:style-name="P45">--</text:p>
          </table:table-cell>
          <table:table-cell table:style-name="Table24.A2" office:value-type="string">
            <text:p text:style-name="P44">Cable Power_ON <text:s/>Detection</text:p>
          </table:table-cell>
          <table:table-cell table:style-name="Table24.F2" office:value-type="string">
            <text:p text:style-name="P44"/>
          </table:table-cell>
        </table:table-row>
        <table:table-row>
          <table:table-cell table:style-name="Table24.A2" office:value-type="string">
            <text:p text:style-name="P45">[6]</text:p>
          </table:table-cell>
          <table:table-cell table:style-name="Table24.A2" office:value-type="string">
            <text:p text:style-name="P45">Port2_CWAKE_O</text:p>
          </table:table-cell>
          <table:table-cell table:style-name="Table24.A2" office:value-type="string">
            <text:p text:style-name="P45">RW</text:p>
          </table:table-cell>
          <table:table-cell table:style-name="Table24.A2" office:value-type="string">
            <text:p text:style-name="P45">0</text:p>
          </table:table-cell>
          <table:table-cell table:style-name="Table24.A2" office:value-type="string">
            <text:p text:style-name="P44">Signalling Wake-Up over the PCI Express Cable</text:p>
          </table:table-cell>
          <table:table-cell table:style-name="Table24.F2" office:value-type="string">
            <text:p text:style-name="P44"/>
          </table:table-cell>
        </table:table-row>
        <table:table-row>
          <table:table-cell table:style-name="Table24.A7" office:value-type="string">
            <text:p text:style-name="P45">[31:7]</text:p>
          </table:table-cell>
          <table:table-cell table:style-name="Table24.A7" office:value-type="string">
            <text:p text:style-name="P45"/>
          </table:table-cell>
          <table:table-cell table:style-name="Table24.A7" office:value-type="string">
            <text:p text:style-name="P45"/>
          </table:table-cell>
          <table:table-cell table:style-name="Table24.A7" office:value-type="string">
            <text:p text:style-name="P45"/>
          </table:table-cell>
          <table:table-cell table:style-name="Table24.A7" office:value-type="string">
            <text:p text:style-name="P44"/>
          </table:table-cell>
          <table:table-cell table:style-name="Table24.F7" office:value-type="string">
            <text:p text:style-name="P44"/>
          </table:table-cell>
        </table:table-row>
      </table:table>
      <text:p text:style-name="P163"/>
      <text:list xml:id="list35416962" text:continue-numbering="true" text:style-name="Outline">
        <text:list-item>
          <text:list>
            <text:list-item>
              <text:list>
                <text:list-item>
                  <text:h text:style-name="Heading_20_3" text:outline-level="3">ILOC_PONFSM Register</text:h>
                </text:list-item>
              </text:list>
            </text:list-item>
          </text:list>
        </text:list-item>
      </text:list>
      <text:p text:style-name="Text_20_body_20_indent_5f_2">This register provides status informations related to Power-ON Sequencer. The <text:user-index-mark-start text:id="IMark149489948" text:index-name="User-Defined" text:outline-level="1"/>PON_FSM<text:user-index-mark-end text:id="IMark149489948"/> Controller <text:soft-page-break/>executes a autonomously at power-up a predefined sequence stored in the SPI Flash EPROM.</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table:number-columns-spanned="2" office:value-type="string">
              <text:p text:style-name="P22">ILOC_PONFSM</text:p>
              <text:p text:style-name="P19">IO_Bus : 0x00C - 0x00F</text:p>
            </table:table-cell>
            <table:covered-table-cell/>
            <table:table-cell table:style-name="Table25.C1" table:number-columns-spanned="4" office:value-type="string">
              <text:p text:style-name="P23">PCI PONFSM Sequencer</text:p>
            </table:table-cell>
            <table:covered-table-cell/>
            <table:covered-table-cell/>
            <table:covered-table-cell/>
          </table:table-row>
        </table:table-header-rows>
        <table:table-row>
          <table:table-cell table:style-name="Table25.A2" office:value-type="string">
            <text:p text:style-name="P97">Bit[]</text:p>
          </table:table-cell>
          <table:table-cell table:style-name="Table25.A2" office:value-type="string">
            <text:p text:style-name="P97">Function</text:p>
          </table:table-cell>
          <table:table-cell table:style-name="Table25.A2" office:value-type="string">
            <text:p text:style-name="P97">R/W</text:p>
          </table:table-cell>
          <table:table-cell table:style-name="Table25.A2" office:value-type="string">
            <text:p text:style-name="P97">Reset</text:p>
          </table:table-cell>
          <table:table-cell table:style-name="Table25.A2" office:value-type="string">
            <text:p text:style-name="P96">Description</text:p>
          </table:table-cell>
          <table:table-cell table:style-name="Table25.F2" office:value-type="string">
            <text:p text:style-name="P96">Comments</text:p>
          </table:table-cell>
        </table:table-row>
        <table:table-row>
          <table:table-cell table:style-name="Table25.A2" office:value-type="string">
            <text:p text:style-name="P45">[15:0]</text:p>
          </table:table-cell>
          <table:table-cell table:style-name="Table25.A2" office:value-type="string">
            <text:p text:style-name="P45">PONFSM_INSTR[15:0]</text:p>
          </table:table-cell>
          <table:table-cell table:style-name="Table25.A2" office:value-type="string">
            <text:p text:style-name="P45">R</text:p>
          </table:table-cell>
          <table:table-cell table:style-name="Table25.A2" office:value-type="string">
            <text:p text:style-name="P45">0x0000</text:p>
          </table:table-cell>
          <table:table-cell table:style-name="Table25.A2" office:value-type="string">
            <text:p text:style-name="P44">Number of <text:user-index-mark-start text:id="IMark149374776" text:index-name="User-Defined" text:outline-level="1"/>PON_FSM<text:user-index-mark-end text:id="IMark149374776"/> Instruction executed</text:p>
          </table:table-cell>
          <table:table-cell table:style-name="Table25.F2" office:value-type="string">
            <text:p text:style-name="P44"/>
          </table:table-cell>
        </table:table-row>
        <table:table-row>
          <table:table-cell table:style-name="Table25.A2" office:value-type="string">
            <text:p text:style-name="P45">[17:16]</text:p>
          </table:table-cell>
          <table:table-cell table:style-name="Table25.A2" office:value-type="string">
            <text:p text:style-name="P45">PONFSM_STA[1:0]</text:p>
          </table:table-cell>
          <table:table-cell table:style-name="Table25.A2" office:value-type="string">
            <text:p text:style-name="P45">R</text:p>
          </table:table-cell>
          <table:table-cell table:style-name="Table25.A2" office:value-type="string">
            <text:p text:style-name="P45">0b00</text:p>
          </table:table-cell>
          <table:table-cell table:style-name="Table25.A2" office:value-type="string">
            <text:p text:style-name="P44"><text:user-index-mark-start text:id="IMark149374776" text:index-name="User-Defined" text:outline-level="1"/>PON_FSM<text:user-index-mark-end text:id="IMark149374776"/> Execution End Status</text:p>
            <text:p text:style-name="P167">00 = Not Started.</text:p>
            <text:p text:style-name="P167">01 = Running.</text:p>
            <text:p text:style-name="P167">10 = End OK.</text:p>
            <text:p text:style-name="P167">11 = End with ERROR. (Aborted)</text:p>
          </table:table-cell>
          <table:table-cell table:style-name="Table25.F2" office:value-type="string">
            <text:p text:style-name="P44"/>
          </table:table-cell>
        </table:table-row>
        <table:table-row>
          <table:table-cell table:style-name="Table25.A2" office:value-type="string">
            <text:p text:style-name="P45">[18]</text:p>
          </table:table-cell>
          <table:table-cell table:style-name="Table25.A2" office:value-type="string">
            <text:p text:style-name="P45">Reserved</text:p>
          </table:table-cell>
          <table:table-cell table:style-name="Table25.A2" office:value-type="string">
            <text:p text:style-name="P45">R</text:p>
          </table:table-cell>
          <table:table-cell table:style-name="Table25.D5" office:value-type="float" office:value="0">
            <text:p text:style-name="P45">0</text:p>
          </table:table-cell>
          <table:table-cell table:style-name="Table25.A2" office:value-type="string">
            <text:p text:style-name="P44">Not used</text:p>
          </table:table-cell>
          <table:table-cell table:style-name="Table25.F2" office:value-type="string">
            <text:p text:style-name="P44"/>
          </table:table-cell>
        </table:table-row>
        <table:table-row>
          <table:table-cell table:style-name="Table25.A2" office:value-type="string">
            <text:p text:style-name="P45">[19]</text:p>
          </table:table-cell>
          <table:table-cell table:style-name="Table25.A2" office:value-type="string">
            <text:p text:style-name="P45">PONFSM_Enable</text:p>
          </table:table-cell>
          <table:table-cell table:style-name="Table25.A2" office:value-type="string">
            <text:p text:style-name="P45">R </text:p>
          </table:table-cell>
          <table:table-cell table:style-name="Table25.D5" office:value-type="float" office:value="0">
            <text:p text:style-name="P45">0</text:p>
          </table:table-cell>
          <table:table-cell table:style-name="Table25.A2" office:value-type="string">
            <text:p text:style-name="P44">PON FSM is not <text:s/>by-passed) </text:p>
          </table:table-cell>
          <table:table-cell table:style-name="Table25.F2" office:value-type="string">
            <text:p text:style-name="P44"/>
          </table:table-cell>
        </table:table-row>
        <table:table-row>
          <table:table-cell table:style-name="Table25.A7" office:value-type="string">
            <text:p text:style-name="P45">[31:20]</text:p>
          </table:table-cell>
          <table:table-cell table:style-name="Table25.A7" office:value-type="string">
            <text:p text:style-name="P48">PONFSM_SIGNREV</text:p>
          </table:table-cell>
          <table:table-cell table:style-name="Table25.A7" office:value-type="string">
            <text:p text:style-name="P45">RW</text:p>
          </table:table-cell>
          <table:table-cell table:style-name="Table25.A7" office:value-type="string">
            <text:p text:style-name="P45">0x000</text:p>
          </table:table-cell>
          <table:table-cell table:style-name="Table25.A7" office:value-type="string">
            <text:p text:style-name="P44">12-bit Register reserved for <text:user-index-mark-start text:id="IMark149374776" text:index-name="User-Defined" text:outline-level="1"/>PON_FSM<text:user-index-mark-end text:id="IMark149374776"/> signature execution. Write only authorized by the <text:user-index-mark-start text:id="IMark149605452" text:index-name="User-Defined" text:outline-level="1"/>PON_FSM<text:user-index-mark-end text:id="IMark149605452"/> providing <text:user-index-mark-start text:id="IMark149605932" text:index-name="User-Defined" text:outline-level="1"/>PON_FSM<text:user-index-mark-end text:id="IMark149605932"/> microcode tracing</text:p>
          </table:table-cell>
          <table:table-cell table:style-name="Table25.F7" office:value-type="string">
            <text:p text:style-name="P44"/>
          </table:table-cell>
        </table:table-row>
      </table:table>
      <text:p text:style-name="Text_20_body"/>
      <text:list xml:id="list35428628" text:continue-numbering="true" text:style-name="Outline">
        <text:list-item>
          <text:list>
            <text:list-item>
              <text:list>
                <text:list-item>
                  <text:h text:style-name="Heading_20_3" text:outline-level="3">ILOC_SPI Register</text:h>
                </text:list-item>
              </text:list>
            </text:list-item>
          </text:list>
        </text:list-item>
      </text:list>
      <text:p text:style-name="Text_20_body_20_indent_5f_2">This register provides control &amp;status information <text:s/>to support on-board SPI Flash EPROM programming. The SPI interface protocol shall be completely controlled under software.</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table:number-columns-spanned="2" office:value-type="string">
              <text:p text:style-name="P22">ILOC_SPI</text:p>
              <text:p text:style-name="P19">IO_Bus : 0x010 - 0x013</text:p>
            </table:table-cell>
            <table:covered-table-cell/>
            <table:table-cell table:style-name="Table26.C1" table:number-columns-spanned="4" office:value-type="string">
              <text:p text:style-name="P23">SPI Flash EPROM programming</text:p>
            </table:table-cell>
            <table:covered-table-cell/>
            <table:covered-table-cell/>
            <table:covered-table-cell/>
          </table:table-row>
        </table:table-header-rows>
        <table:table-row>
          <table:table-cell table:style-name="Table26.A2" office:value-type="string">
            <text:p text:style-name="P97">Bit[]</text:p>
          </table:table-cell>
          <table:table-cell table:style-name="Table26.A2" office:value-type="string">
            <text:p text:style-name="P97">Function</text:p>
          </table:table-cell>
          <table:table-cell table:style-name="Table26.A2" office:value-type="string">
            <text:p text:style-name="P97">R/W</text:p>
          </table:table-cell>
          <table:table-cell table:style-name="Table26.A2" office:value-type="string">
            <text:p text:style-name="P97">Reset</text:p>
          </table:table-cell>
          <table:table-cell table:style-name="Table26.A2" office:value-type="string">
            <text:p text:style-name="P96">Description</text:p>
          </table:table-cell>
          <table:table-cell table:style-name="Table26.F2" office:value-type="string">
            <text:p text:style-name="P96">Comments</text:p>
          </table:table-cell>
        </table:table-row>
        <table:table-row>
          <table:table-cell table:number-columns-spanned="5">
            <table:table table:is-sub-table="true">
              <table:table-column table:style-name="Table26.A"/>
              <table:table-column table:style-name="Table26.A3.2"/>
              <table:table-column table:style-name="Table26.A3.3"/>
              <table:table-column table:style-name="Table26.D"/>
              <table:table-column table:style-name="Table26.A3.5"/>
              <table:table-row>
                <table:table-cell table:style-name="Table26.A2" office:value-type="string">
                  <text:p text:style-name="P45">[0]</text:p>
                </table:table-cell>
                <table:table-cell table:style-name="Table26.A2" office:value-type="string">
                  <text:p text:style-name="P45">pgm_SPICLK</text:p>
                </table:table-cell>
                <table:table-cell table:style-name="Table26.A2" office:value-type="string">
                  <text:p text:style-name="P45">W</text:p>
                </table:table-cell>
                <table:table-cell table:style-name="Table26.A2" office:value-type="string">
                  <text:p text:style-name="P45">'0'</text:p>
                </table:table-cell>
                <table:table-cell table:style-name="Table26.A2" office:value-type="string">
                  <text:p text:style-name="P44">SPI Clock calibrated pulse. While set a <text:s/>calibrated 32 [ns] pulse is automatically generated, with controlled set-up /hold time related to pgm_SPIDO</text:p>
                </table:table-cell>
              </table:table-row>
              <table:table-row>
                <table:table-cell table:style-name="Table26.A2" office:value-type="string">
                  <text:p text:style-name="P45">[1]</text:p>
                </table:table-cell>
                <table:table-cell table:style-name="Table26.A2" office:value-type="string">
                  <text:p text:style-name="P45">pgm_SPIDO</text:p>
                </table:table-cell>
                <table:table-cell table:style-name="Table26.A2" office:value-type="string">
                  <text:p text:style-name="P45">RW</text:p>
                </table:table-cell>
                <table:table-cell table:style-name="Table26.A2" office:value-type="string">
                  <text:p text:style-name="P45">'0'</text:p>
                </table:table-cell>
                <table:table-cell table:style-name="Table26.A2" office:value-type="string">
                  <text:p text:style-name="P44">SPI Data OUT <text:s/>direct pin control </text:p>
                </table:table-cell>
              </table:table-row>
              <table:table-row>
                <table:table-cell table:style-name="Table26.A2" office:value-type="string">
                  <text:p text:style-name="P45">[2]</text:p>
                </table:table-cell>
                <table:table-cell table:style-name="Table26.A2" office:value-type="string">
                  <text:p text:style-name="P45">pgm_SPIDI</text:p>
                </table:table-cell>
                <table:table-cell table:style-name="Table26.A2" office:value-type="string">
                  <text:p text:style-name="P45">R</text:p>
                </table:table-cell>
                <table:table-cell table:style-name="Table26.A2" office:value-type="string">
                  <text:p text:style-name="P45">'0'</text:p>
                </table:table-cell>
                <table:table-cell table:style-name="Table26.A2" office:value-type="string">
                  <text:p text:style-name="P44">SPI Data IN <text:s/>direct pin status </text:p>
                </table:table-cell>
              </table:table-row>
              <table:table-row>
                <table:table-cell table:style-name="Table26.A2" office:value-type="string">
                  <text:p text:style-name="P45">[3]</text:p>
                </table:table-cell>
                <table:table-cell table:style-name="Table26.A2" office:value-type="string">
                  <text:p text:style-name="P45">pgm_SPICS[0]</text:p>
                </table:table-cell>
                <table:table-cell table:style-name="Table26.A2" office:value-type="string">
                  <text:p text:style-name="P45">RW</text:p>
                </table:table-cell>
                <table:table-cell table:style-name="Table26.A2" office:value-type="string">
                  <text:p text:style-name="P45">'0'</text:p>
                </table:table-cell>
                <table:table-cell table:style-name="Table26.A2" office:value-type="string">
                  <text:p text:style-name="P44">SPI Chip Select direct pin control. '1' for CS active.</text:p>
                </table:table-cell>
              </table:table-row>
            </table:table>
          </table:table-cell>
          <table:covered-table-cell/>
          <table:covered-table-cell/>
          <table:covered-table-cell/>
          <table:covered-table-cell/>
          <table:table-cell table:style-name="Table26.F2" office:value-type="string">
            <text:p text:style-name="P44">Need time accurate sequencing.</text:p>
          </table:table-cell>
        </table:table-row>
        <table:table-row>
          <table:table-cell table:style-name="Table26.A2" office:value-type="string">
            <text:p text:style-name="P45">[4]</text:p>
          </table:table-cell>
          <table:table-cell table:style-name="Table26.A2" office:value-type="string">
            <text:p text:style-name="P45">pgm_REMCMD</text:p>
          </table:table-cell>
          <table:table-cell table:style-name="Table26.A2" office:value-type="string">
            <text:p text:style-name="P45">RW</text:p>
          </table:table-cell>
          <table:table-cell table:style-name="Table26.A2" office:value-type="string">
            <text:p text:style-name="P45">'0'</text:p>
          </table:table-cell>
          <table:table-cell table:style-name="Table26.A2" office:value-type="string">
            <text:p text:style-name="P44">Remote RESET/FPGA bit-stream reload commands. While activated, to '1', the FPGA is re-configured with bit-stream number selected with [ pgm_SPIDO: pgm_SPICLK ]</text:p>
            <text:p text:style-name="P44"/>
            <text:p text:style-name="P44">If <text:s/>(pgm_REMCMD= '1' and <text:s/>pgm_SPICS[0]= '1' ) → </text:p>
            <text:p text:style-name="P46"><text:s text:c="4"/>[ pgm_SPIDO , pgm_SPICLK] :</text:p>
            <text:p text:style-name="P46"><text:s text:c="19"/>= 00 : No action</text:p>
            <text:p text:style-name="P46"><text:s text:c="19"/>= 01 : Remote RESET</text:p>
            <text:p text:style-name="P46"><text:s text:c="19"/>= 10 : No action</text:p>
            <text:p text:style-name="P46"><text:s text:c="19"/>= 11 : VME SYSRESET</text:p>
            <text:p text:style-name="P44"/>
            <text:p text:style-name="P44">If <text:s/>(pgm_REMCMD= '1' and <text:s/>pgm_SPICS[0]= '0' ) → </text:p>
            <text:p text:style-name="P46"><text:s text:c="4"/>[ pgm_SPIDO , pgm_SPICLK] :</text:p>
            <text:p text:style-name="P46"><text:s text:c="19"/>= 00 : FPGA reload Bit-stream <text:s/>0</text:p>
            <text:p text:style-name="P46"><text:s text:c="19"/>= 01 : FPGA reload Bit-stream <text:s/>1</text:p>
            <text:p text:style-name="P46"><text:s text:c="19"/>= 10 : FPGA reload Bit-stream <text:s/>2</text:p>
            <text:p text:style-name="P46"><text:s text:c="19"/>= 11 : FPGA reload Bit-stream <text:s/>3</text:p>
          </table:table-cell>
          <table:table-cell table:style-name="Table26.F2" office:value-type="string">
            <text:p text:style-name="P44">0Can also be used to validate <text:s/>new FPGA bit-stream.</text:p>
            <text:p text:style-name="P44"/>
            <text:p text:style-name="P44"/>
            <text:p text:style-name="P44">Remote RESET CMD</text:p>
            <text:p text:style-name="P44"/>
            <text:p text:style-name="P44"/>
            <text:p text:style-name="P44"/>
            <text:p text:style-name="P44"/>
            <text:p text:style-name="P44"/>
            <text:p text:style-name="P44"/>
            <text:p text:style-name="P44"/>
            <text:p text:style-name="P44">FPGA Reload</text:p>
          </table:table-cell>
        </table:table-row>
        <table:table-row>
          <table:table-cell table:style-name="Table26.A2" office:value-type="string">
            <text:p text:style-name="P45">[6]</text:p>
          </table:table-cell>
          <table:table-cell table:style-name="Table26.A2" office:value-type="string">
            <text:p text:style-name="P45">pgm_REMFPGA</text:p>
          </table:table-cell>
          <table:table-cell table:style-name="Table26.A2" office:value-type="string">
            <text:p text:style-name="P45">RW</text:p>
          </table:table-cell>
          <table:table-cell table:style-name="Table26.A2" office:value-type="string">
            <text:p text:style-name="P45">'0'</text:p>
          </table:table-cell>
          <table:table-cell table:style-name="Table26.A2" office:value-type="string">
            <text:p text:style-name="P44">Enable remote FPGA Configuration <text:s/>reload</text:p>
          </table:table-cell>
          <table:table-cell table:style-name="Table26.F2" office:value-type="string">
            <text:p text:style-name="P44"/>
          </table:table-cell>
        </table:table-row>
        <table:table-row>
          <table:table-cell table:style-name="Table26.A6" office:value-type="string">
            <text:p text:style-name="P45">[31:5]</text:p>
          </table:table-cell>
          <table:table-cell table:style-name="Table26.A6" office:value-type="string">
            <text:p text:style-name="P45">Reserved</text:p>
          </table:table-cell>
          <table:table-cell table:style-name="Table26.A6" office:value-type="string">
            <text:p text:style-name="P45">R</text:p>
          </table:table-cell>
          <table:table-cell table:style-name="Table26.A6" office:value-type="string">
            <text:p text:style-name="P45">--</text:p>
          </table:table-cell>
          <table:table-cell table:style-name="Table26.A6" office:value-type="string">
            <text:p text:style-name="P44">Not implemented</text:p>
          </table:table-cell>
          <table:table-cell table:style-name="Table26.F6" office:value-type="string">
            <text:p text:style-name="P44"/>
          </table:table-cell>
        </table:table-row>
      </table:table>
      <text:p text:style-name="Text_20_body"/>
      <text:list xml:id="list35352008" text:style-name="L65">
        <text:list-item>
          <text:list>
            <text:list-item>
              <text:p text:style-name="P337"><text:soft-page-break/>Remote RESET with FPGA reload will break the PCI Express communication. A complete re-initialisation process shall be executed on the Host and /or on the PCI Express switch PEX 8624-AB.</text:p>
            </text:list-item>
          </text:list>
        </text:list-item>
      </text:list>
      <text:list xml:id="list35425635" text:continue-list="list35428628" text:style-name="Outline">
        <text:list-item>
          <text:list>
            <text:list-item>
              <text:list>
                <text:list-item>
                  <text:h text:style-name="Heading_20_3" text:outline-level="3">ILOC_PCIE_Switch Register</text:h>
                </text:list-item>
              </text:list>
            </text:list-item>
          </text:list>
        </text:list-item>
      </text:list>
      <text:p text:style-name="Text_20_body_20_indent_5f_2">This register provides <text:s/>status informations dedicated to the external PCI Express Switch PEX 8624-AA. <text:s/>For complete technical information refer to the PLX <text:user-index-mark-start text:id="IMark149489948" text:index-name="User-Defined" text:outline-level="1"/>PEX8624<text:user-index-mark-end text:id="IMark149489948"/> Technical Documentation. </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table:number-columns-spanned="2" office:value-type="string">
              <text:p text:style-name="P22">ILOC_PCIE_SW</text:p>
              <text:p text:style-name="P19">IO_Bus : 0x014 - 0x017</text:p>
            </table:table-cell>
            <table:covered-table-cell/>
            <table:table-cell table:style-name="Table27.C1" table:number-columns-spanned="4" office:value-type="string">
              <text:p text:style-name="P23">PCI Express Switch <text:user-index-mark-start text:id="IMark149605932" text:index-name="User-Defined" text:outline-level="1"/>PEX8624<text:user-index-mark-end text:id="IMark149605932"/></text:p>
            </table:table-cell>
            <table:covered-table-cell/>
            <table:covered-table-cell/>
            <table:covered-table-cell/>
          </table:table-row>
        </table:table-header-rows>
        <table:table-row>
          <table:table-cell table:style-name="Table27.A2" office:value-type="string">
            <text:p text:style-name="P97">Bit[]</text:p>
          </table:table-cell>
          <table:table-cell table:style-name="Table27.A2" office:value-type="string">
            <text:p text:style-name="P97">Function</text:p>
          </table:table-cell>
          <table:table-cell table:style-name="Table27.A2" office:value-type="string">
            <text:p text:style-name="P97">R/W</text:p>
          </table:table-cell>
          <table:table-cell table:style-name="Table27.A2" office:value-type="string">
            <text:p text:style-name="P97">Reset</text:p>
          </table:table-cell>
          <table:table-cell table:style-name="Table27.A2" office:value-type="string">
            <text:p text:style-name="P96">Description</text:p>
          </table:table-cell>
          <table:table-cell table:style-name="Table27.F2" office:value-type="string">
            <text:p text:style-name="P96">Comments</text:p>
          </table:table-cell>
        </table:table-row>
        <table:table-row>
          <table:table-cell table:style-name="Table27.A2" office:value-type="string">
            <text:p text:style-name="P45">[3:0]</text:p>
          </table:table-cell>
          <table:table-cell table:style-name="Table27.A2" office:value-type="string">
            <text:p text:style-name="P45">pex_UP_Select</text:p>
          </table:table-cell>
          <table:table-cell table:style-name="Table27.A2" office:value-type="string">
            <text:p text:style-name="P45">R</text:p>
          </table:table-cell>
          <table:table-cell table:style-name="Table27.A2" office:value-type="string">
            <text:p text:style-name="P45">0x0</text:p>
          </table:table-cell>
          <table:table-cell table:style-name="Table27.A2" office:value-type="string">
            <text:p text:style-name="P44">PCI Express Switch Port defined as UP_stream</text:p>
          </table:table-cell>
          <table:table-cell table:style-name="Table27.F2" office:value-type="string">
            <text:p text:style-name="P44">Read-only condition</text:p>
          </table:table-cell>
        </table:table-row>
        <table:table-row>
          <table:table-cell table:number-columns-spanned="4">
            <table:table table:is-sub-table="true">
              <table:table-column table:style-name="Table27.A"/>
              <table:table-column table:style-name="Table27.B"/>
              <table:table-column table:style-name="Table27.C"/>
              <table:table-column table:style-name="Table27.D"/>
              <table:table-row>
                <table:table-cell table:style-name="Table27.A2" office:value-type="string">
                  <text:p text:style-name="P45">[5:4]</text:p>
                </table:table-cell>
                <table:table-cell table:style-name="Table27.A2" office:value-type="string">
                  <text:p text:style-name="P45">pex_NT_Select</text:p>
                </table:table-cell>
                <table:table-cell table:style-name="Table27.A2" office:value-type="string">
                  <text:p text:style-name="P45">R</text:p>
                </table:table-cell>
                <table:table-cell table:style-name="Table27.A2" office:value-type="string">
                  <text:p text:style-name="P45">0x0</text:p>
                </table:table-cell>
              </table:table-row>
              <table:table-row>
                <table:table-cell table:style-name="Table27.A2" office:value-type="string">
                  <text:p text:style-name="P45">[6]</text:p>
                </table:table-cell>
                <table:table-cell table:style-name="Table27.A2" office:value-type="string">
                  <text:p text:style-name="P45">pex_NT_Enable</text:p>
                </table:table-cell>
                <table:table-cell table:style-name="Table27.A2" office:value-type="string">
                  <text:p text:style-name="P45">R</text:p>
                </table:table-cell>
                <table:table-cell table:style-name="Table27.A2" office:value-type="string">
                  <text:p text:style-name="P45">0x0</text:p>
                </table:table-cell>
              </table:table-row>
            </table:table>
          </table:table-cell>
          <table:covered-table-cell/>
          <table:covered-table-cell/>
          <table:covered-table-cell/>
          <table:table-cell table:style-name="Table27.A2" office:value-type="string">
            <text:p text:style-name="P44">Micro switch PCI Express Switch “NT” <text:s/>conditioning. <text:s/>Refer to static option chapter</text:p>
            <text:p text:style-name="P44"/>
          </table:table-cell>
          <table:table-cell>
            <table:table table:is-sub-table="true">
              <table:table-column table:style-name="Table27.F"/>
              <table:table-row>
                <table:table-cell table:style-name="Table27.F2" office:value-type="string">
                  <text:p text:style-name="P44">Read-only condition</text:p>
                </table:table-cell>
              </table:table-row>
              <table:table-row>
                <table:table-cell table:style-name="Table27.F2" office:value-type="string">
                  <text:p text:style-name="P44">Read-only condition</text:p>
                </table:table-cell>
              </table:table-row>
            </table:table>
          </table:table-cell>
        </table:table-row>
        <table:table-row>
          <table:table-cell table:style-name="Table27.A2" office:value-type="string">
            <text:p text:style-name="P45">[7]</text:p>
          </table:table-cell>
          <table:table-cell table:style-name="Table27.A2" office:value-type="string">
            <text:p text:style-name="P45">pex_PERST</text:p>
          </table:table-cell>
          <table:table-cell table:style-name="Table27.A2" office:value-type="string">
            <text:p text:style-name="P45">R</text:p>
            <text:p text:style-name="P45"/>
          </table:table-cell>
          <table:table-cell table:style-name="Table27.A2" office:value-type="string">
            <text:p text:style-name="P45">0b1</text:p>
          </table:table-cell>
          <table:table-cell table:style-name="Table27.A2" office:value-type="string">
            <text:p text:style-name="P44">PCI Express <text:s/>RESET command</text:p>
          </table:table-cell>
          <table:table-cell table:style-name="Table27.F2" office:value-type="string">
            <text:p text:style-name="P44">Read-only condition</text:p>
          </table:table-cell>
        </table:table-row>
        <table:table-row>
          <table:table-cell table:number-columns-spanned="5">
            <table:table table:is-sub-table="true">
              <table:table-column table:style-name="Table27.A"/>
              <table:table-column table:style-name="Table27.B"/>
              <table:table-column table:style-name="Table27.C"/>
              <table:table-column table:style-name="Table27.D"/>
              <table:table-column table:style-name="Table27.E"/>
              <table:table-row>
                <table:table-cell table:style-name="Table27.A2" office:value-type="string">
                  <text:p text:style-name="P45">[8]</text:p>
                </table:table-cell>
                <table:table-cell table:style-name="Table27.A2" office:value-type="string">
                  <text:p text:style-name="P45">pex_FATAL_ERR</text:p>
                </table:table-cell>
                <table:table-cell table:style-name="Table27.A2" office:value-type="string">
                  <text:p text:style-name="P45">R</text:p>
                </table:table-cell>
                <table:table-cell table:style-name="Table27.A2" office:value-type="string">
                  <text:p text:style-name="P45">--</text:p>
                </table:table-cell>
                <table:table-cell table:style-name="Table27.A2" office:value-type="string">
                  <text:p text:style-name="P44">Direct <text:user-index-mark-start text:id="IMark149605932" text:index-name="User-Defined" text:outline-level="1"/>PEX8624<text:user-index-mark-end text:id="IMark149605932"/> status information</text:p>
                </table:table-cell>
              </table:table-row>
              <table:table-row>
                <table:table-cell table:style-name="Table27.A2" office:value-type="string">
                  <text:p text:style-name="P45">[9]</text:p>
                </table:table-cell>
                <table:table-cell table:style-name="Table27.A2" office:value-type="string">
                  <text:p text:style-name="P45">pex_INTA</text:p>
                </table:table-cell>
                <table:table-cell table:style-name="Table27.A2" office:value-type="string">
                  <text:p text:style-name="P45">R</text:p>
                </table:table-cell>
                <table:table-cell table:style-name="Table27.A2" office:value-type="string">
                  <text:p text:style-name="P45">--</text:p>
                </table:table-cell>
                <table:table-cell table:style-name="Table27.A2" office:value-type="string">
                  <text:p text:style-name="P44">Direct <text:user-index-mark-start text:id="IMark149605932" text:index-name="User-Defined" text:outline-level="1"/>PEX8624<text:user-index-mark-end text:id="IMark149605932"/> status information</text:p>
                </table:table-cell>
              </table:table-row>
              <table:table-row>
                <table:table-cell table:style-name="Table27.A2" office:value-type="string">
                  <text:p text:style-name="P45">[10]</text:p>
                </table:table-cell>
                <table:table-cell table:style-name="Table27.A2" office:value-type="string">
                  <text:p text:style-name="P45">pex_NTRESET</text:p>
                </table:table-cell>
                <table:table-cell table:style-name="Table27.A2" office:value-type="string">
                  <text:p text:style-name="P45">R</text:p>
                </table:table-cell>
                <table:table-cell table:style-name="Table27.A2" office:value-type="string">
                  <text:p text:style-name="P45">--</text:p>
                </table:table-cell>
                <table:table-cell table:style-name="Table27.A2" office:value-type="string">
                  <text:p text:style-name="P44">Direct <text:user-index-mark-start text:id="IMark149605932" text:index-name="User-Defined" text:outline-level="1"/>PEX8624<text:user-index-mark-end text:id="IMark149605932"/> status information</text:p>
                </table:table-cell>
              </table:table-row>
            </table:table>
          </table:table-cell>
          <table:covered-table-cell/>
          <table:covered-table-cell/>
          <table:covered-table-cell/>
          <table:covered-table-cell/>
          <table:table-cell table:style-name="Table27.F2" office:value-type="string">
            <text:p text:style-name="P44">Refer to PLX PEX8624AB technical manual.</text:p>
          </table:table-cell>
        </table:table-row>
        <table:table-row>
          <table:table-cell table:style-name="Table27.A2" office:value-type="string">
            <text:p text:style-name="P45">[11]</text:p>
          </table:table-cell>
          <table:table-cell table:style-name="Table27.A2" office:value-type="string">
            <text:p text:style-name="P45">Reserved</text:p>
          </table:table-cell>
          <table:table-cell table:style-name="Table27.A2" office:value-type="string">
            <text:p text:style-name="P45">R</text:p>
          </table:table-cell>
          <table:table-cell table:style-name="Table27.A2" office:value-type="string">
            <text:p text:style-name="P45">--</text:p>
          </table:table-cell>
          <table:table-cell table:style-name="Table27.A2" office:value-type="string">
            <text:p text:style-name="P44">Not implemented</text:p>
          </table:table-cell>
          <table:table-cell table:style-name="Table27.F2" office:value-type="string">
            <text:p text:style-name="P44"/>
          </table:table-cell>
        </table:table-row>
        <table:table-row>
          <table:table-cell table:style-name="Table27.A2" office:value-type="string">
            <text:p text:style-name="P45">[13:12]</text:p>
          </table:table-cell>
          <table:table-cell table:style-name="Table27.A2" office:value-type="string">
            <text:p text:style-name="P45">pex_TYPE</text:p>
          </table:table-cell>
          <table:table-cell table:style-name="Table27.A2" office:value-type="string">
            <text:p text:style-name="P45"/>
          </table:table-cell>
          <table:table-cell table:style-name="Table27.A2" office:value-type="string">
            <text:p text:style-name="P45"/>
          </table:table-cell>
          <table:table-cell table:style-name="Table27.A2" office:value-type="string">
            <text:p text:style-name="P44">Strap status providing information on PLX Switch type populated</text:p>
            <text:p text:style-name="P167">[00] = PEX8612 : 3 PCIEx4 ports</text:p>
            <text:p text:style-name="P167">[01] = PEX8616 : 4 PCIEx4 ports</text:p>
            <text:p text:style-name="P167">[10] = <text:user-index-mark-start text:id="IMark149605932" text:index-name="User-Defined" text:outline-level="1"/>PEX8624<text:user-index-mark-end text:id="IMark149605932"/> : 6 PCIEx4 ports</text:p>
            <text:p text:style-name="P167">[11] = <text:s/>Reserved</text:p>
          </table:table-cell>
          <table:table-cell table:style-name="Table27.F2" office:value-type="string">
            <text:p text:style-name="P44">Defined with external 0_ohms resistor strap. </text:p>
            <text:p text:style-name="P44">R528 &amp; R529</text:p>
          </table:table-cell>
        </table:table-row>
        <table:table-row>
          <table:table-cell table:style-name="Table27.A2" office:value-type="string">
            <text:p text:style-name="P45">[15:13]</text:p>
          </table:table-cell>
          <table:table-cell table:style-name="Table27.A2" office:value-type="string">
            <text:p text:style-name="P45">Reserved</text:p>
          </table:table-cell>
          <table:table-cell table:style-name="Table27.A2" office:value-type="string">
            <text:p text:style-name="P45">R</text:p>
          </table:table-cell>
          <table:table-cell table:style-name="Table27.A2" office:value-type="string">
            <text:p text:style-name="P45">--</text:p>
          </table:table-cell>
          <table:table-cell table:style-name="Table27.A2" office:value-type="string">
            <text:p text:style-name="P44">Not implemented</text:p>
          </table:table-cell>
          <table:table-cell table:style-name="Table27.F2" office:value-type="string">
            <text:p text:style-name="P44"/>
          </table:table-cell>
        </table:table-row>
        <table:table-row>
          <table:table-cell table:style-name="Table27.A2" office:value-type="string">
            <text:p text:style-name="P45">[18:16]</text:p>
          </table:table-cell>
          <table:table-cell table:style-name="Table27.A2" office:value-type="string">
            <text:p text:style-name="P45">llk_RDRQOUT_MOD</text:p>
          </table:table-cell>
          <table:table-cell table:style-name="Table27.A2" office:value-type="string">
            <text:p text:style-name="P45">RW</text:p>
          </table:table-cell>
          <table:table-cell table:style-name="Table27.A2" office:value-type="string">
            <text:p text:style-name="P45">0x4</text:p>
          </table:table-cell>
          <table:table-cell table:style-name="Table27.A2" office:value-type="string">
            <text:p text:style-name="P68">This 3-bit field defined the number of DOWN_stream <text:s/>Read_Request issued by the local PCI Express controller. </text:p>
            <text:p text:style-name="P68">This field is used for PCI Express tuning. (Bandwidth / latency)</text:p>
            <text:p text:style-name="P68"/>
            <table:table table:name="Table28" table:style-name="Table28">
              <table:table-column table:style-name="Table28.A"/>
              <table:table-column table:style-name="Table28.B"/>
              <table:table-header-rows>
                <table:table-row table:style-name="Table28.1">
                  <table:table-cell table:style-name="Table28.A1" office:value-type="string">
                    <text:p text:style-name="P6">000</text:p>
                  </table:table-cell>
                  <table:table-cell table:style-name="Table28.B1" office:value-type="string">
                    <text:p text:style-name="P46">No limitation <text:s/>Read Request</text:p>
                  </table:table-cell>
                </table:table-row>
              </table:table-header-rows>
              <table:table-row table:style-name="Table28.1">
                <table:table-cell table:style-name="Table28.A2" office:value-type="string">
                  <text:p text:style-name="P6">001</text:p>
                </table:table-cell>
                <table:table-cell table:style-name="Table28.B2" office:value-type="string">
                  <text:p text:style-name="P46">1 max outstanding <text:s/>Read_Request</text:p>
                </table:table-cell>
              </table:table-row>
              <table:table-row>
                <table:table-cell table:style-name="Table28.A2" office:value-type="string">
                  <text:p text:style-name="P6">010</text:p>
                </table:table-cell>
                <table:table-cell table:style-name="Table28.B2" office:value-type="string">
                  <text:p text:style-name="P46">2 max </text:p>
                </table:table-cell>
              </table:table-row>
              <table:table-row>
                <table:table-cell table:style-name="Table28.A2" office:value-type="string">
                  <text:p text:style-name="P70">011</text:p>
                </table:table-cell>
                <table:table-cell table:style-name="Table28.B2" office:value-type="string">
                  <text:p text:style-name="P46">4 max </text:p>
                </table:table-cell>
              </table:table-row>
              <table:table-row>
                <table:table-cell table:style-name="Table28.A5" office:value-type="float" office:value="100">
                  <text:p text:style-name="P50">100</text:p>
                </table:table-cell>
                <table:table-cell table:style-name="Table28.B2" office:value-type="string">
                  <text:p text:style-name="P46">8 max </text:p>
                </table:table-cell>
              </table:table-row>
              <table:table-row>
                <table:table-cell table:style-name="Table28.A2" office:value-type="string">
                  <text:p text:style-name="P45">101</text:p>
                </table:table-cell>
                <table:table-cell table:style-name="Table28.B2" office:value-type="string">
                  <text:p text:style-name="P46">16 max </text:p>
                </table:table-cell>
              </table:table-row>
              <table:table-row>
                <table:table-cell table:style-name="Table28.A2" office:value-type="string">
                  <text:p text:style-name="P45">110</text:p>
                </table:table-cell>
                <table:table-cell table:style-name="Table28.B2" office:value-type="string">
                  <text:p text:style-name="P46">32 max </text:p>
                </table:table-cell>
              </table:table-row>
              <table:table-row>
                <table:table-cell table:style-name="Table28.A2" office:value-type="string">
                  <text:p text:style-name="P45">Others</text:p>
                </table:table-cell>
                <table:table-cell table:style-name="Table28.B2" office:value-type="string">
                  <text:p text:style-name="P46">Reserved, invalid value</text:p>
                </table:table-cell>
              </table:table-row>
            </table:table>
            <text:p text:style-name="P68"/>
          </table:table-cell>
          <table:table-cell table:style-name="Table27.F2" office:value-type="string">
            <text:p text:style-name="P44">FPGA EP control management. Used to control the down-stream Read_Request queue </text:p>
          </table:table-cell>
        </table:table-row>
        <table:table-row>
          <table:table-cell table:style-name="Table27.A2" office:value-type="string">
            <text:p text:style-name="P45">[23:19]</text:p>
          </table:table-cell>
          <table:table-cell table:style-name="Table27.A2" office:value-type="string">
            <text:p text:style-name="P45">Reserved</text:p>
          </table:table-cell>
          <table:table-cell table:style-name="Table27.A2" office:value-type="string">
            <text:p text:style-name="P45">R</text:p>
          </table:table-cell>
          <table:table-cell table:style-name="Table27.A2" office:value-type="string">
            <text:p text:style-name="P45">--</text:p>
          </table:table-cell>
          <table:table-cell table:style-name="Table27.A2" office:value-type="string">
            <text:p text:style-name="P44">Not implemented</text:p>
          </table:table-cell>
          <table:table-cell table:style-name="Table27.F2" office:value-type="string">
            <text:p text:style-name="P44"/>
          </table:table-cell>
        </table:table-row>
        <table:table-row>
          <table:table-cell table:number-columns-spanned="5">
            <table:table table:is-sub-table="true">
              <table:table-column table:style-name="Table27.A"/>
              <table:table-column table:style-name="Table27.B"/>
              <table:table-column table:style-name="Table27.C"/>
              <table:table-column table:style-name="Table27.D"/>
              <table:table-column table:style-name="Table27.E"/>
              <table:table-row>
                <table:table-cell table:style-name="Table27.A2" office:value-type="string">
                  <text:p text:style-name="P45">[24]</text:p>
                </table:table-cell>
                <table:table-cell table:style-name="Table27.A2" office:value-type="string">
                  <text:p text:style-name="P45">pex_GPIO_0</text:p>
                </table:table-cell>
                <table:table-cell table:style-name="Table27.A2" office:value-type="string">
                  <text:p text:style-name="P45">R</text:p>
                </table:table-cell>
                <table:table-cell table:style-name="Table27.A2" office:value-type="string">
                  <text:p text:style-name="P45">-- </text:p>
                </table:table-cell>
                <table:table-cell table:style-name="Table27.A2" office:value-type="string">
                  <text:p text:style-name="P44"><text:user-index-mark-start text:id="IMark149605932" text:index-name="User-Defined" text:outline-level="1"/>PEX8624<text:user-index-mark-end text:id="IMark149605932"/> GPIO #12 (pin B15) <text:s text:c="2"/></text:p>
                </table:table-cell>
              </table:table-row>
              <table:table-row>
                <table:table-cell table:style-name="Table27.A2" office:value-type="string">
                  <text:p text:style-name="P45">[25]</text:p>
                </table:table-cell>
                <table:table-cell table:style-name="Table27.A2" office:value-type="string">
                  <text:p text:style-name="P45">pex_GPIO_1</text:p>
                </table:table-cell>
                <table:table-cell table:style-name="Table27.A2" office:value-type="string">
                  <text:p text:style-name="P45">R</text:p>
                </table:table-cell>
                <table:table-cell table:style-name="Table27.A2" office:value-type="string">
                  <text:p text:style-name="P45">-- </text:p>
                </table:table-cell>
                <table:table-cell table:style-name="Table27.A2" office:value-type="string">
                  <text:p text:style-name="P44"><text:user-index-mark-start text:id="IMark149605932" text:index-name="User-Defined" text:outline-level="1"/>PEX8624<text:user-index-mark-end text:id="IMark149605932"/> GPIO <text:s/>#13 (pin B17) <text:s text:c="2"/></text:p>
                </table:table-cell>
              </table:table-row>
              <table:table-row>
                <table:table-cell table:style-name="Table27.A2" office:value-type="string">
                  <text:p text:style-name="P45">[26]</text:p>
                </table:table-cell>
                <table:table-cell table:style-name="Table27.A2" office:value-type="string">
                  <text:p text:style-name="P45">pex_GPIO_2</text:p>
                </table:table-cell>
                <table:table-cell table:style-name="Table27.A2" office:value-type="string">
                  <text:p text:style-name="P45">R</text:p>
                </table:table-cell>
                <table:table-cell table:style-name="Table27.A2" office:value-type="string">
                  <text:p text:style-name="P45">-- </text:p>
                </table:table-cell>
                <table:table-cell table:style-name="Table27.A2" office:value-type="string">
                  <text:p text:style-name="P44"><text:user-index-mark-start text:id="IMark149605932" text:index-name="User-Defined" text:outline-level="1"/>PEX8624<text:user-index-mark-end text:id="IMark149605932"/> GPIO #14 pin B18) <text:s text:c="2"/></text:p>
                </table:table-cell>
              </table:table-row>
              <table:table-row>
                <table:table-cell table:style-name="Table27.A2" office:value-type="string">
                  <text:p text:style-name="P45">[27]</text:p>
                </table:table-cell>
                <table:table-cell table:style-name="Table27.A2" office:value-type="string">
                  <text:p text:style-name="P45">pex_GPIO_3</text:p>
                </table:table-cell>
                <table:table-cell table:style-name="Table27.A2" office:value-type="string">
                  <text:p text:style-name="P45">R</text:p>
                </table:table-cell>
                <table:table-cell table:style-name="Table27.A2" office:value-type="string">
                  <text:p text:style-name="P45">-- </text:p>
                </table:table-cell>
                <table:table-cell table:style-name="Table27.A2" office:value-type="string">
                  <text:p text:style-name="P44"><text:user-index-mark-start text:id="IMark149605932" text:index-name="User-Defined" text:outline-level="1"/>PEX8624<text:user-index-mark-end text:id="IMark149605932"/> GPIO #15 (pin R16) <text:s text:c="2"/></text:p>
                </table:table-cell>
              </table:table-row>
            </table:table>
          </table:table-cell>
          <table:covered-table-cell/>
          <table:covered-table-cell/>
          <table:covered-table-cell/>
          <table:covered-table-cell/>
          <table:table-cell table:style-name="Table27.F2" office:value-type="string">
            <text:p text:style-name="P44">Hex Rotary switch status.</text:p>
          </table:table-cell>
        </table:table-row>
        <table:table-row>
          <table:table-cell table:style-name="Table27.A2" office:value-type="string">
            <text:p text:style-name="P45">[28]</text:p>
          </table:table-cell>
          <table:table-cell table:style-name="Table27.A2" office:value-type="string">
            <text:p text:style-name="P45">pex_GPIO_4</text:p>
          </table:table-cell>
          <table:table-cell table:style-name="Table27.A2" office:value-type="string">
            <text:p text:style-name="P45">R</text:p>
          </table:table-cell>
          <table:table-cell table:style-name="Table27.A2" office:value-type="string">
            <text:p text:style-name="P45">-- </text:p>
          </table:table-cell>
          <table:table-cell table:style-name="Table27.A2" office:value-type="string">
            <text:p text:style-name="P44"><text:user-index-mark-start text:id="IMark149605932" text:index-name="User-Defined" text:outline-level="1"/>PEX8624<text:user-index-mark-end text:id="IMark149605932"/> GPIO #16 (pin V1) <text:s text:c="2"/></text:p>
          </table:table-cell>
          <table:table-cell table:style-name="Table27.F2" office:value-type="string">
            <text:p text:style-name="P44"/>
          </table:table-cell>
        </table:table-row>
        <text:soft-page-break/>
        <table:table-row>
          <table:table-cell table:style-name="Table27.A2" office:value-type="string">
            <text:p text:style-name="P45">[29]</text:p>
          </table:table-cell>
          <table:table-cell table:style-name="Table27.A2" office:value-type="string">
            <text:p text:style-name="P45">pex_GPIO_5</text:p>
          </table:table-cell>
          <table:table-cell table:style-name="Table27.A2" office:value-type="string">
            <text:p text:style-name="P45">R</text:p>
          </table:table-cell>
          <table:table-cell table:style-name="Table27.A2" office:value-type="string">
            <text:p text:style-name="P45">-- </text:p>
          </table:table-cell>
          <table:table-cell table:style-name="Table27.A2" office:value-type="string">
            <text:p text:style-name="P44"><text:user-index-mark-start text:id="IMark149605932" text:index-name="User-Defined" text:outline-level="1"/>PEX8624<text:user-index-mark-end text:id="IMark149605932"/> GPIO #17 (pin T1) <text:s text:c="2"/></text:p>
          </table:table-cell>
          <table:table-cell table:style-name="Table27.F2" office:value-type="string">
            <text:p text:style-name="P44"/>
          </table:table-cell>
        </table:table-row>
        <table:table-row>
          <table:table-cell table:style-name="Table27.A2" office:value-type="string">
            <text:p text:style-name="P45">[30]</text:p>
          </table:table-cell>
          <table:table-cell table:style-name="Table27.A2" office:value-type="string">
            <text:p text:style-name="P45">pex_GPIO_6</text:p>
          </table:table-cell>
          <table:table-cell table:style-name="Table27.A2" office:value-type="string">
            <text:p text:style-name="P45">R</text:p>
          </table:table-cell>
          <table:table-cell table:style-name="Table27.A2" office:value-type="string">
            <text:p text:style-name="P45">-- </text:p>
          </table:table-cell>
          <table:table-cell table:style-name="Table27.A2" office:value-type="string">
            <text:p text:style-name="P44"><text:user-index-mark-start text:id="IMark149605932" text:index-name="User-Defined" text:outline-level="1"/>PEX8624<text:user-index-mark-end text:id="IMark149605932"/> GPIO #18 (pin U1) <text:s text:c="2"/></text:p>
          </table:table-cell>
          <table:table-cell table:style-name="Table27.F2" office:value-type="string">
            <text:p text:style-name="P44"/>
          </table:table-cell>
        </table:table-row>
        <table:table-row>
          <table:table-cell table:style-name="Table27.A16" office:value-type="string">
            <text:p text:style-name="P45">[31]</text:p>
          </table:table-cell>
          <table:table-cell table:style-name="Table27.A16" office:value-type="string">
            <text:p text:style-name="P45">pex_GPIO_7</text:p>
          </table:table-cell>
          <table:table-cell table:style-name="Table27.A16" office:value-type="string">
            <text:p text:style-name="P45">R</text:p>
          </table:table-cell>
          <table:table-cell table:style-name="Table27.A16" office:value-type="string">
            <text:p text:style-name="P45">-- </text:p>
          </table:table-cell>
          <table:table-cell table:style-name="Table27.A16" office:value-type="string">
            <text:p text:style-name="P44"><text:user-index-mark-start text:id="IMark149605932" text:index-name="User-Defined" text:outline-level="1"/>PEX8624<text:user-index-mark-end text:id="IMark149605932"/> GPIO #19 <text:s/>(pin P1) <text:s text:c="2"/></text:p>
          </table:table-cell>
          <table:table-cell table:style-name="Table27.F16" office:value-type="string">
            <text:p text:style-name="P44"/>
          </table:table-cell>
        </table:table-row>
      </table:table>
      <text:p text:style-name="Text_20_body"/>
      <text:list xml:id="list20370072" text:style-name="L65">
        <text:list-item>
          <text:list>
            <text:list-item>
              <text:p text:style-name="P336">The field <text:span text:style-name="T22">llk_RDRQOUT_MOD </text:span>is an important PCI Express related parameter. The remote Host <text:s/>READ performance will be directly related to this configuration mode control.</text:p>
            </text:list-item>
          </text:list>
        </text:list-item>
      </text:list>
      <text:list xml:id="list35430196" text:continue-list="list35425635" text:style-name="Outline">
        <text:list-item>
          <text:list>
            <text:list-item>
              <text:list>
                <text:list-item>
                  <text:h text:style-name="Heading_20_3" text:outline-level="3">ILOC_SIGN Register</text:h>
                </text:list-item>
              </text:list>
            </text:list-item>
          </text:list>
        </text:list-item>
      </text:list>
      <text:p text:style-name="Text_20_body_20_indent_5f_2">This register provides a 32-bit status information directly provided by the FPGA build date. </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able:table-row>
            <table:table-cell table:style-name="Table29.A1" table:number-columns-spanned="2" office:value-type="string">
              <text:p text:style-name="P22">ILOC_SIGN</text:p>
              <text:p text:style-name="P19">IO_Bus : 0x018 - 0x01B</text:p>
            </table:table-cell>
            <table:covered-table-cell/>
            <table:table-cell table:style-name="Table29.C1" table:number-columns-spanned="4" office:value-type="string">
              <text:p text:style-name="P23">FPGA Signature </text:p>
            </table:table-cell>
            <table:covered-table-cell/>
            <table:covered-table-cell/>
            <table:covered-table-cell/>
          </table:table-row>
        </table:table-header-rows>
        <table:table-row>
          <table:table-cell table:style-name="Table29.A2" office:value-type="string">
            <text:p text:style-name="P97">Bit[]</text:p>
          </table:table-cell>
          <table:table-cell table:style-name="Table29.A2" office:value-type="string">
            <text:p text:style-name="P97">Function</text:p>
          </table:table-cell>
          <table:table-cell table:style-name="Table29.A2" office:value-type="string">
            <text:p text:style-name="P97">R/W</text:p>
          </table:table-cell>
          <table:table-cell table:style-name="Table29.A2" office:value-type="string">
            <text:p text:style-name="P97">Reset</text:p>
          </table:table-cell>
          <table:table-cell table:style-name="Table29.A2" office:value-type="string">
            <text:p text:style-name="P96">Description</text:p>
          </table:table-cell>
          <table:table-cell table:style-name="Table29.F2" office:value-type="string">
            <text:p text:style-name="P96">Comments</text:p>
          </table:table-cell>
        </table:table-row>
        <table:table-row>
          <table:table-cell table:style-name="Table29.A3" office:value-type="string">
            <text:p text:style-name="P45">[31:0]</text:p>
          </table:table-cell>
          <table:table-cell table:style-name="Table29.A3" office:value-type="string">
            <text:p text:style-name="P45">FPGA_Signature[31:0]</text:p>
          </table:table-cell>
          <table:table-cell table:style-name="Table29.A3" office:value-type="string">
            <text:p text:style-name="P45">R</text:p>
          </table:table-cell>
          <table:table-cell table:style-name="Table29.A3" office:value-type="string">
            <text:p text:style-name="P45">--</text:p>
          </table:table-cell>
          <table:table-cell table:style-name="Table29.A3" office:value-type="string">
            <text:p text:style-name="P44">FPGA Signature . Consult IOxOS Technologies SA.</text:p>
            <text:p text:style-name="P238">FPGA_Signature[31:24] = Day</text:p>
            <text:p text:style-name="P238">FPGA_Signature[23.16] = Month</text:p>
            <text:p text:style-name="P238">FPGA_Signature[15:8] = Year</text:p>
            <text:p text:style-name="P238">FPGA_Signature[7:0] = Reserved(Sub version)</text:p>
          </table:table-cell>
          <table:table-cell table:style-name="Table29.F3" office:value-type="string">
            <text:p text:style-name="P44"/>
          </table:table-cell>
        </table:table-row>
      </table:table>
      <text:p text:style-name="P163"/>
      <text:list xml:id="list20391645" text:style-name="L65">
        <text:list-item>
          <text:list>
            <text:list-item>
              <text:p text:style-name="P336">This 32-bit field is assigned in [<text:span text:style-name="T31">tosca_glb_pkg.vhd</text:span>] <text:s/>before XILINX ISE implementation process. </text:p>
            </text:list-item>
          </text:list>
        </text:list-item>
      </text:list>
      <text:p text:style-name="P162"/>
      <text:list xml:id="list35433623" text:continue-list="list35430196" text:style-name="Outline">
        <text:list-item>
          <text:list>
            <text:list-item>
              <text:list>
                <text:list-item>
                  <text:h text:style-name="Heading_20_3" text:outline-level="3">ILOC_GENCTL Register</text:h>
                </text:list-item>
              </text:list>
            </text:list-item>
          </text:list>
        </text:list-item>
      </text:list>
      <text:p text:style-name="Text_20_body_20_indent_5f_2">This register provides general Control &amp; Status informations. </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table:number-columns-spanned="2" office:value-type="string">
              <text:p text:style-name="P22">ILOC_GENCTL</text:p>
              <text:p text:style-name="P19">IO_Bus : 0x01C - 0x01F</text:p>
            </table:table-cell>
            <table:covered-table-cell/>
            <table:table-cell table:style-name="Table30.C1" table:number-columns-spanned="4" office:value-type="string">
              <text:p text:style-name="P23">PCIE General Control <text:s/></text:p>
            </table:table-cell>
            <table:covered-table-cell/>
            <table:covered-table-cell/>
            <table:covered-table-cell/>
          </table:table-row>
        </table:table-header-rows>
        <table:table-row>
          <table:table-cell table:style-name="Table30.A2" office:value-type="string">
            <text:p text:style-name="P97">Bit[]</text:p>
          </table:table-cell>
          <table:table-cell table:style-name="Table30.A2" office:value-type="string">
            <text:p text:style-name="P97">Function</text:p>
          </table:table-cell>
          <table:table-cell table:style-name="Table30.A2" office:value-type="string">
            <text:p text:style-name="P97">R/W</text:p>
          </table:table-cell>
          <table:table-cell table:style-name="Table30.A2" office:value-type="string">
            <text:p text:style-name="P97">Reset</text:p>
          </table:table-cell>
          <table:table-cell table:style-name="Table30.A2" office:value-type="string">
            <text:p text:style-name="P96">Description</text:p>
          </table:table-cell>
          <table:table-cell table:style-name="Table30.F2" office:value-type="string">
            <text:p text:style-name="P96">Comments</text:p>
          </table:table-cell>
        </table:table-row>
        <table:table-row>
          <table:table-cell table:style-name="Table30.A2" office:value-type="string">
            <text:p text:style-name="P45">[1:0]</text:p>
          </table:table-cell>
          <table:table-cell table:style-name="Table30.A2" office:value-type="string">
            <text:p text:style-name="P45">fpga_BITSTR</text:p>
          </table:table-cell>
          <table:table-cell table:style-name="Table30.A2" office:value-type="string">
            <text:p text:style-name="P45">R</text:p>
          </table:table-cell>
          <table:table-cell table:style-name="Table30.A2" office:value-type="string">
            <text:p text:style-name="P45"/>
          </table:table-cell>
          <table:table-cell table:style-name="Table30.A2" office:value-type="string">
            <text:p text:style-name="P44">FPGA Bit Stream loaded. Up to 4 different FPGA bit-stream can be loaded by the external CPLD. Bit-stream #0 is reserved as back-up stream.</text:p>
          </table:table-cell>
          <table:table-cell table:style-name="Table30.F2" office:value-type="string">
            <text:p text:style-name="P44">Static Switch determine which one shall be loaded. </text:p>
          </table:table-cell>
        </table:table-row>
        <table:table-row>
          <table:table-cell table:style-name="Table30.A2" office:value-type="string">
            <text:p text:style-name="P45">[3:2]</text:p>
          </table:table-cell>
          <table:table-cell table:style-name="Table30.A2" office:value-type="string">
            <text:p text:style-name="P45">Reserved</text:p>
          </table:table-cell>
          <table:table-cell table:style-name="Table30.A2" office:value-type="string">
            <text:p text:style-name="P45">R</text:p>
          </table:table-cell>
          <table:table-cell table:style-name="Table30.A2" office:value-type="string">
            <text:p text:style-name="P45"/>
          </table:table-cell>
          <table:table-cell table:style-name="Table30.A2" office:value-type="string">
            <text:p text:style-name="P44">Not used, reserved for extra bit-stream</text:p>
          </table:table-cell>
          <table:table-cell table:style-name="Table30.F2" office:value-type="string">
            <text:p text:style-name="P44"/>
          </table:table-cell>
        </table:table-row>
        <table:table-row>
          <table:table-cell table:style-name="Table30.A2" office:value-type="string">
            <text:p text:style-name="P45">[4]</text:p>
          </table:table-cell>
          <table:table-cell table:style-name="Table30.A2" office:value-type="string">
            <text:p text:style-name="P45">fpga_CONF_ERR</text:p>
          </table:table-cell>
          <table:table-cell table:style-name="Table30.A2" office:value-type="string">
            <text:p text:style-name="P45">R</text:p>
          </table:table-cell>
          <table:table-cell table:style-name="Table30.A2" office:value-type="string">
            <text:p text:style-name="P45"/>
          </table:table-cell>
          <table:table-cell table:style-name="Table30.A2" office:value-type="string">
            <text:p text:style-name="P44">Initial FPGA Configuration process detected an error and FPGA is configured with the backup bit-stream.</text:p>
          </table:table-cell>
          <table:table-cell table:style-name="Table30.F2" office:value-type="string">
            <text:p text:style-name="P44"/>
          </table:table-cell>
        </table:table-row>
        <table:table-row>
          <table:table-cell table:style-name="Table30.A2" office:value-type="string">
            <text:p text:style-name="P45">[5]</text:p>
          </table:table-cell>
          <table:table-cell table:style-name="Table30.A2" office:value-type="string">
            <text:p text:style-name="P45">fpga_BIG</text:p>
          </table:table-cell>
          <table:table-cell table:style-name="Table30.A2" office:value-type="string">
            <text:p text:style-name="P45">R</text:p>
          </table:table-cell>
          <table:table-cell table:style-name="Table30.A2" office:value-type="string">
            <text:p text:style-name="P45"/>
          </table:table-cell>
          <table:table-cell table:style-name="Table30.A2" office:value-type="string">
            <text:p text:style-name="P44">FPGA Configuration for big FF665 FPGA ( SX50T &amp; FX70T). Refer to chapter 2.5.1 and 2.5.2</text:p>
          </table:table-cell>
          <table:table-cell table:style-name="Table30.F2" office:value-type="string">
            <text:p text:style-name="P44">Only positioned in hardware implementing large FPGA</text:p>
          </table:table-cell>
        </table:table-row>
        <table:table-row>
          <table:table-cell table:style-name="Table30.A2" office:value-type="string">
            <text:p text:style-name="P45">[7:6]</text:p>
          </table:table-cell>
          <table:table-cell table:style-name="Table30.A2" office:value-type="string">
            <text:p text:style-name="P45">Reserved</text:p>
          </table:table-cell>
          <table:table-cell table:style-name="Table30.A2" office:value-type="string">
            <text:p text:style-name="P45">R</text:p>
          </table:table-cell>
          <table:table-cell table:style-name="Table30.A2" office:value-type="string">
            <text:p text:style-name="P45"/>
          </table:table-cell>
          <table:table-cell table:style-name="Table30.A2" office:value-type="string">
            <text:p text:style-name="P44">Not used</text:p>
          </table:table-cell>
          <table:table-cell table:style-name="Table30.F2" office:value-type="string">
            <text:p text:style-name="P44"/>
          </table:table-cell>
        </table:table-row>
        <table:table-row>
          <table:table-cell table:style-name="Table30.A2" office:value-type="string">
            <text:p text:style-name="P45">[10:8]</text:p>
          </table:table-cell>
          <table:table-cell table:style-name="Table30.A2" office:value-type="string">
            <text:p text:style-name="P45">ddr_STRAP[2:0]</text:p>
          </table:table-cell>
          <table:table-cell table:style-name="Table30.A2" office:value-type="string">
            <text:p text:style-name="P45">R</text:p>
          </table:table-cell>
          <table:table-cell table:style-name="Table30.A2" office:value-type="string">
            <text:p text:style-name="P45"/>
          </table:table-cell>
          <table:table-cell table:style-name="Table30.A2" office:value-type="string">
            <text:p text:style-name="P44">On-board DDR2 installed Memory device</text:p>
            <text:p text:style-name="P167">[1xx] = x16 organisation (2 devices)</text:p>
            <text:p text:style-name="P167">[0xx] = x8 organisation (4 devices)</text:p>
            <text:p text:style-name="P167">[x00] = 256 Mbit</text:p>
            <text:p text:style-name="P167">[x01] = 512 Mbit</text:p>
            <text:p text:style-name="P167">[x10] = 1024 Mbit</text:p>
            <text:p text:style-name="P167">[x11] = 2048 Mbit</text:p>
          </table:table-cell>
          <table:table-cell table:style-name="Table30.F2" office:value-type="string">
            <text:p text:style-name="P44">Default =001</text:p>
            <text:p text:style-name="P44">DDR2 512 Mbit</text:p>
            <text:p text:style-name="P44">(SMEM = 256 MBytes)</text:p>
          </table:table-cell>
        </table:table-row>
        <text:soft-page-break/>
        <table:table-row>
          <table:table-cell table:style-name="Table30.A2" office:value-type="string">
            <text:p text:style-name="P45">[15:11]</text:p>
          </table:table-cell>
          <table:table-cell table:style-name="Table30.A2" office:value-type="string">
            <text:p text:style-name="P45">Reserved</text:p>
          </table:table-cell>
          <table:table-cell table:style-name="Table30.A2" office:value-type="string">
            <text:p text:style-name="P45">R</text:p>
          </table:table-cell>
          <table:table-cell table:style-name="Table30.A2" office:value-type="string">
            <text:p text:style-name="P45"/>
          </table:table-cell>
          <table:table-cell table:style-name="Table30.A2" office:value-type="string">
            <text:p text:style-name="P44">Not used</text:p>
          </table:table-cell>
          <table:table-cell table:style-name="Table30.F2" office:value-type="string">
            <text:p text:style-name="P44"/>
          </table:table-cell>
        </table:table-row>
        <table:table-row>
          <table:table-cell table:style-name="Table30.A10" office:value-type="string">
            <text:p text:style-name="P45">[31:16]</text:p>
          </table:table-cell>
          <table:table-cell table:style-name="Table30.A10" office:value-type="string">
            <text:p text:style-name="P48">FPGA Implementation</text:p>
          </table:table-cell>
          <table:table-cell table:style-name="Table30.A10" office:value-type="string">
            <text:p text:style-name="P48">R</text:p>
          </table:table-cell>
          <table:table-cell table:style-name="Table30.A10" office:value-type="string">
            <text:p text:style-name="P45"/>
          </table:table-cell>
          <table:table-cell table:style-name="Table30.A10" office:value-type="string">
            <text:p text:style-name="P44">Fixed field determined at Synthesis &amp; Place&amp;Route process. Provide FPGA options selected</text:p>
          </table:table-cell>
          <table:table-cell table:style-name="Table30.F10" office:value-type="string">
            <text:p text:style-name="P44">IOxOS Reserved </text:p>
          </table:table-cell>
        </table:table-row>
      </table:table>
      <text:p text:style-name="P163"/>
      <text:p text:style-name="Text_20_body_20_indent_5f_1"/>
      <text:list xml:id="list35442493" text:continue-numbering="true" text:style-name="Outline">
        <text:list-item>
          <text:list>
            <text:list-item>
              <text:list>
                <text:list-item>
                  <text:h text:style-name="Heading_20_3" text:outline-level="3">PCIE_MMUADD Register Address Pointer Register</text:h>
                </text:list-item>
              </text:list>
            </text:list-item>
          </text:list>
        </text:list-item>
      </text:list>
      <text:p text:style-name="Text_20_body_20_indent_5f_2">This register provides the address pointer used to initialize the two INgress PCI Express MMU look-up tables. The look-up tables are composed of N page entries of 1o 4 MBytes. Each page entries owns a 36-bit page descriptor which shall be initialized with two sub-word of 18-bit.</text:p>
      <text:list xml:id="list35375077" text:style-name="L66">
        <text:list-item>
          <text:p text:style-name="P338">Non-Prefetchable INgress is up to 512* 1 MBytes pages (64-128-256-512) mapped with A32 BAR_2.</text:p>
        </text:list-item>
        <text:list-item>
          <text:p text:style-name="P338">Prefetchable INgress is up 1024* 4 MBytes pages ( 128-256-512-1024-2048-4096) mapped with A32/A64 BAR_0+(1)</text:p>
        </text:list-item>
      </text:list>
      <text:p text:style-name="Text_20_body_20_indent_5f_2">The PCI_Express MEMORY window size allocated for the Non-Prefetchable and the <text:s/>Prefetchable are user selectable with static option SW501-(8:4).</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table:number-columns-spanned="2" office:value-type="string">
              <text:p text:style-name="P22">PCIE_MMUADD</text:p>
              <text:p text:style-name="P19">IO_Bus : 0x020-0x023</text:p>
            </table:table-cell>
            <table:covered-table-cell/>
            <table:table-cell table:style-name="Table31.C1" table:number-columns-spanned="4" office:value-type="string">
              <text:p text:style-name="P23">PCIE MMU Address Pointer</text:p>
            </table:table-cell>
            <table:covered-table-cell/>
            <table:covered-table-cell/>
            <table:covered-table-cell/>
          </table:table-row>
        </table:table-header-rows>
        <table:table-row>
          <table:table-cell table:style-name="Table31.A2" office:value-type="string">
            <text:p text:style-name="P97">Bit[]</text:p>
          </table:table-cell>
          <table:table-cell table:style-name="Table31.A2" office:value-type="string">
            <text:p text:style-name="P97">Function</text:p>
          </table:table-cell>
          <table:table-cell table:style-name="Table31.A2" office:value-type="string">
            <text:p text:style-name="P97">R/W</text:p>
          </table:table-cell>
          <table:table-cell table:style-name="Table31.A2" office:value-type="string">
            <text:p text:style-name="P97">Reset</text:p>
          </table:table-cell>
          <table:table-cell table:style-name="Table31.A2" office:value-type="string">
            <text:p text:style-name="P96">Description</text:p>
          </table:table-cell>
          <table:table-cell table:style-name="Table31.F2" office:value-type="string">
            <text:p text:style-name="P96">Comments</text:p>
          </table:table-cell>
        </table:table-row>
        <table:table-row>
          <table:table-cell table:style-name="Table31.A2" office:value-type="string">
            <text:p text:style-name="P45">[0]</text:p>
          </table:table-cell>
          <table:table-cell table:style-name="Table31.A2" office:value-type="string">
            <text:p text:style-name="P45">Reserved</text:p>
          </table:table-cell>
          <table:table-cell table:style-name="Table31.A2" office:value-type="string">
            <text:p text:style-name="P45">R</text:p>
          </table:table-cell>
          <table:table-cell table:style-name="Table31.A2" office:value-type="string">
            <text:p text:style-name="P45">0</text:p>
          </table:table-cell>
          <table:table-cell table:style-name="Table31.A2" office:value-type="string">
            <text:p text:style-name="P44">Fixed to 00</text:p>
          </table:table-cell>
          <table:table-cell table:style-name="Table31.F2" office:value-type="string">
            <text:p text:style-name="P44">LWORD aligned</text:p>
          </table:table-cell>
        </table:table-row>
        <table:table-row>
          <table:table-cell table:style-name="Table31.A2" office:value-type="string">
            <text:p text:style-name="P45">[11:1]</text:p>
          </table:table-cell>
          <table:table-cell table:style-name="Table31.A2" office:value-type="string">
            <text:p text:style-name="P45">pcie_MMUADD[10:0]</text:p>
          </table:table-cell>
          <table:table-cell table:style-name="Table31.A2" office:value-type="string">
            <text:p text:style-name="P45">RW</text:p>
          </table:table-cell>
          <table:table-cell table:style-name="Table31.A2" office:value-type="string">
            <text:p text:style-name="P45">0</text:p>
          </table:table-cell>
          <table:table-cell table:style-name="Table31.A2" office:value-type="string">
            <text:p text:style-name="P44">11-bit Address pointer <text:s/>supporting the MMU Table initialization. This pointer is incremented after every access (Read or Write) through the PCIE_MMUDAT register. </text:p>
          </table:table-cell>
          <table:table-cell table:style-name="Table31.F2" office:value-type="string">
            <text:p text:style-name="P44">Auto incremented address pointer.</text:p>
          </table:table-cell>
        </table:table-row>
        <table:table-row>
          <table:table-cell table:style-name="Table31.A2" office:value-type="string">
            <text:p text:style-name="P45">[15:12]</text:p>
          </table:table-cell>
          <table:table-cell table:style-name="Table31.A2" office:value-type="string">
            <text:p text:style-name="P45">Reserved</text:p>
          </table:table-cell>
          <table:table-cell table:style-name="Table31.A2" office:value-type="string">
            <text:p text:style-name="P45">R</text:p>
          </table:table-cell>
          <table:table-cell table:style-name="Table31.A2" office:value-type="string">
            <text:p text:style-name="P45">0</text:p>
          </table:table-cell>
          <table:table-cell table:style-name="Table31.A2" office:value-type="string">
            <text:p text:style-name="P44">Not Implemented</text:p>
          </table:table-cell>
          <table:table-cell table:style-name="Table31.F2" office:value-type="string">
            <text:p text:style-name="P44"/>
          </table:table-cell>
        </table:table-row>
        <table:table-row>
          <table:table-cell table:style-name="Table31.A2" office:value-type="string">
            <text:p text:style-name="P45">[16]</text:p>
          </table:table-cell>
          <table:table-cell table:style-name="Table31.A2" office:value-type="string">
            <text:p text:style-name="P45">INgress SELECT</text:p>
          </table:table-cell>
          <table:table-cell table:style-name="Table31.A2" office:value-type="string">
            <text:p text:style-name="P45">RW</text:p>
          </table:table-cell>
          <table:table-cell table:style-name="Table31.A2" office:value-type="string">
            <text:p text:style-name="P45">0</text:p>
          </table:table-cell>
          <table:table-cell table:style-name="Table31.A2" office:value-type="string">
            <text:p text:style-name="P44">INgress DPRAM Select</text:p>
            <text:p text:style-name="P167">0 = Prefetchable INgress (512*D36)</text:p>
            <text:p text:style-name="P167">1 = Non-Prefetchable INgress (1024*D36)</text:p>
          </table:table-cell>
          <table:table-cell table:style-name="Table31.F2" office:value-type="string">
            <text:p text:style-name="P44"/>
          </table:table-cell>
        </table:table-row>
        <table:table-row>
          <table:table-cell table:style-name="Table31.A2" office:value-type="string">
            <text:p text:style-name="P45">[17]</text:p>
          </table:table-cell>
          <table:table-cell table:style-name="Table31.A2" office:value-type="string">
            <text:p text:style-name="P45">Reserved</text:p>
          </table:table-cell>
          <table:table-cell table:style-name="Table31.A2" office:value-type="string">
            <text:p text:style-name="P45">R</text:p>
          </table:table-cell>
          <table:table-cell table:style-name="Table31.D7" office:value-type="float" office:value="0">
            <text:p text:style-name="P45">0</text:p>
          </table:table-cell>
          <table:table-cell table:style-name="Table31.A2" office:value-type="string">
            <text:p text:style-name="P44">Not used</text:p>
          </table:table-cell>
          <table:table-cell table:style-name="Table31.F2" office:value-type="string">
            <text:p text:style-name="P44"/>
          </table:table-cell>
        </table:table-row>
        <table:table-row>
          <table:table-cell table:style-name="Table31.A2" office:value-type="string">
            <text:p text:style-name="P45">[20:18]</text:p>
          </table:table-cell>
          <table:table-cell table:style-name="Table31.A2" office:value-type="string">
            <text:p text:style-name="P45">No_PFMEM_Size</text:p>
          </table:table-cell>
          <table:table-cell table:style-name="Table31.A2" office:value-type="string">
            <text:p text:style-name="P45">R</text:p>
          </table:table-cell>
          <table:table-cell table:style-name="Table31.D7" office:value-type="float" office:value="0">
            <text:p text:style-name="P45">0</text:p>
          </table:table-cell>
          <table:table-cell table:style-name="Table31.A2" office:value-type="string">
            <text:p text:style-name="P44">Non-Prefetchable Memory Size (BAR_2)</text:p>
            <text:p text:style-name="P68"/>
            <table:table table:name="Table32" table:style-name="Table32">
              <table:table-column table:style-name="Table32.A"/>
              <table:table-column table:style-name="Table32.B"/>
              <table:table-header-rows>
                <table:table-row table:style-name="Table32.1">
                  <table:table-cell table:style-name="Table32.A1" office:value-type="string">
                    <text:p text:style-name="P6">000</text:p>
                  </table:table-cell>
                  <table:table-cell table:style-name="Table32.B1" office:value-type="string">
                    <text:p text:style-name="P46">Not used</text:p>
                  </table:table-cell>
                </table:table-row>
              </table:table-header-rows>
              <table:table-row table:style-name="Table32.1">
                <table:table-cell table:style-name="Table32.A2" office:value-type="string">
                  <text:p text:style-name="P6">001</text:p>
                </table:table-cell>
                <table:table-cell table:style-name="Table32.B2" office:value-type="string">
                  <text:p text:style-name="P46">64 MBytes</text:p>
                </table:table-cell>
              </table:table-row>
              <table:table-row>
                <table:table-cell table:style-name="Table32.A2" office:value-type="string">
                  <text:p text:style-name="P6">010</text:p>
                </table:table-cell>
                <table:table-cell table:style-name="Table32.B2" office:value-type="string">
                  <text:p text:style-name="P46">128 MBytes</text:p>
                </table:table-cell>
              </table:table-row>
              <table:table-row>
                <table:table-cell table:style-name="Table32.A2" office:value-type="string">
                  <text:p text:style-name="P70">011</text:p>
                </table:table-cell>
                <table:table-cell table:style-name="Table32.B2" office:value-type="string">
                  <text:p text:style-name="P46">256 MBytes</text:p>
                </table:table-cell>
              </table:table-row>
              <table:table-row>
                <table:table-cell table:style-name="Table32.A2" office:value-type="string">
                  <text:p text:style-name="P50">100</text:p>
                </table:table-cell>
                <table:table-cell table:style-name="Table32.B2" office:value-type="string">
                  <text:p text:style-name="P46">512 MBytes</text:p>
                </table:table-cell>
              </table:table-row>
              <table:table-row>
                <table:table-cell table:style-name="Table32.A2" office:value-type="string">
                  <text:p text:style-name="P45">101</text:p>
                </table:table-cell>
                <table:table-cell table:style-name="Table32.B2" office:value-type="string">
                  <text:p text:style-name="P46">Not used</text:p>
                </table:table-cell>
              </table:table-row>
              <table:table-row>
                <table:table-cell table:style-name="Table32.A2" office:value-type="string">
                  <text:p text:style-name="P45">110</text:p>
                </table:table-cell>
                <table:table-cell table:style-name="Table32.B2" office:value-type="string">
                  <text:p text:style-name="P46">Not used</text:p>
                </table:table-cell>
              </table:table-row>
              <table:table-row>
                <table:table-cell table:style-name="Table32.A2" office:value-type="string">
                  <text:p text:style-name="P45">111</text:p>
                </table:table-cell>
                <table:table-cell table:style-name="Table32.B2" office:value-type="string">
                  <text:p text:style-name="P46">Not used</text:p>
                </table:table-cell>
              </table:table-row>
            </table:table>
            <text:p text:style-name="P44"/>
          </table:table-cell>
          <table:table-cell table:style-name="Table31.F2" office:value-type="string">
            <text:p text:style-name="P44"/>
          </table:table-cell>
        </table:table-row>
        <table:table-row>
          <table:table-cell table:style-name="Table31.A2" office:value-type="string">
            <text:p text:style-name="P45">[21]</text:p>
          </table:table-cell>
          <table:table-cell table:style-name="Table31.A2" office:value-type="string">
            <text:p text:style-name="P45">Reserved</text:p>
          </table:table-cell>
          <table:table-cell table:style-name="Table31.A2" office:value-type="string">
            <text:p text:style-name="P45">R</text:p>
          </table:table-cell>
          <table:table-cell table:style-name="Table31.D7" office:value-type="float" office:value="0">
            <text:p text:style-name="P45">0</text:p>
          </table:table-cell>
          <table:table-cell table:style-name="Table31.A2" office:value-type="string">
            <text:p text:style-name="P44">Not used</text:p>
          </table:table-cell>
          <table:table-cell table:style-name="Table31.F2" office:value-type="string">
            <text:p text:style-name="P44"/>
          </table:table-cell>
        </table:table-row>
        <table:table-row>
          <table:table-cell table:style-name="Table31.A2" office:value-type="string">
            <text:p text:style-name="P45">[22]</text:p>
          </table:table-cell>
          <table:table-cell table:style-name="Table31.A2" office:value-type="string">
            <text:p text:style-name="P45">No_PFMEM_A64</text:p>
          </table:table-cell>
          <table:table-cell table:style-name="Table31.A2" office:value-type="string">
            <text:p text:style-name="P45">R</text:p>
          </table:table-cell>
          <table:table-cell table:style-name="Table31.D7" office:value-type="float" office:value="0">
            <text:p text:style-name="P45">0</text:p>
          </table:table-cell>
          <table:table-cell table:style-name="Table31.A2" office:value-type="string">
            <text:p text:style-name="P44">Memory Non-Prefetchable is only 32-bit addressing.</text:p>
          </table:table-cell>
          <table:table-cell table:style-name="Table31.F2" office:value-type="string">
            <text:p text:style-name="P44"/>
          </table:table-cell>
        </table:table-row>
        <table:table-row>
          <table:table-cell table:style-name="Table31.A2" office:value-type="string">
            <text:p text:style-name="P45">[23]</text:p>
          </table:table-cell>
          <table:table-cell table:style-name="Table31.A2" office:value-type="string">
            <text:p text:style-name="P45">No_PFMEM_INgress</text:p>
          </table:table-cell>
          <table:table-cell table:style-name="Table31.A2" office:value-type="string">
            <text:p text:style-name="P45">R</text:p>
          </table:table-cell>
          <table:table-cell table:style-name="Table31.A2" office:value-type="string">
            <text:p text:style-name="P45">--</text:p>
          </table:table-cell>
          <table:table-cell table:style-name="Table31.A2" office:value-type="string">
            <text:p text:style-name="P44">Memory Non-Prefetchable BAR_2 <text:s/>with PF_INgress <text:soft-page-break/>MMU.</text:p>
            <text:p text:style-name="P184"><text:s text:c="2"/>= 1 : Active (Enabled)</text:p>
            <text:p text:style-name="P184"><text:s text:c="2"/>= 0 : Not implemented</text:p>
          </table:table-cell>
          <table:table-cell table:style-name="Table31.F2" office:value-type="string">
            <text:p text:style-name="P44"/>
          </table:table-cell>
        </table:table-row>
        <table:table-row>
          <table:table-cell table:style-name="Table31.A2" office:value-type="string">
            <text:p text:style-name="P45">[25:24]</text:p>
          </table:table-cell>
          <table:table-cell table:style-name="Table31.A2" office:value-type="string">
            <text:p text:style-name="P45">Reserved</text:p>
          </table:table-cell>
          <table:table-cell table:style-name="Table31.A2" office:value-type="string">
            <text:p text:style-name="P45">R</text:p>
          </table:table-cell>
          <table:table-cell table:style-name="Table31.D7" office:value-type="float" office:value="0">
            <text:p text:style-name="P45">0</text:p>
          </table:table-cell>
          <table:table-cell table:style-name="Table31.A2" office:value-type="string">
            <text:p text:style-name="P44">Not used</text:p>
          </table:table-cell>
          <table:table-cell table:style-name="Table31.F2" office:value-type="string">
            <text:p text:style-name="P44"/>
          </table:table-cell>
        </table:table-row>
        <table:table-row>
          <table:table-cell table:style-name="Table31.A2" office:value-type="string">
            <text:p text:style-name="P45">[28:26]</text:p>
          </table:table-cell>
          <table:table-cell table:style-name="Table31.A2" office:value-type="string">
            <text:p text:style-name="P45">PFMEM_Size</text:p>
          </table:table-cell>
          <table:table-cell table:style-name="Table31.A2" office:value-type="string">
            <text:p text:style-name="P45">R</text:p>
          </table:table-cell>
          <table:table-cell table:style-name="Table31.A2" office:value-type="string">
            <text:p text:style-name="P45">--</text:p>
          </table:table-cell>
          <table:table-cell table:style-name="Table31.A2" office:value-type="string">
            <text:p text:style-name="P44">Prefetchable Memory Size (BAR_0 + optionally BAR_1)</text:p>
            <text:p text:style-name="P68"/>
            <table:table table:name="Table33" table:style-name="Table33">
              <table:table-column table:style-name="Table33.A"/>
              <table:table-column table:style-name="Table33.B"/>
              <table:table-header-rows>
                <table:table-row table:style-name="Table33.1">
                  <table:table-cell table:style-name="Table33.A1" office:value-type="string">
                    <text:p text:style-name="P6">000</text:p>
                  </table:table-cell>
                  <table:table-cell table:style-name="Table33.B1" office:value-type="string">
                    <text:p text:style-name="P46">Not used</text:p>
                  </table:table-cell>
                </table:table-row>
              </table:table-header-rows>
              <table:table-row table:style-name="Table33.1">
                <table:table-cell table:style-name="Table33.A2" office:value-type="string">
                  <text:p text:style-name="P6">001</text:p>
                </table:table-cell>
                <table:table-cell table:style-name="Table33.B2" office:value-type="string">
                  <text:p text:style-name="P46">Not used</text:p>
                </table:table-cell>
              </table:table-row>
              <table:table-row>
                <table:table-cell table:style-name="Table33.A2" office:value-type="string">
                  <text:p text:style-name="P6">010</text:p>
                </table:table-cell>
                <table:table-cell table:style-name="Table33.B2" office:value-type="string">
                  <text:p text:style-name="P46">128 MBytes</text:p>
                </table:table-cell>
              </table:table-row>
              <table:table-row>
                <table:table-cell table:style-name="Table33.A2" office:value-type="string">
                  <text:p text:style-name="P70">011</text:p>
                </table:table-cell>
                <table:table-cell table:style-name="Table33.B2" office:value-type="string">
                  <text:p text:style-name="P46">256 MBytes</text:p>
                </table:table-cell>
              </table:table-row>
              <table:table-row>
                <table:table-cell table:style-name="Table33.A2" office:value-type="string">
                  <text:p text:style-name="P50">100</text:p>
                </table:table-cell>
                <table:table-cell table:style-name="Table33.B2" office:value-type="string">
                  <text:p text:style-name="P46">512 MBytes</text:p>
                </table:table-cell>
              </table:table-row>
              <table:table-row>
                <table:table-cell table:style-name="Table33.A2" office:value-type="string">
                  <text:p text:style-name="P45">101</text:p>
                </table:table-cell>
                <table:table-cell table:style-name="Table33.B2" office:value-type="string">
                  <text:p text:style-name="P46">1024 MBytes</text:p>
                </table:table-cell>
              </table:table-row>
              <table:table-row>
                <table:table-cell table:style-name="Table33.A2" office:value-type="string">
                  <text:p text:style-name="P45">110</text:p>
                </table:table-cell>
                <table:table-cell table:style-name="Table33.B2" office:value-type="string">
                  <text:p text:style-name="P46">2048 MBytes</text:p>
                </table:table-cell>
              </table:table-row>
              <table:table-row>
                <table:table-cell table:style-name="Table33.A2" office:value-type="string">
                  <text:p text:style-name="P45">111</text:p>
                </table:table-cell>
                <table:table-cell table:style-name="Table33.B2" office:value-type="string">
                  <text:p text:style-name="P46">4096 MBytes</text:p>
                </table:table-cell>
              </table:table-row>
            </table:table>
            <text:p text:style-name="P44"/>
          </table:table-cell>
          <table:table-cell table:style-name="Table31.F2" office:value-type="string">
            <text:p text:style-name="P44"/>
          </table:table-cell>
        </table:table-row>
        <table:table-row>
          <table:table-cell table:style-name="Table31.A2" office:value-type="string">
            <text:p text:style-name="P45">[29]</text:p>
          </table:table-cell>
          <table:table-cell table:style-name="Table31.A2" office:value-type="string">
            <text:p text:style-name="P45">Reserved</text:p>
          </table:table-cell>
          <table:table-cell table:style-name="Table31.A2" office:value-type="string">
            <text:p text:style-name="P45">R</text:p>
          </table:table-cell>
          <table:table-cell table:style-name="Table31.D7" office:value-type="float" office:value="0">
            <text:p text:style-name="P45">0</text:p>
          </table:table-cell>
          <table:table-cell table:style-name="Table31.A2" office:value-type="string">
            <text:p text:style-name="P44">Not used</text:p>
          </table:table-cell>
          <table:table-cell table:style-name="Table31.F2" office:value-type="string">
            <text:p text:style-name="P44"/>
          </table:table-cell>
        </table:table-row>
        <table:table-row>
          <table:table-cell table:style-name="Table31.A2" office:value-type="string">
            <text:p text:style-name="P45">[30]</text:p>
          </table:table-cell>
          <table:table-cell table:style-name="Table31.A2" office:value-type="string">
            <text:p text:style-name="P45">PFMEM_A64</text:p>
          </table:table-cell>
          <table:table-cell table:style-name="Table31.A2" office:value-type="string">
            <text:p text:style-name="P45">R</text:p>
          </table:table-cell>
          <table:table-cell table:style-name="Table31.A2" office:value-type="string">
            <text:p text:style-name="P45">--</text:p>
          </table:table-cell>
          <table:table-cell table:style-name="Table31.A2" office:value-type="string">
            <text:p text:style-name="P44">64-bit Addressing Memory Prefetchable</text:p>
          </table:table-cell>
          <table:table-cell table:style-name="Table31.F2" office:value-type="string">
            <text:p text:style-name="P44"/>
          </table:table-cell>
        </table:table-row>
        <table:table-row>
          <table:table-cell table:style-name="Table31.A16" office:value-type="string">
            <text:p text:style-name="P45">[31]</text:p>
          </table:table-cell>
          <table:table-cell table:style-name="Table31.A16" office:value-type="string">
            <text:p text:style-name="P45">PFMEM_INgress</text:p>
          </table:table-cell>
          <table:table-cell table:style-name="Table31.A16" office:value-type="string">
            <text:p text:style-name="P45">R</text:p>
          </table:table-cell>
          <table:table-cell table:style-name="Table31.A16" office:value-type="string">
            <text:p text:style-name="P45">--</text:p>
          </table:table-cell>
          <table:table-cell table:style-name="Table31.A16" office:value-type="string">
            <text:p text:style-name="P44">Memory Prefetchable BAR_0 <text:s/>+ (BAR1-1) with PF_INgress MMU.</text:p>
            <text:p text:style-name="P184"><text:s text:c="2"/>= 1 : Active (Enabled)</text:p>
            <text:p text:style-name="P184"><text:s text:c="2"/>= 0 : Not implemented</text:p>
          </table:table-cell>
          <table:table-cell table:style-name="Table31.F16" office:value-type="string">
            <text:p text:style-name="P44"/>
          </table:table-cell>
        </table:table-row>
      </table:table>
      <text:p text:style-name="P140"/>
      <text:list xml:id="list35425620" text:continue-list="list35442493" text:style-name="Outline">
        <text:list-item>
          <text:list>
            <text:list-item>
              <text:list>
                <text:list-item>
                  <text:h text:style-name="Heading_20_3" text:outline-level="3">PCIE_MMUDAT Register</text:h>
                </text:list-item>
              </text:list>
            </text:list-item>
          </text:list>
        </text:list-item>
      </text:list>
      <text:p text:style-name="Text_20_body_20_indent_5f_2">This register provides the data access <text:s/>used to initialize the INgress PCI_Express MMU look-up table. The data access shall be handled with two 18-bit transactio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34.A1" table:number-columns-spanned="2" office:value-type="string">
              <text:p text:style-name="P22">PCIE_MMUDAT</text:p>
              <text:p text:style-name="P19">IO_Bus : 0x024-0x027</text:p>
            </table:table-cell>
            <table:covered-table-cell/>
            <table:table-cell table:style-name="Table34.C1" table:number-columns-spanned="4" office:value-type="string">
              <text:p text:style-name="P23">PCIE MMU Data Register</text:p>
            </table:table-cell>
            <table:covered-table-cell/>
            <table:covered-table-cell/>
            <table:covered-table-cell/>
          </table:table-row>
        </table:table-header-rows>
        <table:table-row>
          <table:table-cell table:style-name="Table34.A2" office:value-type="string">
            <text:p text:style-name="P97">Bit[]</text:p>
          </table:table-cell>
          <table:table-cell table:style-name="Table34.A2" office:value-type="string">
            <text:p text:style-name="P97">Function</text:p>
          </table:table-cell>
          <table:table-cell table:style-name="Table34.A2" office:value-type="string">
            <text:p text:style-name="P97">R/W</text:p>
          </table:table-cell>
          <table:table-cell table:style-name="Table34.A2" office:value-type="string">
            <text:p text:style-name="P97">Reset</text:p>
          </table:table-cell>
          <table:table-cell table:style-name="Table34.A2" office:value-type="string">
            <text:p text:style-name="P96">Description</text:p>
          </table:table-cell>
          <table:table-cell table:style-name="Table34.F2" office:value-type="string">
            <text:p text:style-name="P96">Comments</text:p>
          </table:table-cell>
        </table:table-row>
        <table:table-row>
          <table:table-cell table:style-name="Table34.A2" office:value-type="string">
            <text:p text:style-name="P45">[17:0]</text:p>
          </table:table-cell>
          <table:table-cell table:style-name="Table34.A2" office:value-type="string">
            <text:p text:style-name="P45">pcie_MMUDAT[17:0]</text:p>
          </table:table-cell>
          <table:table-cell table:style-name="Table34.A2" office:value-type="string">
            <text:p text:style-name="P45">RW</text:p>
          </table:table-cell>
          <table:table-cell table:style-name="Table34.A2" office:value-type="string">
            <text:p text:style-name="P45">0</text:p>
          </table:table-cell>
          <table:table-cell table:style-name="Table34.A2" office:value-type="string">
            <text:p text:style-name="P44">18-bit Data register, with previous register PCIE_MMUADD used to access the selected <text:s/>INgress MMU DPRAM</text:p>
          </table:table-cell>
          <table:table-cell table:style-name="Table34.F2" office:value-type="string">
            <text:p text:style-name="P44"><text:s/></text:p>
          </table:table-cell>
        </table:table-row>
        <table:table-row>
          <table:table-cell table:style-name="Table34.A4" office:value-type="string">
            <text:p text:style-name="P45">[31:18]</text:p>
          </table:table-cell>
          <table:table-cell table:style-name="Table34.A4" office:value-type="string">
            <text:p text:style-name="P45">Reserved</text:p>
          </table:table-cell>
          <table:table-cell table:style-name="Table34.A4" office:value-type="string">
            <text:p text:style-name="P45">R</text:p>
          </table:table-cell>
          <table:table-cell table:style-name="Table34.A4" office:value-type="string">
            <text:p text:style-name="P45">0</text:p>
          </table:table-cell>
          <table:table-cell table:style-name="Table34.A4" office:value-type="string">
            <text:p text:style-name="P44">Not used</text:p>
          </table:table-cell>
          <table:table-cell table:style-name="Table34.F4" office:value-type="string">
            <text:p text:style-name="P44"/>
          </table:table-cell>
        </table:table-row>
      </table:table>
      <text:p text:style-name="P140"/>
      <text:p text:style-name="Text_20_body_20_indent_5f_2">The MMU Page Descriptor is composed of a single 36-bit word. The initialization is handled with dual 18-bit <text:s/>access through the<text:span text:style-name="T5"> </text:span><text:span text:style-name="T16">PCIE_MMUDAT Register. <text:s/>Each n* MBytes page entry address its own DW Page Descriptor.</text:span></text:p>
      <text:p text:style-name="P156">The following table sums up the Page Descriptor format :</text:p>
      <table:table table:name="Table46" table:style-name="Table46">
        <table:table-column table:style-name="Table46.A"/>
        <table:table-column table:style-name="Table46.B"/>
        <table:table-column table:style-name="Table46.C"/>
        <table:table-column table:style-name="Table46.D"/>
        <table:table-header-rows>
          <table:table-row>
            <table:table-cell table:style-name="Table46.A1" office:value-type="string">
              <text:p text:style-name="P98">Bit[]</text:p>
            </table:table-cell>
            <table:table-cell table:style-name="Table46.A1" office:value-type="string">
              <text:p text:style-name="P98">Field</text:p>
            </table:table-cell>
            <table:table-cell table:style-name="Table46.A1" office:value-type="string">
              <text:p text:style-name="P99">Description</text:p>
            </table:table-cell>
            <table:table-cell table:style-name="Table46.D1" office:value-type="string">
              <text:p text:style-name="P98">Comments</text:p>
            </table:table-cell>
          </table:table-row>
        </table:table-header-rows>
        <table:table-row>
          <table:table-cell table:style-name="Table46.A2" table:number-columns-spanned="4" office:value-type="string">
            <text:p text:style-name="P13">Low WORD Page Descriptor <text:s/>(pcie_MMUADD[0] = '0')</text:p>
          </table:table-cell>
          <table:covered-table-cell/>
          <table:covered-table-cell/>
          <table:covered-table-cell/>
        </table:table-row>
        <table:table-row>
          <table:table-cell table:style-name="Table46.A3" office:value-type="string">
            <text:p text:style-name="P70">[0]</text:p>
          </table:table-cell>
          <table:table-cell table:style-name="Table46.A3" office:value-type="string">
            <text:p text:style-name="P70">Page_Enable</text:p>
          </table:table-cell>
          <table:table-cell table:style-name="Table46.A3" office:value-type="string">
            <text:p text:style-name="P68">Enable the Page entry. If not set, the incoming transaction is <text:soft-page-break/>rejected, even if the PCI Express BAR_1 address window is decoded.</text:p>
          </table:table-cell>
          <table:table-cell table:style-name="Table46.A2" office:value-type="string">
            <text:p text:style-name="P68">Write Posting is not executed and <text:soft-page-break/>Read_Request will not be completed.</text:p>
          </table:table-cell>
        </table:table-row>
        <table:table-row>
          <table:table-cell table:style-name="Table46.A3" office:value-type="string">
            <text:p text:style-name="P70">[1]</text:p>
          </table:table-cell>
          <table:table-cell table:style-name="Table46.A3" office:value-type="string">
            <text:p text:style-name="P70">Write_Enable</text:p>
          </table:table-cell>
          <table:table-cell table:style-name="Table46.A3" office:value-type="string">
            <text:p text:style-name="P68">Enable Write access across this page entry. If not set, the Write Posting are rejected.</text:p>
          </table:table-cell>
          <table:table-cell table:style-name="Table46.A2" office:value-type="string">
            <text:p text:style-name="P68">Allows to support write-protect area per page entry</text:p>
          </table:table-cell>
        </table:table-row>
        <table:table-row>
          <table:table-cell table:style-name="Table46.A3" office:value-type="string">
            <text:p text:style-name="P70">[5:2]</text:p>
          </table:table-cell>
          <table:table-cell table:style-name="Table46.A3" office:value-type="string">
            <text:p text:style-name="P70">Reserved</text:p>
          </table:table-cell>
          <table:table-cell table:style-name="Table46.A3" office:value-type="string">
            <text:p text:style-name="P68">Not used</text:p>
          </table:table-cell>
          <table:table-cell table:style-name="Table46.A2" office:value-type="string">
            <text:p text:style-name="P68"/>
          </table:table-cell>
        </table:table-row>
        <table:table-row>
          <table:table-cell table:style-name="Table46.A3" office:value-type="string">
            <text:p text:style-name="P70">[7:6]</text:p>
          </table:table-cell>
          <table:table-cell table:style-name="Table46.A3" office:value-type="string">
            <text:p text:style-name="P70">Byte Swapping Policy</text:p>
          </table:table-cell>
          <table:table-cell table:style-name="Table46.A3" office:value-type="string">
            <text:p text:style-name="P68">BYTE Swapping Policy. This 2-bit field specifies the Byte Swapping policy.(Little – Big Endian conversion)</text:p>
            <text:p text:style-name="P68"/>
            <table:table table:name="Table48" table:style-name="Table48">
              <table:table-column table:style-name="Table48.A"/>
              <table:table-column table:style-name="Table48.B"/>
              <table:table-header-rows>
                <table:table-row>
                  <table:table-cell table:style-name="Table48.A1" office:value-type="string">
                    <text:p text:style-name="P6">00</text:p>
                  </table:table-cell>
                  <table:table-cell table:style-name="Table48.B1" office:value-type="string">
                    <text:p text:style-name="P7">No Swapping</text:p>
                  </table:table-cell>
                </table:table-row>
              </table:table-header-rows>
              <table:table-row>
                <table:table-cell table:style-name="Table48.A2" office:value-type="string">
                  <text:p text:style-name="P75">01</text:p>
                </table:table-cell>
                <table:table-cell table:style-name="Table48.B2" office:value-type="string">
                  <text:p text:style-name="P76">LITTLE to BIG Endian Automatic <text:s/>Swapping</text:p>
                  <text:p text:style-name="P168">BYTE <text:s text:c="2"/>: No Swapping</text:p>
                  <text:p text:style-name="P168">WORD : D16 word swapping</text:p>
                  <text:p text:style-name="P168">DW <text:s text:c="5"/>: BYTE &amp; WORD Swapping</text:p>
                </table:table-cell>
              </table:table-row>
              <table:table-row>
                <table:table-cell table:style-name="Table48.A2" office:value-type="string">
                  <text:p text:style-name="P75">10</text:p>
                </table:table-cell>
                <table:table-cell table:style-name="Table48.B2" office:value-type="string">
                  <text:p text:style-name="P76">DW BYTE &amp; WORD Swapping</text:p>
                </table:table-cell>
              </table:table-row>
              <table:table-row>
                <table:table-cell table:style-name="Table48.A2" office:value-type="string">
                  <text:p text:style-name="P75">11</text:p>
                </table:table-cell>
                <table:table-cell table:style-name="Table48.B2" office:value-type="string">
                  <text:p text:style-name="P76">DW swapping in QW access </text:p>
                </table:table-cell>
              </table:table-row>
            </table:table>
            <text:p text:style-name="P169"/>
          </table:table-cell>
          <table:table-cell table:style-name="Table46.A2" office:value-type="string">
            <text:p text:style-name="P68">Used <text:s/>only while targeting the VME64x Interface.1</text:p>
          </table:table-cell>
        </table:table-row>
        <table:table-row>
          <table:table-cell table:style-name="Table46.A3" office:value-type="string">
            <text:p text:style-name="P70">[11:8]</text:p>
          </table:table-cell>
          <table:table-cell table:style-name="Table46.A3" office:value-type="string">
            <text:p text:style-name="P70">Space_Type[3:0]</text:p>
          </table:table-cell>
          <table:table-cell table:style-name="Table46.A3" office:value-type="string">
            <text:p text:style-name="P68">This 4-bit field encodes the Address Space targeted in destination. Refer to <text:s/>next table “Space_Type Address Encoding”</text:p>
          </table:table-cell>
          <table:table-cell table:style-name="Table46.A2" office:value-type="string">
            <text:p text:style-name="P68"/>
          </table:table-cell>
        </table:table-row>
        <table:table-row>
          <table:table-cell table:style-name="Table46.A3" office:value-type="string">
            <text:p text:style-name="P70">[14:12]</text:p>
          </table:table-cell>
          <table:table-cell table:style-name="Table46.A3" office:value-type="string">
            <text:p text:style-name="P70">SW_Destination</text:p>
          </table:table-cell>
          <table:table-cell table:style-name="Table46.A3" office:value-type="string">
            <text:p text:style-name="P68">Destination Address Space Type. 4-bit field </text:p>
            <text:p text:style-name="P44"/>
            <table:table table:name="Table49" table:style-name="Table49">
              <table:table-column table:style-name="Table49.A"/>
              <table:table-column table:style-name="Table49.B"/>
              <table:table-header-rows>
                <table:table-row table:style-name="Table49.1">
                  <table:table-cell table:style-name="Table49.A1" office:value-type="string">
                    <text:p text:style-name="P6">0000</text:p>
                  </table:table-cell>
                  <table:table-cell table:style-name="Table49.B1" office:value-type="string">
                    <text:p text:style-name="P46">PCI Express</text:p>
                  </table:table-cell>
                </table:table-row>
              </table:table-header-rows>
              <table:table-row>
                <table:table-cell table:style-name="Table49.A2" office:value-type="string">
                  <text:p text:style-name="P6">0010</text:p>
                </table:table-cell>
                <table:table-cell table:style-name="Table49.B2" office:value-type="string">
                  <text:p text:style-name="P46">Shared Memory</text:p>
                </table:table-cell>
              </table:table-row>
              <table:table-row>
                <table:table-cell table:style-name="Table49.A2" office:value-type="string">
                  <text:p text:style-name="P70">0001</text:p>
                </table:table-cell>
                <table:table-cell table:style-name="Table49.B2" office:value-type="string">
                  <text:p text:style-name="P46">VME64X </text:p>
                </table:table-cell>
              </table:table-row>
              <table:table-row>
                <table:table-cell table:style-name="Table49.A2" office:value-type="string">
                  <text:p text:style-name="P45">0011</text:p>
                </table:table-cell>
                <table:table-cell table:style-name="Table49.B2" office:value-type="string">
                  <text:p text:style-name="P46">User</text:p>
                </table:table-cell>
              </table:table-row>
              <table:table-row>
                <table:table-cell table:style-name="Table49.A2" office:value-type="string">
                  <text:p text:style-name="P45">Others</text:p>
                </table:table-cell>
                <table:table-cell table:style-name="Table49.B2" office:value-type="string">
                  <text:p text:style-name="P46">Reserved, Invalid value</text:p>
                </table:table-cell>
              </table:table-row>
            </table:table>
            <text:p text:style-name="P68"/>
          </table:table-cell>
          <table:table-cell table:style-name="Table46.A2" office:value-type="string">
            <text:p text:style-name="P68">Only two LSB bits <text:s/>used in the PEV_1100 implementation. Future implementation with larger central_SW with be encoded on 3 or 4-bit</text:p>
          </table:table-cell>
        </table:table-row>
        <table:table-row>
          <table:table-cell table:style-name="Table46.A3" office:value-type="string">
            <text:p text:style-name="P70">[17:15]</text:p>
          </table:table-cell>
          <table:table-cell table:style-name="Table46.A3" office:value-type="string">
            <text:p text:style-name="P70">Reserved</text:p>
          </table:table-cell>
          <table:table-cell table:style-name="Table46.A3" office:value-type="string">
            <text:p text:style-name="P68">Not used (</text:p>
          </table:table-cell>
          <table:table-cell table:style-name="Table46.A2" office:value-type="string">
            <text:p text:style-name="P68"/>
          </table:table-cell>
        </table:table-row>
        <table:table-row>
          <table:table-cell table:style-name="Table46.A2" table:number-columns-spanned="4" office:value-type="string">
            <text:p text:style-name="P81">Low WORD Page Descriptor <text:s/>(pcie_MMUADD[0] = '0')</text:p>
          </table:table-cell>
          <table:covered-table-cell/>
          <table:covered-table-cell/>
          <table:covered-table-cell/>
        </table:table-row>
        <table:table-row>
          <table:table-cell table:style-name="Table46.A3" office:value-type="string">
            <text:p text:style-name="P70">[19:18]</text:p>
          </table:table-cell>
          <table:table-cell table:style-name="Table46.A3" office:value-type="string">
            <text:p text:style-name="P70">Reserved</text:p>
          </table:table-cell>
          <table:table-cell table:style-name="Table46.A3" office:value-type="string">
            <text:p text:style-name="P68">Not used</text:p>
          </table:table-cell>
          <table:table-cell table:style-name="Table46.A2" office:value-type="string">
            <text:p text:style-name="P68"/>
          </table:table-cell>
        </table:table-row>
        <table:table-row>
          <table:table-cell table:style-name="Table46.A12" office:value-type="string">
            <text:p text:style-name="P70">[35:20]</text:p>
          </table:table-cell>
          <table:table-cell table:style-name="Table46.A12" office:value-type="string">
            <text:p text:style-name="P70">int_ADD[31:20]</text:p>
          </table:table-cell>
          <table:table-cell table:style-name="Table46.A12" office:value-type="string">
            <text:p text:style-name="P68">Internal High Address <text:s/>remapping used to form a 36-bit Central_SW Address </text:p>
          </table:table-cell>
          <table:table-cell table:style-name="Table46.D12" office:value-type="string">
            <text:p text:style-name="P68">Can be fixed to 0x0000'0000 while targeting Central_SW resources.</text:p>
          </table:table-cell>
        </table:table-row>
      </table:table>
      <text:p text:style-name="P236">Table <text:sequence text:ref-name="refTable23" text:name="Table" text:formula="ooow:Table+1" style:num-format="1">3.2</text:sequence>.: <text:s/>MMU page Descriptor </text:p>
      <text:p text:style-name="P241"><text:span text:style-name="T7">Note</text:span><text:span text:style-name="T6"><text:tab/>Future implementation could extend the MMU Page Descriptor up to 64-bit (2 times 32-bit) to support 64-bit Central_SW Address and extra conditioning information.</text:span></text:p>
      <text:p text:style-name="P242"/>
      <text:p text:style-name="Text_20_body_20_indent_5f_2">The following table sums-up the destination Address Space Type . </text:p>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17">Space_Type</text:p>
            </table:table-cell>
            <table:table-cell table:style-name="Table50.A1" office:value-type="string">
              <text:p text:style-name="P17">VME64x Master</text:p>
            </table:table-cell>
            <table:table-cell table:style-name="Table50.C1" office:value-type="string">
              <text:p text:style-name="P17">Shared Memory / USER</text:p>
            </table:table-cell>
          </table:table-row>
        </table:table-header-rows>
        <table:table-row table:style-name="Table50.1">
          <table:table-cell table:style-name="Table50.A2" office:value-type="string">
            <text:p text:style-name="P70">0x0</text:p>
          </table:table-cell>
          <table:table-cell table:style-name="Table50.A2" office:value-type="string">
            <text:p text:style-name="P68">Configuration Space</text:p>
          </table:table-cell>
          <table:table-cell table:style-name="Table50.C2" office:value-type="string">
            <text:p text:style-name="P70">Memory standard</text:p>
          </table:table-cell>
        </table:table-row>
        <table:table-row table:style-name="Table50.1">
          <table:table-cell table:style-name="Table50.A2" office:value-type="string">
            <text:p text:style-name="P70">0x1</text:p>
          </table:table-cell>
          <table:table-cell table:style-name="Table50.A2" office:value-type="string">
            <text:p text:style-name="P68">A16 : D08-D16-D32</text:p>
          </table:table-cell>
          <table:table-cell table:style-name="Table50.C2" office:value-type="string">
            <text:p text:style-name="P70">Memory standard</text:p>
          </table:table-cell>
        </table:table-row>
        <table:table-row table:style-name="Table50.1">
          <table:table-cell table:style-name="Table50.A2" office:value-type="string">
            <text:p text:style-name="P70">0x2</text:p>
          </table:table-cell>
          <table:table-cell table:style-name="Table50.A2" office:value-type="string">
            <text:p text:style-name="P68">A24 : D08-D16-D32</text:p>
          </table:table-cell>
          <table:table-cell table:style-name="Table50.C2" office:value-type="string">
            <text:p text:style-name="P70">Reserved</text:p>
          </table:table-cell>
        </table:table-row>
        <table:table-row table:style-name="Table50.5">
          <table:table-cell table:style-name="Table50.A2" office:value-type="string">
            <text:p text:style-name="P70">0x3</text:p>
          </table:table-cell>
          <table:table-cell table:style-name="Table50.A2" office:value-type="string">
            <text:p text:style-name="P68">A32: D08-D16-D32</text:p>
          </table:table-cell>
          <table:table-cell table:style-name="Table50.C2" office:value-type="string">
            <text:p text:style-name="P70">Reserved</text:p>
          </table:table-cell>
        </table:table-row>
        <table:table-row table:style-name="Table50.1">
          <table:table-cell table:style-name="Table50.A2" office:value-type="string">
            <text:p text:style-name="P70">0x4</text:p>
          </table:table-cell>
          <table:table-cell table:style-name="Table50.A2" office:value-type="string">
            <text:p text:style-name="P68">A32: BLT</text:p>
          </table:table-cell>
          <table:table-cell table:style-name="Table50.C2" office:value-type="string">
            <text:p text:style-name="P70">Memory READ Cache entry #0</text:p>
          </table:table-cell>
        </table:table-row>
        <table:table-row table:style-name="Table50.1">
          <table:table-cell table:style-name="Table50.A2" office:value-type="string">
            <text:p text:style-name="P70">0x5</text:p>
          </table:table-cell>
          <table:table-cell table:style-name="Table50.A2" office:value-type="string">
            <text:p text:style-name="P68">A32: MBLT</text:p>
          </table:table-cell>
          <table:table-cell table:style-name="Table50.C2" office:value-type="string">
            <text:p text:style-name="P70">Memory READ Cache entry #1</text:p>
          </table:table-cell>
        </table:table-row>
        <text:soft-page-break/>
        <table:table-row table:style-name="Table50.1">
          <table:table-cell table:style-name="Table50.A2" office:value-type="string">
            <text:p text:style-name="P70">0x6</text:p>
          </table:table-cell>
          <table:table-cell table:style-name="Table50.A2" office:value-type="string">
            <text:p text:style-name="P68">A32: 2eVME</text:p>
          </table:table-cell>
          <table:table-cell table:style-name="Table50.C2" office:value-type="string">
            <text:p text:style-name="P70">Memory</text:p>
          </table:table-cell>
        </table:table-row>
        <table:table-row table:style-name="Table50.1">
          <table:table-cell table:style-name="Table50.A2" office:value-type="string">
            <text:p text:style-name="P70">0x7</text:p>
          </table:table-cell>
          <table:table-cell table:style-name="Table50.A2" office:value-type="string">
            <text:p text:style-name="P68">A32: 2eVME Fast</text:p>
          </table:table-cell>
          <table:table-cell table:style-name="Table50.C2" office:value-type="string">
            <text:p text:style-name="P70">Reserved</text:p>
          </table:table-cell>
        </table:table-row>
        <table:table-row table:style-name="Table50.1">
          <table:table-cell table:style-name="Table50.A2" office:value-type="string">
            <text:p text:style-name="P70">0x8 </text:p>
          </table:table-cell>
          <table:table-cell table:style-name="Table50.A2" office:value-type="string">
            <text:p text:style-name="P68">A32: 2eSST_160</text:p>
          </table:table-cell>
          <table:table-cell table:style-name="Table50.C2" office:value-type="string">
            <text:p text:style-name="P70">Reserved</text:p>
          </table:table-cell>
        </table:table-row>
        <table:table-row table:style-name="Table50.1">
          <table:table-cell table:style-name="Table50.A2" office:value-type="string">
            <text:p text:style-name="P70">0x9</text:p>
          </table:table-cell>
          <table:table-cell table:style-name="Table50.A2" office:value-type="string">
            <text:p text:style-name="P68">A32: 2eSST_233</text:p>
          </table:table-cell>
          <table:table-cell table:style-name="Table50.C2" office:value-type="string">
            <text:p text:style-name="P70">Reserved</text:p>
          </table:table-cell>
        </table:table-row>
        <table:table-row table:style-name="Table50.1">
          <table:table-cell table:style-name="Table50.A2" office:value-type="string">
            <text:p text:style-name="P70">0xa </text:p>
          </table:table-cell>
          <table:table-cell table:style-name="Table50.A2" office:value-type="string">
            <text:p text:style-name="P68">A32: 2eSST_320</text:p>
          </table:table-cell>
          <table:table-cell table:style-name="Table50.C2" office:value-type="string">
            <text:p text:style-name="P70">Reserved</text:p>
          </table:table-cell>
        </table:table-row>
        <table:table-row table:style-name="Table50.1">
          <table:table-cell table:style-name="Table50.A2" office:value-type="string">
            <text:p text:style-name="P70">0xb</text:p>
          </table:table-cell>
          <table:table-cell table:style-name="Table50.A2" office:value-type="string">
            <text:p text:style-name="P68">A32: 2eSST_400 (Reserved)</text:p>
          </table:table-cell>
          <table:table-cell table:style-name="Table50.C2" office:value-type="string">
            <text:p text:style-name="P70"/>
          </table:table-cell>
        </table:table-row>
        <table:table-row table:style-name="Table50.1">
          <table:table-cell table:style-name="Table50.A2" office:value-type="string">
            <text:p text:style-name="P70">0xc</text:p>
          </table:table-cell>
          <table:table-cell table:style-name="Table50.A2" office:value-type="string">
            <text:p text:style-name="P68">Reserved </text:p>
          </table:table-cell>
          <table:table-cell table:style-name="Table50.C2" office:value-type="string">
            <text:p text:style-name="P70">Reserved</text:p>
          </table:table-cell>
        </table:table-row>
        <table:table-row table:style-name="Table50.1">
          <table:table-cell table:style-name="Table50.A2" office:value-type="string">
            <text:p text:style-name="P70">0xd</text:p>
          </table:table-cell>
          <table:table-cell table:style-name="Table50.A2" office:value-type="string">
            <text:p text:style-name="P68">A24: Address Only</text:p>
          </table:table-cell>
          <table:table-cell table:style-name="Table50.C2" office:value-type="string">
            <text:p text:style-name="P70">Reserved</text:p>
          </table:table-cell>
        </table:table-row>
        <table:table-row table:style-name="Table50.1">
          <table:table-cell table:style-name="Table50.A2" office:value-type="string">
            <text:p text:style-name="P70">0xe</text:p>
          </table:table-cell>
          <table:table-cell table:style-name="Table50.A2" office:value-type="string">
            <text:p text:style-name="P68">A32: Address Only</text:p>
          </table:table-cell>
          <table:table-cell table:style-name="Table50.C2" office:value-type="string">
            <text:p text:style-name="P70">Reserved</text:p>
          </table:table-cell>
        </table:table-row>
        <table:table-row table:style-name="Table50.1">
          <table:table-cell table:style-name="Table50.A17" office:value-type="string">
            <text:p text:style-name="P70">0xf</text:p>
          </table:table-cell>
          <table:table-cell table:style-name="Table50.A17" office:value-type="string">
            <text:p text:style-name="P68">IACK Cycle</text:p>
          </table:table-cell>
          <table:table-cell table:style-name="Table50.C17" office:value-type="string">
            <text:p text:style-name="P70">Reserved</text:p>
          </table:table-cell>
        </table:table-row>
      </table:table>
      <text:p text:style-name="P237">Table <text:sequence text:ref-name="refTable24" text:name="Table" text:formula="ooow:Table+1" style:num-format="1">3.3</text:sequence>.: <text:s/>Address Space Type Encoding</text:p>
      <text:p text:style-name="P243"><text:span text:style-name="T25">Note</text:span><text:tab/>In first release, advanced VME addressing mode are not supported. Provision is made for A64 addressing (A64:BLT, A64:MBLT and A64:2eSST) and for 2eSST Broadcast capabilities.</text:p>
      <text:p text:style-name="P159"/>
      <text:list xml:id="list35425727" text:continue-numbering="true" text:style-name="Outline">
        <text:list-item>
          <text:list>
            <text:list-item>
              <text:list>
                <text:list-item>
                  <text:h text:style-name="Heading_20_3" text:outline-level="3">ILOC_PCIe EP Status <text:s/>Register</text:h>
                </text:list-item>
              </text:list>
            </text:list-item>
          </text:list>
        </text:list-item>
      </text:list>
      <text:p text:style-name="Text_20_body_20_indent_5f_2">This register provides control &amp; status informations related to the XILINX embedded PCI Express EP. <text:s/>For complete description refer to XILINX technical documentation UG197 and UG350.</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header-rows>
          <table:table-row>
            <table:table-cell table:style-name="Table51.A1" table:number-columns-spanned="2" office:value-type="string">
              <text:p text:style-name="P22">ILOC_PCIe_EP_STA</text:p>
              <text:p text:style-name="P19">IO_Bus : 0x028 - 0x02B</text:p>
            </table:table-cell>
            <table:covered-table-cell/>
            <table:table-cell table:style-name="Table51.C1" table:number-columns-spanned="4" office:value-type="string">
              <text:p text:style-name="P23">PCI Express <text:s/>EP Control &amp; Status</text:p>
            </table:table-cell>
            <table:covered-table-cell/>
            <table:covered-table-cell/>
            <table:covered-table-cell/>
          </table:table-row>
        </table:table-header-rows>
        <table:table-row>
          <table:table-cell table:style-name="Table51.A2" office:value-type="string">
            <text:p text:style-name="P97">Bit[]</text:p>
          </table:table-cell>
          <table:table-cell table:style-name="Table51.A2" office:value-type="string">
            <text:p text:style-name="P97">Function</text:p>
          </table:table-cell>
          <table:table-cell table:style-name="Table51.A2" office:value-type="string">
            <text:p text:style-name="P97">R/W</text:p>
          </table:table-cell>
          <table:table-cell table:style-name="Table51.A2" office:value-type="string">
            <text:p text:style-name="P97">Reset</text:p>
          </table:table-cell>
          <table:table-cell table:style-name="Table51.A2" office:value-type="string">
            <text:p text:style-name="P96">Description</text:p>
          </table:table-cell>
          <table:table-cell table:style-name="Table51.F2" office:value-type="string">
            <text:p text:style-name="P96">Comments</text:p>
          </table:table-cell>
        </table:table-row>
        <table:table-row>
          <table:table-cell table:style-name="Table51.A2" office:value-type="string">
            <text:p text:style-name="P45">[0]</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IO_SPACE_ENABLE</text:p>
          </table:table-cell>
          <table:table-cell table:style-name="Table51.F2" office:value-type="string">
            <text:p text:style-name="P44">Refer to Xilinx UG197</text:p>
          </table:table-cell>
        </table:table-row>
        <table:table-row>
          <table:table-cell table:style-name="Table51.A2" office:value-type="string">
            <text:p text:style-name="P45">[1]</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MEM_SPACE_ENABLE</text:p>
          </table:table-cell>
          <table:table-cell table:style-name="Table51.F2" office:value-type="string">
            <text:p text:style-name="P44"/>
          </table:table-cell>
        </table:table-row>
        <table:table-row>
          <table:table-cell table:style-name="Table51.A2" office:value-type="string">
            <text:p text:style-name="P45">[2]</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BUS_MASTER_ENABLE</text:p>
          </table:table-cell>
          <table:table-cell table:style-name="Table51.F2" office:value-type="string">
            <text:p text:style-name="P44"/>
          </table:table-cell>
        </table:table-row>
        <table:table-row>
          <table:table-cell table:style-name="Table51.A2" office:value-type="string">
            <text:p text:style-name="P45">[3]</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FIRST_CFG_WRITE_OCCURRED</text:p>
          </table:table-cell>
          <table:table-cell table:style-name="Table51.F2" office:value-type="string">
            <text:p text:style-name="P44"/>
          </table:table-cell>
        </table:table-row>
        <table:table-row>
          <table:table-cell table:style-name="Table51.A2" office:value-type="string">
            <text:p text:style-name="P45">[4]</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RX_MAC_LINK_ERROR(0)</text:p>
          </table:table-cell>
          <table:table-cell table:style-name="Table51.F2" office:value-type="string">
            <text:p text:style-name="P44"/>
          </table:table-cell>
        </table:table-row>
        <table:table-row>
          <table:table-cell table:style-name="Table51.A2" office:value-type="string">
            <text:p text:style-name="P45">[5]</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RX_MAC_LINK_ERROR(1)</text:p>
          </table:table-cell>
          <table:table-cell table:style-name="Table51.F2" office:value-type="string">
            <text:p text:style-name="P44"/>
          </table:table-cell>
        </table:table-row>
        <table:table-row>
          <table:table-cell table:style-name="Table51.A2" office:value-type="string">
            <text:p text:style-name="P45">[6]</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MAC_LINK_UP</text:p>
          </table:table-cell>
          <table:table-cell table:style-name="Table51.F2" office:value-type="string">
            <text:p text:style-name="P44"/>
          </table:table-cell>
        </table:table-row>
        <table:table-row>
          <table:table-cell table:style-name="Table51.A2" office:value-type="string">
            <text:p text:style-name="P45">[7]</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MAC_LINK_TRAINING</text:p>
          </table:table-cell>
          <table:table-cell table:style-name="Table51.F2" office:value-type="string">
            <text:p text:style-name="P44"/>
          </table:table-cell>
        </table:table-row>
        <table:table-row>
          <table:table-cell table:style-name="Table51.A2" office:value-type="string">
            <text:p text:style-name="P45">[11:8]</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MAC_NEGOTIATED_LINK_WIDTH</text:p>
          </table:table-cell>
          <table:table-cell table:style-name="Table51.F2" office:value-type="string">
            <text:p text:style-name="P44"/>
          </table:table-cell>
        </table:table-row>
        <table:table-row>
          <table:table-cell table:style-name="Table51.A2" office:value-type="string">
            <text:p text:style-name="P45">[12]</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DL_UP_DOWN(0)</text:p>
          </table:table-cell>
          <table:table-cell table:style-name="Table51.F2" office:value-type="string">
            <text:p text:style-name="P44"/>
          </table:table-cell>
        </table:table-row>
        <table:table-row>
          <table:table-cell table:style-name="Table51.A2" office:value-type="string">
            <text:p text:style-name="P45">[13]</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DL_UP_DOWN(1)</text:p>
          </table:table-cell>
          <table:table-cell table:style-name="Table51.F2" office:value-type="string">
            <text:p text:style-name="P44"/>
          </table:table-cell>
        </table:table-row>
        <table:table-row>
          <table:table-cell table:style-name="Table51.A2" office:value-type="string">
            <text:p text:style-name="P45">[15:14]</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Reserved</text:p>
          </table:table-cell>
          <table:table-cell table:style-name="Table51.F2" office:value-type="string">
            <text:p text:style-name="P44"/>
          </table:table-cell>
        </table:table-row>
        <table:table-row>
          <table:table-cell table:style-name="Table51.A2" office:value-type="string">
            <text:p text:style-name="P45">[19:16]</text:p>
          </table:table-cell>
          <table:table-cell table:style-name="Table51.A2" office:value-type="string">
            <text:p text:style-name="P45">PCIe_EP_Status</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LTSSM_STATE</text:p>
          </table:table-cell>
          <table:table-cell table:style-name="Table51.F2" office:value-type="string">
            <text:p text:style-name="P44"/>
          </table:table-cell>
        </table:table-row>
        <table:table-row>
          <table:table-cell table:style-name="Table51.A2" office:value-type="string">
            <text:p text:style-name="P45">[22:20]</text:p>
          </table:table-cell>
          <table:table-cell table:style-name="Table51.A2" office:value-type="string">
            <text:p text:style-name="P45">PCIe_UPSEL</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4">PCI Express UP_stream Port selection :</text:p>
            <text:p text:style-name="P44"/>
            <table:table table:name="Table52" table:style-name="Table52">
              <table:table-column table:style-name="Table52.A"/>
              <table:table-column table:style-name="Table52.B"/>
              <table:table-header-rows>
                <table:table-row table:style-name="Table52.1">
                  <table:table-cell table:style-name="Table52.A1" office:value-type="string">
                    <text:p text:style-name="P6"><text:soft-page-break/>000</text:p>
                  </table:table-cell>
                  <table:table-cell table:style-name="Table52.B1" office:value-type="string">
                    <text:p text:style-name="P46">External Cabling Port P3 (Cable 100 MHz)</text:p>
                  </table:table-cell>
                </table:table-row>
              </table:table-header-rows>
              <table:table-row>
                <table:table-cell table:style-name="Table52.A2" office:value-type="string">
                  <text:p text:style-name="P6">001</text:p>
                </table:table-cell>
                <table:table-cell table:style-name="Table52.B2" office:value-type="string">
                  <text:p text:style-name="P46">External Cabling Port P3 (Local 100 MHz)</text:p>
                </table:table-cell>
              </table:table-row>
              <table:table-row>
                <table:table-cell table:style-name="Table52.A2" office:value-type="string">
                  <text:p text:style-name="P70">010</text:p>
                </table:table-cell>
                <table:table-cell table:style-name="Table52.B2" office:value-type="string">
                  <text:p text:style-name="P46">XMC #1</text:p>
                </table:table-cell>
              </table:table-row>
              <table:table-row>
                <table:table-cell table:style-name="Table52.A2" office:value-type="string">
                  <text:p text:style-name="P45">011</text:p>
                </table:table-cell>
                <table:table-cell table:style-name="Table52.B2" office:value-type="string">
                  <text:p text:style-name="P46">XMC #2</text:p>
                </table:table-cell>
              </table:table-row>
              <table:table-row>
                <table:table-cell table:style-name="Table52.A2" office:value-type="string">
                  <text:p text:style-name="P45">100</text:p>
                </table:table-cell>
                <table:table-cell table:style-name="Table52.B2" office:value-type="string">
                  <text:p text:style-name="P46">Xilinx Virtex-5 FPGA </text:p>
                </table:table-cell>
              </table:table-row>
              <table:table-row>
                <table:table-cell table:style-name="Table52.A2" office:value-type="string">
                  <text:p text:style-name="P45">101</text:p>
                </table:table-cell>
                <table:table-cell table:style-name="Table52.B2" office:value-type="string">
                  <text:p text:style-name="P46">External Cabling Port P4</text:p>
                </table:table-cell>
              </table:table-row>
              <table:table-row>
                <table:table-cell table:style-name="Table52.A2" office:value-type="string">
                  <text:p text:style-name="P45">110</text:p>
                </table:table-cell>
                <table:table-cell table:style-name="Table52.B2" office:value-type="string">
                  <text:p text:style-name="P46">PEX_8112A in Reverse Mode. UP_stream on local PrPMC .</text:p>
                </table:table-cell>
              </table:table-row>
              <table:table-row>
                <table:table-cell table:style-name="Table52.A2" office:value-type="string">
                  <text:p text:style-name="P45">111</text:p>
                </table:table-cell>
                <table:table-cell table:style-name="Table52.B2" office:value-type="string">
                  <text:p text:style-name="P46">No UP_stream enabled. The <text:user-index-mark-start text:id="IMark149374776" text:index-name="User-Defined" text:outline-level="1"/>PEX8624<text:user-index-mark-end text:id="IMark149374776"/>AA is disabled.</text:p>
                </table:table-cell>
              </table:table-row>
            </table:table>
            <text:p text:style-name="P44"/>
          </table:table-cell>
          <table:table-cell table:style-name="Table51.F2" office:value-type="string">
            <text:p text:style-name="P44">PEX_8624AA Static Selection. Defined by SW501-[8:6]</text:p>
          </table:table-cell>
        </table:table-row>
        <table:table-row>
          <table:table-cell table:style-name="Table51.A2" office:value-type="string">
            <text:p text:style-name="P45">[23]</text:p>
          </table:table-cell>
          <table:table-cell table:style-name="Table51.A2" office:value-type="string">
            <text:p text:style-name="P45">PCIe_Port1_NT</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External Cabling Port P4 defined as Non-Transparent</text:p>
          </table:table-cell>
          <table:table-cell table:style-name="Table51.F2" office:value-type="string">
            <text:p text:style-name="P44">PEX_8624AA Static Selection. SW501-5</text:p>
          </table:table-cell>
        </table:table-row>
        <table:table-row>
          <table:table-cell table:style-name="Table51.A2" office:value-type="string">
            <text:p text:style-name="P45">[27:24]</text:p>
          </table:table-cell>
          <table:table-cell table:style-name="Table51.A2" office:value-type="string">
            <text:p text:style-name="P45">Reserved</text:p>
          </table:table-cell>
          <table:table-cell table:style-name="Table51.A2" office:value-type="string">
            <text:p text:style-name="P45">R</text:p>
          </table:table-cell>
          <table:table-cell table:style-name="Table51.A2" office:value-type="string">
            <text:p text:style-name="P45">--</text:p>
          </table:table-cell>
          <table:table-cell table:style-name="Table51.A2" office:value-type="string">
            <text:p text:style-name="P46">Not used</text:p>
          </table:table-cell>
          <table:table-cell table:style-name="Table51.F2" office:value-type="string">
            <text:p text:style-name="P44"/>
          </table:table-cell>
        </table:table-row>
        <table:table-row>
          <table:table-cell table:style-name="Table51.A2" office:value-type="string">
            <text:p text:style-name="P45">[28]</text:p>
          </table:table-cell>
          <table:table-cell table:style-name="Table51.A2" office:value-type="string">
            <text:p text:style-name="P45">TLI_FULLDUPLEX</text:p>
          </table:table-cell>
          <table:table-cell table:style-name="Table51.A2" office:value-type="string">
            <text:p text:style-name="P45">RW</text:p>
          </table:table-cell>
          <table:table-cell table:style-name="Table51.A2" office:value-type="string">
            <text:p text:style-name="P45">0</text:p>
          </table:table-cell>
          <table:table-cell table:style-name="Table51.A2" office:value-type="string">
            <text:p text:style-name="P46">Xilinx PCI Express EP back-end interface</text:p>
            <text:p text:style-name="P46">= 0 : Full duplex disabled </text:p>
            <text:p text:style-name="P46">= 1 : Full duplex enabled (simultaneous Tx &amp; Rx) </text:p>
          </table:table-cell>
          <table:table-cell table:style-name="Table51.F2" office:value-type="string">
            <text:p text:style-name="P44">IOxOS debug support </text:p>
          </table:table-cell>
        </table:table-row>
        <table:table-row>
          <table:table-cell table:style-name="Table51.A2" office:value-type="string">
            <text:p text:style-name="P45">[29]</text:p>
          </table:table-cell>
          <table:table-cell table:style-name="Table51.A2" office:value-type="string">
            <text:p text:style-name="P45">8112AA_PG_RST</text:p>
          </table:table-cell>
          <table:table-cell table:style-name="Table51.A2" office:value-type="string">
            <text:p text:style-name="P45">RW</text:p>
          </table:table-cell>
          <table:table-cell table:style-name="Table51.A2" office:value-type="string">
            <text:p text:style-name="P45">1</text:p>
          </table:table-cell>
          <table:table-cell table:style-name="Table51.A2" office:value-type="string">
            <text:p text:style-name="P44">PLX 8112AA EP (PCI Express to PCI Bridge) RESET Programmable. Set at Power-up , shall be clear by the <text:user-index-mark-start text:id="IMark149605932" text:index-name="User-Defined" text:outline-level="1"/>PON_FSM<text:user-index-mark-end text:id="IMark149605932"/> microcode</text:p>
          </table:table-cell>
          <table:table-cell table:style-name="Table51.F2" office:value-type="string">
            <text:p text:style-name="P44"/>
          </table:table-cell>
        </table:table-row>
        <table:table-row>
          <table:table-cell table:style-name="Table51.A2" office:value-type="string">
            <text:p text:style-name="P45">[30]</text:p>
          </table:table-cell>
          <table:table-cell table:style-name="Table51.A2" office:value-type="string">
            <text:p text:style-name="P45">XILINX EP_PG_RST</text:p>
          </table:table-cell>
          <table:table-cell table:style-name="Table51.A2" office:value-type="string">
            <text:p text:style-name="P45">RW</text:p>
          </table:table-cell>
          <table:table-cell table:style-name="Table51.A2" office:value-type="string">
            <text:p text:style-name="P45">0</text:p>
          </table:table-cell>
          <table:table-cell table:style-name="Table51.A2" office:value-type="string">
            <text:p text:style-name="P44">XILINX LX30T <text:s/>EP RESET Programmable. Set at Power-up , shall be clear by the <text:s/><text:user-index-mark-start text:id="IMark149605932" text:index-name="User-Defined" text:outline-level="1"/>PON_FSM<text:user-index-mark-end text:id="IMark149605932"/> microcode.</text:p>
            <text:p text:style-name="P44">In case of <text:s/><text:user-index-mark-start text:id="IMark149605932" text:index-name="User-Defined" text:outline-level="1"/>PON_FSM<text:user-index-mark-end text:id="IMark149605932"/> disabled with SW502-2, it is kept inactive. </text:p>
          </table:table-cell>
          <table:table-cell table:style-name="Table51.F2" office:value-type="string">
            <text:p text:style-name="P44">IOxOS debug support </text:p>
          </table:table-cell>
        </table:table-row>
        <table:table-row>
          <table:table-cell table:style-name="Table51.A22" office:value-type="string">
            <text:p text:style-name="P45">[31]</text:p>
          </table:table-cell>
          <table:table-cell table:style-name="Table51.A22" office:value-type="string">
            <text:p text:style-name="P45">GLOBAL EP_PG_RST</text:p>
          </table:table-cell>
          <table:table-cell table:style-name="Table51.A22" office:value-type="string">
            <text:p text:style-name="P45">RW</text:p>
          </table:table-cell>
          <table:table-cell table:style-name="Table51.A22" office:value-type="string">
            <text:p text:style-name="P45">0</text:p>
          </table:table-cell>
          <table:table-cell table:style-name="Table51.A22" office:value-type="string">
            <text:p text:style-name="P44">GLOBAL <text:s/>RESET Programmable</text:p>
          </table:table-cell>
          <table:table-cell table:style-name="Table51.F22" office:value-type="string">
            <text:p text:style-name="P44">IOxOS debug support </text:p>
          </table:table-cell>
        </table:table-row>
      </table:table>
      <text:p text:style-name="P151"/>
      <text:p text:style-name="P244"><text:span text:style-name="T8">Note</text:span><text:span text:style-name="T5"><text:tab/>The RESET control of the on-chip PCI Express is conditioned by the </text:span><text:user-index-mark-start text:id="IMark155287616" text:index-name="User-Defined" text:outline-level="1"/><text:span text:style-name="T5">PON_FSM</text:span><text:user-index-mark-end text:id="IMark155287616"/><text:span text:style-name="T5"> microcode execution. In normal operation mode, with </text:span><text:user-index-mark-start text:id="IMark149489948" text:index-name="User-Defined" text:outline-level="1"/><text:span text:style-name="T5">PON_FSM</text:span><text:user-index-mark-end text:id="IMark149489948"/><text:span text:style-name="T5"> not disabled, it is under the responsibility of the microcode to control the RESET sequencing.</text:span></text:p>
      <text:list xml:id="list35427976" text:continue-numbering="true" text:style-name="Outline">
        <text:list-item>
          <text:list>
            <text:list-item>
              <text:list>
                <text:list-item>
                  <text:h text:style-name="Heading_20_3" text:outline-level="3">V5_SMON_ADDPT </text:h>
                </text:list-item>
              </text:list>
            </text:list-item>
          </text:list>
        </text:list-item>
      </text:list>
      <text:p text:style-name="Text_20_body_20_indent_5f_2">This register provides address pointer to access the internal register of the System Monitor function embedded in the Virtex-5 FPGA. <text:s/>The Virtex-5 System Monitor integrates 128 16-bit registers access through the DRP “Dynamic Reconfiguration Port”</text:p>
      <text:p text:style-name="Text_20_body_20_indent_5f_2">For complete description of internal resources refer directly to XILINX UG192 Virtex-5 FPGA System Monitor <text:s/>User's Guide.</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header-rows>
          <table:table-row>
            <table:table-cell table:style-name="Table53.A1" table:number-columns-spanned="2" office:value-type="string">
              <text:p text:style-name="P22">V5_SMON_ADDPT</text:p>
              <text:p text:style-name="P19">IO_Bus : 0x040 - 0x043</text:p>
            </table:table-cell>
            <table:covered-table-cell/>
            <table:table-cell table:style-name="Table53.C1" table:number-columns-spanned="4" office:value-type="string">
              <text:p text:style-name="P23">Virtex_5 System Monitor Address Pointer</text:p>
            </table:table-cell>
            <table:covered-table-cell/>
            <table:covered-table-cell/>
            <table:covered-table-cell/>
          </table:table-row>
        </table:table-header-rows>
        <table:table-row>
          <table:table-cell table:style-name="Table53.A2" office:value-type="string">
            <text:p text:style-name="P97">Bit[]</text:p>
          </table:table-cell>
          <table:table-cell table:style-name="Table53.A2" office:value-type="string">
            <text:p text:style-name="P97">Function</text:p>
          </table:table-cell>
          <table:table-cell table:style-name="Table53.A2" office:value-type="string">
            <text:p text:style-name="P97">R/W</text:p>
          </table:table-cell>
          <table:table-cell table:style-name="Table53.A2" office:value-type="string">
            <text:p text:style-name="P97">Reset</text:p>
          </table:table-cell>
          <table:table-cell table:style-name="Table53.A2" office:value-type="string">
            <text:p text:style-name="P96">Description</text:p>
          </table:table-cell>
          <table:table-cell table:style-name="Table53.F2" office:value-type="string">
            <text:p text:style-name="P96">Comments</text:p>
          </table:table-cell>
        </table:table-row>
        <table:table-row>
          <table:table-cell table:style-name="Table53.A2" office:value-type="string">
            <text:p text:style-name="P45">[6:0]</text:p>
          </table:table-cell>
          <table:table-cell table:style-name="Table53.A2" office:value-type="string">
            <text:p text:style-name="P45">V5SMON_ADDPT[6:0]</text:p>
          </table:table-cell>
          <table:table-cell table:style-name="Table53.A2" office:value-type="string">
            <text:p text:style-name="P45">RW</text:p>
          </table:table-cell>
          <table:table-cell table:style-name="Table53.A2" office:value-type="string">
            <text:p text:style-name="P45">0x00</text:p>
          </table:table-cell>
          <table:table-cell table:style-name="Table53.A2" office:value-type="string">
            <text:p text:style-name="P44">System Monitor Register Address Pointer. Used with subsequent access Read/Write through next register.</text:p>
          </table:table-cell>
          <table:table-cell table:style-name="Table53.F2" office:value-type="string">
            <text:p text:style-name="P44"/>
          </table:table-cell>
        </table:table-row>
        <table:table-row>
          <table:table-cell table:style-name="Table53.A2" office:value-type="string">
            <text:p text:style-name="P45">[30:7]</text:p>
          </table:table-cell>
          <table:table-cell table:style-name="Table53.A2" office:value-type="string">
            <text:p text:style-name="P45">Reserved</text:p>
          </table:table-cell>
          <table:table-cell table:style-name="Table53.A2" office:value-type="string">
            <text:p text:style-name="P45">R</text:p>
          </table:table-cell>
          <table:table-cell table:style-name="Table53.A2" office:value-type="string">
            <text:p text:style-name="P45">--</text:p>
          </table:table-cell>
          <table:table-cell table:style-name="Table53.A2" office:value-type="string">
            <text:p text:style-name="P44">Not Used</text:p>
          </table:table-cell>
          <table:table-cell table:style-name="Table53.F2" office:value-type="string">
            <text:p text:style-name="P44"/>
          </table:table-cell>
        </table:table-row>
        <table:table-row>
          <table:table-cell table:style-name="Table53.A5" office:value-type="string">
            <text:p text:style-name="P45">[31]</text:p>
          </table:table-cell>
          <table:table-cell table:style-name="Table53.A5" office:value-type="string">
            <text:p text:style-name="P45">V5SMON_AUTOINC</text:p>
          </table:table-cell>
          <table:table-cell table:style-name="Table53.A5" office:value-type="string">
            <text:p text:style-name="P45">RW</text:p>
          </table:table-cell>
          <table:table-cell table:style-name="Table53.A5" office:value-type="string">
            <text:p text:style-name="P45">0b0</text:p>
          </table:table-cell>
          <table:table-cell table:style-name="Table53.A5" office:value-type="string">
            <text:p text:style-name="P44">While set, auto incremented V5SMON_ADDPT on every V5SMON_DATREG access is supported </text:p>
          </table:table-cell>
          <table:table-cell table:style-name="Table53.F5" office:value-type="string">
            <text:p text:style-name="P44"/>
          </table:table-cell>
        </table:table-row>
      </table:table>
      <text:p text:style-name="P163"/>
      <text:list xml:id="list35418215" text:continue-numbering="true" text:style-name="Outline">
        <text:list-item>
          <text:list>
            <text:list-item>
              <text:list>
                <text:list-item>
                  <text:h text:style-name="Heading_20_3" text:outline-level="3"><text:soft-page-break/>V5_SMON_DAT Register</text:h>
                </text:list-item>
              </text:list>
            </text:list-item>
          </text:list>
        </text:list-item>
      </text:list>
      <text:p text:style-name="Text_20_body_20_indent_5f_2">This register provides the direct access to the Virtex-5 System Monitor resources. Refer to XILINX UG192 Virtex-5 FPGA System Monitor <text:s/>User's Guide.</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table-cell table:style-name="Table55.A1" table:number-columns-spanned="2" office:value-type="string">
              <text:p text:style-name="P22">V5_SMON_DAT</text:p>
              <text:p text:style-name="P19">IO_Bus : 0x044 - 0x047</text:p>
            </table:table-cell>
            <table:covered-table-cell/>
            <table:table-cell table:style-name="Table55.C1" table:number-columns-spanned="4" office:value-type="string">
              <text:p text:style-name="P23">Virtex_5 System Monitor Data Register</text:p>
            </table:table-cell>
            <table:covered-table-cell/>
            <table:covered-table-cell/>
            <table:covered-table-cell/>
          </table:table-row>
        </table:table-header-rows>
        <table:table-row>
          <table:table-cell table:style-name="Table55.A2" office:value-type="string">
            <text:p text:style-name="P97">Bit[]</text:p>
          </table:table-cell>
          <table:table-cell table:style-name="Table55.A2" office:value-type="string">
            <text:p text:style-name="P97">Function</text:p>
          </table:table-cell>
          <table:table-cell table:style-name="Table55.A2" office:value-type="string">
            <text:p text:style-name="P97">R/W</text:p>
          </table:table-cell>
          <table:table-cell table:style-name="Table55.A2" office:value-type="string">
            <text:p text:style-name="P97">Reset</text:p>
          </table:table-cell>
          <table:table-cell table:style-name="Table55.A2" office:value-type="string">
            <text:p text:style-name="P96">Description</text:p>
          </table:table-cell>
          <table:table-cell table:style-name="Table55.F2" office:value-type="string">
            <text:p text:style-name="P96">Comments</text:p>
          </table:table-cell>
        </table:table-row>
        <table:table-row>
          <table:table-cell table:style-name="Table55.A2" office:value-type="string">
            <text:p text:style-name="P45">[15:0]</text:p>
          </table:table-cell>
          <table:table-cell table:style-name="Table55.A2" office:value-type="string">
            <text:p text:style-name="P45">V5SMON_DAT[15:0]</text:p>
          </table:table-cell>
          <table:table-cell table:style-name="Table55.A2" office:value-type="string">
            <text:p text:style-name="P45">RW</text:p>
          </table:table-cell>
          <table:table-cell table:style-name="Table55.A2" office:value-type="string">
            <text:p text:style-name="P45">0x00</text:p>
          </table:table-cell>
          <table:table-cell table:style-name="Table55.A2" office:value-type="string">
            <text:p text:style-name="P44">Virtex-5 System Monitor Data Register. Used with previous address pointer. </text:p>
          </table:table-cell>
          <table:table-cell table:style-name="Table55.F2" office:value-type="string">
            <text:p text:style-name="P44"/>
          </table:table-cell>
        </table:table-row>
        <table:table-row>
          <table:table-cell table:style-name="Table55.A4" office:value-type="string">
            <text:p text:style-name="P45">[31:16]</text:p>
          </table:table-cell>
          <table:table-cell table:style-name="Table55.A4" office:value-type="string">
            <text:p text:style-name="P45">Reserved</text:p>
          </table:table-cell>
          <table:table-cell table:style-name="Table55.A4" office:value-type="string">
            <text:p text:style-name="P45">R</text:p>
          </table:table-cell>
          <table:table-cell table:style-name="Table55.A4" office:value-type="string">
            <text:p text:style-name="P45">--</text:p>
          </table:table-cell>
          <table:table-cell table:style-name="Table55.A4" office:value-type="string">
            <text:p text:style-name="P44">Not Used</text:p>
          </table:table-cell>
          <table:table-cell table:style-name="Table55.F4" office:value-type="string">
            <text:p text:style-name="P44"/>
          </table:table-cell>
        </table:table-row>
      </table:table>
      <text:p text:style-name="Text_20_body"/>
      <text:list xml:id="list35426208" text:continue-numbering="true" text:style-name="Outline">
        <text:list-item>
          <text:list>
            <text:list-item>
              <text:list>
                <text:list-item>
                  <text:h text:style-name="Heading_20_3" text:outline-level="3">V5_SMON_STA Register</text:h>
                </text:list-item>
              </text:list>
            </text:list-item>
          </text:list>
        </text:list-item>
      </text:list>
      <text:p text:style-name="Text_20_body_20_indent_5f_2">This register provides status informations issued by the Virtex-5 System Monitor. Refer to XILINX UG192 Virtex-5 FPGA System Monitor <text:s/>User's Guide.</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header-rows>
          <table:table-row>
            <table:table-cell table:style-name="Table70.A1" table:number-columns-spanned="2" office:value-type="string">
              <text:p text:style-name="P22">V5_SMON_STA</text:p>
              <text:p text:style-name="P19">IO_Bus : 0x048 - 0x04B</text:p>
            </table:table-cell>
            <table:covered-table-cell/>
            <table:table-cell table:style-name="Table70.C1" table:number-columns-spanned="4" office:value-type="string">
              <text:p text:style-name="P23">Virtex_5 System Monitor Status Register</text:p>
            </table:table-cell>
            <table:covered-table-cell/>
            <table:covered-table-cell/>
            <table:covered-table-cell/>
          </table:table-row>
        </table:table-header-rows>
        <table:table-row>
          <table:table-cell table:style-name="Table70.A2" office:value-type="string">
            <text:p text:style-name="P97">Bit[]</text:p>
          </table:table-cell>
          <table:table-cell table:style-name="Table70.A2" office:value-type="string">
            <text:p text:style-name="P97">Function</text:p>
          </table:table-cell>
          <table:table-cell table:style-name="Table70.A2" office:value-type="string">
            <text:p text:style-name="P97">R/W</text:p>
          </table:table-cell>
          <table:table-cell table:style-name="Table70.A2" office:value-type="string">
            <text:p text:style-name="P97">Reset</text:p>
          </table:table-cell>
          <table:table-cell table:style-name="Table70.A2" office:value-type="string">
            <text:p text:style-name="P96">Description</text:p>
          </table:table-cell>
          <table:table-cell table:style-name="Table70.F2" office:value-type="string">
            <text:p text:style-name="P96">Comments</text:p>
          </table:table-cell>
        </table:table-row>
        <table:table-row>
          <table:table-cell table:style-name="Table70.A2" office:value-type="string">
            <text:p text:style-name="P45">[2:0]</text:p>
          </table:table-cell>
          <table:table-cell table:style-name="Table70.A2" office:value-type="string">
            <text:p text:style-name="P45">V5_SMON_ALM[2:0] </text:p>
          </table:table-cell>
          <table:table-cell table:style-name="Table70.A2" office:value-type="string">
            <text:p text:style-name="P45">R</text:p>
          </table:table-cell>
          <table:table-cell table:style-name="Table70.A2" office:value-type="string">
            <text:p text:style-name="P45">0b000</text:p>
          </table:table-cell>
          <table:table-cell table:style-name="Table70.A2" office:value-type="string">
            <text:p text:style-name="P44">System Monitor Alarm Status</text:p>
          </table:table-cell>
          <table:table-cell table:style-name="Table70.F2" office:value-type="string">
            <text:p text:style-name="P44"/>
          </table:table-cell>
        </table:table-row>
        <table:table-row>
          <table:table-cell table:style-name="Table70.A2" office:value-type="string">
            <text:p text:style-name="P45">[3]</text:p>
          </table:table-cell>
          <table:table-cell table:style-name="Table70.A2" office:value-type="string">
            <text:p text:style-name="P45">V5_SMON_OT</text:p>
          </table:table-cell>
          <table:table-cell table:style-name="Table70.A2" office:value-type="string">
            <text:p text:style-name="P45">R</text:p>
          </table:table-cell>
          <table:table-cell table:style-name="Table70.A2" office:value-type="string">
            <text:p text:style-name="P45">0b0</text:p>
          </table:table-cell>
          <table:table-cell table:style-name="Table70.A2" office:value-type="string">
            <text:p text:style-name="P44">System Monitor Over Temperature Status</text:p>
          </table:table-cell>
          <table:table-cell table:style-name="Table70.F2" office:value-type="string">
            <text:p text:style-name="P44"/>
          </table:table-cell>
        </table:table-row>
        <table:table-row>
          <table:table-cell table:style-name="Table70.A2" office:value-type="string">
            <text:p text:style-name="P45">[8:0]</text:p>
          </table:table-cell>
          <table:table-cell table:style-name="Table70.A2" office:value-type="string">
            <text:p text:style-name="P45">V5_SMON_Channel[4:0]</text:p>
          </table:table-cell>
          <table:table-cell table:style-name="Table70.A2" office:value-type="string">
            <text:p text:style-name="P45">R</text:p>
          </table:table-cell>
          <table:table-cell table:style-name="Table70.A2" office:value-type="string">
            <text:p text:style-name="P45">--</text:p>
          </table:table-cell>
          <table:table-cell table:style-name="Table70.A2" office:value-type="string">
            <text:p text:style-name="P44">System Monitor ADC Channel Multiplexer</text:p>
          </table:table-cell>
          <table:table-cell table:style-name="Table70.F2" office:value-type="string">
            <text:p text:style-name="P44"/>
          </table:table-cell>
        </table:table-row>
        <table:table-row>
          <table:table-cell table:style-name="Table70.A2" office:value-type="string">
            <text:p text:style-name="P45">[9]</text:p>
          </table:table-cell>
          <table:table-cell table:style-name="Table70.A2" office:value-type="string">
            <text:p text:style-name="P45">V5_SMON_EOC</text:p>
          </table:table-cell>
          <table:table-cell table:style-name="Table70.A2" office:value-type="string">
            <text:p text:style-name="P45">R</text:p>
          </table:table-cell>
          <table:table-cell table:style-name="Table70.A2" office:value-type="string">
            <text:p text:style-name="P45">--</text:p>
          </table:table-cell>
          <table:table-cell table:style-name="Table70.A2" office:value-type="string">
            <text:p text:style-name="P44">System Monitor End of Conversion</text:p>
          </table:table-cell>
          <table:table-cell table:style-name="Table70.F2" office:value-type="string">
            <text:p text:style-name="P44"/>
          </table:table-cell>
        </table:table-row>
        <table:table-row>
          <table:table-cell table:style-name="Table70.A2" office:value-type="string">
            <text:p text:style-name="P45">[10]</text:p>
          </table:table-cell>
          <table:table-cell table:style-name="Table70.A2" office:value-type="string">
            <text:p text:style-name="P45">V5_SMON_EOS</text:p>
          </table:table-cell>
          <table:table-cell table:style-name="Table70.A2" office:value-type="string">
            <text:p text:style-name="P45">R</text:p>
          </table:table-cell>
          <table:table-cell table:style-name="Table70.A2" office:value-type="string">
            <text:p text:style-name="P45">--</text:p>
          </table:table-cell>
          <table:table-cell table:style-name="Table70.A2" office:value-type="string">
            <text:p text:style-name="P44">System Monitor End of Signal </text:p>
          </table:table-cell>
          <table:table-cell table:style-name="Table70.F2" office:value-type="string">
            <text:p text:style-name="P44"/>
          </table:table-cell>
        </table:table-row>
        <table:table-row>
          <table:table-cell table:style-name="Table70.A2" office:value-type="string">
            <text:p text:style-name="P45">[11]</text:p>
          </table:table-cell>
          <table:table-cell table:style-name="Table70.A2" office:value-type="string">
            <text:p text:style-name="P45">V5_SMON_BUSY</text:p>
          </table:table-cell>
          <table:table-cell table:style-name="Table70.A2" office:value-type="string">
            <text:p text:style-name="P45">R</text:p>
          </table:table-cell>
          <table:table-cell table:style-name="Table70.A2" office:value-type="string">
            <text:p text:style-name="P45">--</text:p>
          </table:table-cell>
          <table:table-cell table:style-name="Table70.A2" office:value-type="string">
            <text:p text:style-name="P44">System Monitor ADB Busy</text:p>
          </table:table-cell>
          <table:table-cell table:style-name="Table70.F2" office:value-type="string">
            <text:p text:style-name="P44"/>
          </table:table-cell>
        </table:table-row>
        <table:table-row>
          <table:table-cell table:style-name="Table70.A2" office:value-type="string">
            <text:p text:style-name="P45">[12]</text:p>
          </table:table-cell>
          <table:table-cell table:style-name="Table70.A2" office:value-type="string">
            <text:p text:style-name="P45">V5_SMON_JTAGLOCK</text:p>
          </table:table-cell>
          <table:table-cell table:style-name="Table70.A2" office:value-type="string">
            <text:p text:style-name="P45">R</text:p>
          </table:table-cell>
          <table:table-cell table:style-name="Table70.A2" office:value-type="string">
            <text:p text:style-name="P45">--</text:p>
          </table:table-cell>
          <table:table-cell table:style-name="Table70.A2" office:value-type="string">
            <text:p text:style-name="P44">System Monitor JTAG Port Locked</text:p>
          </table:table-cell>
          <table:table-cell table:style-name="Table70.F2" office:value-type="string">
            <text:p text:style-name="P44"/>
          </table:table-cell>
        </table:table-row>
        <table:table-row>
          <table:table-cell table:style-name="Table70.A10" office:value-type="string">
            <text:p text:style-name="P45">[31:13]</text:p>
          </table:table-cell>
          <table:table-cell table:style-name="Table70.A10" office:value-type="string">
            <text:p text:style-name="P45">Reserved</text:p>
          </table:table-cell>
          <table:table-cell table:style-name="Table70.A10" office:value-type="string">
            <text:p text:style-name="P45">R</text:p>
          </table:table-cell>
          <table:table-cell table:style-name="Table70.A10" office:value-type="string">
            <text:p text:style-name="P45">--</text:p>
          </table:table-cell>
          <table:table-cell table:style-name="Table70.A10" office:value-type="string">
            <text:p text:style-name="P44">Not Used</text:p>
          </table:table-cell>
          <table:table-cell table:style-name="Table70.F10" office:value-type="string">
            <text:p text:style-name="P44"/>
          </table:table-cell>
        </table:table-row>
      </table:table>
      <text:p text:style-name="Text_20_body"/>
      <text:list xml:id="list35442473" text:continue-numbering="true" text:style-name="Outline">
        <text:list-item>
          <text:list>
            <text:list-item>
              <text:list>
                <text:list-item>
                  <text:h text:style-name="Heading_20_3" text:outline-level="3">V5_PCIEP_ADDPT Register</text:h>
                </text:list-item>
              </text:list>
            </text:list-item>
          </text:list>
        </text:list-item>
      </text:list>
      <text:p text:style-name="Text_20_body_20_indent_5f_2">This register provides address pointer to access the internal register of the PCI Express Endpoint function embedded in the Virtex-5 FPGA. <text:s/>The Virtex-5 PCI Express End point integrates 2048 32-bit registers, addressed with a 11-bit address bus. The internal resource access is handle through a dedicated “Management Interface”.</text:p>
      <text:p text:style-name="Text_20_body_20_indent_5f_2">For complete description of internal resources refer directly to XILINX UG197 Virtex-5 FPGA PCI Express Integrated Endpoint <text:s/>User's Guide.</text:p>
      <text:p text:style-name="Standard"/>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header-rows>
          <table:table-row>
            <table:table-cell table:style-name="Table71.A1" table:number-columns-spanned="2" office:value-type="string">
              <text:p text:style-name="P22">V5_PCIEP_ADDPT</text:p>
              <text:p text:style-name="P19">IO_Bus : 0x060 - 0x063</text:p>
            </table:table-cell>
            <table:covered-table-cell/>
            <table:table-cell table:style-name="Table71.C1" table:number-columns-spanned="4" office:value-type="string">
              <text:p text:style-name="P23">Virtex_5 PCI Express Endpoint Address Pointer</text:p>
            </table:table-cell>
            <table:covered-table-cell/>
            <table:covered-table-cell/>
            <table:covered-table-cell/>
          </table:table-row>
        </table:table-header-rows>
        <table:table-row>
          <table:table-cell table:style-name="Table71.A2" office:value-type="string">
            <text:p text:style-name="P97">Bit[]</text:p>
          </table:table-cell>
          <table:table-cell table:style-name="Table71.A2" office:value-type="string">
            <text:p text:style-name="P97">Function</text:p>
          </table:table-cell>
          <table:table-cell table:style-name="Table71.A2" office:value-type="string">
            <text:p text:style-name="P97">R/W</text:p>
          </table:table-cell>
          <table:table-cell table:style-name="Table71.A2" office:value-type="string">
            <text:p text:style-name="P97">Reset</text:p>
          </table:table-cell>
          <table:table-cell table:style-name="Table71.A2" office:value-type="string">
            <text:p text:style-name="P96">Description</text:p>
          </table:table-cell>
          <table:table-cell table:style-name="Table71.F2" office:value-type="string">
            <text:p text:style-name="P96">Comments</text:p>
          </table:table-cell>
        </table:table-row>
        <table:table-row>
          <table:table-cell table:style-name="Table71.A2" office:value-type="string">
            <text:p text:style-name="P45">[10:0]</text:p>
          </table:table-cell>
          <table:table-cell table:style-name="Table71.A2" office:value-type="string">
            <text:p text:style-name="P45">V5PCIEP_ADDPT[10:0]</text:p>
          </table:table-cell>
          <table:table-cell table:style-name="Table71.A2" office:value-type="string">
            <text:p text:style-name="P45">RW</text:p>
          </table:table-cell>
          <table:table-cell table:style-name="Table71.A2" office:value-type="string">
            <text:p text:style-name="P45">0x00</text:p>
          </table:table-cell>
          <table:table-cell table:style-name="Table71.A2" office:value-type="string">
            <text:p text:style-name="P44">Virtex-5 PCI Express Endpoint Address Pointer. Used with subsequent access Read/Write through next register.</text:p>
          </table:table-cell>
          <table:table-cell table:style-name="Table71.F2" office:value-type="string">
            <text:p text:style-name="P44"/>
          </table:table-cell>
        </table:table-row>
        <text:soft-page-break/>
        <table:table-row>
          <table:table-cell table:style-name="Table71.A2" office:value-type="string">
            <text:p text:style-name="P45">[30:11]</text:p>
          </table:table-cell>
          <table:table-cell table:style-name="Table71.A2" office:value-type="string">
            <text:p text:style-name="P45">Reserved</text:p>
          </table:table-cell>
          <table:table-cell table:style-name="Table71.A2" office:value-type="string">
            <text:p text:style-name="P45">R</text:p>
          </table:table-cell>
          <table:table-cell table:style-name="Table71.A2" office:value-type="string">
            <text:p text:style-name="P45">--</text:p>
          </table:table-cell>
          <table:table-cell table:style-name="Table71.A2" office:value-type="string">
            <text:p text:style-name="P44">Not Used</text:p>
          </table:table-cell>
          <table:table-cell table:style-name="Table71.F2" office:value-type="string">
            <text:p text:style-name="P44"/>
          </table:table-cell>
        </table:table-row>
        <table:table-row>
          <table:table-cell table:style-name="Table71.A5" office:value-type="string">
            <text:p text:style-name="P45">[31]</text:p>
          </table:table-cell>
          <table:table-cell table:style-name="Table71.A5" office:value-type="string">
            <text:p text:style-name="P45">V5PCIEP_AUTOINC</text:p>
          </table:table-cell>
          <table:table-cell table:style-name="Table71.A5" office:value-type="string">
            <text:p text:style-name="P45">RW</text:p>
          </table:table-cell>
          <table:table-cell table:style-name="Table71.A5" office:value-type="string">
            <text:p text:style-name="P45">0b0</text:p>
          </table:table-cell>
          <table:table-cell table:style-name="Table71.A5" office:value-type="string">
            <text:p text:style-name="P44">While set, auto incremented V5PCIEP_ADDPT on every V5PCIEP_DATREG access is supported </text:p>
          </table:table-cell>
          <table:table-cell table:style-name="Table71.F5" office:value-type="string">
            <text:p text:style-name="P44"/>
          </table:table-cell>
        </table:table-row>
      </table:table>
      <text:p text:style-name="Text_20_body"/>
      <text:list xml:id="list35425777" text:continue-numbering="true" text:style-name="Outline">
        <text:list-item>
          <text:list>
            <text:list-item>
              <text:list>
                <text:list-item>
                  <text:h text:style-name="Heading_20_3" text:outline-level="3">V5_PCIEP_DAT Register</text:h>
                </text:list-item>
              </text:list>
            </text:list-item>
          </text:list>
        </text:list-item>
      </text:list>
      <text:p text:style-name="Text_20_body_20_indent_5f_2">This register provides the direct access to the Virtex-5 PCI Express Endpoint resources.</text:p>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header-rows>
          <table:table-row>
            <table:table-cell table:style-name="Table72.A1" table:number-columns-spanned="2" office:value-type="string">
              <text:p text:style-name="P22">V5_PCIEP_DAT</text:p>
              <text:p text:style-name="P19">IO_Bus : 0x064 - 0x067</text:p>
            </table:table-cell>
            <table:covered-table-cell/>
            <table:table-cell table:style-name="Table72.C1" table:number-columns-spanned="4" office:value-type="string">
              <text:p text:style-name="P23">Virtex_5 PCI Express Endpoint Data Register</text:p>
            </table:table-cell>
            <table:covered-table-cell/>
            <table:covered-table-cell/>
            <table:covered-table-cell/>
          </table:table-row>
        </table:table-header-rows>
        <table:table-row>
          <table:table-cell table:style-name="Table72.A2" office:value-type="string">
            <text:p text:style-name="P97">Bit[]</text:p>
          </table:table-cell>
          <table:table-cell table:style-name="Table72.A2" office:value-type="string">
            <text:p text:style-name="P97">Function</text:p>
          </table:table-cell>
          <table:table-cell table:style-name="Table72.A2" office:value-type="string">
            <text:p text:style-name="P97">R/W</text:p>
          </table:table-cell>
          <table:table-cell table:style-name="Table72.A2" office:value-type="string">
            <text:p text:style-name="P97">Reset</text:p>
          </table:table-cell>
          <table:table-cell table:style-name="Table72.A2" office:value-type="string">
            <text:p text:style-name="P96">Description</text:p>
          </table:table-cell>
          <table:table-cell table:style-name="Table72.F2" office:value-type="string">
            <text:p text:style-name="P96">Comments</text:p>
          </table:table-cell>
        </table:table-row>
        <table:table-row>
          <table:table-cell table:style-name="Table72.A3" office:value-type="string">
            <text:p text:style-name="P45">[31:0]</text:p>
          </table:table-cell>
          <table:table-cell table:style-name="Table72.A3" office:value-type="string">
            <text:p text:style-name="P45">V5SMON_DAT[15:0]</text:p>
          </table:table-cell>
          <table:table-cell table:style-name="Table72.A3" office:value-type="string">
            <text:p text:style-name="P45">RW</text:p>
          </table:table-cell>
          <table:table-cell table:style-name="Table72.A3" office:value-type="string">
            <text:p text:style-name="P45">0x00</text:p>
          </table:table-cell>
          <table:table-cell table:style-name="Table72.A3" office:value-type="string">
            <text:p text:style-name="P44">Virtex-5 PCI Express Endpoint Data Register. Used with previous address pointer. </text:p>
          </table:table-cell>
          <table:table-cell table:style-name="Table72.F3" office:value-type="string">
            <text:p text:style-name="P44"/>
          </table:table-cell>
        </table:table-row>
      </table:table>
      <text:p text:style-name="Text_20_body"/>
      <text:list xml:id="list35429040" text:continue-numbering="true" text:style-name="Outline">
        <text:list-item>
          <text:list>
            <text:list-item>
              <text:list>
                <text:list-item>
                  <text:h text:style-name="Heading_20_3" text:outline-level="3">V5_PCIEP_SEL Register</text:h>
                </text:list-item>
              </text:list>
            </text:list-item>
          </text:list>
        </text:list-item>
      </text:list>
      <text:p text:style-name="Text_20_body_20_indent_5f_2">This register provides direct control to the Channel Credit selection of Virtex-5 PCI Express Endpoint resources. Refer to XILINX UG197 Virtex-5 FPGA PCI Express Integrated Endpoint User's Guide.</text:p>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header-rows>
          <table:table-row>
            <table:table-cell table:style-name="Table73.A1" table:number-columns-spanned="2" office:value-type="string">
              <text:p text:style-name="P22">V5_PCIEP_SEL</text:p>
              <text:p text:style-name="P19">IO_Bus : 0x068 - 0x06B</text:p>
            </table:table-cell>
            <table:covered-table-cell/>
            <table:table-cell table:style-name="Table73.C1" table:number-columns-spanned="4" office:value-type="string">
              <text:p text:style-name="P23">Virtex_5 PCI Express Endpoint <text:s/>Credit Select</text:p>
            </table:table-cell>
            <table:covered-table-cell/>
            <table:covered-table-cell/>
            <table:covered-table-cell/>
          </table:table-row>
        </table:table-header-rows>
        <table:table-row>
          <table:table-cell table:style-name="Table73.A2" office:value-type="string">
            <text:p text:style-name="P97">Bit[]</text:p>
          </table:table-cell>
          <table:table-cell table:style-name="Table73.A2" office:value-type="string">
            <text:p text:style-name="P97">Function</text:p>
          </table:table-cell>
          <table:table-cell table:style-name="Table73.A2" office:value-type="string">
            <text:p text:style-name="P97">R/W</text:p>
          </table:table-cell>
          <table:table-cell table:style-name="Table73.A2" office:value-type="string">
            <text:p text:style-name="P97">Reset</text:p>
          </table:table-cell>
          <table:table-cell table:style-name="Table73.A2" office:value-type="string">
            <text:p text:style-name="P96">Description</text:p>
          </table:table-cell>
          <table:table-cell table:style-name="Table73.F2" office:value-type="string">
            <text:p text:style-name="P96">Comments</text:p>
          </table:table-cell>
        </table:table-row>
        <table:table-row>
          <table:table-cell table:style-name="Table73.A2" office:value-type="string">
            <text:p text:style-name="P45">[6:0]</text:p>
          </table:table-cell>
          <table:table-cell table:style-name="Table73.A2" office:value-type="string">
            <text:p text:style-name="P45">V5SMON_CRSEL[6:0]</text:p>
          </table:table-cell>
          <table:table-cell table:style-name="Table73.A2" office:value-type="string">
            <text:p text:style-name="P45">RW</text:p>
          </table:table-cell>
          <table:table-cell table:style-name="Table73.A2" office:value-type="string">
            <text:p text:style-name="P45">0x00</text:p>
          </table:table-cell>
          <table:table-cell table:style-name="Table73.A2" office:value-type="string">
            <text:p text:style-name="P44">Virtex-5 PCI Express Endpoint Credit Selection Register. </text:p>
          </table:table-cell>
          <table:table-cell table:style-name="Table73.F2" office:value-type="string">
            <text:p text:style-name="P96"/>
          </table:table-cell>
        </table:table-row>
        <table:table-row>
          <table:table-cell table:style-name="Table73.A4" office:value-type="string">
            <text:p text:style-name="P45">[31:7]</text:p>
          </table:table-cell>
          <table:table-cell table:style-name="Table73.A4" office:value-type="string">
            <text:p text:style-name="P45">Reserved</text:p>
          </table:table-cell>
          <table:table-cell table:style-name="Table73.A4" office:value-type="string">
            <text:p text:style-name="P45">R</text:p>
          </table:table-cell>
          <table:table-cell table:style-name="Table73.A4" office:value-type="string">
            <text:p text:style-name="P45"/>
          </table:table-cell>
          <table:table-cell table:style-name="Table73.A4" office:value-type="string">
            <text:p text:style-name="P44">Not Used.</text:p>
          </table:table-cell>
          <table:table-cell table:style-name="Table73.F4" office:value-type="string">
            <text:p text:style-name="P44"/>
          </table:table-cell>
        </table:table-row>
      </table:table>
      <text:p text:style-name="Text_20_body"/>
      <text:list xml:id="list35427751" text:continue-numbering="true" text:style-name="Outline">
        <text:list-item>
          <text:list>
            <text:list-item>
              <text:list>
                <text:list-item>
                  <text:h text:style-name="Heading_20_3" text:outline-level="3">V5_PCIEP_RSLT Register</text:h>
                </text:list-item>
              </text:list>
            </text:list-item>
          </text:list>
        </text:list-item>
      </text:list>
      <text:p text:style-name="Text_20_body_20_indent_5f_2">This register provides direct status information directly related <text:s/>to the Channel Credit Selection. Refer <text:s/>to XILINX UG197 Virtex-5 FPGA PCI Express Integrated Endpoint User's Guide.</text:p>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header-rows>
          <table:table-row>
            <table:table-cell table:style-name="Table77.A1" table:number-columns-spanned="2" office:value-type="string">
              <text:p text:style-name="P22">V5_PCIEP_RSLT</text:p>
              <text:p text:style-name="P19">IO_Bus : 0x06C - 0x06F</text:p>
            </table:table-cell>
            <table:covered-table-cell/>
            <table:table-cell table:style-name="Table77.C1" table:number-columns-spanned="4" office:value-type="string">
              <text:p text:style-name="P23">Virtex_5 PCI Express Endpoint <text:s/>Credit Results</text:p>
            </table:table-cell>
            <table:covered-table-cell/>
            <table:covered-table-cell/>
            <table:covered-table-cell/>
          </table:table-row>
        </table:table-header-rows>
        <table:table-row>
          <table:table-cell table:style-name="Table77.A2" office:value-type="string">
            <text:p text:style-name="P97">Bit[]</text:p>
          </table:table-cell>
          <table:table-cell table:style-name="Table77.A2" office:value-type="string">
            <text:p text:style-name="P97">Function</text:p>
          </table:table-cell>
          <table:table-cell table:style-name="Table77.A2" office:value-type="string">
            <text:p text:style-name="P97">R/W</text:p>
          </table:table-cell>
          <table:table-cell table:style-name="Table77.A2" office:value-type="string">
            <text:p text:style-name="P97">Reset</text:p>
          </table:table-cell>
          <table:table-cell table:style-name="Table77.A2" office:value-type="string">
            <text:p text:style-name="P96">Description</text:p>
          </table:table-cell>
          <table:table-cell table:style-name="Table77.F2" office:value-type="string">
            <text:p text:style-name="P96">Comments</text:p>
          </table:table-cell>
        </table:table-row>
        <table:table-row>
          <table:table-cell table:style-name="Table77.A2" office:value-type="string">
            <text:p text:style-name="P45">[5:0]</text:p>
          </table:table-cell>
          <table:table-cell table:style-name="Table77.A2" office:value-type="string">
            <text:p text:style-name="P45">MGMTPSO[5:0]</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Not Used.</text:p>
          </table:table-cell>
          <table:table-cell table:style-name="Table77.F2" office:value-type="string">
            <text:p text:style-name="P96"/>
          </table:table-cell>
        </table:table-row>
        <table:table-row>
          <table:table-cell table:style-name="Table77.A2" office:value-type="string">
            <text:p text:style-name="P45">[6]</text:p>
          </table:table-cell>
          <table:table-cell table:style-name="Table77.A2" office:value-type="string">
            <text:p text:style-name="P45">MGMTPSO[6]</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Transaction pending</text:p>
          </table:table-cell>
          <table:table-cell table:style-name="Table77.F2" office:value-type="string">
            <text:p text:style-name="P96"/>
          </table:table-cell>
        </table:table-row>
        <table:table-row>
          <table:table-cell table:style-name="Table77.A2" office:value-type="string">
            <text:p text:style-name="P45">[7]</text:p>
          </table:table-cell>
          <table:table-cell table:style-name="Table77.A2" office:value-type="string">
            <text:p text:style-name="P45">MGMTPSO[7]</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Unsupported Request detected.</text:p>
          </table:table-cell>
          <table:table-cell table:style-name="Table77.F2" office:value-type="string">
            <text:p text:style-name="P96"/>
          </table:table-cell>
        </table:table-row>
        <table:table-row table:style-name="Table77.6">
          <table:table-cell table:style-name="Table77.A2" office:value-type="string">
            <text:p text:style-name="P45">[8]</text:p>
          </table:table-cell>
          <table:table-cell table:style-name="Table77.A2" office:value-type="string">
            <text:p text:style-name="P45">MGMTPSO[8]</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Fatal Error Detected</text:p>
          </table:table-cell>
          <table:table-cell table:style-name="Table77.F2" office:value-type="string">
            <text:p text:style-name="P96"/>
          </table:table-cell>
        </table:table-row>
        <table:table-row>
          <table:table-cell table:style-name="Table77.A2" office:value-type="string">
            <text:p text:style-name="P45">[9]</text:p>
          </table:table-cell>
          <table:table-cell table:style-name="Table77.A2" office:value-type="string">
            <text:p text:style-name="P45">MGMTPSO[9]</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Non Fatal Error Detected</text:p>
          </table:table-cell>
          <table:table-cell table:style-name="Table77.F2" office:value-type="string">
            <text:p text:style-name="P96"/>
          </table:table-cell>
        </table:table-row>
        <table:table-row>
          <table:table-cell table:style-name="Table77.A2" office:value-type="string">
            <text:p text:style-name="P45">[10]</text:p>
          </table:table-cell>
          <table:table-cell table:style-name="Table77.A2" office:value-type="string">
            <text:p text:style-name="P45">MGMTPSO[10]</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Correctable Error Detected</text:p>
          </table:table-cell>
          <table:table-cell table:style-name="Table77.F2" office:value-type="string">
            <text:p text:style-name="P96"/>
          </table:table-cell>
        </table:table-row>
        <table:table-row>
          <table:table-cell table:style-name="Table77.A2" office:value-type="string">
            <text:p text:style-name="P45">[11]</text:p>
          </table:table-cell>
          <table:table-cell table:style-name="Table77.A2" office:value-type="string">
            <text:p text:style-name="P45">MGMTPSO[11]</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Detected parity Error (poisoned TLP)</text:p>
          </table:table-cell>
          <table:table-cell table:style-name="Table77.F2" office:value-type="string">
            <text:p text:style-name="P96"/>
          </table:table-cell>
        </table:table-row>
        <text:soft-page-break/>
        <table:table-row>
          <table:table-cell table:style-name="Table77.A2" office:value-type="string">
            <text:p text:style-name="P45">[12]</text:p>
          </table:table-cell>
          <table:table-cell table:style-name="Table77.A2" office:value-type="string">
            <text:p text:style-name="P45">MGMTPSO[12]</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Signalled System Error</text:p>
          </table:table-cell>
          <table:table-cell table:style-name="Table77.F2" office:value-type="string">
            <text:p text:style-name="P96"/>
          </table:table-cell>
        </table:table-row>
        <table:table-row>
          <table:table-cell table:style-name="Table77.A2" office:value-type="string">
            <text:p text:style-name="P45">[13]</text:p>
          </table:table-cell>
          <table:table-cell table:style-name="Table77.A2" office:value-type="string">
            <text:p text:style-name="P45">MGMTPSO[13]</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Received Master Abort</text:p>
          </table:table-cell>
          <table:table-cell table:style-name="Table77.F2" office:value-type="string">
            <text:p text:style-name="P96"/>
          </table:table-cell>
        </table:table-row>
        <table:table-row>
          <table:table-cell table:style-name="Table77.A2" office:value-type="string">
            <text:p text:style-name="P45">[14]</text:p>
          </table:table-cell>
          <table:table-cell table:style-name="Table77.A2" office:value-type="string">
            <text:p text:style-name="P45">MGMTPSO[14]</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Received Target Abort</text:p>
          </table:table-cell>
          <table:table-cell table:style-name="Table77.F2" office:value-type="string">
            <text:p text:style-name="P96"/>
          </table:table-cell>
        </table:table-row>
        <table:table-row>
          <table:table-cell table:style-name="Table77.A2" office:value-type="string">
            <text:p text:style-name="P45">[15]</text:p>
          </table:table-cell>
          <table:table-cell table:style-name="Table77.A2" office:value-type="string">
            <text:p text:style-name="P45">MGMTPSO[15]</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Signalled Target Abort</text:p>
          </table:table-cell>
          <table:table-cell table:style-name="Table77.F2" office:value-type="string">
            <text:p text:style-name="P96"/>
          </table:table-cell>
        </table:table-row>
        <table:table-row>
          <table:table-cell table:style-name="Table77.A2" office:value-type="string">
            <text:p text:style-name="P45">[16]</text:p>
          </table:table-cell>
          <table:table-cell table:style-name="Table77.A2" office:value-type="string">
            <text:p text:style-name="P45">MGMTPSO[16]</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Master Data parity Error</text:p>
          </table:table-cell>
          <table:table-cell table:style-name="Table77.F2" office:value-type="string">
            <text:p text:style-name="P96"/>
          </table:table-cell>
        </table:table-row>
        <table:table-row>
          <table:table-cell table:style-name="Table77.A2" office:value-type="string">
            <text:p text:style-name="P45">[19:17]</text:p>
          </table:table-cell>
          <table:table-cell table:style-name="Table77.A2" office:value-type="string">
            <text:p text:style-name="P45">Reserved</text:p>
          </table:table-cell>
          <table:table-cell table:style-name="Table77.A2" office:value-type="string">
            <text:p text:style-name="P45">R</text:p>
          </table:table-cell>
          <table:table-cell table:style-name="Table77.A2" office:value-type="string">
            <text:p text:style-name="P45"/>
          </table:table-cell>
          <table:table-cell table:style-name="Table77.A2" office:value-type="string">
            <text:p text:style-name="P44">Not Used.</text:p>
          </table:table-cell>
          <table:table-cell table:style-name="Table77.F2" office:value-type="string">
            <text:p text:style-name="P96"/>
          </table:table-cell>
        </table:table-row>
        <table:table-row>
          <table:table-cell table:style-name="Table77.A16" office:value-type="string">
            <text:p text:style-name="P45">[31:20]</text:p>
          </table:table-cell>
          <table:table-cell table:style-name="Table77.A16" office:value-type="string">
            <text:p text:style-name="P45">V5SMON_CREDIT[11:0]</text:p>
          </table:table-cell>
          <table:table-cell table:style-name="Table77.A16" office:value-type="string">
            <text:p text:style-name="P45">RW</text:p>
          </table:table-cell>
          <table:table-cell table:style-name="Table77.A16" office:value-type="string">
            <text:p text:style-name="P45">0x000</text:p>
          </table:table-cell>
          <table:table-cell table:style-name="Table77.A16" office:value-type="string">
            <text:p text:style-name="P44">Virtex-5 PCI Express Endpoint Updated Credit <text:s/>information.</text:p>
          </table:table-cell>
          <table:table-cell table:style-name="Table77.F16" office:value-type="string">
            <text:p text:style-name="P44"/>
          </table:table-cell>
        </table:table-row>
      </table:table>
      <text:p text:style-name="P150"/>
      <text:list xml:id="list35425246" text:continue-numbering="true" text:style-name="Outline">
        <text:list-item>
          <text:list>
            <text:list-item>
              <text:list>
                <text:list-item>
                  <text:h text:style-name="Heading_20_3" text:outline-level="3">PMC_XMC CSR Register</text:h>
                </text:list-item>
              </text:list>
            </text:list-item>
          </text:list>
        </text:list-item>
      </text:list>
      <text:p text:style-name="Text_20_body_20_indent_5f_2">This register provides control &amp; status information related to the IEEE 1386.1 PMC and XMC VITA42 mezzanine </text:p>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header-rows>
          <table:table-row>
            <table:table-cell table:style-name="Table78.A1" table:number-columns-spanned="2" office:value-type="string">
              <text:p text:style-name="P22">PMC_XMC</text:p>
              <text:p text:style-name="P19">IO_Bus : 0x0C0 - 0x0C3</text:p>
            </table:table-cell>
            <table:covered-table-cell/>
            <table:table-cell table:style-name="Table78.C1" table:number-columns-spanned="4" office:value-type="string">
              <text:p text:style-name="P23">PMC &amp; XMC Control &amp; Status</text:p>
            </table:table-cell>
            <table:covered-table-cell/>
            <table:covered-table-cell/>
            <table:covered-table-cell/>
          </table:table-row>
        </table:table-header-rows>
        <table:table-row>
          <table:table-cell table:style-name="Table78.A2" office:value-type="string">
            <text:p text:style-name="P97">Bit[]</text:p>
          </table:table-cell>
          <table:table-cell table:style-name="Table78.A2" office:value-type="string">
            <text:p text:style-name="P97">Function</text:p>
          </table:table-cell>
          <table:table-cell table:style-name="Table78.A2" office:value-type="string">
            <text:p text:style-name="P97">R/W</text:p>
          </table:table-cell>
          <table:table-cell table:style-name="Table78.A2" office:value-type="string">
            <text:p text:style-name="P97">Reset</text:p>
          </table:table-cell>
          <table:table-cell table:style-name="Table78.A2" office:value-type="string">
            <text:p text:style-name="P96">Description</text:p>
          </table:table-cell>
          <table:table-cell table:style-name="Table78.F2" office:value-type="string">
            <text:p text:style-name="P96">Comments</text:p>
          </table:table-cell>
        </table:table-row>
        <table:table-row>
          <table:table-cell table:style-name="Table78.A2" office:value-type="string">
            <text:p text:style-name="P45">[0]</text:p>
          </table:table-cell>
          <table:table-cell table:style-name="Table78.A2" office:value-type="string">
            <text:p text:style-name="P45">pmc_INTA_1</text:p>
          </table:table-cell>
          <table:table-cell table:style-name="Table78.A2" office:value-type="string">
            <text:p text:style-name="P45">R</text:p>
          </table:table-cell>
          <table:table-cell table:style-name="Table78.A2" office:value-type="string">
            <text:p text:style-name="P45">0b0</text:p>
          </table:table-cell>
          <table:table-cell table:style-name="Table78.A2" office:value-type="string">
            <text:p text:style-name="P44">PMC#1 INTA Status</text:p>
          </table:table-cell>
          <table:table-cell table:style-name="Table78.F2" office:value-type="string">
            <text:p text:style-name="P96"/>
          </table:table-cell>
        </table:table-row>
        <table:table-row>
          <table:table-cell table:style-name="Table78.A2" office:value-type="string">
            <text:p text:style-name="P45">[1]</text:p>
          </table:table-cell>
          <table:table-cell table:style-name="Table78.A2" office:value-type="string">
            <text:p text:style-name="P45">pmc_INTA_2</text:p>
          </table:table-cell>
          <table:table-cell table:style-name="Table78.A2" office:value-type="string">
            <text:p text:style-name="P45">R</text:p>
          </table:table-cell>
          <table:table-cell table:style-name="Table78.A2" office:value-type="string">
            <text:p text:style-name="P45">0b0</text:p>
          </table:table-cell>
          <table:table-cell table:style-name="Table78.A2" office:value-type="string">
            <text:p text:style-name="P44">PMC#2 INTA Status</text:p>
          </table:table-cell>
          <table:table-cell table:style-name="Table78.F2" office:value-type="string">
            <text:p text:style-name="P96"/>
          </table:table-cell>
        </table:table-row>
        <table:table-row>
          <table:table-cell table:style-name="Table78.A2" office:value-type="string">
            <text:p text:style-name="P45">[7:2]</text:p>
          </table:table-cell>
          <table:table-cell table:style-name="Table78.A2" office:value-type="string">
            <text:p text:style-name="P45">Reserved</text:p>
          </table:table-cell>
          <table:table-cell table:style-name="Table78.A2" office:value-type="string">
            <text:p text:style-name="P45">R</text:p>
          </table:table-cell>
          <table:table-cell table:style-name="Table78.A2" office:value-type="string">
            <text:p text:style-name="P45"/>
          </table:table-cell>
          <table:table-cell table:style-name="Table78.A2" office:value-type="string">
            <text:p text:style-name="P44">Not Used.</text:p>
          </table:table-cell>
          <table:table-cell table:style-name="Table78.F2" office:value-type="string">
            <text:p text:style-name="P96"/>
          </table:table-cell>
        </table:table-row>
        <table:table-row>
          <table:table-cell table:style-name="Table78.A2" office:value-type="string">
            <text:p text:style-name="P45">[9:8]</text:p>
          </table:table-cell>
          <table:table-cell table:style-name="Table78.A2" office:value-type="string">
            <text:p text:style-name="P45">pmc_PCICLKSEL[1:0]</text:p>
          </table:table-cell>
          <table:table-cell table:style-name="Table78.A2" office:value-type="string">
            <text:p text:style-name="P45">RW</text:p>
          </table:table-cell>
          <table:table-cell table:style-name="Table78.A2" office:value-type="string">
            <text:p text:style-name="P45">0b00</text:p>
          </table:table-cell>
          <table:table-cell table:style-name="Table78.A2" office:value-type="string">
            <text:p text:style-name="P44">PCI Clock Frequency selection.</text:p>
            <text:p text:style-name="P239">[00] = 33 MHz</text:p>
            <text:p text:style-name="P239">[01] = 40 MHz</text:p>
            <text:p text:style-name="P239">[10] = 55 MHz</text:p>
            <text:p text:style-name="P239">[11] = 66 MHz</text:p>
          </table:table-cell>
          <table:table-cell table:style-name="Table78.F2" office:value-type="string">
            <text:p text:style-name="P96"/>
          </table:table-cell>
        </table:table-row>
        <table:table-row>
          <table:table-cell table:style-name="Table78.A2" office:value-type="string">
            <text:p text:style-name="P45">[10]</text:p>
          </table:table-cell>
          <table:table-cell table:style-name="Table78.A2" office:value-type="string">
            <text:p text:style-name="P45">plx_M66EN</text:p>
          </table:table-cell>
          <table:table-cell table:style-name="Table78.A2" office:value-type="string">
            <text:p text:style-name="P45">R</text:p>
          </table:table-cell>
          <table:table-cell table:style-name="Table78.A2" office:value-type="string">
            <text:p text:style-name="P45">--</text:p>
          </table:table-cell>
          <table:table-cell table:style-name="Table78.A2" office:value-type="string">
            <text:p text:style-name="P44">Local PCI 66 MHz Enable. Status only, value derived from pmc_PCICLKSEL[1:0]</text:p>
          </table:table-cell>
          <table:table-cell table:style-name="Table78.F2" office:value-type="string">
            <text:p text:style-name="P96"/>
          </table:table-cell>
        </table:table-row>
        <table:table-row>
          <table:table-cell table:style-name="Table78.A2" office:value-type="string">
            <text:p text:style-name="P45">[11]</text:p>
          </table:table-cell>
          <table:table-cell table:style-name="Table78.A2" office:value-type="string">
            <text:p text:style-name="P45">plx_FORWARD</text:p>
          </table:table-cell>
          <table:table-cell table:style-name="Table78.A2" office:value-type="string">
            <text:p text:style-name="P45">R</text:p>
          </table:table-cell>
          <table:table-cell table:style-name="Table78.A2" office:value-type="string">
            <text:p text:style-name="P45">0b0</text:p>
          </table:table-cell>
          <table:table-cell table:style-name="Table78.A2" office:value-type="string">
            <text:p text:style-name="P44">PEX8112 Bridge Control. Status information only. The control of the signal is defined by the SW-500</text:p>
          </table:table-cell>
          <table:table-cell table:style-name="Table78.F2" office:value-type="string">
            <text:p text:style-name="P96"/>
          </table:table-cell>
        </table:table-row>
        <table:table-row>
          <table:table-cell table:style-name="Table78.A2" office:value-type="string">
            <text:p text:style-name="P45">[12]</text:p>
          </table:table-cell>
          <table:table-cell table:style-name="Table78.A2" office:value-type="string">
            <text:p text:style-name="P45">pmc_PCIRESET</text:p>
          </table:table-cell>
          <table:table-cell table:style-name="Table78.A2" office:value-type="string">
            <text:p text:style-name="P45">R</text:p>
          </table:table-cell>
          <table:table-cell table:style-name="Table78.A2" office:value-type="string">
            <text:p text:style-name="P45">0b0</text:p>
          </table:table-cell>
          <table:table-cell table:style-name="Table78.A2" office:value-type="string">
            <text:p text:style-name="P44">Local PCI RESET. Status information only.</text:p>
          </table:table-cell>
          <table:table-cell table:style-name="Table78.F2" office:value-type="string">
            <text:p text:style-name="P96"/>
          </table:table-cell>
        </table:table-row>
        <table:table-row>
          <table:table-cell table:style-name="Table78.A2" office:value-type="string">
            <text:p text:style-name="P45">[13]</text:p>
          </table:table-cell>
          <table:table-cell table:style-name="Table78.A2" office:value-type="string">
            <text:p text:style-name="P45">plx_CWAKEINn</text:p>
          </table:table-cell>
          <table:table-cell table:style-name="Table78.A2" office:value-type="string">
            <text:p text:style-name="P45">RW</text:p>
          </table:table-cell>
          <table:table-cell table:style-name="Table78.A2" office:value-type="string">
            <text:p text:style-name="P45">0b0 </text:p>
          </table:table-cell>
          <table:table-cell table:style-name="Table78.A2" office:value-type="string">
            <text:p text:style-name="P44">PEX8112 Bridge, direct control signal</text:p>
          </table:table-cell>
          <table:table-cell table:style-name="Table78.F2" office:value-type="string">
            <text:p text:style-name="P96"/>
          </table:table-cell>
        </table:table-row>
        <table:table-row>
          <table:table-cell table:style-name="Table78.A2" office:value-type="string">
            <text:p text:style-name="P45">[14]</text:p>
          </table:table-cell>
          <table:table-cell table:style-name="Table78.A2" office:value-type="string">
            <text:p text:style-name="P45">plx_BAR0ENB </text:p>
          </table:table-cell>
          <table:table-cell table:style-name="Table78.A2" office:value-type="string">
            <text:p text:style-name="P45">RW</text:p>
          </table:table-cell>
          <table:table-cell table:style-name="Table78.A2" office:value-type="string">
            <text:p text:style-name="P45">0b0 </text:p>
          </table:table-cell>
          <table:table-cell table:style-name="Table78.A2" office:value-type="string">
            <text:p text:style-name="P44">PEX8112 Bridge, direct control signal</text:p>
          </table:table-cell>
          <table:table-cell table:style-name="Table78.F2" office:value-type="string">
            <text:p text:style-name="P96"/>
          </table:table-cell>
        </table:table-row>
        <table:table-row>
          <table:table-cell table:style-name="Table78.A2" office:value-type="string">
            <text:p text:style-name="P45">[15]</text:p>
          </table:table-cell>
          <table:table-cell table:style-name="Table78.A2" office:value-type="string">
            <text:p text:style-name="P45">plx_PERST</text:p>
          </table:table-cell>
          <table:table-cell table:style-name="Table78.A2" office:value-type="string">
            <text:p text:style-name="P45">R</text:p>
          </table:table-cell>
          <table:table-cell table:style-name="Table78.A2" office:value-type="string">
            <text:p text:style-name="P45">0b1 </text:p>
          </table:table-cell>
          <table:table-cell table:style-name="Table78.A2" office:value-type="string">
            <text:p text:style-name="P44">PEX8112 Bridge. Status information only.</text:p>
          </table:table-cell>
          <table:table-cell table:style-name="Table78.F2" office:value-type="string">
            <text:p text:style-name="P96"/>
          </table:table-cell>
        </table:table-row>
        <table:table-row>
          <table:table-cell table:style-name="Table78.A2" office:value-type="string">
            <text:p text:style-name="P45">[16]</text:p>
          </table:table-cell>
          <table:table-cell table:style-name="Table78.A2" office:value-type="string">
            <text:p text:style-name="P45">xmc_1_PRESENT</text:p>
          </table:table-cell>
          <table:table-cell table:style-name="Table78.A2" office:value-type="string">
            <text:p text:style-name="P45">R</text:p>
          </table:table-cell>
          <table:table-cell table:style-name="Table78.A2" office:value-type="string">
            <text:p text:style-name="P45">--</text:p>
          </table:table-cell>
          <table:table-cell table:style-name="Table78.A2" office:value-type="string">
            <text:p text:style-name="P44">VITA-42 XMC Status Information</text:p>
          </table:table-cell>
          <table:table-cell table:style-name="Table78.F2" office:value-type="string">
            <text:p text:style-name="P96"/>
          </table:table-cell>
        </table:table-row>
        <table:table-row>
          <table:table-cell table:style-name="Table78.A2" office:value-type="string">
            <text:p text:style-name="P45">[17]</text:p>
          </table:table-cell>
          <table:table-cell table:style-name="Table78.A2" office:value-type="string">
            <text:p text:style-name="P45">xmc_1_RSTIN</text:p>
          </table:table-cell>
          <table:table-cell table:style-name="Table78.A2" office:value-type="string">
            <text:p text:style-name="P45">RW</text:p>
          </table:table-cell>
          <table:table-cell table:style-name="Table78.A2" office:value-type="string">
            <text:p text:style-name="P45">0b1</text:p>
          </table:table-cell>
          <table:table-cell table:style-name="Table78.A2" office:value-type="string">
            <text:p text:style-name="P44">VITA-42 XMC RESET Command</text:p>
          </table:table-cell>
          <table:table-cell table:style-name="Table78.F2" office:value-type="string">
            <text:p text:style-name="P96"/>
          </table:table-cell>
        </table:table-row>
        <table:table-row>
          <table:table-cell table:style-name="Table78.A2" office:value-type="string">
            <text:p text:style-name="P45">[18]</text:p>
          </table:table-cell>
          <table:table-cell table:style-name="Table78.A2" office:value-type="string">
            <text:p text:style-name="P45">xmc_1_ROOT</text:p>
          </table:table-cell>
          <table:table-cell table:style-name="Table78.A2" office:value-type="string">
            <text:p text:style-name="P45">RW</text:p>
          </table:table-cell>
          <table:table-cell table:style-name="Table78.A2" office:value-type="string">
            <text:p text:style-name="P45">0b0</text:p>
          </table:table-cell>
          <table:table-cell table:style-name="Table78.A2" office:value-type="string">
            <text:p text:style-name="P44">VITA-42.3 XMC ROOT</text:p>
          </table:table-cell>
          <table:table-cell table:style-name="Table78.F2" office:value-type="string">
            <text:p text:style-name="P96"/>
          </table:table-cell>
        </table:table-row>
        <table:table-row>
          <table:table-cell table:style-name="Table78.A2" office:value-type="string">
            <text:p text:style-name="P45">[23:19]</text:p>
          </table:table-cell>
          <table:table-cell table:style-name="Table78.A2" office:value-type="string">
            <text:p text:style-name="P45">Reserved</text:p>
          </table:table-cell>
          <table:table-cell table:style-name="Table78.A2" office:value-type="string">
            <text:p text:style-name="P45">R</text:p>
          </table:table-cell>
          <table:table-cell table:style-name="Table78.A2" office:value-type="string">
            <text:p text:style-name="P45"><text:s/></text:p>
          </table:table-cell>
          <table:table-cell table:style-name="Table78.A2" office:value-type="string">
            <text:p text:style-name="P44">Not Used.</text:p>
          </table:table-cell>
          <table:table-cell table:style-name="Table78.F2" office:value-type="string">
            <text:p text:style-name="P96"/>
          </table:table-cell>
        </table:table-row>
        <table:table-row>
          <table:table-cell table:style-name="Table78.A2" office:value-type="string">
            <text:p text:style-name="P45">[24]</text:p>
          </table:table-cell>
          <table:table-cell table:style-name="Table78.A2" office:value-type="string">
            <text:p text:style-name="P45">xmc_2_PRESENT</text:p>
          </table:table-cell>
          <table:table-cell table:style-name="Table78.A2" office:value-type="string">
            <text:p text:style-name="P45">R</text:p>
          </table:table-cell>
          <table:table-cell table:style-name="Table78.A2" office:value-type="string">
            <text:p text:style-name="P45">--</text:p>
          </table:table-cell>
          <table:table-cell table:style-name="Table78.A2" office:value-type="string">
            <text:p text:style-name="P44">VITA-42 XMC Status Information</text:p>
          </table:table-cell>
          <table:table-cell table:style-name="Table78.F2" office:value-type="string">
            <text:p text:style-name="P96"/>
          </table:table-cell>
        </table:table-row>
        <table:table-row>
          <table:table-cell table:style-name="Table78.A2" office:value-type="string">
            <text:p text:style-name="P45">[25]</text:p>
          </table:table-cell>
          <table:table-cell table:style-name="Table78.A2" office:value-type="string">
            <text:p text:style-name="P45">xmc_2_RSTIN</text:p>
          </table:table-cell>
          <table:table-cell table:style-name="Table78.A2" office:value-type="string">
            <text:p text:style-name="P45">RW</text:p>
          </table:table-cell>
          <table:table-cell table:style-name="Table78.A2" office:value-type="string">
            <text:p text:style-name="P45">0b1</text:p>
          </table:table-cell>
          <table:table-cell table:style-name="Table78.A2" office:value-type="string">
            <text:p text:style-name="P44">VITA-42 XMC RESET Command</text:p>
          </table:table-cell>
          <table:table-cell table:style-name="Table78.F2" office:value-type="string">
            <text:p text:style-name="P96"/>
          </table:table-cell>
        </table:table-row>
        <table:table-row>
          <table:table-cell table:style-name="Table78.A2" office:value-type="string">
            <text:p text:style-name="P45">[26] </text:p>
          </table:table-cell>
          <table:table-cell table:style-name="Table78.A2" office:value-type="string">
            <text:p text:style-name="P45">xmc_2_ROOT</text:p>
          </table:table-cell>
          <table:table-cell table:style-name="Table78.A2" office:value-type="string">
            <text:p text:style-name="P45">RW</text:p>
          </table:table-cell>
          <table:table-cell table:style-name="Table78.A2" office:value-type="string">
            <text:p text:style-name="P45">0b0</text:p>
          </table:table-cell>
          <table:table-cell table:style-name="Table78.A2" office:value-type="string">
            <text:p text:style-name="P44">VITA-42.3 XMC ROOT</text:p>
          </table:table-cell>
          <table:table-cell table:style-name="Table78.F2" office:value-type="string">
            <text:p text:style-name="P96"/>
          </table:table-cell>
        </table:table-row>
        <table:table-row>
          <table:table-cell table:style-name="Table78.A20" office:value-type="string">
            <text:p text:style-name="P45">[31:27]</text:p>
          </table:table-cell>
          <table:table-cell table:style-name="Table78.A20" office:value-type="string">
            <text:p text:style-name="P45">Reserved</text:p>
          </table:table-cell>
          <table:table-cell table:style-name="Table78.A20" office:value-type="string">
            <text:p text:style-name="P45">R</text:p>
          </table:table-cell>
          <table:table-cell table:style-name="Table78.A20" office:value-type="string">
            <text:p text:style-name="P45">-</text:p>
          </table:table-cell>
          <table:table-cell table:style-name="Table78.A20" office:value-type="string">
            <text:p text:style-name="P44">Not Used.</text:p>
          </table:table-cell>
          <table:table-cell table:style-name="Table78.F20" office:value-type="string">
            <text:p text:style-name="P96"/>
          </table:table-cell>
        </table:table-row>
      </table:table>
      <text:p text:style-name="P135"/>
      <text:p text:style-name="P172"><text:span text:style-name="T25">Nota</text:span> <text:tab/>PMC Interrupt are at this point only monitored. Local PCI Interrupt generation could be easily <text:soft-page-break/>implemented on future release.</text:p>
      <text:p text:style-name="P150"/>
      <text:list xml:id="list35443689" text:continue-numbering="true" text:style-name="Outline">
        <text:list-item>
          <text:list>
            <text:list-item>
              <text:list>
                <text:list-item>
                  <text:h text:style-name="Heading_20_3" text:outline-level="3">I2C CTL_X Registers</text:h>
                </text:list-item>
              </text:list>
            </text:list-item>
          </text:list>
        </text:list-item>
      </text:list>
      <text:p text:style-name="Text_20_body_20_indent_5f_2">These following control &amp; status registers provides interface support for the five on-board I2C Serial Bus listed in following items :</text:p>
      <text:list xml:id="list35360194" text:style-name="L67">
        <text:list-item>
          <text:list>
            <text:list-item>
              <text:list>
                <text:list-item>
                  <text:p text:style-name="P339">I2C PLX <text:user-index-mark-start text:id="IMark149489948" text:index-name="User-Defined" text:outline-level="1"/>PEX8624<text:user-index-mark-end text:id="IMark149489948"/> PCI Express Initialization Bus. Need 4 Bytes Command and Data.</text:p>
                </text:list-item>
                <text:list-item>
                  <text:p text:style-name="P339">Two <text:s/>I2C Buses for on-board Temperature Monitor LM86. Need single Byte Command and Data.</text:p>
                </text:list-item>
                <text:list-item>
                  <text:p text:style-name="P339">Two XMC IPMI SMB_Bus. (One per XMC site)</text:p>
                </text:list-item>
              </text:list>
            </text:list-item>
          </text:list>
        </text:list-item>
      </text:list>
      <text:p text:style-name="Text_20_body_20_indent_5f_2">The I2C is implemented through a register based interface with limited functionality to support PEV_1100 on-board device. <text:s/></text:p>
      <text:list xml:id="list35372980" text:style-name="L68">
        <text:list-item>
          <text:list>
            <text:list-item>
              <text:p text:style-name="P340">Address + Command</text:p>
            </text:list-item>
            <text:list-item>
              <text:p text:style-name="P340">Address + K*Command + N*Data_Write (N = 1 to 4, K = 1 to 4)</text:p>
            </text:list-item>
            <text:list-item>
              <text:p text:style-name="P340">Address + N*Data_Read (N = 1 to 4)</text:p>
            </text:list-item>
          </text:list>
        </text:list-item>
      </text:list>
      <text:p text:style-name="Text_20_body_20_indent_5f_2"/>
      <text:p text:style-name="Text_20_body_20_indent_5f_2">The Control register <text:s/>provides all control and status related to the I2C cycle generation.</text:p>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header-rows>
          <table:table-row>
            <table:table-cell table:style-name="Table80.A1" table:number-columns-spanned="2" office:value-type="string">
              <text:p text:style-name="P22">I2C_CTL</text:p>
              <text:p text:style-name="P19">IO_Bus : 0x0100 - 0x0103</text:p>
            </table:table-cell>
            <table:covered-table-cell/>
            <table:table-cell table:style-name="Table80.C1" table:number-columns-spanned="4" office:value-type="string">
              <text:p text:style-name="P23">I2C Control </text:p>
            </table:table-cell>
            <table:covered-table-cell/>
            <table:covered-table-cell/>
            <table:covered-table-cell/>
          </table:table-row>
        </table:table-header-rows>
        <table:table-row>
          <table:table-cell table:style-name="Table80.A2" office:value-type="string">
            <text:p text:style-name="P97">Bit[]</text:p>
          </table:table-cell>
          <table:table-cell table:style-name="Table80.A2" office:value-type="string">
            <text:p text:style-name="P97">Function</text:p>
          </table:table-cell>
          <table:table-cell table:style-name="Table80.A2" office:value-type="string">
            <text:p text:style-name="P97">R/W</text:p>
          </table:table-cell>
          <table:table-cell table:style-name="Table80.A2" office:value-type="string">
            <text:p text:style-name="P97">Reset</text:p>
          </table:table-cell>
          <table:table-cell table:style-name="Table80.A2" office:value-type="string">
            <text:p text:style-name="P96">Description</text:p>
          </table:table-cell>
          <table:table-cell table:style-name="Table80.F2" office:value-type="string">
            <text:p text:style-name="P96">Comments</text:p>
          </table:table-cell>
        </table:table-row>
        <table:table-row>
          <table:table-cell table:style-name="Table80.A2" office:value-type="string">
            <text:p text:style-name="P45">[6:0]</text:p>
          </table:table-cell>
          <table:table-cell table:style-name="Table80.A2" office:value-type="string">
            <text:p text:style-name="P45">I2C_ADD[6:0]</text:p>
          </table:table-cell>
          <table:table-cell table:style-name="Table80.A2" office:value-type="string">
            <text:p text:style-name="P45">RW</text:p>
          </table:table-cell>
          <table:table-cell table:style-name="Table80.A2" office:value-type="string">
            <text:p text:style-name="P45">0x00</text:p>
          </table:table-cell>
          <table:table-cell table:style-name="Table80.A2" office:value-type="string">
            <text:p text:style-name="P44">I2C 7-bit Address field</text:p>
          </table:table-cell>
          <table:table-cell table:style-name="Table80.F2" office:value-type="string">
            <text:p text:style-name="P101"/>
          </table:table-cell>
        </table:table-row>
        <table:table-row>
          <table:table-cell table:style-name="Table80.A2" office:value-type="string">
            <text:p text:style-name="P45">[7]</text:p>
          </table:table-cell>
          <table:table-cell table:style-name="Table80.A2" office:value-type="string">
            <text:p text:style-name="P45">Reserved</text:p>
          </table:table-cell>
          <table:table-cell table:style-name="Table80.A2" office:value-type="string">
            <text:p text:style-name="P45">R</text:p>
          </table:table-cell>
          <table:table-cell table:style-name="Table80.A2" office:value-type="string">
            <text:p text:style-name="P45"/>
          </table:table-cell>
          <table:table-cell table:style-name="Table80.A2" office:value-type="string">
            <text:p text:style-name="P44">Not Used</text:p>
          </table:table-cell>
          <table:table-cell table:style-name="Table80.F2" office:value-type="string">
            <text:p text:style-name="P101"/>
          </table:table-cell>
        </table:table-row>
        <table:table-row>
          <table:table-cell table:style-name="Table80.A2" office:value-type="string">
            <text:p text:style-name="P45">[10:8]</text:p>
          </table:table-cell>
          <table:table-cell table:style-name="Table80.A2" office:value-type="string">
            <text:p text:style-name="P45">I2C_ADD[9:7]</text:p>
          </table:table-cell>
          <table:table-cell table:style-name="Table80.A2" office:value-type="string">
            <text:p text:style-name="P45">R</text:p>
          </table:table-cell>
          <table:table-cell table:style-name="Table80.A2" office:value-type="string">
            <text:p text:style-name="P45">0x0</text:p>
          </table:table-cell>
          <table:table-cell table:style-name="Table80.A2" office:value-type="string">
            <text:p text:style-name="P44">I2C 10-bit Address extension field</text:p>
          </table:table-cell>
          <table:table-cell table:style-name="Table80.F2" office:value-type="string">
            <text:p text:style-name="P101"/>
          </table:table-cell>
        </table:table-row>
        <table:table-row>
          <table:table-cell table:style-name="Table80.A2" office:value-type="string">
            <text:p text:style-name="P45">[15:11]</text:p>
          </table:table-cell>
          <table:table-cell table:style-name="Table80.A2" office:value-type="string">
            <text:p text:style-name="P45">Reserved</text:p>
          </table:table-cell>
          <table:table-cell table:style-name="Table80.A2" office:value-type="string">
            <text:p text:style-name="P45">R</text:p>
          </table:table-cell>
          <table:table-cell table:style-name="Table80.A2" office:value-type="string">
            <text:p text:style-name="P45"/>
          </table:table-cell>
          <table:table-cell table:style-name="Table80.A2" office:value-type="string">
            <text:p text:style-name="P44">Not Used</text:p>
          </table:table-cell>
          <table:table-cell table:style-name="Table80.F2" office:value-type="string">
            <text:p text:style-name="P101"/>
          </table:table-cell>
        </table:table-row>
        <table:table-row>
          <table:table-cell table:style-name="Table80.A2" office:value-type="string">
            <text:p text:style-name="P45">[17:16]</text:p>
          </table:table-cell>
          <table:table-cell table:style-name="Table80.A2" office:value-type="string">
            <text:p text:style-name="P45">I2C_CMDSIZ[1:0]</text:p>
          </table:table-cell>
          <table:table-cell table:style-name="Table80.A2" office:value-type="string">
            <text:p text:style-name="P45">RW</text:p>
          </table:table-cell>
          <table:table-cell table:style-name="Table80.A2" office:value-type="string">
            <text:p text:style-name="P45">0b00</text:p>
          </table:table-cell>
          <table:table-cell table:style-name="Table80.A2" office:value-type="string">
            <text:p text:style-name="P44">I2C Byte Count for CMD field (1 to 4)</text:p>
          </table:table-cell>
          <table:table-cell table:style-name="Table80.F2" office:value-type="string">
            <text:p text:style-name="P101"/>
          </table:table-cell>
        </table:table-row>
        <table:table-row>
          <table:table-cell table:style-name="Table80.A2" office:value-type="string">
            <text:p text:style-name="P45">[19:18]</text:p>
          </table:table-cell>
          <table:table-cell table:style-name="Table80.A2" office:value-type="string">
            <text:p text:style-name="P45">I2C_DATSIZ[1:0]</text:p>
          </table:table-cell>
          <table:table-cell table:style-name="Table80.A2" office:value-type="string">
            <text:p text:style-name="P45">RW</text:p>
          </table:table-cell>
          <table:table-cell table:style-name="Table80.A2" office:value-type="string">
            <text:p text:style-name="P45">0b00</text:p>
          </table:table-cell>
          <table:table-cell table:style-name="Table80.A2" office:value-type="string">
            <text:p text:style-name="P44">I2C Byte Count for DATW field (1 to 4)</text:p>
          </table:table-cell>
          <table:table-cell table:style-name="Table80.F2" office:value-type="string">
            <text:p text:style-name="P101"/>
          </table:table-cell>
        </table:table-row>
        <table:table-row>
          <table:table-cell table:style-name="Table80.A2" office:value-type="string">
            <text:p text:style-name="P45">[21:20]</text:p>
          </table:table-cell>
          <table:table-cell table:style-name="Table80.A2" office:value-type="string">
            <text:p text:style-name="P45">I2C_EXECSTA[1:0]</text:p>
          </table:table-cell>
          <table:table-cell table:style-name="Table80.A2" office:value-type="string">
            <text:p text:style-name="P45">R</text:p>
          </table:table-cell>
          <table:table-cell table:style-name="Table80.A2" office:value-type="string">
            <text:p text:style-name="P45">0b00</text:p>
          </table:table-cell>
          <table:table-cell table:style-name="Table80.A2" office:value-type="string">
            <text:p text:style-name="P44">I2C Interface Cycle Execution Status</text:p>
            <text:p text:style-name="P240">00 : I2C Idle</text:p>
            <text:p text:style-name="P240">01 : I2C Cycle Running</text:p>
            <text:p text:style-name="P240">10 : I2C Cycle Executed without Error</text:p>
            <text:p text:style-name="P240">11 : I2C Cycle Executed <text:s/>with Error (Aborted)</text:p>
          </table:table-cell>
          <table:table-cell table:style-name="Table80.F2" office:value-type="string">
            <text:p text:style-name="P101"/>
          </table:table-cell>
        </table:table-row>
        <table:table-row>
          <table:table-cell table:style-name="Table80.A2" office:value-type="string">
            <text:p text:style-name="P45">[23:22]</text:p>
          </table:table-cell>
          <table:table-cell table:style-name="Table80.A2" office:value-type="string">
            <text:p text:style-name="P45">I2C_TRIG[1:0]</text:p>
          </table:table-cell>
          <table:table-cell table:style-name="Table80.A2" office:value-type="string">
            <text:p text:style-name="P45">W</text:p>
          </table:table-cell>
          <table:table-cell table:style-name="Table80.A2" office:value-type="string">
            <text:p text:style-name="P45">0b00</text:p>
          </table:table-cell>
          <table:table-cell table:style-name="Table80.A2" office:value-type="string">
            <text:p text:style-name="P44">I2C Bus Trigger Command. </text:p>
            <text:p text:style-name="P240">01 : I2C Cycle ADD + n* CMD</text:p>
            <text:p text:style-name="P240">10 : <text:s/>I2C Cycle ADD + n* CMD +n*DATW</text:p>
            <text:p text:style-name="P240">11 : I2C Cycle ADD + n* DATR</text:p>
          </table:table-cell>
          <table:table-cell table:style-name="Table80.F2" office:value-type="string">
            <text:p text:style-name="P101"/>
          </table:table-cell>
        </table:table-row>
        <table:table-row>
          <table:table-cell table:style-name="Table80.A2" office:value-type="string">
            <text:p text:style-name="P45">[25:24]</text:p>
          </table:table-cell>
          <table:table-cell table:style-name="Table80.A2" office:value-type="string">
            <text:p text:style-name="P45">I2C_SPEED[1:0]</text:p>
          </table:table-cell>
          <table:table-cell table:style-name="Table80.A2" office:value-type="string">
            <text:p text:style-name="P45">RW</text:p>
          </table:table-cell>
          <table:table-cell table:style-name="Table80.A2" office:value-type="string">
            <text:p text:style-name="P45">0b00</text:p>
          </table:table-cell>
          <table:table-cell table:style-name="Table80.A2" office:value-type="string">
            <text:p text:style-name="P44">I2C Bus Speed Selection</text:p>
            <text:p text:style-name="P240">00 : Standard-mode <text:span text:style-name="T25">Sm </text:span>(100 kbit/s)</text:p>
            <text:p text:style-name="P240">01 : Fast-mode <text:span text:style-name="T25">Fm</text:span> (400 kbit/s)</text:p>
            <text:p text:style-name="P240">10 : Fast-mode Plus <text:span text:style-name="T25">Fm+</text:span> (1 mbit/s)</text:p>
            <text:p text:style-name="P240">11 : High-speed mode Plus <text:span text:style-name="T25">Hs</text:span> (3.4 mbit/s)</text:p>
          </table:table-cell>
          <table:table-cell table:style-name="Table80.F2" office:value-type="string">
            <text:p text:style-name="P101">Only mode Sm and Fm need to be supported.</text:p>
          </table:table-cell>
        </table:table-row>
        <table:table-row>
          <table:table-cell table:style-name="Table80.A2" office:value-type="string">
            <text:p text:style-name="P45">[26]</text:p>
          </table:table-cell>
          <table:table-cell table:style-name="Table80.A2" office:value-type="string">
            <text:p text:style-name="P45">SMB_SPEED</text:p>
          </table:table-cell>
          <table:table-cell table:style-name="Table80.A2" office:value-type="string">
            <text:p text:style-name="P45">RW</text:p>
          </table:table-cell>
          <table:table-cell table:style-name="Table80.A2" office:value-type="string">
            <text:p text:style-name="P45">0b0</text:p>
          </table:table-cell>
          <table:table-cell table:style-name="Table80.A2" office:value-type="string">
            <text:p text:style-name="P44">SMB Bus Speed Selection</text:p>
            <text:p text:style-name="P240">0 : Slow-mode <text:span text:style-name="T25">Sm </text:span>(10 kbit/s)</text:p>
            <text:p text:style-name="P240">1 : Fast-mode <text:span text:style-name="T25">Fm</text:span> (100 kbit/s)</text:p>
          </table:table-cell>
          <table:table-cell table:style-name="Table80.F2" office:value-type="string">
            <text:p text:style-name="P101"/>
          </table:table-cell>
        </table:table-row>
        <table:table-row>
          <table:table-cell table:style-name="Table80.A2" office:value-type="string">
            <text:p text:style-name="P45">[27]</text:p>
          </table:table-cell>
          <table:table-cell table:style-name="Table80.A2" office:value-type="string">
            <text:p text:style-name="P45">THERM_CRITn</text:p>
          </table:table-cell>
          <table:table-cell table:style-name="Table80.A2" office:value-type="string">
            <text:p text:style-name="P45">R</text:p>
          </table:table-cell>
          <table:table-cell table:style-name="Table80.A2" office:value-type="string">
            <text:p text:style-name="P45">0b0</text:p>
          </table:table-cell>
          <table:table-cell table:style-name="Table80.A2" office:value-type="string">
            <text:p text:style-name="P68">LM86 SMB Bus T_CRIT active low output (both temperature sensors)</text:p>
          </table:table-cell>
          <table:table-cell table:style-name="Table80.F2" office:value-type="string">
            <text:p text:style-name="P101"/>
          </table:table-cell>
        </table:table-row>
        <text:soft-page-break/>
        <table:table-row>
          <table:table-cell table:style-name="Table80.A2" office:value-type="string">
            <text:p text:style-name="P45">[28]</text:p>
          </table:table-cell>
          <table:table-cell table:style-name="Table80.A2" office:value-type="string">
            <text:p text:style-name="P45">THERM_ALERTn</text:p>
          </table:table-cell>
          <table:table-cell table:style-name="Table80.A2" office:value-type="string">
            <text:p text:style-name="P45">R</text:p>
          </table:table-cell>
          <table:table-cell table:style-name="Table80.A2" office:value-type="string">
            <text:p text:style-name="P45">0b0</text:p>
          </table:table-cell>
          <table:table-cell table:style-name="Table80.A2" office:value-type="string">
            <text:p text:style-name="P68">LM86 SMB Bus interrupt active low output (both temperature sensors)</text:p>
          </table:table-cell>
          <table:table-cell table:style-name="Table80.F2" office:value-type="string">
            <text:p text:style-name="P101"/>
          </table:table-cell>
        </table:table-row>
        <table:table-row>
          <table:table-cell table:style-name="Table80.A15" office:value-type="string">
            <text:p text:style-name="P45">[31:29]</text:p>
          </table:table-cell>
          <table:table-cell table:style-name="Table80.A15" office:value-type="string">
            <text:p text:style-name="P45">I2C_Port_SEL[2;1]</text:p>
          </table:table-cell>
          <table:table-cell table:style-name="Table80.A15" office:value-type="string">
            <text:p text:style-name="P45">RW</text:p>
          </table:table-cell>
          <table:table-cell table:style-name="Table80.A15" office:value-type="string">
            <text:p text:style-name="P45">0x0</text:p>
          </table:table-cell>
          <table:table-cell table:style-name="Table80.A15" office:value-type="string">
            <text:p text:style-name="P44">On-board I2C Port Selection. </text:p>
            <text:p text:style-name="P240">000 : <text:user-index-mark-start text:id="IMark149605932" text:index-name="User-Defined" text:outline-level="1"/>PEX8624<text:user-index-mark-end text:id="IMark149605932"/> PCI Express Switch</text:p>
            <text:p text:style-name="P240">010 : LM86 Temperature Monitor #1</text:p>
            <text:p text:style-name="P240">011 : LM86 Temperature Monitor #2</text:p>
            <text:p text:style-name="P240">100 : IPMI XMC#1</text:p>
            <text:p text:style-name="P240">101 : IPMI XMC#2</text:p>
          </table:table-cell>
          <table:table-cell table:style-name="Table80.F15" office:value-type="string">
            <text:p text:style-name="P101">Providion for three additional port </text:p>
          </table:table-cell>
        </table:table-row>
      </table:table>
      <text:p text:style-name="P172"/>
      <text:p text:style-name="Text_20_body_20_indent_5f_2">The Command register <text:s/>holds up to four (4) Command Bytes, whose be used in the subsequent <text:s/>I2C transaction. The number of Command Bytes is defined in the field <text:span text:style-name="T16">I2C_CMDSIZ[1:0]</text:span> of the I2C_CTL register.</text:p>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header-rows>
          <table:table-row>
            <table:table-cell table:style-name="Table84.A1" table:number-columns-spanned="2" office:value-type="string">
              <text:p text:style-name="P22">I2C_CMD</text:p>
              <text:p text:style-name="P19">IO_Bus : 0x0104 - 0x0107</text:p>
            </table:table-cell>
            <table:covered-table-cell/>
            <table:table-cell table:style-name="Table84.C1" table:number-columns-spanned="4" office:value-type="string">
              <text:p text:style-name="P23">I2C Command</text:p>
            </table:table-cell>
            <table:covered-table-cell/>
            <table:covered-table-cell/>
            <table:covered-table-cell/>
          </table:table-row>
        </table:table-header-rows>
        <table:table-row>
          <table:table-cell table:style-name="Table84.A2" office:value-type="string">
            <text:p text:style-name="P97">Bit[]</text:p>
          </table:table-cell>
          <table:table-cell table:style-name="Table84.A2" office:value-type="string">
            <text:p text:style-name="P97">Function</text:p>
          </table:table-cell>
          <table:table-cell table:style-name="Table84.A2" office:value-type="string">
            <text:p text:style-name="P97">R/W</text:p>
          </table:table-cell>
          <table:table-cell table:style-name="Table84.A2" office:value-type="string">
            <text:p text:style-name="P97">Reset</text:p>
          </table:table-cell>
          <table:table-cell table:style-name="Table84.A2" office:value-type="string">
            <text:p text:style-name="P96">Description</text:p>
          </table:table-cell>
          <table:table-cell table:style-name="Table84.F2" office:value-type="string">
            <text:p text:style-name="P96">Comments</text:p>
          </table:table-cell>
        </table:table-row>
        <table:table-row>
          <table:table-cell table:style-name="Table84.A2" office:value-type="string">
            <text:p text:style-name="P45">[7:0]</text:p>
          </table:table-cell>
          <table:table-cell table:style-name="Table84.A2" office:value-type="string">
            <text:p text:style-name="P45">I2CCMD_BYTE_0</text:p>
          </table:table-cell>
          <table:table-cell table:style-name="Table84.A2" office:value-type="string">
            <text:p text:style-name="P45">RW</text:p>
          </table:table-cell>
          <table:table-cell table:style-name="Table84.A2" office:value-type="string">
            <text:p text:style-name="P45">0x00</text:p>
          </table:table-cell>
          <table:table-cell table:style-name="Table84.A2" office:value-type="string">
            <text:p text:style-name="P44">I2C Bus Command Byte #0 </text:p>
          </table:table-cell>
          <table:table-cell table:style-name="Table84.F2" office:value-type="string">
            <text:p text:style-name="P101">1<text:span text:style-name="T9">st</text:span> Byte </text:p>
          </table:table-cell>
        </table:table-row>
        <table:table-row>
          <table:table-cell table:style-name="Table84.A2" office:value-type="string">
            <text:p text:style-name="P45">[15:8]</text:p>
          </table:table-cell>
          <table:table-cell table:style-name="Table84.A2" office:value-type="string">
            <text:p text:style-name="P45">I2CCMD_BYTE_1</text:p>
          </table:table-cell>
          <table:table-cell table:style-name="Table84.A2" office:value-type="string">
            <text:p text:style-name="P45">RW</text:p>
          </table:table-cell>
          <table:table-cell table:style-name="Table84.A2" office:value-type="string">
            <text:p text:style-name="P45">0x00</text:p>
          </table:table-cell>
          <table:table-cell table:style-name="Table84.A2" office:value-type="string">
            <text:p text:style-name="P44">I2C Bus Command Byte #1 </text:p>
          </table:table-cell>
          <table:table-cell table:style-name="Table84.F2" office:value-type="string">
            <text:p text:style-name="P101">2<text:span text:style-name="T9">nd</text:span> <text:s/>Byte </text:p>
          </table:table-cell>
        </table:table-row>
        <table:table-row>
          <table:table-cell table:style-name="Table84.A2" office:value-type="string">
            <text:p text:style-name="P45">[23;16]</text:p>
          </table:table-cell>
          <table:table-cell table:style-name="Table84.A2" office:value-type="string">
            <text:p text:style-name="P45">I2CCMD_BYTE_2</text:p>
          </table:table-cell>
          <table:table-cell table:style-name="Table84.A2" office:value-type="string">
            <text:p text:style-name="P45">RW</text:p>
          </table:table-cell>
          <table:table-cell table:style-name="Table84.A2" office:value-type="string">
            <text:p text:style-name="P45">0x00</text:p>
          </table:table-cell>
          <table:table-cell table:style-name="Table84.A2" office:value-type="string">
            <text:p text:style-name="P44">I2C Bus Command Byte #2 <text:s/></text:p>
          </table:table-cell>
          <table:table-cell table:style-name="Table84.F2" office:value-type="string">
            <text:p text:style-name="P101">3<text:span text:style-name="T9">rd</text:span> <text:s/>Byte </text:p>
          </table:table-cell>
        </table:table-row>
        <table:table-row>
          <table:table-cell table:style-name="Table84.A6" office:value-type="string">
            <text:p text:style-name="P45">[31:24]</text:p>
          </table:table-cell>
          <table:table-cell table:style-name="Table84.A6" office:value-type="string">
            <text:p text:style-name="P45">I2CCMD_BYTE_3</text:p>
          </table:table-cell>
          <table:table-cell table:style-name="Table84.A6" office:value-type="string">
            <text:p text:style-name="P45">RW</text:p>
          </table:table-cell>
          <table:table-cell table:style-name="Table84.A6" office:value-type="string">
            <text:p text:style-name="P45">0x00</text:p>
          </table:table-cell>
          <table:table-cell table:style-name="Table84.A6" office:value-type="string">
            <text:p text:style-name="P44">I2C Bus Command Byte #3 <text:s/></text:p>
          </table:table-cell>
          <table:table-cell table:style-name="Table84.F6" office:value-type="string">
            <text:p text:style-name="P101">4<text:span text:style-name="T9">th</text:span> <text:s/>Byte </text:p>
          </table:table-cell>
        </table:table-row>
      </table:table>
      <text:p text:style-name="P150"/>
      <text:p text:style-name="Text_20_body_20_indent_5f_2">The Data Write register <text:s/>holds up to four (4) Data Bytes, whose be used in the subsequent <text:s/>I2C Write transaction. The number of Data Bytes is defined in the field <text:span text:style-name="T16">I2C_DATSIZ[1:0]</text:span> <text:s/>of the I2C_CTL register.</text:p>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header-rows>
          <table:table-row>
            <table:table-cell table:style-name="Table85.A1" table:number-columns-spanned="2" office:value-type="string">
              <text:p text:style-name="P22">I2C_DATW</text:p>
              <text:p text:style-name="P19">IO_Bus : 0x0108 - 0x010B</text:p>
            </table:table-cell>
            <table:covered-table-cell/>
            <table:table-cell table:style-name="Table85.C1" table:number-columns-spanned="4" office:value-type="string">
              <text:p text:style-name="P23">I2C Data Write</text:p>
            </table:table-cell>
            <table:covered-table-cell/>
            <table:covered-table-cell/>
            <table:covered-table-cell/>
          </table:table-row>
        </table:table-header-rows>
        <table:table-row>
          <table:table-cell table:style-name="Table85.A2" office:value-type="string">
            <text:p text:style-name="P97">Bit[]</text:p>
          </table:table-cell>
          <table:table-cell table:style-name="Table85.A2" office:value-type="string">
            <text:p text:style-name="P97">Function</text:p>
          </table:table-cell>
          <table:table-cell table:style-name="Table85.A2" office:value-type="string">
            <text:p text:style-name="P97">R/W</text:p>
          </table:table-cell>
          <table:table-cell table:style-name="Table85.A2" office:value-type="string">
            <text:p text:style-name="P97">Reset</text:p>
          </table:table-cell>
          <table:table-cell table:style-name="Table85.A2" office:value-type="string">
            <text:p text:style-name="P96">Description</text:p>
          </table:table-cell>
          <table:table-cell table:style-name="Table85.F2" office:value-type="string">
            <text:p text:style-name="P96">Comments</text:p>
          </table:table-cell>
        </table:table-row>
        <table:table-row>
          <table:table-cell table:style-name="Table85.A2" office:value-type="string">
            <text:p text:style-name="P45">[7:0]</text:p>
          </table:table-cell>
          <table:table-cell table:style-name="Table85.A2" office:value-type="string">
            <text:p text:style-name="P45">I2C_DATW_BYTE_0</text:p>
          </table:table-cell>
          <table:table-cell table:style-name="Table85.A2" office:value-type="string">
            <text:p text:style-name="P45">RW</text:p>
          </table:table-cell>
          <table:table-cell table:style-name="Table85.A2" office:value-type="string">
            <text:p text:style-name="P45">0x00</text:p>
          </table:table-cell>
          <table:table-cell table:style-name="Table85.A2" office:value-type="string">
            <text:p text:style-name="P44">I2C Bus Data Write Byte #0 </text:p>
          </table:table-cell>
          <table:table-cell table:style-name="Table85.F2" office:value-type="string">
            <text:p text:style-name="P101">1<text:span text:style-name="T9">st</text:span> Byte </text:p>
          </table:table-cell>
        </table:table-row>
        <table:table-row>
          <table:table-cell table:style-name="Table85.A2" office:value-type="string">
            <text:p text:style-name="P45">[15:8]</text:p>
          </table:table-cell>
          <table:table-cell table:style-name="Table85.A2" office:value-type="string">
            <text:p text:style-name="P45">I2C_DATW_BYTE_1</text:p>
          </table:table-cell>
          <table:table-cell table:style-name="Table85.A2" office:value-type="string">
            <text:p text:style-name="P45">RW</text:p>
          </table:table-cell>
          <table:table-cell table:style-name="Table85.A2" office:value-type="string">
            <text:p text:style-name="P45">0x00</text:p>
          </table:table-cell>
          <table:table-cell table:style-name="Table85.A2" office:value-type="string">
            <text:p text:style-name="P44">I2C Bus Data Write <text:s/>Byte #1 </text:p>
          </table:table-cell>
          <table:table-cell table:style-name="Table85.F2" office:value-type="string">
            <text:p text:style-name="P101">2<text:span text:style-name="T9">nd</text:span> <text:s/>Byte </text:p>
          </table:table-cell>
        </table:table-row>
        <table:table-row>
          <table:table-cell table:style-name="Table85.A2" office:value-type="string">
            <text:p text:style-name="P45">[23;16]</text:p>
          </table:table-cell>
          <table:table-cell table:style-name="Table85.A2" office:value-type="string">
            <text:p text:style-name="P45">I2C_DATW_BYTE_2</text:p>
          </table:table-cell>
          <table:table-cell table:style-name="Table85.A2" office:value-type="string">
            <text:p text:style-name="P45">RW</text:p>
          </table:table-cell>
          <table:table-cell table:style-name="Table85.A2" office:value-type="string">
            <text:p text:style-name="P45">0x00</text:p>
          </table:table-cell>
          <table:table-cell table:style-name="Table85.A2" office:value-type="string">
            <text:p text:style-name="P44">I2C Bus Data Write <text:s/>Byte #2 <text:s/></text:p>
          </table:table-cell>
          <table:table-cell table:style-name="Table85.F2" office:value-type="string">
            <text:p text:style-name="P101">3<text:span text:style-name="T9">rd</text:span> <text:s/>Byte </text:p>
          </table:table-cell>
        </table:table-row>
        <table:table-row>
          <table:table-cell table:style-name="Table85.A6" office:value-type="string">
            <text:p text:style-name="P45">[31:24]</text:p>
          </table:table-cell>
          <table:table-cell table:style-name="Table85.A6" office:value-type="string">
            <text:p text:style-name="P45">I2C_DATW_BYTE_3</text:p>
          </table:table-cell>
          <table:table-cell table:style-name="Table85.A6" office:value-type="string">
            <text:p text:style-name="P45">RW</text:p>
          </table:table-cell>
          <table:table-cell table:style-name="Table85.A6" office:value-type="string">
            <text:p text:style-name="P45">0x00</text:p>
          </table:table-cell>
          <table:table-cell table:style-name="Table85.A6" office:value-type="string">
            <text:p text:style-name="P44">I2C Bus Data Write <text:s/>Byte #3 <text:s/></text:p>
          </table:table-cell>
          <table:table-cell table:style-name="Table85.F6" office:value-type="string">
            <text:p text:style-name="P101">4<text:span text:style-name="T9">th</text:span> <text:s/>Byte </text:p>
          </table:table-cell>
        </table:table-row>
      </table:table>
      <text:p text:style-name="P135"/>
      <text:p text:style-name="Text_20_body_20_indent_5f_2">The Data Read register <text:s/>stores four (4) Data Bytes received from subsequent <text:s/>I2C Read transaction. </text:p>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header-rows>
          <table:table-row>
            <table:table-cell table:style-name="Table91.A1" table:number-columns-spanned="2" office:value-type="string">
              <text:p text:style-name="P22">I2C_DATR</text:p>
              <text:p text:style-name="P19">IO_Bus : 0x0110 - 0x013B</text:p>
            </table:table-cell>
            <table:covered-table-cell/>
            <table:table-cell table:style-name="Table91.C1" table:number-columns-spanned="4" office:value-type="string">
              <text:p text:style-name="P23">I2C Data Read</text:p>
            </table:table-cell>
            <table:covered-table-cell/>
            <table:covered-table-cell/>
            <table:covered-table-cell/>
          </table:table-row>
        </table:table-header-rows>
        <table:table-row>
          <table:table-cell table:style-name="Table91.A2" office:value-type="string">
            <text:p text:style-name="P97">Bit[]</text:p>
          </table:table-cell>
          <table:table-cell table:style-name="Table91.A2" office:value-type="string">
            <text:p text:style-name="P97">Function</text:p>
          </table:table-cell>
          <table:table-cell table:style-name="Table91.A2" office:value-type="string">
            <text:p text:style-name="P97">R/W</text:p>
          </table:table-cell>
          <table:table-cell table:style-name="Table91.A2" office:value-type="string">
            <text:p text:style-name="P97">Reset</text:p>
          </table:table-cell>
          <table:table-cell table:style-name="Table91.A2" office:value-type="string">
            <text:p text:style-name="P96">Description</text:p>
          </table:table-cell>
          <table:table-cell table:style-name="Table91.F2" office:value-type="string">
            <text:p text:style-name="P96">Comments</text:p>
          </table:table-cell>
        </table:table-row>
        <table:table-row>
          <table:table-cell table:style-name="Table91.A2" office:value-type="string">
            <text:p text:style-name="P45">[7:0]</text:p>
          </table:table-cell>
          <table:table-cell table:style-name="Table91.A2" office:value-type="string">
            <text:p text:style-name="P45">I2C_DATR_BYTE_0</text:p>
          </table:table-cell>
          <table:table-cell table:style-name="Table91.A2" office:value-type="string">
            <text:p text:style-name="P45">R</text:p>
          </table:table-cell>
          <table:table-cell table:style-name="Table91.A2" office:value-type="string">
            <text:p text:style-name="P45">0x00</text:p>
          </table:table-cell>
          <table:table-cell table:style-name="Table91.A2" office:value-type="string">
            <text:p text:style-name="P44">I2C Bus Data Read Byte #0 </text:p>
          </table:table-cell>
          <table:table-cell table:style-name="Table91.F2" office:value-type="string">
            <text:p text:style-name="P101">1<text:span text:style-name="T9">st</text:span> Byte </text:p>
          </table:table-cell>
        </table:table-row>
        <table:table-row>
          <table:table-cell table:style-name="Table91.A2" office:value-type="string">
            <text:p text:style-name="P45">[15:8]</text:p>
          </table:table-cell>
          <table:table-cell table:style-name="Table91.A2" office:value-type="string">
            <text:p text:style-name="P45">I2C_DATR_BYTE_1</text:p>
          </table:table-cell>
          <table:table-cell table:style-name="Table91.A2" office:value-type="string">
            <text:p text:style-name="P45">R</text:p>
          </table:table-cell>
          <table:table-cell table:style-name="Table91.A2" office:value-type="string">
            <text:p text:style-name="P45">0x00</text:p>
          </table:table-cell>
          <table:table-cell table:style-name="Table91.A2" office:value-type="string">
            <text:p text:style-name="P44">I2C Bus Data Read Byte #1 </text:p>
          </table:table-cell>
          <table:table-cell table:style-name="Table91.F2" office:value-type="string">
            <text:p text:style-name="P101">2<text:span text:style-name="T9">nd</text:span> <text:s/>Byte </text:p>
          </table:table-cell>
        </table:table-row>
        <table:table-row>
          <table:table-cell table:style-name="Table91.A2" office:value-type="string">
            <text:p text:style-name="P45">[23;16]</text:p>
          </table:table-cell>
          <table:table-cell table:style-name="Table91.A2" office:value-type="string">
            <text:p text:style-name="P45">I2C_DATR_BYTE_2</text:p>
          </table:table-cell>
          <table:table-cell table:style-name="Table91.A2" office:value-type="string">
            <text:p text:style-name="P45">R</text:p>
          </table:table-cell>
          <table:table-cell table:style-name="Table91.A2" office:value-type="string">
            <text:p text:style-name="P45">0x00</text:p>
          </table:table-cell>
          <table:table-cell table:style-name="Table91.A2" office:value-type="string">
            <text:p text:style-name="P44">I2C Bus Data Read Byte #2 <text:s/></text:p>
          </table:table-cell>
          <table:table-cell table:style-name="Table91.F2" office:value-type="string">
            <text:p text:style-name="P101">3<text:span text:style-name="T9">rd</text:span> <text:s/>Byte </text:p>
          </table:table-cell>
        </table:table-row>
        <table:table-row>
          <table:table-cell table:style-name="Table91.A6" office:value-type="string">
            <text:p text:style-name="P45">[31:24]</text:p>
          </table:table-cell>
          <table:table-cell table:style-name="Table91.A6" office:value-type="string">
            <text:p text:style-name="P45">I2C_DATR_BYTE_3</text:p>
          </table:table-cell>
          <table:table-cell table:style-name="Table91.A6" office:value-type="string">
            <text:p text:style-name="P45">R</text:p>
          </table:table-cell>
          <table:table-cell table:style-name="Table91.A6" office:value-type="string">
            <text:p text:style-name="P45">0x00</text:p>
          </table:table-cell>
          <table:table-cell table:style-name="Table91.A6" office:value-type="string">
            <text:p text:style-name="P44">I2C Bus Data Read Byte #3 <text:s/></text:p>
          </table:table-cell>
          <table:table-cell table:style-name="Table91.F6" office:value-type="string">
            <text:p text:style-name="P101">4<text:span text:style-name="T9">th</text:span> <text:s/>Byte </text:p>
          </table:table-cell>
        </table:table-row>
      </table:table>
      <text:p text:style-name="P135"/>
      <text:list xml:id="list35429375" text:continue-list="list35443689" text:style-name="Outline">
        <text:list-item>
          <text:list>
            <text:list-item>
              <text:list>
                <text:list-item>
                  <text:h text:style-name="Heading_20_3" text:outline-level="3"><text:soft-page-break/>Private LOCAL_ITC Controller</text:h>
                </text:list-item>
              </text:list>
            </text:list-item>
          </text:list>
        </text:list-item>
      </text:list>
      <text:p text:style-name="Text_20_body_20_indent_5f_2">A dedicated Interrupt controller ITC is embedded in the LOCAL section. Only 6 Interrupt Source are connected to the ITC. Complete ITC description is provided in chapter X.X.</text:p>
      <text:p text:style-name="Text_20_body_20_indent_5f_2">The following table sums up the Local <text:s/>Interrupt sources.</text:p>
      <table:table table:name="Table130" table:style-name="Table130">
        <table:table-column table:style-name="Table130.A"/>
        <table:table-column table:style-name="Table130.B"/>
        <table:table-column table:style-name="Table130.C"/>
        <table:table-column table:style-name="Table130.D"/>
        <table:table-column table:style-name="Table130.E"/>
        <table:table-header-rows>
          <table:table-row>
            <table:table-cell table:style-name="Table130.A1" office:value-type="string">
              <text:p text:style-name="P50">IP#</text:p>
            </table:table-cell>
            <table:table-cell table:style-name="Table130.A1" office:value-type="string">
              <text:p text:style-name="P50">IPC_IP</text:p>
            </table:table-cell>
            <table:table-cell table:style-name="Table130.A1" office:value-type="string">
              <text:p text:style-name="P49">Source</text:p>
            </table:table-cell>
            <table:table-cell table:style-name="Table130.A1" office:value-type="string">
              <text:p text:style-name="P50">Mode</text:p>
            </table:table-cell>
            <table:table-cell table:style-name="Table130.E1" office:value-type="string">
              <text:p text:style-name="P49">Comments</text:p>
            </table:table-cell>
          </table:table-row>
        </table:table-header-rows>
        <table:table-row>
          <table:table-cell table:style-name="Table130.A2" office:value-type="string">
            <text:p text:style-name="P45">[0]</text:p>
          </table:table-cell>
          <table:table-cell table:style-name="Table130.A2" office:value-type="string">
            <text:p text:style-name="P45">PCIBE_IP_0</text:p>
          </table:table-cell>
          <table:table-cell table:style-name="Table130.A2" office:value-type="string">
            <text:p text:style-name="P46">V5_SMON_ALM[0] System Monitor Alarm</text:p>
          </table:table-cell>
          <table:table-cell table:style-name="Table130.A2" office:value-type="string">
            <text:p text:style-name="P45"/>
          </table:table-cell>
          <table:table-cell table:style-name="Table130.E2" office:value-type="string">
            <text:p text:style-name="P44">XILINX Virtex-5 System Monitor </text:p>
          </table:table-cell>
        </table:table-row>
        <table:table-row>
          <table:table-cell table:number-columns-spanned="4">
            <table:table table:is-sub-table="true">
              <table:table-column table:style-name="Table130.A"/>
              <table:table-column table:style-name="Table130.A3.2"/>
              <table:table-column table:style-name="Table130.A3.3"/>
              <table:table-column table:style-name="Table130.A3.4"/>
              <table:table-row>
                <table:table-cell table:style-name="Table130.A2" office:value-type="string">
                  <text:p text:style-name="P45">[1]</text:p>
                </table:table-cell>
                <table:table-cell table:style-name="Table130.A2" office:value-type="string">
                  <text:p text:style-name="P45">PCIBE_IP_1</text:p>
                </table:table-cell>
                <table:table-cell table:style-name="Table130.A2" office:value-type="string">
                  <text:p text:style-name="P46">V5_SMON_ALM[1] System Monitor Alarm</text:p>
                </table:table-cell>
                <table:table-cell table:style-name="Table130.A2" office:value-type="string">
                  <text:p text:style-name="P45"/>
                </table:table-cell>
              </table:table-row>
              <table:table-row>
                <table:table-cell table:style-name="Table130.A2" office:value-type="string">
                  <text:p text:style-name="P45">[2]</text:p>
                </table:table-cell>
                <table:table-cell table:style-name="Table130.A2" office:value-type="string">
                  <text:p text:style-name="P45">PCIBE_IP_2</text:p>
                </table:table-cell>
                <table:table-cell table:style-name="Table130.A2" office:value-type="string">
                  <text:p text:style-name="P46">V5_SMON_ALM[2] System Monitor Alarm</text:p>
                </table:table-cell>
                <table:table-cell table:style-name="Table130.A2" office:value-type="string">
                  <text:p text:style-name="P45"/>
                </table:table-cell>
              </table:table-row>
              <table:table-row>
                <table:table-cell table:style-name="Table130.A2" office:value-type="string">
                  <text:p text:style-name="P45">[3]</text:p>
                </table:table-cell>
                <table:table-cell table:style-name="Table130.A2" office:value-type="string">
                  <text:p text:style-name="P45">PCIBE_IP_3</text:p>
                </table:table-cell>
                <table:table-cell table:style-name="Table130.A2" office:value-type="string">
                  <text:p text:style-name="P46">V5_SMON_OT System Monitor Over Temp</text:p>
                </table:table-cell>
                <table:table-cell table:style-name="Table130.A2" office:value-type="string">
                  <text:p text:style-name="P45"/>
                </table:table-cell>
              </table:table-row>
              <table:table-row>
                <table:table-cell table:style-name="Table130.A2" office:value-type="string">
                  <text:p text:style-name="P45">[4]</text:p>
                </table:table-cell>
                <table:table-cell table:style-name="Table130.A2" office:value-type="string">
                  <text:p text:style-name="P45">PCIBE_IP_4</text:p>
                </table:table-cell>
                <table:table-cell table:style-name="Table130.A2" office:value-type="string">
                  <text:p text:style-name="P44">LM86 CRIT</text:p>
                </table:table-cell>
                <table:table-cell table:style-name="Table130.A2" office:value-type="string">
                  <text:p text:style-name="P45"/>
                </table:table-cell>
              </table:table-row>
              <table:table-row>
                <table:table-cell table:style-name="Table130.A2" office:value-type="string">
                  <text:p text:style-name="P45">[5]</text:p>
                </table:table-cell>
                <table:table-cell table:style-name="Table130.A2" office:value-type="string">
                  <text:p text:style-name="P45">PCIBE_IP_5</text:p>
                </table:table-cell>
                <table:table-cell table:style-name="Table130.A2" office:value-type="string">
                  <text:p text:style-name="P44">LM86 ALERT </text:p>
                </table:table-cell>
                <table:table-cell table:style-name="Table130.A2" office:value-type="string">
                  <text:p text:style-name="P45"/>
                </table:table-cell>
              </table:table-row>
              <table:table-row>
                <table:table-cell table:style-name="Table130.A2" office:value-type="string">
                  <text:p text:style-name="P45"/>
                </table:table-cell>
                <table:table-cell table:style-name="Table130.A2" office:value-type="string">
                  <text:p text:style-name="P45"/>
                </table:table-cell>
                <table:table-cell table:style-name="Table130.A2" office:value-type="string">
                  <text:p text:style-name="P44"/>
                </table:table-cell>
                <table:table-cell table:style-name="Table130.A2" office:value-type="string">
                  <text:p text:style-name="P45"/>
                </table:table-cell>
              </table:table-row>
            </table:table>
          </table:table-cell>
          <table:covered-table-cell/>
          <table:covered-table-cell/>
          <table:covered-table-cell/>
          <table:table-cell>
            <table:table table:is-sub-table="true">
              <table:table-column table:style-name="Table130.E"/>
              <table:table-row>
                <table:table-cell table:style-name="Table130.E2" office:value-type="string">
                  <text:p text:style-name="P44"/>
                </table:table-cell>
              </table:table-row>
              <table:table-row>
                <table:table-cell table:style-name="Table130.E2" office:value-type="string">
                  <text:p text:style-name="P44"/>
                </table:table-cell>
              </table:table-row>
              <table:table-row>
                <table:table-cell table:style-name="Table130.E2" office:value-type="string">
                  <text:p text:style-name="P44"/>
                </table:table-cell>
              </table:table-row>
              <table:table-row>
                <table:table-cell table:style-name="Table130.E2" office:value-type="string">
                  <text:p text:style-name="P44">On board LM86 Thermal Monitor. </text:p>
                </table:table-cell>
              </table:table-row>
              <table:table-row>
                <table:table-cell table:style-name="Table130.E2" office:value-type="string">
                  <text:p text:style-name="P44"/>
                </table:table-cell>
              </table:table-row>
              <table:table-row>
                <table:table-cell table:style-name="Table130.E2" office:value-type="string">
                  <text:p text:style-name="P44"/>
                </table:table-cell>
              </table:table-row>
            </table:table>
          </table:table-cell>
        </table:table-row>
        <table:table-row>
          <table:table-cell table:style-name="Table130.A4" office:value-type="string">
            <text:p text:style-name="P45">[15:6]</text:p>
          </table:table-cell>
          <table:table-cell table:style-name="Table130.A4" office:value-type="string">
            <text:p text:style-name="P45">PCIBE_IP_[15:6]</text:p>
          </table:table-cell>
          <table:table-cell table:style-name="Table130.A4" office:value-type="string">
            <text:p text:style-name="P44">Reserved</text:p>
          </table:table-cell>
          <table:table-cell table:style-name="Table130.A4" office:value-type="string">
            <text:p text:style-name="P45"/>
          </table:table-cell>
          <table:table-cell table:style-name="Table130.E4" office:value-type="string">
            <text:p text:style-name="P44">Not implemented </text:p>
          </table:table-cell>
        </table:table-row>
      </table:table>
      <text:p text:style-name="Text_20_body_20_indent_5f_2"/>
      <text:list xml:id="list35439273" text:continue-numbering="true" text:style-name="Outline">
        <text:list-item>
          <text:list>
            <text:list-item>
              <text:list>
                <text:list-item>
                  <text:h text:style-name="Heading_20_3" text:outline-level="3">Local Signature_ROM</text:h>
                </text:list-item>
              </text:list>
            </text:list-item>
          </text:list>
        </text:list-item>
      </text:list>
      <text:p text:style-name="Text_20_body_20_indent_5f_2">This area provides a non-volatile information related to the LOCAL's <text:s/>block. Refer to chapter X.X for format description.</text:p>
      <text:list xml:id="list35348672" text:style-name="L69">
        <text:list-item>
          <text:list>
            <text:list-item>
              <text:list>
                <text:list-item>
                  <text:p text:style-name="P341">Device_ID and Revision_ID.</text:p>
                </text:list-item>
                <text:list-item>
                  <text:p text:style-name="P341">Any valuable TBD implementation informations.</text:p>
                  <text:p text:style-name="P341"/>
                </text:list-item>
              </text:list>
            </text:list-item>
          </text:list>
        </text:list-item>
      </text:list>
      <table:table table:name="Table131" table:style-name="Table131">
        <table:table-column table:style-name="Table131.A"/>
        <table:table-column table:style-name="Table131.B"/>
        <table:table-column table:style-name="Table131.C"/>
        <table:table-column table:style-name="Table131.D"/>
        <table:table-column table:style-name="Table131.E"/>
        <table:table-column table:style-name="Table131.F"/>
        <table:table-header-rows>
          <table:table-row>
            <table:table-cell table:style-name="Table131.A1" table:number-columns-spanned="2" office:value-type="string">
              <text:p text:style-name="P22">Signature_ROM</text:p>
              <text:p text:style-name="P19">IO_Bus : 0x380 - 0x3FF</text:p>
            </table:table-cell>
            <table:covered-table-cell/>
            <table:table-cell table:style-name="Table131.C1" table:number-columns-spanned="4" office:value-type="string">
              <text:p text:style-name="P23">Standard ROM area</text:p>
            </table:table-cell>
            <table:covered-table-cell/>
            <table:covered-table-cell/>
            <table:covered-table-cell/>
          </table:table-row>
        </table:table-header-rows>
        <table:table-row>
          <table:table-cell table:style-name="Table131.A2" office:value-type="string">
            <text:p text:style-name="P97">Location</text:p>
          </table:table-cell>
          <table:table-cell table:style-name="Table131.A2" office:value-type="string">
            <text:p text:style-name="P97">Function</text:p>
          </table:table-cell>
          <table:table-cell table:style-name="Table131.A2" office:value-type="string">
            <text:p text:style-name="P97">R/W</text:p>
          </table:table-cell>
          <table:table-cell table:style-name="Table131.A2" office:value-type="string">
            <text:p text:style-name="P97">Reset</text:p>
          </table:table-cell>
          <table:table-cell table:style-name="Table131.A2" office:value-type="string">
            <text:p text:style-name="P96">Description</text:p>
          </table:table-cell>
          <table:table-cell table:style-name="Table131.F2" office:value-type="string">
            <text:p text:style-name="P96">Comments</text:p>
          </table:table-cell>
        </table:table-row>
        <table:table-row>
          <table:table-cell table:style-name="Table131.A2" office:value-type="string">
            <text:p text:style-name="P45">0x0:[7:0]</text:p>
          </table:table-cell>
          <table:table-cell table:style-name="Table131.A2" office:value-type="string">
            <text:p text:style-name="P45"/>
          </table:table-cell>
          <table:table-cell table:style-name="Table131.A2" office:value-type="string">
            <text:p text:style-name="P45">R</text:p>
          </table:table-cell>
          <table:table-cell table:style-name="Table131.A2" office:value-type="string">
            <text:p text:style-name="P45">--</text:p>
          </table:table-cell>
          <table:table-cell table:style-name="Table131.A2" office:value-type="string">
            <text:p text:style-name="P44">Implementation Revision</text:p>
          </table:table-cell>
          <table:table-cell table:style-name="Table131.F2" office:value-type="string">
            <text:p text:style-name="P44"/>
          </table:table-cell>
        </table:table-row>
        <table:table-row>
          <table:table-cell table:style-name="Table131.A2" office:value-type="string">
            <text:p text:style-name="P45"/>
          </table:table-cell>
          <table:table-cell table:style-name="Table131.A2" office:value-type="string">
            <text:p text:style-name="P45"/>
          </table:table-cell>
          <table:table-cell table:style-name="Table131.A2" office:value-type="string">
            <text:p text:style-name="P45"/>
          </table:table-cell>
          <table:table-cell table:style-name="Table131.A2" office:value-type="string">
            <text:p text:style-name="P45"/>
          </table:table-cell>
          <table:table-cell table:style-name="Table131.A2" office:value-type="string">
            <text:p text:style-name="P44"/>
          </table:table-cell>
          <table:table-cell table:style-name="Table131.F2" office:value-type="string">
            <text:p text:style-name="P44"/>
          </table:table-cell>
        </table:table-row>
        <table:table-row>
          <table:table-cell table:style-name="Table131.A2" office:value-type="string">
            <text:p text:style-name="P45"/>
          </table:table-cell>
          <table:table-cell table:style-name="Table131.A2" office:value-type="string">
            <text:p text:style-name="P45"/>
          </table:table-cell>
          <table:table-cell table:style-name="Table131.A2" office:value-type="string">
            <text:p text:style-name="P45"/>
          </table:table-cell>
          <table:table-cell table:style-name="Table131.A2" office:value-type="string">
            <text:p text:style-name="P45"/>
          </table:table-cell>
          <table:table-cell table:style-name="Table131.A2" office:value-type="string">
            <text:p text:style-name="P44"/>
          </table:table-cell>
          <table:table-cell table:style-name="Table131.F2" office:value-type="string">
            <text:p text:style-name="P44"/>
          </table:table-cell>
        </table:table-row>
        <table:table-row>
          <table:table-cell table:style-name="Table131.A6" office:value-type="string">
            <text:p text:style-name="P45">0x1F:[31:24]</text:p>
          </table:table-cell>
          <table:table-cell table:style-name="Table131.A6" office:value-type="string">
            <text:p text:style-name="P45">Not used</text:p>
          </table:table-cell>
          <table:table-cell table:style-name="Table131.A6" office:value-type="string">
            <text:p text:style-name="P45">R</text:p>
          </table:table-cell>
          <table:table-cell table:style-name="Table131.A6" office:value-type="string">
            <text:p text:style-name="P45">--</text:p>
          </table:table-cell>
          <table:table-cell table:style-name="Table131.A6" office:value-type="string">
            <text:p text:style-name="P44">Not used ...</text:p>
          </table:table-cell>
          <table:table-cell table:style-name="Table131.F6" office:value-type="string">
            <text:p text:style-name="P44"/>
          </table:table-cell>
        </table:table-row>
      </table:table>
      <text:p text:style-name="Text_20_body"/>
      <text:list xml:id="list35419079" text:continue-list="list35439273" text:style-name="Outline">
        <text:list-item>
          <text:list>
            <text:list-item>
              <text:h text:style-name="P255" text:outline-level="2">VME64X CSR Resources</text:h>
            </text:list-item>
          </text:list>
        </text:list-item>
      </text:list>
      <text:p text:style-name="Text_20_body_20_indent_5f_1">The VM64X CSR Resources are mapped through a <text:s/>dual-port interface as :</text:p>
      <text:list xml:id="list20391211" text:style-name="L64">
        <text:list-item>
          <text:list>
            <text:list-item text:start-value="1">
              <text:p text:style-name="P279">IO_Bus <text:s/>Device#2 (0x400-0x7FF) 1 KBytes </text:p>
            </text:list-item>
            <text:list-item>
              <text:p text:style-name="P279">VME64X CR-CSR Space (512 KBytes), offset determined by VME64x Geographic address (GA[4:0] &amp; GAP) or with static option SW500-[8:4] if the VME64X mode is disabled.</text:p>
              <text:p text:style-name="P279"/>
            </text:list-item>
          </text:list>
        </text:list-item>
      </text:list>
      <text:p text:style-name="Text_20_body_20_indent_5f_1">The VME64X Private registers provides the facilities to configure the VME64X Master/Slave Interface. The following tables sums up the VME64X Private Register Mapping. </text:p>
      <table:table table:name="Table47" table:style-name="Table47">
        <table:table-column table:style-name="Table47.A"/>
        <table:table-column table:style-name="Table47.B"/>
        <table:table-column table:style-name="Table47.C"/>
        <table:table-column table:style-name="Table47.D"/>
        <table:table-column table:style-name="Table47.E"/>
        <table:table-header-rows>
          <table:table-row>
            <table:table-cell table:style-name="Table47.A1" office:value-type="string">
              <text:p text:style-name="P29">Offset <text:s/>IO_Bus</text:p>
            </table:table-cell>
            <table:table-cell table:style-name="Table47.A1" office:value-type="string">
              <text:p text:style-name="P29">Size</text:p>
            </table:table-cell>
            <table:table-cell table:style-name="Table47.A1" office:value-type="string">
              <text:p text:style-name="P29">Register_Name</text:p>
            </table:table-cell>
            <table:table-cell table:style-name="Table47.A1" office:value-type="string">
              <text:p text:style-name="P29">Description</text:p>
            </table:table-cell>
            <table:table-cell table:style-name="Table47.E1" office:value-type="string">
              <text:p text:style-name="P29">Comments</text:p>
            </table:table-cell>
          </table:table-row>
        </table:table-header-rows>
        <table:table-row>
          <table:table-cell table:style-name="Table47.A2" office:value-type="string">
            <text:p text:style-name="P91">0x400 - 0x403</text:p>
          </table:table-cell>
          <table:table-cell table:style-name="Table47.A2" office:value-type="string">
            <text:p text:style-name="P92">0x4</text:p>
          </table:table-cell>
          <table:table-cell table:style-name="Table47.A2" office:value-type="string">
            <text:p text:style-name="P93">PVME_SLOT1</text:p>
          </table:table-cell>
          <table:table-cell table:style-name="Table47.A2" office:value-type="string">
            <text:p text:style-name="P90">VME64X Slot-1 related functions as Arbiter, BTO and Static option switches status.</text:p>
          </table:table-cell>
          <table:table-cell table:style-name="Table47.E2" office:value-type="string">
            <text:p text:style-name="P90"/>
          </table:table-cell>
        </table:table-row>
        <table:table-row>
          <table:table-cell table:style-name="Table47.A2" office:value-type="string">
            <text:p text:style-name="P91">0x404 - 0x407</text:p>
          </table:table-cell>
          <table:table-cell table:style-name="Table47.A2" office:value-type="string">
            <text:p text:style-name="P92">0x4</text:p>
          </table:table-cell>
          <table:table-cell table:style-name="Table47.A2" office:value-type="string">
            <text:p text:style-name="P93">PVME_MASCSR</text:p>
          </table:table-cell>
          <table:table-cell table:style-name="Table47.A2" office:value-type="string">
            <text:p text:style-name="P90">VME64X Master Port related control and status</text:p>
          </table:table-cell>
          <table:table-cell table:style-name="Table47.E2" office:value-type="string">
            <text:p text:style-name="P90"/>
          </table:table-cell>
        </table:table-row>
        <table:table-row>
          <table:table-cell table:style-name="Table47.A2" office:value-type="string">
            <text:p text:style-name="P91">0x408 - 0x40B</text:p>
          </table:table-cell>
          <table:table-cell table:style-name="Table47.A2" office:value-type="string">
            <text:p text:style-name="P92">0x4</text:p>
          </table:table-cell>
          <table:table-cell table:style-name="Table47.A2" office:value-type="string">
            <text:p text:style-name="P93">PVME_SLVCSR</text:p>
          </table:table-cell>
          <table:table-cell table:style-name="Table47.A2" office:value-type="string">
            <text:p text:style-name="P90">VME64X Slave Port related control and status</text:p>
          </table:table-cell>
          <table:table-cell table:style-name="Table47.E2" office:value-type="string">
            <text:p text:style-name="P90"/>
          </table:table-cell>
        </table:table-row>
        <table:table-row>
          <table:table-cell table:style-name="Table47.A2" office:value-type="string">
            <text:p text:style-name="P91">0x40C - 0x40F</text:p>
          </table:table-cell>
          <table:table-cell table:style-name="Table47.A2" office:value-type="string">
            <text:p text:style-name="P92">0x4</text:p>
          </table:table-cell>
          <table:table-cell table:style-name="Table47.A2" office:value-type="string">
            <text:p text:style-name="P93">PVME_INTG</text:p>
          </table:table-cell>
          <table:table-cell table:style-name="Table47.A2" office:value-type="string">
            <text:p text:style-name="P90">VME64X Interrupt Generator</text:p>
          </table:table-cell>
          <table:table-cell table:style-name="Table47.E2" office:value-type="string">
            <text:p text:style-name="P90"/>
          </table:table-cell>
        </table:table-row>
        <table:table-row>
          <table:table-cell table:style-name="Table47.A2" office:value-type="string">
            <text:p text:style-name="P91">0x410 - 0x413</text:p>
          </table:table-cell>
          <table:table-cell table:style-name="Table47.A2" office:value-type="string">
            <text:p text:style-name="P92">0x4</text:p>
          </table:table-cell>
          <table:table-cell table:style-name="Table47.A2" office:value-type="string">
            <text:p text:style-name="P93">PVME_MMUADD</text:p>
          </table:table-cell>
          <table:table-cell table:style-name="Table47.A2" office:value-type="string">
            <text:p text:style-name="P90">VME64x INgress MMU Address pointer.</text:p>
          </table:table-cell>
          <table:table-cell table:style-name="Table47.E2" office:value-type="string">
            <text:p text:style-name="P90"/>
          </table:table-cell>
        </table:table-row>
        <table:table-row>
          <table:table-cell table:number-columns-spanned="4">
            <table:table table:is-sub-table="true">
              <table:table-column table:style-name="Table47.A"/>
              <table:table-column table:style-name="Table47.B"/>
              <table:table-column table:style-name="Table47.A7.3"/>
              <table:table-column table:style-name="Table47.A7.4"/>
              <table:table-row>
                <table:table-cell table:style-name="Table47.A2" office:value-type="string">
                  <text:p text:style-name="P91">0x414 - 0x417</text:p>
                </table:table-cell>
                <table:table-cell table:style-name="Table47.A2" office:value-type="string">
                  <text:p text:style-name="P92">0x4</text:p>
                </table:table-cell>
                <table:table-cell table:style-name="Table47.A2" office:value-type="string">
                  <text:p text:style-name="P93">PVME_MMUDAT</text:p>
                </table:table-cell>
                <table:table-cell table:style-name="Table47.A2" office:value-type="string">
                  <text:p text:style-name="P90">VME64x INgress MMU Data Register</text:p>
                </table:table-cell>
              </table:table-row>
              <table:table-row>
                <table:table-cell table:style-name="Table47.A2" office:value-type="string">
                  <text:p text:style-name="P91">0x418 - 0x41B</text:p>
                </table:table-cell>
                <table:table-cell table:style-name="Table47.A2" office:value-type="string">
                  <text:p text:style-name="P92">0x4</text:p>
                </table:table-cell>
                <table:table-cell table:style-name="Table47.A2" office:value-type="string">
                  <text:p text:style-name="P93">PVME_ADDERR</text:p>
                </table:table-cell>
                <table:table-cell table:style-name="Table47.A2" office:value-type="string">
                  <text:p text:style-name="P90">VME64x Address Error Register</text:p>
                </table:table-cell>
              </table:table-row>
            </table:table>
          </table:table-cell>
          <table:covered-table-cell/>
          <table:covered-table-cell/>
          <table:covered-table-cell/>
          <table:table-cell>
            <table:table table:is-sub-table="true">
              <table:table-column table:style-name="Table47.E"/>
              <table:table-row>
                <table:table-cell table:style-name="Table47.E2" office:value-type="string">
                  <text:p text:style-name="P90"/>
                </table:table-cell>
              </table:table-row>
              <table:table-row>
                <table:table-cell table:style-name="Table47.E2" office:value-type="string">
                  <text:p text:style-name="P90">These two registers provide common status info in case of VME Error detected</text:p>
                </table:table-cell>
              </table:table-row>
            </table:table>
          </table:table-cell>
        </table:table-row>
        <table:table-row>
          <table:table-cell table:style-name="Table47.A2" office:value-type="string">
            <text:p text:style-name="P91">0x41C - 0x41F</text:p>
          </table:table-cell>
          <table:table-cell table:style-name="Table47.A2" office:value-type="string">
            <text:p text:style-name="P92">0x4</text:p>
          </table:table-cell>
          <table:table-cell table:style-name="Table47.A2" office:value-type="string">
            <text:p text:style-name="P93">PVME_ADDERR</text:p>
          </table:table-cell>
          <table:table-cell table:style-name="Table47.A2" office:value-type="string">
            <text:p text:style-name="P90">VME64x Status Error Register</text:p>
          </table:table-cell>
          <table:table-cell table:style-name="Table47.E2" office:value-type="string">
            <text:p text:style-name="P90"/>
          </table:table-cell>
        </table:table-row>
        <table:table-row>
          <table:table-cell table:style-name="Table47.A2" office:value-type="string">
            <text:p text:style-name="P91">0x420 - 0x423</text:p>
          </table:table-cell>
          <table:table-cell table:style-name="Table47.A2" office:value-type="string">
            <text:p text:style-name="P92">0x4</text:p>
          </table:table-cell>
          <table:table-cell table:style-name="Table47.A2" office:value-type="string">
            <text:p text:style-name="P93">PVME_LOCMON</text:p>
          </table:table-cell>
          <table:table-cell table:style-name="Table47.A2" office:value-type="string">
            <text:p text:style-name="P90">VME64x Location Monitor Address</text:p>
          </table:table-cell>
          <table:table-cell table:style-name="Table47.E2" office:value-type="string">
            <text:p text:style-name="P90"/>
          </table:table-cell>
        </table:table-row>
        <table:table-row>
          <table:table-cell table:style-name="Table47.A2" office:value-type="string">
            <text:p text:style-name="P91">0x424 - 0x427</text:p>
          </table:table-cell>
          <table:table-cell table:style-name="Table47.A2" office:value-type="string">
            <text:p text:style-name="P92">0x4</text:p>
          </table:table-cell>
          <table:table-cell table:style-name="Table47.A2" office:value-type="string">
            <text:p text:style-name="P93">PVME_LOCK</text:p>
          </table:table-cell>
          <table:table-cell table:style-name="Table47.A2" office:value-type="string">
            <text:p text:style-name="P90">VME64x RMW Address Match</text:p>
          </table:table-cell>
          <table:table-cell table:style-name="Table47.E2" office:value-type="string">
            <text:p text:style-name="P90">VME64x <text:s/>ADOH &amp; LOCK support</text:p>
          </table:table-cell>
        </table:table-row>
        <table:table-row>
          <table:table-cell table:style-name="Table47.E2" table:number-columns-spanned="5" office:value-type="string">
            <text:p text:style-name="P91"/>
          </table:table-cell>
          <table:covered-table-cell/>
          <table:covered-table-cell/>
          <table:covered-table-cell/>
          <table:covered-table-cell/>
        </table:table-row>
        <table:table-row>
          <table:table-cell table:style-name="Table47.A2" office:value-type="string">
            <text:p text:style-name="P91">0x440 - 0x443</text:p>
          </table:table-cell>
          <table:table-cell table:style-name="Table47.A2" office:value-type="string">
            <text:p text:style-name="P92">0x4</text:p>
          </table:table-cell>
          <table:table-cell table:style-name="Table47.A2" office:value-type="string">
            <text:p text:style-name="P93">PVME_GLTIM_CSR</text:p>
          </table:table-cell>
          <table:table-cell table:style-name="Table47.A2" office:value-type="string">
            <text:p text:style-name="P90">Global Timer Control &amp; Status Register</text:p>
          </table:table-cell>
          <table:table-cell table:style-name="Table47.E2" office:value-type="string">
            <text:p text:style-name="P90"/>
          </table:table-cell>
        </table:table-row>
        <table:table-row>
          <table:table-cell table:style-name="Table47.A2" office:value-type="string">
            <text:p text:style-name="P91">0x444 - 0x447</text:p>
          </table:table-cell>
          <table:table-cell table:style-name="Table47.A2" office:value-type="string">
            <text:p text:style-name="P92">0x4</text:p>
          </table:table-cell>
          <table:table-cell table:style-name="Table47.A2" office:value-type="string">
            <text:p text:style-name="P93">PVME_GLTIM_DBG</text:p>
          </table:table-cell>
          <table:table-cell table:style-name="Table47.A2" office:value-type="string">
            <text:p text:style-name="P90">Global Timer Debugging support </text:p>
          </table:table-cell>
          <table:table-cell table:style-name="Table47.E2" office:value-type="string">
            <text:p text:style-name="P90"/>
          </table:table-cell>
        </table:table-row>
        <table:table-row>
          <table:table-cell table:style-name="Table47.A2" office:value-type="string">
            <text:p text:style-name="P91">0x448 - 0x44B</text:p>
          </table:table-cell>
          <table:table-cell table:style-name="Table47.A2" office:value-type="string">
            <text:p text:style-name="P92">0x4</text:p>
          </table:table-cell>
          <table:table-cell table:style-name="Table47.A2" office:value-type="string">
            <text:p text:style-name="P93">PVME_GLTIM_CNT2</text:p>
          </table:table-cell>
          <table:table-cell table:style-name="Table47.A2" office:value-type="string">
            <text:p text:style-name="P90">Global Timer <text:s/>Pre-scaler 17-bit </text:p>
          </table:table-cell>
          <table:table-cell table:style-name="Table47.E2" office:value-type="string">
            <text:p text:style-name="P90"/>
          </table:table-cell>
        </table:table-row>
        <table:table-row>
          <table:table-cell table:style-name="Table47.A2" office:value-type="string">
            <text:p text:style-name="P91">0x44C - 0x44F</text:p>
          </table:table-cell>
          <table:table-cell table:style-name="Table47.A2" office:value-type="string">
            <text:p text:style-name="P92">0x4</text:p>
          </table:table-cell>
          <table:table-cell table:style-name="Table47.A2" office:value-type="string">
            <text:p text:style-name="P93">PVME_GLTIM_CNT1</text:p>
          </table:table-cell>
          <table:table-cell table:style-name="Table47.A2" office:value-type="string">
            <text:p text:style-name="P90">Global Timer <text:s/>Main 32-bit counter (1 [ms]</text:p>
          </table:table-cell>
          <table:table-cell table:style-name="Table47.E2" office:value-type="string">
            <text:p text:style-name="P90"/>
          </table:table-cell>
        </table:table-row>
        <table:table-row>
          <table:table-cell table:style-name="Table47.E2" table:number-columns-spanned="5" office:value-type="string">
            <text:p text:style-name="P91"/>
          </table:table-cell>
          <table:covered-table-cell/>
          <table:covered-table-cell/>
          <table:covered-table-cell/>
          <table:covered-table-cell/>
        </table:table-row>
        <table:table-row>
          <table:table-cell table:style-name="Table47.A2" office:value-type="string">
            <text:p text:style-name="P91">0x480 - 0x48F</text:p>
          </table:table-cell>
          <table:table-cell table:style-name="Table47.A2" office:value-type="string">
            <text:p text:style-name="P92">0x10</text:p>
          </table:table-cell>
          <table:table-cell table:style-name="Table47.A2" office:value-type="string">
            <text:p text:style-name="P93">PVME_ITC </text:p>
          </table:table-cell>
          <table:table-cell table:style-name="Table47.A2" office:value-type="string">
            <text:p text:style-name="P90">VME64x ITC Interrupt Pending</text:p>
          </table:table-cell>
          <table:table-cell table:style-name="Table47.E2" office:value-type="string">
            <text:p text:style-name="P90">Refer to ITC chapter</text:p>
          </table:table-cell>
        </table:table-row>
        <table:table-row>
          <table:table-cell table:style-name="Table47.A2" office:value-type="string">
            <text:p text:style-name="P91">0x490 - 0x75F</text:p>
          </table:table-cell>
          <table:table-cell table:style-name="Table47.A2" office:value-type="string">
            <text:p text:style-name="P92"/>
          </table:table-cell>
          <table:table-cell table:style-name="Table47.A2" office:value-type="string">
            <text:p text:style-name="P93">Reserved</text:p>
          </table:table-cell>
          <table:table-cell table:style-name="Table47.A2" office:value-type="string">
            <text:p text:style-name="P90">Reserved for additional facilities</text:p>
          </table:table-cell>
          <table:table-cell table:style-name="Table47.E2" office:value-type="string">
            <text:p text:style-name="P90"/>
          </table:table-cell>
        </table:table-row>
        <table:table-row>
          <table:table-cell table:style-name="Table47.E2" table:number-columns-spanned="5" office:value-type="string">
            <text:p text:style-name="P92">Following registers are also mapped on VME64X CR/CSR Space</text:p>
          </table:table-cell>
          <table:covered-table-cell/>
          <table:covered-table-cell/>
          <table:covered-table-cell/>
          <table:covered-table-cell/>
        </table:table-row>
        <table:table-row>
          <table:table-cell table:number-columns-spanned="4">
            <table:table table:is-sub-table="true">
              <table:table-column table:style-name="Table47.A"/>
              <table:table-column table:style-name="Table47.B"/>
              <table:table-column table:style-name="Table47.A7.3"/>
              <table:table-column table:style-name="Table47.A7.4"/>
              <table:table-row>
                <table:table-cell table:style-name="Table47.A2" office:value-type="string">
                  <text:p text:style-name="P91">0x560</text:p>
                </table:table-cell>
                <table:table-cell table:style-name="Table47.A2" office:value-type="string">
                  <text:p text:style-name="P78">0x1</text:p>
                </table:table-cell>
                <table:table-cell table:style-name="Table47.A2" office:value-type="string">
                  <text:p text:style-name="P73">VMECSR_ADER0_3</text:p>
                </table:table-cell>
                <table:table-cell table:style-name="Table47.A2" office:value-type="string">
                  <text:p text:style-name="P90">Address Space Relocation Register VME A32 <text:s/>MSB</text:p>
                </table:table-cell>
              </table:table-row>
              <table:table-row>
                <table:table-cell table:style-name="Table47.A2" office:value-type="string">
                  <text:p text:style-name="P91">0x564</text:p>
                </table:table-cell>
                <table:table-cell table:style-name="Table47.A2" office:value-type="string">
                  <text:p text:style-name="P78">0x1</text:p>
                </table:table-cell>
                <table:table-cell table:style-name="Table47.A2" office:value-type="string">
                  <text:p text:style-name="P73">VMECSR_ADER0_2</text:p>
                </table:table-cell>
                <table:table-cell table:style-name="Table47.A2" office:value-type="string">
                  <text:p text:style-name="P90">Address Space Relocation Register VME A32 </text:p>
                </table:table-cell>
              </table:table-row>
              <table:table-row>
                <table:table-cell table:style-name="Table47.A2" office:value-type="string">
                  <text:p text:style-name="P91">0x568</text:p>
                </table:table-cell>
                <table:table-cell table:style-name="Table47.A2" office:value-type="string">
                  <text:p text:style-name="P78">0x1</text:p>
                </table:table-cell>
                <table:table-cell table:style-name="Table47.A2" office:value-type="string">
                  <text:p text:style-name="P73">VMECSR_ADER0_1</text:p>
                </table:table-cell>
                <table:table-cell table:style-name="Table47.A2" office:value-type="string">
                  <text:p text:style-name="P90">Address Space Relocation Register VME A32 </text:p>
                </table:table-cell>
              </table:table-row>
              <table:table-row>
                <table:table-cell table:style-name="Table47.A2" office:value-type="string">
                  <text:p text:style-name="P91">0x56C</text:p>
                </table:table-cell>
                <table:table-cell table:style-name="Table47.A2" office:value-type="string">
                  <text:p text:style-name="P78">0x1</text:p>
                </table:table-cell>
                <table:table-cell table:style-name="Table47.A2" office:value-type="string">
                  <text:p text:style-name="P73">VMECSR_ADER0_0</text:p>
                </table:table-cell>
                <table:table-cell table:style-name="Table47.A2" office:value-type="string">
                  <text:p text:style-name="P90">Address Space Relocation Register VME A32 LSB</text:p>
                </table:table-cell>
              </table:table-row>
            </table:table>
          </table:table-cell>
          <table:covered-table-cell/>
          <table:covered-table-cell/>
          <table:covered-table-cell/>
          <table:table-cell table:style-name="Table47.E2" office:value-type="string">
            <text:p text:style-name="P90">VME64x A32 Base Address Definition. Refer to VME64x Specification.</text:p>
          </table:table-cell>
        </table:table-row>
        <table:table-row>
          <table:table-cell table:style-name="Table47.A2" office:value-type="string">
            <text:p text:style-name="P91">0x570 - 0x5F0</text:p>
          </table:table-cell>
          <table:table-cell table:style-name="Table47.A2" office:value-type="string">
            <text:p text:style-name="P78"/>
          </table:table-cell>
          <table:table-cell table:style-name="Table47.A2" office:value-type="string">
            <text:p text:style-name="P73">Reserved</text:p>
          </table:table-cell>
          <table:table-cell table:style-name="Table47.A2" office:value-type="string">
            <text:p text:style-name="P90"/>
          </table:table-cell>
          <table:table-cell table:style-name="Table47.E2" office:value-type="string">
            <text:p text:style-name="P90">PEV_1100 does not incorporate any CRAM resources.</text:p>
          </table:table-cell>
        </table:table-row>
        <table:table-row>
          <table:table-cell table:number-columns-spanned="4">
            <table:table table:is-sub-table="true">
              <table:table-column table:style-name="Table47.A"/>
              <table:table-column table:style-name="Table47.B"/>
              <table:table-column table:style-name="Table47.A7.3"/>
              <table:table-column table:style-name="Table47.A7.4"/>
              <table:table-row>
                <table:table-cell table:style-name="Table47.A2" office:value-type="string">
                  <text:p text:style-name="P91">0x5F4</text:p>
                </table:table-cell>
                <table:table-cell table:style-name="Table47.A2" office:value-type="string">
                  <text:p text:style-name="P78">0x1</text:p>
                </table:table-cell>
                <table:table-cell table:style-name="Table47.A2" office:value-type="string">
                  <text:p text:style-name="P73">VMECSR_BCR</text:p>
                </table:table-cell>
                <table:table-cell table:style-name="Table47.A2" office:value-type="string">
                  <text:p text:style-name="P90">VME64x CR/CSR Bit Clear Register</text:p>
                </table:table-cell>
              </table:table-row>
              <table:table-row>
                <table:table-cell table:style-name="Table47.A2" office:value-type="string">
                  <text:p text:style-name="P91"><text:soft-page-break/>0x5F8</text:p>
                </table:table-cell>
                <table:table-cell table:style-name="Table47.A2" office:value-type="string">
                  <text:p text:style-name="P78">0x1</text:p>
                </table:table-cell>
                <table:table-cell table:style-name="Table47.A2" office:value-type="string">
                  <text:p text:style-name="P73">VMECSR_BSR</text:p>
                </table:table-cell>
                <table:table-cell table:style-name="Table47.A2" office:value-type="string">
                  <text:p text:style-name="P90">VME64x CR/CSR Bit Set Register</text:p>
                </table:table-cell>
              </table:table-row>
              <table:table-row>
                <table:table-cell table:style-name="Table47.A2" office:value-type="string">
                  <text:p text:style-name="P91">0x5FC</text:p>
                </table:table-cell>
                <table:table-cell table:style-name="Table47.A2" office:value-type="string">
                  <text:p text:style-name="P78">0x1</text:p>
                </table:table-cell>
                <table:table-cell table:style-name="Table47.A2" office:value-type="string">
                  <text:p text:style-name="P73">VMECSR_BAR</text:p>
                </table:table-cell>
                <table:table-cell table:style-name="Table47.A2" office:value-type="string">
                  <text:p text:style-name="P90">VME64x CR/CSR Base Address Register</text:p>
                </table:table-cell>
              </table:table-row>
            </table:table>
          </table:table-cell>
          <table:covered-table-cell/>
          <table:covered-table-cell/>
          <table:covered-table-cell/>
          <table:table-cell table:style-name="Table47.E2" office:value-type="string">
            <text:p text:style-name="P90">VME64x main Control &amp; <text:soft-page-break/>Status Control</text:p>
          </table:table-cell>
        </table:table-row>
        <table:table-row>
          <table:table-cell table:style-name="Table47.E2" table:number-columns-spanned="5" office:value-type="string">
            <text:p text:style-name="P91"/>
          </table:table-cell>
          <table:covered-table-cell/>
          <table:covered-table-cell/>
          <table:covered-table-cell/>
          <table:covered-table-cell/>
        </table:table-row>
        <table:table-row>
          <table:table-cell table:style-name="Table47.A24" office:value-type="string">
            <text:p text:style-name="P91">0x780 - 0x7FF</text:p>
          </table:table-cell>
          <table:table-cell table:style-name="Table47.A24" office:value-type="string">
            <text:p text:style-name="P78">0x80</text:p>
          </table:table-cell>
          <table:table-cell table:style-name="Table47.A24" office:value-type="string">
            <text:p text:style-name="P73">Signature_ROM</text:p>
          </table:table-cell>
          <table:table-cell table:style-name="Table47.A24" office:value-type="string">
            <text:p text:style-name="P90">Defined ROM area for software signature</text:p>
          </table:table-cell>
          <table:table-cell table:style-name="Table47.E24" office:value-type="string">
            <text:p text:style-name="P90"/>
          </table:table-cell>
        </table:table-row>
      </table:table>
      <text:p text:style-name="P140"/>
      <text:p text:style-name="Text_20_body_20_indent_5f_1">The VME64X CR/CSR resources are accessible from two different path (IO_Bus Slave and VME64X Slave) The resource mapping is slightly different when addressed from the internal IO_Bus or from the VME64X CR/CSR Slave interface.</text:p>
      <text:p text:style-name="Text_20_body_20_indent_5f_1">The VME64X CR/CSR is defined by the ANSI/VITA 1.0-1994 [2002] and complemented with ANSI/VITA 1.1-1997 [2003] specification.</text:p>
      <text:p text:style-name="Text_20_body_20_indent_5f_1">The following tables sums up the VME64X CR/CSR <text:s/>Register Mapping (512 KBytes area). The register mapping is described in big-endian (VME64X natural endian) </text:p>
      <text:p text:style-name="Text_20_body_20_indent_5f_1"/>
      <table:table table:name="Table65" table:style-name="Table65">
        <table:table-column table:style-name="Table65.A"/>
        <table:table-column table:style-name="Table65.B"/>
        <table:table-column table:style-name="Table65.C"/>
        <table:table-column table:style-name="Table65.D"/>
        <table:table-column table:style-name="Table65.E"/>
        <table:table-header-rows>
          <table:table-row>
            <table:table-cell table:style-name="Table65.A1" office:value-type="string">
              <text:p text:style-name="P14">Offset CR/CSR</text:p>
            </table:table-cell>
            <table:table-cell table:style-name="Table65.A1" office:value-type="string">
              <text:p text:style-name="P14">Size</text:p>
            </table:table-cell>
            <table:table-cell table:style-name="Table65.A1" office:value-type="string">
              <text:p text:style-name="P14">Register_Name</text:p>
            </table:table-cell>
            <table:table-cell table:style-name="Table65.A1" office:value-type="string">
              <text:p text:style-name="P14">Description</text:p>
            </table:table-cell>
            <table:table-cell table:style-name="Table65.E1" office:value-type="string">
              <text:p text:style-name="P14">Comments</text:p>
            </table:table-cell>
          </table:table-row>
        </table:table-header-rows>
        <table:table-row>
          <table:table-cell table:style-name="Table65.A2" office:value-type="string">
            <text:p text:style-name="P70">0x0'0000 - 0x0'0FFF</text:p>
          </table:table-cell>
          <table:table-cell table:style-name="Table65.A2" office:value-type="string">
            <text:p text:style-name="P78">0x1000</text:p>
          </table:table-cell>
          <table:table-cell table:style-name="Table65.A2" office:value-type="string">
            <text:p text:style-name="P73">VME_CR</text:p>
          </table:table-cell>
          <table:table-cell table:style-name="Table65.A2" office:value-type="string">
            <text:p text:style-name="P68">VME64 0x80 Bytes, <text:s/>PROM Signature</text:p>
          </table:table-cell>
          <table:table-cell table:style-name="Table65.E2" office:value-type="string">
            <text:p text:style-name="P68">Fixed read only ROM space. Refer to <text:s/>ANSI/VITA 1-1994(R2000) Table 2-32</text:p>
          </table:table-cell>
        </table:table-row>
        <table:table-row>
          <table:table-cell table:style-name="Table65.A2" office:value-type="string">
            <text:p text:style-name="P70">0x01000 - 0x7'0FFF</text:p>
          </table:table-cell>
          <table:table-cell table:style-name="Table65.A2" office:value-type="string">
            <text:p text:style-name="P78"><text:s/>....</text:p>
          </table:table-cell>
          <table:table-cell table:style-name="Table65.A2" office:value-type="string">
            <text:p text:style-name="P73">Reserved</text:p>
          </table:table-cell>
          <table:table-cell table:style-name="Table65.A2" office:value-type="string">
            <text:p text:style-name="P68"/>
          </table:table-cell>
          <table:table-cell table:style-name="Table65.E2" office:value-type="string">
            <text:p text:style-name="P68"/>
          </table:table-cell>
        </table:table-row>
        <table:table-row>
          <table:table-cell table:style-name="Table65.A2" office:value-type="string">
            <text:p text:style-name="P70"/>
          </table:table-cell>
          <table:table-cell table:style-name="Table65.A2" office:value-type="string">
            <text:p text:style-name="P78"/>
          </table:table-cell>
          <table:table-cell table:style-name="Table65.A2" office:value-type="string">
            <text:p text:style-name="P73"/>
          </table:table-cell>
          <table:table-cell table:style-name="Table65.A2" office:value-type="string">
            <text:p text:style-name="P68"/>
          </table:table-cell>
          <table:table-cell table:style-name="Table65.E2" office:value-type="string">
            <text:p text:style-name="P68"/>
          </table:table-cell>
        </table:table-row>
        <table:table-row>
          <table:table-cell table:style-name="Table65.A2" office:value-type="string">
            <text:p text:style-name="P70">0x7'1000 - 7'1FFF</text:p>
          </table:table-cell>
          <table:table-cell table:style-name="Table65.A2" office:value-type="string">
            <text:p text:style-name="P78"/>
          </table:table-cell>
          <table:table-cell table:style-name="Table65.A2" office:value-type="string">
            <text:p text:style-name="P73">IO_Bus Bridge</text:p>
          </table:table-cell>
          <table:table-cell table:style-name="Table65.A2" office:value-type="string">
            <text:p text:style-name="P68">4 KBytes directly mapped to the internal IO_Bus infrastructure.</text:p>
            <text:p text:style-name="P68">Base + 0x000-0x3FF = Local TCSR</text:p>
            <text:p text:style-name="P68"><text:s text:c="12"/>0x400-0x7FF = VME64x TCSR</text:p>
            <text:p text:style-name="P68"><text:s text:c="12"/>0x800-0xBFF = SMEM-IDMA TCSR</text:p>
            <text:p text:style-name="P68"><text:s text:c="12"/>0xC00-0xFFF = USER TCSR</text:p>
          </table:table-cell>
          <table:table-cell table:style-name="Table65.E2" office:value-type="string">
            <text:p text:style-name="P68">IO_Bus arbitrated access. Provide full IO_Bus mapping over the VME_Bus <text:s/></text:p>
          </table:table-cell>
        </table:table-row>
        <table:table-row>
          <table:table-cell table:style-name="Table65.A2" office:value-type="string">
            <text:p text:style-name="P70">0x7'2000 - 7'2FFF</text:p>
          </table:table-cell>
          <table:table-cell table:style-name="Table65.A2" office:value-type="string">
            <text:p text:style-name="P78"/>
          </table:table-cell>
          <table:table-cell table:style-name="Table65.A2" office:value-type="string">
            <text:p text:style-name="P73">IO_Bus Extension</text:p>
          </table:table-cell>
          <table:table-cell table:style-name="Table65.A2" office:value-type="string">
            <text:p text:style-name="P68">Reserved for IO_Bus addressing range area </text:p>
          </table:table-cell>
          <table:table-cell table:style-name="Table65.E2" office:value-type="string">
            <text:p text:style-name="P68"/>
          </table:table-cell>
        </table:table-row>
        <table:table-row>
          <table:table-cell table:style-name="Table65.A2" office:value-type="string">
            <text:p text:style-name="P70"/>
          </table:table-cell>
          <table:table-cell table:style-name="Table65.A2" office:value-type="string">
            <text:p text:style-name="P78"/>
          </table:table-cell>
          <table:table-cell table:style-name="Table65.A2" office:value-type="string">
            <text:p text:style-name="P73"/>
          </table:table-cell>
          <table:table-cell table:style-name="Table65.A2" office:value-type="string">
            <text:p text:style-name="P68"/>
          </table:table-cell>
          <table:table-cell table:style-name="Table65.E2" office:value-type="string">
            <text:p text:style-name="P68"/>
          </table:table-cell>
        </table:table-row>
        <table:table-row>
          <table:table-cell table:style-name="Table65.A2" office:value-type="string">
            <text:p text:style-name="P70">0x7'F000 - 7'F3FF</text:p>
          </table:table-cell>
          <table:table-cell table:style-name="Table65.A2" office:value-type="string">
            <text:p text:style-name="P78"/>
          </table:table-cell>
          <table:table-cell table:style-name="Table65.A2" office:value-type="string">
            <text:p text:style-name="P73">Direct VME CTL</text:p>
          </table:table-cell>
          <table:table-cell table:style-name="Table65.A2" office:value-type="string">
            <text:p text:style-name="P68"/>
          </table:table-cell>
          <table:table-cell table:style-name="Table65.E2" office:value-type="string">
            <text:p text:style-name="P68"/>
          </table:table-cell>
        </table:table-row>
        <table:table-row>
          <table:table-cell table:style-name="Table65.A2" office:value-type="string">
            <text:p text:style-name="P70"/>
          </table:table-cell>
          <table:table-cell table:style-name="Table65.A2" office:value-type="string">
            <text:p text:style-name="P78"/>
          </table:table-cell>
          <table:table-cell table:style-name="Table65.A2" office:value-type="string">
            <text:p text:style-name="P73"/>
          </table:table-cell>
          <table:table-cell table:style-name="Table65.A2" office:value-type="string">
            <text:p text:style-name="P68"/>
          </table:table-cell>
          <table:table-cell table:style-name="Table65.E2" office:value-type="string">
            <text:p text:style-name="P68"/>
          </table:table-cell>
        </table:table-row>
        <table:table-row>
          <table:table-cell table:number-columns-spanned="4">
            <table:table table:is-sub-table="true">
              <table:table-column table:style-name="Table65.A10.1"/>
              <table:table-column table:style-name="Table65.B"/>
              <table:table-column table:style-name="Table65.C"/>
              <table:table-column table:style-name="Table65.A10.4"/>
              <table:table-row>
                <table:table-cell table:style-name="Table65.A2" office:value-type="string">
                  <text:p text:style-name="P70">0x7'FF63</text:p>
                </table:table-cell>
                <table:table-cell table:style-name="Table65.A2" office:value-type="string">
                  <text:p text:style-name="P78">0x1</text:p>
                </table:table-cell>
                <table:table-cell table:style-name="Table65.A2" office:value-type="string">
                  <text:p text:style-name="P73">VMECSR_ADER0_3</text:p>
                </table:table-cell>
                <table:table-cell table:style-name="Table65.A2" office:value-type="string">
                  <text:p text:style-name="P68">Function_0 Address Mapping Registers</text:p>
                </table:table-cell>
              </table:table-row>
              <table:table-row>
                <table:table-cell table:style-name="Table65.A2" office:value-type="string">
                  <text:p text:style-name="P70">0x7'FF67</text:p>
                </table:table-cell>
                <table:table-cell table:style-name="Table65.A2" office:value-type="string">
                  <text:p text:style-name="P78">0x1</text:p>
                </table:table-cell>
                <table:table-cell table:style-name="Table65.A2" office:value-type="string">
                  <text:p text:style-name="P73">VMECSR_ADER0_2</text:p>
                </table:table-cell>
                <table:table-cell table:style-name="Table65.A2" office:value-type="string">
                  <text:p text:style-name="P68">Idem</text:p>
                </table:table-cell>
              </table:table-row>
              <table:table-row>
                <table:table-cell table:style-name="Table65.A2" office:value-type="string">
                  <text:p text:style-name="P70">0x7'FF6B</text:p>
                </table:table-cell>
                <table:table-cell table:style-name="Table65.A2" office:value-type="string">
                  <text:p text:style-name="P78">0x1</text:p>
                </table:table-cell>
                <table:table-cell table:style-name="Table65.A2" office:value-type="string">
                  <text:p text:style-name="P73">VMECSR_ADER0_1</text:p>
                </table:table-cell>
                <table:table-cell table:style-name="Table65.A2" office:value-type="string">
                  <text:p text:style-name="P68">Idem</text:p>
                </table:table-cell>
              </table:table-row>
              <table:table-row>
                <table:table-cell table:style-name="Table65.A2" office:value-type="string">
                  <text:p text:style-name="P70">0x7'FF6F</text:p>
                </table:table-cell>
                <table:table-cell table:style-name="Table65.A2" office:value-type="string">
                  <text:p text:style-name="P78">0x1</text:p>
                </table:table-cell>
                <table:table-cell table:style-name="Table65.A2" office:value-type="string">
                  <text:p text:style-name="P73">VMECSR_ADER0_0</text:p>
                </table:table-cell>
                <table:table-cell table:style-name="Table65.A2" office:value-type="string">
                  <text:p text:style-name="P68">Idem</text:p>
                </table:table-cell>
              </table:table-row>
            </table:table>
          </table:table-cell>
          <table:covered-table-cell/>
          <table:covered-table-cell/>
          <table:covered-table-cell/>
          <table:table-cell table:style-name="Table65.E2" office:value-type="string">
            <text:p text:style-name="P68">Only VME A32 Slave window is supported.</text:p>
          </table:table-cell>
        </table:table-row>
        <table:table-row>
          <table:table-cell table:style-name="Table65.A2" office:value-type="string">
            <text:p text:style-name="P70">0x7'FF70 - 0x7'FFF6</text:p>
          </table:table-cell>
          <table:table-cell table:style-name="Table65.A2" office:value-type="string">
            <text:p text:style-name="P78"/>
          </table:table-cell>
          <table:table-cell table:style-name="Table65.A2" office:value-type="string">
            <text:p text:style-name="P73">Reserved</text:p>
          </table:table-cell>
          <table:table-cell table:style-name="Table65.A2" office:value-type="string">
            <text:p text:style-name="P68">Not implemented</text:p>
          </table:table-cell>
          <table:table-cell table:style-name="Table65.E2" office:value-type="string">
            <text:p text:style-name="P68">The CRAM resources is not supported.</text:p>
          </table:table-cell>
        </table:table-row>
        <table:table-row>
          <table:table-cell table:style-name="Table65.A2" office:value-type="string">
            <text:p text:style-name="P70">0x7'FFF7</text:p>
          </table:table-cell>
          <table:table-cell table:style-name="Table65.A2" office:value-type="string">
            <text:p text:style-name="P78">0x1</text:p>
          </table:table-cell>
          <table:table-cell table:style-name="Table65.A2" office:value-type="string">
            <text:p text:style-name="P73">VMECSR_BCR</text:p>
          </table:table-cell>
          <table:table-cell table:style-name="Table65.A2" office:value-type="string">
            <text:p text:style-name="P68">VME BIT Clear Register</text:p>
          </table:table-cell>
          <table:table-cell table:style-name="Table65.E2" office:value-type="string">
            <text:p text:style-name="P68"/>
          </table:table-cell>
        </table:table-row>
        <table:table-row>
          <table:table-cell table:style-name="Table65.A2" office:value-type="string">
            <text:p text:style-name="P70">0x7'FFFB</text:p>
          </table:table-cell>
          <table:table-cell table:style-name="Table65.A2" office:value-type="string">
            <text:p text:style-name="P78">0x1</text:p>
          </table:table-cell>
          <table:table-cell table:style-name="Table65.A2" office:value-type="string">
            <text:p text:style-name="P73">VMECSR_BSR</text:p>
          </table:table-cell>
          <table:table-cell table:style-name="Table65.A2" office:value-type="string">
            <text:p text:style-name="P68">VME BIT Set Register</text:p>
          </table:table-cell>
          <table:table-cell table:style-name="Table65.E2" office:value-type="string">
            <text:p text:style-name="P68"/>
          </table:table-cell>
        </table:table-row>
        <table:table-row>
          <table:table-cell table:style-name="Table65.A14" office:value-type="string">
            <text:p text:style-name="P70">0x7'FFFF</text:p>
          </table:table-cell>
          <table:table-cell table:style-name="Table65.A14" office:value-type="string">
            <text:p text:style-name="P78">0x1</text:p>
          </table:table-cell>
          <table:table-cell table:style-name="Table65.A14" office:value-type="string">
            <text:p text:style-name="P73">VMECSR_BAR</text:p>
          </table:table-cell>
          <table:table-cell table:style-name="Table65.A14" office:value-type="string">
            <text:p text:style-name="P68">VME Geographic Base Address Register. Read only register reflecting the VME64X GA[4:0] pins.</text:p>
          </table:table-cell>
          <table:table-cell table:style-name="Table65.E14" office:value-type="string">
            <text:p text:style-name="P68"/>
          </table:table-cell>
        </table:table-row>
      </table:table>
      <text:p text:style-name="P174"/>
      <text:list xml:id="list35441689" text:continue-list="list35419079" text:style-name="Outline">
        <text:list-item>
          <text:list>
            <text:list-item>
              <text:list>
                <text:list-item>
                  <text:h text:style-name="Heading_20_3" text:outline-level="3"><text:soft-page-break/>Private VME Slot_1 Register</text:h>
                </text:list-item>
              </text:list>
            </text:list-item>
          </text:list>
        </text:list-item>
      </text:list>
      <text:p text:style-name="Text_20_body_20_indent_5f_2">This register provides control and status related to the VME64X slot_1 functio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table-cell table:style-name="Table35.A1" table:number-columns-spanned="2" office:value-type="string">
              <text:p text:style-name="P22">PVME_SLOT1</text:p>
              <text:p text:style-name="P19">IO_Bus : 0x400-0x403</text:p>
              <text:p text:style-name="P19">CR/CSR : 0x7F003-0x7F000 <text:s/></text:p>
            </table:table-cell>
            <table:covered-table-cell/>
            <table:table-cell table:style-name="Table35.C1" table:number-columns-spanned="4" office:value-type="string">
              <text:p text:style-name="P23">Slot_1 &amp; General Control &amp; Status</text:p>
            </table:table-cell>
            <table:covered-table-cell/>
            <table:covered-table-cell/>
            <table:covered-table-cell/>
          </table:table-row>
        </table:table-header-rows>
        <table:table-row>
          <table:table-cell table:style-name="Table35.A2" office:value-type="string">
            <text:p text:style-name="P97">Bit[]</text:p>
          </table:table-cell>
          <table:table-cell table:style-name="Table35.A2" office:value-type="string">
            <text:p text:style-name="P97">Function</text:p>
          </table:table-cell>
          <table:table-cell table:style-name="Table35.A2" office:value-type="string">
            <text:p text:style-name="P97">R/W</text:p>
          </table:table-cell>
          <table:table-cell table:style-name="Table35.A2" office:value-type="string">
            <text:p text:style-name="P97">Reset</text:p>
          </table:table-cell>
          <table:table-cell table:style-name="Table35.A2" office:value-type="string">
            <text:p text:style-name="P96">Description</text:p>
          </table:table-cell>
          <table:table-cell table:style-name="Table35.F2" office:value-type="string">
            <text:p text:style-name="P96">Comments</text:p>
          </table:table-cell>
        </table:table-row>
        <table:table-row>
          <table:table-cell table:style-name="Table35.A2" office:value-type="string">
            <text:p text:style-name="P45">[1:0]</text:p>
          </table:table-cell>
          <table:table-cell table:style-name="Table35.A2" office:value-type="string">
            <text:p text:style-name="P45">vmeSLOT1_CARB[1:0]</text:p>
          </table:table-cell>
          <table:table-cell table:style-name="Table35.A2" office:value-type="string">
            <text:p text:style-name="P45">RW</text:p>
          </table:table-cell>
          <table:table-cell table:style-name="Table35.A2" office:value-type="string">
            <text:p text:style-name="P45">00</text:p>
          </table:table-cell>
          <table:table-cell table:style-name="Table35.A2" office:value-type="string">
            <text:p text:style-name="P44">VME Central Arbiter Mode of operation :</text:p>
            <text:p text:style-name="P44"/>
            <table:table table:name="Table36" table:style-name="Table36">
              <table:table-column table:style-name="Table36.A"/>
              <table:table-column table:style-name="Table36.B"/>
              <table:table-header-rows>
                <table:table-row>
                  <table:table-cell table:style-name="Table36.A1" office:value-type="string">
                    <text:p text:style-name="P6">00</text:p>
                  </table:table-cell>
                  <table:table-cell table:style-name="Table36.B1" office:value-type="string">
                    <text:p text:style-name="P7">Not pipelined PRI Mode.</text:p>
                  </table:table-cell>
                </table:table-row>
              </table:table-header-rows>
              <table:table-row>
                <table:table-cell table:style-name="Table36.A2" office:value-type="string">
                  <text:p text:style-name="P45">01</text:p>
                </table:table-cell>
                <table:table-cell table:style-name="Table36.B2" office:value-type="string">
                  <text:p text:style-name="P7">Not pipelined RRS Mode.</text:p>
                </table:table-cell>
              </table:table-row>
              <table:table-row>
                <table:table-cell table:style-name="Table36.A2" office:value-type="string">
                  <text:p text:style-name="P45">10</text:p>
                </table:table-cell>
                <table:table-cell table:style-name="Table36.B2" office:value-type="string">
                  <text:p text:style-name="P46">Pipelined PRI Mode.</text:p>
                </table:table-cell>
              </table:table-row>
              <table:table-row>
                <table:table-cell table:style-name="Table36.A2" office:value-type="string">
                  <text:p text:style-name="P45">11</text:p>
                </table:table-cell>
                <table:table-cell table:style-name="Table36.B2" office:value-type="string">
                  <text:p text:style-name="P46">Pipelined RRS Mode.</text:p>
                </table:table-cell>
              </table:table-row>
            </table:table>
            <text:p text:style-name="P170">When “Pipelined” mode is enabled, the VME Arbiter issued VME BGn[x] while the current VME cycle is still active. This mode of operation can provide better Bus utilisation is some situation.</text:p>
            <text:p text:style-name="P171"><text:span text:style-name="T25">NOTA</text:span> <text:s/>Some VME Master does not support the arbitration pipeline.</text:p>
          </table:table-cell>
          <table:table-cell table:style-name="Table35.F2" office:value-type="string">
            <text:p text:style-name="P100"/>
          </table:table-cell>
        </table:table-row>
        <table:table-row>
          <table:table-cell table:style-name="Table35.A2" office:value-type="string">
            <text:p text:style-name="P45">[2]</text:p>
          </table:table-cell>
          <table:table-cell table:style-name="Table35.A2" office:value-type="string">
            <text:p text:style-name="P45">vmeARBTO_FL</text:p>
          </table:table-cell>
          <table:table-cell table:style-name="Table35.A2" office:value-type="string">
            <text:p text:style-name="P45">RW</text:p>
          </table:table-cell>
          <table:table-cell table:style-name="Table35.A2" office:value-type="string">
            <text:p text:style-name="P45">0</text:p>
          </table:table-cell>
          <table:table-cell table:style-name="Table35.A2" office:value-type="string">
            <text:p text:style-name="P44">VME central Arbiter time-out flag. Status set while a BGOUT[x] was <text:s/>issued without Bus Mastership confirmation. (Arbitration time-out fixed to 4[us]). </text:p>
            <text:p text:style-name="P44">Flag is clear by writing '1' over the it.</text:p>
            <text:p text:style-name="P44">This condition should never occurs. If detected , a VME BG daisy chain problem can be present.</text:p>
          </table:table-cell>
          <table:table-cell table:style-name="Table35.F2" office:value-type="string">
            <text:p text:style-name="P100"/>
          </table:table-cell>
        </table:table-row>
        <table:table-row>
          <table:table-cell table:style-name="Table35.A2" office:value-type="string">
            <text:p text:style-name="P45">[3]</text:p>
          </table:table-cell>
          <table:table-cell table:style-name="Table35.A2" office:value-type="string">
            <text:p text:style-name="P45">vmeSLOT1_Enable</text:p>
          </table:table-cell>
          <table:table-cell table:style-name="Table35.A2" office:value-type="string">
            <text:p text:style-name="P45">R</text:p>
          </table:table-cell>
          <table:table-cell table:style-name="Table35.A2" office:value-type="string">
            <text:p text:style-name="P45">0</text:p>
          </table:table-cell>
          <table:table-cell table:style-name="Table35.A2" office:value-type="string">
            <text:p text:style-name="P44">VME Slot_1 Enabled status flag. The VME Slot_1 control is determined by the VME Geographical address or with external SW500-2 switch option.</text:p>
          </table:table-cell>
          <table:table-cell table:style-name="Table35.F2" office:value-type="string">
            <text:p text:style-name="P100"/>
          </table:table-cell>
        </table:table-row>
        <table:table-row>
          <table:table-cell table:style-name="Table35.A2" office:value-type="string">
            <text:p text:style-name="P45">[4]</text:p>
          </table:table-cell>
          <table:table-cell table:style-name="Table35.A2" office:value-type="string">
            <text:p text:style-name="P45">vmeRTO_MOD</text:p>
          </table:table-cell>
          <table:table-cell table:style-name="Table35.A2" office:value-type="string">
            <text:p text:style-name="P45">RW</text:p>
          </table:table-cell>
          <table:table-cell table:style-name="Table35.A2" office:value-type="string">
            <text:p text:style-name="P45">0</text:p>
          </table:table-cell>
          <table:table-cell table:style-name="Table35.A2" office:value-type="string">
            <text:p text:style-name="P44">VME Arbitration Requester time-out mode. A dedicated time-out logic monitors the VME Arbitration Request phase. This time-out logic can be disabled by setting vmeRTO_MOD.</text:p>
            <text:p text:style-name="P44"/>
            <table:table table:name="Table59" table:style-name="Table59">
              <table:table-column table:style-name="Table59.A"/>
              <table:table-column table:style-name="Table59.B"/>
              <table:table-header-rows>
                <table:table-row>
                  <table:table-cell table:style-name="Table59.A1" office:value-type="string">
                    <text:p text:style-name="P6">0</text:p>
                  </table:table-cell>
                  <table:table-cell table:style-name="Table59.B1" office:value-type="string">
                    <text:p text:style-name="P7">512 [us]</text:p>
                  </table:table-cell>
                </table:table-row>
              </table:table-header-rows>
              <table:table-row>
                <table:table-cell table:style-name="Table59.A2" office:value-type="string">
                  <text:p text:style-name="P45">1</text:p>
                </table:table-cell>
                <table:table-cell table:style-name="Table59.B2" office:value-type="string">
                  <text:p text:style-name="P7">Disable. No time-out protection</text:p>
                </table:table-cell>
              </table:table-row>
            </table:table>
            <text:p text:style-name="P44"/>
            <text:p text:style-name="P44"><text:span text:style-name="T26">NOTA</text:span><text:span text:style-name="T27"> <text:s/>The time-out value shall cover standard system </text:span><text:span text:style-name="T27">implementation. VME arbitration mastership <text:s/>latency </text:span><text:span text:style-name="T27">over 512[us] is abnormal.</text:span></text:p>
          </table:table-cell>
          <table:table-cell table:style-name="Table35.F2" office:value-type="string">
            <text:p text:style-name="P100"/>
          </table:table-cell>
        </table:table-row>
        <table:table-row>
          <table:table-cell table:style-name="Table35.A2" office:value-type="string">
            <text:p text:style-name="P45">[5]</text:p>
          </table:table-cell>
          <table:table-cell table:style-name="Table35.A2" office:value-type="string">
            <text:p text:style-name="P45">vmeRTO_FL</text:p>
          </table:table-cell>
          <table:table-cell table:style-name="Table35.A2" office:value-type="string">
            <text:p text:style-name="P45">RW</text:p>
          </table:table-cell>
          <table:table-cell table:style-name="Table35.A2" office:value-type="string">
            <text:p text:style-name="P45">0</text:p>
          </table:table-cell>
          <table:table-cell table:style-name="Table35.A2" office:value-type="string">
            <text:p text:style-name="P44">VME Arbitration Request <text:s/>time-out flag. Status set while a RTO time out occurs. <text:s/></text:p>
            <text:p text:style-name="P44">Flag is clear by writing '1' over the it.</text:p>
          </table:table-cell>
          <table:table-cell table:style-name="Table35.F2" office:value-type="string">
            <text:p text:style-name="P100"/>
          </table:table-cell>
        </table:table-row>
        <table:table-row>
          <table:table-cell table:style-name="Table35.A2" office:value-type="string">
            <text:p text:style-name="P45">[7:6]</text:p>
          </table:table-cell>
          <table:table-cell table:style-name="Table35.A2" office:value-type="string">
            <text:p text:style-name="P45">Reserved</text:p>
          </table:table-cell>
          <table:table-cell table:style-name="Table35.A2" office:value-type="string">
            <text:p text:style-name="P45">R</text:p>
          </table:table-cell>
          <table:table-cell table:style-name="Table35.A2" office:value-type="string">
            <text:p text:style-name="P45">0</text:p>
          </table:table-cell>
          <table:table-cell table:style-name="Table35.A2" office:value-type="string">
            <text:p text:style-name="P44">Not implemented, Read at 0b0000</text:p>
          </table:table-cell>
          <table:table-cell table:style-name="Table35.F2" office:value-type="string">
            <text:p text:style-name="P100"/>
          </table:table-cell>
        </table:table-row>
        <table:table-row>
          <table:table-cell table:style-name="Table35.A2" office:value-type="string">
            <text:p text:style-name="P45">[9:8]</text:p>
          </table:table-cell>
          <table:table-cell table:style-name="Table35.A2" office:value-type="string">
            <text:p text:style-name="P45">vmeBTOMOD[1:0]</text:p>
          </table:table-cell>
          <table:table-cell table:style-name="Table35.A2" office:value-type="string">
            <text:p text:style-name="P45">RW</text:p>
          </table:table-cell>
          <table:table-cell table:style-name="Table35.A2" office:value-type="string">
            <text:p text:style-name="P45">00</text:p>
          </table:table-cell>
          <table:table-cell table:style-name="Table35.A2" office:value-type="string">
            <text:p text:style-name="P44">VME BTO /2eBTO Slot-1 value :</text:p>
            <text:p text:style-name="P44"/>
            <table:table table:name="Table37" table:style-name="Table37">
              <table:table-column table:style-name="Table37.A"/>
              <table:table-column table:style-name="Table37.B"/>
              <table:table-header-rows>
                <table:table-row>
                  <table:table-cell table:style-name="Table37.A1" office:value-type="string">
                    <text:p text:style-name="P6">00</text:p>
                  </table:table-cell>
                  <table:table-cell table:style-name="Table37.B1" office:value-type="string">
                    <text:p text:style-name="P7">16 [us]</text:p>
                  </table:table-cell>
                </table:table-row>
              </table:table-header-rows>
              <table:table-row>
                <table:table-cell table:style-name="Table37.A2" office:value-type="string">
                  <text:p text:style-name="P45">01</text:p>
                </table:table-cell>
                <table:table-cell table:style-name="Table37.B2" office:value-type="string">
                  <text:p text:style-name="P7">32 [us]</text:p>
                </table:table-cell>
              </table:table-row>
              <table:table-row>
                <table:table-cell table:style-name="Table37.A2" office:value-type="string">
                  <text:p text:style-name="P45">10</text:p>
                </table:table-cell>
                <table:table-cell table:style-name="Table37.B2" office:value-type="string">
                  <text:p text:style-name="P7">64 [us]</text:p>
                </table:table-cell>
              </table:table-row>
              <table:table-row>
                <table:table-cell table:style-name="Table37.A2" office:value-type="string">
                  <text:p text:style-name="P45">11</text:p>
                </table:table-cell>
                <table:table-cell table:style-name="Table37.B2" office:value-type="string">
                  <text:p text:style-name="P7">128[us</text:p>
                </table:table-cell>
              </table:table-row>
            </table:table>
            <text:p text:style-name="P171"><text:span text:style-name="T25">NOTA</text:span> <text:s/>This time-out covers only the VME cycle <text:soft-page-break/>phase. A dedicated time-out is assigned to the VME Arbitration Request phase</text:p>
          </table:table-cell>
          <table:table-cell table:style-name="Table35.F2" office:value-type="string">
            <text:p text:style-name="P100"/>
          </table:table-cell>
        </table:table-row>
        <table:table-row>
          <table:table-cell table:style-name="Table35.A2" office:value-type="string">
            <text:p text:style-name="P45">[10]</text:p>
          </table:table-cell>
          <table:table-cell table:style-name="Table35.A2" office:value-type="string">
            <text:p text:style-name="P45">vmeCYBTO_FL</text:p>
          </table:table-cell>
          <table:table-cell table:style-name="Table35.A2" office:value-type="string">
            <text:p text:style-name="P45">RWc</text:p>
          </table:table-cell>
          <table:table-cell table:style-name="Table35.A2" office:value-type="string">
            <text:p text:style-name="P45">0</text:p>
          </table:table-cell>
          <table:table-cell table:style-name="Table35.A2" office:value-type="string">
            <text:p text:style-name="P44">VME BTO/2eBTO time-out flag. Status set while a BTO/2eBTO time out. <text:s/></text:p>
            <text:p text:style-name="P44">Flag is clear by writing '1' over the it.</text:p>
          </table:table-cell>
          <table:table-cell table:style-name="Table35.F2" office:value-type="string">
            <text:p text:style-name="P100"/>
          </table:table-cell>
        </table:table-row>
        <table:table-row>
          <table:table-cell table:style-name="Table35.A2" office:value-type="string">
            <text:p text:style-name="P45">[15:12]</text:p>
          </table:table-cell>
          <table:table-cell table:style-name="Table35.A2" office:value-type="string">
            <text:p text:style-name="P45">Reserved</text:p>
          </table:table-cell>
          <table:table-cell table:style-name="Table35.A2" office:value-type="string">
            <text:p text:style-name="P45">R</text:p>
          </table:table-cell>
          <table:table-cell table:style-name="Table35.A2" office:value-type="string">
            <text:p text:style-name="P45">0</text:p>
          </table:table-cell>
          <table:table-cell table:style-name="Table35.A2" office:value-type="string">
            <text:p text:style-name="P44">Not implemented, Read at 0b00000</text:p>
          </table:table-cell>
          <table:table-cell table:style-name="Table35.F2" office:value-type="string">
            <text:p text:style-name="P100"/>
          </table:table-cell>
        </table:table-row>
        <table:table-row>
          <table:table-cell table:style-name="Table35.A2" office:value-type="string">
            <text:p text:style-name="P45">[20:16]</text:p>
          </table:table-cell>
          <table:table-cell table:style-name="Table35.A2" office:value-type="string">
            <text:p text:style-name="P45">vme64x_GEO[4:0]</text:p>
          </table:table-cell>
          <table:table-cell table:style-name="Table35.A2" office:value-type="string">
            <text:p text:style-name="P45">R</text:p>
          </table:table-cell>
          <table:table-cell table:style-name="Table35.A2" office:value-type="string">
            <text:p text:style-name="P45">0</text:p>
          </table:table-cell>
          <table:table-cell table:style-name="Table35.A2" office:value-type="string">
            <text:p text:style-name="P44">Status field VME64X Geographic Address or Static switch field while VME64X is not enabled.</text:p>
          </table:table-cell>
          <table:table-cell table:style-name="Table35.F2" office:value-type="string">
            <text:p text:style-name="P100"/>
          </table:table-cell>
        </table:table-row>
        <table:table-row>
          <table:table-cell table:style-name="Table35.A2" office:value-type="string">
            <text:p text:style-name="P45">[23:21]</text:p>
          </table:table-cell>
          <table:table-cell table:style-name="Table35.A2" office:value-type="string">
            <text:p text:style-name="P45">Reserved</text:p>
          </table:table-cell>
          <table:table-cell table:style-name="Table35.A2" office:value-type="string">
            <text:p text:style-name="P45">R</text:p>
          </table:table-cell>
          <table:table-cell table:style-name="Table35.A2" office:value-type="string">
            <text:p text:style-name="P45">0</text:p>
          </table:table-cell>
          <table:table-cell table:style-name="Table35.A2" office:value-type="string">
            <text:p text:style-name="P44">Not implemented, Read at 0b000</text:p>
          </table:table-cell>
          <table:table-cell table:style-name="Table35.F2" office:value-type="string">
            <text:p text:style-name="P100"/>
          </table:table-cell>
        </table:table-row>
        <table:table-row>
          <table:table-cell table:style-name="Table35.A2" office:value-type="string">
            <text:p text:style-name="P45">[24]</text:p>
          </table:table-cell>
          <table:table-cell table:style-name="Table35.A2" office:value-type="string">
            <text:p text:style-name="P45">static_SW_64X</text:p>
          </table:table-cell>
          <table:table-cell table:style-name="Table35.A2" office:value-type="string">
            <text:p text:style-name="P45">R</text:p>
          </table:table-cell>
          <table:table-cell table:style-name="Table35.A2" office:value-type="string">
            <text:p text:style-name="P45">-</text:p>
          </table:table-cell>
          <table:table-cell table:style-name="Table35.A2" office:value-type="string">
            <text:p text:style-name="P44">Static switch Enable VME64X Mode</text:p>
          </table:table-cell>
          <table:table-cell table:style-name="Table35.F2" table:number-rows-spanned="3" office:value-type="string">
            <text:p text:style-name="P100"/>
          </table:table-cell>
        </table:table-row>
        <table:table-row>
          <table:table-cell table:style-name="Table35.A2" office:value-type="string">
            <text:p text:style-name="P45">[25]</text:p>
          </table:table-cell>
          <table:table-cell table:style-name="Table35.A2" office:value-type="string">
            <text:p text:style-name="P45">static_SW_SLOT1</text:p>
          </table:table-cell>
          <table:table-cell table:style-name="Table35.A2" office:value-type="string">
            <text:p text:style-name="P45">R</text:p>
          </table:table-cell>
          <table:table-cell table:style-name="Table35.A2" office:value-type="string">
            <text:p text:style-name="P45">-</text:p>
          </table:table-cell>
          <table:table-cell table:style-name="Table35.A2" office:value-type="string">
            <text:p text:style-name="P44">Static <text:s/>switch enabling VME Slot_1 Function</text:p>
          </table:table-cell>
          <table:covered-table-cell/>
        </table:table-row>
        <table:table-row table:style-name="Table35.16">
          <table:table-cell table:style-name="Table35.A2" office:value-type="string">
            <text:p text:style-name="P45">[26]</text:p>
          </table:table-cell>
          <table:table-cell table:style-name="Table35.A2" office:value-type="string">
            <text:p text:style-name="P45">static_SW_SYSRST</text:p>
          </table:table-cell>
          <table:table-cell table:style-name="Table35.A2" office:value-type="string">
            <text:p text:style-name="P45">R</text:p>
          </table:table-cell>
          <table:table-cell table:style-name="Table35.A2" office:value-type="string">
            <text:p text:style-name="P45">-</text:p>
          </table:table-cell>
          <table:table-cell table:style-name="Table35.A2" office:value-type="string">
            <text:p text:style-name="P44">SW500-1 status , enabling VME SYSRESET# Generation from on-board logic.</text:p>
          </table:table-cell>
          <table:covered-table-cell/>
        </table:table-row>
        <table:table-row>
          <table:table-cell table:style-name="Table35.A17" office:value-type="string">
            <text:p text:style-name="P45">[31:27]</text:p>
          </table:table-cell>
          <table:table-cell table:style-name="Table35.A17" office:value-type="string">
            <text:p text:style-name="P45">Reserved</text:p>
          </table:table-cell>
          <table:table-cell table:style-name="Table35.A17" office:value-type="string">
            <text:p text:style-name="P45">R</text:p>
          </table:table-cell>
          <table:table-cell table:style-name="Table35.A17" office:value-type="string">
            <text:p text:style-name="P45">0</text:p>
          </table:table-cell>
          <table:table-cell table:style-name="Table35.A17" office:value-type="string">
            <text:p text:style-name="P44">Not implemented, Read at 0b0000</text:p>
          </table:table-cell>
          <table:table-cell table:style-name="Table35.F17" office:value-type="string">
            <text:p text:style-name="P44"/>
          </table:table-cell>
        </table:table-row>
      </table:table>
      <text:p text:style-name="P140"/>
      <text:list xml:id="list35434360" text:continue-numbering="true" text:style-name="Outline">
        <text:list-item>
          <text:list>
            <text:list-item>
              <text:list>
                <text:list-item>
                  <text:h text:style-name="Heading_20_3" text:outline-level="3">Private VME_Master Register</text:h>
                </text:list-item>
              </text:list>
            </text:list-item>
          </text:list>
        </text:list-item>
      </text:list>
      <text:p text:style-name="Text_20_body_20_indent_5f_2">This register provides control and status associated with the VME64X Master function. </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table-cell table:style-name="Table38.A1" table:number-columns-spanned="2" office:value-type="string">
              <text:p text:style-name="P22">PVME_MASCSR</text:p>
              <text:p text:style-name="P19">IO_Bus : 0x404-0x407</text:p>
              <text:p text:style-name="P19">CR/CSR : 0x7F007-0x7F004 </text:p>
            </table:table-cell>
            <table:covered-table-cell/>
            <table:table-cell table:style-name="Table38.C1" table:number-columns-spanned="4" office:value-type="string">
              <text:p text:style-name="P23">VME Master CSR Register</text:p>
            </table:table-cell>
            <table:covered-table-cell/>
            <table:covered-table-cell/>
            <table:covered-table-cell/>
          </table:table-row>
        </table:table-header-rows>
        <table:table-row>
          <table:table-cell table:style-name="Table38.A2" office:value-type="string">
            <text:p text:style-name="P97">Bit[]</text:p>
          </table:table-cell>
          <table:table-cell table:style-name="Table38.A2" office:value-type="string">
            <text:p text:style-name="P97">Function</text:p>
          </table:table-cell>
          <table:table-cell table:style-name="Table38.A2" office:value-type="string">
            <text:p text:style-name="P97">R/W</text:p>
          </table:table-cell>
          <table:table-cell table:style-name="Table38.A2" office:value-type="string">
            <text:p text:style-name="P97">Reset</text:p>
          </table:table-cell>
          <table:table-cell table:style-name="Table38.A2" office:value-type="string">
            <text:p text:style-name="P96">Description</text:p>
          </table:table-cell>
          <table:table-cell table:style-name="Table38.F2" office:value-type="string">
            <text:p text:style-name="P96">Comments</text:p>
          </table:table-cell>
        </table:table-row>
        <table:table-row>
          <table:table-cell table:number-columns-spanned="5">
            <table:table table:is-sub-table="true">
              <table:table-column table:style-name="Table38.A"/>
              <table:table-column table:style-name="Table38.A3.2"/>
              <table:table-column table:style-name="Table38.C"/>
              <table:table-column table:style-name="Table38.D"/>
              <table:table-column table:style-name="Table38.A3.5"/>
              <table:table-row>
                <table:table-cell table:style-name="Table38.A2" office:value-type="string">
                  <text:p text:style-name="P45">[1:0]</text:p>
                </table:table-cell>
                <table:table-cell table:style-name="Table38.A2" office:value-type="string">
                  <text:p text:style-name="P45">vmas_ARBMOD[1:0]</text:p>
                </table:table-cell>
                <table:table-cell table:style-name="Table38.A2" office:value-type="string">
                  <text:p text:style-name="P45">RW</text:p>
                </table:table-cell>
                <table:table-cell table:style-name="Table38.A2" office:value-type="string">
                  <text:p text:style-name="P45">00</text:p>
                </table:table-cell>
                <table:table-cell table:style-name="Table38.A2" office:value-type="string">
                  <text:p text:style-name="P44">VME Arbitration Requester Mode. This field can be changed dynamically, allowing to control the “No_Release ” operation.</text:p>
                  <text:p text:style-name="P129"/>
                  <table:table table:name="Table40" table:style-name="Table40">
                    <table:table-column table:style-name="Table40.A"/>
                    <table:table-column table:style-name="Table40.B"/>
                    <table:table-header-rows>
                      <table:table-row>
                        <table:table-cell table:style-name="Table40.A1" office:value-type="string">
                          <text:p text:style-name="P6">00</text:p>
                        </table:table-cell>
                        <table:table-cell table:style-name="Table40.B1" office:value-type="string">
                          <text:p text:style-name="P7"><text:span text:style-name="T25">RWD</text:span> Release When Done.</text:p>
                        </table:table-cell>
                      </table:table-row>
                    </table:table-header-rows>
                    <table:table-row>
                      <table:table-cell table:style-name="Table40.A2" office:value-type="string">
                        <text:p text:style-name="P45">01</text:p>
                      </table:table-cell>
                      <table:table-cell table:style-name="Table40.B2" office:value-type="string">
                        <text:p text:style-name="P7"><text:span text:style-name="T25">ROR</text:span> Release On Request.</text:p>
                      </table:table-cell>
                    </table:table-row>
                    <table:table-row>
                      <table:table-cell table:style-name="Table40.A2" office:value-type="string">
                        <text:p text:style-name="P45">10</text:p>
                      </table:table-cell>
                      <table:table-cell table:style-name="Table40.B2" office:value-type="string">
                        <text:p text:style-name="P7"><text:span text:style-name="T25">FAIR</text:span> &amp; Release When Done</text:p>
                      </table:table-cell>
                    </table:table-row>
                    <table:table-row>
                      <table:table-cell table:style-name="Table40.A2" office:value-type="string">
                        <text:p text:style-name="P45">11</text:p>
                      </table:table-cell>
                      <table:table-cell table:style-name="Table40.B2" office:value-type="string">
                        <text:p text:style-name="P7"><text:span text:style-name="T25">No Release</text:span>.</text:p>
                      </table:table-cell>
                    </table:table-row>
                  </table:table>
                  <text:p text:style-name="P170"/>
                </table:table-cell>
              </table:table-row>
              <table:table-row>
                <table:table-cell table:style-name="Table38.A2" office:value-type="string">
                  <text:p text:style-name="P45">[3:2]</text:p>
                </table:table-cell>
                <table:table-cell table:style-name="Table38.A2" office:value-type="string">
                  <text:p text:style-name="P45">vmas_ARBLEV[1:0]</text:p>
                </table:table-cell>
                <table:table-cell table:style-name="Table38.A2" office:value-type="string">
                  <text:p text:style-name="P45">RW</text:p>
                </table:table-cell>
                <table:table-cell table:style-name="Table38.A2" office:value-type="string">
                  <text:p text:style-name="P45">00</text:p>
                </table:table-cell>
                <table:table-cell table:style-name="Table38.A2" office:value-type="string">
                  <text:p text:style-name="P44">VME Arbitration Requester Level.</text:p>
                  <text:p text:style-name="P129"/>
                  <table:table table:name="Table41" table:style-name="Table41">
                    <table:table-column table:style-name="Table41.A"/>
                    <table:table-column table:style-name="Table41.B"/>
                    <table:table-header-rows>
                      <table:table-row>
                        <table:table-cell table:style-name="Table41.A1" office:value-type="string">
                          <text:p text:style-name="P6">00</text:p>
                        </table:table-cell>
                        <table:table-cell table:style-name="Table41.B1" office:value-type="string">
                          <text:p text:style-name="P7">BREQ Level 0</text:p>
                        </table:table-cell>
                      </table:table-row>
                    </table:table-header-rows>
                    <table:table-row>
                      <table:table-cell table:style-name="Table41.A2" office:value-type="string">
                        <text:p text:style-name="P45">01</text:p>
                      </table:table-cell>
                      <table:table-cell table:style-name="Table41.B2" office:value-type="string">
                        <text:p text:style-name="P7">BREQ Level 1</text:p>
                      </table:table-cell>
                    </table:table-row>
                    <table:table-row>
                      <table:table-cell table:style-name="Table41.A2" office:value-type="string">
                        <text:p text:style-name="P45">10</text:p>
                      </table:table-cell>
                      <table:table-cell table:style-name="Table41.B2" office:value-type="string">
                        <text:p text:style-name="P7">BREQ Level 2</text:p>
                      </table:table-cell>
                    </table:table-row>
                    <table:table-row>
                      <table:table-cell table:style-name="Table41.A2" office:value-type="string">
                        <text:p text:style-name="P45">11</text:p>
                      </table:table-cell>
                      <table:table-cell table:style-name="Table41.B2" office:value-type="string">
                        <text:p text:style-name="P7">BREQ Level 3</text:p>
                      </table:table-cell>
                    </table:table-row>
                  </table:table>
                  <text:p text:style-name="P44">All VME Master transactions (READ, WRITE and IACK) <text:s/>use the same BREQ Level. (No possible differentiation)</text:p>
                </table:table-cell>
              </table:table-row>
            </table:table>
          </table:table-cell>
          <table:covered-table-cell/>
          <table:covered-table-cell/>
          <table:covered-table-cell/>
          <table:covered-table-cell/>
          <table:table-cell table:style-name="Table38.F2" office:value-type="string">
            <text:p text:style-name="P44">Complete VME64X Arbitration Requester </text:p>
          </table:table-cell>
        </table:table-row>
        <table:table-row>
          <table:table-cell table:style-name="Table38.A2" office:value-type="string">
            <text:p text:style-name="P45">[4]</text:p>
          </table:table-cell>
          <table:table-cell table:style-name="Table38.A2" office:value-type="string">
            <text:p text:style-name="P45">vmas_BACKOFF</text:p>
          </table:table-cell>
          <table:table-cell table:style-name="Table38.A2" office:value-type="string">
            <text:p text:style-name="P45">RW</text:p>
          </table:table-cell>
          <table:table-cell table:style-name="Table38.A2" office:value-type="string">
            <text:p text:style-name="P45">0</text:p>
          </table:table-cell>
          <table:table-cell table:style-name="Table38.A2" office:value-type="string">
            <text:p text:style-name="P44">While set, any VME cycle ended with a RETRY* acknowledge will force a new VME Arbitration <text:soft-page-break/>sequence.(Forced Release)</text:p>
            <text:p text:style-name="P171"><text:span text:style-name="T25">NOTA</text:span> <text:s/>This mode of operation shall be set to recover some dead-lock situation in addressed VME Slave. </text:p>
          </table:table-cell>
          <table:table-cell table:style-name="Table38.F2" office:value-type="string">
            <text:p text:style-name="P44"/>
          </table:table-cell>
        </table:table-row>
        <table:table-row table:style-name="Table38.5">
          <table:table-cell table:style-name="Table38.A2" office:value-type="string">
            <text:p text:style-name="P45">[5]</text:p>
          </table:table-cell>
          <table:table-cell table:style-name="Table38.A2" office:value-type="string">
            <text:p text:style-name="P45">vmas_SUPER</text:p>
          </table:table-cell>
          <table:table-cell table:style-name="Table38.A2" office:value-type="string">
            <text:p text:style-name="P45">RW</text:p>
          </table:table-cell>
          <table:table-cell table:style-name="Table38.A2" office:value-type="string">
            <text:p text:style-name="P45">0</text:p>
          </table:table-cell>
          <table:table-cell table:style-name="Table38.A2" office:value-type="string">
            <text:p text:style-name="P44">While set, use the VME AM code assigned by Supervisory Mode. (0x2F, 0x2D, 0x3D, 0xD, 0xC).</text:p>
            <text:p text:style-name="P44">When clear, use User VME AM code.</text:p>
            <text:p text:style-name="P171"><text:span text:style-name="T25">NOTA</text:span> <text:s/>Temporary, information will be assigned in the MMU scatter-gather page descriptor.</text:p>
          </table:table-cell>
          <table:table-cell table:style-name="Table38.F2" office:value-type="string">
            <text:p text:style-name="P44"/>
          </table:table-cell>
        </table:table-row>
        <table:table-row table:style-name="Table38.5">
          <table:table-cell table:style-name="Table38.A2" office:value-type="string">
            <text:p text:style-name="P45">[6]</text:p>
          </table:table-cell>
          <table:table-cell table:style-name="Table38.A2" office:value-type="string">
            <text:p text:style-name="P45">vmas_MAXRETRY</text:p>
          </table:table-cell>
          <table:table-cell table:style-name="Table38.A2" office:value-type="string">
            <text:p text:style-name="P45">RW</text:p>
          </table:table-cell>
          <table:table-cell table:style-name="Table38.A2" office:value-type="string">
            <text:p text:style-name="P45">0</text:p>
          </table:table-cell>
          <table:table-cell table:style-name="Table38.A2" office:value-type="string">
            <text:p text:style-name="P44">While set, VME continuous RETRY on same back-end transaction is limited to 1024 times. Transaction is than terminated with an Error condition.(Idem as BERR)</text:p>
            <text:p text:style-name="P44">While clear, infinity RETRY is supported.</text:p>
            <text:p text:style-name="P171"/>
          </table:table-cell>
          <table:table-cell table:style-name="Table38.F2" office:value-type="string">
            <text:p text:style-name="P44"/>
          </table:table-cell>
        </table:table-row>
        <table:table-row table:style-name="Table38.5">
          <table:table-cell table:style-name="Table38.A2" office:value-type="string">
            <text:p text:style-name="P45">[7]</text:p>
          </table:table-cell>
          <table:table-cell table:style-name="Table38.A2" office:value-type="string">
            <text:p text:style-name="P45">vmas_READERR_BP</text:p>
          </table:table-cell>
          <table:table-cell table:style-name="Table38.A2" office:value-type="string">
            <text:p text:style-name="P45">RW</text:p>
          </table:table-cell>
          <table:table-cell table:style-name="Table38.A2" office:value-type="string">
            <text:p text:style-name="P45">0</text:p>
          </table:table-cell>
          <table:table-cell table:style-name="Table38.A2" office:value-type="string">
            <text:p text:style-name="P44">While set, VME BERR Read are terminated <text:s/>normally status over the PCI_Express EP. Allows to disable the “Machine Check Exception”on the Host controller.</text:p>
            <text:p text:style-name="P171"><text:span text:style-name="T25">NOTA</text:span> <text:s/>PCI Express chips-set usually support READ Error without generating catastrophic “Machine Check Exception”</text:p>
          </table:table-cell>
          <table:table-cell table:style-name="Table38.F2" office:value-type="string">
            <text:p text:style-name="P44"/>
          </table:table-cell>
        </table:table-row>
        <table:table-row table:style-name="Table38.5">
          <table:table-cell table:style-name="Table38.A2" office:value-type="string">
            <text:p text:style-name="P45">[8]</text:p>
          </table:table-cell>
          <table:table-cell table:style-name="Table38.A2" office:value-type="string">
            <text:p text:style-name="P45">vmas_REJ_FL</text:p>
          </table:table-cell>
          <table:table-cell table:style-name="Table38.A2" office:value-type="string">
            <text:p text:style-name="P45">RW</text:p>
          </table:table-cell>
          <table:table-cell table:style-name="Table38.A2" office:value-type="string">
            <text:p text:style-name="P45">0</text:p>
          </table:table-cell>
          <table:table-cell table:style-name="Table38.A2" office:value-type="string">
            <text:p text:style-name="P44">VME pending cycle rejected flag, due to vmas_ENABLE = '0'. </text:p>
            <text:p text:style-name="P44">Flag is clear by writing '1' over the it.</text:p>
          </table:table-cell>
          <table:table-cell table:style-name="Table38.F2" office:value-type="string">
            <text:p text:style-name="P44"/>
          </table:table-cell>
        </table:table-row>
        <table:table-row table:style-name="Table38.5">
          <table:table-cell table:style-name="Table38.A2" office:value-type="string">
            <text:p text:style-name="P45">[9]</text:p>
          </table:table-cell>
          <table:table-cell table:style-name="Table38.A2" office:value-type="string">
            <text:p text:style-name="P45">vmas_HW16_SW</text:p>
          </table:table-cell>
          <table:table-cell table:style-name="Table38.A2" office:value-type="string">
            <text:p text:style-name="P45">RW</text:p>
          </table:table-cell>
          <table:table-cell table:style-name="Table38.A2" office:value-type="string">
            <text:p text:style-name="P45">0</text:p>
          </table:table-cell>
          <table:table-cell table:style-name="Table38.A2" office:value-type="string">
            <text:p text:style-name="P44">MVME Master D16 Access special swapping mode. Used only while the Swapping_Mode defined by the INgress MMU is selected to “10”</text:p>
            <text:p text:style-name="P44"/>
            <text:p text:style-name="P44">While set, D16 access is only BYTE swapped. </text:p>
          </table:table-cell>
          <table:table-cell table:style-name="Table38.F2" office:value-type="string">
            <text:p text:style-name="P44">This special operation mode is provided for legacy VME D16 only compatibility. </text:p>
          </table:table-cell>
        </table:table-row>
        <table:table-row table:style-name="Table38.5">
          <table:table-cell table:style-name="Table38.A2" office:value-type="string">
            <text:p text:style-name="P45">[30:10]</text:p>
          </table:table-cell>
          <table:table-cell table:style-name="Table38.A2" office:value-type="string">
            <text:p text:style-name="P45">Reserved</text:p>
          </table:table-cell>
          <table:table-cell table:style-name="Table38.A2" office:value-type="string">
            <text:p text:style-name="P45">R</text:p>
          </table:table-cell>
          <table:table-cell table:style-name="Table38.A2" office:value-type="string">
            <text:p text:style-name="P45">0</text:p>
          </table:table-cell>
          <table:table-cell table:style-name="Table38.A2" office:value-type="string">
            <text:p text:style-name="P44">Not Implemented </text:p>
          </table:table-cell>
          <table:table-cell table:style-name="Table38.F2" office:value-type="string">
            <text:p text:style-name="P44"/>
          </table:table-cell>
        </table:table-row>
        <table:table-row>
          <table:table-cell table:style-name="Table38.A11" office:value-type="string">
            <text:p text:style-name="P45">[31]</text:p>
          </table:table-cell>
          <table:table-cell table:style-name="Table38.A11" office:value-type="string">
            <text:p text:style-name="P45">vmas_ENABLE</text:p>
          </table:table-cell>
          <table:table-cell table:style-name="Table38.A11" office:value-type="string">
            <text:p text:style-name="P45">RW</text:p>
          </table:table-cell>
          <table:table-cell table:style-name="Table38.A11" office:value-type="string">
            <text:p text:style-name="P45">1</text:p>
          </table:table-cell>
          <table:table-cell table:style-name="Table38.A11" office:value-type="string">
            <text:p text:style-name="P44">VME64X VME Master Enable</text:p>
          </table:table-cell>
          <table:table-cell table:style-name="Table38.F11" office:value-type="string">
            <text:p text:style-name="P44">Global VME Enable</text:p>
          </table:table-cell>
        </table:table-row>
      </table:table>
      <text:p text:style-name="P140"/>
      <text:list xml:id="list35418873" text:continue-numbering="true" text:style-name="Outline">
        <text:list-item>
          <text:list>
            <text:list-item>
              <text:list>
                <text:list-item>
                  <text:h text:style-name="Heading_20_3" text:outline-level="3">Private VME_Slave Register</text:h>
                </text:list-item>
              </text:list>
            </text:list-item>
          </text:list>
        </text:list-item>
      </text:list>
      <text:p text:style-name="Text_20_body_20_indent_5f_2">This register provides control and status <text:s/>associated with the VME64X Slave functio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table-cell table:style-name="Table39.A1" table:number-columns-spanned="2" office:value-type="string">
              <text:p text:style-name="P22">PVME_SLVCSR</text:p>
              <text:p text:style-name="P19">IO_Bus : 0x408-0x40B</text:p>
              <text:p text:style-name="P19">CR/CSR : 0x7F00B-0x7F008 </text:p>
            </table:table-cell>
            <table:covered-table-cell/>
            <table:table-cell table:style-name="Table39.C1" table:number-columns-spanned="4" office:value-type="string">
              <text:p text:style-name="P23">VME Slave CSR Register</text:p>
            </table:table-cell>
            <table:covered-table-cell/>
            <table:covered-table-cell/>
            <table:covered-table-cell/>
          </table:table-row>
        </table:table-header-rows>
        <table:table-row>
          <table:table-cell table:style-name="Table39.A2" office:value-type="string">
            <text:p text:style-name="P97">Bit[]</text:p>
          </table:table-cell>
          <table:table-cell table:style-name="Table39.A2" office:value-type="string">
            <text:p text:style-name="P97">Function</text:p>
          </table:table-cell>
          <table:table-cell table:style-name="Table39.A2" office:value-type="string">
            <text:p text:style-name="P97">R/W</text:p>
          </table:table-cell>
          <table:table-cell table:style-name="Table39.A2" office:value-type="string">
            <text:p text:style-name="P97">Reset</text:p>
          </table:table-cell>
          <table:table-cell table:style-name="Table39.A2" office:value-type="string">
            <text:p text:style-name="P96">Description</text:p>
          </table:table-cell>
          <table:table-cell table:style-name="Table39.F2" office:value-type="string">
            <text:p text:style-name="P96">Comments</text:p>
          </table:table-cell>
        </table:table-row>
        <table:table-row>
          <table:table-cell table:style-name="Table39.A2" office:value-type="string">
            <text:p text:style-name="P45">[2:0]</text:p>
          </table:table-cell>
          <table:table-cell table:style-name="Table39.A2" office:value-type="string">
            <text:p text:style-name="P45">vslv_WSIZ[2:0]</text:p>
          </table:table-cell>
          <table:table-cell table:style-name="Table39.A2" office:value-type="string">
            <text:p text:style-name="P45">RW</text:p>
          </table:table-cell>
          <table:table-cell table:style-name="Table39.A2" office:value-type="string">
            <text:p text:style-name="P45">0</text:p>
          </table:table-cell>
          <table:table-cell table:style-name="Table39.A2" office:value-type="string">
            <text:p text:style-name="P44">VME A32 Slave window size. This 3-bit field determines the VME A32 Slave window occupied by the unit. </text:p>
            <text:p text:style-name="P129"/>
            <table:table table:name="Table42" table:style-name="Table42">
              <table:table-column table:style-name="Table42.A"/>
              <table:table-column table:style-name="Table42.B"/>
              <table:table-header-rows>
                <table:table-row>
                  <table:table-cell table:style-name="Table42.A1" office:value-type="string">
                    <text:p text:style-name="P6"><text:soft-page-break/>000</text:p>
                  </table:table-cell>
                  <table:table-cell table:style-name="Table42.B1" office:value-type="string">
                    <text:p text:style-name="P7">16 MBytes as 16 Pages of 1 MBytes</text:p>
                  </table:table-cell>
                </table:table-row>
              </table:table-header-rows>
              <table:table-row>
                <table:table-cell table:style-name="Table42.A2" office:value-type="string">
                  <text:p text:style-name="P45">001</text:p>
                </table:table-cell>
                <table:table-cell table:style-name="Table42.B2" office:value-type="string">
                  <text:p text:style-name="P7">32 MBytes ....</text:p>
                </table:table-cell>
              </table:table-row>
              <table:table-row>
                <table:table-cell table:style-name="Table42.A2" office:value-type="string">
                  <text:p text:style-name="P45">010</text:p>
                </table:table-cell>
                <table:table-cell table:style-name="Table42.B2" office:value-type="string">
                  <text:p text:style-name="P7">64 MBytes ....</text:p>
                </table:table-cell>
              </table:table-row>
              <table:table-row>
                <table:table-cell table:style-name="Table42.A2" office:value-type="string">
                  <text:p text:style-name="P45">011</text:p>
                </table:table-cell>
                <table:table-cell table:style-name="Table42.B2" office:value-type="string">
                  <text:p text:style-name="P7">128 MBytes ....</text:p>
                </table:table-cell>
              </table:table-row>
              <table:table-row>
                <table:table-cell table:style-name="Table42.A2" office:value-type="string">
                  <text:p text:style-name="P51">100</text:p>
                </table:table-cell>
                <table:table-cell table:style-name="Table42.B2" office:value-type="string">
                  <text:p text:style-name="P7">256 MBytes ...</text:p>
                </table:table-cell>
              </table:table-row>
              <table:table-row>
                <table:table-cell table:style-name="Table42.A2" office:value-type="string">
                  <text:p text:style-name="P45">101</text:p>
                </table:table-cell>
                <table:table-cell table:style-name="Table42.B2" office:value-type="string">
                  <text:p text:style-name="P7">512 MBytes as 512 Pages of 1 MBytes</text:p>
                </table:table-cell>
              </table:table-row>
              <table:table-row>
                <table:table-cell table:style-name="Table42.A2" office:value-type="string">
                  <text:p text:style-name="P45">110</text:p>
                </table:table-cell>
                <table:table-cell table:style-name="Table42.B2" office:value-type="string">
                  <text:p text:style-name="P7">1024 MBytes as 512 Pages of 2 MBytes.</text:p>
                </table:table-cell>
              </table:table-row>
              <table:table-row>
                <table:table-cell table:style-name="Table42.A2" office:value-type="string">
                  <text:p text:style-name="P45">111</text:p>
                </table:table-cell>
                <table:table-cell table:style-name="Table42.B2" office:value-type="string">
                  <text:p text:style-name="P68">2048 MBytes as 512 Pages of 4 MBytes.</text:p>
                </table:table-cell>
              </table:table-row>
            </table:table>
            <text:p text:style-name="P44"/>
            <text:p text:style-name="P44">The VME Slave A32 window is divided in pages of 1, 2 or 4 MBytes, conditioned by vslv_WSIZ[2:0]</text:p>
          </table:table-cell>
          <table:table-cell table:style-name="Table39.F2" office:value-type="string">
            <text:p text:style-name="P44"/>
          </table:table-cell>
        </table:table-row>
        <table:table-row>
          <table:table-cell table:style-name="Table39.A2" office:value-type="string">
            <text:p text:style-name="P45">[3]</text:p>
          </table:table-cell>
          <table:table-cell table:style-name="Table39.A2" office:value-type="string">
            <text:p text:style-name="P45">Reserved</text:p>
          </table:table-cell>
          <table:table-cell table:style-name="Table39.A2" office:value-type="string">
            <text:p text:style-name="P45">R</text:p>
          </table:table-cell>
          <table:table-cell table:style-name="Table39.A2" office:value-type="string">
            <text:p text:style-name="P45">0</text:p>
          </table:table-cell>
          <table:table-cell table:style-name="Table39.A2" office:value-type="string">
            <text:p text:style-name="P44">Not Implemented</text:p>
          </table:table-cell>
          <table:table-cell table:style-name="Table39.F2" office:value-type="string">
            <text:p text:style-name="P44"/>
          </table:table-cell>
        </table:table-row>
        <table:table-row>
          <table:table-cell table:style-name="Table39.A2" office:value-type="string">
            <text:p text:style-name="P45">[4]</text:p>
          </table:table-cell>
          <table:table-cell table:style-name="Table39.A2" office:value-type="string">
            <text:p text:style-name="P45">vslv_RETRY_Legacy</text:p>
          </table:table-cell>
          <table:table-cell table:style-name="Table39.A2" office:value-type="string">
            <text:p text:style-name="P45">RW</text:p>
          </table:table-cell>
          <table:table-cell table:style-name="Table39.A2" office:value-type="string">
            <text:p text:style-name="P45">0</text:p>
          </table:table-cell>
          <table:table-cell table:style-name="Table39.A2" office:value-type="string">
            <text:p text:style-name="P44">VME Slave RETRY Acknowledge. While set, VME RETRY is never <text:s/>used for <text:s/>SLT and BLT data transfers. Shall be set while interaction with 1st generation of VME board.</text:p>
          </table:table-cell>
          <table:table-cell table:style-name="Table39.F2" office:value-type="string">
            <text:p text:style-name="P44"/>
          </table:table-cell>
        </table:table-row>
        <table:table-row>
          <table:table-cell table:style-name="Table39.A2" office:value-type="string">
            <text:p text:style-name="P45">[5]</text:p>
          </table:table-cell>
          <table:table-cell table:style-name="Table39.A2" office:value-type="string">
            <text:p text:style-name="P45">Reserved</text:p>
          </table:table-cell>
          <table:table-cell table:style-name="Table39.A2" office:value-type="string">
            <text:p text:style-name="P45">R</text:p>
          </table:table-cell>
          <table:table-cell table:style-name="Table39.A2" office:value-type="string">
            <text:p text:style-name="P45">0</text:p>
          </table:table-cell>
          <table:table-cell table:style-name="Table39.A2" office:value-type="string">
            <text:p text:style-name="P44">Not Implemented</text:p>
          </table:table-cell>
          <table:table-cell table:style-name="Table39.F2" office:value-type="string">
            <text:p text:style-name="P44"/>
          </table:table-cell>
        </table:table-row>
        <table:table-row>
          <table:table-cell table:style-name="Table39.A2" office:value-type="string">
            <text:p text:style-name="P45">[7:6]</text:p>
          </table:table-cell>
          <table:table-cell table:style-name="Table39.A2" office:value-type="string">
            <text:p text:style-name="P45">WP_Max_BURST</text:p>
          </table:table-cell>
          <table:table-cell table:style-name="Table39.A2" office:value-type="string">
            <text:p text:style-name="P45">RW</text:p>
          </table:table-cell>
          <table:table-cell table:style-name="Table39.A2" office:value-type="string">
            <text:p text:style-name="P45">00</text:p>
          </table:table-cell>
          <table:table-cell table:style-name="Table39.A2" office:value-type="string">
            <text:p text:style-name="P44">Write_Posting burst size. This two bit field allows to limit the maximum Central_SW write-posting packet size. This control field in not used while targeting the PCI Express EP. (PCI Express has its own burst size limitation mechanism)</text:p>
            <text:p text:style-name="P129"/>
            <table:table table:name="Table90" table:style-name="Table90">
              <table:table-column table:style-name="Table90.A"/>
              <table:table-column table:style-name="Table90.B"/>
              <table:table-header-rows>
                <table:table-row>
                  <table:table-cell table:style-name="Table90.A1" office:value-type="string">
                    <text:p text:style-name="P6">00</text:p>
                  </table:table-cell>
                  <table:table-cell table:style-name="Table90.B1" office:value-type="string">
                    <text:p text:style-name="P7">Max 1 KBytes</text:p>
                  </table:table-cell>
                </table:table-row>
              </table:table-header-rows>
              <table:table-row>
                <table:table-cell table:style-name="Table90.A2" office:value-type="string">
                  <text:p text:style-name="P45">01</text:p>
                </table:table-cell>
                <table:table-cell table:style-name="Table90.B2" office:value-type="string">
                  <text:p text:style-name="P7">512 Bytes</text:p>
                </table:table-cell>
              </table:table-row>
              <table:table-row>
                <table:table-cell table:style-name="Table90.A2" office:value-type="string">
                  <text:p text:style-name="P45">10</text:p>
                </table:table-cell>
                <table:table-cell table:style-name="Table90.B2" office:value-type="string">
                  <text:p text:style-name="P7">256 Bytes</text:p>
                </table:table-cell>
              </table:table-row>
              <table:table-row>
                <table:table-cell table:style-name="Table90.A2" office:value-type="string">
                  <text:p text:style-name="P45">11</text:p>
                </table:table-cell>
                <table:table-cell table:style-name="Table90.B2" office:value-type="string">
                  <text:p text:style-name="P7">128 Bytes</text:p>
                </table:table-cell>
              </table:table-row>
            </table:table>
            <text:p text:style-name="P171"><text:span text:style-name="T25">Nota</text:span> <text:s/>Only used for system latency tuning.</text:p>
          </table:table-cell>
          <table:table-cell table:style-name="Table39.F2" office:value-type="string">
            <text:p text:style-name="P44"/>
          </table:table-cell>
        </table:table-row>
        <table:table-row>
          <table:table-cell table:style-name="Table39.A2" office:value-type="string">
            <text:p text:style-name="P45">[8]</text:p>
          </table:table-cell>
          <table:table-cell table:style-name="Table39.A2" office:value-type="string">
            <text:p text:style-name="P45">RRSP_Invalid</text:p>
          </table:table-cell>
          <table:table-cell table:style-name="Table39.A2" office:value-type="string">
            <text:p text:style-name="P45">R</text:p>
          </table:table-cell>
          <table:table-cell table:style-name="Table39.A2" office:value-type="string">
            <text:p text:style-name="P45">0</text:p>
          </table:table-cell>
          <table:table-cell table:style-name="Table39.A2" office:value-type="string">
            <text:p text:style-name="P44">Read Response Error flag status. </text:p>
            <text:p text:style-name="P44">Incoherent/Invalid <text:s/>Response</text:p>
          </table:table-cell>
          <table:table-cell table:style-name="Table39.F2" office:value-type="string">
            <text:p text:style-name="P44">Status flag cleared while '1' written over</text:p>
          </table:table-cell>
        </table:table-row>
        <table:table-row>
          <table:table-cell table:style-name="Table39.A2" office:value-type="string">
            <text:p text:style-name="P45">[9]</text:p>
          </table:table-cell>
          <table:table-cell table:style-name="Table39.A2" office:value-type="string">
            <text:p text:style-name="P45">RRSP_Unexpected</text:p>
          </table:table-cell>
          <table:table-cell table:style-name="Table39.A2" office:value-type="string">
            <text:p text:style-name="P45">R</text:p>
          </table:table-cell>
          <table:table-cell table:style-name="Table39.A2" office:value-type="string">
            <text:p text:style-name="P45">0</text:p>
          </table:table-cell>
          <table:table-cell table:style-name="Table39.A2" office:value-type="string">
            <text:p text:style-name="P44">Read Response Error flag status.</text:p>
            <text:p text:style-name="P44">Unexpected Response</text:p>
          </table:table-cell>
          <table:table-cell table:style-name="Table39.F2" office:value-type="string">
            <text:p text:style-name="P44">Status flag cleared while '1' written over</text:p>
          </table:table-cell>
        </table:table-row>
        <table:table-row>
          <table:table-cell table:style-name="Table39.A2" office:value-type="string">
            <text:p text:style-name="P45">[10]</text:p>
          </table:table-cell>
          <table:table-cell table:style-name="Table39.A2" office:value-type="string">
            <text:p text:style-name="P45">RRSP_Wrong_ACK</text:p>
          </table:table-cell>
          <table:table-cell table:style-name="Table39.A2" office:value-type="string">
            <text:p text:style-name="P45">R</text:p>
          </table:table-cell>
          <table:table-cell table:style-name="Table39.A2" office:value-type="string">
            <text:p text:style-name="P45">0</text:p>
          </table:table-cell>
          <table:table-cell table:style-name="Table39.A2" office:value-type="string">
            <text:p text:style-name="P44">Read Response Error flag status. </text:p>
            <text:p text:style-name="P44">Wrong Acknowledge <text:s/></text:p>
          </table:table-cell>
          <table:table-cell table:style-name="Table39.F2" office:value-type="string">
            <text:p text:style-name="P44">Status flag cleared while '1' written over</text:p>
          </table:table-cell>
        </table:table-row>
        <table:table-row>
          <table:table-cell table:style-name="Table39.A2" office:value-type="string">
            <text:p text:style-name="P45">[11]</text:p>
          </table:table-cell>
          <table:table-cell table:style-name="Table39.A2" office:value-type="string">
            <text:p text:style-name="P45">RRSP_ Out_of_Date</text:p>
          </table:table-cell>
          <table:table-cell table:style-name="Table39.A2" office:value-type="string">
            <text:p text:style-name="P45">R</text:p>
          </table:table-cell>
          <table:table-cell table:style-name="Table39.A2" office:value-type="string">
            <text:p text:style-name="P45">0</text:p>
          </table:table-cell>
          <table:table-cell table:style-name="Table39.A2" office:value-type="string">
            <text:p text:style-name="P44">Read Response Error flag status.</text:p>
            <text:p text:style-name="P44"><text:s/>Out_of_Date Response</text:p>
          </table:table-cell>
          <table:table-cell table:style-name="Table39.F2" office:value-type="string">
            <text:p text:style-name="P44">Status flag cleared while '1' written over</text:p>
          </table:table-cell>
        </table:table-row>
        <table:table-row>
          <table:table-cell table:style-name="Table39.A2" office:value-type="string">
            <text:p text:style-name="P45">[15:11]</text:p>
          </table:table-cell>
          <table:table-cell table:style-name="Table39.A2" office:value-type="string">
            <text:p text:style-name="P45">Reserved</text:p>
          </table:table-cell>
          <table:table-cell table:style-name="Table39.A2" office:value-type="string">
            <text:p text:style-name="P45">R</text:p>
          </table:table-cell>
          <table:table-cell table:style-name="Table39.A2" office:value-type="string">
            <text:p text:style-name="P45">0</text:p>
          </table:table-cell>
          <table:table-cell table:style-name="Table39.A2" office:value-type="string">
            <text:p text:style-name="P44">Not Implemented</text:p>
          </table:table-cell>
          <table:table-cell table:style-name="Table39.F2" office:value-type="string">
            <text:p text:style-name="P44"/>
          </table:table-cell>
        </table:table-row>
        <table:table-row>
          <table:table-cell table:style-name="Table39.A2" office:value-type="string">
            <text:p text:style-name="P45">[30:16]</text:p>
          </table:table-cell>
          <table:table-cell table:style-name="Table39.A2" office:value-type="string">
            <text:p text:style-name="P45">Reserved</text:p>
          </table:table-cell>
          <table:table-cell table:style-name="Table39.A2" office:value-type="string">
            <text:p text:style-name="P45">R</text:p>
          </table:table-cell>
          <table:table-cell table:style-name="Table39.A2" office:value-type="string">
            <text:p text:style-name="P45">0</text:p>
          </table:table-cell>
          <table:table-cell table:style-name="Table39.A2" office:value-type="string">
            <text:p text:style-name="P44">Not Implemented</text:p>
          </table:table-cell>
          <table:table-cell table:style-name="Table39.F2" office:value-type="string">
            <text:p text:style-name="P44"/>
          </table:table-cell>
        </table:table-row>
        <table:table-row>
          <table:table-cell table:style-name="Table39.A14" office:value-type="string">
            <text:p text:style-name="P45">[31]</text:p>
          </table:table-cell>
          <table:table-cell table:style-name="Table39.A14" office:value-type="string">
            <text:p text:style-name="P45">vslv_ENABLE</text:p>
          </table:table-cell>
          <table:table-cell table:style-name="Table39.A14" office:value-type="string">
            <text:p text:style-name="P45">RW</text:p>
          </table:table-cell>
          <table:table-cell table:style-name="Table39.A14" office:value-type="string">
            <text:p text:style-name="P45">0</text:p>
          </table:table-cell>
          <table:table-cell table:style-name="Table39.A14" office:value-type="string">
            <text:p text:style-name="P44">VME64X VME Slave Enable. </text:p>
          </table:table-cell>
          <table:table-cell table:style-name="Table39.F14" office:value-type="string">
            <text:p text:style-name="P44">Global VME Enable</text:p>
          </table:table-cell>
        </table:table-row>
      </table:table>
      <text:p text:style-name="P140"/>
      <text:list xml:id="list20381890" text:style-name="L65">
        <text:list-item>
          <text:list>
            <text:list-item>
              <text:p text:style-name="P344"><text:span text:style-name="T5">Status flags </text:span><text:span text:style-name="T16">RRSP_Unexpected, <text:s/>RRSP_Wrong_ACK, RRSP_ Out_of_Date are directly derived from the PCI_Express implementation.</text:span></text:p>
            </text:list-item>
          </text:list>
        </text:list-item>
      </text:list>
      <text:list xml:id="list35424372" text:continue-list="list35418873" text:style-name="Outline">
        <text:list-item>
          <text:list>
            <text:list-item>
              <text:list>
                <text:list-item>
                  <text:h text:style-name="Heading_20_3" text:outline-level="3"><text:soft-page-break/>Private VME_INTG Register</text:h>
                </text:list-item>
              </text:list>
            </text:list-item>
          </text:list>
        </text:list-item>
      </text:list>
      <text:p text:style-name="Text_20_body_20_indent_5f_2">This register provides the control &amp; status related to the VME Interruption control.</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table:number-columns-spanned="2" office:value-type="string">
              <text:p text:style-name="P22">PVME_INTG</text:p>
              <text:p text:style-name="P19">IO_Bus : 0x40C-0x40F</text:p>
              <text:p text:style-name="P19">CR/CSR : 0x7F00F-0x7F00C </text:p>
            </table:table-cell>
            <table:covered-table-cell/>
            <table:table-cell table:style-name="Table12.C1" table:number-columns-spanned="4" office:value-type="string">
              <text:p text:style-name="P23">VME Interrupt Generator Register</text:p>
            </table:table-cell>
            <table:covered-table-cell/>
            <table:covered-table-cell/>
            <table:covered-table-cell/>
          </table:table-row>
        </table:table-header-rows>
        <table:table-row>
          <table:table-cell table:style-name="Table12.A2" office:value-type="string">
            <text:p text:style-name="P97">Bit[]</text:p>
          </table:table-cell>
          <table:table-cell table:style-name="Table12.A2" office:value-type="string">
            <text:p text:style-name="P97">Function</text:p>
          </table:table-cell>
          <table:table-cell table:style-name="Table12.A2" office:value-type="string">
            <text:p text:style-name="P97">R/W</text:p>
          </table:table-cell>
          <table:table-cell table:style-name="Table12.A2" office:value-type="string">
            <text:p text:style-name="P97">Reset</text:p>
          </table:table-cell>
          <table:table-cell table:style-name="Table12.A2" office:value-type="string">
            <text:p text:style-name="P96">Description</text:p>
          </table:table-cell>
          <table:table-cell table:style-name="Table12.F2" office:value-type="string">
            <text:p text:style-name="P96">Comments</text:p>
          </table:table-cell>
        </table:table-row>
        <table:table-row>
          <table:table-cell table:style-name="Table12.A2" office:value-type="string">
            <text:p text:style-name="P45">[7:0]</text:p>
          </table:table-cell>
          <table:table-cell table:style-name="Table12.A2" office:value-type="string">
            <text:p text:style-name="P45">vme_INTG_STATUS</text:p>
          </table:table-cell>
          <table:table-cell table:style-name="Table12.A2" office:value-type="string">
            <text:p text:style-name="P45">RW</text:p>
          </table:table-cell>
          <table:table-cell table:style-name="Table12.A2" office:value-type="string">
            <text:p text:style-name="P45">0x00</text:p>
          </table:table-cell>
          <table:table-cell table:style-name="Table12.A2" office:value-type="string">
            <text:p text:style-name="P44">VME Interrupt Generator Status ID 8-bit. This 8-bit field is supplied during the related IACK cycle, acknowledging the Interrupt.</text:p>
          </table:table-cell>
          <table:table-cell table:style-name="Table12.F2" office:value-type="string">
            <text:p text:style-name="P44">Only 8-bit vector supported</text:p>
          </table:table-cell>
        </table:table-row>
        <table:table-row>
          <table:table-cell table:style-name="Table12.A2" office:value-type="string">
            <text:p text:style-name="P45">[10:8]</text:p>
          </table:table-cell>
          <table:table-cell table:style-name="Table12.A2" office:value-type="string">
            <text:p text:style-name="P45">vme_INTG_LEVEL</text:p>
          </table:table-cell>
          <table:table-cell table:style-name="Table12.A2" office:value-type="string">
            <text:p text:style-name="P45">RW</text:p>
          </table:table-cell>
          <table:table-cell table:style-name="Table12.A2" office:value-type="string">
            <text:p text:style-name="P45">0x0</text:p>
          </table:table-cell>
          <table:table-cell table:style-name="Table12.A2" office:value-type="string">
            <text:p text:style-name="P44">VME Interrupt Generator Level, 3-bit encoded value</text:p>
            <text:p text:style-name="P44"/>
          </table:table-cell>
          <table:table-cell table:style-name="Table12.F2" office:value-type="string">
            <text:p text:style-name="P44">Value “000” Not used</text:p>
          </table:table-cell>
        </table:table-row>
        <table:table-row>
          <table:table-cell table:style-name="Table12.A2" office:value-type="string">
            <text:p text:style-name="P45">[11]</text:p>
          </table:table-cell>
          <table:table-cell table:style-name="Table12.A2" office:value-type="string">
            <text:p text:style-name="P45">vme_INTG_IP</text:p>
          </table:table-cell>
          <table:table-cell table:style-name="Table12.A2" office:value-type="string">
            <text:p text:style-name="P45">R</text:p>
          </table:table-cell>
          <table:table-cell table:style-name="Table12.A2" office:value-type="string">
            <text:p text:style-name="P45">0</text:p>
          </table:table-cell>
          <table:table-cell table:style-name="Table12.A2" office:value-type="string">
            <text:p text:style-name="P44">VME Interrupt Pending status flag</text:p>
          </table:table-cell>
          <table:table-cell table:style-name="Table12.F2" office:value-type="string">
            <text:p text:style-name="P44">Default = “000”</text:p>
          </table:table-cell>
        </table:table-row>
        <table:table-row>
          <table:table-cell table:style-name="Table12.A2" office:value-type="string">
            <text:p text:style-name="P45">[15:12]</text:p>
          </table:table-cell>
          <table:table-cell table:style-name="Table12.A2" office:value-type="string">
            <text:p text:style-name="P45">vme_INTG_CMD</text:p>
          </table:table-cell>
          <table:table-cell table:style-name="Table12.A2" office:value-type="string">
            <text:p text:style-name="P45">RW</text:p>
          </table:table-cell>
          <table:table-cell table:style-name="Table12.A2" office:value-type="string">
            <text:p text:style-name="P45">0x0</text:p>
          </table:table-cell>
          <table:table-cell table:style-name="Table12.A2" office:value-type="string">
            <text:p text:style-name="P44">VME Interrupt Generator Command</text:p>
            <text:p text:style-name="P167">[0x0] : No Action</text:p>
            <text:p text:style-name="P167">[0x1] : Set VME Interrupt</text:p>
            <text:p text:style-name="P167">[0x2] : Clear VME Interrupt <text:s/></text:p>
            <text:p text:style-name="P167">Others : Undefined</text:p>
          </table:table-cell>
          <table:table-cell table:style-name="Table12.F2" office:value-type="string">
            <text:p text:style-name="P44"/>
          </table:table-cell>
        </table:table-row>
        <table:table-row>
          <table:table-cell table:style-name="Table12.A2" office:value-type="string">
            <text:p text:style-name="P45">[19:16]</text:p>
          </table:table-cell>
          <table:table-cell table:style-name="Table12.A2" office:value-type="string">
            <text:p text:style-name="P45">vme_INTG_FIFOCNT</text:p>
          </table:table-cell>
          <table:table-cell table:style-name="Table12.A2" office:value-type="string">
            <text:p text:style-name="P45">R</text:p>
          </table:table-cell>
          <table:table-cell table:style-name="Table12.A2" office:value-type="string">
            <text:p text:style-name="P45">0x0</text:p>
          </table:table-cell>
          <table:table-cell table:style-name="Table12.A2" office:value-type="string">
            <text:p text:style-name="P44">INTG FIFO List word counter. Reserved for future improvement</text:p>
          </table:table-cell>
          <table:table-cell table:style-name="Table12.F2" office:value-type="string">
            <text:p text:style-name="P44"/>
          </table:table-cell>
        </table:table-row>
        <table:table-row>
          <table:table-cell table:style-name="Table12.A2" office:value-type="string">
            <text:p text:style-name="P45">[22:20]</text:p>
          </table:table-cell>
          <table:table-cell table:style-name="Table12.A2" office:value-type="string">
            <text:p text:style-name="P45">Reserved</text:p>
          </table:table-cell>
          <table:table-cell table:style-name="Table12.A2" office:value-type="string">
            <text:p text:style-name="P45">R</text:p>
          </table:table-cell>
          <table:table-cell table:style-name="Table12.A2" office:value-type="string">
            <text:p text:style-name="P45">0</text:p>
          </table:table-cell>
          <table:table-cell table:style-name="Table12.A2" office:value-type="string">
            <text:p text:style-name="P44">Not implemented</text:p>
          </table:table-cell>
          <table:table-cell table:style-name="Table12.F2" office:value-type="string">
            <text:p text:style-name="P44"/>
          </table:table-cell>
        </table:table-row>
        <table:table-row>
          <table:table-cell table:style-name="Table12.A2" office:value-type="string">
            <text:p text:style-name="P45">[23]</text:p>
          </table:table-cell>
          <table:table-cell table:style-name="Table12.A2" office:value-type="string">
            <text:p text:style-name="P45">vme_INTG_MOD</text:p>
          </table:table-cell>
          <table:table-cell table:style-name="Table12.A2" office:value-type="string">
            <text:p text:style-name="P45">RW</text:p>
          </table:table-cell>
          <table:table-cell table:style-name="Table12.A2" office:value-type="string">
            <text:p text:style-name="P45">0</text:p>
          </table:table-cell>
          <table:table-cell table:style-name="Table12.A2" office:value-type="string">
            <text:p text:style-name="P44">VME64 Interrupt Generation Mode</text:p>
            <text:p text:style-name="P167">[0] Direct Register Programmed</text:p>
            <text:p text:style-name="P167">[1] FIFO List Enable. (Not supported)</text:p>
            <text:p text:style-name="P141"><text:span text:style-name="T25">Nota</text:span> <text:s/>Provision is made to support a front end FIFO allowing to post up to 16 VME Interrupt.</text:p>
          </table:table-cell>
          <table:table-cell table:style-name="Table12.F2" office:value-type="string">
            <text:p text:style-name="P44"/>
          </table:table-cell>
        </table:table-row>
        <table:table-row>
          <table:table-cell table:style-name="Table12.A2" office:value-type="string">
            <text:p text:style-name="P45">[24]</text:p>
          </table:table-cell>
          <table:table-cell table:style-name="Table12.A2" office:value-type="string">
            <text:p text:style-name="P45">Reserved</text:p>
          </table:table-cell>
          <table:table-cell table:style-name="Table12.A2" office:value-type="string">
            <text:p text:style-name="P45">R</text:p>
          </table:table-cell>
          <table:table-cell table:style-name="Table12.A2" office:value-type="string">
            <text:p text:style-name="P45">0</text:p>
          </table:table-cell>
          <table:table-cell table:style-name="Table12.A2" office:value-type="string">
            <text:p text:style-name="P44">Not implemented</text:p>
          </table:table-cell>
          <table:table-cell table:style-name="Table12.F2" office:value-type="string">
            <text:p text:style-name="P44"/>
          </table:table-cell>
        </table:table-row>
        <table:table-row>
          <table:table-cell table:style-name="Table12.A11" office:value-type="string">
            <text:p text:style-name="P45">[31:25]</text:p>
          </table:table-cell>
          <table:table-cell table:style-name="Table12.A11" office:value-type="string">
            <text:p text:style-name="P45">vme_INTPD[7:1]</text:p>
          </table:table-cell>
          <table:table-cell table:style-name="Table12.A11" office:value-type="string">
            <text:p text:style-name="P45">R</text:p>
          </table:table-cell>
          <table:table-cell table:style-name="Table12.A11" office:value-type="string">
            <text:p text:style-name="P45">0x00</text:p>
          </table:table-cell>
          <table:table-cell table:style-name="Table12.A11" office:value-type="string">
            <text:p text:style-name="P44">VME Interrupt pending. Direct status information from the VME64x backplane.</text:p>
          </table:table-cell>
          <table:table-cell table:style-name="Table12.F11" office:value-type="string">
            <text:p text:style-name="P44"/>
          </table:table-cell>
        </table:table-row>
      </table:table>
      <text:p text:style-name="P175"/>
      <text:list xml:id="list35417615" text:continue-numbering="true" text:style-name="Outline">
        <text:list-item>
          <text:list>
            <text:list-item>
              <text:list>
                <text:list-item>
                  <text:h text:style-name="Heading_20_3" text:outline-level="3">Private VME_MMU Address Pointer Register</text:h>
                </text:list-item>
              </text:list>
            </text:list-item>
          </text:list>
        </text:list-item>
      </text:list>
      <text:p text:style-name="Text_20_body_20_indent_5f_2">This register provides the address pointer used to initialize the INgress VME MMU look-up table. The INgress VME MMU is implemented with a dual-port SRAM (512 * D64) , supporting up to 512 page entries. The page size is dependant of the VME A32 Window size selected.</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header-rows>
          <table:table-row>
            <table:table-cell table:style-name="Table43.A1" table:number-columns-spanned="2" office:value-type="string">
              <text:p text:style-name="P22">PVME_MMUADD</text:p>
              <text:p text:style-name="P19">IO_Bus : 0x410-0x413</text:p>
              <text:p text:style-name="P19">CR/CSR : 0x7F013-0x7F010 </text:p>
            </table:table-cell>
            <table:covered-table-cell/>
            <table:table-cell table:style-name="Table43.C1" table:number-columns-spanned="4" office:value-type="string">
              <text:p text:style-name="P23">VME MMU Address Pointer</text:p>
            </table:table-cell>
            <table:covered-table-cell/>
            <table:covered-table-cell/>
            <table:covered-table-cell/>
          </table:table-row>
        </table:table-header-rows>
        <table:table-row>
          <table:table-cell table:style-name="Table43.A2" office:value-type="string">
            <text:p text:style-name="P97">Bit[]</text:p>
          </table:table-cell>
          <table:table-cell table:style-name="Table43.A2" office:value-type="string">
            <text:p text:style-name="P97">Function</text:p>
          </table:table-cell>
          <table:table-cell table:style-name="Table43.A2" office:value-type="string">
            <text:p text:style-name="P97">R/W</text:p>
          </table:table-cell>
          <table:table-cell table:style-name="Table43.A2" office:value-type="string">
            <text:p text:style-name="P97">Reset</text:p>
          </table:table-cell>
          <table:table-cell table:style-name="Table43.A2" office:value-type="string">
            <text:p text:style-name="P96">Description</text:p>
          </table:table-cell>
          <table:table-cell table:style-name="Table43.F2" office:value-type="string">
            <text:p text:style-name="P96">Comments</text:p>
          </table:table-cell>
        </table:table-row>
        <table:table-row>
          <table:table-cell table:style-name="Table43.A2" office:value-type="string">
            <text:p text:style-name="P45">[0]</text:p>
          </table:table-cell>
          <table:table-cell table:style-name="Table43.A2" office:value-type="string">
            <text:p text:style-name="P45">Reserved</text:p>
          </table:table-cell>
          <table:table-cell table:style-name="Table43.A2" office:value-type="string">
            <text:p text:style-name="P45">R</text:p>
          </table:table-cell>
          <table:table-cell table:style-name="Table43.A2" office:value-type="string">
            <text:p text:style-name="P45">0</text:p>
          </table:table-cell>
          <table:table-cell table:style-name="Table43.A2" office:value-type="string">
            <text:p text:style-name="P44">Fixed to 0</text:p>
          </table:table-cell>
          <table:table-cell table:style-name="Table43.F2" office:value-type="string">
            <text:p text:style-name="P44">WORD aligned</text:p>
          </table:table-cell>
        </table:table-row>
        <table:table-row>
          <table:table-cell table:style-name="Table43.A2" office:value-type="string">
            <text:p text:style-name="P45">[11:1]</text:p>
          </table:table-cell>
          <table:table-cell table:style-name="Table43.A2" office:value-type="string">
            <text:p text:style-name="P45">vme_MMUADD[9:0]</text:p>
          </table:table-cell>
          <table:table-cell table:style-name="Table43.A2" office:value-type="string">
            <text:p text:style-name="P45">RW</text:p>
          </table:table-cell>
          <table:table-cell table:style-name="Table43.A2" office:value-type="string">
            <text:p text:style-name="P45">0</text:p>
          </table:table-cell>
          <table:table-cell table:style-name="Table43.A2" office:value-type="string">
            <text:p text:style-name="P44">10-bit Address pointer <text:s/>supporting the MMU Table initialization. This pointer is incremented after every access (Read or Write) through the PVME_MMUDAT register. </text:p>
            <text:p text:style-name="P44"/>
            <text:p text:style-name="P46">MMUADD[1:0] = 00 : Page_DESC[15:0]</text:p>
            <text:p text:style-name="P46"><text:s text:c="31"/>01 : Page_DESC[31:16]</text:p>
            <text:p text:style-name="P46"><text:s text:c="31"/>10 : Page_DESC[47:32]</text:p>
            <text:p text:style-name="P46"><text:s text:c="31"/>11 : Page_DESC[63:48]</text:p>
            <text:p text:style-name="P142"><text:soft-page-break/><text:span text:style-name="T25">Nota</text:span> <text:s/>The complete Page Descriptor initialization requires 4 consecutive loads</text:p>
          </table:table-cell>
          <table:table-cell table:style-name="Table43.F2" office:value-type="string">
            <text:p text:style-name="P44">Auto incremented address pointer.</text:p>
          </table:table-cell>
        </table:table-row>
        <table:table-row>
          <table:table-cell table:style-name="Table43.A5" office:value-type="string">
            <text:p text:style-name="P45">[31:12]</text:p>
          </table:table-cell>
          <table:table-cell table:style-name="Table43.A5" office:value-type="string">
            <text:p text:style-name="P45">Reserved</text:p>
          </table:table-cell>
          <table:table-cell table:style-name="Table43.A5" office:value-type="string">
            <text:p text:style-name="P45">R</text:p>
          </table:table-cell>
          <table:table-cell table:style-name="Table43.A5" office:value-type="string">
            <text:p text:style-name="P45">0</text:p>
          </table:table-cell>
          <table:table-cell table:style-name="Table43.A5" office:value-type="string">
            <text:p text:style-name="P44">Not Implemented</text:p>
          </table:table-cell>
          <table:table-cell table:style-name="Table43.F5" office:value-type="string">
            <text:p text:style-name="P44"/>
          </table:table-cell>
        </table:table-row>
      </table:table>
      <text:p text:style-name="P140"/>
      <text:list xml:id="list35436898" text:continue-numbering="true" text:style-name="Outline">
        <text:list-item>
          <text:list>
            <text:list-item>
              <text:list>
                <text:list-item>
                  <text:h text:style-name="Heading_20_3" text:outline-level="3">Private VME_MMU Data Register</text:h>
                </text:list-item>
              </text:list>
            </text:list-item>
          </text:list>
        </text:list-item>
      </text:list>
      <text:p text:style-name="Text_20_body_20_indent_5f_2">This register provides the address pointer used to initialize the Ingress VME MMU look-up table.</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header-rows>
          <table:table-row>
            <table:table-cell table:style-name="Table44.A1" table:number-columns-spanned="2" office:value-type="string">
              <text:p text:style-name="P22">PVME_MMUDAT</text:p>
              <text:p text:style-name="P19">IO_Bus : 0x414-0x417</text:p>
              <text:p text:style-name="P19">CR/CSR : 0x7F017-0x7F014 </text:p>
            </table:table-cell>
            <table:covered-table-cell/>
            <table:table-cell table:style-name="Table44.C1" table:number-columns-spanned="4" office:value-type="string">
              <text:p text:style-name="P23">VME MMU Data Register</text:p>
            </table:table-cell>
            <table:covered-table-cell/>
            <table:covered-table-cell/>
            <table:covered-table-cell/>
          </table:table-row>
        </table:table-header-rows>
        <table:table-row>
          <table:table-cell table:style-name="Table44.A2" office:value-type="string">
            <text:p text:style-name="P97">Bit[]</text:p>
          </table:table-cell>
          <table:table-cell table:style-name="Table44.A2" office:value-type="string">
            <text:p text:style-name="P97">Function</text:p>
          </table:table-cell>
          <table:table-cell table:style-name="Table44.A2" office:value-type="string">
            <text:p text:style-name="P97">R/W</text:p>
          </table:table-cell>
          <table:table-cell table:style-name="Table44.A2" office:value-type="string">
            <text:p text:style-name="P97">Reset</text:p>
          </table:table-cell>
          <table:table-cell table:style-name="Table44.A2" office:value-type="string">
            <text:p text:style-name="P96">Description</text:p>
          </table:table-cell>
          <table:table-cell table:style-name="Table44.F2" office:value-type="string">
            <text:p text:style-name="P96">Comments</text:p>
          </table:table-cell>
        </table:table-row>
        <table:table-row>
          <table:table-cell table:style-name="Table44.A2" office:value-type="string">
            <text:p text:style-name="P45">[15:0]</text:p>
          </table:table-cell>
          <table:table-cell table:style-name="Table44.A2" office:value-type="string">
            <text:p text:style-name="P45">vme_MMUDAT[15:0]</text:p>
          </table:table-cell>
          <table:table-cell table:style-name="Table44.A2" office:value-type="string">
            <text:p text:style-name="P45">RW</text:p>
          </table:table-cell>
          <table:table-cell table:style-name="Table44.A2" office:value-type="string">
            <text:p text:style-name="P45">0</text:p>
          </table:table-cell>
          <table:table-cell table:style-name="Table44.A2" office:value-type="string">
            <text:p text:style-name="P44">16-bit Data register, associated with previous register PVME_MMUADD used to access the MMU DPRAM</text:p>
            <text:p text:style-name="P44"/>
          </table:table-cell>
          <table:table-cell table:style-name="Table44.F2" office:value-type="string">
            <text:p text:style-name="P44"/>
          </table:table-cell>
        </table:table-row>
        <table:table-row>
          <table:table-cell table:style-name="Table44.A4" office:value-type="string">
            <text:p text:style-name="P45">[31:16]</text:p>
          </table:table-cell>
          <table:table-cell table:style-name="Table44.A4" office:value-type="string">
            <text:p text:style-name="P53">Reserved </text:p>
          </table:table-cell>
          <table:table-cell table:style-name="Table44.A4" office:value-type="string">
            <text:p text:style-name="P53">R</text:p>
          </table:table-cell>
          <table:table-cell table:style-name="Table44.A4" office:value-type="string">
            <text:p text:style-name="P53">0</text:p>
          </table:table-cell>
          <table:table-cell table:style-name="Table44.A4" office:value-type="string">
            <text:p text:style-name="P44">Fixed to 00</text:p>
          </table:table-cell>
          <table:table-cell table:style-name="Table44.F4" office:value-type="string">
            <text:p text:style-name="P96"/>
          </table:table-cell>
        </table:table-row>
      </table:table>
      <text:p text:style-name="P140"/>
      <text:p text:style-name="Text_20_body_20_indent_5f_2">The MMU Page Descriptor is composed of two consecutive DW, forming a 64-bit QW. The initialization is handled with two access through the<text:span text:style-name="T5"> <text:s/></text:span><text:span text:style-name="T16">PVME_MMUDAT Register. <text:s/>Each 4 MBytes page entry address owns its <text:s/>QW Page Descriptor. (DPRAM : 512*D64 - 2048*D16)</text:span></text:p>
      <text:p text:style-name="P156">The following table sums up the Page Descriptor format :</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45.A1" table:number-columns-spanned="4" office:value-type="string">
              <text:p text:style-name="P15">Page Descriptor High DW <text:s/>(vme_MMUADD[1:0] = “11” - “10”)</text:p>
            </table:table-cell>
            <table:covered-table-cell/>
            <table:covered-table-cell/>
            <table:covered-table-cell/>
          </table:table-row>
        </table:table-header-rows>
        <table:table-row>
          <table:table-cell table:style-name="Table45.A2" office:value-type="string">
            <text:p text:style-name="P98">Bit[]</text:p>
          </table:table-cell>
          <table:table-cell table:style-name="Table45.A2" office:value-type="string">
            <text:p text:style-name="P98">Field</text:p>
          </table:table-cell>
          <table:table-cell table:style-name="Table45.A2" office:value-type="string">
            <text:p text:style-name="P99">Description</text:p>
          </table:table-cell>
          <table:table-cell table:style-name="Table45.D2" office:value-type="string">
            <text:p text:style-name="P98">Comments</text:p>
          </table:table-cell>
        </table:table-row>
        <table:table-row>
          <table:table-cell table:style-name="Table45.A2" office:value-type="string">
            <text:p text:style-name="P70">[63:32]</text:p>
          </table:table-cell>
          <table:table-cell table:style-name="Table45.A2" office:value-type="string">
            <text:p text:style-name="P70">int_ADD[63:32]</text:p>
          </table:table-cell>
          <table:table-cell table:style-name="Table45.A2" office:value-type="string">
            <text:p text:style-name="P68">Internal High Address remapping over 64-bit field. 64-bit addressing is mandatory for PCI Express addressing</text:p>
          </table:table-cell>
          <table:table-cell table:style-name="Table45.D2" office:value-type="string">
            <text:p text:style-name="P68">PCI_Express recommendation to be able to support 64-bit addressing</text:p>
          </table:table-cell>
        </table:table-row>
        <table:table-row>
          <table:table-cell table:style-name="Table45.D2" table:number-columns-spanned="4" office:value-type="string">
            <text:p text:style-name="P13">Page Descriptor Low DW (vme_MMUADD[1:0] = <text:span text:style-name="T29">“01” - “00”</text:span>)</text:p>
          </table:table-cell>
          <table:covered-table-cell/>
          <table:covered-table-cell/>
          <table:covered-table-cell/>
        </table:table-row>
        <table:table-row>
          <table:table-cell table:style-name="Table45.A2" office:value-type="string">
            <text:p text:style-name="P98">Bit[]</text:p>
          </table:table-cell>
          <table:table-cell table:style-name="Table45.A2" office:value-type="string">
            <text:p text:style-name="P98">Field</text:p>
          </table:table-cell>
          <table:table-cell table:style-name="Table45.A2" office:value-type="string">
            <text:p text:style-name="P99">Description</text:p>
          </table:table-cell>
          <table:table-cell table:style-name="Table45.D2" office:value-type="string">
            <text:p text:style-name="P98">Comments</text:p>
          </table:table-cell>
        </table:table-row>
        <table:table-row>
          <table:table-cell table:style-name="Table45.A2" office:value-type="string">
            <text:p text:style-name="P70">[0]</text:p>
          </table:table-cell>
          <table:table-cell table:style-name="Table45.A2" office:value-type="string">
            <text:p text:style-name="P70">Page_Enable</text:p>
          </table:table-cell>
          <table:table-cell table:style-name="Table45.A2" office:value-type="string">
            <text:p text:style-name="P68">Enable the Page entry. If not set, the incoming cycle is rejected, even if the VME address window is decoded.</text:p>
          </table:table-cell>
          <table:table-cell table:style-name="Table45.D2" office:value-type="string">
            <text:p text:style-name="P68">This facility allows to built selective addressing </text:p>
          </table:table-cell>
        </table:table-row>
        <table:table-row>
          <table:table-cell table:style-name="Table45.A2" office:value-type="string">
            <text:p text:style-name="P70">[1]</text:p>
          </table:table-cell>
          <table:table-cell table:style-name="Table45.A2" office:value-type="string">
            <text:p text:style-name="P70">Write_Enable</text:p>
          </table:table-cell>
          <table:table-cell table:style-name="Table45.A2" office:value-type="string">
            <text:p text:style-name="P68">Enable Write access across this page entry. If not set, the WRITE are rejected. (BERR# generation)</text:p>
            <text:p text:style-name="P142"><text:span text:style-name="T25">Nota</text:span> <text:s/>This control allows to built WRITE protected area in the PEV_1100 resources. (Local SMEM or PCI Express remote resources)</text:p>
          </table:table-cell>
          <table:table-cell table:style-name="Table45.D2" office:value-type="string">
            <text:p text:style-name="P68">Allows to support selected write-protect area </text:p>
          </table:table-cell>
        </table:table-row>
        <table:table-row>
          <table:table-cell table:style-name="Table45.A2" office:value-type="string">
            <text:p text:style-name="P70">[4:2]</text:p>
          </table:table-cell>
          <table:table-cell table:style-name="Table45.A2" office:value-type="string">
            <text:p text:style-name="P70">Traffic_Class[2:0]</text:p>
          </table:table-cell>
          <table:table-cell table:style-name="Table45.A2" office:value-type="string">
            <text:p text:style-name="P68">PCI Express TC field. 2.2.6.6</text:p>
            <text:p text:style-name="P142"><text:span text:style-name="T25">Nota</text:span> <text:s/>Only meaningful with remote PCI Express access.</text:p>
          </table:table-cell>
          <table:table-cell table:style-name="Table45.D2" office:value-type="string">
            <text:p text:style-name="P68"/>
          </table:table-cell>
        </table:table-row>
        <table:table-row>
          <table:table-cell table:style-name="Table45.A2" office:value-type="string">
            <text:p text:style-name="P70">[5]</text:p>
          </table:table-cell>
          <table:table-cell table:style-name="Table45.A2" office:value-type="string">
            <text:p text:style-name="P70">Supervisory</text:p>
          </table:table-cell>
          <table:table-cell table:style-name="Table45.A2" office:value-type="string">
            <text:p text:style-name="P68">While set only transactions with AM code Supervisory are decoded. </text:p>
          </table:table-cell>
          <table:table-cell table:style-name="Table45.D2" office:value-type="string">
            <text:p text:style-name="P68"/>
          </table:table-cell>
        </table:table-row>
        <table:table-row>
          <table:table-cell table:style-name="Table45.A2" office:value-type="string">
            <text:p text:style-name="P70">[7:6]</text:p>
          </table:table-cell>
          <table:table-cell table:style-name="Table45.A2" office:value-type="string">
            <text:p text:style-name="P70">Byte Swapping</text:p>
          </table:table-cell>
          <table:table-cell table:style-name="Table45.A2" office:value-type="string">
            <text:p text:style-name="P68">BYTE Swapping Policy. This 2-bit field specifies the Byte Swapping policy.(Little – Big Endian conversion)</text:p>
            <text:p text:style-name="P68"/>
            <table:table table:name="Table89" table:style-name="Table89">
              <table:table-column table:style-name="Table89.A"/>
              <table:table-column table:style-name="Table89.B"/>
              <table:table-header-rows>
                <table:table-row>
                  <table:table-cell table:style-name="Table89.A1" office:value-type="string">
                    <text:p text:style-name="P6"><text:soft-page-break/>00</text:p>
                  </table:table-cell>
                  <table:table-cell table:style-name="Table89.B1" office:value-type="string">
                    <text:p text:style-name="P7">No Swapping</text:p>
                  </table:table-cell>
                </table:table-row>
              </table:table-header-rows>
              <table:table-row>
                <table:table-cell table:style-name="Table89.A2" office:value-type="string">
                  <text:p text:style-name="P75">01</text:p>
                </table:table-cell>
                <table:table-cell table:style-name="Table89.B2" office:value-type="string">
                  <text:p text:style-name="P76">LITTLE to BIG Endian Automatic <text:s/>Swapping</text:p>
                  <text:p text:style-name="P168">BYTE <text:s text:c="2"/>: No Swapping</text:p>
                  <text:p text:style-name="P168">WORD : D16 word swapping</text:p>
                  <text:p text:style-name="P168">DW <text:s text:c="5"/>: BYTE &amp; WORD Swapping</text:p>
                </table:table-cell>
              </table:table-row>
              <table:table-row>
                <table:table-cell table:style-name="Table89.A2" office:value-type="string">
                  <text:p text:style-name="P75">10</text:p>
                </table:table-cell>
                <table:table-cell table:style-name="Table89.B2" office:value-type="string">
                  <text:p text:style-name="P76">DW BYTE &amp; WORD Swapping</text:p>
                </table:table-cell>
              </table:table-row>
              <table:table-row>
                <table:table-cell table:style-name="Table89.A2" office:value-type="string">
                  <text:p text:style-name="P75">11</text:p>
                </table:table-cell>
                <table:table-cell table:style-name="Table89.B2" office:value-type="string">
                  <text:p text:style-name="P76">Reserved</text:p>
                </table:table-cell>
              </table:table-row>
            </table:table>
            <text:p text:style-name="P169"/>
          </table:table-cell>
          <table:table-cell table:style-name="Table45.D2" office:value-type="string">
            <text:p text:style-name="P68">The Byte swapper is located in the VME Interface. Following control applies to the VME Slave data path</text:p>
          </table:table-cell>
        </table:table-row>
        <table:table-row>
          <table:table-cell table:style-name="Table45.A2" office:value-type="string">
            <text:p text:style-name="P70">[11:8]</text:p>
          </table:table-cell>
          <table:table-cell table:style-name="Table45.A2" office:value-type="string">
            <text:p text:style-name="P70">Space_Typ[3:0]</text:p>
          </table:table-cell>
          <table:table-cell table:style-name="Table45.A2" office:value-type="string">
            <text:p text:style-name="P68">This 4-bit field encodes the Address Space targeted in destination. Refer to <text:s/>table “Address Type Encoding”</text:p>
          </table:table-cell>
          <table:table-cell table:style-name="Table45.D2" office:value-type="string">
            <text:p text:style-name="P68"/>
          </table:table-cell>
        </table:table-row>
        <table:table-row>
          <table:table-cell table:style-name="Table45.A2" office:value-type="string">
            <text:p text:style-name="P70">[15:12]</text:p>
          </table:table-cell>
          <table:table-cell table:style-name="Table45.A2" office:value-type="string">
            <text:p text:style-name="P70">SW_Destination</text:p>
          </table:table-cell>
          <table:table-cell table:style-name="Table45.A2" office:value-type="string">
            <text:p text:style-name="P68">Destination Address Space Type. 4-bit field </text:p>
            <text:p text:style-name="P44"/>
            <table:table table:name="Table58" table:style-name="Table58">
              <table:table-column table:style-name="Table58.A"/>
              <table:table-column table:style-name="Table58.B"/>
              <table:table-header-rows>
                <table:table-row table:style-name="Table58.1">
                  <table:table-cell table:style-name="Table58.A1" office:value-type="string">
                    <text:p text:style-name="P6">0000</text:p>
                  </table:table-cell>
                  <table:table-cell table:style-name="Table58.B1" office:value-type="string">
                    <text:p text:style-name="P46">PCI Express</text:p>
                  </table:table-cell>
                </table:table-row>
              </table:table-header-rows>
              <table:table-row>
                <table:table-cell table:style-name="Table58.A2" office:value-type="string">
                  <text:p text:style-name="P70">0001</text:p>
                </table:table-cell>
                <table:table-cell table:style-name="Table58.B2" office:value-type="string">
                  <text:p text:style-name="P46">VME64X </text:p>
                </table:table-cell>
              </table:table-row>
              <table:table-row>
                <table:table-cell table:style-name="Table58.A2" office:value-type="string">
                  <text:p text:style-name="P68">0010</text:p>
                </table:table-cell>
                <table:table-cell table:style-name="Table58.B2" office:value-type="string">
                  <text:p text:style-name="P46">Shared Memory</text:p>
                </table:table-cell>
              </table:table-row>
              <table:table-row>
                <table:table-cell table:style-name="Table58.A2" office:value-type="string">
                  <text:p text:style-name="P45">0011</text:p>
                </table:table-cell>
                <table:table-cell table:style-name="Table58.B2" office:value-type="string">
                  <text:p text:style-name="P46">User</text:p>
                </table:table-cell>
              </table:table-row>
              <table:table-row>
                <table:table-cell table:style-name="Table58.A2" office:value-type="string">
                  <text:p text:style-name="P45">Others</text:p>
                </table:table-cell>
                <table:table-cell table:style-name="Table58.B2" office:value-type="string">
                  <text:p text:style-name="P46">Reserved, Invalid value on actual PEV_1100</text:p>
                </table:table-cell>
              </table:table-row>
            </table:table>
            <text:p text:style-name="P68"/>
          </table:table-cell>
          <table:table-cell table:style-name="Table45.D2" office:value-type="string">
            <text:p text:style-name="P68">Only two LSB bits <text:s/>used in the PEV_1100 implementation.</text:p>
          </table:table-cell>
        </table:table-row>
        <table:table-row>
          <table:table-cell table:style-name="Table45.A2" office:value-type="string">
            <text:p text:style-name="P70">[17:16]</text:p>
          </table:table-cell>
          <table:table-cell table:style-name="Table45.A2" office:value-type="string">
            <text:p text:style-name="P70">READ_Prefetch</text:p>
          </table:table-cell>
          <table:table-cell table:style-name="Table45.A2" office:value-type="string">
            <text:p text:style-name="P68">Determine Destination prefetch size in case of VME64X BLT and MBLT. <text:s/>No used for 2eVME and 2eSST.</text:p>
            <text:p text:style-name="P44"/>
            <table:table table:name="Table54" table:style-name="Table54">
              <table:table-column table:style-name="Table54.A"/>
              <table:table-column table:style-name="Table54.B"/>
              <table:table-column table:style-name="Table54.C"/>
              <table:table-header-rows>
                <table:table-row table:style-name="Table54.1">
                  <table:table-cell table:style-name="Table54.A1" office:value-type="string">
                    <text:p text:style-name="P6"/>
                  </table:table-cell>
                  <table:table-cell table:style-name="Table54.A1" office:value-type="string">
                    <text:p text:style-name="P45">VME BLT</text:p>
                  </table:table-cell>
                  <table:table-cell table:style-name="Table54.C1" office:value-type="string">
                    <text:p text:style-name="P45">VME MBLT</text:p>
                  </table:table-cell>
                </table:table-row>
              </table:table-header-rows>
              <table:table-row>
                <table:table-cell table:style-name="Table54.A2" office:value-type="string">
                  <text:p text:style-name="P6">00</text:p>
                </table:table-cell>
                <table:table-cell table:style-name="Table54.A2" office:value-type="string">
                  <text:p text:style-name="P45">32 Bytes</text:p>
                </table:table-cell>
                <table:table-cell table:style-name="Table54.C2" office:value-type="string">
                  <text:p text:style-name="P6">64 Bytes</text:p>
                </table:table-cell>
              </table:table-row>
              <table:table-row>
                <table:table-cell table:style-name="Table54.A2" office:value-type="string">
                  <text:p text:style-name="P45">01</text:p>
                </table:table-cell>
                <table:table-cell table:style-name="Table54.A2" office:value-type="string">
                  <text:p text:style-name="P6">64 Bytes</text:p>
                </table:table-cell>
                <table:table-cell table:style-name="Table54.C2" office:value-type="string">
                  <text:p text:style-name="P6">128 Bytes</text:p>
                </table:table-cell>
              </table:table-row>
              <table:table-row>
                <table:table-cell table:style-name="Table54.A2" office:value-type="string">
                  <text:p text:style-name="P45">10</text:p>
                </table:table-cell>
                <table:table-cell table:style-name="Table54.A2" office:value-type="string">
                  <text:p text:style-name="P45">128 Bytes</text:p>
                </table:table-cell>
                <table:table-cell table:style-name="Table54.C2" office:value-type="string">
                  <text:p text:style-name="P45">256 Bytes</text:p>
                </table:table-cell>
              </table:table-row>
              <table:table-row>
                <table:table-cell table:style-name="Table54.A2" office:value-type="string">
                  <text:p text:style-name="P45">11</text:p>
                </table:table-cell>
                <table:table-cell table:style-name="Table54.A2" office:value-type="string">
                  <text:p text:style-name="P45">256 Bytes</text:p>
                </table:table-cell>
                <table:table-cell table:style-name="Table54.C2" office:value-type="string">
                  <text:p text:style-name="P45">512 Bytes</text:p>
                </table:table-cell>
              </table:table-row>
            </table:table>
            <text:p text:style-name="P68"/>
          </table:table-cell>
          <table:table-cell table:style-name="Table45.D2" office:value-type="string">
            <text:p text:style-name="P68">Only for VME64X addressing without information on data read size expected.</text:p>
            <text:p text:style-name="P68"/>
            <text:p text:style-name="P68"/>
          </table:table-cell>
        </table:table-row>
        <table:table-row>
          <table:table-cell table:style-name="Table45.A2" office:value-type="string">
            <text:p text:style-name="P70">[18]</text:p>
          </table:table-cell>
          <table:table-cell table:style-name="Table45.A2" office:value-type="string">
            <text:p text:style-name="P70">No_Snoop</text:p>
          </table:table-cell>
          <table:table-cell table:style-name="Table45.A2" office:value-type="string">
            <text:p text:style-name="P68">Refer to PCI Express specification.</text:p>
          </table:table-cell>
          <table:table-cell table:style-name="Table45.D2" office:value-type="string">
            <text:p text:style-name="P68">Only while targeting PCIe EP</text:p>
          </table:table-cell>
        </table:table-row>
        <table:table-row>
          <table:table-cell table:style-name="Table45.A2" office:value-type="string">
            <text:p text:style-name="P70">[19]</text:p>
          </table:table-cell>
          <table:table-cell table:style-name="Table45.A2" office:value-type="string">
            <text:p text:style-name="P70">Relaxed Ordering</text:p>
          </table:table-cell>
          <table:table-cell table:style-name="Table45.A2" office:value-type="string">
            <text:p text:style-name="P68">Refer to PCI Express specification.2.2.6.4</text:p>
          </table:table-cell>
          <table:table-cell table:style-name="Table45.D2" office:value-type="string">
            <text:p text:style-name="P68">Only while targeting PCIe EP</text:p>
          </table:table-cell>
        </table:table-row>
        <table:table-row>
          <table:table-cell table:style-name="Table45.A16" office:value-type="string">
            <text:p text:style-name="P70">[31:20]</text:p>
          </table:table-cell>
          <table:table-cell table:style-name="Table45.A16" office:value-type="string">
            <text:p text:style-name="P70">int_ADD[31:20]</text:p>
          </table:table-cell>
          <table:table-cell table:style-name="Table45.A16" office:value-type="string">
            <text:p text:style-name="P68">Internal Low Address remapping. 2.2.6.5</text:p>
          </table:table-cell>
          <table:table-cell table:style-name="Table45.D16" office:value-type="string">
            <text:p text:style-name="P68"/>
          </table:table-cell>
        </table:table-row>
      </table:table>
      <text:p text:style-name="P175">Table <text:sequence text:ref-name="refTable25" text:name="Table" text:formula="ooow:Table+1" style:num-format="1">3.4</text:sequence>. : Private VME MMU Page Descriptor </text:p>
      <text:p text:style-name="P131"/>
      <text:p text:style-name="P131"/>
      <text:p text:style-name="Text_20_body_20_indent_5f_2">The following table sums-up the destination Address Space Type . (PCI Express, USER or Shared Mem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Space_Type</text:p>
            </table:table-cell>
            <table:table-cell table:style-name="Table9.A1" office:value-type="string">
              <text:p text:style-name="P12">PCI Express</text:p>
            </table:table-cell>
            <table:table-cell table:style-name="Table9.C1" office:value-type="string">
              <text:p text:style-name="P12">Shared Memory / USER</text:p>
            </table:table-cell>
          </table:table-row>
        </table:table-header-rows>
        <table:table-row table:style-name="Table9.1">
          <table:table-cell table:style-name="Table9.A2" office:value-type="string">
            <text:p text:style-name="P70">0x0-0x2</text:p>
          </table:table-cell>
          <table:table-cell table:style-name="Table9.A2" office:value-type="string">
            <text:p text:style-name="P70">Reserved</text:p>
          </table:table-cell>
          <table:table-cell table:style-name="Table9.C2" office:value-type="string">
            <text:p text:style-name="P70">Reserved</text:p>
          </table:table-cell>
        </table:table-row>
        <table:table-row table:style-name="Table9.1">
          <table:table-cell table:style-name="Table9.A2" office:value-type="string">
            <text:p text:style-name="P70">0x3-0x7</text:p>
          </table:table-cell>
          <table:table-cell table:style-name="Table9.A2" office:value-type="string">
            <text:p text:style-name="P70">Reserved</text:p>
          </table:table-cell>
          <table:table-cell table:style-name="Table9.C2" office:value-type="string">
            <text:p text:style-name="P70">Reserved</text:p>
          </table:table-cell>
        </table:table-row>
        <table:table-row table:style-name="Table9.1">
          <table:table-cell table:style-name="Table9.A2" office:value-type="string">
            <text:p text:style-name="P70">0x8-0xB</text:p>
          </table:table-cell>
          <table:table-cell table:style-name="Table9.A2" office:value-type="string">
            <text:p text:style-name="P70">MEM A64</text:p>
          </table:table-cell>
          <table:table-cell table:style-name="Table9.C2" office:value-type="string">
            <text:p text:style-name="P70">OK</text:p>
          </table:table-cell>
        </table:table-row>
        <table:table-row table:style-name="Table9.1">
          <table:table-cell table:style-name="Table9.A5" office:value-type="string">
            <text:p text:style-name="P70">0x9-0xF</text:p>
          </table:table-cell>
          <table:table-cell table:style-name="Table9.A5" office:value-type="string">
            <text:p text:style-name="P70">Reserved</text:p>
          </table:table-cell>
          <table:table-cell table:style-name="Table9.C5" office:value-type="string">
            <text:p text:style-name="P70">Reserved</text:p>
          </table:table-cell>
        </table:table-row>
      </table:table>
      <text:p text:style-name="P180">Table <text:sequence text:ref-name="refTable26" text:name="Table" text:formula="ooow:Table+1" style:num-format="1">3.5</text:sequence> : Address Type Encoding </text:p>
      <text:p text:style-name="P180"/>
      <text:list xml:id="list35444869" text:continue-numbering="true" text:style-name="Outline">
        <text:list-item>
          <text:list>
            <text:list-item>
              <text:list>
                <text:list-item>
                  <text:h text:style-name="Heading_20_3" text:outline-level="3"><text:soft-page-break/>Private VME_Address Error Register</text:h>
                </text:list-item>
              </text:list>
            </text:list-item>
          </text:list>
        </text:list-item>
      </text:list>
      <text:p text:style-name="Text_20_body_20_indent_5f_2">This register provides the catched VME Address stored while the VME Master interface received a BERR#. </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header-rows>
          <table:table-row>
            <table:table-cell table:style-name="Table86.A1" table:number-columns-spanned="2" office:value-type="string">
              <text:p text:style-name="P22">PVME_ADDERR</text:p>
              <text:p text:style-name="P19">IO_Bus : 0x418-0x41B</text:p>
              <text:p text:style-name="P19">CR/CSR : 0x7F018-0x7F01B </text:p>
            </table:table-cell>
            <table:covered-table-cell/>
            <table:table-cell table:style-name="Table86.C1" table:number-columns-spanned="4" office:value-type="string">
              <text:p text:style-name="P23">VME Address Error Register</text:p>
            </table:table-cell>
            <table:covered-table-cell/>
            <table:covered-table-cell/>
            <table:covered-table-cell/>
          </table:table-row>
        </table:table-header-rows>
        <table:table-row>
          <table:table-cell table:style-name="Table86.A2" office:value-type="string">
            <text:p text:style-name="P97">Bit[]</text:p>
          </table:table-cell>
          <table:table-cell table:style-name="Table86.A2" office:value-type="string">
            <text:p text:style-name="P97">Function</text:p>
          </table:table-cell>
          <table:table-cell table:style-name="Table86.A2" office:value-type="string">
            <text:p text:style-name="P97">R/W</text:p>
          </table:table-cell>
          <table:table-cell table:style-name="Table86.A2" office:value-type="string">
            <text:p text:style-name="P97">Reset</text:p>
          </table:table-cell>
          <table:table-cell table:style-name="Table86.A2" office:value-type="string">
            <text:p text:style-name="P96">Description</text:p>
          </table:table-cell>
          <table:table-cell table:style-name="Table86.F2" office:value-type="string">
            <text:p text:style-name="P96">Comments</text:p>
          </table:table-cell>
        </table:table-row>
        <table:table-row>
          <table:table-cell table:style-name="Table86.A2" office:value-type="string">
            <text:p text:style-name="P45">[1:0]</text:p>
          </table:table-cell>
          <table:table-cell table:style-name="Table86.A2" office:value-type="string">
            <text:p text:style-name="P45">SWAP</text:p>
          </table:table-cell>
          <table:table-cell table:style-name="Table86.A2" office:value-type="string">
            <text:p text:style-name="P45">R</text:p>
          </table:table-cell>
          <table:table-cell table:style-name="Table86.A2" office:value-type="string">
            <text:p text:style-name="P45">0</text:p>
          </table:table-cell>
          <table:table-cell table:style-name="Table86.A2" office:value-type="string">
            <text:p text:style-name="P44">Swapping Control bit. </text:p>
          </table:table-cell>
          <table:table-cell table:style-name="Table86.F2" office:value-type="string">
            <text:p text:style-name="P44"/>
          </table:table-cell>
        </table:table-row>
        <table:table-row>
          <table:table-cell table:style-name="Table86.A4" office:value-type="string">
            <text:p text:style-name="P45">[31:2]</text:p>
          </table:table-cell>
          <table:table-cell table:style-name="Table86.A4" office:value-type="string">
            <text:p text:style-name="P45">vme_ADD[31:2]</text:p>
          </table:table-cell>
          <table:table-cell table:style-name="Table86.A4" office:value-type="string">
            <text:p text:style-name="P45">R</text:p>
          </table:table-cell>
          <table:table-cell table:style-name="Table86.A4" office:value-type="string">
            <text:p text:style-name="P45">0</text:p>
          </table:table-cell>
          <table:table-cell table:style-name="Table86.A4" office:value-type="string">
            <text:p text:style-name="P44">Current VME Address used while the VME BERR# acknowledge was received.</text:p>
          </table:table-cell>
          <table:table-cell table:style-name="Table86.F4" office:value-type="string">
            <text:p text:style-name="P44"/>
          </table:table-cell>
        </table:table-row>
      </table:table>
      <text:p text:style-name="P143"/>
      <text:list xml:id="list35444630" text:continue-numbering="true" text:style-name="Outline">
        <text:list-item>
          <text:list>
            <text:list-item>
              <text:list>
                <text:list-item>
                  <text:h text:style-name="Heading_20_3" text:outline-level="3">Private VME_Status Error Register</text:h>
                </text:list-item>
              </text:list>
            </text:list-item>
          </text:list>
        </text:list-item>
      </text:list>
      <text:p text:style-name="Text_20_body_20_indent_5f_2">This register provides the catched STATUS informations stored while the VME Master interface received a BERR#. </text:p>
      <text:p text:style-name="Text_20_body_20_indent_5f_2">Reading the PVME_STAERR Register automatically rearms the VME Error catching logic.</text:p>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header-rows>
          <table:table-row>
            <table:table-cell table:style-name="Table88.A1" table:number-columns-spanned="2" office:value-type="string">
              <text:p text:style-name="P22">PVME_STAERR</text:p>
              <text:p text:style-name="P19">IO_Bus : 0x41C-0x41F</text:p>
              <text:p text:style-name="P19">CR/CSR : 0x7F01C-0x7F01F </text:p>
            </table:table-cell>
            <table:covered-table-cell/>
            <table:table-cell table:style-name="Table88.C1" table:number-columns-spanned="4" office:value-type="string">
              <text:p text:style-name="P23">VME Status Error Register</text:p>
            </table:table-cell>
            <table:covered-table-cell/>
            <table:covered-table-cell/>
            <table:covered-table-cell/>
          </table:table-row>
        </table:table-header-rows>
        <table:table-row>
          <table:table-cell table:style-name="Table88.A2" office:value-type="string">
            <text:p text:style-name="P97">Bit[]</text:p>
          </table:table-cell>
          <table:table-cell table:style-name="Table88.A2" office:value-type="string">
            <text:p text:style-name="P97">Function</text:p>
          </table:table-cell>
          <table:table-cell table:style-name="Table88.A2" office:value-type="string">
            <text:p text:style-name="P97">R/W</text:p>
          </table:table-cell>
          <table:table-cell table:style-name="Table88.A2" office:value-type="string">
            <text:p text:style-name="P97">Reset</text:p>
          </table:table-cell>
          <table:table-cell table:style-name="Table88.A2" office:value-type="string">
            <text:p text:style-name="P96">Description</text:p>
          </table:table-cell>
          <table:table-cell table:style-name="Table88.F2" office:value-type="string">
            <text:p text:style-name="P96">Comments</text:p>
          </table:table-cell>
        </table:table-row>
        <table:table-row>
          <table:table-cell table:style-name="Table88.A2" office:value-type="string">
            <text:p text:style-name="P45">[3:0]</text:p>
          </table:table-cell>
          <table:table-cell table:style-name="Table88.A2" office:value-type="string">
            <text:p text:style-name="P45">TYPE</text:p>
          </table:table-cell>
          <table:table-cell table:style-name="Table88.A2" office:value-type="string">
            <text:p text:style-name="P45">R</text:p>
          </table:table-cell>
          <table:table-cell table:style-name="Table88.A2" office:value-type="string">
            <text:p text:style-name="P45">0x0</text:p>
          </table:table-cell>
          <table:table-cell table:style-name="Table88.A2" office:value-type="string">
            <text:p text:style-name="P44">4-bit field encoding the VME AM.</text:p>
            <text:p text:style-name="P167">0000 = Configuration</text:p>
            <text:p text:style-name="P167">0001 = A16</text:p>
            <text:p text:style-name="P167">0010 = A24</text:p>
            <text:p text:style-name="P167">0011 = A32 : SLT</text:p>
            <text:p text:style-name="P167">0100 = A32 : BLT</text:p>
            <text:p text:style-name="P167">0101 = A32 : MBLT</text:p>
            <text:p text:style-name="P167">0110 = A32 : 2eVME</text:p>
            <text:p text:style-name="P167">0111 = A32 : 2eSST</text:p>
            <text:p text:style-name="P167">1111 = IACK</text:p>
            <text:p text:style-name="P167">Others = Reserved </text:p>
          </table:table-cell>
          <table:table-cell table:style-name="Table88.F2" office:value-type="string">
            <text:p text:style-name="P44"/>
          </table:table-cell>
        </table:table-row>
        <table:table-row table:style-name="Table88.4">
          <table:table-cell table:style-name="Table88.A2" office:value-type="string">
            <text:p text:style-name="P45">[8:4]</text:p>
          </table:table-cell>
          <table:table-cell table:style-name="Table88.A2" office:value-type="string">
            <text:p text:style-name="P45">Length_DW </text:p>
          </table:table-cell>
          <table:table-cell table:style-name="Table88.A2" office:value-type="string">
            <text:p text:style-name="P45">R</text:p>
          </table:table-cell>
          <table:table-cell table:style-name="Table88.A2" office:value-type="string">
            <text:p text:style-name="P45">0x0</text:p>
          </table:table-cell>
          <table:table-cell table:style-name="Table88.A2" office:value-type="string">
            <text:p text:style-name="P44">Block length in DW. Initial value issued by the PCI Express TLP</text:p>
          </table:table-cell>
          <table:table-cell table:style-name="Table88.F2" office:value-type="string">
            <text:p text:style-name="P44"/>
          </table:table-cell>
        </table:table-row>
        <table:table-row>
          <table:table-cell table:style-name="Table88.A2" office:value-type="string">
            <text:p text:style-name="P45">[25:9]</text:p>
          </table:table-cell>
          <table:table-cell table:style-name="Table88.A2" office:value-type="string">
            <text:p text:style-name="P45">Requester_ID</text:p>
          </table:table-cell>
          <table:table-cell table:style-name="Table88.A2" office:value-type="string">
            <text:p text:style-name="P45">R</text:p>
          </table:table-cell>
          <table:table-cell table:style-name="Table88.A2" office:value-type="string">
            <text:p text:style-name="P45">0x0</text:p>
          </table:table-cell>
          <table:table-cell table:style-name="Table88.A2" office:value-type="string">
            <text:p text:style-name="P44">PCI Express Requester Identifier. Only Top section catched.</text:p>
          </table:table-cell>
          <table:table-cell table:style-name="Table88.F2" office:value-type="string">
            <text:p text:style-name="P44"/>
          </table:table-cell>
        </table:table-row>
        <table:table-row>
          <table:table-cell table:style-name="Table88.A2" office:value-type="string">
            <text:p text:style-name="P45">[27:26]</text:p>
          </table:table-cell>
          <table:table-cell table:style-name="Table88.A2" office:value-type="string">
            <text:p text:style-name="P45">Source_ID</text:p>
          </table:table-cell>
          <table:table-cell table:style-name="Table88.A2" office:value-type="string">
            <text:p text:style-name="P45">R</text:p>
          </table:table-cell>
          <table:table-cell table:style-name="Table88.A2" office:value-type="string">
            <text:p text:style-name="P45">0x0</text:p>
          </table:table-cell>
          <table:table-cell table:style-name="Table88.A2" office:value-type="string">
            <text:p text:style-name="P44">Central Switch Port transaction source </text:p>
            <text:p text:style-name="P167">00 = PCI Express EP Agent.</text:p>
            <text:p text:style-name="P167">10 = IDMAC Agent.</text:p>
            <text:p text:style-name="P167">11= USER <text:s/>Agent.</text:p>
          </table:table-cell>
          <table:table-cell table:style-name="Table88.F2" office:value-type="string">
            <text:p text:style-name="P44"/>
          </table:table-cell>
        </table:table-row>
        <table:table-row>
          <table:table-cell table:style-name="Table88.A2" office:value-type="string">
            <text:p text:style-name="P45">[28]</text:p>
          </table:table-cell>
          <table:table-cell table:style-name="Table88.A2" office:value-type="string">
            <text:p text:style-name="P45">BTO</text:p>
          </table:table-cell>
          <table:table-cell table:style-name="Table88.A2" office:value-type="string">
            <text:p text:style-name="P45">R</text:p>
          </table:table-cell>
          <table:table-cell table:style-name="Table88.A2" office:value-type="string">
            <text:p text:style-name="P45">0</text:p>
          </table:table-cell>
          <table:table-cell table:style-name="Table88.A2" office:value-type="string">
            <text:p text:style-name="P44">VME Bus Time OUT Error. (Only while on-board BTO logic is active ... Slot_1 enabled)</text:p>
          </table:table-cell>
          <table:table-cell table:style-name="Table88.F2" office:value-type="string">
            <text:p text:style-name="P44"/>
          </table:table-cell>
        </table:table-row>
        <table:table-row>
          <table:table-cell table:style-name="Table88.A2" office:value-type="string">
            <text:p text:style-name="P45">[29]</text:p>
          </table:table-cell>
          <table:table-cell table:style-name="Table88.A2" office:value-type="string">
            <text:p text:style-name="P45">Write</text:p>
          </table:table-cell>
          <table:table-cell table:style-name="Table88.A2" office:value-type="string">
            <text:p text:style-name="P45">R</text:p>
          </table:table-cell>
          <table:table-cell table:style-name="Table88.A2" office:value-type="string">
            <text:p text:style-name="P45">0</text:p>
          </table:table-cell>
          <table:table-cell table:style-name="Table88.A2" office:value-type="string">
            <text:p text:style-name="P44">VME transaction direction</text:p>
          </table:table-cell>
          <table:table-cell table:style-name="Table88.F2" office:value-type="string">
            <text:p text:style-name="P44"/>
          </table:table-cell>
        </table:table-row>
        <table:table-row>
          <table:table-cell table:style-name="Table88.A2" office:value-type="string">
            <text:p text:style-name="P45">[30]</text:p>
          </table:table-cell>
          <table:table-cell table:style-name="Table88.A2" office:value-type="string">
            <text:p text:style-name="P45">VME_Error_Over</text:p>
          </table:table-cell>
          <table:table-cell table:style-name="Table88.A2" office:value-type="string">
            <text:p text:style-name="P45">R</text:p>
          </table:table-cell>
          <table:table-cell table:style-name="Table88.A2" office:value-type="string">
            <text:p text:style-name="P45">0</text:p>
          </table:table-cell>
          <table:table-cell table:style-name="Table88.A2" office:value-type="string">
            <text:p text:style-name="P44">Set while a 2<text:span text:style-name="T9">nd</text:span> error was detected while VME_Error_FL was already set. </text:p>
          </table:table-cell>
          <table:table-cell table:style-name="Table88.F2" office:value-type="string">
            <text:p text:style-name="P44"/>
          </table:table-cell>
        </table:table-row>
        <table:table-row>
          <table:table-cell table:style-name="Table88.A10" office:value-type="string">
            <text:p text:style-name="P45">[31]</text:p>
          </table:table-cell>
          <table:table-cell table:style-name="Table88.A10" office:value-type="string">
            <text:p text:style-name="P45">VME_Error_Flag</text:p>
          </table:table-cell>
          <table:table-cell table:style-name="Table88.A10" office:value-type="string">
            <text:p text:style-name="P45">R</text:p>
          </table:table-cell>
          <table:table-cell table:style-name="Table88.A10" office:value-type="string">
            <text:p text:style-name="P45">0</text:p>
          </table:table-cell>
          <table:table-cell table:style-name="Table88.A10" office:value-type="string">
            <text:p text:style-name="P44">Error detected. While set, a VME BERR (Read or Write) was detected. Catcher parameter are related to the 1<text:span text:style-name="T9">st</text:span> error occurrence.</text:p>
            <text:p text:style-name="P44">This status flag is also connected to the VME ITC, allowing to issued an Interrupt. </text:p>
          </table:table-cell>
          <table:table-cell table:style-name="Table88.F10" office:value-type="string">
            <text:p text:style-name="P44"/>
          </table:table-cell>
        </table:table-row>
      </table:table>
      <text:p text:style-name="P140"><text:soft-page-break/></text:p>
      <text:list xml:id="list35415548" text:continue-numbering="true" text:style-name="Outline">
        <text:list-item>
          <text:list>
            <text:list-item>
              <text:list>
                <text:list-item>
                  <text:h text:style-name="Heading_20_3" text:outline-level="3">Private VME_LOCMON Register</text:h>
                </text:list-item>
              </text:list>
            </text:list-item>
          </text:list>
        </text:list-item>
      </text:list>
      <text:p text:style-name="Text_20_body_20_indent_5f_2">The PEV_1100 implements 4 Location Monitors. A base register PVME_LOCMON holds a 32-bit address field <text:s/>A[31:5] and two control bit for the mode of operation. When a VME cycle match the specified Address (A[31:5] for A32, <text:s/>A[23:5] for A24 or A[15:5] for A16) a local interrupt is issued , selected by Address[4:3] field.</text:p>
      <text:list xml:id="list35346002" text:style-name="L70">
        <text:list-item>
          <text:p text:style-name="P280">PVME_LOCMON Register </text:p>
          <text:list>
            <text:list-item>
              <text:list>
                <text:list-item>
                  <text:p text:style-name="P280">[31:5] = Address </text:p>
                </text:list-item>
                <text:list-item>
                  <text:p text:style-name="P280">[4:3] = Location Monitor selection ( 1 to 4)</text:p>
                </text:list-item>
                <text:list-item>
                  <text:p text:style-name="P280">[2] <text:s/>= Reserved </text:p>
                </text:list-item>
                <text:list-item>
                  <text:p text:style-name="P280">[1:0] = VME Address Space as <text:s/>: Disable, A16, A24, A32</text:p>
                </text:list-item>
              </text:list>
            </text:list-item>
          </text:list>
        </text:list-item>
      </text:list>
      <text:p text:style-name="Text_20_body_20_indent_5f_2">The four Location_Monitor interrupts are wired to the local ITC16 VME Interrupt controller. The PEV_1100 can issue VME cycles for location monitors with ADO or self addressed regular VME SLT cycle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header-rows>
          <table:table-row>
            <table:table-cell table:style-name="Table60.A1" table:number-columns-spanned="2" office:value-type="string">
              <text:p text:style-name="P22">PVME_LOCMON</text:p>
              <text:p text:style-name="P19">IO_Bus : 0x420-0x423</text:p>
              <text:p text:style-name="P19">CR/CSR : 0x7F020-0x7F023 </text:p>
            </table:table-cell>
            <table:covered-table-cell/>
            <table:table-cell table:style-name="Table60.C1" table:number-columns-spanned="4" office:value-type="string">
              <text:p text:style-name="P23">VME Location Monitor Register</text:p>
            </table:table-cell>
            <table:covered-table-cell/>
            <table:covered-table-cell/>
            <table:covered-table-cell/>
          </table:table-row>
        </table:table-header-rows>
        <table:table-row>
          <table:table-cell table:style-name="Table60.A2" office:value-type="string">
            <text:p text:style-name="P97">Bit[]</text:p>
          </table:table-cell>
          <table:table-cell table:style-name="Table60.A2" office:value-type="string">
            <text:p text:style-name="P97">Function</text:p>
          </table:table-cell>
          <table:table-cell table:style-name="Table60.A2" office:value-type="string">
            <text:p text:style-name="P97">R/W</text:p>
          </table:table-cell>
          <table:table-cell table:style-name="Table60.A2" office:value-type="string">
            <text:p text:style-name="P97">Reset</text:p>
          </table:table-cell>
          <table:table-cell table:style-name="Table60.A2" office:value-type="string">
            <text:p text:style-name="P96">Description</text:p>
          </table:table-cell>
          <table:table-cell table:style-name="Table60.F2" office:value-type="string">
            <text:p text:style-name="P96">Comments</text:p>
          </table:table-cell>
        </table:table-row>
        <table:table-row>
          <table:table-cell table:style-name="Table60.A2" office:value-type="string">
            <text:p text:style-name="P45">[1:0]</text:p>
          </table:table-cell>
          <table:table-cell table:style-name="Table60.A2" office:value-type="string">
            <text:p text:style-name="P45">LocMON_ENA</text:p>
          </table:table-cell>
          <table:table-cell table:style-name="Table60.A2" office:value-type="string">
            <text:p text:style-name="P45">RW</text:p>
          </table:table-cell>
          <table:table-cell table:style-name="Table60.A2" office:value-type="string">
            <text:p text:style-name="P45">00</text:p>
          </table:table-cell>
          <table:table-cell table:style-name="Table60.A2" office:value-type="string">
            <text:p text:style-name="P44">Location Monitor Enable. This 2-bit field enable the location Monitor in selected Address space.</text:p>
            <text:p text:style-name="P181">= 00 : Disable</text:p>
            <text:p text:style-name="P181">= 01 : VME A16</text:p>
            <text:p text:style-name="P181">= 10 : VME A24</text:p>
            <text:p text:style-name="P181">= 11 : VME A32</text:p>
          </table:table-cell>
          <table:table-cell table:style-name="Table60.F2" office:value-type="string">
            <text:p text:style-name="P44"/>
          </table:table-cell>
        </table:table-row>
        <table:table-row>
          <table:table-cell table:style-name="Table60.A2" office:value-type="string">
            <text:p text:style-name="P45">[4:2]</text:p>
          </table:table-cell>
          <table:table-cell table:style-name="Table60.A2" office:value-type="string">
            <text:p text:style-name="P45">Reserved</text:p>
          </table:table-cell>
          <table:table-cell table:style-name="Table60.A2" office:value-type="string">
            <text:p text:style-name="P45">R</text:p>
          </table:table-cell>
          <table:table-cell table:style-name="Table60.A2" office:value-type="string">
            <text:p text:style-name="P45">000</text:p>
          </table:table-cell>
          <table:table-cell table:style-name="Table60.A2" office:value-type="string">
            <text:p text:style-name="P44">Read only field. </text:p>
            <text:p text:style-name="P44">NOTA <text:s/>The 4 Locations Monitors are mapped with VME Address [4:3]</text:p>
          </table:table-cell>
          <table:table-cell table:style-name="Table60.F2" office:value-type="string">
            <text:p text:style-name="P44"/>
          </table:table-cell>
        </table:table-row>
        <table:table-row>
          <table:table-cell table:style-name="Table60.A5" office:value-type="string">
            <text:p text:style-name="P45">[31:5]</text:p>
          </table:table-cell>
          <table:table-cell table:style-name="Table60.A5" office:value-type="string">
            <text:p text:style-name="P45">vme_ADD[31:5]</text:p>
          </table:table-cell>
          <table:table-cell table:style-name="Table60.A5" office:value-type="string">
            <text:p text:style-name="P45">RW</text:p>
          </table:table-cell>
          <table:table-cell table:style-name="Table60.A5" office:value-type="string">
            <text:p text:style-name="P45">0</text:p>
          </table:table-cell>
          <table:table-cell table:style-name="Table60.A5" office:value-type="string">
            <text:p text:style-name="P44">VME 32-bit Location monitor Address </text:p>
            <text:p text:style-name="P182">LocMON_ENA = <text:s/>01 : vme_ADD[15:5]</text:p>
            <text:p text:style-name="P182"><text:s text:c="31"/>10 : vme_ADD[23:5]</text:p>
            <text:p text:style-name="P182"><text:s text:c="31"/>11 : vme_ADD[31:5]</text:p>
          </table:table-cell>
          <table:table-cell table:style-name="Table60.F5" office:value-type="string">
            <text:p text:style-name="P44">VME Address mapping of the 4 Location Monitor</text:p>
          </table:table-cell>
        </table:table-row>
      </table:table>
      <text:p text:style-name="P140"/>
      <text:list xml:id="list35419452" text:continue-list="list35415548" text:style-name="Outline">
        <text:list-item>
          <text:list>
            <text:list-item>
              <text:list>
                <text:list-item>
                  <text:h text:style-name="Heading_20_3" text:outline-level="3">Private VME_LOCK Register</text:h>
                </text:list-item>
              </text:list>
            </text:list-item>
          </text:list>
        </text:list-item>
      </text:list>
      <text:p text:style-name="P179">The PEV_1100 implements a dedicated register to support the VME AHOH + LOCK function.</text:p>
      <text:p text:style-name="Standard"/>
      <table:table table:name="Table145" table:style-name="Table145">
        <table:table-column table:style-name="Table145.A"/>
        <table:table-column table:style-name="Table145.B"/>
        <table:table-column table:style-name="Table145.C"/>
        <table:table-column table:style-name="Table145.D"/>
        <table:table-column table:style-name="Table145.E"/>
        <table:table-column table:style-name="Table145.F"/>
        <table:table-header-rows>
          <table:table-row>
            <table:table-cell table:style-name="Table145.A1" table:number-columns-spanned="2" office:value-type="string">
              <text:p text:style-name="P22">PVME_LOCK</text:p>
              <text:p text:style-name="P19">IO_Bus : 0x424-0x427</text:p>
              <text:p text:style-name="P19">CR/CSR : 0x7F040-0x7F027 </text:p>
            </table:table-cell>
            <table:covered-table-cell/>
            <table:table-cell table:style-name="Table145.C1" table:number-columns-spanned="4" office:value-type="string">
              <text:p text:style-name="P23">VME ADOH &amp; LOCK Register</text:p>
            </table:table-cell>
            <table:covered-table-cell/>
            <table:covered-table-cell/>
            <table:covered-table-cell/>
          </table:table-row>
        </table:table-header-rows>
        <table:table-row>
          <table:table-cell table:style-name="Table145.A2" office:value-type="string">
            <text:p text:style-name="P97">Bit[]</text:p>
          </table:table-cell>
          <table:table-cell table:style-name="Table145.A2" office:value-type="string">
            <text:p text:style-name="P97">Function</text:p>
          </table:table-cell>
          <table:table-cell table:style-name="Table145.A2" office:value-type="string">
            <text:p text:style-name="P97">R/W</text:p>
          </table:table-cell>
          <table:table-cell table:style-name="Table145.A2" office:value-type="string">
            <text:p text:style-name="P97">Reset</text:p>
          </table:table-cell>
          <table:table-cell table:style-name="Table145.A2" office:value-type="string">
            <text:p text:style-name="P96">Description</text:p>
          </table:table-cell>
          <table:table-cell table:style-name="Table145.F2" office:value-type="string">
            <text:p text:style-name="P96">Comments</text:p>
          </table:table-cell>
        </table:table-row>
        <table:table-row>
          <table:table-cell table:style-name="Table145.A2" office:value-type="string">
            <text:p text:style-name="P45">[0]</text:p>
          </table:table-cell>
          <table:table-cell table:style-name="Table145.A2" office:value-type="string">
            <text:p text:style-name="P45">ADO_Mode</text:p>
          </table:table-cell>
          <table:table-cell table:style-name="Table145.A2" office:value-type="string">
            <text:p text:style-name="P45">WR</text:p>
          </table:table-cell>
          <table:table-cell table:style-name="Table145.A2" office:value-type="string">
            <text:p text:style-name="P45">0</text:p>
          </table:table-cell>
          <table:table-cell table:style-name="Table145.A2" office:value-type="string">
            <text:p text:style-name="P44">When set, the scatter-gather VME Address Type 0xD and 0xE generate VME ADOH (in place of ADO)</text:p>
            <text:p text:style-name="P44"/>
            <table:table table:name="Table146" table:style-name="Table146">
              <table:table-column table:style-name="Table146.A"/>
              <table:table-column table:style-name="Table146.B"/>
              <table:table-column table:style-name="Table146.C"/>
              <table:table-row>
                <table:table-cell table:style-name="Table146.A1" office:value-type="string">
                  <text:p text:style-name="P50">ADO_Mode</text:p>
                </table:table-cell>
                <table:table-cell table:style-name="Table146.A1" office:value-type="string">
                  <text:p text:style-name="P60">= '0'</text:p>
                </table:table-cell>
                <table:table-cell table:style-name="Table146.C1" office:value-type="string">
                  <text:p text:style-name="P60">= '1'</text:p>
                </table:table-cell>
              </table:table-row>
              <table:table-row>
                <table:table-cell table:style-name="Table146.A2" office:value-type="string">
                  <text:p text:style-name="P61"><text:soft-page-break/>Space_Type = 0xD</text:p>
                </table:table-cell>
                <table:table-cell table:style-name="Table146.A2" office:value-type="string">
                  <text:p text:style-name="P61">ADO:A24</text:p>
                  <text:p text:style-name="P61"><text:s/>(AM =0x35)</text:p>
                </table:table-cell>
                <table:table-cell table:style-name="Table146.C2" office:value-type="string">
                  <text:p text:style-name="P61">ADOH:A24</text:p>
                  <text:p text:style-name="P61"><text:s/>(AM =0x35)</text:p>
                </table:table-cell>
              </table:table-row>
              <table:table-row>
                <table:table-cell table:style-name="Table146.A2" office:value-type="string">
                  <text:p text:style-name="P61">Space_Type = 0xE</text:p>
                </table:table-cell>
                <table:table-cell table:style-name="Table146.A2" office:value-type="string">
                  <text:p text:style-name="P61">ADO:A32</text:p>
                  <text:p text:style-name="P61"><text:s/>(AM =0x05)</text:p>
                </table:table-cell>
                <table:table-cell table:style-name="Table146.C2" office:value-type="string">
                  <text:p text:style-name="P61">ADOH:A32</text:p>
                  <text:p text:style-name="P61"><text:s/>(AM =0x05)</text:p>
                </table:table-cell>
              </table:table-row>
            </table:table>
            <text:p text:style-name="P44"/>
          </table:table-cell>
          <table:table-cell table:style-name="Table145.F2" office:value-type="string">
            <text:p text:style-name="P44">New capability to generate ADOH VME AM code, required to control LOCK process.</text:p>
          </table:table-cell>
        </table:table-row>
        <table:table-row>
          <table:table-cell table:style-name="Table145.A2" office:value-type="string">
            <text:p text:style-name="P45">[1]</text:p>
          </table:table-cell>
          <table:table-cell table:style-name="Table145.A2" office:value-type="string">
            <text:p text:style-name="P45">LOCK_Enable</text:p>
          </table:table-cell>
          <table:table-cell table:style-name="Table145.A2" office:value-type="string">
            <text:p text:style-name="P45">WR</text:p>
          </table:table-cell>
          <table:table-cell table:style-name="Table145.A2" office:value-type="string">
            <text:p text:style-name="P45">0</text:p>
          </table:table-cell>
          <table:table-cell table:style-name="Table145.A2" office:value-type="string">
            <text:p text:style-name="P44">When set, VME Master LOCK process is enabled</text:p>
          </table:table-cell>
          <table:table-cell table:style-name="Table145.F2" office:value-type="string">
            <text:p text:style-name="P44">Enable the FSM <text:s/>LOCK support.</text:p>
          </table:table-cell>
        </table:table-row>
        <table:table-row>
          <table:table-cell table:style-name="Table145.A2" office:value-type="string">
            <text:p text:style-name="P45">[2]</text:p>
          </table:table-cell>
          <table:table-cell table:style-name="Table145.A2" office:value-type="string">
            <text:p text:style-name="P45">LOCK_CLEAR_Mode</text:p>
          </table:table-cell>
          <table:table-cell table:style-name="Table145.A2" office:value-type="string">
            <text:p text:style-name="P45">WR</text:p>
          </table:table-cell>
          <table:table-cell table:style-name="Table145.A2" office:value-type="string">
            <text:p text:style-name="P45">0</text:p>
          </table:table-cell>
          <table:table-cell table:style-name="Table145.A2" office:value-type="string">
            <text:p text:style-name="P44">This control bit allows to select the LOCK Clear operation mode :</text:p>
            <text:p text:style-name="P232">= 0 : LOCK Cleared with LOCK_CLEAR_Cmd <text:s/>= '1'. (IO_Space path)</text:p>
            <text:p text:style-name="P232">= 1 : LOCK Cleared with ADOH/ADO Write or with LOCK_CLEAR_Cmd <text:s/>= '1'. (IO_Space path)</text:p>
          </table:table-cell>
          <table:table-cell table:style-name="Table145.F2" office:value-type="string">
            <text:p text:style-name="P44">Support for LOCK clear command. </text:p>
          </table:table-cell>
        </table:table-row>
        <table:table-row>
          <table:table-cell table:style-name="Table145.A2" office:value-type="string">
            <text:p text:style-name="P45">[3]</text:p>
          </table:table-cell>
          <table:table-cell table:style-name="Table145.A2" office:value-type="string">
            <text:p text:style-name="P45">LOCK_COMP_Mode</text:p>
          </table:table-cell>
          <table:table-cell table:style-name="Table145.A2" office:value-type="string">
            <text:p text:style-name="P45">WR</text:p>
          </table:table-cell>
          <table:table-cell table:style-name="Table145.A2" office:value-type="string">
            <text:p text:style-name="P45">0</text:p>
          </table:table-cell>
          <table:table-cell table:style-name="Table145.A2" office:value-type="string">
            <text:p text:style-name="P44">This control bit allows to select the <text:s/>VME WRITE# signal polarity driving</text:p>
            <text:p text:style-name="P232">= 0 : VME WRITE# is deasserted while VME LOCK ADOH transaction is process. </text:p>
            <text:p text:style-name="P232">= 1 : VME WRITE# is asserted while VME LOCK ADOH transaction is process </text:p>
          </table:table-cell>
          <table:table-cell table:style-name="Table145.F2" office:value-type="string">
            <text:p text:style-name="P44"/>
          </table:table-cell>
        </table:table-row>
        <table:table-row>
          <table:table-cell table:style-name="Table145.A2" office:value-type="string">
            <text:p text:style-name="P45">[6:4]</text:p>
          </table:table-cell>
          <table:table-cell table:style-name="Table145.A2" office:value-type="string">
            <text:p text:style-name="P45">Reserved</text:p>
          </table:table-cell>
          <table:table-cell table:style-name="Table145.A2" office:value-type="string">
            <text:p text:style-name="P45">R</text:p>
          </table:table-cell>
          <table:table-cell table:style-name="Table145.A2" office:value-type="string">
            <text:p text:style-name="P45">0</text:p>
          </table:table-cell>
          <table:table-cell table:style-name="Table145.A2" office:value-type="string">
            <text:p text:style-name="P44">Not used </text:p>
          </table:table-cell>
          <table:table-cell table:style-name="Table145.F2" office:value-type="string">
            <text:p text:style-name="P44"/>
          </table:table-cell>
        </table:table-row>
        <table:table-row>
          <table:table-cell table:style-name="Table145.A2" office:value-type="string">
            <text:p text:style-name="P45">[7]</text:p>
          </table:table-cell>
          <table:table-cell table:style-name="Table145.A2" office:value-type="string">
            <text:p text:style-name="P45">LOCK_CLEAR_Cmd</text:p>
          </table:table-cell>
          <table:table-cell table:style-name="Table145.A2" office:value-type="string">
            <text:p text:style-name="P45">W</text:p>
          </table:table-cell>
          <table:table-cell table:style-name="Table145.A2" office:value-type="string">
            <text:p text:style-name="P45">0</text:p>
          </table:table-cell>
          <table:table-cell table:style-name="Table145.A2" office:value-type="string">
            <text:p text:style-name="P44">LOCK flag Clear Command. </text:p>
          </table:table-cell>
          <table:table-cell table:style-name="Table145.F2" office:value-type="string">
            <text:p text:style-name="P44"/>
          </table:table-cell>
        </table:table-row>
        <table:table-row>
          <table:table-cell table:style-name="Table145.A2" office:value-type="string">
            <text:p text:style-name="P45">[10:8]</text:p>
          </table:table-cell>
          <table:table-cell table:style-name="Table145.A2" office:value-type="string">
            <text:p text:style-name="P45">LOCK_Status[2:0] </text:p>
          </table:table-cell>
          <table:table-cell table:style-name="Table145.A2" office:value-type="string">
            <text:p text:style-name="P45">WR</text:p>
          </table:table-cell>
          <table:table-cell table:style-name="Table145.A2" office:value-type="string">
            <text:p text:style-name="P45">000</text:p>
          </table:table-cell>
          <table:table-cell table:style-name="Table145.A2" office:value-type="string">
            <text:p text:style-name="P44">LOCK Status </text:p>
            <text:p text:style-name="P44"/>
            <table:table table:name="Table147" table:style-name="Table147">
              <table:table-column table:style-name="Table147.A"/>
              <table:table-column table:style-name="Table147.B"/>
              <table:table-row>
                <table:table-cell table:style-name="Table147.A1" office:value-type="string">
                  <text:p text:style-name="P45">LOCK Status</text:p>
                </table:table-cell>
                <table:table-cell table:style-name="Table147.B1" office:value-type="string">
                  <text:p text:style-name="P60"/>
                </table:table-cell>
              </table:table-row>
              <table:table-row>
                <table:table-cell table:style-name="Table147.A2" office:value-type="string">
                  <text:p text:style-name="P61">“000”</text:p>
                </table:table-cell>
                <table:table-cell table:style-name="Table147.B2" office:value-type="string">
                  <text:p text:style-name="P62">LOCK Cleared</text:p>
                </table:table-cell>
              </table:table-row>
              <table:table-row>
                <table:table-cell table:style-name="Table147.A2" office:value-type="string">
                  <text:p text:style-name="P61">“100”</text:p>
                </table:table-cell>
                <table:table-cell table:style-name="Table147.B2" office:value-type="string">
                  <text:p text:style-name="P62">LOCK WON (ADOH with DTACK#)</text:p>
                </table:table-cell>
              </table:table-row>
              <table:table-row>
                <table:table-cell table:style-name="Table147.A2" office:value-type="string">
                  <text:p text:style-name="P61">“101”</text:p>
                </table:table-cell>
                <table:table-cell table:style-name="Table147.B2" office:value-type="string">
                  <text:p text:style-name="P62">LOCK In progess (ADOH with RETRY#)</text:p>
                </table:table-cell>
              </table:table-row>
              <table:table-row>
                <table:table-cell table:style-name="Table147.A2" office:value-type="string">
                  <text:p text:style-name="P61">“001”</text:p>
                </table:table-cell>
                <table:table-cell table:style-name="Table147.B2" office:value-type="string">
                  <text:p text:style-name="P62">LOCK ERROR <text:s/>(ADOH with BERR#)</text:p>
                </table:table-cell>
              </table:table-row>
              <table:table-row>
                <table:table-cell table:style-name="Table147.A2" office:value-type="string">
                  <text:p text:style-name="P61">“010”</text:p>
                </table:table-cell>
                <table:table-cell table:style-name="Table147.B2" office:value-type="string">
                  <text:p text:style-name="P62">LOCK ERROR (Error detected during DATA phase)</text:p>
                </table:table-cell>
              </table:table-row>
              <table:table-row>
                <table:table-cell table:style-name="Table147.A2" office:value-type="string">
                  <text:p text:style-name="P61">“011”</text:p>
                </table:table-cell>
                <table:table-cell table:style-name="Table147.B2" office:value-type="string">
                  <text:p text:style-name="P62">LOCK ERROR <text:s/>(Time out 1 [ms])</text:p>
                </table:table-cell>
              </table:table-row>
            </table:table>
            <text:p text:style-name="P44"/>
          </table:table-cell>
          <table:table-cell table:style-name="Table145.F2" office:value-type="string">
            <text:p text:style-name="P44">Directly attached to the LOCK FSM</text:p>
          </table:table-cell>
        </table:table-row>
        <table:table-row>
          <table:table-cell table:style-name="Table145.A10" office:value-type="string">
            <text:p text:style-name="P45">[11]</text:p>
          </table:table-cell>
          <table:table-cell table:style-name="Table145.A10" office:value-type="string">
            <text:p text:style-name="P45">LOCK_DATA_Error</text:p>
          </table:table-cell>
          <table:table-cell table:style-name="Table145.A10" office:value-type="string">
            <text:p text:style-name="P45">WC</text:p>
          </table:table-cell>
          <table:table-cell table:style-name="Table145.A10" office:value-type="string">
            <text:p text:style-name="P45">0</text:p>
          </table:table-cell>
          <table:table-cell table:style-name="Table145.A10" office:value-type="string">
            <text:p text:style-name="P44">VME LOCK Error detected</text:p>
          </table:table-cell>
          <table:table-cell table:style-name="Table145.F10" office:value-type="string">
            <text:p text:style-name="P44"/>
          </table:table-cell>
        </table:table-row>
      </table:table>
      <text:p text:style-name="P140"/>
      <text:p text:style-name="P179"/>
      <text:list xml:id="list35438756" text:continue-numbering="true" text:style-name="Outline">
        <text:list-item>
          <text:list>
            <text:list-item>
              <text:list>
                <text:list-item>
                  <text:h text:style-name="P256" text:outline-level="3">Private VME_GLOBTIM Register</text:h>
                </text:list-item>
              </text:list>
            </text:list-item>
          </text:list>
        </text:list-item>
      </text:list>
      <text:p text:style-name="Text_20_body_20_indent_5f_2">Many simulation require a centralized time base, used for data time-stamping. The PEV_1100 Central_Timer is implemented around two counter-timers and <text:s/>a Master/Slave synchronization mechanisms. </text:p>
      <text:list xml:id="list35370105" text:style-name="L71">
        <text:list-item>
          <text:p text:style-name="P342">CNT_1 as a 32-bit 1.000[ms] counter (or optionally 1.024 [ms] )</text:p>
        </text:list-item>
        <text:list-item>
          <text:p text:style-name="P342">CNT_2 as a 17-bit pre-counter selectable 1, 5, 25 or 125 MHz, providing precise time inside the [ms] quantum of <text:s/>CNT_1.</text:p>
        </text:list-item>
      </text:list>
      <text:p text:style-name="Text_20_body_20_indent_5f_2">The PEV_1100 Global Timer can issues local interrupts derived from the the 1.000[ms] synchronization</text:p>
      <text:p text:style-name="Text_20_body_20_indent_5f_2">Four registers mapped on the IO_Bus are made available to support the Global Timer service. These registers can be access from the PCI Express IO Space or from the VME CRCSR/A24 decoded area.</text:p>
      <text:p text:style-name="Text_20_body_20_indent_5f_1"/>
      <text:p text:style-name="Text_20_body_20_indent_5f_1"><draw:g text:anchor-type="paragraph" draw:z-index="2" draw:style-name="gr1"><draw:rect draw:style-name="gr13" draw:text-style-name="P351" svg:width="32.87mm" svg:height="13.31mm" svg:x="37.92mm" svg:y="14.75mm"><text:p/></draw:rect><draw:frame draw:style-name="gr14" draw:text-style-name="P355" svg:width="32.87mm" svg:height="4.59mm" svg:x="37.92mm" svg:y="16.16mm"><draw:text-box><text:p text:style-name="P351"><text:span text:style-name="T2">CNT_1 : [ms] counter</text:span></text:p></draw:text-box></draw:frame><draw:frame draw:style-name="gr14" draw:text-style-name="P356" svg:width="22.13mm" svg:height="4.59mm" svg:x="43.6mm" svg:y="20.62mm"><draw:text-box><text:p text:style-name="P351"><text:span text:style-name="T1">32-bit counter</text:span></text:p></draw:text-box></draw:frame><draw:line draw:style-name="gr15" draw:text-style-name="P351" svg:x1="70.98mm" svg:y1="25.21mm" svg:x2="86.8mm" svg:y2="25.21mm"><text:p/></draw:line><draw:line draw:style-name="gr16" draw:text-style-name="P351" svg:x1="78.9mm" svg:y1="25.21mm" svg:x2="78.9mm" svg:y2="39.22mm"><text:p/></draw:line><draw:rect draw:style-name="gr13" draw:text-style-name="P351" svg:width="32.87mm" svg:height="13.31mm" svg:x="87.01mm" svg:y="14.96mm"><text:p/></draw:rect><draw:frame draw:style-name="gr14" draw:text-style-name="P355" svg:width="32.87mm" svg:height="4.59mm" svg:x="87.01mm" svg:y="16.37mm"><draw:text-box><text:p text:style-name="P351"><text:span text:style-name="T2">CNT_2 : [us/ns] counter</text:span></text:p></draw:text-box></draw:frame><draw:frame draw:style-name="gr14" draw:text-style-name="P356" svg:width="22.13mm" svg:height="4.59mm" svg:x="94.72mm" svg:y="20.62mm"><draw:text-box><text:p text:style-name="P351"><text:span text:style-name="T1">17-bit counter</text:span></text:p></draw:text-box></draw:frame><draw:rect draw:style-name="gr13" draw:text-style-name="P351" svg:width="19.08mm" svg:height="6mm" svg:x="101.21mm" svg:y="3.51mm"><text:p/></draw:rect><draw:frame draw:style-name="gr14" draw:text-style-name="P356" svg:width="17.26mm" svg:height="4.59mm" svg:x="101.81mm" svg:y="4.32mm"><draw:text-box><text:p text:style-name="P351"><text:span text:style-name="T1">STAG Reg</text:span></text:p></draw:text-box></draw:frame><draw:line draw:style-name="gr17" draw:text-style-name="P351" svg:x1="110.33mm" svg:y1="14.96mm" svg:x2="110.33mm" svg:y2="8.89mm"><text:p/></draw:line><draw:line draw:style-name="gr17" draw:text-style-name="P351" svg:x1="53.94mm" svg:y1="0.04mm" svg:x2="134.27mm" svg:y2="0.04mm"><text:p/></draw:line><draw:line draw:style-name="gr16" draw:text-style-name="P351" svg:x1="53.85mm" svg:y1="14.47mm" svg:x2="53.85mm" svg:y2="-0.14mm"><text:p/></draw:line><draw:line draw:style-name="gr17" draw:text-style-name="P351" svg:x1="120.28mm" svg:y1="6.35mm" svg:x2="134.69mm" svg:y2="6.35mm"><text:p/></draw:line><draw:frame draw:style-name="gr18" draw:text-style-name="P357" svg:width="19.89mm" svg:height="8.25mm" svg:x="136.51mm" svg:y="-0.88mm"><draw:text-box><text:p text:style-name="P351"><text:span text:style-name="T1">Central_Timer</text:span></text:p><text:p text:style-name="P351"><text:span text:style-name="T1">READ</text:span></text:p></draw:text-box></draw:frame><draw:line draw:style-name="gr17" draw:text-style-name="P351" svg:x1="50.5mm" svg:y1="3.92mm" svg:x2="50.5mm" svg:y2="14.43mm"><text:p/></draw:line><draw:line draw:style-name="gr16" draw:text-style-name="P351" svg:x1="39.95mm" svg:y1="3.92mm" svg:x2="50.5mm" svg:y2="3.92mm"><text:p/></draw:line><draw:frame draw:style-name="gr18" draw:text-style-name="P357" svg:width="19.89mm" svg:height="8.25mm" svg:x="19.47mm" svg:y="-0.76mm"><draw:text-box><text:p text:style-name="P351"><text:span text:style-name="T1">Central_Timer</text:span></text:p><text:p text:style-name="P351"><text:span text:style-name="T1">INIT</text:span></text:p></draw:text-box></draw:frame><draw:frame draw:style-name="gr19" draw:text-style-name="P358" svg:width="7.31mm" svg:height="3.2mm" svg:x="63.29mm" svg:y="23.64mm"><draw:text-box><text:p text:style-name="P351"><text:span text:style-name="T34">INC</text:span></text:p></draw:text-box></draw:frame><draw:frame draw:style-name="gr19" draw:text-style-name="P358" svg:width="7.31mm" svg:height="3.2mm" svg:x="87.01mm" svg:y="23.59mm"><draw:text-box><text:p text:style-name="P351"><text:span text:style-name="T34">CLR</text:span></text:p></draw:text-box></draw:frame><draw:rect draw:style-name="gr13" draw:text-style-name="P351" svg:width="18.07mm" svg:height="17.96mm" svg:x="51.72mm" svg:y="34.03mm"><text:p/></draw:rect><draw:line draw:style-name="gr16" draw:text-style-name="P351" svg:x1="69.37mm" svg:y1="39.21mm" svg:x2="78.9mm" svg:y2="39.21mm"><text:p/></draw:line><draw:frame draw:style-name="gr14" draw:text-style-name="P355" svg:width="18.07mm" svg:height="6.9mm" svg:x="51.72mm" svg:y="38.42mm"><draw:text-box><text:p text:style-name="P351"><text:span text:style-name="T2">SYNCHRO</text:span></text:p><text:p text:style-name="P351"><text:span text:style-name="T2">Generator</text:span></text:p></draw:text-box></draw:frame><draw:line draw:style-name="gr20" draw:text-style-name="P351" svg:x1="70.8mm" svg:y1="37.38mm" svg:x2="77.49mm" svg:y2="37.38mm"><text:p/></draw:line><draw:frame draw:style-name="gr19" draw:text-style-name="P358" svg:width="7.31mm" svg:height="3.2mm" svg:x="70.38mm" svg:y="33.32mm"><draw:text-box><text:p text:style-name="P351"><text:span text:style-name="T34">1 KHz</text:span></text:p></draw:text-box></draw:frame><draw:line draw:style-name="gr17" draw:text-style-name="P351" svg:x1="39.53mm" svg:y1="38.61mm" svg:x2="51.31mm" svg:y2="38.61mm"><text:p/></draw:line><draw:line draw:style-name="gr17" draw:text-style-name="P351" svg:x1="39.53mm" svg:y1="44.79mm" svg:x2="51.31mm" svg:y2="44.79mm"><text:p/></draw:line><draw:frame draw:style-name="gr19" draw:text-style-name="P358" svg:width="14.42mm" svg:height="3.2mm" svg:x="24.73mm" svg:y="37.03mm"><draw:text-box><text:p text:style-name="P351"><text:span text:style-name="T34">Internal REF</text:span></text:p></draw:text-box></draw:frame><draw:frame draw:style-name="gr21" draw:text-style-name="P358" svg:width="21.51mm" svg:height="3.2mm" svg:x="17.64mm" svg:y="43.06mm"><draw:text-box><text:p text:style-name="P351"><text:span text:style-name="T34">External INREF</text:span></text:p></draw:text-box></draw:frame><draw:frame draw:style-name="gr14" draw:text-style-name="P355" svg:width="18.07mm" svg:height="6.9mm" svg:x="87.01mm" svg:y="38.12mm"><draw:text-box><text:p text:style-name="P351"><text:span text:style-name="T2">SYNCHRO</text:span></text:p><text:p text:style-name="P351"><text:span text:style-name="T2">Export</text:span></text:p></draw:text-box></draw:frame><draw:rect draw:style-name="gr13" draw:text-style-name="P351" svg:width="18.07mm" svg:height="17.96mm" svg:x="87.01mm" svg:y="33.94mm"><text:p/></draw:rect><draw:line draw:style-name="gr17" draw:text-style-name="P351" svg:x1="105.09mm" svg:y1="44.29mm" svg:x2="116.87mm" svg:y2="44.29mm"><text:p/></draw:line><draw:frame draw:style-name="gr22" draw:text-style-name="P358" svg:width="21.7mm" svg:height="4.21mm" svg:x="117.25mm" svg:y="41.84mm"><draw:text-box><text:p text:style-name="P351"><text:span text:style-name="T34">External OUT REF</text:span></text:p></draw:text-box></draw:frame><draw:line draw:style-name="gr17" draw:text-style-name="P351" svg:x1="69.76mm" svg:y1="44.19mm" svg:x2="87.01mm" svg:y2="44.38mm"><text:p/></draw:line><draw:line draw:style-name="gr17" draw:text-style-name="P351" svg:x1="96.96mm" svg:y1="0.21mm" svg:x2="96.96mm" svg:y2="14.96mm"><text:p/></draw:line></draw:g></text:p>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1"/>
      <text:p text:style-name="Text_20_body_20_indent_5f_2">The external synchronization on the VME Bus is supported on SYSFAIL# <text:s/>or with IRQ#1 / IRQ#2. The PEV_1100 can be programmed as Synchronization Master or as <text:s/>Synchronization Slave. Provision is made to support external synchronization (IRIG-B and/or GPS) . FPGA user's area can be assigned to implement such mechanism.</text:p>
      <text:p text:style-name="P178">The PVME_GLTIM_CSR <text:s/>holds main control and status information.</text:p>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header-rows>
          <table:table-row>
            <table:table-cell table:style-name="Table92.A1" table:number-columns-spanned="2" office:value-type="string">
              <text:p text:style-name="P22">PVME_GLTIM_CSR</text:p>
              <text:p text:style-name="P19">IO_Bus : 0x440-0x443</text:p>
              <text:p text:style-name="P19">CR/CSR : 0x7F040-0x7F043 </text:p>
            </table:table-cell>
            <table:covered-table-cell/>
            <table:table-cell table:style-name="Table92.C1" table:number-columns-spanned="4" office:value-type="string">
              <text:p text:style-name="P23">VME Global Timer CSR</text:p>
            </table:table-cell>
            <table:covered-table-cell/>
            <table:covered-table-cell/>
            <table:covered-table-cell/>
          </table:table-row>
        </table:table-header-rows>
        <table:table-row>
          <table:table-cell table:style-name="Table92.A2" office:value-type="string">
            <text:p text:style-name="P97">Bit[]</text:p>
          </table:table-cell>
          <table:table-cell table:style-name="Table92.A2" office:value-type="string">
            <text:p text:style-name="P97">Function</text:p>
          </table:table-cell>
          <table:table-cell table:style-name="Table92.A2" office:value-type="string">
            <text:p text:style-name="P97">R/W</text:p>
          </table:table-cell>
          <table:table-cell table:style-name="Table92.A2" office:value-type="string">
            <text:p text:style-name="P97">Reset</text:p>
          </table:table-cell>
          <table:table-cell table:style-name="Table92.A2" office:value-type="string">
            <text:p text:style-name="P96">Description</text:p>
          </table:table-cell>
          <table:table-cell table:style-name="Table92.F2" office:value-type="string">
            <text:p text:style-name="P96">Comments</text:p>
          </table:table-cell>
        </table:table-row>
        <table:table-row>
          <table:table-cell table:style-name="Table92.A2" office:value-type="string">
            <text:p text:style-name="P45">[1:0]</text:p>
          </table:table-cell>
          <table:table-cell table:style-name="Table92.A2" office:value-type="string">
            <text:p text:style-name="P45">gtim_PRE</text:p>
          </table:table-cell>
          <table:table-cell table:style-name="Table92.A2" office:value-type="string">
            <text:p text:style-name="P45">RW</text:p>
          </table:table-cell>
          <table:table-cell table:style-name="Table92.A2" office:value-type="string">
            <text:p text:style-name="P45">00</text:p>
          </table:table-cell>
          <table:table-cell table:style-name="Table92.A2" office:value-type="string">
            <text:p text:style-name="P44">Global Timer CNT_2 counter precision. This 2-bit filed select statically the pre-scaling to support :</text:p>
            <text:p text:style-name="P184">00 = 1 MHz ( 1 [us]) </text:p>
            <text:p text:style-name="P184">01 = 5 MHz ( 200 [ns]) </text:p>
            <text:p text:style-name="P184">10 = 25 MHz ( 40 [ns]) </text:p>
            <text:p text:style-name="P184">11 = 100 MHz ( 10 [ns]) </text:p>
          </table:table-cell>
          <table:table-cell table:style-name="Table92.F2" office:value-type="string">
            <text:p text:style-name="P44">CNT_2 is 17-bit.</text:p>
            <text:p text:style-name="P44">1025*125 = 128'000 </text:p>
            <text:p text:style-name="P44">= 0x1F400</text:p>
            <text:p text:style-name="P44"/>
            <text:p text:style-name="P44">Max CNT_2 <text:s/>count =</text:p>
            <text:p text:style-name="P44">0x1FFFF = 1310 [us]</text:p>
          </table:table-cell>
        </table:table-row>
        <table:table-row>
          <table:table-cell table:style-name="Table92.A2" office:value-type="string">
            <text:p text:style-name="P45">[2]</text:p>
          </table:table-cell>
          <table:table-cell table:style-name="Table92.A2" office:value-type="string">
            <text:p text:style-name="P45">Reserved</text:p>
          </table:table-cell>
          <table:table-cell table:style-name="Table92.A2" office:value-type="string">
            <text:p text:style-name="P45">R</text:p>
          </table:table-cell>
          <table:table-cell table:style-name="Table92.A2" office:value-type="string">
            <text:p text:style-name="P45">0</text:p>
          </table:table-cell>
          <table:table-cell table:style-name="Table92.A2" office:value-type="string">
            <text:p text:style-name="P44">Not used</text:p>
          </table:table-cell>
          <table:table-cell table:style-name="Table92.F2" office:value-type="string">
            <text:p text:style-name="P44"/>
          </table:table-cell>
        </table:table-row>
        <table:table-row>
          <table:table-cell table:style-name="Table92.A2" office:value-type="string">
            <text:p text:style-name="P45">[3]</text:p>
          </table:table-cell>
          <table:table-cell table:style-name="Table92.A2" office:value-type="string">
            <text:p text:style-name="P45">gtim_1024</text:p>
          </table:table-cell>
          <table:table-cell table:style-name="Table92.A2" office:value-type="string">
            <text:p text:style-name="P45">RW</text:p>
          </table:table-cell>
          <table:table-cell table:style-name="Table92.A2" office:value-type="string">
            <text:p text:style-name="P45">0</text:p>
          </table:table-cell>
          <table:table-cell table:style-name="Table92.A2" office:value-type="string">
            <text:p text:style-name="P44">Global Timer CNT_1 time base mode. </text:p>
            <text:p text:style-name="P184">0 = 1000 [us] </text:p>
            <text:p text:style-name="P184">1 = 1024 [us] </text:p>
          </table:table-cell>
          <table:table-cell table:style-name="Table92.F2" office:value-type="string">
            <text:p text:style-name="P44">The 1024 [us] mode is provided for legacy compatibility with TSI 148</text:p>
          </table:table-cell>
        </table:table-row>
        <table:table-row>
          <table:table-cell table:style-name="Table92.A2" office:value-type="string">
            <text:p text:style-name="P45">[6:4]</text:p>
          </table:table-cell>
          <table:table-cell table:style-name="Table92.A2" office:value-type="string">
            <text:p text:style-name="P45">gtim_SYNC_SRC</text:p>
          </table:table-cell>
          <table:table-cell table:style-name="Table92.A2" office:value-type="string">
            <text:p text:style-name="P45">RW</text:p>
          </table:table-cell>
          <table:table-cell table:style-name="Table92.A2" office:value-type="string">
            <text:p text:style-name="P45">000</text:p>
          </table:table-cell>
          <table:table-cell table:style-name="Table92.A2" office:value-type="string">
            <text:p text:style-name="P44">Global Timer Synchronisation Source. This 3-bit field select the source of the local synchronization. <text:s/></text:p>
            <text:p text:style-name="P44"/>
            <text:p text:style-name="P185"><text:soft-page-break/>000 = Local time reference. <text:s/>Based on local 100[ppm] 125 MHz oscillator.</text:p>
            <text:p text:style-name="P185">001 = User Source #1 </text:p>
            <text:p text:style-name="P185">010 = User Source #2 </text:p>
            <text:p text:style-name="P185">100 = VME SYSFAIL# high to low front edge. </text:p>
            <text:p text:style-name="P185">101 = VME IRQ#1 high to low front edge.</text:p>
            <text:p text:style-name="P185">110 = VME IRQ#2 high to low front edge.</text:p>
            <text:p text:style-name="P185">Others = <text:s/>Reserved.</text:p>
            <text:p text:style-name="P185"/>
            <text:p text:style-name="P186"><text:span text:style-name="T25">Nota</text:span> <text:s/>User Source are reserved for dedicated logic based on external synchronisation as GPS or IRIG-B.</text:p>
            <text:p text:style-name="P186"/>
            <text:p text:style-name="P186"><text:span text:style-name="T25">Nota</text:span> <text:s/>Synchronization based on VME IRQ#1 or IRQ#2 introduce an additional <text:s/>250[ns] jitter.</text:p>
            <text:p text:style-name="P187"><text:s/></text:p>
          </table:table-cell>
          <table:table-cell table:style-name="Table92.F2" office:value-type="string">
            <text:p text:style-name="P44"/>
          </table:table-cell>
        </table:table-row>
        <table:table-row>
          <table:table-cell table:style-name="Table92.A2" office:value-type="string">
            <text:p text:style-name="P45">[7]</text:p>
          </table:table-cell>
          <table:table-cell table:style-name="Table92.A2" office:value-type="string">
            <text:p text:style-name="P45">gtim_LOC_ENA</text:p>
          </table:table-cell>
          <table:table-cell table:style-name="Table92.A2" office:value-type="string">
            <text:p text:style-name="P45">RW</text:p>
          </table:table-cell>
          <table:table-cell table:style-name="Table92.A2" office:value-type="string">
            <text:p text:style-name="P45">0</text:p>
          </table:table-cell>
          <table:table-cell table:style-name="Table92.A2" office:value-type="string">
            <text:p text:style-name="P44">Local Time base reference Enable. When set, the on-chip <text:s/>local timer 1000/1024 [us] is activated. While enabled it can provide the local Top Synchronisation reference.</text:p>
          </table:table-cell>
          <table:table-cell table:style-name="Table92.F2" office:value-type="string">
            <text:p text:style-name="P44"/>
          </table:table-cell>
        </table:table-row>
        <table:table-row>
          <table:table-cell table:style-name="Table92.A2" office:value-type="string">
            <text:p text:style-name="P45">[9:8]</text:p>
          </table:table-cell>
          <table:table-cell table:style-name="Table92.A2" office:value-type="string">
            <text:p text:style-name="P45">gtim_OUT_SEL</text:p>
          </table:table-cell>
          <table:table-cell table:style-name="Table92.A2" office:value-type="string">
            <text:p text:style-name="P45">RW</text:p>
          </table:table-cell>
          <table:table-cell table:style-name="Table92.A2" office:value-type="string">
            <text:p text:style-name="P45">000</text:p>
          </table:table-cell>
          <table:table-cell table:style-name="Table92.A2" office:value-type="string">
            <text:p text:style-name="P44">Global Timer Master Synchronization Selection. This 2-bit field allows to select VME signals used as Master Synchronization. While activated, a normalized 8 [us] pulse is issued every 1000/1024 [us] on selected VME line.</text:p>
            <text:p text:style-name="P44"/>
            <text:p text:style-name="P184">00 = No VME Master Synchronisation</text:p>
            <text:p text:style-name="P184">01 = VME SYSFAIL#</text:p>
            <text:p text:style-name="P184">10 = VME IRQ1#</text:p>
            <text:p text:style-name="P184">11 = VME IRQ2#</text:p>
          </table:table-cell>
          <table:table-cell table:style-name="Table92.F2" office:value-type="string">
            <text:p text:style-name="P44">Due to VME TTL Open collector signalling, the synchronization is related to the front edge HIGH to LOW transition.</text:p>
          </table:table-cell>
        </table:table-row>
        <table:table-row>
          <table:table-cell table:style-name="Table92.A2" office:value-type="string">
            <text:p text:style-name="P45">[15:10]</text:p>
          </table:table-cell>
          <table:table-cell table:style-name="Table92.A2" office:value-type="string">
            <text:p text:style-name="P45">Reserved</text:p>
          </table:table-cell>
          <table:table-cell table:style-name="Table92.A2" office:value-type="string">
            <text:p text:style-name="P45">R</text:p>
          </table:table-cell>
          <table:table-cell table:style-name="Table92.A2" office:value-type="string">
            <text:p text:style-name="P45">000</text:p>
          </table:table-cell>
          <table:table-cell table:style-name="Table92.A2" office:value-type="string">
            <text:p text:style-name="P44">Not implemented</text:p>
          </table:table-cell>
          <table:table-cell table:style-name="Table92.F2" office:value-type="string">
            <text:p text:style-name="P44"/>
          </table:table-cell>
        </table:table-row>
        <table:table-row>
          <table:table-cell table:style-name="Table92.A2" office:value-type="string">
            <text:p text:style-name="P45">[16]</text:p>
          </table:table-cell>
          <table:table-cell table:style-name="Table92.A2" office:value-type="string">
            <text:p text:style-name="P45">gtim_SYNC_ERR_FL</text:p>
          </table:table-cell>
          <table:table-cell table:style-name="Table92.A2" office:value-type="string">
            <text:p text:style-name="P45">WC</text:p>
          </table:table-cell>
          <table:table-cell table:style-name="Table92.A2" office:value-type="string">
            <text:p text:style-name="P45">0</text:p>
          </table:table-cell>
          <table:table-cell table:style-name="Table92.A2" office:value-type="string">
            <text:p text:style-name="P44">Global Timer <text:s/>Synchronization Error. Flag. While set an error was detected. Refer to CNT_2 register.</text:p>
            <text:p text:style-name="P44">Error Flag Clear Command. Writing '1' <text:s/>clear the error flags located in the CNT_2</text:p>
          </table:table-cell>
          <table:table-cell table:style-name="Table92.F2" office:value-type="string">
            <text:p text:style-name="P44"/>
          </table:table-cell>
        </table:table-row>
        <table:table-row>
          <table:table-cell table:style-name="Table92.A2" office:value-type="string">
            <text:p text:style-name="P45">[19:17]</text:p>
          </table:table-cell>
          <table:table-cell table:style-name="Table92.A2" office:value-type="string">
            <text:p text:style-name="P45">gtim_FSM</text:p>
          </table:table-cell>
          <table:table-cell table:style-name="Table92.A2" office:value-type="string">
            <text:p text:style-name="P45">R</text:p>
          </table:table-cell>
          <table:table-cell table:style-name="Table92.A2" office:value-type="string">
            <text:p text:style-name="P45">000</text:p>
          </table:table-cell>
          <table:table-cell table:style-name="Table92.A2" office:value-type="string">
            <text:p text:style-name="P44">Reserved for IOxOS Verification</text:p>
          </table:table-cell>
          <table:table-cell table:style-name="Table92.F2" office:value-type="string">
            <text:p text:style-name="P44"/>
          </table:table-cell>
        </table:table-row>
        <table:table-row>
          <table:table-cell table:style-name="Table92.A2" office:value-type="string">
            <text:p text:style-name="P45">[30:20]</text:p>
          </table:table-cell>
          <table:table-cell table:style-name="Table92.A2" office:value-type="string">
            <text:p text:style-name="P45">Reserved</text:p>
          </table:table-cell>
          <table:table-cell table:style-name="Table92.A2" office:value-type="string">
            <text:p text:style-name="P45">R</text:p>
          </table:table-cell>
          <table:table-cell table:style-name="Table92.A2" office:value-type="string">
            <text:p text:style-name="P45">000</text:p>
          </table:table-cell>
          <table:table-cell table:style-name="Table92.A2" office:value-type="string">
            <text:p text:style-name="P44">Not implemented</text:p>
          </table:table-cell>
          <table:table-cell table:style-name="Table92.F2" office:value-type="string">
            <text:p text:style-name="P44"/>
          </table:table-cell>
        </table:table-row>
        <table:table-row>
          <table:table-cell table:style-name="Table92.A13" office:value-type="string">
            <text:p text:style-name="P45">[31]</text:p>
          </table:table-cell>
          <table:table-cell table:style-name="Table92.A13" office:value-type="string">
            <text:p text:style-name="P45">gtim_ENABLE</text:p>
          </table:table-cell>
          <table:table-cell table:style-name="Table92.A13" office:value-type="string">
            <text:p text:style-name="P45">RW</text:p>
          </table:table-cell>
          <table:table-cell table:style-name="Table92.A13" office:value-type="string">
            <text:p text:style-name="P45">0</text:p>
          </table:table-cell>
          <table:table-cell table:style-name="Table92.A13" office:value-type="string">
            <text:p text:style-name="P44">Global Timer Enable. When '0', the complete Global Timer <text:s/>function is deactivated.</text:p>
          </table:table-cell>
          <table:table-cell table:style-name="Table92.F13" office:value-type="string">
            <text:p text:style-name="P44"/>
          </table:table-cell>
        </table:table-row>
      </table:table>
      <text:p text:style-name="P175"/>
      <text:p text:style-name="P178"/>
      <text:p text:style-name="P178">The PVME_GLTIM_CNT2 <text:s/>holds the low part of the global timer with associated synchronization monitoring.</text:p>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header-rows>
          <table:table-row>
            <table:table-cell table:style-name="Table94.A1" table:number-columns-spanned="2" office:value-type="string">
              <text:p text:style-name="P22">PVME_GLTIM_CNT2</text:p>
              <text:p text:style-name="P19">IO_Bus : 0x448-0x44B</text:p>
              <text:p text:style-name="P19">CR/CSR : 0x7F048-0x7F04B </text:p>
            </table:table-cell>
            <table:covered-table-cell/>
            <table:table-cell table:style-name="Table94.C1" table:number-columns-spanned="4" office:value-type="string">
              <text:p text:style-name="P23">VME Global Timer LOW Counter</text:p>
            </table:table-cell>
            <table:covered-table-cell/>
            <table:covered-table-cell/>
            <table:covered-table-cell/>
          </table:table-row>
        </table:table-header-rows>
        <table:table-row>
          <table:table-cell table:style-name="Table94.A2" office:value-type="string">
            <text:p text:style-name="P97">Bit[]</text:p>
          </table:table-cell>
          <table:table-cell table:style-name="Table94.A2" office:value-type="string">
            <text:p text:style-name="P97">Function</text:p>
          </table:table-cell>
          <table:table-cell table:style-name="Table94.A2" office:value-type="string">
            <text:p text:style-name="P97">R/W</text:p>
          </table:table-cell>
          <table:table-cell table:style-name="Table94.A2" office:value-type="string">
            <text:p text:style-name="P97">Reset</text:p>
          </table:table-cell>
          <table:table-cell table:style-name="Table94.A2" office:value-type="string">
            <text:p text:style-name="P96">Description</text:p>
          </table:table-cell>
          <table:table-cell table:style-name="Table94.F2" office:value-type="string">
            <text:p text:style-name="P96">Comments</text:p>
          </table:table-cell>
        </table:table-row>
        <table:table-row>
          <table:table-cell table:style-name="Table94.A2" office:value-type="string">
            <text:p text:style-name="P45">[16:0]</text:p>
          </table:table-cell>
          <table:table-cell table:style-name="Table94.A2" office:value-type="string">
            <text:p text:style-name="P45">gtim_CNT_2</text:p>
          </table:table-cell>
          <table:table-cell table:style-name="Table94.A2" office:value-type="string">
            <text:p text:style-name="P45">RW</text:p>
          </table:table-cell>
          <table:table-cell table:style-name="Table94.A2" office:value-type="string">
            <text:p text:style-name="P45">00</text:p>
          </table:table-cell>
          <table:table-cell table:style-name="Table94.A2" office:value-type="string">
            <text:p text:style-name="P44">Global Timer CNT_2. Max 17-bit with counting rate determined by <text:s/>gtim_PRE[1:0]. (1, 5, 25 or <text:soft-page-break/>100 MHz)</text:p>
            <text:p text:style-name="P184"/>
          </table:table-cell>
          <table:table-cell table:style-name="Table94.F2" office:value-type="string">
            <text:p text:style-name="P44">Whatever <text:s/>frequency selected, the intrinsic precision remains <text:soft-page-break/>unchanged (50 [ppm])</text:p>
          </table:table-cell>
        </table:table-row>
        <table:table-row>
          <table:table-cell table:style-name="Table94.A2" office:value-type="string">
            <text:p text:style-name="P45">[19:17]</text:p>
          </table:table-cell>
          <table:table-cell table:style-name="Table94.A2" office:value-type="string">
            <text:p text:style-name="P45">Reserved</text:p>
          </table:table-cell>
          <table:table-cell table:style-name="Table94.A2" office:value-type="string">
            <text:p text:style-name="P45">R</text:p>
          </table:table-cell>
          <table:table-cell table:style-name="Table94.A2" office:value-type="string">
            <text:p text:style-name="P45">0</text:p>
          </table:table-cell>
          <table:table-cell table:style-name="Table94.A2" office:value-type="string">
            <text:p text:style-name="P44">Not Implemented</text:p>
          </table:table-cell>
          <table:table-cell table:style-name="Table94.F2" office:value-type="string">
            <text:p text:style-name="P44"/>
          </table:table-cell>
        </table:table-row>
        <table:table-row>
          <table:table-cell table:style-name="Table94.A2" office:value-type="string">
            <text:p text:style-name="P45">[27:20]</text:p>
          </table:table-cell>
          <table:table-cell table:style-name="Table94.A2" office:value-type="string">
            <text:p text:style-name="P45">Synchro_DELTA</text:p>
          </table:table-cell>
          <table:table-cell table:style-name="Table94.A2" office:value-type="string">
            <text:p text:style-name="P45">R</text:p>
          </table:table-cell>
          <table:table-cell table:style-name="Table94.A2" office:value-type="string">
            <text:p text:style-name="P45">0</text:p>
          </table:table-cell>
          <table:table-cell table:style-name="Table94.A2" office:value-type="string">
            <text:p text:style-name="P44">This 8-bit field provides the synchronization derived time, at latest TOP synchronization ( in 8[ns]quantum increment)</text:p>
            <text:p text:style-name="P44"><text:s/></text:p>
            <text:p text:style-name="P44">Value provided is from -124 to +125 :</text:p>
            <text:p text:style-name="P44"/>
            <text:p text:style-name="P188">0b1000'0111 = - 928[ns] error <text:s/>(early)</text:p>
            <text:p text:style-name="P188">0b1111'1111 = - 8[ns] error <text:s/>(early)</text:p>
            <text:p text:style-name="P188">0b0000'0000 = <text:s/>perfect synchronization</text:p>
            <text:p text:style-name="P188">0b0000'0001 = + 8[ns] error (late)</text:p>
            <text:p text:style-name="P188">0b0111'1101 = + 928[ns] error <text:s/>(late)</text:p>
          </table:table-cell>
          <table:table-cell table:style-name="Table94.F2" office:value-type="string">
            <text:p text:style-name="P44">This field allows to qualify the external synchronization related to the internal clock.</text:p>
            <text:p text:style-name="P44"/>
          </table:table-cell>
        </table:table-row>
        <table:table-row>
          <table:table-cell table:number-columns-spanned="5">
            <table:table table:is-sub-table="true">
              <table:table-column table:style-name="Table94.A"/>
              <table:table-column table:style-name="Table94.B"/>
              <table:table-column table:style-name="Table94.C"/>
              <table:table-column table:style-name="Table94.D"/>
              <table:table-column table:style-name="Table94.E"/>
              <table:table-row>
                <table:table-cell table:style-name="Table94.A2" office:value-type="string">
                  <text:p text:style-name="P45">[28]</text:p>
                </table:table-cell>
                <table:table-cell table:style-name="Table94.A2" office:value-type="string">
                  <text:p text:style-name="P45">Synchro_PRE_ERR</text:p>
                </table:table-cell>
                <table:table-cell table:style-name="Table94.A2" office:value-type="string">
                  <text:p text:style-name="P45">R</text:p>
                </table:table-cell>
                <table:table-cell table:style-name="Table94.A2" office:value-type="string">
                  <text:p text:style-name="P45">0</text:p>
                </table:table-cell>
                <table:table-cell table:style-name="Table94.A2" office:value-type="string">
                  <text:p text:style-name="P44">Error status flag. The TOP synchronisation has arrived before the qualified window (T0 - 928[ns] ).</text:p>
                </table:table-cell>
              </table:table-row>
              <table:table-row>
                <table:table-cell table:style-name="Table94.A2" office:value-type="string">
                  <text:p text:style-name="P45">[29]</text:p>
                </table:table-cell>
                <table:table-cell table:style-name="Table94.A2" office:value-type="string">
                  <text:p text:style-name="P45">Synchro_POST_ERR</text:p>
                </table:table-cell>
                <table:table-cell table:style-name="Table94.A2" office:value-type="string">
                  <text:p text:style-name="P45">R</text:p>
                </table:table-cell>
                <table:table-cell table:style-name="Table94.A2" office:value-type="string">
                  <text:p text:style-name="P45">0</text:p>
                </table:table-cell>
                <table:table-cell table:style-name="Table94.A2" office:value-type="string">
                  <text:p text:style-name="P44">Error status flag. The TOP synchronisation has arrived after the qualified window. (T0 + 928[ns] ).</text:p>
                </table:table-cell>
              </table:table-row>
            </table:table>
          </table:table-cell>
          <table:covered-table-cell/>
          <table:covered-table-cell/>
          <table:covered-table-cell/>
          <table:covered-table-cell/>
          <table:table-cell table:style-name="Table94.F2" office:value-type="string">
            <text:p text:style-name="P44">The qualified window is fixed as +/- 926[ns], corresponding of ~ 1000[ppm] precision. </text:p>
          </table:table-cell>
        </table:table-row>
        <table:table-row>
          <table:table-cell table:style-name="Table94.A2" office:value-type="string">
            <text:p text:style-name="P45">[30]</text:p>
          </table:table-cell>
          <table:table-cell table:style-name="Table94.A2" office:value-type="string">
            <text:p text:style-name="P45">Synchro_ROLLOVER</text:p>
          </table:table-cell>
          <table:table-cell table:style-name="Table94.A2" office:value-type="string">
            <text:p text:style-name="P45">R</text:p>
          </table:table-cell>
          <table:table-cell table:style-name="Table94.A2" office:value-type="string">
            <text:p text:style-name="P45">0</text:p>
          </table:table-cell>
          <table:table-cell table:style-name="Table94.A2" office:value-type="string">
            <text:p text:style-name="P44">Error status flag. No TOP synchronisation arrived before the 17-bit counter roll-over. When it is occurring the Global Timer function is disabled. </text:p>
          </table:table-cell>
          <table:table-cell table:style-name="Table94.F2" office:value-type="string">
            <text:p text:style-name="P44"/>
          </table:table-cell>
        </table:table-row>
        <table:table-row>
          <table:table-cell table:style-name="Table94.A8" office:value-type="string">
            <text:p text:style-name="P45">[31]</text:p>
          </table:table-cell>
          <table:table-cell table:style-name="Table94.A8" office:value-type="string">
            <text:p text:style-name="P45">Synchro_ERROR</text:p>
          </table:table-cell>
          <table:table-cell table:style-name="Table94.A8" office:value-type="string">
            <text:p text:style-name="P45">R</text:p>
          </table:table-cell>
          <table:table-cell table:style-name="Table94.A8" office:value-type="string">
            <text:p text:style-name="P45">0</text:p>
          </table:table-cell>
          <table:table-cell table:style-name="Table94.A8" office:value-type="string">
            <text:p text:style-name="P44">OR of the three previous Error status flags.</text:p>
          </table:table-cell>
          <table:table-cell table:style-name="Table94.F8" office:value-type="string">
            <text:p text:style-name="P44"/>
          </table:table-cell>
        </table:table-row>
      </table:table>
      <text:p text:style-name="P175"/>
      <text:p text:style-name="P175"/>
      <text:p text:style-name="P178">The PVME_GLTIM_CNT1 <text:s/>holds the 32-bit main counter. This support ~ 1200 hours without roll over. </text:p>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header-rows>
          <table:table-row>
            <table:table-cell table:style-name="Table95.A1" table:number-columns-spanned="2" office:value-type="string">
              <text:p text:style-name="P22">PVME_GLTIM_CNT1</text:p>
              <text:p text:style-name="P19">IO_Bus : 0x44C-0x44F</text:p>
              <text:p text:style-name="P19">CR/CSR : 0x7F04C-0x7F04F </text:p>
            </table:table-cell>
            <table:covered-table-cell/>
            <table:table-cell table:style-name="Table95.C1" table:number-columns-spanned="4" office:value-type="string">
              <text:p text:style-name="P23">VME Global Timer Main Counter</text:p>
            </table:table-cell>
            <table:covered-table-cell/>
            <table:covered-table-cell/>
            <table:covered-table-cell/>
          </table:table-row>
        </table:table-header-rows>
        <table:table-row>
          <table:table-cell table:style-name="Table95.A2" office:value-type="string">
            <text:p text:style-name="P97">Bit[]</text:p>
          </table:table-cell>
          <table:table-cell table:style-name="Table95.A2" office:value-type="string">
            <text:p text:style-name="P97">Function</text:p>
          </table:table-cell>
          <table:table-cell table:style-name="Table95.A2" office:value-type="string">
            <text:p text:style-name="P97">R/W</text:p>
          </table:table-cell>
          <table:table-cell table:style-name="Table95.A2" office:value-type="string">
            <text:p text:style-name="P97">Reset</text:p>
          </table:table-cell>
          <table:table-cell table:style-name="Table95.A2" office:value-type="string">
            <text:p text:style-name="P96">Description</text:p>
          </table:table-cell>
          <table:table-cell table:style-name="Table95.F2" office:value-type="string">
            <text:p text:style-name="P96">Comments</text:p>
          </table:table-cell>
        </table:table-row>
        <table:table-row>
          <table:table-cell table:style-name="Table95.A3" office:value-type="string">
            <text:p text:style-name="P45">[31:0]</text:p>
          </table:table-cell>
          <table:table-cell table:style-name="Table95.A3" office:value-type="string">
            <text:p text:style-name="P45">gtim_CNT_1</text:p>
          </table:table-cell>
          <table:table-cell table:style-name="Table95.A3" office:value-type="string">
            <text:p text:style-name="P45">RW</text:p>
          </table:table-cell>
          <table:table-cell table:style-name="Table95.A3" office:value-type="string">
            <text:p text:style-name="P45">00</text:p>
          </table:table-cell>
          <table:table-cell table:style-name="Table95.A3" office:value-type="string">
            <text:p text:style-name="P44">Global Timer CNT_1. 32-bit timer-counter attached to the TOP Synchronization. ( 1[ms] )</text:p>
          </table:table-cell>
          <table:table-cell table:style-name="Table95.F3" office:value-type="string">
            <text:p text:style-name="P46">gtim_CNT_1 can be initialized at specific value. </text:p>
          </table:table-cell>
        </table:table-row>
      </table:table>
      <text:p text:style-name="P175"/>
      <text:p text:style-name="Text_20_body_20_indent_5f_2">To support coherent CNT_2 + CNT_1 read-out, CNT-1 shall be read first. A dedicated logic copy in a stag register the CNT_2 value during the CNT-1 read-out. </text:p>
      <text:list xml:id="list35436992" text:continue-list="list35438756" text:style-name="Outline">
        <text:list-item>
          <text:list>
            <text:list-item>
              <text:list>
                <text:list-item>
                  <text:h text:style-name="Heading_20_3" text:outline-level="3">Private VME_ITC Controller</text:h>
                </text:list-item>
              </text:list>
            </text:list-item>
          </text:list>
        </text:list-item>
      </text:list>
      <text:p text:style-name="Text_20_body_20_indent_5f_2">A dedicated Interrupt controller ITC is embedded in the VME64x section. 16 Interrupt Source are connected to the ITC. Complete ITC description is provided in chapter X.X.</text:p>
      <text:p text:style-name="Text_20_body_20_indent_5f_2">The following table sums up the VME64x Interrupt sources.</text:p>
      <table:table table:name="Table68" table:style-name="Table68">
        <table:table-column table:style-name="Table68.A"/>
        <table:table-column table:style-name="Table68.B"/>
        <table:table-column table:style-name="Table68.C"/>
        <table:table-column table:style-name="Table68.D"/>
        <table:table-column table:style-name="Table68.E"/>
        <table:table-header-rows>
          <table:table-row>
            <table:table-cell table:style-name="Table68.A1" office:value-type="string">
              <text:p text:style-name="P50">IP#</text:p>
            </table:table-cell>
            <table:table-cell table:style-name="Table68.A1" office:value-type="string">
              <text:p text:style-name="P50">IPC_IP</text:p>
            </table:table-cell>
            <table:table-cell table:style-name="Table68.A1" office:value-type="string">
              <text:p text:style-name="P49">Source</text:p>
            </table:table-cell>
            <table:table-cell table:style-name="Table68.A1" office:value-type="string">
              <text:p text:style-name="P50">Mode</text:p>
            </table:table-cell>
            <table:table-cell table:style-name="Table68.E1" office:value-type="string">
              <text:p text:style-name="P49">Comments</text:p>
            </table:table-cell>
          </table:table-row>
        </table:table-header-rows>
        <table:table-row>
          <table:table-cell table:style-name="Table68.A2" office:value-type="string">
            <text:p text:style-name="P45">[0]</text:p>
          </table:table-cell>
          <table:table-cell table:style-name="Table68.A2" office:value-type="string">
            <text:p text:style-name="P45">VME_IP_0</text:p>
          </table:table-cell>
          <table:table-cell table:style-name="Table68.A2" office:value-type="string">
            <text:p text:style-name="P44">VME SYSFAIL# <text:s/></text:p>
          </table:table-cell>
          <table:table-cell table:style-name="Table68.A2" office:value-type="string">
            <text:p text:style-name="P45">Edge</text:p>
          </table:table-cell>
          <table:table-cell table:style-name="Table68.E2" office:value-type="string">
            <text:p text:style-name="P44"/>
          </table:table-cell>
        </table:table-row>
        <text:soft-page-break/>
        <table:table-row>
          <table:table-cell table:number-columns-spanned="4">
            <table:table table:is-sub-table="true">
              <table:table-column table:style-name="Table68.A"/>
              <table:table-column table:style-name="Table68.B"/>
              <table:table-column table:style-name="Table68.A3.3"/>
              <table:table-column table:style-name="Table68.A3.4"/>
              <table:table-row>
                <table:table-cell table:style-name="Table68.A2" office:value-type="string">
                  <text:p text:style-name="P45">[1]</text:p>
                </table:table-cell>
                <table:table-cell table:style-name="Table68.A2" office:value-type="string">
                  <text:p text:style-name="P45">VME_IP_1</text:p>
                </table:table-cell>
                <table:table-cell table:style-name="Table68.A2" office:value-type="string">
                  <text:p text:style-name="P44">VME IRQ_1</text:p>
                </table:table-cell>
                <table:table-cell table:style-name="Table68.A2" office:value-type="string">
                  <text:p text:style-name="P45">Level</text:p>
                </table:table-cell>
              </table:table-row>
              <table:table-row>
                <table:table-cell table:style-name="Table68.A2" office:value-type="string">
                  <text:p text:style-name="P45">[2]</text:p>
                </table:table-cell>
                <table:table-cell table:style-name="Table68.A2" office:value-type="string">
                  <text:p text:style-name="P45">VME_IP_2</text:p>
                </table:table-cell>
                <table:table-cell table:style-name="Table68.A2" office:value-type="string">
                  <text:p text:style-name="P44">VME IRQ_2</text:p>
                </table:table-cell>
                <table:table-cell table:style-name="Table68.A2" office:value-type="string">
                  <text:p text:style-name="P45">Level</text:p>
                </table:table-cell>
              </table:table-row>
              <table:table-row>
                <table:table-cell table:style-name="Table68.A2" office:value-type="string">
                  <text:p text:style-name="P45">[3]</text:p>
                </table:table-cell>
                <table:table-cell table:style-name="Table68.A2" office:value-type="string">
                  <text:p text:style-name="P45">VME_IP_3</text:p>
                </table:table-cell>
                <table:table-cell table:style-name="Table68.A2" office:value-type="string">
                  <text:p text:style-name="P44">VME IRQ_3</text:p>
                </table:table-cell>
                <table:table-cell table:style-name="Table68.A2" office:value-type="string">
                  <text:p text:style-name="P45">Level</text:p>
                </table:table-cell>
              </table:table-row>
              <table:table-row>
                <table:table-cell table:style-name="Table68.A2" office:value-type="string">
                  <text:p text:style-name="P45">[4]</text:p>
                </table:table-cell>
                <table:table-cell table:style-name="Table68.A2" office:value-type="string">
                  <text:p text:style-name="P45">VME_IP_4</text:p>
                </table:table-cell>
                <table:table-cell table:style-name="Table68.A2" office:value-type="string">
                  <text:p text:style-name="P44">VME IRQ_4</text:p>
                </table:table-cell>
                <table:table-cell table:style-name="Table68.A2" office:value-type="string">
                  <text:p text:style-name="P45">Level</text:p>
                </table:table-cell>
              </table:table-row>
              <table:table-row>
                <table:table-cell table:style-name="Table68.A2" office:value-type="string">
                  <text:p text:style-name="P45">[5]</text:p>
                </table:table-cell>
                <table:table-cell table:style-name="Table68.A2" office:value-type="string">
                  <text:p text:style-name="P45">VME_IP_5</text:p>
                </table:table-cell>
                <table:table-cell table:style-name="Table68.A2" office:value-type="string">
                  <text:p text:style-name="P44">VME IRQ_5</text:p>
                </table:table-cell>
                <table:table-cell table:style-name="Table68.A2" office:value-type="string">
                  <text:p text:style-name="P45">Level</text:p>
                </table:table-cell>
              </table:table-row>
              <table:table-row>
                <table:table-cell table:style-name="Table68.A2" office:value-type="string">
                  <text:p text:style-name="P45">[6]</text:p>
                </table:table-cell>
                <table:table-cell table:style-name="Table68.A2" office:value-type="string">
                  <text:p text:style-name="P45">VME_IP_6</text:p>
                </table:table-cell>
                <table:table-cell table:style-name="Table68.A2" office:value-type="string">
                  <text:p text:style-name="P44">VME IRQ_6</text:p>
                </table:table-cell>
                <table:table-cell table:style-name="Table68.A2" office:value-type="string">
                  <text:p text:style-name="P45">Level</text:p>
                </table:table-cell>
              </table:table-row>
              <table:table-row>
                <table:table-cell table:style-name="Table68.A2" office:value-type="string">
                  <text:p text:style-name="P45">[7]</text:p>
                </table:table-cell>
                <table:table-cell table:style-name="Table68.A2" office:value-type="string">
                  <text:p text:style-name="P45">VME_IP_7</text:p>
                </table:table-cell>
                <table:table-cell table:style-name="Table68.A2" office:value-type="string">
                  <text:p text:style-name="P44">VME IRQ_7</text:p>
                </table:table-cell>
                <table:table-cell table:style-name="Table68.A2" office:value-type="string">
                  <text:p text:style-name="P45">Level</text:p>
                </table:table-cell>
              </table:table-row>
            </table:table>
          </table:table-cell>
          <table:covered-table-cell/>
          <table:covered-table-cell/>
          <table:covered-table-cell/>
          <table:table-cell table:style-name="Table68.E2" office:value-type="string">
            <text:p text:style-name="P44">Legacy VME Interrupt. Auto vectorization enabled</text:p>
          </table:table-cell>
        </table:table-row>
        <table:table-row>
          <table:table-cell table:style-name="Table68.A2" office:value-type="string">
            <text:p text:style-name="P45">[8]</text:p>
          </table:table-cell>
          <table:table-cell table:style-name="Table68.A2" office:value-type="string">
            <text:p text:style-name="P45">VME_IP_8</text:p>
          </table:table-cell>
          <table:table-cell table:style-name="Table68.A2" office:value-type="string">
            <text:p text:style-name="P44">VME ACFAIL# <text:s/></text:p>
          </table:table-cell>
          <table:table-cell table:style-name="Table68.A2" office:value-type="string">
            <text:p text:style-name="P45">Level</text:p>
          </table:table-cell>
          <table:table-cell table:style-name="Table68.E2" office:value-type="string">
            <text:p text:style-name="P44"/>
          </table:table-cell>
        </table:table-row>
        <table:table-row>
          <table:table-cell table:style-name="Table68.A2" office:value-type="string">
            <text:p text:style-name="P45">[9]</text:p>
          </table:table-cell>
          <table:table-cell table:style-name="Table68.A2" office:value-type="string">
            <text:p text:style-name="P45">VME_IP_9</text:p>
          </table:table-cell>
          <table:table-cell table:style-name="Table68.A2" office:value-type="string">
            <text:p text:style-name="P44">VME_Error (Master)</text:p>
          </table:table-cell>
          <table:table-cell table:style-name="Table68.A2" office:value-type="string">
            <text:p text:style-name="P45">Edge</text:p>
          </table:table-cell>
          <table:table-cell table:style-name="Table68.E2" office:value-type="string">
            <text:p text:style-name="P44">VME64x Cycle Error </text:p>
          </table:table-cell>
        </table:table-row>
        <table:table-row>
          <table:table-cell table:style-name="Table68.A2" office:value-type="string">
            <text:p text:style-name="P45">[10]</text:p>
          </table:table-cell>
          <table:table-cell table:style-name="Table68.A2" office:value-type="string">
            <text:p text:style-name="P45">VME_IP_10</text:p>
          </table:table-cell>
          <table:table-cell table:style-name="Table68.A2" office:value-type="string">
            <text:p text:style-name="P44">VME Central Time #1</text:p>
          </table:table-cell>
          <table:table-cell table:style-name="Table68.A2" office:value-type="string">
            <text:p text:style-name="P45">Edge</text:p>
          </table:table-cell>
          <table:table-cell table:style-name="Table68.E2" office:value-type="string">
            <text:p text:style-name="P44">Global Time 1000/1024[ms] tic</text:p>
          </table:table-cell>
        </table:table-row>
        <table:table-row>
          <table:table-cell table:style-name="Table68.A2" office:value-type="string">
            <text:p text:style-name="P45">[11]</text:p>
          </table:table-cell>
          <table:table-cell table:style-name="Table68.A2" office:value-type="string">
            <text:p text:style-name="P45">VME_IP_11</text:p>
          </table:table-cell>
          <table:table-cell table:style-name="Table68.A2" office:value-type="string">
            <text:p text:style-name="P44">VME Central Time #2</text:p>
          </table:table-cell>
          <table:table-cell table:style-name="Table68.A2" office:value-type="string">
            <text:p text:style-name="P45">Edge</text:p>
          </table:table-cell>
          <table:table-cell table:style-name="Table68.E2" office:value-type="string">
            <text:p text:style-name="P44">Global Time Error flag</text:p>
          </table:table-cell>
        </table:table-row>
        <table:table-row>
          <table:table-cell table:style-name="Table68.A2" office:value-type="string">
            <text:p text:style-name="P45">[12]</text:p>
          </table:table-cell>
          <table:table-cell table:style-name="Table68.A2" office:value-type="string">
            <text:p text:style-name="P45">VME_IP_12</text:p>
          </table:table-cell>
          <table:table-cell table:style-name="Table68.A2" office:value-type="string">
            <text:p text:style-name="P46">Location Monitor #0</text:p>
          </table:table-cell>
          <table:table-cell table:style-name="Table68.A2" office:value-type="string">
            <text:p text:style-name="P45">Edge</text:p>
          </table:table-cell>
          <table:table-cell table:style-name="Table68.E2" office:value-type="string">
            <text:p text:style-name="P44"/>
          </table:table-cell>
        </table:table-row>
        <table:table-row>
          <table:table-cell table:style-name="Table68.A2" office:value-type="string">
            <text:p text:style-name="P45">[13]</text:p>
          </table:table-cell>
          <table:table-cell table:style-name="Table68.A2" office:value-type="string">
            <text:p text:style-name="P45">VME_IP_13</text:p>
          </table:table-cell>
          <table:table-cell table:style-name="Table68.A2" office:value-type="string">
            <text:p text:style-name="P46">Location Monitor #1</text:p>
          </table:table-cell>
          <table:table-cell table:style-name="Table68.A2" office:value-type="string">
            <text:p text:style-name="P45">Edge</text:p>
          </table:table-cell>
          <table:table-cell table:style-name="Table68.E2" office:value-type="string">
            <text:p text:style-name="P44"/>
          </table:table-cell>
        </table:table-row>
        <table:table-row>
          <table:table-cell table:style-name="Table68.A2" office:value-type="string">
            <text:p text:style-name="P45">[14]</text:p>
          </table:table-cell>
          <table:table-cell table:style-name="Table68.A2" office:value-type="string">
            <text:p text:style-name="P45">VME_IP_14</text:p>
          </table:table-cell>
          <table:table-cell table:style-name="Table68.A2" office:value-type="string">
            <text:p text:style-name="P46">Location Monitor #2</text:p>
          </table:table-cell>
          <table:table-cell table:style-name="Table68.A2" office:value-type="string">
            <text:p text:style-name="P45">Edge</text:p>
          </table:table-cell>
          <table:table-cell table:style-name="Table68.E2" office:value-type="string">
            <text:p text:style-name="P44"/>
          </table:table-cell>
        </table:table-row>
        <table:table-row>
          <table:table-cell table:style-name="Table68.A11" office:value-type="string">
            <text:p text:style-name="P45">[15]</text:p>
          </table:table-cell>
          <table:table-cell table:style-name="Table68.A11" office:value-type="string">
            <text:p text:style-name="P45">VME_IP_15</text:p>
          </table:table-cell>
          <table:table-cell table:style-name="Table68.A11" office:value-type="string">
            <text:p text:style-name="P46">Location Monitor #3</text:p>
          </table:table-cell>
          <table:table-cell table:style-name="Table68.A11" office:value-type="string">
            <text:p text:style-name="P45">Edge</text:p>
          </table:table-cell>
          <table:table-cell table:style-name="Table68.E11" office:value-type="string">
            <text:p text:style-name="P44"/>
          </table:table-cell>
        </table:table-row>
      </table:table>
      <text:p text:style-name="P175">Table <text:sequence text:ref-name="refTable27" text:name="Table" text:formula="ooow:Table+1" style:num-format="1">3.6</text:sequence>. : Private VME ITC Interrupt Sources</text:p>
      <text:p text:style-name="P146"/>
      <text:p text:style-name="P135"/>
      <text:list xml:id="list35432600" text:continue-numbering="true" text:style-name="Outline">
        <text:list-item>
          <text:list>
            <text:list-item>
              <text:list>
                <text:list-item>
                  <text:h text:style-name="Heading_20_3" text:outline-level="3">VME64x CR/CSR ADER_0 Register</text:h>
                </text:list-item>
              </text:list>
            </text:list-item>
          </text:list>
        </text:list-item>
      </text:list>
      <text:p text:style-name="Text_20_body_20_indent_5f_2">This register, formed by four consecutive BYTE Registers, <text:s/>defines the VME A32 Base Address for <text:s/>subsequent PEV_1100 Slave mapping. The window size is defined with <text:span text:style-name="T17">vslv_WSIZ[2:0]</text:span><text:span text:style-name="T16">, located in </text:span><text:span text:style-name="T17">PVME_SLVCSR</text:span><text:span text:style-name="T16"> Register.</text:span></text:p>
      <text:p text:style-name="Text_20_body_20_indent_5f_2">The PEV_1100 can only be mapped in the A32 Address Space. VME A64 addressing is not supported.</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header-rows>
          <table:table-row>
            <table:table-cell table:style-name="Table61.A1" table:number-columns-spanned="2" office:value-type="string">
              <text:p text:style-name="P22">VMECSR_ADER_0_3</text:p>
              <text:p text:style-name="P19">IO_Bus : 0x560 </text:p>
              <text:p text:style-name="P19">CR/CSR : 0xF'FF63</text:p>
            </table:table-cell>
            <table:covered-table-cell/>
            <table:table-cell table:style-name="Table61.C1" table:number-columns-spanned="4" office:value-type="string">
              <text:p text:style-name="P23">CR/CSR ADER_0 MSB Address Decoder Compare</text:p>
            </table:table-cell>
            <table:covered-table-cell/>
            <table:covered-table-cell/>
            <table:covered-table-cell/>
          </table:table-row>
        </table:table-header-rows>
        <table:table-row>
          <table:table-cell table:style-name="Table61.A2" office:value-type="string">
            <text:p text:style-name="P97">Bit[]</text:p>
          </table:table-cell>
          <table:table-cell table:style-name="Table61.A2" office:value-type="string">
            <text:p text:style-name="P97">Function</text:p>
          </table:table-cell>
          <table:table-cell table:style-name="Table61.A2" office:value-type="string">
            <text:p text:style-name="P97">R/W</text:p>
          </table:table-cell>
          <table:table-cell table:style-name="Table61.A2" office:value-type="string">
            <text:p text:style-name="P97">Reset</text:p>
          </table:table-cell>
          <table:table-cell table:style-name="Table61.A2" office:value-type="string">
            <text:p text:style-name="P96">Description</text:p>
          </table:table-cell>
          <table:table-cell table:style-name="Table61.F2" office:value-type="string">
            <text:p text:style-name="P96">Comments</text:p>
          </table:table-cell>
        </table:table-row>
        <table:table-row>
          <table:table-cell table:style-name="Table61.A3" office:value-type="string">
            <text:p text:style-name="P45">[7:0]</text:p>
          </table:table-cell>
          <table:table-cell table:style-name="Table61.A3" office:value-type="string">
            <text:p text:style-name="P45">A32_MAP[31:24]</text:p>
          </table:table-cell>
          <table:table-cell table:style-name="Table61.A3" office:value-type="string">
            <text:p text:style-name="P45">R</text:p>
          </table:table-cell>
          <table:table-cell table:style-name="Table61.A3" office:value-type="string">
            <text:p text:style-name="P45">0</text:p>
          </table:table-cell>
          <table:table-cell table:style-name="Table61.A3" office:value-type="string">
            <text:p text:style-name="P44">Address offset, <text:s/>mapping the VME Slave. The window is programmable from 16 to 2048 MBytes. Only valid bit are significant.</text:p>
          </table:table-cell>
          <table:table-cell table:style-name="Table61.F3" office:value-type="string">
            <text:p text:style-name="P44"/>
          </table:table-cell>
        </table:table-row>
      </table:table>
      <text:p text:style-name="P173"/>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header-rows>
          <table:table-row>
            <table:table-cell table:style-name="Table62.A1" table:number-columns-spanned="2" office:value-type="string">
              <text:p text:style-name="P22">VMECSR_ADER_0_2</text:p>
              <text:p text:style-name="P19">IO_Bus : 0x564 </text:p>
              <text:p text:style-name="P19">CR/CSR : 0xF'FF67</text:p>
            </table:table-cell>
            <table:covered-table-cell/>
            <table:table-cell table:style-name="Table62.C1" table:number-columns-spanned="4" office:value-type="string">
              <text:p text:style-name="P23">CR/CSR ADER_2 Address Decoder Compare</text:p>
            </table:table-cell>
            <table:covered-table-cell/>
            <table:covered-table-cell/>
            <table:covered-table-cell/>
          </table:table-row>
        </table:table-header-rows>
        <table:table-row>
          <table:table-cell table:style-name="Table62.A2" office:value-type="string">
            <text:p text:style-name="P97">Bit[]</text:p>
          </table:table-cell>
          <table:table-cell table:style-name="Table62.A2" office:value-type="string">
            <text:p text:style-name="P97">Function</text:p>
          </table:table-cell>
          <table:table-cell table:style-name="Table62.A2" office:value-type="string">
            <text:p text:style-name="P97">R/W</text:p>
          </table:table-cell>
          <table:table-cell table:style-name="Table62.A2" office:value-type="string">
            <text:p text:style-name="P97">Reset</text:p>
          </table:table-cell>
          <table:table-cell table:style-name="Table62.A2" office:value-type="string">
            <text:p text:style-name="P96">Description</text:p>
          </table:table-cell>
          <table:table-cell table:style-name="Table62.F2" office:value-type="string">
            <text:p text:style-name="P96">Comments</text:p>
          </table:table-cell>
        </table:table-row>
        <table:table-row>
          <table:table-cell table:style-name="Table62.A3" office:value-type="string">
            <text:p text:style-name="P45">[7:0]</text:p>
          </table:table-cell>
          <table:table-cell table:style-name="Table62.A3" office:value-type="string">
            <text:p text:style-name="P45">Reserved</text:p>
          </table:table-cell>
          <table:table-cell table:style-name="Table62.A3" office:value-type="string">
            <text:p text:style-name="P45">R</text:p>
          </table:table-cell>
          <table:table-cell table:style-name="Table62.A3" office:value-type="string">
            <text:p text:style-name="P45">0</text:p>
          </table:table-cell>
          <table:table-cell table:style-name="Table62.A3" office:value-type="string">
            <text:p text:style-name="P44">Not used..</text:p>
          </table:table-cell>
          <table:table-cell table:style-name="Table62.F3" office:value-type="string">
            <text:p text:style-name="P44">Refer to ANSI/VITA 1.1 VME64 Extensions specification</text:p>
          </table:table-cell>
        </table:table-row>
      </table:table>
      <text:p text:style-name="P173"/>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header-rows>
          <text:soft-page-break/>
          <table:table-row>
            <table:table-cell table:style-name="Table63.A1" table:number-columns-spanned="2" office:value-type="string">
              <text:p text:style-name="P22">VMECSR_ADER_0_1</text:p>
              <text:p text:style-name="P19">IO_Bus : 0x568 </text:p>
              <text:p text:style-name="P19">CR/CSR : 0xF'FF6B</text:p>
            </table:table-cell>
            <table:covered-table-cell/>
            <table:table-cell table:style-name="Table63.C1" table:number-columns-spanned="4" office:value-type="string">
              <text:p text:style-name="P23">CR/CSR ADER_1 Address Decoder Compare</text:p>
            </table:table-cell>
            <table:covered-table-cell/>
            <table:covered-table-cell/>
            <table:covered-table-cell/>
          </table:table-row>
        </table:table-header-rows>
        <table:table-row>
          <table:table-cell table:style-name="Table63.A2" office:value-type="string">
            <text:p text:style-name="P97">Bit[]</text:p>
          </table:table-cell>
          <table:table-cell table:style-name="Table63.A2" office:value-type="string">
            <text:p text:style-name="P97">Function</text:p>
          </table:table-cell>
          <table:table-cell table:style-name="Table63.A2" office:value-type="string">
            <text:p text:style-name="P97">R/W</text:p>
          </table:table-cell>
          <table:table-cell table:style-name="Table63.A2" office:value-type="string">
            <text:p text:style-name="P97">Reset</text:p>
          </table:table-cell>
          <table:table-cell table:style-name="Table63.A2" office:value-type="string">
            <text:p text:style-name="P96">Description</text:p>
          </table:table-cell>
          <table:table-cell table:style-name="Table63.F2" office:value-type="string">
            <text:p text:style-name="P96">Comments</text:p>
          </table:table-cell>
        </table:table-row>
        <table:table-row>
          <table:table-cell table:style-name="Table63.A3" office:value-type="string">
            <text:p text:style-name="P45">[7:0]</text:p>
          </table:table-cell>
          <table:table-cell table:style-name="Table63.A3" office:value-type="string">
            <text:p text:style-name="P45">Reserved</text:p>
          </table:table-cell>
          <table:table-cell table:style-name="Table63.A3" office:value-type="string">
            <text:p text:style-name="P45">R</text:p>
          </table:table-cell>
          <table:table-cell table:style-name="Table63.A3" office:value-type="string">
            <text:p text:style-name="P45">0</text:p>
          </table:table-cell>
          <table:table-cell table:style-name="Table63.A3" office:value-type="string">
            <text:p text:style-name="P44">Not used..</text:p>
          </table:table-cell>
          <table:table-cell table:style-name="Table63.F3" office:value-type="string">
            <text:p text:style-name="P44">Refer to ANSI/VITA 1.1 VME64 Extensions specification</text:p>
          </table:table-cell>
        </table:table-row>
      </table:table>
      <text:p text:style-name="P157"/>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header-rows>
          <table:table-row>
            <table:table-cell table:style-name="Table64.A1" table:number-columns-spanned="2" office:value-type="string">
              <text:p text:style-name="P22">VMECSR_ADER_0_0</text:p>
              <text:p text:style-name="P19">IO_Bus : 0x56C </text:p>
              <text:p text:style-name="P19">CR/CSR : 0xF'FF6F</text:p>
            </table:table-cell>
            <table:covered-table-cell/>
            <table:table-cell table:style-name="Table64.C1" table:number-columns-spanned="4" office:value-type="string">
              <text:p text:style-name="P23">CR/CSR ADER_1 <text:s/>LSB Address Decoder Compare</text:p>
            </table:table-cell>
            <table:covered-table-cell/>
            <table:covered-table-cell/>
            <table:covered-table-cell/>
          </table:table-row>
        </table:table-header-rows>
        <table:table-row>
          <table:table-cell table:style-name="Table64.A2" office:value-type="string">
            <text:p text:style-name="P97">Bit[]</text:p>
          </table:table-cell>
          <table:table-cell table:style-name="Table64.A2" office:value-type="string">
            <text:p text:style-name="P97">Function</text:p>
          </table:table-cell>
          <table:table-cell table:style-name="Table64.A2" office:value-type="string">
            <text:p text:style-name="P97">R/W</text:p>
          </table:table-cell>
          <table:table-cell table:style-name="Table64.A2" office:value-type="string">
            <text:p text:style-name="P97">Reset</text:p>
          </table:table-cell>
          <table:table-cell table:style-name="Table64.A2" office:value-type="string">
            <text:p text:style-name="P96">Description</text:p>
          </table:table-cell>
          <table:table-cell table:style-name="Table64.F2" office:value-type="string">
            <text:p text:style-name="P96">Comments</text:p>
          </table:table-cell>
        </table:table-row>
        <table:table-row>
          <table:table-cell table:style-name="Table64.A2" office:value-type="string">
            <text:p text:style-name="P102">[5:0]</text:p>
          </table:table-cell>
          <table:table-cell table:style-name="Table64.A2" office:value-type="string">
            <text:p text:style-name="P102">AM[5:0]</text:p>
          </table:table-cell>
          <table:table-cell table:style-name="Table64.A2" office:value-type="string">
            <text:p text:style-name="P45">R</text:p>
          </table:table-cell>
          <table:table-cell table:style-name="Table64.A2" office:value-type="string">
            <text:p text:style-name="P45">0</text:p>
          </table:table-cell>
          <table:table-cell table:style-name="Table64.A2" office:value-type="string">
            <text:p text:style-name="P44">Not implemented..</text:p>
          </table:table-cell>
          <table:table-cell table:style-name="Table64.F2" office:value-type="string">
            <text:p text:style-name="P96"/>
          </table:table-cell>
        </table:table-row>
        <table:table-row>
          <table:table-cell table:style-name="Table64.A2" office:value-type="string">
            <text:p text:style-name="P102">[6]</text:p>
          </table:table-cell>
          <table:table-cell table:style-name="Table64.A2" office:value-type="string">
            <text:p text:style-name="P102">DFSR</text:p>
          </table:table-cell>
          <table:table-cell table:style-name="Table64.A2" office:value-type="string">
            <text:p text:style-name="P102">R</text:p>
          </table:table-cell>
          <table:table-cell table:style-name="Table64.A2" office:value-type="string">
            <text:p text:style-name="P102">0</text:p>
          </table:table-cell>
          <table:table-cell table:style-name="Table64.A2" office:value-type="string">
            <text:p text:style-name="P101">Dynamic Function Size Read. While set, the window size defined by <text:span text:style-name="T19">vslv_WSIZ[2:0] </text:span>is provided in the “<text:span text:style-name="T19">A32_MAP[31:24]” field.</text:span></text:p>
          </table:table-cell>
          <table:table-cell table:style-name="Table64.F2" office:value-type="string">
            <text:p text:style-name="P52">This function allows to determine the VME A32 Slave window size required by the PV-1100 V</text:p>
          </table:table-cell>
        </table:table-row>
        <table:table-row>
          <table:table-cell table:style-name="Table64.A5" office:value-type="string">
            <text:p text:style-name="P45">[7]</text:p>
          </table:table-cell>
          <table:table-cell table:style-name="Table64.A5" office:value-type="string">
            <text:p text:style-name="P45">XAM Mode</text:p>
          </table:table-cell>
          <table:table-cell table:style-name="Table64.A5" office:value-type="string">
            <text:p text:style-name="P45">R</text:p>
          </table:table-cell>
          <table:table-cell table:style-name="Table64.A5" office:value-type="string">
            <text:p text:style-name="P45">0</text:p>
          </table:table-cell>
          <table:table-cell table:style-name="Table64.A5" office:value-type="string">
            <text:p text:style-name="P44">Not implemented..</text:p>
          </table:table-cell>
          <table:table-cell table:style-name="Table64.F5" office:value-type="string">
            <text:p text:style-name="P44"/>
          </table:table-cell>
        </table:table-row>
      </table:table>
      <text:p text:style-name="P177"/>
      <text:p text:style-name="P172"><text:span text:style-name="T25">Nota</text:span> <text:tab/>The complete ADER register is built with four Byte section allocate in consecutive DWORD Register.</text:p>
      <text:p text:style-name="P172"><text:span text:style-name="T25">Nota</text:span> <text:tab/>The VME Slave interface shall also be enabled with specific control bit located in the <text:span text:style-name="T17">PVME_SLVCSR</text:span><text:span text:style-name="T16"> Register</text:span>.</text:p>
      <text:list xml:id="list35441172" text:continue-numbering="true" text:style-name="Outline">
        <text:list-item>
          <text:list>
            <text:list-item>
              <text:list>
                <text:list-item>
                  <text:h text:style-name="Heading_20_3" text:outline-level="3">VME64x CR/CSR BSR &amp; BCR Registers</text:h>
                </text:list-item>
              </text:list>
            </text:list-item>
          </text:list>
        </text:list-item>
      </text:list>
      <text:p text:style-name="Text_20_body_20_indent_5f_2">These two Registers, allows to SET or CLEAR control bits individually. A '1' written to the selected Control bit will set the function in the BSR Register and Clear it the BCR Register.</text:p>
      <text:list xml:id="list35374283" text:style-name="L72">
        <text:list-item>
          <text:p text:style-name="P345">BSR = Bit Set Register</text:p>
        </text:list-item>
        <text:list-item>
          <text:p text:style-name="P345">BCR = Bit Clear Register</text:p>
        </text:list-item>
      </text:list>
      <text:p text:style-name="Text_20_body_20_indent_5f_2"/>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header-rows>
          <table:table-row>
            <table:table-cell table:style-name="Table66.A1" table:number-columns-spanned="2" office:value-type="string">
              <text:p text:style-name="P22">VMECSR_BCR/BSR</text:p>
              <text:p text:style-name="P19">IO_Bus : 0x5F4 / 0x5F8 </text:p>
              <text:p text:style-name="P19">CR/CSR : 0xF'FFF7 / ... B </text:p>
            </table:table-cell>
            <table:covered-table-cell/>
            <table:table-cell table:style-name="Table66.C1" table:number-columns-spanned="4" office:value-type="string">
              <text:p text:style-name="P23">CR/CSR BSR BIT Set Register</text:p>
              <text:p text:style-name="P23">CR/CSR BSR BIT Clear Register</text:p>
            </table:table-cell>
            <table:covered-table-cell/>
            <table:covered-table-cell/>
            <table:covered-table-cell/>
          </table:table-row>
        </table:table-header-rows>
        <table:table-row>
          <table:table-cell table:style-name="Table66.A2" office:value-type="string">
            <text:p text:style-name="P97">Bit[]</text:p>
          </table:table-cell>
          <table:table-cell table:style-name="Table66.A2" office:value-type="string">
            <text:p text:style-name="P97">Function</text:p>
          </table:table-cell>
          <table:table-cell table:style-name="Table66.A2" office:value-type="string">
            <text:p text:style-name="P97">R/W</text:p>
          </table:table-cell>
          <table:table-cell table:style-name="Table66.A2" office:value-type="string">
            <text:p text:style-name="P97">Reset</text:p>
          </table:table-cell>
          <table:table-cell table:style-name="Table66.A2" office:value-type="string">
            <text:p text:style-name="P96">Description</text:p>
          </table:table-cell>
          <table:table-cell table:style-name="Table66.F2" office:value-type="string">
            <text:p text:style-name="P96">Comments</text:p>
          </table:table-cell>
        </table:table-row>
        <table:table-row>
          <table:table-cell table:style-name="Table66.A2" office:value-type="string">
            <text:p text:style-name="P102">[7]</text:p>
          </table:table-cell>
          <table:table-cell table:style-name="Table66.A2" office:value-type="string">
            <text:p text:style-name="P102">PV_RESET</text:p>
          </table:table-cell>
          <table:table-cell table:style-name="Table66.A2" office:value-type="string">
            <text:p text:style-name="P45">RW</text:p>
          </table:table-cell>
          <table:table-cell table:style-name="Table66.A2" office:value-type="string">
            <text:p text:style-name="P45">0b0</text:p>
          </table:table-cell>
          <table:table-cell table:style-name="Table66.A2" office:value-type="string">
            <text:p text:style-name="P44">PEV_1100 RESET Mode. While SET, the PEV_1100 is forced in RESET Mode</text:p>
          </table:table-cell>
          <table:table-cell table:style-name="Table66.F2" office:value-type="string">
            <text:p text:style-name="P96"/>
          </table:table-cell>
        </table:table-row>
        <table:table-row>
          <table:table-cell table:style-name="Table66.A2" office:value-type="string">
            <text:p text:style-name="P102">[6]</text:p>
          </table:table-cell>
          <table:table-cell table:style-name="Table66.A2" office:value-type="string">
            <text:p text:style-name="P102">PV_SYSFAIL_Driver</text:p>
          </table:table-cell>
          <table:table-cell table:style-name="Table66.A2" office:value-type="string">
            <text:p text:style-name="P45">RW</text:p>
          </table:table-cell>
          <table:table-cell table:style-name="Table66.A2" office:value-type="string">
            <text:p text:style-name="P45">0b0</text:p>
          </table:table-cell>
          <table:table-cell table:style-name="Table66.A2" office:value-type="string">
            <text:p text:style-name="P44">PEV_1100 VME SYSFAIL Driver Enable</text:p>
          </table:table-cell>
          <table:table-cell table:style-name="Table66.F2" office:value-type="string">
            <text:p text:style-name="P96"/>
          </table:table-cell>
        </table:table-row>
        <table:table-row>
          <table:table-cell table:style-name="Table66.A2" office:value-type="string">
            <text:p text:style-name="P102">[5]</text:p>
          </table:table-cell>
          <table:table-cell table:style-name="Table66.A2" office:value-type="string">
            <text:p text:style-name="P102">PV_SYSFAIL</text:p>
          </table:table-cell>
          <table:table-cell table:style-name="Table66.A2" office:value-type="string">
            <text:p text:style-name="P45">RW</text:p>
          </table:table-cell>
          <table:table-cell table:style-name="Table66.A2" office:value-type="string">
            <text:p text:style-name="P45">0b0</text:p>
          </table:table-cell>
          <table:table-cell table:style-name="Table66.A2" office:value-type="string">
            <text:p text:style-name="P44">PEV_1100 VME SYSFAIL Direct Control</text:p>
          </table:table-cell>
          <table:table-cell table:style-name="Table66.F2" office:value-type="string">
            <text:p text:style-name="P96"/>
          </table:table-cell>
        </table:table-row>
        <table:table-row>
          <table:table-cell table:style-name="Table66.A2" office:value-type="string">
            <text:p text:style-name="P102">[4]</text:p>
          </table:table-cell>
          <table:table-cell table:style-name="Table66.A2" office:value-type="string">
            <text:p text:style-name="P102">PV_ENABLE</text:p>
          </table:table-cell>
          <table:table-cell table:style-name="Table66.A2" office:value-type="string">
            <text:p text:style-name="P45">RW</text:p>
          </table:table-cell>
          <table:table-cell table:style-name="Table66.A2" office:value-type="string">
            <text:p text:style-name="P45">0b0</text:p>
          </table:table-cell>
          <table:table-cell table:style-name="Table66.A2" office:value-type="string">
            <text:p text:style-name="P44">PEV_1100 VME Slave Enable. </text:p>
          </table:table-cell>
          <table:table-cell table:style-name="Table66.F2" office:value-type="string">
            <text:p text:style-name="P96"/>
          </table:table-cell>
        </table:table-row>
        <table:table-row>
          <table:table-cell table:style-name="Table66.A2" office:value-type="string">
            <text:p text:style-name="P102">[3]</text:p>
          </table:table-cell>
          <table:table-cell table:style-name="Table66.A2" office:value-type="string">
            <text:p text:style-name="P102">PV_BERR_Flag</text:p>
          </table:table-cell>
          <table:table-cell table:style-name="Table66.A2" office:value-type="string">
            <text:p text:style-name="P45">RW</text:p>
          </table:table-cell>
          <table:table-cell table:style-name="Table66.A2" office:value-type="string">
            <text:p text:style-name="P45">0b0</text:p>
          </table:table-cell>
          <table:table-cell table:style-name="Table66.A2" office:value-type="string">
            <text:p text:style-name="P44">PEV_1100 VME BERR condition generated.</text:p>
          </table:table-cell>
          <table:table-cell table:style-name="Table66.F2" office:value-type="string">
            <text:p text:style-name="P52">Flag information related for exception handling. </text:p>
          </table:table-cell>
        </table:table-row>
        <table:table-row>
          <table:table-cell table:style-name="Table66.A2" office:value-type="string">
            <text:p text:style-name="P102">[2]</text:p>
          </table:table-cell>
          <table:table-cell table:style-name="Table66.A2" office:value-type="string">
            <text:p text:style-name="P102">CRAM_OWNER</text:p>
          </table:table-cell>
          <table:table-cell table:style-name="Table66.A2" office:value-type="string">
            <text:p text:style-name="P102">R</text:p>
          </table:table-cell>
          <table:table-cell table:style-name="Table66.A2" office:value-type="string">
            <text:p text:style-name="P102">0</text:p>
          </table:table-cell>
          <table:table-cell table:style-name="Table66.A2" office:value-type="string">
            <text:p text:style-name="P44">Not implemented.</text:p>
          </table:table-cell>
          <table:table-cell table:style-name="Table66.F2" office:value-type="string">
            <text:p text:style-name="P52"/>
          </table:table-cell>
        </table:table-row>
        <table:table-row>
          <table:table-cell table:style-name="Table66.A9" office:value-type="string">
            <text:p text:style-name="P45">[1:0]</text:p>
          </table:table-cell>
          <table:table-cell table:style-name="Table66.A9" office:value-type="string">
            <text:p text:style-name="P45">Reserved</text:p>
          </table:table-cell>
          <table:table-cell table:style-name="Table66.A9" office:value-type="string">
            <text:p text:style-name="P45">R</text:p>
          </table:table-cell>
          <table:table-cell table:style-name="Table66.A9" office:value-type="string">
            <text:p text:style-name="P45">0</text:p>
          </table:table-cell>
          <table:table-cell table:style-name="Table66.A9" office:value-type="string">
            <text:p text:style-name="P44">Not used.</text:p>
          </table:table-cell>
          <table:table-cell table:style-name="Table66.F9" office:value-type="string">
            <text:p text:style-name="P44"/>
          </table:table-cell>
        </table:table-row>
      </table:table>
      <text:p text:style-name="P140"><text:soft-page-break/></text:p>
      <text:p text:style-name="P147"/>
      <text:list xml:id="list35415841" text:continue-list="list35441172" text:style-name="Outline">
        <text:list-item>
          <text:list>
            <text:list-item>
              <text:list>
                <text:list-item>
                  <text:h text:style-name="Heading_20_3" text:outline-level="3">VME64x CR/CSR BAR Register</text:h>
                </text:list-item>
              </text:list>
            </text:list-item>
          </text:list>
        </text:list-item>
      </text:list>
      <text:p text:style-name="Text_20_body_20_indent_5f_2">This register provides status information of PEV_1100 CR/CSR Base Address .</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header-rows>
          <table:table-row>
            <table:table-cell table:style-name="Table67.A1" table:number-columns-spanned="2" office:value-type="string">
              <text:p text:style-name="P22">VMECSR_BAR</text:p>
              <text:p text:style-name="P19">IO_Bus : 0x5FC </text:p>
              <text:p text:style-name="P19">CR/CSR : 0xF'FFFF</text:p>
            </table:table-cell>
            <table:covered-table-cell/>
            <table:table-cell table:style-name="Table67.C1" table:number-columns-spanned="4" office:value-type="string">
              <text:p text:style-name="P23">CR/CSR Base Address Register</text:p>
            </table:table-cell>
            <table:covered-table-cell/>
            <table:covered-table-cell/>
            <table:covered-table-cell/>
          </table:table-row>
        </table:table-header-rows>
        <table:table-row>
          <table:table-cell table:style-name="Table67.A2" office:value-type="string">
            <text:p text:style-name="P97">Bit[]</text:p>
          </table:table-cell>
          <table:table-cell table:style-name="Table67.A2" office:value-type="string">
            <text:p text:style-name="P97">Function</text:p>
          </table:table-cell>
          <table:table-cell table:style-name="Table67.A2" office:value-type="string">
            <text:p text:style-name="P97">R/W</text:p>
          </table:table-cell>
          <table:table-cell table:style-name="Table67.A2" office:value-type="string">
            <text:p text:style-name="P97">Reset</text:p>
          </table:table-cell>
          <table:table-cell table:style-name="Table67.A2" office:value-type="string">
            <text:p text:style-name="P96">Description</text:p>
          </table:table-cell>
          <table:table-cell table:style-name="Table67.F2" office:value-type="string">
            <text:p text:style-name="P96">Comments</text:p>
          </table:table-cell>
        </table:table-row>
        <table:table-row>
          <table:table-cell table:style-name="Table67.A2" office:value-type="string">
            <text:p text:style-name="P102">[5:0]</text:p>
          </table:table-cell>
          <table:table-cell table:style-name="Table67.A2" office:value-type="string">
            <text:p text:style-name="P102">CR/CSR_Base[23:19]</text:p>
          </table:table-cell>
          <table:table-cell table:style-name="Table67.A2" office:value-type="string">
            <text:p text:style-name="P45">R</text:p>
          </table:table-cell>
          <table:table-cell table:style-name="Table67.A2" office:value-type="string">
            <text:p text:style-name="P45">0</text:p>
          </table:table-cell>
          <table:table-cell table:style-name="Table67.A2" office:value-type="string">
            <text:p text:style-name="P44">VME CR/CSR Base Address. <text:s/>Dependant on the VME 64x Mode Switch.</text:p>
            <text:p text:style-name="P189">-ON- <text:s/>= GA Geographic Address</text:p>
            <text:p text:style-name="P189">-OFF- = Switch Group_A[5:1]</text:p>
          </table:table-cell>
          <table:table-cell table:style-name="Table67.F2" office:value-type="string">
            <text:p text:style-name="P96"/>
          </table:table-cell>
        </table:table-row>
        <table:table-row>
          <table:table-cell table:style-name="Table67.A4" office:value-type="string">
            <text:p text:style-name="P45">[7:3]</text:p>
          </table:table-cell>
          <table:table-cell table:style-name="Table67.A4" office:value-type="string">
            <text:p text:style-name="P45">Reserved</text:p>
          </table:table-cell>
          <table:table-cell table:style-name="Table67.A4" office:value-type="string">
            <text:p text:style-name="P45">R</text:p>
          </table:table-cell>
          <table:table-cell table:style-name="Table67.A4" office:value-type="string">
            <text:p text:style-name="P45">0</text:p>
          </table:table-cell>
          <table:table-cell table:style-name="Table67.A4" office:value-type="string">
            <text:p text:style-name="P44">Not used..</text:p>
          </table:table-cell>
          <table:table-cell table:style-name="Table67.F4" office:value-type="string">
            <text:p text:style-name="P44"/>
          </table:table-cell>
        </table:table-row>
      </table:table>
      <text:p text:style-name="P175"/>
      <text:p text:style-name="P147"/>
      <text:list xml:id="list35416381" text:continue-numbering="true" text:style-name="Outline">
        <text:list-item>
          <text:list>
            <text:list-item>
              <text:list>
                <text:list-item>
                  <text:h text:style-name="Heading_20_3" text:outline-level="3">VME64x CR Configuration ROM</text:h>
                </text:list-item>
              </text:list>
            </text:list-item>
          </text:list>
        </text:list-item>
      </text:list>
      <text:p text:style-name="Text_20_body_20_indent_5f_2">The PEV_1100 <text:s/>implements the Configuration ROM. <text:s/>A 2 KBytes ROM stores the VME64X parameters and is made available through the CR space.</text:p>
      <text:p text:style-name="Text_20_body_20_indent_5f_2"/>
      <text:p text:style-name="Text_20_body"/>
      <text:list xml:id="list35421729" text:continue-numbering="true" text:style-name="Outline">
        <text:list-item>
          <text:list>
            <text:list-item>
              <text:h text:style-name="P255" text:outline-level="2">Shared_Memory &amp; IDMAC CSR Resources</text:h>
            </text:list-item>
          </text:list>
        </text:list-item>
      </text:list>
      <text:p text:style-name="Text_20_body_20_indent_5f_1">The SMEM-IDMA <text:s/>CSR Resources mapping is provided in following table.</text:p>
      <text:list xml:id="list20394701" text:style-name="L64">
        <text:list-header>
          <text:p text:style-name="P279"/>
        </text:list-header>
      </text:list>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P29">Offset <text:s/>IBUS</text:p>
            </table:table-cell>
            <table:table-cell table:style-name="Table13.A1" office:value-type="string">
              <text:p text:style-name="P29">Size</text:p>
            </table:table-cell>
            <table:table-cell table:style-name="Table13.A1" office:value-type="string">
              <text:p text:style-name="P29">Register_Name</text:p>
            </table:table-cell>
            <table:table-cell table:style-name="Table13.A1" office:value-type="string">
              <text:p text:style-name="P29">Description</text:p>
            </table:table-cell>
            <table:table-cell table:style-name="Table13.E1" office:value-type="string">
              <text:p text:style-name="P29">Comments</text:p>
            </table:table-cell>
          </table:table-row>
        </table:table-header-rows>
        <table:table-row>
          <table:table-cell table:style-name="Table13.A2" office:value-type="string">
            <text:p text:style-name="P91">0x800 - 0x803</text:p>
          </table:table-cell>
          <table:table-cell table:style-name="Table13.A2" office:value-type="string">
            <text:p text:style-name="P92">0x4</text:p>
          </table:table-cell>
          <table:table-cell table:style-name="Table13.A2" office:value-type="string">
            <text:p text:style-name="P93">SMEM_DDR2_CSR</text:p>
          </table:table-cell>
          <table:table-cell table:style-name="Table13.A2" office:value-type="string">
            <text:p text:style-name="P90"><text:s/>Four port DDR2 Controller Control &amp; Status</text:p>
          </table:table-cell>
          <table:table-cell table:style-name="Table13.E2" office:value-type="string">
            <text:p text:style-name="P90"/>
          </table:table-cell>
        </table:table-row>
        <table:table-row>
          <table:table-cell table:style-name="Table13.A2" office:value-type="string">
            <text:p text:style-name="P91">0x804 - 0x807</text:p>
          </table:table-cell>
          <table:table-cell table:style-name="Table13.A2" office:value-type="string">
            <text:p text:style-name="P92">0x4</text:p>
          </table:table-cell>
          <table:table-cell table:style-name="Table13.A2" office:value-type="string">
            <text:p text:style-name="P93">SMEM_DDR2_ERR</text:p>
          </table:table-cell>
          <table:table-cell table:style-name="Table13.A2" office:value-type="string">
            <text:p text:style-name="P90">DDR2 Addressing Error status</text:p>
          </table:table-cell>
          <table:table-cell table:style-name="Table13.E2" office:value-type="string">
            <text:p text:style-name="P90"/>
          </table:table-cell>
        </table:table-row>
        <table:table-row>
          <table:table-cell table:style-name="Table13.A2" office:value-type="string">
            <text:p text:style-name="P91"/>
          </table:table-cell>
          <table:table-cell table:style-name="Table13.A2" office:value-type="string">
            <text:p text:style-name="P92"/>
          </table:table-cell>
          <table:table-cell table:style-name="Table13.A2" office:value-type="string">
            <text:p text:style-name="P93">Reserved</text:p>
          </table:table-cell>
          <table:table-cell table:style-name="Table13.A2" office:value-type="string">
            <text:p text:style-name="P90"/>
          </table:table-cell>
          <table:table-cell table:style-name="Table13.E2" office:value-type="string">
            <text:p text:style-name="P90"/>
          </table:table-cell>
        </table:table-row>
        <table:table-row>
          <table:table-cell table:style-name="Table13.A2" office:value-type="string">
            <text:p text:style-name="P91">0x840 - 0x843</text:p>
          </table:table-cell>
          <table:table-cell table:style-name="Table13.A2" office:value-type="string">
            <text:p text:style-name="P92">0x4</text:p>
          </table:table-cell>
          <table:table-cell table:style-name="Table13.A2" office:value-type="string">
            <text:p text:style-name="P93">IDMA_GCSR</text:p>
          </table:table-cell>
          <table:table-cell table:style-name="Table13.A2" office:value-type="string">
            <text:p text:style-name="P90">IDMA Global CSR</text:p>
          </table:table-cell>
          <table:table-cell table:style-name="Table13.E2" office:value-type="string">
            <text:p text:style-name="P90"/>
          </table:table-cell>
        </table:table-row>
        <table:table-row>
          <table:table-cell table:style-name="Table13.A2" office:value-type="string">
            <text:p text:style-name="P91"/>
          </table:table-cell>
          <table:table-cell table:style-name="Table13.A2" office:value-type="string">
            <text:p text:style-name="P92"/>
          </table:table-cell>
          <table:table-cell table:style-name="Table13.A2" office:value-type="string">
            <text:p text:style-name="P93"/>
          </table:table-cell>
          <table:table-cell table:style-name="Table13.A2" office:value-type="string">
            <text:p text:style-name="P90"/>
          </table:table-cell>
          <table:table-cell table:style-name="Table13.E2" office:value-type="string">
            <text:p text:style-name="P90"/>
          </table:table-cell>
        </table:table-row>
        <table:table-row>
          <table:table-cell table:style-name="Table13.A2" office:value-type="string">
            <text:p text:style-name="P91">0x850 - 0x843</text:p>
          </table:table-cell>
          <table:table-cell table:style-name="Table13.A2" office:value-type="string">
            <text:p text:style-name="P92">0X4</text:p>
          </table:table-cell>
          <table:table-cell table:style-name="Table13.A2" office:value-type="string">
            <text:p text:style-name="P93">IDMA_RD_0_PCSR</text:p>
          </table:table-cell>
          <table:table-cell table:style-name="Table13.A2" office:value-type="string">
            <text:p text:style-name="P90">Pipeline Register</text:p>
          </table:table-cell>
          <table:table-cell table:style-name="Table13.E2" office:value-type="string">
            <text:p text:style-name="P90"/>
          </table:table-cell>
        </table:table-row>
        <table:table-row>
          <table:table-cell table:style-name="Table13.A2" office:value-type="string">
            <text:p text:style-name="P91">0x880 - 0x88F</text:p>
          </table:table-cell>
          <table:table-cell table:style-name="Table13.A2" office:value-type="string">
            <text:p text:style-name="P92">0x10</text:p>
          </table:table-cell>
          <table:table-cell table:style-name="Table13.A2" office:value-type="string">
            <text:p text:style-name="P93">IDMA_ITC</text:p>
          </table:table-cell>
          <table:table-cell table:style-name="Table13.A2" office:value-type="string">
            <text:p text:style-name="P90">Intelligent DMA &amp; Shared <text:s/>Memory Interrupt Controller</text:p>
          </table:table-cell>
          <table:table-cell table:style-name="Table13.E2" office:value-type="string">
            <text:p text:style-name="P90"/>
          </table:table-cell>
        </table:table-row>
        <table:table-row>
          <table:table-cell table:style-name="Table13.A2" office:value-type="string">
            <text:p text:style-name="P91"/>
          </table:table-cell>
          <table:table-cell table:style-name="Table13.A2" office:value-type="string">
            <text:p text:style-name="P92"/>
          </table:table-cell>
          <table:table-cell table:style-name="Table13.A2" office:value-type="string">
            <text:p text:style-name="P93"/>
          </table:table-cell>
          <table:table-cell table:style-name="Table13.A2" office:value-type="string">
            <text:p text:style-name="P90"/>
          </table:table-cell>
          <table:table-cell table:style-name="Table13.E2" office:value-type="string">
            <text:p text:style-name="P90"/>
          </table:table-cell>
        </table:table-row>
        <table:table-row>
          <table:table-cell table:style-name="Table13.A2" office:value-type="string">
            <text:p text:style-name="P91">0x900 - 0x903</text:p>
          </table:table-cell>
          <table:table-cell table:style-name="Table13.A2" office:value-type="string">
            <text:p text:style-name="P92">0x4</text:p>
          </table:table-cell>
          <table:table-cell table:style-name="Table13.A2" office:value-type="string">
            <text:p text:style-name="P93">IDMA_RD_0_CSR</text:p>
          </table:table-cell>
          <table:table-cell table:style-name="Table13.A2" office:value-type="string">
            <text:p text:style-name="P90">IDMA Read Engine #0 Control&amp;Status</text:p>
          </table:table-cell>
          <table:table-cell table:style-name="Table13.E2" office:value-type="string">
            <text:p text:style-name="P90"/>
          </table:table-cell>
        </table:table-row>
        <table:table-row>
          <table:table-cell table:style-name="Table13.A2" office:value-type="string">
            <text:p text:style-name="P91">0x904 - 0x907</text:p>
          </table:table-cell>
          <table:table-cell table:style-name="Table13.A2" office:value-type="string">
            <text:p text:style-name="P92">0x4</text:p>
          </table:table-cell>
          <table:table-cell table:style-name="Table13.A2" office:value-type="string">
            <text:p text:style-name="P93">IDMA_RD_0_NDES</text:p>
          </table:table-cell>
          <table:table-cell table:style-name="Table13.A2" office:value-type="string">
            <text:p text:style-name="P90">IDMA Read Engine #0 Next DMA_Descriptor Pointer</text:p>
          </table:table-cell>
          <table:table-cell table:style-name="Table13.E2" office:value-type="string">
            <text:p text:style-name="P90"/>
          </table:table-cell>
        </table:table-row>
        <table:table-row>
          <table:table-cell table:style-name="Table13.A2" office:value-type="string">
            <text:p text:style-name="P91">0x908 - 0x90b</text:p>
          </table:table-cell>
          <table:table-cell table:style-name="Table13.A2" office:value-type="string">
            <text:p text:style-name="P92">0x4</text:p>
          </table:table-cell>
          <table:table-cell table:style-name="Table13.A2" office:value-type="string">
            <text:p text:style-name="P93">IDMA_RD_0_CDES</text:p>
          </table:table-cell>
          <table:table-cell table:style-name="Table13.A2" office:value-type="string">
            <text:p text:style-name="P90">IDMA Read Engine #0 <text:s/>Current DMA_Descriptor Pointer</text:p>
          </table:table-cell>
          <table:table-cell table:style-name="Table13.E2" office:value-type="string">
            <text:p text:style-name="P90"/>
          </table:table-cell>
        </table:table-row>
        <table:table-row>
          <table:table-cell table:style-name="Table13.A2" office:value-type="string">
            <text:p text:style-name="P91">0x90c - 0x90f</text:p>
          </table:table-cell>
          <table:table-cell table:style-name="Table13.A2" office:value-type="string">
            <text:p text:style-name="P92">0x4</text:p>
          </table:table-cell>
          <table:table-cell table:style-name="Table13.A2" office:value-type="string">
            <text:p text:style-name="P93">IDMA_RD_0_WCNT</text:p>
          </table:table-cell>
          <table:table-cell table:style-name="Table13.A2" office:value-type="string">
            <text:p text:style-name="P90">IDMA Read Engine #0 <text:s/>WCNT and DMA Operation Status</text:p>
          </table:table-cell>
          <table:table-cell table:style-name="Table13.E2" office:value-type="string">
            <text:p text:style-name="P90"/>
          </table:table-cell>
        </table:table-row>
        <table:table-row>
          <table:table-cell table:style-name="Table13.A2" office:value-type="string">
            <text:p text:style-name="P91"/>
          </table:table-cell>
          <table:table-cell table:style-name="Table13.A2" office:value-type="string">
            <text:p text:style-name="P92"/>
          </table:table-cell>
          <table:table-cell table:style-name="Table13.A2" office:value-type="string">
            <text:p text:style-name="P93"/>
          </table:table-cell>
          <table:table-cell table:style-name="Table13.A2" office:value-type="string">
            <text:p text:style-name="P90"/>
          </table:table-cell>
          <table:table-cell table:style-name="Table13.E2" office:value-type="string">
            <text:p text:style-name="P90"/>
          </table:table-cell>
        </table:table-row>
        <table:table-row>
          <table:table-cell table:style-name="Table13.A2" office:value-type="string">
            <text:p text:style-name="P91">0x940 - 0x94f</text:p>
          </table:table-cell>
          <table:table-cell table:style-name="Table13.A2" office:value-type="string">
            <text:p text:style-name="P92">0x10</text:p>
          </table:table-cell>
          <table:table-cell table:style-name="Table13.A2" office:value-type="string">
            <text:p text:style-name="P93">IDMA_RD_1_XXX</text:p>
          </table:table-cell>
          <table:table-cell table:style-name="Table13.A2" office:value-type="string">
            <text:p text:style-name="P90">IDMA Read Engine #1 Registers </text:p>
          </table:table-cell>
          <table:table-cell table:style-name="Table13.E2" office:value-type="string">
            <text:p text:style-name="P90"/>
          </table:table-cell>
        </table:table-row>
        <table:table-row>
          <table:table-cell table:style-name="Table13.A2" office:value-type="string">
            <text:p text:style-name="P91"/>
          </table:table-cell>
          <table:table-cell table:style-name="Table13.A2" office:value-type="string">
            <text:p text:style-name="P92"/>
          </table:table-cell>
          <table:table-cell table:style-name="Table13.A2" office:value-type="string">
            <text:p text:style-name="P93"/>
          </table:table-cell>
          <table:table-cell table:style-name="Table13.A2" office:value-type="string">
            <text:p text:style-name="P90"/>
          </table:table-cell>
          <table:table-cell table:style-name="Table13.E2" office:value-type="string">
            <text:p text:style-name="P90"/>
          </table:table-cell>
        </table:table-row>
        <table:table-row>
          <table:table-cell table:style-name="Table13.A2" office:value-type="string">
            <text:p text:style-name="P91">0xA00 - 0xA0f</text:p>
          </table:table-cell>
          <table:table-cell table:style-name="Table13.A2" office:value-type="string">
            <text:p text:style-name="P92">0x10</text:p>
          </table:table-cell>
          <table:table-cell table:style-name="Table13.A2" office:value-type="string">
            <text:p text:style-name="P93">IDMA_WR_0_XXX</text:p>
          </table:table-cell>
          <table:table-cell table:style-name="Table13.A2" office:value-type="string">
            <text:p text:style-name="P90">IDMA Write Engine #0Registers </text:p>
          </table:table-cell>
          <table:table-cell table:style-name="Table13.E2" office:value-type="string">
            <text:p text:style-name="P90"/>
          </table:table-cell>
        </table:table-row>
        <table:table-row>
          <table:table-cell table:style-name="Table13.A2" office:value-type="string">
            <text:p text:style-name="P91">0xA40 - 0xA4f</text:p>
          </table:table-cell>
          <table:table-cell table:style-name="Table13.A2" office:value-type="string">
            <text:p text:style-name="P92">0x10</text:p>
          </table:table-cell>
          <table:table-cell table:style-name="Table13.A2" office:value-type="string">
            <text:p text:style-name="P93">IDMA_WR_1_XXX</text:p>
          </table:table-cell>
          <table:table-cell table:style-name="Table13.A2" office:value-type="string">
            <text:p text:style-name="P90">IDMA Write Engine #1 Registers </text:p>
          </table:table-cell>
          <table:table-cell table:style-name="Table13.E2" office:value-type="string">
            <text:p text:style-name="P90"/>
          </table:table-cell>
        </table:table-row>
        <table:table-row>
          <table:table-cell table:style-name="Table13.A19" office:value-type="string">
            <text:p text:style-name="P91"/>
          </table:table-cell>
          <table:table-cell table:style-name="Table13.A19" office:value-type="string">
            <text:p text:style-name="P92"/>
          </table:table-cell>
          <table:table-cell table:style-name="Table13.A19" office:value-type="string">
            <text:p text:style-name="P93"/>
          </table:table-cell>
          <table:table-cell table:style-name="Table13.A19" office:value-type="string">
            <text:p text:style-name="P90"/>
          </table:table-cell>
          <table:table-cell table:style-name="Table13.E19" office:value-type="string">
            <text:p text:style-name="P90"/>
          </table:table-cell>
        </table:table-row>
      </table:table>
      <text:p text:style-name="P199">Table <text:sequence text:ref-name="refTable28" text:name="Table" text:formula="ooow:Table+1" style:num-format="1">3.7</text:sequence>. : SMEM – IDMA IO_Bus resource</text:p>
      <text:list xml:id="list35436796" text:continue-list="list35421729" text:style-name="Outline">
        <text:list-item>
          <text:list>
            <text:list-item>
              <text:list>
                <text:list-item>
                  <text:h text:style-name="Heading_20_3" text:outline-level="3">SMEM_DDR2 <text:s/>Register</text:h>
                </text:list-item>
              </text:list>
            </text:list-item>
          </text:list>
        </text:list-item>
      </text:list>
      <text:p text:style-name="Text_20_body_20_indent_5f_2">This register provides control and status informations related to the local Shared Memory DDR2 Controller.</text:p>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header-rows>
          <table:table-row>
            <table:table-cell table:style-name="Table100.A1" table:number-columns-spanned="2" office:value-type="string">
              <text:p text:style-name="P22">SMEM_DDR2_CSR</text:p>
              <text:p text:style-name="P19">IO_Bus : 0x800 - 0x803</text:p>
            </table:table-cell>
            <table:covered-table-cell/>
            <table:table-cell table:style-name="Table100.C1" table:number-columns-spanned="4" office:value-type="string">
              <text:p text:style-name="P23">DDR2 SMEM Control &amp; Status</text:p>
            </table:table-cell>
            <table:covered-table-cell/>
            <table:covered-table-cell/>
            <table:covered-table-cell/>
          </table:table-row>
        </table:table-header-rows>
        <table:table-row>
          <table:table-cell table:style-name="Table100.A2" office:value-type="string">
            <text:p text:style-name="P97">Bit[]</text:p>
          </table:table-cell>
          <table:table-cell table:style-name="Table100.A2" office:value-type="string">
            <text:p text:style-name="P97">Function</text:p>
          </table:table-cell>
          <table:table-cell table:style-name="Table100.A2" office:value-type="string">
            <text:p text:style-name="P97">R/W</text:p>
          </table:table-cell>
          <table:table-cell table:style-name="Table100.A2" office:value-type="string">
            <text:p text:style-name="P97">Reset</text:p>
          </table:table-cell>
          <table:table-cell table:style-name="Table100.A2" office:value-type="string">
            <text:p text:style-name="P96">Description</text:p>
          </table:table-cell>
          <table:table-cell table:style-name="Table100.F2" office:value-type="string">
            <text:p text:style-name="P96">Comments</text:p>
          </table:table-cell>
        </table:table-row>
        <table:table-row table:style-name="Table100.3">
          <table:table-cell table:style-name="Table100.A2" office:value-type="string">
            <text:p text:style-name="P53">[0]</text:p>
          </table:table-cell>
          <table:table-cell table:style-name="Table100.A2" office:value-type="string">
            <text:p text:style-name="P53">ddr2_REFRATE</text:p>
          </table:table-cell>
          <table:table-cell table:style-name="Table100.A2" office:value-type="string">
            <text:p text:style-name="P45">RW</text:p>
          </table:table-cell>
          <table:table-cell table:style-name="Table100.A2" office:value-type="string">
            <text:p text:style-name="P53">0</text:p>
          </table:table-cell>
          <table:table-cell table:style-name="Table100.A2" office:value-type="string">
            <text:p text:style-name="P52">DDR2 Refresh <text:s/>Rate control. </text:p>
            <text:p text:style-name="P190">= 0 : 7.8[us]. For commercial temperature up to 70 <text:span text:style-name="T28">º</text:span>C</text:p>
            <text:p text:style-name="P190">= 1 : 3.9[us]. Required in extended temperature range up to 85 <text:span text:style-name="T28">º</text:span>C</text:p>
          </table:table-cell>
          <table:table-cell table:style-name="Table100.F2" office:value-type="string">
            <text:p text:style-name="P52"/>
          </table:table-cell>
        </table:table-row>
        <table:table-row>
          <table:table-cell table:style-name="Table100.A2" office:value-type="string">
            <text:p text:style-name="P53">[1]</text:p>
          </table:table-cell>
          <table:table-cell table:style-name="Table100.A2" office:value-type="string">
            <text:p text:style-name="P53">ddr2_REFMODE</text:p>
          </table:table-cell>
          <table:table-cell table:style-name="Table100.A2" office:value-type="string">
            <text:p text:style-name="P45">RW</text:p>
          </table:table-cell>
          <table:table-cell table:style-name="Table100.A2" office:value-type="string">
            <text:p text:style-name="P53">0</text:p>
          </table:table-cell>
          <table:table-cell table:style-name="Table100.A2" office:value-type="string">
            <text:p text:style-name="P52">DDR2 Refresh <text:s/>Mode control. </text:p>
            <text:p text:style-name="P190">= 0 : DDR2 Refresh executed one at the time </text:p>
            <text:p text:style-name="P190">= 1 : DDR2 Refresh executed in burst of eight consecutive. </text:p>
          </table:table-cell>
          <table:table-cell table:style-name="Table100.F2" office:value-type="string">
            <text:p text:style-name="P52"/>
          </table:table-cell>
        </table:table-row>
        <text:soft-page-break/>
        <table:table-row>
          <table:table-cell table:style-name="Table100.A2" office:value-type="string">
            <text:p text:style-name="P53">[3:2]</text:p>
          </table:table-cell>
          <table:table-cell table:style-name="Table100.A2" office:value-type="string">
            <text:p text:style-name="P53">ddr2_SIZE[1:0]</text:p>
          </table:table-cell>
          <table:table-cell table:style-name="Table100.A2" office:value-type="string">
            <text:p text:style-name="P45">R</text:p>
          </table:table-cell>
          <table:table-cell table:style-name="Table100.A2" office:value-type="string">
            <text:p text:style-name="P53"/>
          </table:table-cell>
          <table:table-cell table:style-name="Table100.A2" office:value-type="string">
            <text:p text:style-name="P52">PEV implemented DDR2 Size.</text:p>
            <text:p text:style-name="P191">= 01 : 256 MBytes</text:p>
            <text:p text:style-name="P191">= 10 : 512 MBytes</text:p>
            <text:p text:style-name="P191">= 11 : 1 GBytes.</text:p>
          </table:table-cell>
          <table:table-cell table:style-name="Table100.F2" office:value-type="string">
            <text:p text:style-name="P52"/>
          </table:table-cell>
        </table:table-row>
        <table:table-row>
          <table:table-cell table:style-name="Table100.A2" office:value-type="string">
            <text:p text:style-name="P53">[7:4]</text:p>
          </table:table-cell>
          <table:table-cell table:style-name="Table100.A2" office:value-type="string">
            <text:p text:style-name="P53">ddr2_ARBMODE[1:0]</text:p>
          </table:table-cell>
          <table:table-cell table:style-name="Table100.A2" office:value-type="string">
            <text:p text:style-name="P45">RW</text:p>
          </table:table-cell>
          <table:table-cell table:style-name="Table100.A2" office:value-type="string">
            <text:p text:style-name="P53">00</text:p>
          </table:table-cell>
          <table:table-cell table:style-name="Table100.A2" office:value-type="string">
            <text:p text:style-name="P68">DDR2 Multi port access policy. The arbitration policy sharing the DDR2 memory array is determined by :</text:p>
            <text:p text:style-name="P192"/>
            <text:p text:style-name="P192">= 0000 : Round Robin with READ priority over WRITE.</text:p>
            <text:p text:style-name="P192">= 0001 : Round Robin with READ and WRITE. as same priority level.</text:p>
            <text:p text:style-name="P192">= 0010 : High priority on Port_A (Shared Memory mapped on the Central Switch). </text:p>
            <text:p text:style-name="P192">Others : Reserved for application specific RT policy.</text:p>
          </table:table-cell>
          <table:table-cell table:style-name="Table100.F2" office:value-type="string">
            <text:p text:style-name="P52"/>
          </table:table-cell>
        </table:table-row>
        <table:table-row>
          <table:table-cell table:style-name="Table100.A2" office:value-type="string">
            <text:p text:style-name="P53">[11:8]</text:p>
          </table:table-cell>
          <table:table-cell table:style-name="Table100.A2" office:value-type="string">
            <text:p text:style-name="P53">ddr2_MASK[3:0]</text:p>
          </table:table-cell>
          <table:table-cell table:style-name="Table100.A2" office:value-type="string">
            <text:p text:style-name="P45">RW</text:p>
          </table:table-cell>
          <table:table-cell table:style-name="Table100.A2" office:value-type="string">
            <text:p text:style-name="P53">0x0</text:p>
          </table:table-cell>
          <table:table-cell table:style-name="Table100.A2" office:value-type="string">
            <text:p text:style-name="P52">Individual Port masking. Allows to dynamically Enable/Disable the READ and WRITE pending request to the DDR2 <text:s/>Memory Controller.</text:p>
          </table:table-cell>
          <table:table-cell table:style-name="Table100.F2" office:value-type="string">
            <text:p text:style-name="P52"/>
          </table:table-cell>
        </table:table-row>
        <table:table-row>
          <table:table-cell table:style-name="Table100.A2" office:value-type="string">
            <text:p text:style-name="P53">[12]</text:p>
          </table:table-cell>
          <table:table-cell table:style-name="Table100.A2" office:value-type="string">
            <text:p text:style-name="P53">RD_Cache_ENA</text:p>
          </table:table-cell>
          <table:table-cell table:style-name="Table100.A2" office:value-type="string">
            <text:p text:style-name="P45">RW</text:p>
          </table:table-cell>
          <table:table-cell table:style-name="Table100.A2" office:value-type="string">
            <text:p text:style-name="P53">0</text:p>
          </table:table-cell>
          <table:table-cell table:style-name="Table100.A2" office:value-type="string">
            <text:p text:style-name="P52">READ Ahead cache Global Enable. While set, the 4 KBytes READ ahead logic is activated.</text:p>
          </table:table-cell>
          <table:table-cell table:style-name="Table100.F2" office:value-type="string">
            <text:p text:style-name="P52"/>
          </table:table-cell>
        </table:table-row>
        <table:table-row>
          <table:table-cell table:style-name="Table100.A2" office:value-type="string">
            <text:p text:style-name="P53">[13]</text:p>
          </table:table-cell>
          <table:table-cell table:style-name="Table100.A2" office:value-type="string">
            <text:p text:style-name="P53">DDR2_Ctr_ENA</text:p>
          </table:table-cell>
          <table:table-cell table:style-name="Table100.A2" office:value-type="string">
            <text:p text:style-name="P45">RW</text:p>
          </table:table-cell>
          <table:table-cell table:style-name="Table100.A2" office:value-type="string">
            <text:p text:style-name="P53">1</text:p>
          </table:table-cell>
          <table:table-cell table:style-name="Table100.A2" office:value-type="string">
            <text:p text:style-name="P52">DDR2 Controller Global Enable. While set, the DDR2 controller is activated. This control bit can be RESET to force the DDR2 inactive. </text:p>
          </table:table-cell>
          <table:table-cell table:style-name="Table100.F2" office:value-type="string">
            <text:p text:style-name="P52">Reserved for DDR2 debugging.</text:p>
          </table:table-cell>
        </table:table-row>
        <table:table-row>
          <table:table-cell table:style-name="Table100.A2" office:value-type="string">
            <text:p text:style-name="P53">[15:14]</text:p>
          </table:table-cell>
          <table:table-cell table:style-name="Table100.A2" office:value-type="string">
            <text:p text:style-name="P53">Reserved</text:p>
          </table:table-cell>
          <table:table-cell table:style-name="Table100.A2" office:value-type="string">
            <text:p text:style-name="P45"/>
          </table:table-cell>
          <table:table-cell table:style-name="Table100.A2" office:value-type="string">
            <text:p text:style-name="P53"/>
          </table:table-cell>
          <table:table-cell table:style-name="Table100.A2" office:value-type="string">
            <text:p text:style-name="P52"/>
          </table:table-cell>
          <table:table-cell table:style-name="Table100.F2" office:value-type="string">
            <text:p text:style-name="P52"/>
          </table:table-cell>
        </table:table-row>
        <table:table-row>
          <table:table-cell table:style-name="Table100.A2" office:value-type="string">
            <text:p text:style-name="P53">[16]</text:p>
          </table:table-cell>
          <table:table-cell table:style-name="Table100.A2" office:value-type="string">
            <text:p text:style-name="P53">MREADY</text:p>
          </table:table-cell>
          <table:table-cell table:style-name="Table100.A2" office:value-type="string">
            <text:p text:style-name="P45">R</text:p>
          </table:table-cell>
          <table:table-cell table:style-name="Table100.A2" office:value-type="string">
            <text:p text:style-name="P53">0</text:p>
          </table:table-cell>
          <table:table-cell table:style-name="Table100.A2" office:value-type="string">
            <text:p text:style-name="P52">DDR2 Controller Ready. The DDR2 initialization process is ended and is ready to accept READ or WRITE transaction.</text:p>
          </table:table-cell>
          <table:table-cell table:style-name="Table100.F2" office:value-type="string">
            <text:p text:style-name="P52"/>
          </table:table-cell>
        </table:table-row>
        <table:table-row>
          <table:table-cell table:number-columns-spanned="5">
            <table:table table:is-sub-table="true">
              <table:table-column table:style-name="Table100.A"/>
              <table:table-column table:style-name="Table100.B"/>
              <table:table-column table:style-name="Table100.C"/>
              <table:table-column table:style-name="Table100.D"/>
              <table:table-column table:style-name="Table100.E"/>
              <table:table-row>
                <table:table-cell table:style-name="Table100.A2" office:value-type="string">
                  <text:p text:style-name="P53">[17]</text:p>
                </table:table-cell>
                <table:table-cell table:style-name="Table100.A2" office:value-type="string">
                  <text:p text:style-name="P53">DLL_Locked</text:p>
                </table:table-cell>
                <table:table-cell table:style-name="Table100.A2" office:value-type="string">
                  <text:p text:style-name="P45">R</text:p>
                </table:table-cell>
                <table:table-cell table:style-name="Table100.A2" office:value-type="string">
                  <text:p text:style-name="P53">0</text:p>
                </table:table-cell>
                <table:table-cell table:style-name="Table100.A2" office:value-type="string">
                  <text:p text:style-name="P52">DDR2 associated DCM (DLL) is locked. OK</text:p>
                </table:table-cell>
              </table:table-row>
              <table:table-row>
                <table:table-cell table:style-name="Table100.A2" office:value-type="string">
                  <text:p text:style-name="P53">[18]</text:p>
                </table:table-cell>
                <table:table-cell table:style-name="Table100.A2" office:value-type="string">
                  <text:p text:style-name="P53">DLY_Ready</text:p>
                </table:table-cell>
                <table:table-cell table:style-name="Table100.A2" office:value-type="string">
                  <text:p text:style-name="P45">R</text:p>
                </table:table-cell>
                <table:table-cell table:style-name="Table100.A2" office:value-type="string">
                  <text:p text:style-name="P53">0</text:p>
                </table:table-cell>
                <table:table-cell table:style-name="Table100.A2" office:value-type="string">
                  <text:p text:style-name="P52">DDR2 IO Delay controller is ready OK</text:p>
                </table:table-cell>
              </table:table-row>
            </table:table>
          </table:table-cell>
          <table:covered-table-cell/>
          <table:covered-table-cell/>
          <table:covered-table-cell/>
          <table:covered-table-cell/>
          <table:table-cell table:style-name="Table100.F2" office:value-type="string">
            <text:p text:style-name="P52">Status information on FPGA macro function</text:p>
          </table:table-cell>
        </table:table-row>
        <table:table-row>
          <table:table-cell table:style-name="Table100.A2" office:value-type="string">
            <text:p text:style-name="P45">[23:19]</text:p>
          </table:table-cell>
          <table:table-cell table:style-name="Table100.A2" office:value-type="string">
            <text:p text:style-name="P45"><text:s/>Reserved</text:p>
          </table:table-cell>
          <table:table-cell table:style-name="Table100.A2" office:value-type="string">
            <text:p text:style-name="P45">RW</text:p>
          </table:table-cell>
          <table:table-cell table:style-name="Table100.A2" office:value-type="string">
            <text:p text:style-name="P45">0</text:p>
          </table:table-cell>
          <table:table-cell table:style-name="Table100.A2" office:value-type="string">
            <text:p text:style-name="P44">Not implemented</text:p>
          </table:table-cell>
          <table:table-cell table:style-name="Table100.F2" office:value-type="string">
            <text:p text:style-name="P52"/>
          </table:table-cell>
        </table:table-row>
        <table:table-row>
          <table:table-cell table:style-name="Table100.A2" office:value-type="string">
            <text:p text:style-name="P45">[27:24]</text:p>
          </table:table-cell>
          <table:table-cell table:style-name="Table100.A2" office:value-type="string">
            <text:p text:style-name="P45"><text:s/>Reserved</text:p>
          </table:table-cell>
          <table:table-cell table:style-name="Table100.A2" office:value-type="string">
            <text:p text:style-name="P45">RW</text:p>
          </table:table-cell>
          <table:table-cell table:style-name="Table100.A2" office:value-type="string">
            <text:p text:style-name="P57"/>
          </table:table-cell>
          <table:table-cell table:style-name="Table100.A2" office:value-type="string">
            <text:p text:style-name="P56"/>
          </table:table-cell>
          <table:table-cell table:style-name="Table100.F2" office:value-type="string">
            <text:p text:style-name="P52"/>
          </table:table-cell>
        </table:table-row>
        <table:table-row>
          <table:table-cell table:style-name="Table100.A15" office:value-type="string">
            <text:p text:style-name="P45">[31:28]</text:p>
          </table:table-cell>
          <table:table-cell table:style-name="Table100.A15" office:value-type="string">
            <text:p text:style-name="P45"><text:s/>Reserved</text:p>
          </table:table-cell>
          <table:table-cell table:style-name="Table100.A15" office:value-type="string">
            <text:p text:style-name="P45">RW</text:p>
          </table:table-cell>
          <table:table-cell table:style-name="Table100.A15" office:value-type="string">
            <text:p text:style-name="P57"/>
          </table:table-cell>
          <table:table-cell table:style-name="Table100.A15" office:value-type="string">
            <text:p text:style-name="P56"/>
          </table:table-cell>
          <table:table-cell table:style-name="Table100.F15" office:value-type="string">
            <text:p text:style-name="P44"/>
          </table:table-cell>
        </table:table-row>
      </table:table>
      <text:p text:style-name="P176"/>
      <text:list xml:id="list35420753" text:continue-numbering="true" text:style-name="Outline">
        <text:list-item>
          <text:list>
            <text:list-item>
              <text:list>
                <text:list-item>
                  <text:h text:style-name="Heading_20_3" text:outline-level="3">SMEM_DDR2_ERR <text:s/>Register</text:h>
                </text:list-item>
              </text:list>
            </text:list-item>
          </text:list>
        </text:list-item>
      </text:list>
      <text:p text:style-name="Text_20_body_20_indent_5f_2">This register provides flag status informations related to reported Error in Shared Memory DDR2 Controller.</text:p>
      <table:table table:name="Table126" table:style-name="Table126">
        <table:table-column table:style-name="Table126.A"/>
        <table:table-column table:style-name="Table126.B"/>
        <table:table-column table:style-name="Table126.C"/>
        <table:table-column table:style-name="Table126.D"/>
        <table:table-column table:style-name="Table126.E"/>
        <table:table-column table:style-name="Table126.F"/>
        <table:table-header-rows>
          <table:table-row>
            <table:table-cell table:style-name="Table126.A1" table:number-columns-spanned="2" office:value-type="string">
              <text:p text:style-name="P22">SMEM_DDR2_ERR</text:p>
              <text:p text:style-name="P19">IO_Bus : 0x804 - 0x807</text:p>
            </table:table-cell>
            <table:covered-table-cell/>
            <table:table-cell table:style-name="Table126.C1" table:number-columns-spanned="4" office:value-type="string">
              <text:p text:style-name="P23">DDR2 SMEM Error</text:p>
            </table:table-cell>
            <table:covered-table-cell/>
            <table:covered-table-cell/>
            <table:covered-table-cell/>
          </table:table-row>
        </table:table-header-rows>
        <table:table-row>
          <table:table-cell table:style-name="Table126.A2" office:value-type="string">
            <text:p text:style-name="P97">Bit[]</text:p>
          </table:table-cell>
          <table:table-cell table:style-name="Table126.A2" office:value-type="string">
            <text:p text:style-name="P97">Function</text:p>
          </table:table-cell>
          <table:table-cell table:style-name="Table126.A2" office:value-type="string">
            <text:p text:style-name="P97">R/W</text:p>
          </table:table-cell>
          <table:table-cell table:style-name="Table126.A2" office:value-type="string">
            <text:p text:style-name="P97">Reset</text:p>
          </table:table-cell>
          <table:table-cell table:style-name="Table126.A2" office:value-type="string">
            <text:p text:style-name="P96">Description</text:p>
          </table:table-cell>
          <table:table-cell table:style-name="Table126.F2" office:value-type="string">
            <text:p text:style-name="P96">Comments</text:p>
          </table:table-cell>
        </table:table-row>
        <table:table-row table:style-name="Table126.3">
          <table:table-cell table:style-name="Table126.A2" office:value-type="string">
            <text:p text:style-name="P53">[0]</text:p>
          </table:table-cell>
          <table:table-cell table:style-name="Table126.A2" office:value-type="string">
            <text:p text:style-name="P53">WR_Address_Error</text:p>
          </table:table-cell>
          <table:table-cell table:style-name="Table126.A2" office:value-type="string">
            <text:p text:style-name="P45">RWc</text:p>
          </table:table-cell>
          <table:table-cell table:style-name="Table126.A2" office:value-type="string">
            <text:p text:style-name="P53">'0'</text:p>
          </table:table-cell>
          <table:table-cell table:style-name="Table126.A2" office:value-type="string">
            <text:p text:style-name="P52">Addressing <text:s/>Error on Write access </text:p>
          </table:table-cell>
          <table:table-cell table:style-name="Table126.F2" office:value-type="string">
            <text:p text:style-name="P52"/>
          </table:table-cell>
        </table:table-row>
        <table:table-row table:style-name="Table126.3">
          <table:table-cell table:style-name="Table126.A2" office:value-type="string">
            <text:p text:style-name="P53">[1]</text:p>
          </table:table-cell>
          <table:table-cell table:style-name="Table126.A2" office:value-type="string">
            <text:p text:style-name="P53">RD_Address_Error</text:p>
          </table:table-cell>
          <table:table-cell table:style-name="Table126.A2" office:value-type="string">
            <text:p text:style-name="P45">RWc</text:p>
          </table:table-cell>
          <table:table-cell table:style-name="Table126.A2" office:value-type="string">
            <text:p text:style-name="P53">'0'</text:p>
          </table:table-cell>
          <table:table-cell table:style-name="Table126.A2" office:value-type="string">
            <text:p text:style-name="P52">Addressing <text:s/>Error on Read access </text:p>
          </table:table-cell>
          <table:table-cell table:style-name="Table126.F2" office:value-type="string">
            <text:p text:style-name="P52"/>
          </table:table-cell>
        </table:table-row>
        <table:table-row>
          <table:table-cell table:style-name="Table126.A5" office:value-type="string">
            <text:p text:style-name="P45">[31:02]</text:p>
          </table:table-cell>
          <table:table-cell table:style-name="Table126.A5" office:value-type="string">
            <text:p text:style-name="P45">Reserved</text:p>
          </table:table-cell>
          <table:table-cell table:style-name="Table126.A5" office:value-type="string">
            <text:p text:style-name="P45">R</text:p>
          </table:table-cell>
          <table:table-cell table:style-name="Table126.A5" office:value-type="string">
            <text:p text:style-name="P45">'0'</text:p>
          </table:table-cell>
          <table:table-cell table:style-name="Table126.A5" office:value-type="string">
            <text:p text:style-name="P44">Not used</text:p>
          </table:table-cell>
          <table:table-cell table:style-name="Table126.F5" office:value-type="string">
            <text:p text:style-name="P44"/>
          </table:table-cell>
        </table:table-row>
      </table:table>
      <text:p text:style-name="P176"/>
      <text:p text:style-name="Text_20_body_20_indent_5f_2"/>
      <text:list xml:id="list35423590" text:continue-numbering="true" text:style-name="Outline">
        <text:list-item>
          <text:list>
            <text:list-item>
              <text:h text:style-name="P255" text:outline-level="2">PEV Intelligent DMA Controller</text:h>
            </text:list-item>
          </text:list>
        </text:list-item>
      </text:list>
      <text:p text:style-name="Text_20_body_20_indent_5f_2">A single global IDMA register provides general control and status. Each IDMA Engine owns four control &amp; status registers, mapped on the IO_Bus infrastructure. following table sums up the current implementation. </text:p>
      <table:table table:name="Table102" table:style-name="Table102">
        <table:table-column table:style-name="Table102.A"/>
        <table:table-column table:style-name="Table102.B"/>
        <table:table-column table:style-name="Table102.C"/>
        <table:table-column table:style-name="Table102.D" table:number-columns-repeated="2"/>
        <table:table-column table:style-name="Table102.F"/>
        <table:table-row>
          <table:table-cell table:style-name="Table102.A1" office:value-type="string">
            <text:p text:style-name="P107">Register</text:p>
          </table:table-cell>
          <table:table-cell table:style-name="Table102.A1" office:value-type="string">
            <text:p text:style-name="P105">Register description</text:p>
          </table:table-cell>
          <table:table-cell table:style-name="Table102.A1" office:value-type="string">
            <text:p text:style-name="P106">Read_0</text:p>
          </table:table-cell>
          <table:table-cell table:style-name="Table102.A1" office:value-type="string">
            <text:p text:style-name="P106">Read_1</text:p>
          </table:table-cell>
          <table:table-cell table:style-name="Table102.A1" office:value-type="string">
            <text:p text:style-name="P106">Write_0</text:p>
          </table:table-cell>
          <table:table-cell table:style-name="Table102.F1" office:value-type="string">
            <text:p text:style-name="P106">Write_1</text:p>
          </table:table-cell>
        </table:table-row>
        <table:table-row>
          <table:table-cell table:style-name="Table102.A2" office:value-type="string">
            <text:p text:style-name="P86">GCSR</text:p>
          </table:table-cell>
          <table:table-cell table:style-name="Table102.A2" office:value-type="string">
            <text:p text:style-name="P83">Global IDMA CSR</text:p>
          </table:table-cell>
          <table:table-cell table:style-name="Table102.C2" table:number-columns-spanned="4" office:value-type="string">
            <text:p text:style-name="P84">0x840</text:p>
          </table:table-cell>
          <table:covered-table-cell/>
          <table:covered-table-cell/>
          <table:covered-table-cell/>
        </table:table-row>
        <table:table-row>
          <table:table-cell table:style-name="Table102.C2" table:number-columns-spanned="6" office:value-type="string">
            <text:p text:style-name="P113"/>
          </table:table-cell>
          <table:covered-table-cell/>
          <table:covered-table-cell/>
          <table:covered-table-cell/>
          <table:covered-table-cell/>
          <table:covered-table-cell/>
        </table:table-row>
        <table:table-row>
          <table:table-cell table:style-name="Table102.A2" office:value-type="string">
            <text:p text:style-name="P86">PCSR</text:p>
          </table:table-cell>
          <table:table-cell table:style-name="Table102.A2" office:value-type="string">
            <text:p text:style-name="P83">Trigger Pipeline</text:p>
          </table:table-cell>
          <table:table-cell table:style-name="Table102.A2" office:value-type="string">
            <text:p text:style-name="P84">0x850</text:p>
          </table:table-cell>
          <table:table-cell table:style-name="Table102.A2" office:value-type="string">
            <text:p text:style-name="P84">0x854</text:p>
          </table:table-cell>
          <table:table-cell table:style-name="Table102.A2" office:value-type="string">
            <text:p text:style-name="P84">0x858</text:p>
          </table:table-cell>
          <table:table-cell table:style-name="Table102.C2" office:value-type="string">
            <text:p text:style-name="P84">0x85C</text:p>
          </table:table-cell>
        </table:table-row>
        <table:table-row>
          <table:table-cell table:style-name="Table102.C2" table:number-columns-spanned="6" office:value-type="string">
            <text:p text:style-name="P113"/>
          </table:table-cell>
          <table:covered-table-cell/>
          <table:covered-table-cell/>
          <table:covered-table-cell/>
          <table:covered-table-cell/>
          <table:covered-table-cell/>
        </table:table-row>
        <table:table-row>
          <table:table-cell table:style-name="Table102.A2" office:value-type="string">
            <text:p text:style-name="P86">CSR</text:p>
          </table:table-cell>
          <table:table-cell table:style-name="Table102.A2" office:value-type="string">
            <text:p text:style-name="P83">General Control &amp; Status Information</text:p>
          </table:table-cell>
          <table:table-cell table:style-name="Table102.A2" office:value-type="string">
            <text:p text:style-name="P84">0x900</text:p>
          </table:table-cell>
          <table:table-cell table:style-name="Table102.A2" office:value-type="string">
            <text:p text:style-name="P84">0x940</text:p>
          </table:table-cell>
          <table:table-cell table:style-name="Table102.A2" office:value-type="string">
            <text:p text:style-name="P84">0xA00</text:p>
          </table:table-cell>
          <table:table-cell table:style-name="Table102.C2" office:value-type="string">
            <text:p text:style-name="P84">0xA40</text:p>
          </table:table-cell>
        </table:table-row>
        <table:table-row>
          <table:table-cell table:style-name="Table102.A2" office:value-type="string">
            <text:p text:style-name="P86">NDES</text:p>
          </table:table-cell>
          <table:table-cell table:style-name="Table102.A2" office:value-type="string">
            <text:p text:style-name="P83">NEXT DMA_Descriptor pointer. 32-bit Address to local DDR2 SMEM</text:p>
          </table:table-cell>
          <table:table-cell table:style-name="Table102.A2" office:value-type="string">
            <text:p text:style-name="P84">0x904</text:p>
          </table:table-cell>
          <table:table-cell table:style-name="Table102.A2" office:value-type="string">
            <text:p text:style-name="P84">0x944</text:p>
          </table:table-cell>
          <table:table-cell table:style-name="Table102.A2" office:value-type="string">
            <text:p text:style-name="P84">0xA04</text:p>
          </table:table-cell>
          <table:table-cell table:style-name="Table102.C2" office:value-type="string">
            <text:p text:style-name="P84">0xA44</text:p>
          </table:table-cell>
        </table:table-row>
        <table:table-row>
          <table:table-cell table:style-name="Table102.A2" office:value-type="string">
            <text:p text:style-name="P86">CDES</text:p>
          </table:table-cell>
          <table:table-cell table:style-name="Table102.A2" office:value-type="string">
            <text:p text:style-name="P83">CURRENT DMA_Descriptor pointer. </text:p>
          </table:table-cell>
          <table:table-cell table:style-name="Table102.A2" office:value-type="string">
            <text:p text:style-name="P84">0x908</text:p>
          </table:table-cell>
          <table:table-cell table:style-name="Table102.A2" office:value-type="string">
            <text:p text:style-name="P84">0x948</text:p>
          </table:table-cell>
          <table:table-cell table:style-name="Table102.A2" office:value-type="string">
            <text:p text:style-name="P84">0xA08</text:p>
          </table:table-cell>
          <table:table-cell table:style-name="Table102.C2" office:value-type="string">
            <text:p text:style-name="P84">0xA48</text:p>
          </table:table-cell>
        </table:table-row>
        <table:table-row>
          <table:table-cell table:style-name="Table102.A9" office:value-type="string">
            <text:p text:style-name="P86">DCNT</text:p>
          </table:table-cell>
          <table:table-cell table:style-name="Table102.A9" office:value-type="string">
            <text:p text:style-name="P83">DMA DW counter and runtime status</text:p>
          </table:table-cell>
          <table:table-cell table:style-name="Table102.A9" office:value-type="string">
            <text:p text:style-name="P84">0x90c</text:p>
          </table:table-cell>
          <table:table-cell table:style-name="Table102.A9" office:value-type="string">
            <text:p text:style-name="P84">0x94c</text:p>
          </table:table-cell>
          <table:table-cell table:style-name="Table102.A9" office:value-type="string">
            <text:p text:style-name="P84">0xA0c</text:p>
          </table:table-cell>
          <table:table-cell table:style-name="Table102.F9" office:value-type="string">
            <text:p text:style-name="P84">0xA4c</text:p>
          </table:table-cell>
        </table:table-row>
      </table:table>
      <text:p text:style-name="P176">Table <text:sequence text:ref-name="refTable29" text:name="Table" text:formula="ooow:Table+1" style:num-format="1">3.8</text:sequence>. : IDMA Registers mapping</text:p>
      <text:p text:style-name="P144"/>
      <text:list xml:id="list35364826" text:style-name="L73">
        <text:list-item>
          <text:list>
            <text:list-item>
              <text:p text:style-name="P281">Provision is made to extend the DMAC subsystem <text:s/>to eight engines. Future implementation could need additional DMA channels.</text:p>
            </text:list-item>
            <text:list-item>
              <text:p text:style-name="P281">Provision is made to extend to eight registers <text:s/>for each IDMA engine. Those can be used to provide extra debugging information as current address pointer SMEM and External).</text:p>
            </text:list-item>
          </text:list>
        </text:list-item>
      </text:list>
      <text:p text:style-name="Text_20_body_20_indent_5f_1"/>
      <text:p text:style-name="Text_20_body_20_indent_5f_1"/>
      <text:list xml:id="list35440886" text:continue-list="list35423590" text:style-name="Outline">
        <text:list-item>
          <text:list>
            <text:list-item>
              <text:list>
                <text:list-item>
                  <text:h text:style-name="Heading_20_3" text:outline-level="3">IDMA_GCSR <text:s/>Register</text:h>
                </text:list-item>
              </text:list>
            </text:list-item>
          </text:list>
        </text:list-item>
      </text:list>
      <text:p text:style-name="Text_20_body_20_indent_5f_2">This register provides general control and status informations, related to the complete DMA function. ( READ_Engines and WRITE_Engines)</text:p>
      <table:table table:name="Table103" table:style-name="Table103">
        <table:table-column table:style-name="Table103.A"/>
        <table:table-column table:style-name="Table103.B"/>
        <table:table-column table:style-name="Table103.C"/>
        <table:table-column table:style-name="Table103.D"/>
        <table:table-column table:style-name="Table103.E"/>
        <table:table-column table:style-name="Table103.F"/>
        <table:table-header-rows>
          <table:table-row>
            <table:table-cell table:style-name="Table103.A1" table:number-columns-spanned="2" office:value-type="string">
              <text:p text:style-name="P22">IDMA_GCSR</text:p>
              <text:p text:style-name="P19">IO_Bus : 0x840-0x843</text:p>
            </table:table-cell>
            <table:covered-table-cell/>
            <table:table-cell table:style-name="Table103.C1" table:number-columns-spanned="4" office:value-type="string">
              <text:p text:style-name="P23">IDMA Global GCSR</text:p>
            </table:table-cell>
            <table:covered-table-cell/>
            <table:covered-table-cell/>
            <table:covered-table-cell/>
          </table:table-row>
        </table:table-header-rows>
        <table:table-row>
          <table:table-cell table:style-name="Table103.A2" office:value-type="string">
            <text:p text:style-name="P97">Bit[]</text:p>
          </table:table-cell>
          <table:table-cell table:style-name="Table103.A2" office:value-type="string">
            <text:p text:style-name="P97">Function</text:p>
          </table:table-cell>
          <table:table-cell table:style-name="Table103.A2" office:value-type="string">
            <text:p text:style-name="P97">R/W</text:p>
          </table:table-cell>
          <table:table-cell table:style-name="Table103.A2" office:value-type="string">
            <text:p text:style-name="P97">Reset</text:p>
          </table:table-cell>
          <table:table-cell table:style-name="Table103.A2" office:value-type="string">
            <text:p text:style-name="P96">Description</text:p>
          </table:table-cell>
          <table:table-cell table:style-name="Table103.F2" office:value-type="string">
            <text:p text:style-name="P96">Comments</text:p>
          </table:table-cell>
        </table:table-row>
        <table:table-row table:style-name="Table103.3">
          <table:table-cell table:style-name="Table103.A2" office:value-type="string">
            <text:p text:style-name="P53">[0]</text:p>
          </table:table-cell>
          <table:table-cell table:style-name="Table103.A2" office:value-type="string">
            <text:p text:style-name="P53">Read_Response_ERRFF</text:p>
          </table:table-cell>
          <table:table-cell table:style-name="Table103.A2" office:value-type="string">
            <text:p text:style-name="P45">RWc</text:p>
          </table:table-cell>
          <table:table-cell table:style-name="Table103.A2" office:value-type="string">
            <text:p text:style-name="P53">0</text:p>
          </table:table-cell>
          <table:table-cell table:style-name="Table103.A2" office:value-type="string">
            <text:p text:style-name="P44">Read_Response error detected. This flag remains set until clear with write '1' over it.</text:p>
            <text:list xml:id="list35358566" text:style-name="L74">
              <text:list-item>
                <text:p text:style-name="P263">Corrupted Completion TLB (Read_response</text:p>
              </text:list-item>
              <text:list-item>
                <text:p text:style-name="P263">Bad Completion TLB sequence</text:p>
              </text:list-item>
              <text:list-item>
                <text:p text:style-name="P263">Unexpected <text:s/>Completion TLB</text:p>
              </text:list-item>
            </text:list>
          </table:table-cell>
          <table:table-cell table:style-name="Table103.F2" office:value-type="string">
            <text:p text:style-name="P52"/>
          </table:table-cell>
        </table:table-row>
        <table:table-row table:style-name="Table103.3">
          <table:table-cell table:style-name="Table103.A2" office:value-type="string">
            <text:p text:style-name="P53">[1]</text:p>
          </table:table-cell>
          <table:table-cell table:style-name="Table103.A2" office:value-type="string">
            <text:p text:style-name="P53"><text:span text:style-name="T29">Read_Timeout</text:span>_ERRFF</text:p>
          </table:table-cell>
          <table:table-cell table:style-name="Table103.A2" office:value-type="string">
            <text:p text:style-name="P45">RWc</text:p>
          </table:table-cell>
          <table:table-cell table:style-name="Table103.A2" office:value-type="string">
            <text:p text:style-name="P53">0</text:p>
          </table:table-cell>
          <table:table-cell table:style-name="Table103.A2" office:value-type="string">
            <text:p text:style-name="P44">Read_Response time-out detected. This flag remains set until clear with write '1' over it.</text:p>
            <text:list xml:id="list20394528" text:style-name="L74">
              <text:list-item text:start-value="1">
                <text:p text:style-name="P263">No Read_Response after 500[us]. Current TLP is aborted.</text:p>
              </text:list-item>
            </text:list>
          </table:table-cell>
          <table:table-cell table:style-name="Table103.F2" office:value-type="string">
            <text:p text:style-name="P52"/>
          </table:table-cell>
        </table:table-row>
        <table:table-row table:style-name="Table103.3">
          <table:table-cell table:style-name="Table103.A2" office:value-type="string">
            <text:p text:style-name="P53">[2]</text:p>
          </table:table-cell>
          <table:table-cell table:style-name="Table103.A2" office:value-type="string">
            <text:p text:style-name="P45">Reserved</text:p>
          </table:table-cell>
          <table:table-cell table:style-name="Table103.A2" office:value-type="string">
            <text:p text:style-name="P45">R</text:p>
          </table:table-cell>
          <table:table-cell table:style-name="Table103.A2" office:value-type="string">
            <text:p text:style-name="P53">0</text:p>
          </table:table-cell>
          <table:table-cell table:style-name="Table103.A2" office:value-type="string">
            <text:p text:style-name="P52">Not used</text:p>
          </table:table-cell>
          <table:table-cell table:style-name="Table103.F2" office:value-type="string">
            <text:p text:style-name="P45">Reserved</text:p>
          </table:table-cell>
        </table:table-row>
        <table:table-row table:style-name="Table103.3">
          <table:table-cell table:style-name="Table103.A2" office:value-type="string">
            <text:p text:style-name="P53">[3]</text:p>
          </table:table-cell>
          <table:table-cell table:style-name="Table103.A2" office:value-type="string">
            <text:p text:style-name="P53">Read_Response_<text:span text:style-name="T29">STA[3]</text:span></text:p>
          </table:table-cell>
          <table:table-cell table:style-name="Table103.A2" office:value-type="string">
            <text:p text:style-name="P45">RWc</text:p>
          </table:table-cell>
          <table:table-cell table:style-name="Table103.A2" office:value-type="string">
            <text:p text:style-name="P53">0</text:p>
          </table:table-cell>
          <table:table-cell table:style-name="Table103.A2" office:value-type="string">
            <text:p text:style-name="P52">TLP <text:s/>Header Invalid.</text:p>
          </table:table-cell>
          <table:table-cell table:style-name="Table103.F2" office:value-type="string">
            <text:p text:style-name="P52"/>
          </table:table-cell>
        </table:table-row>
        <table:table-row table:style-name="Table103.3">
          <table:table-cell table:style-name="Table103.A2" office:value-type="string">
            <text:p text:style-name="P53">[4]</text:p>
          </table:table-cell>
          <table:table-cell table:style-name="Table103.A2" office:value-type="string">
            <text:p text:style-name="P45">Read_Response_STA[4]</text:p>
          </table:table-cell>
          <table:table-cell table:style-name="Table103.A2" office:value-type="string">
            <text:p text:style-name="P45">RWc</text:p>
          </table:table-cell>
          <table:table-cell table:style-name="Table103.A2" office:value-type="string">
            <text:p text:style-name="P53">0</text:p>
          </table:table-cell>
          <table:table-cell table:style-name="Table103.A2" office:value-type="string">
            <text:p text:style-name="P52">TLP Tag Signature Invalid.</text:p>
          </table:table-cell>
          <table:table-cell table:style-name="Table103.F2" office:value-type="string">
            <text:p text:style-name="P52"/>
          </table:table-cell>
        </table:table-row>
        <text:soft-page-break/>
        <table:table-row table:style-name="Table103.8">
          <table:table-cell table:style-name="Table103.A2" office:value-type="string">
            <text:p text:style-name="P53">[5]</text:p>
          </table:table-cell>
          <table:table-cell table:style-name="Table103.A2" office:value-type="string">
            <text:p text:style-name="P45">Read_Response_STA[5]</text:p>
          </table:table-cell>
          <table:table-cell table:style-name="Table103.A2" office:value-type="string">
            <text:p text:style-name="P45">RWc</text:p>
          </table:table-cell>
          <table:table-cell table:style-name="Table103.A2" office:value-type="string">
            <text:p text:style-name="P53">0</text:p>
          </table:table-cell>
          <table:table-cell table:style-name="Table103.A2" office:value-type="string">
            <text:p text:style-name="P52">TLP Acknowledge Type unsupported.</text:p>
          </table:table-cell>
          <table:table-cell table:style-name="Table103.F2" office:value-type="string">
            <text:p text:style-name="P52"/>
          </table:table-cell>
        </table:table-row>
        <table:table-row table:style-name="Table103.3">
          <table:table-cell table:style-name="Table103.A2" office:value-type="string">
            <text:p text:style-name="P53">[6]</text:p>
          </table:table-cell>
          <table:table-cell table:style-name="Table103.A2" office:value-type="string">
            <text:p text:style-name="P45">Read_Response_STA[6]</text:p>
          </table:table-cell>
          <table:table-cell table:style-name="Table103.A2" office:value-type="string">
            <text:p text:style-name="P45">RWc</text:p>
          </table:table-cell>
          <table:table-cell table:style-name="Table103.A2" office:value-type="string">
            <text:p text:style-name="P53">0</text:p>
          </table:table-cell>
          <table:table-cell table:style-name="Table103.A2" office:value-type="string">
            <text:p text:style-name="P52">DMA Channel not active.</text:p>
          </table:table-cell>
          <table:table-cell table:style-name="Table103.F2" office:value-type="string">
            <text:p text:style-name="P52"/>
          </table:table-cell>
        </table:table-row>
        <table:table-row table:style-name="Table103.3">
          <table:table-cell table:style-name="Table103.A2" office:value-type="string">
            <text:p text:style-name="P53">[7]</text:p>
          </table:table-cell>
          <table:table-cell table:style-name="Table103.A2" office:value-type="string">
            <text:p text:style-name="P45">Read_Response_STA[7]</text:p>
          </table:table-cell>
          <table:table-cell table:style-name="Table103.A2" office:value-type="string">
            <text:p text:style-name="P45">RWc</text:p>
          </table:table-cell>
          <table:table-cell table:style-name="Table103.A2" office:value-type="string">
            <text:p text:style-name="P53">0</text:p>
          </table:table-cell>
          <table:table-cell table:style-name="Table103.A2" office:value-type="string">
            <text:p text:style-name="P52">DMA Channel No Read Request pending.</text:p>
          </table:table-cell>
          <table:table-cell table:style-name="Table103.F2" office:value-type="string">
            <text:p text:style-name="P52"/>
          </table:table-cell>
        </table:table-row>
        <table:table-row table:style-name="Table103.3">
          <table:table-cell table:style-name="Table103.A2" office:value-type="string">
            <text:p text:style-name="P53">[29:8]</text:p>
          </table:table-cell>
          <table:table-cell table:style-name="Table103.A2" office:value-type="string">
            <text:p text:style-name="P45">Reserved</text:p>
          </table:table-cell>
          <table:table-cell table:style-name="Table103.A2" office:value-type="string">
            <text:p text:style-name="P45">R</text:p>
          </table:table-cell>
          <table:table-cell table:style-name="Table103.A2" office:value-type="string">
            <text:p text:style-name="P53">0</text:p>
          </table:table-cell>
          <table:table-cell table:style-name="Table103.A2" office:value-type="string">
            <text:p text:style-name="P52">Not used</text:p>
          </table:table-cell>
          <table:table-cell table:style-name="Table103.F2" office:value-type="string">
            <text:p text:style-name="P52"/>
          </table:table-cell>
        </table:table-row>
        <table:table-row table:style-name="Table103.3">
          <table:table-cell table:style-name="Table103.A2" office:value-type="string">
            <text:p text:style-name="P53">[30]</text:p>
          </table:table-cell>
          <table:table-cell table:style-name="Table103.A2" office:value-type="string">
            <text:p text:style-name="P45">Read_Timeout_ENA</text:p>
          </table:table-cell>
          <table:table-cell table:style-name="Table103.A2" office:value-type="string">
            <text:p text:style-name="P45">RW</text:p>
          </table:table-cell>
          <table:table-cell table:style-name="Table103.A2" office:value-type="string">
            <text:p text:style-name="P53">1</text:p>
          </table:table-cell>
          <table:table-cell table:style-name="Table103.A2" office:value-type="string">
            <text:p text:style-name="P44">Read-Request – Read-Response 5000[us] time-out enable. The time-out logic can be disabled </text:p>
          </table:table-cell>
          <table:table-cell table:style-name="Table103.F2" office:value-type="string">
            <text:p text:style-name="P52"/>
          </table:table-cell>
        </table:table-row>
        <table:table-row>
          <table:table-cell table:style-name="Table103.A13" office:value-type="string">
            <text:p text:style-name="P45">[31]</text:p>
          </table:table-cell>
          <table:table-cell table:style-name="Table103.A13" office:value-type="string">
            <text:p text:style-name="P45">Global_IDMA</text:p>
          </table:table-cell>
          <table:table-cell table:style-name="Table103.A13" office:value-type="string">
            <text:p text:style-name="P45">RW</text:p>
          </table:table-cell>
          <table:table-cell table:style-name="Table103.A13" office:value-type="string">
            <text:p text:style-name="P45">1</text:p>
          </table:table-cell>
          <table:table-cell table:style-name="Table103.A13" office:value-type="string">
            <text:p text:style-name="P44">When '1', enable the four IDMA Engines</text:p>
          </table:table-cell>
          <table:table-cell table:style-name="Table103.F13" office:value-type="string">
            <text:p text:style-name="P44"/>
          </table:table-cell>
        </table:table-row>
      </table:table>
      <text:p text:style-name="P144"/>
      <text:list xml:id="list35428882" text:continue-list="list35440886" text:style-name="Outline">
        <text:list-item>
          <text:list>
            <text:list-item>
              <text:list>
                <text:list-item>
                  <text:h text:style-name="Heading_20_3" text:outline-level="3">IDMA_XX_N_PCSR <text:s/>Register</text:h>
                </text:list-item>
              </text:list>
            </text:list-item>
          </text:list>
        </text:list-item>
      </text:list>
      <text:p text:style-name="Text_20_body_20_indent_5f_2">These registers provide general control and status informations related to the DMA Pipeline <text:s/>operation. Each RD_Engine or WR_Engine own a dedicated PCSR Register. <text:s/></text:p>
      <text:p text:style-name="P144"/>
      <table:table table:name="Table142" table:style-name="Table142">
        <table:table-column table:style-name="Table142.A"/>
        <table:table-column table:style-name="Table142.B"/>
        <table:table-column table:style-name="Table142.C"/>
        <table:table-column table:style-name="Table142.D"/>
        <table:table-column table:style-name="Table142.E"/>
        <table:table-column table:style-name="Table142.F"/>
        <table:table-header-rows>
          <table:table-row>
            <table:table-cell table:style-name="Table142.A1" table:number-columns-spanned="2" office:value-type="string">
              <text:p text:style-name="P22">IDMA_XX_N_PCSR</text:p>
              <text:p text:style-name="P19">IO_Bus : 0x850 RD_0</text:p>
              <text:p text:style-name="P19">IO_Bus : 0x854 RD_1</text:p>
              <text:p text:style-name="P19">IO_Bus : 0x858 WR_0</text:p>
              <text:p text:style-name="P19">IO_Bus : 0x85C WR_1</text:p>
            </table:table-cell>
            <table:covered-table-cell/>
            <table:table-cell table:style-name="Table142.A1" table:number-columns-spanned="4" office:value-type="string">
              <text:p text:style-name="P23">IDMA Engine Pipeline Trigger TCSR</text:p>
              <text:p text:style-name="P23"/>
            </table:table-cell>
            <table:covered-table-cell/>
            <table:covered-table-cell/>
            <table:covered-table-cell/>
          </table:table-row>
        </table:table-header-rows>
        <table:table-row>
          <table:table-cell table:style-name="Table142.A2" office:value-type="string">
            <text:p text:style-name="P97">Bit[]</text:p>
          </table:table-cell>
          <table:table-cell table:style-name="Table142.A2" office:value-type="string">
            <text:p text:style-name="P97">Function</text:p>
          </table:table-cell>
          <table:table-cell table:style-name="Table142.A2" office:value-type="string">
            <text:p text:style-name="P97">R/W</text:p>
          </table:table-cell>
          <table:table-cell table:style-name="Table142.A2" office:value-type="string">
            <text:p text:style-name="P97">Reset</text:p>
          </table:table-cell>
          <table:table-cell table:style-name="Table142.A2" office:value-type="string">
            <text:p text:style-name="P96">Description</text:p>
          </table:table-cell>
          <table:table-cell table:style-name="Table142.F2" office:value-type="string">
            <text:p text:style-name="P96">Comments</text:p>
          </table:table-cell>
        </table:table-row>
        <table:table-row table:style-name="Table142.3">
          <table:table-cell table:style-name="Table142.A2" office:value-type="string">
            <text:p text:style-name="P53">[5:0]</text:p>
          </table:table-cell>
          <table:table-cell table:style-name="Table142.A2" office:value-type="string">
            <text:p text:style-name="P53">Trigger_PIPE_CNT[5:0]</text:p>
          </table:table-cell>
          <table:table-cell table:style-name="Table142.A2" office:value-type="string">
            <text:p text:style-name="P45">R</text:p>
          </table:table-cell>
          <table:table-cell table:style-name="Table142.A2" office:value-type="string">
            <text:p text:style-name="P53">0x00</text:p>
          </table:table-cell>
          <table:table-cell table:style-name="Table142.A2" office:value-type="string">
            <text:p text:style-name="P52">6-bit Trigger IN Pipeline counter. Each Engine owns this event counter, but are managed differently for RD_Engine and WR_Engine.</text:p>
            <text:p text:style-name="P52"/>
            <text:p text:style-name="P52">For RD_Engine T rigger_PIPE_CNT</text:p>
            <text:list xml:id="list35344968" text:style-name="L75">
              <text:list-item>
                <text:p text:style-name="P257">INC on Trigger_IN condition </text:p>
              </text:list-item>
              <text:list-item>
                <text:p text:style-name="P257">DEC on DMA_Descriptor <text:s/>execution</text:p>
              </text:list-item>
            </text:list>
            <text:p text:style-name="P54"/>
            <text:p text:style-name="P52">For WR_Engine T rigger_PIPE_CNT</text:p>
            <text:list xml:id="list35435734" text:continue-numbering="true" text:style-name="L75">
              <text:list-item>
                <text:p text:style-name="P257">INC on DMA_Descriptor <text:s/>execution</text:p>
              </text:list-item>
              <text:list-item>
                <text:p text:style-name="P257">DEC on Trigger_IN condition </text:p>
              </text:list-item>
            </text:list>
            <text:p text:style-name="P52"/>
          </table:table-cell>
          <table:table-cell table:style-name="Table142.F2" office:value-type="string">
            <text:p text:style-name="P52">New IDMA mode of operation allowing to pipeline WR_Engine → RD_Engine with embedded ring-buffer management.</text:p>
          </table:table-cell>
        </table:table-row>
        <table:table-row table:style-name="Table142.3">
          <table:table-cell table:style-name="Table142.A2" office:value-type="string">
            <text:p text:style-name="P53">[7:6]</text:p>
          </table:table-cell>
          <table:table-cell table:style-name="Table142.A2" office:value-type="string">
            <text:p text:style-name="P53">Trigger_PIPE_MAX[1:0]</text:p>
          </table:table-cell>
          <table:table-cell table:style-name="Table142.A2" office:value-type="string">
            <text:p text:style-name="P45">RW</text:p>
          </table:table-cell>
          <table:table-cell table:style-name="Table142.A2" office:value-type="string">
            <text:p text:style-name="P53">0b00</text:p>
          </table:table-cell>
          <table:table-cell table:style-name="Table142.A2" office:value-type="string">
            <text:p text:style-name="P52">Define WR_Engine maximal ring-buffer entries. Condition the DMA_Descriptor start execution. <text:s/></text:p>
            <text:p text:style-name="P130"/>
            <table:table table:name="Table144" table:style-name="Table144">
              <table:table-column table:style-name="Table144.A"/>
              <table:table-column table:style-name="Table144.B"/>
              <table:table-row>
                <table:table-cell table:style-name="Table144.A1" office:value-type="string">
                  <text:p text:style-name="P110">00</text:p>
                </table:table-cell>
                <table:table-cell table:style-name="Table144.B1" office:value-type="string">
                  <text:p text:style-name="P109">4 entries</text:p>
                </table:table-cell>
              </table:table-row>
              <table:table-row>
                <table:table-cell table:style-name="Table144.A2" office:value-type="string">
                  <text:p text:style-name="P110">01</text:p>
                </table:table-cell>
                <table:table-cell table:style-name="Table144.B2" office:value-type="string">
                  <text:p text:style-name="P109">8 entries</text:p>
                </table:table-cell>
              </table:table-row>
              <table:table-row>
                <table:table-cell table:style-name="Table144.A2" office:value-type="string">
                  <text:p text:style-name="P110">10</text:p>
                </table:table-cell>
                <table:table-cell table:style-name="Table144.B2" office:value-type="string">
                  <text:p text:style-name="P109">16 entries</text:p>
                </table:table-cell>
              </table:table-row>
              <table:table-row>
                <table:table-cell table:style-name="Table144.A2" office:value-type="string">
                  <text:p text:style-name="P110">11</text:p>
                </table:table-cell>
                <table:table-cell table:style-name="Table144.B2" office:value-type="string">
                  <text:p text:style-name="P109">32 entries</text:p>
                </table:table-cell>
              </table:table-row>
            </table:table>
            <text:p text:style-name="P52"/>
          </table:table-cell>
          <table:table-cell table:style-name="Table142.F2" office:value-type="string">
            <text:p text:style-name="P52">Not used for RD_Engine</text:p>
          </table:table-cell>
        </table:table-row>
        <table:table-row>
          <table:table-cell table:style-name="Table142.A2" office:value-type="string">
            <text:p text:style-name="P53">[9:8]</text:p>
          </table:table-cell>
          <table:table-cell table:style-name="Table142.A2" office:value-type="string">
            <text:p text:style-name="P53">Trigger_INSEL[1:0]</text:p>
          </table:table-cell>
          <table:table-cell table:style-name="Table142.A2" office:value-type="string">
            <text:p text:style-name="P45">RW</text:p>
          </table:table-cell>
          <table:table-cell table:style-name="Table142.A2" office:value-type="string">
            <text:p text:style-name="P53">00</text:p>
          </table:table-cell>
          <table:table-cell table:style-name="Table142.A2" office:value-type="string">
            <text:p text:style-name="P52">Trigger_IN Counter increment selection :</text:p>
            <text:p text:style-name="P52"/>
            <table:table table:name="Table143" table:style-name="Table143">
              <table:table-column table:style-name="Table143.A"/>
              <table:table-column table:style-name="Table143.B"/>
              <table:table-row>
                <table:table-cell table:style-name="Table143.A1" office:value-type="string">
                  <text:p text:style-name="P110">00</text:p>
                </table:table-cell>
                <table:table-cell table:style-name="Table143.B1" office:value-type="string">
                  <text:p text:style-name="P109">RD_Engine #0 Trigger_OUT</text:p>
                </table:table-cell>
              </table:table-row>
              <table:table-row>
                <table:table-cell table:style-name="Table143.A2" office:value-type="string">
                  <text:p text:style-name="P110">01</text:p>
                </table:table-cell>
                <table:table-cell table:style-name="Table143.B2" office:value-type="string">
                  <text:p text:style-name="P109">RD_Engine #1 Trigger_OUT</text:p>
                </table:table-cell>
              </table:table-row>
              <table:table-row>
                <table:table-cell table:style-name="Table143.A2" office:value-type="string">
                  <text:p text:style-name="P110">10</text:p>
                </table:table-cell>
                <table:table-cell table:style-name="Table143.B2" office:value-type="string">
                  <text:p text:style-name="P109">WR_Engine #0 Trigger_OUT</text:p>
                </table:table-cell>
              </table:table-row>
              <table:table-row>
                <table:table-cell table:style-name="Table143.A2" office:value-type="string">
                  <text:p text:style-name="P110"><text:soft-page-break/>11</text:p>
                </table:table-cell>
                <table:table-cell table:style-name="Table143.B2" office:value-type="string">
                  <text:p text:style-name="P109">WR_Engine #1 Trigger_OUT</text:p>
                </table:table-cell>
              </table:table-row>
            </table:table>
            <text:p text:style-name="P52"/>
          </table:table-cell>
          <table:table-cell table:style-name="Table142.F2" office:value-type="string">
            <text:p text:style-name="P52"/>
          </table:table-cell>
        </table:table-row>
        <table:table-row>
          <table:table-cell table:style-name="Table142.A2" office:value-type="string">
            <text:p text:style-name="P53">[15]</text:p>
          </table:table-cell>
          <table:table-cell table:style-name="Table142.A2" office:value-type="string">
            <text:p text:style-name="P53">Trig_PIPE_Enable</text:p>
          </table:table-cell>
          <table:table-cell table:style-name="Table142.A2" office:value-type="string">
            <text:p text:style-name="P45">RW</text:p>
          </table:table-cell>
          <table:table-cell table:style-name="Table142.A2" office:value-type="string">
            <text:p text:style-name="P53">0</text:p>
          </table:table-cell>
          <table:table-cell table:style-name="Table142.A2" office:value-type="string">
            <text:p text:style-name="P52">Trigger_PIPE Enable </text:p>
            <text:p text:style-name="P233">= 0 : Disable IDMA Trigger_IN Pipeline (CNT)</text:p>
            <text:p text:style-name="P233">= 1 : Enable IDMA Trigger_IN Pipeline (CNT)</text:p>
            <text:p text:style-name="P233"/>
            <text:p text:style-name="P234">While enabled, the IDMA <text:s/>Start_Mode is conditioned by the value of the Trigger_PIPE_CNT</text:p>
          </table:table-cell>
          <table:table-cell table:style-name="Table142.F2" office:value-type="string">
            <text:p text:style-name="P52"/>
          </table:table-cell>
        </table:table-row>
        <table:table-row>
          <table:table-cell table:style-name="Table142.A7" office:value-type="string">
            <text:p text:style-name="P53">[31:16]</text:p>
          </table:table-cell>
          <table:table-cell table:style-name="Table142.A7" office:value-type="string">
            <text:p text:style-name="P53">Reserved</text:p>
          </table:table-cell>
          <table:table-cell table:style-name="Table142.A7" office:value-type="string">
            <text:p text:style-name="P45">R</text:p>
          </table:table-cell>
          <table:table-cell table:style-name="Table142.A7" office:value-type="string">
            <text:p text:style-name="P53">0x0000</text:p>
          </table:table-cell>
          <table:table-cell table:style-name="Table142.A7" office:value-type="string">
            <text:p text:style-name="P52">Not used</text:p>
          </table:table-cell>
          <table:table-cell table:style-name="Table142.F7" office:value-type="string">
            <text:p text:style-name="P52"/>
          </table:table-cell>
        </table:table-row>
      </table:table>
      <text:p text:style-name="P148"/>
      <text:list xml:id="list35444225" text:continue-list="list35428882" text:style-name="Outline">
        <text:list-item>
          <text:list>
            <text:list-item>
              <text:list>
                <text:list-item>
                  <text:h text:style-name="Heading_20_3" text:outline-level="3">IDMA_XX_N_CSR <text:s/>Register</text:h>
                </text:list-item>
              </text:list>
            </text:list-item>
          </text:list>
        </text:list-item>
      </text:list>
      <text:p text:style-name="Text_20_body_20_indent_5f_2">This register provides general control and status informations related to the DMA Execution</text:p>
      <table:table table:name="Table104" table:style-name="Table104">
        <table:table-column table:style-name="Table104.A"/>
        <table:table-column table:style-name="Table104.B"/>
        <table:table-column table:style-name="Table104.C"/>
        <table:table-column table:style-name="Table104.D"/>
        <table:table-column table:style-name="Table104.E"/>
        <table:table-column table:style-name="Table104.F"/>
        <table:table-header-rows>
          <table:table-row>
            <table:table-cell table:style-name="Table104.A1" table:number-columns-spanned="2" office:value-type="string">
              <text:p text:style-name="P22">IDMA_RD_0_CSR</text:p>
              <text:p text:style-name="P19">IO_Bus : 0x900 - 0x903</text:p>
            </table:table-cell>
            <table:covered-table-cell/>
            <table:table-cell table:style-name="Table104.C1" table:number-columns-spanned="4" office:value-type="string">
              <text:p text:style-name="P23">IDMA RD_Engine #N Control &amp; Status</text:p>
            </table:table-cell>
            <table:covered-table-cell/>
            <table:covered-table-cell/>
            <table:covered-table-cell/>
          </table:table-row>
        </table:table-header-rows>
        <table:table-row>
          <table:table-cell table:style-name="Table104.A2" office:value-type="string">
            <text:p text:style-name="P97">Bit[]</text:p>
          </table:table-cell>
          <table:table-cell table:style-name="Table104.A2" office:value-type="string">
            <text:p text:style-name="P97">Function</text:p>
          </table:table-cell>
          <table:table-cell table:style-name="Table104.A2" office:value-type="string">
            <text:p text:style-name="P97">R/W</text:p>
          </table:table-cell>
          <table:table-cell table:style-name="Table104.A2" office:value-type="string">
            <text:p text:style-name="P97">Reset</text:p>
          </table:table-cell>
          <table:table-cell table:style-name="Table104.A2" office:value-type="string">
            <text:p text:style-name="P96">Description</text:p>
          </table:table-cell>
          <table:table-cell table:style-name="Table104.F2" office:value-type="string">
            <text:p text:style-name="P96">Comments</text:p>
          </table:table-cell>
        </table:table-row>
        <table:table-row table:style-name="Table104.3">
          <table:table-cell table:style-name="Table104.A2" office:value-type="string">
            <text:p text:style-name="P53">[0]</text:p>
          </table:table-cell>
          <table:table-cell table:style-name="Table104.A2" office:value-type="string">
            <text:p text:style-name="P53">des_ext_PORT</text:p>
          </table:table-cell>
          <table:table-cell table:style-name="Table104.A2" office:value-type="string">
            <text:p text:style-name="P45">R</text:p>
          </table:table-cell>
          <table:table-cell table:style-name="Table104.A2" office:value-type="string">
            <text:p text:style-name="P53">0</text:p>
          </table:table-cell>
          <table:table-cell table:style-name="Table104.A2" office:value-type="string">
            <text:p text:style-name="P52">DMA Descriptor DW0 status information </text:p>
          </table:table-cell>
          <table:table-cell table:style-name="Table104.F2" office:value-type="string">
            <text:p text:style-name="P52"/>
          </table:table-cell>
        </table:table-row>
        <table:table-row>
          <table:table-cell table:style-name="Table104.A2" office:value-type="string">
            <text:p text:style-name="P53">[2:1]</text:p>
          </table:table-cell>
          <table:table-cell table:style-name="Table104.A2" office:value-type="string">
            <text:p text:style-name="P53">ext_ADD_Mode[1:0]</text:p>
          </table:table-cell>
          <table:table-cell table:style-name="Table104.A2" office:value-type="string">
            <text:p text:style-name="P45">R</text:p>
          </table:table-cell>
          <table:table-cell table:style-name="Table104.A2" office:value-type="string">
            <text:p text:style-name="P53">00</text:p>
          </table:table-cell>
          <table:table-cell table:style-name="Table104.A2" office:value-type="string">
            <text:p text:style-name="P52">DMA Descriptor DW0 status information </text:p>
          </table:table-cell>
          <table:table-cell table:style-name="Table104.F2" office:value-type="string">
            <text:p text:style-name="P52"/>
          </table:table-cell>
        </table:table-row>
        <table:table-row>
          <table:table-cell table:style-name="Table104.A2" office:value-type="string">
            <text:p text:style-name="P53">[3]</text:p>
          </table:table-cell>
          <table:table-cell table:style-name="Table104.A2" office:value-type="string">
            <text:p text:style-name="P53"><text:s/>ext_RDERR </text:p>
          </table:table-cell>
          <table:table-cell table:style-name="Table104.A2" office:value-type="string">
            <text:p text:style-name="P45">R</text:p>
          </table:table-cell>
          <table:table-cell table:style-name="Table104.A2" office:value-type="string">
            <text:p text:style-name="P53">0</text:p>
          </table:table-cell>
          <table:table-cell table:style-name="Table104.A2" office:value-type="string">
            <text:p text:style-name="P52">DMA Descriptor DW0 status information </text:p>
          </table:table-cell>
          <table:table-cell table:style-name="Table104.F2" office:value-type="string">
            <text:p text:style-name="P52"/>
          </table:table-cell>
        </table:table-row>
        <table:table-row>
          <table:table-cell table:style-name="Table104.A2" office:value-type="string">
            <text:p text:style-name="P53">[4]</text:p>
          </table:table-cell>
          <table:table-cell table:style-name="Table104.A2" office:value-type="string">
            <text:p text:style-name="P53"><text:s/>ext_SNOOP</text:p>
          </table:table-cell>
          <table:table-cell table:style-name="Table104.A2" office:value-type="string">
            <text:p text:style-name="P45">R</text:p>
          </table:table-cell>
          <table:table-cell table:style-name="Table104.A2" office:value-type="string">
            <text:p text:style-name="P53">0</text:p>
          </table:table-cell>
          <table:table-cell table:style-name="Table104.A2" office:value-type="string">
            <text:p text:style-name="P52">DMA Descriptor DW0 status information </text:p>
          </table:table-cell>
          <table:table-cell table:style-name="Table104.F2" office:value-type="string">
            <text:p text:style-name="P52"/>
          </table:table-cell>
        </table:table-row>
        <table:table-row>
          <table:table-cell table:style-name="Table104.A2" office:value-type="string">
            <text:p text:style-name="P53">[5]</text:p>
          </table:table-cell>
          <table:table-cell table:style-name="Table104.A2" office:value-type="string">
            <text:p text:style-name="P53"><text:s/>ext_RELAX</text:p>
          </table:table-cell>
          <table:table-cell table:style-name="Table104.A2" office:value-type="string">
            <text:p text:style-name="P45">R</text:p>
          </table:table-cell>
          <table:table-cell table:style-name="Table104.A2" office:value-type="string">
            <text:p text:style-name="P53">0</text:p>
          </table:table-cell>
          <table:table-cell table:style-name="Table104.A2" office:value-type="string">
            <text:p text:style-name="P52">DMA Descriptor DW0 status information </text:p>
          </table:table-cell>
          <table:table-cell table:style-name="Table104.F2" office:value-type="string">
            <text:p text:style-name="P52"/>
          </table:table-cell>
        </table:table-row>
        <table:table-row>
          <table:table-cell table:style-name="Table104.A2" office:value-type="string">
            <text:p text:style-name="P53">[7:6]</text:p>
          </table:table-cell>
          <table:table-cell table:style-name="Table104.A2" office:value-type="string">
            <text:p text:style-name="P53"><text:s/>ext_AT</text:p>
          </table:table-cell>
          <table:table-cell table:style-name="Table104.A2" office:value-type="string">
            <text:p text:style-name="P45">R</text:p>
          </table:table-cell>
          <table:table-cell table:style-name="Table104.A2" office:value-type="string">
            <text:p text:style-name="P53">00</text:p>
          </table:table-cell>
          <table:table-cell table:style-name="Table104.A2" office:value-type="string">
            <text:p text:style-name="P52">DMA Descriptor DW0 status information </text:p>
          </table:table-cell>
          <table:table-cell table:style-name="Table104.F2" office:value-type="string">
            <text:p text:style-name="P52"/>
          </table:table-cell>
        </table:table-row>
        <table:table-row>
          <table:table-cell table:style-name="Table104.A2" office:value-type="string">
            <text:p text:style-name="P53">[9:8]</text:p>
          </table:table-cell>
          <table:table-cell table:style-name="Table104.A2" office:value-type="string">
            <text:p text:style-name="P53">smem_ADD_Mode[1:0]</text:p>
          </table:table-cell>
          <table:table-cell table:style-name="Table104.A2" office:value-type="string">
            <text:p text:style-name="P45">R</text:p>
          </table:table-cell>
          <table:table-cell table:style-name="Table104.A2" office:value-type="string">
            <text:p text:style-name="P53">00</text:p>
          </table:table-cell>
          <table:table-cell table:style-name="Table104.A2" office:value-type="string">
            <text:p text:style-name="P52">DMA Descriptor DW0 status information </text:p>
          </table:table-cell>
          <table:table-cell table:style-name="Table104.F2" office:value-type="string">
            <text:p text:style-name="P52"/>
          </table:table-cell>
        </table:table-row>
        <table:table-row>
          <table:table-cell table:style-name="Table104.A2" office:value-type="string">
            <text:p text:style-name="P53">[11:10]</text:p>
          </table:table-cell>
          <table:table-cell table:style-name="Table104.A2" office:value-type="string">
            <text:p text:style-name="P53">trig_OUTGEN</text:p>
          </table:table-cell>
          <table:table-cell table:style-name="Table104.A2" office:value-type="string">
            <text:p text:style-name="P45">R</text:p>
          </table:table-cell>
          <table:table-cell table:style-name="Table104.A2" office:value-type="string">
            <text:p text:style-name="P53">00</text:p>
          </table:table-cell>
          <table:table-cell table:style-name="Table104.A2" office:value-type="string">
            <text:p text:style-name="P52">DMA Descriptor DW0 status information </text:p>
          </table:table-cell>
          <table:table-cell table:style-name="Table104.F2" office:value-type="string">
            <text:p text:style-name="P52"/>
          </table:table-cell>
        </table:table-row>
        <table:table-row>
          <table:table-cell table:style-name="Table104.A2" office:value-type="string">
            <text:p text:style-name="P53">[13:12]</text:p>
          </table:table-cell>
          <table:table-cell table:style-name="Table104.A2" office:value-type="string">
            <text:p text:style-name="P53">Update_MOD[1:0]</text:p>
          </table:table-cell>
          <table:table-cell table:style-name="Table104.A2" office:value-type="string">
            <text:p text:style-name="P45">R</text:p>
          </table:table-cell>
          <table:table-cell table:style-name="Table104.A2" office:value-type="string">
            <text:p text:style-name="P53">00</text:p>
          </table:table-cell>
          <table:table-cell table:style-name="Table104.A2" office:value-type="string">
            <text:p text:style-name="P52">DMA Descriptor DW0 status information </text:p>
          </table:table-cell>
          <table:table-cell table:style-name="Table104.F2" office:value-type="string">
            <text:p text:style-name="P52"/>
          </table:table-cell>
        </table:table-row>
        <table:table-row>
          <table:table-cell table:style-name="Table104.A2" office:value-type="string">
            <text:p text:style-name="P53">[15:14]</text:p>
          </table:table-cell>
          <table:table-cell table:style-name="Table104.A2" office:value-type="string">
            <text:p text:style-name="P53">Reserved</text:p>
          </table:table-cell>
          <table:table-cell table:style-name="Table104.A2" office:value-type="string">
            <text:p text:style-name="P45">R</text:p>
          </table:table-cell>
          <table:table-cell table:style-name="Table104.A2" office:value-type="string">
            <text:p text:style-name="P53">00</text:p>
          </table:table-cell>
          <table:table-cell table:style-name="Table104.A2" office:value-type="string">
            <text:p text:style-name="P52">Not used</text:p>
          </table:table-cell>
          <table:table-cell table:style-name="Table104.F2" office:value-type="string">
            <text:p text:style-name="P52"/>
          </table:table-cell>
        </table:table-row>
        <table:table-row>
          <table:table-cell table:style-name="Table104.A2" office:value-type="string">
            <text:p text:style-name="P53">[17:16]</text:p>
          </table:table-cell>
          <table:table-cell table:style-name="Table104.A2" office:value-type="string">
            <text:p text:style-name="P53">ext_ADDBND</text:p>
          </table:table-cell>
          <table:table-cell table:style-name="Table104.A2" office:value-type="string">
            <text:p text:style-name="P45">R</text:p>
          </table:table-cell>
          <table:table-cell table:style-name="Table104.A2" office:value-type="string">
            <text:p text:style-name="P53">00</text:p>
          </table:table-cell>
          <table:table-cell table:style-name="Table104.A2" office:value-type="string">
            <text:p text:style-name="P52">DMA Descriptor DW0 status information (Address boundary)</text:p>
          </table:table-cell>
          <table:table-cell table:style-name="Table104.F2" office:value-type="string">
            <text:p text:style-name="P52"/>
          </table:table-cell>
        </table:table-row>
        <table:table-row>
          <table:table-cell table:style-name="Table104.A2" office:value-type="string">
            <text:p text:style-name="P53">[19:18]</text:p>
          </table:table-cell>
          <table:table-cell table:style-name="Table104.A2" office:value-type="string">
            <text:p text:style-name="P53">ext_PSIZ</text:p>
          </table:table-cell>
          <table:table-cell table:style-name="Table104.A2" office:value-type="string">
            <text:p text:style-name="P45">R</text:p>
          </table:table-cell>
          <table:table-cell table:style-name="Table104.A2" office:value-type="string">
            <text:p text:style-name="P53">00</text:p>
          </table:table-cell>
          <table:table-cell table:style-name="Table104.A2" office:value-type="string">
            <text:p text:style-name="P52">DMA Descriptor DW0 status information <text:s/>(Packet size)</text:p>
          </table:table-cell>
          <table:table-cell table:style-name="Table104.F2" office:value-type="string">
            <text:p text:style-name="P52"/>
          </table:table-cell>
        </table:table-row>
        <table:table-row>
          <table:table-cell table:number-columns-spanned="5">
            <table:table table:is-sub-table="true">
              <table:table-column table:style-name="Table104.A15.1"/>
              <table:table-column table:style-name="Table104.A15.2"/>
              <table:table-column table:style-name="Table104.A15.3"/>
              <table:table-column table:style-name="Table104.D"/>
              <table:table-column table:style-name="Table104.A15.5"/>
              <table:table-row>
                <table:table-cell table:style-name="Table104.A2" office:value-type="string">
                  <text:p text:style-name="P53">[21.20]</text:p>
                </table:table-cell>
                <table:table-cell table:style-name="Table104.A2" office:value-type="string">
                  <text:p text:style-name="P45">idma_CH_NB</text:p>
                </table:table-cell>
                <table:table-cell table:style-name="Table104.A2" office:value-type="string">
                  <text:p text:style-name="P45">R</text:p>
                </table:table-cell>
                <table:table-cell table:style-name="Table104.A2" office:value-type="string">
                  <text:p text:style-name="P53">TBC</text:p>
                </table:table-cell>
                <table:table-cell table:style-name="Table104.A2" office:value-type="string">
                  <text:p text:style-name="P52">DMA Channel Number ( 0 to 3)</text:p>
                </table:table-cell>
              </table:table-row>
              <table:table-row>
                <table:table-cell table:style-name="Table104.A2" office:value-type="string">
                  <text:p text:style-name="P53">[22]</text:p>
                </table:table-cell>
                <table:table-cell table:style-name="Table104.A2" office:value-type="string">
                  <text:p text:style-name="P45">idma_RDENG</text:p>
                </table:table-cell>
                <table:table-cell table:style-name="Table104.A2" office:value-type="string">
                  <text:p text:style-name="P45">R</text:p>
                </table:table-cell>
                <table:table-cell table:style-name="Table104.A2" office:value-type="string">
                  <text:p text:style-name="P53">TBC</text:p>
                </table:table-cell>
                <table:table-cell table:style-name="Table104.A2" office:value-type="string">
                  <text:p text:style-name="P52">DMA READ Engine</text:p>
                </table:table-cell>
              </table:table-row>
              <table:table-row>
                <table:table-cell table:style-name="Table104.A2" office:value-type="string">
                  <text:p text:style-name="P53">[23]</text:p>
                </table:table-cell>
                <table:table-cell table:style-name="Table104.A2" office:value-type="string">
                  <text:p text:style-name="P45">idma_WRENG</text:p>
                </table:table-cell>
                <table:table-cell table:style-name="Table104.A2" office:value-type="string">
                  <text:p text:style-name="P45">R</text:p>
                </table:table-cell>
                <table:table-cell table:style-name="Table104.A2" office:value-type="string">
                  <text:p text:style-name="P53">TBC</text:p>
                </table:table-cell>
                <table:table-cell table:style-name="Table104.A2" office:value-type="string">
                  <text:p text:style-name="P52">DMA WRITE Engine</text:p>
                </table:table-cell>
              </table:table-row>
            </table:table>
          </table:table-cell>
          <table:covered-table-cell/>
          <table:covered-table-cell/>
          <table:covered-table-cell/>
          <table:covered-table-cell/>
          <table:table-cell table:style-name="Table104.F2" office:value-type="string">
            <text:p text:style-name="P52">IDMA Channel Signature information</text:p>
          </table:table-cell>
        </table:table-row>
        <table:table-row>
          <table:table-cell table:style-name="Table104.A2" office:value-type="string">
            <text:p text:style-name="P53">[26:24]</text:p>
          </table:table-cell>
          <table:table-cell table:style-name="Table104.A2" office:value-type="string">
            <text:p text:style-name="P45">idma_FSM_DESMGT</text:p>
          </table:table-cell>
          <table:table-cell table:style-name="Table104.A2" office:value-type="string">
            <text:p text:style-name="P45">R</text:p>
          </table:table-cell>
          <table:table-cell table:style-name="Table104.A2" office:value-type="string">
            <text:p text:style-name="P53">000</text:p>
          </table:table-cell>
          <table:table-cell table:style-name="Table104.A2" office:value-type="string">
            <text:p text:style-name="P52">This 3-bit field provides current state information of the IDMA “EXEC” State Machine. <text:s/></text:p>
            <text:p text:style-name="P52"/>
            <table:table table:name="Table105" table:style-name="Table105">
              <table:table-column table:style-name="Table105.A"/>
              <table:table-column table:style-name="Table105.B"/>
              <table:table-row>
                <table:table-cell table:style-name="Table105.A1" office:value-type="string">
                  <text:p text:style-name="P110">000</text:p>
                </table:table-cell>
                <table:table-cell table:style-name="Table105.B1" office:value-type="string">
                  <text:p text:style-name="P109">Idle </text:p>
                </table:table-cell>
              </table:table-row>
              <table:table-row>
                <table:table-cell table:style-name="Table105.A2" office:value-type="string">
                  <text:p text:style-name="P110">001</text:p>
                </table:table-cell>
                <table:table-cell table:style-name="Table105.B2" office:value-type="string">
                  <text:p text:style-name="P109">DMA Descriptor <text:s/>fetch <text:s/>Request</text:p>
                </table:table-cell>
              </table:table-row>
              <table:table-row>
                <table:table-cell table:style-name="Table105.A2" office:value-type="string">
                  <text:p text:style-name="P110">010</text:p>
                </table:table-cell>
                <table:table-cell table:style-name="Table105.B2" office:value-type="string">
                  <text:p text:style-name="P109">Update DMA Descriptor <text:s/>fetched</text:p>
                </table:table-cell>
              </table:table-row>
              <table:table-row>
                <table:table-cell table:style-name="Table105.A2" office:value-type="string">
                  <text:p text:style-name="P110">011</text:p>
                </table:table-cell>
                <table:table-cell table:style-name="Table105.B2" office:value-type="string">
                  <text:p text:style-name="P109">Wait for trigger to start the <text:s/>DMA <text:soft-page-break/>Descriptor execution.</text:p>
                </table:table-cell>
              </table:table-row>
              <table:table-row>
                <table:table-cell table:style-name="Table105.A2" office:value-type="string">
                  <text:p text:style-name="P110">100</text:p>
                </table:table-cell>
                <table:table-cell table:style-name="Table105.B2" office:value-type="string">
                  <text:p text:style-name="P109">DMA Descriptor execution in progress.</text:p>
                </table:table-cell>
              </table:table-row>
              <table:table-row>
                <table:table-cell table:style-name="Table105.A2" office:value-type="string">
                  <text:p text:style-name="P110">101</text:p>
                </table:table-cell>
                <table:table-cell table:style-name="Table105.B2" office:value-type="string">
                  <text:p text:style-name="P109">Next DMA Descriptor evaluation (Continue, Stop or Abort)</text:p>
                </table:table-cell>
              </table:table-row>
              <table:table-row>
                <table:table-cell table:style-name="Table105.A2" office:value-type="string">
                  <text:p text:style-name="P110">110</text:p>
                </table:table-cell>
                <table:table-cell table:style-name="Table105.B2" office:value-type="string">
                  <text:p text:style-name="P109">Current DMA Descriptor Update in progress. (Write back GTIOM and Status)</text:p>
                </table:table-cell>
              </table:table-row>
              <table:table-row>
                <table:table-cell table:style-name="Table105.A2" office:value-type="string">
                  <text:p text:style-name="P110">111</text:p>
                </table:table-cell>
                <table:table-cell table:style-name="Table105.B2" office:value-type="string">
                  <text:p text:style-name="P109">Reserved</text:p>
                </table:table-cell>
              </table:table-row>
            </table:table>
            <text:p text:style-name="P52"/>
          </table:table-cell>
          <table:table-cell table:style-name="Table104.F2" office:value-type="string">
            <text:p text:style-name="P52"/>
          </table:table-cell>
        </table:table-row>
        <table:table-row>
          <table:table-cell table:style-name="Table104.A2" office:value-type="string">
            <text:p text:style-name="P45">[27]</text:p>
          </table:table-cell>
          <table:table-cell table:style-name="Table104.A2" office:value-type="string">
            <text:p text:style-name="P45">idma_CACHE </text:p>
          </table:table-cell>
          <table:table-cell table:style-name="Table104.A2" office:value-type="string">
            <text:p text:style-name="P45">RW</text:p>
          </table:table-cell>
          <table:table-cell table:style-name="Table104.A2" office:value-type="string">
            <text:p text:style-name="P53">0</text:p>
          </table:table-cell>
          <table:table-cell table:style-name="Table104.A2" office:value-type="string">
            <text:p text:style-name="P52">DMA Cache Enable. When set, the local DPRAM cache DMA_Descriptor is enabled</text:p>
          </table:table-cell>
          <table:table-cell table:style-name="Table104.F2" office:value-type="string">
            <text:p text:style-name="P52"/>
          </table:table-cell>
        </table:table-row>
        <table:table-row>
          <table:table-cell table:style-name="Table104.A2" office:value-type="string">
            <text:p text:style-name="P45">[28]</text:p>
          </table:table-cell>
          <table:table-cell table:style-name="Table104.A2" office:value-type="string">
            <text:p text:style-name="P45">idma_SUSPEND</text:p>
          </table:table-cell>
          <table:table-cell table:style-name="Table104.A2" office:value-type="string">
            <text:p text:style-name="P45">RW</text:p>
          </table:table-cell>
          <table:table-cell table:style-name="Table104.A2" office:value-type="string">
            <text:p text:style-name="P45">0</text:p>
          </table:table-cell>
          <table:table-cell table:style-name="Table104.A2" office:value-type="string">
            <text:p text:style-name="P44">DMA Channel SUSPEND, while set the DMA activity is stopped and resumed while the control bit is reset.. </text:p>
          </table:table-cell>
          <table:table-cell table:style-name="Table104.F2" office:value-type="string">
            <text:p text:style-name="P52"/>
          </table:table-cell>
        </table:table-row>
        <table:table-row>
          <table:table-cell table:style-name="Table104.A2" office:value-type="string">
            <text:p text:style-name="P45">[29]</text:p>
          </table:table-cell>
          <table:table-cell table:style-name="Table104.A2" office:value-type="string">
            <text:p text:style-name="P45">idma_ABORT</text:p>
          </table:table-cell>
          <table:table-cell table:style-name="Table104.A2" office:value-type="string">
            <text:p text:style-name="P45">RW</text:p>
          </table:table-cell>
          <table:table-cell table:style-name="Table104.A2" office:value-type="string">
            <text:p text:style-name="P45">0</text:p>
          </table:table-cell>
          <table:table-cell table:style-name="Table104.A2" office:value-type="string">
            <text:p text:style-name="P44">The current DMA Channel activity is aborted. The Read process is immediately stopped but data already in the DPRAM buffer are written to the destination.</text:p>
            <text:p text:style-name="P193"><text:span text:style-name="T25">WARNING</text:span> <text:s/>This control shall be SET-RESET under software control.</text:p>
          </table:table-cell>
          <table:table-cell table:style-name="Table104.F2" office:value-type="string">
            <text:p text:style-name="P52"/>
          </table:table-cell>
        </table:table-row>
        <table:table-row>
          <table:table-cell table:style-name="Table104.A2" office:value-type="string">
            <text:p text:style-name="P45">[30]</text:p>
          </table:table-cell>
          <table:table-cell table:style-name="Table104.A2" office:value-type="string">
            <text:p text:style-name="P45">idma_KILL</text:p>
          </table:table-cell>
          <table:table-cell table:style-name="Table104.A2" office:value-type="string">
            <text:p text:style-name="P45">RW</text:p>
          </table:table-cell>
          <table:table-cell table:style-name="Table104.A2" office:value-type="string">
            <text:p text:style-name="P45">0</text:p>
          </table:table-cell>
          <table:table-cell table:style-name="Table104.A2" office:value-type="string">
            <text:p text:style-name="P44">The current DMA Channel activity is immediately stopped and data in the local DPRAM buffer are flushed.</text:p>
            <text:p text:style-name="P193"><text:span text:style-name="T25">WARNING</text:span> <text:s/>This control shall be SET-RESET under software control.</text:p>
          </table:table-cell>
          <table:table-cell table:style-name="Table104.F2" office:value-type="string">
            <text:p text:style-name="P52"/>
          </table:table-cell>
        </table:table-row>
        <table:table-row>
          <table:table-cell table:style-name="Table104.A21" office:value-type="string">
            <text:p text:style-name="P45">[31 </text:p>
          </table:table-cell>
          <table:table-cell table:style-name="Table104.A21" office:value-type="string">
            <text:p text:style-name="P45">idma_ENABLE</text:p>
          </table:table-cell>
          <table:table-cell table:style-name="Table104.A21" office:value-type="string">
            <text:p text:style-name="P45">RW</text:p>
          </table:table-cell>
          <table:table-cell table:style-name="Table104.A21" office:value-type="string">
            <text:p text:style-name="P45">0</text:p>
          </table:table-cell>
          <table:table-cell table:style-name="Table104.A21" office:value-type="string">
            <text:p text:style-name="P44">The DMA channel is enabled and ready to receive a <text:s/>1<text:span text:style-name="T9">st</text:span> load in the IDMA_XX_N_NDES Register (Start of chain). This global control also enable the chaining of following DMA_descriptor</text:p>
          </table:table-cell>
          <table:table-cell table:style-name="Table104.F21" office:value-type="string">
            <text:p text:style-name="P44"/>
          </table:table-cell>
        </table:table-row>
      </table:table>
      <text:p text:style-name="P144"/>
      <text:list xml:id="list35425047" text:continue-numbering="true" text:style-name="Outline">
        <text:list-item>
          <text:list>
            <text:list-item>
              <text:list>
                <text:list-item>
                  <text:h text:style-name="Heading_20_3" text:outline-level="3">IDMA_XX_N_NDES <text:s/>Register</text:h>
                </text:list-item>
              </text:list>
            </text:list-item>
          </text:list>
        </text:list-item>
      </text:list>
      <text:p text:style-name="Text_20_body_20_indent_5f_2">This register provides the address pointer of the next DMA_Descriptor. At the end of <text:s/>execution of the current IDMA process, this pointer will be used to fetch next DMA_Descriptor. <text:s/></text:p>
      <table:table table:name="Table106" table:style-name="Table106">
        <table:table-column table:style-name="Table106.A"/>
        <table:table-column table:style-name="Table106.B"/>
        <table:table-column table:style-name="Table106.C"/>
        <table:table-column table:style-name="Table106.D"/>
        <table:table-column table:style-name="Table106.E"/>
        <table:table-column table:style-name="Table106.F"/>
        <table:table-header-rows>
          <table:table-row>
            <table:table-cell table:style-name="Table106.A1" table:number-columns-spanned="2" office:value-type="string">
              <text:p text:style-name="P22">IDMA_RD_0_NDES</text:p>
              <text:p text:style-name="P19">IO_Bus : 0x904 - 0x907</text:p>
            </table:table-cell>
            <table:covered-table-cell/>
            <table:table-cell table:style-name="Table106.C1" table:number-columns-spanned="4" office:value-type="string">
              <text:p text:style-name="P23">IDMA RD_Engine #n Next DMA_Descriptor Pointer</text:p>
            </table:table-cell>
            <table:covered-table-cell/>
            <table:covered-table-cell/>
            <table:covered-table-cell/>
          </table:table-row>
        </table:table-header-rows>
        <table:table-row>
          <table:table-cell table:style-name="Table106.A2" office:value-type="string">
            <text:p text:style-name="P97">Bit[]</text:p>
          </table:table-cell>
          <table:table-cell table:style-name="Table106.A2" office:value-type="string">
            <text:p text:style-name="P97">Function</text:p>
          </table:table-cell>
          <table:table-cell table:style-name="Table106.A2" office:value-type="string">
            <text:p text:style-name="P97">R/W</text:p>
          </table:table-cell>
          <table:table-cell table:style-name="Table106.A2" office:value-type="string">
            <text:p text:style-name="P97">Reset</text:p>
          </table:table-cell>
          <table:table-cell table:style-name="Table106.A2" office:value-type="string">
            <text:p text:style-name="P96">Description</text:p>
          </table:table-cell>
          <table:table-cell table:style-name="Table106.F2" office:value-type="string">
            <text:p text:style-name="P96">Comments</text:p>
          </table:table-cell>
        </table:table-row>
        <table:table-row table:style-name="Table106.3">
          <table:table-cell table:style-name="Table106.A2" office:value-type="string">
            <text:p text:style-name="P53">[2:0]</text:p>
          </table:table-cell>
          <table:table-cell table:style-name="Table106.A2" office:value-type="string">
            <text:p text:style-name="P53">N_START</text:p>
          </table:table-cell>
          <table:table-cell table:style-name="Table106.A2" office:value-type="string">
            <text:p text:style-name="P45">RW</text:p>
          </table:table-cell>
          <table:table-cell table:style-name="Table106.A2" office:value-type="string">
            <text:p text:style-name="P53"/>
          </table:table-cell>
          <table:table-cell table:style-name="Table106.A2" office:value-type="string">
            <text:p text:style-name="P44">Next DMA Descriptor START Option. Determine how the DMA_Descriptor will begin its execution.</text:p>
          </table:table-cell>
          <table:table-cell table:style-name="Table106.F2" office:value-type="string">
            <text:p text:style-name="P52"/>
          </table:table-cell>
        </table:table-row>
        <table:table-row table:style-name="Table106.3">
          <table:table-cell table:style-name="Table106.A2" office:value-type="string">
            <text:p text:style-name="P53">[3]</text:p>
          </table:table-cell>
          <table:table-cell table:style-name="Table106.A2" office:value-type="string">
            <text:p text:style-name="P45">Reserved</text:p>
          </table:table-cell>
          <table:table-cell table:style-name="Table106.A2" office:value-type="string">
            <text:p text:style-name="P45">RW</text:p>
          </table:table-cell>
          <table:table-cell table:style-name="Table106.A2" office:value-type="string">
            <text:p text:style-name="P53"/>
          </table:table-cell>
          <table:table-cell table:style-name="Table106.A2" office:value-type="string">
            <text:p text:style-name="P52">Not used</text:p>
          </table:table-cell>
          <table:table-cell table:style-name="Table106.F2" office:value-type="string">
            <text:p text:style-name="P52"/>
          </table:table-cell>
        </table:table-row>
        <table:table-row table:style-name="Table106.3">
          <table:table-cell table:style-name="Table106.A2" office:value-type="string">
            <text:p text:style-name="P53">[4]</text:p>
          </table:table-cell>
          <table:table-cell table:style-name="Table106.A2" office:value-type="string">
            <text:p text:style-name="P45">C_LAST</text:p>
          </table:table-cell>
          <table:table-cell table:style-name="Table106.A2" office:value-type="string">
            <text:p text:style-name="P45">RW</text:p>
          </table:table-cell>
          <table:table-cell table:style-name="Table106.A2" office:value-type="string">
            <text:p text:style-name="P53"/>
          </table:table-cell>
          <table:table-cell table:style-name="Table106.A2" office:value-type="string">
            <text:p text:style-name="P44">Current DMA Descriptor LAST Indicator</text:p>
          </table:table-cell>
          <table:table-cell table:style-name="Table106.F2" office:value-type="string">
            <text:p text:style-name="P52"/>
          </table:table-cell>
        </table:table-row>
        <table:table-row>
          <table:table-cell table:style-name="Table106.A6" office:value-type="string">
            <text:p text:style-name="P45">[31:5]</text:p>
          </table:table-cell>
          <table:table-cell table:style-name="Table106.A6" office:value-type="string">
            <text:p text:style-name="P45">N_DMA_Desc[31:5]</text:p>
          </table:table-cell>
          <table:table-cell table:style-name="Table106.A6" office:value-type="string">
            <text:p text:style-name="P45">RW</text:p>
          </table:table-cell>
          <table:table-cell table:style-name="Table106.A6" office:value-type="string">
            <text:p text:style-name="P45"/>
          </table:table-cell>
          <table:table-cell table:style-name="Table106.A6" office:value-type="string">
            <text:p text:style-name="P44">Next DMA Descriptor SMEM address pointer</text:p>
          </table:table-cell>
          <table:table-cell table:style-name="Table106.F6" office:value-type="string">
            <text:p text:style-name="P44"/>
          </table:table-cell>
        </table:table-row>
      </table:table>
      <text:p text:style-name="P144"/>
      <text:list xml:id="list35429226" text:continue-numbering="true" text:style-name="Outline">
        <text:list-item>
          <text:list>
            <text:list-item>
              <text:list>
                <text:list-item>
                  <text:h text:style-name="Heading_20_3" text:outline-level="3">IDMA_XX_N_CDES <text:s/>Register</text:h>
                </text:list-item>
              </text:list>
            </text:list-item>
          </text:list>
        </text:list-item>
      </text:list>
      <text:p text:style-name="Text_20_body_20_indent_5f_2">This register provides the address pointer of the current (in progress) DMA_Descriptor. This register is a copy of previous one “IDMA_XX_N_NDES” while a new DMA_Descriptor is loaded.</text:p>
      <table:table table:name="Table107" table:style-name="Table107">
        <table:table-column table:style-name="Table107.A"/>
        <table:table-column table:style-name="Table107.B"/>
        <table:table-column table:style-name="Table107.C"/>
        <table:table-column table:style-name="Table107.D"/>
        <table:table-column table:style-name="Table107.E"/>
        <table:table-column table:style-name="Table107.F"/>
        <table:table-header-rows>
          <text:soft-page-break/>
          <table:table-row>
            <table:table-cell table:style-name="Table107.A1" table:number-columns-spanned="2" office:value-type="string">
              <text:p text:style-name="P22">IDMA_RD_0_CDES</text:p>
              <text:p text:style-name="P19">IO_Bus : 0x908 - 0x90B</text:p>
            </table:table-cell>
            <table:covered-table-cell/>
            <table:table-cell table:style-name="Table107.C1" table:number-columns-spanned="4" office:value-type="string">
              <text:p text:style-name="P23">IDMA RD_Engine #n Current DMA_Descriptor Pointer</text:p>
            </table:table-cell>
            <table:covered-table-cell/>
            <table:covered-table-cell/>
            <table:covered-table-cell/>
          </table:table-row>
        </table:table-header-rows>
        <table:table-row>
          <table:table-cell table:style-name="Table107.A2" office:value-type="string">
            <text:p text:style-name="P97">Bit[]</text:p>
          </table:table-cell>
          <table:table-cell table:style-name="Table107.A2" office:value-type="string">
            <text:p text:style-name="P97">Function</text:p>
          </table:table-cell>
          <table:table-cell table:style-name="Table107.A2" office:value-type="string">
            <text:p text:style-name="P97">R/W</text:p>
          </table:table-cell>
          <table:table-cell table:style-name="Table107.A2" office:value-type="string">
            <text:p text:style-name="P97">Reset</text:p>
          </table:table-cell>
          <table:table-cell table:style-name="Table107.A2" office:value-type="string">
            <text:p text:style-name="P96">Description</text:p>
          </table:table-cell>
          <table:table-cell table:style-name="Table107.F2" office:value-type="string">
            <text:p text:style-name="P96">Comments</text:p>
          </table:table-cell>
        </table:table-row>
        <table:table-row table:style-name="Table107.3">
          <table:table-cell table:style-name="Table107.A2" office:value-type="string">
            <text:p text:style-name="P53">[2:0]</text:p>
          </table:table-cell>
          <table:table-cell table:style-name="Table107.A2" office:value-type="string">
            <text:p text:style-name="P53">C_START</text:p>
          </table:table-cell>
          <table:table-cell table:style-name="Table107.A2" office:value-type="string">
            <text:p text:style-name="P45">R</text:p>
          </table:table-cell>
          <table:table-cell table:style-name="Table107.A2" office:value-type="string">
            <text:p text:style-name="P53"/>
          </table:table-cell>
          <table:table-cell table:style-name="Table107.A2" office:value-type="string">
            <text:p text:style-name="P44">Current DMA Descriptor START Option. Determine how the DMA_Descriptor has begun its execution.</text:p>
          </table:table-cell>
          <table:table-cell table:style-name="Table107.F2" office:value-type="string">
            <text:p text:style-name="P52"/>
          </table:table-cell>
        </table:table-row>
        <table:table-row table:style-name="Table107.3">
          <table:table-cell table:style-name="Table107.A2" office:value-type="string">
            <text:p text:style-name="P53">[3]</text:p>
          </table:table-cell>
          <table:table-cell table:style-name="Table107.A2" office:value-type="string">
            <text:p text:style-name="P45">Reserved</text:p>
          </table:table-cell>
          <table:table-cell table:style-name="Table107.A2" office:value-type="string">
            <text:p text:style-name="P45">R</text:p>
          </table:table-cell>
          <table:table-cell table:style-name="Table107.A2" office:value-type="string">
            <text:p text:style-name="P53"/>
          </table:table-cell>
          <table:table-cell table:style-name="Table107.A2" office:value-type="string">
            <text:p text:style-name="P52">Not used</text:p>
          </table:table-cell>
          <table:table-cell table:style-name="Table107.F2" office:value-type="string">
            <text:p text:style-name="P52"/>
          </table:table-cell>
        </table:table-row>
        <table:table-row table:style-name="Table107.3">
          <table:table-cell table:style-name="Table107.A2" office:value-type="string">
            <text:p text:style-name="P53">[4]</text:p>
          </table:table-cell>
          <table:table-cell table:style-name="Table107.A2" office:value-type="string">
            <text:p text:style-name="P45">C_LAST</text:p>
          </table:table-cell>
          <table:table-cell table:style-name="Table107.A2" office:value-type="string">
            <text:p text:style-name="P45">R</text:p>
          </table:table-cell>
          <table:table-cell table:style-name="Table107.A2" office:value-type="string">
            <text:p text:style-name="P53"/>
          </table:table-cell>
          <table:table-cell table:style-name="Table107.A2" office:value-type="string">
            <text:p text:style-name="P44">Useless</text:p>
          </table:table-cell>
          <table:table-cell table:style-name="Table107.F2" office:value-type="string">
            <text:p text:style-name="P52"/>
          </table:table-cell>
        </table:table-row>
        <table:table-row>
          <table:table-cell table:style-name="Table107.A6" office:value-type="string">
            <text:p text:style-name="P45">[31:5]</text:p>
          </table:table-cell>
          <table:table-cell table:style-name="Table107.A6" office:value-type="string">
            <text:p text:style-name="P45">C_DMA_Desc[31:5]</text:p>
          </table:table-cell>
          <table:table-cell table:style-name="Table107.A6" office:value-type="string">
            <text:p text:style-name="P45">R</text:p>
          </table:table-cell>
          <table:table-cell table:style-name="Table107.A6" office:value-type="string">
            <text:p text:style-name="P45"/>
          </table:table-cell>
          <table:table-cell table:style-name="Table107.A6" office:value-type="string">
            <text:p text:style-name="P44">Current DMA Descriptor SMEM address pointer</text:p>
          </table:table-cell>
          <table:table-cell table:style-name="Table107.F6" office:value-type="string">
            <text:p text:style-name="P44"/>
          </table:table-cell>
        </table:table-row>
      </table:table>
      <text:p text:style-name="P176"/>
      <text:list xml:id="list35434560" text:continue-numbering="true" text:style-name="Outline">
        <text:list-item>
          <text:list>
            <text:list-item>
              <text:list>
                <text:list-item>
                  <text:h text:style-name="Heading_20_3" text:outline-level="3">IDMA_XX_N_DCNT <text:s/>Register</text:h>
                </text:list-item>
              </text:list>
            </text:list-item>
          </text:list>
        </text:list-item>
      </text:list>
      <text:p text:style-name="Text_20_body_20_indent_5f_2">This register provides <text:s/>information on current DMA process. This includes the current DW word counter and complementary real-time status.</text:p>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header-rows>
          <table:table-row>
            <table:table-cell table:style-name="Table108.A1" table:number-columns-spanned="2" office:value-type="string">
              <text:p text:style-name="P22">IDMA_RD_0_DCNT</text:p>
              <text:p text:style-name="P19">IO_Bus : 0x90C - 0x90F</text:p>
            </table:table-cell>
            <table:covered-table-cell/>
            <table:table-cell table:style-name="Table108.C1" table:number-columns-spanned="4" office:value-type="string">
              <text:p text:style-name="P23">IDMA RD_Engine #n DMA DW Counter</text:p>
            </table:table-cell>
            <table:covered-table-cell/>
            <table:covered-table-cell/>
            <table:covered-table-cell/>
          </table:table-row>
        </table:table-header-rows>
        <table:table-row>
          <table:table-cell table:style-name="Table108.A2" office:value-type="string">
            <text:p text:style-name="P97">Bit[]</text:p>
          </table:table-cell>
          <table:table-cell table:style-name="Table108.A2" office:value-type="string">
            <text:p text:style-name="P97">Function</text:p>
          </table:table-cell>
          <table:table-cell table:style-name="Table108.A2" office:value-type="string">
            <text:p text:style-name="P97">R/W</text:p>
          </table:table-cell>
          <table:table-cell table:style-name="Table108.A2" office:value-type="string">
            <text:p text:style-name="P97">Reset</text:p>
          </table:table-cell>
          <table:table-cell table:style-name="Table108.A2" office:value-type="string">
            <text:p text:style-name="P96">Description</text:p>
          </table:table-cell>
          <table:table-cell table:style-name="Table108.F2" office:value-type="string">
            <text:p text:style-name="P96">Comments</text:p>
          </table:table-cell>
        </table:table-row>
        <table:table-row table:style-name="Table108.3">
          <table:table-cell table:style-name="Table108.A2" office:value-type="string">
            <text:p text:style-name="P53">[0]</text:p>
          </table:table-cell>
          <table:table-cell table:style-name="Table108.A2" office:value-type="string">
            <text:p text:style-name="P53">idma_Error_WRITE</text:p>
          </table:table-cell>
          <table:table-cell table:style-name="Table108.A2" office:value-type="string">
            <text:p text:style-name="P45">R</text:p>
          </table:table-cell>
          <table:table-cell table:style-name="Table108.A2" office:value-type="string">
            <text:p text:style-name="P53">0</text:p>
          </table:table-cell>
          <table:table-cell table:style-name="Table108.A2" office:value-type="string">
            <text:p text:style-name="P52">Status flag information </text:p>
          </table:table-cell>
          <table:table-cell table:style-name="Table108.F2" office:value-type="string">
            <text:p text:style-name="P52"/>
          </table:table-cell>
        </table:table-row>
        <table:table-row table:style-name="Table108.4">
          <table:table-cell table:style-name="Table108.A2" office:value-type="string">
            <text:p text:style-name="P53">[1]</text:p>
          </table:table-cell>
          <table:table-cell table:style-name="Table108.A2" office:value-type="string">
            <text:p text:style-name="P53">idma_Error_READ</text:p>
          </table:table-cell>
          <table:table-cell table:style-name="Table108.A2" office:value-type="string">
            <text:p text:style-name="P45">R</text:p>
          </table:table-cell>
          <table:table-cell table:style-name="Table108.A2" office:value-type="string">
            <text:p text:style-name="P53">0</text:p>
          </table:table-cell>
          <table:table-cell table:style-name="Table108.A2" office:value-type="string">
            <text:p text:style-name="P52">Status flag information </text:p>
          </table:table-cell>
          <table:table-cell table:style-name="Table108.F2" office:value-type="string">
            <text:p text:style-name="P52"/>
          </table:table-cell>
        </table:table-row>
        <table:table-row table:style-name="Table108.4">
          <table:table-cell table:style-name="Table108.A2" office:value-type="string">
            <text:p text:style-name="P53">[23:2]</text:p>
          </table:table-cell>
          <table:table-cell table:style-name="Table108.A2" office:value-type="string">
            <text:p text:style-name="P53">dma_WCNT[23:2]</text:p>
          </table:table-cell>
          <table:table-cell table:style-name="Table108.A2" office:value-type="string">
            <text:p text:style-name="P45">R</text:p>
          </table:table-cell>
          <table:table-cell table:style-name="Table108.A2" office:value-type="string">
            <text:p text:style-name="P53"/>
          </table:table-cell>
          <table:table-cell table:style-name="Table108.A2" office:value-type="string">
            <text:p text:style-name="P52">Current DMA DW word counter.</text:p>
          </table:table-cell>
          <table:table-cell table:style-name="Table108.F2" office:value-type="string">
            <text:p text:style-name="P52"/>
          </table:table-cell>
        </table:table-row>
        <table:table-row table:style-name="Table108.4">
          <table:table-cell table:style-name="Table108.A2" office:value-type="string">
            <text:p text:style-name="P53">[25:24]</text:p>
          </table:table-cell>
          <table:table-cell table:style-name="Table108.A2" office:value-type="string">
            <text:p text:style-name="P45">idma_FSM_RDCTL</text:p>
          </table:table-cell>
          <table:table-cell table:style-name="Table108.A2" office:value-type="string">
            <text:p text:style-name="P45">R</text:p>
          </table:table-cell>
          <table:table-cell table:style-name="Table108.A2" office:value-type="string">
            <text:p text:style-name="P53">00</text:p>
          </table:table-cell>
          <table:table-cell table:style-name="Table108.A2" office:value-type="string">
            <text:p text:style-name="P52">This 2-bit field provides current state information of the IDMA READ controller <text:s/>State Machine. <text:s/></text:p>
            <text:p text:style-name="P52"/>
            <table:table table:name="Table109" table:style-name="Table109">
              <table:table-column table:style-name="Table109.A"/>
              <table:table-column table:style-name="Table109.B"/>
              <table:table-row>
                <table:table-cell table:style-name="Table109.A1" office:value-type="string">
                  <text:p text:style-name="P110">00</text:p>
                </table:table-cell>
                <table:table-cell table:style-name="Table109.B1" office:value-type="string">
                  <text:p text:style-name="P109">Idle </text:p>
                </table:table-cell>
              </table:table-row>
              <table:table-row>
                <table:table-cell table:style-name="Table109.A2" office:value-type="string">
                  <text:p text:style-name="P110">01</text:p>
                </table:table-cell>
                <table:table-cell table:style-name="Table109.B2" office:value-type="string">
                  <text:p text:style-name="P109">READ Evaluate best OP</text:p>
                </table:table-cell>
              </table:table-row>
              <table:table-row>
                <table:table-cell table:style-name="Table109.A2" office:value-type="string">
                  <text:p text:style-name="P110">10</text:p>
                </table:table-cell>
                <table:table-cell table:style-name="Table109.B2" office:value-type="string">
                  <text:p text:style-name="P109">READ transaction running</text:p>
                </table:table-cell>
              </table:table-row>
              <table:table-row>
                <table:table-cell table:style-name="Table109.A2" office:value-type="string">
                  <text:p text:style-name="P110">11</text:p>
                </table:table-cell>
                <table:table-cell table:style-name="Table109.B2" office:value-type="string">
                  <text:p text:style-name="P109">READ process <text:s/>is terminated, Wait for end of WRITE process. Need to empty FIFO buffer.</text:p>
                </table:table-cell>
              </table:table-row>
            </table:table>
            <text:p text:style-name="P52"/>
          </table:table-cell>
          <table:table-cell table:style-name="Table108.F2" office:value-type="string">
            <text:p text:style-name="P52"/>
          </table:table-cell>
        </table:table-row>
        <table:table-row table:style-name="Table108.4">
          <table:table-cell table:style-name="Table108.A2" office:value-type="string">
            <text:p text:style-name="P53">[27:26]</text:p>
          </table:table-cell>
          <table:table-cell table:style-name="Table108.A2" office:value-type="string">
            <text:p text:style-name="P45">idma_FSM_WRCTL</text:p>
          </table:table-cell>
          <table:table-cell table:style-name="Table108.A2" office:value-type="string">
            <text:p text:style-name="P45">R</text:p>
          </table:table-cell>
          <table:table-cell table:style-name="Table108.A2" office:value-type="string">
            <text:p text:style-name="P53">00</text:p>
          </table:table-cell>
          <table:table-cell table:style-name="Table108.A2" office:value-type="string">
            <text:p text:style-name="P52">This 2-bit field provides current state information of the IDMA READ controller <text:s/>State Machine. <text:s/></text:p>
            <text:p text:style-name="P52"/>
            <table:table table:name="Table110" table:style-name="Table110">
              <table:table-column table:style-name="Table110.A"/>
              <table:table-column table:style-name="Table110.B"/>
              <table:table-row>
                <table:table-cell table:style-name="Table110.A1" office:value-type="string">
                  <text:p text:style-name="P110">00</text:p>
                </table:table-cell>
                <table:table-cell table:style-name="Table110.B1" office:value-type="string">
                  <text:p text:style-name="P109">Idle </text:p>
                </table:table-cell>
              </table:table-row>
              <table:table-row>
                <table:table-cell table:style-name="Table110.A2" office:value-type="string">
                  <text:p text:style-name="P110">01</text:p>
                </table:table-cell>
                <table:table-cell table:style-name="Table110.B2" office:value-type="string">
                  <text:p text:style-name="P109">WRITE Evaluate best OP</text:p>
                </table:table-cell>
              </table:table-row>
              <table:table-row>
                <table:table-cell table:style-name="Table110.A2" office:value-type="string">
                  <text:p text:style-name="P110">10</text:p>
                </table:table-cell>
                <table:table-cell table:style-name="Table110.B2" office:value-type="string">
                  <text:p text:style-name="P109">WRITE transaction running</text:p>
                </table:table-cell>
              </table:table-row>
              <table:table-row>
                <table:table-cell table:style-name="Table110.A2" office:value-type="string">
                  <text:p text:style-name="P110">11</text:p>
                </table:table-cell>
                <table:table-cell table:style-name="Table110.B2" office:value-type="string">
                  <text:p text:style-name="P109">WRITE process <text:s/>is terminated.</text:p>
                </table:table-cell>
              </table:table-row>
            </table:table>
            <text:p text:style-name="P52"/>
          </table:table-cell>
          <table:table-cell table:style-name="Table108.F2" office:value-type="string">
            <text:p text:style-name="P52"/>
          </table:table-cell>
        </table:table-row>
        <table:table-row table:style-name="Table108.4">
          <table:table-cell table:style-name="Table108.A2" office:value-type="string">
            <text:p text:style-name="P53">[28]</text:p>
          </table:table-cell>
          <table:table-cell table:style-name="Table108.A2" office:value-type="string">
            <text:p text:style-name="P53">Reserved</text:p>
          </table:table-cell>
          <table:table-cell table:style-name="Table108.A2" office:value-type="string">
            <text:p text:style-name="P45">R</text:p>
          </table:table-cell>
          <table:table-cell table:style-name="Table108.A2" office:value-type="string">
            <text:p text:style-name="P53"/>
          </table:table-cell>
          <table:table-cell table:style-name="Table108.A2" office:value-type="string">
            <text:p text:style-name="P52">Not used</text:p>
          </table:table-cell>
          <table:table-cell table:style-name="Table108.F2" office:value-type="string">
            <text:p text:style-name="P52"/>
          </table:table-cell>
        </table:table-row>
        <table:table-row>
          <table:table-cell table:style-name="Table108.A9" office:value-type="string">
            <text:p text:style-name="P45">[31:29]</text:p>
          </table:table-cell>
          <table:table-cell table:style-name="Table108.A9" office:value-type="string">
            <text:p text:style-name="P53">idma_STATUS[2:0]</text:p>
          </table:table-cell>
          <table:table-cell table:style-name="Table108.A9" office:value-type="string">
            <text:p text:style-name="P45">R</text:p>
          </table:table-cell>
          <table:table-cell table:style-name="Table108.A9" office:value-type="string">
            <text:p text:style-name="P53">000</text:p>
          </table:table-cell>
          <table:table-cell table:style-name="Table108.A9" office:value-type="string">
            <text:p text:style-name="P130">Real-time DMA operation status </text:p>
            <text:p text:style-name="P52"/>
            <table:table table:name="Table111" table:style-name="Table111">
              <table:table-column table:style-name="Table111.A"/>
              <table:table-column table:style-name="Table111.B"/>
              <table:table-row>
                <table:table-cell table:style-name="Table111.A1" office:value-type="string">
                  <text:p text:style-name="P110">000</text:p>
                </table:table-cell>
                <table:table-cell table:style-name="Table111.B1" office:value-type="string">
                  <text:p text:style-name="P109">Idle </text:p>
                </table:table-cell>
              </table:table-row>
              <table:table-row>
                <table:table-cell table:style-name="Table111.A2" office:value-type="string">
                  <text:p text:style-name="P110">001</text:p>
                </table:table-cell>
                <table:table-cell table:style-name="Table111.B2" office:value-type="string">
                  <text:p text:style-name="P109">1<text:span text:style-name="T9">st</text:span> DMA_Descriptor on wait ... </text:p>
                </table:table-cell>
              </table:table-row>
              <table:table-row>
                <table:table-cell table:style-name="Table111.A2" office:value-type="string">
                  <text:p text:style-name="P110">010</text:p>
                </table:table-cell>
                <table:table-cell table:style-name="Table111.B2" office:value-type="string">
                  <text:p text:style-name="P109">DMA In Progress (Running even Descriptor)</text:p>
                </table:table-cell>
              </table:table-row>
              <table:table-row>
                <table:table-cell table:style-name="Table111.A2" office:value-type="string">
                  <text:p text:style-name="P110">011</text:p>
                </table:table-cell>
                <table:table-cell table:style-name="Table111.B2" office:value-type="string">
                  <text:p text:style-name="P109">DMA In Progress (Running odd <text:s/>Descriptor)</text:p>
                </table:table-cell>
              </table:table-row>
              <table:table-row>
                <table:table-cell table:style-name="Table111.A2" office:value-type="string">
                  <text:p text:style-name="P110">100</text:p>
                </table:table-cell>
                <table:table-cell table:style-name="Table111.B2" office:value-type="string">
                  <text:p text:style-name="P109">DMA Ended OK.</text:p>
                </table:table-cell>
              </table:table-row>
              <table:table-row>
                <table:table-cell table:style-name="Table111.A2" office:value-type="string">
                  <text:p text:style-name="P110"><text:soft-page-break/>101</text:p>
                </table:table-cell>
                <table:table-cell table:style-name="Table111.B2" office:value-type="string">
                  <text:p text:style-name="P109">DMA Ended KILL/ABORT.</text:p>
                </table:table-cell>
              </table:table-row>
              <table:table-row>
                <table:table-cell table:style-name="Table111.A2" office:value-type="string">
                  <text:p text:style-name="P110">110</text:p>
                </table:table-cell>
                <table:table-cell table:style-name="Table111.B2" office:value-type="string">
                  <text:p text:style-name="P109">DMA Ended ERROR_Read/Write.</text:p>
                </table:table-cell>
              </table:table-row>
              <table:table-row>
                <table:table-cell table:style-name="Table111.A2" office:value-type="string">
                  <text:p text:style-name="P110">111</text:p>
                </table:table-cell>
                <table:table-cell table:style-name="Table111.B2" office:value-type="string">
                  <text:p text:style-name="P109">DMA Ended ERROR with out of range SMEM addressing</text:p>
                </table:table-cell>
              </table:table-row>
            </table:table>
            <text:p text:style-name="P52"/>
          </table:table-cell>
          <table:table-cell table:style-name="Table108.F9" office:value-type="string">
            <text:p text:style-name="P44"/>
          </table:table-cell>
        </table:table-row>
      </table:table>
      <text:p text:style-name="P144"/>
      <text:list xml:id="list35414780" text:continue-numbering="true" text:style-name="Outline">
        <text:list-item>
          <text:list>
            <text:list-item>
              <text:list>
                <text:list-item>
                  <text:h text:style-name="Heading_20_3" text:outline-level="3"><text:s/>DMA_Descriptor Element</text:h>
                </text:list-item>
              </text:list>
            </text:list-item>
          </text:list>
        </text:list-item>
      </text:list>
      <text:p text:style-name="Text_20_body_20_indent_5f_2">The <text:s/>DMA Engines (READ and WRITE) executes chained list of DMA_Descriptor. Each DMA_Descriptor owns a complete sub DMA operation description. Same chained list of <text:s/>DMA_Descriptor can be executed by the Read and Write Engine. The DMA Engines fetch and executes only <text:s/>DMA_Descriptor located in the Shared Memory ( 256 to 1024 MBytes)</text:p>
      <text:p text:style-name="Text_20_body_20_indent_5f_2">Each <text:s/>DMA_Descriptor is composed of eight consecutive 32-bit words (32 Bytes) aligned on 32 Bytes boundary. The first six DW are only read by the DMA engines and the 7<text:span text:style-name="T9">th</text:span> and 8<text:span text:style-name="T9">th</text:span> DW can also be write back with update to the SMEM Memory.</text:p>
      <text:p text:style-name="Text_20_body_20_indent_5f_1"><text:tab/><text:tab/>DW_0 <text:tab/>: Main Control</text:p>
      <text:p text:style-name="Text_20_body_20_indent_5f_1"><text:tab/><text:tab/>DW_1<text:tab/>: Word Counter and Address Management</text:p>
      <text:p text:style-name="Text_20_body_20_indent_5f_1"><text:tab/><text:tab/>DW_2<text:tab/>: Shared Memory Address <text:s/>pointer.</text:p>
      <text:p text:style-name="Text_20_body_20_indent_5f_1"><text:tab/><text:tab/>DW_3<text:tab/>: Next Descriptor Address pointer.</text:p>
      <text:p text:style-name="Text_20_body_20_indent_5f_1"><text:tab/><text:tab/>DW_4<text:tab/>: External Address Low pointer.</text:p>
      <text:p text:style-name="Text_20_body_20_indent_5f_1"><text:tab/><text:tab/>DW_5<text:tab/>: External Address High pointer.</text:p>
      <text:p text:style-name="Text_20_body_20_indent_5f_1"><text:tab/><text:tab/>DW_6 <text:tab/>: Signature and Time Stamping UPDATE </text:p>
      <text:p text:style-name="Text_20_body_20_indent_5f_1"><text:tab/><text:tab/>DW_7<text:tab/>: 32-bit Time stamping from Global Timer UPDATE (c.f VME64X Interface) <text:s/></text:p>
      <text:p text:style-name="Text_20_body_20_indent_5f_1"/>
      <text:p text:style-name="Text_20_body_20_indent_5f_1">Following table provides complete <text:s/>DMA_Descriptor description.</text:p>
      <table:table table:name="Table112" table:style-name="Table112">
        <table:table-column table:style-name="Table112.A"/>
        <table:table-column table:style-name="Table112.B"/>
        <table:table-column table:style-name="Table112.C"/>
        <table:table-column table:style-name="Table112.D"/>
        <table:table-column table:style-name="Table112.E"/>
        <table:table-header-rows>
          <table:table-row>
            <table:table-cell table:style-name="Table112.A1" office:value-type="string">
              <text:p text:style-name="P21">Ass.</text:p>
            </table:table-cell>
            <table:table-cell table:style-name="Table112.A1" office:value-type="string">
              <text:p text:style-name="P21">Name</text:p>
            </table:table-cell>
            <table:table-cell table:style-name="Table112.A1" office:value-type="string">
              <text:p text:style-name="P21">Description</text:p>
            </table:table-cell>
            <table:table-cell table:style-name="Table112.A1" office:value-type="string">
              <text:p text:style-name="P21">Comments</text:p>
            </table:table-cell>
            <table:table-cell table:style-name="Table112.E1" office:value-type="string">
              <text:p text:style-name="P21">Note</text:p>
            </table:table-cell>
          </table:table-row>
        </table:table-header-rows>
        <table:table-row>
          <table:table-cell table:style-name="Table112.A2" table:number-columns-spanned="5" office:value-type="string">
            <text:p text:style-name="P86">DW_0 <text:s/>Main Engine Control </text:p>
          </table:table-cell>
          <table:covered-table-cell/>
          <table:covered-table-cell/>
          <table:covered-table-cell/>
          <table:covered-table-cell/>
        </table:table-row>
        <table:table-row>
          <table:table-cell table:style-name="Table112.A3" office:value-type="string">
            <text:p text:style-name="P68">0 : &lt;0&gt;</text:p>
          </table:table-cell>
          <table:table-cell table:style-name="Table112.A3" office:value-type="string">
            <text:p text:style-name="P72">ext_Port</text:p>
          </table:table-cell>
          <table:table-cell table:style-name="Table112.A3" office:value-type="string">
            <text:p text:style-name="P68">Select <text:s/>the DMA DIRECT Port </text:p>
            <text:p text:style-name="P68"/>
            <table:table table:name="Table113" table:style-name="Table113">
              <table:table-column table:style-name="Table113.A"/>
              <table:table-column table:style-name="Table113.B"/>
              <table:table-header-rows>
                <table:table-row>
                  <table:table-cell table:style-name="Table113.A1" office:value-type="string">
                    <text:p text:style-name="P8">0</text:p>
                  </table:table-cell>
                  <table:table-cell table:style-name="Table113.B1" office:value-type="string">
                    <text:p text:style-name="P9">Normal, Central SWITCH port</text:p>
                  </table:table-cell>
                </table:table-row>
              </table:table-header-rows>
              <table:table-row>
                <table:table-cell table:style-name="Table113.A2" office:value-type="string">
                  <text:p text:style-name="P8">1</text:p>
                </table:table-cell>
                <table:table-cell table:style-name="Table113.B2" office:value-type="string">
                  <text:p text:style-name="P9">DIRECT Port</text:p>
                </table:table-cell>
              </table:table-row>
            </table:table>
            <text:p text:style-name="P164"/>
          </table:table-cell>
          <table:table-cell table:style-name="Table112.A3" office:value-type="string">
            <text:p text:style-name="P68">Only available for IDMA Channel #0</text:p>
          </table:table-cell>
          <table:table-cell table:style-name="Table112.A2" office:value-type="string">
            <text:p text:style-name="P68"/>
          </table:table-cell>
        </table:table-row>
        <table:table-row>
          <table:table-cell table:style-name="Table112.A3" office:value-type="string">
            <text:p text:style-name="P68">0 : &lt;2:1&gt;</text:p>
          </table:table-cell>
          <table:table-cell table:style-name="Table112.A3" office:value-type="string">
            <text:p text:style-name="P72">ext_ADD_Mode[1:0]</text:p>
          </table:table-cell>
          <table:table-cell table:style-name="Table112.A3" office:value-type="string">
            <text:p text:style-name="P68">External Address (64-bit) <text:s/>Address Control. This 2-bit field support :</text:p>
            <text:p text:style-name="P68"/>
            <table:table table:name="Table114" table:style-name="Table114">
              <table:table-column table:style-name="Table114.A"/>
              <table:table-column table:style-name="Table114.B"/>
              <table:table-header-rows>
                <table:table-row>
                  <table:table-cell table:style-name="Table114.A1" office:value-type="string">
                    <text:p text:style-name="P8">00</text:p>
                  </table:table-cell>
                  <table:table-cell table:style-name="Table114.B1" office:value-type="string">
                    <text:p text:style-name="P9">Normal Update.</text:p>
                  </table:table-cell>
                </table:table-row>
              </table:table-header-rows>
              <table:table-row>
                <table:table-cell table:style-name="Table114.A2" office:value-type="string">
                  <text:p text:style-name="P8">01</text:p>
                </table:table-cell>
                <table:table-cell table:style-name="Table114.B2" office:value-type="string">
                  <text:p text:style-name="P9">No Update. Previous ext_ADD[63:2] is used as the new address pointer</text:p>
                </table:table-cell>
              </table:table-row>
              <table:table-row>
                <table:table-cell table:style-name="Table114.A2" office:value-type="string">
                  <text:p text:style-name="P58">10</text:p>
                </table:table-cell>
                <table:table-cell table:style-name="Table114.B2" office:value-type="string">
                  <text:p text:style-name="P9">No_Increment. (with normal Update)</text:p>
                </table:table-cell>
              </table:table-row>
              <table:table-row>
                <table:table-cell table:style-name="Table114.A2" office:value-type="string">
                  <text:p text:style-name="P58">1x</text:p>
                </table:table-cell>
                <table:table-cell table:style-name="Table114.B2" office:value-type="string">
                  <text:p text:style-name="P9">Reserved</text:p>
                </table:table-cell>
              </table:table-row>
            </table:table>
            <text:p text:style-name="P164"><text:soft-page-break/></text:p>
          </table:table-cell>
          <table:table-cell table:style-name="Table112.A3" office:value-type="string">
            <text:p text:style-name="P68">The No_Increment <text:s/>Mode supports FIFO based interface read-out.</text:p>
          </table:table-cell>
          <table:table-cell table:style-name="Table112.A2" office:value-type="string">
            <text:p text:style-name="P68"/>
          </table:table-cell>
        </table:table-row>
        <table:table-row>
          <table:table-cell table:style-name="Table112.A3" office:value-type="string">
            <text:p text:style-name="P68">0 : &lt;3&gt;</text:p>
          </table:table-cell>
          <table:table-cell table:style-name="Table112.A3" office:value-type="string">
            <text:p text:style-name="P68"><text:s/><text:span text:style-name="T25">ext_DMAERR </text:span></text:p>
          </table:table-cell>
          <table:table-cell table:style-name="Table112.A3" office:value-type="string">
            <text:p text:style-name="P68">External DMA <text:s/>Error Bypass</text:p>
            <text:p text:style-name="P68"/>
            <table:table table:name="Table115" table:style-name="Table115">
              <table:table-column table:style-name="Table115.A"/>
              <table:table-column table:style-name="Table115.B"/>
              <table:table-header-rows>
                <table:table-row>
                  <table:table-cell table:style-name="Table115.A1" office:value-type="string">
                    <text:p text:style-name="P8">0</text:p>
                  </table:table-cell>
                  <table:table-cell table:style-name="Table115.B1" office:value-type="string">
                    <text:p text:style-name="P46">Abort current Operation, Finish current write data and stop the DMA chaining</text:p>
                  </table:table-cell>
                </table:table-row>
              </table:table-header-rows>
              <table:table-row>
                <table:table-cell table:style-name="Table115.A2" office:value-type="string">
                  <text:p text:style-name="P8">1</text:p>
                </table:table-cell>
                <table:table-cell table:style-name="Table115.B2" office:value-type="string">
                  <text:p text:style-name="P46">+ Continue with next DMA_Descriptor</text:p>
                </table:table-cell>
              </table:table-row>
            </table:table>
            <text:p text:style-name="P164"/>
          </table:table-cell>
          <table:table-cell table:style-name="Table112.A3" office:value-type="string">
            <text:p text:style-name="P68"/>
          </table:table-cell>
          <table:table-cell table:style-name="Table112.A2" office:value-type="string">
            <text:p text:style-name="P68"/>
          </table:table-cell>
        </table:table-row>
        <table:table-row>
          <table:table-cell table:style-name="Table112.A3" office:value-type="string">
            <text:p text:style-name="P68">0 : &lt;4&gt;</text:p>
          </table:table-cell>
          <table:table-cell table:style-name="Table112.A3" office:value-type="string">
            <text:p text:style-name="P72">ext_SNOOP</text:p>
          </table:table-cell>
          <table:table-cell table:style-name="Table112.A3" office:value-type="string">
            <text:p text:style-name="P68">PCI Express Target Memory Snooping Enable / Disable. Defined by the PCI Express specification.</text:p>
          </table:table-cell>
          <table:table-cell table:style-name="Table112.A3" office:value-type="string">
            <text:p text:style-name="P68">Used to control the Cache coherency policy</text:p>
          </table:table-cell>
          <table:table-cell table:style-name="Table112.A2" office:value-type="string">
            <text:p text:style-name="P68"/>
          </table:table-cell>
        </table:table-row>
        <table:table-row table:style-name="Table112.7">
          <table:table-cell table:style-name="Table112.A3" office:value-type="string">
            <text:p text:style-name="P68">0 : &lt;5&gt;</text:p>
          </table:table-cell>
          <table:table-cell table:style-name="Table112.A3" office:value-type="string">
            <text:p text:style-name="P72">ext_RELAX</text:p>
          </table:table-cell>
          <table:table-cell table:style-name="Table112.A3" office:value-type="string">
            <text:p text:style-name="P68">PCI Express Relax ordering. READ transaction tagged with ext_RELAX are authorized to pass pending WRITE. Defined by the PCI Express specification.</text:p>
          </table:table-cell>
          <table:table-cell table:style-name="Table112.A3" office:value-type="string">
            <text:p text:style-name="P68">Refer to PCI Express 2.0 Specification.</text:p>
          </table:table-cell>
          <table:table-cell table:style-name="Table112.A2" office:value-type="string">
            <text:p text:style-name="P68"/>
          </table:table-cell>
        </table:table-row>
        <table:table-row>
          <table:table-cell table:style-name="Table112.A3" office:value-type="string">
            <text:p text:style-name="P68">0 : &lt;7:6&gt;</text:p>
          </table:table-cell>
          <table:table-cell table:style-name="Table112.A3" office:value-type="string">
            <text:p text:style-name="P72">ext_AT[1:0]</text:p>
          </table:table-cell>
          <table:table-cell table:style-name="Table112.A3" office:value-type="string">
            <text:p text:style-name="P68">PCI Express Address Translation Mode. Defined by the PCI Express specification.</text:p>
          </table:table-cell>
          <table:table-cell table:style-name="Table112.A3" office:value-type="string">
            <text:p text:style-name="P68">Refer to PCI Express 2.0 Specification.</text:p>
          </table:table-cell>
          <table:table-cell table:style-name="Table112.A2" office:value-type="string">
            <text:p text:style-name="P68"/>
          </table:table-cell>
        </table:table-row>
        <table:table-row>
          <table:table-cell table:style-name="Table112.A3" office:value-type="string">
            <text:p text:style-name="P68">0 : &lt;9:8&gt;</text:p>
          </table:table-cell>
          <table:table-cell table:style-name="Table112.A3" office:value-type="string">
            <text:p text:style-name="P72">smem_ADD_Mode[1:0]</text:p>
          </table:table-cell>
          <table:table-cell table:style-name="Table112.A3" office:value-type="string">
            <text:p text:style-name="P68">Shared Memory Address Mode. This 2-bit field select the Shared Memory Address Pointer <text:s/>update operation.</text:p>
            <text:p text:style-name="P68"/>
            <table:table table:name="Table116" table:style-name="Table116">
              <table:table-column table:style-name="Table116.A"/>
              <table:table-column table:style-name="Table116.B"/>
              <table:table-header-rows>
                <table:table-row>
                  <table:table-cell table:style-name="Table116.A1" office:value-type="string">
                    <text:p text:style-name="P8">00</text:p>
                  </table:table-cell>
                  <table:table-cell table:style-name="Table116.B1" office:value-type="string">
                    <text:p text:style-name="P9">Normal Update. smem_ADD[31:2] is used as the new pointer</text:p>
                  </table:table-cell>
                </table:table-row>
              </table:table-header-rows>
              <table:table-row>
                <table:table-cell table:style-name="Table116.A2" office:value-type="string">
                  <text:p text:style-name="P8">01</text:p>
                </table:table-cell>
                <table:table-cell table:style-name="Table116.B2" office:value-type="string">
                  <text:p text:style-name="P9">No_Update. The smem_ADD[31:2] is not used. Current value, usually defined by previous DMA_Descriptor</text:p>
                </table:table-cell>
              </table:table-row>
              <table:table-row>
                <table:table-cell table:style-name="Table116.A2" office:value-type="string">
                  <text:p text:style-name="P58">10</text:p>
                </table:table-cell>
                <table:table-cell table:style-name="Table116.B2" office:value-type="string">
                  <text:p text:style-name="P9">Add_Update. The smem_ADD[31:2] is added to the current value. </text:p>
                </table:table-cell>
              </table:table-row>
              <table:table-row>
                <table:table-cell table:style-name="Table116.A2" office:value-type="string">
                  <text:p text:style-name="P58">1x</text:p>
                </table:table-cell>
                <table:table-cell table:style-name="Table116.B2" office:value-type="string">
                  <text:p text:style-name="P9">Reserved <text:s/></text:p>
                </table:table-cell>
              </table:table-row>
            </table:table>
            <text:p text:style-name="P164"/>
          </table:table-cell>
          <table:table-cell table:style-name="Table112.A3" office:value-type="string">
            <text:p text:style-name="P68">The <text:s/>No_Update mode allows to built/consume continuous data structure in the Shared Memory, with external non-continuous data.</text:p>
            <text:p text:style-name="P68"/>
            <text:p text:style-name="P68">The <text:s/>Add_Update mode allows to implement generic DMA_Descriptor <text:s/>for data collection. 1<text:span text:style-name="T9">st</text:span> element can define the start of data structure and subsequent with relative offset.</text:p>
          </table:table-cell>
          <table:table-cell table:style-name="Table112.A2" office:value-type="string">
            <text:p text:style-name="P68"/>
          </table:table-cell>
        </table:table-row>
        <table:table-row>
          <table:table-cell table:style-name="Table112.A3" office:value-type="string">
            <text:p text:style-name="P68">0 : &lt;11:10&gt;</text:p>
          </table:table-cell>
          <table:table-cell table:style-name="Table112.A3" office:value-type="string">
            <text:p text:style-name="P72">trig_OUTGEN</text:p>
          </table:table-cell>
          <table:table-cell table:style-name="Table112.A3" office:value-type="string">
            <text:p text:style-name="P68">This <text:s/>2-bit field selects the idma_TRIG_OUT[n] generation.</text:p>
            <text:p text:style-name="P68"/>
            <table:table table:name="Table117" table:style-name="Table117">
              <table:table-column table:style-name="Table117.A"/>
              <table:table-column table:style-name="Table117.B"/>
              <table:table-header-rows>
                <table:table-row>
                  <table:table-cell table:style-name="Table117.A1" office:value-type="string">
                    <text:p text:style-name="P8">00</text:p>
                  </table:table-cell>
                  <table:table-cell table:style-name="Table117.B1" office:value-type="string">
                    <text:p text:style-name="P9">No generation</text:p>
                  </table:table-cell>
                </table:table-row>
              </table:table-header-rows>
              <table:table-row>
                <table:table-cell table:style-name="Table117.A2" office:value-type="string">
                  <text:p text:style-name="P58">01</text:p>
                </table:table-cell>
                <table:table-cell table:style-name="Table117.B2" office:value-type="string">
                  <text:p text:style-name="P109">Reserved <text:s/></text:p>
                </table:table-cell>
              </table:table-row>
              <table:table-row>
                <table:table-cell table:style-name="Table117.A2" office:value-type="string">
                  <text:p text:style-name="P8">10</text:p>
                </table:table-cell>
                <table:table-cell table:style-name="Table117.B2" office:value-type="string">
                  <text:p text:style-name="P9">TRIG_OUT generated at Start of DMA_Descriptor execution .</text:p>
                </table:table-cell>
              </table:table-row>
              <table:table-row>
                <table:table-cell table:style-name="Table117.A2" office:value-type="string">
                  <text:p text:style-name="P58">11</text:p>
                </table:table-cell>
                <table:table-cell table:style-name="Table117.B2" office:value-type="string">
                  <text:p text:style-name="P9">TRIG_OUT generated at End of DMA_Descriptor execution .</text:p>
                </table:table-cell>
              </table:table-row>
            </table:table>
            <text:p text:style-name="P68"/>
          </table:table-cell>
          <table:table-cell table:style-name="Table112.A3" office:value-type="string">
            <text:p text:style-name="P68">Each Engine own its idma_TRIG_OUT[n] field encoding :</text:p>
            <text:p text:style-name="P183"/>
          </table:table-cell>
          <table:table-cell table:style-name="Table112.A2" office:value-type="string">
            <text:p text:style-name="P68"/>
          </table:table-cell>
        </table:table-row>
        <table:table-row>
          <table:table-cell table:style-name="Table112.A3" office:value-type="string">
            <text:p text:style-name="P68">0 : &lt;13:12&gt;</text:p>
          </table:table-cell>
          <table:table-cell table:style-name="Table112.A3" office:value-type="string">
            <text:p text:style-name="P72">Update_Mode[1:0]</text:p>
          </table:table-cell>
          <table:table-cell table:style-name="Table112.A3" office:value-type="string">
            <text:p text:style-name="P68">DMA_Descriptor Update Policy. <text:s/>This 2-bit field determines the related policy.</text:p>
            <text:p text:style-name="P68"/>
            <table:table table:name="Table118" table:style-name="Table118">
              <table:table-column table:style-name="Table118.A"/>
              <table:table-column table:style-name="Table118.B"/>
              <table:table-header-rows>
                <table:table-row>
                  <table:table-cell table:style-name="Table118.A1" office:value-type="string">
                    <text:p text:style-name="P8">00</text:p>
                  </table:table-cell>
                  <table:table-cell table:style-name="Table118.B1" office:value-type="string">
                    <text:p text:style-name="P9">No Update DMA Descriptor DW6&amp;7</text:p>
                  </table:table-cell>
                </table:table-row>
              </table:table-header-rows>
              <table:table-row>
                <table:table-cell table:style-name="Table118.A2" office:value-type="string">
                  <text:p text:style-name="P8">10</text:p>
                </table:table-cell>
                <table:table-cell table:style-name="Table118.B2" office:value-type="string">
                  <text:p text:style-name="P9">Update with :</text:p>
                  <text:p text:style-name="P194"><text:span text:style-name="T25">DW6</text:span> = Signature_ID[7:0] + Spare[7:0] + GTIM Low</text:p>
                  <text:p text:style-name="P194"><text:span text:style-name="T25">DW7</text:span> = <text:s text:c="2"/>GTIM High ( 1KHz)</text:p>
                </table:table-cell>
              </table:table-row>
              <table:table-row>
                <table:table-cell table:style-name="Table118.A2" office:value-type="string">
                  <text:p text:style-name="P58">11</text:p>
                </table:table-cell>
                <table:table-cell table:style-name="Table118.B2" office:value-type="string">
                  <text:p text:style-name="P9">Update with :</text:p>
                  <text:p text:style-name="P194"><text:span text:style-name="T25">DW6</text:span> = DMA_Error[3:0] + Signature_ID[7:0] <text:s/>+ <text:s/>WCNT[23:2] + DMA_Error[1:0] </text:p>
                  <text:p text:style-name="P194"><text:span text:style-name="T25">DW7</text:span> = <text:s text:c="2"/>GTIM High ( 1KHz)</text:p>
                </table:table-cell>
              </table:table-row>
              <table:table-row>
                <table:table-cell table:style-name="Table118.A2" office:value-type="string">
                  <text:p text:style-name="P58">01</text:p>
                </table:table-cell>
                <table:table-cell table:style-name="Table118.B2" office:value-type="string">
                  <text:p text:style-name="P9">Reserved</text:p>
                </table:table-cell>
              </table:table-row>
            </table:table>
            <text:p text:style-name="P164"/>
          </table:table-cell>
          <table:table-cell table:style-name="Table112.A3" office:value-type="string">
            <text:p text:style-name="P68">At the end of a DMA Descriptor execution, the two last DW of currently executed <text:s/>DMA Descriptor can be updated (write-back) with specific informations as :</text:p>
            <text:list xml:id="list35351249" text:style-name="L76">
              <text:list-item>
                <text:p text:style-name="P258">Global Time</text:p>
              </text:list-item>
              <text:list-item>
                <text:p text:style-name="P258">Current WNCT value</text:p>
              </text:list-item>
              <text:list-item>
                <text:p text:style-name="P258">DMA Error Status flag </text:p>
              </text:list-item>
            </text:list>
          </table:table-cell>
          <table:table-cell table:style-name="Table112.A2" office:value-type="string">
            <text:p text:style-name="P68"/>
          </table:table-cell>
        </table:table-row>
        <text:soft-page-break/>
        <table:table-row>
          <table:table-cell table:style-name="Table112.A3" office:value-type="string">
            <text:p text:style-name="P68">0 : &lt;15:14&gt;</text:p>
          </table:table-cell>
          <table:table-cell table:style-name="Table112.A3" office:value-type="string">
            <text:p text:style-name="P74">Interrupt_mode[1:0]</text:p>
          </table:table-cell>
          <table:table-cell table:style-name="Table112.A3" office:value-type="string">
            <text:p text:style-name="P68">Interruption generation control. This 2-bit field determines how/when related interrupt is issued.</text:p>
            <text:p text:style-name="P68"/>
            <table:table table:name="Table119" table:style-name="Table119">
              <table:table-column table:style-name="Table119.A"/>
              <table:table-column table:style-name="Table119.B"/>
              <table:table-header-rows>
                <table:table-row>
                  <table:table-cell table:style-name="Table119.A1" office:value-type="string">
                    <text:p text:style-name="P8">00</text:p>
                  </table:table-cell>
                  <table:table-cell table:style-name="Table119.B1" office:value-type="string">
                    <text:p text:style-name="P9">Interrupt disabled</text:p>
                  </table:table-cell>
                </table:table-row>
              </table:table-header-rows>
              <table:table-row>
                <table:table-cell table:style-name="Table119.A2" office:value-type="string">
                  <text:p text:style-name="P8">01</text:p>
                </table:table-cell>
                <table:table-cell table:style-name="Table119.B2" office:value-type="string">
                  <text:p text:style-name="P9">Interrupt End generated at start of execution of current DMA_Descriptor</text:p>
                </table:table-cell>
              </table:table-row>
              <table:table-row>
                <table:table-cell table:style-name="Table119.A2" office:value-type="string">
                  <text:p text:style-name="P58">10</text:p>
                </table:table-cell>
                <table:table-cell table:style-name="Table119.B2" office:value-type="string">
                  <text:p text:style-name="P9">Interrupt End generated at end of execution of current DMA_Descriptor.</text:p>
                </table:table-cell>
              </table:table-row>
              <table:table-row>
                <table:table-cell table:style-name="Table119.A2" office:value-type="string">
                  <text:p text:style-name="P58">11</text:p>
                </table:table-cell>
                <table:table-cell table:style-name="Table119.B2" office:value-type="string">
                  <text:p text:style-name="P9">Interrupt Error + End <text:s/>generated at end of execution of current DMA_Descriptor.</text:p>
                </table:table-cell>
              </table:table-row>
            </table:table>
            <text:p text:style-name="P68"/>
          </table:table-cell>
          <table:table-cell table:style-name="Table112.A3" office:value-type="string">
            <text:p text:style-name="P68">Interrupt can be programmed for each DMA_Descriptor. </text:p>
          </table:table-cell>
          <table:table-cell table:style-name="Table112.A2" office:value-type="string">
            <text:p text:style-name="P68"/>
          </table:table-cell>
        </table:table-row>
        <table:table-row>
          <table:table-cell table:style-name="Table112.A3" office:value-type="string">
            <text:p text:style-name="P53">0 : &lt;17:16&gt;</text:p>
          </table:table-cell>
          <table:table-cell table:style-name="Table112.A3" office:value-type="string">
            <text:p text:style-name="P55">ext_ADDBND[1:0]</text:p>
          </table:table-cell>
          <table:table-cell table:style-name="Table112.A3" office:value-type="string">
            <text:p text:style-name="P68">External SWITCH Boundary size. This 2-bit field shall specify address boundary crossing rule.</text:p>
            <text:p text:style-name="P128"/>
            <table:table table:name="Table120" table:style-name="Table120">
              <table:table-column table:style-name="Table120.A"/>
              <table:table-column table:style-name="Table120.B"/>
              <table:table-header-rows>
                <table:table-row>
                  <table:table-cell table:style-name="Table120.A1" office:value-type="string">
                    <text:p text:style-name="P10">00</text:p>
                  </table:table-cell>
                  <table:table-cell table:style-name="Table120.B1" office:value-type="string">
                    <text:p text:style-name="P11">4 KBytes (PCI Express rule)</text:p>
                  </table:table-cell>
                </table:table-row>
              </table:table-header-rows>
              <table:table-row>
                <table:table-cell table:style-name="Table120.A2" office:value-type="string">
                  <text:p text:style-name="P10">01</text:p>
                </table:table-cell>
                <table:table-cell table:style-name="Table120.B2" office:value-type="string">
                  <text:p text:style-name="P11">2 KBytes VME64x 2eVME+2eSST</text:p>
                </table:table-cell>
              </table:table-row>
              <table:table-row>
                <table:table-cell table:style-name="Table120.A2" office:value-type="string">
                  <text:p text:style-name="P59">10</text:p>
                </table:table-cell>
                <table:table-cell table:style-name="Table120.B2" office:value-type="string">
                  <text:p text:style-name="P11">1 KBytes VME MBLT/BLT64</text:p>
                </table:table-cell>
              </table:table-row>
              <table:table-row>
                <table:table-cell table:style-name="Table120.A2" office:value-type="string">
                  <text:p text:style-name="P59">11</text:p>
                </table:table-cell>
                <table:table-cell table:style-name="Table120.B2" office:value-type="string">
                  <text:p text:style-name="P11">256 Bytes VME BLT/BLT32</text:p>
                </table:table-cell>
              </table:table-row>
            </table:table>
            <text:p text:style-name="P165"/>
          </table:table-cell>
          <table:table-cell table:style-name="Table112.A3" office:value-type="string">
            <text:p text:style-name="P68">By default, PCI Express rule is selected. In case of limited field determined by the VME64X ext_Type[3:0] parameter, the <text:span text:style-name="T21">ext_ADDBND[1:0] field shall be set according.</text:span></text:p>
          </table:table-cell>
          <table:table-cell table:style-name="Table112.A2" office:value-type="string">
            <text:p text:style-name="P68"/>
          </table:table-cell>
        </table:table-row>
        <table:table-row>
          <table:table-cell table:style-name="Table112.A3" office:value-type="string">
            <text:p text:style-name="P53">0 : &lt;19:18&gt;</text:p>
          </table:table-cell>
          <table:table-cell table:style-name="Table112.A3" office:value-type="string">
            <text:p text:style-name="P55">ext_PSIZ[1:0]</text:p>
          </table:table-cell>
          <table:table-cell table:style-name="Table112.A3" office:value-type="string">
            <text:p text:style-name="P68">External SWITCH maximum Packet size. <text:s/></text:p>
            <text:p text:style-name="P127"/>
            <table:table table:name="Table121" table:style-name="Table121">
              <table:table-column table:style-name="Table121.A"/>
              <table:table-column table:style-name="Table121.B"/>
              <table:table-header-rows>
                <table:table-row>
                  <table:table-cell table:style-name="Table121.A1" office:value-type="string">
                    <text:p text:style-name="P8">00</text:p>
                  </table:table-cell>
                  <table:table-cell table:style-name="Table121.B1" office:value-type="string">
                    <text:p text:style-name="P9">128 Bytes</text:p>
                  </table:table-cell>
                </table:table-row>
              </table:table-header-rows>
              <table:table-row>
                <table:table-cell table:style-name="Table121.A2" office:value-type="string">
                  <text:p text:style-name="P8">01</text:p>
                </table:table-cell>
                <table:table-cell table:style-name="Table121.B2" office:value-type="string">
                  <text:p text:style-name="P9">256 Bytes</text:p>
                </table:table-cell>
              </table:table-row>
              <table:table-row>
                <table:table-cell table:style-name="Table121.A2" office:value-type="string">
                  <text:p text:style-name="P58">10</text:p>
                </table:table-cell>
                <table:table-cell table:style-name="Table121.B2" office:value-type="string">
                  <text:p text:style-name="P9">512 Bytes </text:p>
                </table:table-cell>
              </table:table-row>
              <table:table-row>
                <table:table-cell table:style-name="Table121.A2" office:value-type="string">
                  <text:p text:style-name="P58">11</text:p>
                </table:table-cell>
                <table:table-cell table:style-name="Table121.B2" office:value-type="string">
                  <text:p text:style-name="P9">1 KBytes</text:p>
                </table:table-cell>
              </table:table-row>
            </table:table>
            <text:p text:style-name="P164"/>
          </table:table-cell>
          <table:table-cell table:style-name="Table112.A3" office:value-type="string">
            <text:p text:style-name="P68">On actual INTEL/AMD chip-set implementation, the PCI Express, MAXPAYLOADSIZE is limited to 128 or 256 Bytes. This can have a bad impact on the PCI Express bandwidth performance.</text:p>
          </table:table-cell>
          <table:table-cell table:style-name="Table112.A2" office:value-type="string">
            <text:p text:style-name="P68"/>
          </table:table-cell>
        </table:table-row>
        <table:table-row>
          <table:table-cell table:style-name="Table112.A3" office:value-type="string">
            <text:p text:style-name="P68">0 : &lt;22:20&gt;</text:p>
          </table:table-cell>
          <table:table-cell table:style-name="Table112.A3" office:value-type="string">
            <text:p text:style-name="P69"><text:s/><text:span text:style-name="T25">ext_TC</text:span><text:span text:style-name="T20">[2:0]</text:span></text:p>
          </table:table-cell>
          <table:table-cell table:style-name="Table112.A3" office:value-type="string">
            <text:p text:style-name="P68">External PCI Express Traffic Class. Defined by the PCI Express specification. </text:p>
          </table:table-cell>
          <table:table-cell table:style-name="Table112.A3" office:value-type="string">
            <text:p text:style-name="P68">PCI Express QoS. Limited implementation. Need multi-VC ...</text:p>
          </table:table-cell>
          <table:table-cell table:style-name="Table112.A2" office:value-type="string">
            <text:p text:style-name="P68"/>
          </table:table-cell>
        </table:table-row>
        <table:table-row>
          <table:table-cell table:style-name="Table112.A3" office:value-type="string">
            <text:p text:style-name="P68">0:&lt;23&gt; <text:s text:c="4"/></text:p>
          </table:table-cell>
          <table:table-cell table:style-name="Table112.A3" office:value-type="string">
            <text:p text:style-name="P55">Reserved </text:p>
          </table:table-cell>
          <table:table-cell table:style-name="Table112.A3" office:value-type="string">
            <text:p text:style-name="P68">Not used</text:p>
          </table:table-cell>
          <table:table-cell table:style-name="Table112.A3" office:value-type="string">
            <text:p text:style-name="P68"/>
          </table:table-cell>
          <table:table-cell table:style-name="Table112.A2" office:value-type="string">
            <text:p text:style-name="P68"/>
          </table:table-cell>
        </table:table-row>
        <table:table-row>
          <table:table-cell table:style-name="Table112.A3" office:value-type="string">
            <text:p text:style-name="P68">0 : &lt;25:24&gt;</text:p>
          </table:table-cell>
          <table:table-cell table:style-name="Table112.A3" office:value-type="string">
            <text:p text:style-name="P74">max_OUT_RR</text:p>
          </table:table-cell>
          <table:table-cell table:style-name="Table112.A3" office:value-type="string">
            <text:p text:style-name="P68">Maximal Outstanding Read_Request (Only applicable for WR_Engine)</text:p>
            <text:p text:style-name="P127"/>
            <table:table table:name="Table122" table:style-name="Table122">
              <table:table-column table:style-name="Table122.A"/>
              <table:table-column table:style-name="Table122.B"/>
              <table:table-header-rows>
                <table:table-row>
                  <table:table-cell table:style-name="Table122.A1" office:value-type="string">
                    <text:p text:style-name="P8">00</text:p>
                  </table:table-cell>
                  <table:table-cell table:style-name="Table122.B1" office:value-type="string">
                    <text:p text:style-name="P9">1* Read_Request</text:p>
                  </table:table-cell>
                </table:table-row>
              </table:table-header-rows>
              <table:table-row>
                <table:table-cell table:style-name="Table122.A2" office:value-type="string">
                  <text:p text:style-name="P8">01</text:p>
                </table:table-cell>
                <table:table-cell table:style-name="Table122.B2" office:value-type="string">
                  <text:p text:style-name="P9">2* Read_Request</text:p>
                </table:table-cell>
              </table:table-row>
              <table:table-row>
                <table:table-cell table:style-name="Table122.A2" office:value-type="string">
                  <text:p text:style-name="P58">10</text:p>
                </table:table-cell>
                <table:table-cell table:style-name="Table122.B2" office:value-type="string">
                  <text:p text:style-name="P9">3* Read_Request</text:p>
                </table:table-cell>
              </table:table-row>
              <table:table-row>
                <table:table-cell table:style-name="Table122.A2" office:value-type="string">
                  <text:p text:style-name="P58">11</text:p>
                </table:table-cell>
                <table:table-cell table:style-name="Table122.B2" office:value-type="string">
                  <text:p text:style-name="P9">4* Read_Request (To be verified)</text:p>
                </table:table-cell>
              </table:table-row>
            </table:table>
            <text:p text:style-name="P164"/>
          </table:table-cell>
          <table:table-cell table:style-name="Table112.A3" office:value-type="string">
            <text:p text:style-name="P68">Allow to control, per DMA Descriptor, <text:s/>the Read_Request pipeline depth.</text:p>
            <text:p text:style-name="P68">Remote Host System memory read will require pipeline on Read_Request (multiple issued) to optimize the PCI Express performance </text:p>
          </table:table-cell>
          <table:table-cell table:style-name="Table112.A2" office:value-type="string">
            <text:p text:style-name="P68"/>
          </table:table-cell>
        </table:table-row>
        <table:table-row>
          <table:table-cell table:style-name="Table112.A3" office:value-type="string">
            <text:p text:style-name="P68">0 : &lt;31:26&gt;</text:p>
          </table:table-cell>
          <table:table-cell table:style-name="Table112.A3" office:value-type="string">
            <text:p text:style-name="P69"><text:s/>Reserved</text:p>
          </table:table-cell>
          <table:table-cell table:style-name="Table112.A3" office:value-type="string">
            <text:p text:style-name="P68">Not used</text:p>
          </table:table-cell>
          <table:table-cell table:style-name="Table112.A3" office:value-type="string">
            <text:p text:style-name="P68"/>
          </table:table-cell>
          <table:table-cell table:style-name="Table112.A2" office:value-type="string">
            <text:p text:style-name="P68"/>
          </table:table-cell>
        </table:table-row>
        <table:table-row>
          <table:table-cell table:style-name="Table112.A2" table:number-columns-spanned="5" office:value-type="string">
            <text:p text:style-name="P86">DW_1 <text:s/>Word Counter </text:p>
          </table:table-cell>
          <table:covered-table-cell/>
          <table:covered-table-cell/>
          <table:covered-table-cell/>
          <table:covered-table-cell/>
        </table:table-row>
        <table:table-row>
          <table:table-cell table:style-name="Table112.A3" office:value-type="string">
            <text:p text:style-name="P68">1 : &lt;1:0&gt;</text:p>
          </table:table-cell>
          <table:table-cell table:style-name="Table112.A3" office:value-type="string">
            <text:p text:style-name="P68"><text:s text:c="2"/>Reserved</text:p>
          </table:table-cell>
          <table:table-cell table:style-name="Table112.A3" office:value-type="string">
            <text:p text:style-name="P68">Not used, fixed to b”00”</text:p>
          </table:table-cell>
          <table:table-cell table:style-name="Table112.A3" office:value-type="string">
            <text:p text:style-name="P68">Only DW DMA count</text:p>
          </table:table-cell>
          <table:table-cell table:style-name="Table112.A2" office:value-type="string">
            <text:p text:style-name="P68"/>
          </table:table-cell>
        </table:table-row>
        <table:table-row>
          <table:table-cell table:style-name="Table112.A3" office:value-type="string">
            <text:p text:style-name="P68">1 : &lt;23:2&gt;</text:p>
          </table:table-cell>
          <table:table-cell table:style-name="Table112.A3" office:value-type="string">
            <text:p text:style-name="P72">dma_WCNT</text:p>
          </table:table-cell>
          <table:table-cell table:style-name="Table112.A3" office:value-type="string">
            <text:p text:style-name="P68">DMA Size. 22-bit DW counter allowing to built <text:s/>DMA operation over 16 MBytes – 4.</text:p>
          </table:table-cell>
          <table:table-cell table:style-name="Table112.A3" office:value-type="string">
            <text:p text:style-name="P68"/>
          </table:table-cell>
          <table:table-cell table:style-name="Table112.A2" office:value-type="string">
            <text:p text:style-name="P68"/>
          </table:table-cell>
        </table:table-row>
        <table:table-row>
          <table:table-cell table:style-name="Table112.A3" office:value-type="string">
            <text:p text:style-name="P68">1 : &lt;26:24&gt;</text:p>
          </table:table-cell>
          <table:table-cell table:style-name="Table112.A3" office:value-type="string">
            <text:p text:style-name="P72">SW_Agent</text:p>
          </table:table-cell>
          <table:table-cell table:style-name="Table112.A3" office:value-type="string">
            <text:p text:style-name="P68">Agent_SW Destination/Source Address</text:p>
            <text:p text:style-name="P127"/>
            <table:table table:name="Table8" table:style-name="Table8">
              <table:table-column table:style-name="Table8.A"/>
              <table:table-column table:style-name="Table8.B"/>
              <table:table-header-rows>
                <table:table-row>
                  <table:table-cell table:style-name="Table8.A1" office:value-type="string">
                    <text:p text:style-name="P8"><text:soft-page-break/>000</text:p>
                  </table:table-cell>
                  <table:table-cell table:style-name="Table8.B1" office:value-type="string">
                    <text:p text:style-name="P9">PCI Express EP</text:p>
                  </table:table-cell>
                </table:table-row>
              </table:table-header-rows>
              <table:table-row>
                <table:table-cell table:style-name="Table8.A2" office:value-type="string">
                  <text:p text:style-name="P8">001</text:p>
                </table:table-cell>
                <table:table-cell table:style-name="Table8.B2" office:value-type="string">
                  <text:p text:style-name="P9">VM64X</text:p>
                </table:table-cell>
              </table:table-row>
              <table:table-row>
                <table:table-cell table:style-name="Table8.A2" office:value-type="string">
                  <text:p text:style-name="P58">010</text:p>
                </table:table-cell>
                <table:table-cell table:style-name="Table8.B2" office:value-type="string">
                  <text:p text:style-name="P9">DDR2 Shared Memory</text:p>
                </table:table-cell>
              </table:table-row>
              <table:table-row>
                <table:table-cell table:style-name="Table8.A2" office:value-type="string">
                  <text:p text:style-name="P58">011</text:p>
                </table:table-cell>
                <table:table-cell table:style-name="Table8.B2" office:value-type="string">
                  <text:p text:style-name="P9">USER </text:p>
                </table:table-cell>
              </table:table-row>
              <table:table-row>
                <table:table-cell table:style-name="Table8.A2" office:value-type="string">
                  <text:p text:style-name="P58">1xx</text:p>
                </table:table-cell>
                <table:table-cell table:style-name="Table8.B2" office:value-type="string">
                  <text:p text:style-name="P9">Reserved</text:p>
                </table:table-cell>
              </table:table-row>
            </table:table>
            <text:p text:style-name="P68"/>
          </table:table-cell>
          <table:table-cell table:style-name="Table112.A3" office:value-type="string">
            <text:p text:style-name="P68">For READ_Engine, defines the Agent_SW Destination. </text:p>
            <text:p text:style-name="P68"/>
            <text:p text:style-name="P68">For WRITE_Engine, defines the Agent_SW Source. </text:p>
          </table:table-cell>
          <table:table-cell table:style-name="Table112.A2" office:value-type="string">
            <text:p text:style-name="P68"/>
          </table:table-cell>
        </table:table-row>
        <table:table-row>
          <table:table-cell table:style-name="Table112.A3" office:value-type="string">
            <text:p text:style-name="P68">1 : &lt;27&gt;</text:p>
          </table:table-cell>
          <table:table-cell table:style-name="Table112.A3" office:value-type="string">
            <text:p text:style-name="P68">Reserved</text:p>
          </table:table-cell>
          <table:table-cell table:style-name="Table112.A3" office:value-type="string">
            <text:p text:style-name="P68">Reserved for larger Central_SW implementation </text:p>
          </table:table-cell>
          <table:table-cell table:style-name="Table112.A3" office:value-type="string">
            <text:p text:style-name="P68">PEV_1100 implement a 4-ports Central_SW. </text:p>
          </table:table-cell>
          <table:table-cell table:style-name="Table112.A2" office:value-type="string">
            <text:p text:style-name="P68"/>
          </table:table-cell>
        </table:table-row>
        <table:table-row>
          <table:table-cell table:style-name="Table112.A3" office:value-type="string">
            <text:p text:style-name="P68">1 : &lt;31:28&gt;</text:p>
          </table:table-cell>
          <table:table-cell table:style-name="Table112.A3" office:value-type="string">
            <text:p text:style-name="P72">Ext_Type[3:0]</text:p>
          </table:table-cell>
          <table:table-cell table:style-name="Table112.A3" office:value-type="string">
            <text:p text:style-name="P68">Agent_SW Destination Address TYPE, used to encode specific addressing mode </text:p>
          </table:table-cell>
          <table:table-cell table:style-name="Table112.A3" office:value-type="string">
            <text:p text:style-name="P68">i.e VME AM</text:p>
          </table:table-cell>
          <table:table-cell table:style-name="Table112.A2" office:value-type="string">
            <text:p text:style-name="P68"/>
          </table:table-cell>
        </table:table-row>
        <table:table-row>
          <table:table-cell table:style-name="Table112.A2" table:number-columns-spanned="5" office:value-type="string">
            <text:p text:style-name="P86">DW_2 <text:s/>Shared Memory Address Pointer </text:p>
          </table:table-cell>
          <table:covered-table-cell/>
          <table:covered-table-cell/>
          <table:covered-table-cell/>
          <table:covered-table-cell/>
        </table:table-row>
        <table:table-row table:style-name="Table112.26">
          <table:table-cell table:style-name="Table112.A3" office:value-type="string">
            <text:p text:style-name="P68">2 : &lt;1:0&gt;</text:p>
          </table:table-cell>
          <table:table-cell table:style-name="Table112.A3" office:value-type="string">
            <text:p text:style-name="P72">smem_RQoS[1:0]</text:p>
          </table:table-cell>
          <table:table-cell table:style-name="Table112.A3" office:value-type="string">
            <text:p text:style-name="P68">Local SMEM Read maximum <text:s/>burst size. </text:p>
            <text:p text:style-name="P127"/>
            <table:table table:name="Table123" table:style-name="Table123">
              <table:table-column table:style-name="Table123.A"/>
              <table:table-column table:style-name="Table123.B"/>
              <table:table-header-rows>
                <table:table-row>
                  <table:table-cell table:style-name="Table123.A1" office:value-type="string">
                    <text:p text:style-name="P8">00</text:p>
                  </table:table-cell>
                  <table:table-cell table:style-name="Table123.B1" office:value-type="string">
                    <text:p text:style-name="P9">2 KBytes</text:p>
                  </table:table-cell>
                </table:table-row>
              </table:table-header-rows>
              <table:table-row>
                <table:table-cell table:style-name="Table123.A2" office:value-type="string">
                  <text:p text:style-name="P8">01</text:p>
                </table:table-cell>
                <table:table-cell table:style-name="Table123.B2" office:value-type="string">
                  <text:p text:style-name="P9">1 KBytes</text:p>
                </table:table-cell>
              </table:table-row>
              <table:table-row>
                <table:table-cell table:style-name="Table123.A2" office:value-type="string">
                  <text:p text:style-name="P58">10</text:p>
                </table:table-cell>
                <table:table-cell table:style-name="Table123.B2" office:value-type="string">
                  <text:p text:style-name="P9">512 Bytes </text:p>
                </table:table-cell>
              </table:table-row>
              <table:table-row>
                <table:table-cell table:style-name="Table123.A2" office:value-type="string">
                  <text:p text:style-name="P58">11</text:p>
                </table:table-cell>
                <table:table-cell table:style-name="Table123.B2" office:value-type="string">
                  <text:p text:style-name="P9">256 Bytes </text:p>
                </table:table-cell>
              </table:table-row>
            </table:table>
            <text:p text:style-name="P164"/>
          </table:table-cell>
          <table:table-cell table:style-name="Table112.A3" office:value-type="string">
            <text:p text:style-name="P68">Capability to limit the READ bursting size.</text:p>
          </table:table-cell>
          <table:table-cell table:style-name="Table112.A2" office:value-type="string">
            <text:p text:style-name="P68"/>
          </table:table-cell>
        </table:table-row>
        <table:table-row>
          <table:table-cell table:style-name="Table112.A3" office:value-type="string">
            <text:p text:style-name="P68">2 : &lt;31:2&gt;</text:p>
          </table:table-cell>
          <table:table-cell table:style-name="Table112.A3" office:value-type="string">
            <text:p text:style-name="P72">smem_ADD[31:2]</text:p>
          </table:table-cell>
          <table:table-cell table:style-name="Table112.A3" office:value-type="string">
            <text:p text:style-name="P68">Shared Memory Address Pointer </text:p>
          </table:table-cell>
          <table:table-cell table:style-name="Table112.A3" office:value-type="string">
            <text:p text:style-name="P68">This field can also be used </text:p>
          </table:table-cell>
          <table:table-cell table:style-name="Table112.A2" office:value-type="string">
            <text:p text:style-name="P68"/>
          </table:table-cell>
        </table:table-row>
        <table:table-row>
          <table:table-cell table:style-name="Table112.A2" table:number-columns-spanned="5" office:value-type="string">
            <text:p text:style-name="P86">DW_3 <text:s/>Next DMA_Descriptor Pointer</text:p>
          </table:table-cell>
          <table:covered-table-cell/>
          <table:covered-table-cell/>
          <table:covered-table-cell/>
          <table:covered-table-cell/>
        </table:table-row>
        <table:table-row>
          <table:table-cell table:style-name="Table112.A3" office:value-type="string">
            <text:p text:style-name="P68">3: &lt;2:0&gt;</text:p>
          </table:table-cell>
          <table:table-cell table:style-name="Table112.A3" office:value-type="string">
            <text:p text:style-name="P72">Start_Mode[2:0]</text:p>
          </table:table-cell>
          <table:table-cell table:style-name="Table112.A3" office:value-type="string">
            <text:p text:style-name="P68">Current DMA Descriptor Execution Start. This 3-bit field defined the execution beginning of current DMA Descriptor.</text:p>
            <text:p text:style-name="P68"/>
            <table:table table:name="Table124" table:style-name="Table124">
              <table:table-column table:style-name="Table124.A"/>
              <table:table-column table:style-name="Table124.B"/>
              <table:table-header-rows>
                <table:table-row>
                  <table:table-cell table:style-name="Table124.A1" office:value-type="string">
                    <text:p text:style-name="P8">000</text:p>
                  </table:table-cell>
                  <table:table-cell table:style-name="Table124.B1" office:value-type="string">
                    <text:p text:style-name="P9">Immediate Execution.</text:p>
                  </table:table-cell>
                </table:table-row>
              </table:table-header-rows>
              <table:table-row>
                <table:table-cell table:style-name="Table124.A2" office:value-type="string">
                  <text:p text:style-name="P8">001</text:p>
                </table:table-cell>
                <table:table-cell table:style-name="Table124.B2" office:value-type="string">
                  <text:p text:style-name="P9">Wait on next Global Time synchronization </text:p>
                </table:table-cell>
              </table:table-row>
              <table:table-row>
                <table:table-cell table:style-name="Table124.A2" office:value-type="string">
                  <text:p text:style-name="P8">010</text:p>
                </table:table-cell>
                <table:table-cell table:style-name="Table124.B2" office:value-type="string">
                  <text:p text:style-name="P9">Wait on GPIO Event #1 (To be defined) </text:p>
                </table:table-cell>
              </table:table-row>
              <table:table-row>
                <table:table-cell table:style-name="Table124.A2" office:value-type="string">
                  <text:p text:style-name="P8">011</text:p>
                </table:table-cell>
                <table:table-cell table:style-name="Table124.B2" office:value-type="string">
                  <text:p text:style-name="P9">Wait on GPIO Event #2 (To be defined) </text:p>
                </table:table-cell>
              </table:table-row>
              <table:table-row>
                <table:table-cell table:style-name="Table124.A2" office:value-type="string">
                  <text:p text:style-name="P8">100</text:p>
                </table:table-cell>
                <table:table-cell table:style-name="Table124.B2" office:value-type="string">
                  <text:p text:style-name="P9">Wait on local <text:s/>DMA Trigger_IN #1 event <text:s/>or if Trigger_PIPE_Enable= '1', wait on</text:p>
                  <text:list xml:id="list35355863" text:style-name="L77">
                    <text:list-item>
                      <text:p text:style-name="P264">Trigger_PIPE_CNT <text:s/>/= ”000000” for RD_Engine</text:p>
                    </text:list-item>
                    <text:list-item>
                      <text:p text:style-name="P264">Trigger_PIPE_CNT <text:s/>&lt;= ”100000” for WR_Engine</text:p>
                    </text:list-item>
                  </text:list>
                </table:table-cell>
              </table:table-row>
              <table:table-row>
                <table:table-cell table:style-name="Table124.A2" office:value-type="string">
                  <text:p text:style-name="P58">101</text:p>
                </table:table-cell>
                <table:table-cell table:style-name="Table124.B2" office:value-type="string">
                  <text:p text:style-name="P9">Wait on local DMA Trigger_IN #2 event</text:p>
                </table:table-cell>
              </table:table-row>
              <table:table-row>
                <table:table-cell table:style-name="Table124.A2" office:value-type="string">
                  <text:p text:style-name="P58">110</text:p>
                </table:table-cell>
                <table:table-cell table:style-name="Table124.B2" office:value-type="string">
                  <text:p text:style-name="P9">Wait on local DMA Trigger_IN #3 event</text:p>
                </table:table-cell>
              </table:table-row>
              <table:table-row>
                <table:table-cell table:style-name="Table124.A2" office:value-type="string">
                  <text:p text:style-name="P58">111</text:p>
                </table:table-cell>
                <table:table-cell table:style-name="Table124.B2" office:value-type="string">
                  <text:p text:style-name="P9">Wait on local DMA Trigger_IN #4 event</text:p>
                </table:table-cell>
              </table:table-row>
            </table:table>
            <text:p text:style-name="P166"/>
          </table:table-cell>
          <table:table-cell table:style-name="Table112.A3" office:value-type="string">
            <text:p text:style-name="P68">While the current DMA_Descriptor is fetched, its execution start is conditioned by following field.</text:p>
            <text:p text:style-name="P68"/>
            <text:p text:style-name="P68">The Start Trigger on Global Timer TIC allows to define DMA Engine Descriptor chain attached to this particular event.</text:p>
            <text:p text:style-name="P68"/>
            <text:p text:style-name="P68">GPIO Events, #1, #2 are reserved for external trigger condition defined in the USER area.</text:p>
            <text:p text:style-name="P68"/>
            <text:p text:style-name="P68">The local DMA Trigger #1,2,3,4 are controlled directly by the DMA Engine. </text:p>
          </table:table-cell>
          <table:table-cell table:style-name="Table112.A2" office:value-type="string">
            <text:p text:style-name="P68"/>
          </table:table-cell>
        </table:table-row>
        <table:table-row table:style-name="Table112.30">
          <table:table-cell table:style-name="Table112.A3" office:value-type="string">
            <text:p text:style-name="P68">3: &lt;3&gt;</text:p>
          </table:table-cell>
          <table:table-cell table:style-name="Table112.A3" office:value-type="string">
            <text:p text:style-name="P68">Reserved</text:p>
          </table:table-cell>
          <table:table-cell table:style-name="Table112.A3" office:value-type="string">
            <text:p text:style-name="P68"/>
          </table:table-cell>
          <table:table-cell table:style-name="Table112.A3" office:value-type="string">
            <text:p text:style-name="P68"/>
          </table:table-cell>
          <table:table-cell table:style-name="Table112.A2" office:value-type="string">
            <text:p text:style-name="P68"/>
          </table:table-cell>
        </table:table-row>
        <table:table-row>
          <table:table-cell table:style-name="Table112.A3" office:value-type="string">
            <text:p text:style-name="P68">3: &lt;4&gt;</text:p>
          </table:table-cell>
          <table:table-cell table:style-name="Table112.A3" office:value-type="string">
            <text:p text:style-name="P72">Last_DESC</text:p>
          </table:table-cell>
          <table:table-cell table:style-name="Table112.A3" office:value-type="string">
            <text:p text:style-name="P68">Last Descriptor Execution. While set, the current DMA_Descriptor chain is stopped.</text:p>
            <text:p text:style-name="P68"/>
            <table:table table:name="Table125" table:style-name="Table125">
              <table:table-column table:style-name="Table125.A"/>
              <table:table-column table:style-name="Table125.B"/>
              <table:table-header-rows>
                <table:table-row>
                  <table:table-cell table:style-name="Table125.A1" office:value-type="string">
                    <text:p text:style-name="P8">0</text:p>
                  </table:table-cell>
                  <table:table-cell table:style-name="Table125.B1" office:value-type="string">
                    <text:p text:style-name="P9">Continue DMA Descriptor execution.</text:p>
                  </table:table-cell>
                </table:table-row>
              </table:table-header-rows>
              <table:table-row>
                <table:table-cell table:style-name="Table125.A2" office:value-type="string">
                  <text:p text:style-name="P58">1</text:p>
                </table:table-cell>
                <table:table-cell table:style-name="Table125.B2" office:value-type="string">
                  <text:p text:style-name="P9">Last DMA Descriptor, STOP after current execution</text:p>
                </table:table-cell>
              </table:table-row>
            </table:table>
            <text:p text:style-name="P166"/>
          </table:table-cell>
          <table:table-cell table:style-name="Table112.A3" office:value-type="string">
            <text:p text:style-name="P68"/>
          </table:table-cell>
          <table:table-cell table:style-name="Table112.A2" office:value-type="string">
            <text:p text:style-name="P68"/>
          </table:table-cell>
        </table:table-row>
        <table:table-row>
          <table:table-cell table:style-name="Table112.A3" office:value-type="string">
            <text:p text:style-name="P68">3: &lt;31:5&gt;</text:p>
          </table:table-cell>
          <table:table-cell table:style-name="Table112.A3" office:value-type="string">
            <text:p text:style-name="P72">Next_ADD</text:p>
          </table:table-cell>
          <table:table-cell table:style-name="Table112.A3" office:value-type="string">
            <text:p text:style-name="P68">Shared Memory Next DMA_Descriptor pointer</text:p>
          </table:table-cell>
          <table:table-cell table:style-name="Table112.A3" office:value-type="string">
            <text:p text:style-name="P68"/>
          </table:table-cell>
          <table:table-cell table:style-name="Table112.A2" office:value-type="string">
            <text:p text:style-name="P68"/>
          </table:table-cell>
        </table:table-row>
        <table:table-row>
          <table:table-cell table:style-name="Table112.A2" table:number-columns-spanned="5" office:value-type="string">
            <text:p text:style-name="P86">DW_4 <text:s/>External Low Address ( Address pointer to VME64x, PCI Express and USER Central_SW Agent)</text:p>
          </table:table-cell>
          <table:covered-table-cell/>
          <table:covered-table-cell/>
          <table:covered-table-cell/>
          <table:covered-table-cell/>
        </table:table-row>
        <text:soft-page-break/>
        <table:table-row>
          <table:table-cell table:style-name="Table112.A3" office:value-type="string">
            <text:p text:style-name="P68">4: &lt;1:0&gt;</text:p>
          </table:table-cell>
          <table:table-cell table:style-name="Table112.A3" office:value-type="string">
            <text:p text:style-name="P77">Reserved</text:p>
          </table:table-cell>
          <table:table-cell table:style-name="Table112.A3" office:value-type="string">
            <text:p text:style-name="P68"/>
          </table:table-cell>
          <table:table-cell table:style-name="Table112.A3" office:value-type="string">
            <text:p text:style-name="P68"/>
          </table:table-cell>
          <table:table-cell table:style-name="Table112.A2" office:value-type="string">
            <text:p text:style-name="P68"/>
          </table:table-cell>
        </table:table-row>
        <table:table-row table:style-name="Table112.35">
          <table:table-cell table:style-name="Table112.A3" office:value-type="string">
            <text:p text:style-name="P68">4: &lt;31:2&gt;</text:p>
          </table:table-cell>
          <table:table-cell table:style-name="Table112.A3" office:value-type="string">
            <text:p text:style-name="P72">Ext_ADD[31:2]</text:p>
          </table:table-cell>
          <table:table-cell table:style-name="Table112.A3" office:value-type="string">
            <text:p text:style-name="P68">LSB External <text:s/>Address Pointer </text:p>
          </table:table-cell>
          <table:table-cell table:style-name="Table112.A3" office:value-type="string">
            <text:p text:style-name="P68"/>
          </table:table-cell>
          <table:table-cell table:style-name="Table112.A2" office:value-type="string">
            <text:p text:style-name="P68"/>
          </table:table-cell>
        </table:table-row>
        <table:table-row>
          <table:table-cell table:style-name="Table112.A2" table:number-columns-spanned="5" office:value-type="string">
            <text:p text:style-name="P86">DW_5 <text:s/>External High Address ( Address pointer to VME64x, PCI Express and USER Central_SW Agent)</text:p>
          </table:table-cell>
          <table:covered-table-cell/>
          <table:covered-table-cell/>
          <table:covered-table-cell/>
          <table:covered-table-cell/>
        </table:table-row>
        <table:table-row>
          <table:table-cell table:style-name="Table112.A3" office:value-type="string">
            <text:p text:style-name="P68">5 : &lt;31:0&gt;</text:p>
          </table:table-cell>
          <table:table-cell table:style-name="Table112.A3" office:value-type="string">
            <text:p text:style-name="P72">Ext_ADD[63:32]</text:p>
          </table:table-cell>
          <table:table-cell table:style-name="Table112.A3" office:value-type="string">
            <text:p text:style-name="P68">MSB External Address pointer. </text:p>
          </table:table-cell>
          <table:table-cell table:style-name="Table112.A3" office:value-type="string">
            <text:p text:style-name="P68">The high address section is not incremented on Low Address roll-over. Software shall handle the 4 GBytes roll-over</text:p>
          </table:table-cell>
          <table:table-cell table:style-name="Table112.A2" office:value-type="string">
            <text:p text:style-name="P68"/>
          </table:table-cell>
        </table:table-row>
        <table:table-row>
          <table:table-cell table:style-name="Table112.A2" table:number-columns-spanned="5" office:value-type="string">
            <text:p text:style-name="P86">DW_6 <text:s/>Global Time</text:p>
          </table:table-cell>
          <table:covered-table-cell/>
          <table:covered-table-cell/>
          <table:covered-table-cell/>
          <table:covered-table-cell/>
        </table:table-row>
        <table:table-row>
          <table:table-cell table:style-name="Table112.A3" office:value-type="string">
            <text:p text:style-name="P68">6a: &lt;16:0&gt;</text:p>
          </table:table-cell>
          <table:table-cell table:style-name="Table112.A3" office:value-type="string">
            <text:p text:style-name="P72">G_Time_CNT2[16:0]</text:p>
          </table:table-cell>
          <table:table-cell table:style-name="Table112.A3" office:value-type="string">
            <text:p text:style-name="P68">High speed Global timer section, providing intra millisecond time information. Frequency/precision can be selected from 1, 5, 25 or 125 MHz.</text:p>
          </table:table-cell>
          <table:table-cell table:style-name="Table112.A3" office:value-type="string">
            <text:p text:style-name="P68">The precision selection is determined with control bits located in the VME64x section. </text:p>
          </table:table-cell>
          <table:table-cell table:style-name="Table112.A2" office:value-type="string">
            <text:p text:style-name="P68">(1)</text:p>
          </table:table-cell>
        </table:table-row>
        <table:table-row>
          <table:table-cell table:style-name="Table112.A3" office:value-type="string">
            <text:p text:style-name="P68">6a: &lt;23:17&gt;</text:p>
          </table:table-cell>
          <table:table-cell table:style-name="Table112.A3" office:value-type="string">
            <text:p text:style-name="P68">Reserved </text:p>
          </table:table-cell>
          <table:table-cell table:style-name="Table112.A3" office:value-type="string">
            <text:p text:style-name="P68">Not used </text:p>
          </table:table-cell>
          <table:table-cell table:style-name="Table112.A3" office:value-type="string">
            <text:p text:style-name="P68"/>
          </table:table-cell>
          <table:table-cell table:style-name="Table112.A2" office:value-type="string">
            <text:p text:style-name="P68"/>
          </table:table-cell>
        </table:table-row>
        <table:table-row>
          <table:table-cell table:style-name="Table112.A3" office:value-type="string">
            <text:p text:style-name="P68">6a : &lt;31:24&gt;</text:p>
          </table:table-cell>
          <table:table-cell table:style-name="Table112.A3" office:value-type="string">
            <text:p text:style-name="P72">Sequence_ID[7:0]</text:p>
          </table:table-cell>
          <table:table-cell table:style-name="Table112.A3" office:value-type="string">
            <text:p text:style-name="P68">This 8-bit field is read with the <text:s/>DMA_Descriptor fetch and write back, incremented by 1, <text:s/>at <text:s/>the end of the current DMA_Descriptor execution. </text:p>
          </table:table-cell>
          <table:table-cell table:style-name="Table112.A3" office:value-type="string">
            <text:p text:style-name="P68">Debugging facilities allowing to track the DMA_Descriptor execution. </text:p>
          </table:table-cell>
          <table:table-cell table:style-name="Table112.A2" office:value-type="string">
            <text:p text:style-name="P68"/>
          </table:table-cell>
        </table:table-row>
        <table:table-row>
          <table:table-cell table:style-name="Table112.A3" office:value-type="string">
            <text:p text:style-name="P68">6b: &lt;23:0&gt;</text:p>
          </table:table-cell>
          <table:table-cell table:style-name="Table112.A3" office:value-type="string">
            <text:p text:style-name="P72">Current_WCNT[23:0]</text:p>
          </table:table-cell>
          <table:table-cell table:style-name="Table112.A3" office:value-type="string">
            <text:p text:style-name="P68">Current word counter WCNT</text:p>
          </table:table-cell>
          <table:table-cell table:style-name="Table112.A3" office:value-type="string">
            <text:p text:style-name="P68"/>
          </table:table-cell>
          <table:table-cell table:style-name="Table112.A2" office:value-type="string">
            <text:p text:style-name="P68"/>
          </table:table-cell>
        </table:table-row>
        <table:table-row>
          <table:table-cell table:style-name="Table112.A3" office:value-type="string">
            <text:p text:style-name="P68">6b : &lt;31:24&gt;</text:p>
          </table:table-cell>
          <table:table-cell table:style-name="Table112.A3" office:value-type="string">
            <text:p text:style-name="P72">Sequence_ID[7:0]</text:p>
          </table:table-cell>
          <table:table-cell table:style-name="Table112.A3" office:value-type="string">
            <text:p text:style-name="P68">Idem as 6a</text:p>
          </table:table-cell>
          <table:table-cell table:style-name="Table112.A3" office:value-type="string">
            <text:p text:style-name="P68"/>
          </table:table-cell>
          <table:table-cell table:style-name="Table112.A2" office:value-type="string">
            <text:p text:style-name="P68"/>
          </table:table-cell>
        </table:table-row>
        <table:table-row>
          <table:table-cell table:style-name="Table112.A2" table:number-columns-spanned="5" office:value-type="string">
            <text:p text:style-name="P86">DW_7 <text:s/>Global Time 32-bit 1 [ms] synchronized</text:p>
          </table:table-cell>
          <table:covered-table-cell/>
          <table:covered-table-cell/>
          <table:covered-table-cell/>
          <table:covered-table-cell/>
        </table:table-row>
        <table:table-row>
          <table:table-cell table:style-name="Table112.A45" office:value-type="string">
            <text:p text:style-name="P68">7 : &lt;31:0&gt;</text:p>
          </table:table-cell>
          <table:table-cell table:style-name="Table112.A45" office:value-type="string">
            <text:p text:style-name="P72">G_Time_CNT1[31:0]</text:p>
          </table:table-cell>
          <table:table-cell table:style-name="Table112.A45" office:value-type="string">
            <text:p text:style-name="P68">32-bit Global Timer millisecond counter timer. At the end of the current DMA_Descriptor execution, a copy of the Global Timer is write back to the Shared Memory, at location of the original <text:s/></text:p>
          </table:table-cell>
          <table:table-cell table:style-name="Table112.A45" office:value-type="string">
            <text:p text:style-name="P68">The write-back capability to SMEM can be enabled/disabled with control field in 1<text:span text:style-name="T9">st</text:span> DW</text:p>
          </table:table-cell>
          <table:table-cell table:style-name="Table112.E45" office:value-type="string">
            <text:p text:style-name="P68">(1)</text:p>
          </table:table-cell>
        </table:table-row>
      </table:table>
      <text:p text:style-name="P174">Table <text:sequence text:ref-name="refTable30" text:name="Table" text:formula="ooow:Table+1" style:num-format="1">3.9</text:sequence>.: IDMA Descriptor Format</text:p>
      <text:p text:style-name="Text_20_body_20_indent_5f_1"/>
      <text:p text:style-name="Text_20_body_20_indent_5f_1"><text:tab/><text:tab/> </text:p>
      <text:list xml:id="list35417868" text:continue-list="list35414780" text:style-name="Outline">
        <text:list-item>
          <text:list>
            <text:list-item>
              <text:h text:style-name="P255" text:outline-level="2">USER CSR Resources</text:h>
            </text:list-item>
          </text:list>
        </text:list-item>
      </text:list>
      <text:p text:style-name="Text_20_body_20_indent_5f_1">The USER CSR Resources can be mapped on dual-port Interfaces <text:s text:c="2"/></text:p>
      <text:list xml:id="list20375836" text:style-name="L64">
        <text:list-item text:start-value="1">
          <text:p text:style-name="P279">IO_Bus 1 KBytes <text:s/>Device#4 (0xC00-0xFFF)</text:p>
        </text:list-item>
        <text:list-item>
          <text:p text:style-name="P279">Reserved, To be defined latter (On-chip micro-controller MicroBlaze or PPC440 for Virtex_5 Fx family)</text:p>
        </text:list-item>
      </text:list>
      <text:p text:style-name="Text_20_body_20_indent_5f_1">The USER CSR Registers &amp; Resources are implemented as default resources, primary used for test and verification. This default mapping can be replaced any time by custom specific implementation. <text:s/></text:p>
      <text:p text:style-name="Text_20_body_20_indent_5f_1"/>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29">Offset <text:s/>IO_BUS</text:p>
            </table:table-cell>
            <table:table-cell table:style-name="Table11.A1" office:value-type="string">
              <text:p text:style-name="P29">Size</text:p>
            </table:table-cell>
            <table:table-cell table:style-name="Table11.A1" office:value-type="string">
              <text:p text:style-name="P29">Register_Name</text:p>
            </table:table-cell>
            <table:table-cell table:style-name="Table11.A1" office:value-type="string">
              <text:p text:style-name="P29">Description</text:p>
            </table:table-cell>
            <table:table-cell table:style-name="Table11.E1" office:value-type="string">
              <text:p text:style-name="P29">Comments</text:p>
            </table:table-cell>
          </table:table-row>
        </table:table-header-rows>
        <table:table-row>
          <table:table-cell table:style-name="Table11.A2" office:value-type="string">
            <text:p text:style-name="P91">0xC00 - 0xC03</text:p>
          </table:table-cell>
          <table:table-cell table:style-name="Table11.A2" office:value-type="string">
            <text:p text:style-name="P92">0x4</text:p>
          </table:table-cell>
          <table:table-cell table:style-name="Table11.A2" office:value-type="string">
            <text:p text:style-name="P93">GPIO_A_OUT</text:p>
          </table:table-cell>
          <table:table-cell table:style-name="Table11.A2" office:value-type="string">
            <text:p text:style-name="P90">GPIO Group_A OUTPUT Register </text:p>
          </table:table-cell>
          <table:table-cell table:style-name="Table11.E2" office:value-type="string">
            <text:p text:style-name="P90"/>
          </table:table-cell>
        </table:table-row>
        <table:table-row>
          <table:table-cell table:style-name="Table11.A2" office:value-type="string">
            <text:p text:style-name="P91">0xC04 - 0xC07</text:p>
          </table:table-cell>
          <table:table-cell table:style-name="Table11.A2" office:value-type="string">
            <text:p text:style-name="P92">0x4</text:p>
          </table:table-cell>
          <table:table-cell table:style-name="Table11.A2" office:value-type="string">
            <text:p text:style-name="P93">GPIO_A_ENA</text:p>
          </table:table-cell>
          <table:table-cell table:style-name="Table11.A2" office:value-type="string">
            <text:p text:style-name="P90">GPIO Group_A TRI-STATE Register </text:p>
          </table:table-cell>
          <table:table-cell table:style-name="Table11.E2" office:value-type="string">
            <text:p text:style-name="P90"/>
          </table:table-cell>
        </table:table-row>
        <table:table-row>
          <table:table-cell table:style-name="Table11.A2" office:value-type="string">
            <text:p text:style-name="P91">0xC08 - 0xC0B</text:p>
          </table:table-cell>
          <table:table-cell table:style-name="Table11.A2" office:value-type="string">
            <text:p text:style-name="P92">0x4</text:p>
          </table:table-cell>
          <table:table-cell table:style-name="Table11.A2" office:value-type="string">
            <text:p text:style-name="P93">GPIO_A_IN</text:p>
          </table:table-cell>
          <table:table-cell table:style-name="Table11.A2" office:value-type="string">
            <text:p text:style-name="P90">GPIO Group_A INPUT Register </text:p>
          </table:table-cell>
          <table:table-cell table:style-name="Table11.E2" office:value-type="string">
            <text:p text:style-name="P90"/>
          </table:table-cell>
        </table:table-row>
        <table:table-row>
          <table:table-cell table:style-name="Table11.A2" office:value-type="string">
            <text:p text:style-name="P91">0xC0C - 0xC0F</text:p>
          </table:table-cell>
          <table:table-cell table:style-name="Table11.A2" office:value-type="string">
            <text:p text:style-name="P92">0x4</text:p>
          </table:table-cell>
          <table:table-cell table:style-name="Table11.A2" office:value-type="string">
            <text:p text:style-name="P93">Reserved</text:p>
          </table:table-cell>
          <table:table-cell table:style-name="Table11.A2" office:value-type="string">
            <text:p text:style-name="P90">Not implemented</text:p>
          </table:table-cell>
          <table:table-cell table:style-name="Table11.E2" office:value-type="string">
            <text:p text:style-name="P90"/>
          </table:table-cell>
        </table:table-row>
        <table:table-row>
          <table:table-cell table:style-name="Table11.A2" office:value-type="string">
            <text:p text:style-name="P91">0xC10 - 0xC13</text:p>
          </table:table-cell>
          <table:table-cell table:style-name="Table11.A2" office:value-type="string">
            <text:p text:style-name="P92">0x4</text:p>
          </table:table-cell>
          <table:table-cell table:style-name="Table11.A2" office:value-type="string">
            <text:p text:style-name="P93">GPIO_B_OUT</text:p>
          </table:table-cell>
          <table:table-cell table:style-name="Table11.A2" office:value-type="string">
            <text:p text:style-name="P90">GPIO Group_B OUTPUT Register </text:p>
          </table:table-cell>
          <table:table-cell table:style-name="Table11.E2" office:value-type="string">
            <text:p text:style-name="P90"/>
          </table:table-cell>
        </table:table-row>
        <table:table-row>
          <table:table-cell table:style-name="Table11.A2" office:value-type="string">
            <text:p text:style-name="P91">0xC14 - 0xC17</text:p>
          </table:table-cell>
          <table:table-cell table:style-name="Table11.A2" office:value-type="string">
            <text:p text:style-name="P92">0x4</text:p>
          </table:table-cell>
          <table:table-cell table:style-name="Table11.A2" office:value-type="string">
            <text:p text:style-name="P93">GPIO_B_ENA</text:p>
          </table:table-cell>
          <table:table-cell table:style-name="Table11.A2" office:value-type="string">
            <text:p text:style-name="P90">GPIO Group_B TRI-STATE Register </text:p>
          </table:table-cell>
          <table:table-cell table:style-name="Table11.E2" office:value-type="string">
            <text:p text:style-name="P90"/>
          </table:table-cell>
        </table:table-row>
        <table:table-row>
          <table:table-cell table:style-name="Table11.A2" office:value-type="string">
            <text:p text:style-name="P91">0xC18 - 0xC1B</text:p>
          </table:table-cell>
          <table:table-cell table:style-name="Table11.A2" office:value-type="string">
            <text:p text:style-name="P92">0x4</text:p>
          </table:table-cell>
          <table:table-cell table:style-name="Table11.A2" office:value-type="string">
            <text:p text:style-name="P93">GPIO_B_IN</text:p>
          </table:table-cell>
          <table:table-cell table:style-name="Table11.A2" office:value-type="string">
            <text:p text:style-name="P90">GPIO Group_B INPUT Register </text:p>
          </table:table-cell>
          <table:table-cell table:style-name="Table11.E2" office:value-type="string">
            <text:p text:style-name="P90"/>
          </table:table-cell>
        </table:table-row>
        <table:table-row>
          <table:table-cell table:style-name="Table11.A2" office:value-type="string">
            <text:p text:style-name="P91">0xC1C - 0xC7F</text:p>
          </table:table-cell>
          <table:table-cell table:style-name="Table11.A2" office:value-type="string">
            <text:p text:style-name="P92">0x64</text:p>
          </table:table-cell>
          <table:table-cell table:style-name="Table11.A2" office:value-type="string">
            <text:p text:style-name="P93">Reserved</text:p>
          </table:table-cell>
          <table:table-cell table:style-name="Table11.A2" office:value-type="string">
            <text:p text:style-name="P90">Not implemented</text:p>
          </table:table-cell>
          <table:table-cell table:style-name="Table11.E2" office:value-type="string">
            <text:p text:style-name="P90"/>
          </table:table-cell>
        </table:table-row>
        <table:table-row>
          <table:table-cell table:style-name="Table11.A2" office:value-type="string">
            <text:p text:style-name="P91">0xC80-0xC8F</text:p>
          </table:table-cell>
          <table:table-cell table:style-name="Table11.A2" office:value-type="string">
            <text:p text:style-name="P92">0x10</text:p>
          </table:table-cell>
          <table:table-cell table:style-name="Table11.A2" office:value-type="string">
            <text:p text:style-name="P93">USER_ITC</text:p>
          </table:table-cell>
          <table:table-cell table:style-name="Table11.A2" office:value-type="string">
            <text:p text:style-name="P90">USER ITC Interrupt Pending</text:p>
          </table:table-cell>
          <table:table-cell table:style-name="Table11.E2" office:value-type="string">
            <text:p text:style-name="P90">Refer to ITC chapter</text:p>
          </table:table-cell>
        </table:table-row>
        <table:table-row>
          <table:table-cell table:style-name="Table11.A2" office:value-type="string">
            <text:p text:style-name="P91">0xC90 - 0xF7F</text:p>
          </table:table-cell>
          <table:table-cell table:style-name="Table11.A2" office:value-type="string">
            <text:p text:style-name="P92">0x300</text:p>
          </table:table-cell>
          <table:table-cell table:style-name="Table11.A2" office:value-type="string">
            <text:p text:style-name="P93">Reserved</text:p>
          </table:table-cell>
          <table:table-cell table:style-name="Table11.A2" office:value-type="string">
            <text:p text:style-name="P90">Not implemented</text:p>
          </table:table-cell>
          <table:table-cell table:style-name="Table11.E2" office:value-type="string">
            <text:p text:style-name="P90"/>
          </table:table-cell>
        </table:table-row>
        <table:table-row>
          <table:table-cell table:style-name="Table11.A12" office:value-type="string">
            <text:p text:style-name="P91">0xF80 - 0xFFF</text:p>
          </table:table-cell>
          <table:table-cell table:style-name="Table11.A12" office:value-type="string">
            <text:p text:style-name="P92">0x80</text:p>
          </table:table-cell>
          <table:table-cell table:style-name="Table11.A12" office:value-type="string">
            <text:p text:style-name="P93">Signature_ROM</text:p>
          </table:table-cell>
          <table:table-cell table:style-name="Table11.A12" office:value-type="string">
            <text:p text:style-name="P90">Defined ROM area for software signature</text:p>
          </table:table-cell>
          <table:table-cell table:style-name="Table11.E12" office:value-type="string">
            <text:p text:style-name="P90"/>
          </table:table-cell>
        </table:table-row>
      </table:table>
      <text:p text:style-name="P200">Table <text:sequence text:ref-name="refTable31" text:name="Table" text:formula="ooow:Table+1" style:num-format="1">3.10</text:sequence>. : USER Register Description (Default)</text:p>
      <text:list xml:id="list35436151" text:continue-list="list35417868" text:style-name="Outline">
        <text:list-item>
          <text:list>
            <text:list-item>
              <text:list>
                <text:list-item>
                  <text:h text:style-name="Heading_20_3" text:outline-level="3">User GPIO_A Output Register</text:h>
                </text:list-item>
              </text:list>
            </text:list-item>
          </text:list>
        </text:list-item>
      </text:list>
      <text:p text:style-name="Text_20_body_20_indent_5f_2">This register allows to define the Output level on <text:s/>GPIO[32:1] ( Port_A)</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table:number-columns-spanned="2" office:value-type="string">
              <text:p text:style-name="P22">GPIO_A_OUT</text:p>
              <text:p text:style-name="P19">IO_Bus : 0xC00 - 0xC03</text:p>
            </table:table-cell>
            <table:covered-table-cell/>
            <table:table-cell table:style-name="Table14.C1" table:number-columns-spanned="4" office:value-type="string">
              <text:p text:style-name="P23">GPIO Group_A OUTPUT <text:s/>Register</text:p>
            </table:table-cell>
            <table:covered-table-cell/>
            <table:covered-table-cell/>
            <table:covered-table-cell/>
          </table:table-row>
        </table:table-header-rows>
        <table:table-row>
          <table:table-cell table:style-name="Table14.A2" office:value-type="string">
            <text:p text:style-name="P97">Bit[]</text:p>
          </table:table-cell>
          <table:table-cell table:style-name="Table14.A2" office:value-type="string">
            <text:p text:style-name="P97">Function</text:p>
          </table:table-cell>
          <table:table-cell table:style-name="Table14.A2" office:value-type="string">
            <text:p text:style-name="P97">R/W</text:p>
          </table:table-cell>
          <table:table-cell table:style-name="Table14.A2" office:value-type="string">
            <text:p text:style-name="P97">Reset</text:p>
          </table:table-cell>
          <table:table-cell table:style-name="Table14.A2" office:value-type="string">
            <text:p text:style-name="P96">Description</text:p>
          </table:table-cell>
          <table:table-cell table:style-name="Table14.F2" office:value-type="string">
            <text:p text:style-name="P96">Comments</text:p>
          </table:table-cell>
        </table:table-row>
        <table:table-row>
          <table:table-cell table:style-name="Table14.A3" office:value-type="string">
            <text:p text:style-name="P45">[31:0]</text:p>
          </table:table-cell>
          <table:table-cell table:style-name="Table14.A3" office:value-type="string">
            <text:p text:style-name="P45">GPIO_A_OUT[31:0]</text:p>
          </table:table-cell>
          <table:table-cell table:style-name="Table14.A3" office:value-type="string">
            <text:p text:style-name="P45">RW</text:p>
          </table:table-cell>
          <table:table-cell table:style-name="Table14.A3" office:value-type="string">
            <text:p text:style-name="P45">0</text:p>
          </table:table-cell>
          <table:table-cell table:style-name="Table14.A3" office:value-type="string">
            <text:p text:style-name="P44">Define the OUTPUT level for each <text:s/>GPIO Group_A Control Bit </text:p>
            <text:p text:style-name="P195">&lt;0&gt; <text:s text:c="2"/>: GPIO[1]</text:p>
            <text:p text:style-name="P195">...</text:p>
            <text:p text:style-name="P195">&lt;31&gt; : GPIO[32]</text:p>
          </table:table-cell>
          <table:table-cell table:style-name="Table14.F3" office:value-type="string">
            <text:p text:style-name="P44"/>
          </table:table-cell>
        </table:table-row>
      </table:table>
      <text:p text:style-name="P144"/>
      <text:list xml:id="list35443987" text:continue-numbering="true" text:style-name="Outline">
        <text:list-item>
          <text:list>
            <text:list-item>
              <text:list>
                <text:list-item>
                  <text:h text:style-name="Heading_20_3" text:outline-level="3">User GPIO_A Enable Register</text:h>
                </text:list-item>
              </text:list>
            </text:list-item>
          </text:list>
        </text:list-item>
      </text:list>
      <text:p text:style-name="Text_20_body_20_indent_5f_2">This register allows to define the direction (Input or Output) on <text:s/>GPIO[32:1] ( Port_A)</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ext:soft-page-break/>
          <table:table-row>
            <table:table-cell table:style-name="Table15.A1" table:number-columns-spanned="2" office:value-type="string">
              <text:p text:style-name="P22">GPIO_A_ENA</text:p>
              <text:p text:style-name="P19">IO_Bus : 0xC04 - 0xC07</text:p>
            </table:table-cell>
            <table:covered-table-cell/>
            <table:table-cell table:style-name="Table15.C1" table:number-columns-spanned="4" office:value-type="string">
              <text:p text:style-name="P23">GPIO Group_A ENABLE <text:s/>Register</text:p>
            </table:table-cell>
            <table:covered-table-cell/>
            <table:covered-table-cell/>
            <table:covered-table-cell/>
          </table:table-row>
        </table:table-header-rows>
        <table:table-row>
          <table:table-cell table:style-name="Table15.A2" office:value-type="string">
            <text:p text:style-name="P97">Bit[]</text:p>
          </table:table-cell>
          <table:table-cell table:style-name="Table15.A2" office:value-type="string">
            <text:p text:style-name="P97">Function</text:p>
          </table:table-cell>
          <table:table-cell table:style-name="Table15.A2" office:value-type="string">
            <text:p text:style-name="P97">R/W</text:p>
          </table:table-cell>
          <table:table-cell table:style-name="Table15.A2" office:value-type="string">
            <text:p text:style-name="P97">Reset</text:p>
          </table:table-cell>
          <table:table-cell table:style-name="Table15.A2" office:value-type="string">
            <text:p text:style-name="P96">Description</text:p>
          </table:table-cell>
          <table:table-cell table:style-name="Table15.F2" office:value-type="string">
            <text:p text:style-name="P96">Comments</text:p>
          </table:table-cell>
        </table:table-row>
        <table:table-row>
          <table:table-cell table:style-name="Table15.A3" office:value-type="string">
            <text:p text:style-name="P45">[31:0]</text:p>
          </table:table-cell>
          <table:table-cell table:style-name="Table15.A3" office:value-type="string">
            <text:p text:style-name="P45">GPIO_A_ENA[31:0]</text:p>
          </table:table-cell>
          <table:table-cell table:style-name="Table15.A3" office:value-type="string">
            <text:p text:style-name="P45">RW</text:p>
          </table:table-cell>
          <table:table-cell table:style-name="Table15.A3" office:value-type="string">
            <text:p text:style-name="P45">0</text:p>
          </table:table-cell>
          <table:table-cell table:style-name="Table15.A3" office:value-type="string">
            <text:p text:style-name="P44">Define the DIRECTION <text:s/>for each <text:s/>GPIO Group_A. While '1' defined as Output, '0' as Input. </text:p>
            <text:p text:style-name="P195">&lt;0&gt; <text:s text:c="2"/>: GPIO[1]</text:p>
            <text:p text:style-name="P195">...</text:p>
            <text:p text:style-name="P195">&lt;31&gt; : GPIO[32]</text:p>
          </table:table-cell>
          <table:table-cell table:style-name="Table15.F3" office:value-type="string">
            <text:p text:style-name="P44"/>
          </table:table-cell>
        </table:table-row>
      </table:table>
      <text:p text:style-name="P145"/>
      <text:list xml:id="list35435616" text:continue-numbering="true" text:style-name="Outline">
        <text:list-item>
          <text:list>
            <text:list-item>
              <text:list>
                <text:list-item>
                  <text:h text:style-name="Heading_20_3" text:outline-level="3">User GPIO_A Input Register</text:h>
                </text:list-item>
              </text:list>
            </text:list-item>
          </text:list>
        </text:list-item>
      </text:list>
      <text:p text:style-name="Text_20_body_20_indent_5f_2">This register allows to read the level on <text:s/>GPIO[32:1] ( Port_A)</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table:number-columns-spanned="2" office:value-type="string">
              <text:p text:style-name="P22">GPIO_A_IN</text:p>
              <text:p text:style-name="P19">IO_Bus : 0xC08 - 0xC0B</text:p>
            </table:table-cell>
            <table:covered-table-cell/>
            <table:table-cell table:style-name="Table16.C1" table:number-columns-spanned="4" office:value-type="string">
              <text:p text:style-name="P23">GPIO Group_A INPUT <text:s/>Register</text:p>
            </table:table-cell>
            <table:covered-table-cell/>
            <table:covered-table-cell/>
            <table:covered-table-cell/>
          </table:table-row>
        </table:table-header-rows>
        <table:table-row>
          <table:table-cell table:style-name="Table16.A2" office:value-type="string">
            <text:p text:style-name="P97">Bit[]</text:p>
          </table:table-cell>
          <table:table-cell table:style-name="Table16.A2" office:value-type="string">
            <text:p text:style-name="P97">Function</text:p>
          </table:table-cell>
          <table:table-cell table:style-name="Table16.A2" office:value-type="string">
            <text:p text:style-name="P97">R/W</text:p>
          </table:table-cell>
          <table:table-cell table:style-name="Table16.A2" office:value-type="string">
            <text:p text:style-name="P97">Reset</text:p>
          </table:table-cell>
          <table:table-cell table:style-name="Table16.A2" office:value-type="string">
            <text:p text:style-name="P96">Description</text:p>
          </table:table-cell>
          <table:table-cell table:style-name="Table16.F2" office:value-type="string">
            <text:p text:style-name="P96">Comments</text:p>
          </table:table-cell>
        </table:table-row>
        <table:table-row>
          <table:table-cell table:style-name="Table16.A3" office:value-type="string">
            <text:p text:style-name="P45">[31:0]</text:p>
          </table:table-cell>
          <table:table-cell table:style-name="Table16.A3" office:value-type="string">
            <text:p text:style-name="P45">GPIO_A_IN[31:0]</text:p>
          </table:table-cell>
          <table:table-cell table:style-name="Table16.A3" office:value-type="string">
            <text:p text:style-name="P45">R</text:p>
          </table:table-cell>
          <table:table-cell table:style-name="Table16.A3" office:value-type="string">
            <text:p text:style-name="P45">0</text:p>
          </table:table-cell>
          <table:table-cell table:style-name="Table16.A3" office:value-type="string">
            <text:p text:style-name="P44">Direct status information </text:p>
            <text:p text:style-name="P195">&lt;0&gt; <text:s text:c="2"/>: GPIO[1]</text:p>
            <text:p text:style-name="P195">...</text:p>
            <text:p text:style-name="P195">&lt;31&gt; : GPIO[32]</text:p>
          </table:table-cell>
          <table:table-cell table:style-name="Table16.F3" office:value-type="string">
            <text:p text:style-name="P44"/>
          </table:table-cell>
        </table:table-row>
      </table:table>
      <text:p text:style-name="P145"/>
      <text:list xml:id="list35444749" text:continue-numbering="true" text:style-name="Outline">
        <text:list-item>
          <text:list>
            <text:list-item>
              <text:list>
                <text:list-item>
                  <text:h text:style-name="Heading_20_3" text:outline-level="3">User GPIO_B Output Register</text:h>
                </text:list-item>
              </text:list>
            </text:list-item>
          </text:list>
        </text:list-item>
      </text:list>
      <text:p text:style-name="Text_20_body_20_indent_5f_2">This register allows to define the Output level on <text:s/>GPIO[64:33] ( Port_B)</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table:number-columns-spanned="2" office:value-type="string">
              <text:p text:style-name="P22">GPIO_B_OUT</text:p>
              <text:p text:style-name="P19">IO_Bus : 0xC10 - 0xC13</text:p>
            </table:table-cell>
            <table:covered-table-cell/>
            <table:table-cell table:style-name="Table17.C1" table:number-columns-spanned="4" office:value-type="string">
              <text:p text:style-name="P23">GPIO Group_B OUTPUT <text:s/>Register</text:p>
            </table:table-cell>
            <table:covered-table-cell/>
            <table:covered-table-cell/>
            <table:covered-table-cell/>
          </table:table-row>
        </table:table-header-rows>
        <table:table-row>
          <table:table-cell table:style-name="Table17.A2" office:value-type="string">
            <text:p text:style-name="P97">Bit[]</text:p>
          </table:table-cell>
          <table:table-cell table:style-name="Table17.A2" office:value-type="string">
            <text:p text:style-name="P97">Function</text:p>
          </table:table-cell>
          <table:table-cell table:style-name="Table17.A2" office:value-type="string">
            <text:p text:style-name="P97">R/W</text:p>
          </table:table-cell>
          <table:table-cell table:style-name="Table17.A2" office:value-type="string">
            <text:p text:style-name="P97">Reset</text:p>
          </table:table-cell>
          <table:table-cell table:style-name="Table17.A2" office:value-type="string">
            <text:p text:style-name="P96">Description</text:p>
          </table:table-cell>
          <table:table-cell table:style-name="Table17.F2" office:value-type="string">
            <text:p text:style-name="P96">Comments</text:p>
          </table:table-cell>
        </table:table-row>
        <table:table-row>
          <table:table-cell table:style-name="Table17.A3" office:value-type="string">
            <text:p text:style-name="P45">[31:0]</text:p>
          </table:table-cell>
          <table:table-cell table:style-name="Table17.A3" office:value-type="string">
            <text:p text:style-name="P45">GPIO_A_OUT[31:0]</text:p>
          </table:table-cell>
          <table:table-cell table:style-name="Table17.A3" office:value-type="string">
            <text:p text:style-name="P45">RW</text:p>
          </table:table-cell>
          <table:table-cell table:style-name="Table17.A3" office:value-type="string">
            <text:p text:style-name="P45">0</text:p>
          </table:table-cell>
          <table:table-cell table:style-name="Table17.A3" office:value-type="string">
            <text:p text:style-name="P44">Define the OUTPUT level for each <text:s/>GPIO Group_B Control Bit </text:p>
            <text:p text:style-name="P195">&lt;0&gt; <text:s text:c="2"/>: GPIO[33]</text:p>
            <text:p text:style-name="P195">...</text:p>
            <text:p text:style-name="P195">&lt;31&gt; : GPIO[64]</text:p>
          </table:table-cell>
          <table:table-cell table:style-name="Table17.F3" office:value-type="string">
            <text:p text:style-name="P44"/>
          </table:table-cell>
        </table:table-row>
      </table:table>
      <text:p text:style-name="P144"/>
      <text:list xml:id="list35426186" text:continue-numbering="true" text:style-name="Outline">
        <text:list-item>
          <text:list>
            <text:list-item>
              <text:list>
                <text:list-item>
                  <text:h text:style-name="Heading_20_3" text:outline-level="3">User GPIO_B Enable Register</text:h>
                </text:list-item>
              </text:list>
            </text:list-item>
          </text:list>
        </text:list-item>
      </text:list>
      <text:p text:style-name="Text_20_body_20_indent_5f_2">This register allows to define the direction (Input or Output) on <text:s/>GPIO[64:33] ( Port_B)</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table:number-columns-spanned="2" office:value-type="string">
              <text:p text:style-name="P22">GPIO_B_ENA</text:p>
              <text:p text:style-name="P19">IO_Bus : 0xC14 - 0xC17</text:p>
            </table:table-cell>
            <table:covered-table-cell/>
            <table:table-cell table:style-name="Table18.C1" table:number-columns-spanned="4" office:value-type="string">
              <text:p text:style-name="P23">GPIO Group_B ENABLE <text:s/>Register</text:p>
            </table:table-cell>
            <table:covered-table-cell/>
            <table:covered-table-cell/>
            <table:covered-table-cell/>
          </table:table-row>
        </table:table-header-rows>
        <table:table-row>
          <table:table-cell table:style-name="Table18.A2" office:value-type="string">
            <text:p text:style-name="P97">Bit[]</text:p>
          </table:table-cell>
          <table:table-cell table:style-name="Table18.A2" office:value-type="string">
            <text:p text:style-name="P97">Function</text:p>
          </table:table-cell>
          <table:table-cell table:style-name="Table18.A2" office:value-type="string">
            <text:p text:style-name="P97">R/W</text:p>
          </table:table-cell>
          <table:table-cell table:style-name="Table18.A2" office:value-type="string">
            <text:p text:style-name="P97">Reset</text:p>
          </table:table-cell>
          <table:table-cell table:style-name="Table18.A2" office:value-type="string">
            <text:p text:style-name="P96">Description</text:p>
          </table:table-cell>
          <table:table-cell table:style-name="Table18.F2" office:value-type="string">
            <text:p text:style-name="P96">Comments</text:p>
          </table:table-cell>
        </table:table-row>
        <table:table-row>
          <table:table-cell table:style-name="Table18.A3" office:value-type="string">
            <text:p text:style-name="P45">[31:0]</text:p>
          </table:table-cell>
          <table:table-cell table:style-name="Table18.A3" office:value-type="string">
            <text:p text:style-name="P45">GPIO_B_ENA[31:0]</text:p>
          </table:table-cell>
          <table:table-cell table:style-name="Table18.A3" office:value-type="string">
            <text:p text:style-name="P45">RW</text:p>
          </table:table-cell>
          <table:table-cell table:style-name="Table18.A3" office:value-type="string">
            <text:p text:style-name="P45">0</text:p>
          </table:table-cell>
          <table:table-cell table:style-name="Table18.A3" office:value-type="string">
            <text:p text:style-name="P44">Define the DIRECTION <text:s/>for each <text:s/>GPIO Group_B. While '1' defined as Output, '0' as Input. </text:p>
            <text:p text:style-name="P195">&lt;0&gt; <text:s text:c="2"/>: GPIO[33]</text:p>
            <text:p text:style-name="P195">...</text:p>
            <text:p text:style-name="P195">&lt;31&gt; : GPIO[64]</text:p>
          </table:table-cell>
          <table:table-cell table:style-name="Table18.F3" office:value-type="string">
            <text:p text:style-name="P44"/>
          </table:table-cell>
        </table:table-row>
      </table:table>
      <text:p text:style-name="P145"><text:soft-page-break/></text:p>
      <text:list xml:id="list35425283" text:continue-numbering="true" text:style-name="Outline">
        <text:list-item>
          <text:list>
            <text:list-item>
              <text:list>
                <text:list-item>
                  <text:h text:style-name="Heading_20_3" text:outline-level="3">User GPIO_B Input Register</text:h>
                </text:list-item>
              </text:list>
            </text:list-item>
          </text:list>
        </text:list-item>
      </text:list>
      <text:p text:style-name="Text_20_body_20_indent_5f_2">This register allows to read the level on <text:s/>GPIO[64:33] ( Port_B)</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table:number-columns-spanned="2" office:value-type="string">
              <text:p text:style-name="P22">GPIO_B_IN</text:p>
              <text:p text:style-name="P19">IO_Bus : 0xC18 - 0xC1B</text:p>
            </table:table-cell>
            <table:covered-table-cell/>
            <table:table-cell table:style-name="Table19.C1" table:number-columns-spanned="4" office:value-type="string">
              <text:p text:style-name="P23">GPIO Group_B ENABLE <text:s/>Register</text:p>
            </table:table-cell>
            <table:covered-table-cell/>
            <table:covered-table-cell/>
            <table:covered-table-cell/>
          </table:table-row>
        </table:table-header-rows>
        <table:table-row>
          <table:table-cell table:style-name="Table19.A2" office:value-type="string">
            <text:p text:style-name="P97">Bit[]</text:p>
          </table:table-cell>
          <table:table-cell table:style-name="Table19.A2" office:value-type="string">
            <text:p text:style-name="P97">Function</text:p>
          </table:table-cell>
          <table:table-cell table:style-name="Table19.A2" office:value-type="string">
            <text:p text:style-name="P97">R/W</text:p>
          </table:table-cell>
          <table:table-cell table:style-name="Table19.A2" office:value-type="string">
            <text:p text:style-name="P97">Reset</text:p>
          </table:table-cell>
          <table:table-cell table:style-name="Table19.A2" office:value-type="string">
            <text:p text:style-name="P96">Description</text:p>
          </table:table-cell>
          <table:table-cell table:style-name="Table19.F2" office:value-type="string">
            <text:p text:style-name="P96">Comments</text:p>
          </table:table-cell>
        </table:table-row>
        <table:table-row>
          <table:table-cell table:style-name="Table19.A3" office:value-type="string">
            <text:p text:style-name="P45">[31:0]</text:p>
          </table:table-cell>
          <table:table-cell table:style-name="Table19.A3" office:value-type="string">
            <text:p text:style-name="P45">GPIO_A_IN[31:0]</text:p>
          </table:table-cell>
          <table:table-cell table:style-name="Table19.A3" office:value-type="string">
            <text:p text:style-name="P45">R</text:p>
          </table:table-cell>
          <table:table-cell table:style-name="Table19.A3" office:value-type="string">
            <text:p text:style-name="P45">0</text:p>
          </table:table-cell>
          <table:table-cell table:style-name="Table19.A3" office:value-type="string">
            <text:p text:style-name="P44">Direct status information </text:p>
            <text:p text:style-name="P195">&lt;0&gt; <text:s text:c="2"/>: GPIO[33]</text:p>
            <text:p text:style-name="P195">...</text:p>
            <text:p text:style-name="P195">&lt;31&gt; : GPIO[64]</text:p>
          </table:table-cell>
          <table:table-cell table:style-name="Table19.F3" office:value-type="string">
            <text:p text:style-name="P44"/>
          </table:table-cell>
        </table:table-row>
      </table:table>
      <text:p text:style-name="P145"/>
      <text:p text:style-name="P163"/>
      <text:list xml:id="list35442296" text:continue-numbering="true" text:style-name="Outline">
        <text:list-item>
          <text:list>
            <text:list-item>
              <text:list>
                <text:list-item>
                  <text:h text:style-name="Heading_20_3" text:outline-level="3">Private USER_ITC Controller</text:h>
                </text:list-item>
              </text:list>
            </text:list-item>
          </text:list>
        </text:list-item>
      </text:list>
      <text:p text:style-name="Text_20_body_20_indent_5f_2">The USER block can implement a dedicated ITC16 Interrupt Controller. The <text:s/>PEV_1100 default implementation does not incorporate it.</text:p>
      <text:p text:style-name="P139"/>
      <text:list xml:id="list35437933" text:continue-numbering="true" text:style-name="Outline">
        <text:list-item>
          <text:list>
            <text:list-item>
              <text:list>
                <text:list-item>
                  <text:h text:style-name="Heading_20_3" text:outline-level="3">User Signature_ROM</text:h>
                </text:list-item>
              </text:list>
            </text:list-item>
          </text:list>
        </text:list-item>
      </text:list>
      <text:p text:style-name="Text_20_body_20_indent_5f_2">This area provides a non-volatile information related to the USER Block.</text:p>
      <text:list xml:id="list20368770" text:style-name="L69">
        <text:list-item>
          <text:list>
            <text:list-item>
              <text:list>
                <text:list-item text:start-value="1">
                  <text:p text:style-name="P341">Device_ID and Revision_ID.</text:p>
                </text:list-item>
                <text:list-item>
                  <text:p text:style-name="P341">Any valuable software related information.</text:p>
                  <text:p text:style-name="P341"/>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table:number-columns-spanned="2" office:value-type="string">
              <text:p text:style-name="P22">Signature_ROM</text:p>
              <text:p text:style-name="P19">IO_Bus : 0xF80 - 0xFFF</text:p>
            </table:table-cell>
            <table:covered-table-cell/>
            <table:table-cell table:style-name="Table21.C1" table:number-columns-spanned="4" office:value-type="string">
              <text:p text:style-name="P23">Standard ROM area</text:p>
            </table:table-cell>
            <table:covered-table-cell/>
            <table:covered-table-cell/>
            <table:covered-table-cell/>
          </table:table-row>
        </table:table-header-rows>
        <table:table-row>
          <table:table-cell table:style-name="Table21.A2" office:value-type="string">
            <text:p text:style-name="P97">Location</text:p>
          </table:table-cell>
          <table:table-cell table:style-name="Table21.A2" office:value-type="string">
            <text:p text:style-name="P97">Function</text:p>
          </table:table-cell>
          <table:table-cell table:style-name="Table21.A2" office:value-type="string">
            <text:p text:style-name="P97">R/W</text:p>
          </table:table-cell>
          <table:table-cell table:style-name="Table21.A2" office:value-type="string">
            <text:p text:style-name="P97">Reset</text:p>
          </table:table-cell>
          <table:table-cell table:style-name="Table21.A2" office:value-type="string">
            <text:p text:style-name="P96">Description</text:p>
          </table:table-cell>
          <table:table-cell table:style-name="Table21.F2" office:value-type="string">
            <text:p text:style-name="P96">Comments</text:p>
          </table:table-cell>
        </table:table-row>
        <table:table-row>
          <table:table-cell table:style-name="Table21.A2" office:value-type="string">
            <text:p text:style-name="P45">0x0:[31:0]</text:p>
          </table:table-cell>
          <table:table-cell table:style-name="Table21.A2" office:value-type="string">
            <text:p text:style-name="P45"/>
          </table:table-cell>
          <table:table-cell table:style-name="Table21.A2" office:value-type="string">
            <text:p text:style-name="P45">R</text:p>
          </table:table-cell>
          <table:table-cell table:style-name="Table21.A2" office:value-type="string">
            <text:p text:style-name="P45">--</text:p>
          </table:table-cell>
          <table:table-cell table:style-name="Table21.A2" office:value-type="string">
            <text:p text:style-name="P44">16-bit Function_ID</text:p>
            <text:p text:style-name="P44">16-bit Revision_ID </text:p>
          </table:table-cell>
          <table:table-cell table:style-name="Table21.F2" office:value-type="string">
            <text:p text:style-name="P44"/>
          </table:table-cell>
        </table:table-row>
        <table:table-row>
          <table:table-cell table:style-name="Table21.A2" office:value-type="string">
            <text:p text:style-name="P45">0x1:[31:0]</text:p>
          </table:table-cell>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4">To Be defined</text:p>
          </table:table-cell>
          <table:table-cell table:style-name="Table21.F2" office:value-type="string">
            <text:p text:style-name="P44"/>
          </table:table-cell>
        </table:table-row>
        <table:table-row>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4"/>
          </table:table-cell>
          <table:table-cell table:style-name="Table21.F2" office:value-type="string">
            <text:p text:style-name="P44"/>
          </table:table-cell>
        </table:table-row>
        <table:table-row>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4"/>
          </table:table-cell>
          <table:table-cell table:style-name="Table21.F2" office:value-type="string">
            <text:p text:style-name="P44"/>
          </table:table-cell>
        </table:table-row>
        <table:table-row>
          <table:table-cell table:style-name="Table21.A7" office:value-type="string">
            <text:p text:style-name="P45">0x1F:[31:0]</text:p>
          </table:table-cell>
          <table:table-cell table:style-name="Table21.A7" office:value-type="string">
            <text:p text:style-name="P45"/>
          </table:table-cell>
          <table:table-cell table:style-name="Table21.A7" office:value-type="string">
            <text:p text:style-name="P45">R</text:p>
          </table:table-cell>
          <table:table-cell table:style-name="Table21.A7" office:value-type="string">
            <text:p text:style-name="P45">--</text:p>
          </table:table-cell>
          <table:table-cell table:style-name="Table21.A7" office:value-type="string">
            <text:p text:style-name="P44">Checksum</text:p>
          </table:table-cell>
          <table:table-cell table:style-name="Table21.F7" office:value-type="string">
            <text:p text:style-name="P44"/>
          </table:table-cell>
        </table:table-row>
      </table:table>
      <text:p text:style-name="P163"/>
      <text:p text:style-name="P163"/>
      <text:p text:style-name="P163"/>
      <text:p text:style-name="P163"/>
      <text:list xml:id="list35419076" text:continue-list="list35437933" text:style-name="Outline">
        <text:list-item>
          <text:list>
            <text:list-item>
              <text:h text:style-name="P255" text:outline-level="2">ITC Interrupt Controller</text:h>
            </text:list-item>
          </text:list>
        </text:list-item>
      </text:list>
      <text:p text:style-name="Text_20_body_20_indent_5f_1">The ITC16 Interrupt controller owns four control registers. The PEV_1100 instantiates four ITC16 (one in each Agent_SW) </text:p>
      <text:p text:style-name="Text_20_body_20_indent_5f_1">Following table sums up the ITC16 resource mapping.</text:p>
      <table:table table:name="Table93" table:style-name="Table93">
        <table:table-column table:style-name="Table93.A"/>
        <table:table-column table:style-name="Table93.B"/>
        <table:table-column table:style-name="Table93.C"/>
        <table:table-column table:style-name="Table93.D"/>
        <table:table-column table:style-name="Table93.E"/>
        <table:table-header-rows>
          <table:table-row>
            <table:table-cell table:style-name="Table93.A1" office:value-type="string">
              <text:p text:style-name="P20">ITC Register</text:p>
            </table:table-cell>
            <table:table-cell table:style-name="Table93.A1" office:value-type="string">
              <text:p text:style-name="P20">Local/PCIe</text:p>
            </table:table-cell>
            <table:table-cell table:style-name="Table93.A1" office:value-type="string">
              <text:p text:style-name="P20">VME64x</text:p>
            </table:table-cell>
            <table:table-cell table:style-name="Table93.A1" office:value-type="string">
              <text:p text:style-name="P20">SMEM/IDMAC</text:p>
            </table:table-cell>
            <table:table-cell table:style-name="Table93.E1" office:value-type="string">
              <text:p text:style-name="P20">USER</text:p>
            </table:table-cell>
          </table:table-row>
        </table:table-header-rows>
        <table:table-row>
          <table:table-cell table:style-name="Table93.A2" office:value-type="string">
            <text:p text:style-name="P84">IACK</text:p>
          </table:table-cell>
          <table:table-cell table:style-name="Table93.A2" office:value-type="string">
            <text:p text:style-name="P84">0x080</text:p>
          </table:table-cell>
          <table:table-cell table:style-name="Table93.A2" office:value-type="string">
            <text:p text:style-name="P84">0x480 (Reserved)</text:p>
          </table:table-cell>
          <table:table-cell table:style-name="Table93.A2" office:value-type="string">
            <text:p text:style-name="P84">0x880 (Reserved)</text:p>
          </table:table-cell>
          <table:table-cell table:style-name="Table93.E2" office:value-type="string">
            <text:p text:style-name="P84">0xc80 (Reserved)</text:p>
          </table:table-cell>
        </table:table-row>
        <table:table-row>
          <table:table-cell table:style-name="Table93.A2" office:value-type="string">
            <text:p text:style-name="P84">CSR</text:p>
          </table:table-cell>
          <table:table-cell table:style-name="Table93.A2" office:value-type="string">
            <text:p text:style-name="P84">0x084</text:p>
          </table:table-cell>
          <table:table-cell table:style-name="Table93.A2" office:value-type="string">
            <text:p text:style-name="P84">0x484</text:p>
          </table:table-cell>
          <table:table-cell table:style-name="Table93.A2" office:value-type="string">
            <text:p text:style-name="P84">0x884</text:p>
          </table:table-cell>
          <table:table-cell table:style-name="Table93.E2" office:value-type="string">
            <text:p text:style-name="P84">0xC84</text:p>
          </table:table-cell>
        </table:table-row>
        <table:table-row>
          <table:table-cell table:style-name="Table93.A2" office:value-type="string">
            <text:p text:style-name="P84">IMC</text:p>
          </table:table-cell>
          <table:table-cell table:style-name="Table93.A2" office:value-type="string">
            <text:p text:style-name="P84">0x088</text:p>
          </table:table-cell>
          <table:table-cell table:style-name="Table93.A2" office:value-type="string">
            <text:p text:style-name="P84">0x488</text:p>
          </table:table-cell>
          <table:table-cell table:style-name="Table93.A2" office:value-type="string">
            <text:p text:style-name="P84">0x888</text:p>
          </table:table-cell>
          <table:table-cell table:style-name="Table93.E2" office:value-type="string">
            <text:p text:style-name="P84">0xC88</text:p>
          </table:table-cell>
        </table:table-row>
        <table:table-row>
          <table:table-cell table:style-name="Table93.A5" office:value-type="string">
            <text:p text:style-name="P84">IMS</text:p>
          </table:table-cell>
          <table:table-cell table:style-name="Table93.A5" office:value-type="string">
            <text:p text:style-name="P84">0x08c</text:p>
          </table:table-cell>
          <table:table-cell table:style-name="Table93.A5" office:value-type="string">
            <text:p text:style-name="P84">0x48c</text:p>
          </table:table-cell>
          <table:table-cell table:style-name="Table93.A5" office:value-type="string">
            <text:p text:style-name="P84">0x88c</text:p>
          </table:table-cell>
          <table:table-cell table:style-name="Table93.E5" office:value-type="string">
            <text:p text:style-name="P84">0xC8c</text:p>
          </table:table-cell>
        </table:table-row>
      </table:table>
      <text:p text:style-name="P196">Table <text:sequence text:ref-name="refTable32" text:name="Table" text:formula="ooow:Table+1" style:num-format="1">3.11</text:sequence>.: ITC Register IO_Bus mapping </text:p>
      <text:p text:style-name="Text_20_body_20_indent_5f_1">In normal operation, only IACK#0 register is used. The “PCI Express MSI Generator” manages under hardware control the selection of the appropriate ITC IACK Register.</text:p>
      <text:list xml:id="list35427475" text:continue-numbering="true" text:style-name="Outline">
        <text:list-item>
          <text:list>
            <text:list-item>
              <text:list>
                <text:list-item>
                  <text:h text:style-name="Heading_20_3" text:outline-level="3">ITC IACK Register</text:h>
                </text:list-item>
              </text:list>
            </text:list-item>
          </text:list>
        </text:list-item>
      </text:list>
      <text:p text:style-name="Text_20_body_20_indent_5f_2">This register provides Interrupt vectorization on Read and selectable IP source clear on Write. Writing to the ITC_IACK register also restart the IP scanning, and therefore re-enable the Interrupt Controller.</text:p>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header-rows>
          <table:table-row>
            <table:table-cell table:style-name="Table99.A1" table:number-columns-spanned="2" office:value-type="string">
              <text:p text:style-name="P22">ITC_IACK</text:p>
              <text:p text:style-name="P19">offset + 0x0</text:p>
            </table:table-cell>
            <table:covered-table-cell/>
            <table:table-cell table:style-name="Table99.C1" table:number-columns-spanned="4" office:value-type="string">
              <text:p text:style-name="P23">Interrupt Acknowledge Register</text:p>
            </table:table-cell>
            <table:covered-table-cell/>
            <table:covered-table-cell/>
            <table:covered-table-cell/>
          </table:table-row>
        </table:table-header-rows>
        <table:table-row>
          <table:table-cell table:style-name="Table99.A2" office:value-type="string">
            <text:p text:style-name="P97">Bit[]</text:p>
          </table:table-cell>
          <table:table-cell table:style-name="Table99.A2" office:value-type="string">
            <text:p text:style-name="P97">Function</text:p>
          </table:table-cell>
          <table:table-cell table:style-name="Table99.A2" office:value-type="string">
            <text:p text:style-name="P97">R/W</text:p>
          </table:table-cell>
          <table:table-cell table:style-name="Table99.A2" office:value-type="string">
            <text:p text:style-name="P97">Reset</text:p>
          </table:table-cell>
          <table:table-cell table:style-name="Table99.A2" office:value-type="string">
            <text:p text:style-name="P96">Description</text:p>
          </table:table-cell>
          <table:table-cell table:style-name="Table99.F2" office:value-type="string">
            <text:p text:style-name="P96">Comments</text:p>
          </table:table-cell>
        </table:table-row>
        <table:table-row table:style-name="Table99.3">
          <table:table-cell table:style-name="Table99.A2" office:value-type="string">
            <text:p text:style-name="P45">[7:0]</text:p>
          </table:table-cell>
          <table:table-cell table:style-name="Table99.A2" office:value-type="string">
            <text:p text:style-name="P45">Status_ID[7:0]</text:p>
          </table:table-cell>
          <table:table-cell table:style-name="Table99.A2" office:value-type="string">
            <text:p text:style-name="P45">R</text:p>
          </table:table-cell>
          <table:table-cell table:style-name="Table99.A2" office:value-type="string">
            <text:p text:style-name="P45">0x00</text:p>
          </table:table-cell>
          <table:table-cell table:style-name="Table99.A2" office:value-type="string">
            <text:p text:style-name="P44">With AUTO_VEC = '0' : 0x00</text:p>
            <text:p text:style-name="P44">With AUTO_VEC = '1' : VME Status_ID</text:p>
          </table:table-cell>
          <table:table-cell table:style-name="Table99.F2" office:value-type="string">
            <text:p text:style-name="P44">AUTO_VEC only available on ITC VME.</text:p>
          </table:table-cell>
        </table:table-row>
        <table:table-row table:style-name="Table99.4">
          <table:table-cell table:style-name="Table99.A2" office:value-type="string">
            <text:p text:style-name="P45">[11:8]</text:p>
          </table:table-cell>
          <table:table-cell table:style-name="Table99.A2" office:value-type="string">
            <text:p text:style-name="P45">IP_Src[3:0]</text:p>
          </table:table-cell>
          <table:table-cell table:style-name="Table99.A2" office:value-type="string">
            <text:p text:style-name="P45">R</text:p>
          </table:table-cell>
          <table:table-cell table:style-name="Table99.A2" office:value-type="string">
            <text:p text:style-name="P45">0x0</text:p>
          </table:table-cell>
          <table:table-cell table:style-name="Table99.A2" office:value-type="string">
            <text:p text:style-name="P44">Encoded Interrupt Source. 0X0 is </text:p>
          </table:table-cell>
          <table:table-cell table:style-name="Table99.F2" office:value-type="string">
            <text:p text:style-name="P44"/>
          </table:table-cell>
        </table:table-row>
        <table:table-row>
          <table:table-cell table:style-name="Table99.A2" office:value-type="string">
            <text:p text:style-name="P45">[13:12]</text:p>
          </table:table-cell>
          <table:table-cell table:style-name="Table99.A2" office:value-type="string">
            <text:p text:style-name="P45">ITC_Src[1:0]</text:p>
          </table:table-cell>
          <table:table-cell table:style-name="Table99.A2" office:value-type="string">
            <text:p text:style-name="P45">R</text:p>
          </table:table-cell>
          <table:table-cell table:style-name="Table99.A2" office:value-type="string">
            <text:p text:style-name="P45">0b00</text:p>
          </table:table-cell>
          <table:table-cell table:style-name="Table99.A2" office:value-type="string">
            <text:p text:style-name="P44">ITC Controller Source</text:p>
            <text:p text:style-name="P167">00 : Local / PCI Express</text:p>
            <text:p text:style-name="P167">01 : VME64X</text:p>
            <text:p text:style-name="P167">10 : SMEM / IDMA</text:p>
            <text:p text:style-name="P167">11 : USER</text:p>
          </table:table-cell>
          <table:table-cell table:style-name="Table99.F2" office:value-type="string">
            <text:p text:style-name="P44"/>
          </table:table-cell>
        </table:table-row>
        <table:table-row>
          <table:table-cell table:style-name="Table99.A2" office:value-type="string">
            <text:p text:style-name="P45">[14]</text:p>
          </table:table-cell>
          <table:table-cell table:style-name="Table99.A2" office:value-type="string">
            <text:p text:style-name="P45">Reserved</text:p>
          </table:table-cell>
          <table:table-cell table:style-name="Table99.A2" office:value-type="string">
            <text:p text:style-name="P45">R</text:p>
          </table:table-cell>
          <table:table-cell table:style-name="Table99.A2" office:value-type="string">
            <text:p text:style-name="P45">0b0</text:p>
          </table:table-cell>
          <table:table-cell table:style-name="Table99.A2" office:value-type="string">
            <text:p text:style-name="P44">Not implemented</text:p>
          </table:table-cell>
          <table:table-cell table:style-name="Table99.F2" office:value-type="string">
            <text:p text:style-name="P44"/>
          </table:table-cell>
        </table:table-row>
        <table:table-row>
          <table:table-cell table:style-name="Table99.A2" office:value-type="string">
            <text:p text:style-name="P45">[15]</text:p>
          </table:table-cell>
          <table:table-cell table:style-name="Table99.A2" office:value-type="string">
            <text:p text:style-name="P45">vec_VALID</text:p>
          </table:table-cell>
          <table:table-cell table:style-name="Table99.A2" office:value-type="string">
            <text:p text:style-name="P45">R</text:p>
          </table:table-cell>
          <table:table-cell table:style-name="Table99.A2" office:value-type="string">
            <text:p text:style-name="P45">--</text:p>
          </table:table-cell>
          <table:table-cell table:style-name="Table99.A2" office:value-type="string">
            <text:p text:style-name="P44">IACK Vector Valid</text:p>
          </table:table-cell>
          <table:table-cell table:style-name="Table99.F2" office:value-type="string">
            <text:p text:style-name="P44"/>
          </table:table-cell>
        </table:table-row>
        <table:table-row>
          <table:table-cell table:style-name="Table99.A2" office:value-type="string">
            <text:p text:style-name="P45">[31:16]</text:p>
          </table:table-cell>
          <table:table-cell table:style-name="Table99.A2" office:value-type="string">
            <text:p text:style-name="P45">IP_CLR[15:0]</text:p>
          </table:table-cell>
          <table:table-cell table:style-name="Table99.A2" office:value-type="string">
            <text:p text:style-name="P45">W</text:p>
          </table:table-cell>
          <table:table-cell table:style-name="Table99.A2" office:value-type="string">
            <text:p text:style-name="P45">--</text:p>
          </table:table-cell>
          <table:table-cell table:style-name="Table99.A2" office:value-type="string">
            <text:p text:style-name="P44">Selective IP Clear</text:p>
          </table:table-cell>
          <table:table-cell table:style-name="Table99.F2" office:value-type="string">
            <text:p text:style-name="P44"/>
          </table:table-cell>
        </table:table-row>
        <table:table-row>
          <table:table-cell table:style-name="Table99.A2" office:value-type="string">
            <text:p text:style-name="P45">[31:16]</text:p>
          </table:table-cell>
          <table:table-cell table:style-name="Table99.A2" office:value-type="string">
            <text:p text:style-name="P45">IP[15:0]</text:p>
          </table:table-cell>
          <table:table-cell table:style-name="Table99.A2" office:value-type="string">
            <text:p text:style-name="P45">R</text:p>
          </table:table-cell>
          <table:table-cell table:style-name="Table99.A2" office:value-type="string">
            <text:p text:style-name="P45">--</text:p>
          </table:table-cell>
          <table:table-cell table:style-name="Table99.A2" office:value-type="string">
            <text:p text:style-name="P46">Provide Interrupt Pending status information</text:p>
          </table:table-cell>
          <table:table-cell table:style-name="Table99.F2" office:value-type="string">
            <text:p text:style-name="P44"/>
          </table:table-cell>
        </table:table-row>
      </table:table>
      <text:p text:style-name="P176"/>
      <text:p text:style-name="Text_20_body_20_indent_5f_2"/>
      <text:list xml:id="list35438179" text:continue-numbering="true" text:style-name="Outline">
        <text:list-item>
          <text:list>
            <text:list-item>
              <text:list>
                <text:list-item>
                  <text:h text:style-name="Heading_20_3" text:outline-level="3">ITC CSR Register</text:h>
                </text:list-item>
              </text:list>
            </text:list-item>
          </text:list>
        </text:list-item>
      </text:list>
      <text:p text:style-name="Text_20_body_20_indent_5f_2">This register provides general control &amp; status informations. </text:p>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header-rows>
          <table:table-row>
            <table:table-cell table:style-name="Table98.A1" table:number-columns-spanned="2" office:value-type="string">
              <text:p text:style-name="P22">ITC_CSR</text:p>
              <text:p text:style-name="P19">offset + 0x4</text:p>
            </table:table-cell>
            <table:covered-table-cell/>
            <table:table-cell table:style-name="Table98.C1" table:number-columns-spanned="4" office:value-type="string">
              <text:p text:style-name="P23">Interrupt Control &amp; Status Register</text:p>
            </table:table-cell>
            <table:covered-table-cell/>
            <table:covered-table-cell/>
            <table:covered-table-cell/>
          </table:table-row>
        </table:table-header-rows>
        <table:table-row>
          <table:table-cell table:style-name="Table98.A2" office:value-type="string">
            <text:p text:style-name="P97">Bit[]</text:p>
          </table:table-cell>
          <table:table-cell table:style-name="Table98.A2" office:value-type="string">
            <text:p text:style-name="P97">Function</text:p>
          </table:table-cell>
          <table:table-cell table:style-name="Table98.A2" office:value-type="string">
            <text:p text:style-name="P97">R/W</text:p>
          </table:table-cell>
          <table:table-cell table:style-name="Table98.A2" office:value-type="string">
            <text:p text:style-name="P97">Reset</text:p>
          </table:table-cell>
          <table:table-cell table:style-name="Table98.A2" office:value-type="string">
            <text:p text:style-name="P96">Description</text:p>
          </table:table-cell>
          <table:table-cell table:style-name="Table98.F2" office:value-type="string">
            <text:p text:style-name="P96">Comments</text:p>
          </table:table-cell>
        </table:table-row>
        <text:soft-page-break/>
        <table:table-row>
          <table:table-cell table:style-name="Table98.A2" office:value-type="string">
            <text:p text:style-name="P45">[0]</text:p>
          </table:table-cell>
          <table:table-cell table:style-name="Table98.A2" office:value-type="string">
            <text:p text:style-name="P45">GLENA</text:p>
          </table:table-cell>
          <table:table-cell table:style-name="Table98.A2" office:value-type="string">
            <text:p text:style-name="P45">R/W</text:p>
          </table:table-cell>
          <table:table-cell table:style-name="Table98.A2" office:value-type="string">
            <text:p text:style-name="P45">0b0</text:p>
          </table:table-cell>
          <table:table-cell table:style-name="Table98.A2" office:value-type="string">
            <text:p text:style-name="P44">Global Enable</text:p>
            <text:p text:style-name="P167">0 = ITC is disable, no MSI Request are issued</text:p>
            <text:p text:style-name="P167">1 = ITC is enable. Unmasked IP issues <text:s/></text:p>
          </table:table-cell>
          <table:table-cell table:style-name="Table98.F2" office:value-type="string">
            <text:p text:style-name="P44"/>
          </table:table-cell>
        </table:table-row>
        <table:table-row>
          <table:table-cell table:style-name="Table98.A2" office:value-type="string">
            <text:p text:style-name="P45">[1]</text:p>
          </table:table-cell>
          <table:table-cell table:style-name="Table98.A2" office:value-type="string">
            <text:p text:style-name="P45">GLCLR_IP</text:p>
          </table:table-cell>
          <table:table-cell table:style-name="Table98.A2" office:value-type="string">
            <text:p text:style-name="P45">W</text:p>
          </table:table-cell>
          <table:table-cell table:style-name="Table98.A2" office:value-type="string">
            <text:p text:style-name="P45">0b0</text:p>
          </table:table-cell>
          <table:table-cell table:style-name="Table98.A2" office:value-type="string">
            <text:p text:style-name="P44">Command to clear all Interrupt pending IP</text:p>
          </table:table-cell>
          <table:table-cell table:style-name="Table98.F2" office:value-type="string">
            <text:p text:style-name="P44"/>
          </table:table-cell>
        </table:table-row>
        <table:table-row>
          <table:table-cell table:style-name="Table98.A2" office:value-type="string">
            <text:p text:style-name="P45">[2]</text:p>
          </table:table-cell>
          <table:table-cell table:style-name="Table98.A2" office:value-type="string">
            <text:p text:style-name="P45">AUTO_VEC</text:p>
          </table:table-cell>
          <table:table-cell table:style-name="Table98.A2" office:value-type="string">
            <text:p text:style-name="P45">R/W</text:p>
          </table:table-cell>
          <table:table-cell table:style-name="Table98.A2" office:value-type="string">
            <text:p text:style-name="P45">0b0</text:p>
          </table:table-cell>
          <table:table-cell table:style-name="Table98.A2" office:value-type="string">
            <text:p text:style-name="P44">VME Automatic IACK. When set, on VME INT detection a VME IACK is automatically issued before. Only activated on VME <text:s/>ITC.</text:p>
          </table:table-cell>
          <table:table-cell table:style-name="Table98.F2" office:value-type="string">
            <text:p text:style-name="P44"/>
          </table:table-cell>
        </table:table-row>
        <table:table-row>
          <table:table-cell table:style-name="Table98.A2" office:value-type="string">
            <text:p text:style-name="P45">[7:3]</text:p>
          </table:table-cell>
          <table:table-cell table:style-name="Table98.A2" office:value-type="string">
            <text:p text:style-name="P45">Reserved</text:p>
          </table:table-cell>
          <table:table-cell table:style-name="Table98.A2" office:value-type="string">
            <text:p text:style-name="P45">R</text:p>
          </table:table-cell>
          <table:table-cell table:style-name="Table98.A2" office:value-type="string">
            <text:p text:style-name="P45"/>
          </table:table-cell>
          <table:table-cell table:style-name="Table98.A2" office:value-type="string">
            <text:p text:style-name="P44">Not implemented</text:p>
          </table:table-cell>
          <table:table-cell table:style-name="Table98.F2" office:value-type="string">
            <text:p text:style-name="P44"/>
          </table:table-cell>
        </table:table-row>
        <table:table-row>
          <table:table-cell table:style-name="Table98.A2" office:value-type="string">
            <text:p text:style-name="P45">[11:8]</text:p>
          </table:table-cell>
          <table:table-cell table:style-name="Table98.A2" office:value-type="string">
            <text:p text:style-name="P45">Last_IPS[3:0]</text:p>
          </table:table-cell>
          <table:table-cell table:style-name="Table98.A2" office:value-type="string">
            <text:p text:style-name="P45">R</text:p>
          </table:table-cell>
          <table:table-cell table:style-name="Table98.A2" office:value-type="string">
            <text:p text:style-name="P45"/>
          </table:table-cell>
          <table:table-cell table:style-name="Table98.A2" office:value-type="string">
            <text:p text:style-name="P44">Memorized last IP Served. </text:p>
          </table:table-cell>
          <table:table-cell table:style-name="Table98.F2" office:value-type="string">
            <text:p text:style-name="P44"/>
          </table:table-cell>
        </table:table-row>
        <table:table-row>
          <table:table-cell table:style-name="Table98.A2" office:value-type="string">
            <text:p text:style-name="P45">[12]</text:p>
          </table:table-cell>
          <table:table-cell table:style-name="Table98.A2" office:value-type="string">
            <text:p text:style-name="P45">Reserved</text:p>
          </table:table-cell>
          <table:table-cell table:style-name="Table98.A2" office:value-type="string">
            <text:p text:style-name="P45">R</text:p>
          </table:table-cell>
          <table:table-cell table:style-name="Table98.A2" office:value-type="string">
            <text:p text:style-name="P45"/>
          </table:table-cell>
          <table:table-cell table:style-name="Table98.A2" office:value-type="string">
            <text:p text:style-name="P44">Not implemented</text:p>
          </table:table-cell>
          <table:table-cell table:style-name="Table98.F2" office:value-type="string">
            <text:p text:style-name="P44"/>
          </table:table-cell>
        </table:table-row>
        <table:table-row>
          <table:table-cell table:style-name="Table98.A2" office:value-type="string">
            <text:p text:style-name="P45">[15:13]</text:p>
          </table:table-cell>
          <table:table-cell table:style-name="Table98.A2" office:value-type="string">
            <text:p text:style-name="P45">IPC_State[2:0]</text:p>
          </table:table-cell>
          <table:table-cell table:style-name="Table98.A2" office:value-type="string">
            <text:p text:style-name="P45">R</text:p>
          </table:table-cell>
          <table:table-cell table:style-name="Table98.A2" office:value-type="string">
            <text:p text:style-name="P45"/>
          </table:table-cell>
          <table:table-cell table:style-name="Table98.A2" office:value-type="string">
            <text:p text:style-name="P44">ITC FSM Status</text:p>
            <text:p text:style-name="P167">000 Idle,</text:p>
            <text:p text:style-name="P167">001 Scanning IP</text:p>
            <text:p text:style-name="P167">010 MSI Request Pending,</text:p>
            <text:p text:style-name="P167">011 MSI Request Acknowledge,</text:p>
            <text:p text:style-name="P167">100 INT pending, wait for IACK</text:p>
            <text:p text:style-name="P167">101 Wait on remote Clear IP</text:p>
            <text:p text:style-name="P167">110 VME Auto-vector pending</text:p>
            <text:p text:style-name="P167">111 VME Auto-vector <text:s/>executed</text:p>
          </table:table-cell>
          <table:table-cell table:style-name="Table98.F2" office:value-type="string">
            <text:p text:style-name="P44"/>
          </table:table-cell>
        </table:table-row>
        <table:table-row>
          <table:table-cell table:style-name="Table98.A2" office:value-type="string">
            <text:p text:style-name="P45">[31:16]</text:p>
          </table:table-cell>
          <table:table-cell table:style-name="Table98.A2" office:value-type="string">
            <text:p text:style-name="P45">IP_CLR[15:0]</text:p>
          </table:table-cell>
          <table:table-cell table:style-name="Table98.A2" office:value-type="string">
            <text:p text:style-name="P45">W</text:p>
          </table:table-cell>
          <table:table-cell table:style-name="Table98.A2" office:value-type="string">
            <text:p text:style-name="P45">--</text:p>
          </table:table-cell>
          <table:table-cell table:style-name="Table98.A2" office:value-type="string">
            <text:p text:style-name="P44">Selective IP Clear</text:p>
          </table:table-cell>
          <table:table-cell table:style-name="Table98.F2" office:value-type="string">
            <text:p text:style-name="P44"/>
          </table:table-cell>
        </table:table-row>
        <table:table-row>
          <table:table-cell table:style-name="Table98.A2" office:value-type="string">
            <text:p text:style-name="P45">[31:16]</text:p>
          </table:table-cell>
          <table:table-cell table:style-name="Table98.A2" office:value-type="string">
            <text:p text:style-name="P45">IPM[15:0]</text:p>
          </table:table-cell>
          <table:table-cell table:style-name="Table98.A2" office:value-type="string">
            <text:p text:style-name="P45">R</text:p>
          </table:table-cell>
          <table:table-cell table:style-name="Table98.A2" office:value-type="string">
            <text:p text:style-name="P45">--</text:p>
          </table:table-cell>
          <table:table-cell table:style-name="Table98.A2" office:value-type="string">
            <text:p text:style-name="P46">Provide Interrupt Pending Masked status information</text:p>
          </table:table-cell>
          <table:table-cell table:style-name="Table98.F2" office:value-type="string">
            <text:p text:style-name="P44">IPM(i) = IP(i) and IM(i)</text:p>
          </table:table-cell>
        </table:table-row>
      </table:table>
      <text:list xml:id="list35364743" text:style-name="L78">
        <text:list-item>
          <text:list>
            <text:list-item>
              <text:list>
                <text:list-header>
                  <text:p text:style-name="P265"/>
                </text:list-header>
              </text:list>
            </text:list-item>
          </text:list>
        </text:list-item>
      </text:list>
      <text:list xml:id="list35444029" text:continue-list="list35438179" text:style-name="Outline">
        <text:list-item>
          <text:list>
            <text:list-item>
              <text:list>
                <text:list-item>
                  <text:h text:style-name="Heading_20_3" text:outline-level="3">ITC IMC Register</text:h>
                </text:list-item>
              </text:list>
            </text:list-item>
          </text:list>
        </text:list-item>
      </text:list>
      <text:p text:style-name="Text_20_body_20_indent_5f_2">This register provides direct Interrupt Mask CLEAR function. </text:p>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header-rows>
          <table:table-row>
            <table:table-cell table:style-name="Table97.A1" table:number-columns-spanned="2" office:value-type="string">
              <text:p text:style-name="P22">ITC_IMC</text:p>
              <text:p text:style-name="P19">offset + 0x8</text:p>
            </table:table-cell>
            <table:covered-table-cell/>
            <table:table-cell table:style-name="Table97.C1" table:number-columns-spanned="4" office:value-type="string">
              <text:p text:style-name="P23">Interrupt Mask Clear</text:p>
            </table:table-cell>
            <table:covered-table-cell/>
            <table:covered-table-cell/>
            <table:covered-table-cell/>
          </table:table-row>
        </table:table-header-rows>
        <table:table-row>
          <table:table-cell table:style-name="Table97.A2" office:value-type="string">
            <text:p text:style-name="P97">Bit[]</text:p>
          </table:table-cell>
          <table:table-cell table:style-name="Table97.A2" office:value-type="string">
            <text:p text:style-name="P97">Function</text:p>
          </table:table-cell>
          <table:table-cell table:style-name="Table97.A2" office:value-type="string">
            <text:p text:style-name="P97">R/W</text:p>
          </table:table-cell>
          <table:table-cell table:style-name="Table97.A2" office:value-type="string">
            <text:p text:style-name="P97">Reset</text:p>
          </table:table-cell>
          <table:table-cell table:style-name="Table97.A2" office:value-type="string">
            <text:p text:style-name="P96">Description</text:p>
          </table:table-cell>
          <table:table-cell table:style-name="Table97.F2" office:value-type="string">
            <text:p text:style-name="P96">Comments</text:p>
          </table:table-cell>
        </table:table-row>
        <table:table-row>
          <table:table-cell table:style-name="Table97.A2" office:value-type="string">
            <text:p text:style-name="P45">[15:0]</text:p>
          </table:table-cell>
          <table:table-cell table:style-name="Table97.A2" office:value-type="string">
            <text:p text:style-name="P45">IMC_[15:0]</text:p>
          </table:table-cell>
          <table:table-cell table:style-name="Table97.A2" office:value-type="string">
            <text:p text:style-name="P45">R/WC</text:p>
          </table:table-cell>
          <table:table-cell table:style-name="Table97.A2" office:value-type="string">
            <text:p text:style-name="P45">0xFFFF</text:p>
          </table:table-cell>
          <table:table-cell table:style-name="Table97.A2" office:value-type="string">
            <text:p text:style-name="P44">Interrupt Mask Clear . Writing a bit '1', reset <text:s/>the selected Mask, Writing a bit '0' has no effect. Each bit is assigned to its relative location. </text:p>
            <text:p text:style-name="P44">Register READ provide Mask status</text:p>
            <text:p text:style-name="P197">= 0 : Interrupt Source is Enabled.(non masked)</text:p>
            <text:p text:style-name="P197">= 1 : Interrupt Source is Masked.</text:p>
          </table:table-cell>
          <table:table-cell table:style-name="Table97.F2" office:value-type="string">
            <text:p text:style-name="P44"/>
          </table:table-cell>
        </table:table-row>
        <table:table-row>
          <table:table-cell table:style-name="Table97.A2" office:value-type="string">
            <text:p text:style-name="P45">[31:16]</text:p>
          </table:table-cell>
          <table:table-cell table:style-name="Table97.A2" office:value-type="string">
            <text:p text:style-name="P45">IP[15:0]</text:p>
          </table:table-cell>
          <table:table-cell table:style-name="Table97.A2" office:value-type="string">
            <text:p text:style-name="P45">R</text:p>
          </table:table-cell>
          <table:table-cell table:style-name="Table97.A2" office:value-type="string">
            <text:p text:style-name="P45">--</text:p>
          </table:table-cell>
          <table:table-cell table:style-name="Table97.A2" office:value-type="string">
            <text:p text:style-name="P46">Provide Interrupt Pending status information</text:p>
          </table:table-cell>
          <table:table-cell table:style-name="Table97.F2" office:value-type="string">
            <text:p text:style-name="P44"/>
          </table:table-cell>
        </table:table-row>
      </table:table>
      <text:list xml:id="list35416344" text:continue-list="list35364743" text:style-name="L78">
        <text:list-item>
          <text:list>
            <text:list-item>
              <text:list>
                <text:list-header>
                  <text:p text:style-name="P265"/>
                </text:list-header>
              </text:list>
            </text:list-item>
          </text:list>
        </text:list-item>
      </text:list>
      <text:p text:style-name="P176"/>
      <text:list xml:id="list35431622" text:continue-list="list35444029" text:style-name="Outline">
        <text:list-item>
          <text:list>
            <text:list-item>
              <text:list>
                <text:list-item>
                  <text:h text:style-name="Heading_20_3" text:outline-level="3">ITC IMS Register</text:h>
                </text:list-item>
              </text:list>
            </text:list-item>
          </text:list>
        </text:list-item>
      </text:list>
      <text:p text:style-name="Text_20_body_20_indent_5f_2">This register provides direct Interrupt Mask SET function. </text:p>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header-rows>
          <text:soft-page-break/>
          <table:table-row>
            <table:table-cell table:style-name="Table96.A1" table:number-columns-spanned="2" office:value-type="string">
              <text:p text:style-name="P22">ITC_IMS</text:p>
              <text:p text:style-name="P19">offset + 0xC</text:p>
            </table:table-cell>
            <table:covered-table-cell/>
            <table:table-cell table:style-name="Table96.C1" table:number-columns-spanned="4" office:value-type="string">
              <text:p text:style-name="P23">Interrupt Mask Set</text:p>
            </table:table-cell>
            <table:covered-table-cell/>
            <table:covered-table-cell/>
            <table:covered-table-cell/>
          </table:table-row>
        </table:table-header-rows>
        <table:table-row>
          <table:table-cell table:style-name="Table96.A2" office:value-type="string">
            <text:p text:style-name="P97">Bit[]</text:p>
          </table:table-cell>
          <table:table-cell table:style-name="Table96.A2" office:value-type="string">
            <text:p text:style-name="P97">Function</text:p>
          </table:table-cell>
          <table:table-cell table:style-name="Table96.A2" office:value-type="string">
            <text:p text:style-name="P97">R/W</text:p>
          </table:table-cell>
          <table:table-cell table:style-name="Table96.A2" office:value-type="string">
            <text:p text:style-name="P97">Reset</text:p>
          </table:table-cell>
          <table:table-cell table:style-name="Table96.A2" office:value-type="string">
            <text:p text:style-name="P96">Description</text:p>
          </table:table-cell>
          <table:table-cell table:style-name="Table96.F2" office:value-type="string">
            <text:p text:style-name="P96">Comments</text:p>
          </table:table-cell>
        </table:table-row>
        <table:table-row>
          <table:table-cell table:style-name="Table96.A2" office:value-type="string">
            <text:p text:style-name="P45">[15:0]</text:p>
          </table:table-cell>
          <table:table-cell table:style-name="Table96.A2" office:value-type="string">
            <text:p text:style-name="P45">IMS_[15:0]</text:p>
          </table:table-cell>
          <table:table-cell table:style-name="Table96.A2" office:value-type="string">
            <text:p text:style-name="P45">R/WS</text:p>
          </table:table-cell>
          <table:table-cell table:style-name="Table96.A2" office:value-type="string">
            <text:p text:style-name="P45">0xFFFF</text:p>
          </table:table-cell>
          <table:table-cell table:style-name="Table96.A2" office:value-type="string">
            <text:p text:style-name="P44">Interrupt Mask Set . Writing a bit '1', set <text:s/>the selected Mask, Writing a bit '0' has no effect. Each bit is assigned to its relative location. </text:p>
            <text:p text:style-name="P44">Register READ provide Mask status</text:p>
            <text:p text:style-name="P197">= 0 : Interrupt Source is Enabled.(non masked)</text:p>
            <text:p text:style-name="P197">= 1 : Interrupt Source is Masked.</text:p>
          </table:table-cell>
          <table:table-cell table:style-name="Table96.F2" office:value-type="string">
            <text:p text:style-name="P44"/>
          </table:table-cell>
        </table:table-row>
        <table:table-row>
          <table:table-cell table:style-name="Table96.A2" office:value-type="string">
            <text:p text:style-name="P45">[31:16]</text:p>
          </table:table-cell>
          <table:table-cell table:style-name="Table96.A2" office:value-type="string">
            <text:p text:style-name="P45">IPM[15:0]</text:p>
          </table:table-cell>
          <table:table-cell table:style-name="Table96.A2" office:value-type="string">
            <text:p text:style-name="P45">R</text:p>
          </table:table-cell>
          <table:table-cell table:style-name="Table96.A2" office:value-type="string">
            <text:p text:style-name="P45">--</text:p>
          </table:table-cell>
          <table:table-cell table:style-name="Table96.A2" office:value-type="string">
            <text:p text:style-name="P46">Provide Interrupt Pending Masked status information</text:p>
          </table:table-cell>
          <table:table-cell table:style-name="Table96.F2" office:value-type="string">
            <text:p text:style-name="P44">IPM(i) = IP(i) and IM(i)</text:p>
          </table:table-cell>
        </table:table-row>
      </table:table>
      <text:list xml:id="list35441323" text:continue-list="list35416344" text:style-name="L78">
        <text:list-item>
          <text:list>
            <text:list-item>
              <text:list>
                <text:list-header>
                  <text:p text:style-name="P265"/>
                </text:list-header>
              </text:list>
            </text:list-item>
          </text:list>
          <text:p text:style-name="P265"/>
        </text:list-item>
      </text:list>
      <text:list xml:id="list35443229" text:continue-list="list35431622" text:style-name="Outline">
        <text:list-item>
          <text:list>
            <text:list-item>
              <text:h text:style-name="Heading_20_2" text:outline-level="2">Agent_SW PROM area</text:h>
            </text:list-item>
          </text:list>
        </text:list-item>
      </text:list>
      <text:p text:style-name="Text_20_body_20_indent_5f_1">Every Agent_SW (PCI Express, VME64X, USER and SMEM/IDMA owns a 32-bytes PROM area providing status informations at the top of their IO area. <text:s/></text:p>
      <text:p text:style-name="Text_20_body_20_indent_5f_1"/>
      <table:table table:name="Table56" table:style-name="Table56">
        <table:table-column table:style-name="Table56.A"/>
        <table:table-column table:style-name="Table56.B"/>
        <table:table-column table:style-name="Table56.C"/>
        <table:table-column table:style-name="Table56.D"/>
        <table:table-column table:style-name="Table56.E"/>
        <table:table-header-rows>
          <table:table-row>
            <table:table-cell table:style-name="Table56.A1" office:value-type="string">
              <text:p text:style-name="P18">PROM_Sign</text:p>
            </table:table-cell>
            <table:table-cell table:style-name="Table56.A1" office:value-type="string">
              <text:p text:style-name="P18">Local/PCIe</text:p>
            </table:table-cell>
            <table:table-cell table:style-name="Table56.A1" office:value-type="string">
              <text:p text:style-name="P18">VME64x</text:p>
            </table:table-cell>
            <table:table-cell table:style-name="Table56.A1" office:value-type="string">
              <text:p text:style-name="P18">SMEM/IDMAC</text:p>
            </table:table-cell>
            <table:table-cell table:style-name="Table56.E1" office:value-type="string">
              <text:p text:style-name="P18">USER</text:p>
            </table:table-cell>
          </table:table-row>
        </table:table-header-rows>
        <table:table-row>
          <table:table-cell table:style-name="Table56.A2" office:value-type="string">
            <text:p text:style-name="P84">1st BYTE</text:p>
          </table:table-cell>
          <table:table-cell table:style-name="Table56.A2" office:value-type="string">
            <text:p text:style-name="P84">0x380</text:p>
          </table:table-cell>
          <table:table-cell table:style-name="Table56.A2" office:value-type="string">
            <text:p text:style-name="P84">0x780</text:p>
          </table:table-cell>
          <table:table-cell table:style-name="Table56.A2" office:value-type="string">
            <text:p text:style-name="P84">0xB80</text:p>
          </table:table-cell>
          <table:table-cell table:style-name="Table56.E2" office:value-type="string">
            <text:p text:style-name="P84">0xF80</text:p>
          </table:table-cell>
        </table:table-row>
        <table:table-row>
          <table:table-cell table:style-name="Table56.A2" office:value-type="string">
            <text:p text:style-name="P84">….</text:p>
          </table:table-cell>
          <table:table-cell table:style-name="Table56.A2" office:value-type="string">
            <text:p text:style-name="P84"/>
          </table:table-cell>
          <table:table-cell table:style-name="Table56.A2" office:value-type="string">
            <text:p text:style-name="P84"/>
          </table:table-cell>
          <table:table-cell table:style-name="Table56.A2" office:value-type="string">
            <text:p text:style-name="P84"/>
          </table:table-cell>
          <table:table-cell table:style-name="Table56.E2" office:value-type="string">
            <text:p text:style-name="P84"/>
          </table:table-cell>
        </table:table-row>
        <table:table-row>
          <table:table-cell table:style-name="Table56.A4" office:value-type="string">
            <text:p text:style-name="P84">Last BYTE</text:p>
          </table:table-cell>
          <table:table-cell table:style-name="Table56.A4" office:value-type="string">
            <text:p text:style-name="P84">0x3FC</text:p>
          </table:table-cell>
          <table:table-cell table:style-name="Table56.A4" office:value-type="string">
            <text:p text:style-name="P84">0x7FC</text:p>
          </table:table-cell>
          <table:table-cell table:style-name="Table56.A4" office:value-type="string">
            <text:p text:style-name="P84">0xBFC</text:p>
          </table:table-cell>
          <table:table-cell table:style-name="Table56.E4" office:value-type="string">
            <text:p text:style-name="P84">0xFFC</text:p>
          </table:table-cell>
        </table:table-row>
      </table:table>
      <text:p text:style-name="P196">Table <text:sequence text:ref-name="refTable33" text:name="Table" text:formula="ooow:Table+1" style:num-format="1">3.12</text:sequence>.: Agent_SW PROM Signature <text:s/>IO_Bus mapping </text:p>
      <text:p text:style-name="Text_20_body_20_indent_5f_1"/>
      <text:p text:style-name="Text_20_body_20_indent_5f_1">Following table summarize the format of the Agent_SW <text:s/>PROM</text:p>
      <text:p text:style-name="Text_20_body_20_indent_5f_1"/>
      <table:table table:name="Table57" table:style-name="Table57">
        <table:table-column table:style-name="Table57.A"/>
        <table:table-column table:style-name="Table57.B"/>
        <table:table-column table:style-name="Table57.C"/>
        <table:table-row>
          <table:table-cell table:style-name="Table57.A1" office:value-type="string">
            <text:p text:style-name="P103">PROM Offset</text:p>
          </table:table-cell>
          <table:table-cell table:style-name="Table57.A1" office:value-type="string">
            <text:p text:style-name="P104">Assignation </text:p>
          </table:table-cell>
          <table:table-cell table:style-name="Table57.C1" office:value-type="string">
            <text:p text:style-name="P103">Comments</text:p>
          </table:table-cell>
        </table:table-row>
        <table:table-row>
          <table:table-cell table:style-name="Table57.A2" office:value-type="string">
            <text:p text:style-name="P84">0x0</text:p>
          </table:table-cell>
          <table:table-cell table:style-name="Table57.A2" office:value-type="string">
            <text:p text:style-name="P83">Agent_SW Function</text:p>
          </table:table-cell>
          <table:table-cell table:style-name="Table57.C2" office:value-type="string">
            <text:p text:style-name="P83">Unique number assigned to the Agent_SW Type</text:p>
            <text:p text:style-name="P198">= 0x1 <text:s text:c="2"/>: Xilinx PCI Express Virtex 5SXT and LXT</text:p>
            <text:p text:style-name="P198">= 0x2 <text:s text:c="2"/>: <text:s/>Xilinx PCI Express Virtex 5FXT</text:p>
            <text:p text:style-name="P198">= 0x3 <text:s text:c="2"/>: Altera PCI Express Stratix 4Gx</text:p>
            <text:p text:style-name="P198">= 0x10 : DDR2 SMEM/IDMA</text:p>
            <text:p text:style-name="P198">= 0x20 : VME64X Master/Slave</text:p>
            <text:p text:style-name="P198">= 0x30 : IOxOS USER</text:p>
            <text:p text:style-name="P198"/>
            <text:p text:style-name="P198">= 0x80 – 0xFF User defined ..</text:p>
          </table:table-cell>
        </table:table-row>
        <table:table-row>
          <table:table-cell table:style-name="Table57.A2" office:value-type="string">
            <text:p text:style-name="P84">0x4</text:p>
          </table:table-cell>
          <table:table-cell table:style-name="Table57.A2" office:value-type="string">
            <text:p text:style-name="P83">Agent_SW Sub-Function</text:p>
          </table:table-cell>
          <table:table-cell table:style-name="Table57.C2" office:value-type="string">
            <text:p text:style-name="P83">To be defined</text:p>
          </table:table-cell>
        </table:table-row>
        <table:table-row>
          <table:table-cell table:style-name="Table57.A2" office:value-type="string">
            <text:p text:style-name="P84">0x8</text:p>
          </table:table-cell>
          <table:table-cell table:style-name="Table57.A2" office:value-type="string">
            <text:p text:style-name="P83">Agent_SW Version</text:p>
          </table:table-cell>
          <table:table-cell table:style-name="Table57.C2" office:value-type="string">
            <text:p text:style-name="P83">0x00 .. 0xFF</text:p>
          </table:table-cell>
        </table:table-row>
        <table:table-row>
          <table:table-cell table:style-name="Table57.A2" office:value-type="string">
            <text:p text:style-name="P84">0xC</text:p>
          </table:table-cell>
          <table:table-cell table:style-name="Table57.A2" office:value-type="string">
            <text:p text:style-name="P83">Agent_SW Revision</text:p>
          </table:table-cell>
          <table:table-cell table:style-name="Table57.C2" office:value-type="string">
            <text:p text:style-name="P83">0x00 .. 0xFF</text:p>
          </table:table-cell>
        </table:table-row>
        <table:table-row>
          <table:table-cell table:style-name="Table57.A2" office:value-type="string">
            <text:p text:style-name="P84">0x10</text:p>
          </table:table-cell>
          <table:table-cell table:style-name="Table57.A2" office:value-type="string">
            <text:p text:style-name="P83">Agent_SW Window Size</text:p>
          </table:table-cell>
          <table:table-cell table:style-name="Table57.C2" office:value-type="string">
            <text:p text:style-name="P83">0xNN value as 2^NN</text:p>
          </table:table-cell>
        </table:table-row>
        <table:table-row>
          <table:table-cell table:style-name="Table57.A2" office:value-type="string">
            <text:p text:style-name="P84">0x14</text:p>
          </table:table-cell>
          <table:table-cell table:style-name="Table57.A2" office:value-type="string">
            <text:p text:style-name="P83">Agent_SW Port Size</text:p>
          </table:table-cell>
          <table:table-cell table:style-name="Table57.C2" office:value-type="string">
            <text:p text:style-name="P83">0x00 to 0x0F = Central Switch port size</text:p>
          </table:table-cell>
        </table:table-row>
        <table:table-row>
          <table:table-cell table:style-name="Table57.A2" office:value-type="string">
            <text:p text:style-name="P84">0x18</text:p>
          </table:table-cell>
          <table:table-cell table:style-name="Table57.A2" office:value-type="string">
            <text:p text:style-name="P83">Read_Request Master </text:p>
          </table:table-cell>
          <table:table-cell table:style-name="Table57.C2" office:value-type="string">
            <text:p text:style-name="P83">0xNK = <text:s/>N= Number of Buffer entries</text:p>
            <text:p text:style-name="P83"><text:soft-page-break/><text:s text:c="15"/>K = 2^N Buffer size</text:p>
          </table:table-cell>
        </table:table-row>
        <table:table-row>
          <table:table-cell table:style-name="Table57.A2" office:value-type="string">
            <text:p text:style-name="P84">0x1C</text:p>
          </table:table-cell>
          <table:table-cell table:style-name="Table57.A2" office:value-type="string">
            <text:p text:style-name="P83">Read_Request Slave </text:p>
          </table:table-cell>
          <table:table-cell table:style-name="Table57.C2" office:value-type="string">
            <text:p text:style-name="P83">Idem</text:p>
          </table:table-cell>
        </table:table-row>
        <table:table-row>
          <table:table-cell table:style-name="Table57.A2" office:value-type="string">
            <text:p text:style-name="P84">0x20</text:p>
          </table:table-cell>
          <table:table-cell table:style-name="Table57.A2" office:value-type="string">
            <text:p text:style-name="P83">Write_Posting <text:s/>Master </text:p>
          </table:table-cell>
          <table:table-cell table:style-name="Table57.C2" office:value-type="string">
            <text:p text:style-name="P83">Idem</text:p>
          </table:table-cell>
        </table:table-row>
        <table:table-row>
          <table:table-cell table:style-name="Table57.A2" office:value-type="string">
            <text:p text:style-name="P84">0x24</text:p>
          </table:table-cell>
          <table:table-cell table:style-name="Table57.A2" office:value-type="string">
            <text:p text:style-name="P83">Write_Posting Slave <text:s/></text:p>
          </table:table-cell>
          <table:table-cell table:style-name="Table57.C2" office:value-type="string">
            <text:p text:style-name="P83">Idem</text:p>
          </table:table-cell>
        </table:table-row>
        <table:table-row>
          <table:table-cell table:style-name="Table57.A2" office:value-type="string">
            <text:p text:style-name="P84">0x28</text:p>
          </table:table-cell>
          <table:table-cell table:style-name="Table57.A2" office:value-type="string">
            <text:p text:style-name="P83">Read_Response Master </text:p>
          </table:table-cell>
          <table:table-cell table:style-name="Table57.C2" office:value-type="string">
            <text:p text:style-name="P83">Idem</text:p>
          </table:table-cell>
        </table:table-row>
        <table:table-row>
          <table:table-cell table:style-name="Table57.A2" office:value-type="string">
            <text:p text:style-name="P84">0x2C</text:p>
          </table:table-cell>
          <table:table-cell table:style-name="Table57.A2" office:value-type="string">
            <text:p text:style-name="P83">Read_Response Slave </text:p>
          </table:table-cell>
          <table:table-cell table:style-name="Table57.C2" office:value-type="string">
            <text:p text:style-name="P83">Idem</text:p>
          </table:table-cell>
        </table:table-row>
        <table:table-row>
          <table:table-cell table:style-name="Table57.A2" office:value-type="string">
            <text:p text:style-name="P84">0x30</text:p>
          </table:table-cell>
          <table:table-cell table:style-name="Table57.A2" office:value-type="string">
            <text:p text:style-name="P83">Reserved</text:p>
          </table:table-cell>
          <table:table-cell table:style-name="Table57.C2" office:value-type="string">
            <text:p text:style-name="P83">Not used</text:p>
          </table:table-cell>
        </table:table-row>
        <table:table-row>
          <table:table-cell table:style-name="Table57.A2" office:value-type="string">
            <text:p text:style-name="P84">0x34</text:p>
          </table:table-cell>
          <table:table-cell table:style-name="Table57.A2" office:value-type="string">
            <text:p text:style-name="P83">Reserved</text:p>
          </table:table-cell>
          <table:table-cell table:style-name="Table57.C2" office:value-type="string">
            <text:p text:style-name="P83">Not used</text:p>
          </table:table-cell>
        </table:table-row>
        <table:table-row>
          <table:table-cell table:style-name="Table57.A2" office:value-type="string">
            <text:p text:style-name="P84">0x38</text:p>
          </table:table-cell>
          <table:table-cell table:style-name="Table57.A2" office:value-type="string">
            <text:p text:style-name="P83">ITC #1</text:p>
          </table:table-cell>
          <table:table-cell table:style-name="Table57.C2" office:value-type="string">
            <text:p text:style-name="P83">Primary ITC </text:p>
            <text:p text:style-name="P83">&lt;7&gt; = Present</text:p>
            <text:p text:style-name="P83">&lt;6:5&gt;</text:p>
            <text:p text:style-name="P83">&lt;4:0&gt; = Number of IRQ assigned 1 to 16</text:p>
          </table:table-cell>
        </table:table-row>
        <table:table-row>
          <table:table-cell table:style-name="Table57.A2" office:value-type="string">
            <text:p text:style-name="P84">0x3C</text:p>
          </table:table-cell>
          <table:table-cell table:style-name="Table57.A2" office:value-type="string">
            <text:p text:style-name="P83">ITC #2</text:p>
          </table:table-cell>
          <table:table-cell table:style-name="Table57.C2" office:value-type="string">
            <text:p text:style-name="P83">Secondary <text:s/>ITC </text:p>
          </table:table-cell>
        </table:table-row>
        <table:table-row>
          <table:table-cell table:style-name="Table57.A18" office:value-type="string">
            <text:p text:style-name="P84">0x40 - 0x3C</text:p>
          </table:table-cell>
          <table:table-cell table:style-name="Table57.A18" office:value-type="string">
            <text:p text:style-name="P83">Reserved</text:p>
          </table:table-cell>
          <table:table-cell table:style-name="Table57.C18" office:value-type="string">
            <text:p text:style-name="P83">Not implemented</text:p>
          </table:table-cell>
        </table:table-row>
      </table:table>
      <text:p text:style-name="Text_20_body_20_indent_5f_1"/>
      <text:p text:style-name="Text_20_body_20_indent_5f_1"/>
      <text:list xml:id="list35423386" text:continue-numbering="true" text:style-name="Outline">
        <text:list-item>
          <text:h text:style-name="P254" text:outline-level="1">ANNEXES</text:h>
        </text:list-item>
      </text:list>
      <text:p text:style-name="Text_20_body_20_indent"/>
      <text:list xml:id="list35436067" text:continue-numbering="true" text:style-name="Outline">
        <text:list-item>
          <text:list>
            <text:list-item>
              <text:h text:style-name="Heading_20_2" text:outline-level="2">Compressed 256 Bytes IO Space</text:h>
            </text:list-item>
          </text:list>
        </text:list-item>
      </text:list>
      <text:p text:style-name="Text_20_body_20_indent_5f_1">To support PC BIOS with IO Space size limited to 256 bytes (as suggested by the PCI 3.0 Specification) a new PCI Express IO Space mapping has been defined. <text:s/></text:p>
      <text:p text:style-name="Text_20_body_20_indent_5f_1">This alternate IO Space mapping is enabled <text:s/>by positioning to '1' the mini-DIP switch <text:span text:style-name="T12">SW502-2.</text:span><text:span text:style-name="T13"> (</text:span><text:span text:style-name="T14">Nota</text:span><text:span text:style-name="T13"> previously this <text:s/>-DIP was used to disable the PON_FSM controller)</text:span></text:p>
      <text:p text:style-name="Text_20_body_20_indent_5f_1"><text:s/>Generic software can check the status of the switch <text:span text:style-name="T12">SW502-2 <text:s/>in the “ILOC_STATIC” register to determine automatically the IO_Space mode activated.</text:span></text:p>
      <text:p text:style-name="P221">The Compressed mode maps with following </text:p>
      <text:list xml:id="list35367928" text:style-name="L79">
        <text:list-item>
          <text:list>
            <text:list-item>
              <text:list>
                <text:list-item>
                  <text:p text:style-name="P282"><text:span text:style-name="T12">1</text:span><text:span text:style-name="T11">st</text:span><text:span text:style-name="T12"> region of thirty-two(32) key <text:s/>(most important) PEV_1100's registers</text:span></text:p>
                </text:list-item>
                <text:list-item>
                  <text:p text:style-name="P282"><text:span text:style-name="T11">2nd</text:span><text:span text:style-name="T12"> region of Sixteen(16) registers supporting the four(4) ITC16 controllers</text:span></text:p>
                </text:list-item>
                <text:list-item>
                  <text:p text:style-name="P282"><text:span text:style-name="T12">3</text:span><text:span text:style-name="T11">rd</text:span><text:span text:style-name="T12"> region of <text:s/>Sixteen(16) registers whose are r- allocable with a 2-bit selector field <text:s/>“</text:span><text:span text:style-name="T23">Dyn_IOSEL[1:0]</text:span><text:span text:style-name="T12">” located in the <text:s/>“ILOC_STATIC” register </text:span></text:p>
                  <text:p text:style-name="P283"/>
                </text:list-item>
              </text:list>
            </text:list-item>
          </text:list>
        </text:list-item>
      </text:list>
      <text:p text:style-name="Text_20_body_20_indent_5f_1">Following tables provide the PCI Express IO_Space resource mapping while the “Compressed Mode” is enabled </text:p>
      <text:list xml:id="list35352100" text:style-name="L80">
        <text:list-item>
          <text:list>
            <text:list-item>
              <text:list>
                <text:list-item>
                  <text:p text:style-name="P284">Fixed section mapping 48 registers. (32 +16)</text:p>
                </text:list-item>
                <text:list-item>
                  <text:p text:style-name="P284">Dynamic section mapping <text:s/>four(4) times 16 registers </text:p>
                </text:list-item>
              </text:list>
            </text:list-item>
          </text:list>
        </text:list-item>
      </text:list>
      <text:p text:style-name="Text_20_body_20_indent_5f_1"/>
      <table:table table:name="Table148" table:style-name="Table148">
        <table:table-column table:style-name="Table148.A"/>
        <table:table-column table:style-name="Table148.B"/>
        <table:table-column table:style-name="Table148.C"/>
        <table:table-column table:style-name="Table148.D"/>
        <table:table-column table:style-name="Table148.E"/>
        <table:table-header-rows>
          <table:table-row>
            <table:table-cell table:style-name="Table148.A1" office:value-type="string">
              <text:p text:style-name="P30">Offset <text:s/>IO_Space PCI</text:p>
            </table:table-cell>
            <table:table-cell table:style-name="Table148.A1" office:value-type="string">
              <text:p text:style-name="P30">Size</text:p>
            </table:table-cell>
            <table:table-cell table:style-name="Table148.A1" office:value-type="string">
              <text:p text:style-name="P30">Register_Name</text:p>
            </table:table-cell>
            <table:table-cell table:style-name="Table148.A1" office:value-type="string">
              <text:p text:style-name="P30">Description</text:p>
            </table:table-cell>
            <table:table-cell table:style-name="Table148.E1" office:value-type="string">
              <text:p text:style-name="P30">Comments</text:p>
            </table:table-cell>
          </table:table-row>
        </table:table-header-rows>
        <table:table-row>
          <table:table-cell table:style-name="Table148.A2" table:number-columns-spanned="5" office:value-type="string">
            <text:p text:style-name="P31">Key/Main Resources</text:p>
          </table:table-cell>
          <table:covered-table-cell/>
          <table:covered-table-cell/>
          <table:covered-table-cell/>
          <table:covered-table-cell/>
        </table:table-row>
        <table:table-row>
          <table:table-cell table:style-name="Table148.A3" office:value-type="string">
            <text:p text:style-name="P116">0x00 - 0x03</text:p>
          </table:table-cell>
          <table:table-cell table:style-name="Table148.A3" office:value-type="string">
            <text:p text:style-name="P117">0x4</text:p>
          </table:table-cell>
          <table:table-cell table:style-name="Table148.A3" office:value-type="string">
            <text:p text:style-name="P118">ILOC_STATIC</text:p>
          </table:table-cell>
          <table:table-cell table:style-name="Table148.A3" office:value-type="string">
            <text:p text:style-name="P115">External Static Information (micro-switch &amp; strapping)</text:p>
          </table:table-cell>
          <table:table-cell table:style-name="Table148.A2" office:value-type="string">
            <text:p text:style-name="P115">Hold status information of static options</text:p>
          </table:table-cell>
        </table:table-row>
        <table:table-row>
          <table:table-cell table:style-name="Table148.A3" office:value-type="string">
            <text:p text:style-name="P116">0x04 - 0x07</text:p>
          </table:table-cell>
          <table:table-cell table:style-name="Table148.A3" office:value-type="string">
            <text:p text:style-name="P117">0x4</text:p>
          </table:table-cell>
          <table:table-cell table:style-name="Table148.A3" office:value-type="string">
            <text:p text:style-name="P118">ILOC_SIGN</text:p>
          </table:table-cell>
          <table:table-cell table:style-name="Table148.A3" office:value-type="string">
            <text:p text:style-name="P115">Signature <text:s/>FPGA date of <text:s/>Creation 32-bit field</text:p>
          </table:table-cell>
          <table:table-cell table:style-name="Table148.A2" office:value-type="string">
            <text:p text:style-name="P115"/>
          </table:table-cell>
        </table:table-row>
        <table:table-row>
          <table:table-cell table:style-name="Table148.A3" office:value-type="string">
            <text:p text:style-name="P116">0x08 - 0x0B</text:p>
          </table:table-cell>
          <table:table-cell table:style-name="Table148.A3" office:value-type="string">
            <text:p text:style-name="P117">0x4</text:p>
          </table:table-cell>
          <table:table-cell table:style-name="Table148.A3" office:value-type="string">
            <text:p text:style-name="P118">ILOC_GENCTL</text:p>
          </table:table-cell>
          <table:table-cell table:style-name="Table148.A3" office:value-type="string">
            <text:p text:style-name="P115">General Control Register</text:p>
          </table:table-cell>
          <table:table-cell table:style-name="Table148.A2" office:value-type="string">
            <text:p text:style-name="P115"/>
          </table:table-cell>
        </table:table-row>
        <table:table-row>
          <table:table-cell table:style-name="Table148.A3" office:value-type="string">
            <text:p text:style-name="P116">0x0C - 0x0F</text:p>
          </table:table-cell>
          <table:table-cell table:style-name="Table148.A3" office:value-type="string">
            <text:p text:style-name="P117">0x4</text:p>
          </table:table-cell>
          <table:table-cell table:style-name="Table148.A3" office:value-type="string">
            <text:p text:style-name="P118">PCIE_MMUADD</text:p>
          </table:table-cell>
          <table:table-cell table:style-name="Table148.A3" office:value-type="string">
            <text:p text:style-name="P115">PCI Express INgress MMU Address pointer.</text:p>
          </table:table-cell>
          <table:table-cell table:style-name="Table148.A2" office:value-type="string">
            <text:p text:style-name="P95"><text:s/></text:p>
          </table:table-cell>
        </table:table-row>
        <table:table-row>
          <table:table-cell table:style-name="Table148.A3" office:value-type="string">
            <text:p text:style-name="P116">0x10 - 0x13</text:p>
          </table:table-cell>
          <table:table-cell table:style-name="Table148.A3" office:value-type="string">
            <text:p text:style-name="P117">0x4</text:p>
          </table:table-cell>
          <table:table-cell table:style-name="Table148.A3" office:value-type="string">
            <text:p text:style-name="P118">PCIE_MMUDAT</text:p>
          </table:table-cell>
          <table:table-cell table:style-name="Table148.A3" office:value-type="string">
            <text:p text:style-name="P115">PCI Express INgress MMU Data Register</text:p>
          </table:table-cell>
          <table:table-cell table:style-name="Table148.A2" office:value-type="string">
            <text:p text:style-name="P95"><text:s/></text:p>
          </table:table-cell>
        </table:table-row>
        <table:table-row>
          <table:table-cell table:style-name="Table148.A3" office:value-type="string">
            <text:p text:style-name="P116">0x14 - 0x17</text:p>
          </table:table-cell>
          <table:table-cell table:style-name="Table148.A3" office:value-type="string">
            <text:p text:style-name="P117">0x4</text:p>
          </table:table-cell>
          <table:table-cell table:style-name="Table148.A3" office:value-type="string">
            <text:p text:style-name="P118">V5_SMON_ADDPT</text:p>
          </table:table-cell>
          <table:table-cell table:style-name="Table148.A3" office:value-type="string">
            <text:p text:style-name="P115">VIRTEX-5 System Monitor <text:s/>Address Pointer</text:p>
          </table:table-cell>
          <table:table-cell table:style-name="Table148.A2" office:value-type="string">
            <text:p text:style-name="P115"/>
          </table:table-cell>
        </table:table-row>
        <table:table-row>
          <table:table-cell table:style-name="Table148.A3" office:value-type="string">
            <text:p text:style-name="P116">0x18 - 0x1B</text:p>
          </table:table-cell>
          <table:table-cell table:style-name="Table148.A3" office:value-type="string">
            <text:p text:style-name="P117">0x4</text:p>
          </table:table-cell>
          <table:table-cell table:style-name="Table148.A3" office:value-type="string">
            <text:p text:style-name="P118">V5_SMON_DAT</text:p>
          </table:table-cell>
          <table:table-cell table:style-name="Table148.A3" office:value-type="string">
            <text:p text:style-name="P115">VIRTEX-5 System Monitor <text:s/>Data Register</text:p>
          </table:table-cell>
          <table:table-cell table:style-name="Table148.A2" office:value-type="string">
            <text:p text:style-name="P115"/>
          </table:table-cell>
        </table:table-row>
        <table:table-row>
          <table:table-cell table:style-name="Table148.A3" office:value-type="string">
            <text:p text:style-name="P116">0x1C - 0x1F</text:p>
          </table:table-cell>
          <table:table-cell table:style-name="Table148.A3" office:value-type="string">
            <text:p text:style-name="P117">0x4</text:p>
          </table:table-cell>
          <table:table-cell table:style-name="Table148.A3" office:value-type="string">
            <text:p text:style-name="P118">V5_SMON_STA</text:p>
          </table:table-cell>
          <table:table-cell table:style-name="Table148.A3" office:value-type="string">
            <text:p text:style-name="P115">VIRTEX-5 System Monitor <text:s/>Status</text:p>
          </table:table-cell>
          <table:table-cell table:style-name="Table148.A2" office:value-type="string">
            <text:p text:style-name="P115"/>
          </table:table-cell>
        </table:table-row>
        <table:table-row>
          <table:table-cell table:style-name="Table148.A3" office:value-type="string">
            <text:p text:style-name="P116">0x20 - 0x23</text:p>
          </table:table-cell>
          <table:table-cell table:style-name="Table148.A3" office:value-type="string">
            <text:p text:style-name="P117">0x4</text:p>
          </table:table-cell>
          <table:table-cell table:style-name="Table148.A3" office:value-type="string">
            <text:p text:style-name="P118">PVME_SLOT1</text:p>
          </table:table-cell>
          <table:table-cell table:style-name="Table148.A3" office:value-type="string">
            <text:p text:style-name="P115">VME64X Slot-1 related functions as Arbiter, BTO and Static option switches status.</text:p>
          </table:table-cell>
          <table:table-cell table:style-name="Table148.A2" office:value-type="string">
            <text:p text:style-name="P115"/>
          </table:table-cell>
        </table:table-row>
        <table:table-row>
          <table:table-cell table:style-name="Table148.A3" office:value-type="string">
            <text:p text:style-name="P116">0x24 - 0x27</text:p>
          </table:table-cell>
          <table:table-cell table:style-name="Table148.A3" office:value-type="string">
            <text:p text:style-name="P117">0x4</text:p>
          </table:table-cell>
          <table:table-cell table:style-name="Table148.A3" office:value-type="string">
            <text:p text:style-name="P118">PVME_MASCSR</text:p>
          </table:table-cell>
          <table:table-cell table:style-name="Table148.A3" office:value-type="string">
            <text:p text:style-name="P115">VME64X Master Port related control and status</text:p>
          </table:table-cell>
          <table:table-cell table:style-name="Table148.A2" office:value-type="string">
            <text:p text:style-name="P115"/>
          </table:table-cell>
        </table:table-row>
        <table:table-row>
          <table:table-cell table:style-name="Table148.A3" office:value-type="string">
            <text:p text:style-name="P116">0x28 - 0x2B</text:p>
          </table:table-cell>
          <table:table-cell table:style-name="Table148.A3" office:value-type="string">
            <text:p text:style-name="P117">0x4</text:p>
          </table:table-cell>
          <table:table-cell table:style-name="Table148.A3" office:value-type="string">
            <text:p text:style-name="P118">PVME_SLVCSR</text:p>
          </table:table-cell>
          <table:table-cell table:style-name="Table148.A3" office:value-type="string">
            <text:p text:style-name="P115">VME64X Slave Port related control and status</text:p>
          </table:table-cell>
          <table:table-cell table:style-name="Table148.A2" office:value-type="string">
            <text:p text:style-name="P115"/>
          </table:table-cell>
        </table:table-row>
        <table:table-row>
          <table:table-cell table:style-name="Table148.A3" office:value-type="string">
            <text:p text:style-name="P116">0x2C - 0x2F</text:p>
          </table:table-cell>
          <table:table-cell table:style-name="Table148.A3" office:value-type="string">
            <text:p text:style-name="P117">0x4</text:p>
          </table:table-cell>
          <table:table-cell table:style-name="Table148.A3" office:value-type="string">
            <text:p text:style-name="P118">PVME_INTG</text:p>
          </table:table-cell>
          <table:table-cell table:style-name="Table148.A3" office:value-type="string">
            <text:p text:style-name="P115">VME64X Interrupt Generator</text:p>
          </table:table-cell>
          <table:table-cell table:style-name="Table148.A2" office:value-type="string">
            <text:p text:style-name="P115"/>
          </table:table-cell>
        </table:table-row>
        <table:table-row>
          <table:table-cell table:style-name="Table148.A3" office:value-type="string">
            <text:p text:style-name="P116">0x30 - 0x33</text:p>
          </table:table-cell>
          <table:table-cell table:style-name="Table148.A3" office:value-type="string">
            <text:p text:style-name="P117">0x4</text:p>
          </table:table-cell>
          <table:table-cell table:style-name="Table148.A3" office:value-type="string">
            <text:p text:style-name="P118">PVME_MMUADD</text:p>
          </table:table-cell>
          <table:table-cell table:style-name="Table148.A3" office:value-type="string">
            <text:p text:style-name="P115">VME64x INgress MMU Address pointer.</text:p>
          </table:table-cell>
          <table:table-cell table:style-name="Table148.A2" office:value-type="string">
            <text:p text:style-name="P115"/>
          </table:table-cell>
        </table:table-row>
        <table:table-row>
          <table:table-cell table:style-name="Table148.A3" office:value-type="string">
            <text:p text:style-name="P116">0x34 - 0x37</text:p>
          </table:table-cell>
          <table:table-cell table:style-name="Table148.A3" office:value-type="string">
            <text:p text:style-name="P117">0x4</text:p>
          </table:table-cell>
          <table:table-cell table:style-name="Table148.A3" office:value-type="string">
            <text:p text:style-name="P118">PVME_MMUDAT</text:p>
          </table:table-cell>
          <table:table-cell table:style-name="Table148.A3" office:value-type="string">
            <text:p text:style-name="P115">VME64x INgress MMU Data Register</text:p>
          </table:table-cell>
          <table:table-cell table:style-name="Table148.A2" office:value-type="string">
            <text:p text:style-name="P115"/>
          </table:table-cell>
        </table:table-row>
        <text:soft-page-break/>
        <table:table-row>
          <table:table-cell table:style-name="Table148.A3" office:value-type="string">
            <text:p text:style-name="P116">0x38 - 0x3B</text:p>
          </table:table-cell>
          <table:table-cell table:style-name="Table148.A3" office:value-type="string">
            <text:p text:style-name="P117">0x4</text:p>
          </table:table-cell>
          <table:table-cell table:style-name="Table148.A3" office:value-type="string">
            <text:p text:style-name="P118">PVME_LOCMON</text:p>
          </table:table-cell>
          <table:table-cell table:style-name="Table148.A3" office:value-type="string">
            <text:p text:style-name="P115">VME64x Location Monitor Address</text:p>
          </table:table-cell>
          <table:table-cell table:style-name="Table148.A2" office:value-type="string">
            <text:p text:style-name="P115"/>
          </table:table-cell>
        </table:table-row>
        <table:table-row>
          <table:table-cell table:style-name="Table148.A3" office:value-type="string">
            <text:p text:style-name="P116">0x3C - 0x3F</text:p>
          </table:table-cell>
          <table:table-cell table:style-name="Table148.A3" office:value-type="string">
            <text:p text:style-name="P117">0x4</text:p>
          </table:table-cell>
          <table:table-cell table:style-name="Table148.A3" office:value-type="string">
            <text:p text:style-name="P118">PVME_LOCK</text:p>
          </table:table-cell>
          <table:table-cell table:style-name="Table148.A3" office:value-type="string">
            <text:p text:style-name="P115">VME64x RMW Address Match</text:p>
          </table:table-cell>
          <table:table-cell table:style-name="Table148.A2" office:value-type="string">
            <text:p text:style-name="P115">VME64x <text:s/>ADOH &amp; LOCK support</text:p>
          </table:table-cell>
        </table:table-row>
        <table:table-row>
          <table:table-cell table:style-name="Table148.A3" office:value-type="string">
            <text:p text:style-name="P116">0x40 - 0x43</text:p>
          </table:table-cell>
          <table:table-cell table:style-name="Table148.A3" office:value-type="string">
            <text:p text:style-name="P117">0x4</text:p>
          </table:table-cell>
          <table:table-cell table:style-name="Table148.A3" office:value-type="string">
            <text:p text:style-name="P118">SMEM_DDR2_CSR</text:p>
          </table:table-cell>
          <table:table-cell table:style-name="Table148.A3" office:value-type="string">
            <text:p text:style-name="P115"><text:s/>Four port DDR2 Controller Control &amp; Status</text:p>
          </table:table-cell>
          <table:table-cell table:style-name="Table148.A2" office:value-type="string">
            <text:p text:style-name="P115"/>
          </table:table-cell>
        </table:table-row>
        <table:table-row table:style-name="Table148.20">
          <table:table-cell table:style-name="Table148.A3" office:value-type="string">
            <text:p text:style-name="P116">0x44 - 0x47</text:p>
          </table:table-cell>
          <table:table-cell table:style-name="Table148.A3" office:value-type="string">
            <text:p text:style-name="P117">0x4</text:p>
          </table:table-cell>
          <table:table-cell table:style-name="Table148.A3" office:value-type="string">
            <text:p text:style-name="P118">IDMA_GCSR</text:p>
          </table:table-cell>
          <table:table-cell table:style-name="Table148.A3" office:value-type="string">
            <text:p text:style-name="P115">IDMA Global CSR</text:p>
          </table:table-cell>
          <table:table-cell table:style-name="Table148.A2" office:value-type="string">
            <text:p text:style-name="P115"/>
          </table:table-cell>
        </table:table-row>
        <table:table-row>
          <table:table-cell table:style-name="Table148.A3" office:value-type="string">
            <text:p text:style-name="P116">0x48 - 0x4B</text:p>
          </table:table-cell>
          <table:table-cell table:style-name="Table148.A3" office:value-type="string">
            <text:p text:style-name="P117">0x4</text:p>
          </table:table-cell>
          <table:table-cell table:style-name="Table148.A3" office:value-type="string">
            <text:p text:style-name="P118">IDMA_RD_0_PCSR</text:p>
          </table:table-cell>
          <table:table-cell table:style-name="Table148.A3" office:value-type="string">
            <text:p text:style-name="P115">IDMA Pipeline Control Register <text:s/>Read Engine #0</text:p>
          </table:table-cell>
          <table:table-cell table:style-name="Table148.A2" office:value-type="string">
            <text:p text:style-name="P115"/>
          </table:table-cell>
        </table:table-row>
        <table:table-row>
          <table:table-cell table:style-name="Table148.A3" office:value-type="string">
            <text:p text:style-name="P116">0x4C - 0x4F</text:p>
          </table:table-cell>
          <table:table-cell table:style-name="Table148.A3" office:value-type="string">
            <text:p text:style-name="P117">0x4</text:p>
          </table:table-cell>
          <table:table-cell table:style-name="Table148.A3" office:value-type="string">
            <text:p text:style-name="P118">IDMA_WR_0_PCSR</text:p>
          </table:table-cell>
          <table:table-cell table:style-name="Table148.A3" office:value-type="string">
            <text:p text:style-name="P115">IDMA Pipeline Control Register <text:s/>Write Engine #0</text:p>
          </table:table-cell>
          <table:table-cell table:style-name="Table148.A2" office:value-type="string">
            <text:p text:style-name="P115"/>
          </table:table-cell>
        </table:table-row>
        <table:table-row>
          <table:table-cell table:style-name="Table148.A3" office:value-type="string">
            <text:p text:style-name="P116">0x50 - 0x53</text:p>
          </table:table-cell>
          <table:table-cell table:style-name="Table148.A3" office:value-type="string">
            <text:p text:style-name="P117">0x4</text:p>
          </table:table-cell>
          <table:table-cell table:style-name="Table148.A3" office:value-type="string">
            <text:p text:style-name="P118">IDMA_RD_0_CSR</text:p>
          </table:table-cell>
          <table:table-cell table:style-name="Table148.A3" office:value-type="string">
            <text:p text:style-name="P115">IDMA Read Engine #0 Control&amp;Status</text:p>
          </table:table-cell>
          <table:table-cell table:style-name="Table148.A2" office:value-type="string">
            <text:p text:style-name="P115"/>
          </table:table-cell>
        </table:table-row>
        <table:table-row>
          <table:table-cell table:style-name="Table148.A3" office:value-type="string">
            <text:p text:style-name="P116">0x54 - 0x57</text:p>
          </table:table-cell>
          <table:table-cell table:style-name="Table148.A3" office:value-type="string">
            <text:p text:style-name="P117">0x4</text:p>
          </table:table-cell>
          <table:table-cell table:style-name="Table148.A3" office:value-type="string">
            <text:p text:style-name="P118">IDMA_RD_0_NDES</text:p>
          </table:table-cell>
          <table:table-cell table:style-name="Table148.A3" office:value-type="string">
            <text:p text:style-name="P115">IDMA Read Engine #0 Next DMA_Descriptor Pointer</text:p>
          </table:table-cell>
          <table:table-cell table:style-name="Table148.A2" office:value-type="string">
            <text:p text:style-name="P115"/>
          </table:table-cell>
        </table:table-row>
        <table:table-row>
          <table:table-cell table:style-name="Table148.A3" office:value-type="string">
            <text:p text:style-name="P116">0x58 - 0x5B</text:p>
          </table:table-cell>
          <table:table-cell table:style-name="Table148.A3" office:value-type="string">
            <text:p text:style-name="P117">0x4</text:p>
          </table:table-cell>
          <table:table-cell table:style-name="Table148.A3" office:value-type="string">
            <text:p text:style-name="P118">IDMA_RD_0_CDES</text:p>
          </table:table-cell>
          <table:table-cell table:style-name="Table148.A3" office:value-type="string">
            <text:p text:style-name="P115">IDMA Read Engine #0 <text:s/>Current DMA_Descriptor Pointer</text:p>
          </table:table-cell>
          <table:table-cell table:style-name="Table148.A2" office:value-type="string">
            <text:p text:style-name="P115"/>
          </table:table-cell>
        </table:table-row>
        <table:table-row>
          <table:table-cell table:style-name="Table148.A3" office:value-type="string">
            <text:p text:style-name="P116">0x5C - 0x5F</text:p>
          </table:table-cell>
          <table:table-cell table:style-name="Table148.A3" office:value-type="string">
            <text:p text:style-name="P117">0x4</text:p>
          </table:table-cell>
          <table:table-cell table:style-name="Table148.A3" office:value-type="string">
            <text:p text:style-name="P118">IDMA_RD_0_WCNT</text:p>
          </table:table-cell>
          <table:table-cell table:style-name="Table148.A3" office:value-type="string">
            <text:p text:style-name="P115">IDMA Read Engine #0 <text:s/>WCNT and DMA Operation Status</text:p>
          </table:table-cell>
          <table:table-cell table:style-name="Table148.A2" office:value-type="string">
            <text:p text:style-name="P115"/>
          </table:table-cell>
        </table:table-row>
        <table:table-row>
          <table:table-cell table:style-name="Table148.A3" office:value-type="string">
            <text:p text:style-name="P116">0x60 - 0x63</text:p>
          </table:table-cell>
          <table:table-cell table:style-name="Table148.A3" office:value-type="string">
            <text:p text:style-name="P117">0x4</text:p>
          </table:table-cell>
          <table:table-cell table:style-name="Table148.A3" office:value-type="string">
            <text:p text:style-name="P118">IDMA_WR_0_CSR</text:p>
          </table:table-cell>
          <table:table-cell table:style-name="Table148.A3" office:value-type="string">
            <text:p text:style-name="P115">IDMA Write Engine #0 Control&amp;Status</text:p>
          </table:table-cell>
          <table:table-cell table:style-name="Table148.A2" office:value-type="string">
            <text:p text:style-name="P115"/>
          </table:table-cell>
        </table:table-row>
        <table:table-row>
          <table:table-cell table:style-name="Table148.A3" office:value-type="string">
            <text:p text:style-name="P116">0x64 - 0x67</text:p>
          </table:table-cell>
          <table:table-cell table:style-name="Table148.A3" office:value-type="string">
            <text:p text:style-name="P117">0x4</text:p>
          </table:table-cell>
          <table:table-cell table:style-name="Table148.A3" office:value-type="string">
            <text:p text:style-name="P118">IDMA_WR_0_NDES</text:p>
          </table:table-cell>
          <table:table-cell table:style-name="Table148.A3" office:value-type="string">
            <text:p text:style-name="P115">IDMA Write Engine #0 Next DMA_Descriptor Pointer</text:p>
          </table:table-cell>
          <table:table-cell table:style-name="Table148.A2" office:value-type="string">
            <text:p text:style-name="P115"/>
          </table:table-cell>
        </table:table-row>
        <table:table-row>
          <table:table-cell table:style-name="Table148.A3" office:value-type="string">
            <text:p text:style-name="P116">0x68 - 0x6B</text:p>
          </table:table-cell>
          <table:table-cell table:style-name="Table148.A3" office:value-type="string">
            <text:p text:style-name="P117">0x4</text:p>
          </table:table-cell>
          <table:table-cell table:style-name="Table148.A3" office:value-type="string">
            <text:p text:style-name="P118">IDMA_WR_0_CDES</text:p>
          </table:table-cell>
          <table:table-cell table:style-name="Table148.A3" office:value-type="string">
            <text:p text:style-name="P115">IDMA Write Engine #0 <text:s/>Current DMA_Descriptor Pointer</text:p>
          </table:table-cell>
          <table:table-cell table:style-name="Table148.A2" office:value-type="string">
            <text:p text:style-name="P115"/>
          </table:table-cell>
        </table:table-row>
        <table:table-row>
          <table:table-cell table:style-name="Table148.A3" office:value-type="string">
            <text:p text:style-name="P116">0x6C - 0x6F</text:p>
          </table:table-cell>
          <table:table-cell table:style-name="Table148.A3" office:value-type="string">
            <text:p text:style-name="P117">0x4</text:p>
          </table:table-cell>
          <table:table-cell table:style-name="Table148.A3" office:value-type="string">
            <text:p text:style-name="P118">IDMA_WR_0_WCNT</text:p>
          </table:table-cell>
          <table:table-cell table:style-name="Table148.A3" office:value-type="string">
            <text:p text:style-name="P115">IDMA Write Engine #0 <text:s/>WCNT and DMA Operation Status</text:p>
          </table:table-cell>
          <table:table-cell table:style-name="Table148.A2" office:value-type="string">
            <text:p text:style-name="P115"/>
          </table:table-cell>
        </table:table-row>
        <table:table-row>
          <table:table-cell table:style-name="Table148.A3" office:value-type="string">
            <text:p text:style-name="P116">0x70 - 0x73</text:p>
          </table:table-cell>
          <table:table-cell table:style-name="Table148.A3" office:value-type="string">
            <text:p text:style-name="P117">0x4</text:p>
          </table:table-cell>
          <table:table-cell table:style-name="Table148.A3" office:value-type="string">
            <text:p text:style-name="P118">PVME_GLTIM_CSR</text:p>
          </table:table-cell>
          <table:table-cell table:style-name="Table148.A3" office:value-type="string">
            <text:p text:style-name="P115">Global Timer Control &amp; Status Register</text:p>
          </table:table-cell>
          <table:table-cell table:style-name="Table148.A2" office:value-type="string">
            <text:p text:style-name="P115"/>
          </table:table-cell>
        </table:table-row>
        <table:table-row>
          <table:table-cell table:style-name="Table148.A3" office:value-type="string">
            <text:p text:style-name="P116">0x74 - 0x77</text:p>
          </table:table-cell>
          <table:table-cell table:style-name="Table148.A3" office:value-type="string">
            <text:p text:style-name="P117"/>
          </table:table-cell>
          <table:table-cell table:style-name="Table148.A3" office:value-type="string">
            <text:p text:style-name="P118"/>
          </table:table-cell>
          <table:table-cell table:style-name="Table148.A3" office:value-type="string">
            <text:p text:style-name="P115"/>
          </table:table-cell>
          <table:table-cell table:style-name="Table148.A2" office:value-type="string">
            <text:p text:style-name="P115"/>
          </table:table-cell>
        </table:table-row>
        <table:table-row>
          <table:table-cell table:style-name="Table148.A3" office:value-type="string">
            <text:p text:style-name="P116">0x78 - 0x7B</text:p>
          </table:table-cell>
          <table:table-cell table:style-name="Table148.A3" office:value-type="string">
            <text:p text:style-name="P117">0x4</text:p>
          </table:table-cell>
          <table:table-cell table:style-name="Table148.A3" office:value-type="string">
            <text:p text:style-name="P118">PVME_GLTIM_CNT2</text:p>
          </table:table-cell>
          <table:table-cell table:style-name="Table148.A3" office:value-type="string">
            <text:p text:style-name="P115">Global Timer <text:s/>Pre-scaler 17-bit </text:p>
          </table:table-cell>
          <table:table-cell table:style-name="Table148.A2" office:value-type="string">
            <text:p text:style-name="P115"/>
          </table:table-cell>
        </table:table-row>
        <table:table-row>
          <table:table-cell table:style-name="Table148.A3" office:value-type="string">
            <text:p text:style-name="P116">0x7c - 0x7f</text:p>
          </table:table-cell>
          <table:table-cell table:style-name="Table148.A3" office:value-type="string">
            <text:p text:style-name="P117">0x4</text:p>
          </table:table-cell>
          <table:table-cell table:style-name="Table148.A3" office:value-type="string">
            <text:p text:style-name="P118">PVME_GLTIM_CNT1</text:p>
          </table:table-cell>
          <table:table-cell table:style-name="Table148.A3" office:value-type="string">
            <text:p text:style-name="P115">Global Timer Main 32-bit counter (1 [ms]</text:p>
          </table:table-cell>
          <table:table-cell table:style-name="Table148.A2" office:value-type="string">
            <text:p text:style-name="P115"/>
          </table:table-cell>
        </table:table-row>
        <table:table-row>
          <table:table-cell table:style-name="Table148.A2" table:number-columns-spanned="5" office:value-type="string">
            <text:p text:style-name="P116">0x4C - 0x4F</text:p>
          </table:table-cell>
          <table:covered-table-cell/>
          <table:covered-table-cell/>
          <table:covered-table-cell/>
          <table:covered-table-cell/>
        </table:table-row>
        <table:table-row>
          <table:table-cell table:style-name="Table148.A3" office:value-type="string">
            <text:p text:style-name="P116">0x80 - 0x83</text:p>
          </table:table-cell>
          <table:table-cell table:style-name="Table148.A3" office:value-type="string">
            <text:p text:style-name="P117">0x4</text:p>
          </table:table-cell>
          <table:table-cell table:style-name="Table148.A3" office:value-type="string">
            <text:p text:style-name="P118">PCIE_BE_ITC_IP</text:p>
          </table:table-cell>
          <table:table-cell table:style-name="Table148.A3" office:value-type="string">
            <text:p text:style-name="P115">PCIE_BE ITC Interrupt Pending</text:p>
          </table:table-cell>
          <table:table-cell table:style-name="Table148.A2" office:value-type="string">
            <text:p text:style-name="P115">ITC16 Controller PCIE Agent_SW </text:p>
          </table:table-cell>
        </table:table-row>
        <table:table-row>
          <table:table-cell table:style-name="Table148.A3" office:value-type="string">
            <text:p text:style-name="P116">0x84 - 0x87</text:p>
          </table:table-cell>
          <table:table-cell table:style-name="Table148.A3" office:value-type="string">
            <text:p text:style-name="P117">0x4</text:p>
          </table:table-cell>
          <table:table-cell table:style-name="Table148.A3" office:value-type="string">
            <text:p text:style-name="P118">PCIE_BE_ITC_IACK</text:p>
          </table:table-cell>
          <table:table-cell table:style-name="Table148.A3" office:value-type="string">
            <text:p text:style-name="P115">PCIE_BE Local ITC Interrupt Acknowledge </text:p>
          </table:table-cell>
          <table:table-cell table:style-name="Table148.A2" office:value-type="string">
            <text:p text:style-name="P127"/>
          </table:table-cell>
        </table:table-row>
        <table:table-row>
          <table:table-cell table:style-name="Table148.A3" office:value-type="string">
            <text:p text:style-name="P116">0x88 - 0x8B</text:p>
          </table:table-cell>
          <table:table-cell table:style-name="Table148.A3" office:value-type="string">
            <text:p text:style-name="P117">0x4</text:p>
          </table:table-cell>
          <table:table-cell table:style-name="Table148.A3" office:value-type="string">
            <text:p text:style-name="P118">PCIE_BE_ITC_IMC</text:p>
          </table:table-cell>
          <table:table-cell table:style-name="Table148.A3" office:value-type="string">
            <text:p text:style-name="P115">PCIE_BE ITC Mask CLEAR Control Reg.</text:p>
          </table:table-cell>
          <table:table-cell table:style-name="Table148.A2" office:value-type="string">
            <text:p text:style-name="P127"/>
          </table:table-cell>
        </table:table-row>
        <table:table-row>
          <table:table-cell table:style-name="Table148.A3" office:value-type="string">
            <text:p text:style-name="P116">0x8C - 0x8F</text:p>
          </table:table-cell>
          <table:table-cell table:style-name="Table148.A3" office:value-type="string">
            <text:p text:style-name="P117">0x4</text:p>
          </table:table-cell>
          <table:table-cell table:style-name="Table148.A3" office:value-type="string">
            <text:p text:style-name="P118">PCIE_BE_ITC_IMS</text:p>
          </table:table-cell>
          <table:table-cell table:style-name="Table148.A3" office:value-type="string">
            <text:p text:style-name="P115">PCIE_BE ITC Mask SET Control Reg.</text:p>
          </table:table-cell>
          <table:table-cell table:style-name="Table148.A2" office:value-type="string">
            <text:p text:style-name="P127"/>
          </table:table-cell>
        </table:table-row>
        <table:table-row>
          <table:table-cell table:style-name="Table148.A3" office:value-type="string">
            <text:p text:style-name="P116">0x90 - 0x9F</text:p>
          </table:table-cell>
          <table:table-cell table:style-name="Table148.A3" office:value-type="string">
            <text:p text:style-name="P117">0x10</text:p>
          </table:table-cell>
          <table:table-cell table:style-name="Table148.A3" office:value-type="string">
            <text:p text:style-name="P118">PVME_ITC </text:p>
          </table:table-cell>
          <table:table-cell table:style-name="Table148.A3" office:value-type="string">
            <text:p text:style-name="P115">VME64x ITC Interrupt <text:s/>Controller </text:p>
          </table:table-cell>
          <table:table-cell table:style-name="Table148.A2" office:value-type="string">
            <text:p text:style-name="P115">ITC16 Controller <text:s/></text:p>
          </table:table-cell>
        </table:table-row>
        <table:table-row>
          <table:table-cell table:style-name="Table148.A3" office:value-type="string">
            <text:p text:style-name="P116">0xA0 - 0xAF</text:p>
          </table:table-cell>
          <table:table-cell table:style-name="Table148.A3" office:value-type="string">
            <text:p text:style-name="P117">0x10</text:p>
          </table:table-cell>
          <table:table-cell table:style-name="Table148.A3" office:value-type="string">
            <text:p text:style-name="P118">SMEMIDMA_ITC </text:p>
          </table:table-cell>
          <table:table-cell table:style-name="Table148.A3" office:value-type="string">
            <text:p text:style-name="P115">SMEM-IDMA ITC Interrupt <text:s/>Controller </text:p>
          </table:table-cell>
          <table:table-cell table:style-name="Table148.A2" office:value-type="string">
            <text:p text:style-name="P115">ITC16 Controller <text:s/></text:p>
          </table:table-cell>
        </table:table-row>
        <table:table-row>
          <table:table-cell table:style-name="Table148.A3" office:value-type="string">
            <text:p text:style-name="P116">0xB0 - 0xBF</text:p>
          </table:table-cell>
          <table:table-cell table:style-name="Table148.A3" office:value-type="string">
            <text:p text:style-name="P117">0x10</text:p>
          </table:table-cell>
          <table:table-cell table:style-name="Table148.A3" office:value-type="string">
            <text:p text:style-name="P118">USER_ITC </text:p>
          </table:table-cell>
          <table:table-cell table:style-name="Table148.A3" office:value-type="string">
            <text:p text:style-name="P115">USER ITC Interrupt <text:s/>Controller (optional)</text:p>
          </table:table-cell>
          <table:table-cell table:style-name="Table148.A2" office:value-type="string">
            <text:p text:style-name="P115">ITC16 Controller <text:s/></text:p>
          </table:table-cell>
        </table:table-row>
        <table:table-row>
          <table:table-cell table:style-name="Table148.A2" table:number-columns-spanned="5" office:value-type="string">
            <text:p text:style-name="P32">Multiplexed Resources</text:p>
          </table:table-cell>
          <table:covered-table-cell/>
          <table:covered-table-cell/>
          <table:covered-table-cell/>
          <table:covered-table-cell/>
        </table:table-row>
        <table:table-row>
          <table:table-cell table:style-name="Table148.A3" office:value-type="string">
            <text:p text:style-name="P116">0xC0 ...</text:p>
          </table:table-cell>
          <table:table-cell table:style-name="Table148.A3" office:value-type="string">
            <text:p text:style-name="P117">0x4</text:p>
          </table:table-cell>
          <table:table-cell table:style-name="Table148.A2" table:number-rows-spanned="3" table:number-columns-spanned="3" office:value-type="string">
            <text:p text:style-name="P120"/>
            <text:p text:style-name="P119">REFER TO FOLLOWING TABLES</text:p>
          </table:table-cell>
          <table:covered-table-cell/>
          <table:covered-table-cell/>
        </table:table-row>
        <table:table-row>
          <table:table-cell table:style-name="Table148.A3" office:value-type="string">
            <text:p text:style-name="P116">...</text:p>
          </table:table-cell>
          <table:table-cell table:style-name="Table148.A3" office:value-type="string">
            <text:p text:style-name="P117"/>
          </table:table-cell>
          <table:covered-table-cell/>
          <table:covered-table-cell/>
          <table:covered-table-cell/>
        </table:table-row>
        <table:table-row>
          <table:table-cell table:style-name="Table148.A3" office:value-type="string">
            <text:p text:style-name="P116">… 0xFF</text:p>
          </table:table-cell>
          <table:table-cell table:style-name="Table148.A3" office:value-type="string">
            <text:p text:style-name="P117">0x4</text:p>
          </table:table-cell>
          <table:covered-table-cell/>
          <table:covered-table-cell/>
          <table:covered-table-cell/>
        </table:table-row>
      </table:table>
      <text:p text:style-name="Standard"/>
      <text:p text:style-name="Standard"/>
      <text:p text:style-name="Standard"/>
      <text:p text:style-name="P220">SEL_Multiplexed = 00 → PCIE_EP Agent_SW</text:p>
      <table:table table:name="Table149" table:style-name="Table149">
        <table:table-column table:style-name="Table149.A"/>
        <table:table-column table:style-name="Table149.B"/>
        <table:table-column table:style-name="Table149.C"/>
        <table:table-column table:style-name="Table149.D"/>
        <table:table-column table:style-name="Table149.E"/>
        <table:table-header-rows>
          <text:soft-page-break/>
          <table:table-row>
            <table:table-cell table:style-name="Table149.A1" office:value-type="string">
              <text:p text:style-name="P116">0xC0 <text:s/>- 0xC3</text:p>
            </table:table-cell>
            <table:table-cell table:style-name="Table149.A1" office:value-type="string">
              <text:p text:style-name="P117">0x4</text:p>
            </table:table-cell>
            <table:table-cell table:style-name="Table149.A1" office:value-type="string">
              <text:p text:style-name="P118">ILOC_STATIC</text:p>
            </table:table-cell>
            <table:table-cell table:style-name="Table149.A1" office:value-type="string">
              <text:p text:style-name="P115">External Static Information (micro-switch &amp; strapping)</text:p>
            </table:table-cell>
            <table:table-cell table:style-name="Table149.E1" office:value-type="string">
              <text:p text:style-name="P115">Hold status information of SW <text:s/><text:span text:style-name="T12">SW502-2</text:span></text:p>
            </table:table-cell>
          </table:table-row>
        </table:table-header-rows>
        <table:table-row>
          <table:table-cell table:style-name="Table149.A2" office:value-type="string">
            <text:p text:style-name="P116">0xC4 <text:s/>- 0xC7</text:p>
          </table:table-cell>
          <table:table-cell table:style-name="Table149.A2" office:value-type="string">
            <text:p text:style-name="P117">0x4</text:p>
          </table:table-cell>
          <table:table-cell table:style-name="Table149.A2" office:value-type="string">
            <text:p text:style-name="P118">ILOC_CABLE_1</text:p>
          </table:table-cell>
          <table:table-cell table:style-name="Table149.A2" office:value-type="string">
            <text:p text:style-name="P115">External PCI Express Connector #1</text:p>
          </table:table-cell>
          <table:table-cell table:style-name="Table149.E2" office:value-type="string">
            <text:p text:style-name="P115"/>
          </table:table-cell>
        </table:table-row>
        <table:table-row>
          <table:table-cell table:style-name="Table149.A2" office:value-type="string">
            <text:p text:style-name="P116">0xC8 <text:s/>- 0xCC</text:p>
          </table:table-cell>
          <table:table-cell table:style-name="Table149.A2" office:value-type="string">
            <text:p text:style-name="P117">0x4</text:p>
          </table:table-cell>
          <table:table-cell table:style-name="Table149.A2" office:value-type="string">
            <text:p text:style-name="P118">ILOC_CABLE_2</text:p>
          </table:table-cell>
          <table:table-cell table:style-name="Table149.A2" office:value-type="string">
            <text:p text:style-name="P115">External PCI Express Connector #2</text:p>
          </table:table-cell>
          <table:table-cell table:style-name="Table149.E2" office:value-type="string">
            <text:p text:style-name="P115"/>
          </table:table-cell>
        </table:table-row>
        <table:table-row>
          <table:table-cell table:style-name="Table149.A2" office:value-type="string">
            <text:p text:style-name="P116">0xCC <text:s/>- 0xCF</text:p>
          </table:table-cell>
          <table:table-cell table:style-name="Table149.A2" office:value-type="string">
            <text:p text:style-name="P117">0x4</text:p>
          </table:table-cell>
          <table:table-cell table:style-name="Table149.A2" office:value-type="string">
            <text:p text:style-name="P118">ILOC_PONFSM</text:p>
          </table:table-cell>
          <table:table-cell table:style-name="Table149.A2" office:value-type="string">
            <text:p text:style-name="P115">Power_ON <text:s/>FSM Sequencer Status</text:p>
          </table:table-cell>
          <table:table-cell table:style-name="Table149.E2" office:value-type="string">
            <text:p text:style-name="P115"/>
          </table:table-cell>
        </table:table-row>
        <table:table-row>
          <table:table-cell table:style-name="Table149.A2" office:value-type="string">
            <text:p text:style-name="P116">0xD0 <text:s/>- 0xD3</text:p>
          </table:table-cell>
          <table:table-cell table:style-name="Table149.A2" office:value-type="string">
            <text:p text:style-name="P117">0x4</text:p>
          </table:table-cell>
          <table:table-cell table:style-name="Table149.A2" office:value-type="string">
            <text:p text:style-name="P118">ILOC_SPI</text:p>
          </table:table-cell>
          <table:table-cell table:style-name="Table149.A2" office:value-type="string">
            <text:p text:style-name="P115">SPI Flash EPROM Bit programming</text:p>
          </table:table-cell>
          <table:table-cell table:style-name="Table149.E2" office:value-type="string">
            <text:p text:style-name="P115"/>
          </table:table-cell>
        </table:table-row>
        <table:table-row>
          <table:table-cell table:style-name="Table149.A2" office:value-type="string">
            <text:p text:style-name="P116">0xD4 <text:s/>- 0xD7</text:p>
          </table:table-cell>
          <table:table-cell table:style-name="Table149.A2" office:value-type="string">
            <text:p text:style-name="P117">0x4</text:p>
          </table:table-cell>
          <table:table-cell table:style-name="Table149.A2" office:value-type="string">
            <text:p text:style-name="P118">ILOC_PCIE_SW</text:p>
          </table:table-cell>
          <table:table-cell table:style-name="Table149.A2" office:value-type="string">
            <text:p text:style-name="P115">PCI Express Switch <text:user-index-mark-start text:id="IMark149605932" text:index-name="User-Defined" text:outline-level="1"/>PEX8624<text:user-index-mark-end text:id="IMark149605932"/> Control &amp; Status</text:p>
          </table:table-cell>
          <table:table-cell table:style-name="Table149.E2" office:value-type="string">
            <text:p text:style-name="P115"/>
          </table:table-cell>
        </table:table-row>
        <table:table-row>
          <table:table-cell table:style-name="Table149.A2" office:value-type="string">
            <text:p text:style-name="P116">0xD8 <text:s/>- 0xDC</text:p>
          </table:table-cell>
          <table:table-cell table:style-name="Table149.A2" office:value-type="string">
            <text:p text:style-name="P117">0x4</text:p>
          </table:table-cell>
          <table:table-cell table:style-name="Table149.A2" office:value-type="string">
            <text:p text:style-name="P118">PCIE_EPSTA</text:p>
          </table:table-cell>
          <table:table-cell table:style-name="Table149.A2" office:value-type="string">
            <text:p text:style-name="P115">PCI Express EP Status</text:p>
          </table:table-cell>
          <table:table-cell table:style-name="Table149.E2" office:value-type="string">
            <text:p text:style-name="P115"/>
          </table:table-cell>
        </table:table-row>
        <table:table-row>
          <table:table-cell table:style-name="Table149.A2" office:value-type="string">
            <text:p text:style-name="P116">0xDC <text:s/>- 0xDF</text:p>
          </table:table-cell>
          <table:table-cell table:style-name="Table149.A2" office:value-type="string">
            <text:p text:style-name="P117">0x4</text:p>
          </table:table-cell>
          <table:table-cell table:style-name="Table149.A2" office:value-type="string">
            <text:p text:style-name="P118">V5_PCIEP_ADDPT</text:p>
          </table:table-cell>
          <table:table-cell table:style-name="Table149.A2" office:value-type="string">
            <text:p text:style-name="P115">VIRTEX-5 PCI Express EP Address Pointer</text:p>
          </table:table-cell>
          <table:table-cell table:style-name="Table149.E2" office:value-type="string">
            <text:p text:style-name="P115"/>
          </table:table-cell>
        </table:table-row>
        <table:table-row>
          <table:table-cell table:style-name="Table149.A2" office:value-type="string">
            <text:p text:style-name="P116">0xE0 <text:s/>- 0xE3</text:p>
          </table:table-cell>
          <table:table-cell table:style-name="Table149.A2" office:value-type="string">
            <text:p text:style-name="P117">0x4</text:p>
          </table:table-cell>
          <table:table-cell table:style-name="Table149.A2" office:value-type="string">
            <text:p text:style-name="P118">V5_PCIEP_DAT</text:p>
          </table:table-cell>
          <table:table-cell table:style-name="Table149.A2" office:value-type="string">
            <text:p text:style-name="P115">VIRTEX-5 PCI Express EP <text:s/>Data Register </text:p>
          </table:table-cell>
          <table:table-cell table:style-name="Table149.E2" office:value-type="string">
            <text:p text:style-name="P115"/>
          </table:table-cell>
        </table:table-row>
        <table:table-row>
          <table:table-cell table:style-name="Table149.A2" office:value-type="string">
            <text:p text:style-name="P116">0xE4 <text:s/>- 0xE7</text:p>
          </table:table-cell>
          <table:table-cell table:style-name="Table149.A2" office:value-type="string">
            <text:p text:style-name="P117">0x4</text:p>
          </table:table-cell>
          <table:table-cell table:style-name="Table149.A2" office:value-type="string">
            <text:p text:style-name="P118">V5_PCIEP_SEL</text:p>
          </table:table-cell>
          <table:table-cell table:style-name="Table149.A2" office:value-type="string">
            <text:p text:style-name="P115">VIRTEX-5 PCI Express EP Status Selection</text:p>
          </table:table-cell>
          <table:table-cell table:style-name="Table149.E2" office:value-type="string">
            <text:p text:style-name="P115"/>
          </table:table-cell>
        </table:table-row>
        <table:table-row>
          <table:table-cell table:style-name="Table149.A2" office:value-type="string">
            <text:p text:style-name="P116">0xE8 <text:s/>- 0xEC</text:p>
          </table:table-cell>
          <table:table-cell table:style-name="Table149.A2" office:value-type="string">
            <text:p text:style-name="P117">0x4</text:p>
          </table:table-cell>
          <table:table-cell table:style-name="Table149.A2" office:value-type="string">
            <text:p text:style-name="P118">V5_PCIEP_RSLT</text:p>
          </table:table-cell>
          <table:table-cell table:style-name="Table149.A2" office:value-type="string">
            <text:p text:style-name="P115">VIRTEX-5 PCI Express EP Selection Result</text:p>
          </table:table-cell>
          <table:table-cell table:style-name="Table149.E2" office:value-type="string">
            <text:p text:style-name="P115"/>
          </table:table-cell>
        </table:table-row>
        <table:table-row>
          <table:table-cell table:style-name="Table149.A2" office:value-type="string">
            <text:p text:style-name="P116">0xEC <text:s/>- 0xEF</text:p>
          </table:table-cell>
          <table:table-cell table:style-name="Table149.A2" office:value-type="string">
            <text:p text:style-name="P117">0x4</text:p>
          </table:table-cell>
          <table:table-cell table:style-name="Table149.A2" office:value-type="string">
            <text:p text:style-name="P118">PMCXMC</text:p>
          </table:table-cell>
          <table:table-cell table:style-name="Table149.A2" office:value-type="string">
            <text:p text:style-name="P115">PMC &amp; XMC Side-band Signalling</text:p>
          </table:table-cell>
          <table:table-cell table:style-name="Table149.E2" office:value-type="string">
            <text:p text:style-name="P115"/>
          </table:table-cell>
        </table:table-row>
        <table:table-row>
          <table:table-cell table:style-name="Table149.A2" office:value-type="string">
            <text:p text:style-name="P116">0xF0 <text:s/>- 0xF3</text:p>
          </table:table-cell>
          <table:table-cell table:style-name="Table149.A2" office:value-type="string">
            <text:p text:style-name="P117">0x4</text:p>
          </table:table-cell>
          <table:table-cell table:style-name="Table149.A2" office:value-type="string">
            <text:p text:style-name="P118">I2C_CTL </text:p>
          </table:table-cell>
          <table:table-cell table:style-name="Table149.A2" office:value-type="string">
            <text:p text:style-name="P115">I2C Controller Control Register </text:p>
          </table:table-cell>
          <table:table-cell table:style-name="Table149.E2" office:value-type="string">
            <text:p text:style-name="P115"/>
          </table:table-cell>
        </table:table-row>
        <table:table-row>
          <table:table-cell table:style-name="Table149.A2" office:value-type="string">
            <text:p text:style-name="P116">0xF4 <text:s/>- 0xF7</text:p>
          </table:table-cell>
          <table:table-cell table:style-name="Table149.A2" office:value-type="string">
            <text:p text:style-name="P117">0x4</text:p>
          </table:table-cell>
          <table:table-cell table:style-name="Table149.A2" office:value-type="string">
            <text:p text:style-name="P118">I2C_CMD </text:p>
          </table:table-cell>
          <table:table-cell table:style-name="Table149.A2" office:value-type="string">
            <text:p text:style-name="P115">I2C Controller Command Register </text:p>
          </table:table-cell>
          <table:table-cell table:style-name="Table149.E2" office:value-type="string">
            <text:p text:style-name="P115"/>
          </table:table-cell>
        </table:table-row>
        <table:table-row>
          <table:table-cell table:style-name="Table149.A2" office:value-type="string">
            <text:p text:style-name="P116">0xF8 <text:s/>- 0xFC</text:p>
          </table:table-cell>
          <table:table-cell table:style-name="Table149.A2" office:value-type="string">
            <text:p text:style-name="P117">0x4</text:p>
          </table:table-cell>
          <table:table-cell table:style-name="Table149.A2" office:value-type="string">
            <text:p text:style-name="P118">I2C_DATW</text:p>
          </table:table-cell>
          <table:table-cell table:style-name="Table149.A2" office:value-type="string">
            <text:p text:style-name="P115">I2C Controller Data Write Register</text:p>
          </table:table-cell>
          <table:table-cell table:style-name="Table149.E2" office:value-type="string">
            <text:p text:style-name="P115"/>
          </table:table-cell>
        </table:table-row>
        <table:table-row>
          <table:table-cell table:style-name="Table149.A16" office:value-type="string">
            <text:p text:style-name="P116">0xFC <text:s/>- 0xFF</text:p>
          </table:table-cell>
          <table:table-cell table:style-name="Table149.A16" office:value-type="string">
            <text:p text:style-name="P117">0x4</text:p>
          </table:table-cell>
          <table:table-cell table:style-name="Table149.A16" office:value-type="string">
            <text:p text:style-name="P118">I2C_DATR</text:p>
          </table:table-cell>
          <table:table-cell table:style-name="Table149.A16" office:value-type="string">
            <text:p text:style-name="P115">I2C Controller Data Read Register</text:p>
          </table:table-cell>
          <table:table-cell table:style-name="Table149.E16" office:value-type="string">
            <text:p text:style-name="P115"/>
          </table:table-cell>
        </table:table-row>
      </table:table>
      <text:p text:style-name="Standard"/>
      <text:p text:style-name="Standard"/>
      <text:p text:style-name="Standard"/>
      <text:p text:style-name="P220">SEL_Multiplexed = 01→ <text:s/>VME64X Agent_SW</text:p>
      <table:table table:name="Table150" table:style-name="Table150">
        <table:table-column table:style-name="Table150.A"/>
        <table:table-column table:style-name="Table150.B"/>
        <table:table-column table:style-name="Table150.C"/>
        <table:table-column table:style-name="Table150.D"/>
        <table:table-column table:style-name="Table150.E"/>
        <table:table-header-rows>
          <table:table-row>
            <table:table-cell table:style-name="Table150.A1" office:value-type="string">
              <text:p text:style-name="P116">0xC0 <text:s/>- 0xC3</text:p>
            </table:table-cell>
            <table:table-cell table:style-name="Table150.A1" office:value-type="string">
              <text:p text:style-name="P117">0x4</text:p>
            </table:table-cell>
            <table:table-cell table:style-name="Table150.A1" office:value-type="string">
              <text:p text:style-name="P118">VMECSR_ADER0_3</text:p>
            </table:table-cell>
            <table:table-cell table:style-name="Table150.A1" office:value-type="string">
              <text:p text:style-name="P115">Address Space Relocation Register VME A32 MSB</text:p>
            </table:table-cell>
            <table:table-cell table:style-name="Table150.E1" office:value-type="string">
              <text:p text:style-name="P250"/>
            </table:table-cell>
          </table:table-row>
        </table:table-header-rows>
        <table:table-row>
          <table:table-cell table:style-name="Table150.A2" office:value-type="string">
            <text:p text:style-name="P116">0xC4 <text:s/>- 0xC7</text:p>
          </table:table-cell>
          <table:table-cell table:style-name="Table150.A2" office:value-type="string">
            <text:p text:style-name="P117">0x4</text:p>
          </table:table-cell>
          <table:table-cell table:style-name="Table150.A2" office:value-type="string">
            <text:p text:style-name="P118">VMECSR_ADER0_2</text:p>
          </table:table-cell>
          <table:table-cell table:style-name="Table150.A2" office:value-type="string">
            <text:p text:style-name="P115">Address Space Relocation Register VME A32 </text:p>
          </table:table-cell>
          <table:table-cell table:style-name="Table150.E2" office:value-type="string">
            <text:p text:style-name="P250"/>
          </table:table-cell>
        </table:table-row>
        <table:table-row>
          <table:table-cell table:style-name="Table150.A2" office:value-type="string">
            <text:p text:style-name="P116">0xC8 <text:s/>- 0xCC</text:p>
          </table:table-cell>
          <table:table-cell table:style-name="Table150.A2" office:value-type="string">
            <text:p text:style-name="P117">0x4</text:p>
          </table:table-cell>
          <table:table-cell table:style-name="Table150.A2" office:value-type="string">
            <text:p text:style-name="P118">VMECSR_ADER0_1</text:p>
          </table:table-cell>
          <table:table-cell table:style-name="Table150.A2" office:value-type="string">
            <text:p text:style-name="P115">Address Space Relocation Register VME A32 </text:p>
          </table:table-cell>
          <table:table-cell table:style-name="Table150.E2" office:value-type="string">
            <text:p text:style-name="P250"/>
          </table:table-cell>
        </table:table-row>
        <table:table-row>
          <table:table-cell table:style-name="Table150.A2" office:value-type="string">
            <text:p text:style-name="P116">0xCC <text:s/>- 0xCF</text:p>
          </table:table-cell>
          <table:table-cell table:style-name="Table150.A2" office:value-type="string">
            <text:p text:style-name="P117">0x4</text:p>
          </table:table-cell>
          <table:table-cell table:style-name="Table150.A2" office:value-type="string">
            <text:p text:style-name="P118">VMECSR_ADER0_0</text:p>
          </table:table-cell>
          <table:table-cell table:style-name="Table150.A2" office:value-type="string">
            <text:p text:style-name="P115">Address Space Relocation Register VME A32 LSB</text:p>
          </table:table-cell>
          <table:table-cell table:style-name="Table150.E2" office:value-type="string">
            <text:p text:style-name="P250"/>
          </table:table-cell>
        </table:table-row>
        <table:table-row>
          <table:table-cell table:style-name="Table150.A2" office:value-type="string">
            <text:p text:style-name="P116">0xD0 <text:s/>- 0xD3</text:p>
          </table:table-cell>
          <table:table-cell table:style-name="Table150.A2" office:value-type="string">
            <text:p text:style-name="P117">0x4</text:p>
          </table:table-cell>
          <table:table-cell table:style-name="Table150.A2" office:value-type="string">
            <text:p text:style-name="P118">Reserved</text:p>
          </table:table-cell>
          <table:table-cell table:style-name="Table150.A2" office:value-type="string">
            <text:p text:style-name="P115"/>
          </table:table-cell>
          <table:table-cell table:style-name="Table150.E2" office:value-type="string">
            <text:p text:style-name="P115">PEV_1100 does not incorporate any CRAM resources.</text:p>
          </table:table-cell>
        </table:table-row>
        <table:table-row>
          <table:table-cell table:style-name="Table150.A2" office:value-type="string">
            <text:p text:style-name="P116">0xD4 <text:s/>- 0xD7</text:p>
          </table:table-cell>
          <table:table-cell table:style-name="Table150.A2" office:value-type="string">
            <text:p text:style-name="P117">0x4</text:p>
          </table:table-cell>
          <table:table-cell table:style-name="Table150.A2" office:value-type="string">
            <text:p text:style-name="P118">VMECSR_BCR</text:p>
          </table:table-cell>
          <table:table-cell table:style-name="Table150.A2" office:value-type="string">
            <text:p text:style-name="P115">VME64x CR/CSR Bit Clear Register</text:p>
          </table:table-cell>
          <table:table-cell table:style-name="Table150.E2" office:value-type="string">
            <text:p text:style-name="P115">VME64x main Control &amp; Status Control</text:p>
          </table:table-cell>
        </table:table-row>
        <table:table-row>
          <table:table-cell table:style-name="Table150.A2" office:value-type="string">
            <text:p text:style-name="P116">0xD8 <text:s/>- 0xDC</text:p>
          </table:table-cell>
          <table:table-cell table:style-name="Table150.A2" office:value-type="string">
            <text:p text:style-name="P117">0x4</text:p>
          </table:table-cell>
          <table:table-cell table:style-name="Table150.A2" office:value-type="string">
            <text:p text:style-name="P118">VMECSR_BSR</text:p>
          </table:table-cell>
          <table:table-cell table:style-name="Table150.A2" office:value-type="string">
            <text:p text:style-name="P115">VME64x CR/CSR Bit Set Register</text:p>
          </table:table-cell>
          <table:table-cell table:style-name="Table150.E2" office:value-type="string">
            <text:p text:style-name="P250"/>
          </table:table-cell>
        </table:table-row>
        <table:table-row>
          <table:table-cell table:style-name="Table150.A2" office:value-type="string">
            <text:p text:style-name="P116">0xDC <text:s/>- 0xDF</text:p>
          </table:table-cell>
          <table:table-cell table:style-name="Table150.A2" office:value-type="string">
            <text:p text:style-name="P117">0x4</text:p>
          </table:table-cell>
          <table:table-cell table:style-name="Table150.A2" office:value-type="string">
            <text:p text:style-name="P118">VMECSR_BAR</text:p>
          </table:table-cell>
          <table:table-cell table:style-name="Table150.A2" office:value-type="string">
            <text:p text:style-name="P115">VME64x CR/CSR Base Address Register</text:p>
          </table:table-cell>
          <table:table-cell table:style-name="Table150.E2" office:value-type="string">
            <text:p text:style-name="P250"/>
          </table:table-cell>
        </table:table-row>
        <table:table-row>
          <table:table-cell table:style-name="Table150.A2" office:value-type="string">
            <text:p text:style-name="P116">0xE0 <text:s/>- 0xE3</text:p>
          </table:table-cell>
          <table:table-cell table:style-name="Table150.A2" office:value-type="string">
            <text:p text:style-name="P117">0x4</text:p>
          </table:table-cell>
          <table:table-cell table:style-name="Table150.A2" office:value-type="string">
            <text:p text:style-name="P118">PVME_ADDERR</text:p>
          </table:table-cell>
          <table:table-cell table:style-name="Table150.A2" office:value-type="string">
            <text:p text:style-name="P115">VME64x Address Error Register</text:p>
          </table:table-cell>
          <table:table-cell table:style-name="Table150.E2" office:value-type="string">
            <text:p text:style-name="P250"/>
          </table:table-cell>
        </table:table-row>
        <table:table-row>
          <table:table-cell table:style-name="Table150.A2" office:value-type="string">
            <text:p text:style-name="P116">0xE4 <text:s/>- 0xE7</text:p>
          </table:table-cell>
          <table:table-cell table:style-name="Table150.A2" office:value-type="string">
            <text:p text:style-name="P117">0x4</text:p>
          </table:table-cell>
          <table:table-cell table:style-name="Table150.A2" office:value-type="string">
            <text:p text:style-name="P118">PVME_STAERR</text:p>
          </table:table-cell>
          <table:table-cell table:style-name="Table150.A2" office:value-type="string">
            <text:p text:style-name="P115">VME64x Status <text:s/>Error Register</text:p>
          </table:table-cell>
          <table:table-cell table:style-name="Table150.E2" office:value-type="string">
            <text:p text:style-name="P250"/>
          </table:table-cell>
        </table:table-row>
        <table:table-row>
          <table:table-cell table:style-name="Table150.A11" office:value-type="string">
            <text:p text:style-name="P116">0xE8 <text:s/>- 0xFF</text:p>
          </table:table-cell>
          <table:table-cell table:style-name="Table150.A11" office:value-type="string">
            <text:p text:style-name="P117">0x18</text:p>
          </table:table-cell>
          <table:table-cell table:style-name="Table150.A11" office:value-type="string">
            <text:p text:style-name="P118">Reserved</text:p>
          </table:table-cell>
          <table:table-cell table:style-name="Table150.A11" office:value-type="string">
            <text:p text:style-name="P115">Not used</text:p>
          </table:table-cell>
          <table:table-cell table:style-name="Table150.E11" office:value-type="string">
            <text:p text:style-name="P115"/>
          </table:table-cell>
        </table:table-row>
      </table:table>
      <text:p text:style-name="Standard"/>
      <text:p text:style-name="P220">SEL Multiplexed =10→ DMA #1 (READ + WRITE Engines)</text:p>
      <table:table table:name="Table151" table:style-name="Table151">
        <table:table-column table:style-name="Table151.A"/>
        <table:table-column table:style-name="Table151.B"/>
        <table:table-column table:style-name="Table151.C"/>
        <table:table-column table:style-name="Table151.D"/>
        <table:table-column table:style-name="Table151.E"/>
        <table:table-header-rows>
          <table:table-row>
            <table:table-cell table:style-name="Table151.A1" office:value-type="string">
              <text:p text:style-name="P116">0xC0 <text:s/>- 0xC3</text:p>
            </table:table-cell>
            <table:table-cell table:style-name="Table151.A1" office:value-type="string">
              <text:p text:style-name="P117">0x4</text:p>
            </table:table-cell>
            <table:table-cell table:style-name="Table151.A1" office:value-type="string">
              <text:p text:style-name="P118">SMEM_DDR2_CSR</text:p>
            </table:table-cell>
            <table:table-cell table:style-name="Table151.A1" office:value-type="string">
              <text:p text:style-name="P115"><text:s/>Four port DDR2 Controller Control &amp; Status</text:p>
            </table:table-cell>
            <table:table-cell table:style-name="Table151.E1" office:value-type="string">
              <text:p text:style-name="P115"/>
            </table:table-cell>
          </table:table-row>
        </table:table-header-rows>
        <table:table-row>
          <table:table-cell table:style-name="Table151.A2" office:value-type="string">
            <text:p text:style-name="P116">0xC4 <text:s/>- 0xC7</text:p>
          </table:table-cell>
          <table:table-cell table:style-name="Table151.A2" office:value-type="string">
            <text:p text:style-name="P117">0x4</text:p>
          </table:table-cell>
          <table:table-cell table:style-name="Table151.A2" office:value-type="string">
            <text:p text:style-name="P118">IDMA_GCSR</text:p>
          </table:table-cell>
          <table:table-cell table:style-name="Table151.A2" office:value-type="string">
            <text:p text:style-name="P115">IDMA Global CSR</text:p>
          </table:table-cell>
          <table:table-cell table:style-name="Table151.E2" office:value-type="string">
            <text:p text:style-name="P115"/>
          </table:table-cell>
        </table:table-row>
        <table:table-row>
          <table:table-cell table:style-name="Table151.A2" office:value-type="string">
            <text:p text:style-name="P116">0xC8 <text:s/>- 0xCC</text:p>
          </table:table-cell>
          <table:table-cell table:style-name="Table151.A2" office:value-type="string">
            <text:p text:style-name="P117">0x4</text:p>
          </table:table-cell>
          <table:table-cell table:style-name="Table151.A2" office:value-type="string">
            <text:p text:style-name="P118">IDMA_RD_1_PCSR</text:p>
          </table:table-cell>
          <table:table-cell table:style-name="Table151.A2" office:value-type="string">
            <text:p text:style-name="P115">IDMA Pipeline Control Register <text:s/>Read Engine #0</text:p>
          </table:table-cell>
          <table:table-cell table:style-name="Table151.E2" office:value-type="string">
            <text:p text:style-name="P115"/>
          </table:table-cell>
        </table:table-row>
        <table:table-row>
          <table:table-cell table:style-name="Table151.A2" office:value-type="string">
            <text:p text:style-name="P116">0xCC <text:s/>- 0xCF</text:p>
          </table:table-cell>
          <table:table-cell table:style-name="Table151.A2" office:value-type="string">
            <text:p text:style-name="P117">0x4</text:p>
          </table:table-cell>
          <table:table-cell table:style-name="Table151.A2" office:value-type="string">
            <text:p text:style-name="P118">IDMA_WR_1_PCSR</text:p>
          </table:table-cell>
          <table:table-cell table:style-name="Table151.A2" office:value-type="string">
            <text:p text:style-name="P115">IDMA Pipeline Control Register <text:s/>Write Engine #0</text:p>
          </table:table-cell>
          <table:table-cell table:style-name="Table151.E2" office:value-type="string">
            <text:p text:style-name="P115"/>
          </table:table-cell>
        </table:table-row>
        <text:soft-page-break/>
        <table:table-row>
          <table:table-cell table:style-name="Table151.A2" office:value-type="string">
            <text:p text:style-name="P116">0xD0 <text:s/>- 0xD3</text:p>
          </table:table-cell>
          <table:table-cell table:style-name="Table151.A2" office:value-type="string">
            <text:p text:style-name="P117">0x4</text:p>
          </table:table-cell>
          <table:table-cell table:style-name="Table151.A2" office:value-type="string">
            <text:p text:style-name="P118">IDMA_RD_1_CSR</text:p>
          </table:table-cell>
          <table:table-cell table:style-name="Table151.A2" office:value-type="string">
            <text:p text:style-name="P115">IDMA Read Engine #0 Control&amp;Status</text:p>
          </table:table-cell>
          <table:table-cell table:style-name="Table151.E2" office:value-type="string">
            <text:p text:style-name="P115"/>
          </table:table-cell>
        </table:table-row>
        <table:table-row>
          <table:table-cell table:style-name="Table151.A2" office:value-type="string">
            <text:p text:style-name="P116">0xD4 <text:s/>- 0xD7</text:p>
          </table:table-cell>
          <table:table-cell table:style-name="Table151.A2" office:value-type="string">
            <text:p text:style-name="P117">0x4</text:p>
          </table:table-cell>
          <table:table-cell table:style-name="Table151.A2" office:value-type="string">
            <text:p text:style-name="P118">IDMA_RD_1_NDES</text:p>
          </table:table-cell>
          <table:table-cell table:style-name="Table151.A2" office:value-type="string">
            <text:p text:style-name="P115">IDMA Read Engine #0 Next DMA_Descriptor Pointer</text:p>
          </table:table-cell>
          <table:table-cell table:style-name="Table151.E2" office:value-type="string">
            <text:p text:style-name="P115"/>
          </table:table-cell>
        </table:table-row>
        <table:table-row>
          <table:table-cell table:style-name="Table151.A2" office:value-type="string">
            <text:p text:style-name="P116">0xD8 <text:s/>- 0xDC</text:p>
          </table:table-cell>
          <table:table-cell table:style-name="Table151.A2" office:value-type="string">
            <text:p text:style-name="P117">0x4</text:p>
          </table:table-cell>
          <table:table-cell table:style-name="Table151.A2" office:value-type="string">
            <text:p text:style-name="P118">IDMA_RD_1_CDES</text:p>
          </table:table-cell>
          <table:table-cell table:style-name="Table151.A2" office:value-type="string">
            <text:p text:style-name="P115">IDMA Read Engine #0 <text:s/>Current DMA_Descriptor Pointer</text:p>
          </table:table-cell>
          <table:table-cell table:style-name="Table151.E2" office:value-type="string">
            <text:p text:style-name="P115"/>
          </table:table-cell>
        </table:table-row>
        <table:table-row>
          <table:table-cell table:style-name="Table151.A2" office:value-type="string">
            <text:p text:style-name="P116">0xDC <text:s/>- 0xDF</text:p>
          </table:table-cell>
          <table:table-cell table:style-name="Table151.A2" office:value-type="string">
            <text:p text:style-name="P117">0x4</text:p>
          </table:table-cell>
          <table:table-cell table:style-name="Table151.A2" office:value-type="string">
            <text:p text:style-name="P118">IDMA_RD_1_WCNT</text:p>
          </table:table-cell>
          <table:table-cell table:style-name="Table151.A2" office:value-type="string">
            <text:p text:style-name="P115">IDMA Read Engine #0 <text:s/>WCNT and DMA Operation Status</text:p>
          </table:table-cell>
          <table:table-cell table:style-name="Table151.E2" office:value-type="string">
            <text:p text:style-name="P115"/>
          </table:table-cell>
        </table:table-row>
        <table:table-row>
          <table:table-cell table:style-name="Table151.A2" office:value-type="string">
            <text:p text:style-name="P116">0xE0 <text:s/>- 0xE3</text:p>
          </table:table-cell>
          <table:table-cell table:style-name="Table151.A2" office:value-type="string">
            <text:p text:style-name="P117">0x4</text:p>
          </table:table-cell>
          <table:table-cell table:style-name="Table151.A2" office:value-type="string">
            <text:p text:style-name="P118">IDMA_WR_1_CSR</text:p>
          </table:table-cell>
          <table:table-cell table:style-name="Table151.A2" office:value-type="string">
            <text:p text:style-name="P115">IDMA Write Engine #0 Control&amp;Status</text:p>
          </table:table-cell>
          <table:table-cell table:style-name="Table151.E2" office:value-type="string">
            <text:p text:style-name="P115"/>
          </table:table-cell>
        </table:table-row>
        <table:table-row>
          <table:table-cell table:style-name="Table151.A2" office:value-type="string">
            <text:p text:style-name="P116">0xE4 <text:s/>- 0xE7</text:p>
          </table:table-cell>
          <table:table-cell table:style-name="Table151.A2" office:value-type="string">
            <text:p text:style-name="P117">0x4</text:p>
          </table:table-cell>
          <table:table-cell table:style-name="Table151.A2" office:value-type="string">
            <text:p text:style-name="P118">IDMA_WR_1_NDES</text:p>
          </table:table-cell>
          <table:table-cell table:style-name="Table151.A2" office:value-type="string">
            <text:p text:style-name="P115">IDMA Write Engine #0 Next DMA_Descriptor Pointer</text:p>
          </table:table-cell>
          <table:table-cell table:style-name="Table151.E2" office:value-type="string">
            <text:p text:style-name="P115"/>
          </table:table-cell>
        </table:table-row>
        <table:table-row>
          <table:table-cell table:style-name="Table151.A2" office:value-type="string">
            <text:p text:style-name="P116">0xE8 <text:s/>- 0xEC</text:p>
          </table:table-cell>
          <table:table-cell table:style-name="Table151.A2" office:value-type="string">
            <text:p text:style-name="P117">0x4</text:p>
          </table:table-cell>
          <table:table-cell table:style-name="Table151.A2" office:value-type="string">
            <text:p text:style-name="P118">IDMA_WR_1_CDES</text:p>
          </table:table-cell>
          <table:table-cell table:style-name="Table151.A2" office:value-type="string">
            <text:p text:style-name="P115">IDMA Write Engine #0 <text:s/>Current DMA_Descriptor Pointer</text:p>
          </table:table-cell>
          <table:table-cell table:style-name="Table151.E2" office:value-type="string">
            <text:p text:style-name="P115"/>
          </table:table-cell>
        </table:table-row>
        <table:table-row>
          <table:table-cell table:style-name="Table151.A2" office:value-type="string">
            <text:p text:style-name="P116">0xEC <text:s/>- 0xEF</text:p>
          </table:table-cell>
          <table:table-cell table:style-name="Table151.A2" office:value-type="string">
            <text:p text:style-name="P117">0x4</text:p>
          </table:table-cell>
          <table:table-cell table:style-name="Table151.A2" office:value-type="string">
            <text:p text:style-name="P118">IDMA_WR_1_WCNT</text:p>
          </table:table-cell>
          <table:table-cell table:style-name="Table151.A2" office:value-type="string">
            <text:p text:style-name="P115">IDMA Write Engine #0 <text:s/>WCNT and DMA Operation Status</text:p>
          </table:table-cell>
          <table:table-cell table:style-name="Table151.E2" office:value-type="string">
            <text:p text:style-name="P115"/>
          </table:table-cell>
        </table:table-row>
        <table:table-row>
          <table:table-cell table:style-name="Table151.A2" office:value-type="string">
            <text:p text:style-name="P116">0xF0 <text:s/>- 0xFF</text:p>
          </table:table-cell>
          <table:table-cell table:style-name="Table151.A2" office:value-type="string">
            <text:p text:style-name="P117">0x10</text:p>
          </table:table-cell>
          <table:table-cell table:style-name="Table151.A2" office:value-type="string">
            <text:p text:style-name="P118">Reserved</text:p>
          </table:table-cell>
          <table:table-cell table:style-name="Table151.A2" office:value-type="string">
            <text:p text:style-name="P115">Not used</text:p>
          </table:table-cell>
          <table:table-cell table:style-name="Table151.E2" office:value-type="string">
            <text:p text:style-name="P115"/>
          </table:table-cell>
        </table:table-row>
      </table:table>
      <text:p text:style-name="Standard"/>
      <text:p text:style-name="Standard"/>
      <text:p text:style-name="P220">SEL Multiplexed = 11→ USER Agent_SW</text:p>
      <table:table table:name="Table153" table:style-name="Table153">
        <table:table-column table:style-name="Table153.A"/>
        <table:table-column table:style-name="Table153.B"/>
        <table:table-column table:style-name="Table153.C"/>
        <table:table-column table:style-name="Table153.D"/>
        <table:table-column table:style-name="Table153.E"/>
        <table:table-header-rows>
          <table:table-row>
            <table:table-cell table:style-name="Table153.A1" office:value-type="string">
              <text:p text:style-name="P116">0xC0 <text:s/>- 0xC3</text:p>
            </table:table-cell>
            <table:table-cell table:style-name="Table153.A1" office:value-type="string">
              <text:p text:style-name="P117">0x4</text:p>
            </table:table-cell>
            <table:table-cell table:style-name="Table153.A1" office:value-type="string">
              <text:p text:style-name="P118">GPIO_A_OUT</text:p>
            </table:table-cell>
            <table:table-cell table:style-name="Table153.A1" office:value-type="string">
              <text:p text:style-name="P115">GPIO Group_A OUTPUT Register </text:p>
            </table:table-cell>
            <table:table-cell table:style-name="Table153.E1" office:value-type="string">
              <text:p text:style-name="P115"/>
            </table:table-cell>
          </table:table-row>
        </table:table-header-rows>
        <table:table-row>
          <table:table-cell table:style-name="Table153.A2" office:value-type="string">
            <text:p text:style-name="P116">0xC4 <text:s/>- 0xC7</text:p>
          </table:table-cell>
          <table:table-cell table:style-name="Table153.A2" office:value-type="string">
            <text:p text:style-name="P117">0x4</text:p>
          </table:table-cell>
          <table:table-cell table:style-name="Table153.A2" office:value-type="string">
            <text:p text:style-name="P118">GPIO_A_ENA</text:p>
          </table:table-cell>
          <table:table-cell table:style-name="Table153.A2" office:value-type="string">
            <text:p text:style-name="P115">GPIO Group_A TRI-STATE Register </text:p>
          </table:table-cell>
          <table:table-cell table:style-name="Table153.E2" office:value-type="string">
            <text:p text:style-name="P115"/>
          </table:table-cell>
        </table:table-row>
        <table:table-row>
          <table:table-cell table:style-name="Table153.A2" office:value-type="string">
            <text:p text:style-name="P116">0xC8 <text:s/>- 0xCB</text:p>
          </table:table-cell>
          <table:table-cell table:style-name="Table153.A2" office:value-type="string">
            <text:p text:style-name="P117">0x4</text:p>
          </table:table-cell>
          <table:table-cell table:style-name="Table153.A2" office:value-type="string">
            <text:p text:style-name="P118">GPIO_A_IN</text:p>
          </table:table-cell>
          <table:table-cell table:style-name="Table153.A2" office:value-type="string">
            <text:p text:style-name="P115">GPIO Group_A INPUT Register </text:p>
          </table:table-cell>
          <table:table-cell table:style-name="Table153.E2" office:value-type="string">
            <text:p text:style-name="P115"/>
          </table:table-cell>
        </table:table-row>
        <table:table-row>
          <table:table-cell table:style-name="Table153.A2" office:value-type="string">
            <text:p text:style-name="P116">0xCC <text:s/>- 0xCF</text:p>
          </table:table-cell>
          <table:table-cell table:style-name="Table153.A2" office:value-type="string">
            <text:p text:style-name="P117">0x4</text:p>
          </table:table-cell>
          <table:table-cell table:style-name="Table153.A2" office:value-type="string">
            <text:p text:style-name="P118">Reserved</text:p>
          </table:table-cell>
          <table:table-cell table:style-name="Table153.A2" office:value-type="string">
            <text:p text:style-name="P115">Not implemented</text:p>
          </table:table-cell>
          <table:table-cell table:style-name="Table153.E2" office:value-type="string">
            <text:p text:style-name="P115"/>
          </table:table-cell>
        </table:table-row>
        <table:table-row>
          <table:table-cell table:style-name="Table153.A2" office:value-type="string">
            <text:p text:style-name="P116">0xD0 <text:s/>- 0xD3</text:p>
          </table:table-cell>
          <table:table-cell table:style-name="Table153.A2" office:value-type="string">
            <text:p text:style-name="P117">0x4</text:p>
          </table:table-cell>
          <table:table-cell table:style-name="Table153.A2" office:value-type="string">
            <text:p text:style-name="P118">GPIO_B_OUT</text:p>
          </table:table-cell>
          <table:table-cell table:style-name="Table153.A2" office:value-type="string">
            <text:p text:style-name="P115">GPIO Group_B OUTPUT Register </text:p>
          </table:table-cell>
          <table:table-cell table:style-name="Table153.E2" office:value-type="string">
            <text:p text:style-name="P115"/>
          </table:table-cell>
        </table:table-row>
        <table:table-row>
          <table:table-cell table:style-name="Table153.A2" office:value-type="string">
            <text:p text:style-name="P116">0xD4 <text:s/>- 0xD7</text:p>
          </table:table-cell>
          <table:table-cell table:style-name="Table153.A2" office:value-type="string">
            <text:p text:style-name="P117">0x4</text:p>
          </table:table-cell>
          <table:table-cell table:style-name="Table153.A2" office:value-type="string">
            <text:p text:style-name="P118">GPIO_B_ENA</text:p>
          </table:table-cell>
          <table:table-cell table:style-name="Table153.A2" office:value-type="string">
            <text:p text:style-name="P115">GPIO Group_B TRI-STATE Register </text:p>
          </table:table-cell>
          <table:table-cell table:style-name="Table153.E2" office:value-type="string">
            <text:p text:style-name="P115"/>
          </table:table-cell>
        </table:table-row>
        <table:table-row>
          <table:table-cell table:style-name="Table153.A2" office:value-type="string">
            <text:p text:style-name="P116">0xD8 <text:s/>- 0xDB</text:p>
          </table:table-cell>
          <table:table-cell table:style-name="Table153.A2" office:value-type="string">
            <text:p text:style-name="P117">0x4</text:p>
          </table:table-cell>
          <table:table-cell table:style-name="Table153.A2" office:value-type="string">
            <text:p text:style-name="P118">GPIO_B_IN</text:p>
          </table:table-cell>
          <table:table-cell table:style-name="Table153.A2" office:value-type="string">
            <text:p text:style-name="P115">GPIO Group_B INPUT Register </text:p>
          </table:table-cell>
          <table:table-cell table:style-name="Table153.E2" office:value-type="string">
            <text:p text:style-name="P115"/>
          </table:table-cell>
        </table:table-row>
        <table:table-row>
          <table:table-cell table:style-name="Table153.A2" office:value-type="string">
            <text:p text:style-name="P116">0xDC <text:s/>- 0xDF</text:p>
          </table:table-cell>
          <table:table-cell table:style-name="Table153.A2" office:value-type="string">
            <text:p text:style-name="P117">0x4</text:p>
          </table:table-cell>
          <table:table-cell table:style-name="Table153.A2" office:value-type="string">
            <text:p text:style-name="P118">Reserved</text:p>
          </table:table-cell>
          <table:table-cell table:style-name="Table153.A2" office:value-type="string">
            <text:p text:style-name="P115">Not implemented</text:p>
          </table:table-cell>
          <table:table-cell table:style-name="Table153.E2" office:value-type="string">
            <text:p text:style-name="P115"/>
          </table:table-cell>
        </table:table-row>
        <table:table-row>
          <table:table-cell table:style-name="Table153.A2" office:value-type="string">
            <text:p text:style-name="P116">0xe0 <text:s/>- 0xFF</text:p>
          </table:table-cell>
          <table:table-cell table:style-name="Table153.A2" office:value-type="string">
            <text:p text:style-name="P117">0x20</text:p>
          </table:table-cell>
          <table:table-cell table:style-name="Table153.A2" office:value-type="string">
            <text:p text:style-name="P118">Reserved</text:p>
          </table:table-cell>
          <table:table-cell table:style-name="Table153.A2" office:value-type="string">
            <text:p text:style-name="P115">Not implemented</text:p>
          </table:table-cell>
          <table:table-cell table:style-name="Table153.E2" office:value-type="string">
            <text:p text:style-name="P115"/>
          </table:table-cell>
        </table:table-row>
      </table:table>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Thorndale1" svg:font-family="Thorndale"/>
    <style:font-face style:name="Courier New2" svg:font-family="'Courier New'" style:font-family-generic="modern"/>
    <style:font-face style:name="TimesNewRomanPSMT" svg:font-family="TimesNewRomanPSMT" style:font-family-generic="roman"/>
    <style:font-face style:name="Courier New3"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Andale Sans UI" svg:font-family="'Andale Sans UI'" style:font-pitch="variable"/>
    <style:font-face style:name="Nimbus Sans L" svg:font-family="'Nimbus Sans L'" style:font-pitch="variable"/>
    <style:font-face style:name="Tahoma1" svg:font-family="Tahoma" style:font-pitch="variable"/>
    <style:font-face style:name="Thorndale" svg:font-family="Thorndale" style:font-family-generic="roman" style:font-pitch="variable"/>
    <style:font-face style:name="Thorndale2" svg:font-family="Thorndale" style:font-adornments="Regular"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Thorndale3" svg:font-family="Thorndale" style:font-family-generic="swiss" style:font-pitch="variable"/>
  </office:font-face-decls>
  <office:styles>
    <draw:marker draw:name="Arrow" svg:viewBox="0 0 20 30" svg:d="m10 0-10 30h20z"/>
    <draw:marker draw:name="Double_20_Arrow" draw:display-name="Double Arrow" svg:viewBox="0 0 1131 1918" svg:d="m737 1131h394l-564-1131-567 1131h398l-398 787h1131z"/>
    <draw:stroke-dash draw:name="Ultrafine_20_Dashed" draw:display-name="Ultrafine Dashed" draw:style="rect" draw:dots1="1" draw:dots1-length="0.51mm" draw:dots2="1" draw:dots2-length="0.51mm" draw:distance="0.51mm"/>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horndale"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text-indent="0mm" style:auto-text-indent="false"/>
    </style:style>
    <style:style style:name="Text_20_body" style:display-name="Text body" style:family="paragraph" style:parent-style-name="Standard" style:class="text">
      <style:paragraph-properties fo:margin-top="0mm" fo:margin-bottom="2.12mm"/>
    </style:style>
    <style:style style:name="Text_20_body_20_indent" style:display-name="Text body indent" style:family="paragraph" style:parent-style-name="Text_20_body" style:class="text">
      <style:paragraph-properties fo:margin-left="3.49mm" fo:margin-right="0mm" fo:text-indent="0mm" style:auto-text-indent="false"/>
      <style:text-properties fo:font-size="10pt"/>
    </style:style>
    <style:style style:name="Heading" style:family="paragraph" style:parent-style-name="Standard" style:next-style-name="Text_20_body" style:class="text">
      <style:paragraph-properties fo:margin-top="4.23mm" fo:margin-bottom="2.12mm" fo:keep-with-next="always"/>
      <style:text-properties style:font-name="Thorndale1" fo:font-size="12pt" style:font-name-asian="Andale Sans UI" style:font-size-asian="14pt" style:font-name-complex="Tahoma1" style:font-size-complex="14pt"/>
    </style:style>
    <style:style style:name="Heading_20_1" style:display-name="Heading 1" style:family="paragraph" style:parent-style-name="Heading_20_2" style:next-style-name="Text_20_body_20_indent" style:auto-update="true" style:default-outline-level="1" style:list-style-name="Outline" style:class="text" style:master-page-name="">
      <style:paragraph-properties fo:margin-left="0mm" fo:margin-right="0mm" fo:text-indent="0mm" style:auto-text-indent="false" style:page-number="auto" fo:background-color="transparent" style:shadow="none" text:number-lines="true" text:line-number="0">
        <style:tab-stops/>
        <style:background-image/>
      </style:paragraph-properties>
      <style:text-properties fo:color="#29166f"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list-style-name="Outline" style:class="text" style:master-page-name="">
      <style:paragraph-properties fo:margin-left="6.99mm" fo:margin-right="0mm" fo:text-indent="0mm" style:auto-text-indent="false" style:page-number="auto" fo:background-color="transparent" style:shadow="none" text:number-lines="true" text:line-number="0">
        <style:tab-stops/>
        <style:background-image/>
      </style:paragraph-properties>
      <style:text-properties fo:color="#333366"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list-style-name="Outline" style:class="text" style:master-page-name="">
      <style:paragraph-properties fo:margin-left="12.98mm" fo:margin-right="0mm" fo:text-indent="0mm" style:auto-text-indent="false" style:page-number="auto"/>
      <style:text-properties fo:color="#333366"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master-page-name="">
      <style:paragraph-properties fo:margin-left="13.49mm" fo:margin-right="0mm" fo:text-indent="0mm" style:auto-text-indent="false" style:page-number="auto"/>
      <style:text-properties fo:color="#333366"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_20_Start" style:display-name="List 1 Start" style:family="paragraph" style:parent-style-name="List" style:class="list">
      <style:paragraph-properties fo:margin-left="14.99mm" fo:margin-right="2.5mm" fo:margin-top="0mm" fo:margin-bottom="0mm" fo:text-indent="0mm" style:auto-text-indent="false"/>
      <style:text-properties style:font-name="Nimbus Sans L" fo:font-size="10pt" style:font-size-asian="10pt" style:font-size-complex="10pt"/>
    </style:style>
    <style:style style:name="List_20_1_20_End" style:display-name="List 1 End" style:family="paragraph" style:parent-style-name="List" style:class="list">
      <style:paragraph-properties fo:margin-left="14.99mm" fo:margin-right="0mm" fo:margin-top="0mm" fo:margin-bottom="2.1mm" fo:text-indent="0mm"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fo:margin-left="14.99mm" fo:margin-right="0mm" fo:margin-top="0mm" fo:margin-bottom="0mm" fo:text-indent="0mm"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master-page-name="">
      <style:paragraph-properties fo:margin-top="2.1mm" fo:margin-bottom="2.1mm" fo:text-align="center" style:justify-single-word="false" style:page-number="auto" fo:background-color="transparent" style:shadow="none">
        <style:tab-stops/>
        <style:background-image/>
      </style:paragraph-properties>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text-indent="0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3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7.97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fo:margin-left="14.99mm" fo:margin-right="0mm" fo:text-align="justify" style:justify-single-word="false" fo:text-indent="0mm" style:auto-text-indent="false"/>
      <style:text-properties style:font-name="Thorndale2" fo:font-size="9pt" style:font-size-asian="10pt" style:font-size-complex="10pt"/>
    </style:style>
    <style:style style:name="Timing" style:family="paragraph" style:parent-style-name="Text_20_body_20_indent" style:class="text" style:master-page-name="">
      <style:paragraph-properties fo:margin-left="0mm" fo:margin-right="0mm" fo:margin-top="0mm" fo:margin-bottom="0mm" fo:line-height="100%" fo:text-indent="0mm"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fo:margin-left="9.51mm" fo:margin-right="0mm" fo:text-indent="0mm" style:auto-text-indent="false" style:page-number="auto" style:shadow="none"/>
      <style:text-properties fo:color="#000000"/>
    </style:style>
    <style:style style:name="Text_20_body_20_indent_5f_2" style:display-name="Text body indent_2" style:family="paragraph" style:parent-style-name="Text_20_body_20_indent_5f_1" style:class="text" style:master-page-name="">
      <style:paragraph-properties fo:margin-left="14.01mm" fo:margin-right="0mm" fo:text-indent="0mm" style:auto-text-indent="false" style:page-number="auto"/>
    </style:style>
    <style:style style:name="courrier_5f_new" style:display-name="courrier_new" style:family="paragraph" style:parent-style-name="Heading_20_9" style:default-outline-level="" style:list-style-name="" style:class="text" style:master-page-name="">
      <style:paragraph-properties fo:margin-top="0.3mm" fo:margin-bottom="0.3mm"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fo:margin-left="8.01mm" fo:margin-right="0mm" fo:text-indent="0mm" style:auto-text-indent="false" style:page-number="auto"/>
      <style:text-properties fo:color="#333366" style:font-name="Arial"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fo:margin-top="0mm" fo:margin-bottom="1.09mm"/>
      <style:text-properties style:font-name="Arial1" fo:font-size="9pt"/>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35.04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0.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6m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master-page-name="">
      <style:paragraph-properties fo:margin-left="0mm" fo:margin-right="0mm" fo:text-indent="0mm" style:auto-text-indent="false" style:page-number="auto" fo:padding="0.49mm" fo:border="0.02mm solid #000000" style:shadow="non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Text_20_body_20_indent_5f_3" style:display-name="Text body indent_3" style:family="paragraph" style:parent-style-name="Text_20_body_20_indent" style:class="text" style:master-page-name="">
      <style:paragraph-properties fo:margin-left="14.52mm" fo:margin-right="0mm" fo:margin-top="0mm" fo:margin-bottom="0.12mm" fo:text-indent="0mm" style:auto-text-indent="false" style:page-number="auto" style:shadow="none"/>
      <style:text-properties fo:color="#000000"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2" style:font-name-complex="Courier New2"/>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2" style:font-name-complex="Courier New2"/>
    </style:style>
    <style:style style:name="WW8Num26z2" style:family="text">
      <style:text-properties style:font-name="Wingding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3.81mm"/>
      </text:outline-level-style>
      <text:outline-level-style text:level="2" text:style-name="Numbering_20_Symbols" style:num-prefix=" " style:num-suffix=" " style:num-format="1" text:display-levels="2">
        <style:list-level-properties text:min-label-distance="3.81mm"/>
      </text:outline-level-style>
      <text:outline-level-style text:level="3" text:style-name="Numbering_20_Symbols" style:num-prefix=" " style:num-suffix=" " style:num-format="1" text:display-levels="3">
        <style:list-level-properties text:min-label-distance="3.81mm"/>
      </text:outline-level-style>
      <text:outline-level-style text:level="4" text:style-name="Numbering_20_Symbols" style:num-prefix=" " style:num-suffix=" " style:num-format="1" text:display-levels="4">
        <style:list-level-properties text:min-label-distance="3.81mm"/>
      </text:outline-level-style>
      <text:outline-level-style text:level="5" text:style-name="Numbering_20_Symbols" style:num-prefix=" " style:num-suffix=" " style:num-format="1" text:display-levels="5">
        <style:list-level-properties text:min-label-distance="3.81mm"/>
      </text:outline-level-style>
      <text:outline-level-style text:level="6" text:style-name="Numbering_20_Symbols" style:num-prefix=" " style:num-suffix=" " style:num-format="1" text:display-levels="6">
        <style:list-level-properties text:min-label-distance="3.81mm"/>
      </text:outline-level-style>
      <text:outline-level-style text:level="7" text:style-name="Numbering_20_Symbols" style:num-prefix=" " style:num-suffix=" " style:num-format="1" text:display-levels="7">
        <style:list-level-properties text:min-label-distance="3.81mm"/>
      </text:outline-level-style>
      <text:outline-level-style text:level="8" text:style-name="Numbering_20_Symbols" style:num-prefix=" " style:num-suffix=" " style:num-format="1" text:display-levels="8">
        <style:list-level-properties text:min-label-distance="3.81mm"/>
      </text:outline-level-style>
      <text:outline-level-style text:level="9" text:style-name="Numbering_20_Symbols" style:num-prefix=" " style:num-suffix=" " style:num-format="1" text:display-levels="9">
        <style:list-level-properties text:min-label-distance="3.81mm"/>
      </text:outline-level-style>
      <text:outline-level-style text:level="10" text:style-name="Numbering_20_Symbols" style:num-prefix=" " style:num-suffix=" " style:num-format="1" text:display-levels="10">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Numbering_20_Symbols"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Numbering_20_Symbols"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Numbering_20_Symbols"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Numbering_20_Symbols"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Numbering_20_Symbols"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Numbering_20_Symbols"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Numbering_20_Symbols"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Numbering_20_Symbols"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Numbering_20_Symbols" text:bullet-char="–">
        <style:list-level-properties text:list-level-position-and-space-mode="label-alignment">
          <style:list-level-label-alignment text:label-followed-by="listtab"/>
        </style:list-level-properties>
        <style:text-properties style:font-name="StarSymbol1"/>
      </text:list-level-style-bullet>
    </text:list-style>
    <text:list-style style:name="WW8Num30" text:consecutive-numbering="true">
      <text:list-level-style-bullet text:level="1" text:style-name="WW8Num30z0" style:num-suffix="." text:bullet-char="">
        <style:list-level-properties text:space-before="6.35mm" text:min-label-width="6.35mm"/>
        <style:text-properties style:font-name="Symbol"/>
      </text:list-level-style-bullet>
      <text:list-level-style-bullet text:level="2" text:style-name="WW8Num30z1" style:num-suffix="." text:bullet-char="o">
        <style:list-level-properties text:space-before="19.05mm" text:min-label-width="6.35mm"/>
        <style:text-properties style:font-name="Courier New3"/>
      </text:list-level-style-bullet>
      <text:list-level-style-bullet text:level="3" text:style-name="WW8Num30z2" style:num-suffix="." text:bullet-char="">
        <style:list-level-properties text:space-before="31.75mm" text:min-label-width="6.35mm"/>
        <style:text-properties style:font-name="Wingdings"/>
      </text:list-level-style-bullet>
      <text:list-level-style-bullet text:level="4" text:style-name="WW8Num30z0" style:num-suffix="." text:bullet-char="">
        <style:list-level-properties text:space-before="44.45mm" text:min-label-width="6.35mm"/>
        <style:text-properties style:font-name="Symbol"/>
      </text:list-level-style-bullet>
      <text:list-level-style-bullet text:level="5" text:style-name="WW8Num30z1" style:num-suffix="." text:bullet-char="o">
        <style:list-level-properties text:space-before="57.15mm" text:min-label-width="6.35mm"/>
        <style:text-properties style:font-name="Courier New3"/>
      </text:list-level-style-bullet>
      <text:list-level-style-bullet text:level="6" text:style-name="WW8Num30z2" style:num-suffix="." text:bullet-char="">
        <style:list-level-properties text:space-before="69.85mm" text:min-label-width="6.35mm"/>
        <style:text-properties style:font-name="Wingdings"/>
      </text:list-level-style-bullet>
      <text:list-level-style-bullet text:level="7" text:style-name="WW8Num30z0" style:num-suffix="." text:bullet-char="">
        <style:list-level-properties text:space-before="82.55mm" text:min-label-width="6.35mm"/>
        <style:text-properties style:font-name="Symbol"/>
      </text:list-level-style-bullet>
      <text:list-level-style-bullet text:level="8" text:style-name="WW8Num30z1" style:num-suffix="." text:bullet-char="o">
        <style:list-level-properties text:space-before="95.25mm" text:min-label-width="6.35mm"/>
        <style:text-properties style:font-name="Courier New3"/>
      </text:list-level-style-bullet>
      <text:list-level-style-bullet text:level="9" text:style-name="WW8Num30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6">
      <text:list-level-style-bullet text:level="1" text:style-name="WW8Num26z0" style:num-suffix="." text:bullet-char="">
        <style:list-level-properties text:space-before="6.35mm" text:min-label-width="6.35mm"/>
        <style:text-properties style:font-name="Symbol"/>
      </text:list-level-style-bullet>
      <text:list-level-style-bullet text:level="2" text:style-name="WW8Num26z1" style:num-suffix="." text:bullet-char="o">
        <style:list-level-properties text:space-before="19.05mm" text:min-label-width="6.35mm"/>
        <style:text-properties style:font-name="Courier New3"/>
      </text:list-level-style-bullet>
      <text:list-level-style-bullet text:level="3" text:style-name="WW8Num26z2" style:num-suffix="." text:bullet-char="">
        <style:list-level-properties text:space-before="31.75mm" text:min-label-width="6.35mm"/>
        <style:text-properties style:font-name="Wingdings"/>
      </text:list-level-style-bullet>
      <text:list-level-style-bullet text:level="4" text:style-name="WW8Num26z0" style:num-suffix="." text:bullet-char="">
        <style:list-level-properties text:space-before="44.45mm" text:min-label-width="6.35mm"/>
        <style:text-properties style:font-name="Symbol"/>
      </text:list-level-style-bullet>
      <text:list-level-style-bullet text:level="5" text:style-name="WW8Num26z1" style:num-suffix="." text:bullet-char="o">
        <style:list-level-properties text:space-before="57.15mm" text:min-label-width="6.35mm"/>
        <style:text-properties style:font-name="Courier New3"/>
      </text:list-level-style-bullet>
      <text:list-level-style-bullet text:level="6" text:style-name="WW8Num26z2" style:num-suffix="." text:bullet-char="">
        <style:list-level-properties text:space-before="69.85mm" text:min-label-width="6.35mm"/>
        <style:text-properties style:font-name="Wingdings"/>
      </text:list-level-style-bullet>
      <text:list-level-style-bullet text:level="7" text:style-name="WW8Num26z0" style:num-suffix="." text:bullet-char="">
        <style:list-level-properties text:space-before="82.55mm" text:min-label-width="6.35mm"/>
        <style:text-properties style:font-name="Symbol"/>
      </text:list-level-style-bullet>
      <text:list-level-style-bullet text:level="8" text:style-name="WW8Num26z1" style:num-suffix="." text:bullet-char="o">
        <style:list-level-properties text:space-before="95.25mm" text:min-label-width="6.35mm"/>
        <style:text-properties style:font-name="Courier New3"/>
      </text:list-level-style-bullet>
      <text:list-level-style-bullet text:level="9" text:style-name="WW8Num26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5"/>
  </office:styles>
  <office:automatic-styles>
    <style:style style:name="Table2" style:family="table">
      <style:table-properties style:width="169.99mm" table:align="margins" fo:keep-with-next="always" style:may-break-between-rows="false"/>
    </style:style>
    <style:style style:name="Table2.A" style:family="table-column">
      <style:table-column-properties style:column-width="36.51mm" style:rel-column-width="14076*"/>
    </style:style>
    <style:style style:name="Table2.B" style:family="table-column">
      <style:table-column-properties style:column-width="87.56mm" style:rel-column-width="33756*"/>
    </style:style>
    <style:style style:name="Table2.C" style:family="table-column">
      <style:table-column-properties style:column-width="45.91mm" style:rel-column-width="17703*"/>
    </style:style>
    <style:style style:name="Table2.1" style:family="table-row">
      <style:table-row-properties style:min-row-height="15.88mm"/>
    </style:style>
    <style:style style:name="Table2.A1" style:family="table-cell">
      <style:table-cell-properties fo:padding="0.97mm" fo:border-left="0.02mm solid #000000" fo:border-right="none" fo:border-top="0.02mm solid #000000" fo:border-bottom="0.02mm solid #000000"/>
    </style:style>
    <style:style style:name="Table2.C1.1" style:family="table-row">
      <style:table-row-properties style:min-row-height="7.94mm"/>
    </style:style>
    <style:style style:name="Table2.C1.1.1" style:family="table-cell">
      <style:table-cell-properties fo:padding="0.97mm" fo:border="0.02mm solid #000000"/>
    </style:style>
    <style:style style:name="Table2.C1.2" style:family="table-row">
      <style:table-row-properties style:min-row-height="9.84mm"/>
    </style:style>
    <style:style style:name="Table2.C1.1.2" style:family="table-cell">
      <style:table-cell-properties fo:padding="0.97mm" fo:border-left="0.02mm solid #000000" fo:border-right="0.02mm solid #000000" fo:border-top="none" fo:border-bottom="0.02mm solid #000000"/>
    </style:style>
    <style:style style:name="Table4" style:family="table">
      <style:table-properties style:width="169.99mm" table:align="margins" fo:keep-with-next="always"/>
    </style:style>
    <style:style style:name="Table4.A" style:family="table-column">
      <style:table-column-properties style:column-width="41.01mm" style:rel-column-width="15810*"/>
    </style:style>
    <style:style style:name="Table4.B" style:family="table-column">
      <style:table-column-properties style:column-width="85.97mm" style:rel-column-width="33144*"/>
    </style:style>
    <style:style style:name="Table4.C" style:family="table-column">
      <style:table-column-properties style:column-width="43mm" style:rel-column-width="16581*"/>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4.C1" style:family="table-cell">
      <style:table-cell-properties fo:padding="0.97mm" fo:border="0.02mm solid #000000"/>
    </style:style>
    <style:style style:name="MP1" style:family="paragraph" style:parent-style-name="Table_20_Heading">
      <style:text-properties fo:font-size="14pt" fo:font-style="normal" fo:font-weight="bold" style:font-size-asian="14pt" style:font-style-asian="normal" style:font-weight-asian="bold" style:font-size-complex="14pt" style:font-style-complex="normal" style:font-weight-complex="bold"/>
    </style:style>
    <style:style style:name="MP2" style:family="paragraph" style:parent-style-name="Table_20_Heading">
      <style:text-properties fo:color="#29166f" fo:font-size="18pt" fo:font-style="italic" fo:font-weight="bold" style:font-size-asian="18pt" style:font-style-asian="italic" style:font-weight-asian="bold" style:font-size-complex="18pt" style:font-style-complex="italic" style:font-weight-complex="bold"/>
    </style:style>
    <style:style style:name="MP3" style:family="paragraph" style:parent-style-name="Table_20_Heading">
      <style:text-properties fo:font-size="10.5pt" style:font-size-asian="10.5pt" style:font-size-complex="10.5pt"/>
    </style:style>
    <style:style style:name="MP4" style:family="paragraph" style:parent-style-name="Table_20_Contents">
      <style:paragraph-properties fo:text-align="center" style:justify-single-word="false"/>
      <style:text-properties fo:color="#666666" fo:font-size="8pt" fo:font-style="italic" fo:font-weight="bold" style:font-size-asian="8pt" style:font-style-asian="italic" style:font-weight-asian="bold" style:font-size-complex="8pt" style:font-style-complex="italic" style:font-weight-complex="bold"/>
    </style:style>
    <style:style style:name="MP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MP6" style:family="paragraph" style:parent-style-name="Footer">
      <style:paragraph-properties fo:text-align="center" style:justify-single-word="false"/>
    </style:style>
    <style:style style:name="MP7" style:family="paragraph" style:parent-style-name="Footer">
      <style:paragraph-properties fo:text-align="center" style:justify-single-word="false"/>
      <style:text-properties fo:font-size="10pt" style:font-size-asian="10pt" style:font-size-complex="10pt"/>
    </style:style>
    <style:style style:name="MP8" style:family="paragraph" style:parent-style-name="Footer">
      <style:paragraph-properties fo:text-align="center" style:justify-single-word="false"/>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svg:height="23.51mm" fo:margin-left="0mm" fo:margin-right="0mm" fo:margin-bottom="3mm" style:dynamic-spacing="false"/>
      </style:header-style>
      <style:footer-style>
        <style:header-footer-properties svg:height="11.5mm" fo:margin-left="0mm" fo:margin-right="0mm" fo:margin-top="3m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Index" style:page-layout-name="Mpm3">
      <style:header>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draw:frame draw:style-name="Mfr1" draw:name="graphics1" text:anchor-type="paragraph" svg:width="33.87mm" svg:height="16.56mm" draw:z-index="5"><draw:image xlink:href="Pictures/1000000000000306000001691652B6E7.jpg" xlink:type="simple" xlink:show="embed" xlink:actuate="onLoad"/></draw:frame></text:p>
              </table:table-cell>
              <table:table-cell table:style-name="Table2.A1" office:value-type="string">
                <text:p text:style-name="MP1">ASIC/FPGA Hardware/Software IF</text:p>
                <text:p text:style-name="MP2">PCI Express -VME Bridge</text:p>
              </table:table-cell>
              <table:table-cell>
                <table:table table:is-sub-table="true">
                  <table:table-column table:style-name="Table2.C"/>
                  <table:table-row table:style-name="Table2.C1.1">
                    <table:table-cell table:style-name="Table2.C1.1.1" office:value-type="string">
                      <text:p text:style-name="MP3"><text:file-name text:display="name">P_PCIE-VME_AF_HSID_A0</text:file-name></text:p>
                    </table:table-cell>
                  </table:table-row>
                  <table:table-row table:style-name="Table2.C1.2">
                    <table:table-cell table:style-name="Table2.C1.1.2" office:value-type="string">
                      <text:p text:style-name="MP4">DOCUMENT STATUS</text:p>
                      <text:p text:style-name="MP5">1.6</text:p>
                    </table:table-cell>
                  </table:table-row>
                </table:table>
              </table:table-cell>
            </table:table-row>
          </table:table-header-rows>
        </table:table>
        <text:p text:style-name="Table"/>
      </style:header>
      <style:foot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MP6"><text:span text:style-name="MT1"><text:date style:data-style-name="N84" text:date-value="2010-01-04T15:31:31.80">2010-01-04</text:date></text:span><text:span text:style-name="MT1"> - </text:span><text:span text:style-name="MT1"><text:title>PEV_1100 PCI Express to VME64 Bridge</text:title></text:span></text:p>
              </table:table-cell>
              <table:table-cell table:style-name="Table4.B1" office:value-type="string">
                <text:p text:style-name="MP7"><text:span text:style-name="MT2"><text:page-number text:select-page="current">3</text:page-number></text:span><text:span text:style-name="MT2">/</text:span><text:span text:style-name="MT2"><text:page-count>117</text:page-count></text:span> <text:s/></text:p>
              </table:table-cell>
              <table:table-cell table:style-name="Table4.C1" office:value-type="string">
                <text:p text:style-name="MP8"><text:file-name text:display="name">P_PCIE-VME_AF_HSID_A0</text:file-name></text:p>
              </table:table-cell>
            </table:table-row>
          </table:table-header-rows>
        </table:table>
        <text:p text:style-nam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PEV_1100 PCI Express to VME64 Bridge</dc:title>
    <dc:description>Preliminary information</dc:description>
    <dc:subject>Project Organisation for PV-1100 PCI Express to VME64 Bridge</dc:subject>
    <meta:initial-creator>Joel Bovier</meta:initial-creator>
    <meta:creation-date>2007-09-05T08:21:23</meta:creation-date>
    <dc:creator>Joel Bovier</dc:creator>
    <dc:date>2010-01-04T15:31:31.72</dc:date>
    <meta:printed-by>Joel Bovier</meta:printed-by>
    <meta:print-date>2009-09-25T14:35:15</meta:print-date>
    <meta:keyword>Quality System</meta:keyword>
    <meta:keyword>IOxOS</meta:keyword>
    <meta:keyword>PV_1100</meta:keyword>
    <meta:keyword>PCI_Express</meta:keyword>
    <meta:editing-cycles>627</meta:editing-cycles>
    <meta:editing-duration>PT798H35M52S</meta:editing-duration>
    <meta:document-statistic meta:table-count="151" meta:image-count="1" meta:object-count="1" meta:page-count="117" meta:paragraph-count="6872" meta:word-count="32068" meta:character-count="198352"/>
    <meta:user-defined meta:name="Document Owner">Joel Bovier</meta:user-defined>
    <meta:user-defined meta:name="Document Verifier">Jean Francois Gilot</meta:user-defined>
    <meta:user-defined meta:name="Info 1"/>
    <meta:user-defined meta:name="Info 2"/>
    <meta:user-defined meta:name="Info 3"/>
    <meta:user-defined meta:name="Info 4"/>
    <meta:template xlink:type="simple" xlink:actuate="onRequest" xlink:title="Q_XXX_INST_YYYY" xlink:href="/Documents%20and%20Settings/joel.AIME/Application%20Data/StarOffice8/user/template/IOxOS%20Quality/Q_XXX_INST_YYYY.ott" meta:date="2007-09-05T08:21: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02cm" svg:stroke-color="#c0c0c0" draw:marker-start-width="0.33cm" draw:marker-end-width="0.33cm" draw:fill="none" draw:textarea-horizontal-align="center" draw:textarea-vertical-align="middle" fo:padding-top="0.135cm" fo:padding-bottom="0.135cm" fo:padding-left="0.26cm" fo:padding-right="0.26cm"/>
    </style:style>
    <style:style style:name="gr2" style:family="graphic" style:parent-style-name="standard">
      <style:graphic-properties svg:stroke-width="0.05cm" svg:stroke-color="#000080" draw:marker-start-width="0.38cm" draw:marker-end-width="0.38cm" draw:fill="none" draw:textarea-horizontal-align="center"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028cm" fo:min-width="0cm" fo:padding-top="0.03cm" fo:padding-bottom="0.03cm" fo:padding-left="0.05cm" fo:padding-right="0.05cm"/>
    </style:style>
    <style:style style:name="gr4" style:family="graphic" style:parent-style-name="standard">
      <style:graphic-properties draw:stroke="none" svg:stroke-color="#000000" draw:fill="none" draw:fill-color="#ffffff" draw:textarea-horizontal-align="left" draw:auto-grow-height="true" draw:auto-grow-width="false" fo:min-height="1.209cm" fo:min-width="1.609cm" fo:padding-top="0.03cm" fo:padding-bottom="0.03cm" fo:padding-left="0.05cm" fo:padding-right="0.05cm"/>
    </style:style>
    <style:style style:name="gr5" style:family="graphic" style:parent-style-name="standard">
      <style:graphic-properties draw:stroke="none" svg:stroke-color="#000000" draw:fill="none" draw:fill-color="#ffffff" draw:textarea-horizontal-align="left" draw:auto-grow-height="true" draw:auto-grow-width="false" fo:min-height="0.855cm" fo:min-width="1.609cm" fo:padding-top="0.03cm" fo:padding-bottom="0.03cm" fo:padding-left="0.05cm" fo:padding-right="0.05cm"/>
    </style:style>
    <style:style style:name="gr6" style:family="graphic" style:parent-style-name="standard">
      <style:graphic-properties draw:fill-color="#ffffcc" draw:opacity="40%" draw:textarea-horizontal-align="center" draw:textarea-vertical-align="middle" draw:shadow-opacity="40%"/>
    </style:style>
    <style:style style:name="gr7" style:family="graphic" style:parent-style-name="standard">
      <style:graphic-properties svg:stroke-width="0.03cm" svg:stroke-color="#800000" draw:marker-start-width="0.35cm" draw:marker-end="Arrow" draw:marker-end-width="0.2cm" draw:textarea-horizontal-align="center" draw:textarea-vertical-align="middle" fo:padding-top="0.14cm" fo:padding-bottom="0.14cm" fo:padding-left="0.265cm" fo:padding-right="0.265cm"/>
    </style:style>
    <style:style style:name="gr8" style:family="graphic" style:parent-style-name="standard">
      <style:graphic-properties svg:stroke-width="0.03cm" svg:stroke-color="#800000" draw:marker-start-width="0.35cm" draw:marker-end="" draw:marker-end-width="0.2cm" draw:textarea-horizontal-align="center" draw:textarea-vertical-align="middle" fo:padding-top="0.14cm" fo:padding-bottom="0.14cm" fo:padding-left="0.265cm" fo:padding-right="0.265cm"/>
    </style:style>
    <style:style style:name="gr9" style:family="graphic" style:parent-style-name="standard">
      <style:graphic-properties svg:stroke-width="0.02cm" svg:stroke-color="#000000" draw:marker-start-width="0.34cm" draw:marker-end="Arrow" draw:marker-end-width="0.15cm" draw:textarea-horizontal-align="center" draw:textarea-vertical-align="middle" fo:padding-top="0.135cm" fo:padding-bottom="0.135cm" fo:padding-left="0.26cm" fo:padding-right="0.26cm"/>
    </style:style>
    <style:style style:name="gr10" style:family="graphic" style:parent-style-name="standard">
      <style:graphic-properties svg:stroke-width="0.03cm" svg:stroke-color="#800000" draw:marker-start="Arrow" draw:marker-start-width="0.18cm" draw:marker-end="Arrow" draw:marker-end-width="0.18cm" draw:textarea-horizontal-align="center" draw:textarea-vertical-align="middle" fo:padding-top="0.14cm" fo:padding-bottom="0.14cm" fo:padding-left="0.265cm" fo:padding-right="0.265cm"/>
    </style:style>
    <style:style style:name="gr11" style:family="graphic" style:parent-style-name="standard">
      <style:graphic-properties svg:stroke-width="0.02cm" draw:marker-start-width="0.33cm" draw:marker-end-width="0.33cm" draw:fill="solid" draw:fill-color="#94bd5e" draw:opacity="20%" draw:textarea-horizontal-align="center" draw:textarea-vertical-align="middle" fo:padding-top="0.135cm" fo:padding-bottom="0.135cm" fo:padding-left="0.26cm" fo:padding-right="0.26cm" draw:shadow-opacity="20%"/>
    </style:style>
    <style:style style:name="gr12" style:family="graphic" style:parent-style-name="standard">
      <style:graphic-properties draw:stroke="none" svg:stroke-color="#000000" draw:fill="none" draw:fill-color="#ffffff" draw:textarea-horizontal-align="left" draw:auto-grow-height="true" draw:auto-grow-width="true" fo:min-height="0.68cm" fo:min-width="0cm" fo:padding-top="0.03cm" fo:padding-bottom="0.03cm" fo:padding-left="0.05cm" fo:padding-right="0.05cm"/>
    </style:style>
    <style:style style:name="gr13" style:family="graphic" style:parent-style-name="standard">
      <style:graphic-properties svg:stroke-width="0.02cm" draw:marker-start-width="0.33cm" draw:marker-end-width="0.33cm" draw:fill="solid" draw:fill-color="#9966cc" draw:opacity="20%" draw:textarea-horizontal-align="center" draw:textarea-vertical-align="middle" fo:padding-top="0.135cm" fo:padding-bottom="0.135cm" fo:padding-left="0.26cm" fo:padding-right="0.26cm" draw:shadow-opacity="20%"/>
    </style:style>
    <style:style style:name="gr14" style:family="graphic" style:parent-style-name="standard">
      <style:graphic-properties svg:stroke-width="0.03cm" svg:stroke-color="#800080" draw:marker-start="Arrow" draw:marker-start-width="0.18cm" draw:marker-end-width="0.22cm" draw:textarea-horizontal-align="center" draw:textarea-vertical-align="middle" fo:padding-top="0.14cm" fo:padding-bottom="0.14cm" fo:padding-left="0.265cm" fo:padding-right="0.265cm"/>
    </style:style>
    <style:style style:name="gr15" style:family="graphic" style:parent-style-name="standard">
      <style:graphic-properties svg:stroke-width="0.03cm" svg:stroke-color="#800080" draw:marker-start="Arrow" draw:marker-start-width="0.18cm" draw:marker-end-width="0.18cm" draw:textarea-horizontal-align="center" draw:textarea-vertical-align="middle" fo:padding-top="0.14cm" fo:padding-bottom="0.14cm" fo:padding-left="0.265cm" fo:padding-right="0.265cm"/>
    </style:style>
    <style:style style:name="gr16" style:family="graphic" style:parent-style-name="standard">
      <style:graphic-properties draw:fill="none" draw:textarea-horizontal-align="center" draw:textarea-vertical-align="middle"/>
    </style:style>
    <style:style style:name="gr17" style:family="graphic" style:parent-style-name="standard">
      <style:graphic-properties draw:opacity="35%" draw:textarea-horizontal-align="justify" draw:textarea-vertical-align="middle" draw:auto-grow-height="false" draw:shadow-opacity="35%"/>
    </style:style>
    <style:style style:name="gr18" style:family="graphic" style:parent-style-name="standard">
      <style:graphic-properties draw:stroke="none" svg:stroke-color="#000000" draw:fill="none" draw:fill-color="#ffffff" fo:min-height="0.737cm" fo:padding-top="0.03cm" fo:padding-bottom="0.03cm" fo:padding-left="0.05cm" fo:padding-right="0.05cm"/>
    </style:style>
    <style:style style:name="gr19" style:family="graphic" style:parent-style-name="standard">
      <style:graphic-properties draw:stroke="none" svg:stroke-color="#000000" draw:fill="none" draw:fill-color="#ffffff" fo:min-height="0.752cm" fo:padding-top="0.03cm" fo:padding-bottom="0.03cm" fo:padding-left="0.05cm" fo:padding-right="0.05cm"/>
    </style:style>
    <style:style style:name="gr20" style:family="graphic" style:parent-style-name="standard">
      <style:graphic-properties svg:stroke-width="0.03cm" draw:marker-start-width="0.05cm" draw:marker-end-width="0.05cm" draw:fill-color="#ffff99" draw:opacity="20%" draw:textarea-horizontal-align="center" draw:textarea-vertical-align="middle" fo:padding-top="0.14cm" fo:padding-bottom="0.14cm" fo:padding-left="0.265cm" fo:padding-right="0.265cm" draw:shadow-opacity="20%"/>
    </style:style>
    <style:style style:name="gr21" style:family="graphic" style:parent-style-name="standard">
      <style:graphic-properties svg:stroke-width="0.03cm" draw:marker-start-width="0.05cm" draw:marker-end-width="0.05cm" draw:fill="none" draw:textarea-horizontal-align="center" draw:textarea-vertical-align="middle" fo:padding-top="0.14cm" fo:padding-bottom="0.14cm" fo:padding-left="0.265cm" fo:padding-right="0.265cm"/>
    </style:style>
    <style:style style:name="gr22" style:family="graphic" style:parent-style-name="standard">
      <style:graphic-properties draw:stroke="none" svg:stroke-width="0.03cm" svg:stroke-color="#000000" draw:marker-start-width="0.05cm" draw:marker-end-width="0.05cm" draw:fill="none" draw:fill-color="#ffffff" draw:textarea-horizontal-align="left" draw:auto-grow-height="true" draw:auto-grow-width="true" fo:min-height="0cm" fo:min-width="1.707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width="0.04cm" svg:stroke-color="#000080" draw:marker-start-width="0.36cm" draw:marker-end="" draw:marker-end-width="0.26cm" draw:textarea-horizontal-align="center" draw:textarea-vertical-align="middle" fo:padding-top="0.145cm" fo:padding-bottom="0.145cm" fo:padding-left="0.27cm" fo:padding-right="0.27cm"/>
    </style:style>
    <style:style style:name="gr25" style:family="graphic" style:parent-style-name="standard">
      <style:graphic-properties svg:stroke-width="0.04cm" svg:stroke-color="#000080" draw:marker-start-width="0.36cm" draw:marker-end="Arrow" draw:marker-end-width="0.18cm" draw:textarea-horizontal-align="center" draw:textarea-vertical-align="middle" fo:padding-top="0.145cm" fo:padding-bottom="0.145cm" fo:padding-left="0.27cm" fo:padding-right="0.27cm"/>
    </style:style>
    <style:style style:name="gr26" style:family="graphic" style:parent-style-name="standard">
      <style:graphic-properties draw:stroke="none" svg:stroke-color="#000000" draw:fill="none" draw:fill-color="#ffffff" draw:textarea-horizontal-align="left" draw:auto-grow-height="true" draw:auto-grow-width="true" fo:min-height="0.301cm" fo:min-width="0cm" fo:padding-top="0.025cm" fo:padding-bottom="0.025cm" fo:padding-left="0.05cm" fo:padding-right="0.05cm"/>
    </style:style>
    <style:style style:name="gr27" style:family="graphic" style:parent-style-name="standard">
      <style:graphic-properties svg:stroke-width="0.05cm" svg:stroke-color="#000080" draw:marker-start-width="0.375cm" draw:marker-end-width="0.375cm" draw:fill="none" draw:textarea-horizontal-align="center" draw:textarea-vertical-align="middle" fo:padding-top="0.15cm" fo:padding-bottom="0.15cm" fo:padding-left="0.275cm" fo:padding-right="0.275cm"/>
    </style:style>
    <style:style style:name="gr28" style:family="graphic" style:parent-style-name="standard">
      <style:graphic-properties draw:stroke="none" svg:stroke-color="#000000" draw:fill="none" draw:fill-color="#ffffff" fo:min-height="1.206cm" fo:padding-top="0.03cm" fo:padding-bottom="0.03cm" fo:padding-left="0.05cm" fo:padding-right="0.05cm"/>
    </style:style>
    <style:style style:name="gr29" style:family="graphic" style:parent-style-name="standard">
      <style:graphic-properties svg:stroke-color="#008000" draw:marker-end="Arrow" draw:marker-end-width="0.15cm" draw:textarea-horizontal-align="center" draw:textarea-vertical-align="middle"/>
    </style:style>
    <style:style style:name="gr30" style:family="graphic" style:parent-style-name="standard">
      <style:graphic-properties draw:stroke="none" svg:stroke-width="0.03cm" svg:stroke-color="#000000" draw:marker-start-width="0.05cm" draw:marker-end-width="0.05cm" draw:fill="none" draw:fill-color="#ffffff" draw:textarea-horizontal-align="left" draw:auto-grow-height="true" draw:auto-grow-width="true" fo:min-height="0cm" fo:min-width="1.678cm"/>
    </style:style>
    <style:style style:name="gr31" style:family="graphic" style:parent-style-name="standard">
      <style:graphic-properties svg:stroke-width="0.02cm" draw:marker-start-width="0.33cm" draw:marker-end-width="0.33cm" draw:fill="solid" draw:fill-color="#e6e64c" draw:opacity="100%" draw:textarea-horizontal-align="center" draw:textarea-vertical-align="middle" fo:padding-top="0.135cm" fo:padding-bottom="0.135cm" fo:padding-left="0.26cm" fo:padding-right="0.26cm" draw:shadow-opacity="100%"/>
    </style:style>
    <style:style style:name="gr32" style:family="graphic" style:parent-style-name="standard">
      <style:graphic-properties svg:stroke-color="#008000" draw:marker-end="" draw:marker-end-width="0.15cm" draw:textarea-horizontal-align="center" draw:textarea-vertical-align="middle"/>
    </style:style>
    <style:style style:name="gr33" style:family="graphic" style:parent-style-name="standard">
      <style:graphic-properties draw:fill="none" draw:textarea-vertical-align="middle" draw:auto-grow-height="false" fo:min-height="0.749cm" fo:min-width="0.499cm"/>
    </style:style>
    <style:style style:name="gr34" style:family="graphic" style:parent-style-name="standard">
      <style:graphic-properties draw:stroke="none" svg:stroke-color="#000000" draw:fill="none" draw:fill-color="#ffffff" draw:textarea-horizontal-align="left" draw:auto-grow-height="true" draw:auto-grow-width="true" fo:min-height="0.529cm" fo:min-width="1.703cm" fo:padding-top="0.03cm" fo:padding-bottom="0.03cm" fo:padding-left="0.05cm" fo:padding-right="0.05cm"/>
    </style:style>
    <style:style style:name="gr35" style:family="graphic" style:parent-style-name="standard">
      <style:graphic-properties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false" fo:min-height="0.041cm" fo:min-width="0.077cm" fo:padding-top="0.025cm" fo:padding-bottom="0.025cm" fo:padding-left="0.05cm" fo:padding-right="0.05cm"/>
    </style:style>
    <style:style style:name="gr37" style:family="graphic" style:parent-style-name="standard">
      <style:graphic-properties draw:stroke="none" svg:stroke-color="#000000" draw:fill="none" draw:fill-color="#ffffff" draw:textarea-horizontal-align="left" draw:auto-grow-height="true" draw:auto-grow-width="true" fo:min-height="0.336cm" fo:min-width="0cm" fo:padding-top="0.03cm" fo:padding-bottom="0.03cm" fo:padding-left="0.05cm" fo:padding-right="0.05cm"/>
    </style:style>
    <style:style style:name="gr38" style:family="graphic" style:parent-style-name="standard">
      <style:graphic-properties svg:stroke-width="0.03cm" svg:stroke-color="#800000" draw:marker-start-width="0.05cm" draw:marker-end="Arrow" draw:marker-end-width="0.18cm" draw:textarea-horizontal-align="center" draw:textarea-vertical-align="middle" fo:padding-top="0.14cm" fo:padding-bottom="0.14cm" fo:padding-left="0.265cm" fo:padding-right="0.265cm"/>
    </style:style>
    <style:style style:name="gr39" style:family="graphic" style:parent-style-name="standard">
      <style:graphic-properties svg:stroke-width="0.03cm" svg:stroke-color="#800000" draw:marker-start="" draw:marker-start-width="0.18cm" draw:marker-end-width="0.18cm" draw:textarea-horizontal-align="center" draw:textarea-vertical-align="middle" fo:padding-top="0.14cm" fo:padding-bottom="0.14cm" fo:padding-left="0.265cm" fo:padding-right="0.265cm"/>
    </style:style>
    <style:style style:name="gr40" style:family="graphic" style:parent-style-name="standard">
      <style:graphic-properties draw:stroke="none" svg:stroke-color="#000000" draw:fill="none" draw:fill-color="#ffffff" draw:textarea-horizontal-align="left" draw:auto-grow-height="true" draw:auto-grow-width="false" fo:min-height="0.194cm" fo:min-width="0.077cm" fo:padding-top="0.025cm" fo:padding-bottom="0.025cm" fo:padding-left="0.05cm" fo:padding-right="0.05cm"/>
    </style:style>
    <style:style style:name="gr41" style:family="graphic" style:parent-style-name="standard">
      <style:graphic-properties svg:stroke-width="0.03cm" svg:stroke-color="#800000" draw:marker-start="Arrow" draw:marker-start-width="0.18cm" draw:marker-end="" draw:marker-end-width="0.18cm" draw:textarea-horizontal-align="center" draw:textarea-vertical-align="middle" fo:padding-top="0.14cm" fo:padding-bottom="0.14cm" fo:padding-left="0.265cm" fo:padding-right="0.265cm"/>
    </style:style>
    <style:style style:name="gr42" style:family="graphic" style:parent-style-name="standard">
      <style:graphic-properties draw:stroke="none" svg:stroke-color="#000000" draw:fill="none" draw:fill-color="#ffffff" draw:textarea-horizontal-align="left" draw:auto-grow-height="true" draw:auto-grow-width="false" fo:min-height="0.111cm" fo:min-width="0.077cm" fo:padding-top="0.025cm" fo:padding-bottom="0.025cm" fo:padding-left="0.05cm" fo:padding-right="0.05cm"/>
    </style:style>
    <style:style style:name="gr43" style:family="graphic" style:parent-style-name="standard">
      <style:graphic-properties svg:stroke-width="0.02cm" draw:marker-start-width="0.33cm" draw:marker-end-width="0.33cm" draw:fill="solid" draw:fill-color="#e6e64c" draw:fill-gradient-name="Gradient_20_1" draw:opacity="100%" draw:opacity-name="" draw:textarea-horizontal-align="center" draw:textarea-vertical-align="middle" fo:padding-top="0.135cm" fo:padding-bottom="0.135cm" fo:padding-left="0.26cm" fo:padding-right="0.26cm" draw:shadow-opacity="100%"/>
    </style:style>
    <style:style style:name="P1" style:family="paragraph">
      <style:paragraph-properties fo:text-align="center"/>
    </style:style>
    <style:style style:name="P2" style:family="paragraph">
      <style:paragraph-properties fo:margin-left="0cm" fo:margin-right="0cm" fo:text-align="center" fo:text-indent="0cm">
        <style:tab-stops>
          <style:tab-stop style:position="1.076cm"/>
        </style:tab-stops>
      </style:paragraph-properties>
    </style:style>
    <style:style style:name="P3" style:family="paragraph">
      <style:paragraph-properties fo:margin-left="0cm" fo:margin-right="0cm" fo:text-align="center" fo:text-indent="0cm">
        <style:tab-stops>
          <style:tab-stop style:position="1.076cm"/>
        </style:tab-stops>
      </style:paragraph-properties>
      <style:text-properties fo:font-size="5pt" style:font-size-asian="5pt" style:font-size-complex="5pt"/>
    </style:style>
    <style:style style:name="P4" style:family="paragraph">
      <style:paragraph-properties fo:margin-left="0cm" fo:margin-right="0cm" fo:text-align="center" fo:text-indent="0cm">
        <style:tab-stops>
          <style:tab-stop style:position="1.076cm"/>
        </style:tab-stops>
      </style:paragraph-properties>
      <style:text-properties fo:font-family="Arial" style:font-family-generic="swiss" style:font-pitch="variable" fo:font-size="5pt" style:font-size-asian="5pt" style:font-size-complex="5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6pt" style:font-size-asian="6pt" style:font-size-complex="6pt"/>
    </style:style>
    <style:style style:name="P7" style:family="paragraph">
      <style:paragraph-properties fo:margin-left="0cm" fo:margin-right="0cm" fo:text-align="center" fo:text-indent="0cm">
        <style:tab-stops>
          <style:tab-stop style:position="1.076cm"/>
        </style:tab-stops>
      </style:paragraph-properties>
      <style:text-properties fo:font-size="6pt" style:font-size-asian="6pt" style:font-size-complex="6pt"/>
    </style:style>
    <style:style style:name="P8" style:family="paragraph">
      <style:paragraph-properties fo:margin-left="0cm" fo:margin-right="0cm" fo:text-align="center" fo:text-indent="0cm"/>
      <style:text-properties fo:font-size="7pt" fo:font-weight="bold" style:font-size-asian="8pt" style:font-size-complex="8pt"/>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font-size="12pt" style:font-size-asian="12pt" style:font-size-complex="12pt"/>
    </style:style>
    <style:style style:name="P11" style:family="paragraph">
      <style:paragraph-properties fo:margin-left="0cm" fo:margin-right="0cm" fo:text-indent="0cm"/>
      <style:text-properties fo:font-size="5pt"/>
    </style:style>
    <style:style style:name="P12" style:family="paragraph">
      <style:paragraph-properties fo:margin-left="0cm" fo:margin-right="0cm" fo:text-align="center" fo:text-indent="0cm"/>
      <style:text-properties fo:color="#008000" fo:font-size="5pt"/>
    </style:style>
    <style:style style:name="T1" style:family="text">
      <style:text-properties fo:font-size="5pt" fo:font-weight="bold" style:font-size-asian="5pt" style:font-weight-asian="bold" style:font-size-complex="5pt" style:font-weight-complex="bold"/>
    </style:style>
    <style:style style:name="T2" style:family="text">
      <style:text-properties fo:font-size="5pt" fo:font-weight="normal" style:font-size-asian="5pt" style:font-weight-asian="bold" style:font-size-complex="5pt" style:font-weight-complex="bold"/>
    </style:style>
    <style:style style:name="T3" style:family="text">
      <style:text-properties fo:font-size="5pt" style:font-size-asian="5pt" style:font-size-complex="5pt"/>
    </style:style>
    <style:style style:name="T4" style:family="text">
      <style:text-properties fo:font-family="Arial" style:font-family-generic="swiss" style:font-pitch="variable" fo:font-size="8pt" fo:font-weight="bold" style:font-size-asian="8pt" style:font-weight-asian="bold" style:font-size-complex="8pt" style:font-weight-complex="bold"/>
    </style:style>
    <style:style style:name="T5" style:family="text">
      <style:text-properties fo:font-family="Arial" style:font-family-generic="swiss" style:font-pitch="variable" fo:font-size="6pt" style:font-size-asian="6pt" style:font-size-complex="6pt"/>
    </style:style>
    <style:style style:name="T6" style:family="text">
      <style:text-properties fo:font-size="6pt" fo:font-weight="bold" style:font-size-asian="6pt" style:font-weight-asian="bold" style:font-size-complex="6pt" style:font-weight-complex="bold"/>
    </style:style>
    <style:style style:name="T7" style:family="text">
      <style:text-properties fo:font-size="6pt" style:font-size-asian="6pt" style:font-size-complex="6pt"/>
    </style:style>
    <style:style style:name="T8" style:family="text">
      <style:text-properties fo:font-size="6pt" fo:font-weight="normal" style:font-size-asian="6pt" style:font-weight-asian="normal" style:font-size-complex="6pt" style:font-weight-complex="normal"/>
    </style:style>
    <style:style style:name="T9" style:family="text">
      <style:text-properties fo:font-size="6pt" fo:font-weight="bold" style:font-size-asian="6pt" style:font-size-complex="6pt"/>
    </style:style>
    <style:style style:name="T10" style:family="text">
      <style:text-properties fo:font-size="7pt" fo:font-weight="bold" style:font-size-asian="8pt" style:font-size-complex="8pt"/>
    </style:style>
    <style:style style:name="T11" style:family="text">
      <style:text-properties fo:font-size="12pt" style:font-size-asian="12pt" style:font-size-complex="12pt"/>
    </style:style>
    <style:style style:name="T12" style:family="text">
      <style:text-properties style:text-position="super 58%" fo:font-size="6pt" fo:font-weight="normal" style:font-size-asian="6pt" style:font-weight-asian="normal" style:font-size-complex="6pt" style:font-weight-complex="normal"/>
    </style:style>
    <style:style style:name="T13" style:family="text">
      <style:text-properties style:text-position="super 58%" fo:font-size="5pt" style:font-size-asian="5pt" style:font-size-complex="5pt"/>
    </style:style>
    <style:style style:name="T14" style:family="text">
      <style:text-properties fo:font-size="5pt"/>
    </style:style>
    <style:style style:name="T15" style:family="text">
      <style:text-properties fo:color="#008000" fo:font-size="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2.006cm" svg:height="9.452cm" svg:x="5.898cm" svg:y="1.175cm">
          <text:p/>
        </draw:rect>
        <draw:rect draw:style-name="gr2" draw:text-style-name="P1" draw:layer="layout" svg:width="5.611cm" svg:height="3.5cm" svg:x="9.873cm" svg:y="2.395cm">
          <text:p/>
        </draw:rect>
        <draw:frame draw:style-name="gr3" draw:text-style-name="P3" draw:layer="layout" svg:width="1.385cm" svg:height="0.674cm" svg:x="10.305cm" svg:y="6.197cm">
          <draw:text-box>
            <text:p text:style-name="P2"><text:span text:style-name="T1">PCI Express </text:span><text:span text:style-name="T2">to</text:span><text:span text:style-name="T1"> </text:span></text:p>
            <text:p text:style-name="P2"><text:span text:style-name="T1">PCI 3.0</text:span><text:span text:style-name="T3"> </text:span></text:p>
            <text:p text:style-name="P2"><text:span text:style-name="T3">33/66 MHz</text:span></text:p>
          </draw:text-box>
        </draw:frame>
        <draw:frame draw:style-name="gr4" draw:text-style-name="P4" draw:layer="layout" svg:width="1.587cm" svg:height="1.601cm" svg:x="18.264cm" svg:y="7.296cm">
          <draw:text-box>
            <text:p text:style-name="P2"><text:span text:style-name="T4">VME P2</text:span></text:p>
            <text:p text:style-name="P2"><text:span text:style-name="T5">3 / 5 rows</text:span></text:p>
            <text:p text:style-name="P2"><text:span text:style-name="T5">VME64 32-bit extension</text:span></text:p>
            <text:p text:style-name="P2"><text:span text:style-name="T5">&amp;</text:span></text:p>
            <text:p text:style-name="P2"><text:span text:style-name="T5">PMC User IOs</text:span></text:p>
          </draw:text-box>
        </draw:frame>
        <draw:frame draw:style-name="gr5" draw:text-style-name="P4" draw:layer="layout" svg:width="1.587cm" svg:height="0.915cm" svg:x="18.264cm" svg:y="3.165cm">
          <draw:text-box>
            <text:p text:style-name="P2"><text:span text:style-name="T4">VME P1</text:span></text:p>
            <text:p text:style-name="P2"><text:span text:style-name="T5">3 / 5 rows</text:span></text:p>
            <text:p text:style-name="P2"><text:span text:style-name="T5">VME64 32-bit </text:span></text:p>
          </draw:text-box>
        </draw:frame>
        <draw:rect draw:style-name="gr6" draw:text-style-name="P6" draw:layer="layout" svg:width="0.93cm" svg:height="2.91cm" svg:x="16.004cm" svg:y="2.785cm">
          <text:p text:style-name="P5"><text:span text:style-name="T6">VME64x</text:span></text:p>
          <text:p text:style-name="P5"><text:span text:style-name="T7">Electrical</text:span></text:p>
          <text:p text:style-name="P5"><text:span text:style-name="T7">Interface</text:span></text:p>
          <text:p text:style-name="P5"><text:span text:style-name="T7"/></text:p>
          <text:p text:style-name="P5"><text:span text:style-name="T7"/></text:p>
          <text:p text:style-name="P5"><text:span text:style-name="T7"/></text:p>
          <text:p text:style-name="P5"><text:span text:style-name="T7"/></text:p>
        </draw:rect>
        <draw:line draw:style-name="gr7" draw:text-style-name="P1" draw:layer="layout" svg:x1="16.934cm" svg:y1="3.831cm" svg:x2="17.692cm" svg:y2="3.831cm">
          <text:p/>
        </draw:line>
        <draw:line draw:style-name="gr7" draw:text-style-name="P1" draw:layer="layout" svg:x1="17.654cm" svg:y1="4.125cm" svg:x2="16.936cm" svg:y2="4.117cm">
          <text:p/>
        </draw:line>
        <draw:line draw:style-name="gr7" draw:text-style-name="P1" draw:layer="layout" svg:x1="17.171cm" svg:y1="8.434cm" svg:x2="17.718cm" svg:y2="8.434cm">
          <text:p/>
        </draw:line>
        <draw:line draw:style-name="gr7" draw:text-style-name="P1" draw:layer="layout" svg:x1="17.501cm" svg:y1="4.385cm" svg:x2="16.954cm" svg:y2="4.385cm">
          <text:p/>
        </draw:line>
        <draw:line draw:style-name="gr8" draw:text-style-name="P1" draw:layer="layout" svg:x1="17.144cm" svg:y1="8.425cm" svg:x2="17.144cm" svg:y2="4.564cm">
          <text:p/>
        </draw:line>
        <draw:line draw:style-name="gr8" draw:text-style-name="P1" draw:layer="layout" svg:x1="17.128cm" svg:y1="4.582cm" svg:x2="16.924cm" svg:y2="4.585cm">
          <text:p/>
        </draw:line>
        <draw:line draw:style-name="gr8" draw:text-style-name="P1" draw:layer="layout" svg:x1="17.53cm" svg:y1="4.41cm" svg:x2="17.53cm" svg:y2="8.271cm">
          <text:p/>
        </draw:line>
        <draw:line draw:style-name="gr8" draw:text-style-name="P1" draw:layer="layout" svg:x1="17.678cm" svg:y1="8.292cm" svg:x2="17.549cm" svg:y2="8.292cm">
          <text:p/>
        </draw:line>
        <draw:g>
          <draw:line draw:style-name="gr9" draw:text-style-name="P1" draw:layer="layout" svg:x1="15.504cm" svg:y1="4.11cm" svg:x2="15.994cm" svg:y2="4.1cm">
            <text:p/>
          </draw:line>
          <draw:line draw:style-name="gr9" draw:text-style-name="P1" draw:layer="layout" svg:x1="15.989cm" svg:y1="4.38cm" svg:x2="15.509cm" svg:y2="4.38cm">
            <text:p/>
          </draw:line>
        </draw:g>
        <draw:rect draw:style-name="gr6" draw:text-style-name="P6" draw:layer="layout" svg:width="3.29cm" svg:height="0.753cm" svg:x="12.204cm" svg:y="1.275cm">
          <text:p text:style-name="P5"><text:span text:style-name="T6">DDR2</text:span><text:span text:style-name="T7"> 256/512/1024 MBytes</text:span></text:p>
          <text:p text:style-name="P5"><text:span text:style-name="T7">(Shared Memory)</text:span></text:p>
        </draw:rect>
        <draw:rect draw:style-name="gr6" draw:text-style-name="P6" draw:layer="layout" svg:width="2.07cm" svg:height="0.753cm" svg:x="10.053cm" svg:y="1.275cm">
          <text:p text:style-name="P5"><text:span text:style-name="T6">SPI Serial FLASH</text:span></text:p>
          <text:p text:style-name="P5"><text:span text:style-name="T7">Configuration</text:span></text:p>
        </draw:rect>
        <draw:g>
          <draw:line draw:style-name="gr9" draw:text-style-name="P1" draw:layer="layout" svg:x1="10.923cm" svg:y1="2.388cm" svg:x2="10.913cm" svg:y2="2.038cm">
            <text:p/>
          </draw:line>
          <draw:line draw:style-name="gr9" draw:text-style-name="P1" draw:layer="layout" svg:x1="11.193cm" svg:y1="2.042cm" svg:x2="11.193cm" svg:y2="2.385cm">
            <text:p/>
          </draw:line>
        </draw:g>
        <draw:line draw:style-name="gr10" draw:text-style-name="P1" draw:layer="layout" svg:x1="9.744cm" svg:y1="10.032cm" svg:x2="17.672cm" svg:y2="10.029cm">
          <text:p/>
        </draw:line>
        <draw:g>
          <draw:rect draw:style-name="gr11" draw:text-style-name="P1" draw:layer="layout" svg:width="1.26cm" svg:height="1.2cm" svg:x="6.212cm" svg:y="3.439cm">
            <text:p/>
          </draw:rect>
          <draw:frame draw:style-name="gr12" draw:text-style-name="P7" draw:layer="layout" svg:width="1.038cm" svg:height="0.787cm" svg:x="6.392cm" svg:y="3.632cm">
            <draw:text-box>
              <text:p text:style-name="P2"><text:span text:style-name="T7">PCIe x4</text:span></text:p>
              <text:p text:style-name="P2"><text:span text:style-name="T7">copper</text:span></text:p>
              <text:p text:style-name="P2"><text:span text:style-name="T7">connector</text:span></text:p>
            </draw:text-box>
          </draw:frame>
          <draw:line draw:style-name="gr9" draw:text-style-name="P1" draw:layer="layout" svg:x1="4.958cm" svg:y1="3.852cm" svg:x2="5.742cm" svg:y2="3.851cm">
            <text:p/>
          </draw:line>
          <draw:line draw:style-name="gr9" draw:text-style-name="P1" draw:layer="layout" svg:x1="5.734cm" svg:y1="3.989cm" svg:x2="4.966cm" svg:y2="3.989cm">
            <text:p/>
          </draw:line>
          <draw:rect draw:style-name="gr13" draw:text-style-name="P1" draw:layer="layout" svg:width="0.48cm" svg:height="1.09cm" svg:x="5.732cm" svg:y="3.479cm">
            <text:p/>
          </draw:rect>
        </draw:g>
        <draw:line draw:style-name="gr14" draw:text-style-name="P1" draw:layer="layout" svg:x1="9.695cm" svg:y1="7.849cm" svg:x2="12.461cm" svg:y2="7.85cm">
          <text:p/>
        </draw:line>
        <draw:line draw:style-name="gr15" draw:text-style-name="P1" draw:layer="layout" svg:x1="12.459cm" svg:y1="5.909cm" svg:x2="12.459cm" svg:y2="7.855cm">
          <text:p/>
        </draw:line>
        <draw:rect draw:style-name="gr16" draw:text-style-name="P1" draw:layer="layout" svg:width="0.856cm" svg:height="1.379cm" svg:x="10.007cm" svg:y="3.494cm">
          <text:p/>
        </draw:rect>
        <draw:rect draw:style-name="gr16" draw:text-style-name="P1" draw:layer="layout" svg:width="0.92cm" svg:height="1.714cm" draw:transform="rotate (1.5707963267946) translate (12.047cm 3.407cm)">
          <text:p/>
        </draw:rect>
        <draw:rect draw:style-name="gr16" draw:text-style-name="P1" draw:layer="layout" svg:width="0.777cm" svg:height="1.7cm" draw:transform="rotate (1.5707963267946) translate (12.047cm 5.766cm)">
          <text:p/>
        </draw:rect>
        <draw:rect draw:style-name="gr16" draw:text-style-name="P1" draw:layer="layout" svg:width="1.036cm" svg:height="1.379cm" svg:x="10.923cm" svg:y="3.494cm">
          <text:p/>
        </draw:rect>
        <draw:custom-shape draw:style-name="gr17" draw:text-style-name="P1" draw:layer="layout" svg:width="1.68cm" svg:height="1.297cm" svg:x="12.064cm" svg:y="3.533cm">
          <text:p/>
          <draw:enhanced-geometry svg:viewBox="0 0 21600 21600" draw:text-areas="0 0 21600 21600" draw:type="quad-arrow" draw:modifiers="8179.45585785675 9930.48306496391 4246.30381803412"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g>
          <draw:line draw:style-name="gr9" draw:text-style-name="P1" draw:layer="layout" svg:x1="12.814cm" svg:y1="2.385cm" svg:x2="12.804cm" svg:y2="2.04cm">
            <text:p/>
          </draw:line>
          <draw:line draw:style-name="gr9" draw:text-style-name="P1" draw:layer="layout" svg:x1="13.084cm" svg:y1="2.043cm" svg:x2="13.084cm" svg:y2="2.381cm">
            <text:p/>
          </draw:line>
        </draw:g>
        <draw:frame draw:style-name="gr18" draw:text-style-name="P6" draw:layer="layout" svg:width="1.729cm" svg:height="0.797cm" svg:x="12.032cm" svg:y="2.545cm">
          <draw:text-box>
            <text:p text:style-name="P5"><text:span text:style-name="T6">DDR2 </text:span><text:span text:style-name="T8">Memory CTLR+ IDMAC</text:span></text:p>
            <text:p text:style-name="P5"><text:span text:style-name="T8">Agent_SW</text:span></text:p>
          </draw:text-box>
        </draw:frame>
        <draw:frame draw:style-name="gr18" draw:text-style-name="P6" draw:layer="layout" svg:width="1.727cm" svg:height="0.797cm" svg:x="12.027cm" svg:y="4.974cm">
          <draw:text-box>
            <text:p text:style-name="P5"><text:span text:style-name="T9">User</text:span><text:span text:style-name="T7"> </text:span><text:span text:style-name="T9">Area</text:span><text:span text:style-name="T7"> </text:span></text:p>
            <text:p text:style-name="P5"><text:span text:style-name="T7">FPGA</text:span></text:p>
            <text:p text:style-name="P5"><text:span text:style-name="T8">Agent_SW</text:span></text:p>
          </draw:text-box>
        </draw:frame>
        <draw:g>
          <draw:rect draw:style-name="gr16" draw:text-style-name="P1" draw:layer="layout" svg:width="1.508cm" svg:height="1.368cm" svg:x="13.851cm" svg:y="3.505cm">
            <text:p/>
          </draw:rect>
          <draw:frame draw:style-name="gr19" draw:text-style-name="P6" draw:layer="layout" svg:width="1.529cm" svg:height="0.812cm" svg:x="13.851cm" svg:y="3.836cm">
            <draw:text-box>
              <text:p text:style-name="P5"><text:span text:style-name="T6">VME64 </text:span><text:span text:style-name="T8">Bridge</text:span></text:p>
              <text:p text:style-name="P5"><text:span text:style-name="T8">Master/Slave</text:span></text:p>
              <text:p text:style-name="P5"><text:span text:style-name="T8">Agent_SW</text:span></text:p>
            </draw:text-box>
          </draw:frame>
        </draw:g>
        <draw:rect draw:style-name="gr20" draw:text-style-name="P1" draw:layer="layout" svg:width="3.792cm" svg:height="1.835cm" svg:x="6.012cm" svg:y="6.651cm">
          <text:p/>
        </draw:rect>
        <draw:rect draw:style-name="gr21" draw:text-style-name="P1" draw:layer="layout" svg:width="0.159cm" svg:height="0.723cm" svg:x="9.292cm" svg:y="6.774cm">
          <text:p/>
        </draw:rect>
        <draw:rect draw:style-name="gr21" draw:text-style-name="P1" draw:layer="layout" svg:width="0.159cm" svg:height="0.723cm" svg:x="9.557cm" svg:y="6.775cm">
          <text:p/>
        </draw:rect>
        <draw:rect draw:style-name="gr21" draw:text-style-name="P1" draw:layer="layout" svg:width="0.159cm" svg:height="0.723cm" svg:x="9.557cm" svg:y="7.674cm">
          <text:p/>
        </draw:rect>
        <draw:frame draw:style-name="gr22" draw:text-style-name="P8" draw:layer="layout" svg:width="2.428cm" svg:height="1.103cm" svg:x="6.085cm" svg:y="6.917cm">
          <draw:text-box>
            <text:p text:style-name="P5"><text:span text:style-name="T10">PMC IEEE1386.1</text:span></text:p>
            <text:p text:style-name="P5"><text:span text:style-name="T10">32 bit</text:span></text:p>
            <text:p text:style-name="P5"><text:span text:style-name="T10">(XMC Jn25)</text:span></text:p>
          </draw:text-box>
        </draw:frame>
        <draw:rect draw:style-name="gr21" draw:text-style-name="P1" draw:layer="layout" svg:width="0.283cm" svg:height="0.688cm" svg:x="8.887cm" svg:y="6.81cm">
          <text:p/>
        </draw:rect>
        <draw:rect draw:style-name="gr16" draw:text-style-name="P1" draw:layer="layout" svg:width="1.85cm" svg:height="0.11cm" draw:transform="rotate (1.5707963267946) translate (5.832cm 8.501cm)">
          <text:p/>
        </draw:rect>
        <draw:frame draw:style-name="gr18" draw:text-style-name="P6" draw:layer="layout" svg:width="0.79cm" svg:height="0.797cm" svg:x="10.042cm" svg:y="3.767cm">
          <draw:text-box>
            <text:p text:style-name="P5"><text:span text:style-name="T6">PCIe</text:span></text:p>
            <text:p text:style-name="P5"><text:span text:style-name="T8">HW IP</text:span></text:p>
            <text:p text:style-name="P5"><text:span text:style-name="T8">core</text:span></text:p>
          </draw:text-box>
        </draw:frame>
        <draw:frame draw:style-name="gr18" draw:text-style-name="P6" draw:layer="layout" svg:width="1.152cm" svg:height="1.037cm" svg:x="10.866cm" svg:y="3.649cm">
          <draw:text-box>
            <text:p text:style-name="P5"><text:span text:style-name="T6">PCIe</text:span></text:p>
            <text:p text:style-name="P5"><text:span text:style-name="T8">Bridge</text:span></text:p>
            <text:p text:style-name="P5"><text:span text:style-name="T8">M/S</text:span></text:p>
            <text:p text:style-name="P5"><text:span text:style-name="T8">Agent_SW</text:span></text:p>
          </draw:text-box>
        </draw:frame>
        <draw:rect draw:style-name="gr20" draw:text-style-name="P1" draw:layer="layout" svg:width="3.792cm" svg:height="1.835cm" svg:x="6.012cm" svg:y="8.63cm">
          <text:p/>
        </draw:rect>
        <draw:rect draw:style-name="gr21" draw:text-style-name="P1" draw:layer="layout" svg:width="0.159cm" svg:height="0.723cm" svg:x="9.292cm" svg:y="8.753cm">
          <text:p/>
        </draw:rect>
        <draw:rect draw:style-name="gr21" draw:text-style-name="P1" draw:layer="layout" svg:width="0.159cm" svg:height="0.723cm" svg:x="9.557cm" svg:y="8.754cm">
          <text:p/>
        </draw:rect>
        <draw:rect draw:style-name="gr21" draw:text-style-name="P1" draw:layer="layout" svg:width="0.159cm" svg:height="0.723cm" svg:x="9.557cm" svg:y="9.653cm">
          <text:p/>
        </draw:rect>
        <draw:rect draw:style-name="gr21" draw:text-style-name="P1" draw:layer="layout" svg:width="0.283cm" svg:height="0.688cm" svg:x="8.887cm" svg:y="8.789cm">
          <text:p/>
        </draw:rect>
        <draw:rect draw:style-name="gr16" draw:text-style-name="P1" draw:layer="layout" svg:width="1.85cm" svg:height="0.11cm" draw:transform="rotate (1.5707963267946) translate (5.832cm 10.481cm)">
          <text:p/>
        </draw:rect>
        <draw:rect draw:style-name="gr16" draw:text-style-name="P1" draw:layer="layout" svg:width="1.73cm" svg:height="1.377cm" svg:x="12.034cm" svg:y="3.496cm">
          <text:p/>
        </draw:rect>
        <draw:frame draw:style-name="gr23" draw:text-style-name="P1" draw:layer="layout" svg:width="2.059cm" svg:height="0.945cm" svg:x="2.84cm" svg:y="5.827cm">
          <draw:image xlink:href="Pictures/10000000000000FE0000007AFAE772FB.png" xlink:type="simple" xlink:show="embed" xlink:actuate="onLoad">
            <text:p/>
          </draw:image>
        </draw:frame>
        <draw:g>
          <draw:line draw:style-name="gr24" draw:text-style-name="P1" draw:layer="layout" svg:x1="10.982cm" svg:y1="8.992cm" svg:x2="10.967cm" svg:y2="6.932cm">
            <text:p/>
          </draw:line>
          <draw:line draw:style-name="gr25" draw:text-style-name="P1" draw:layer="layout" svg:x1="10.97cm" svg:y1="7.134cm" svg:x2="9.831cm" svg:y2="7.134cm">
            <text:p/>
          </draw:line>
          <draw:line draw:style-name="gr25" draw:text-style-name="P1" draw:layer="layout" svg:x1="10.97cm" svg:y1="9.001cm" svg:x2="9.831cm" svg:y2="9.001cm">
            <text:p/>
          </draw:line>
        </draw:g>
        <draw:frame draw:style-name="gr26" draw:text-style-name="P10" draw:layer="layout" svg:width="1.258cm" svg:height="0.525cm" svg:x="10.322cm" svg:y="2.671cm">
          <draw:text-box>
            <text:p text:style-name="P9"><text:span text:style-name="T11">FPGA</text:span></text:p>
          </draw:text-box>
        </draw:frame>
        <draw:g>
          <draw:rect draw:style-name="gr11" draw:text-style-name="P1" draw:layer="layout" svg:width="1.26cm" svg:height="1.2cm" svg:x="6.212cm" svg:y="4.825cm">
            <text:p/>
          </draw:rect>
          <draw:frame draw:style-name="gr12" draw:text-style-name="P7" draw:layer="layout" svg:width="1.038cm" svg:height="0.787cm" svg:x="6.392cm" svg:y="5.018cm">
            <draw:text-box>
              <text:p text:style-name="P2"><text:span text:style-name="T7">PCIe x4</text:span></text:p>
              <text:p text:style-name="P2"><text:span text:style-name="T7">copper</text:span></text:p>
              <text:p text:style-name="P2"><text:span text:style-name="T7">connector</text:span></text:p>
            </draw:text-box>
          </draw:frame>
          <draw:line draw:style-name="gr9" draw:text-style-name="P1" draw:layer="layout" svg:x1="4.93cm" svg:y1="5.23cm" svg:x2="5.711cm" svg:y2="5.237cm">
            <text:p/>
          </draw:line>
          <draw:line draw:style-name="gr9" draw:text-style-name="P1" draw:layer="layout" svg:x1="5.703cm" svg:y1="5.375cm" svg:x2="4.935cm" svg:y2="5.375cm">
            <text:p/>
          </draw:line>
          <draw:rect draw:style-name="gr13" draw:text-style-name="P1" draw:layer="layout" svg:width="0.48cm" svg:height="1.09cm" svg:x="5.732cm" svg:y="4.865cm">
            <text:p/>
          </draw:rect>
        </draw:g>
        <draw:rect draw:style-name="gr27" draw:text-style-name="P1" draw:layer="layout" svg:width="1.354cm" svg:height="3.153cm" svg:x="8.065cm" svg:y="3.239cm">
          <text:p/>
        </draw:rect>
        <draw:rect draw:style-name="gr16" draw:text-style-name="P1" draw:layer="layout" svg:width="1.643cm" svg:height="0.924cm" svg:x="10.12cm" svg:y="6.023cm">
          <text:p/>
        </draw:rect>
        <draw:frame draw:style-name="gr28" draw:text-style-name="P6" draw:layer="layout" svg:width="1.35cm" svg:height="1.278cm" svg:x="8.081cm" svg:y="4.152cm">
          <draw:text-box>
            <text:p text:style-name="P5"><text:span text:style-name="T8">Front-End</text:span></text:p>
            <text:p text:style-name="P5"><text:span text:style-name="T8">PCI Express</text:span></text:p>
            <text:p text:style-name="P5"><text:span text:style-name="T8">6-Port</text:span></text:p>
            <text:p text:style-name="P5"><text:span text:style-name="T8">3</text:span><text:span text:style-name="T12">rd</text:span><text:span text:style-name="T8"> Gen</text:span></text:p>
            <text:p text:style-name="P5"><text:span text:style-name="T8">Switch</text:span></text:p>
          </draw:text-box>
        </draw:frame>
        <draw:g>
          <draw:line draw:style-name="gr29" draw:text-style-name="P1" draw:layer="layout" svg:x1="9.447cm" svg:y1="4.039cm" svg:x2="9.992cm" svg:y2="4.039cm">
            <text:p/>
          </draw:line>
          <draw:line draw:style-name="gr29" draw:text-style-name="P1" draw:layer="layout" svg:x1="9.992cm" svg:y1="4.216cm" svg:x2="9.447cm" svg:y2="4.216cm">
            <text:p/>
          </draw:line>
        </draw:g>
        <draw:frame draw:style-name="gr30" draw:text-style-name="P8" draw:layer="layout" svg:width="2.428cm" svg:height="1.103cm" svg:x="6.099cm" svg:y="8.885cm">
          <draw:text-box>
            <text:p text:style-name="P5"><text:span text:style-name="T10">PMC IEEE1386.1</text:span></text:p>
            <text:p text:style-name="P5"><text:span text:style-name="T10">32 bit</text:span></text:p>
            <text:p text:style-name="P5"><text:span text:style-name="T10">(XMC Jn15)</text:span></text:p>
          </draw:text-box>
        </draw:frame>
        <draw:g>
          <draw:line draw:style-name="gr29" draw:text-style-name="P1" draw:layer="layout" svg:x1="8.04cm" svg:y1="5.555cm" svg:x2="7.504cm" svg:y2="5.555cm">
            <text:p/>
          </draw:line>
          <draw:line draw:style-name="gr29" draw:text-style-name="P1" draw:layer="layout" svg:x1="7.504cm" svg:y1="5.378cm" svg:x2="8.04cm" svg:y2="5.378cm">
            <text:p/>
          </draw:line>
        </draw:g>
        <draw:g>
          <draw:line draw:style-name="gr29" draw:text-style-name="P1" draw:layer="layout" svg:x1="8.012cm" svg:y1="4.14cm" svg:x2="7.462cm" svg:y2="4.14cm">
            <text:p/>
          </draw:line>
          <draw:line draw:style-name="gr29" draw:text-style-name="P1" draw:layer="layout" svg:x1="7.462cm" svg:y1="3.963cm" svg:x2="8.012cm" svg:y2="3.963cm">
            <text:p/>
          </draw:line>
        </draw:g>
        <draw:rect draw:style-name="gr6" draw:text-style-name="P6" draw:layer="layout" svg:width="1.414cm" svg:height="0.753cm" svg:x="13.987cm" svg:y="6.358cm">
          <text:p text:style-name="P5"><text:span text:style-name="T6"/></text:p>
          <text:p text:style-name="P5"><text:span text:style-name="T6">Static </text:span></text:p>
          <text:p text:style-name="P5"><text:span text:style-name="T6">Options</text:span></text:p>
          <text:p text:style-name="P5"><text:span text:style-name="T7"/></text:p>
        </draw:rect>
        <draw:g>
          <draw:line draw:style-name="gr9" draw:text-style-name="P1" draw:layer="layout" svg:x1="14.559cm" svg:y1="6.35cm" svg:x2="14.55cm" svg:y2="5.922cm">
            <text:p/>
          </draw:line>
          <draw:line draw:style-name="gr9" draw:text-style-name="P1" draw:layer="layout" svg:x1="14.795cm" svg:y1="5.927cm" svg:x2="14.795cm" svg:y2="6.346cm">
            <text:p/>
          </draw:line>
        </draw:g>
        <draw:rect draw:style-name="gr31" draw:text-style-name="P1" draw:layer="layout" svg:width="0.441cm" svg:height="3.532cm" svg:x="17.679cm" svg:y="6.622cm">
          <text:p/>
        </draw:rect>
        <draw:g>
          <draw:line draw:style-name="gr29" draw:text-style-name="P1" draw:layer="layout" svg:x1="9.464cm" svg:y1="6.109cm" svg:x2="10.1cm" svg:y2="6.109cm">
            <text:p/>
          </draw:line>
          <draw:line draw:style-name="gr29" draw:text-style-name="P1" draw:layer="layout" svg:x1="10.1cm" svg:y1="6.286cm" svg:x2="9.464cm" svg:y2="6.286cm">
            <text:p/>
          </draw:line>
        </draw:g>
        <draw:g>
          <draw:line draw:style-name="gr29" draw:text-style-name="P1" draw:layer="layout" svg:x1="8.964cm" svg:y1="6.773cm" svg:x2="8.964cm" svg:y2="6.392cm">
            <text:p/>
          </draw:line>
          <draw:line draw:style-name="gr29" draw:text-style-name="P1" draw:layer="layout" svg:x1="9.092cm" svg:y1="6.402cm" svg:x2="9.092cm" svg:y2="6.819cm">
            <text:p/>
          </draw:line>
        </draw:g>
        <draw:g>
          <draw:line draw:style-name="gr29" draw:text-style-name="P1" draw:layer="layout" svg:x1="8.617cm" svg:y1="9.037cm" svg:x2="9.045cm" svg:y2="9.037cm">
            <text:p/>
          </draw:line>
          <draw:line draw:style-name="gr32" draw:text-style-name="P1" draw:layer="layout" svg:x1="9.016cm" svg:y1="9.229cm" svg:x2="8.453cm" svg:y2="9.234cm">
            <text:p/>
          </draw:line>
          <draw:line draw:style-name="gr29" draw:text-style-name="P1" draw:layer="layout" svg:x1="8.452cm" svg:y1="9.222cm" svg:x2="8.452cm" svg:y2="6.378cm">
            <text:p/>
          </draw:line>
          <draw:line draw:style-name="gr32" draw:text-style-name="P1" draw:layer="layout" svg:x1="8.609cm" svg:y1="9.036cm" svg:x2="8.609cm" svg:y2="6.406cm">
            <text:p/>
          </draw:line>
        </draw:g>
        <draw:g>
          <draw:frame draw:style-name="gr3" draw:text-style-name="P3" draw:layer="layout" svg:width="1.859cm" svg:height="0.658cm" svg:x="2.92cm" svg:y="4.993cm">
            <draw:text-box>
              <text:p text:style-name="P2"><text:span text:style-name="T3">To Server/Workstation</text:span></text:p>
              <text:p text:style-name="P2"><text:span text:style-name="T3">Host Adapter</text:span></text:p>
              <text:p text:style-name="P2"><text:span text:style-name="T3">(Upstream)</text:span></text:p>
            </draw:text-box>
          </draw:frame>
          <draw:custom-shape draw:style-name="gr33" draw:text-style-name="P1" draw:layer="layout" svg:width="1.981cm" svg:height="0.798cm" svg:x="2.859cm" svg:y="4.929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frame draw:style-name="gr34" draw:text-style-name="P3" draw:layer="layout" svg:width="1.803cm" svg:height="1.061cm" svg:x="3.144cm" svg:y="3.466cm">
            <draw:text-box>
              <text:p text:style-name="P2"><text:span text:style-name="T3">2</text:span><text:span text:style-name="T13">nd</text:span><text:span text:style-name="T3"> Host Adapter </text:span></text:p>
              <text:p text:style-name="P2"><text:span text:style-name="T3">(Upstream)</text:span></text:p>
              <text:p text:style-name="P2"><text:span text:style-name="T3"/></text:p>
              <text:p text:style-name="P2"><text:span text:style-name="T3">Multi-chassis</text:span></text:p>
              <text:p text:style-name="P2"><text:span text:style-name="T3">(Downstream)</text:span></text:p>
            </draw:text-box>
          </draw:frame>
          <draw:custom-shape draw:style-name="gr33" draw:text-style-name="P1" draw:layer="layout" svg:width="1.755cm" svg:height="1.194cm" svg:x="3.014cm" svg:y="3.415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line draw:style-name="gr35" draw:text-style-name="P1" draw:layer="layout" svg:x1="11.597cm" svg:y1="7.759cm" svg:x2="11.435cm" svg:y2="7.936cm">
            <text:p/>
          </draw:line>
          <draw:frame draw:style-name="gr36" draw:text-style-name="P11" draw:layer="layout" svg:width="0.385cm" svg:height="0.25cm" svg:x="11.42cm" svg:y="7.52cm">
            <draw:text-box>
              <text:p text:style-name="P9"><text:span text:style-name="T14">32</text:span></text:p>
            </draw:text-box>
          </draw:frame>
        </draw:g>
        <draw:g>
          <draw:frame draw:style-name="gr37" draw:text-style-name="P3" draw:layer="layout" svg:width="1.169cm" svg:height="0.459cm" svg:x="4.547cm" svg:y="2.619cm">
            <draw:text-box>
              <text:p text:style-name="P2"><text:span text:style-name="T3">LEDs</text:span></text:p>
              <text:p text:style-name="P2"><text:span text:style-name="T3">Static options</text:span></text:p>
            </draw:text-box>
          </draw:frame>
          <draw:custom-shape draw:style-name="gr33" draw:text-style-name="P1" draw:layer="layout" svg:width="1.415cm" svg:height="0.687cm" svg:x="4.398cm" svg:y="2.492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line draw:style-name="gr9" draw:text-style-name="P1" draw:layer="layout" svg:x1="9.831cm" svg:y1="2.77cm" svg:x2="6.103cm" svg:y2="2.762cm">
          <text:p/>
        </draw:line>
        <draw:line draw:style-name="gr38" draw:text-style-name="P1" draw:layer="layout" svg:x1="11.43cm" svg:y1="9.406cm" svg:x2="17.686cm" svg:y2="9.404cm">
          <text:p/>
        </draw:line>
        <draw:line draw:style-name="gr39" draw:text-style-name="P1" draw:layer="layout" svg:x1="11.43cm" svg:y1="8.241cm" svg:x2="11.429cm" svg:y2="9.433cm">
          <text:p/>
        </draw:line>
        <draw:g>
          <draw:line draw:style-name="gr35" draw:text-style-name="P1" draw:layer="layout" svg:x1="16.683cm" svg:y1="9.942cm" svg:x2="16.521cm" svg:y2="10.119cm">
            <text:p/>
          </draw:line>
          <draw:frame draw:style-name="gr40" draw:text-style-name="P11" draw:layer="layout" svg:width="0.317cm" svg:height="0.25cm" svg:x="16.515cm" svg:y="9.685cm">
            <draw:text-box>
              <text:p text:style-name="P9"><text:span text:style-name="T14">32</text:span></text:p>
            </draw:text-box>
          </draw:frame>
        </draw:g>
        <draw:line draw:style-name="gr41" draw:text-style-name="P1" draw:layer="layout" svg:x1="9.717cm" svg:y1="8.22cm" svg:x2="11.443cm" svg:y2="8.215cm">
          <text:p/>
        </draw:line>
        <draw:line draw:style-name="gr14" draw:text-style-name="P1" draw:layer="layout" svg:x1="9.748cm" svg:y1="9.793cm" svg:x2="13.096cm" svg:y2="9.789cm">
          <text:p/>
        </draw:line>
        <draw:g>
          <draw:line draw:style-name="gr35" draw:text-style-name="P1" draw:layer="layout" svg:x1="11.65cm" svg:y1="9.703cm" svg:x2="11.488cm" svg:y2="9.88cm">
            <text:p/>
          </draw:line>
          <draw:frame draw:style-name="gr36" draw:text-style-name="P11" draw:layer="layout" svg:width="0.385cm" svg:height="0.25cm" svg:x="11.473cm" svg:y="9.464cm">
            <draw:text-box>
              <text:p text:style-name="P9"><text:span text:style-name="T14">32</text:span></text:p>
            </draw:text-box>
          </draw:frame>
        </draw:g>
        <draw:g>
          <draw:line draw:style-name="gr35" draw:text-style-name="P1" draw:layer="layout" svg:x1="16.683cm" svg:y1="9.32cm" svg:x2="16.521cm" svg:y2="9.497cm">
            <text:p/>
          </draw:line>
          <draw:frame draw:style-name="gr42" draw:text-style-name="P11" draw:layer="layout" svg:width="0.317cm" svg:height="0.25cm" svg:x="16.515cm" svg:y="9.063cm">
            <draw:text-box>
              <text:p text:style-name="P9"><text:span text:style-name="T14">32</text:span></text:p>
            </draw:text-box>
          </draw:frame>
        </draw:g>
        <draw:line draw:style-name="gr15" draw:text-style-name="P1" draw:layer="layout" svg:x1="13.098cm" svg:y1="5.895cm" svg:x2="13.099cm" svg:y2="9.787cm">
          <text:p/>
        </draw:line>
        <draw:g>
          <draw:frame draw:style-name="gr36" draw:text-style-name="P12" draw:layer="layout" svg:width="0.349cm" svg:height="0.25cm" svg:x="7.621cm" svg:y="3.62cm">
            <draw:text-box>
              <text:p text:style-name="P5"><text:span text:style-name="T15">x4</text:span></text:p>
            </draw:text-box>
          </draw:frame>
        </draw:g>
        <draw:g>
          <draw:frame draw:style-name="gr36" draw:text-style-name="P12" draw:layer="layout" svg:width="0.349cm" svg:height="0.25cm" svg:x="7.622cm" svg:y="5.02cm">
            <draw:text-box>
              <text:p text:style-name="P5"><text:span text:style-name="T15">x4</text:span></text:p>
            </draw:text-box>
          </draw:frame>
        </draw:g>
        <draw:g>
          <draw:frame draw:style-name="gr36" draw:text-style-name="P12" draw:layer="layout" svg:width="0.349cm" svg:height="0.25cm" svg:x="9.522cm" svg:y="3.72cm">
            <draw:text-box>
              <text:p text:style-name="P5"><text:span text:style-name="T15">x4</text:span></text:p>
            </draw:text-box>
          </draw:frame>
        </draw:g>
        <draw:g>
          <draw:frame draw:style-name="gr36" draw:text-style-name="P12" draw:layer="layout" svg:width="0.349cm" svg:height="0.25cm" svg:x="8.123cm" svg:y="7.72cm">
            <draw:text-box>
              <text:p text:style-name="P5"><text:span text:style-name="T15">x4</text:span></text:p>
            </draw:text-box>
          </draw:frame>
        </draw:g>
        <draw:g>
          <draw:frame draw:style-name="gr36" draw:text-style-name="P12" draw:layer="layout" svg:width="0.349cm" svg:height="0.25cm" svg:x="9.523cm" svg:y="5.82cm">
            <draw:text-box>
              <text:p text:style-name="P5"><text:span text:style-name="T15">x1</text:span></text:p>
            </draw:text-box>
          </draw:frame>
        </draw:g>
        <draw:g>
          <draw:frame draw:style-name="gr36" draw:text-style-name="P12" draw:layer="layout" svg:width="0.349cm" svg:height="0.25cm" svg:x="9.123cm" svg:y="6.42cm">
            <draw:text-box>
              <text:p text:style-name="P5"><text:span text:style-name="T15">x4</text:span></text:p>
            </draw:text-box>
          </draw:frame>
        </draw:g>
        <draw:rect draw:style-name="gr43" draw:text-style-name="P1" draw:layer="layout" svg:width="0.441cm" svg:height="3.532cm" svg:x="17.679cm" svg:y="1.73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VersionList.xml><?xml version="1.0" encoding="utf-8"?>
<VL:version-list xmlns:dc="http://purl.org/dc/elements/1.1/" xmlns:VL="http://openoffice.org/2001/versions-list">
  <VL:version-entry VL:title="Version1" VL:comment="V1.6, Minor correction begore release" VL:creator="Joel Bovier" dc:date-time="2009-11-06T10:24:33"/>
</VL:version-list>
</file>